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575in"/>
    </style:style>
    <style:style style:name="co2" style:family="table-column">
      <style:table-column-properties fo:break-before="auto" style:column-width="1.6854in"/>
    </style:style>
    <style:style style:name="co3" style:family="table-column">
      <style:table-column-properties fo:break-before="auto" style:column-width="0.8902in"/>
    </style:style>
    <style:style style:name="co4" style:family="table-column">
      <style:table-column-properties fo:break-before="auto" style:column-width="0.889in"/>
    </style:style>
    <style:style style:name="co5" style:family="table-column">
      <style:table-column-properties fo:break-before="auto" style:column-width="1.2071in"/>
    </style:style>
    <style:style style:name="co6" style:family="table-column">
      <style:table-column-properties fo:break-before="auto" style:column-width="1.4165in"/>
    </style:style>
    <style:style style:name="co7" style:family="table-column">
      <style:table-column-properties fo:break-before="auto" style:column-width="2.0661in"/>
    </style:style>
    <style:style style:name="co8" style:family="table-column">
      <style:table-column-properties fo:break-before="auto" style:column-width="2.1in"/>
    </style:style>
    <style:style style:name="co9" style:family="table-column">
      <style:table-column-properties fo:break-before="auto" style:column-width="8.2811in"/>
    </style:style>
    <style:style style:name="co10" style:family="table-column">
      <style:table-column-properties fo:break-before="auto" style:column-width="4in"/>
    </style:style>
    <style:style style:name="co11" style:family="table-column">
      <style:table-column-properties fo:break-before="auto" style:column-width="2.6043in"/>
    </style:style>
    <style:style style:name="co12" style:family="table-column">
      <style:table-column-properties fo:break-before="auto" style:column-width="1.698in"/>
    </style:style>
    <style:style style:name="co13" style:family="table-column">
      <style:table-column-properties fo:break-before="auto" style:column-width="2.2602in"/>
    </style:style>
    <style:style style:name="co14" style:family="table-column">
      <style:table-column-properties fo:break-before="auto" style:column-width="1.6665in"/>
    </style:style>
    <style:style style:name="co15" style:family="table-column">
      <style:table-column-properties fo:break-before="auto" style:column-width="2.7709in"/>
    </style:style>
    <style:style style:name="ro1" style:family="table-row">
      <style:table-row-properties style:row-height="0.17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3902in" fo:break-before="auto" style:use-optimal-row-height="false"/>
    </style:style>
    <style:style style:name="ro4" style:family="table-row">
      <style:table-row-properties style:row-height="0.6264in" fo:break-before="auto" style:use-optimal-row-height="true"/>
    </style:style>
    <style:style style:name="ro5" style:family="table-row">
      <style:table-row-properties style:row-height="0.3283in" fo:break-before="auto" style:use-optimal-row-height="true"/>
    </style:style>
    <style:style style:name="ro6" style:family="table-row">
      <style:table-row-properties style:row-height="0.5402in" fo:break-before="auto" style:use-optimal-row-height="false"/>
    </style:style>
    <style:style style:name="ro7" style:family="table-row">
      <style:table-row-properties style:row-height="0.2701in" fo:break-before="auto" style:use-optimal-row-height="false"/>
    </style:style>
    <style:style style:name="ro8" style:family="table-row">
      <style:table-row-properties style:row-height="0.4098in" fo:break-before="auto" style:use-optimal-row-height="false"/>
    </style:style>
    <style:style style:name="ro9" style:family="table-row">
      <style:table-row-properties style:row-height="0.1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style:style style:name="ce201" style:family="table-cell" style:parent-style-name="Default" style:data-style-name="N4">
      <style:table-cell-properties style:text-align-source="fix" style:repeat-content="false" fo:background-color="transparent" fo:wrap-option="no-wrap" fo:border="none" fo:padding-bottom="0.0138in" fo:padding-left="0.0138in" fo:padding-right="0in" fo:padding-top="0.0138in" style:vertical-align="top"/>
      <style:paragraph-properties fo:text-align="start" fo:margin-left="0in"/>
      <style:text-properties fo:font-weight="bold" style:font-weight-asian="bold" style:font-weight-complex="bold"/>
    </style:style>
    <style:style style:name="ce202"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203"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normal" style:font-weight-asian="normal" style:font-weight-complex="normal"/>
    </style:style>
    <style:style style:name="ce204"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normal" style:font-weight-asian="normal" style:font-weight-complex="normal"/>
    </style:style>
    <style:style style:name="ce205"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start" fo:margin-left="0in"/>
      <style:text-properties fo:font-weight="bold" style:font-weight-asian="bold" style:font-weight-complex="bold"/>
    </style:style>
    <style:style style:name="ce206"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207" style:family="table-cell" style:parent-style-name="Default">
      <style:table-cell-properties fo:border-bottom="none" fo:border-left="0.74pt solid #000000" fo:border-right="none" fo:border-top="none"/>
    </style:style>
    <style:style style:name="ce208" style:family="table-cell" style:parent-style-name="Default">
      <style:table-cell-properties fo:border-bottom="0.74pt solid #000000" fo:border-left="0.74pt solid #000000" fo:border-right="none" fo:border-top="none"/>
    </style:style>
    <style:style style:name="ce209"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end" fo:margin-left="0in"/>
      <style:text-properties fo:font-weight="normal" style:font-weight-asian="normal" style:font-weight-complex="normal"/>
    </style:style>
    <style:style style:name="ce210" style:family="table-cell" style:parent-style-name="Default" style:data-style-name="N103">
      <style:table-cell-properties fo:border-bottom="none" style:text-align-source="fix" style:repeat-content="false" fo:background-color="transparent" fo:wrap-option="wrap" fo:border-left="0.74pt solid #000000" fo:padding-bottom="0.0138in" fo:padding-left="0.0138in" fo:padding-right="0in" fo:padding-top="0.0138in" fo:border-right="0.74pt solid #000000" fo:border-top="0.74pt solid #000000" style:vertical-align="middle"/>
      <style:paragraph-properties fo:text-align="start" fo:margin-left="0in"/>
      <style:text-properties fo:font-weight="bold" style:font-weight-asian="bold" style:font-weight-complex="bold"/>
    </style:style>
    <style:style style:name="ce211" style:family="table-cell" style:parent-style-name="Default" style:data-style-name="N103">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start" fo:margin-left="0in"/>
      <style:text-properties fo:font-weight="normal" style:font-weight-asian="normal" style:font-weight-complex="normal"/>
    </style:style>
    <style:style style:name="ce212" style:family="table-cell" style:parent-style-name="Default">
      <style:table-cell-properties fo:border-bottom="none" fo:wrap-option="wrap" fo:border-left="none" fo:border-right="0.74pt solid #000000" fo:border-top="none" style:vertical-align="top"/>
    </style:style>
    <style:style style:name="ce213" style:family="table-cell" style:parent-style-name="Default" style:data-style-name="N103">
      <style:table-cell-properties fo:border-bottom="0.74pt solid #000000" style:text-align-source="fix" style:repeat-content="false" fo:background-color="transparent" fo:wrap-option="wrap" fo:border-left="0.74pt solid #000000" fo:padding-bottom="0.0138in" fo:padding-left="0.0138in" fo:padding-right="0in" fo:padding-top="0.0138in" fo:border-right="0.74pt solid #000000" fo:border-top="none" style:vertical-align="top"/>
      <style:paragraph-properties fo:text-align="start" fo:margin-left="0in"/>
      <style:text-properties fo:font-weight="normal" style:font-weight-asian="normal" style:font-weight-complex="normal"/>
    </style:style>
    <style:style style:name="ce214"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start" fo:margin-left="0in"/>
      <style:text-properties fo:font-weight="normal" style:font-weight-asian="normal" style:font-weight-complex="normal"/>
    </style:style>
    <style:style style:name="ce215" style:family="table-cell" style:parent-style-name="Input" style:data-style-name="N136">
      <style:table-cell-properties style:text-align-source="fix" style:repeat-content="false" fo:background-color="transparent" fo:wrap-option="wrap" fo:border="none" style:vertical-align="top"/>
      <style:paragraph-properties fo:text-align="center" fo:margin-left="0in"/>
      <style:text-properties fo:color="#000000" fo:font-weight="bold" style:font-weight-asian="bold" style:font-weight-complex="bold"/>
    </style:style>
    <style:style style:name="ce216" style:family="table-cell" style:parent-style-name="Input" style:data-style-name="N136">
      <style:table-cell-properties fo:background-color="transparent" fo:border="none"/>
      <style:text-properties fo:color="#3f3f76"/>
    </style:style>
    <style:style style:name="ce17"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font-weight="bold" style:font-weight-asian="bold" style:font-weight-complex="bold"/>
    </style:style>
    <style:style style:name="ce218"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bold" style:font-weight-asian="bold" style:font-weight-complex="bold"/>
    </style:style>
    <style:style style:name="ce21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normal" style:font-weight-asian="normal" style:font-weight-complex="normal"/>
    </style:style>
    <style:style style:name="ce220"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221" style:family="table-cell" style:parent-style-name="Default" style:data-style-name="N4">
      <style:table-cell-properties fo:border-bottom="none" style:text-align-source="fix" style:repeat-content="false" fo:background-color="transparent" fo:wrap-option="no-wrap" fo:border-left="none"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222" style:family="table-cell" style:parent-style-name="Default" style:data-style-name="N4">
      <style:table-cell-properties style:text-align-source="fix" style:repeat-content="false" fo:background-color="transparent" fo:wrap-option="no-wrap" fo:border="none" fo:padding-bottom="0.0138in" fo:padding-left="0.0138in" fo:padding-right="0in" fo:padding-top="0.0138in"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224" style:family="table-cell" style:parent-style-name="Default" style:data-style-name="N103">
      <style:table-cell-properties fo:border-bottom="0.74pt solid #000000" style:text-align-source="fix" style:repeat-content="false" fo:background-color="transparent" fo:wrap-option="no-wrap" fo:border-left="none" fo:padding-bottom="0.0138in" fo:padding-left="0.0138in" fo:padding-right="0in" fo:padding-top="0.0138in" fo:border-right="none" fo:border-top="none" style:vertical-align="top"/>
      <style:paragraph-properties fo:text-align="center" fo:margin-left="0in"/>
      <style:text-properties fo:font-weight="normal" style:font-weight-asian="normal" style:font-weight-complex="normal"/>
    </style:style>
    <style:style style:name="ce25"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font-weight="normal" style:font-weight-asian="normal" style:font-weight-complex="normal"/>
    </style:style>
    <style:style style:name="ce226"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normal" style:font-weight-asian="normal" style:font-weight-complex="normal"/>
    </style:style>
    <style:style style:name="ce227" style:family="table-cell" style:parent-style-name="Default">
      <style:table-cell-properties style:vertical-align="top"/>
    </style:style>
    <style:style style:name="ce228" style:family="table-cell" style:parent-style-name="Input" style:data-style-name="N136">
      <style:table-cell-properties fo:background-color="#c8faa1" style:text-align-source="fix" style:repeat-content="false" fo:wrap-option="wrap" fo:border="none" style:vertical-align="top"/>
      <style:paragraph-properties fo:text-align="center" fo:margin-left="0in"/>
      <style:text-properties fo:color="#000000" fo:font-weight="bold" style:font-weight-asian="bold" style:font-weight-complex="bold"/>
    </style:style>
    <style:style style:name="ce2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bold" style:font-weight-asian="bold" style:font-weight-complex="bold"/>
    </style:style>
    <style:style style:name="ce230"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231" style:family="table-cell" style:parent-style-name="Default" style:data-style-name="N11">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232"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center" fo:margin-left="0in"/>
      <style:text-properties fo:font-weight="normal" style:font-weight-asian="normal" style:font-weight-complex="normal"/>
    </style:style>
    <style:style style:name="ce33" style:family="table-cell" style:parent-style-name="Default" style:data-style-name="N11">
      <style:table-cell-properties style:text-align-source="fix" style:repeat-content="false" fo:background-color="transparent" fo:wrap-option="wrap" fo:border="none"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234" style:family="table-cell" style:parent-style-name="Default" style:data-style-name="N11">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center" fo:margin-left="0in"/>
      <style:text-properties fo:font-weight="normal" style:font-weight-asian="normal" style:font-weight-complex="normal"/>
    </style:style>
    <style:style style:name="ce235"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0.74pt solid #000000" fo:border-top="0.74pt solid #000000" style:vertical-align="middle"/>
      <style:paragraph-properties fo:text-align="center" fo:margin-left="0in"/>
      <style:text-properties fo:font-weight="bold" style:font-weight-asian="bold" style:font-weight-complex="bold"/>
    </style:style>
    <style:style style:name="ce236"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0.74pt solid #000000" fo:border-top="none" style:vertical-align="middle"/>
      <style:paragraph-properties fo:text-align="center" fo:margin-left="0in"/>
      <style:text-properties fo:font-weight="bold" style:font-weight-asian="bold" style:font-weight-complex="bold"/>
    </style:style>
    <style:style style:name="ce237" style:family="table-cell" style:parent-style-name="Default" style:data-style-name="N4">
      <style:table-cell-properties fo:border-bottom="0.74pt solid #000000" style:text-align-source="fix" style:repeat-content="false" fo:background-color="transparent" fo:wrap-option="wrap" fo:border-left="0.74pt solid #000000" fo:padding-bottom="0.0138in" fo:padding-left="0.0138in" fo:padding-right="0in" fo:padding-top="0.0138in" fo:border-right="none" fo:border-top="0.74pt solid #000000" style:vertical-align="top"/>
      <style:paragraph-properties fo:text-align="center" fo:margin-left="0in"/>
      <style:text-properties fo:font-weight="bold" style:font-weight-asian="bold" style:font-weight-complex="bold"/>
    </style:style>
    <style:style style:name="ce238"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239" style:family="table-cell" style:parent-style-name="Default" style:data-style-name="N138">
      <style:table-cell-properties fo:background-color="transparent"/>
    </style:style>
    <style:style style:name="ce240"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color="#000000" fo:font-weight="bold" style:font-weight-asian="bold" style:font-weight-complex="bold"/>
    </style:style>
    <style:style style:name="ce241" style:family="table-cell" style:parent-style-name="Default">
      <style:text-properties fo:font-weight="normal" style:font-weight-asian="normal" style:font-weight-complex="normal"/>
    </style:style>
    <style:style style:name="ce242" style:family="table-cell" style:parent-style-name="Default" style:data-style-name="N11">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243"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color="#000000" fo:font-weight="normal" style:font-weight-asian="normal" style:font-weight-complex="normal"/>
    </style:style>
    <style:style style:name="ce244"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color="#000000" fo:font-weight="bold" style:font-weight-asian="bold" style:font-weight-complex="bold"/>
    </style:style>
    <style:style style:name="ce245"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46"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color="#000000" fo:font-weight="normal" style:font-weight-asian="normal" style:font-weight-complex="normal"/>
    </style:style>
    <style:style style:name="ce47"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48"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bold" style:font-weight-asian="bold" style:font-weight-complex="bold"/>
    </style:style>
    <style:style style:name="ce24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bold" style:font-weight-asian="bold" style:font-weight-complex="bold"/>
    </style:style>
    <style:style style:name="ce250"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center" fo:margin-left="0in"/>
      <style:text-properties fo:font-weight="bold" style:font-weight-asian="bold" style:font-weight-complex="bold"/>
    </style:style>
    <style:style style:name="ce251" style:family="table-cell" style:parent-style-name="Neutral" style:data-style-name="N138">
      <style:table-cell-properties fo:background-color="transparent"/>
      <style:text-properties fo:color="#000000"/>
    </style:style>
    <style:style style:name="ce252"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end"/>
      <style:text-properties fo:font-weight="bold" style:font-weight-asian="bold" style:font-weight-complex="bold"/>
    </style:style>
    <style:style style:name="ce253" style:family="table-cell" style:parent-style-name="Default" style:data-style-name="N11">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color="#000000" fo:font-weight="normal" style:font-weight-asian="normal" style:font-weight-complex="normal"/>
    </style:style>
    <style:style style:name="ce254" style:family="table-cell" style:parent-style-name="Default" style:data-style-name="N103">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255"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color="#000000" fo:font-weight="normal" style:font-weight-asian="normal" style:font-weight-complex="normal"/>
    </style:style>
    <style:style style:name="ce256"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end" fo:margin-left="0in"/>
      <style:text-properties fo:font-weight="normal" style:font-weight-asian="normal" style:font-weight-complex="normal"/>
    </style:style>
    <style:style style:name="ce257" style:family="table-cell" style:parent-style-name="Default">
      <style:table-cell-properties style:text-align-source="fix" style:repeat-content="false" fo:wrap-option="no-wrap"/>
      <style:paragraph-properties fo:text-align="end" fo:margin-left="0in"/>
    </style:style>
    <style:style style:name="ce258"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end" fo:margin-left="0in"/>
      <style:text-properties fo:color="#000000" fo:font-weight="normal" style:font-weight-asian="normal" style:font-weight-complex="normal"/>
    </style:style>
    <style:style style:name="ce259"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color="#000000" fo:font-weight="bold" style:font-weight-asian="bold" style:font-weight-complex="bold"/>
    </style:style>
    <style:style style:name="ce260" style:family="table-cell" style:parent-style-name="Default" style:data-style-name="N4">
      <style:table-cell-properties fo:background-color="transparent"/>
    </style:style>
    <style:style style:name="ce261"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end"/>
      <style:text-properties fo:font-weight="bold" style:font-weight-asian="bold" style:font-weight-complex="bold"/>
    </style:style>
    <style:style style:name="ce62"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263"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264"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center" fo:margin-left="0in"/>
      <style:text-properties fo:color="#000000" fo:font-weight="normal" style:font-weight-asian="normal" style:font-weight-complex="normal"/>
    </style:style>
    <style:style style:name="ce265" style:family="table-cell" style:parent-style-name="Default">
      <style:table-cell-properties fo:border-bottom="none" fo:border-left="none" fo:border-right="0.74pt solid #000000" fo:border-top="none"/>
    </style:style>
    <style:style style:name="ce266" style:family="table-cell" style:parent-style-name="Default" style:data-style-name="N4">
      <style:table-cell-properties fo:border-bottom="none" style:text-align-source="fix" style:repeat-content="false" fo:border-left="none" fo:border-right="0.74pt solid #000000" fo:border-top="none"/>
      <style:paragraph-properties fo:text-align="center" fo:margin-left="0in"/>
    </style:style>
    <style:style style:name="ce6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268"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bold" style:font-weight-asian="bold" style:font-weight-complex="bold"/>
    </style:style>
    <style:style style:name="ce269"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bold" style:font-weight-asian="bold" style:font-weight-complex="bold"/>
    </style:style>
    <style:style style:name="ce270"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font-weight="bold" style:font-weight-asian="bold" style:font-weight-complex="bold"/>
    </style:style>
    <style:style style:name="ce71" style:family="table-cell" style:parent-style-name="Comma" style:data-style-name="N136">
      <style:table-cell-properties fo:background-color="transparent" fo:wrap-option="wrap" style:vertical-align="top"/>
      <style:text-properties fo:font-weight="bold" style:font-weight-asian="bold" style:font-weight-complex="bold"/>
    </style:style>
    <style:style style:name="ce272" style:family="table-cell" style:parent-style-name="Comma" style:data-style-name="N11">
      <style:table-cell-properties fo:border-bottom="none" fo:background-color="transparent" fo:wrap-option="wrap" fo:border-left="none" fo:border-right="0.74pt solid #000000" fo:border-top="0.74pt solid #000000" style:vertical-align="top"/>
      <style:text-properties fo:font-weight="bold" style:font-weight-asian="bold" style:font-weight-complex="bold"/>
    </style:style>
    <style:style style:name="ce273" style:family="table-cell" style:parent-style-name="Comma" style:data-style-name="N136">
      <style:table-cell-properties fo:border-bottom="none" fo:background-color="transparent" fo:wrap-option="wrap" fo:border-left="none" fo:border-right="0.74pt solid #000000" fo:border-top="none" style:vertical-align="top"/>
      <style:text-properties fo:font-weight="bold" style:font-weight-asian="bold" style:font-weight-complex="bold"/>
    </style:style>
    <style:style style:name="ce274" style:family="table-cell" style:parent-style-name="Comma" style:data-style-name="N136">
      <style:table-cell-properties fo:border-bottom="0.74pt solid #000000" fo:background-color="transparent" fo:wrap-option="wrap" fo:border-left="none" fo:border-right="0.74pt solid #000000" fo:border-top="none" style:vertical-align="top"/>
      <style:text-properties fo:font-weight="bold" style:font-weight-asian="bold" style:font-weight-complex="bold"/>
    </style:style>
    <style:style style:name="ce275"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center" fo:margin-left="0in"/>
      <style:text-properties fo:font-weight="bold" style:font-weight-asian="bold" style:font-weight-complex="bold"/>
    </style:style>
    <style:style style:name="ce276"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27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278" style:family="table-cell" style:parent-style-name="Comma" style:data-style-name="N136">
      <style:table-cell-properties fo:background-color="transparent"/>
    </style:style>
    <style:style style:name="ce79" style:family="table-cell" style:parent-style-name="Default" style:data-style-name="N138">
      <style:table-cell-properties fo:background-color="transparent" fo:wrap-option="wrap" style:vertical-align="top"/>
      <style:text-properties fo:font-weight="bold" style:font-weight-asian="bold" style:font-weight-complex="bold"/>
    </style:style>
    <style:style style:name="ce280" style:family="table-cell" style:parent-style-name="Default" style:data-style-name="N138">
      <style:table-cell-properties fo:border-bottom="none" fo:background-color="transparent" fo:wrap-option="wrap" fo:border-left="none" fo:border-right="0.74pt solid #000000" fo:border-top="none" style:vertical-align="top"/>
      <style:text-properties fo:font-weight="bold" style:font-weight-asian="bold" style:font-weight-complex="bold"/>
    </style:style>
    <style:style style:name="ce281" style:family="table-cell" style:parent-style-name="Default" style:data-style-name="N138">
      <style:table-cell-properties fo:border-bottom="none" style:text-align-source="fix" style:repeat-content="false" fo:background-color="transparent" fo:wrap-option="wrap" fo:border-left="none" fo:border-right="0.74pt solid #000000" fo:border-top="0.74pt solid #000000" style:vertical-align="middle"/>
      <style:paragraph-properties fo:text-align="center"/>
      <style:text-properties fo:font-weight="bold" style:font-weight-asian="bold" style:font-weight-complex="bold"/>
    </style:style>
    <style:style style:name="ce282" style:family="table-cell" style:parent-style-name="Default" style:data-style-name="N138">
      <style:table-cell-properties fo:background-color="transparent" fo:wrap-option="wrap" fo:border="none" style:vertical-align="top"/>
      <style:text-properties fo:font-weight="bold" style:font-weight-asian="bold" style:font-weight-complex="bold"/>
    </style:style>
    <style:style style:name="ce83" style:family="table-cell" style:parent-style-name="Default" style:data-style-name="N138">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bold" style:font-weight-asian="bold" style:font-weight-complex="bold"/>
    </style:style>
    <style:style style:name="ce284" style:family="table-cell" style:parent-style-name="Default" style:data-style-name="N138">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285" style:family="table-cell" style:parent-style-name="Default" style:data-style-name="N0">
      <style:table-cell-properties fo:background-color="transparent" fo:wrap-option="wrap" style:vertical-align="top"/>
      <style:text-properties fo:font-weight="bold" style:font-weight-asian="bold" style:font-weight-complex="bold"/>
    </style:style>
    <style:style style:name="ce86" style:family="table-cell" style:parent-style-name="Default" style:data-style-name="N136">
      <style:table-cell-properties fo:background-color="transparent"/>
    </style:style>
    <style:style style:name="ce286" style:family="table-cell" style:parent-style-name="Default" style:data-style-name="N0">
      <style:table-cell-properties fo:background-color="transparent"/>
    </style:style>
    <style:style style:name="ce88" style:family="table-cell" style:parent-style-name="Input" style:data-style-name="N3">
      <style:table-cell-properties fo:background-color="transparent" fo:border="none"/>
      <style:text-properties fo:color="#3f3f76"/>
    </style:style>
    <style:style style:name="ce287" style:family="table-cell" style:parent-style-name="Default" style:data-style-name="N4">
      <style:table-cell-properties fo:border-bottom="0.74pt solid #000000"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288"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fo:color="#000000" fo:font-weight="normal" style:font-weight-asian="normal" style:font-weight-complex="normal"/>
    </style:style>
    <style:style style:name="ce28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start" fo:margin-left="0in"/>
      <style:text-properties fo:font-weight="normal" style:font-weight-asian="normal" style:font-weight-complex="normal"/>
    </style:style>
    <style:style style:name="ce290" style:family="table-cell" style:parent-style-name="Default" style:data-style-name="N0">
      <style:text-properties fo:font-weight="bold" style:font-weight-asian="bold" style:font-weight-complex="bold"/>
    </style:style>
    <style:style style:name="ce291" style:family="table-cell" style:parent-style-name="Default" style:data-style-name="N0"/>
    <style:style style:name="ce292" style:family="table-cell" style:parent-style-name="Default" style:data-style-name="N0">
      <style:text-properties style:text-underline-style="solid" style:text-underline-width="auto" style:text-underline-color="font-color"/>
    </style:style>
    <style:style style:name="ce293" style:family="table-cell" style:parent-style-name="Hyperlink" style:data-style-name="N0">
      <style:text-properties fo:color="#0000ff" style:text-underline-style="solid" style:text-underline-width="auto" style:text-underline-color="font-color"/>
    </style:style>
    <style:style style:name="ce294" style:family="table-cell" style:parent-style-name="Default" style:data-style-name="N137"/>
    <style:style style:name="ce295" style:family="table-cell" style:parent-style-name="Default" style:data-style-name="N138"/>
    <style:style style:name="ce296" style:family="table-cell" style:parent-style-name="_32_0_25__20_-_20_Accent4" style:data-style-name="N11">
      <style:table-cell-properties fo:background-color="#e4dfec" fo:border="0.06pt solid #7f7f7f"/>
    </style:style>
    <style:style style:name="ce297" style:family="table-cell" style:parent-style-name="Default" style:data-style-name="N11"/>
    <style:style style:name="ce298" style:family="table-cell" style:parent-style-name="Comma" style:data-style-name="N134"/>
    <style:style style:name="ce299" style:family="table-cell" style:parent-style-name="Default" style:data-style-name="N139"/>
    <style:style style:name="ce300" style:family="table-cell" style:parent-style-name="Default" style:data-style-name="N10"/>
    <style:style style:name="ce301" style:family="table-cell" style:parent-style-name="Default" style:data-style-name="N1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302" style:family="table-cell" style:parent-style-name="Default" style:data-style-name="N4"/>
    <style:style style:name="ce303" style:family="table-cell" style:parent-style-name="Default" style:data-style-name="N140"/>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office:automatic-styles>
  <office:body>
    <office:spreadsheet>
      <table:calculation-settings table:case-sensitive="false" table:search-criteria-must-apply-to-whole-cell="false"/>
      <table:table table:name="TaxCalc-Single" table:style-name="ta1">
        <office:forms form:automatic-focus="false" form:apply-design-mode="false"/>
        <table:table-column table:style-name="co1" table:default-cell-style-name="ce216"/>
        <table:table-column table:style-name="co2" table:default-cell-style-name="ce216"/>
        <table:table-column table:style-name="co3" table:default-cell-style-name="ce239"/>
        <table:table-column table:style-name="co3" table:default-cell-style-name="ce251"/>
        <table:table-column table:style-name="co3" table:default-cell-style-name="ce260"/>
        <table:table-column table:style-name="co4" table:default-cell-style-name="ce260"/>
        <table:table-column table:style-name="co4" table:number-columns-repeated="2" table:default-cell-style-name="ce239"/>
        <table:table-column table:style-name="co4" table:default-cell-style-name="ce278"/>
        <table:table-column table:style-name="co3" table:number-columns-repeated="3" table:default-cell-style-name="ce239"/>
        <table:table-column table:style-name="co5" table:default-cell-style-name="ce239"/>
        <table:table-column table:style-name="co3" table:number-columns-repeated="4" table:default-cell-style-name="ce239"/>
        <table:table-column table:style-name="co6" table:number-columns-repeated="16332" table:default-cell-style-name="ce286"/>
        <table:table-column table:style-name="co6" table:number-columns-repeated="35"/>
        <table:table-row table:style-name="ro1">
          <table:table-cell table:style-name="ce201"/>
          <table:table-cell table:style-name="ce17" table:number-columns-repeated="2"/>
          <table:table-cell table:style-name="ce240"/>
          <table:table-cell table:style-name="ce252"/>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2" office:value-type="string" calcext:value-type="string">
            <text:p>Payroll Tax Facts from: <text:a xlink:href="https://www.irs.gov/taxtopics/tc751" xlink:type="simple">https://www.irs.gov/taxtopics/tc751</text:a> (Last accessed 9/5/2025)</text:p>
          </table:table-cell>
          <table:table-cell table:style-name="ce218" table:number-columns-repeated="2"/>
          <table:table-cell table:style-name="ce240"/>
          <table:table-cell table:style-name="ce252"/>
          <table:table-cell table:style-name="ce29"/>
          <table:table-cell table:style-name="ce206" office:value-type="string" calcext:value-type="string">
            <text:p>The Share Tax Rate: </text:p>
          </table:table-cell>
          <table:table-cell table:style-name="ce48"/>
          <table:table-cell table:style-name="ce272" office:value-type="percentage" office:value="0.3" calcext:value-type="percentage">
            <text:p>30.00%</text:p>
          </table:table-cell>
          <table:table-cell table:style-name="ce79">
            <draw:frame draw:z-index="0" draw:style-name="gr1" draw:text-style-name="P1" svg:width="7.9413in" svg:height="4.722in" svg:x="0.0504in" svg:y="0.0004in">
              <draw:object draw:notify-on-update-of-ranges="'TaxCalc-Single'.R38:'TaxCalc-Single'.R68 'TaxCalc-Single'.B37:'TaxCalc-Single'.B37 'TaxCalc-Single'.B38:'TaxCalc-Single'.B68" xlink:href="./Object 2" xlink:type="simple" xlink:show="embed" xlink:actuate="onLoad">
                <loext:p/>
              </draw:object>
              <draw:image xlink:href="./ObjectReplacements/Object 2" xlink:type="simple" xlink:show="embed" xlink:actuate="onLoad"/>
            </draw:frame>
          </table:table-cell>
          <table:table-cell table:style-name="ce79" table:number-columns-repeated="3"/>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e</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8"/>
          <table:table-cell table:style-name="ce29"/>
          <table:table-cell table:style-name="ce273"/>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r</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9" office:value-type="string" calcext:value-type="string">
            <text:p>The Share Amount:</text:p>
          </table:table-cell>
          <table:table-cell table:style-name="ce270"/>
          <table:table-cell table:style-name="ce274" office:value-type="currency" office:currency="USD" office:value="20000" calcext:value-type="currency">
            <text:p>$20,000 </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e</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r</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Limit: (no tax on income above this limit)</text:p>
          </table:table-cell>
          <table:table-cell table:style-name="ce219" table:number-columns-repeated="2"/>
          <table:table-cell table:style-name="ce242"/>
          <table:table-cell table:style-name="ce254" office:value-type="currency" office:currency="USD" office:value="176100" calcext:value-type="currency">
            <text:p>$176,1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Additional Tax Threshold: (add tax due on income exceeding this amt)</text:p>
          </table:table-cell>
          <table:table-cell table:style-name="ce219" table:number-columns-repeated="2"/>
          <table:table-cell table:style-name="ce242"/>
          <table:table-cell table:style-name="ce254" office:value-type="currency" office:currency="USD" office:value="200000" calcext:value-type="currency">
            <text:p>$200,0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4" office:value-type="string" calcext:value-type="string">
            <text:p>Medicare Additional Tax : (paid on income over threshold, only by employee)</text:p>
          </table:table-cell>
          <table:table-cell table:style-name="ce220" table:number-columns-repeated="2"/>
          <table:table-cell table:style-name="ce243"/>
          <table:table-cell table:style-name="ce255" office:value-type="percentage" office:value="0.009" calcext:value-type="percentage">
            <text:p>0.9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5"/>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6" office:value-type="string" calcext:value-type="string">
            <text:p>Notes: </text:p>
          </table:table-cell>
          <table:table-cell table:style-name="ce221" table:number-columns-repeated="4"/>
          <table:table-cell table:style-name="ce261"/>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Each sheet uses the different standard deductions to roughly model the three broad classes of taxpayers: Single, Married, and Head of Household.</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On the sheet for married couples, assume the income is for the entire household. </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table:table-cell table:style-name="ce222" office:value-type="string" calcext:value-type="string">
            <text:p>Income up to:</text:p>
          </table:table-cell>
          <table:table-cell table:style-name="ce230" office:value-type="string" calcext:value-type="string">
            <text:p>Taxed at this rate</text:p>
          </table:table-cell>
          <table:table-cell table:style-name="Default" table:number-columns-repeated="2"/>
          <table:table-cell table:style-name="ce263" office:value-type="string" calcext:value-type="string">
            <text:p>Standard Deduction:</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1<text:span text:style-name="T1">st</text:span> Bracket:</text:p>
          </table:table-cell>
          <table:table-cell table:style-name="ce223" office:value-type="currency" office:currency="USD" office:value="11600" calcext:value-type="currency">
            <text:p>$11,600</text:p>
          </table:table-cell>
          <table:table-cell table:style-name="ce231" office:value-type="percentage" office:value="0" calcext:value-type="percentage">
            <text:p>0.00%</text:p>
          </table:table-cell>
          <table:table-cell table:style-name="Default"/>
          <table:table-cell table:style-name="ce256" office:value-type="string" calcext:value-type="string">
            <text:p>Single Taxpayer</text:p>
          </table:table-cell>
          <table:table-cell table:style-name="ce264" office:value-type="float" office:value="15000" calcext:value-type="float">
            <text:p>15,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2<text:span text:style-name="T1">nd</text:span> Bracket:</text:p>
          </table:table-cell>
          <table:table-cell table:style-name="ce223" office:value-type="currency" office:currency="USD" office:value="47150" calcext:value-type="currency">
            <text:p>$47,150</text:p>
          </table:table-cell>
          <table:table-cell table:style-name="ce231" office:value-type="percentage" office:value="0.12" calcext:value-type="percentage">
            <text:p>12.00%</text:p>
          </table:table-cell>
          <table:table-cell table:style-name="Default"/>
          <table:table-cell table:style-name="ce257" office:value-type="string" calcext:value-type="string">
            <text:p>Married Filing Jointly</text:p>
          </table:table-cell>
          <table:table-cell table:style-name="ce264" office:value-type="float" office:value="30000" calcext:value-type="float">
            <text:p>30,0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3<text:span text:style-name="T1">rd</text:span> Bracket:</text:p>
          </table:table-cell>
          <table:table-cell table:style-name="ce223" office:value-type="currency" office:currency="USD" office:value="100525" calcext:value-type="currency">
            <text:p>$100,525</text:p>
          </table:table-cell>
          <table:table-cell table:style-name="ce231" office:value-type="percentage" office:value="0.22" calcext:value-type="percentage">
            <text:p>22.00%</text:p>
          </table:table-cell>
          <table:table-cell table:style-name="Default"/>
          <table:table-cell table:style-name="ce256" office:value-type="string" calcext:value-type="string">
            <text:p>Single Head of Household</text:p>
          </table:table-cell>
          <table:table-cell table:style-name="ce264" office:value-type="float" office:value="22500" calcext:value-type="float">
            <text:p>22,5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4<text:span text:style-name="T1">th</text:span> Bracket:</text:p>
          </table:table-cell>
          <table:table-cell table:style-name="ce223" office:value-type="currency" office:currency="USD" office:value="191950" calcext:value-type="currency">
            <text:p>$191,950</text:p>
          </table:table-cell>
          <table:table-cell table:style-name="ce231" office:value-type="percentage" office:value="0.24" calcext:value-type="percentage">
            <text:p>24.00%</text:p>
          </table:table-cell>
          <table:table-cell table:style-name="Default"/>
          <table:table-cell table:style-name="ce258"/>
          <table:table-cell table:style-name="ce265"/>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5<text:span text:style-name="T1">th</text:span> Bracket:</text:p>
          </table:table-cell>
          <table:table-cell table:style-name="ce223" office:value-type="currency" office:currency="USD" office:value="246725" calcext:value-type="currency">
            <text:p>$246,725</text:p>
          </table:table-cell>
          <table:table-cell table:style-name="ce231" office:value-type="percentage" office:value="0.32" calcext:value-type="percentage">
            <text:p>32.00%</text:p>
          </table:table-cell>
          <table:table-cell table:style-name="Default"/>
          <table:table-cell table:style-name="ce258" office:value-type="string" calcext:value-type="string">
            <text:p>Deduction used here: </text:p>
          </table:table-cell>
          <table:table-cell table:style-name="ce266" table:formula="of:=[.F17]" office:value-type="float" office:value="15000" calcext:value-type="float">
            <text:p>15,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6<text:span text:style-name="T1">th</text:span> Bracket:</text:p>
          </table:table-cell>
          <table:table-cell table:style-name="ce223" office:value-type="currency" office:currency="USD" office:value="609350" calcext:value-type="currency">
            <text:p>$609,350</text:p>
          </table:table-cell>
          <table:table-cell table:style-name="ce231" office:value-type="percentage" office:value="0.35" calcext:value-type="percentage">
            <text:p>35.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8" office:value-type="string" calcext:value-type="string">
            <text:p>7<text:span text:style-name="T1">th</text:span> Bracket:</text:p>
          </table:table-cell>
          <table:table-cell table:style-name="ce224" office:value-type="currency" office:currency="USD" office:value="999999999999" calcext:value-type="currency">
            <text:p>$999,999,999,999</text:p>
          </table:table-cell>
          <table:table-cell table:style-name="ce232" office:value-type="percentage" office:value="0.37" calcext:value-type="percentage">
            <text:p>37.00%</text:p>
          </table:table-cell>
          <table:table-cell table:style-name="ce46"/>
          <table:table-cell table:style-name="ce220"/>
          <table:table-cell table:style-name="ce6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09"/>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0" office:value-type="string" calcext:value-type="string" table:number-columns-spanned="7" table:number-rows-spanned="1">
            <text:p>Notes: </text:p>
          </table:table-cell>
          <table:covered-table-cell table:style-name="ce226"/>
          <table:covered-table-cell table:style-name="ce234"/>
          <table:covered-table-cell table:style-name="ce47"/>
          <table:covered-table-cell table:style-name="ce25"/>
          <table:covered-table-cell table:style-name="ce62"/>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The Share does away with the Payroll Tax.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25"/>
          <table:covered-table-cell table:style-name="ce33"/>
          <table:covered-table-cell table:style-name="ce47"/>
          <table:covered-table-cell table:style-name="ce25"/>
          <table:covered-table-cell table:style-name="ce1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2"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1) the employee is not receiving additional wages since the Fair Tax Rate includes the old Payroll Tax Rate, and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2"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3" table:number-columns-spanned="7" table:number-rows-spanned="1"/>
          <table:covered-table-cell table:style-name="ce220"/>
          <table:covered-table-cell table:style-name="ce232"/>
          <table:covered-table-cell table:style-name="ce46"/>
          <table:covered-table-cell table:style-name="ce220"/>
          <table:covered-table-cell table:style-name="ce67"/>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14"/>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Default" table:number-columns-repeated="2"/>
          <table:table-cell table:style-name="ce235" office:value-type="string" calcext:value-type="string" table:number-columns-spanned="10" table:number-rows-spanned="1">
            <text:p>Before “The Share” calculation of Net Income: Base Income - Taxes</text:p>
          </table:table-cell>
          <table:covered-table-cell table:style-name="ce48"/>
          <table:covered-table-cell table:style-name="ce259"/>
          <table:covered-table-cell table:number-columns-repeated="3" table:style-name="ce48"/>
          <table:covered-table-cell table:style-name="ce17"/>
          <table:covered-table-cell table:style-name="ce29"/>
          <table:covered-table-cell table:style-name="ce79"/>
          <table:covered-table-cell table:style-name="ce280"/>
          <table:table-cell table:style-name="ce281" office:value-type="string" calcext:value-type="string" table:number-columns-spanned="5" table:number-rows-spanned="1">
            <text:p>The Share calculation of Net Income:</text:p>
          </table:table-cell>
          <table:covered-table-cell table:number-columns-repeated="3" table:style-name="ce79"/>
          <table:covered-table-cell table:style-name="ce83"/>
          <table:table-cell table:style-name="ce285" table:number-columns-repeated="16332"/>
          <table:table-cell table:style-name="Default" table:number-columns-repeated="35"/>
        </table:table-row>
        <table:table-row table:style-name="ro4">
          <table:table-cell table:style-name="ce215" office:value-type="string" calcext:value-type="string">
            <text:p>{A} Base Income (Before The Share)</text:p>
          </table:table-cell>
          <table:table-cell table:style-name="ce228" office:value-type="string" calcext:value-type="string">
            <text:p>Net Benefit of the Share = After-tax income after The Share minus After-tax income Before The Share</text:p>
          </table:table-cell>
          <table:table-cell table:style-name="ce236"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249"/>
          <table:covered-table-cell table:number-columns-repeated="4" table:style-name="ce29"/>
          <table:covered-table-cell table:style-name="ce17"/>
          <table:covered-table-cell table:style-name="ce71"/>
          <table:covered-table-cell table:style-name="ce79"/>
          <table:covered-table-cell table:style-name="ce280"/>
          <table:table-cell table:style-name="ce282"/>
          <table:table-cell table:style-name="ce79" table:number-columns-repeated="3"/>
          <table:table-cell table:style-name="ce284"/>
          <table:table-cell table:style-name="ce285" table:number-columns-repeated="16332"/>
          <table:table-cell table:style-name="Default" table:number-columns-repeated="35"/>
        </table:table-row>
        <table:table-row table:style-name="ro4">
          <table:table-cell table:style-name="Default" office:value-type="string" calcext:value-type="string">
            <text:p>Base Income</text:p>
          </table:table-cell>
          <table:table-cell table:style-name="Default" office:value-type="string" calcext:value-type="string">
            <text:p>Net Benefit</text:p>
          </table:table-cell>
          <table:table-cell table:style-name="ce237" office:value-type="string" calcext:value-type="string">
            <text:p>2<text:span text:style-name="T1">nd</text:span> Bracket Taxes: </text:p>
          </table:table-cell>
          <table:table-cell table:style-name="ce250" office:value-type="string" calcext:value-type="string">
            <text:p>3<text:span text:style-name="T1">rd</text:span> Bracket Taxes: </text:p>
          </table:table-cell>
          <table:table-cell table:style-name="ce250" office:value-type="string" calcext:value-type="string">
            <text:p>4<text:span text:style-name="T1">th</text:span> Bracket Taxes: </text:p>
          </table:table-cell>
          <table:table-cell table:style-name="ce250" office:value-type="string" calcext:value-type="string">
            <text:p>5th Bracket Taxes: </text:p>
          </table:table-cell>
          <table:table-cell table:style-name="ce250" office:value-type="string" calcext:value-type="string">
            <text:p>6th Bracket Taxes: </text:p>
          </table:table-cell>
          <table:table-cell table:style-name="ce250" office:value-type="string" calcext:value-type="string">
            <text:p>7th Bracket Taxes: </text:p>
          </table:table-cell>
          <table:table-cell table:style-name="ce275" office:value-type="string" calcext:value-type="string">
            <text:p>Total Income Taxes</text:p>
          </table:table-cell>
          <table:table-cell table:style-name="ce250" office:value-type="string" calcext:value-type="string">
            <text:p>Payroll Tax</text:p>
          </table:table-cell>
          <table:table-cell table:style-name="ce250" office:value-type="string" calcext:value-type="string">
            <text:p>Total Taxes</text:p>
          </table:table-cell>
          <table:table-cell table:style-name="ce275" office:value-type="string" calcext:value-type="string">
            <text:p>Net Income</text:p>
          </table:table-cell>
          <table:table-cell table:style-name="ce237" office:value-type="string" calcext:value-type="string">
            <text:p>New Base Income = Old Base Income + Old Payroll Tax Amount</text:p>
          </table:table-cell>
          <table:table-cell table:style-name="ce250" office:value-type="string" calcext:value-type="string">
            <text:p>The Share</text:p>
          </table:table-cell>
          <table:table-cell table:style-name="ce250" office:value-type="string" calcext:value-type="string">
            <text:p>Total pre-tax income after The Share</text:p>
          </table:table-cell>
          <table:table-cell table:style-name="ce250" office:value-type="string" calcext:value-type="string">
            <text:p>Taxes</text:p>
          </table:table-cell>
          <table:table-cell table:style-name="ce275" office:value-type="string" calcext:value-type="string">
            <text:p>Net Income after The Share</text:p>
          </table:table-cell>
          <table:table-cell table:style-name="ce285" office:value-type="string" calcext:value-type="string">
            <text:p>Base Income </text:p>
          </table:table-cell>
          <table:table-cell table:style-name="ce285" table:number-columns-repeated="16331"/>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14000" calcext:value-type="currency">
            <text:p>$14,000 </text:p>
          </table:table-cell>
          <table:table-cell table:style-name="ce238" table:formula="of:=IF(([.A38]-[.$F$21])&lt;=[.B$18];MAX(MAX([.A38]-[.$F$21];0)-[.B$17];0)*[.C$18];([.B$18]-[.B$17])*[.C$18])" office:value-type="float" office:value="0" calcext:value-type="float">
            <text:p>0.00</text:p>
          </table:table-cell>
          <table:table-cell table:style-name="ce219" table:formula="of:=IF([.A38]-[.$F$21]&lt;=[.B$19];MAX(MAX([.A38]-[.$F$21];0)-[.B$18];0)*[.C$19];([.B$19]-[.B$18])*[.C$19])" office:value-type="float" office:value="0" calcext:value-type="float">
            <text:p>0.00</text:p>
          </table:table-cell>
          <table:table-cell table:style-name="ce219" table:formula="of:=IF([.A38]-[.$F$21]&lt;=[.B$20];MAX(MAX([.A38]-[.$F$21];0)-[.B$19];0)*[.C$20];([.B$20]-[.B$19])*[.C$20])" office:value-type="float" office:value="0" calcext:value-type="float">
            <text:p>0.00</text:p>
          </table:table-cell>
          <table:table-cell table:style-name="ce219" table:formula="of:=IF([.A38]-[.$F$21]&lt;=[.B$21];MAX(MAX([.A38]-[.$F$21];0)-[.B$20];0)*[.C$21];([.B$21]-[.B$20])*[.C$21])" office:value-type="float" office:value="0" calcext:value-type="float">
            <text:p>0.00</text:p>
          </table:table-cell>
          <table:table-cell table:style-name="ce219" table:formula="of:=IF([.A38]-[.$F$21]&lt;=[.B$22];MAX(MAX([.A38]-[.$F$21])-[.B$21];0)*[.C$22];([.B$22]-[.B$21])*[.C$22])" office:value-type="float" office:value="0" calcext:value-type="float">
            <text:p>0.00</text:p>
          </table:table-cell>
          <table:table-cell table:style-name="ce219" table:formula="of:=IF([.A38]-[.$F$21]&lt;=[.B$23];MAX(MAX([.A38]-[.$F$21];0)-[.B$22];0)*[.C$23];([.B$23]-[.B$22])*[.C$23])" office:value-type="float" office:value="0" calcext:value-type="float">
            <text:p>0.00</text:p>
          </table:table-cell>
          <table:table-cell table:style-name="ce276" table:formula="of:=SUM([.C38:.H38])" office:value-type="float" office:value="0" calcext:value-type="float">
            <text:p>0.00</text:p>
          </table:table-cell>
          <table:table-cell table:style-name="ce219" table:formula="of:=IF([.A38]&lt;[.E$7];[.A38]*([.E$3]+[.E$5]);IF([.A38]&gt;=[.E$8];[.A38]*[.E$9];0))" office:value-type="float" office:value="0" calcext:value-type="float">
            <text:p>0.00</text:p>
          </table:table-cell>
          <table:table-cell table:style-name="ce219" table:formula="of:=[.I38]+[.J38]" office:value-type="float" office:value="0" calcext:value-type="float">
            <text:p>0.00</text:p>
          </table:table-cell>
          <table:table-cell table:style-name="ce276" table:formula="of:=[.A38]-[.K38]" office:value-type="float" office:value="0" calcext:value-type="float">
            <text:p>0.00</text:p>
          </table:table-cell>
          <table:table-cell table:style-name="ce219" table:formula="of:=[.A38]+[.J38]" office:value-type="float" office:value="0" calcext:value-type="float">
            <text:p>0.00</text:p>
          </table:table-cell>
          <table:table-cell table:style-name="ce219" table:formula="of:=[.I$4]" office:value-type="float" office:value="20000" calcext:value-type="float">
            <text:p>20,000.00</text:p>
          </table:table-cell>
          <table:table-cell table:style-name="ce219" table:formula="of:=[.M38]+[.N38]" office:value-type="float" office:value="20000" calcext:value-type="float">
            <text:p>20,000.00</text:p>
          </table:table-cell>
          <table:table-cell table:style-name="ce219" table:formula="of:=[.O38]*[.I$2]" office:value-type="float" office:value="6000" calcext:value-type="float">
            <text:p>6,000.00</text:p>
          </table:table-cell>
          <table:table-cell table:style-name="ce276" table:formula="of:=[.O38]-[.P38]" office:value-type="float" office:value="14000" calcext:value-type="float">
            <text:p>14,000.00</text:p>
          </table:table-cell>
          <table:table-cell table:style-name="ce86" table:formula="of:=CONCATENATE(TEXT([.A38]/1000;&quot;0&quot;);&quot;K&quot;)" office:value-type="string" office:string-value="0K" calcext:value-type="string">
            <text:p>0K</text:p>
          </table:table-cell>
          <table:table-cell table:number-columns-repeated="16331"/>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12300.5" calcext:value-type="currency">
            <text:p>$12,301 </text:p>
          </table:table-cell>
          <table:table-cell table:style-name="ce238" table:formula="of:=IF(([.A39]-[.$F$21])&lt;=[.B$18];MAX(MAX([.A39]-[.$F$21];0)-[.B$17];0)*[.C$18];([.B$18]-[.B$17])*[.C$18])" office:value-type="float" office:value="0" calcext:value-type="float">
            <text:p>0.00</text:p>
          </table:table-cell>
          <table:table-cell table:style-name="ce219" table:formula="of:=IF([.A39]-[.$F$21]&lt;=[.B$19];MAX(MAX([.A39]-[.$F$21];0)-[.B$18];0)*[.C$19];([.B$19]-[.B$18])*[.C$19])" office:value-type="float" office:value="0" calcext:value-type="float">
            <text:p>0.00</text:p>
          </table:table-cell>
          <table:table-cell table:style-name="ce219" table:formula="of:=IF([.A39]-[.$F$21]&lt;=[.B$20];MAX(MAX([.A39]-[.$F$21];0)-[.B$19];0)*[.C$20];([.B$20]-[.B$19])*[.C$20])" office:value-type="float" office:value="0" calcext:value-type="float">
            <text:p>0.00</text:p>
          </table:table-cell>
          <table:table-cell table:style-name="ce219" table:formula="of:=IF([.A39]-[.$F$21]&lt;=[.B$21];MAX(MAX([.A39]-[.$F$21];0)-[.B$20];0)*[.C$21];([.B$21]-[.B$20])*[.C$21])" office:value-type="float" office:value="0" calcext:value-type="float">
            <text:p>0.00</text:p>
          </table:table-cell>
          <table:table-cell table:style-name="ce219" table:formula="of:=IF([.A39]-[.$F$21]&lt;=[.B$22];MAX(MAX([.A39]-[.$F$21])-[.B$21];0)*[.C$22];([.B$22]-[.B$21])*[.C$22])" office:value-type="float" office:value="0" calcext:value-type="float">
            <text:p>0.00</text:p>
          </table:table-cell>
          <table:table-cell table:style-name="ce219" table:formula="of:=IF([.A39]-[.$F$21]&lt;=[.B$23];MAX(MAX([.A39]-[.$F$21];0)-[.B$22];0)*[.C$23];([.B$23]-[.B$22])*[.C$23])" office:value-type="float" office:value="0" calcext:value-type="float">
            <text:p>0.00</text:p>
          </table:table-cell>
          <table:table-cell table:style-name="ce276" table:formula="of:=SUM([.C39:.H39])" office:value-type="float" office:value="0" calcext:value-type="float">
            <text:p>0.00</text:p>
          </table:table-cell>
          <table:table-cell table:style-name="ce219" table:formula="of:=IF([.A39]&lt;[.E$7];[.A39]*([.E$3]+[.E$5]);IF([.A39]&gt;=[.E$8];[.A39]*[.E$9];0))" office:value-type="float" office:value="765" calcext:value-type="float">
            <text:p>765.00</text:p>
          </table:table-cell>
          <table:table-cell table:style-name="ce219" table:formula="of:=[.I39]+[.J39]" office:value-type="float" office:value="765" calcext:value-type="float">
            <text:p>765.00</text:p>
          </table:table-cell>
          <table:table-cell table:style-name="ce276" table:formula="of:=[.A39]-[.K39]" office:value-type="float" office:value="9235" calcext:value-type="float">
            <text:p>9,235.00</text:p>
          </table:table-cell>
          <table:table-cell table:style-name="ce219" table:formula="of:=[.A39]+[.J39]" office:value-type="float" office:value="10765" calcext:value-type="float">
            <text:p>10,765.00</text:p>
          </table:table-cell>
          <table:table-cell table:style-name="ce219" table:formula="of:=[.I$4]" office:value-type="float" office:value="20000" calcext:value-type="float">
            <text:p>20,000.00</text:p>
          </table:table-cell>
          <table:table-cell table:style-name="ce219" table:formula="of:=[.M39]+[.N39]" office:value-type="float" office:value="30765" calcext:value-type="float">
            <text:p>30,765.00</text:p>
          </table:table-cell>
          <table:table-cell table:style-name="ce219" table:formula="of:=[.O39]*[.I$2]" office:value-type="float" office:value="9229.5" calcext:value-type="float">
            <text:p>9,229.50</text:p>
          </table:table-cell>
          <table:table-cell table:style-name="ce276" table:formula="of:=[.O39]-[.P39]" office:value-type="float" office:value="21535.5" calcext:value-type="float">
            <text:p>21,535.50</text:p>
          </table:table-cell>
          <table:table-cell table:style-name="ce86" table:formula="of:=CONCATENATE(TEXT([.A39]/1000;&quot;0&quot;);&quot;K&quot;)" office:value-type="string" office:string-value="10K" calcext:value-type="string">
            <text:p>10K</text:p>
          </table:table-cell>
          <table:table-cell table:number-columns-repeated="16331"/>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10601" calcext:value-type="currency">
            <text:p>$10,601 </text:p>
          </table:table-cell>
          <table:table-cell table:style-name="ce238" table:formula="of:=IF(([.A40]-[.$F$21])&lt;=[.B$18];MAX(MAX([.A40]-[.$F$21];0)-[.B$17];0)*[.C$18];([.B$18]-[.B$17])*[.C$18])" office:value-type="float" office:value="0" calcext:value-type="float">
            <text:p>0.00</text:p>
          </table:table-cell>
          <table:table-cell table:style-name="ce219" table:formula="of:=IF([.A40]-[.$F$21]&lt;=[.B$19];MAX(MAX([.A40]-[.$F$21];0)-[.B$18];0)*[.C$19];([.B$19]-[.B$18])*[.C$19])" office:value-type="float" office:value="0" calcext:value-type="float">
            <text:p>0.00</text:p>
          </table:table-cell>
          <table:table-cell table:style-name="ce219" table:formula="of:=IF([.A40]-[.$F$21]&lt;=[.B$20];MAX(MAX([.A40]-[.$F$21];0)-[.B$19];0)*[.C$20];([.B$20]-[.B$19])*[.C$20])" office:value-type="float" office:value="0" calcext:value-type="float">
            <text:p>0.00</text:p>
          </table:table-cell>
          <table:table-cell table:style-name="ce219" table:formula="of:=IF([.A40]-[.$F$21]&lt;=[.B$21];MAX(MAX([.A40]-[.$F$21];0)-[.B$20];0)*[.C$21];([.B$21]-[.B$20])*[.C$21])" office:value-type="float" office:value="0" calcext:value-type="float">
            <text:p>0.00</text:p>
          </table:table-cell>
          <table:table-cell table:style-name="ce219" table:formula="of:=IF([.A40]-[.$F$21]&lt;=[.B$22];MAX(MAX([.A40]-[.$F$21])-[.B$21];0)*[.C$22];([.B$22]-[.B$21])*[.C$22])" office:value-type="float" office:value="0" calcext:value-type="float">
            <text:p>0.00</text:p>
          </table:table-cell>
          <table:table-cell table:style-name="ce219" table:formula="of:=IF([.A40]-[.$F$21]&lt;=[.B$23];MAX(MAX([.A40]-[.$F$21];0)-[.B$22];0)*[.C$23];([.B$23]-[.B$22])*[.C$23])" office:value-type="float" office:value="0" calcext:value-type="float">
            <text:p>0.00</text:p>
          </table:table-cell>
          <table:table-cell table:style-name="ce276" table:formula="of:=SUM([.C40:.H40])" office:value-type="float" office:value="0" calcext:value-type="float">
            <text:p>0.00</text:p>
          </table:table-cell>
          <table:table-cell table:style-name="ce219" table:formula="of:=IF([.A40]&lt;[.E$7];[.A40]*([.E$3]+[.E$5]);IF([.A40]&gt;=[.E$8];[.A40]*[.E$9];0))" office:value-type="float" office:value="1530" calcext:value-type="float">
            <text:p>1,530.00</text:p>
          </table:table-cell>
          <table:table-cell table:style-name="ce219" table:formula="of:=[.I40]+[.J40]" office:value-type="float" office:value="1530" calcext:value-type="float">
            <text:p>1,530.00</text:p>
          </table:table-cell>
          <table:table-cell table:style-name="ce276" table:formula="of:=[.A40]-[.K40]" office:value-type="float" office:value="18470" calcext:value-type="float">
            <text:p>18,470.00</text:p>
          </table:table-cell>
          <table:table-cell table:style-name="ce219" table:formula="of:=[.A40]+[.J40]" office:value-type="float" office:value="21530" calcext:value-type="float">
            <text:p>21,530.00</text:p>
          </table:table-cell>
          <table:table-cell table:style-name="ce219" table:formula="of:=[.I$4]" office:value-type="float" office:value="20000" calcext:value-type="float">
            <text:p>20,000.00</text:p>
          </table:table-cell>
          <table:table-cell table:style-name="ce219" table:formula="of:=[.M40]+[.N40]" office:value-type="float" office:value="41530" calcext:value-type="float">
            <text:p>41,530.00</text:p>
          </table:table-cell>
          <table:table-cell table:style-name="ce219" table:formula="of:=[.O40]*[.I$2]" office:value-type="float" office:value="12459" calcext:value-type="float">
            <text:p>12,459.00</text:p>
          </table:table-cell>
          <table:table-cell table:style-name="ce276" table:formula="of:=[.O40]-[.P40]" office:value-type="float" office:value="29071" calcext:value-type="float">
            <text:p>29,071.00</text:p>
          </table:table-cell>
          <table:table-cell table:style-name="ce86" table:formula="of:=CONCATENATE(TEXT([.A40]/1000;&quot;0&quot;);&quot;K&quot;)" office:value-type="string" office:string-value="20K" calcext:value-type="string">
            <text:p>20K</text:p>
          </table:table-cell>
          <table:table-cell table:number-columns-repeated="16331"/>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9309.5" calcext:value-type="currency">
            <text:p>$9,310 </text:p>
          </table:table-cell>
          <table:table-cell table:style-name="ce238" table:formula="of:=IF(([.A41]-[.$F$21])&lt;=[.B$18];MAX(MAX([.A41]-[.$F$21];0)-[.B$17];0)*[.C$18];([.B$18]-[.B$17])*[.C$18])" office:value-type="float" office:value="408" calcext:value-type="float">
            <text:p>408.00</text:p>
          </table:table-cell>
          <table:table-cell table:style-name="ce219" table:formula="of:=IF([.A41]-[.$F$21]&lt;=[.B$19];MAX(MAX([.A41]-[.$F$21];0)-[.B$18];0)*[.C$19];([.B$19]-[.B$18])*[.C$19])" office:value-type="float" office:value="0" calcext:value-type="float">
            <text:p>0.00</text:p>
          </table:table-cell>
          <table:table-cell table:style-name="ce219" table:formula="of:=IF([.A41]-[.$F$21]&lt;=[.B$20];MAX(MAX([.A41]-[.$F$21];0)-[.B$19];0)*[.C$20];([.B$20]-[.B$19])*[.C$20])" office:value-type="float" office:value="0" calcext:value-type="float">
            <text:p>0.00</text:p>
          </table:table-cell>
          <table:table-cell table:style-name="ce219" table:formula="of:=IF([.A41]-[.$F$21]&lt;=[.B$21];MAX(MAX([.A41]-[.$F$21];0)-[.B$20];0)*[.C$21];([.B$21]-[.B$20])*[.C$21])" office:value-type="float" office:value="0" calcext:value-type="float">
            <text:p>0.00</text:p>
          </table:table-cell>
          <table:table-cell table:style-name="ce219" table:formula="of:=IF([.A41]-[.$F$21]&lt;=[.B$22];MAX(MAX([.A41]-[.$F$21])-[.B$21];0)*[.C$22];([.B$22]-[.B$21])*[.C$22])" office:value-type="float" office:value="0" calcext:value-type="float">
            <text:p>0.00</text:p>
          </table:table-cell>
          <table:table-cell table:style-name="ce219" table:formula="of:=IF([.A41]-[.$F$21]&lt;=[.B$23];MAX(MAX([.A41]-[.$F$21];0)-[.B$22];0)*[.C$23];([.B$23]-[.B$22])*[.C$23])" office:value-type="float" office:value="0" calcext:value-type="float">
            <text:p>0.00</text:p>
          </table:table-cell>
          <table:table-cell table:style-name="ce276" table:formula="of:=SUM([.C41:.H41])" office:value-type="float" office:value="408" calcext:value-type="float">
            <text:p>408.00</text:p>
          </table:table-cell>
          <table:table-cell table:style-name="ce219" table:formula="of:=IF([.A41]&lt;[.E$7];[.A41]*([.E$3]+[.E$5]);IF([.A41]&gt;=[.E$8];[.A41]*[.E$9];0))" office:value-type="float" office:value="2295" calcext:value-type="float">
            <text:p>2,295.00</text:p>
          </table:table-cell>
          <table:table-cell table:style-name="ce219" table:formula="of:=[.I41]+[.J41]" office:value-type="float" office:value="2703" calcext:value-type="float">
            <text:p>2,703.00</text:p>
          </table:table-cell>
          <table:table-cell table:style-name="ce276" table:formula="of:=[.A41]-[.K41]" office:value-type="float" office:value="27297" calcext:value-type="float">
            <text:p>27,297.00</text:p>
          </table:table-cell>
          <table:table-cell table:style-name="ce219" table:formula="of:=[.A41]+[.J41]" office:value-type="float" office:value="32295" calcext:value-type="float">
            <text:p>32,295.00</text:p>
          </table:table-cell>
          <table:table-cell table:style-name="ce219" table:formula="of:=[.I$4]" office:value-type="float" office:value="20000" calcext:value-type="float">
            <text:p>20,000.00</text:p>
          </table:table-cell>
          <table:table-cell table:style-name="ce219" table:formula="of:=[.M41]+[.N41]" office:value-type="float" office:value="52295" calcext:value-type="float">
            <text:p>52,295.00</text:p>
          </table:table-cell>
          <table:table-cell table:style-name="ce219" table:formula="of:=[.O41]*[.I$2]" office:value-type="float" office:value="15688.5" calcext:value-type="float">
            <text:p>15,688.50</text:p>
          </table:table-cell>
          <table:table-cell table:style-name="ce276" table:formula="of:=[.O41]-[.P41]" office:value-type="float" office:value="36606.5" calcext:value-type="float">
            <text:p>36,606.50</text:p>
          </table:table-cell>
          <table:table-cell table:style-name="ce86" table:formula="of:=CONCATENATE(TEXT([.A41]/1000;&quot;0&quot;);&quot;K&quot;)" office:value-type="string" office:string-value="30K" calcext:value-type="string">
            <text:p>30K</text:p>
          </table:table-cell>
          <table:table-cell table:number-columns-repeated="16331"/>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8810" calcext:value-type="currency">
            <text:p>$8,810 </text:p>
          </table:table-cell>
          <table:table-cell table:style-name="ce238" table:formula="of:=IF(([.A42]-[.$F$21])&lt;=[.B$18];MAX(MAX([.A42]-[.$F$21];0)-[.B$17];0)*[.C$18];([.B$18]-[.B$17])*[.C$18])" office:value-type="float" office:value="1608" calcext:value-type="float">
            <text:p>1,608.00</text:p>
          </table:table-cell>
          <table:table-cell table:style-name="ce219" table:formula="of:=IF([.A42]-[.$F$21]&lt;=[.B$19];MAX(MAX([.A42]-[.$F$21];0)-[.B$18];0)*[.C$19];([.B$19]-[.B$18])*[.C$19])" office:value-type="float" office:value="0" calcext:value-type="float">
            <text:p>0.00</text:p>
          </table:table-cell>
          <table:table-cell table:style-name="ce219" table:formula="of:=IF([.A42]-[.$F$21]&lt;=[.B$20];MAX(MAX([.A42]-[.$F$21];0)-[.B$19];0)*[.C$20];([.B$20]-[.B$19])*[.C$20])" office:value-type="float" office:value="0" calcext:value-type="float">
            <text:p>0.00</text:p>
          </table:table-cell>
          <table:table-cell table:style-name="ce219" table:formula="of:=IF([.A42]-[.$F$21]&lt;=[.B$21];MAX(MAX([.A42]-[.$F$21];0)-[.B$20];0)*[.C$21];([.B$21]-[.B$20])*[.C$21])" office:value-type="float" office:value="0" calcext:value-type="float">
            <text:p>0.00</text:p>
          </table:table-cell>
          <table:table-cell table:style-name="ce219" table:formula="of:=IF([.A42]-[.$F$21]&lt;=[.B$22];MAX(MAX([.A42]-[.$F$21])-[.B$21];0)*[.C$22];([.B$22]-[.B$21])*[.C$22])" office:value-type="float" office:value="0" calcext:value-type="float">
            <text:p>0.00</text:p>
          </table:table-cell>
          <table:table-cell table:style-name="ce219" table:formula="of:=IF([.A42]-[.$F$21]&lt;=[.B$23];MAX(MAX([.A42]-[.$F$21];0)-[.B$22];0)*[.C$23];([.B$23]-[.B$22])*[.C$23])" office:value-type="float" office:value="0" calcext:value-type="float">
            <text:p>0.00</text:p>
          </table:table-cell>
          <table:table-cell table:style-name="ce276" table:formula="of:=SUM([.C42:.H42])" office:value-type="float" office:value="1608" calcext:value-type="float">
            <text:p>1,608.00</text:p>
          </table:table-cell>
          <table:table-cell table:style-name="ce219" table:formula="of:=IF([.A42]&lt;[.E$7];[.A42]*([.E$3]+[.E$5]);IF([.A42]&gt;=[.E$8];[.A42]*[.E$9];0))" office:value-type="float" office:value="3060" calcext:value-type="float">
            <text:p>3,060.00</text:p>
          </table:table-cell>
          <table:table-cell table:style-name="ce219" table:formula="of:=[.I42]+[.J42]" office:value-type="float" office:value="4668" calcext:value-type="float">
            <text:p>4,668.00</text:p>
          </table:table-cell>
          <table:table-cell table:style-name="ce276" table:formula="of:=[.A42]-[.K42]" office:value-type="float" office:value="35332" calcext:value-type="float">
            <text:p>35,332.00</text:p>
          </table:table-cell>
          <table:table-cell table:style-name="ce219" table:formula="of:=[.A42]+[.J42]" office:value-type="float" office:value="43060" calcext:value-type="float">
            <text:p>43,060.00</text:p>
          </table:table-cell>
          <table:table-cell table:style-name="ce219" table:formula="of:=[.I$4]" office:value-type="float" office:value="20000" calcext:value-type="float">
            <text:p>20,000.00</text:p>
          </table:table-cell>
          <table:table-cell table:style-name="ce219" table:formula="of:=[.M42]+[.N42]" office:value-type="float" office:value="63060" calcext:value-type="float">
            <text:p>63,060.00</text:p>
          </table:table-cell>
          <table:table-cell table:style-name="ce219" table:formula="of:=[.O42]*[.I$2]" office:value-type="float" office:value="18918" calcext:value-type="float">
            <text:p>18,918.00</text:p>
          </table:table-cell>
          <table:table-cell table:style-name="ce276" table:formula="of:=[.O42]-[.P42]" office:value-type="float" office:value="44142" calcext:value-type="float">
            <text:p>44,142.00</text:p>
          </table:table-cell>
          <table:table-cell table:style-name="ce86" table:formula="of:=CONCATENATE(TEXT([.A42]/1000;&quot;0&quot;);&quot;K&quot;)" office:value-type="string" office:string-value="40K" calcext:value-type="string">
            <text:p>40K</text:p>
          </table:table-cell>
          <table:table-cell table:number-columns-repeated="16331"/>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8310.5" calcext:value-type="currency">
            <text:p>$8,311 </text:p>
          </table:table-cell>
          <table:table-cell table:style-name="ce238" table:formula="of:=IF(([.A43]-[.$F$21])&lt;=[.B$18];MAX(MAX([.A43]-[.$F$21];0)-[.B$17];0)*[.C$18];([.B$18]-[.B$17])*[.C$18])" office:value-type="float" office:value="2808" calcext:value-type="float">
            <text:p>2,808.00</text:p>
          </table:table-cell>
          <table:table-cell table:style-name="ce219" table:formula="of:=IF([.A43]-[.$F$21]&lt;=[.B$19];MAX(MAX([.A43]-[.$F$21];0)-[.B$18];0)*[.C$19];([.B$19]-[.B$18])*[.C$19])" office:value-type="float" office:value="0" calcext:value-type="float">
            <text:p>0.00</text:p>
          </table:table-cell>
          <table:table-cell table:style-name="ce219" table:formula="of:=IF([.A43]-[.$F$21]&lt;=[.B$20];MAX(MAX([.A43]-[.$F$21];0)-[.B$19];0)*[.C$20];([.B$20]-[.B$19])*[.C$20])" office:value-type="float" office:value="0" calcext:value-type="float">
            <text:p>0.00</text:p>
          </table:table-cell>
          <table:table-cell table:style-name="ce219" table:formula="of:=IF([.A43]-[.$F$21]&lt;=[.B$21];MAX(MAX([.A43]-[.$F$21];0)-[.B$20];0)*[.C$21];([.B$21]-[.B$20])*[.C$21])" office:value-type="float" office:value="0" calcext:value-type="float">
            <text:p>0.00</text:p>
          </table:table-cell>
          <table:table-cell table:style-name="ce219" table:formula="of:=IF([.A43]-[.$F$21]&lt;=[.B$22];MAX(MAX([.A43]-[.$F$21])-[.B$21];0)*[.C$22];([.B$22]-[.B$21])*[.C$22])" office:value-type="float" office:value="0" calcext:value-type="float">
            <text:p>0.00</text:p>
          </table:table-cell>
          <table:table-cell table:style-name="ce219" table:formula="of:=IF([.A43]-[.$F$21]&lt;=[.B$23];MAX(MAX([.A43]-[.$F$21];0)-[.B$22];0)*[.C$23];([.B$23]-[.B$22])*[.C$23])" office:value-type="float" office:value="0" calcext:value-type="float">
            <text:p>0.00</text:p>
          </table:table-cell>
          <table:table-cell table:style-name="ce276" table:formula="of:=SUM([.C43:.H43])" office:value-type="float" office:value="2808" calcext:value-type="float">
            <text:p>2,808.00</text:p>
          </table:table-cell>
          <table:table-cell table:style-name="ce219" table:formula="of:=IF([.A43]&lt;[.E$7];[.A43]*([.E$3]+[.E$5]);IF([.A43]&gt;=[.E$8];[.A43]*[.E$9];0))" office:value-type="float" office:value="3825" calcext:value-type="float">
            <text:p>3,825.00</text:p>
          </table:table-cell>
          <table:table-cell table:style-name="ce219" table:formula="of:=[.I43]+[.J43]" office:value-type="float" office:value="6633" calcext:value-type="float">
            <text:p>6,633.00</text:p>
          </table:table-cell>
          <table:table-cell table:style-name="ce276" table:formula="of:=[.A43]-[.K43]" office:value-type="float" office:value="43367" calcext:value-type="float">
            <text:p>43,367.00</text:p>
          </table:table-cell>
          <table:table-cell table:style-name="ce219" table:formula="of:=[.A43]+[.J43]" office:value-type="float" office:value="53825" calcext:value-type="float">
            <text:p>53,825.00</text:p>
          </table:table-cell>
          <table:table-cell table:style-name="ce219" table:formula="of:=[.I$4]" office:value-type="float" office:value="20000" calcext:value-type="float">
            <text:p>20,000.00</text:p>
          </table:table-cell>
          <table:table-cell table:style-name="ce219" table:formula="of:=[.M43]+[.N43]" office:value-type="float" office:value="73825" calcext:value-type="float">
            <text:p>73,825.00</text:p>
          </table:table-cell>
          <table:table-cell table:style-name="ce219" table:formula="of:=[.O43]*[.I$2]" office:value-type="float" office:value="22147.5" calcext:value-type="float">
            <text:p>22,147.50</text:p>
          </table:table-cell>
          <table:table-cell table:style-name="ce276" table:formula="of:=[.O43]-[.P43]" office:value-type="float" office:value="51677.5" calcext:value-type="float">
            <text:p>51,677.50</text:p>
          </table:table-cell>
          <table:table-cell table:style-name="ce86" table:formula="of:=CONCATENATE(TEXT([.A43]/1000;&quot;0&quot;);&quot;K&quot;)" office:value-type="string" office:string-value="50K" calcext:value-type="string">
            <text:p>50K</text:p>
          </table:table-cell>
          <table:table-cell table:number-columns-repeated="16331"/>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7811" calcext:value-type="currency">
            <text:p>$7,811 </text:p>
          </table:table-cell>
          <table:table-cell table:style-name="ce238" table:formula="of:=IF(([.A44]-[.$F$21])&lt;=[.B$18];MAX(MAX([.A44]-[.$F$21];0)-[.B$17];0)*[.C$18];([.B$18]-[.B$17])*[.C$18])" office:value-type="float" office:value="4008" calcext:value-type="float">
            <text:p>4,008.00</text:p>
          </table:table-cell>
          <table:table-cell table:style-name="ce219" table:formula="of:=IF([.A44]-[.$F$21]&lt;=[.B$19];MAX(MAX([.A44]-[.$F$21];0)-[.B$18];0)*[.C$19];([.B$19]-[.B$18])*[.C$19])" office:value-type="float" office:value="0" calcext:value-type="float">
            <text:p>0.00</text:p>
          </table:table-cell>
          <table:table-cell table:style-name="ce219" table:formula="of:=IF([.A44]-[.$F$21]&lt;=[.B$20];MAX(MAX([.A44]-[.$F$21];0)-[.B$19];0)*[.C$20];([.B$20]-[.B$19])*[.C$20])" office:value-type="float" office:value="0" calcext:value-type="float">
            <text:p>0.00</text:p>
          </table:table-cell>
          <table:table-cell table:style-name="ce219" table:formula="of:=IF([.A44]-[.$F$21]&lt;=[.B$21];MAX(MAX([.A44]-[.$F$21];0)-[.B$20];0)*[.C$21];([.B$21]-[.B$20])*[.C$21])" office:value-type="float" office:value="0" calcext:value-type="float">
            <text:p>0.00</text:p>
          </table:table-cell>
          <table:table-cell table:style-name="ce219" table:formula="of:=IF([.A44]-[.$F$21]&lt;=[.B$22];MAX(MAX([.A44]-[.$F$21])-[.B$21];0)*[.C$22];([.B$22]-[.B$21])*[.C$22])" office:value-type="float" office:value="0" calcext:value-type="float">
            <text:p>0.00</text:p>
          </table:table-cell>
          <table:table-cell table:style-name="ce219" table:formula="of:=IF([.A44]-[.$F$21]&lt;=[.B$23];MAX(MAX([.A44]-[.$F$21];0)-[.B$22];0)*[.C$23];([.B$23]-[.B$22])*[.C$23])" office:value-type="float" office:value="0" calcext:value-type="float">
            <text:p>0.00</text:p>
          </table:table-cell>
          <table:table-cell table:style-name="ce276" table:formula="of:=SUM([.C44:.H44])" office:value-type="float" office:value="4008" calcext:value-type="float">
            <text:p>4,008.00</text:p>
          </table:table-cell>
          <table:table-cell table:style-name="ce219" table:formula="of:=IF([.A44]&lt;[.E$7];[.A44]*([.E$3]+[.E$5]);IF([.A44]&gt;=[.E$8];[.A44]*[.E$9];0))" office:value-type="float" office:value="4590" calcext:value-type="float">
            <text:p>4,590.00</text:p>
          </table:table-cell>
          <table:table-cell table:style-name="ce219" table:formula="of:=[.I44]+[.J44]" office:value-type="float" office:value="8598" calcext:value-type="float">
            <text:p>8,598.00</text:p>
          </table:table-cell>
          <table:table-cell table:style-name="ce276" table:formula="of:=[.A44]-[.K44]" office:value-type="float" office:value="51402" calcext:value-type="float">
            <text:p>51,402.00</text:p>
          </table:table-cell>
          <table:table-cell table:style-name="ce219" table:formula="of:=[.A44]+[.J44]" office:value-type="float" office:value="64590" calcext:value-type="float">
            <text:p>64,590.00</text:p>
          </table:table-cell>
          <table:table-cell table:style-name="ce219" table:formula="of:=[.I$4]" office:value-type="float" office:value="20000" calcext:value-type="float">
            <text:p>20,000.00</text:p>
          </table:table-cell>
          <table:table-cell table:style-name="ce219" table:formula="of:=[.M44]+[.N44]" office:value-type="float" office:value="84590" calcext:value-type="float">
            <text:p>84,590.00</text:p>
          </table:table-cell>
          <table:table-cell table:style-name="ce219" table:formula="of:=[.O44]*[.I$2]" office:value-type="float" office:value="25377" calcext:value-type="float">
            <text:p>25,377.00</text:p>
          </table:table-cell>
          <table:table-cell table:style-name="ce276" table:formula="of:=[.O44]-[.P44]" office:value-type="float" office:value="59213" calcext:value-type="float">
            <text:p>59,213.00</text:p>
          </table:table-cell>
          <table:table-cell table:style-name="ce86" table:formula="of:=CONCATENATE(TEXT([.A44]/1000;&quot;0&quot;);&quot;K&quot;)" office:value-type="string" office:string-value="60K" calcext:value-type="string">
            <text:p>60K</text:p>
          </table:table-cell>
          <table:table-cell table:number-columns-repeated="16331"/>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8096.5" calcext:value-type="currency">
            <text:p>$8,097 </text:p>
          </table:table-cell>
          <table:table-cell table:style-name="ce238" table:formula="of:=IF(([.A45]-[.$F$21])&lt;=[.B$18];MAX(MAX([.A45]-[.$F$21];0)-[.B$17];0)*[.C$18];([.B$18]-[.B$17])*[.C$18])" office:value-type="float" office:value="4266" calcext:value-type="float">
            <text:p>4,266.00</text:p>
          </table:table-cell>
          <table:table-cell table:style-name="ce219" table:formula="of:=IF([.A45]-[.$F$21]&lt;=[.B$19];MAX(MAX([.A45]-[.$F$21];0)-[.B$18];0)*[.C$19];([.B$19]-[.B$18])*[.C$19])" office:value-type="float" office:value="1727" calcext:value-type="float">
            <text:p>1,727.00</text:p>
          </table:table-cell>
          <table:table-cell table:style-name="ce219" table:formula="of:=IF([.A45]-[.$F$21]&lt;=[.B$20];MAX(MAX([.A45]-[.$F$21];0)-[.B$19];0)*[.C$20];([.B$20]-[.B$19])*[.C$20])" office:value-type="float" office:value="0" calcext:value-type="float">
            <text:p>0.00</text:p>
          </table:table-cell>
          <table:table-cell table:style-name="ce219" table:formula="of:=IF([.A45]-[.$F$21]&lt;=[.B$21];MAX(MAX([.A45]-[.$F$21];0)-[.B$20];0)*[.C$21];([.B$21]-[.B$20])*[.C$21])" office:value-type="float" office:value="0" calcext:value-type="float">
            <text:p>0.00</text:p>
          </table:table-cell>
          <table:table-cell table:style-name="ce219" table:formula="of:=IF([.A45]-[.$F$21]&lt;=[.B$22];MAX(MAX([.A45]-[.$F$21])-[.B$21];0)*[.C$22];([.B$22]-[.B$21])*[.C$22])" office:value-type="float" office:value="0" calcext:value-type="float">
            <text:p>0.00</text:p>
          </table:table-cell>
          <table:table-cell table:style-name="ce219" table:formula="of:=IF([.A45]-[.$F$21]&lt;=[.B$23];MAX(MAX([.A45]-[.$F$21];0)-[.B$22];0)*[.C$23];([.B$23]-[.B$22])*[.C$23])" office:value-type="float" office:value="0" calcext:value-type="float">
            <text:p>0.00</text:p>
          </table:table-cell>
          <table:table-cell table:style-name="ce276" table:formula="of:=SUM([.C45:.H45])" office:value-type="float" office:value="5993" calcext:value-type="float">
            <text:p>5,993.00</text:p>
          </table:table-cell>
          <table:table-cell table:style-name="ce219" table:formula="of:=IF([.A45]&lt;[.E$7];[.A45]*([.E$3]+[.E$5]);IF([.A45]&gt;=[.E$8];[.A45]*[.E$9];0))" office:value-type="float" office:value="5355" calcext:value-type="float">
            <text:p>5,355.00</text:p>
          </table:table-cell>
          <table:table-cell table:style-name="ce219" table:formula="of:=[.I45]+[.J45]" office:value-type="float" office:value="11348" calcext:value-type="float">
            <text:p>11,348.00</text:p>
          </table:table-cell>
          <table:table-cell table:style-name="ce276" table:formula="of:=[.A45]-[.K45]" office:value-type="float" office:value="58652" calcext:value-type="float">
            <text:p>58,652.00</text:p>
          </table:table-cell>
          <table:table-cell table:style-name="ce219" table:formula="of:=[.A45]+[.J45]" office:value-type="float" office:value="75355" calcext:value-type="float">
            <text:p>75,355.00</text:p>
          </table:table-cell>
          <table:table-cell table:style-name="ce219" table:formula="of:=[.I$4]" office:value-type="float" office:value="20000" calcext:value-type="float">
            <text:p>20,000.00</text:p>
          </table:table-cell>
          <table:table-cell table:style-name="ce219" table:formula="of:=[.M45]+[.N45]" office:value-type="float" office:value="95355" calcext:value-type="float">
            <text:p>95,355.00</text:p>
          </table:table-cell>
          <table:table-cell table:style-name="ce219" table:formula="of:=[.O45]*[.I$2]" office:value-type="float" office:value="28606.5" calcext:value-type="float">
            <text:p>28,606.50</text:p>
          </table:table-cell>
          <table:table-cell table:style-name="ce276" table:formula="of:=[.O45]-[.P45]" office:value-type="float" office:value="66748.5" calcext:value-type="float">
            <text:p>66,748.50</text:p>
          </table:table-cell>
          <table:table-cell table:style-name="ce86" table:formula="of:=CONCATENATE(TEXT([.A45]/1000;&quot;0&quot;);&quot;K&quot;)" office:value-type="string" office:string-value="70K" calcext:value-type="string">
            <text:p>70K</text:p>
          </table:table-cell>
          <table:table-cell table:number-columns-repeated="16331"/>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8597" calcext:value-type="currency">
            <text:p>$8,597 </text:p>
          </table:table-cell>
          <table:table-cell table:style-name="ce238" table:formula="of:=IF(([.A46]-[.$F$21])&lt;=[.B$18];MAX(MAX([.A46]-[.$F$21];0)-[.B$17];0)*[.C$18];([.B$18]-[.B$17])*[.C$18])" office:value-type="float" office:value="4266" calcext:value-type="float">
            <text:p>4,266.00</text:p>
          </table:table-cell>
          <table:table-cell table:style-name="ce219" table:formula="of:=IF([.A46]-[.$F$21]&lt;=[.B$19];MAX(MAX([.A46]-[.$F$21];0)-[.B$18];0)*[.C$19];([.B$19]-[.B$18])*[.C$19])" office:value-type="float" office:value="3927" calcext:value-type="float">
            <text:p>3,927.00</text:p>
          </table:table-cell>
          <table:table-cell table:style-name="ce219" table:formula="of:=IF([.A46]-[.$F$21]&lt;=[.B$20];MAX(MAX([.A46]-[.$F$21];0)-[.B$19];0)*[.C$20];([.B$20]-[.B$19])*[.C$20])" office:value-type="float" office:value="0" calcext:value-type="float">
            <text:p>0.00</text:p>
          </table:table-cell>
          <table:table-cell table:style-name="ce219" table:formula="of:=IF([.A46]-[.$F$21]&lt;=[.B$21];MAX(MAX([.A46]-[.$F$21];0)-[.B$20];0)*[.C$21];([.B$21]-[.B$20])*[.C$21])" office:value-type="float" office:value="0" calcext:value-type="float">
            <text:p>0.00</text:p>
          </table:table-cell>
          <table:table-cell table:style-name="ce219" table:formula="of:=IF([.A46]-[.$F$21]&lt;=[.B$22];MAX(MAX([.A46]-[.$F$21])-[.B$21];0)*[.C$22];([.B$22]-[.B$21])*[.C$22])" office:value-type="float" office:value="0" calcext:value-type="float">
            <text:p>0.00</text:p>
          </table:table-cell>
          <table:table-cell table:style-name="ce219" table:formula="of:=IF([.A46]-[.$F$21]&lt;=[.B$23];MAX(MAX([.A46]-[.$F$21];0)-[.B$22];0)*[.C$23];([.B$23]-[.B$22])*[.C$23])" office:value-type="float" office:value="0" calcext:value-type="float">
            <text:p>0.00</text:p>
          </table:table-cell>
          <table:table-cell table:style-name="ce276" table:formula="of:=SUM([.C46:.H46])" office:value-type="float" office:value="8193" calcext:value-type="float">
            <text:p>8,193.00</text:p>
          </table:table-cell>
          <table:table-cell table:style-name="ce219" table:formula="of:=IF([.A46]&lt;[.E$7];[.A46]*([.E$3]+[.E$5]);IF([.A46]&gt;=[.E$8];[.A46]*[.E$9];0))" office:value-type="float" office:value="6120" calcext:value-type="float">
            <text:p>6,120.00</text:p>
          </table:table-cell>
          <table:table-cell table:style-name="ce219" table:formula="of:=[.I46]+[.J46]" office:value-type="float" office:value="14313" calcext:value-type="float">
            <text:p>14,313.00</text:p>
          </table:table-cell>
          <table:table-cell table:style-name="ce276" table:formula="of:=[.A46]-[.K46]" office:value-type="float" office:value="65687" calcext:value-type="float">
            <text:p>65,687.00</text:p>
          </table:table-cell>
          <table:table-cell table:style-name="ce219" table:formula="of:=[.A46]+[.J46]" office:value-type="float" office:value="86120" calcext:value-type="float">
            <text:p>86,120.00</text:p>
          </table:table-cell>
          <table:table-cell table:style-name="ce219" table:formula="of:=[.I$4]" office:value-type="float" office:value="20000" calcext:value-type="float">
            <text:p>20,000.00</text:p>
          </table:table-cell>
          <table:table-cell table:style-name="ce219" table:formula="of:=[.M46]+[.N46]" office:value-type="float" office:value="106120" calcext:value-type="float">
            <text:p>106,120.00</text:p>
          </table:table-cell>
          <table:table-cell table:style-name="ce219" table:formula="of:=[.O46]*[.I$2]" office:value-type="float" office:value="31836" calcext:value-type="float">
            <text:p>31,836.00</text:p>
          </table:table-cell>
          <table:table-cell table:style-name="ce276" table:formula="of:=[.O46]-[.P46]" office:value-type="float" office:value="74284" calcext:value-type="float">
            <text:p>74,284.00</text:p>
          </table:table-cell>
          <table:table-cell table:style-name="ce86" table:formula="of:=CONCATENATE(TEXT([.A46]/1000;&quot;0&quot;);&quot;K&quot;)" office:value-type="string" office:string-value="80K" calcext:value-type="string">
            <text:p>80K</text:p>
          </table:table-cell>
          <table:table-cell table:number-columns-repeated="16331"/>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9097.5" calcext:value-type="currency">
            <text:p>$9,098 </text:p>
          </table:table-cell>
          <table:table-cell table:style-name="ce238" table:formula="of:=IF(([.A47]-[.$F$21])&lt;=[.B$18];MAX(MAX([.A47]-[.$F$21];0)-[.B$17];0)*[.C$18];([.B$18]-[.B$17])*[.C$18])" office:value-type="float" office:value="4266" calcext:value-type="float">
            <text:p>4,266.00</text:p>
          </table:table-cell>
          <table:table-cell table:style-name="ce219" table:formula="of:=IF([.A47]-[.$F$21]&lt;=[.B$19];MAX(MAX([.A47]-[.$F$21];0)-[.B$18];0)*[.C$19];([.B$19]-[.B$18])*[.C$19])" office:value-type="float" office:value="6127" calcext:value-type="float">
            <text:p>6,127.00</text:p>
          </table:table-cell>
          <table:table-cell table:style-name="ce219" table:formula="of:=IF([.A47]-[.$F$21]&lt;=[.B$20];MAX(MAX([.A47]-[.$F$21];0)-[.B$19];0)*[.C$20];([.B$20]-[.B$19])*[.C$20])" office:value-type="float" office:value="0" calcext:value-type="float">
            <text:p>0.00</text:p>
          </table:table-cell>
          <table:table-cell table:style-name="ce219" table:formula="of:=IF([.A47]-[.$F$21]&lt;=[.B$21];MAX(MAX([.A47]-[.$F$21];0)-[.B$20];0)*[.C$21];([.B$21]-[.B$20])*[.C$21])" office:value-type="float" office:value="0" calcext:value-type="float">
            <text:p>0.00</text:p>
          </table:table-cell>
          <table:table-cell table:style-name="ce219" table:formula="of:=IF([.A47]-[.$F$21]&lt;=[.B$22];MAX(MAX([.A47]-[.$F$21])-[.B$21];0)*[.C$22];([.B$22]-[.B$21])*[.C$22])" office:value-type="float" office:value="0" calcext:value-type="float">
            <text:p>0.00</text:p>
          </table:table-cell>
          <table:table-cell table:style-name="ce219" table:formula="of:=IF([.A47]-[.$F$21]&lt;=[.B$23];MAX(MAX([.A47]-[.$F$21];0)-[.B$22];0)*[.C$23];([.B$23]-[.B$22])*[.C$23])" office:value-type="float" office:value="0" calcext:value-type="float">
            <text:p>0.00</text:p>
          </table:table-cell>
          <table:table-cell table:style-name="ce276" table:formula="of:=SUM([.C47:.H47])" office:value-type="float" office:value="10393" calcext:value-type="float">
            <text:p>10,393.00</text:p>
          </table:table-cell>
          <table:table-cell table:style-name="ce219" table:formula="of:=IF([.A47]&lt;[.E$7];[.A47]*([.E$3]+[.E$5]);IF([.A47]&gt;=[.E$8];[.A47]*[.E$9];0))" office:value-type="float" office:value="6885" calcext:value-type="float">
            <text:p>6,885.00</text:p>
          </table:table-cell>
          <table:table-cell table:style-name="ce219" table:formula="of:=[.I47]+[.J47]" office:value-type="float" office:value="17278" calcext:value-type="float">
            <text:p>17,278.00</text:p>
          </table:table-cell>
          <table:table-cell table:style-name="ce276" table:formula="of:=[.A47]-[.K47]" office:value-type="float" office:value="72722" calcext:value-type="float">
            <text:p>72,722.00</text:p>
          </table:table-cell>
          <table:table-cell table:style-name="ce219" table:formula="of:=[.A47]+[.J47]" office:value-type="float" office:value="96885" calcext:value-type="float">
            <text:p>96,885.00</text:p>
          </table:table-cell>
          <table:table-cell table:style-name="ce219" table:formula="of:=[.I$4]" office:value-type="float" office:value="20000" calcext:value-type="float">
            <text:p>20,000.00</text:p>
          </table:table-cell>
          <table:table-cell table:style-name="ce219" table:formula="of:=[.M47]+[.N47]" office:value-type="float" office:value="116885" calcext:value-type="float">
            <text:p>116,885.00</text:p>
          </table:table-cell>
          <table:table-cell table:style-name="ce219" table:formula="of:=[.O47]*[.I$2]" office:value-type="float" office:value="35065.5" calcext:value-type="float">
            <text:p>35,065.50</text:p>
          </table:table-cell>
          <table:table-cell table:style-name="ce276" table:formula="of:=[.O47]-[.P47]" office:value-type="float" office:value="81819.5" calcext:value-type="float">
            <text:p>81,819.50</text:p>
          </table:table-cell>
          <table:table-cell table:style-name="ce86" table:formula="of:=CONCATENATE(TEXT([.A47]/1000;&quot;0&quot;);&quot;K&quot;)" office:value-type="string" office:string-value="90K" calcext:value-type="string">
            <text:p>90K</text:p>
          </table:table-cell>
          <table:table-cell table:number-columns-repeated="16331"/>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9598" calcext:value-type="currency">
            <text:p>$9,598 </text:p>
          </table:table-cell>
          <table:table-cell table:style-name="ce238" table:formula="of:=IF(([.A48]-[.$F$21])&lt;=[.B$18];MAX(MAX([.A48]-[.$F$21];0)-[.B$17];0)*[.C$18];([.B$18]-[.B$17])*[.C$18])" office:value-type="float" office:value="4266" calcext:value-type="float">
            <text:p>4,266.00</text:p>
          </table:table-cell>
          <table:table-cell table:style-name="ce219" table:formula="of:=IF([.A48]-[.$F$21]&lt;=[.B$19];MAX(MAX([.A48]-[.$F$21];0)-[.B$18];0)*[.C$19];([.B$19]-[.B$18])*[.C$19])" office:value-type="float" office:value="8327" calcext:value-type="float">
            <text:p>8,327.00</text:p>
          </table:table-cell>
          <table:table-cell table:style-name="ce219" table:formula="of:=IF([.A48]-[.$F$21]&lt;=[.B$20];MAX(MAX([.A48]-[.$F$21];0)-[.B$19];0)*[.C$20];([.B$20]-[.B$19])*[.C$20])" office:value-type="float" office:value="0" calcext:value-type="float">
            <text:p>0.00</text:p>
          </table:table-cell>
          <table:table-cell table:style-name="ce219" table:formula="of:=IF([.A48]-[.$F$21]&lt;=[.B$21];MAX(MAX([.A48]-[.$F$21];0)-[.B$20];0)*[.C$21];([.B$21]-[.B$20])*[.C$21])" office:value-type="float" office:value="0" calcext:value-type="float">
            <text:p>0.00</text:p>
          </table:table-cell>
          <table:table-cell table:style-name="ce219" table:formula="of:=IF([.A48]-[.$F$21]&lt;=[.B$22];MAX(MAX([.A48]-[.$F$21])-[.B$21];0)*[.C$22];([.B$22]-[.B$21])*[.C$22])" office:value-type="float" office:value="0" calcext:value-type="float">
            <text:p>0.00</text:p>
          </table:table-cell>
          <table:table-cell table:style-name="ce219" table:formula="of:=IF([.A48]-[.$F$21]&lt;=[.B$23];MAX(MAX([.A48]-[.$F$21];0)-[.B$22];0)*[.C$23];([.B$23]-[.B$22])*[.C$23])" office:value-type="float" office:value="0" calcext:value-type="float">
            <text:p>0.00</text:p>
          </table:table-cell>
          <table:table-cell table:style-name="ce276" table:formula="of:=SUM([.C48:.H48])" office:value-type="float" office:value="12593" calcext:value-type="float">
            <text:p>12,593.00</text:p>
          </table:table-cell>
          <table:table-cell table:style-name="ce219" table:formula="of:=IF([.A48]&lt;[.E$7];[.A48]*([.E$3]+[.E$5]);IF([.A48]&gt;=[.E$8];[.A48]*[.E$9];0))" office:value-type="float" office:value="7650" calcext:value-type="float">
            <text:p>7,650.00</text:p>
          </table:table-cell>
          <table:table-cell table:style-name="ce219" table:formula="of:=[.I48]+[.J48]" office:value-type="float" office:value="20243" calcext:value-type="float">
            <text:p>20,243.00</text:p>
          </table:table-cell>
          <table:table-cell table:style-name="ce276" table:formula="of:=[.A48]-[.K48]" office:value-type="float" office:value="79757" calcext:value-type="float">
            <text:p>79,757.00</text:p>
          </table:table-cell>
          <table:table-cell table:style-name="ce219" table:formula="of:=[.A48]+[.J48]" office:value-type="float" office:value="107650" calcext:value-type="float">
            <text:p>107,650.00</text:p>
          </table:table-cell>
          <table:table-cell table:style-name="ce219" table:formula="of:=[.I$4]" office:value-type="float" office:value="20000" calcext:value-type="float">
            <text:p>20,000.00</text:p>
          </table:table-cell>
          <table:table-cell table:style-name="ce219" table:formula="of:=[.M48]+[.N48]" office:value-type="float" office:value="127650" calcext:value-type="float">
            <text:p>127,650.00</text:p>
          </table:table-cell>
          <table:table-cell table:style-name="ce219" table:formula="of:=[.O48]*[.I$2]" office:value-type="float" office:value="38295" calcext:value-type="float">
            <text:p>38,295.00</text:p>
          </table:table-cell>
          <table:table-cell table:style-name="ce276" table:formula="of:=[.O48]-[.P48]" office:value-type="float" office:value="89355" calcext:value-type="float">
            <text:p>89,355.00</text:p>
          </table:table-cell>
          <table:table-cell table:style-name="ce86" table:formula="of:=CONCATENATE(TEXT([.A48]/1000;&quot;0&quot;);&quot;K&quot;)" office:value-type="string" office:string-value="100K" calcext:value-type="string">
            <text:p>100K</text:p>
          </table:table-cell>
          <table:table-cell table:number-columns-repeated="16331"/>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10098.5" calcext:value-type="currency">
            <text:p>$10,099 </text:p>
          </table:table-cell>
          <table:table-cell table:style-name="ce238" table:formula="of:=IF(([.A49]-[.$F$21])&lt;=[.B$18];MAX(MAX([.A49]-[.$F$21];0)-[.B$17];0)*[.C$18];([.B$18]-[.B$17])*[.C$18])" office:value-type="float" office:value="4266" calcext:value-type="float">
            <text:p>4,266.00</text:p>
          </table:table-cell>
          <table:table-cell table:style-name="ce219" table:formula="of:=IF([.A49]-[.$F$21]&lt;=[.B$19];MAX(MAX([.A49]-[.$F$21];0)-[.B$18];0)*[.C$19];([.B$19]-[.B$18])*[.C$19])" office:value-type="float" office:value="10527" calcext:value-type="float">
            <text:p>10,527.00</text:p>
          </table:table-cell>
          <table:table-cell table:style-name="ce219" table:formula="of:=IF([.A49]-[.$F$21]&lt;=[.B$20];MAX(MAX([.A49]-[.$F$21];0)-[.B$19];0)*[.C$20];([.B$20]-[.B$19])*[.C$20])" office:value-type="float" office:value="0" calcext:value-type="float">
            <text:p>0.00</text:p>
          </table:table-cell>
          <table:table-cell table:style-name="ce219" table:formula="of:=IF([.A49]-[.$F$21]&lt;=[.B$21];MAX(MAX([.A49]-[.$F$21];0)-[.B$20];0)*[.C$21];([.B$21]-[.B$20])*[.C$21])" office:value-type="float" office:value="0" calcext:value-type="float">
            <text:p>0.00</text:p>
          </table:table-cell>
          <table:table-cell table:style-name="ce219" table:formula="of:=IF([.A49]-[.$F$21]&lt;=[.B$22];MAX(MAX([.A49]-[.$F$21])-[.B$21];0)*[.C$22];([.B$22]-[.B$21])*[.C$22])" office:value-type="float" office:value="0" calcext:value-type="float">
            <text:p>0.00</text:p>
          </table:table-cell>
          <table:table-cell table:style-name="ce219" table:formula="of:=IF([.A49]-[.$F$21]&lt;=[.B$23];MAX(MAX([.A49]-[.$F$21];0)-[.B$22];0)*[.C$23];([.B$23]-[.B$22])*[.C$23])" office:value-type="float" office:value="0" calcext:value-type="float">
            <text:p>0.00</text:p>
          </table:table-cell>
          <table:table-cell table:style-name="ce276" table:formula="of:=SUM([.C49:.H49])" office:value-type="float" office:value="14793" calcext:value-type="float">
            <text:p>14,793.00</text:p>
          </table:table-cell>
          <table:table-cell table:style-name="ce219" table:formula="of:=IF([.A49]&lt;[.E$7];[.A49]*([.E$3]+[.E$5]);IF([.A49]&gt;=[.E$8];[.A49]*[.E$9];0))" office:value-type="float" office:value="8415" calcext:value-type="float">
            <text:p>8,415.00</text:p>
          </table:table-cell>
          <table:table-cell table:style-name="ce219" table:formula="of:=[.I49]+[.J49]" office:value-type="float" office:value="23208" calcext:value-type="float">
            <text:p>23,208.00</text:p>
          </table:table-cell>
          <table:table-cell table:style-name="ce276" table:formula="of:=[.A49]-[.K49]" office:value-type="float" office:value="86792" calcext:value-type="float">
            <text:p>86,792.00</text:p>
          </table:table-cell>
          <table:table-cell table:style-name="ce219" table:formula="of:=[.A49]+[.J49]" office:value-type="float" office:value="118415" calcext:value-type="float">
            <text:p>118,415.00</text:p>
          </table:table-cell>
          <table:table-cell table:style-name="ce219" table:formula="of:=[.I$4]" office:value-type="float" office:value="20000" calcext:value-type="float">
            <text:p>20,000.00</text:p>
          </table:table-cell>
          <table:table-cell table:style-name="ce219" table:formula="of:=[.M49]+[.N49]" office:value-type="float" office:value="138415" calcext:value-type="float">
            <text:p>138,415.00</text:p>
          </table:table-cell>
          <table:table-cell table:style-name="ce219" table:formula="of:=[.O49]*[.I$2]" office:value-type="float" office:value="41524.5" calcext:value-type="float">
            <text:p>41,524.50</text:p>
          </table:table-cell>
          <table:table-cell table:style-name="ce276" table:formula="of:=[.O49]-[.P49]" office:value-type="float" office:value="96890.5" calcext:value-type="float">
            <text:p>96,890.50</text:p>
          </table:table-cell>
          <table:table-cell table:style-name="ce86" table:formula="of:=CONCATENATE(TEXT([.A49]/1000;&quot;0&quot;);&quot;K&quot;)" office:value-type="string" office:string-value="110K" calcext:value-type="string">
            <text:p>110K</text:p>
          </table:table-cell>
          <table:table-cell table:number-columns-repeated="16331"/>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10688.5" calcext:value-type="currency">
            <text:p>$10,689 </text:p>
          </table:table-cell>
          <table:table-cell table:style-name="ce238" table:formula="of:=IF(([.A50]-[.$F$21])&lt;=[.B$18];MAX(MAX([.A50]-[.$F$21];0)-[.B$17];0)*[.C$18];([.B$18]-[.B$17])*[.C$18])" office:value-type="float" office:value="4266" calcext:value-type="float">
            <text:p>4,266.00</text:p>
          </table:table-cell>
          <table:table-cell table:style-name="ce219" table:formula="of:=IF([.A50]-[.$F$21]&lt;=[.B$19];MAX(MAX([.A50]-[.$F$21];0)-[.B$18];0)*[.C$19];([.B$19]-[.B$18])*[.C$19])" office:value-type="float" office:value="11742.5" calcext:value-type="float">
            <text:p>11,742.50</text:p>
          </table:table-cell>
          <table:table-cell table:style-name="ce219" table:formula="of:=IF([.A50]-[.$F$21]&lt;=[.B$20];MAX(MAX([.A50]-[.$F$21];0)-[.B$19];0)*[.C$20];([.B$20]-[.B$19])*[.C$20])" office:value-type="float" office:value="1074" calcext:value-type="float">
            <text:p>1,074.00</text:p>
          </table:table-cell>
          <table:table-cell table:style-name="ce219" table:formula="of:=IF([.A50]-[.$F$21]&lt;=[.B$21];MAX(MAX([.A50]-[.$F$21];0)-[.B$20];0)*[.C$21];([.B$21]-[.B$20])*[.C$21])" office:value-type="float" office:value="0" calcext:value-type="float">
            <text:p>0.00</text:p>
          </table:table-cell>
          <table:table-cell table:style-name="ce219" table:formula="of:=IF([.A50]-[.$F$21]&lt;=[.B$22];MAX(MAX([.A50]-[.$F$21])-[.B$21];0)*[.C$22];([.B$22]-[.B$21])*[.C$22])" office:value-type="float" office:value="0" calcext:value-type="float">
            <text:p>0.00</text:p>
          </table:table-cell>
          <table:table-cell table:style-name="ce219" table:formula="of:=IF([.A50]-[.$F$21]&lt;=[.B$23];MAX(MAX([.A50]-[.$F$21];0)-[.B$22];0)*[.C$23];([.B$23]-[.B$22])*[.C$23])" office:value-type="float" office:value="0" calcext:value-type="float">
            <text:p>0.00</text:p>
          </table:table-cell>
          <table:table-cell table:style-name="ce276" table:formula="of:=SUM([.C50:.H50])" office:value-type="float" office:value="17082.5" calcext:value-type="float">
            <text:p>17,082.50</text:p>
          </table:table-cell>
          <table:table-cell table:style-name="ce219" table:formula="of:=IF([.A50]&lt;[.E$7];[.A50]*([.E$3]+[.E$5]);IF([.A50]&gt;=[.E$8];[.A50]*[.E$9];0))" office:value-type="float" office:value="9180" calcext:value-type="float">
            <text:p>9,180.00</text:p>
          </table:table-cell>
          <table:table-cell table:style-name="ce219" table:formula="of:=[.I50]+[.J50]" office:value-type="float" office:value="26262.5" calcext:value-type="float">
            <text:p>26,262.50</text:p>
          </table:table-cell>
          <table:table-cell table:style-name="ce276" table:formula="of:=[.A50]-[.K50]" office:value-type="float" office:value="93737.5" calcext:value-type="float">
            <text:p>93,737.50</text:p>
          </table:table-cell>
          <table:table-cell table:style-name="ce219" table:formula="of:=[.A50]+[.J50]" office:value-type="float" office:value="129180" calcext:value-type="float">
            <text:p>129,180.00</text:p>
          </table:table-cell>
          <table:table-cell table:style-name="ce219" table:formula="of:=[.I$4]" office:value-type="float" office:value="20000" calcext:value-type="float">
            <text:p>20,000.00</text:p>
          </table:table-cell>
          <table:table-cell table:style-name="ce219" table:formula="of:=[.M50]+[.N50]" office:value-type="float" office:value="149180" calcext:value-type="float">
            <text:p>149,180.00</text:p>
          </table:table-cell>
          <table:table-cell table:style-name="ce219" table:formula="of:=[.O50]*[.I$2]" office:value-type="float" office:value="44754" calcext:value-type="float">
            <text:p>44,754.00</text:p>
          </table:table-cell>
          <table:table-cell table:style-name="ce276" table:formula="of:=[.O50]-[.P50]" office:value-type="float" office:value="104426" calcext:value-type="float">
            <text:p>104,426.00</text:p>
          </table:table-cell>
          <table:table-cell table:style-name="ce86" table:formula="of:=CONCATENATE(TEXT([.A50]/1000;&quot;0&quot;);&quot;K&quot;)" office:value-type="string" office:string-value="120K" calcext:value-type="string">
            <text:p>120K</text:p>
          </table:table-cell>
          <table:table-cell table:number-columns-repeated="16331"/>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11389" calcext:value-type="currency">
            <text:p>$11,389 </text:p>
          </table:table-cell>
          <table:table-cell table:style-name="ce238" table:formula="of:=IF(([.A51]-[.$F$21])&lt;=[.B$18];MAX(MAX([.A51]-[.$F$21];0)-[.B$17];0)*[.C$18];([.B$18]-[.B$17])*[.C$18])" office:value-type="float" office:value="4266" calcext:value-type="float">
            <text:p>4,266.00</text:p>
          </table:table-cell>
          <table:table-cell table:style-name="ce219" table:formula="of:=IF([.A51]-[.$F$21]&lt;=[.B$19];MAX(MAX([.A51]-[.$F$21];0)-[.B$18];0)*[.C$19];([.B$19]-[.B$18])*[.C$19])" office:value-type="float" office:value="11742.5" calcext:value-type="float">
            <text:p>11,742.50</text:p>
          </table:table-cell>
          <table:table-cell table:style-name="ce219" table:formula="of:=IF([.A51]-[.$F$21]&lt;=[.B$20];MAX(MAX([.A51]-[.$F$21];0)-[.B$19];0)*[.C$20];([.B$20]-[.B$19])*[.C$20])" office:value-type="float" office:value="3474" calcext:value-type="float">
            <text:p>3,474.00</text:p>
          </table:table-cell>
          <table:table-cell table:style-name="ce219" table:formula="of:=IF([.A51]-[.$F$21]&lt;=[.B$21];MAX(MAX([.A51]-[.$F$21];0)-[.B$20];0)*[.C$21];([.B$21]-[.B$20])*[.C$21])" office:value-type="float" office:value="0" calcext:value-type="float">
            <text:p>0.00</text:p>
          </table:table-cell>
          <table:table-cell table:style-name="ce219" table:formula="of:=IF([.A51]-[.$F$21]&lt;=[.B$22];MAX(MAX([.A51]-[.$F$21])-[.B$21];0)*[.C$22];([.B$22]-[.B$21])*[.C$22])" office:value-type="float" office:value="0" calcext:value-type="float">
            <text:p>0.00</text:p>
          </table:table-cell>
          <table:table-cell table:style-name="ce219" table:formula="of:=IF([.A51]-[.$F$21]&lt;=[.B$23];MAX(MAX([.A51]-[.$F$21];0)-[.B$22];0)*[.C$23];([.B$23]-[.B$22])*[.C$23])" office:value-type="float" office:value="0" calcext:value-type="float">
            <text:p>0.00</text:p>
          </table:table-cell>
          <table:table-cell table:style-name="ce276" table:formula="of:=SUM([.C51:.H51])" office:value-type="float" office:value="19482.5" calcext:value-type="float">
            <text:p>19,482.50</text:p>
          </table:table-cell>
          <table:table-cell table:style-name="ce219" table:formula="of:=IF([.A51]&lt;[.E$7];[.A51]*([.E$3]+[.E$5]);IF([.A51]&gt;=[.E$8];[.A51]*[.E$9];0))" office:value-type="float" office:value="9945" calcext:value-type="float">
            <text:p>9,945.00</text:p>
          </table:table-cell>
          <table:table-cell table:style-name="ce219" table:formula="of:=[.I51]+[.J51]" office:value-type="float" office:value="29427.5" calcext:value-type="float">
            <text:p>29,427.50</text:p>
          </table:table-cell>
          <table:table-cell table:style-name="ce276" table:formula="of:=[.A51]-[.K51]" office:value-type="float" office:value="100572.5" calcext:value-type="float">
            <text:p>100,572.50</text:p>
          </table:table-cell>
          <table:table-cell table:style-name="ce219" table:formula="of:=[.A51]+[.J51]" office:value-type="float" office:value="139945" calcext:value-type="float">
            <text:p>139,945.00</text:p>
          </table:table-cell>
          <table:table-cell table:style-name="ce219" table:formula="of:=[.I$4]" office:value-type="float" office:value="20000" calcext:value-type="float">
            <text:p>20,000.00</text:p>
          </table:table-cell>
          <table:table-cell table:style-name="ce219" table:formula="of:=[.M51]+[.N51]" office:value-type="float" office:value="159945" calcext:value-type="float">
            <text:p>159,945.00</text:p>
          </table:table-cell>
          <table:table-cell table:style-name="ce219" table:formula="of:=[.O51]*[.I$2]" office:value-type="float" office:value="47983.5" calcext:value-type="float">
            <text:p>47,983.50</text:p>
          </table:table-cell>
          <table:table-cell table:style-name="ce276" table:formula="of:=[.O51]-[.P51]" office:value-type="float" office:value="111961.5" calcext:value-type="float">
            <text:p>111,961.50</text:p>
          </table:table-cell>
          <table:table-cell table:style-name="ce86" table:formula="of:=CONCATENATE(TEXT([.A51]/1000;&quot;0&quot;);&quot;K&quot;)" office:value-type="string" office:string-value="130K" calcext:value-type="string">
            <text:p>130K</text:p>
          </table:table-cell>
          <table:table-cell table:number-columns-repeated="16331"/>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12089.5" calcext:value-type="currency">
            <text:p>$12,090 </text:p>
          </table:table-cell>
          <table:table-cell table:style-name="ce238" table:formula="of:=IF(([.A52]-[.$F$21])&lt;=[.B$18];MAX(MAX([.A52]-[.$F$21];0)-[.B$17];0)*[.C$18];([.B$18]-[.B$17])*[.C$18])" office:value-type="float" office:value="4266" calcext:value-type="float">
            <text:p>4,266.00</text:p>
          </table:table-cell>
          <table:table-cell table:style-name="ce219" table:formula="of:=IF([.A52]-[.$F$21]&lt;=[.B$19];MAX(MAX([.A52]-[.$F$21];0)-[.B$18];0)*[.C$19];([.B$19]-[.B$18])*[.C$19])" office:value-type="float" office:value="11742.5" calcext:value-type="float">
            <text:p>11,742.50</text:p>
          </table:table-cell>
          <table:table-cell table:style-name="ce219" table:formula="of:=IF([.A52]-[.$F$21]&lt;=[.B$20];MAX(MAX([.A52]-[.$F$21];0)-[.B$19];0)*[.C$20];([.B$20]-[.B$19])*[.C$20])" office:value-type="float" office:value="5874" calcext:value-type="float">
            <text:p>5,874.00</text:p>
          </table:table-cell>
          <table:table-cell table:style-name="ce219" table:formula="of:=IF([.A52]-[.$F$21]&lt;=[.B$21];MAX(MAX([.A52]-[.$F$21];0)-[.B$20];0)*[.C$21];([.B$21]-[.B$20])*[.C$21])" office:value-type="float" office:value="0" calcext:value-type="float">
            <text:p>0.00</text:p>
          </table:table-cell>
          <table:table-cell table:style-name="ce219" table:formula="of:=IF([.A52]-[.$F$21]&lt;=[.B$22];MAX(MAX([.A52]-[.$F$21])-[.B$21];0)*[.C$22];([.B$22]-[.B$21])*[.C$22])" office:value-type="float" office:value="0" calcext:value-type="float">
            <text:p>0.00</text:p>
          </table:table-cell>
          <table:table-cell table:style-name="ce219" table:formula="of:=IF([.A52]-[.$F$21]&lt;=[.B$23];MAX(MAX([.A52]-[.$F$21];0)-[.B$22];0)*[.C$23];([.B$23]-[.B$22])*[.C$23])" office:value-type="float" office:value="0" calcext:value-type="float">
            <text:p>0.00</text:p>
          </table:table-cell>
          <table:table-cell table:style-name="ce276" table:formula="of:=SUM([.C52:.H52])" office:value-type="float" office:value="21882.5" calcext:value-type="float">
            <text:p>21,882.50</text:p>
          </table:table-cell>
          <table:table-cell table:style-name="ce219" table:formula="of:=IF([.A52]&lt;[.E$7];[.A52]*([.E$3]+[.E$5]);IF([.A52]&gt;=[.E$8];[.A52]*[.E$9];0))" office:value-type="float" office:value="10710" calcext:value-type="float">
            <text:p>10,710.00</text:p>
          </table:table-cell>
          <table:table-cell table:style-name="ce219" table:formula="of:=[.I52]+[.J52]" office:value-type="float" office:value="32592.5" calcext:value-type="float">
            <text:p>32,592.50</text:p>
          </table:table-cell>
          <table:table-cell table:style-name="ce276" table:formula="of:=[.A52]-[.K52]" office:value-type="float" office:value="107407.5" calcext:value-type="float">
            <text:p>107,407.50</text:p>
          </table:table-cell>
          <table:table-cell table:style-name="ce219" table:formula="of:=[.A52]+[.J52]" office:value-type="float" office:value="150710" calcext:value-type="float">
            <text:p>150,710.00</text:p>
          </table:table-cell>
          <table:table-cell table:style-name="ce219" table:formula="of:=[.I$4]" office:value-type="float" office:value="20000" calcext:value-type="float">
            <text:p>20,000.00</text:p>
          </table:table-cell>
          <table:table-cell table:style-name="ce219" table:formula="of:=[.M52]+[.N52]" office:value-type="float" office:value="170710" calcext:value-type="float">
            <text:p>170,710.00</text:p>
          </table:table-cell>
          <table:table-cell table:style-name="ce219" table:formula="of:=[.O52]*[.I$2]" office:value-type="float" office:value="51213" calcext:value-type="float">
            <text:p>51,213.00</text:p>
          </table:table-cell>
          <table:table-cell table:style-name="ce276" table:formula="of:=[.O52]-[.P52]" office:value-type="float" office:value="119497" calcext:value-type="float">
            <text:p>119,497.00</text:p>
          </table:table-cell>
          <table:table-cell table:style-name="ce86" table:formula="of:=CONCATENATE(TEXT([.A52]/1000;&quot;0&quot;);&quot;K&quot;)" office:value-type="string" office:string-value="140K" calcext:value-type="string">
            <text:p>140K</text:p>
          </table:table-cell>
          <table:table-cell table:number-columns-repeated="16331"/>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12790" calcext:value-type="currency">
            <text:p>$12,790 </text:p>
          </table:table-cell>
          <table:table-cell table:style-name="ce238" table:formula="of:=IF(([.A53]-[.$F$21])&lt;=[.B$18];MAX(MAX([.A53]-[.$F$21];0)-[.B$17];0)*[.C$18];([.B$18]-[.B$17])*[.C$18])" office:value-type="float" office:value="4266" calcext:value-type="float">
            <text:p>4,266.00</text:p>
          </table:table-cell>
          <table:table-cell table:style-name="ce219" table:formula="of:=IF([.A53]-[.$F$21]&lt;=[.B$19];MAX(MAX([.A53]-[.$F$21];0)-[.B$18];0)*[.C$19];([.B$19]-[.B$18])*[.C$19])" office:value-type="float" office:value="11742.5" calcext:value-type="float">
            <text:p>11,742.50</text:p>
          </table:table-cell>
          <table:table-cell table:style-name="ce219" table:formula="of:=IF([.A53]-[.$F$21]&lt;=[.B$20];MAX(MAX([.A53]-[.$F$21];0)-[.B$19];0)*[.C$20];([.B$20]-[.B$19])*[.C$20])" office:value-type="float" office:value="8274" calcext:value-type="float">
            <text:p>8,274.00</text:p>
          </table:table-cell>
          <table:table-cell table:style-name="ce219" table:formula="of:=IF([.A53]-[.$F$21]&lt;=[.B$21];MAX(MAX([.A53]-[.$F$21];0)-[.B$20];0)*[.C$21];([.B$21]-[.B$20])*[.C$21])" office:value-type="float" office:value="0" calcext:value-type="float">
            <text:p>0.00</text:p>
          </table:table-cell>
          <table:table-cell table:style-name="ce219" table:formula="of:=IF([.A53]-[.$F$21]&lt;=[.B$22];MAX(MAX([.A53]-[.$F$21])-[.B$21];0)*[.C$22];([.B$22]-[.B$21])*[.C$22])" office:value-type="float" office:value="0" calcext:value-type="float">
            <text:p>0.00</text:p>
          </table:table-cell>
          <table:table-cell table:style-name="ce219" table:formula="of:=IF([.A53]-[.$F$21]&lt;=[.B$23];MAX(MAX([.A53]-[.$F$21];0)-[.B$22];0)*[.C$23];([.B$23]-[.B$22])*[.C$23])" office:value-type="float" office:value="0" calcext:value-type="float">
            <text:p>0.00</text:p>
          </table:table-cell>
          <table:table-cell table:style-name="ce276" table:formula="of:=SUM([.C53:.H53])" office:value-type="float" office:value="24282.5" calcext:value-type="float">
            <text:p>24,282.50</text:p>
          </table:table-cell>
          <table:table-cell table:style-name="ce219" table:formula="of:=IF([.A53]&lt;[.E$7];[.A53]*([.E$3]+[.E$5]);IF([.A53]&gt;=[.E$8];[.A53]*[.E$9];0))" office:value-type="float" office:value="11475" calcext:value-type="float">
            <text:p>11,475.00</text:p>
          </table:table-cell>
          <table:table-cell table:style-name="ce219" table:formula="of:=[.I53]+[.J53]" office:value-type="float" office:value="35757.5" calcext:value-type="float">
            <text:p>35,757.50</text:p>
          </table:table-cell>
          <table:table-cell table:style-name="ce276" table:formula="of:=[.A53]-[.K53]" office:value-type="float" office:value="114242.5" calcext:value-type="float">
            <text:p>114,242.50</text:p>
          </table:table-cell>
          <table:table-cell table:style-name="ce219" table:formula="of:=[.A53]+[.J53]" office:value-type="float" office:value="161475" calcext:value-type="float">
            <text:p>161,475.00</text:p>
          </table:table-cell>
          <table:table-cell table:style-name="ce219" table:formula="of:=[.I$4]" office:value-type="float" office:value="20000" calcext:value-type="float">
            <text:p>20,000.00</text:p>
          </table:table-cell>
          <table:table-cell table:style-name="ce219" table:formula="of:=[.M53]+[.N53]" office:value-type="float" office:value="181475" calcext:value-type="float">
            <text:p>181,475.00</text:p>
          </table:table-cell>
          <table:table-cell table:style-name="ce219" table:formula="of:=[.O53]*[.I$2]" office:value-type="float" office:value="54442.5" calcext:value-type="float">
            <text:p>54,442.50</text:p>
          </table:table-cell>
          <table:table-cell table:style-name="ce276" table:formula="of:=[.O53]-[.P53]" office:value-type="float" office:value="127032.5" calcext:value-type="float">
            <text:p>127,032.50</text:p>
          </table:table-cell>
          <table:table-cell table:style-name="ce86" table:formula="of:=CONCATENATE(TEXT([.A53]/1000;&quot;0&quot;);&quot;K&quot;)" office:value-type="string" office:string-value="150K" calcext:value-type="string">
            <text:p>150K</text:p>
          </table:table-cell>
          <table:table-cell table:number-columns-repeated="16331"/>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13490.5" calcext:value-type="currency">
            <text:p>$13,491 </text:p>
          </table:table-cell>
          <table:table-cell table:style-name="ce238" table:formula="of:=IF(([.A54]-[.$F$21])&lt;=[.B$18];MAX(MAX([.A54]-[.$F$21];0)-[.B$17];0)*[.C$18];([.B$18]-[.B$17])*[.C$18])" office:value-type="float" office:value="4266" calcext:value-type="float">
            <text:p>4,266.00</text:p>
          </table:table-cell>
          <table:table-cell table:style-name="ce219" table:formula="of:=IF([.A54]-[.$F$21]&lt;=[.B$19];MAX(MAX([.A54]-[.$F$21];0)-[.B$18];0)*[.C$19];([.B$19]-[.B$18])*[.C$19])" office:value-type="float" office:value="11742.5" calcext:value-type="float">
            <text:p>11,742.50</text:p>
          </table:table-cell>
          <table:table-cell table:style-name="ce219" table:formula="of:=IF([.A54]-[.$F$21]&lt;=[.B$20];MAX(MAX([.A54]-[.$F$21];0)-[.B$19];0)*[.C$20];([.B$20]-[.B$19])*[.C$20])" office:value-type="float" office:value="10674" calcext:value-type="float">
            <text:p>10,674.00</text:p>
          </table:table-cell>
          <table:table-cell table:style-name="ce219" table:formula="of:=IF([.A54]-[.$F$21]&lt;=[.B$21];MAX(MAX([.A54]-[.$F$21];0)-[.B$20];0)*[.C$21];([.B$21]-[.B$20])*[.C$21])" office:value-type="float" office:value="0" calcext:value-type="float">
            <text:p>0.00</text:p>
          </table:table-cell>
          <table:table-cell table:style-name="ce219" table:formula="of:=IF([.A54]-[.$F$21]&lt;=[.B$22];MAX(MAX([.A54]-[.$F$21])-[.B$21];0)*[.C$22];([.B$22]-[.B$21])*[.C$22])" office:value-type="float" office:value="0" calcext:value-type="float">
            <text:p>0.00</text:p>
          </table:table-cell>
          <table:table-cell table:style-name="ce219" table:formula="of:=IF([.A54]-[.$F$21]&lt;=[.B$23];MAX(MAX([.A54]-[.$F$21];0)-[.B$22];0)*[.C$23];([.B$23]-[.B$22])*[.C$23])" office:value-type="float" office:value="0" calcext:value-type="float">
            <text:p>0.00</text:p>
          </table:table-cell>
          <table:table-cell table:style-name="ce276" table:formula="of:=SUM([.C54:.H54])" office:value-type="float" office:value="26682.5" calcext:value-type="float">
            <text:p>26,682.50</text:p>
          </table:table-cell>
          <table:table-cell table:style-name="ce219" table:formula="of:=IF([.A54]&lt;[.E$7];[.A54]*([.E$3]+[.E$5]);IF([.A54]&gt;=[.E$8];[.A54]*[.E$9];0))" office:value-type="float" office:value="12240" calcext:value-type="float">
            <text:p>12,240.00</text:p>
          </table:table-cell>
          <table:table-cell table:style-name="ce219" table:formula="of:=[.I54]+[.J54]" office:value-type="float" office:value="38922.5" calcext:value-type="float">
            <text:p>38,922.50</text:p>
          </table:table-cell>
          <table:table-cell table:style-name="ce276" table:formula="of:=[.A54]-[.K54]" office:value-type="float" office:value="121077.5" calcext:value-type="float">
            <text:p>121,077.50</text:p>
          </table:table-cell>
          <table:table-cell table:style-name="ce219" table:formula="of:=[.A54]+[.J54]" office:value-type="float" office:value="172240" calcext:value-type="float">
            <text:p>172,240.00</text:p>
          </table:table-cell>
          <table:table-cell table:style-name="ce219" table:formula="of:=[.I$4]" office:value-type="float" office:value="20000" calcext:value-type="float">
            <text:p>20,000.00</text:p>
          </table:table-cell>
          <table:table-cell table:style-name="ce219" table:formula="of:=[.M54]+[.N54]" office:value-type="float" office:value="192240" calcext:value-type="float">
            <text:p>192,240.00</text:p>
          </table:table-cell>
          <table:table-cell table:style-name="ce219" table:formula="of:=[.O54]*[.I$2]" office:value-type="float" office:value="57672" calcext:value-type="float">
            <text:p>57,672.00</text:p>
          </table:table-cell>
          <table:table-cell table:style-name="ce276" table:formula="of:=[.O54]-[.P54]" office:value-type="float" office:value="134568" calcext:value-type="float">
            <text:p>134,568.00</text:p>
          </table:table-cell>
          <table:table-cell table:style-name="ce86" table:formula="of:=CONCATENATE(TEXT([.A54]/1000;&quot;0&quot;);&quot;K&quot;)" office:value-type="string" office:string-value="160K" calcext:value-type="string">
            <text:p>160K</text:p>
          </table:table-cell>
          <table:table-cell table:number-columns-repeated="16331"/>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14191" calcext:value-type="currency">
            <text:p>$14,191 </text:p>
          </table:table-cell>
          <table:table-cell table:style-name="ce238" table:formula="of:=IF(([.A55]-[.$F$21])&lt;=[.B$18];MAX(MAX([.A55]-[.$F$21];0)-[.B$17];0)*[.C$18];([.B$18]-[.B$17])*[.C$18])" office:value-type="float" office:value="4266" calcext:value-type="float">
            <text:p>4,266.00</text:p>
          </table:table-cell>
          <table:table-cell table:style-name="ce219" table:formula="of:=IF([.A55]-[.$F$21]&lt;=[.B$19];MAX(MAX([.A55]-[.$F$21];0)-[.B$18];0)*[.C$19];([.B$19]-[.B$18])*[.C$19])" office:value-type="float" office:value="11742.5" calcext:value-type="float">
            <text:p>11,742.50</text:p>
          </table:table-cell>
          <table:table-cell table:style-name="ce219" table:formula="of:=IF([.A55]-[.$F$21]&lt;=[.B$20];MAX(MAX([.A55]-[.$F$21];0)-[.B$19];0)*[.C$20];([.B$20]-[.B$19])*[.C$20])" office:value-type="float" office:value="13074" calcext:value-type="float">
            <text:p>13,074.00</text:p>
          </table:table-cell>
          <table:table-cell table:style-name="ce219" table:formula="of:=IF([.A55]-[.$F$21]&lt;=[.B$21];MAX(MAX([.A55]-[.$F$21];0)-[.B$20];0)*[.C$21];([.B$21]-[.B$20])*[.C$21])" office:value-type="float" office:value="0" calcext:value-type="float">
            <text:p>0.00</text:p>
          </table:table-cell>
          <table:table-cell table:style-name="ce219" table:formula="of:=IF([.A55]-[.$F$21]&lt;=[.B$22];MAX(MAX([.A55]-[.$F$21])-[.B$21];0)*[.C$22];([.B$22]-[.B$21])*[.C$22])" office:value-type="float" office:value="0" calcext:value-type="float">
            <text:p>0.00</text:p>
          </table:table-cell>
          <table:table-cell table:style-name="ce219" table:formula="of:=IF([.A55]-[.$F$21]&lt;=[.B$23];MAX(MAX([.A55]-[.$F$21];0)-[.B$22];0)*[.C$23];([.B$23]-[.B$22])*[.C$23])" office:value-type="float" office:value="0" calcext:value-type="float">
            <text:p>0.00</text:p>
          </table:table-cell>
          <table:table-cell table:style-name="ce276" table:formula="of:=SUM([.C55:.H55])" office:value-type="float" office:value="29082.5" calcext:value-type="float">
            <text:p>29,082.50</text:p>
          </table:table-cell>
          <table:table-cell table:style-name="ce219" table:formula="of:=IF([.A55]&lt;[.E$7];[.A55]*([.E$3]+[.E$5]);IF([.A55]&gt;=[.E$8];[.A55]*[.E$9];0))" office:value-type="float" office:value="13005" calcext:value-type="float">
            <text:p>13,005.00</text:p>
          </table:table-cell>
          <table:table-cell table:style-name="ce219" table:formula="of:=[.I55]+[.J55]" office:value-type="float" office:value="42087.5" calcext:value-type="float">
            <text:p>42,087.50</text:p>
          </table:table-cell>
          <table:table-cell table:style-name="ce276" table:formula="of:=[.A55]-[.K55]" office:value-type="float" office:value="127912.5" calcext:value-type="float">
            <text:p>127,912.50</text:p>
          </table:table-cell>
          <table:table-cell table:style-name="ce219" table:formula="of:=[.A55]+[.J55]" office:value-type="float" office:value="183005" calcext:value-type="float">
            <text:p>183,005.00</text:p>
          </table:table-cell>
          <table:table-cell table:style-name="ce219" table:formula="of:=[.I$4]" office:value-type="float" office:value="20000" calcext:value-type="float">
            <text:p>20,000.00</text:p>
          </table:table-cell>
          <table:table-cell table:style-name="ce219" table:formula="of:=[.M55]+[.N55]" office:value-type="float" office:value="203005" calcext:value-type="float">
            <text:p>203,005.00</text:p>
          </table:table-cell>
          <table:table-cell table:style-name="ce219" table:formula="of:=[.O55]*[.I$2]" office:value-type="float" office:value="60901.5" calcext:value-type="float">
            <text:p>60,901.50</text:p>
          </table:table-cell>
          <table:table-cell table:style-name="ce276" table:formula="of:=[.O55]-[.P55]" office:value-type="float" office:value="142103.5" calcext:value-type="float">
            <text:p>142,103.50</text:p>
          </table:table-cell>
          <table:table-cell table:style-name="ce86" table:formula="of:=CONCATENATE(TEXT([.A55]/1000;&quot;0&quot;);&quot;K&quot;)" office:value-type="string" office:string-value="170K" calcext:value-type="string">
            <text:p>170K</text:p>
          </table:table-cell>
          <table:table-cell table:number-columns-repeated="16331"/>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8517.5" calcext:value-type="currency">
            <text:p>($8,518)</text:p>
          </table:table-cell>
          <table:table-cell table:style-name="ce238" table:formula="of:=IF(([.A56]-[.$F$21])&lt;=[.B$18];MAX(MAX([.A56]-[.$F$21];0)-[.B$17];0)*[.C$18];([.B$18]-[.B$17])*[.C$18])" office:value-type="float" office:value="4266" calcext:value-type="float">
            <text:p>4,266.00</text:p>
          </table:table-cell>
          <table:table-cell table:style-name="ce219" table:formula="of:=IF([.A56]-[.$F$21]&lt;=[.B$19];MAX(MAX([.A56]-[.$F$21];0)-[.B$18];0)*[.C$19];([.B$19]-[.B$18])*[.C$19])" office:value-type="float" office:value="11742.5" calcext:value-type="float">
            <text:p>11,742.50</text:p>
          </table:table-cell>
          <table:table-cell table:style-name="ce219" table:formula="of:=IF([.A56]-[.$F$21]&lt;=[.B$20];MAX(MAX([.A56]-[.$F$21];0)-[.B$19];0)*[.C$20];([.B$20]-[.B$19])*[.C$20])" office:value-type="float" office:value="15474" calcext:value-type="float">
            <text:p>15,474.00</text:p>
          </table:table-cell>
          <table:table-cell table:style-name="ce219" table:formula="of:=IF([.A56]-[.$F$21]&lt;=[.B$21];MAX(MAX([.A56]-[.$F$21];0)-[.B$20];0)*[.C$21];([.B$21]-[.B$20])*[.C$21])" office:value-type="float" office:value="0" calcext:value-type="float">
            <text:p>0.00</text:p>
          </table:table-cell>
          <table:table-cell table:style-name="ce219" table:formula="of:=IF([.A56]-[.$F$21]&lt;=[.B$22];MAX(MAX([.A56]-[.$F$21])-[.B$21];0)*[.C$22];([.B$22]-[.B$21])*[.C$22])" office:value-type="float" office:value="0" calcext:value-type="float">
            <text:p>0.00</text:p>
          </table:table-cell>
          <table:table-cell table:style-name="ce219" table:formula="of:=IF([.A56]-[.$F$21]&lt;=[.B$23];MAX(MAX([.A56]-[.$F$21];0)-[.B$22];0)*[.C$23];([.B$23]-[.B$22])*[.C$23])" office:value-type="float" office:value="0" calcext:value-type="float">
            <text:p>0.00</text:p>
          </table:table-cell>
          <table:table-cell table:style-name="ce276" table:formula="of:=SUM([.C56:.H56])" office:value-type="float" office:value="31482.5" calcext:value-type="float">
            <text:p>31,482.50</text:p>
          </table:table-cell>
          <table:table-cell table:style-name="ce219" table:formula="of:=IF([.A56]&lt;[.E$7];[.A56]*([.E$3]+[.E$5]);IF([.A56]&gt;=[.E$8];[.A56]*[.E$9];0))" office:value-type="float" office:value="0" calcext:value-type="float">
            <text:p>0.00</text:p>
          </table:table-cell>
          <table:table-cell table:style-name="ce219" table:formula="of:=[.I56]+[.J56]" office:value-type="float" office:value="31482.5" calcext:value-type="float">
            <text:p>31,482.50</text:p>
          </table:table-cell>
          <table:table-cell table:style-name="ce276" table:formula="of:=[.A56]-[.K56]" office:value-type="float" office:value="148517.5" calcext:value-type="float">
            <text:p>148,517.50</text:p>
          </table:table-cell>
          <table:table-cell table:style-name="ce219" table:formula="of:=[.A56]+[.J56]" office:value-type="float" office:value="180000" calcext:value-type="float">
            <text:p>180,000.00</text:p>
          </table:table-cell>
          <table:table-cell table:style-name="ce219" table:formula="of:=[.I$4]" office:value-type="float" office:value="20000" calcext:value-type="float">
            <text:p>20,000.00</text:p>
          </table:table-cell>
          <table:table-cell table:style-name="ce219" table:formula="of:=[.M56]+[.N56]" office:value-type="float" office:value="200000" calcext:value-type="float">
            <text:p>200,000.00</text:p>
          </table:table-cell>
          <table:table-cell table:style-name="ce219" table:formula="of:=[.O56]*[.I$2]" office:value-type="float" office:value="60000" calcext:value-type="float">
            <text:p>60,000.00</text:p>
          </table:table-cell>
          <table:table-cell table:style-name="ce276" table:formula="of:=[.O56]-[.P56]" office:value-type="float" office:value="140000" calcext:value-type="float">
            <text:p>140,000.00</text:p>
          </table:table-cell>
          <table:table-cell table:style-name="ce86" table:formula="of:=CONCATENATE(TEXT([.A56]/1000;&quot;0&quot;);&quot;K&quot;)" office:value-type="string" office:string-value="180K" calcext:value-type="string">
            <text:p>180K</text:p>
          </table:table-cell>
          <table:table-cell table:number-columns-repeated="16331"/>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9117.5" calcext:value-type="currency">
            <text:p>($9,118)</text:p>
          </table:table-cell>
          <table:table-cell table:style-name="ce238" table:formula="of:=IF(([.A57]-[.$F$21])&lt;=[.B$18];MAX(MAX([.A57]-[.$F$21];0)-[.B$17];0)*[.C$18];([.B$18]-[.B$17])*[.C$18])" office:value-type="float" office:value="4266" calcext:value-type="float">
            <text:p>4,266.00</text:p>
          </table:table-cell>
          <table:table-cell table:style-name="ce219" table:formula="of:=IF([.A57]-[.$F$21]&lt;=[.B$19];MAX(MAX([.A57]-[.$F$21];0)-[.B$18];0)*[.C$19];([.B$19]-[.B$18])*[.C$19])" office:value-type="float" office:value="11742.5" calcext:value-type="float">
            <text:p>11,742.50</text:p>
          </table:table-cell>
          <table:table-cell table:style-name="ce219" table:formula="of:=IF([.A57]-[.$F$21]&lt;=[.B$20];MAX(MAX([.A57]-[.$F$21];0)-[.B$19];0)*[.C$20];([.B$20]-[.B$19])*[.C$20])" office:value-type="float" office:value="17874" calcext:value-type="float">
            <text:p>17,874.00</text:p>
          </table:table-cell>
          <table:table-cell table:style-name="ce219" table:formula="of:=IF([.A57]-[.$F$21]&lt;=[.B$21];MAX(MAX([.A57]-[.$F$21];0)-[.B$20];0)*[.C$21];([.B$21]-[.B$20])*[.C$21])" office:value-type="float" office:value="0" calcext:value-type="float">
            <text:p>0.00</text:p>
          </table:table-cell>
          <table:table-cell table:style-name="ce219" table:formula="of:=IF([.A57]-[.$F$21]&lt;=[.B$22];MAX(MAX([.A57]-[.$F$21])-[.B$21];0)*[.C$22];([.B$22]-[.B$21])*[.C$22])" office:value-type="float" office:value="0" calcext:value-type="float">
            <text:p>0.00</text:p>
          </table:table-cell>
          <table:table-cell table:style-name="ce219" table:formula="of:=IF([.A57]-[.$F$21]&lt;=[.B$23];MAX(MAX([.A57]-[.$F$21];0)-[.B$22];0)*[.C$23];([.B$23]-[.B$22])*[.C$23])" office:value-type="float" office:value="0" calcext:value-type="float">
            <text:p>0.00</text:p>
          </table:table-cell>
          <table:table-cell table:style-name="ce276" table:formula="of:=SUM([.C57:.H57])" office:value-type="float" office:value="33882.5" calcext:value-type="float">
            <text:p>33,882.50</text:p>
          </table:table-cell>
          <table:table-cell table:style-name="ce219" table:formula="of:=IF([.A57]&lt;[.E$7];[.A57]*([.E$3]+[.E$5]);IF([.A57]&gt;=[.E$8];[.A57]*[.E$9];0))" office:value-type="float" office:value="0" calcext:value-type="float">
            <text:p>0.00</text:p>
          </table:table-cell>
          <table:table-cell table:style-name="ce219" table:formula="of:=[.I57]+[.J57]" office:value-type="float" office:value="33882.5" calcext:value-type="float">
            <text:p>33,882.50</text:p>
          </table:table-cell>
          <table:table-cell table:style-name="ce276" table:formula="of:=[.A57]-[.K57]" office:value-type="float" office:value="156117.5" calcext:value-type="float">
            <text:p>156,117.50</text:p>
          </table:table-cell>
          <table:table-cell table:style-name="ce219" table:formula="of:=[.A57]+[.J57]" office:value-type="float" office:value="190000" calcext:value-type="float">
            <text:p>190,000.00</text:p>
          </table:table-cell>
          <table:table-cell table:style-name="ce219" table:formula="of:=[.I$4]" office:value-type="float" office:value="20000" calcext:value-type="float">
            <text:p>20,000.00</text:p>
          </table:table-cell>
          <table:table-cell table:style-name="ce219" table:formula="of:=[.M57]+[.N57]" office:value-type="float" office:value="210000" calcext:value-type="float">
            <text:p>210,000.00</text:p>
          </table:table-cell>
          <table:table-cell table:style-name="ce219" table:formula="of:=[.O57]*[.I$2]" office:value-type="float" office:value="63000" calcext:value-type="float">
            <text:p>63,000.00</text:p>
          </table:table-cell>
          <table:table-cell table:style-name="ce276" table:formula="of:=[.O57]-[.P57]" office:value-type="float" office:value="147000" calcext:value-type="float">
            <text:p>147,000.00</text:p>
          </table:table-cell>
          <table:table-cell table:style-name="ce86" table:formula="of:=CONCATENATE(TEXT([.A57]/1000;&quot;0&quot;);&quot;K&quot;)" office:value-type="string" office:string-value="190K" calcext:value-type="string">
            <text:p>190K</text:p>
          </table:table-cell>
          <table:table-cell table:number-columns-repeated="16331"/>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6657.5" calcext:value-type="currency">
            <text:p>($6,658)</text:p>
          </table:table-cell>
          <table:table-cell table:style-name="ce238" table:formula="of:=IF(([.A58]-[.$F$21])&lt;=[.B$18];MAX(MAX([.A58]-[.$F$21];0)-[.B$17];0)*[.C$18];([.B$18]-[.B$17])*[.C$18])" office:value-type="float" office:value="4266" calcext:value-type="float">
            <text:p>4,266.00</text:p>
          </table:table-cell>
          <table:table-cell table:style-name="ce219" table:formula="of:=IF([.A58]-[.$F$21]&lt;=[.B$19];MAX(MAX([.A58]-[.$F$21];0)-[.B$18];0)*[.C$19];([.B$19]-[.B$18])*[.C$19])" office:value-type="float" office:value="11742.5" calcext:value-type="float">
            <text:p>11,742.50</text:p>
          </table:table-cell>
          <table:table-cell table:style-name="ce219" table:formula="of:=IF([.A58]-[.$F$21]&lt;=[.B$20];MAX(MAX([.A58]-[.$F$21];0)-[.B$19];0)*[.C$20];([.B$20]-[.B$19])*[.C$20])" office:value-type="float" office:value="20274" calcext:value-type="float">
            <text:p>20,274.00</text:p>
          </table:table-cell>
          <table:table-cell table:style-name="ce219" table:formula="of:=IF([.A58]-[.$F$21]&lt;=[.B$21];MAX(MAX([.A58]-[.$F$21];0)-[.B$20];0)*[.C$21];([.B$21]-[.B$20])*[.C$21])" office:value-type="float" office:value="0" calcext:value-type="float">
            <text:p>0.00</text:p>
          </table:table-cell>
          <table:table-cell table:style-name="ce219" table:formula="of:=IF([.A58]-[.$F$21]&lt;=[.B$22];MAX(MAX([.A58]-[.$F$21])-[.B$21];0)*[.C$22];([.B$22]-[.B$21])*[.C$22])" office:value-type="float" office:value="0" calcext:value-type="float">
            <text:p>0.00</text:p>
          </table:table-cell>
          <table:table-cell table:style-name="ce219" table:formula="of:=IF([.A58]-[.$F$21]&lt;=[.B$23];MAX(MAX([.A58]-[.$F$21];0)-[.B$22];0)*[.C$23];([.B$23]-[.B$22])*[.C$23])" office:value-type="float" office:value="0" calcext:value-type="float">
            <text:p>0.00</text:p>
          </table:table-cell>
          <table:table-cell table:style-name="ce276" table:formula="of:=SUM([.C58:.H58])" office:value-type="float" office:value="36282.5" calcext:value-type="float">
            <text:p>36,282.50</text:p>
          </table:table-cell>
          <table:table-cell table:style-name="ce219" table:formula="of:=IF([.A58]&lt;[.E$7];[.A58]*([.E$3]+[.E$5]);IF([.A58]&gt;=[.E$8];[.A58]*[.E$9];0))" office:value-type="float" office:value="1800" calcext:value-type="float">
            <text:p>1,800.00</text:p>
          </table:table-cell>
          <table:table-cell table:style-name="ce219" table:formula="of:=[.I58]+[.J58]" office:value-type="float" office:value="38082.5" calcext:value-type="float">
            <text:p>38,082.50</text:p>
          </table:table-cell>
          <table:table-cell table:style-name="ce276" table:formula="of:=[.A58]-[.K58]" office:value-type="float" office:value="161917.5" calcext:value-type="float">
            <text:p>161,917.50</text:p>
          </table:table-cell>
          <table:table-cell table:style-name="ce219" table:formula="of:=[.A58]+[.J58]" office:value-type="float" office:value="201800" calcext:value-type="float">
            <text:p>201,800.00</text:p>
          </table:table-cell>
          <table:table-cell table:style-name="ce219" table:formula="of:=[.I$4]" office:value-type="float" office:value="20000" calcext:value-type="float">
            <text:p>20,000.00</text:p>
          </table:table-cell>
          <table:table-cell table:style-name="ce219" table:formula="of:=[.M58]+[.N58]" office:value-type="float" office:value="221800" calcext:value-type="float">
            <text:p>221,800.00</text:p>
          </table:table-cell>
          <table:table-cell table:style-name="ce219" table:formula="of:=[.O58]*[.I$2]" office:value-type="float" office:value="66540" calcext:value-type="float">
            <text:p>66,540.00</text:p>
          </table:table-cell>
          <table:table-cell table:style-name="ce276" table:formula="of:=[.O58]-[.P58]" office:value-type="float" office:value="155260" calcext:value-type="float">
            <text:p>155,260.00</text:p>
          </table:table-cell>
          <table:table-cell table:style-name="ce86" table:formula="of:=CONCATENATE(TEXT([.A58]/1000;&quot;0&quot;);&quot;K&quot;)" office:value-type="string" office:string-value="200K" calcext:value-type="string">
            <text:p>200K</text:p>
          </table:table-cell>
          <table:table-cell table:number-columns-repeated="16331"/>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6860.5" calcext:value-type="currency">
            <text:p>($6,861)</text:p>
          </table:table-cell>
          <table:table-cell table:style-name="ce238" table:formula="of:=IF(([.A59]-[.$F$21])&lt;=[.B$18];MAX(MAX([.A59]-[.$F$21];0)-[.B$17];0)*[.C$18];([.B$18]-[.B$17])*[.C$18])" office:value-type="float" office:value="4266" calcext:value-type="float">
            <text:p>4,266.00</text:p>
          </table:table-cell>
          <table:table-cell table:style-name="ce219" table:formula="of:=IF([.A59]-[.$F$21]&lt;=[.B$19];MAX(MAX([.A59]-[.$F$21];0)-[.B$18];0)*[.C$19];([.B$19]-[.B$18])*[.C$19])" office:value-type="float" office:value="11742.5" calcext:value-type="float">
            <text:p>11,742.50</text:p>
          </table:table-cell>
          <table:table-cell table:style-name="ce219" table:formula="of:=IF([.A59]-[.$F$21]&lt;=[.B$20];MAX(MAX([.A59]-[.$F$21];0)-[.B$19];0)*[.C$20];([.B$20]-[.B$19])*[.C$20])" office:value-type="float" office:value="21942" calcext:value-type="float">
            <text:p>21,942.00</text:p>
          </table:table-cell>
          <table:table-cell table:style-name="ce219" table:formula="of:=IF([.A59]-[.$F$21]&lt;=[.B$21];MAX(MAX([.A59]-[.$F$21];0)-[.B$20];0)*[.C$21];([.B$21]-[.B$20])*[.C$21])" office:value-type="float" office:value="976" calcext:value-type="float">
            <text:p>976.00</text:p>
          </table:table-cell>
          <table:table-cell table:style-name="ce219" table:formula="of:=IF([.A59]-[.$F$21]&lt;=[.B$22];MAX(MAX([.A59]-[.$F$21])-[.B$21];0)*[.C$22];([.B$22]-[.B$21])*[.C$22])" office:value-type="float" office:value="0" calcext:value-type="float">
            <text:p>0.00</text:p>
          </table:table-cell>
          <table:table-cell table:style-name="ce219" table:formula="of:=IF([.A59]-[.$F$21]&lt;=[.B$23];MAX(MAX([.A59]-[.$F$21];0)-[.B$22];0)*[.C$23];([.B$23]-[.B$22])*[.C$23])" office:value-type="float" office:value="0" calcext:value-type="float">
            <text:p>0.00</text:p>
          </table:table-cell>
          <table:table-cell table:style-name="ce276" table:formula="of:=SUM([.C59:.H59])" office:value-type="float" office:value="38926.5" calcext:value-type="float">
            <text:p>38,926.50</text:p>
          </table:table-cell>
          <table:table-cell table:style-name="ce219" table:formula="of:=IF([.A59]&lt;[.E$7];[.A59]*([.E$3]+[.E$5]);IF([.A59]&gt;=[.E$8];[.A59]*[.E$9];0))" office:value-type="float" office:value="1890" calcext:value-type="float">
            <text:p>1,890.00</text:p>
          </table:table-cell>
          <table:table-cell table:style-name="ce219" table:formula="of:=[.I59]+[.J59]" office:value-type="float" office:value="40816.5" calcext:value-type="float">
            <text:p>40,816.50</text:p>
          </table:table-cell>
          <table:table-cell table:style-name="ce276" table:formula="of:=[.A59]-[.K59]" office:value-type="float" office:value="169183.5" calcext:value-type="float">
            <text:p>169,183.50</text:p>
          </table:table-cell>
          <table:table-cell table:style-name="ce219" table:formula="of:=[.A59]+[.J59]" office:value-type="float" office:value="211890" calcext:value-type="float">
            <text:p>211,890.00</text:p>
          </table:table-cell>
          <table:table-cell table:style-name="ce219" table:formula="of:=[.I$4]" office:value-type="float" office:value="20000" calcext:value-type="float">
            <text:p>20,000.00</text:p>
          </table:table-cell>
          <table:table-cell table:style-name="ce219" table:formula="of:=[.M59]+[.N59]" office:value-type="float" office:value="231890" calcext:value-type="float">
            <text:p>231,890.00</text:p>
          </table:table-cell>
          <table:table-cell table:style-name="ce219" table:formula="of:=[.O59]*[.I$2]" office:value-type="float" office:value="69567" calcext:value-type="float">
            <text:p>69,567.00</text:p>
          </table:table-cell>
          <table:table-cell table:style-name="ce276" table:formula="of:=[.O59]-[.P59]" office:value-type="float" office:value="162323" calcext:value-type="float">
            <text:p>162,323.00</text:p>
          </table:table-cell>
          <table:table-cell table:style-name="ce86" table:formula="of:=CONCATENATE(TEXT([.A59]/1000;&quot;0&quot;);&quot;K&quot;)" office:value-type="string" office:string-value="210K" calcext:value-type="string">
            <text:p>210K</text:p>
          </table:table-cell>
          <table:table-cell table:number-columns-repeated="16331"/>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6507.5" calcext:value-type="currency">
            <text:p>($6,508)</text:p>
          </table:table-cell>
          <table:table-cell table:style-name="ce238" table:formula="of:=IF(([.A60]-[.$F$21])&lt;=[.B$18];MAX(MAX([.A60]-[.$F$21];0)-[.B$17];0)*[.C$18];([.B$18]-[.B$17])*[.C$18])" office:value-type="float" office:value="4266" calcext:value-type="float">
            <text:p>4,266.00</text:p>
          </table:table-cell>
          <table:table-cell table:style-name="ce219" table:formula="of:=IF([.A60]-[.$F$21]&lt;=[.B$19];MAX(MAX([.A60]-[.$F$21];0)-[.B$18];0)*[.C$19];([.B$19]-[.B$18])*[.C$19])" office:value-type="float" office:value="11742.5" calcext:value-type="float">
            <text:p>11,742.50</text:p>
          </table:table-cell>
          <table:table-cell table:style-name="ce219" table:formula="of:=IF([.A60]-[.$F$21]&lt;=[.B$20];MAX(MAX([.A60]-[.$F$21];0)-[.B$19];0)*[.C$20];([.B$20]-[.B$19])*[.C$20])" office:value-type="float" office:value="21942" calcext:value-type="float">
            <text:p>21,942.00</text:p>
          </table:table-cell>
          <table:table-cell table:style-name="ce219" table:formula="of:=IF([.A60]-[.$F$21]&lt;=[.B$21];MAX(MAX([.A60]-[.$F$21];0)-[.B$20];0)*[.C$21];([.B$21]-[.B$20])*[.C$21])" office:value-type="float" office:value="4176" calcext:value-type="float">
            <text:p>4,176.00</text:p>
          </table:table-cell>
          <table:table-cell table:style-name="ce219" table:formula="of:=IF([.A60]-[.$F$21]&lt;=[.B$22];MAX(MAX([.A60]-[.$F$21])-[.B$21];0)*[.C$22];([.B$22]-[.B$21])*[.C$22])" office:value-type="float" office:value="0" calcext:value-type="float">
            <text:p>0.00</text:p>
          </table:table-cell>
          <table:table-cell table:style-name="ce219" table:formula="of:=IF([.A60]-[.$F$21]&lt;=[.B$23];MAX(MAX([.A60]-[.$F$21];0)-[.B$22];0)*[.C$23];([.B$23]-[.B$22])*[.C$23])" office:value-type="float" office:value="0" calcext:value-type="float">
            <text:p>0.00</text:p>
          </table:table-cell>
          <table:table-cell table:style-name="ce276" table:formula="of:=SUM([.C60:.H60])" office:value-type="float" office:value="42126.5" calcext:value-type="float">
            <text:p>42,126.50</text:p>
          </table:table-cell>
          <table:table-cell table:style-name="ce219" table:formula="of:=IF([.A60]&lt;[.E$7];[.A60]*([.E$3]+[.E$5]);IF([.A60]&gt;=[.E$8];[.A60]*[.E$9];0))" office:value-type="float" office:value="1980" calcext:value-type="float">
            <text:p>1,980.00</text:p>
          </table:table-cell>
          <table:table-cell table:style-name="ce219" table:formula="of:=[.I60]+[.J60]" office:value-type="float" office:value="44106.5" calcext:value-type="float">
            <text:p>44,106.50</text:p>
          </table:table-cell>
          <table:table-cell table:style-name="ce276" table:formula="of:=[.A60]-[.K60]" office:value-type="float" office:value="175893.5" calcext:value-type="float">
            <text:p>175,893.50</text:p>
          </table:table-cell>
          <table:table-cell table:style-name="ce219" table:formula="of:=[.A60]+[.J60]" office:value-type="float" office:value="221980" calcext:value-type="float">
            <text:p>221,980.00</text:p>
          </table:table-cell>
          <table:table-cell table:style-name="ce219" table:formula="of:=[.I$4]" office:value-type="float" office:value="20000" calcext:value-type="float">
            <text:p>20,000.00</text:p>
          </table:table-cell>
          <table:table-cell table:style-name="ce219" table:formula="of:=[.M60]+[.N60]" office:value-type="float" office:value="241980" calcext:value-type="float">
            <text:p>241,980.00</text:p>
          </table:table-cell>
          <table:table-cell table:style-name="ce219" table:formula="of:=[.O60]*[.I$2]" office:value-type="float" office:value="72594" calcext:value-type="float">
            <text:p>72,594.00</text:p>
          </table:table-cell>
          <table:table-cell table:style-name="ce276" table:formula="of:=[.O60]-[.P60]" office:value-type="float" office:value="169386" calcext:value-type="float">
            <text:p>169,386.00</text:p>
          </table:table-cell>
          <table:table-cell table:style-name="ce86" table:formula="of:=CONCATENATE(TEXT([.A60]/1000;&quot;0&quot;);&quot;K&quot;)" office:value-type="string" office:string-value="220K" calcext:value-type="string">
            <text:p>220K</text:p>
          </table:table-cell>
          <table:table-cell table:number-columns-repeated="16331"/>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6154.5" calcext:value-type="currency">
            <text:p>($6,155)</text:p>
          </table:table-cell>
          <table:table-cell table:style-name="ce238" table:formula="of:=IF(([.A61]-[.$F$21])&lt;=[.B$18];MAX(MAX([.A61]-[.$F$21];0)-[.B$17];0)*[.C$18];([.B$18]-[.B$17])*[.C$18])" office:value-type="float" office:value="4266" calcext:value-type="float">
            <text:p>4,266.00</text:p>
          </table:table-cell>
          <table:table-cell table:style-name="ce219" table:formula="of:=IF([.A61]-[.$F$21]&lt;=[.B$19];MAX(MAX([.A61]-[.$F$21];0)-[.B$18];0)*[.C$19];([.B$19]-[.B$18])*[.C$19])" office:value-type="float" office:value="11742.5" calcext:value-type="float">
            <text:p>11,742.50</text:p>
          </table:table-cell>
          <table:table-cell table:style-name="ce219" table:formula="of:=IF([.A61]-[.$F$21]&lt;=[.B$20];MAX(MAX([.A61]-[.$F$21];0)-[.B$19];0)*[.C$20];([.B$20]-[.B$19])*[.C$20])" office:value-type="float" office:value="21942" calcext:value-type="float">
            <text:p>21,942.00</text:p>
          </table:table-cell>
          <table:table-cell table:style-name="ce219" table:formula="of:=IF([.A61]-[.$F$21]&lt;=[.B$21];MAX(MAX([.A61]-[.$F$21];0)-[.B$20];0)*[.C$21];([.B$21]-[.B$20])*[.C$21])" office:value-type="float" office:value="7376" calcext:value-type="float">
            <text:p>7,376.00</text:p>
          </table:table-cell>
          <table:table-cell table:style-name="ce219" table:formula="of:=IF([.A61]-[.$F$21]&lt;=[.B$22];MAX(MAX([.A61]-[.$F$21])-[.B$21];0)*[.C$22];([.B$22]-[.B$21])*[.C$22])" office:value-type="float" office:value="0" calcext:value-type="float">
            <text:p>0.00</text:p>
          </table:table-cell>
          <table:table-cell table:style-name="ce219" table:formula="of:=IF([.A61]-[.$F$21]&lt;=[.B$23];MAX(MAX([.A61]-[.$F$21];0)-[.B$22];0)*[.C$23];([.B$23]-[.B$22])*[.C$23])" office:value-type="float" office:value="0" calcext:value-type="float">
            <text:p>0.00</text:p>
          </table:table-cell>
          <table:table-cell table:style-name="ce276" table:formula="of:=SUM([.C61:.H61])" office:value-type="float" office:value="45326.5" calcext:value-type="float">
            <text:p>45,326.50</text:p>
          </table:table-cell>
          <table:table-cell table:style-name="ce219" table:formula="of:=IF([.A61]&lt;[.E$7];[.A61]*([.E$3]+[.E$5]);IF([.A61]&gt;=[.E$8];[.A61]*[.E$9];0))" office:value-type="float" office:value="2070" calcext:value-type="float">
            <text:p>2,070.00</text:p>
          </table:table-cell>
          <table:table-cell table:style-name="ce219" table:formula="of:=[.I61]+[.J61]" office:value-type="float" office:value="47396.5" calcext:value-type="float">
            <text:p>47,396.50</text:p>
          </table:table-cell>
          <table:table-cell table:style-name="ce276" table:formula="of:=[.A61]-[.K61]" office:value-type="float" office:value="182603.5" calcext:value-type="float">
            <text:p>182,603.50</text:p>
          </table:table-cell>
          <table:table-cell table:style-name="ce219" table:formula="of:=[.A61]+[.J61]" office:value-type="float" office:value="232070" calcext:value-type="float">
            <text:p>232,070.00</text:p>
          </table:table-cell>
          <table:table-cell table:style-name="ce219" table:formula="of:=[.I$4]" office:value-type="float" office:value="20000" calcext:value-type="float">
            <text:p>20,000.00</text:p>
          </table:table-cell>
          <table:table-cell table:style-name="ce219" table:formula="of:=[.M61]+[.N61]" office:value-type="float" office:value="252070" calcext:value-type="float">
            <text:p>252,070.00</text:p>
          </table:table-cell>
          <table:table-cell table:style-name="ce219" table:formula="of:=[.O61]*[.I$2]" office:value-type="float" office:value="75621" calcext:value-type="float">
            <text:p>75,621.00</text:p>
          </table:table-cell>
          <table:table-cell table:style-name="ce276" table:formula="of:=[.O61]-[.P61]" office:value-type="float" office:value="176449" calcext:value-type="float">
            <text:p>176,449.00</text:p>
          </table:table-cell>
          <table:table-cell table:style-name="ce86" table:formula="of:=CONCATENATE(TEXT([.A61]/1000;&quot;0&quot;);&quot;K&quot;)" office:value-type="string" office:string-value="230K" calcext:value-type="string">
            <text:p>230K</text:p>
          </table:table-cell>
          <table:table-cell table:number-columns-repeated="16331"/>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5801.5" calcext:value-type="currency">
            <text:p>($5,802)</text:p>
          </table:table-cell>
          <table:table-cell table:style-name="ce238" table:formula="of:=IF(([.A62]-[.$F$21])&lt;=[.B$18];MAX(MAX([.A62]-[.$F$21];0)-[.B$17];0)*[.C$18];([.B$18]-[.B$17])*[.C$18])" office:value-type="float" office:value="4266" calcext:value-type="float">
            <text:p>4,266.00</text:p>
          </table:table-cell>
          <table:table-cell table:style-name="ce219" table:formula="of:=IF([.A62]-[.$F$21]&lt;=[.B$19];MAX(MAX([.A62]-[.$F$21];0)-[.B$18];0)*[.C$19];([.B$19]-[.B$18])*[.C$19])" office:value-type="float" office:value="11742.5" calcext:value-type="float">
            <text:p>11,742.50</text:p>
          </table:table-cell>
          <table:table-cell table:style-name="ce219" table:formula="of:=IF([.A62]-[.$F$21]&lt;=[.B$20];MAX(MAX([.A62]-[.$F$21];0)-[.B$19];0)*[.C$20];([.B$20]-[.B$19])*[.C$20])" office:value-type="float" office:value="21942" calcext:value-type="float">
            <text:p>21,942.00</text:p>
          </table:table-cell>
          <table:table-cell table:style-name="ce219" table:formula="of:=IF([.A62]-[.$F$21]&lt;=[.B$21];MAX(MAX([.A62]-[.$F$21];0)-[.B$20];0)*[.C$21];([.B$21]-[.B$20])*[.C$21])" office:value-type="float" office:value="10576" calcext:value-type="float">
            <text:p>10,576.00</text:p>
          </table:table-cell>
          <table:table-cell table:style-name="ce219" table:formula="of:=IF([.A62]-[.$F$21]&lt;=[.B$22];MAX(MAX([.A62]-[.$F$21])-[.B$21];0)*[.C$22];([.B$22]-[.B$21])*[.C$22])" office:value-type="float" office:value="0" calcext:value-type="float">
            <text:p>0.00</text:p>
          </table:table-cell>
          <table:table-cell table:style-name="ce219" table:formula="of:=IF([.A62]-[.$F$21]&lt;=[.B$23];MAX(MAX([.A62]-[.$F$21];0)-[.B$22];0)*[.C$23];([.B$23]-[.B$22])*[.C$23])" office:value-type="float" office:value="0" calcext:value-type="float">
            <text:p>0.00</text:p>
          </table:table-cell>
          <table:table-cell table:style-name="ce276" table:formula="of:=SUM([.C62:.H62])" office:value-type="float" office:value="48526.5" calcext:value-type="float">
            <text:p>48,526.50</text:p>
          </table:table-cell>
          <table:table-cell table:style-name="ce219" table:formula="of:=IF([.A62]&lt;[.E$7];[.A62]*([.E$3]+[.E$5]);IF([.A62]&gt;=[.E$8];[.A62]*[.E$9];0))" office:value-type="float" office:value="2160" calcext:value-type="float">
            <text:p>2,160.00</text:p>
          </table:table-cell>
          <table:table-cell table:style-name="ce219" table:formula="of:=[.I62]+[.J62]" office:value-type="float" office:value="50686.5" calcext:value-type="float">
            <text:p>50,686.50</text:p>
          </table:table-cell>
          <table:table-cell table:style-name="ce276" table:formula="of:=[.A62]-[.K62]" office:value-type="float" office:value="189313.5" calcext:value-type="float">
            <text:p>189,313.50</text:p>
          </table:table-cell>
          <table:table-cell table:style-name="ce219" table:formula="of:=[.A62]+[.J62]" office:value-type="float" office:value="242160" calcext:value-type="float">
            <text:p>242,160.00</text:p>
          </table:table-cell>
          <table:table-cell table:style-name="ce219" table:formula="of:=[.I$4]" office:value-type="float" office:value="20000" calcext:value-type="float">
            <text:p>20,000.00</text:p>
          </table:table-cell>
          <table:table-cell table:style-name="ce219" table:formula="of:=[.M62]+[.N62]" office:value-type="float" office:value="262160" calcext:value-type="float">
            <text:p>262,160.00</text:p>
          </table:table-cell>
          <table:table-cell table:style-name="ce219" table:formula="of:=[.O62]*[.I$2]" office:value-type="float" office:value="78648" calcext:value-type="float">
            <text:p>78,648.00</text:p>
          </table:table-cell>
          <table:table-cell table:style-name="ce276" table:formula="of:=[.O62]-[.P62]" office:value-type="float" office:value="183512" calcext:value-type="float">
            <text:p>183,512.00</text:p>
          </table:table-cell>
          <table:table-cell table:style-name="ce86" table:formula="of:=CONCATENATE(TEXT([.A62]/1000;&quot;0&quot;);&quot;K&quot;)" office:value-type="string" office:string-value="240K" calcext:value-type="string">
            <text:p>240K</text:p>
          </table:table-cell>
          <table:table-cell table:number-columns-repeated="16331"/>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5448.5" calcext:value-type="currency">
            <text:p>($5,449)</text:p>
          </table:table-cell>
          <table:table-cell table:style-name="ce238" table:formula="of:=IF(([.A63]-[.$F$21])&lt;=[.B$18];MAX(MAX([.A63]-[.$F$21];0)-[.B$17];0)*[.C$18];([.B$18]-[.B$17])*[.C$18])" office:value-type="float" office:value="4266" calcext:value-type="float">
            <text:p>4,266.00</text:p>
          </table:table-cell>
          <table:table-cell table:style-name="ce219" table:formula="of:=IF([.A63]-[.$F$21]&lt;=[.B$19];MAX(MAX([.A63]-[.$F$21];0)-[.B$18];0)*[.C$19];([.B$19]-[.B$18])*[.C$19])" office:value-type="float" office:value="11742.5" calcext:value-type="float">
            <text:p>11,742.50</text:p>
          </table:table-cell>
          <table:table-cell table:style-name="ce219" table:formula="of:=IF([.A63]-[.$F$21]&lt;=[.B$20];MAX(MAX([.A63]-[.$F$21];0)-[.B$19];0)*[.C$20];([.B$20]-[.B$19])*[.C$20])" office:value-type="float" office:value="21942" calcext:value-type="float">
            <text:p>21,942.00</text:p>
          </table:table-cell>
          <table:table-cell table:style-name="ce219" table:formula="of:=IF([.A63]-[.$F$21]&lt;=[.B$21];MAX(MAX([.A63]-[.$F$21];0)-[.B$20];0)*[.C$21];([.B$21]-[.B$20])*[.C$21])" office:value-type="float" office:value="13776" calcext:value-type="float">
            <text:p>13,776.00</text:p>
          </table:table-cell>
          <table:table-cell table:style-name="ce219" table:formula="of:=IF([.A63]-[.$F$21]&lt;=[.B$22];MAX(MAX([.A63]-[.$F$21])-[.B$21];0)*[.C$22];([.B$22]-[.B$21])*[.C$22])" office:value-type="float" office:value="0" calcext:value-type="float">
            <text:p>0.00</text:p>
          </table:table-cell>
          <table:table-cell table:style-name="ce219" table:formula="of:=IF([.A63]-[.$F$21]&lt;=[.B$23];MAX(MAX([.A63]-[.$F$21];0)-[.B$22];0)*[.C$23];([.B$23]-[.B$22])*[.C$23])" office:value-type="float" office:value="0" calcext:value-type="float">
            <text:p>0.00</text:p>
          </table:table-cell>
          <table:table-cell table:style-name="ce276" table:formula="of:=SUM([.C63:.H63])" office:value-type="float" office:value="51726.5" calcext:value-type="float">
            <text:p>51,726.50</text:p>
          </table:table-cell>
          <table:table-cell table:style-name="ce219" table:formula="of:=IF([.A63]&lt;[.E$7];[.A63]*([.E$3]+[.E$5]);IF([.A63]&gt;=[.E$8];[.A63]*[.E$9];0))" office:value-type="float" office:value="2250" calcext:value-type="float">
            <text:p>2,250.00</text:p>
          </table:table-cell>
          <table:table-cell table:style-name="ce219" table:formula="of:=[.I63]+[.J63]" office:value-type="float" office:value="53976.5" calcext:value-type="float">
            <text:p>53,976.50</text:p>
          </table:table-cell>
          <table:table-cell table:style-name="ce276" table:formula="of:=[.A63]-[.K63]" office:value-type="float" office:value="196023.5" calcext:value-type="float">
            <text:p>196,023.50</text:p>
          </table:table-cell>
          <table:table-cell table:style-name="ce219" table:formula="of:=[.A63]+[.J63]" office:value-type="float" office:value="252250" calcext:value-type="float">
            <text:p>252,250.00</text:p>
          </table:table-cell>
          <table:table-cell table:style-name="ce219" table:formula="of:=[.I$4]" office:value-type="float" office:value="20000" calcext:value-type="float">
            <text:p>20,000.00</text:p>
          </table:table-cell>
          <table:table-cell table:style-name="ce219" table:formula="of:=[.M63]+[.N63]" office:value-type="float" office:value="272250" calcext:value-type="float">
            <text:p>272,250.00</text:p>
          </table:table-cell>
          <table:table-cell table:style-name="ce219" table:formula="of:=[.O63]*[.I$2]" office:value-type="float" office:value="81675" calcext:value-type="float">
            <text:p>81,675.00</text:p>
          </table:table-cell>
          <table:table-cell table:style-name="ce276" table:formula="of:=[.O63]-[.P63]" office:value-type="float" office:value="190575" calcext:value-type="float">
            <text:p>190,575.00</text:p>
          </table:table-cell>
          <table:table-cell table:style-name="ce86" table:formula="of:=CONCATENATE(TEXT([.A63]/1000;&quot;0&quot;);&quot;K&quot;)" office:value-type="string" office:string-value="250K" calcext:value-type="string">
            <text:p>250K</text:p>
          </table:table-cell>
          <table:table-cell table:number-columns-repeated="16331"/>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5095.5" calcext:value-type="currency">
            <text:p>($5,096)</text:p>
          </table:table-cell>
          <table:table-cell table:style-name="ce238" table:formula="of:=IF(([.A64]-[.$F$21])&lt;=[.B$18];MAX(MAX([.A64]-[.$F$21];0)-[.B$17];0)*[.C$18];([.B$18]-[.B$17])*[.C$18])" office:value-type="float" office:value="4266" calcext:value-type="float">
            <text:p>4,266.00</text:p>
          </table:table-cell>
          <table:table-cell table:style-name="ce219" table:formula="of:=IF([.A64]-[.$F$21]&lt;=[.B$19];MAX(MAX([.A64]-[.$F$21];0)-[.B$18];0)*[.C$19];([.B$19]-[.B$18])*[.C$19])" office:value-type="float" office:value="11742.5" calcext:value-type="float">
            <text:p>11,742.50</text:p>
          </table:table-cell>
          <table:table-cell table:style-name="ce219" table:formula="of:=IF([.A64]-[.$F$21]&lt;=[.B$20];MAX(MAX([.A64]-[.$F$21];0)-[.B$19];0)*[.C$20];([.B$20]-[.B$19])*[.C$20])" office:value-type="float" office:value="21942" calcext:value-type="float">
            <text:p>21,942.00</text:p>
          </table:table-cell>
          <table:table-cell table:style-name="ce219" table:formula="of:=IF([.A64]-[.$F$21]&lt;=[.B$21];MAX(MAX([.A64]-[.$F$21];0)-[.B$20];0)*[.C$21];([.B$21]-[.B$20])*[.C$21])" office:value-type="float" office:value="16976" calcext:value-type="float">
            <text:p>16,976.00</text:p>
          </table:table-cell>
          <table:table-cell table:style-name="ce219" table:formula="of:=IF([.A64]-[.$F$21]&lt;=[.B$22];MAX(MAX([.A64]-[.$F$21])-[.B$21];0)*[.C$22];([.B$22]-[.B$21])*[.C$22])" office:value-type="float" office:value="0" calcext:value-type="float">
            <text:p>0.00</text:p>
          </table:table-cell>
          <table:table-cell table:style-name="ce219" table:formula="of:=IF([.A64]-[.$F$21]&lt;=[.B$23];MAX(MAX([.A64]-[.$F$21];0)-[.B$22];0)*[.C$23];([.B$23]-[.B$22])*[.C$23])" office:value-type="float" office:value="0" calcext:value-type="float">
            <text:p>0.00</text:p>
          </table:table-cell>
          <table:table-cell table:style-name="ce276" table:formula="of:=SUM([.C64:.H64])" office:value-type="float" office:value="54926.5" calcext:value-type="float">
            <text:p>54,926.50</text:p>
          </table:table-cell>
          <table:table-cell table:style-name="ce219" table:formula="of:=IF([.A64]&lt;[.E$7];[.A64]*([.E$3]+[.E$5]);IF([.A64]&gt;=[.E$8];[.A64]*[.E$9];0))" office:value-type="float" office:value="2340" calcext:value-type="float">
            <text:p>2,340.00</text:p>
          </table:table-cell>
          <table:table-cell table:style-name="ce219" table:formula="of:=[.I64]+[.J64]" office:value-type="float" office:value="57266.5" calcext:value-type="float">
            <text:p>57,266.50</text:p>
          </table:table-cell>
          <table:table-cell table:style-name="ce276" table:formula="of:=[.A64]-[.K64]" office:value-type="float" office:value="202733.5" calcext:value-type="float">
            <text:p>202,733.50</text:p>
          </table:table-cell>
          <table:table-cell table:style-name="ce219" table:formula="of:=[.A64]+[.J64]" office:value-type="float" office:value="262340" calcext:value-type="float">
            <text:p>262,340.00</text:p>
          </table:table-cell>
          <table:table-cell table:style-name="ce219" table:formula="of:=[.I$4]" office:value-type="float" office:value="20000" calcext:value-type="float">
            <text:p>20,000.00</text:p>
          </table:table-cell>
          <table:table-cell table:style-name="ce219" table:formula="of:=[.M64]+[.N64]" office:value-type="float" office:value="282340" calcext:value-type="float">
            <text:p>282,340.00</text:p>
          </table:table-cell>
          <table:table-cell table:style-name="ce219" table:formula="of:=[.O64]*[.I$2]" office:value-type="float" office:value="84702" calcext:value-type="float">
            <text:p>84,702.00</text:p>
          </table:table-cell>
          <table:table-cell table:style-name="ce276" table:formula="of:=[.O64]-[.P64]" office:value-type="float" office:value="197638" calcext:value-type="float">
            <text:p>197,638.00</text:p>
          </table:table-cell>
          <table:table-cell table:style-name="ce86" table:formula="of:=CONCATENATE(TEXT([.A64]/1000;&quot;0&quot;);&quot;K&quot;)" office:value-type="string" office:string-value="260K" calcext:value-type="string">
            <text:p>260K</text:p>
          </table:table-cell>
          <table:table-cell table:number-columns-repeated="16331"/>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4494.25" calcext:value-type="currency">
            <text:p>($4,494)</text:p>
          </table:table-cell>
          <table:table-cell table:style-name="ce238" table:formula="of:=IF(([.A65]-[.$F$21])&lt;=[.B$18];MAX(MAX([.A65]-[.$F$21];0)-[.B$17];0)*[.C$18];([.B$18]-[.B$17])*[.C$18])" office:value-type="float" office:value="4266" calcext:value-type="float">
            <text:p>4,266.00</text:p>
          </table:table-cell>
          <table:table-cell table:style-name="ce219" table:formula="of:=IF([.A65]-[.$F$21]&lt;=[.B$19];MAX(MAX([.A65]-[.$F$21];0)-[.B$18];0)*[.C$19];([.B$19]-[.B$18])*[.C$19])" office:value-type="float" office:value="11742.5" calcext:value-type="float">
            <text:p>11,742.50</text:p>
          </table:table-cell>
          <table:table-cell table:style-name="ce219" table:formula="of:=IF([.A65]-[.$F$21]&lt;=[.B$20];MAX(MAX([.A65]-[.$F$21];0)-[.B$19];0)*[.C$20];([.B$20]-[.B$19])*[.C$20])" office:value-type="float" office:value="21942" calcext:value-type="float">
            <text:p>21,942.00</text:p>
          </table:table-cell>
          <table:table-cell table:style-name="ce219" table:formula="of:=IF([.A65]-[.$F$21]&lt;=[.B$21];MAX(MAX([.A65]-[.$F$21];0)-[.B$20];0)*[.C$21];([.B$21]-[.B$20])*[.C$21])" office:value-type="float" office:value="17528" calcext:value-type="float">
            <text:p>17,528.00</text:p>
          </table:table-cell>
          <table:table-cell table:style-name="ce219" table:formula="of:=IF([.A65]-[.$F$21]&lt;=[.B$22];MAX(MAX([.A65]-[.$F$21])-[.B$21];0)*[.C$22];([.B$22]-[.B$21])*[.C$22])" office:value-type="float" office:value="2896.25" calcext:value-type="float">
            <text:p>2,896.25</text:p>
          </table:table-cell>
          <table:table-cell table:style-name="ce219" table:formula="of:=IF([.A65]-[.$F$21]&lt;=[.B$23];MAX(MAX([.A65]-[.$F$21];0)-[.B$22];0)*[.C$23];([.B$23]-[.B$22])*[.C$23])" office:value-type="float" office:value="0" calcext:value-type="float">
            <text:p>0.00</text:p>
          </table:table-cell>
          <table:table-cell table:style-name="ce276" table:formula="of:=SUM([.C65:.H65])" office:value-type="float" office:value="58374.75" calcext:value-type="float">
            <text:p>58,374.75</text:p>
          </table:table-cell>
          <table:table-cell table:style-name="ce219" table:formula="of:=IF([.A65]&lt;[.E$7];[.A65]*([.E$3]+[.E$5]);IF([.A65]&gt;=[.E$8];[.A65]*[.E$9];0))" office:value-type="float" office:value="2430" calcext:value-type="float">
            <text:p>2,430.00</text:p>
          </table:table-cell>
          <table:table-cell table:style-name="ce219" table:formula="of:=[.I65]+[.J65]" office:value-type="float" office:value="60804.75" calcext:value-type="float">
            <text:p>60,804.75</text:p>
          </table:table-cell>
          <table:table-cell table:style-name="ce276" table:formula="of:=[.A65]-[.K65]" office:value-type="float" office:value="209195.25" calcext:value-type="float">
            <text:p>209,195.25</text:p>
          </table:table-cell>
          <table:table-cell table:style-name="ce219" table:formula="of:=[.A65]+[.J65]" office:value-type="float" office:value="272430" calcext:value-type="float">
            <text:p>272,430.00</text:p>
          </table:table-cell>
          <table:table-cell table:style-name="ce219" table:formula="of:=[.I$4]" office:value-type="float" office:value="20000" calcext:value-type="float">
            <text:p>20,000.00</text:p>
          </table:table-cell>
          <table:table-cell table:style-name="ce219" table:formula="of:=[.M65]+[.N65]" office:value-type="float" office:value="292430" calcext:value-type="float">
            <text:p>292,430.00</text:p>
          </table:table-cell>
          <table:table-cell table:style-name="ce219" table:formula="of:=[.O65]*[.I$2]" office:value-type="float" office:value="87729" calcext:value-type="float">
            <text:p>87,729.00</text:p>
          </table:table-cell>
          <table:table-cell table:style-name="ce276" table:formula="of:=[.O65]-[.P65]" office:value-type="float" office:value="204701" calcext:value-type="float">
            <text:p>204,701.00</text:p>
          </table:table-cell>
          <table:table-cell table:style-name="ce86" table:formula="of:=CONCATENATE(TEXT([.A65]/1000;&quot;0&quot;);&quot;K&quot;)" office:value-type="string" office:string-value="270K" calcext:value-type="string">
            <text:p>270K</text:p>
          </table:table-cell>
          <table:table-cell table:number-columns-repeated="16331"/>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3841.25" calcext:value-type="currency">
            <text:p>($3,841)</text:p>
          </table:table-cell>
          <table:table-cell table:style-name="ce238" table:formula="of:=IF(([.A66]-[.$F$21])&lt;=[.B$18];MAX(MAX([.A66]-[.$F$21];0)-[.B$17];0)*[.C$18];([.B$18]-[.B$17])*[.C$18])" office:value-type="float" office:value="4266" calcext:value-type="float">
            <text:p>4,266.00</text:p>
          </table:table-cell>
          <table:table-cell table:style-name="ce219" table:formula="of:=IF([.A66]-[.$F$21]&lt;=[.B$19];MAX(MAX([.A66]-[.$F$21];0)-[.B$18];0)*[.C$19];([.B$19]-[.B$18])*[.C$19])" office:value-type="float" office:value="11742.5" calcext:value-type="float">
            <text:p>11,742.50</text:p>
          </table:table-cell>
          <table:table-cell table:style-name="ce219" table:formula="of:=IF([.A66]-[.$F$21]&lt;=[.B$20];MAX(MAX([.A66]-[.$F$21];0)-[.B$19];0)*[.C$20];([.B$20]-[.B$19])*[.C$20])" office:value-type="float" office:value="21942" calcext:value-type="float">
            <text:p>21,942.00</text:p>
          </table:table-cell>
          <table:table-cell table:style-name="ce219" table:formula="of:=IF([.A66]-[.$F$21]&lt;=[.B$21];MAX(MAX([.A66]-[.$F$21];0)-[.B$20];0)*[.C$21];([.B$21]-[.B$20])*[.C$21])" office:value-type="float" office:value="17528" calcext:value-type="float">
            <text:p>17,528.00</text:p>
          </table:table-cell>
          <table:table-cell table:style-name="ce219" table:formula="of:=IF([.A66]-[.$F$21]&lt;=[.B$22];MAX(MAX([.A66]-[.$F$21])-[.B$21];0)*[.C$22];([.B$22]-[.B$21])*[.C$22])" office:value-type="float" office:value="6396.25" calcext:value-type="float">
            <text:p>6,396.25</text:p>
          </table:table-cell>
          <table:table-cell table:style-name="ce219" table:formula="of:=IF([.A66]-[.$F$21]&lt;=[.B$23];MAX(MAX([.A66]-[.$F$21];0)-[.B$22];0)*[.C$23];([.B$23]-[.B$22])*[.C$23])" office:value-type="float" office:value="0" calcext:value-type="float">
            <text:p>0.00</text:p>
          </table:table-cell>
          <table:table-cell table:style-name="ce276" table:formula="of:=SUM([.C66:.H66])" office:value-type="float" office:value="61874.75" calcext:value-type="float">
            <text:p>61,874.75</text:p>
          </table:table-cell>
          <table:table-cell table:style-name="ce219" table:formula="of:=IF([.A66]&lt;[.E$7];[.A66]*([.E$3]+[.E$5]);IF([.A66]&gt;=[.E$8];[.A66]*[.E$9];0))" office:value-type="float" office:value="2520" calcext:value-type="float">
            <text:p>2,520.00</text:p>
          </table:table-cell>
          <table:table-cell table:style-name="ce219" table:formula="of:=[.I66]+[.J66]" office:value-type="float" office:value="64394.75" calcext:value-type="float">
            <text:p>64,394.75</text:p>
          </table:table-cell>
          <table:table-cell table:style-name="ce276" table:formula="of:=[.A66]-[.K66]" office:value-type="float" office:value="215605.25" calcext:value-type="float">
            <text:p>215,605.25</text:p>
          </table:table-cell>
          <table:table-cell table:style-name="ce219" table:formula="of:=[.A66]+[.J66]" office:value-type="float" office:value="282520" calcext:value-type="float">
            <text:p>282,520.00</text:p>
          </table:table-cell>
          <table:table-cell table:style-name="ce219" table:formula="of:=[.I$4]" office:value-type="float" office:value="20000" calcext:value-type="float">
            <text:p>20,000.00</text:p>
          </table:table-cell>
          <table:table-cell table:style-name="ce219" table:formula="of:=[.M66]+[.N66]" office:value-type="float" office:value="302520" calcext:value-type="float">
            <text:p>302,520.00</text:p>
          </table:table-cell>
          <table:table-cell table:style-name="ce219" table:formula="of:=[.O66]*[.I$2]" office:value-type="float" office:value="90756" calcext:value-type="float">
            <text:p>90,756.00</text:p>
          </table:table-cell>
          <table:table-cell table:style-name="ce276" table:formula="of:=[.O66]-[.P66]" office:value-type="float" office:value="211764" calcext:value-type="float">
            <text:p>211,764.00</text:p>
          </table:table-cell>
          <table:table-cell table:style-name="ce86" table:formula="of:=CONCATENATE(TEXT([.A66]/1000;&quot;0&quot;);&quot;K&quot;)" office:value-type="string" office:string-value="280K" calcext:value-type="string">
            <text:p>280K</text:p>
          </table:table-cell>
          <table:table-cell table:number-columns-repeated="16331"/>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3188.25" calcext:value-type="currency">
            <text:p>($3,188)</text:p>
          </table:table-cell>
          <table:table-cell table:style-name="ce238" table:formula="of:=IF(([.A67]-[.$F$21])&lt;=[.B$18];MAX(MAX([.A67]-[.$F$21];0)-[.B$17];0)*[.C$18];([.B$18]-[.B$17])*[.C$18])" office:value-type="float" office:value="4266" calcext:value-type="float">
            <text:p>4,266.00</text:p>
          </table:table-cell>
          <table:table-cell table:style-name="ce219" table:formula="of:=IF([.A67]-[.$F$21]&lt;=[.B$19];MAX(MAX([.A67]-[.$F$21];0)-[.B$18];0)*[.C$19];([.B$19]-[.B$18])*[.C$19])" office:value-type="float" office:value="11742.5" calcext:value-type="float">
            <text:p>11,742.50</text:p>
          </table:table-cell>
          <table:table-cell table:style-name="ce219" table:formula="of:=IF([.A67]-[.$F$21]&lt;=[.B$20];MAX(MAX([.A67]-[.$F$21];0)-[.B$19];0)*[.C$20];([.B$20]-[.B$19])*[.C$20])" office:value-type="float" office:value="21942" calcext:value-type="float">
            <text:p>21,942.00</text:p>
          </table:table-cell>
          <table:table-cell table:style-name="ce219" table:formula="of:=IF([.A67]-[.$F$21]&lt;=[.B$21];MAX(MAX([.A67]-[.$F$21];0)-[.B$20];0)*[.C$21];([.B$21]-[.B$20])*[.C$21])" office:value-type="float" office:value="17528" calcext:value-type="float">
            <text:p>17,528.00</text:p>
          </table:table-cell>
          <table:table-cell table:style-name="ce219" table:formula="of:=IF([.A67]-[.$F$21]&lt;=[.B$22];MAX(MAX([.A67]-[.$F$21])-[.B$21];0)*[.C$22];([.B$22]-[.B$21])*[.C$22])" office:value-type="float" office:value="9896.25" calcext:value-type="float">
            <text:p>9,896.25</text:p>
          </table:table-cell>
          <table:table-cell table:style-name="ce219" table:formula="of:=IF([.A67]-[.$F$21]&lt;=[.B$23];MAX(MAX([.A67]-[.$F$21];0)-[.B$22];0)*[.C$23];([.B$23]-[.B$22])*[.C$23])" office:value-type="float" office:value="0" calcext:value-type="float">
            <text:p>0.00</text:p>
          </table:table-cell>
          <table:table-cell table:style-name="ce276" table:formula="of:=SUM([.C67:.H67])" office:value-type="float" office:value="65374.75" calcext:value-type="float">
            <text:p>65,374.75</text:p>
          </table:table-cell>
          <table:table-cell table:style-name="ce219" table:formula="of:=IF([.A67]&lt;[.E$7];[.A67]*([.E$3]+[.E$5]);IF([.A67]&gt;=[.E$8];[.A67]*[.E$9];0))" office:value-type="float" office:value="2610" calcext:value-type="float">
            <text:p>2,610.00</text:p>
          </table:table-cell>
          <table:table-cell table:style-name="ce219" table:formula="of:=[.I67]+[.J67]" office:value-type="float" office:value="67984.75" calcext:value-type="float">
            <text:p>67,984.75</text:p>
          </table:table-cell>
          <table:table-cell table:style-name="ce276" table:formula="of:=[.A67]-[.K67]" office:value-type="float" office:value="222015.25" calcext:value-type="float">
            <text:p>222,015.25</text:p>
          </table:table-cell>
          <table:table-cell table:style-name="ce219" table:formula="of:=[.A67]+[.J67]" office:value-type="float" office:value="292610" calcext:value-type="float">
            <text:p>292,610.00</text:p>
          </table:table-cell>
          <table:table-cell table:style-name="ce219" table:formula="of:=[.I$4]" office:value-type="float" office:value="20000" calcext:value-type="float">
            <text:p>20,000.00</text:p>
          </table:table-cell>
          <table:table-cell table:style-name="ce219" table:formula="of:=[.M67]+[.N67]" office:value-type="float" office:value="312610" calcext:value-type="float">
            <text:p>312,610.00</text:p>
          </table:table-cell>
          <table:table-cell table:style-name="ce219" table:formula="of:=[.O67]*[.I$2]" office:value-type="float" office:value="93783" calcext:value-type="float">
            <text:p>93,783.00</text:p>
          </table:table-cell>
          <table:table-cell table:style-name="ce276" table:formula="of:=[.O67]-[.P67]" office:value-type="float" office:value="218827" calcext:value-type="float">
            <text:p>218,827.00</text:p>
          </table:table-cell>
          <table:table-cell table:style-name="ce86" table:formula="of:=CONCATENATE(TEXT([.A67]/1000;&quot;0&quot;);&quot;K&quot;)" office:value-type="string" office:string-value="290K" calcext:value-type="string">
            <text:p>290K</text:p>
          </table:table-cell>
          <table:table-cell table:number-columns-repeated="16331"/>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2535.25" calcext:value-type="currency">
            <text:p>($2,535)</text:p>
          </table:table-cell>
          <table:table-cell table:style-name="ce238" table:formula="of:=IF(([.A68]-[.$F$21])&lt;=[.B$18];MAX(MAX([.A68]-[.$F$21];0)-[.B$17];0)*[.C$18];([.B$18]-[.B$17])*[.C$18])" office:value-type="float" office:value="4266" calcext:value-type="float">
            <text:p>4,266.00</text:p>
          </table:table-cell>
          <table:table-cell table:style-name="ce219" table:formula="of:=IF([.A68]-[.$F$21]&lt;=[.B$19];MAX(MAX([.A68]-[.$F$21];0)-[.B$18];0)*[.C$19];([.B$19]-[.B$18])*[.C$19])" office:value-type="float" office:value="11742.5" calcext:value-type="float">
            <text:p>11,742.50</text:p>
          </table:table-cell>
          <table:table-cell table:style-name="ce219" table:formula="of:=IF([.A68]-[.$F$21]&lt;=[.B$20];MAX(MAX([.A68]-[.$F$21];0)-[.B$19];0)*[.C$20];([.B$20]-[.B$19])*[.C$20])" office:value-type="float" office:value="21942" calcext:value-type="float">
            <text:p>21,942.00</text:p>
          </table:table-cell>
          <table:table-cell table:style-name="ce219" table:formula="of:=IF([.A68]-[.$F$21]&lt;=[.B$21];MAX(MAX([.A68]-[.$F$21];0)-[.B$20];0)*[.C$21];([.B$21]-[.B$20])*[.C$21])" office:value-type="float" office:value="17528" calcext:value-type="float">
            <text:p>17,528.00</text:p>
          </table:table-cell>
          <table:table-cell table:style-name="ce219" table:formula="of:=IF([.A68]-[.$F$21]&lt;=[.B$22];MAX(MAX([.A68]-[.$F$21])-[.B$21];0)*[.C$22];([.B$22]-[.B$21])*[.C$22])" office:value-type="float" office:value="13396.25" calcext:value-type="float">
            <text:p>13,396.25</text:p>
          </table:table-cell>
          <table:table-cell table:style-name="ce219" table:formula="of:=IF([.A68]-[.$F$21]&lt;=[.B$23];MAX(MAX([.A68]-[.$F$21];0)-[.B$22];0)*[.C$23];([.B$23]-[.B$22])*[.C$23])" office:value-type="float" office:value="0" calcext:value-type="float">
            <text:p>0.00</text:p>
          </table:table-cell>
          <table:table-cell table:style-name="ce276" table:formula="of:=SUM([.C68:.H68])" office:value-type="float" office:value="68874.75" calcext:value-type="float">
            <text:p>68,874.75</text:p>
          </table:table-cell>
          <table:table-cell table:style-name="ce219" table:formula="of:=IF([.A68]&lt;[.E$7];[.A68]*([.E$3]+[.E$5]);IF([.A68]&gt;=[.E$8];[.A68]*[.E$9];0))" office:value-type="float" office:value="2700" calcext:value-type="float">
            <text:p>2,700.00</text:p>
          </table:table-cell>
          <table:table-cell table:style-name="ce219" table:formula="of:=[.I68]+[.J68]" office:value-type="float" office:value="71574.75" calcext:value-type="float">
            <text:p>71,574.75</text:p>
          </table:table-cell>
          <table:table-cell table:style-name="ce276" table:formula="of:=[.A68]-[.K68]" office:value-type="float" office:value="228425.25" calcext:value-type="float">
            <text:p>228,425.25</text:p>
          </table:table-cell>
          <table:table-cell table:style-name="ce219" table:formula="of:=[.A68]+[.J68]" office:value-type="float" office:value="302700" calcext:value-type="float">
            <text:p>302,700.00</text:p>
          </table:table-cell>
          <table:table-cell table:style-name="ce219" table:formula="of:=[.I$4]" office:value-type="float" office:value="20000" calcext:value-type="float">
            <text:p>20,000.00</text:p>
          </table:table-cell>
          <table:table-cell table:style-name="ce219" table:formula="of:=[.M68]+[.N68]" office:value-type="float" office:value="322700" calcext:value-type="float">
            <text:p>322,700.00</text:p>
          </table:table-cell>
          <table:table-cell table:style-name="ce219" table:formula="of:=[.O68]*[.I$2]" office:value-type="float" office:value="96810" calcext:value-type="float">
            <text:p>96,810.00</text:p>
          </table:table-cell>
          <table:table-cell table:style-name="ce276" table:formula="of:=[.O68]-[.P68]" office:value-type="float" office:value="225890" calcext:value-type="float">
            <text:p>225,890.00</text:p>
          </table:table-cell>
          <table:table-cell table:style-name="ce86" table:formula="of:=CONCATENATE(TEXT([.A68]/1000;&quot;0&quot;);&quot;K&quot;)" office:value-type="string" office:string-value="300K" calcext:value-type="string">
            <text:p>300K</text:p>
          </table:table-cell>
          <table:table-cell table:number-columns-repeated="16331"/>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1882.25" calcext:value-type="currency">
            <text:p>($1,882)</text:p>
          </table:table-cell>
          <table:table-cell table:style-name="ce238" table:formula="of:=IF(([.A69]-[.$F$21])&lt;=[.B$18];MAX(MAX([.A69]-[.$F$21];0)-[.B$17];0)*[.C$18];([.B$18]-[.B$17])*[.C$18])" office:value-type="float" office:value="4266" calcext:value-type="float">
            <text:p>4,266.00</text:p>
          </table:table-cell>
          <table:table-cell table:style-name="ce219" table:formula="of:=IF([.A69]-[.$F$21]&lt;=[.B$19];MAX(MAX([.A69]-[.$F$21];0)-[.B$18];0)*[.C$19];([.B$19]-[.B$18])*[.C$19])" office:value-type="float" office:value="11742.5" calcext:value-type="float">
            <text:p>11,742.50</text:p>
          </table:table-cell>
          <table:table-cell table:style-name="ce219" table:formula="of:=IF([.A69]-[.$F$21]&lt;=[.B$20];MAX(MAX([.A69]-[.$F$21];0)-[.B$19];0)*[.C$20];([.B$20]-[.B$19])*[.C$20])" office:value-type="float" office:value="21942" calcext:value-type="float">
            <text:p>21,942.00</text:p>
          </table:table-cell>
          <table:table-cell table:style-name="ce219" table:formula="of:=IF([.A69]-[.$F$21]&lt;=[.B$21];MAX(MAX([.A69]-[.$F$21];0)-[.B$20];0)*[.C$21];([.B$21]-[.B$20])*[.C$21])" office:value-type="float" office:value="17528" calcext:value-type="float">
            <text:p>17,528.00</text:p>
          </table:table-cell>
          <table:table-cell table:style-name="ce219" table:formula="of:=IF([.A69]-[.$F$21]&lt;=[.B$22];MAX(MAX([.A69]-[.$F$21])-[.B$21];0)*[.C$22];([.B$22]-[.B$21])*[.C$22])" office:value-type="float" office:value="16896.25" calcext:value-type="float">
            <text:p>16,896.25</text:p>
          </table:table-cell>
          <table:table-cell table:style-name="ce219" table:formula="of:=IF([.A69]-[.$F$21]&lt;=[.B$23];MAX(MAX([.A69]-[.$F$21];0)-[.B$22];0)*[.C$23];([.B$23]-[.B$22])*[.C$23])" office:value-type="float" office:value="0" calcext:value-type="float">
            <text:p>0.00</text:p>
          </table:table-cell>
          <table:table-cell table:style-name="ce276" table:formula="of:=SUM([.C69:.H69])" office:value-type="float" office:value="72374.75" calcext:value-type="float">
            <text:p>72,374.75</text:p>
          </table:table-cell>
          <table:table-cell table:style-name="ce219" table:formula="of:=IF([.A69]&lt;[.E$7];[.A69]*([.E$3]+[.E$5]);IF([.A69]&gt;=[.E$8];[.A69]*[.E$9];0))" office:value-type="float" office:value="2790" calcext:value-type="float">
            <text:p>2,790.00</text:p>
          </table:table-cell>
          <table:table-cell table:style-name="ce219" table:formula="of:=[.I69]+[.J69]" office:value-type="float" office:value="75164.75" calcext:value-type="float">
            <text:p>75,164.75</text:p>
          </table:table-cell>
          <table:table-cell table:style-name="ce276" table:formula="of:=[.A69]-[.K69]" office:value-type="float" office:value="234835.25" calcext:value-type="float">
            <text:p>234,835.25</text:p>
          </table:table-cell>
          <table:table-cell table:style-name="ce219" table:formula="of:=[.A69]+[.J69]" office:value-type="float" office:value="312790" calcext:value-type="float">
            <text:p>312,790.00</text:p>
          </table:table-cell>
          <table:table-cell table:style-name="ce219" table:formula="of:=[.I$4]" office:value-type="float" office:value="20000" calcext:value-type="float">
            <text:p>20,000.00</text:p>
          </table:table-cell>
          <table:table-cell table:style-name="ce219" table:formula="of:=[.M69]+[.N69]" office:value-type="float" office:value="332790" calcext:value-type="float">
            <text:p>332,790.00</text:p>
          </table:table-cell>
          <table:table-cell table:style-name="ce219" table:formula="of:=[.O69]*[.I$2]" office:value-type="float" office:value="99837" calcext:value-type="float">
            <text:p>99,837.00</text:p>
          </table:table-cell>
          <table:table-cell table:style-name="ce276" table:formula="of:=[.O69]-[.P69]" office:value-type="float" office:value="232953" calcext:value-type="float">
            <text:p>232,953.00</text:p>
          </table:table-cell>
          <table:table-cell table:style-name="ce86" table:formula="of:=CONCATENATE(TEXT([.A69]/1000;&quot;0&quot;);&quot;K&quot;)" office:value-type="string" office:string-value="310K" calcext:value-type="string">
            <text:p>310K</text:p>
          </table:table-cell>
          <table:table-cell table:number-columns-repeated="16331"/>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1229.25" calcext:value-type="currency">
            <text:p>($1,229)</text:p>
          </table:table-cell>
          <table:table-cell table:style-name="ce238" table:formula="of:=IF(([.A70]-[.$F$21])&lt;=[.B$18];MAX(MAX([.A70]-[.$F$21];0)-[.B$17];0)*[.C$18];([.B$18]-[.B$17])*[.C$18])" office:value-type="float" office:value="4266" calcext:value-type="float">
            <text:p>4,266.00</text:p>
          </table:table-cell>
          <table:table-cell table:style-name="ce219" table:formula="of:=IF([.A70]-[.$F$21]&lt;=[.B$19];MAX(MAX([.A70]-[.$F$21];0)-[.B$18];0)*[.C$19];([.B$19]-[.B$18])*[.C$19])" office:value-type="float" office:value="11742.5" calcext:value-type="float">
            <text:p>11,742.50</text:p>
          </table:table-cell>
          <table:table-cell table:style-name="ce219" table:formula="of:=IF([.A70]-[.$F$21]&lt;=[.B$20];MAX(MAX([.A70]-[.$F$21];0)-[.B$19];0)*[.C$20];([.B$20]-[.B$19])*[.C$20])" office:value-type="float" office:value="21942" calcext:value-type="float">
            <text:p>21,942.00</text:p>
          </table:table-cell>
          <table:table-cell table:style-name="ce219" table:formula="of:=IF([.A70]-[.$F$21]&lt;=[.B$21];MAX(MAX([.A70]-[.$F$21];0)-[.B$20];0)*[.C$21];([.B$21]-[.B$20])*[.C$21])" office:value-type="float" office:value="17528" calcext:value-type="float">
            <text:p>17,528.00</text:p>
          </table:table-cell>
          <table:table-cell table:style-name="ce219" table:formula="of:=IF([.A70]-[.$F$21]&lt;=[.B$22];MAX(MAX([.A70]-[.$F$21])-[.B$21];0)*[.C$22];([.B$22]-[.B$21])*[.C$22])" office:value-type="float" office:value="20396.25" calcext:value-type="float">
            <text:p>20,396.25</text:p>
          </table:table-cell>
          <table:table-cell table:style-name="ce219" table:formula="of:=IF([.A70]-[.$F$21]&lt;=[.B$23];MAX(MAX([.A70]-[.$F$21];0)-[.B$22];0)*[.C$23];([.B$23]-[.B$22])*[.C$23])" office:value-type="float" office:value="0" calcext:value-type="float">
            <text:p>0.00</text:p>
          </table:table-cell>
          <table:table-cell table:style-name="ce276" table:formula="of:=SUM([.C70:.H70])" office:value-type="float" office:value="75874.75" calcext:value-type="float">
            <text:p>75,874.75</text:p>
          </table:table-cell>
          <table:table-cell table:style-name="ce219" table:formula="of:=IF([.A70]&lt;[.E$7];[.A70]*([.E$3]+[.E$5]);IF([.A70]&gt;=[.E$8];[.A70]*[.E$9];0))" office:value-type="float" office:value="2880" calcext:value-type="float">
            <text:p>2,880.00</text:p>
          </table:table-cell>
          <table:table-cell table:style-name="ce219" table:formula="of:=[.I70]+[.J70]" office:value-type="float" office:value="78754.75" calcext:value-type="float">
            <text:p>78,754.75</text:p>
          </table:table-cell>
          <table:table-cell table:style-name="ce276" table:formula="of:=[.A70]-[.K70]" office:value-type="float" office:value="241245.25" calcext:value-type="float">
            <text:p>241,245.25</text:p>
          </table:table-cell>
          <table:table-cell table:style-name="ce219" table:formula="of:=[.A70]+[.J70]" office:value-type="float" office:value="322880" calcext:value-type="float">
            <text:p>322,880.00</text:p>
          </table:table-cell>
          <table:table-cell table:style-name="ce219" table:formula="of:=[.I$4]" office:value-type="float" office:value="20000" calcext:value-type="float">
            <text:p>20,000.00</text:p>
          </table:table-cell>
          <table:table-cell table:style-name="ce219" table:formula="of:=[.M70]+[.N70]" office:value-type="float" office:value="342880" calcext:value-type="float">
            <text:p>342,880.00</text:p>
          </table:table-cell>
          <table:table-cell table:style-name="ce219" table:formula="of:=[.O70]*[.I$2]" office:value-type="float" office:value="102864" calcext:value-type="float">
            <text:p>102,864.00</text:p>
          </table:table-cell>
          <table:table-cell table:style-name="ce276" table:formula="of:=[.O70]-[.P70]" office:value-type="float" office:value="240016" calcext:value-type="float">
            <text:p>240,016.00</text:p>
          </table:table-cell>
          <table:table-cell table:style-name="ce86" table:formula="of:=CONCATENATE(TEXT([.A70]/1000;&quot;0&quot;);&quot;K&quot;)" office:value-type="string" office:string-value="320K" calcext:value-type="string">
            <text:p>320K</text:p>
          </table:table-cell>
          <table:table-cell table:number-columns-repeated="16331"/>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576.25" calcext:value-type="currency">
            <text:p>($576)</text:p>
          </table:table-cell>
          <table:table-cell table:style-name="ce238" table:formula="of:=IF(([.A71]-[.$F$21])&lt;=[.B$18];MAX(MAX([.A71]-[.$F$21];0)-[.B$17];0)*[.C$18];([.B$18]-[.B$17])*[.C$18])" office:value-type="float" office:value="4266" calcext:value-type="float">
            <text:p>4,266.00</text:p>
          </table:table-cell>
          <table:table-cell table:style-name="ce219" table:formula="of:=IF([.A71]-[.$F$21]&lt;=[.B$19];MAX(MAX([.A71]-[.$F$21];0)-[.B$18];0)*[.C$19];([.B$19]-[.B$18])*[.C$19])" office:value-type="float" office:value="11742.5" calcext:value-type="float">
            <text:p>11,742.50</text:p>
          </table:table-cell>
          <table:table-cell table:style-name="ce219" table:formula="of:=IF([.A71]-[.$F$21]&lt;=[.B$20];MAX(MAX([.A71]-[.$F$21];0)-[.B$19];0)*[.C$20];([.B$20]-[.B$19])*[.C$20])" office:value-type="float" office:value="21942" calcext:value-type="float">
            <text:p>21,942.00</text:p>
          </table:table-cell>
          <table:table-cell table:style-name="ce219" table:formula="of:=IF([.A71]-[.$F$21]&lt;=[.B$21];MAX(MAX([.A71]-[.$F$21];0)-[.B$20];0)*[.C$21];([.B$21]-[.B$20])*[.C$21])" office:value-type="float" office:value="17528" calcext:value-type="float">
            <text:p>17,528.00</text:p>
          </table:table-cell>
          <table:table-cell table:style-name="ce219" table:formula="of:=IF([.A71]-[.$F$21]&lt;=[.B$22];MAX(MAX([.A71]-[.$F$21])-[.B$21];0)*[.C$22];([.B$22]-[.B$21])*[.C$22])" office:value-type="float" office:value="23896.25" calcext:value-type="float">
            <text:p>23,896.25</text:p>
          </table:table-cell>
          <table:table-cell table:style-name="ce219" table:formula="of:=IF([.A71]-[.$F$21]&lt;=[.B$23];MAX(MAX([.A71]-[.$F$21];0)-[.B$22];0)*[.C$23];([.B$23]-[.B$22])*[.C$23])" office:value-type="float" office:value="0" calcext:value-type="float">
            <text:p>0.00</text:p>
          </table:table-cell>
          <table:table-cell table:style-name="ce276" table:formula="of:=SUM([.C71:.H71])" office:value-type="float" office:value="79374.75" calcext:value-type="float">
            <text:p>79,374.75</text:p>
          </table:table-cell>
          <table:table-cell table:style-name="ce219" table:formula="of:=IF([.A71]&lt;[.E$7];[.A71]*([.E$3]+[.E$5]);IF([.A71]&gt;=[.E$8];[.A71]*[.E$9];0))" office:value-type="float" office:value="2970" calcext:value-type="float">
            <text:p>2,970.00</text:p>
          </table:table-cell>
          <table:table-cell table:style-name="ce219" table:formula="of:=[.I71]+[.J71]" office:value-type="float" office:value="82344.75" calcext:value-type="float">
            <text:p>82,344.75</text:p>
          </table:table-cell>
          <table:table-cell table:style-name="ce276" table:formula="of:=[.A71]-[.K71]" office:value-type="float" office:value="247655.25" calcext:value-type="float">
            <text:p>247,655.25</text:p>
          </table:table-cell>
          <table:table-cell table:style-name="ce219" table:formula="of:=[.A71]+[.J71]" office:value-type="float" office:value="332970" calcext:value-type="float">
            <text:p>332,970.00</text:p>
          </table:table-cell>
          <table:table-cell table:style-name="ce219" table:formula="of:=[.I$4]" office:value-type="float" office:value="20000" calcext:value-type="float">
            <text:p>20,000.00</text:p>
          </table:table-cell>
          <table:table-cell table:style-name="ce219" table:formula="of:=[.M71]+[.N71]" office:value-type="float" office:value="352970" calcext:value-type="float">
            <text:p>352,970.00</text:p>
          </table:table-cell>
          <table:table-cell table:style-name="ce219" table:formula="of:=[.O71]*[.I$2]" office:value-type="float" office:value="105891" calcext:value-type="float">
            <text:p>105,891.00</text:p>
          </table:table-cell>
          <table:table-cell table:style-name="ce276" table:formula="of:=[.O71]-[.P71]" office:value-type="float" office:value="247079" calcext:value-type="float">
            <text:p>247,079.00</text:p>
          </table:table-cell>
          <table:table-cell table:style-name="ce86" table:formula="of:=CONCATENATE(TEXT([.A71]/1000;&quot;0&quot;);&quot;K&quot;)" office:value-type="string" office:string-value="330K" calcext:value-type="string">
            <text:p>330K</text:p>
          </table:table-cell>
          <table:table-cell table:number-columns-repeated="16331"/>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76.75" calcext:value-type="currency">
            <text:p>$77 </text:p>
          </table:table-cell>
          <table:table-cell table:style-name="ce238" table:formula="of:=IF(([.A72]-[.$F$21])&lt;=[.B$18];MAX(MAX([.A72]-[.$F$21];0)-[.B$17];0)*[.C$18];([.B$18]-[.B$17])*[.C$18])" office:value-type="float" office:value="4266" calcext:value-type="float">
            <text:p>4,266.00</text:p>
          </table:table-cell>
          <table:table-cell table:style-name="ce219" table:formula="of:=IF([.A72]-[.$F$21]&lt;=[.B$19];MAX(MAX([.A72]-[.$F$21];0)-[.B$18];0)*[.C$19];([.B$19]-[.B$18])*[.C$19])" office:value-type="float" office:value="11742.5" calcext:value-type="float">
            <text:p>11,742.50</text:p>
          </table:table-cell>
          <table:table-cell table:style-name="ce219" table:formula="of:=IF([.A72]-[.$F$21]&lt;=[.B$20];MAX(MAX([.A72]-[.$F$21];0)-[.B$19];0)*[.C$20];([.B$20]-[.B$19])*[.C$20])" office:value-type="float" office:value="21942" calcext:value-type="float">
            <text:p>21,942.00</text:p>
          </table:table-cell>
          <table:table-cell table:style-name="ce219" table:formula="of:=IF([.A72]-[.$F$21]&lt;=[.B$21];MAX(MAX([.A72]-[.$F$21];0)-[.B$20];0)*[.C$21];([.B$21]-[.B$20])*[.C$21])" office:value-type="float" office:value="17528" calcext:value-type="float">
            <text:p>17,528.00</text:p>
          </table:table-cell>
          <table:table-cell table:style-name="ce219" table:formula="of:=IF([.A72]-[.$F$21]&lt;=[.B$22];MAX(MAX([.A72]-[.$F$21])-[.B$21];0)*[.C$22];([.B$22]-[.B$21])*[.C$22])" office:value-type="float" office:value="27396.25" calcext:value-type="float">
            <text:p>27,396.25</text:p>
          </table:table-cell>
          <table:table-cell table:style-name="ce219" table:formula="of:=IF([.A72]-[.$F$21]&lt;=[.B$23];MAX(MAX([.A72]-[.$F$21];0)-[.B$22];0)*[.C$23];([.B$23]-[.B$22])*[.C$23])" office:value-type="float" office:value="0" calcext:value-type="float">
            <text:p>0.00</text:p>
          </table:table-cell>
          <table:table-cell table:style-name="ce276" table:formula="of:=SUM([.C72:.H72])" office:value-type="float" office:value="82874.75" calcext:value-type="float">
            <text:p>82,874.75</text:p>
          </table:table-cell>
          <table:table-cell table:style-name="ce219" table:formula="of:=IF([.A72]&lt;[.E$7];[.A72]*([.E$3]+[.E$5]);IF([.A72]&gt;=[.E$8];[.A72]*[.E$9];0))" office:value-type="float" office:value="3060" calcext:value-type="float">
            <text:p>3,060.00</text:p>
          </table:table-cell>
          <table:table-cell table:style-name="ce219" table:formula="of:=[.I72]+[.J72]" office:value-type="float" office:value="85934.75" calcext:value-type="float">
            <text:p>85,934.75</text:p>
          </table:table-cell>
          <table:table-cell table:style-name="ce276" table:formula="of:=[.A72]-[.K72]" office:value-type="float" office:value="254065.25" calcext:value-type="float">
            <text:p>254,065.25</text:p>
          </table:table-cell>
          <table:table-cell table:style-name="ce219" table:formula="of:=[.A72]+[.J72]" office:value-type="float" office:value="343060" calcext:value-type="float">
            <text:p>343,060.00</text:p>
          </table:table-cell>
          <table:table-cell table:style-name="ce219" table:formula="of:=[.I$4]" office:value-type="float" office:value="20000" calcext:value-type="float">
            <text:p>20,000.00</text:p>
          </table:table-cell>
          <table:table-cell table:style-name="ce219" table:formula="of:=[.M72]+[.N72]" office:value-type="float" office:value="363060" calcext:value-type="float">
            <text:p>363,060.00</text:p>
          </table:table-cell>
          <table:table-cell table:style-name="ce219" table:formula="of:=[.O72]*[.I$2]" office:value-type="float" office:value="108918" calcext:value-type="float">
            <text:p>108,918.00</text:p>
          </table:table-cell>
          <table:table-cell table:style-name="ce276" table:formula="of:=[.O72]-[.P72]" office:value-type="float" office:value="254142" calcext:value-type="float">
            <text:p>254,142.00</text:p>
          </table:table-cell>
          <table:table-cell table:style-name="ce86" table:formula="of:=CONCATENATE(TEXT([.A72]/1000;&quot;0&quot;);&quot;K&quot;)" office:value-type="string" office:string-value="340K" calcext:value-type="string">
            <text:p>340K</text:p>
          </table:table-cell>
          <table:table-cell table:number-columns-repeated="16331"/>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729.75" calcext:value-type="currency">
            <text:p>$730 </text:p>
          </table:table-cell>
          <table:table-cell table:style-name="ce238" table:formula="of:=IF(([.A73]-[.$F$21])&lt;=[.B$18];MAX(MAX([.A73]-[.$F$21];0)-[.B$17];0)*[.C$18];([.B$18]-[.B$17])*[.C$18])" office:value-type="float" office:value="4266" calcext:value-type="float">
            <text:p>4,266.00</text:p>
          </table:table-cell>
          <table:table-cell table:style-name="ce219" table:formula="of:=IF([.A73]-[.$F$21]&lt;=[.B$19];MAX(MAX([.A73]-[.$F$21];0)-[.B$18];0)*[.C$19];([.B$19]-[.B$18])*[.C$19])" office:value-type="float" office:value="11742.5" calcext:value-type="float">
            <text:p>11,742.50</text:p>
          </table:table-cell>
          <table:table-cell table:style-name="ce219" table:formula="of:=IF([.A73]-[.$F$21]&lt;=[.B$20];MAX(MAX([.A73]-[.$F$21];0)-[.B$19];0)*[.C$20];([.B$20]-[.B$19])*[.C$20])" office:value-type="float" office:value="21942" calcext:value-type="float">
            <text:p>21,942.00</text:p>
          </table:table-cell>
          <table:table-cell table:style-name="ce219" table:formula="of:=IF([.A73]-[.$F$21]&lt;=[.B$21];MAX(MAX([.A73]-[.$F$21];0)-[.B$20];0)*[.C$21];([.B$21]-[.B$20])*[.C$21])" office:value-type="float" office:value="17528" calcext:value-type="float">
            <text:p>17,528.00</text:p>
          </table:table-cell>
          <table:table-cell table:style-name="ce219" table:formula="of:=IF([.A73]-[.$F$21]&lt;=[.B$22];MAX(MAX([.A73]-[.$F$21])-[.B$21];0)*[.C$22];([.B$22]-[.B$21])*[.C$22])" office:value-type="float" office:value="30896.25" calcext:value-type="float">
            <text:p>30,896.25</text:p>
          </table:table-cell>
          <table:table-cell table:style-name="ce219" table:formula="of:=IF([.A73]-[.$F$21]&lt;=[.B$23];MAX(MAX([.A73]-[.$F$21];0)-[.B$22];0)*[.C$23];([.B$23]-[.B$22])*[.C$23])" office:value-type="float" office:value="0" calcext:value-type="float">
            <text:p>0.00</text:p>
          </table:table-cell>
          <table:table-cell table:style-name="ce276" table:formula="of:=SUM([.C73:.H73])" office:value-type="float" office:value="86374.75" calcext:value-type="float">
            <text:p>86,374.75</text:p>
          </table:table-cell>
          <table:table-cell table:style-name="ce219" table:formula="of:=IF([.A73]&lt;[.E$7];[.A73]*([.E$3]+[.E$5]);IF([.A73]&gt;=[.E$8];[.A73]*[.E$9];0))" office:value-type="float" office:value="3150" calcext:value-type="float">
            <text:p>3,150.00</text:p>
          </table:table-cell>
          <table:table-cell table:style-name="ce219" table:formula="of:=[.I73]+[.J73]" office:value-type="float" office:value="89524.75" calcext:value-type="float">
            <text:p>89,524.75</text:p>
          </table:table-cell>
          <table:table-cell table:style-name="ce276" table:formula="of:=[.A73]-[.K73]" office:value-type="float" office:value="260475.25" calcext:value-type="float">
            <text:p>260,475.25</text:p>
          </table:table-cell>
          <table:table-cell table:style-name="ce219" table:formula="of:=[.A73]+[.J73]" office:value-type="float" office:value="353150" calcext:value-type="float">
            <text:p>353,150.00</text:p>
          </table:table-cell>
          <table:table-cell table:style-name="ce219" table:formula="of:=[.I$4]" office:value-type="float" office:value="20000" calcext:value-type="float">
            <text:p>20,000.00</text:p>
          </table:table-cell>
          <table:table-cell table:style-name="ce219" table:formula="of:=[.M73]+[.N73]" office:value-type="float" office:value="373150" calcext:value-type="float">
            <text:p>373,150.00</text:p>
          </table:table-cell>
          <table:table-cell table:style-name="ce219" table:formula="of:=[.O73]*[.I$2]" office:value-type="float" office:value="111945" calcext:value-type="float">
            <text:p>111,945.00</text:p>
          </table:table-cell>
          <table:table-cell table:style-name="ce276" table:formula="of:=[.O73]-[.P73]" office:value-type="float" office:value="261205" calcext:value-type="float">
            <text:p>261,205.00</text:p>
          </table:table-cell>
          <table:table-cell table:style-name="ce86" table:formula="of:=CONCATENATE(TEXT([.A73]/1000;&quot;0&quot;);&quot;K&quot;)" office:value-type="string" office:string-value="350K" calcext:value-type="string">
            <text:p>350K</text:p>
          </table:table-cell>
          <table:table-cell table:number-columns-repeated="16331"/>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1382.75" calcext:value-type="currency">
            <text:p>$1,383 </text:p>
          </table:table-cell>
          <table:table-cell table:style-name="ce238" table:formula="of:=IF(([.A74]-[.$F$21])&lt;=[.B$18];MAX(MAX([.A74]-[.$F$21];0)-[.B$17];0)*[.C$18];([.B$18]-[.B$17])*[.C$18])" office:value-type="float" office:value="4266" calcext:value-type="float">
            <text:p>4,266.00</text:p>
          </table:table-cell>
          <table:table-cell table:style-name="ce219" table:formula="of:=IF([.A74]-[.$F$21]&lt;=[.B$19];MAX(MAX([.A74]-[.$F$21];0)-[.B$18];0)*[.C$19];([.B$19]-[.B$18])*[.C$19])" office:value-type="float" office:value="11742.5" calcext:value-type="float">
            <text:p>11,742.50</text:p>
          </table:table-cell>
          <table:table-cell table:style-name="ce219" table:formula="of:=IF([.A74]-[.$F$21]&lt;=[.B$20];MAX(MAX([.A74]-[.$F$21];0)-[.B$19];0)*[.C$20];([.B$20]-[.B$19])*[.C$20])" office:value-type="float" office:value="21942" calcext:value-type="float">
            <text:p>21,942.00</text:p>
          </table:table-cell>
          <table:table-cell table:style-name="ce219" table:formula="of:=IF([.A74]-[.$F$21]&lt;=[.B$21];MAX(MAX([.A74]-[.$F$21];0)-[.B$20];0)*[.C$21];([.B$21]-[.B$20])*[.C$21])" office:value-type="float" office:value="17528" calcext:value-type="float">
            <text:p>17,528.00</text:p>
          </table:table-cell>
          <table:table-cell table:style-name="ce219" table:formula="of:=IF([.A74]-[.$F$21]&lt;=[.B$22];MAX(MAX([.A74]-[.$F$21])-[.B$21];0)*[.C$22];([.B$22]-[.B$21])*[.C$22])" office:value-type="float" office:value="34396.25" calcext:value-type="float">
            <text:p>34,396.25</text:p>
          </table:table-cell>
          <table:table-cell table:style-name="ce219" table:formula="of:=IF([.A74]-[.$F$21]&lt;=[.B$23];MAX(MAX([.A74]-[.$F$21];0)-[.B$22];0)*[.C$23];([.B$23]-[.B$22])*[.C$23])" office:value-type="float" office:value="0" calcext:value-type="float">
            <text:p>0.00</text:p>
          </table:table-cell>
          <table:table-cell table:style-name="ce276" table:formula="of:=SUM([.C74:.H74])" office:value-type="float" office:value="89874.75" calcext:value-type="float">
            <text:p>89,874.75</text:p>
          </table:table-cell>
          <table:table-cell table:style-name="ce219" table:formula="of:=IF([.A74]&lt;[.E$7];[.A74]*([.E$3]+[.E$5]);IF([.A74]&gt;=[.E$8];[.A74]*[.E$9];0))" office:value-type="float" office:value="3240" calcext:value-type="float">
            <text:p>3,240.00</text:p>
          </table:table-cell>
          <table:table-cell table:style-name="ce219" table:formula="of:=[.I74]+[.J74]" office:value-type="float" office:value="93114.75" calcext:value-type="float">
            <text:p>93,114.75</text:p>
          </table:table-cell>
          <table:table-cell table:style-name="ce276" table:formula="of:=[.A74]-[.K74]" office:value-type="float" office:value="266885.25" calcext:value-type="float">
            <text:p>266,885.25</text:p>
          </table:table-cell>
          <table:table-cell table:style-name="ce219" table:formula="of:=[.A74]+[.J74]" office:value-type="float" office:value="363240" calcext:value-type="float">
            <text:p>363,240.00</text:p>
          </table:table-cell>
          <table:table-cell table:style-name="ce219" table:formula="of:=[.I$4]" office:value-type="float" office:value="20000" calcext:value-type="float">
            <text:p>20,000.00</text:p>
          </table:table-cell>
          <table:table-cell table:style-name="ce219" table:formula="of:=[.M74]+[.N74]" office:value-type="float" office:value="383240" calcext:value-type="float">
            <text:p>383,240.00</text:p>
          </table:table-cell>
          <table:table-cell table:style-name="ce219" table:formula="of:=[.O74]*[.I$2]" office:value-type="float" office:value="114972" calcext:value-type="float">
            <text:p>114,972.00</text:p>
          </table:table-cell>
          <table:table-cell table:style-name="ce276" table:formula="of:=[.O74]-[.P74]" office:value-type="float" office:value="268268" calcext:value-type="float">
            <text:p>268,268.00</text:p>
          </table:table-cell>
          <table:table-cell table:style-name="ce86" table:formula="of:=CONCATENATE(TEXT([.A74]/1000;&quot;0&quot;);&quot;K&quot;)" office:value-type="string" office:string-value="360K" calcext:value-type="string">
            <text:p>360K</text:p>
          </table:table-cell>
          <table:table-cell table:number-columns-repeated="16331"/>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2035.75" calcext:value-type="currency">
            <text:p>$2,036 </text:p>
          </table:table-cell>
          <table:table-cell table:style-name="ce238" table:formula="of:=IF(([.A75]-[.$F$21])&lt;=[.B$18];MAX(MAX([.A75]-[.$F$21];0)-[.B$17];0)*[.C$18];([.B$18]-[.B$17])*[.C$18])" office:value-type="float" office:value="4266" calcext:value-type="float">
            <text:p>4,266.00</text:p>
          </table:table-cell>
          <table:table-cell table:style-name="ce219" table:formula="of:=IF([.A75]-[.$F$21]&lt;=[.B$19];MAX(MAX([.A75]-[.$F$21];0)-[.B$18];0)*[.C$19];([.B$19]-[.B$18])*[.C$19])" office:value-type="float" office:value="11742.5" calcext:value-type="float">
            <text:p>11,742.50</text:p>
          </table:table-cell>
          <table:table-cell table:style-name="ce219" table:formula="of:=IF([.A75]-[.$F$21]&lt;=[.B$20];MAX(MAX([.A75]-[.$F$21];0)-[.B$19];0)*[.C$20];([.B$20]-[.B$19])*[.C$20])" office:value-type="float" office:value="21942" calcext:value-type="float">
            <text:p>21,942.00</text:p>
          </table:table-cell>
          <table:table-cell table:style-name="ce219" table:formula="of:=IF([.A75]-[.$F$21]&lt;=[.B$21];MAX(MAX([.A75]-[.$F$21];0)-[.B$20];0)*[.C$21];([.B$21]-[.B$20])*[.C$21])" office:value-type="float" office:value="17528" calcext:value-type="float">
            <text:p>17,528.00</text:p>
          </table:table-cell>
          <table:table-cell table:style-name="ce219" table:formula="of:=IF([.A75]-[.$F$21]&lt;=[.B$22];MAX(MAX([.A75]-[.$F$21])-[.B$21];0)*[.C$22];([.B$22]-[.B$21])*[.C$22])" office:value-type="float" office:value="37896.25" calcext:value-type="float">
            <text:p>37,896.25</text:p>
          </table:table-cell>
          <table:table-cell table:style-name="ce219" table:formula="of:=IF([.A75]-[.$F$21]&lt;=[.B$23];MAX(MAX([.A75]-[.$F$21];0)-[.B$22];0)*[.C$23];([.B$23]-[.B$22])*[.C$23])" office:value-type="float" office:value="0" calcext:value-type="float">
            <text:p>0.00</text:p>
          </table:table-cell>
          <table:table-cell table:style-name="ce276" table:formula="of:=SUM([.C75:.H75])" office:value-type="float" office:value="93374.75" calcext:value-type="float">
            <text:p>93,374.75</text:p>
          </table:table-cell>
          <table:table-cell table:style-name="ce219" table:formula="of:=IF([.A75]&lt;[.E$7];[.A75]*([.E$3]+[.E$5]);IF([.A75]&gt;=[.E$8];[.A75]*[.E$9];0))" office:value-type="float" office:value="3330" calcext:value-type="float">
            <text:p>3,330.00</text:p>
          </table:table-cell>
          <table:table-cell table:style-name="ce219" table:formula="of:=[.I75]+[.J75]" office:value-type="float" office:value="96704.75" calcext:value-type="float">
            <text:p>96,704.75</text:p>
          </table:table-cell>
          <table:table-cell table:style-name="ce276" table:formula="of:=[.A75]-[.K75]" office:value-type="float" office:value="273295.25" calcext:value-type="float">
            <text:p>273,295.25</text:p>
          </table:table-cell>
          <table:table-cell table:style-name="ce219" table:formula="of:=[.A75]+[.J75]" office:value-type="float" office:value="373330" calcext:value-type="float">
            <text:p>373,330.00</text:p>
          </table:table-cell>
          <table:table-cell table:style-name="ce219" table:formula="of:=[.I$4]" office:value-type="float" office:value="20000" calcext:value-type="float">
            <text:p>20,000.00</text:p>
          </table:table-cell>
          <table:table-cell table:style-name="ce219" table:formula="of:=[.M75]+[.N75]" office:value-type="float" office:value="393330" calcext:value-type="float">
            <text:p>393,330.00</text:p>
          </table:table-cell>
          <table:table-cell table:style-name="ce219" table:formula="of:=[.O75]*[.I$2]" office:value-type="float" office:value="117999" calcext:value-type="float">
            <text:p>117,999.00</text:p>
          </table:table-cell>
          <table:table-cell table:style-name="ce276" table:formula="of:=[.O75]-[.P75]" office:value-type="float" office:value="275331" calcext:value-type="float">
            <text:p>275,331.00</text:p>
          </table:table-cell>
          <table:table-cell table:style-name="ce86" table:formula="of:=CONCATENATE(TEXT([.A75]/1000;&quot;0&quot;);&quot;K&quot;)" office:value-type="string" office:string-value="370K" calcext:value-type="string">
            <text:p>370K</text:p>
          </table:table-cell>
          <table:table-cell table:number-columns-repeated="16331"/>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2688.75" calcext:value-type="currency">
            <text:p>$2,689 </text:p>
          </table:table-cell>
          <table:table-cell table:style-name="ce238" table:formula="of:=IF(([.A76]-[.$F$21])&lt;=[.B$18];MAX(MAX([.A76]-[.$F$21];0)-[.B$17];0)*[.C$18];([.B$18]-[.B$17])*[.C$18])" office:value-type="float" office:value="4266" calcext:value-type="float">
            <text:p>4,266.00</text:p>
          </table:table-cell>
          <table:table-cell table:style-name="ce219" table:formula="of:=IF([.A76]-[.$F$21]&lt;=[.B$19];MAX(MAX([.A76]-[.$F$21];0)-[.B$18];0)*[.C$19];([.B$19]-[.B$18])*[.C$19])" office:value-type="float" office:value="11742.5" calcext:value-type="float">
            <text:p>11,742.50</text:p>
          </table:table-cell>
          <table:table-cell table:style-name="ce219" table:formula="of:=IF([.A76]-[.$F$21]&lt;=[.B$20];MAX(MAX([.A76]-[.$F$21];0)-[.B$19];0)*[.C$20];([.B$20]-[.B$19])*[.C$20])" office:value-type="float" office:value="21942" calcext:value-type="float">
            <text:p>21,942.00</text:p>
          </table:table-cell>
          <table:table-cell table:style-name="ce219" table:formula="of:=IF([.A76]-[.$F$21]&lt;=[.B$21];MAX(MAX([.A76]-[.$F$21];0)-[.B$20];0)*[.C$21];([.B$21]-[.B$20])*[.C$21])" office:value-type="float" office:value="17528" calcext:value-type="float">
            <text:p>17,528.00</text:p>
          </table:table-cell>
          <table:table-cell table:style-name="ce219" table:formula="of:=IF([.A76]-[.$F$21]&lt;=[.B$22];MAX(MAX([.A76]-[.$F$21])-[.B$21];0)*[.C$22];([.B$22]-[.B$21])*[.C$22])" office:value-type="float" office:value="41396.25" calcext:value-type="float">
            <text:p>41,396.25</text:p>
          </table:table-cell>
          <table:table-cell table:style-name="ce219" table:formula="of:=IF([.A76]-[.$F$21]&lt;=[.B$23];MAX(MAX([.A76]-[.$F$21];0)-[.B$22];0)*[.C$23];([.B$23]-[.B$22])*[.C$23])" office:value-type="float" office:value="0" calcext:value-type="float">
            <text:p>0.00</text:p>
          </table:table-cell>
          <table:table-cell table:style-name="ce276" table:formula="of:=SUM([.C76:.H76])" office:value-type="float" office:value="96874.75" calcext:value-type="float">
            <text:p>96,874.75</text:p>
          </table:table-cell>
          <table:table-cell table:style-name="ce219" table:formula="of:=IF([.A76]&lt;[.E$7];[.A76]*([.E$3]+[.E$5]);IF([.A76]&gt;=[.E$8];[.A76]*[.E$9];0))" office:value-type="float" office:value="3420" calcext:value-type="float">
            <text:p>3,420.00</text:p>
          </table:table-cell>
          <table:table-cell table:style-name="ce219" table:formula="of:=[.I76]+[.J76]" office:value-type="float" office:value="100294.75" calcext:value-type="float">
            <text:p>100,294.75</text:p>
          </table:table-cell>
          <table:table-cell table:style-name="ce276" table:formula="of:=[.A76]-[.K76]" office:value-type="float" office:value="279705.25" calcext:value-type="float">
            <text:p>279,705.25</text:p>
          </table:table-cell>
          <table:table-cell table:style-name="ce219" table:formula="of:=[.A76]+[.J76]" office:value-type="float" office:value="383420" calcext:value-type="float">
            <text:p>383,420.00</text:p>
          </table:table-cell>
          <table:table-cell table:style-name="ce219" table:formula="of:=[.I$4]" office:value-type="float" office:value="20000" calcext:value-type="float">
            <text:p>20,000.00</text:p>
          </table:table-cell>
          <table:table-cell table:style-name="ce219" table:formula="of:=[.M76]+[.N76]" office:value-type="float" office:value="403420" calcext:value-type="float">
            <text:p>403,420.00</text:p>
          </table:table-cell>
          <table:table-cell table:style-name="ce219" table:formula="of:=[.O76]*[.I$2]" office:value-type="float" office:value="121026" calcext:value-type="float">
            <text:p>121,026.00</text:p>
          </table:table-cell>
          <table:table-cell table:style-name="ce276" table:formula="of:=[.O76]-[.P76]" office:value-type="float" office:value="282394" calcext:value-type="float">
            <text:p>282,394.00</text:p>
          </table:table-cell>
          <table:table-cell table:style-name="ce86" table:formula="of:=CONCATENATE(TEXT([.A76]/1000;&quot;0&quot;);&quot;K&quot;)" office:value-type="string" office:string-value="380K" calcext:value-type="string">
            <text:p>380K</text:p>
          </table:table-cell>
          <table:table-cell table:number-columns-repeated="16331"/>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3341.75" calcext:value-type="currency">
            <text:p>$3,342 </text:p>
          </table:table-cell>
          <table:table-cell table:style-name="ce238" table:formula="of:=IF(([.A77]-[.$F$21])&lt;=[.B$18];MAX(MAX([.A77]-[.$F$21];0)-[.B$17];0)*[.C$18];([.B$18]-[.B$17])*[.C$18])" office:value-type="float" office:value="4266" calcext:value-type="float">
            <text:p>4,266.00</text:p>
          </table:table-cell>
          <table:table-cell table:style-name="ce219" table:formula="of:=IF([.A77]-[.$F$21]&lt;=[.B$19];MAX(MAX([.A77]-[.$F$21];0)-[.B$18];0)*[.C$19];([.B$19]-[.B$18])*[.C$19])" office:value-type="float" office:value="11742.5" calcext:value-type="float">
            <text:p>11,742.50</text:p>
          </table:table-cell>
          <table:table-cell table:style-name="ce219" table:formula="of:=IF([.A77]-[.$F$21]&lt;=[.B$20];MAX(MAX([.A77]-[.$F$21];0)-[.B$19];0)*[.C$20];([.B$20]-[.B$19])*[.C$20])" office:value-type="float" office:value="21942" calcext:value-type="float">
            <text:p>21,942.00</text:p>
          </table:table-cell>
          <table:table-cell table:style-name="ce219" table:formula="of:=IF([.A77]-[.$F$21]&lt;=[.B$21];MAX(MAX([.A77]-[.$F$21];0)-[.B$20];0)*[.C$21];([.B$21]-[.B$20])*[.C$21])" office:value-type="float" office:value="17528" calcext:value-type="float">
            <text:p>17,528.00</text:p>
          </table:table-cell>
          <table:table-cell table:style-name="ce219" table:formula="of:=IF([.A77]-[.$F$21]&lt;=[.B$22];MAX(MAX([.A77]-[.$F$21])-[.B$21];0)*[.C$22];([.B$22]-[.B$21])*[.C$22])" office:value-type="float" office:value="44896.25" calcext:value-type="float">
            <text:p>44,896.25</text:p>
          </table:table-cell>
          <table:table-cell table:style-name="ce219" table:formula="of:=IF([.A77]-[.$F$21]&lt;=[.B$23];MAX(MAX([.A77]-[.$F$21];0)-[.B$22];0)*[.C$23];([.B$23]-[.B$22])*[.C$23])" office:value-type="float" office:value="0" calcext:value-type="float">
            <text:p>0.00</text:p>
          </table:table-cell>
          <table:table-cell table:style-name="ce276" table:formula="of:=SUM([.C77:.H77])" office:value-type="float" office:value="100374.75" calcext:value-type="float">
            <text:p>100,374.75</text:p>
          </table:table-cell>
          <table:table-cell table:style-name="ce219" table:formula="of:=IF([.A77]&lt;[.E$7];[.A77]*([.E$3]+[.E$5]);IF([.A77]&gt;=[.E$8];[.A77]*[.E$9];0))" office:value-type="float" office:value="3510" calcext:value-type="float">
            <text:p>3,510.00</text:p>
          </table:table-cell>
          <table:table-cell table:style-name="ce219" table:formula="of:=[.I77]+[.J77]" office:value-type="float" office:value="103884.75" calcext:value-type="float">
            <text:p>103,884.75</text:p>
          </table:table-cell>
          <table:table-cell table:style-name="ce276" table:formula="of:=[.A77]-[.K77]" office:value-type="float" office:value="286115.25" calcext:value-type="float">
            <text:p>286,115.25</text:p>
          </table:table-cell>
          <table:table-cell table:style-name="ce219" table:formula="of:=[.A77]+[.J77]" office:value-type="float" office:value="393510" calcext:value-type="float">
            <text:p>393,510.00</text:p>
          </table:table-cell>
          <table:table-cell table:style-name="ce219" table:formula="of:=[.I$4]" office:value-type="float" office:value="20000" calcext:value-type="float">
            <text:p>20,000.00</text:p>
          </table:table-cell>
          <table:table-cell table:style-name="ce219" table:formula="of:=[.M77]+[.N77]" office:value-type="float" office:value="413510" calcext:value-type="float">
            <text:p>413,510.00</text:p>
          </table:table-cell>
          <table:table-cell table:style-name="ce219" table:formula="of:=[.O77]*[.I$2]" office:value-type="float" office:value="124053" calcext:value-type="float">
            <text:p>124,053.00</text:p>
          </table:table-cell>
          <table:table-cell table:style-name="ce276" table:formula="of:=[.O77]-[.P77]" office:value-type="float" office:value="289457" calcext:value-type="float">
            <text:p>289,457.00</text:p>
          </table:table-cell>
          <table:table-cell table:style-name="ce86" table:formula="of:=CONCATENATE(TEXT([.A77]/1000;&quot;0&quot;);&quot;K&quot;)" office:value-type="string" office:string-value="390K" calcext:value-type="string">
            <text:p>390K</text:p>
          </table:table-cell>
          <table:table-cell table:number-columns-repeated="16331"/>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3994.75" calcext:value-type="currency">
            <text:p>$3,995 </text:p>
          </table:table-cell>
          <table:table-cell table:style-name="ce238" table:formula="of:=IF(([.A78]-[.$F$21])&lt;=[.B$18];MAX(MAX([.A78]-[.$F$21];0)-[.B$17];0)*[.C$18];([.B$18]-[.B$17])*[.C$18])" office:value-type="float" office:value="4266" calcext:value-type="float">
            <text:p>4,266.00</text:p>
          </table:table-cell>
          <table:table-cell table:style-name="ce219" table:formula="of:=IF([.A78]-[.$F$21]&lt;=[.B$19];MAX(MAX([.A78]-[.$F$21];0)-[.B$18];0)*[.C$19];([.B$19]-[.B$18])*[.C$19])" office:value-type="float" office:value="11742.5" calcext:value-type="float">
            <text:p>11,742.50</text:p>
          </table:table-cell>
          <table:table-cell table:style-name="ce219" table:formula="of:=IF([.A78]-[.$F$21]&lt;=[.B$20];MAX(MAX([.A78]-[.$F$21];0)-[.B$19];0)*[.C$20];([.B$20]-[.B$19])*[.C$20])" office:value-type="float" office:value="21942" calcext:value-type="float">
            <text:p>21,942.00</text:p>
          </table:table-cell>
          <table:table-cell table:style-name="ce219" table:formula="of:=IF([.A78]-[.$F$21]&lt;=[.B$21];MAX(MAX([.A78]-[.$F$21];0)-[.B$20];0)*[.C$21];([.B$21]-[.B$20])*[.C$21])" office:value-type="float" office:value="17528" calcext:value-type="float">
            <text:p>17,528.00</text:p>
          </table:table-cell>
          <table:table-cell table:style-name="ce219" table:formula="of:=IF([.A78]-[.$F$21]&lt;=[.B$22];MAX(MAX([.A78]-[.$F$21])-[.B$21];0)*[.C$22];([.B$22]-[.B$21])*[.C$22])" office:value-type="float" office:value="48396.25" calcext:value-type="float">
            <text:p>48,396.25</text:p>
          </table:table-cell>
          <table:table-cell table:style-name="ce219" table:formula="of:=IF([.A78]-[.$F$21]&lt;=[.B$23];MAX(MAX([.A78]-[.$F$21];0)-[.B$22];0)*[.C$23];([.B$23]-[.B$22])*[.C$23])" office:value-type="float" office:value="0" calcext:value-type="float">
            <text:p>0.00</text:p>
          </table:table-cell>
          <table:table-cell table:style-name="ce276" table:formula="of:=SUM([.C78:.H78])" office:value-type="float" office:value="103874.75" calcext:value-type="float">
            <text:p>103,874.75</text:p>
          </table:table-cell>
          <table:table-cell table:style-name="ce219" table:formula="of:=IF([.A78]&lt;[.E$7];[.A78]*([.E$3]+[.E$5]);IF([.A78]&gt;=[.E$8];[.A78]*[.E$9];0))" office:value-type="float" office:value="3600" calcext:value-type="float">
            <text:p>3,600.00</text:p>
          </table:table-cell>
          <table:table-cell table:style-name="ce219" table:formula="of:=[.I78]+[.J78]" office:value-type="float" office:value="107474.75" calcext:value-type="float">
            <text:p>107,474.75</text:p>
          </table:table-cell>
          <table:table-cell table:style-name="ce276" table:formula="of:=[.A78]-[.K78]" office:value-type="float" office:value="292525.25" calcext:value-type="float">
            <text:p>292,525.25</text:p>
          </table:table-cell>
          <table:table-cell table:style-name="ce219" table:formula="of:=[.A78]+[.J78]" office:value-type="float" office:value="403600" calcext:value-type="float">
            <text:p>403,600.00</text:p>
          </table:table-cell>
          <table:table-cell table:style-name="ce219" table:formula="of:=[.I$4]" office:value-type="float" office:value="20000" calcext:value-type="float">
            <text:p>20,000.00</text:p>
          </table:table-cell>
          <table:table-cell table:style-name="ce219" table:formula="of:=[.M78]+[.N78]" office:value-type="float" office:value="423600" calcext:value-type="float">
            <text:p>423,600.00</text:p>
          </table:table-cell>
          <table:table-cell table:style-name="ce219" table:formula="of:=[.O78]*[.I$2]" office:value-type="float" office:value="127080" calcext:value-type="float">
            <text:p>127,080.00</text:p>
          </table:table-cell>
          <table:table-cell table:style-name="ce276" table:formula="of:=[.O78]-[.P78]" office:value-type="float" office:value="296520" calcext:value-type="float">
            <text:p>296,520.00</text:p>
          </table:table-cell>
          <table:table-cell table:style-name="ce86" table:formula="of:=CONCATENATE(TEXT([.A78]/1000;&quot;0&quot;);&quot;K&quot;)" office:value-type="string" office:string-value="400K" calcext:value-type="string">
            <text:p>400K</text:p>
          </table:table-cell>
          <table:table-cell table:number-columns-repeated="16331"/>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4647.75" calcext:value-type="currency">
            <text:p>$4,648 </text:p>
          </table:table-cell>
          <table:table-cell table:style-name="ce238" table:formula="of:=IF(([.A79]-[.$F$21])&lt;=[.B$18];MAX(MAX([.A79]-[.$F$21];0)-[.B$17];0)*[.C$18];([.B$18]-[.B$17])*[.C$18])" office:value-type="float" office:value="4266" calcext:value-type="float">
            <text:p>4,266.00</text:p>
          </table:table-cell>
          <table:table-cell table:style-name="ce219" table:formula="of:=IF([.A79]-[.$F$21]&lt;=[.B$19];MAX(MAX([.A79]-[.$F$21];0)-[.B$18];0)*[.C$19];([.B$19]-[.B$18])*[.C$19])" office:value-type="float" office:value="11742.5" calcext:value-type="float">
            <text:p>11,742.50</text:p>
          </table:table-cell>
          <table:table-cell table:style-name="ce219" table:formula="of:=IF([.A79]-[.$F$21]&lt;=[.B$20];MAX(MAX([.A79]-[.$F$21];0)-[.B$19];0)*[.C$20];([.B$20]-[.B$19])*[.C$20])" office:value-type="float" office:value="21942" calcext:value-type="float">
            <text:p>21,942.00</text:p>
          </table:table-cell>
          <table:table-cell table:style-name="ce219" table:formula="of:=IF([.A79]-[.$F$21]&lt;=[.B$21];MAX(MAX([.A79]-[.$F$21];0)-[.B$20];0)*[.C$21];([.B$21]-[.B$20])*[.C$21])" office:value-type="float" office:value="17528" calcext:value-type="float">
            <text:p>17,528.00</text:p>
          </table:table-cell>
          <table:table-cell table:style-name="ce219" table:formula="of:=IF([.A79]-[.$F$21]&lt;=[.B$22];MAX(MAX([.A79]-[.$F$21])-[.B$21];0)*[.C$22];([.B$22]-[.B$21])*[.C$22])" office:value-type="float" office:value="51896.25" calcext:value-type="float">
            <text:p>51,896.25</text:p>
          </table:table-cell>
          <table:table-cell table:style-name="ce219" table:formula="of:=IF([.A79]-[.$F$21]&lt;=[.B$23];MAX(MAX([.A79]-[.$F$21];0)-[.B$22];0)*[.C$23];([.B$23]-[.B$22])*[.C$23])" office:value-type="float" office:value="0" calcext:value-type="float">
            <text:p>0.00</text:p>
          </table:table-cell>
          <table:table-cell table:style-name="ce276" table:formula="of:=SUM([.C79:.H79])" office:value-type="float" office:value="107374.75" calcext:value-type="float">
            <text:p>107,374.75</text:p>
          </table:table-cell>
          <table:table-cell table:style-name="ce219" table:formula="of:=IF([.A79]&lt;[.E$7];[.A79]*([.E$3]+[.E$5]);IF([.A79]&gt;=[.E$8];[.A79]*[.E$9];0))" office:value-type="float" office:value="3690" calcext:value-type="float">
            <text:p>3,690.00</text:p>
          </table:table-cell>
          <table:table-cell table:style-name="ce219" table:formula="of:=[.I79]+[.J79]" office:value-type="float" office:value="111064.75" calcext:value-type="float">
            <text:p>111,064.75</text:p>
          </table:table-cell>
          <table:table-cell table:style-name="ce276" table:formula="of:=[.A79]-[.K79]" office:value-type="float" office:value="298935.25" calcext:value-type="float">
            <text:p>298,935.25</text:p>
          </table:table-cell>
          <table:table-cell table:style-name="ce219" table:formula="of:=[.A79]+[.J79]" office:value-type="float" office:value="413690" calcext:value-type="float">
            <text:p>413,690.00</text:p>
          </table:table-cell>
          <table:table-cell table:style-name="ce219" table:formula="of:=[.I$4]" office:value-type="float" office:value="20000" calcext:value-type="float">
            <text:p>20,000.00</text:p>
          </table:table-cell>
          <table:table-cell table:style-name="ce219" table:formula="of:=[.M79]+[.N79]" office:value-type="float" office:value="433690" calcext:value-type="float">
            <text:p>433,690.00</text:p>
          </table:table-cell>
          <table:table-cell table:style-name="ce219" table:formula="of:=[.O79]*[.I$2]" office:value-type="float" office:value="130107" calcext:value-type="float">
            <text:p>130,107.00</text:p>
          </table:table-cell>
          <table:table-cell table:style-name="ce276" table:formula="of:=[.O79]-[.P79]" office:value-type="float" office:value="303583" calcext:value-type="float">
            <text:p>303,583.00</text:p>
          </table:table-cell>
          <table:table-cell table:style-name="ce86" table:formula="of:=CONCATENATE(TEXT([.A79]/1000;&quot;0&quot;);&quot;K&quot;)" office:value-type="string" office:string-value="410K" calcext:value-type="string">
            <text:p>410K</text:p>
          </table:table-cell>
          <table:table-cell table:number-columns-repeated="16331"/>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5300.75" calcext:value-type="currency">
            <text:p>$5,301 </text:p>
          </table:table-cell>
          <table:table-cell table:style-name="ce238" table:formula="of:=IF(([.A80]-[.$F$21])&lt;=[.B$18];MAX(MAX([.A80]-[.$F$21];0)-[.B$17];0)*[.C$18];([.B$18]-[.B$17])*[.C$18])" office:value-type="float" office:value="4266" calcext:value-type="float">
            <text:p>4,266.00</text:p>
          </table:table-cell>
          <table:table-cell table:style-name="ce219" table:formula="of:=IF([.A80]-[.$F$21]&lt;=[.B$19];MAX(MAX([.A80]-[.$F$21];0)-[.B$18];0)*[.C$19];([.B$19]-[.B$18])*[.C$19])" office:value-type="float" office:value="11742.5" calcext:value-type="float">
            <text:p>11,742.50</text:p>
          </table:table-cell>
          <table:table-cell table:style-name="ce219" table:formula="of:=IF([.A80]-[.$F$21]&lt;=[.B$20];MAX(MAX([.A80]-[.$F$21];0)-[.B$19];0)*[.C$20];([.B$20]-[.B$19])*[.C$20])" office:value-type="float" office:value="21942" calcext:value-type="float">
            <text:p>21,942.00</text:p>
          </table:table-cell>
          <table:table-cell table:style-name="ce219" table:formula="of:=IF([.A80]-[.$F$21]&lt;=[.B$21];MAX(MAX([.A80]-[.$F$21];0)-[.B$20];0)*[.C$21];([.B$21]-[.B$20])*[.C$21])" office:value-type="float" office:value="17528" calcext:value-type="float">
            <text:p>17,528.00</text:p>
          </table:table-cell>
          <table:table-cell table:style-name="ce219" table:formula="of:=IF([.A80]-[.$F$21]&lt;=[.B$22];MAX(MAX([.A80]-[.$F$21])-[.B$21];0)*[.C$22];([.B$22]-[.B$21])*[.C$22])" office:value-type="float" office:value="55396.25" calcext:value-type="float">
            <text:p>55,396.25</text:p>
          </table:table-cell>
          <table:table-cell table:style-name="ce219" table:formula="of:=IF([.A80]-[.$F$21]&lt;=[.B$23];MAX(MAX([.A80]-[.$F$21];0)-[.B$22];0)*[.C$23];([.B$23]-[.B$22])*[.C$23])" office:value-type="float" office:value="0" calcext:value-type="float">
            <text:p>0.00</text:p>
          </table:table-cell>
          <table:table-cell table:style-name="ce276" table:formula="of:=SUM([.C80:.H80])" office:value-type="float" office:value="110874.75" calcext:value-type="float">
            <text:p>110,874.75</text:p>
          </table:table-cell>
          <table:table-cell table:style-name="ce219" table:formula="of:=IF([.A80]&lt;[.E$7];[.A80]*([.E$3]+[.E$5]);IF([.A80]&gt;=[.E$8];[.A80]*[.E$9];0))" office:value-type="float" office:value="3780" calcext:value-type="float">
            <text:p>3,780.00</text:p>
          </table:table-cell>
          <table:table-cell table:style-name="ce219" table:formula="of:=[.I80]+[.J80]" office:value-type="float" office:value="114654.75" calcext:value-type="float">
            <text:p>114,654.75</text:p>
          </table:table-cell>
          <table:table-cell table:style-name="ce276" table:formula="of:=[.A80]-[.K80]" office:value-type="float" office:value="305345.25" calcext:value-type="float">
            <text:p>305,345.25</text:p>
          </table:table-cell>
          <table:table-cell table:style-name="ce219" table:formula="of:=[.A80]+[.J80]" office:value-type="float" office:value="423780" calcext:value-type="float">
            <text:p>423,780.00</text:p>
          </table:table-cell>
          <table:table-cell table:style-name="ce219" table:formula="of:=[.I$4]" office:value-type="float" office:value="20000" calcext:value-type="float">
            <text:p>20,000.00</text:p>
          </table:table-cell>
          <table:table-cell table:style-name="ce219" table:formula="of:=[.M80]+[.N80]" office:value-type="float" office:value="443780" calcext:value-type="float">
            <text:p>443,780.00</text:p>
          </table:table-cell>
          <table:table-cell table:style-name="ce219" table:formula="of:=[.O80]*[.I$2]" office:value-type="float" office:value="133134" calcext:value-type="float">
            <text:p>133,134.00</text:p>
          </table:table-cell>
          <table:table-cell table:style-name="ce276" table:formula="of:=[.O80]-[.P80]" office:value-type="float" office:value="310646" calcext:value-type="float">
            <text:p>310,646.00</text:p>
          </table:table-cell>
          <table:table-cell table:style-name="ce86" table:formula="of:=CONCATENATE(TEXT([.A80]/1000;&quot;0&quot;);&quot;K&quot;)" office:value-type="string" office:string-value="420K" calcext:value-type="string">
            <text:p>420K</text:p>
          </table:table-cell>
          <table:table-cell table:number-columns-repeated="16331"/>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5953.75" calcext:value-type="currency">
            <text:p>$5,954 </text:p>
          </table:table-cell>
          <table:table-cell table:style-name="ce238" table:formula="of:=IF(([.A81]-[.$F$21])&lt;=[.B$18];MAX(MAX([.A81]-[.$F$21];0)-[.B$17];0)*[.C$18];([.B$18]-[.B$17])*[.C$18])" office:value-type="float" office:value="4266" calcext:value-type="float">
            <text:p>4,266.00</text:p>
          </table:table-cell>
          <table:table-cell table:style-name="ce219" table:formula="of:=IF([.A81]-[.$F$21]&lt;=[.B$19];MAX(MAX([.A81]-[.$F$21];0)-[.B$18];0)*[.C$19];([.B$19]-[.B$18])*[.C$19])" office:value-type="float" office:value="11742.5" calcext:value-type="float">
            <text:p>11,742.50</text:p>
          </table:table-cell>
          <table:table-cell table:style-name="ce219" table:formula="of:=IF([.A81]-[.$F$21]&lt;=[.B$20];MAX(MAX([.A81]-[.$F$21];0)-[.B$19];0)*[.C$20];([.B$20]-[.B$19])*[.C$20])" office:value-type="float" office:value="21942" calcext:value-type="float">
            <text:p>21,942.00</text:p>
          </table:table-cell>
          <table:table-cell table:style-name="ce219" table:formula="of:=IF([.A81]-[.$F$21]&lt;=[.B$21];MAX(MAX([.A81]-[.$F$21];0)-[.B$20];0)*[.C$21];([.B$21]-[.B$20])*[.C$21])" office:value-type="float" office:value="17528" calcext:value-type="float">
            <text:p>17,528.00</text:p>
          </table:table-cell>
          <table:table-cell table:style-name="ce219" table:formula="of:=IF([.A81]-[.$F$21]&lt;=[.B$22];MAX(MAX([.A81]-[.$F$21])-[.B$21];0)*[.C$22];([.B$22]-[.B$21])*[.C$22])" office:value-type="float" office:value="58896.25" calcext:value-type="float">
            <text:p>58,896.25</text:p>
          </table:table-cell>
          <table:table-cell table:style-name="ce219" table:formula="of:=IF([.A81]-[.$F$21]&lt;=[.B$23];MAX(MAX([.A81]-[.$F$21];0)-[.B$22];0)*[.C$23];([.B$23]-[.B$22])*[.C$23])" office:value-type="float" office:value="0" calcext:value-type="float">
            <text:p>0.00</text:p>
          </table:table-cell>
          <table:table-cell table:style-name="ce276" table:formula="of:=SUM([.C81:.H81])" office:value-type="float" office:value="114374.75" calcext:value-type="float">
            <text:p>114,374.75</text:p>
          </table:table-cell>
          <table:table-cell table:style-name="ce219" table:formula="of:=IF([.A81]&lt;[.E$7];[.A81]*([.E$3]+[.E$5]);IF([.A81]&gt;=[.E$8];[.A81]*[.E$9];0))" office:value-type="float" office:value="3870" calcext:value-type="float">
            <text:p>3,870.00</text:p>
          </table:table-cell>
          <table:table-cell table:style-name="ce219" table:formula="of:=[.I81]+[.J81]" office:value-type="float" office:value="118244.75" calcext:value-type="float">
            <text:p>118,244.75</text:p>
          </table:table-cell>
          <table:table-cell table:style-name="ce276" table:formula="of:=[.A81]-[.K81]" office:value-type="float" office:value="311755.25" calcext:value-type="float">
            <text:p>311,755.25</text:p>
          </table:table-cell>
          <table:table-cell table:style-name="ce219" table:formula="of:=[.A81]+[.J81]" office:value-type="float" office:value="433870" calcext:value-type="float">
            <text:p>433,870.00</text:p>
          </table:table-cell>
          <table:table-cell table:style-name="ce219" table:formula="of:=[.I$4]" office:value-type="float" office:value="20000" calcext:value-type="float">
            <text:p>20,000.00</text:p>
          </table:table-cell>
          <table:table-cell table:style-name="ce219" table:formula="of:=[.M81]+[.N81]" office:value-type="float" office:value="453870" calcext:value-type="float">
            <text:p>453,870.00</text:p>
          </table:table-cell>
          <table:table-cell table:style-name="ce219" table:formula="of:=[.O81]*[.I$2]" office:value-type="float" office:value="136161" calcext:value-type="float">
            <text:p>136,161.00</text:p>
          </table:table-cell>
          <table:table-cell table:style-name="ce276" table:formula="of:=[.O81]-[.P81]" office:value-type="float" office:value="317709" calcext:value-type="float">
            <text:p>317,709.00</text:p>
          </table:table-cell>
          <table:table-cell table:style-name="ce86" table:formula="of:=CONCATENATE(TEXT([.A81]/1000;&quot;0&quot;);&quot;K&quot;)" office:value-type="string" office:string-value="430K" calcext:value-type="string">
            <text:p>430K</text:p>
          </table:table-cell>
          <table:table-cell table:number-columns-repeated="16331"/>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6606.75" calcext:value-type="currency">
            <text:p>$6,607 </text:p>
          </table:table-cell>
          <table:table-cell table:style-name="ce238" table:formula="of:=IF(([.A82]-[.$F$21])&lt;=[.B$18];MAX(MAX([.A82]-[.$F$21];0)-[.B$17];0)*[.C$18];([.B$18]-[.B$17])*[.C$18])" office:value-type="float" office:value="4266" calcext:value-type="float">
            <text:p>4,266.00</text:p>
          </table:table-cell>
          <table:table-cell table:style-name="ce219" table:formula="of:=IF([.A82]-[.$F$21]&lt;=[.B$19];MAX(MAX([.A82]-[.$F$21];0)-[.B$18];0)*[.C$19];([.B$19]-[.B$18])*[.C$19])" office:value-type="float" office:value="11742.5" calcext:value-type="float">
            <text:p>11,742.50</text:p>
          </table:table-cell>
          <table:table-cell table:style-name="ce219" table:formula="of:=IF([.A82]-[.$F$21]&lt;=[.B$20];MAX(MAX([.A82]-[.$F$21];0)-[.B$19];0)*[.C$20];([.B$20]-[.B$19])*[.C$20])" office:value-type="float" office:value="21942" calcext:value-type="float">
            <text:p>21,942.00</text:p>
          </table:table-cell>
          <table:table-cell table:style-name="ce219" table:formula="of:=IF([.A82]-[.$F$21]&lt;=[.B$21];MAX(MAX([.A82]-[.$F$21];0)-[.B$20];0)*[.C$21];([.B$21]-[.B$20])*[.C$21])" office:value-type="float" office:value="17528" calcext:value-type="float">
            <text:p>17,528.00</text:p>
          </table:table-cell>
          <table:table-cell table:style-name="ce219" table:formula="of:=IF([.A82]-[.$F$21]&lt;=[.B$22];MAX(MAX([.A82]-[.$F$21])-[.B$21];0)*[.C$22];([.B$22]-[.B$21])*[.C$22])" office:value-type="float" office:value="62396.25" calcext:value-type="float">
            <text:p>62,396.25</text:p>
          </table:table-cell>
          <table:table-cell table:style-name="ce219" table:formula="of:=IF([.A82]-[.$F$21]&lt;=[.B$23];MAX(MAX([.A82]-[.$F$21];0)-[.B$22];0)*[.C$23];([.B$23]-[.B$22])*[.C$23])" office:value-type="float" office:value="0" calcext:value-type="float">
            <text:p>0.00</text:p>
          </table:table-cell>
          <table:table-cell table:style-name="ce276" table:formula="of:=SUM([.C82:.H82])" office:value-type="float" office:value="117874.75" calcext:value-type="float">
            <text:p>117,874.75</text:p>
          </table:table-cell>
          <table:table-cell table:style-name="ce219" table:formula="of:=IF([.A82]&lt;[.E$7];[.A82]*([.E$3]+[.E$5]);IF([.A82]&gt;=[.E$8];[.A82]*[.E$9];0))" office:value-type="float" office:value="3960" calcext:value-type="float">
            <text:p>3,960.00</text:p>
          </table:table-cell>
          <table:table-cell table:style-name="ce219" table:formula="of:=[.I82]+[.J82]" office:value-type="float" office:value="121834.75" calcext:value-type="float">
            <text:p>121,834.75</text:p>
          </table:table-cell>
          <table:table-cell table:style-name="ce276" table:formula="of:=[.A82]-[.K82]" office:value-type="float" office:value="318165.25" calcext:value-type="float">
            <text:p>318,165.25</text:p>
          </table:table-cell>
          <table:table-cell table:style-name="ce219" table:formula="of:=[.A82]+[.J82]" office:value-type="float" office:value="443960" calcext:value-type="float">
            <text:p>443,960.00</text:p>
          </table:table-cell>
          <table:table-cell table:style-name="ce219" table:formula="of:=[.I$4]" office:value-type="float" office:value="20000" calcext:value-type="float">
            <text:p>20,000.00</text:p>
          </table:table-cell>
          <table:table-cell table:style-name="ce219" table:formula="of:=[.M82]+[.N82]" office:value-type="float" office:value="463960" calcext:value-type="float">
            <text:p>463,960.00</text:p>
          </table:table-cell>
          <table:table-cell table:style-name="ce219" table:formula="of:=[.O82]*[.I$2]" office:value-type="float" office:value="139188" calcext:value-type="float">
            <text:p>139,188.00</text:p>
          </table:table-cell>
          <table:table-cell table:style-name="ce276" table:formula="of:=[.O82]-[.P82]" office:value-type="float" office:value="324772" calcext:value-type="float">
            <text:p>324,772.00</text:p>
          </table:table-cell>
          <table:table-cell table:style-name="ce86" table:formula="of:=CONCATENATE(TEXT([.A82]/1000;&quot;0&quot;);&quot;K&quot;)" office:value-type="string" office:string-value="440K" calcext:value-type="string">
            <text:p>440K</text:p>
          </table:table-cell>
          <table:table-cell table:number-columns-repeated="16331"/>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7259.75" calcext:value-type="currency">
            <text:p>$7,260 </text:p>
          </table:table-cell>
          <table:table-cell table:style-name="ce238" table:formula="of:=IF(([.A83]-[.$F$21])&lt;=[.B$18];MAX(MAX([.A83]-[.$F$21];0)-[.B$17];0)*[.C$18];([.B$18]-[.B$17])*[.C$18])" office:value-type="float" office:value="4266" calcext:value-type="float">
            <text:p>4,266.00</text:p>
          </table:table-cell>
          <table:table-cell table:style-name="ce219" table:formula="of:=IF([.A83]-[.$F$21]&lt;=[.B$19];MAX(MAX([.A83]-[.$F$21];0)-[.B$18];0)*[.C$19];([.B$19]-[.B$18])*[.C$19])" office:value-type="float" office:value="11742.5" calcext:value-type="float">
            <text:p>11,742.50</text:p>
          </table:table-cell>
          <table:table-cell table:style-name="ce219" table:formula="of:=IF([.A83]-[.$F$21]&lt;=[.B$20];MAX(MAX([.A83]-[.$F$21];0)-[.B$19];0)*[.C$20];([.B$20]-[.B$19])*[.C$20])" office:value-type="float" office:value="21942" calcext:value-type="float">
            <text:p>21,942.00</text:p>
          </table:table-cell>
          <table:table-cell table:style-name="ce219" table:formula="of:=IF([.A83]-[.$F$21]&lt;=[.B$21];MAX(MAX([.A83]-[.$F$21];0)-[.B$20];0)*[.C$21];([.B$21]-[.B$20])*[.C$21])" office:value-type="float" office:value="17528" calcext:value-type="float">
            <text:p>17,528.00</text:p>
          </table:table-cell>
          <table:table-cell table:style-name="ce219" table:formula="of:=IF([.A83]-[.$F$21]&lt;=[.B$22];MAX(MAX([.A83]-[.$F$21])-[.B$21];0)*[.C$22];([.B$22]-[.B$21])*[.C$22])" office:value-type="float" office:value="65896.25" calcext:value-type="float">
            <text:p>65,896.25</text:p>
          </table:table-cell>
          <table:table-cell table:style-name="ce219" table:formula="of:=IF([.A83]-[.$F$21]&lt;=[.B$23];MAX(MAX([.A83]-[.$F$21];0)-[.B$22];0)*[.C$23];([.B$23]-[.B$22])*[.C$23])" office:value-type="float" office:value="0" calcext:value-type="float">
            <text:p>0.00</text:p>
          </table:table-cell>
          <table:table-cell table:style-name="ce276" table:formula="of:=SUM([.C83:.H83])" office:value-type="float" office:value="121374.75" calcext:value-type="float">
            <text:p>121,374.75</text:p>
          </table:table-cell>
          <table:table-cell table:style-name="ce219" table:formula="of:=IF([.A83]&lt;[.E$7];[.A83]*([.E$3]+[.E$5]);IF([.A83]&gt;=[.E$8];[.A83]*[.E$9];0))" office:value-type="float" office:value="4050" calcext:value-type="float">
            <text:p>4,050.00</text:p>
          </table:table-cell>
          <table:table-cell table:style-name="ce219" table:formula="of:=[.I83]+[.J83]" office:value-type="float" office:value="125424.75" calcext:value-type="float">
            <text:p>125,424.75</text:p>
          </table:table-cell>
          <table:table-cell table:style-name="ce276" table:formula="of:=[.A83]-[.K83]" office:value-type="float" office:value="324575.25" calcext:value-type="float">
            <text:p>324,575.25</text:p>
          </table:table-cell>
          <table:table-cell table:style-name="ce219" table:formula="of:=[.A83]+[.J83]" office:value-type="float" office:value="454050" calcext:value-type="float">
            <text:p>454,050.00</text:p>
          </table:table-cell>
          <table:table-cell table:style-name="ce219" table:formula="of:=[.I$4]" office:value-type="float" office:value="20000" calcext:value-type="float">
            <text:p>20,000.00</text:p>
          </table:table-cell>
          <table:table-cell table:style-name="ce219" table:formula="of:=[.M83]+[.N83]" office:value-type="float" office:value="474050" calcext:value-type="float">
            <text:p>474,050.00</text:p>
          </table:table-cell>
          <table:table-cell table:style-name="ce219" table:formula="of:=[.O83]*[.I$2]" office:value-type="float" office:value="142215" calcext:value-type="float">
            <text:p>142,215.00</text:p>
          </table:table-cell>
          <table:table-cell table:style-name="ce276" table:formula="of:=[.O83]-[.P83]" office:value-type="float" office:value="331835" calcext:value-type="float">
            <text:p>331,835.00</text:p>
          </table:table-cell>
          <table:table-cell table:style-name="ce86" table:formula="of:=CONCATENATE(TEXT([.A83]/1000;&quot;0&quot;);&quot;K&quot;)" office:value-type="string" office:string-value="450K" calcext:value-type="string">
            <text:p>450K</text:p>
          </table:table-cell>
          <table:table-cell table:number-columns-repeated="16331"/>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7912.75" calcext:value-type="currency">
            <text:p>$7,913 </text:p>
          </table:table-cell>
          <table:table-cell table:style-name="ce238" table:formula="of:=IF(([.A84]-[.$F$21])&lt;=[.B$18];MAX(MAX([.A84]-[.$F$21];0)-[.B$17];0)*[.C$18];([.B$18]-[.B$17])*[.C$18])" office:value-type="float" office:value="4266" calcext:value-type="float">
            <text:p>4,266.00</text:p>
          </table:table-cell>
          <table:table-cell table:style-name="ce219" table:formula="of:=IF([.A84]-[.$F$21]&lt;=[.B$19];MAX(MAX([.A84]-[.$F$21];0)-[.B$18];0)*[.C$19];([.B$19]-[.B$18])*[.C$19])" office:value-type="float" office:value="11742.5" calcext:value-type="float">
            <text:p>11,742.50</text:p>
          </table:table-cell>
          <table:table-cell table:style-name="ce219" table:formula="of:=IF([.A84]-[.$F$21]&lt;=[.B$20];MAX(MAX([.A84]-[.$F$21];0)-[.B$19];0)*[.C$20];([.B$20]-[.B$19])*[.C$20])" office:value-type="float" office:value="21942" calcext:value-type="float">
            <text:p>21,942.00</text:p>
          </table:table-cell>
          <table:table-cell table:style-name="ce219" table:formula="of:=IF([.A84]-[.$F$21]&lt;=[.B$21];MAX(MAX([.A84]-[.$F$21];0)-[.B$20];0)*[.C$21];([.B$21]-[.B$20])*[.C$21])" office:value-type="float" office:value="17528" calcext:value-type="float">
            <text:p>17,528.00</text:p>
          </table:table-cell>
          <table:table-cell table:style-name="ce219" table:formula="of:=IF([.A84]-[.$F$21]&lt;=[.B$22];MAX(MAX([.A84]-[.$F$21])-[.B$21];0)*[.C$22];([.B$22]-[.B$21])*[.C$22])" office:value-type="float" office:value="69396.25" calcext:value-type="float">
            <text:p>69,396.25</text:p>
          </table:table-cell>
          <table:table-cell table:style-name="ce219" table:formula="of:=IF([.A84]-[.$F$21]&lt;=[.B$23];MAX(MAX([.A84]-[.$F$21];0)-[.B$22];0)*[.C$23];([.B$23]-[.B$22])*[.C$23])" office:value-type="float" office:value="0" calcext:value-type="float">
            <text:p>0.00</text:p>
          </table:table-cell>
          <table:table-cell table:style-name="ce276" table:formula="of:=SUM([.C84:.H84])" office:value-type="float" office:value="124874.75" calcext:value-type="float">
            <text:p>124,874.75</text:p>
          </table:table-cell>
          <table:table-cell table:style-name="ce219" table:formula="of:=IF([.A84]&lt;[.E$7];[.A84]*([.E$3]+[.E$5]);IF([.A84]&gt;=[.E$8];[.A84]*[.E$9];0))" office:value-type="float" office:value="4140" calcext:value-type="float">
            <text:p>4,140.00</text:p>
          </table:table-cell>
          <table:table-cell table:style-name="ce219" table:formula="of:=[.I84]+[.J84]" office:value-type="float" office:value="129014.75" calcext:value-type="float">
            <text:p>129,014.75</text:p>
          </table:table-cell>
          <table:table-cell table:style-name="ce276" table:formula="of:=[.A84]-[.K84]" office:value-type="float" office:value="330985.25" calcext:value-type="float">
            <text:p>330,985.25</text:p>
          </table:table-cell>
          <table:table-cell table:style-name="ce219" table:formula="of:=[.A84]+[.J84]" office:value-type="float" office:value="464140" calcext:value-type="float">
            <text:p>464,140.00</text:p>
          </table:table-cell>
          <table:table-cell table:style-name="ce219" table:formula="of:=[.I$4]" office:value-type="float" office:value="20000" calcext:value-type="float">
            <text:p>20,000.00</text:p>
          </table:table-cell>
          <table:table-cell table:style-name="ce219" table:formula="of:=[.M84]+[.N84]" office:value-type="float" office:value="484140" calcext:value-type="float">
            <text:p>484,140.00</text:p>
          </table:table-cell>
          <table:table-cell table:style-name="ce219" table:formula="of:=[.O84]*[.I$2]" office:value-type="float" office:value="145242" calcext:value-type="float">
            <text:p>145,242.00</text:p>
          </table:table-cell>
          <table:table-cell table:style-name="ce276" table:formula="of:=[.O84]-[.P84]" office:value-type="float" office:value="338898" calcext:value-type="float">
            <text:p>338,898.00</text:p>
          </table:table-cell>
          <table:table-cell table:style-name="ce86" table:formula="of:=CONCATENATE(TEXT([.A84]/1000;&quot;0&quot;);&quot;K&quot;)" office:value-type="string" office:string-value="460K" calcext:value-type="string">
            <text:p>460K</text:p>
          </table:table-cell>
          <table:table-cell table:number-columns-repeated="16331"/>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8565.75" calcext:value-type="currency">
            <text:p>$8,566 </text:p>
          </table:table-cell>
          <table:table-cell table:style-name="ce238" table:formula="of:=IF(([.A85]-[.$F$21])&lt;=[.B$18];MAX(MAX([.A85]-[.$F$21];0)-[.B$17];0)*[.C$18];([.B$18]-[.B$17])*[.C$18])" office:value-type="float" office:value="4266" calcext:value-type="float">
            <text:p>4,266.00</text:p>
          </table:table-cell>
          <table:table-cell table:style-name="ce219" table:formula="of:=IF([.A85]-[.$F$21]&lt;=[.B$19];MAX(MAX([.A85]-[.$F$21];0)-[.B$18];0)*[.C$19];([.B$19]-[.B$18])*[.C$19])" office:value-type="float" office:value="11742.5" calcext:value-type="float">
            <text:p>11,742.50</text:p>
          </table:table-cell>
          <table:table-cell table:style-name="ce219" table:formula="of:=IF([.A85]-[.$F$21]&lt;=[.B$20];MAX(MAX([.A85]-[.$F$21];0)-[.B$19];0)*[.C$20];([.B$20]-[.B$19])*[.C$20])" office:value-type="float" office:value="21942" calcext:value-type="float">
            <text:p>21,942.00</text:p>
          </table:table-cell>
          <table:table-cell table:style-name="ce219" table:formula="of:=IF([.A85]-[.$F$21]&lt;=[.B$21];MAX(MAX([.A85]-[.$F$21];0)-[.B$20];0)*[.C$21];([.B$21]-[.B$20])*[.C$21])" office:value-type="float" office:value="17528" calcext:value-type="float">
            <text:p>17,528.00</text:p>
          </table:table-cell>
          <table:table-cell table:style-name="ce219" table:formula="of:=IF([.A85]-[.$F$21]&lt;=[.B$22];MAX(MAX([.A85]-[.$F$21])-[.B$21];0)*[.C$22];([.B$22]-[.B$21])*[.C$22])" office:value-type="float" office:value="72896.25" calcext:value-type="float">
            <text:p>72,896.25</text:p>
          </table:table-cell>
          <table:table-cell table:style-name="ce219" table:formula="of:=IF([.A85]-[.$F$21]&lt;=[.B$23];MAX(MAX([.A85]-[.$F$21];0)-[.B$22];0)*[.C$23];([.B$23]-[.B$22])*[.C$23])" office:value-type="float" office:value="0" calcext:value-type="float">
            <text:p>0.00</text:p>
          </table:table-cell>
          <table:table-cell table:style-name="ce276" table:formula="of:=SUM([.C85:.H85])" office:value-type="float" office:value="128374.75" calcext:value-type="float">
            <text:p>128,374.75</text:p>
          </table:table-cell>
          <table:table-cell table:style-name="ce219" table:formula="of:=IF([.A85]&lt;[.E$7];[.A85]*([.E$3]+[.E$5]);IF([.A85]&gt;=[.E$8];[.A85]*[.E$9];0))" office:value-type="float" office:value="4230" calcext:value-type="float">
            <text:p>4,230.00</text:p>
          </table:table-cell>
          <table:table-cell table:style-name="ce219" table:formula="of:=[.I85]+[.J85]" office:value-type="float" office:value="132604.75" calcext:value-type="float">
            <text:p>132,604.75</text:p>
          </table:table-cell>
          <table:table-cell table:style-name="ce276" table:formula="of:=[.A85]-[.K85]" office:value-type="float" office:value="337395.25" calcext:value-type="float">
            <text:p>337,395.25</text:p>
          </table:table-cell>
          <table:table-cell table:style-name="ce219" table:formula="of:=[.A85]+[.J85]" office:value-type="float" office:value="474230" calcext:value-type="float">
            <text:p>474,230.00</text:p>
          </table:table-cell>
          <table:table-cell table:style-name="ce219" table:formula="of:=[.I$4]" office:value-type="float" office:value="20000" calcext:value-type="float">
            <text:p>20,000.00</text:p>
          </table:table-cell>
          <table:table-cell table:style-name="ce219" table:formula="of:=[.M85]+[.N85]" office:value-type="float" office:value="494230" calcext:value-type="float">
            <text:p>494,230.00</text:p>
          </table:table-cell>
          <table:table-cell table:style-name="ce219" table:formula="of:=[.O85]*[.I$2]" office:value-type="float" office:value="148269" calcext:value-type="float">
            <text:p>148,269.00</text:p>
          </table:table-cell>
          <table:table-cell table:style-name="ce276" table:formula="of:=[.O85]-[.P85]" office:value-type="float" office:value="345961" calcext:value-type="float">
            <text:p>345,961.00</text:p>
          </table:table-cell>
          <table:table-cell table:style-name="ce86" table:formula="of:=CONCATENATE(TEXT([.A85]/1000;&quot;0&quot;);&quot;K&quot;)" office:value-type="string" office:string-value="470K" calcext:value-type="string">
            <text:p>470K</text:p>
          </table:table-cell>
          <table:table-cell table:number-columns-repeated="16331"/>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9218.75" calcext:value-type="currency">
            <text:p>$9,219 </text:p>
          </table:table-cell>
          <table:table-cell table:style-name="ce238" table:formula="of:=IF(([.A86]-[.$F$21])&lt;=[.B$18];MAX(MAX([.A86]-[.$F$21];0)-[.B$17];0)*[.C$18];([.B$18]-[.B$17])*[.C$18])" office:value-type="float" office:value="4266" calcext:value-type="float">
            <text:p>4,266.00</text:p>
          </table:table-cell>
          <table:table-cell table:style-name="ce219" table:formula="of:=IF([.A86]-[.$F$21]&lt;=[.B$19];MAX(MAX([.A86]-[.$F$21];0)-[.B$18];0)*[.C$19];([.B$19]-[.B$18])*[.C$19])" office:value-type="float" office:value="11742.5" calcext:value-type="float">
            <text:p>11,742.50</text:p>
          </table:table-cell>
          <table:table-cell table:style-name="ce219" table:formula="of:=IF([.A86]-[.$F$21]&lt;=[.B$20];MAX(MAX([.A86]-[.$F$21];0)-[.B$19];0)*[.C$20];([.B$20]-[.B$19])*[.C$20])" office:value-type="float" office:value="21942" calcext:value-type="float">
            <text:p>21,942.00</text:p>
          </table:table-cell>
          <table:table-cell table:style-name="ce219" table:formula="of:=IF([.A86]-[.$F$21]&lt;=[.B$21];MAX(MAX([.A86]-[.$F$21];0)-[.B$20];0)*[.C$21];([.B$21]-[.B$20])*[.C$21])" office:value-type="float" office:value="17528" calcext:value-type="float">
            <text:p>17,528.00</text:p>
          </table:table-cell>
          <table:table-cell table:style-name="ce219" table:formula="of:=IF([.A86]-[.$F$21]&lt;=[.B$22];MAX(MAX([.A86]-[.$F$21])-[.B$21];0)*[.C$22];([.B$22]-[.B$21])*[.C$22])" office:value-type="float" office:value="76396.25" calcext:value-type="float">
            <text:p>76,396.25</text:p>
          </table:table-cell>
          <table:table-cell table:style-name="ce219" table:formula="of:=IF([.A86]-[.$F$21]&lt;=[.B$23];MAX(MAX([.A86]-[.$F$21];0)-[.B$22];0)*[.C$23];([.B$23]-[.B$22])*[.C$23])" office:value-type="float" office:value="0" calcext:value-type="float">
            <text:p>0.00</text:p>
          </table:table-cell>
          <table:table-cell table:style-name="ce276" table:formula="of:=SUM([.C86:.H86])" office:value-type="float" office:value="131874.75" calcext:value-type="float">
            <text:p>131,874.75</text:p>
          </table:table-cell>
          <table:table-cell table:style-name="ce219" table:formula="of:=IF([.A86]&lt;[.E$7];[.A86]*([.E$3]+[.E$5]);IF([.A86]&gt;=[.E$8];[.A86]*[.E$9];0))" office:value-type="float" office:value="4320" calcext:value-type="float">
            <text:p>4,320.00</text:p>
          </table:table-cell>
          <table:table-cell table:style-name="ce219" table:formula="of:=[.I86]+[.J86]" office:value-type="float" office:value="136194.75" calcext:value-type="float">
            <text:p>136,194.75</text:p>
          </table:table-cell>
          <table:table-cell table:style-name="ce276" table:formula="of:=[.A86]-[.K86]" office:value-type="float" office:value="343805.25" calcext:value-type="float">
            <text:p>343,805.25</text:p>
          </table:table-cell>
          <table:table-cell table:style-name="ce219" table:formula="of:=[.A86]+[.J86]" office:value-type="float" office:value="484320" calcext:value-type="float">
            <text:p>484,320.00</text:p>
          </table:table-cell>
          <table:table-cell table:style-name="ce219" table:formula="of:=[.I$4]" office:value-type="float" office:value="20000" calcext:value-type="float">
            <text:p>20,000.00</text:p>
          </table:table-cell>
          <table:table-cell table:style-name="ce219" table:formula="of:=[.M86]+[.N86]" office:value-type="float" office:value="504320" calcext:value-type="float">
            <text:p>504,320.00</text:p>
          </table:table-cell>
          <table:table-cell table:style-name="ce219" table:formula="of:=[.O86]*[.I$2]" office:value-type="float" office:value="151296" calcext:value-type="float">
            <text:p>151,296.00</text:p>
          </table:table-cell>
          <table:table-cell table:style-name="ce276" table:formula="of:=[.O86]-[.P86]" office:value-type="float" office:value="353024" calcext:value-type="float">
            <text:p>353,024.00</text:p>
          </table:table-cell>
          <table:table-cell table:style-name="ce86" table:formula="of:=CONCATENATE(TEXT([.A86]/1000;&quot;0&quot;);&quot;K&quot;)" office:value-type="string" office:string-value="480K" calcext:value-type="string">
            <text:p>480K</text:p>
          </table:table-cell>
          <table:table-cell table:number-columns-repeated="16331"/>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9871.75" calcext:value-type="currency">
            <text:p>$9,872 </text:p>
          </table:table-cell>
          <table:table-cell table:style-name="ce238" table:formula="of:=IF(([.A87]-[.$F$21])&lt;=[.B$18];MAX(MAX([.A87]-[.$F$21];0)-[.B$17];0)*[.C$18];([.B$18]-[.B$17])*[.C$18])" office:value-type="float" office:value="4266" calcext:value-type="float">
            <text:p>4,266.00</text:p>
          </table:table-cell>
          <table:table-cell table:style-name="ce219" table:formula="of:=IF([.A87]-[.$F$21]&lt;=[.B$19];MAX(MAX([.A87]-[.$F$21];0)-[.B$18];0)*[.C$19];([.B$19]-[.B$18])*[.C$19])" office:value-type="float" office:value="11742.5" calcext:value-type="float">
            <text:p>11,742.50</text:p>
          </table:table-cell>
          <table:table-cell table:style-name="ce219" table:formula="of:=IF([.A87]-[.$F$21]&lt;=[.B$20];MAX(MAX([.A87]-[.$F$21];0)-[.B$19];0)*[.C$20];([.B$20]-[.B$19])*[.C$20])" office:value-type="float" office:value="21942" calcext:value-type="float">
            <text:p>21,942.00</text:p>
          </table:table-cell>
          <table:table-cell table:style-name="ce219" table:formula="of:=IF([.A87]-[.$F$21]&lt;=[.B$21];MAX(MAX([.A87]-[.$F$21];0)-[.B$20];0)*[.C$21];([.B$21]-[.B$20])*[.C$21])" office:value-type="float" office:value="17528" calcext:value-type="float">
            <text:p>17,528.00</text:p>
          </table:table-cell>
          <table:table-cell table:style-name="ce219" table:formula="of:=IF([.A87]-[.$F$21]&lt;=[.B$22];MAX(MAX([.A87]-[.$F$21])-[.B$21];0)*[.C$22];([.B$22]-[.B$21])*[.C$22])" office:value-type="float" office:value="79896.25" calcext:value-type="float">
            <text:p>79,896.25</text:p>
          </table:table-cell>
          <table:table-cell table:style-name="ce219" table:formula="of:=IF([.A87]-[.$F$21]&lt;=[.B$23];MAX(MAX([.A87]-[.$F$21];0)-[.B$22];0)*[.C$23];([.B$23]-[.B$22])*[.C$23])" office:value-type="float" office:value="0" calcext:value-type="float">
            <text:p>0.00</text:p>
          </table:table-cell>
          <table:table-cell table:style-name="ce276" table:formula="of:=SUM([.C87:.H87])" office:value-type="float" office:value="135374.75" calcext:value-type="float">
            <text:p>135,374.75</text:p>
          </table:table-cell>
          <table:table-cell table:style-name="ce219" table:formula="of:=IF([.A87]&lt;[.E$7];[.A87]*([.E$3]+[.E$5]);IF([.A87]&gt;=[.E$8];[.A87]*[.E$9];0))" office:value-type="float" office:value="4410" calcext:value-type="float">
            <text:p>4,410.00</text:p>
          </table:table-cell>
          <table:table-cell table:style-name="ce219" table:formula="of:=[.I87]+[.J87]" office:value-type="float" office:value="139784.75" calcext:value-type="float">
            <text:p>139,784.75</text:p>
          </table:table-cell>
          <table:table-cell table:style-name="ce276" table:formula="of:=[.A87]-[.K87]" office:value-type="float" office:value="350215.25" calcext:value-type="float">
            <text:p>350,215.25</text:p>
          </table:table-cell>
          <table:table-cell table:style-name="ce219" table:formula="of:=[.A87]+[.J87]" office:value-type="float" office:value="494410" calcext:value-type="float">
            <text:p>494,410.00</text:p>
          </table:table-cell>
          <table:table-cell table:style-name="ce219" table:formula="of:=[.I$4]" office:value-type="float" office:value="20000" calcext:value-type="float">
            <text:p>20,000.00</text:p>
          </table:table-cell>
          <table:table-cell table:style-name="ce219" table:formula="of:=[.M87]+[.N87]" office:value-type="float" office:value="514410" calcext:value-type="float">
            <text:p>514,410.00</text:p>
          </table:table-cell>
          <table:table-cell table:style-name="ce219" table:formula="of:=[.O87]*[.I$2]" office:value-type="float" office:value="154323" calcext:value-type="float">
            <text:p>154,323.00</text:p>
          </table:table-cell>
          <table:table-cell table:style-name="ce276" table:formula="of:=[.O87]-[.P87]" office:value-type="float" office:value="360087" calcext:value-type="float">
            <text:p>360,087.00</text:p>
          </table:table-cell>
          <table:table-cell table:style-name="ce86" table:formula="of:=CONCATENATE(TEXT([.A87]/1000;&quot;0&quot;);&quot;K&quot;)" office:value-type="string" office:string-value="490K" calcext:value-type="string">
            <text:p>490K</text:p>
          </table:table-cell>
          <table:table-cell table:number-columns-repeated="16331"/>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10524.75" calcext:value-type="currency">
            <text:p>$10,525 </text:p>
          </table:table-cell>
          <table:table-cell table:style-name="ce238" table:formula="of:=IF(([.A88]-[.$F$21])&lt;=[.B$18];MAX(MAX([.A88]-[.$F$21];0)-[.B$17];0)*[.C$18];([.B$18]-[.B$17])*[.C$18])" office:value-type="float" office:value="4266" calcext:value-type="float">
            <text:p>4,266.00</text:p>
          </table:table-cell>
          <table:table-cell table:style-name="ce219" table:formula="of:=IF([.A88]-[.$F$21]&lt;=[.B$19];MAX(MAX([.A88]-[.$F$21];0)-[.B$18];0)*[.C$19];([.B$19]-[.B$18])*[.C$19])" office:value-type="float" office:value="11742.5" calcext:value-type="float">
            <text:p>11,742.50</text:p>
          </table:table-cell>
          <table:table-cell table:style-name="ce219" table:formula="of:=IF([.A88]-[.$F$21]&lt;=[.B$20];MAX(MAX([.A88]-[.$F$21];0)-[.B$19];0)*[.C$20];([.B$20]-[.B$19])*[.C$20])" office:value-type="float" office:value="21942" calcext:value-type="float">
            <text:p>21,942.00</text:p>
          </table:table-cell>
          <table:table-cell table:style-name="ce219" table:formula="of:=IF([.A88]-[.$F$21]&lt;=[.B$21];MAX(MAX([.A88]-[.$F$21];0)-[.B$20];0)*[.C$21];([.B$21]-[.B$20])*[.C$21])" office:value-type="float" office:value="17528" calcext:value-type="float">
            <text:p>17,528.00</text:p>
          </table:table-cell>
          <table:table-cell table:style-name="ce219" table:formula="of:=IF([.A88]-[.$F$21]&lt;=[.B$22];MAX(MAX([.A88]-[.$F$21])-[.B$21];0)*[.C$22];([.B$22]-[.B$21])*[.C$22])" office:value-type="float" office:value="83396.25" calcext:value-type="float">
            <text:p>83,396.25</text:p>
          </table:table-cell>
          <table:table-cell table:style-name="ce219" table:formula="of:=IF([.A88]-[.$F$21]&lt;=[.B$23];MAX(MAX([.A88]-[.$F$21];0)-[.B$22];0)*[.C$23];([.B$23]-[.B$22])*[.C$23])" office:value-type="float" office:value="0" calcext:value-type="float">
            <text:p>0.00</text:p>
          </table:table-cell>
          <table:table-cell table:style-name="ce276" table:formula="of:=SUM([.C88:.H88])" office:value-type="float" office:value="138874.75" calcext:value-type="float">
            <text:p>138,874.75</text:p>
          </table:table-cell>
          <table:table-cell table:style-name="ce219" table:formula="of:=IF([.A88]&lt;[.E$7];[.A88]*([.E$3]+[.E$5]);IF([.A88]&gt;=[.E$8];[.A88]*[.E$9];0))" office:value-type="float" office:value="4500" calcext:value-type="float">
            <text:p>4,500.00</text:p>
          </table:table-cell>
          <table:table-cell table:style-name="ce219" table:formula="of:=[.I88]+[.J88]" office:value-type="float" office:value="143374.75" calcext:value-type="float">
            <text:p>143,374.75</text:p>
          </table:table-cell>
          <table:table-cell table:style-name="ce276" table:formula="of:=[.A88]-[.K88]" office:value-type="float" office:value="356625.25" calcext:value-type="float">
            <text:p>356,625.25</text:p>
          </table:table-cell>
          <table:table-cell table:style-name="ce219" table:formula="of:=[.A88]+[.J88]" office:value-type="float" office:value="504500" calcext:value-type="float">
            <text:p>504,500.00</text:p>
          </table:table-cell>
          <table:table-cell table:style-name="ce219" table:formula="of:=[.I$4]" office:value-type="float" office:value="20000" calcext:value-type="float">
            <text:p>20,000.00</text:p>
          </table:table-cell>
          <table:table-cell table:style-name="ce219" table:formula="of:=[.M88]+[.N88]" office:value-type="float" office:value="524500" calcext:value-type="float">
            <text:p>524,500.00</text:p>
          </table:table-cell>
          <table:table-cell table:style-name="ce219" table:formula="of:=[.O88]*[.I$2]" office:value-type="float" office:value="157350" calcext:value-type="float">
            <text:p>157,350.00</text:p>
          </table:table-cell>
          <table:table-cell table:style-name="ce276" table:formula="of:=[.O88]-[.P88]" office:value-type="float" office:value="367150" calcext:value-type="float">
            <text:p>367,150.00</text:p>
          </table:table-cell>
          <table:table-cell table:style-name="ce86" table:formula="of:=CONCATENATE(TEXT([.A88]/1000;&quot;0&quot;);&quot;K&quot;)" office:value-type="string" office:string-value="500K" calcext:value-type="string">
            <text:p>500K</text:p>
          </table:table-cell>
          <table:table-cell table:number-columns-repeated="16331"/>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11177.75" calcext:value-type="currency">
            <text:p>$11,178 </text:p>
          </table:table-cell>
          <table:table-cell table:style-name="ce238" table:formula="of:=IF(([.A89]-[.$F$21])&lt;=[.B$18];MAX(MAX([.A89]-[.$F$21];0)-[.B$17];0)*[.C$18];([.B$18]-[.B$17])*[.C$18])" office:value-type="float" office:value="4266" calcext:value-type="float">
            <text:p>4,266.00</text:p>
          </table:table-cell>
          <table:table-cell table:style-name="ce219" table:formula="of:=IF([.A89]-[.$F$21]&lt;=[.B$19];MAX(MAX([.A89]-[.$F$21];0)-[.B$18];0)*[.C$19];([.B$19]-[.B$18])*[.C$19])" office:value-type="float" office:value="11742.5" calcext:value-type="float">
            <text:p>11,742.50</text:p>
          </table:table-cell>
          <table:table-cell table:style-name="ce219" table:formula="of:=IF([.A89]-[.$F$21]&lt;=[.B$20];MAX(MAX([.A89]-[.$F$21];0)-[.B$19];0)*[.C$20];([.B$20]-[.B$19])*[.C$20])" office:value-type="float" office:value="21942" calcext:value-type="float">
            <text:p>21,942.00</text:p>
          </table:table-cell>
          <table:table-cell table:style-name="ce219" table:formula="of:=IF([.A89]-[.$F$21]&lt;=[.B$21];MAX(MAX([.A89]-[.$F$21];0)-[.B$20];0)*[.C$21];([.B$21]-[.B$20])*[.C$21])" office:value-type="float" office:value="17528" calcext:value-type="float">
            <text:p>17,528.00</text:p>
          </table:table-cell>
          <table:table-cell table:style-name="ce219" table:formula="of:=IF([.A89]-[.$F$21]&lt;=[.B$22];MAX(MAX([.A89]-[.$F$21])-[.B$21];0)*[.C$22];([.B$22]-[.B$21])*[.C$22])" office:value-type="float" office:value="86896.25" calcext:value-type="float">
            <text:p>86,896.25</text:p>
          </table:table-cell>
          <table:table-cell table:style-name="ce219" table:formula="of:=IF([.A89]-[.$F$21]&lt;=[.B$23];MAX(MAX([.A89]-[.$F$21];0)-[.B$22];0)*[.C$23];([.B$23]-[.B$22])*[.C$23])" office:value-type="float" office:value="0" calcext:value-type="float">
            <text:p>0.00</text:p>
          </table:table-cell>
          <table:table-cell table:style-name="ce276" table:formula="of:=SUM([.C89:.H89])" office:value-type="float" office:value="142374.75" calcext:value-type="float">
            <text:p>142,374.75</text:p>
          </table:table-cell>
          <table:table-cell table:style-name="ce219" table:formula="of:=IF([.A89]&lt;[.E$7];[.A89]*([.E$3]+[.E$5]);IF([.A89]&gt;=[.E$8];[.A89]*[.E$9];0))" office:value-type="float" office:value="4590" calcext:value-type="float">
            <text:p>4,590.00</text:p>
          </table:table-cell>
          <table:table-cell table:style-name="ce219" table:formula="of:=[.I89]+[.J89]" office:value-type="float" office:value="146964.75" calcext:value-type="float">
            <text:p>146,964.75</text:p>
          </table:table-cell>
          <table:table-cell table:style-name="ce276" table:formula="of:=[.A89]-[.K89]" office:value-type="float" office:value="363035.25" calcext:value-type="float">
            <text:p>363,035.25</text:p>
          </table:table-cell>
          <table:table-cell table:style-name="ce219" table:formula="of:=[.A89]+[.J89]" office:value-type="float" office:value="514590" calcext:value-type="float">
            <text:p>514,590.00</text:p>
          </table:table-cell>
          <table:table-cell table:style-name="ce219" table:formula="of:=[.I$4]" office:value-type="float" office:value="20000" calcext:value-type="float">
            <text:p>20,000.00</text:p>
          </table:table-cell>
          <table:table-cell table:style-name="ce219" table:formula="of:=[.M89]+[.N89]" office:value-type="float" office:value="534590" calcext:value-type="float">
            <text:p>534,590.00</text:p>
          </table:table-cell>
          <table:table-cell table:style-name="ce219" table:formula="of:=[.O89]*[.I$2]" office:value-type="float" office:value="160377" calcext:value-type="float">
            <text:p>160,377.00</text:p>
          </table:table-cell>
          <table:table-cell table:style-name="ce276" table:formula="of:=[.O89]-[.P89]" office:value-type="float" office:value="374213" calcext:value-type="float">
            <text:p>374,213.00</text:p>
          </table:table-cell>
          <table:table-cell table:style-name="ce86" table:formula="of:=CONCATENATE(TEXT([.A89]/1000;&quot;0&quot;);&quot;K&quot;)" office:value-type="string" office:string-value="510K" calcext:value-type="string">
            <text:p>510K</text:p>
          </table:table-cell>
          <table:table-cell table:number-columns-repeated="16331"/>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11830.75" calcext:value-type="currency">
            <text:p>$11,831 </text:p>
          </table:table-cell>
          <table:table-cell table:style-name="ce238" table:formula="of:=IF(([.A90]-[.$F$21])&lt;=[.B$18];MAX(MAX([.A90]-[.$F$21];0)-[.B$17];0)*[.C$18];([.B$18]-[.B$17])*[.C$18])" office:value-type="float" office:value="4266" calcext:value-type="float">
            <text:p>4,266.00</text:p>
          </table:table-cell>
          <table:table-cell table:style-name="ce219" table:formula="of:=IF([.A90]-[.$F$21]&lt;=[.B$19];MAX(MAX([.A90]-[.$F$21];0)-[.B$18];0)*[.C$19];([.B$19]-[.B$18])*[.C$19])" office:value-type="float" office:value="11742.5" calcext:value-type="float">
            <text:p>11,742.50</text:p>
          </table:table-cell>
          <table:table-cell table:style-name="ce219" table:formula="of:=IF([.A90]-[.$F$21]&lt;=[.B$20];MAX(MAX([.A90]-[.$F$21];0)-[.B$19];0)*[.C$20];([.B$20]-[.B$19])*[.C$20])" office:value-type="float" office:value="21942" calcext:value-type="float">
            <text:p>21,942.00</text:p>
          </table:table-cell>
          <table:table-cell table:style-name="ce219" table:formula="of:=IF([.A90]-[.$F$21]&lt;=[.B$21];MAX(MAX([.A90]-[.$F$21];0)-[.B$20];0)*[.C$21];([.B$21]-[.B$20])*[.C$21])" office:value-type="float" office:value="17528" calcext:value-type="float">
            <text:p>17,528.00</text:p>
          </table:table-cell>
          <table:table-cell table:style-name="ce219" table:formula="of:=IF([.A90]-[.$F$21]&lt;=[.B$22];MAX(MAX([.A90]-[.$F$21])-[.B$21];0)*[.C$22];([.B$22]-[.B$21])*[.C$22])" office:value-type="float" office:value="90396.25" calcext:value-type="float">
            <text:p>90,396.25</text:p>
          </table:table-cell>
          <table:table-cell table:style-name="ce219" table:formula="of:=IF([.A90]-[.$F$21]&lt;=[.B$23];MAX(MAX([.A90]-[.$F$21];0)-[.B$22];0)*[.C$23];([.B$23]-[.B$22])*[.C$23])" office:value-type="float" office:value="0" calcext:value-type="float">
            <text:p>0.00</text:p>
          </table:table-cell>
          <table:table-cell table:style-name="ce276" table:formula="of:=SUM([.C90:.H90])" office:value-type="float" office:value="145874.75" calcext:value-type="float">
            <text:p>145,874.75</text:p>
          </table:table-cell>
          <table:table-cell table:style-name="ce219" table:formula="of:=IF([.A90]&lt;[.E$7];[.A90]*([.E$3]+[.E$5]);IF([.A90]&gt;=[.E$8];[.A90]*[.E$9];0))" office:value-type="float" office:value="4680" calcext:value-type="float">
            <text:p>4,680.00</text:p>
          </table:table-cell>
          <table:table-cell table:style-name="ce219" table:formula="of:=[.I90]+[.J90]" office:value-type="float" office:value="150554.75" calcext:value-type="float">
            <text:p>150,554.75</text:p>
          </table:table-cell>
          <table:table-cell table:style-name="ce276" table:formula="of:=[.A90]-[.K90]" office:value-type="float" office:value="369445.25" calcext:value-type="float">
            <text:p>369,445.25</text:p>
          </table:table-cell>
          <table:table-cell table:style-name="ce219" table:formula="of:=[.A90]+[.J90]" office:value-type="float" office:value="524680" calcext:value-type="float">
            <text:p>524,680.00</text:p>
          </table:table-cell>
          <table:table-cell table:style-name="ce219" table:formula="of:=[.I$4]" office:value-type="float" office:value="20000" calcext:value-type="float">
            <text:p>20,000.00</text:p>
          </table:table-cell>
          <table:table-cell table:style-name="ce219" table:formula="of:=[.M90]+[.N90]" office:value-type="float" office:value="544680" calcext:value-type="float">
            <text:p>544,680.00</text:p>
          </table:table-cell>
          <table:table-cell table:style-name="ce219" table:formula="of:=[.O90]*[.I$2]" office:value-type="float" office:value="163404" calcext:value-type="float">
            <text:p>163,404.00</text:p>
          </table:table-cell>
          <table:table-cell table:style-name="ce276" table:formula="of:=[.O90]-[.P90]" office:value-type="float" office:value="381276" calcext:value-type="float">
            <text:p>381,276.00</text:p>
          </table:table-cell>
          <table:table-cell table:style-name="ce86" table:formula="of:=CONCATENATE(TEXT([.A90]/1000;&quot;0&quot;);&quot;K&quot;)" office:value-type="string" office:string-value="520K" calcext:value-type="string">
            <text:p>520K</text:p>
          </table:table-cell>
          <table:table-cell table:number-columns-repeated="16331"/>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2483.75" calcext:value-type="currency">
            <text:p>$12,484 </text:p>
          </table:table-cell>
          <table:table-cell table:style-name="ce238" table:formula="of:=IF(([.A91]-[.$F$21])&lt;=[.B$18];MAX(MAX([.A91]-[.$F$21];0)-[.B$17];0)*[.C$18];([.B$18]-[.B$17])*[.C$18])" office:value-type="float" office:value="4266" calcext:value-type="float">
            <text:p>4,266.00</text:p>
          </table:table-cell>
          <table:table-cell table:style-name="ce219" table:formula="of:=IF([.A91]-[.$F$21]&lt;=[.B$19];MAX(MAX([.A91]-[.$F$21];0)-[.B$18];0)*[.C$19];([.B$19]-[.B$18])*[.C$19])" office:value-type="float" office:value="11742.5" calcext:value-type="float">
            <text:p>11,742.50</text:p>
          </table:table-cell>
          <table:table-cell table:style-name="ce219" table:formula="of:=IF([.A91]-[.$F$21]&lt;=[.B$20];MAX(MAX([.A91]-[.$F$21];0)-[.B$19];0)*[.C$20];([.B$20]-[.B$19])*[.C$20])" office:value-type="float" office:value="21942" calcext:value-type="float">
            <text:p>21,942.00</text:p>
          </table:table-cell>
          <table:table-cell table:style-name="ce219" table:formula="of:=IF([.A91]-[.$F$21]&lt;=[.B$21];MAX(MAX([.A91]-[.$F$21];0)-[.B$20];0)*[.C$21];([.B$21]-[.B$20])*[.C$21])" office:value-type="float" office:value="17528" calcext:value-type="float">
            <text:p>17,528.00</text:p>
          </table:table-cell>
          <table:table-cell table:style-name="ce219" table:formula="of:=IF([.A91]-[.$F$21]&lt;=[.B$22];MAX(MAX([.A91]-[.$F$21])-[.B$21];0)*[.C$22];([.B$22]-[.B$21])*[.C$22])" office:value-type="float" office:value="93896.25" calcext:value-type="float">
            <text:p>93,896.25</text:p>
          </table:table-cell>
          <table:table-cell table:style-name="ce219" table:formula="of:=IF([.A91]-[.$F$21]&lt;=[.B$23];MAX(MAX([.A91]-[.$F$21];0)-[.B$22];0)*[.C$23];([.B$23]-[.B$22])*[.C$23])" office:value-type="float" office:value="0" calcext:value-type="float">
            <text:p>0.00</text:p>
          </table:table-cell>
          <table:table-cell table:style-name="ce276" table:formula="of:=SUM([.C91:.H91])" office:value-type="float" office:value="149374.75" calcext:value-type="float">
            <text:p>149,374.75</text:p>
          </table:table-cell>
          <table:table-cell table:style-name="ce219" table:formula="of:=IF([.A91]&lt;[.E$7];[.A91]*([.E$3]+[.E$5]);IF([.A91]&gt;=[.E$8];[.A91]*[.E$9];0))" office:value-type="float" office:value="4770" calcext:value-type="float">
            <text:p>4,770.00</text:p>
          </table:table-cell>
          <table:table-cell table:style-name="ce219" table:formula="of:=[.I91]+[.J91]" office:value-type="float" office:value="154144.75" calcext:value-type="float">
            <text:p>154,144.75</text:p>
          </table:table-cell>
          <table:table-cell table:style-name="ce276" table:formula="of:=[.A91]-[.K91]" office:value-type="float" office:value="375855.25" calcext:value-type="float">
            <text:p>375,855.25</text:p>
          </table:table-cell>
          <table:table-cell table:style-name="ce219" table:formula="of:=[.A91]+[.J91]" office:value-type="float" office:value="534770" calcext:value-type="float">
            <text:p>534,770.00</text:p>
          </table:table-cell>
          <table:table-cell table:style-name="ce219" table:formula="of:=[.I$4]" office:value-type="float" office:value="20000" calcext:value-type="float">
            <text:p>20,000.00</text:p>
          </table:table-cell>
          <table:table-cell table:style-name="ce219" table:formula="of:=[.M91]+[.N91]" office:value-type="float" office:value="554770" calcext:value-type="float">
            <text:p>554,770.00</text:p>
          </table:table-cell>
          <table:table-cell table:style-name="ce219" table:formula="of:=[.O91]*[.I$2]" office:value-type="float" office:value="166431" calcext:value-type="float">
            <text:p>166,431.00</text:p>
          </table:table-cell>
          <table:table-cell table:style-name="ce276" table:formula="of:=[.O91]-[.P91]" office:value-type="float" office:value="388339" calcext:value-type="float">
            <text:p>388,339.00</text:p>
          </table:table-cell>
          <table:table-cell table:style-name="ce86" table:formula="of:=CONCATENATE(TEXT([.A91]/1000;&quot;0&quot;);&quot;K&quot;)" office:value-type="string" office:string-value="530K" calcext:value-type="string">
            <text:p>530K</text:p>
          </table:table-cell>
          <table:table-cell table:number-columns-repeated="16331"/>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3136.75" calcext:value-type="currency">
            <text:p>$13,137 </text:p>
          </table:table-cell>
          <table:table-cell table:style-name="ce238" table:formula="of:=IF(([.A92]-[.$F$21])&lt;=[.B$18];MAX(MAX([.A92]-[.$F$21];0)-[.B$17];0)*[.C$18];([.B$18]-[.B$17])*[.C$18])" office:value-type="float" office:value="4266" calcext:value-type="float">
            <text:p>4,266.00</text:p>
          </table:table-cell>
          <table:table-cell table:style-name="ce219" table:formula="of:=IF([.A92]-[.$F$21]&lt;=[.B$19];MAX(MAX([.A92]-[.$F$21];0)-[.B$18];0)*[.C$19];([.B$19]-[.B$18])*[.C$19])" office:value-type="float" office:value="11742.5" calcext:value-type="float">
            <text:p>11,742.50</text:p>
          </table:table-cell>
          <table:table-cell table:style-name="ce219" table:formula="of:=IF([.A92]-[.$F$21]&lt;=[.B$20];MAX(MAX([.A92]-[.$F$21];0)-[.B$19];0)*[.C$20];([.B$20]-[.B$19])*[.C$20])" office:value-type="float" office:value="21942" calcext:value-type="float">
            <text:p>21,942.00</text:p>
          </table:table-cell>
          <table:table-cell table:style-name="ce219" table:formula="of:=IF([.A92]-[.$F$21]&lt;=[.B$21];MAX(MAX([.A92]-[.$F$21];0)-[.B$20];0)*[.C$21];([.B$21]-[.B$20])*[.C$21])" office:value-type="float" office:value="17528" calcext:value-type="float">
            <text:p>17,528.00</text:p>
          </table:table-cell>
          <table:table-cell table:style-name="ce219" table:formula="of:=IF([.A92]-[.$F$21]&lt;=[.B$22];MAX(MAX([.A92]-[.$F$21])-[.B$21];0)*[.C$22];([.B$22]-[.B$21])*[.C$22])" office:value-type="float" office:value="97396.25" calcext:value-type="float">
            <text:p>97,396.25</text:p>
          </table:table-cell>
          <table:table-cell table:style-name="ce219" table:formula="of:=IF([.A92]-[.$F$21]&lt;=[.B$23];MAX(MAX([.A92]-[.$F$21];0)-[.B$22];0)*[.C$23];([.B$23]-[.B$22])*[.C$23])" office:value-type="float" office:value="0" calcext:value-type="float">
            <text:p>0.00</text:p>
          </table:table-cell>
          <table:table-cell table:style-name="ce276" table:formula="of:=SUM([.C92:.H92])" office:value-type="float" office:value="152874.75" calcext:value-type="float">
            <text:p>152,874.75</text:p>
          </table:table-cell>
          <table:table-cell table:style-name="ce219" table:formula="of:=IF([.A92]&lt;[.E$7];[.A92]*([.E$3]+[.E$5]);IF([.A92]&gt;=[.E$8];[.A92]*[.E$9];0))" office:value-type="float" office:value="4860" calcext:value-type="float">
            <text:p>4,860.00</text:p>
          </table:table-cell>
          <table:table-cell table:style-name="ce219" table:formula="of:=[.I92]+[.J92]" office:value-type="float" office:value="157734.75" calcext:value-type="float">
            <text:p>157,734.75</text:p>
          </table:table-cell>
          <table:table-cell table:style-name="ce276" table:formula="of:=[.A92]-[.K92]" office:value-type="float" office:value="382265.25" calcext:value-type="float">
            <text:p>382,265.25</text:p>
          </table:table-cell>
          <table:table-cell table:style-name="ce219" table:formula="of:=[.A92]+[.J92]" office:value-type="float" office:value="544860" calcext:value-type="float">
            <text:p>544,860.00</text:p>
          </table:table-cell>
          <table:table-cell table:style-name="ce219" table:formula="of:=[.I$4]" office:value-type="float" office:value="20000" calcext:value-type="float">
            <text:p>20,000.00</text:p>
          </table:table-cell>
          <table:table-cell table:style-name="ce219" table:formula="of:=[.M92]+[.N92]" office:value-type="float" office:value="564860" calcext:value-type="float">
            <text:p>564,860.00</text:p>
          </table:table-cell>
          <table:table-cell table:style-name="ce219" table:formula="of:=[.O92]*[.I$2]" office:value-type="float" office:value="169458" calcext:value-type="float">
            <text:p>169,458.00</text:p>
          </table:table-cell>
          <table:table-cell table:style-name="ce276" table:formula="of:=[.O92]-[.P92]" office:value-type="float" office:value="395402" calcext:value-type="float">
            <text:p>395,402.00</text:p>
          </table:table-cell>
          <table:table-cell table:style-name="ce86" table:formula="of:=CONCATENATE(TEXT([.A92]/1000;&quot;0&quot;);&quot;K&quot;)" office:value-type="string" office:string-value="540K" calcext:value-type="string">
            <text:p>540K</text:p>
          </table:table-cell>
          <table:table-cell table:number-columns-repeated="16331"/>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3789.75" calcext:value-type="currency">
            <text:p>$13,790 </text:p>
          </table:table-cell>
          <table:table-cell table:style-name="ce238" table:formula="of:=IF(([.A93]-[.$F$21])&lt;=[.B$18];MAX(MAX([.A93]-[.$F$21];0)-[.B$17];0)*[.C$18];([.B$18]-[.B$17])*[.C$18])" office:value-type="float" office:value="4266" calcext:value-type="float">
            <text:p>4,266.00</text:p>
          </table:table-cell>
          <table:table-cell table:style-name="ce219" table:formula="of:=IF([.A93]-[.$F$21]&lt;=[.B$19];MAX(MAX([.A93]-[.$F$21];0)-[.B$18];0)*[.C$19];([.B$19]-[.B$18])*[.C$19])" office:value-type="float" office:value="11742.5" calcext:value-type="float">
            <text:p>11,742.50</text:p>
          </table:table-cell>
          <table:table-cell table:style-name="ce219" table:formula="of:=IF([.A93]-[.$F$21]&lt;=[.B$20];MAX(MAX([.A93]-[.$F$21];0)-[.B$19];0)*[.C$20];([.B$20]-[.B$19])*[.C$20])" office:value-type="float" office:value="21942" calcext:value-type="float">
            <text:p>21,942.00</text:p>
          </table:table-cell>
          <table:table-cell table:style-name="ce219" table:formula="of:=IF([.A93]-[.$F$21]&lt;=[.B$21];MAX(MAX([.A93]-[.$F$21];0)-[.B$20];0)*[.C$21];([.B$21]-[.B$20])*[.C$21])" office:value-type="float" office:value="17528" calcext:value-type="float">
            <text:p>17,528.00</text:p>
          </table:table-cell>
          <table:table-cell table:style-name="ce219" table:formula="of:=IF([.A93]-[.$F$21]&lt;=[.B$22];MAX(MAX([.A93]-[.$F$21])-[.B$21];0)*[.C$22];([.B$22]-[.B$21])*[.C$22])" office:value-type="float" office:value="100896.25" calcext:value-type="float">
            <text:p>100,896.25</text:p>
          </table:table-cell>
          <table:table-cell table:style-name="ce219" table:formula="of:=IF([.A93]-[.$F$21]&lt;=[.B$23];MAX(MAX([.A93]-[.$F$21];0)-[.B$22];0)*[.C$23];([.B$23]-[.B$22])*[.C$23])" office:value-type="float" office:value="0" calcext:value-type="float">
            <text:p>0.00</text:p>
          </table:table-cell>
          <table:table-cell table:style-name="ce276" table:formula="of:=SUM([.C93:.H93])" office:value-type="float" office:value="156374.75" calcext:value-type="float">
            <text:p>156,374.75</text:p>
          </table:table-cell>
          <table:table-cell table:style-name="ce219" table:formula="of:=IF([.A93]&lt;[.E$7];[.A93]*([.E$3]+[.E$5]);IF([.A93]&gt;=[.E$8];[.A93]*[.E$9];0))" office:value-type="float" office:value="4950" calcext:value-type="float">
            <text:p>4,950.00</text:p>
          </table:table-cell>
          <table:table-cell table:style-name="ce219" table:formula="of:=[.I93]+[.J93]" office:value-type="float" office:value="161324.75" calcext:value-type="float">
            <text:p>161,324.75</text:p>
          </table:table-cell>
          <table:table-cell table:style-name="ce276" table:formula="of:=[.A93]-[.K93]" office:value-type="float" office:value="388675.25" calcext:value-type="float">
            <text:p>388,675.25</text:p>
          </table:table-cell>
          <table:table-cell table:style-name="ce219" table:formula="of:=[.A93]+[.J93]" office:value-type="float" office:value="554950" calcext:value-type="float">
            <text:p>554,950.00</text:p>
          </table:table-cell>
          <table:table-cell table:style-name="ce219" table:formula="of:=[.I$4]" office:value-type="float" office:value="20000" calcext:value-type="float">
            <text:p>20,000.00</text:p>
          </table:table-cell>
          <table:table-cell table:style-name="ce219" table:formula="of:=[.M93]+[.N93]" office:value-type="float" office:value="574950" calcext:value-type="float">
            <text:p>574,950.00</text:p>
          </table:table-cell>
          <table:table-cell table:style-name="ce219" table:formula="of:=[.O93]*[.I$2]" office:value-type="float" office:value="172485" calcext:value-type="float">
            <text:p>172,485.00</text:p>
          </table:table-cell>
          <table:table-cell table:style-name="ce276" table:formula="of:=[.O93]-[.P93]" office:value-type="float" office:value="402465" calcext:value-type="float">
            <text:p>402,465.00</text:p>
          </table:table-cell>
          <table:table-cell table:style-name="ce86" table:formula="of:=CONCATENATE(TEXT([.A93]/1000;&quot;0&quot;);&quot;K&quot;)" office:value-type="string" office:string-value="550K" calcext:value-type="string">
            <text:p>550K</text:p>
          </table:table-cell>
          <table:table-cell table:number-columns-repeated="16331"/>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4442.75" calcext:value-type="currency">
            <text:p>$14,443 </text:p>
          </table:table-cell>
          <table:table-cell table:style-name="ce238" table:formula="of:=IF(([.A94]-[.$F$21])&lt;=[.B$18];MAX(MAX([.A94]-[.$F$21];0)-[.B$17];0)*[.C$18];([.B$18]-[.B$17])*[.C$18])" office:value-type="float" office:value="4266" calcext:value-type="float">
            <text:p>4,266.00</text:p>
          </table:table-cell>
          <table:table-cell table:style-name="ce219" table:formula="of:=IF([.A94]-[.$F$21]&lt;=[.B$19];MAX(MAX([.A94]-[.$F$21];0)-[.B$18];0)*[.C$19];([.B$19]-[.B$18])*[.C$19])" office:value-type="float" office:value="11742.5" calcext:value-type="float">
            <text:p>11,742.50</text:p>
          </table:table-cell>
          <table:table-cell table:style-name="ce219" table:formula="of:=IF([.A94]-[.$F$21]&lt;=[.B$20];MAX(MAX([.A94]-[.$F$21];0)-[.B$19];0)*[.C$20];([.B$20]-[.B$19])*[.C$20])" office:value-type="float" office:value="21942" calcext:value-type="float">
            <text:p>21,942.00</text:p>
          </table:table-cell>
          <table:table-cell table:style-name="ce219" table:formula="of:=IF([.A94]-[.$F$21]&lt;=[.B$21];MAX(MAX([.A94]-[.$F$21];0)-[.B$20];0)*[.C$21];([.B$21]-[.B$20])*[.C$21])" office:value-type="float" office:value="17528" calcext:value-type="float">
            <text:p>17,528.00</text:p>
          </table:table-cell>
          <table:table-cell table:style-name="ce219" table:formula="of:=IF([.A94]-[.$F$21]&lt;=[.B$22];MAX(MAX([.A94]-[.$F$21])-[.B$21];0)*[.C$22];([.B$22]-[.B$21])*[.C$22])" office:value-type="float" office:value="104396.25" calcext:value-type="float">
            <text:p>104,396.25</text:p>
          </table:table-cell>
          <table:table-cell table:style-name="ce219" table:formula="of:=IF([.A94]-[.$F$21]&lt;=[.B$23];MAX(MAX([.A94]-[.$F$21];0)-[.B$22];0)*[.C$23];([.B$23]-[.B$22])*[.C$23])" office:value-type="float" office:value="0" calcext:value-type="float">
            <text:p>0.00</text:p>
          </table:table-cell>
          <table:table-cell table:style-name="ce276" table:formula="of:=SUM([.C94:.H94])" office:value-type="float" office:value="159874.75" calcext:value-type="float">
            <text:p>159,874.75</text:p>
          </table:table-cell>
          <table:table-cell table:style-name="ce219" table:formula="of:=IF([.A94]&lt;[.E$7];[.A94]*([.E$3]+[.E$5]);IF([.A94]&gt;=[.E$8];[.A94]*[.E$9];0))" office:value-type="float" office:value="5040" calcext:value-type="float">
            <text:p>5,040.00</text:p>
          </table:table-cell>
          <table:table-cell table:style-name="ce219" table:formula="of:=[.I94]+[.J94]" office:value-type="float" office:value="164914.75" calcext:value-type="float">
            <text:p>164,914.75</text:p>
          </table:table-cell>
          <table:table-cell table:style-name="ce276" table:formula="of:=[.A94]-[.K94]" office:value-type="float" office:value="395085.25" calcext:value-type="float">
            <text:p>395,085.25</text:p>
          </table:table-cell>
          <table:table-cell table:style-name="ce219" table:formula="of:=[.A94]+[.J94]" office:value-type="float" office:value="565040" calcext:value-type="float">
            <text:p>565,040.00</text:p>
          </table:table-cell>
          <table:table-cell table:style-name="ce219" table:formula="of:=[.I$4]" office:value-type="float" office:value="20000" calcext:value-type="float">
            <text:p>20,000.00</text:p>
          </table:table-cell>
          <table:table-cell table:style-name="ce219" table:formula="of:=[.M94]+[.N94]" office:value-type="float" office:value="585040" calcext:value-type="float">
            <text:p>585,040.00</text:p>
          </table:table-cell>
          <table:table-cell table:style-name="ce219" table:formula="of:=[.O94]*[.I$2]" office:value-type="float" office:value="175512" calcext:value-type="float">
            <text:p>175,512.00</text:p>
          </table:table-cell>
          <table:table-cell table:style-name="ce276" table:formula="of:=[.O94]-[.P94]" office:value-type="float" office:value="409528" calcext:value-type="float">
            <text:p>409,528.00</text:p>
          </table:table-cell>
          <table:table-cell table:style-name="ce86" table:formula="of:=CONCATENATE(TEXT([.A94]/1000;&quot;0&quot;);&quot;K&quot;)" office:value-type="string" office:string-value="560K" calcext:value-type="string">
            <text:p>560K</text:p>
          </table:table-cell>
          <table:table-cell table:number-columns-repeated="16331"/>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15095.75" calcext:value-type="currency">
            <text:p>$15,096 </text:p>
          </table:table-cell>
          <table:table-cell table:style-name="ce238" table:formula="of:=IF(([.A95]-[.$F$21])&lt;=[.B$18];MAX(MAX([.A95]-[.$F$21];0)-[.B$17];0)*[.C$18];([.B$18]-[.B$17])*[.C$18])" office:value-type="float" office:value="4266" calcext:value-type="float">
            <text:p>4,266.00</text:p>
          </table:table-cell>
          <table:table-cell table:style-name="ce219" table:formula="of:=IF([.A95]-[.$F$21]&lt;=[.B$19];MAX(MAX([.A95]-[.$F$21];0)-[.B$18];0)*[.C$19];([.B$19]-[.B$18])*[.C$19])" office:value-type="float" office:value="11742.5" calcext:value-type="float">
            <text:p>11,742.50</text:p>
          </table:table-cell>
          <table:table-cell table:style-name="ce219" table:formula="of:=IF([.A95]-[.$F$21]&lt;=[.B$20];MAX(MAX([.A95]-[.$F$21];0)-[.B$19];0)*[.C$20];([.B$20]-[.B$19])*[.C$20])" office:value-type="float" office:value="21942" calcext:value-type="float">
            <text:p>21,942.00</text:p>
          </table:table-cell>
          <table:table-cell table:style-name="ce219" table:formula="of:=IF([.A95]-[.$F$21]&lt;=[.B$21];MAX(MAX([.A95]-[.$F$21];0)-[.B$20];0)*[.C$21];([.B$21]-[.B$20])*[.C$21])" office:value-type="float" office:value="17528" calcext:value-type="float">
            <text:p>17,528.00</text:p>
          </table:table-cell>
          <table:table-cell table:style-name="ce219" table:formula="of:=IF([.A95]-[.$F$21]&lt;=[.B$22];MAX(MAX([.A95]-[.$F$21])-[.B$21];0)*[.C$22];([.B$22]-[.B$21])*[.C$22])" office:value-type="float" office:value="107896.25" calcext:value-type="float">
            <text:p>107,896.25</text:p>
          </table:table-cell>
          <table:table-cell table:style-name="ce219" table:formula="of:=IF([.A95]-[.$F$21]&lt;=[.B$23];MAX(MAX([.A95]-[.$F$21];0)-[.B$22];0)*[.C$23];([.B$23]-[.B$22])*[.C$23])" office:value-type="float" office:value="0" calcext:value-type="float">
            <text:p>0.00</text:p>
          </table:table-cell>
          <table:table-cell table:style-name="ce276" table:formula="of:=SUM([.C95:.H95])" office:value-type="float" office:value="163374.75" calcext:value-type="float">
            <text:p>163,374.75</text:p>
          </table:table-cell>
          <table:table-cell table:style-name="ce219" table:formula="of:=IF([.A95]&lt;[.E$7];[.A95]*([.E$3]+[.E$5]);IF([.A95]&gt;=[.E$8];[.A95]*[.E$9];0))" office:value-type="float" office:value="5130" calcext:value-type="float">
            <text:p>5,130.00</text:p>
          </table:table-cell>
          <table:table-cell table:style-name="ce219" table:formula="of:=[.I95]+[.J95]" office:value-type="float" office:value="168504.75" calcext:value-type="float">
            <text:p>168,504.75</text:p>
          </table:table-cell>
          <table:table-cell table:style-name="ce276" table:formula="of:=[.A95]-[.K95]" office:value-type="float" office:value="401495.25" calcext:value-type="float">
            <text:p>401,495.25</text:p>
          </table:table-cell>
          <table:table-cell table:style-name="ce219" table:formula="of:=[.A95]+[.J95]" office:value-type="float" office:value="575130" calcext:value-type="float">
            <text:p>575,130.00</text:p>
          </table:table-cell>
          <table:table-cell table:style-name="ce219" table:formula="of:=[.I$4]" office:value-type="float" office:value="20000" calcext:value-type="float">
            <text:p>20,000.00</text:p>
          </table:table-cell>
          <table:table-cell table:style-name="ce219" table:formula="of:=[.M95]+[.N95]" office:value-type="float" office:value="595130" calcext:value-type="float">
            <text:p>595,130.00</text:p>
          </table:table-cell>
          <table:table-cell table:style-name="ce219" table:formula="of:=[.O95]*[.I$2]" office:value-type="float" office:value="178539" calcext:value-type="float">
            <text:p>178,539.00</text:p>
          </table:table-cell>
          <table:table-cell table:style-name="ce276" table:formula="of:=[.O95]-[.P95]" office:value-type="float" office:value="416591" calcext:value-type="float">
            <text:p>416,591.00</text:p>
          </table:table-cell>
          <table:table-cell table:style-name="ce86" table:formula="of:=CONCATENATE(TEXT([.A95]/1000;&quot;0&quot;);&quot;K&quot;)" office:value-type="string" office:string-value="570K" calcext:value-type="string">
            <text:p>570K</text:p>
          </table:table-cell>
          <table:table-cell table:number-columns-repeated="16331"/>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15748.75" calcext:value-type="currency">
            <text:p>$15,749 </text:p>
          </table:table-cell>
          <table:table-cell table:style-name="ce238" table:formula="of:=IF(([.A96]-[.$F$21])&lt;=[.B$18];MAX(MAX([.A96]-[.$F$21];0)-[.B$17];0)*[.C$18];([.B$18]-[.B$17])*[.C$18])" office:value-type="float" office:value="4266" calcext:value-type="float">
            <text:p>4,266.00</text:p>
          </table:table-cell>
          <table:table-cell table:style-name="ce219" table:formula="of:=IF([.A96]-[.$F$21]&lt;=[.B$19];MAX(MAX([.A96]-[.$F$21];0)-[.B$18];0)*[.C$19];([.B$19]-[.B$18])*[.C$19])" office:value-type="float" office:value="11742.5" calcext:value-type="float">
            <text:p>11,742.50</text:p>
          </table:table-cell>
          <table:table-cell table:style-name="ce219" table:formula="of:=IF([.A96]-[.$F$21]&lt;=[.B$20];MAX(MAX([.A96]-[.$F$21];0)-[.B$19];0)*[.C$20];([.B$20]-[.B$19])*[.C$20])" office:value-type="float" office:value="21942" calcext:value-type="float">
            <text:p>21,942.00</text:p>
          </table:table-cell>
          <table:table-cell table:style-name="ce219" table:formula="of:=IF([.A96]-[.$F$21]&lt;=[.B$21];MAX(MAX([.A96]-[.$F$21];0)-[.B$20];0)*[.C$21];([.B$21]-[.B$20])*[.C$21])" office:value-type="float" office:value="17528" calcext:value-type="float">
            <text:p>17,528.00</text:p>
          </table:table-cell>
          <table:table-cell table:style-name="ce219" table:formula="of:=IF([.A96]-[.$F$21]&lt;=[.B$22];MAX(MAX([.A96]-[.$F$21])-[.B$21];0)*[.C$22];([.B$22]-[.B$21])*[.C$22])" office:value-type="float" office:value="111396.25" calcext:value-type="float">
            <text:p>111,396.25</text:p>
          </table:table-cell>
          <table:table-cell table:style-name="ce219" table:formula="of:=IF([.A96]-[.$F$21]&lt;=[.B$23];MAX(MAX([.A96]-[.$F$21];0)-[.B$22];0)*[.C$23];([.B$23]-[.B$22])*[.C$23])" office:value-type="float" office:value="0" calcext:value-type="float">
            <text:p>0.00</text:p>
          </table:table-cell>
          <table:table-cell table:style-name="ce276" table:formula="of:=SUM([.C96:.H96])" office:value-type="float" office:value="166874.75" calcext:value-type="float">
            <text:p>166,874.75</text:p>
          </table:table-cell>
          <table:table-cell table:style-name="ce219" table:formula="of:=IF([.A96]&lt;[.E$7];[.A96]*([.E$3]+[.E$5]);IF([.A96]&gt;=[.E$8];[.A96]*[.E$9];0))" office:value-type="float" office:value="5220" calcext:value-type="float">
            <text:p>5,220.00</text:p>
          </table:table-cell>
          <table:table-cell table:style-name="ce219" table:formula="of:=[.I96]+[.J96]" office:value-type="float" office:value="172094.75" calcext:value-type="float">
            <text:p>172,094.75</text:p>
          </table:table-cell>
          <table:table-cell table:style-name="ce276" table:formula="of:=[.A96]-[.K96]" office:value-type="float" office:value="407905.25" calcext:value-type="float">
            <text:p>407,905.25</text:p>
          </table:table-cell>
          <table:table-cell table:style-name="ce219" table:formula="of:=[.A96]+[.J96]" office:value-type="float" office:value="585220" calcext:value-type="float">
            <text:p>585,220.00</text:p>
          </table:table-cell>
          <table:table-cell table:style-name="ce219" table:formula="of:=[.I$4]" office:value-type="float" office:value="20000" calcext:value-type="float">
            <text:p>20,000.00</text:p>
          </table:table-cell>
          <table:table-cell table:style-name="ce219" table:formula="of:=[.M96]+[.N96]" office:value-type="float" office:value="605220" calcext:value-type="float">
            <text:p>605,220.00</text:p>
          </table:table-cell>
          <table:table-cell table:style-name="ce219" table:formula="of:=[.O96]*[.I$2]" office:value-type="float" office:value="181566" calcext:value-type="float">
            <text:p>181,566.00</text:p>
          </table:table-cell>
          <table:table-cell table:style-name="ce276" table:formula="of:=[.O96]-[.P96]" office:value-type="float" office:value="423654" calcext:value-type="float">
            <text:p>423,654.00</text:p>
          </table:table-cell>
          <table:table-cell table:style-name="ce86" table:formula="of:=CONCATENATE(TEXT([.A96]/1000;&quot;0&quot;);&quot;K&quot;)" office:value-type="string" office:string-value="580K" calcext:value-type="string">
            <text:p>580K</text:p>
          </table:table-cell>
          <table:table-cell table:number-columns-repeated="16331"/>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16401.75" calcext:value-type="currency">
            <text:p>$16,402 </text:p>
          </table:table-cell>
          <table:table-cell table:style-name="ce238" table:formula="of:=IF(([.A97]-[.$F$21])&lt;=[.B$18];MAX(MAX([.A97]-[.$F$21];0)-[.B$17];0)*[.C$18];([.B$18]-[.B$17])*[.C$18])" office:value-type="float" office:value="4266" calcext:value-type="float">
            <text:p>4,266.00</text:p>
          </table:table-cell>
          <table:table-cell table:style-name="ce219" table:formula="of:=IF([.A97]-[.$F$21]&lt;=[.B$19];MAX(MAX([.A97]-[.$F$21];0)-[.B$18];0)*[.C$19];([.B$19]-[.B$18])*[.C$19])" office:value-type="float" office:value="11742.5" calcext:value-type="float">
            <text:p>11,742.50</text:p>
          </table:table-cell>
          <table:table-cell table:style-name="ce219" table:formula="of:=IF([.A97]-[.$F$21]&lt;=[.B$20];MAX(MAX([.A97]-[.$F$21];0)-[.B$19];0)*[.C$20];([.B$20]-[.B$19])*[.C$20])" office:value-type="float" office:value="21942" calcext:value-type="float">
            <text:p>21,942.00</text:p>
          </table:table-cell>
          <table:table-cell table:style-name="ce219" table:formula="of:=IF([.A97]-[.$F$21]&lt;=[.B$21];MAX(MAX([.A97]-[.$F$21];0)-[.B$20];0)*[.C$21];([.B$21]-[.B$20])*[.C$21])" office:value-type="float" office:value="17528" calcext:value-type="float">
            <text:p>17,528.00</text:p>
          </table:table-cell>
          <table:table-cell table:style-name="ce219" table:formula="of:=IF([.A97]-[.$F$21]&lt;=[.B$22];MAX(MAX([.A97]-[.$F$21])-[.B$21];0)*[.C$22];([.B$22]-[.B$21])*[.C$22])" office:value-type="float" office:value="114896.25" calcext:value-type="float">
            <text:p>114,896.25</text:p>
          </table:table-cell>
          <table:table-cell table:style-name="ce219" table:formula="of:=IF([.A97]-[.$F$21]&lt;=[.B$23];MAX(MAX([.A97]-[.$F$21];0)-[.B$22];0)*[.C$23];([.B$23]-[.B$22])*[.C$23])" office:value-type="float" office:value="0" calcext:value-type="float">
            <text:p>0.00</text:p>
          </table:table-cell>
          <table:table-cell table:style-name="ce276" table:formula="of:=SUM([.C97:.H97])" office:value-type="float" office:value="170374.75" calcext:value-type="float">
            <text:p>170,374.75</text:p>
          </table:table-cell>
          <table:table-cell table:style-name="ce219" table:formula="of:=IF([.A97]&lt;[.E$7];[.A97]*([.E$3]+[.E$5]);IF([.A97]&gt;=[.E$8];[.A97]*[.E$9];0))" office:value-type="float" office:value="5310" calcext:value-type="float">
            <text:p>5,310.00</text:p>
          </table:table-cell>
          <table:table-cell table:style-name="ce219" table:formula="of:=[.I97]+[.J97]" office:value-type="float" office:value="175684.75" calcext:value-type="float">
            <text:p>175,684.75</text:p>
          </table:table-cell>
          <table:table-cell table:style-name="ce276" table:formula="of:=[.A97]-[.K97]" office:value-type="float" office:value="414315.25" calcext:value-type="float">
            <text:p>414,315.25</text:p>
          </table:table-cell>
          <table:table-cell table:style-name="ce219" table:formula="of:=[.A97]+[.J97]" office:value-type="float" office:value="595310" calcext:value-type="float">
            <text:p>595,310.00</text:p>
          </table:table-cell>
          <table:table-cell table:style-name="ce219" table:formula="of:=[.I$4]" office:value-type="float" office:value="20000" calcext:value-type="float">
            <text:p>20,000.00</text:p>
          </table:table-cell>
          <table:table-cell table:style-name="ce219" table:formula="of:=[.M97]+[.N97]" office:value-type="float" office:value="615310" calcext:value-type="float">
            <text:p>615,310.00</text:p>
          </table:table-cell>
          <table:table-cell table:style-name="ce219" table:formula="of:=[.O97]*[.I$2]" office:value-type="float" office:value="184593" calcext:value-type="float">
            <text:p>184,593.00</text:p>
          </table:table-cell>
          <table:table-cell table:style-name="ce276" table:formula="of:=[.O97]-[.P97]" office:value-type="float" office:value="430717" calcext:value-type="float">
            <text:p>430,717.00</text:p>
          </table:table-cell>
          <table:table-cell table:style-name="ce86" table:formula="of:=CONCATENATE(TEXT([.A97]/1000;&quot;0&quot;);&quot;K&quot;)" office:value-type="string" office:string-value="590K" calcext:value-type="string">
            <text:p>590K</text:p>
          </table:table-cell>
          <table:table-cell table:number-columns-repeated="16331"/>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7054.75" calcext:value-type="currency">
            <text:p>$17,055 </text:p>
          </table:table-cell>
          <table:table-cell table:style-name="ce238" table:formula="of:=IF(([.A98]-[.$F$21])&lt;=[.B$18];MAX(MAX([.A98]-[.$F$21];0)-[.B$17];0)*[.C$18];([.B$18]-[.B$17])*[.C$18])" office:value-type="float" office:value="4266" calcext:value-type="float">
            <text:p>4,266.00</text:p>
          </table:table-cell>
          <table:table-cell table:style-name="ce219" table:formula="of:=IF([.A98]-[.$F$21]&lt;=[.B$19];MAX(MAX([.A98]-[.$F$21];0)-[.B$18];0)*[.C$19];([.B$19]-[.B$18])*[.C$19])" office:value-type="float" office:value="11742.5" calcext:value-type="float">
            <text:p>11,742.50</text:p>
          </table:table-cell>
          <table:table-cell table:style-name="ce219" table:formula="of:=IF([.A98]-[.$F$21]&lt;=[.B$20];MAX(MAX([.A98]-[.$F$21];0)-[.B$19];0)*[.C$20];([.B$20]-[.B$19])*[.C$20])" office:value-type="float" office:value="21942" calcext:value-type="float">
            <text:p>21,942.00</text:p>
          </table:table-cell>
          <table:table-cell table:style-name="ce219" table:formula="of:=IF([.A98]-[.$F$21]&lt;=[.B$21];MAX(MAX([.A98]-[.$F$21];0)-[.B$20];0)*[.C$21];([.B$21]-[.B$20])*[.C$21])" office:value-type="float" office:value="17528" calcext:value-type="float">
            <text:p>17,528.00</text:p>
          </table:table-cell>
          <table:table-cell table:style-name="ce219" table:formula="of:=IF([.A98]-[.$F$21]&lt;=[.B$22];MAX(MAX([.A98]-[.$F$21])-[.B$21];0)*[.C$22];([.B$22]-[.B$21])*[.C$22])" office:value-type="float" office:value="118396.25" calcext:value-type="float">
            <text:p>118,396.25</text:p>
          </table:table-cell>
          <table:table-cell table:style-name="ce219" table:formula="of:=IF([.A98]-[.$F$21]&lt;=[.B$23];MAX(MAX([.A98]-[.$F$21];0)-[.B$22];0)*[.C$23];([.B$23]-[.B$22])*[.C$23])" office:value-type="float" office:value="0" calcext:value-type="float">
            <text:p>0.00</text:p>
          </table:table-cell>
          <table:table-cell table:style-name="ce276" table:formula="of:=SUM([.C98:.H98])" office:value-type="float" office:value="173874.75" calcext:value-type="float">
            <text:p>173,874.75</text:p>
          </table:table-cell>
          <table:table-cell table:style-name="ce219" table:formula="of:=IF([.A98]&lt;[.E$7];[.A98]*([.E$3]+[.E$5]);IF([.A98]&gt;=[.E$8];[.A98]*[.E$9];0))" office:value-type="float" office:value="5400" calcext:value-type="float">
            <text:p>5,400.00</text:p>
          </table:table-cell>
          <table:table-cell table:style-name="ce219" table:formula="of:=[.I98]+[.J98]" office:value-type="float" office:value="179274.75" calcext:value-type="float">
            <text:p>179,274.75</text:p>
          </table:table-cell>
          <table:table-cell table:style-name="ce276" table:formula="of:=[.A98]-[.K98]" office:value-type="float" office:value="420725.25" calcext:value-type="float">
            <text:p>420,725.25</text:p>
          </table:table-cell>
          <table:table-cell table:style-name="ce219" table:formula="of:=[.A98]+[.J98]" office:value-type="float" office:value="605400" calcext:value-type="float">
            <text:p>605,400.00</text:p>
          </table:table-cell>
          <table:table-cell table:style-name="ce219" table:formula="of:=[.I$4]" office:value-type="float" office:value="20000" calcext:value-type="float">
            <text:p>20,000.00</text:p>
          </table:table-cell>
          <table:table-cell table:style-name="ce219" table:formula="of:=[.M98]+[.N98]" office:value-type="float" office:value="625400" calcext:value-type="float">
            <text:p>625,400.00</text:p>
          </table:table-cell>
          <table:table-cell table:style-name="ce219" table:formula="of:=[.O98]*[.I$2]" office:value-type="float" office:value="187620" calcext:value-type="float">
            <text:p>187,620.00</text:p>
          </table:table-cell>
          <table:table-cell table:style-name="ce276" table:formula="of:=[.O98]-[.P98]" office:value-type="float" office:value="437780" calcext:value-type="float">
            <text:p>437,780.00</text:p>
          </table:table-cell>
          <table:table-cell table:style-name="ce86" table:formula="of:=CONCATENATE(TEXT([.A98]/1000;&quot;0&quot;);&quot;K&quot;)" office:value-type="string" office:string-value="600K" calcext:value-type="string">
            <text:p>600K</text:p>
          </table:table-cell>
          <table:table-cell table:number-columns-repeated="16331"/>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17707.75" calcext:value-type="currency">
            <text:p>$17,708 </text:p>
          </table:table-cell>
          <table:table-cell table:style-name="ce238" table:formula="of:=IF(([.A99]-[.$F$21])&lt;=[.B$18];MAX(MAX([.A99]-[.$F$21];0)-[.B$17];0)*[.C$18];([.B$18]-[.B$17])*[.C$18])" office:value-type="float" office:value="4266" calcext:value-type="float">
            <text:p>4,266.00</text:p>
          </table:table-cell>
          <table:table-cell table:style-name="ce219" table:formula="of:=IF([.A99]-[.$F$21]&lt;=[.B$19];MAX(MAX([.A99]-[.$F$21];0)-[.B$18];0)*[.C$19];([.B$19]-[.B$18])*[.C$19])" office:value-type="float" office:value="11742.5" calcext:value-type="float">
            <text:p>11,742.50</text:p>
          </table:table-cell>
          <table:table-cell table:style-name="ce219" table:formula="of:=IF([.A99]-[.$F$21]&lt;=[.B$20];MAX(MAX([.A99]-[.$F$21];0)-[.B$19];0)*[.C$20];([.B$20]-[.B$19])*[.C$20])" office:value-type="float" office:value="21942" calcext:value-type="float">
            <text:p>21,942.00</text:p>
          </table:table-cell>
          <table:table-cell table:style-name="ce219" table:formula="of:=IF([.A99]-[.$F$21]&lt;=[.B$21];MAX(MAX([.A99]-[.$F$21];0)-[.B$20];0)*[.C$21];([.B$21]-[.B$20])*[.C$21])" office:value-type="float" office:value="17528" calcext:value-type="float">
            <text:p>17,528.00</text:p>
          </table:table-cell>
          <table:table-cell table:style-name="ce219" table:formula="of:=IF([.A99]-[.$F$21]&lt;=[.B$22];MAX(MAX([.A99]-[.$F$21])-[.B$21];0)*[.C$22];([.B$22]-[.B$21])*[.C$22])" office:value-type="float" office:value="121896.25" calcext:value-type="float">
            <text:p>121,896.25</text:p>
          </table:table-cell>
          <table:table-cell table:style-name="ce219" table:formula="of:=IF([.A99]-[.$F$21]&lt;=[.B$23];MAX(MAX([.A99]-[.$F$21];0)-[.B$22];0)*[.C$23];([.B$23]-[.B$22])*[.C$23])" office:value-type="float" office:value="0" calcext:value-type="float">
            <text:p>0.00</text:p>
          </table:table-cell>
          <table:table-cell table:style-name="ce276" table:formula="of:=SUM([.C99:.H99])" office:value-type="float" office:value="177374.75" calcext:value-type="float">
            <text:p>177,374.75</text:p>
          </table:table-cell>
          <table:table-cell table:style-name="ce219" table:formula="of:=IF([.A99]&lt;[.E$7];[.A99]*([.E$3]+[.E$5]);IF([.A99]&gt;=[.E$8];[.A99]*[.E$9];0))" office:value-type="float" office:value="5490" calcext:value-type="float">
            <text:p>5,490.00</text:p>
          </table:table-cell>
          <table:table-cell table:style-name="ce219" table:formula="of:=[.I99]+[.J99]" office:value-type="float" office:value="182864.75" calcext:value-type="float">
            <text:p>182,864.75</text:p>
          </table:table-cell>
          <table:table-cell table:style-name="ce276" table:formula="of:=[.A99]-[.K99]" office:value-type="float" office:value="427135.25" calcext:value-type="float">
            <text:p>427,135.25</text:p>
          </table:table-cell>
          <table:table-cell table:style-name="ce219" table:formula="of:=[.A99]+[.J99]" office:value-type="float" office:value="615490" calcext:value-type="float">
            <text:p>615,490.00</text:p>
          </table:table-cell>
          <table:table-cell table:style-name="ce219" table:formula="of:=[.I$4]" office:value-type="float" office:value="20000" calcext:value-type="float">
            <text:p>20,000.00</text:p>
          </table:table-cell>
          <table:table-cell table:style-name="ce219" table:formula="of:=[.M99]+[.N99]" office:value-type="float" office:value="635490" calcext:value-type="float">
            <text:p>635,490.00</text:p>
          </table:table-cell>
          <table:table-cell table:style-name="ce219" table:formula="of:=[.O99]*[.I$2]" office:value-type="float" office:value="190647" calcext:value-type="float">
            <text:p>190,647.00</text:p>
          </table:table-cell>
          <table:table-cell table:style-name="ce276" table:formula="of:=[.O99]-[.P99]" office:value-type="float" office:value="444843" calcext:value-type="float">
            <text:p>444,843.00</text:p>
          </table:table-cell>
          <table:table-cell table:style-name="ce86" table:formula="of:=CONCATENATE(TEXT([.A99]/1000;&quot;0&quot;);&quot;K&quot;)" office:value-type="string" office:string-value="610K" calcext:value-type="string">
            <text:p>610K</text:p>
          </table:table-cell>
          <table:table-cell table:number-columns-repeated="16331"/>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18360.75" calcext:value-type="currency">
            <text:p>$18,361 </text:p>
          </table:table-cell>
          <table:table-cell table:style-name="ce238" table:formula="of:=IF(([.A100]-[.$F$21])&lt;=[.B$18];MAX(MAX([.A100]-[.$F$21];0)-[.B$17];0)*[.C$18];([.B$18]-[.B$17])*[.C$18])" office:value-type="float" office:value="4266" calcext:value-type="float">
            <text:p>4,266.00</text:p>
          </table:table-cell>
          <table:table-cell table:style-name="ce219" table:formula="of:=IF([.A100]-[.$F$21]&lt;=[.B$19];MAX(MAX([.A100]-[.$F$21];0)-[.B$18];0)*[.C$19];([.B$19]-[.B$18])*[.C$19])" office:value-type="float" office:value="11742.5" calcext:value-type="float">
            <text:p>11,742.50</text:p>
          </table:table-cell>
          <table:table-cell table:style-name="ce219" table:formula="of:=IF([.A100]-[.$F$21]&lt;=[.B$20];MAX(MAX([.A100]-[.$F$21];0)-[.B$19];0)*[.C$20];([.B$20]-[.B$19])*[.C$20])" office:value-type="float" office:value="21942" calcext:value-type="float">
            <text:p>21,942.00</text:p>
          </table:table-cell>
          <table:table-cell table:style-name="ce219" table:formula="of:=IF([.A100]-[.$F$21]&lt;=[.B$21];MAX(MAX([.A100]-[.$F$21];0)-[.B$20];0)*[.C$21];([.B$21]-[.B$20])*[.C$21])" office:value-type="float" office:value="17528" calcext:value-type="float">
            <text:p>17,528.00</text:p>
          </table:table-cell>
          <table:table-cell table:style-name="ce219" table:formula="of:=IF([.A100]-[.$F$21]&lt;=[.B$22];MAX(MAX([.A100]-[.$F$21])-[.B$21];0)*[.C$22];([.B$22]-[.B$21])*[.C$22])" office:value-type="float" office:value="125396.25" calcext:value-type="float">
            <text:p>125,396.25</text:p>
          </table:table-cell>
          <table:table-cell table:style-name="ce219" table:formula="of:=IF([.A100]-[.$F$21]&lt;=[.B$23];MAX(MAX([.A100]-[.$F$21];0)-[.B$22];0)*[.C$23];([.B$23]-[.B$22])*[.C$23])" office:value-type="float" office:value="0" calcext:value-type="float">
            <text:p>0.00</text:p>
          </table:table-cell>
          <table:table-cell table:style-name="ce276" table:formula="of:=SUM([.C100:.H100])" office:value-type="float" office:value="180874.75" calcext:value-type="float">
            <text:p>180,874.75</text:p>
          </table:table-cell>
          <table:table-cell table:style-name="ce219" table:formula="of:=IF([.A100]&lt;[.E$7];[.A100]*([.E$3]+[.E$5]);IF([.A100]&gt;=[.E$8];[.A100]*[.E$9];0))" office:value-type="float" office:value="5580" calcext:value-type="float">
            <text:p>5,580.00</text:p>
          </table:table-cell>
          <table:table-cell table:style-name="ce219" table:formula="of:=[.I100]+[.J100]" office:value-type="float" office:value="186454.75" calcext:value-type="float">
            <text:p>186,454.75</text:p>
          </table:table-cell>
          <table:table-cell table:style-name="ce276" table:formula="of:=[.A100]-[.K100]" office:value-type="float" office:value="433545.25" calcext:value-type="float">
            <text:p>433,545.25</text:p>
          </table:table-cell>
          <table:table-cell table:style-name="ce219" table:formula="of:=[.A100]+[.J100]" office:value-type="float" office:value="625580" calcext:value-type="float">
            <text:p>625,580.00</text:p>
          </table:table-cell>
          <table:table-cell table:style-name="ce219" table:formula="of:=[.I$4]" office:value-type="float" office:value="20000" calcext:value-type="float">
            <text:p>20,000.00</text:p>
          </table:table-cell>
          <table:table-cell table:style-name="ce219" table:formula="of:=[.M100]+[.N100]" office:value-type="float" office:value="645580" calcext:value-type="float">
            <text:p>645,580.00</text:p>
          </table:table-cell>
          <table:table-cell table:style-name="ce219" table:formula="of:=[.O100]*[.I$2]" office:value-type="float" office:value="193674" calcext:value-type="float">
            <text:p>193,674.00</text:p>
          </table:table-cell>
          <table:table-cell table:style-name="ce276" table:formula="of:=[.O100]-[.P100]" office:value-type="float" office:value="451906" calcext:value-type="float">
            <text:p>451,906.00</text:p>
          </table:table-cell>
          <table:table-cell table:style-name="ce86" table:formula="of:=CONCATENATE(TEXT([.A100]/1000;&quot;0&quot;);&quot;K&quot;)" office:value-type="string" office:string-value="620K" calcext:value-type="string">
            <text:p>620K</text:p>
          </table:table-cell>
          <table:table-cell table:number-columns-repeated="16331"/>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19126.75" calcext:value-type="currency">
            <text:p>$19,127 </text:p>
          </table:table-cell>
          <table:table-cell table:style-name="ce238" table:formula="of:=IF(([.A101]-[.$F$21])&lt;=[.B$18];MAX(MAX([.A101]-[.$F$21];0)-[.B$17];0)*[.C$18];([.B$18]-[.B$17])*[.C$18])" office:value-type="float" office:value="4266" calcext:value-type="float">
            <text:p>4,266.00</text:p>
          </table:table-cell>
          <table:table-cell table:style-name="ce219" table:formula="of:=IF([.A101]-[.$F$21]&lt;=[.B$19];MAX(MAX([.A101]-[.$F$21];0)-[.B$18];0)*[.C$19];([.B$19]-[.B$18])*[.C$19])" office:value-type="float" office:value="11742.5" calcext:value-type="float">
            <text:p>11,742.50</text:p>
          </table:table-cell>
          <table:table-cell table:style-name="ce219" table:formula="of:=IF([.A101]-[.$F$21]&lt;=[.B$20];MAX(MAX([.A101]-[.$F$21];0)-[.B$19];0)*[.C$20];([.B$20]-[.B$19])*[.C$20])" office:value-type="float" office:value="21942" calcext:value-type="float">
            <text:p>21,942.00</text:p>
          </table:table-cell>
          <table:table-cell table:style-name="ce219" table:formula="of:=IF([.A101]-[.$F$21]&lt;=[.B$21];MAX(MAX([.A101]-[.$F$21];0)-[.B$20];0)*[.C$21];([.B$21]-[.B$20])*[.C$21])" office:value-type="float" office:value="17528" calcext:value-type="float">
            <text:p>17,528.00</text:p>
          </table:table-cell>
          <table:table-cell table:style-name="ce219" table:formula="of:=IF([.A101]-[.$F$21]&lt;=[.B$22];MAX(MAX([.A101]-[.$F$21])-[.B$21];0)*[.C$22];([.B$22]-[.B$21])*[.C$22])" office:value-type="float" office:value="126918.75" calcext:value-type="float">
            <text:p>126,918.75</text:p>
          </table:table-cell>
          <table:table-cell table:style-name="ce219" table:formula="of:=IF([.A101]-[.$F$21]&lt;=[.B$23];MAX(MAX([.A101]-[.$F$21];0)-[.B$22];0)*[.C$23];([.B$23]-[.B$22])*[.C$23])" office:value-type="float" office:value="2090.5" calcext:value-type="float">
            <text:p>2,090.50</text:p>
          </table:table-cell>
          <table:table-cell table:style-name="ce276" table:formula="of:=SUM([.C101:.H101])" office:value-type="float" office:value="184487.75" calcext:value-type="float">
            <text:p>184,487.75</text:p>
          </table:table-cell>
          <table:table-cell table:style-name="ce219" table:formula="of:=IF([.A101]&lt;[.E$7];[.A101]*([.E$3]+[.E$5]);IF([.A101]&gt;=[.E$8];[.A101]*[.E$9];0))" office:value-type="float" office:value="5670" calcext:value-type="float">
            <text:p>5,670.00</text:p>
          </table:table-cell>
          <table:table-cell table:style-name="ce219" table:formula="of:=[.I101]+[.J101]" office:value-type="float" office:value="190157.75" calcext:value-type="float">
            <text:p>190,157.75</text:p>
          </table:table-cell>
          <table:table-cell table:style-name="ce276" table:formula="of:=[.A101]-[.K101]" office:value-type="float" office:value="439842.25" calcext:value-type="float">
            <text:p>439,842.25</text:p>
          </table:table-cell>
          <table:table-cell table:style-name="ce219" table:formula="of:=[.A101]+[.J101]" office:value-type="float" office:value="635670" calcext:value-type="float">
            <text:p>635,670.00</text:p>
          </table:table-cell>
          <table:table-cell table:style-name="ce219" table:formula="of:=[.I$4]" office:value-type="float" office:value="20000" calcext:value-type="float">
            <text:p>20,000.00</text:p>
          </table:table-cell>
          <table:table-cell table:style-name="ce219" table:formula="of:=[.M101]+[.N101]" office:value-type="float" office:value="655670" calcext:value-type="float">
            <text:p>655,670.00</text:p>
          </table:table-cell>
          <table:table-cell table:style-name="ce219" table:formula="of:=[.O101]*[.I$2]" office:value-type="float" office:value="196701" calcext:value-type="float">
            <text:p>196,701.00</text:p>
          </table:table-cell>
          <table:table-cell table:style-name="ce276" table:formula="of:=[.O101]-[.P101]" office:value-type="float" office:value="458969" calcext:value-type="float">
            <text:p>458,969.00</text:p>
          </table:table-cell>
          <table:table-cell table:style-name="ce86" table:formula="of:=CONCATENATE(TEXT([.A101]/1000;&quot;0&quot;);&quot;K&quot;)" office:value-type="string" office:string-value="630K" calcext:value-type="string">
            <text:p>630K</text:p>
          </table:table-cell>
          <table:table-cell table:number-columns-repeated="16331"/>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19979.75" calcext:value-type="currency">
            <text:p>$19,980 </text:p>
          </table:table-cell>
          <table:table-cell table:style-name="ce238" table:formula="of:=IF(([.A102]-[.$F$21])&lt;=[.B$18];MAX(MAX([.A102]-[.$F$21];0)-[.B$17];0)*[.C$18];([.B$18]-[.B$17])*[.C$18])" office:value-type="float" office:value="4266" calcext:value-type="float">
            <text:p>4,266.00</text:p>
          </table:table-cell>
          <table:table-cell table:style-name="ce219" table:formula="of:=IF([.A102]-[.$F$21]&lt;=[.B$19];MAX(MAX([.A102]-[.$F$21];0)-[.B$18];0)*[.C$19];([.B$19]-[.B$18])*[.C$19])" office:value-type="float" office:value="11742.5" calcext:value-type="float">
            <text:p>11,742.50</text:p>
          </table:table-cell>
          <table:table-cell table:style-name="ce219" table:formula="of:=IF([.A102]-[.$F$21]&lt;=[.B$20];MAX(MAX([.A102]-[.$F$21];0)-[.B$19];0)*[.C$20];([.B$20]-[.B$19])*[.C$20])" office:value-type="float" office:value="21942" calcext:value-type="float">
            <text:p>21,942.00</text:p>
          </table:table-cell>
          <table:table-cell table:style-name="ce219" table:formula="of:=IF([.A102]-[.$F$21]&lt;=[.B$21];MAX(MAX([.A102]-[.$F$21];0)-[.B$20];0)*[.C$21];([.B$21]-[.B$20])*[.C$21])" office:value-type="float" office:value="17528" calcext:value-type="float">
            <text:p>17,528.00</text:p>
          </table:table-cell>
          <table:table-cell table:style-name="ce219" table:formula="of:=IF([.A102]-[.$F$21]&lt;=[.B$22];MAX(MAX([.A102]-[.$F$21])-[.B$21];0)*[.C$22];([.B$22]-[.B$21])*[.C$22])" office:value-type="float" office:value="126918.75" calcext:value-type="float">
            <text:p>126,918.75</text:p>
          </table:table-cell>
          <table:table-cell table:style-name="ce219" table:formula="of:=IF([.A102]-[.$F$21]&lt;=[.B$23];MAX(MAX([.A102]-[.$F$21];0)-[.B$22];0)*[.C$23];([.B$23]-[.B$22])*[.C$23])" office:value-type="float" office:value="5790.5" calcext:value-type="float">
            <text:p>5,790.50</text:p>
          </table:table-cell>
          <table:table-cell table:style-name="ce276" table:formula="of:=SUM([.C102:.H102])" office:value-type="float" office:value="188187.75" calcext:value-type="float">
            <text:p>188,187.75</text:p>
          </table:table-cell>
          <table:table-cell table:style-name="ce219" table:formula="of:=IF([.A102]&lt;[.E$7];[.A102]*([.E$3]+[.E$5]);IF([.A102]&gt;=[.E$8];[.A102]*[.E$9];0))" office:value-type="float" office:value="5760" calcext:value-type="float">
            <text:p>5,760.00</text:p>
          </table:table-cell>
          <table:table-cell table:style-name="ce219" table:formula="of:=[.I102]+[.J102]" office:value-type="float" office:value="193947.75" calcext:value-type="float">
            <text:p>193,947.75</text:p>
          </table:table-cell>
          <table:table-cell table:style-name="ce276" table:formula="of:=[.A102]-[.K102]" office:value-type="float" office:value="446052.25" calcext:value-type="float">
            <text:p>446,052.25</text:p>
          </table:table-cell>
          <table:table-cell table:style-name="ce219" table:formula="of:=[.A102]+[.J102]" office:value-type="float" office:value="645760" calcext:value-type="float">
            <text:p>645,760.00</text:p>
          </table:table-cell>
          <table:table-cell table:style-name="ce219" table:formula="of:=[.I$4]" office:value-type="float" office:value="20000" calcext:value-type="float">
            <text:p>20,000.00</text:p>
          </table:table-cell>
          <table:table-cell table:style-name="ce219" table:formula="of:=[.M102]+[.N102]" office:value-type="float" office:value="665760" calcext:value-type="float">
            <text:p>665,760.00</text:p>
          </table:table-cell>
          <table:table-cell table:style-name="ce219" table:formula="of:=[.O102]*[.I$2]" office:value-type="float" office:value="199728" calcext:value-type="float">
            <text:p>199,728.00</text:p>
          </table:table-cell>
          <table:table-cell table:style-name="ce276" table:formula="of:=[.O102]-[.P102]" office:value-type="float" office:value="466032" calcext:value-type="float">
            <text:p>466,032.00</text:p>
          </table:table-cell>
          <table:table-cell table:style-name="ce86" table:formula="of:=CONCATENATE(TEXT([.A102]/1000;&quot;0&quot;);&quot;K&quot;)" office:value-type="string" office:string-value="640K" calcext:value-type="string">
            <text:p>640K</text:p>
          </table:table-cell>
          <table:table-cell table:number-columns-repeated="16331"/>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20832.75" calcext:value-type="currency">
            <text:p>$20,833 </text:p>
          </table:table-cell>
          <table:table-cell table:style-name="ce238" table:formula="of:=IF(([.A103]-[.$F$21])&lt;=[.B$18];MAX(MAX([.A103]-[.$F$21];0)-[.B$17];0)*[.C$18];([.B$18]-[.B$17])*[.C$18])" office:value-type="float" office:value="4266" calcext:value-type="float">
            <text:p>4,266.00</text:p>
          </table:table-cell>
          <table:table-cell table:style-name="ce219" table:formula="of:=IF([.A103]-[.$F$21]&lt;=[.B$19];MAX(MAX([.A103]-[.$F$21];0)-[.B$18];0)*[.C$19];([.B$19]-[.B$18])*[.C$19])" office:value-type="float" office:value="11742.5" calcext:value-type="float">
            <text:p>11,742.50</text:p>
          </table:table-cell>
          <table:table-cell table:style-name="ce219" table:formula="of:=IF([.A103]-[.$F$21]&lt;=[.B$20];MAX(MAX([.A103]-[.$F$21];0)-[.B$19];0)*[.C$20];([.B$20]-[.B$19])*[.C$20])" office:value-type="float" office:value="21942" calcext:value-type="float">
            <text:p>21,942.00</text:p>
          </table:table-cell>
          <table:table-cell table:style-name="ce219" table:formula="of:=IF([.A103]-[.$F$21]&lt;=[.B$21];MAX(MAX([.A103]-[.$F$21];0)-[.B$20];0)*[.C$21];([.B$21]-[.B$20])*[.C$21])" office:value-type="float" office:value="17528" calcext:value-type="float">
            <text:p>17,528.00</text:p>
          </table:table-cell>
          <table:table-cell table:style-name="ce219" table:formula="of:=IF([.A103]-[.$F$21]&lt;=[.B$22];MAX(MAX([.A103]-[.$F$21])-[.B$21];0)*[.C$22];([.B$22]-[.B$21])*[.C$22])" office:value-type="float" office:value="126918.75" calcext:value-type="float">
            <text:p>126,918.75</text:p>
          </table:table-cell>
          <table:table-cell table:style-name="ce219" table:formula="of:=IF([.A103]-[.$F$21]&lt;=[.B$23];MAX(MAX([.A103]-[.$F$21];0)-[.B$22];0)*[.C$23];([.B$23]-[.B$22])*[.C$23])" office:value-type="float" office:value="9490.5" calcext:value-type="float">
            <text:p>9,490.50</text:p>
          </table:table-cell>
          <table:table-cell table:style-name="ce276" table:formula="of:=SUM([.C103:.H103])" office:value-type="float" office:value="191887.75" calcext:value-type="float">
            <text:p>191,887.75</text:p>
          </table:table-cell>
          <table:table-cell table:style-name="ce219" table:formula="of:=IF([.A103]&lt;[.E$7];[.A103]*([.E$3]+[.E$5]);IF([.A103]&gt;=[.E$8];[.A103]*[.E$9];0))" office:value-type="float" office:value="5850" calcext:value-type="float">
            <text:p>5,850.00</text:p>
          </table:table-cell>
          <table:table-cell table:style-name="ce219" table:formula="of:=[.I103]+[.J103]" office:value-type="float" office:value="197737.75" calcext:value-type="float">
            <text:p>197,737.75</text:p>
          </table:table-cell>
          <table:table-cell table:style-name="ce276" table:formula="of:=[.A103]-[.K103]" office:value-type="float" office:value="452262.25" calcext:value-type="float">
            <text:p>452,262.25</text:p>
          </table:table-cell>
          <table:table-cell table:style-name="ce219" table:formula="of:=[.A103]+[.J103]" office:value-type="float" office:value="655850" calcext:value-type="float">
            <text:p>655,850.00</text:p>
          </table:table-cell>
          <table:table-cell table:style-name="ce219" table:formula="of:=[.I$4]" office:value-type="float" office:value="20000" calcext:value-type="float">
            <text:p>20,000.00</text:p>
          </table:table-cell>
          <table:table-cell table:style-name="ce219" table:formula="of:=[.M103]+[.N103]" office:value-type="float" office:value="675850" calcext:value-type="float">
            <text:p>675,850.00</text:p>
          </table:table-cell>
          <table:table-cell table:style-name="ce219" table:formula="of:=[.O103]*[.I$2]" office:value-type="float" office:value="202755" calcext:value-type="float">
            <text:p>202,755.00</text:p>
          </table:table-cell>
          <table:table-cell table:style-name="ce276" table:formula="of:=[.O103]-[.P103]" office:value-type="float" office:value="473095" calcext:value-type="float">
            <text:p>473,095.00</text:p>
          </table:table-cell>
          <table:table-cell table:style-name="ce86" table:formula="of:=CONCATENATE(TEXT([.A103]/1000;&quot;0&quot;);&quot;K&quot;)" office:value-type="string" office:string-value="650K" calcext:value-type="string">
            <text:p>650K</text:p>
          </table:table-cell>
          <table:table-cell table:number-columns-repeated="16331"/>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21685.75" calcext:value-type="currency">
            <text:p>$21,686 </text:p>
          </table:table-cell>
          <table:table-cell table:style-name="ce238" table:formula="of:=IF(([.A104]-[.$F$21])&lt;=[.B$18];MAX(MAX([.A104]-[.$F$21];0)-[.B$17];0)*[.C$18];([.B$18]-[.B$17])*[.C$18])" office:value-type="float" office:value="4266" calcext:value-type="float">
            <text:p>4,266.00</text:p>
          </table:table-cell>
          <table:table-cell table:style-name="ce219" table:formula="of:=IF([.A104]-[.$F$21]&lt;=[.B$19];MAX(MAX([.A104]-[.$F$21];0)-[.B$18];0)*[.C$19];([.B$19]-[.B$18])*[.C$19])" office:value-type="float" office:value="11742.5" calcext:value-type="float">
            <text:p>11,742.50</text:p>
          </table:table-cell>
          <table:table-cell table:style-name="ce219" table:formula="of:=IF([.A104]-[.$F$21]&lt;=[.B$20];MAX(MAX([.A104]-[.$F$21];0)-[.B$19];0)*[.C$20];([.B$20]-[.B$19])*[.C$20])" office:value-type="float" office:value="21942" calcext:value-type="float">
            <text:p>21,942.00</text:p>
          </table:table-cell>
          <table:table-cell table:style-name="ce219" table:formula="of:=IF([.A104]-[.$F$21]&lt;=[.B$21];MAX(MAX([.A104]-[.$F$21];0)-[.B$20];0)*[.C$21];([.B$21]-[.B$20])*[.C$21])" office:value-type="float" office:value="17528" calcext:value-type="float">
            <text:p>17,528.00</text:p>
          </table:table-cell>
          <table:table-cell table:style-name="ce219" table:formula="of:=IF([.A104]-[.$F$21]&lt;=[.B$22];MAX(MAX([.A104]-[.$F$21])-[.B$21];0)*[.C$22];([.B$22]-[.B$21])*[.C$22])" office:value-type="float" office:value="126918.75" calcext:value-type="float">
            <text:p>126,918.75</text:p>
          </table:table-cell>
          <table:table-cell table:style-name="ce219" table:formula="of:=IF([.A104]-[.$F$21]&lt;=[.B$23];MAX(MAX([.A104]-[.$F$21];0)-[.B$22];0)*[.C$23];([.B$23]-[.B$22])*[.C$23])" office:value-type="float" office:value="13190.5" calcext:value-type="float">
            <text:p>13,190.50</text:p>
          </table:table-cell>
          <table:table-cell table:style-name="ce276" table:formula="of:=SUM([.C104:.H104])" office:value-type="float" office:value="195587.75" calcext:value-type="float">
            <text:p>195,587.75</text:p>
          </table:table-cell>
          <table:table-cell table:style-name="ce219" table:formula="of:=IF([.A104]&lt;[.E$7];[.A104]*([.E$3]+[.E$5]);IF([.A104]&gt;=[.E$8];[.A104]*[.E$9];0))" office:value-type="float" office:value="5940" calcext:value-type="float">
            <text:p>5,940.00</text:p>
          </table:table-cell>
          <table:table-cell table:style-name="ce219" table:formula="of:=[.I104]+[.J104]" office:value-type="float" office:value="201527.75" calcext:value-type="float">
            <text:p>201,527.75</text:p>
          </table:table-cell>
          <table:table-cell table:style-name="ce276" table:formula="of:=[.A104]-[.K104]" office:value-type="float" office:value="458472.25" calcext:value-type="float">
            <text:p>458,472.25</text:p>
          </table:table-cell>
          <table:table-cell table:style-name="ce219" table:formula="of:=[.A104]+[.J104]" office:value-type="float" office:value="665940" calcext:value-type="float">
            <text:p>665,940.00</text:p>
          </table:table-cell>
          <table:table-cell table:style-name="ce219" table:formula="of:=[.I$4]" office:value-type="float" office:value="20000" calcext:value-type="float">
            <text:p>20,000.00</text:p>
          </table:table-cell>
          <table:table-cell table:style-name="ce219" table:formula="of:=[.M104]+[.N104]" office:value-type="float" office:value="685940" calcext:value-type="float">
            <text:p>685,940.00</text:p>
          </table:table-cell>
          <table:table-cell table:style-name="ce219" table:formula="of:=[.O104]*[.I$2]" office:value-type="float" office:value="205782" calcext:value-type="float">
            <text:p>205,782.00</text:p>
          </table:table-cell>
          <table:table-cell table:style-name="ce276" table:formula="of:=[.O104]-[.P104]" office:value-type="float" office:value="480158" calcext:value-type="float">
            <text:p>480,158.00</text:p>
          </table:table-cell>
          <table:table-cell table:style-name="ce86" table:formula="of:=CONCATENATE(TEXT([.A104]/1000;&quot;0&quot;);&quot;K&quot;)" office:value-type="string" office:string-value="660K" calcext:value-type="string">
            <text:p>660K</text:p>
          </table:table-cell>
          <table:table-cell table:number-columns-repeated="16331"/>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22538.75" calcext:value-type="currency">
            <text:p>$22,539 </text:p>
          </table:table-cell>
          <table:table-cell table:style-name="ce238" table:formula="of:=IF(([.A105]-[.$F$21])&lt;=[.B$18];MAX(MAX([.A105]-[.$F$21];0)-[.B$17];0)*[.C$18];([.B$18]-[.B$17])*[.C$18])" office:value-type="float" office:value="4266" calcext:value-type="float">
            <text:p>4,266.00</text:p>
          </table:table-cell>
          <table:table-cell table:style-name="ce219" table:formula="of:=IF([.A105]-[.$F$21]&lt;=[.B$19];MAX(MAX([.A105]-[.$F$21];0)-[.B$18];0)*[.C$19];([.B$19]-[.B$18])*[.C$19])" office:value-type="float" office:value="11742.5" calcext:value-type="float">
            <text:p>11,742.50</text:p>
          </table:table-cell>
          <table:table-cell table:style-name="ce219" table:formula="of:=IF([.A105]-[.$F$21]&lt;=[.B$20];MAX(MAX([.A105]-[.$F$21];0)-[.B$19];0)*[.C$20];([.B$20]-[.B$19])*[.C$20])" office:value-type="float" office:value="21942" calcext:value-type="float">
            <text:p>21,942.00</text:p>
          </table:table-cell>
          <table:table-cell table:style-name="ce219" table:formula="of:=IF([.A105]-[.$F$21]&lt;=[.B$21];MAX(MAX([.A105]-[.$F$21];0)-[.B$20];0)*[.C$21];([.B$21]-[.B$20])*[.C$21])" office:value-type="float" office:value="17528" calcext:value-type="float">
            <text:p>17,528.00</text:p>
          </table:table-cell>
          <table:table-cell table:style-name="ce219" table:formula="of:=IF([.A105]-[.$F$21]&lt;=[.B$22];MAX(MAX([.A105]-[.$F$21])-[.B$21];0)*[.C$22];([.B$22]-[.B$21])*[.C$22])" office:value-type="float" office:value="126918.75" calcext:value-type="float">
            <text:p>126,918.75</text:p>
          </table:table-cell>
          <table:table-cell table:style-name="ce219" table:formula="of:=IF([.A105]-[.$F$21]&lt;=[.B$23];MAX(MAX([.A105]-[.$F$21];0)-[.B$22];0)*[.C$23];([.B$23]-[.B$22])*[.C$23])" office:value-type="float" office:value="16890.5" calcext:value-type="float">
            <text:p>16,890.50</text:p>
          </table:table-cell>
          <table:table-cell table:style-name="ce276" table:formula="of:=SUM([.C105:.H105])" office:value-type="float" office:value="199287.75" calcext:value-type="float">
            <text:p>199,287.75</text:p>
          </table:table-cell>
          <table:table-cell table:style-name="ce219" table:formula="of:=IF([.A105]&lt;[.E$7];[.A105]*([.E$3]+[.E$5]);IF([.A105]&gt;=[.E$8];[.A105]*[.E$9];0))" office:value-type="float" office:value="6030" calcext:value-type="float">
            <text:p>6,030.00</text:p>
          </table:table-cell>
          <table:table-cell table:style-name="ce219" table:formula="of:=[.I105]+[.J105]" office:value-type="float" office:value="205317.75" calcext:value-type="float">
            <text:p>205,317.75</text:p>
          </table:table-cell>
          <table:table-cell table:style-name="ce276" table:formula="of:=[.A105]-[.K105]" office:value-type="float" office:value="464682.25" calcext:value-type="float">
            <text:p>464,682.25</text:p>
          </table:table-cell>
          <table:table-cell table:style-name="ce219" table:formula="of:=[.A105]+[.J105]" office:value-type="float" office:value="676030" calcext:value-type="float">
            <text:p>676,030.00</text:p>
          </table:table-cell>
          <table:table-cell table:style-name="ce219" table:formula="of:=[.I$4]" office:value-type="float" office:value="20000" calcext:value-type="float">
            <text:p>20,000.00</text:p>
          </table:table-cell>
          <table:table-cell table:style-name="ce219" table:formula="of:=[.M105]+[.N105]" office:value-type="float" office:value="696030" calcext:value-type="float">
            <text:p>696,030.00</text:p>
          </table:table-cell>
          <table:table-cell table:style-name="ce219" table:formula="of:=[.O105]*[.I$2]" office:value-type="float" office:value="208809" calcext:value-type="float">
            <text:p>208,809.00</text:p>
          </table:table-cell>
          <table:table-cell table:style-name="ce276" table:formula="of:=[.O105]-[.P105]" office:value-type="float" office:value="487221" calcext:value-type="float">
            <text:p>487,221.00</text:p>
          </table:table-cell>
          <table:table-cell table:style-name="ce86" table:formula="of:=CONCATENATE(TEXT([.A105]/1000;&quot;0&quot;);&quot;K&quot;)" office:value-type="string" office:string-value="670K" calcext:value-type="string">
            <text:p>670K</text:p>
          </table:table-cell>
          <table:table-cell table:number-columns-repeated="16331"/>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23391.75" calcext:value-type="currency">
            <text:p>$23,392 </text:p>
          </table:table-cell>
          <table:table-cell table:style-name="ce238" table:formula="of:=IF(([.A106]-[.$F$21])&lt;=[.B$18];MAX(MAX([.A106]-[.$F$21];0)-[.B$17];0)*[.C$18];([.B$18]-[.B$17])*[.C$18])" office:value-type="float" office:value="4266" calcext:value-type="float">
            <text:p>4,266.00</text:p>
          </table:table-cell>
          <table:table-cell table:style-name="ce219" table:formula="of:=IF([.A106]-[.$F$21]&lt;=[.B$19];MAX(MAX([.A106]-[.$F$21];0)-[.B$18];0)*[.C$19];([.B$19]-[.B$18])*[.C$19])" office:value-type="float" office:value="11742.5" calcext:value-type="float">
            <text:p>11,742.50</text:p>
          </table:table-cell>
          <table:table-cell table:style-name="ce219" table:formula="of:=IF([.A106]-[.$F$21]&lt;=[.B$20];MAX(MAX([.A106]-[.$F$21];0)-[.B$19];0)*[.C$20];([.B$20]-[.B$19])*[.C$20])" office:value-type="float" office:value="21942" calcext:value-type="float">
            <text:p>21,942.00</text:p>
          </table:table-cell>
          <table:table-cell table:style-name="ce219" table:formula="of:=IF([.A106]-[.$F$21]&lt;=[.B$21];MAX(MAX([.A106]-[.$F$21];0)-[.B$20];0)*[.C$21];([.B$21]-[.B$20])*[.C$21])" office:value-type="float" office:value="17528" calcext:value-type="float">
            <text:p>17,528.00</text:p>
          </table:table-cell>
          <table:table-cell table:style-name="ce219" table:formula="of:=IF([.A106]-[.$F$21]&lt;=[.B$22];MAX(MAX([.A106]-[.$F$21])-[.B$21];0)*[.C$22];([.B$22]-[.B$21])*[.C$22])" office:value-type="float" office:value="126918.75" calcext:value-type="float">
            <text:p>126,918.75</text:p>
          </table:table-cell>
          <table:table-cell table:style-name="ce219" table:formula="of:=IF([.A106]-[.$F$21]&lt;=[.B$23];MAX(MAX([.A106]-[.$F$21];0)-[.B$22];0)*[.C$23];([.B$23]-[.B$22])*[.C$23])" office:value-type="float" office:value="20590.5" calcext:value-type="float">
            <text:p>20,590.50</text:p>
          </table:table-cell>
          <table:table-cell table:style-name="ce276" table:formula="of:=SUM([.C106:.H106])" office:value-type="float" office:value="202987.75" calcext:value-type="float">
            <text:p>202,987.75</text:p>
          </table:table-cell>
          <table:table-cell table:style-name="ce219" table:formula="of:=IF([.A106]&lt;[.E$7];[.A106]*([.E$3]+[.E$5]);IF([.A106]&gt;=[.E$8];[.A106]*[.E$9];0))" office:value-type="float" office:value="6120" calcext:value-type="float">
            <text:p>6,120.00</text:p>
          </table:table-cell>
          <table:table-cell table:style-name="ce219" table:formula="of:=[.I106]+[.J106]" office:value-type="float" office:value="209107.75" calcext:value-type="float">
            <text:p>209,107.75</text:p>
          </table:table-cell>
          <table:table-cell table:style-name="ce276" table:formula="of:=[.A106]-[.K106]" office:value-type="float" office:value="470892.25" calcext:value-type="float">
            <text:p>470,892.25</text:p>
          </table:table-cell>
          <table:table-cell table:style-name="ce219" table:formula="of:=[.A106]+[.J106]" office:value-type="float" office:value="686120" calcext:value-type="float">
            <text:p>686,120.00</text:p>
          </table:table-cell>
          <table:table-cell table:style-name="ce219" table:formula="of:=[.I$4]" office:value-type="float" office:value="20000" calcext:value-type="float">
            <text:p>20,000.00</text:p>
          </table:table-cell>
          <table:table-cell table:style-name="ce219" table:formula="of:=[.M106]+[.N106]" office:value-type="float" office:value="706120" calcext:value-type="float">
            <text:p>706,120.00</text:p>
          </table:table-cell>
          <table:table-cell table:style-name="ce219" table:formula="of:=[.O106]*[.I$2]" office:value-type="float" office:value="211836" calcext:value-type="float">
            <text:p>211,836.00</text:p>
          </table:table-cell>
          <table:table-cell table:style-name="ce276" table:formula="of:=[.O106]-[.P106]" office:value-type="float" office:value="494284" calcext:value-type="float">
            <text:p>494,284.00</text:p>
          </table:table-cell>
          <table:table-cell table:style-name="ce86" table:formula="of:=CONCATENATE(TEXT([.A106]/1000;&quot;0&quot;);&quot;K&quot;)" office:value-type="string" office:string-value="680K" calcext:value-type="string">
            <text:p>680K</text:p>
          </table:table-cell>
          <table:table-cell table:number-columns-repeated="16331"/>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24244.75" calcext:value-type="currency">
            <text:p>$24,245 </text:p>
          </table:table-cell>
          <table:table-cell table:style-name="ce238" table:formula="of:=IF(([.A107]-[.$F$21])&lt;=[.B$18];MAX(MAX([.A107]-[.$F$21];0)-[.B$17];0)*[.C$18];([.B$18]-[.B$17])*[.C$18])" office:value-type="float" office:value="4266" calcext:value-type="float">
            <text:p>4,266.00</text:p>
          </table:table-cell>
          <table:table-cell table:style-name="ce219" table:formula="of:=IF([.A107]-[.$F$21]&lt;=[.B$19];MAX(MAX([.A107]-[.$F$21];0)-[.B$18];0)*[.C$19];([.B$19]-[.B$18])*[.C$19])" office:value-type="float" office:value="11742.5" calcext:value-type="float">
            <text:p>11,742.50</text:p>
          </table:table-cell>
          <table:table-cell table:style-name="ce219" table:formula="of:=IF([.A107]-[.$F$21]&lt;=[.B$20];MAX(MAX([.A107]-[.$F$21];0)-[.B$19];0)*[.C$20];([.B$20]-[.B$19])*[.C$20])" office:value-type="float" office:value="21942" calcext:value-type="float">
            <text:p>21,942.00</text:p>
          </table:table-cell>
          <table:table-cell table:style-name="ce219" table:formula="of:=IF([.A107]-[.$F$21]&lt;=[.B$21];MAX(MAX([.A107]-[.$F$21];0)-[.B$20];0)*[.C$21];([.B$21]-[.B$20])*[.C$21])" office:value-type="float" office:value="17528" calcext:value-type="float">
            <text:p>17,528.00</text:p>
          </table:table-cell>
          <table:table-cell table:style-name="ce219" table:formula="of:=IF([.A107]-[.$F$21]&lt;=[.B$22];MAX(MAX([.A107]-[.$F$21])-[.B$21];0)*[.C$22];([.B$22]-[.B$21])*[.C$22])" office:value-type="float" office:value="126918.75" calcext:value-type="float">
            <text:p>126,918.75</text:p>
          </table:table-cell>
          <table:table-cell table:style-name="ce219" table:formula="of:=IF([.A107]-[.$F$21]&lt;=[.B$23];MAX(MAX([.A107]-[.$F$21];0)-[.B$22];0)*[.C$23];([.B$23]-[.B$22])*[.C$23])" office:value-type="float" office:value="24290.5" calcext:value-type="float">
            <text:p>24,290.50</text:p>
          </table:table-cell>
          <table:table-cell table:style-name="ce276" table:formula="of:=SUM([.C107:.H107])" office:value-type="float" office:value="206687.75" calcext:value-type="float">
            <text:p>206,687.75</text:p>
          </table:table-cell>
          <table:table-cell table:style-name="ce219" table:formula="of:=IF([.A107]&lt;[.E$7];[.A107]*([.E$3]+[.E$5]);IF([.A107]&gt;=[.E$8];[.A107]*[.E$9];0))" office:value-type="float" office:value="6210" calcext:value-type="float">
            <text:p>6,210.00</text:p>
          </table:table-cell>
          <table:table-cell table:style-name="ce219" table:formula="of:=[.I107]+[.J107]" office:value-type="float" office:value="212897.75" calcext:value-type="float">
            <text:p>212,897.75</text:p>
          </table:table-cell>
          <table:table-cell table:style-name="ce276" table:formula="of:=[.A107]-[.K107]" office:value-type="float" office:value="477102.25" calcext:value-type="float">
            <text:p>477,102.25</text:p>
          </table:table-cell>
          <table:table-cell table:style-name="ce219" table:formula="of:=[.A107]+[.J107]" office:value-type="float" office:value="696210" calcext:value-type="float">
            <text:p>696,210.00</text:p>
          </table:table-cell>
          <table:table-cell table:style-name="ce219" table:formula="of:=[.I$4]" office:value-type="float" office:value="20000" calcext:value-type="float">
            <text:p>20,000.00</text:p>
          </table:table-cell>
          <table:table-cell table:style-name="ce219" table:formula="of:=[.M107]+[.N107]" office:value-type="float" office:value="716210" calcext:value-type="float">
            <text:p>716,210.00</text:p>
          </table:table-cell>
          <table:table-cell table:style-name="ce219" table:formula="of:=[.O107]*[.I$2]" office:value-type="float" office:value="214863" calcext:value-type="float">
            <text:p>214,863.00</text:p>
          </table:table-cell>
          <table:table-cell table:style-name="ce276" table:formula="of:=[.O107]-[.P107]" office:value-type="float" office:value="501347" calcext:value-type="float">
            <text:p>501,347.00</text:p>
          </table:table-cell>
          <table:table-cell table:style-name="ce86" table:formula="of:=CONCATENATE(TEXT([.A107]/1000;&quot;0&quot;);&quot;K&quot;)" office:value-type="string" office:string-value="690K" calcext:value-type="string">
            <text:p>690K</text:p>
          </table:table-cell>
          <table:table-cell table:number-columns-repeated="16331"/>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25097.75" calcext:value-type="currency">
            <text:p>$25,098 </text:p>
          </table:table-cell>
          <table:table-cell table:style-name="ce238" table:formula="of:=IF(([.A108]-[.$F$21])&lt;=[.B$18];MAX(MAX([.A108]-[.$F$21];0)-[.B$17];0)*[.C$18];([.B$18]-[.B$17])*[.C$18])" office:value-type="float" office:value="4266" calcext:value-type="float">
            <text:p>4,266.00</text:p>
          </table:table-cell>
          <table:table-cell table:style-name="ce219" table:formula="of:=IF([.A108]-[.$F$21]&lt;=[.B$19];MAX(MAX([.A108]-[.$F$21];0)-[.B$18];0)*[.C$19];([.B$19]-[.B$18])*[.C$19])" office:value-type="float" office:value="11742.5" calcext:value-type="float">
            <text:p>11,742.50</text:p>
          </table:table-cell>
          <table:table-cell table:style-name="ce219" table:formula="of:=IF([.A108]-[.$F$21]&lt;=[.B$20];MAX(MAX([.A108]-[.$F$21];0)-[.B$19];0)*[.C$20];([.B$20]-[.B$19])*[.C$20])" office:value-type="float" office:value="21942" calcext:value-type="float">
            <text:p>21,942.00</text:p>
          </table:table-cell>
          <table:table-cell table:style-name="ce219" table:formula="of:=IF([.A108]-[.$F$21]&lt;=[.B$21];MAX(MAX([.A108]-[.$F$21];0)-[.B$20];0)*[.C$21];([.B$21]-[.B$20])*[.C$21])" office:value-type="float" office:value="17528" calcext:value-type="float">
            <text:p>17,528.00</text:p>
          </table:table-cell>
          <table:table-cell table:style-name="ce219" table:formula="of:=IF([.A108]-[.$F$21]&lt;=[.B$22];MAX(MAX([.A108]-[.$F$21])-[.B$21];0)*[.C$22];([.B$22]-[.B$21])*[.C$22])" office:value-type="float" office:value="126918.75" calcext:value-type="float">
            <text:p>126,918.75</text:p>
          </table:table-cell>
          <table:table-cell table:style-name="ce219" table:formula="of:=IF([.A108]-[.$F$21]&lt;=[.B$23];MAX(MAX([.A108]-[.$F$21];0)-[.B$22];0)*[.C$23];([.B$23]-[.B$22])*[.C$23])" office:value-type="float" office:value="27990.5" calcext:value-type="float">
            <text:p>27,990.50</text:p>
          </table:table-cell>
          <table:table-cell table:style-name="ce276" table:formula="of:=SUM([.C108:.H108])" office:value-type="float" office:value="210387.75" calcext:value-type="float">
            <text:p>210,387.75</text:p>
          </table:table-cell>
          <table:table-cell table:style-name="ce219" table:formula="of:=IF([.A108]&lt;[.E$7];[.A108]*([.E$3]+[.E$5]);IF([.A108]&gt;=[.E$8];[.A108]*[.E$9];0))" office:value-type="float" office:value="6300" calcext:value-type="float">
            <text:p>6,300.00</text:p>
          </table:table-cell>
          <table:table-cell table:style-name="ce219" table:formula="of:=[.I108]+[.J108]" office:value-type="float" office:value="216687.75" calcext:value-type="float">
            <text:p>216,687.75</text:p>
          </table:table-cell>
          <table:table-cell table:style-name="ce276" table:formula="of:=[.A108]-[.K108]" office:value-type="float" office:value="483312.25" calcext:value-type="float">
            <text:p>483,312.25</text:p>
          </table:table-cell>
          <table:table-cell table:style-name="ce219" table:formula="of:=[.A108]+[.J108]" office:value-type="float" office:value="706300" calcext:value-type="float">
            <text:p>706,300.00</text:p>
          </table:table-cell>
          <table:table-cell table:style-name="ce219" table:formula="of:=[.I$4]" office:value-type="float" office:value="20000" calcext:value-type="float">
            <text:p>20,000.00</text:p>
          </table:table-cell>
          <table:table-cell table:style-name="ce219" table:formula="of:=[.M108]+[.N108]" office:value-type="float" office:value="726300" calcext:value-type="float">
            <text:p>726,300.00</text:p>
          </table:table-cell>
          <table:table-cell table:style-name="ce219" table:formula="of:=[.O108]*[.I$2]" office:value-type="float" office:value="217890" calcext:value-type="float">
            <text:p>217,890.00</text:p>
          </table:table-cell>
          <table:table-cell table:style-name="ce276" table:formula="of:=[.O108]-[.P108]" office:value-type="float" office:value="508410" calcext:value-type="float">
            <text:p>508,410.00</text:p>
          </table:table-cell>
          <table:table-cell table:style-name="ce86" table:formula="of:=CONCATENATE(TEXT([.A108]/1000;&quot;0&quot;);&quot;K&quot;)" office:value-type="string" office:string-value="700K" calcext:value-type="string">
            <text:p>700K</text:p>
          </table:table-cell>
          <table:table-cell table:number-columns-repeated="16331"/>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25950.75" calcext:value-type="currency">
            <text:p>$25,951 </text:p>
          </table:table-cell>
          <table:table-cell table:style-name="ce238" table:formula="of:=IF(([.A109]-[.$F$21])&lt;=[.B$18];MAX(MAX([.A109]-[.$F$21];0)-[.B$17];0)*[.C$18];([.B$18]-[.B$17])*[.C$18])" office:value-type="float" office:value="4266" calcext:value-type="float">
            <text:p>4,266.00</text:p>
          </table:table-cell>
          <table:table-cell table:style-name="ce219" table:formula="of:=IF([.A109]-[.$F$21]&lt;=[.B$19];MAX(MAX([.A109]-[.$F$21];0)-[.B$18];0)*[.C$19];([.B$19]-[.B$18])*[.C$19])" office:value-type="float" office:value="11742.5" calcext:value-type="float">
            <text:p>11,742.50</text:p>
          </table:table-cell>
          <table:table-cell table:style-name="ce219" table:formula="of:=IF([.A109]-[.$F$21]&lt;=[.B$20];MAX(MAX([.A109]-[.$F$21];0)-[.B$19];0)*[.C$20];([.B$20]-[.B$19])*[.C$20])" office:value-type="float" office:value="21942" calcext:value-type="float">
            <text:p>21,942.00</text:p>
          </table:table-cell>
          <table:table-cell table:style-name="ce219" table:formula="of:=IF([.A109]-[.$F$21]&lt;=[.B$21];MAX(MAX([.A109]-[.$F$21];0)-[.B$20];0)*[.C$21];([.B$21]-[.B$20])*[.C$21])" office:value-type="float" office:value="17528" calcext:value-type="float">
            <text:p>17,528.00</text:p>
          </table:table-cell>
          <table:table-cell table:style-name="ce219" table:formula="of:=IF([.A109]-[.$F$21]&lt;=[.B$22];MAX(MAX([.A109]-[.$F$21])-[.B$21];0)*[.C$22];([.B$22]-[.B$21])*[.C$22])" office:value-type="float" office:value="126918.75" calcext:value-type="float">
            <text:p>126,918.75</text:p>
          </table:table-cell>
          <table:table-cell table:style-name="ce219" table:formula="of:=IF([.A109]-[.$F$21]&lt;=[.B$23];MAX(MAX([.A109]-[.$F$21];0)-[.B$22];0)*[.C$23];([.B$23]-[.B$22])*[.C$23])" office:value-type="float" office:value="31690.5" calcext:value-type="float">
            <text:p>31,690.50</text:p>
          </table:table-cell>
          <table:table-cell table:style-name="ce276" table:formula="of:=SUM([.C109:.H109])" office:value-type="float" office:value="214087.75" calcext:value-type="float">
            <text:p>214,087.75</text:p>
          </table:table-cell>
          <table:table-cell table:style-name="ce219" table:formula="of:=IF([.A109]&lt;[.E$7];[.A109]*([.E$3]+[.E$5]);IF([.A109]&gt;=[.E$8];[.A109]*[.E$9];0))" office:value-type="float" office:value="6390" calcext:value-type="float">
            <text:p>6,390.00</text:p>
          </table:table-cell>
          <table:table-cell table:style-name="ce219" table:formula="of:=[.I109]+[.J109]" office:value-type="float" office:value="220477.75" calcext:value-type="float">
            <text:p>220,477.75</text:p>
          </table:table-cell>
          <table:table-cell table:style-name="ce276" table:formula="of:=[.A109]-[.K109]" office:value-type="float" office:value="489522.25" calcext:value-type="float">
            <text:p>489,522.25</text:p>
          </table:table-cell>
          <table:table-cell table:style-name="ce219" table:formula="of:=[.A109]+[.J109]" office:value-type="float" office:value="716390" calcext:value-type="float">
            <text:p>716,390.00</text:p>
          </table:table-cell>
          <table:table-cell table:style-name="ce219" table:formula="of:=[.I$4]" office:value-type="float" office:value="20000" calcext:value-type="float">
            <text:p>20,000.00</text:p>
          </table:table-cell>
          <table:table-cell table:style-name="ce219" table:formula="of:=[.M109]+[.N109]" office:value-type="float" office:value="736390" calcext:value-type="float">
            <text:p>736,390.00</text:p>
          </table:table-cell>
          <table:table-cell table:style-name="ce219" table:formula="of:=[.O109]*[.I$2]" office:value-type="float" office:value="220917" calcext:value-type="float">
            <text:p>220,917.00</text:p>
          </table:table-cell>
          <table:table-cell table:style-name="ce276" table:formula="of:=[.O109]-[.P109]" office:value-type="float" office:value="515473" calcext:value-type="float">
            <text:p>515,473.00</text:p>
          </table:table-cell>
          <table:table-cell table:style-name="ce86" table:formula="of:=CONCATENATE(TEXT([.A109]/1000;&quot;0&quot;);&quot;K&quot;)" office:value-type="string" office:string-value="710K" calcext:value-type="string">
            <text:p>710K</text:p>
          </table:table-cell>
          <table:table-cell table:number-columns-repeated="16331"/>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26803.75" calcext:value-type="currency">
            <text:p>$26,804 </text:p>
          </table:table-cell>
          <table:table-cell table:style-name="ce238" table:formula="of:=IF(([.A110]-[.$F$21])&lt;=[.B$18];MAX(MAX([.A110]-[.$F$21];0)-[.B$17];0)*[.C$18];([.B$18]-[.B$17])*[.C$18])" office:value-type="float" office:value="4266" calcext:value-type="float">
            <text:p>4,266.00</text:p>
          </table:table-cell>
          <table:table-cell table:style-name="ce219" table:formula="of:=IF([.A110]-[.$F$21]&lt;=[.B$19];MAX(MAX([.A110]-[.$F$21];0)-[.B$18];0)*[.C$19];([.B$19]-[.B$18])*[.C$19])" office:value-type="float" office:value="11742.5" calcext:value-type="float">
            <text:p>11,742.50</text:p>
          </table:table-cell>
          <table:table-cell table:style-name="ce219" table:formula="of:=IF([.A110]-[.$F$21]&lt;=[.B$20];MAX(MAX([.A110]-[.$F$21];0)-[.B$19];0)*[.C$20];([.B$20]-[.B$19])*[.C$20])" office:value-type="float" office:value="21942" calcext:value-type="float">
            <text:p>21,942.00</text:p>
          </table:table-cell>
          <table:table-cell table:style-name="ce219" table:formula="of:=IF([.A110]-[.$F$21]&lt;=[.B$21];MAX(MAX([.A110]-[.$F$21];0)-[.B$20];0)*[.C$21];([.B$21]-[.B$20])*[.C$21])" office:value-type="float" office:value="17528" calcext:value-type="float">
            <text:p>17,528.00</text:p>
          </table:table-cell>
          <table:table-cell table:style-name="ce219" table:formula="of:=IF([.A110]-[.$F$21]&lt;=[.B$22];MAX(MAX([.A110]-[.$F$21])-[.B$21];0)*[.C$22];([.B$22]-[.B$21])*[.C$22])" office:value-type="float" office:value="126918.75" calcext:value-type="float">
            <text:p>126,918.75</text:p>
          </table:table-cell>
          <table:table-cell table:style-name="ce219" table:formula="of:=IF([.A110]-[.$F$21]&lt;=[.B$23];MAX(MAX([.A110]-[.$F$21];0)-[.B$22];0)*[.C$23];([.B$23]-[.B$22])*[.C$23])" office:value-type="float" office:value="35390.5" calcext:value-type="float">
            <text:p>35,390.50</text:p>
          </table:table-cell>
          <table:table-cell table:style-name="ce276" table:formula="of:=SUM([.C110:.H110])" office:value-type="float" office:value="217787.75" calcext:value-type="float">
            <text:p>217,787.75</text:p>
          </table:table-cell>
          <table:table-cell table:style-name="ce219" table:formula="of:=IF([.A110]&lt;[.E$7];[.A110]*([.E$3]+[.E$5]);IF([.A110]&gt;=[.E$8];[.A110]*[.E$9];0))" office:value-type="float" office:value="6480" calcext:value-type="float">
            <text:p>6,480.00</text:p>
          </table:table-cell>
          <table:table-cell table:style-name="ce219" table:formula="of:=[.I110]+[.J110]" office:value-type="float" office:value="224267.75" calcext:value-type="float">
            <text:p>224,267.75</text:p>
          </table:table-cell>
          <table:table-cell table:style-name="ce276" table:formula="of:=[.A110]-[.K110]" office:value-type="float" office:value="495732.25" calcext:value-type="float">
            <text:p>495,732.25</text:p>
          </table:table-cell>
          <table:table-cell table:style-name="ce219" table:formula="of:=[.A110]+[.J110]" office:value-type="float" office:value="726480" calcext:value-type="float">
            <text:p>726,480.00</text:p>
          </table:table-cell>
          <table:table-cell table:style-name="ce219" table:formula="of:=[.I$4]" office:value-type="float" office:value="20000" calcext:value-type="float">
            <text:p>20,000.00</text:p>
          </table:table-cell>
          <table:table-cell table:style-name="ce219" table:formula="of:=[.M110]+[.N110]" office:value-type="float" office:value="746480" calcext:value-type="float">
            <text:p>746,480.00</text:p>
          </table:table-cell>
          <table:table-cell table:style-name="ce219" table:formula="of:=[.O110]*[.I$2]" office:value-type="float" office:value="223944" calcext:value-type="float">
            <text:p>223,944.00</text:p>
          </table:table-cell>
          <table:table-cell table:style-name="ce276" table:formula="of:=[.O110]-[.P110]" office:value-type="float" office:value="522536" calcext:value-type="float">
            <text:p>522,536.00</text:p>
          </table:table-cell>
          <table:table-cell table:style-name="ce86" table:formula="of:=CONCATENATE(TEXT([.A110]/1000;&quot;0&quot;);&quot;K&quot;)" office:value-type="string" office:string-value="720K" calcext:value-type="string">
            <text:p>720K</text:p>
          </table:table-cell>
          <table:table-cell table:number-columns-repeated="16331"/>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27656.75" calcext:value-type="currency">
            <text:p>$27,657 </text:p>
          </table:table-cell>
          <table:table-cell table:style-name="ce238" table:formula="of:=IF(([.A111]-[.$F$21])&lt;=[.B$18];MAX(MAX([.A111]-[.$F$21];0)-[.B$17];0)*[.C$18];([.B$18]-[.B$17])*[.C$18])" office:value-type="float" office:value="4266" calcext:value-type="float">
            <text:p>4,266.00</text:p>
          </table:table-cell>
          <table:table-cell table:style-name="ce219" table:formula="of:=IF([.A111]-[.$F$21]&lt;=[.B$19];MAX(MAX([.A111]-[.$F$21];0)-[.B$18];0)*[.C$19];([.B$19]-[.B$18])*[.C$19])" office:value-type="float" office:value="11742.5" calcext:value-type="float">
            <text:p>11,742.50</text:p>
          </table:table-cell>
          <table:table-cell table:style-name="ce219" table:formula="of:=IF([.A111]-[.$F$21]&lt;=[.B$20];MAX(MAX([.A111]-[.$F$21];0)-[.B$19];0)*[.C$20];([.B$20]-[.B$19])*[.C$20])" office:value-type="float" office:value="21942" calcext:value-type="float">
            <text:p>21,942.00</text:p>
          </table:table-cell>
          <table:table-cell table:style-name="ce219" table:formula="of:=IF([.A111]-[.$F$21]&lt;=[.B$21];MAX(MAX([.A111]-[.$F$21];0)-[.B$20];0)*[.C$21];([.B$21]-[.B$20])*[.C$21])" office:value-type="float" office:value="17528" calcext:value-type="float">
            <text:p>17,528.00</text:p>
          </table:table-cell>
          <table:table-cell table:style-name="ce219" table:formula="of:=IF([.A111]-[.$F$21]&lt;=[.B$22];MAX(MAX([.A111]-[.$F$21])-[.B$21];0)*[.C$22];([.B$22]-[.B$21])*[.C$22])" office:value-type="float" office:value="126918.75" calcext:value-type="float">
            <text:p>126,918.75</text:p>
          </table:table-cell>
          <table:table-cell table:style-name="ce219" table:formula="of:=IF([.A111]-[.$F$21]&lt;=[.B$23];MAX(MAX([.A111]-[.$F$21];0)-[.B$22];0)*[.C$23];([.B$23]-[.B$22])*[.C$23])" office:value-type="float" office:value="39090.5" calcext:value-type="float">
            <text:p>39,090.50</text:p>
          </table:table-cell>
          <table:table-cell table:style-name="ce276" table:formula="of:=SUM([.C111:.H111])" office:value-type="float" office:value="221487.75" calcext:value-type="float">
            <text:p>221,487.75</text:p>
          </table:table-cell>
          <table:table-cell table:style-name="ce219" table:formula="of:=IF([.A111]&lt;[.E$7];[.A111]*([.E$3]+[.E$5]);IF([.A111]&gt;=[.E$8];[.A111]*[.E$9];0))" office:value-type="float" office:value="6570" calcext:value-type="float">
            <text:p>6,570.00</text:p>
          </table:table-cell>
          <table:table-cell table:style-name="ce219" table:formula="of:=[.I111]+[.J111]" office:value-type="float" office:value="228057.75" calcext:value-type="float">
            <text:p>228,057.75</text:p>
          </table:table-cell>
          <table:table-cell table:style-name="ce276" table:formula="of:=[.A111]-[.K111]" office:value-type="float" office:value="501942.25" calcext:value-type="float">
            <text:p>501,942.25</text:p>
          </table:table-cell>
          <table:table-cell table:style-name="ce219" table:formula="of:=[.A111]+[.J111]" office:value-type="float" office:value="736570" calcext:value-type="float">
            <text:p>736,570.00</text:p>
          </table:table-cell>
          <table:table-cell table:style-name="ce219" table:formula="of:=[.I$4]" office:value-type="float" office:value="20000" calcext:value-type="float">
            <text:p>20,000.00</text:p>
          </table:table-cell>
          <table:table-cell table:style-name="ce219" table:formula="of:=[.M111]+[.N111]" office:value-type="float" office:value="756570" calcext:value-type="float">
            <text:p>756,570.00</text:p>
          </table:table-cell>
          <table:table-cell table:style-name="ce219" table:formula="of:=[.O111]*[.I$2]" office:value-type="float" office:value="226971" calcext:value-type="float">
            <text:p>226,971.00</text:p>
          </table:table-cell>
          <table:table-cell table:style-name="ce276" table:formula="of:=[.O111]-[.P111]" office:value-type="float" office:value="529599" calcext:value-type="float">
            <text:p>529,599.00</text:p>
          </table:table-cell>
          <table:table-cell table:style-name="ce86" table:formula="of:=CONCATENATE(TEXT([.A111]/1000;&quot;0&quot;);&quot;K&quot;)" office:value-type="string" office:string-value="730K" calcext:value-type="string">
            <text:p>730K</text:p>
          </table:table-cell>
          <table:table-cell table:number-columns-repeated="16331"/>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28509.75" calcext:value-type="currency">
            <text:p>$28,510 </text:p>
          </table:table-cell>
          <table:table-cell table:style-name="ce238" table:formula="of:=IF(([.A112]-[.$F$21])&lt;=[.B$18];MAX(MAX([.A112]-[.$F$21];0)-[.B$17];0)*[.C$18];([.B$18]-[.B$17])*[.C$18])" office:value-type="float" office:value="4266" calcext:value-type="float">
            <text:p>4,266.00</text:p>
          </table:table-cell>
          <table:table-cell table:style-name="ce219" table:formula="of:=IF([.A112]-[.$F$21]&lt;=[.B$19];MAX(MAX([.A112]-[.$F$21];0)-[.B$18];0)*[.C$19];([.B$19]-[.B$18])*[.C$19])" office:value-type="float" office:value="11742.5" calcext:value-type="float">
            <text:p>11,742.50</text:p>
          </table:table-cell>
          <table:table-cell table:style-name="ce219" table:formula="of:=IF([.A112]-[.$F$21]&lt;=[.B$20];MAX(MAX([.A112]-[.$F$21];0)-[.B$19];0)*[.C$20];([.B$20]-[.B$19])*[.C$20])" office:value-type="float" office:value="21942" calcext:value-type="float">
            <text:p>21,942.00</text:p>
          </table:table-cell>
          <table:table-cell table:style-name="ce219" table:formula="of:=IF([.A112]-[.$F$21]&lt;=[.B$21];MAX(MAX([.A112]-[.$F$21];0)-[.B$20];0)*[.C$21];([.B$21]-[.B$20])*[.C$21])" office:value-type="float" office:value="17528" calcext:value-type="float">
            <text:p>17,528.00</text:p>
          </table:table-cell>
          <table:table-cell table:style-name="ce219" table:formula="of:=IF([.A112]-[.$F$21]&lt;=[.B$22];MAX(MAX([.A112]-[.$F$21])-[.B$21];0)*[.C$22];([.B$22]-[.B$21])*[.C$22])" office:value-type="float" office:value="126918.75" calcext:value-type="float">
            <text:p>126,918.75</text:p>
          </table:table-cell>
          <table:table-cell table:style-name="ce219" table:formula="of:=IF([.A112]-[.$F$21]&lt;=[.B$23];MAX(MAX([.A112]-[.$F$21];0)-[.B$22];0)*[.C$23];([.B$23]-[.B$22])*[.C$23])" office:value-type="float" office:value="42790.5" calcext:value-type="float">
            <text:p>42,790.50</text:p>
          </table:table-cell>
          <table:table-cell table:style-name="ce276" table:formula="of:=SUM([.C112:.H112])" office:value-type="float" office:value="225187.75" calcext:value-type="float">
            <text:p>225,187.75</text:p>
          </table:table-cell>
          <table:table-cell table:style-name="ce219" table:formula="of:=IF([.A112]&lt;[.E$7];[.A112]*([.E$3]+[.E$5]);IF([.A112]&gt;=[.E$8];[.A112]*[.E$9];0))" office:value-type="float" office:value="6660" calcext:value-type="float">
            <text:p>6,660.00</text:p>
          </table:table-cell>
          <table:table-cell table:style-name="ce219" table:formula="of:=[.I112]+[.J112]" office:value-type="float" office:value="231847.75" calcext:value-type="float">
            <text:p>231,847.75</text:p>
          </table:table-cell>
          <table:table-cell table:style-name="ce276" table:formula="of:=[.A112]-[.K112]" office:value-type="float" office:value="508152.25" calcext:value-type="float">
            <text:p>508,152.25</text:p>
          </table:table-cell>
          <table:table-cell table:style-name="ce219" table:formula="of:=[.A112]+[.J112]" office:value-type="float" office:value="746660" calcext:value-type="float">
            <text:p>746,660.00</text:p>
          </table:table-cell>
          <table:table-cell table:style-name="ce219" table:formula="of:=[.I$4]" office:value-type="float" office:value="20000" calcext:value-type="float">
            <text:p>20,000.00</text:p>
          </table:table-cell>
          <table:table-cell table:style-name="ce219" table:formula="of:=[.M112]+[.N112]" office:value-type="float" office:value="766660" calcext:value-type="float">
            <text:p>766,660.00</text:p>
          </table:table-cell>
          <table:table-cell table:style-name="ce219" table:formula="of:=[.O112]*[.I$2]" office:value-type="float" office:value="229998" calcext:value-type="float">
            <text:p>229,998.00</text:p>
          </table:table-cell>
          <table:table-cell table:style-name="ce276" table:formula="of:=[.O112]-[.P112]" office:value-type="float" office:value="536662" calcext:value-type="float">
            <text:p>536,662.00</text:p>
          </table:table-cell>
          <table:table-cell table:style-name="ce86" table:formula="of:=CONCATENATE(TEXT([.A112]/1000;&quot;0&quot;);&quot;K&quot;)" office:value-type="string" office:string-value="740K" calcext:value-type="string">
            <text:p>740K</text:p>
          </table:table-cell>
          <table:table-cell table:number-columns-repeated="16331"/>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29362.75" calcext:value-type="currency">
            <text:p>$29,363 </text:p>
          </table:table-cell>
          <table:table-cell table:style-name="ce238" table:formula="of:=IF(([.A113]-[.$F$21])&lt;=[.B$18];MAX(MAX([.A113]-[.$F$21];0)-[.B$17];0)*[.C$18];([.B$18]-[.B$17])*[.C$18])" office:value-type="float" office:value="4266" calcext:value-type="float">
            <text:p>4,266.00</text:p>
          </table:table-cell>
          <table:table-cell table:style-name="ce219" table:formula="of:=IF([.A113]-[.$F$21]&lt;=[.B$19];MAX(MAX([.A113]-[.$F$21];0)-[.B$18];0)*[.C$19];([.B$19]-[.B$18])*[.C$19])" office:value-type="float" office:value="11742.5" calcext:value-type="float">
            <text:p>11,742.50</text:p>
          </table:table-cell>
          <table:table-cell table:style-name="ce219" table:formula="of:=IF([.A113]-[.$F$21]&lt;=[.B$20];MAX(MAX([.A113]-[.$F$21];0)-[.B$19];0)*[.C$20];([.B$20]-[.B$19])*[.C$20])" office:value-type="float" office:value="21942" calcext:value-type="float">
            <text:p>21,942.00</text:p>
          </table:table-cell>
          <table:table-cell table:style-name="ce219" table:formula="of:=IF([.A113]-[.$F$21]&lt;=[.B$21];MAX(MAX([.A113]-[.$F$21];0)-[.B$20];0)*[.C$21];([.B$21]-[.B$20])*[.C$21])" office:value-type="float" office:value="17528" calcext:value-type="float">
            <text:p>17,528.00</text:p>
          </table:table-cell>
          <table:table-cell table:style-name="ce219" table:formula="of:=IF([.A113]-[.$F$21]&lt;=[.B$22];MAX(MAX([.A113]-[.$F$21])-[.B$21];0)*[.C$22];([.B$22]-[.B$21])*[.C$22])" office:value-type="float" office:value="126918.75" calcext:value-type="float">
            <text:p>126,918.75</text:p>
          </table:table-cell>
          <table:table-cell table:style-name="ce219" table:formula="of:=IF([.A113]-[.$F$21]&lt;=[.B$23];MAX(MAX([.A113]-[.$F$21];0)-[.B$22];0)*[.C$23];([.B$23]-[.B$22])*[.C$23])" office:value-type="float" office:value="46490.5" calcext:value-type="float">
            <text:p>46,490.50</text:p>
          </table:table-cell>
          <table:table-cell table:style-name="ce276" table:formula="of:=SUM([.C113:.H113])" office:value-type="float" office:value="228887.75" calcext:value-type="float">
            <text:p>228,887.75</text:p>
          </table:table-cell>
          <table:table-cell table:style-name="ce219" table:formula="of:=IF([.A113]&lt;[.E$7];[.A113]*([.E$3]+[.E$5]);IF([.A113]&gt;=[.E$8];[.A113]*[.E$9];0))" office:value-type="float" office:value="6750" calcext:value-type="float">
            <text:p>6,750.00</text:p>
          </table:table-cell>
          <table:table-cell table:style-name="ce219" table:formula="of:=[.I113]+[.J113]" office:value-type="float" office:value="235637.75" calcext:value-type="float">
            <text:p>235,637.75</text:p>
          </table:table-cell>
          <table:table-cell table:style-name="ce276" table:formula="of:=[.A113]-[.K113]" office:value-type="float" office:value="514362.25" calcext:value-type="float">
            <text:p>514,362.25</text:p>
          </table:table-cell>
          <table:table-cell table:style-name="ce219" table:formula="of:=[.A113]+[.J113]" office:value-type="float" office:value="756750" calcext:value-type="float">
            <text:p>756,750.00</text:p>
          </table:table-cell>
          <table:table-cell table:style-name="ce219" table:formula="of:=[.I$4]" office:value-type="float" office:value="20000" calcext:value-type="float">
            <text:p>20,000.00</text:p>
          </table:table-cell>
          <table:table-cell table:style-name="ce219" table:formula="of:=[.M113]+[.N113]" office:value-type="float" office:value="776750" calcext:value-type="float">
            <text:p>776,750.00</text:p>
          </table:table-cell>
          <table:table-cell table:style-name="ce219" table:formula="of:=[.O113]*[.I$2]" office:value-type="float" office:value="233025" calcext:value-type="float">
            <text:p>233,025.00</text:p>
          </table:table-cell>
          <table:table-cell table:style-name="ce276" table:formula="of:=[.O113]-[.P113]" office:value-type="float" office:value="543725" calcext:value-type="float">
            <text:p>543,725.00</text:p>
          </table:table-cell>
          <table:table-cell table:style-name="ce86" table:formula="of:=CONCATENATE(TEXT([.A113]/1000;&quot;0&quot;);&quot;K&quot;)" office:value-type="string" office:string-value="750K" calcext:value-type="string">
            <text:p>750K</text:p>
          </table:table-cell>
          <table:table-cell table:number-columns-repeated="16331"/>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30215.75" calcext:value-type="currency">
            <text:p>$30,216 </text:p>
          </table:table-cell>
          <table:table-cell table:style-name="ce238" table:formula="of:=IF(([.A114]-[.$F$21])&lt;=[.B$18];MAX(MAX([.A114]-[.$F$21];0)-[.B$17];0)*[.C$18];([.B$18]-[.B$17])*[.C$18])" office:value-type="float" office:value="4266" calcext:value-type="float">
            <text:p>4,266.00</text:p>
          </table:table-cell>
          <table:table-cell table:style-name="ce219" table:formula="of:=IF([.A114]-[.$F$21]&lt;=[.B$19];MAX(MAX([.A114]-[.$F$21];0)-[.B$18];0)*[.C$19];([.B$19]-[.B$18])*[.C$19])" office:value-type="float" office:value="11742.5" calcext:value-type="float">
            <text:p>11,742.50</text:p>
          </table:table-cell>
          <table:table-cell table:style-name="ce219" table:formula="of:=IF([.A114]-[.$F$21]&lt;=[.B$20];MAX(MAX([.A114]-[.$F$21];0)-[.B$19];0)*[.C$20];([.B$20]-[.B$19])*[.C$20])" office:value-type="float" office:value="21942" calcext:value-type="float">
            <text:p>21,942.00</text:p>
          </table:table-cell>
          <table:table-cell table:style-name="ce219" table:formula="of:=IF([.A114]-[.$F$21]&lt;=[.B$21];MAX(MAX([.A114]-[.$F$21];0)-[.B$20];0)*[.C$21];([.B$21]-[.B$20])*[.C$21])" office:value-type="float" office:value="17528" calcext:value-type="float">
            <text:p>17,528.00</text:p>
          </table:table-cell>
          <table:table-cell table:style-name="ce219" table:formula="of:=IF([.A114]-[.$F$21]&lt;=[.B$22];MAX(MAX([.A114]-[.$F$21])-[.B$21];0)*[.C$22];([.B$22]-[.B$21])*[.C$22])" office:value-type="float" office:value="126918.75" calcext:value-type="float">
            <text:p>126,918.75</text:p>
          </table:table-cell>
          <table:table-cell table:style-name="ce219" table:formula="of:=IF([.A114]-[.$F$21]&lt;=[.B$23];MAX(MAX([.A114]-[.$F$21];0)-[.B$22];0)*[.C$23];([.B$23]-[.B$22])*[.C$23])" office:value-type="float" office:value="50190.5" calcext:value-type="float">
            <text:p>50,190.50</text:p>
          </table:table-cell>
          <table:table-cell table:style-name="ce276" table:formula="of:=SUM([.C114:.H114])" office:value-type="float" office:value="232587.75" calcext:value-type="float">
            <text:p>232,587.75</text:p>
          </table:table-cell>
          <table:table-cell table:style-name="ce219" table:formula="of:=IF([.A114]&lt;[.E$7];[.A114]*([.E$3]+[.E$5]);IF([.A114]&gt;=[.E$8];[.A114]*[.E$9];0))" office:value-type="float" office:value="6840" calcext:value-type="float">
            <text:p>6,840.00</text:p>
          </table:table-cell>
          <table:table-cell table:style-name="ce219" table:formula="of:=[.I114]+[.J114]" office:value-type="float" office:value="239427.75" calcext:value-type="float">
            <text:p>239,427.75</text:p>
          </table:table-cell>
          <table:table-cell table:style-name="ce276" table:formula="of:=[.A114]-[.K114]" office:value-type="float" office:value="520572.25" calcext:value-type="float">
            <text:p>520,572.25</text:p>
          </table:table-cell>
          <table:table-cell table:style-name="ce219" table:formula="of:=[.A114]+[.J114]" office:value-type="float" office:value="766840" calcext:value-type="float">
            <text:p>766,840.00</text:p>
          </table:table-cell>
          <table:table-cell table:style-name="ce219" table:formula="of:=[.I$4]" office:value-type="float" office:value="20000" calcext:value-type="float">
            <text:p>20,000.00</text:p>
          </table:table-cell>
          <table:table-cell table:style-name="ce219" table:formula="of:=[.M114]+[.N114]" office:value-type="float" office:value="786840" calcext:value-type="float">
            <text:p>786,840.00</text:p>
          </table:table-cell>
          <table:table-cell table:style-name="ce219" table:formula="of:=[.O114]*[.I$2]" office:value-type="float" office:value="236052" calcext:value-type="float">
            <text:p>236,052.00</text:p>
          </table:table-cell>
          <table:table-cell table:style-name="ce276" table:formula="of:=[.O114]-[.P114]" office:value-type="float" office:value="550788" calcext:value-type="float">
            <text:p>550,788.00</text:p>
          </table:table-cell>
          <table:table-cell table:style-name="ce86" table:formula="of:=CONCATENATE(TEXT([.A114]/1000;&quot;0&quot;);&quot;K&quot;)" office:value-type="string" office:string-value="760K" calcext:value-type="string">
            <text:p>760K</text:p>
          </table:table-cell>
          <table:table-cell table:number-columns-repeated="16331"/>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31068.75" calcext:value-type="currency">
            <text:p>$31,069 </text:p>
          </table:table-cell>
          <table:table-cell table:style-name="ce238" table:formula="of:=IF(([.A115]-[.$F$21])&lt;=[.B$18];MAX(MAX([.A115]-[.$F$21];0)-[.B$17];0)*[.C$18];([.B$18]-[.B$17])*[.C$18])" office:value-type="float" office:value="4266" calcext:value-type="float">
            <text:p>4,266.00</text:p>
          </table:table-cell>
          <table:table-cell table:style-name="ce219" table:formula="of:=IF([.A115]-[.$F$21]&lt;=[.B$19];MAX(MAX([.A115]-[.$F$21];0)-[.B$18];0)*[.C$19];([.B$19]-[.B$18])*[.C$19])" office:value-type="float" office:value="11742.5" calcext:value-type="float">
            <text:p>11,742.50</text:p>
          </table:table-cell>
          <table:table-cell table:style-name="ce219" table:formula="of:=IF([.A115]-[.$F$21]&lt;=[.B$20];MAX(MAX([.A115]-[.$F$21];0)-[.B$19];0)*[.C$20];([.B$20]-[.B$19])*[.C$20])" office:value-type="float" office:value="21942" calcext:value-type="float">
            <text:p>21,942.00</text:p>
          </table:table-cell>
          <table:table-cell table:style-name="ce219" table:formula="of:=IF([.A115]-[.$F$21]&lt;=[.B$21];MAX(MAX([.A115]-[.$F$21];0)-[.B$20];0)*[.C$21];([.B$21]-[.B$20])*[.C$21])" office:value-type="float" office:value="17528" calcext:value-type="float">
            <text:p>17,528.00</text:p>
          </table:table-cell>
          <table:table-cell table:style-name="ce219" table:formula="of:=IF([.A115]-[.$F$21]&lt;=[.B$22];MAX(MAX([.A115]-[.$F$21])-[.B$21];0)*[.C$22];([.B$22]-[.B$21])*[.C$22])" office:value-type="float" office:value="126918.75" calcext:value-type="float">
            <text:p>126,918.75</text:p>
          </table:table-cell>
          <table:table-cell table:style-name="ce219" table:formula="of:=IF([.A115]-[.$F$21]&lt;=[.B$23];MAX(MAX([.A115]-[.$F$21];0)-[.B$22];0)*[.C$23];([.B$23]-[.B$22])*[.C$23])" office:value-type="float" office:value="53890.5" calcext:value-type="float">
            <text:p>53,890.50</text:p>
          </table:table-cell>
          <table:table-cell table:style-name="ce276" table:formula="of:=SUM([.C115:.H115])" office:value-type="float" office:value="236287.75" calcext:value-type="float">
            <text:p>236,287.75</text:p>
          </table:table-cell>
          <table:table-cell table:style-name="ce219" table:formula="of:=IF([.A115]&lt;[.E$7];[.A115]*([.E$3]+[.E$5]);IF([.A115]&gt;=[.E$8];[.A115]*[.E$9];0))" office:value-type="float" office:value="6930" calcext:value-type="float">
            <text:p>6,930.00</text:p>
          </table:table-cell>
          <table:table-cell table:style-name="ce219" table:formula="of:=[.I115]+[.J115]" office:value-type="float" office:value="243217.75" calcext:value-type="float">
            <text:p>243,217.75</text:p>
          </table:table-cell>
          <table:table-cell table:style-name="ce276" table:formula="of:=[.A115]-[.K115]" office:value-type="float" office:value="526782.25" calcext:value-type="float">
            <text:p>526,782.25</text:p>
          </table:table-cell>
          <table:table-cell table:style-name="ce219" table:formula="of:=[.A115]+[.J115]" office:value-type="float" office:value="776930" calcext:value-type="float">
            <text:p>776,930.00</text:p>
          </table:table-cell>
          <table:table-cell table:style-name="ce219" table:formula="of:=[.I$4]" office:value-type="float" office:value="20000" calcext:value-type="float">
            <text:p>20,000.00</text:p>
          </table:table-cell>
          <table:table-cell table:style-name="ce219" table:formula="of:=[.M115]+[.N115]" office:value-type="float" office:value="796930" calcext:value-type="float">
            <text:p>796,930.00</text:p>
          </table:table-cell>
          <table:table-cell table:style-name="ce219" table:formula="of:=[.O115]*[.I$2]" office:value-type="float" office:value="239079" calcext:value-type="float">
            <text:p>239,079.00</text:p>
          </table:table-cell>
          <table:table-cell table:style-name="ce276" table:formula="of:=[.O115]-[.P115]" office:value-type="float" office:value="557851" calcext:value-type="float">
            <text:p>557,851.00</text:p>
          </table:table-cell>
          <table:table-cell table:style-name="ce86" table:formula="of:=CONCATENATE(TEXT([.A115]/1000;&quot;0&quot;);&quot;K&quot;)" office:value-type="string" office:string-value="770K" calcext:value-type="string">
            <text:p>770K</text:p>
          </table:table-cell>
          <table:table-cell table:number-columns-repeated="16331"/>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31921.75" calcext:value-type="currency">
            <text:p>$31,922 </text:p>
          </table:table-cell>
          <table:table-cell table:style-name="ce238" table:formula="of:=IF(([.A116]-[.$F$21])&lt;=[.B$18];MAX(MAX([.A116]-[.$F$21];0)-[.B$17];0)*[.C$18];([.B$18]-[.B$17])*[.C$18])" office:value-type="float" office:value="4266" calcext:value-type="float">
            <text:p>4,266.00</text:p>
          </table:table-cell>
          <table:table-cell table:style-name="ce219" table:formula="of:=IF([.A116]-[.$F$21]&lt;=[.B$19];MAX(MAX([.A116]-[.$F$21];0)-[.B$18];0)*[.C$19];([.B$19]-[.B$18])*[.C$19])" office:value-type="float" office:value="11742.5" calcext:value-type="float">
            <text:p>11,742.50</text:p>
          </table:table-cell>
          <table:table-cell table:style-name="ce219" table:formula="of:=IF([.A116]-[.$F$21]&lt;=[.B$20];MAX(MAX([.A116]-[.$F$21];0)-[.B$19];0)*[.C$20];([.B$20]-[.B$19])*[.C$20])" office:value-type="float" office:value="21942" calcext:value-type="float">
            <text:p>21,942.00</text:p>
          </table:table-cell>
          <table:table-cell table:style-name="ce219" table:formula="of:=IF([.A116]-[.$F$21]&lt;=[.B$21];MAX(MAX([.A116]-[.$F$21];0)-[.B$20];0)*[.C$21];([.B$21]-[.B$20])*[.C$21])" office:value-type="float" office:value="17528" calcext:value-type="float">
            <text:p>17,528.00</text:p>
          </table:table-cell>
          <table:table-cell table:style-name="ce219" table:formula="of:=IF([.A116]-[.$F$21]&lt;=[.B$22];MAX(MAX([.A116]-[.$F$21])-[.B$21];0)*[.C$22];([.B$22]-[.B$21])*[.C$22])" office:value-type="float" office:value="126918.75" calcext:value-type="float">
            <text:p>126,918.75</text:p>
          </table:table-cell>
          <table:table-cell table:style-name="ce219" table:formula="of:=IF([.A116]-[.$F$21]&lt;=[.B$23];MAX(MAX([.A116]-[.$F$21];0)-[.B$22];0)*[.C$23];([.B$23]-[.B$22])*[.C$23])" office:value-type="float" office:value="57590.5" calcext:value-type="float">
            <text:p>57,590.50</text:p>
          </table:table-cell>
          <table:table-cell table:style-name="ce276" table:formula="of:=SUM([.C116:.H116])" office:value-type="float" office:value="239987.75" calcext:value-type="float">
            <text:p>239,987.75</text:p>
          </table:table-cell>
          <table:table-cell table:style-name="ce219" table:formula="of:=IF([.A116]&lt;[.E$7];[.A116]*([.E$3]+[.E$5]);IF([.A116]&gt;=[.E$8];[.A116]*[.E$9];0))" office:value-type="float" office:value="7020" calcext:value-type="float">
            <text:p>7,020.00</text:p>
          </table:table-cell>
          <table:table-cell table:style-name="ce219" table:formula="of:=[.I116]+[.J116]" office:value-type="float" office:value="247007.75" calcext:value-type="float">
            <text:p>247,007.75</text:p>
          </table:table-cell>
          <table:table-cell table:style-name="ce276" table:formula="of:=[.A116]-[.K116]" office:value-type="float" office:value="532992.25" calcext:value-type="float">
            <text:p>532,992.25</text:p>
          </table:table-cell>
          <table:table-cell table:style-name="ce219" table:formula="of:=[.A116]+[.J116]" office:value-type="float" office:value="787020" calcext:value-type="float">
            <text:p>787,020.00</text:p>
          </table:table-cell>
          <table:table-cell table:style-name="ce219" table:formula="of:=[.I$4]" office:value-type="float" office:value="20000" calcext:value-type="float">
            <text:p>20,000.00</text:p>
          </table:table-cell>
          <table:table-cell table:style-name="ce219" table:formula="of:=[.M116]+[.N116]" office:value-type="float" office:value="807020" calcext:value-type="float">
            <text:p>807,020.00</text:p>
          </table:table-cell>
          <table:table-cell table:style-name="ce219" table:formula="of:=[.O116]*[.I$2]" office:value-type="float" office:value="242106" calcext:value-type="float">
            <text:p>242,106.00</text:p>
          </table:table-cell>
          <table:table-cell table:style-name="ce276" table:formula="of:=[.O116]-[.P116]" office:value-type="float" office:value="564914" calcext:value-type="float">
            <text:p>564,914.00</text:p>
          </table:table-cell>
          <table:table-cell table:style-name="ce86" table:formula="of:=CONCATENATE(TEXT([.A116]/1000;&quot;0&quot;);&quot;K&quot;)" office:value-type="string" office:string-value="780K" calcext:value-type="string">
            <text:p>780K</text:p>
          </table:table-cell>
          <table:table-cell table:number-columns-repeated="16331"/>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32774.75" calcext:value-type="currency">
            <text:p>$32,775 </text:p>
          </table:table-cell>
          <table:table-cell table:style-name="ce238" table:formula="of:=IF(([.A117]-[.$F$21])&lt;=[.B$18];MAX(MAX([.A117]-[.$F$21];0)-[.B$17];0)*[.C$18];([.B$18]-[.B$17])*[.C$18])" office:value-type="float" office:value="4266" calcext:value-type="float">
            <text:p>4,266.00</text:p>
          </table:table-cell>
          <table:table-cell table:style-name="ce219" table:formula="of:=IF([.A117]-[.$F$21]&lt;=[.B$19];MAX(MAX([.A117]-[.$F$21];0)-[.B$18];0)*[.C$19];([.B$19]-[.B$18])*[.C$19])" office:value-type="float" office:value="11742.5" calcext:value-type="float">
            <text:p>11,742.50</text:p>
          </table:table-cell>
          <table:table-cell table:style-name="ce219" table:formula="of:=IF([.A117]-[.$F$21]&lt;=[.B$20];MAX(MAX([.A117]-[.$F$21];0)-[.B$19];0)*[.C$20];([.B$20]-[.B$19])*[.C$20])" office:value-type="float" office:value="21942" calcext:value-type="float">
            <text:p>21,942.00</text:p>
          </table:table-cell>
          <table:table-cell table:style-name="ce219" table:formula="of:=IF([.A117]-[.$F$21]&lt;=[.B$21];MAX(MAX([.A117]-[.$F$21];0)-[.B$20];0)*[.C$21];([.B$21]-[.B$20])*[.C$21])" office:value-type="float" office:value="17528" calcext:value-type="float">
            <text:p>17,528.00</text:p>
          </table:table-cell>
          <table:table-cell table:style-name="ce219" table:formula="of:=IF([.A117]-[.$F$21]&lt;=[.B$22];MAX(MAX([.A117]-[.$F$21])-[.B$21];0)*[.C$22];([.B$22]-[.B$21])*[.C$22])" office:value-type="float" office:value="126918.75" calcext:value-type="float">
            <text:p>126,918.75</text:p>
          </table:table-cell>
          <table:table-cell table:style-name="ce219" table:formula="of:=IF([.A117]-[.$F$21]&lt;=[.B$23];MAX(MAX([.A117]-[.$F$21];0)-[.B$22];0)*[.C$23];([.B$23]-[.B$22])*[.C$23])" office:value-type="float" office:value="61290.5" calcext:value-type="float">
            <text:p>61,290.50</text:p>
          </table:table-cell>
          <table:table-cell table:style-name="ce276" table:formula="of:=SUM([.C117:.H117])" office:value-type="float" office:value="243687.75" calcext:value-type="float">
            <text:p>243,687.75</text:p>
          </table:table-cell>
          <table:table-cell table:style-name="ce219" table:formula="of:=IF([.A117]&lt;[.E$7];[.A117]*([.E$3]+[.E$5]);IF([.A117]&gt;=[.E$8];[.A117]*[.E$9];0))" office:value-type="float" office:value="7110" calcext:value-type="float">
            <text:p>7,110.00</text:p>
          </table:table-cell>
          <table:table-cell table:style-name="ce219" table:formula="of:=[.I117]+[.J117]" office:value-type="float" office:value="250797.75" calcext:value-type="float">
            <text:p>250,797.75</text:p>
          </table:table-cell>
          <table:table-cell table:style-name="ce276" table:formula="of:=[.A117]-[.K117]" office:value-type="float" office:value="539202.25" calcext:value-type="float">
            <text:p>539,202.25</text:p>
          </table:table-cell>
          <table:table-cell table:style-name="ce219" table:formula="of:=[.A117]+[.J117]" office:value-type="float" office:value="797110" calcext:value-type="float">
            <text:p>797,110.00</text:p>
          </table:table-cell>
          <table:table-cell table:style-name="ce219" table:formula="of:=[.I$4]" office:value-type="float" office:value="20000" calcext:value-type="float">
            <text:p>20,000.00</text:p>
          </table:table-cell>
          <table:table-cell table:style-name="ce219" table:formula="of:=[.M117]+[.N117]" office:value-type="float" office:value="817110" calcext:value-type="float">
            <text:p>817,110.00</text:p>
          </table:table-cell>
          <table:table-cell table:style-name="ce219" table:formula="of:=[.O117]*[.I$2]" office:value-type="float" office:value="245133" calcext:value-type="float">
            <text:p>245,133.00</text:p>
          </table:table-cell>
          <table:table-cell table:style-name="ce276" table:formula="of:=[.O117]-[.P117]" office:value-type="float" office:value="571977" calcext:value-type="float">
            <text:p>571,977.00</text:p>
          </table:table-cell>
          <table:table-cell table:style-name="ce86" table:formula="of:=CONCATENATE(TEXT([.A117]/1000;&quot;0&quot;);&quot;K&quot;)" office:value-type="string" office:string-value="790K" calcext:value-type="string">
            <text:p>790K</text:p>
          </table:table-cell>
          <table:table-cell table:number-columns-repeated="16331"/>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33627.75" calcext:value-type="currency">
            <text:p>$33,628 </text:p>
          </table:table-cell>
          <table:table-cell table:style-name="ce238" table:formula="of:=IF(([.A118]-[.$F$21])&lt;=[.B$18];MAX(MAX([.A118]-[.$F$21];0)-[.B$17];0)*[.C$18];([.B$18]-[.B$17])*[.C$18])" office:value-type="float" office:value="4266" calcext:value-type="float">
            <text:p>4,266.00</text:p>
          </table:table-cell>
          <table:table-cell table:style-name="ce219" table:formula="of:=IF([.A118]-[.$F$21]&lt;=[.B$19];MAX(MAX([.A118]-[.$F$21];0)-[.B$18];0)*[.C$19];([.B$19]-[.B$18])*[.C$19])" office:value-type="float" office:value="11742.5" calcext:value-type="float">
            <text:p>11,742.50</text:p>
          </table:table-cell>
          <table:table-cell table:style-name="ce219" table:formula="of:=IF([.A118]-[.$F$21]&lt;=[.B$20];MAX(MAX([.A118]-[.$F$21];0)-[.B$19];0)*[.C$20];([.B$20]-[.B$19])*[.C$20])" office:value-type="float" office:value="21942" calcext:value-type="float">
            <text:p>21,942.00</text:p>
          </table:table-cell>
          <table:table-cell table:style-name="ce219" table:formula="of:=IF([.A118]-[.$F$21]&lt;=[.B$21];MAX(MAX([.A118]-[.$F$21];0)-[.B$20];0)*[.C$21];([.B$21]-[.B$20])*[.C$21])" office:value-type="float" office:value="17528" calcext:value-type="float">
            <text:p>17,528.00</text:p>
          </table:table-cell>
          <table:table-cell table:style-name="ce219" table:formula="of:=IF([.A118]-[.$F$21]&lt;=[.B$22];MAX(MAX([.A118]-[.$F$21])-[.B$21];0)*[.C$22];([.B$22]-[.B$21])*[.C$22])" office:value-type="float" office:value="126918.75" calcext:value-type="float">
            <text:p>126,918.75</text:p>
          </table:table-cell>
          <table:table-cell table:style-name="ce219" table:formula="of:=IF([.A118]-[.$F$21]&lt;=[.B$23];MAX(MAX([.A118]-[.$F$21];0)-[.B$22];0)*[.C$23];([.B$23]-[.B$22])*[.C$23])" office:value-type="float" office:value="64990.5" calcext:value-type="float">
            <text:p>64,990.50</text:p>
          </table:table-cell>
          <table:table-cell table:style-name="ce276" table:formula="of:=SUM([.C118:.H118])" office:value-type="float" office:value="247387.75" calcext:value-type="float">
            <text:p>247,387.75</text:p>
          </table:table-cell>
          <table:table-cell table:style-name="ce219" table:formula="of:=IF([.A118]&lt;[.E$7];[.A118]*([.E$3]+[.E$5]);IF([.A118]&gt;=[.E$8];[.A118]*[.E$9];0))" office:value-type="float" office:value="7200" calcext:value-type="float">
            <text:p>7,200.00</text:p>
          </table:table-cell>
          <table:table-cell table:style-name="ce219" table:formula="of:=[.I118]+[.J118]" office:value-type="float" office:value="254587.75" calcext:value-type="float">
            <text:p>254,587.75</text:p>
          </table:table-cell>
          <table:table-cell table:style-name="ce276" table:formula="of:=[.A118]-[.K118]" office:value-type="float" office:value="545412.25" calcext:value-type="float">
            <text:p>545,412.25</text:p>
          </table:table-cell>
          <table:table-cell table:style-name="ce219" table:formula="of:=[.A118]+[.J118]" office:value-type="float" office:value="807200" calcext:value-type="float">
            <text:p>807,200.00</text:p>
          </table:table-cell>
          <table:table-cell table:style-name="ce219" table:formula="of:=[.I$4]" office:value-type="float" office:value="20000" calcext:value-type="float">
            <text:p>20,000.00</text:p>
          </table:table-cell>
          <table:table-cell table:style-name="ce219" table:formula="of:=[.M118]+[.N118]" office:value-type="float" office:value="827200" calcext:value-type="float">
            <text:p>827,200.00</text:p>
          </table:table-cell>
          <table:table-cell table:style-name="ce219" table:formula="of:=[.O118]*[.I$2]" office:value-type="float" office:value="248160" calcext:value-type="float">
            <text:p>248,160.00</text:p>
          </table:table-cell>
          <table:table-cell table:style-name="ce276" table:formula="of:=[.O118]-[.P118]" office:value-type="float" office:value="579040" calcext:value-type="float">
            <text:p>579,040.00</text:p>
          </table:table-cell>
          <table:table-cell table:style-name="ce86" table:formula="of:=CONCATENATE(TEXT([.A118]/1000;&quot;0&quot;);&quot;K&quot;)" office:value-type="string" office:string-value="800K" calcext:value-type="string">
            <text:p>800K</text:p>
          </table:table-cell>
          <table:table-cell table:number-columns-repeated="16331"/>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34480.75" calcext:value-type="currency">
            <text:p>$34,481 </text:p>
          </table:table-cell>
          <table:table-cell table:style-name="ce238" table:formula="of:=IF(([.A119]-[.$F$21])&lt;=[.B$18];MAX(MAX([.A119]-[.$F$21];0)-[.B$17];0)*[.C$18];([.B$18]-[.B$17])*[.C$18])" office:value-type="float" office:value="4266" calcext:value-type="float">
            <text:p>4,266.00</text:p>
          </table:table-cell>
          <table:table-cell table:style-name="ce219" table:formula="of:=IF([.A119]-[.$F$21]&lt;=[.B$19];MAX(MAX([.A119]-[.$F$21];0)-[.B$18];0)*[.C$19];([.B$19]-[.B$18])*[.C$19])" office:value-type="float" office:value="11742.5" calcext:value-type="float">
            <text:p>11,742.50</text:p>
          </table:table-cell>
          <table:table-cell table:style-name="ce219" table:formula="of:=IF([.A119]-[.$F$21]&lt;=[.B$20];MAX(MAX([.A119]-[.$F$21];0)-[.B$19];0)*[.C$20];([.B$20]-[.B$19])*[.C$20])" office:value-type="float" office:value="21942" calcext:value-type="float">
            <text:p>21,942.00</text:p>
          </table:table-cell>
          <table:table-cell table:style-name="ce219" table:formula="of:=IF([.A119]-[.$F$21]&lt;=[.B$21];MAX(MAX([.A119]-[.$F$21];0)-[.B$20];0)*[.C$21];([.B$21]-[.B$20])*[.C$21])" office:value-type="float" office:value="17528" calcext:value-type="float">
            <text:p>17,528.00</text:p>
          </table:table-cell>
          <table:table-cell table:style-name="ce219" table:formula="of:=IF([.A119]-[.$F$21]&lt;=[.B$22];MAX(MAX([.A119]-[.$F$21])-[.B$21];0)*[.C$22];([.B$22]-[.B$21])*[.C$22])" office:value-type="float" office:value="126918.75" calcext:value-type="float">
            <text:p>126,918.75</text:p>
          </table:table-cell>
          <table:table-cell table:style-name="ce219" table:formula="of:=IF([.A119]-[.$F$21]&lt;=[.B$23];MAX(MAX([.A119]-[.$F$21];0)-[.B$22];0)*[.C$23];([.B$23]-[.B$22])*[.C$23])" office:value-type="float" office:value="68690.5" calcext:value-type="float">
            <text:p>68,690.50</text:p>
          </table:table-cell>
          <table:table-cell table:style-name="ce276" table:formula="of:=SUM([.C119:.H119])" office:value-type="float" office:value="251087.75" calcext:value-type="float">
            <text:p>251,087.75</text:p>
          </table:table-cell>
          <table:table-cell table:style-name="ce219" table:formula="of:=IF([.A119]&lt;[.E$7];[.A119]*([.E$3]+[.E$5]);IF([.A119]&gt;=[.E$8];[.A119]*[.E$9];0))" office:value-type="float" office:value="7290" calcext:value-type="float">
            <text:p>7,290.00</text:p>
          </table:table-cell>
          <table:table-cell table:style-name="ce219" table:formula="of:=[.I119]+[.J119]" office:value-type="float" office:value="258377.75" calcext:value-type="float">
            <text:p>258,377.75</text:p>
          </table:table-cell>
          <table:table-cell table:style-name="ce276" table:formula="of:=[.A119]-[.K119]" office:value-type="float" office:value="551622.25" calcext:value-type="float">
            <text:p>551,622.25</text:p>
          </table:table-cell>
          <table:table-cell table:style-name="ce219" table:formula="of:=[.A119]+[.J119]" office:value-type="float" office:value="817290" calcext:value-type="float">
            <text:p>817,290.00</text:p>
          </table:table-cell>
          <table:table-cell table:style-name="ce219" table:formula="of:=[.I$4]" office:value-type="float" office:value="20000" calcext:value-type="float">
            <text:p>20,000.00</text:p>
          </table:table-cell>
          <table:table-cell table:style-name="ce219" table:formula="of:=[.M119]+[.N119]" office:value-type="float" office:value="837290" calcext:value-type="float">
            <text:p>837,290.00</text:p>
          </table:table-cell>
          <table:table-cell table:style-name="ce219" table:formula="of:=[.O119]*[.I$2]" office:value-type="float" office:value="251187" calcext:value-type="float">
            <text:p>251,187.00</text:p>
          </table:table-cell>
          <table:table-cell table:style-name="ce276" table:formula="of:=[.O119]-[.P119]" office:value-type="float" office:value="586103" calcext:value-type="float">
            <text:p>586,103.00</text:p>
          </table:table-cell>
          <table:table-cell table:style-name="ce86" table:formula="of:=CONCATENATE(TEXT([.A119]/1000;&quot;0&quot;);&quot;K&quot;)" office:value-type="string" office:string-value="810K" calcext:value-type="string">
            <text:p>810K</text:p>
          </table:table-cell>
          <table:table-cell table:number-columns-repeated="16331"/>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35333.75" calcext:value-type="currency">
            <text:p>$35,334 </text:p>
          </table:table-cell>
          <table:table-cell table:style-name="ce238" table:formula="of:=IF(([.A120]-[.$F$21])&lt;=[.B$18];MAX(MAX([.A120]-[.$F$21];0)-[.B$17];0)*[.C$18];([.B$18]-[.B$17])*[.C$18])" office:value-type="float" office:value="4266" calcext:value-type="float">
            <text:p>4,266.00</text:p>
          </table:table-cell>
          <table:table-cell table:style-name="ce219" table:formula="of:=IF([.A120]-[.$F$21]&lt;=[.B$19];MAX(MAX([.A120]-[.$F$21];0)-[.B$18];0)*[.C$19];([.B$19]-[.B$18])*[.C$19])" office:value-type="float" office:value="11742.5" calcext:value-type="float">
            <text:p>11,742.50</text:p>
          </table:table-cell>
          <table:table-cell table:style-name="ce219" table:formula="of:=IF([.A120]-[.$F$21]&lt;=[.B$20];MAX(MAX([.A120]-[.$F$21];0)-[.B$19];0)*[.C$20];([.B$20]-[.B$19])*[.C$20])" office:value-type="float" office:value="21942" calcext:value-type="float">
            <text:p>21,942.00</text:p>
          </table:table-cell>
          <table:table-cell table:style-name="ce219" table:formula="of:=IF([.A120]-[.$F$21]&lt;=[.B$21];MAX(MAX([.A120]-[.$F$21];0)-[.B$20];0)*[.C$21];([.B$21]-[.B$20])*[.C$21])" office:value-type="float" office:value="17528" calcext:value-type="float">
            <text:p>17,528.00</text:p>
          </table:table-cell>
          <table:table-cell table:style-name="ce219" table:formula="of:=IF([.A120]-[.$F$21]&lt;=[.B$22];MAX(MAX([.A120]-[.$F$21])-[.B$21];0)*[.C$22];([.B$22]-[.B$21])*[.C$22])" office:value-type="float" office:value="126918.75" calcext:value-type="float">
            <text:p>126,918.75</text:p>
          </table:table-cell>
          <table:table-cell table:style-name="ce219" table:formula="of:=IF([.A120]-[.$F$21]&lt;=[.B$23];MAX(MAX([.A120]-[.$F$21];0)-[.B$22];0)*[.C$23];([.B$23]-[.B$22])*[.C$23])" office:value-type="float" office:value="72390.5" calcext:value-type="float">
            <text:p>72,390.50</text:p>
          </table:table-cell>
          <table:table-cell table:style-name="ce276" table:formula="of:=SUM([.C120:.H120])" office:value-type="float" office:value="254787.75" calcext:value-type="float">
            <text:p>254,787.75</text:p>
          </table:table-cell>
          <table:table-cell table:style-name="ce219" table:formula="of:=IF([.A120]&lt;[.E$7];[.A120]*([.E$3]+[.E$5]);IF([.A120]&gt;=[.E$8];[.A120]*[.E$9];0))" office:value-type="float" office:value="7380" calcext:value-type="float">
            <text:p>7,380.00</text:p>
          </table:table-cell>
          <table:table-cell table:style-name="ce219" table:formula="of:=[.I120]+[.J120]" office:value-type="float" office:value="262167.75" calcext:value-type="float">
            <text:p>262,167.75</text:p>
          </table:table-cell>
          <table:table-cell table:style-name="ce276" table:formula="of:=[.A120]-[.K120]" office:value-type="float" office:value="557832.25" calcext:value-type="float">
            <text:p>557,832.25</text:p>
          </table:table-cell>
          <table:table-cell table:style-name="ce219" table:formula="of:=[.A120]+[.J120]" office:value-type="float" office:value="827380" calcext:value-type="float">
            <text:p>827,380.00</text:p>
          </table:table-cell>
          <table:table-cell table:style-name="ce219" table:formula="of:=[.I$4]" office:value-type="float" office:value="20000" calcext:value-type="float">
            <text:p>20,000.00</text:p>
          </table:table-cell>
          <table:table-cell table:style-name="ce219" table:formula="of:=[.M120]+[.N120]" office:value-type="float" office:value="847380" calcext:value-type="float">
            <text:p>847,380.00</text:p>
          </table:table-cell>
          <table:table-cell table:style-name="ce219" table:formula="of:=[.O120]*[.I$2]" office:value-type="float" office:value="254214" calcext:value-type="float">
            <text:p>254,214.00</text:p>
          </table:table-cell>
          <table:table-cell table:style-name="ce276" table:formula="of:=[.O120]-[.P120]" office:value-type="float" office:value="593166" calcext:value-type="float">
            <text:p>593,166.00</text:p>
          </table:table-cell>
          <table:table-cell table:style-name="ce86" table:formula="of:=CONCATENATE(TEXT([.A120]/1000;&quot;0&quot;);&quot;K&quot;)" office:value-type="string" office:string-value="820K" calcext:value-type="string">
            <text:p>820K</text:p>
          </table:table-cell>
          <table:table-cell table:number-columns-repeated="16331"/>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36186.75" calcext:value-type="currency">
            <text:p>$36,187 </text:p>
          </table:table-cell>
          <table:table-cell table:style-name="ce238" table:formula="of:=IF(([.A121]-[.$F$21])&lt;=[.B$18];MAX(MAX([.A121]-[.$F$21];0)-[.B$17];0)*[.C$18];([.B$18]-[.B$17])*[.C$18])" office:value-type="float" office:value="4266" calcext:value-type="float">
            <text:p>4,266.00</text:p>
          </table:table-cell>
          <table:table-cell table:style-name="ce219" table:formula="of:=IF([.A121]-[.$F$21]&lt;=[.B$19];MAX(MAX([.A121]-[.$F$21];0)-[.B$18];0)*[.C$19];([.B$19]-[.B$18])*[.C$19])" office:value-type="float" office:value="11742.5" calcext:value-type="float">
            <text:p>11,742.50</text:p>
          </table:table-cell>
          <table:table-cell table:style-name="ce219" table:formula="of:=IF([.A121]-[.$F$21]&lt;=[.B$20];MAX(MAX([.A121]-[.$F$21];0)-[.B$19];0)*[.C$20];([.B$20]-[.B$19])*[.C$20])" office:value-type="float" office:value="21942" calcext:value-type="float">
            <text:p>21,942.00</text:p>
          </table:table-cell>
          <table:table-cell table:style-name="ce219" table:formula="of:=IF([.A121]-[.$F$21]&lt;=[.B$21];MAX(MAX([.A121]-[.$F$21];0)-[.B$20];0)*[.C$21];([.B$21]-[.B$20])*[.C$21])" office:value-type="float" office:value="17528" calcext:value-type="float">
            <text:p>17,528.00</text:p>
          </table:table-cell>
          <table:table-cell table:style-name="ce219" table:formula="of:=IF([.A121]-[.$F$21]&lt;=[.B$22];MAX(MAX([.A121]-[.$F$21])-[.B$21];0)*[.C$22];([.B$22]-[.B$21])*[.C$22])" office:value-type="float" office:value="126918.75" calcext:value-type="float">
            <text:p>126,918.75</text:p>
          </table:table-cell>
          <table:table-cell table:style-name="ce219" table:formula="of:=IF([.A121]-[.$F$21]&lt;=[.B$23];MAX(MAX([.A121]-[.$F$21];0)-[.B$22];0)*[.C$23];([.B$23]-[.B$22])*[.C$23])" office:value-type="float" office:value="76090.5" calcext:value-type="float">
            <text:p>76,090.50</text:p>
          </table:table-cell>
          <table:table-cell table:style-name="ce276" table:formula="of:=SUM([.C121:.H121])" office:value-type="float" office:value="258487.75" calcext:value-type="float">
            <text:p>258,487.75</text:p>
          </table:table-cell>
          <table:table-cell table:style-name="ce219" table:formula="of:=IF([.A121]&lt;[.E$7];[.A121]*([.E$3]+[.E$5]);IF([.A121]&gt;=[.E$8];[.A121]*[.E$9];0))" office:value-type="float" office:value="7470" calcext:value-type="float">
            <text:p>7,470.00</text:p>
          </table:table-cell>
          <table:table-cell table:style-name="ce219" table:formula="of:=[.I121]+[.J121]" office:value-type="float" office:value="265957.75" calcext:value-type="float">
            <text:p>265,957.75</text:p>
          </table:table-cell>
          <table:table-cell table:style-name="ce276" table:formula="of:=[.A121]-[.K121]" office:value-type="float" office:value="564042.25" calcext:value-type="float">
            <text:p>564,042.25</text:p>
          </table:table-cell>
          <table:table-cell table:style-name="ce219" table:formula="of:=[.A121]+[.J121]" office:value-type="float" office:value="837470" calcext:value-type="float">
            <text:p>837,470.00</text:p>
          </table:table-cell>
          <table:table-cell table:style-name="ce219" table:formula="of:=[.I$4]" office:value-type="float" office:value="20000" calcext:value-type="float">
            <text:p>20,000.00</text:p>
          </table:table-cell>
          <table:table-cell table:style-name="ce219" table:formula="of:=[.M121]+[.N121]" office:value-type="float" office:value="857470" calcext:value-type="float">
            <text:p>857,470.00</text:p>
          </table:table-cell>
          <table:table-cell table:style-name="ce219" table:formula="of:=[.O121]*[.I$2]" office:value-type="float" office:value="257241" calcext:value-type="float">
            <text:p>257,241.00</text:p>
          </table:table-cell>
          <table:table-cell table:style-name="ce276" table:formula="of:=[.O121]-[.P121]" office:value-type="float" office:value="600229" calcext:value-type="float">
            <text:p>600,229.00</text:p>
          </table:table-cell>
          <table:table-cell table:style-name="ce86" table:formula="of:=CONCATENATE(TEXT([.A121]/1000;&quot;0&quot;);&quot;K&quot;)" office:value-type="string" office:string-value="830K" calcext:value-type="string">
            <text:p>830K</text:p>
          </table:table-cell>
          <table:table-cell table:number-columns-repeated="16331"/>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37039.75" calcext:value-type="currency">
            <text:p>$37,040 </text:p>
          </table:table-cell>
          <table:table-cell table:style-name="ce238" table:formula="of:=IF(([.A122]-[.$F$21])&lt;=[.B$18];MAX(MAX([.A122]-[.$F$21];0)-[.B$17];0)*[.C$18];([.B$18]-[.B$17])*[.C$18])" office:value-type="float" office:value="4266" calcext:value-type="float">
            <text:p>4,266.00</text:p>
          </table:table-cell>
          <table:table-cell table:style-name="ce219" table:formula="of:=IF([.A122]-[.$F$21]&lt;=[.B$19];MAX(MAX([.A122]-[.$F$21];0)-[.B$18];0)*[.C$19];([.B$19]-[.B$18])*[.C$19])" office:value-type="float" office:value="11742.5" calcext:value-type="float">
            <text:p>11,742.50</text:p>
          </table:table-cell>
          <table:table-cell table:style-name="ce219" table:formula="of:=IF([.A122]-[.$F$21]&lt;=[.B$20];MAX(MAX([.A122]-[.$F$21];0)-[.B$19];0)*[.C$20];([.B$20]-[.B$19])*[.C$20])" office:value-type="float" office:value="21942" calcext:value-type="float">
            <text:p>21,942.00</text:p>
          </table:table-cell>
          <table:table-cell table:style-name="ce219" table:formula="of:=IF([.A122]-[.$F$21]&lt;=[.B$21];MAX(MAX([.A122]-[.$F$21];0)-[.B$20];0)*[.C$21];([.B$21]-[.B$20])*[.C$21])" office:value-type="float" office:value="17528" calcext:value-type="float">
            <text:p>17,528.00</text:p>
          </table:table-cell>
          <table:table-cell table:style-name="ce219" table:formula="of:=IF([.A122]-[.$F$21]&lt;=[.B$22];MAX(MAX([.A122]-[.$F$21])-[.B$21];0)*[.C$22];([.B$22]-[.B$21])*[.C$22])" office:value-type="float" office:value="126918.75" calcext:value-type="float">
            <text:p>126,918.75</text:p>
          </table:table-cell>
          <table:table-cell table:style-name="ce219" table:formula="of:=IF([.A122]-[.$F$21]&lt;=[.B$23];MAX(MAX([.A122]-[.$F$21];0)-[.B$22];0)*[.C$23];([.B$23]-[.B$22])*[.C$23])" office:value-type="float" office:value="79790.5" calcext:value-type="float">
            <text:p>79,790.50</text:p>
          </table:table-cell>
          <table:table-cell table:style-name="ce276" table:formula="of:=SUM([.C122:.H122])" office:value-type="float" office:value="262187.75" calcext:value-type="float">
            <text:p>262,187.75</text:p>
          </table:table-cell>
          <table:table-cell table:style-name="ce219" table:formula="of:=IF([.A122]&lt;[.E$7];[.A122]*([.E$3]+[.E$5]);IF([.A122]&gt;=[.E$8];[.A122]*[.E$9];0))" office:value-type="float" office:value="7560" calcext:value-type="float">
            <text:p>7,560.00</text:p>
          </table:table-cell>
          <table:table-cell table:style-name="ce219" table:formula="of:=[.I122]+[.J122]" office:value-type="float" office:value="269747.75" calcext:value-type="float">
            <text:p>269,747.75</text:p>
          </table:table-cell>
          <table:table-cell table:style-name="ce276" table:formula="of:=[.A122]-[.K122]" office:value-type="float" office:value="570252.25" calcext:value-type="float">
            <text:p>570,252.25</text:p>
          </table:table-cell>
          <table:table-cell table:style-name="ce219" table:formula="of:=[.A122]+[.J122]" office:value-type="float" office:value="847560" calcext:value-type="float">
            <text:p>847,560.00</text:p>
          </table:table-cell>
          <table:table-cell table:style-name="ce219" table:formula="of:=[.I$4]" office:value-type="float" office:value="20000" calcext:value-type="float">
            <text:p>20,000.00</text:p>
          </table:table-cell>
          <table:table-cell table:style-name="ce219" table:formula="of:=[.M122]+[.N122]" office:value-type="float" office:value="867560" calcext:value-type="float">
            <text:p>867,560.00</text:p>
          </table:table-cell>
          <table:table-cell table:style-name="ce219" table:formula="of:=[.O122]*[.I$2]" office:value-type="float" office:value="260268" calcext:value-type="float">
            <text:p>260,268.00</text:p>
          </table:table-cell>
          <table:table-cell table:style-name="ce276" table:formula="of:=[.O122]-[.P122]" office:value-type="float" office:value="607292" calcext:value-type="float">
            <text:p>607,292.00</text:p>
          </table:table-cell>
          <table:table-cell table:style-name="ce86" table:formula="of:=CONCATENATE(TEXT([.A122]/1000;&quot;0&quot;);&quot;K&quot;)" office:value-type="string" office:string-value="840K" calcext:value-type="string">
            <text:p>840K</text:p>
          </table:table-cell>
          <table:table-cell table:number-columns-repeated="16331"/>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37892.75" calcext:value-type="currency">
            <text:p>$37,893 </text:p>
          </table:table-cell>
          <table:table-cell table:style-name="ce238" table:formula="of:=IF(([.A123]-[.$F$21])&lt;=[.B$18];MAX(MAX([.A123]-[.$F$21];0)-[.B$17];0)*[.C$18];([.B$18]-[.B$17])*[.C$18])" office:value-type="float" office:value="4266" calcext:value-type="float">
            <text:p>4,266.00</text:p>
          </table:table-cell>
          <table:table-cell table:style-name="ce219" table:formula="of:=IF([.A123]-[.$F$21]&lt;=[.B$19];MAX(MAX([.A123]-[.$F$21];0)-[.B$18];0)*[.C$19];([.B$19]-[.B$18])*[.C$19])" office:value-type="float" office:value="11742.5" calcext:value-type="float">
            <text:p>11,742.50</text:p>
          </table:table-cell>
          <table:table-cell table:style-name="ce219" table:formula="of:=IF([.A123]-[.$F$21]&lt;=[.B$20];MAX(MAX([.A123]-[.$F$21];0)-[.B$19];0)*[.C$20];([.B$20]-[.B$19])*[.C$20])" office:value-type="float" office:value="21942" calcext:value-type="float">
            <text:p>21,942.00</text:p>
          </table:table-cell>
          <table:table-cell table:style-name="ce219" table:formula="of:=IF([.A123]-[.$F$21]&lt;=[.B$21];MAX(MAX([.A123]-[.$F$21];0)-[.B$20];0)*[.C$21];([.B$21]-[.B$20])*[.C$21])" office:value-type="float" office:value="17528" calcext:value-type="float">
            <text:p>17,528.00</text:p>
          </table:table-cell>
          <table:table-cell table:style-name="ce219" table:formula="of:=IF([.A123]-[.$F$21]&lt;=[.B$22];MAX(MAX([.A123]-[.$F$21])-[.B$21];0)*[.C$22];([.B$22]-[.B$21])*[.C$22])" office:value-type="float" office:value="126918.75" calcext:value-type="float">
            <text:p>126,918.75</text:p>
          </table:table-cell>
          <table:table-cell table:style-name="ce219" table:formula="of:=IF([.A123]-[.$F$21]&lt;=[.B$23];MAX(MAX([.A123]-[.$F$21];0)-[.B$22];0)*[.C$23];([.B$23]-[.B$22])*[.C$23])" office:value-type="float" office:value="83490.5" calcext:value-type="float">
            <text:p>83,490.50</text:p>
          </table:table-cell>
          <table:table-cell table:style-name="ce276" table:formula="of:=SUM([.C123:.H123])" office:value-type="float" office:value="265887.75" calcext:value-type="float">
            <text:p>265,887.75</text:p>
          </table:table-cell>
          <table:table-cell table:style-name="ce219" table:formula="of:=IF([.A123]&lt;[.E$7];[.A123]*([.E$3]+[.E$5]);IF([.A123]&gt;=[.E$8];[.A123]*[.E$9];0))" office:value-type="float" office:value="7650" calcext:value-type="float">
            <text:p>7,650.00</text:p>
          </table:table-cell>
          <table:table-cell table:style-name="ce219" table:formula="of:=[.I123]+[.J123]" office:value-type="float" office:value="273537.75" calcext:value-type="float">
            <text:p>273,537.75</text:p>
          </table:table-cell>
          <table:table-cell table:style-name="ce276" table:formula="of:=[.A123]-[.K123]" office:value-type="float" office:value="576462.25" calcext:value-type="float">
            <text:p>576,462.25</text:p>
          </table:table-cell>
          <table:table-cell table:style-name="ce219" table:formula="of:=[.A123]+[.J123]" office:value-type="float" office:value="857650" calcext:value-type="float">
            <text:p>857,650.00</text:p>
          </table:table-cell>
          <table:table-cell table:style-name="ce219" table:formula="of:=[.I$4]" office:value-type="float" office:value="20000" calcext:value-type="float">
            <text:p>20,000.00</text:p>
          </table:table-cell>
          <table:table-cell table:style-name="ce219" table:formula="of:=[.M123]+[.N123]" office:value-type="float" office:value="877650" calcext:value-type="float">
            <text:p>877,650.00</text:p>
          </table:table-cell>
          <table:table-cell table:style-name="ce219" table:formula="of:=[.O123]*[.I$2]" office:value-type="float" office:value="263295" calcext:value-type="float">
            <text:p>263,295.00</text:p>
          </table:table-cell>
          <table:table-cell table:style-name="ce276" table:formula="of:=[.O123]-[.P123]" office:value-type="float" office:value="614355" calcext:value-type="float">
            <text:p>614,355.00</text:p>
          </table:table-cell>
          <table:table-cell table:style-name="ce86" table:formula="of:=CONCATENATE(TEXT([.A123]/1000;&quot;0&quot;);&quot;K&quot;)" office:value-type="string" office:string-value="850K" calcext:value-type="string">
            <text:p>850K</text:p>
          </table:table-cell>
          <table:table-cell table:number-columns-repeated="16331"/>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38745.75" calcext:value-type="currency">
            <text:p>$38,746 </text:p>
          </table:table-cell>
          <table:table-cell table:style-name="ce238" table:formula="of:=IF(([.A124]-[.$F$21])&lt;=[.B$18];MAX(MAX([.A124]-[.$F$21];0)-[.B$17];0)*[.C$18];([.B$18]-[.B$17])*[.C$18])" office:value-type="float" office:value="4266" calcext:value-type="float">
            <text:p>4,266.00</text:p>
          </table:table-cell>
          <table:table-cell table:style-name="ce219" table:formula="of:=IF([.A124]-[.$F$21]&lt;=[.B$19];MAX(MAX([.A124]-[.$F$21];0)-[.B$18];0)*[.C$19];([.B$19]-[.B$18])*[.C$19])" office:value-type="float" office:value="11742.5" calcext:value-type="float">
            <text:p>11,742.50</text:p>
          </table:table-cell>
          <table:table-cell table:style-name="ce219" table:formula="of:=IF([.A124]-[.$F$21]&lt;=[.B$20];MAX(MAX([.A124]-[.$F$21];0)-[.B$19];0)*[.C$20];([.B$20]-[.B$19])*[.C$20])" office:value-type="float" office:value="21942" calcext:value-type="float">
            <text:p>21,942.00</text:p>
          </table:table-cell>
          <table:table-cell table:style-name="ce219" table:formula="of:=IF([.A124]-[.$F$21]&lt;=[.B$21];MAX(MAX([.A124]-[.$F$21];0)-[.B$20];0)*[.C$21];([.B$21]-[.B$20])*[.C$21])" office:value-type="float" office:value="17528" calcext:value-type="float">
            <text:p>17,528.00</text:p>
          </table:table-cell>
          <table:table-cell table:style-name="ce219" table:formula="of:=IF([.A124]-[.$F$21]&lt;=[.B$22];MAX(MAX([.A124]-[.$F$21])-[.B$21];0)*[.C$22];([.B$22]-[.B$21])*[.C$22])" office:value-type="float" office:value="126918.75" calcext:value-type="float">
            <text:p>126,918.75</text:p>
          </table:table-cell>
          <table:table-cell table:style-name="ce219" table:formula="of:=IF([.A124]-[.$F$21]&lt;=[.B$23];MAX(MAX([.A124]-[.$F$21];0)-[.B$22];0)*[.C$23];([.B$23]-[.B$22])*[.C$23])" office:value-type="float" office:value="87190.5" calcext:value-type="float">
            <text:p>87,190.50</text:p>
          </table:table-cell>
          <table:table-cell table:style-name="ce276" table:formula="of:=SUM([.C124:.H124])" office:value-type="float" office:value="269587.75" calcext:value-type="float">
            <text:p>269,587.75</text:p>
          </table:table-cell>
          <table:table-cell table:style-name="ce219" table:formula="of:=IF([.A124]&lt;[.E$7];[.A124]*([.E$3]+[.E$5]);IF([.A124]&gt;=[.E$8];[.A124]*[.E$9];0))" office:value-type="float" office:value="7740" calcext:value-type="float">
            <text:p>7,740.00</text:p>
          </table:table-cell>
          <table:table-cell table:style-name="ce219" table:formula="of:=[.I124]+[.J124]" office:value-type="float" office:value="277327.75" calcext:value-type="float">
            <text:p>277,327.75</text:p>
          </table:table-cell>
          <table:table-cell table:style-name="ce276" table:formula="of:=[.A124]-[.K124]" office:value-type="float" office:value="582672.25" calcext:value-type="float">
            <text:p>582,672.25</text:p>
          </table:table-cell>
          <table:table-cell table:style-name="ce219" table:formula="of:=[.A124]+[.J124]" office:value-type="float" office:value="867740" calcext:value-type="float">
            <text:p>867,740.00</text:p>
          </table:table-cell>
          <table:table-cell table:style-name="ce219" table:formula="of:=[.I$4]" office:value-type="float" office:value="20000" calcext:value-type="float">
            <text:p>20,000.00</text:p>
          </table:table-cell>
          <table:table-cell table:style-name="ce219" table:formula="of:=[.M124]+[.N124]" office:value-type="float" office:value="887740" calcext:value-type="float">
            <text:p>887,740.00</text:p>
          </table:table-cell>
          <table:table-cell table:style-name="ce219" table:formula="of:=[.O124]*[.I$2]" office:value-type="float" office:value="266322" calcext:value-type="float">
            <text:p>266,322.00</text:p>
          </table:table-cell>
          <table:table-cell table:style-name="ce276" table:formula="of:=[.O124]-[.P124]" office:value-type="float" office:value="621418" calcext:value-type="float">
            <text:p>621,418.00</text:p>
          </table:table-cell>
          <table:table-cell table:style-name="ce86" table:formula="of:=CONCATENATE(TEXT([.A124]/1000;&quot;0&quot;);&quot;K&quot;)" office:value-type="string" office:string-value="860K" calcext:value-type="string">
            <text:p>860K</text:p>
          </table:table-cell>
          <table:table-cell table:number-columns-repeated="16331"/>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39598.75" calcext:value-type="currency">
            <text:p>$39,599 </text:p>
          </table:table-cell>
          <table:table-cell table:style-name="ce238" table:formula="of:=IF(([.A125]-[.$F$21])&lt;=[.B$18];MAX(MAX([.A125]-[.$F$21];0)-[.B$17];0)*[.C$18];([.B$18]-[.B$17])*[.C$18])" office:value-type="float" office:value="4266" calcext:value-type="float">
            <text:p>4,266.00</text:p>
          </table:table-cell>
          <table:table-cell table:style-name="ce219" table:formula="of:=IF([.A125]-[.$F$21]&lt;=[.B$19];MAX(MAX([.A125]-[.$F$21];0)-[.B$18];0)*[.C$19];([.B$19]-[.B$18])*[.C$19])" office:value-type="float" office:value="11742.5" calcext:value-type="float">
            <text:p>11,742.50</text:p>
          </table:table-cell>
          <table:table-cell table:style-name="ce219" table:formula="of:=IF([.A125]-[.$F$21]&lt;=[.B$20];MAX(MAX([.A125]-[.$F$21];0)-[.B$19];0)*[.C$20];([.B$20]-[.B$19])*[.C$20])" office:value-type="float" office:value="21942" calcext:value-type="float">
            <text:p>21,942.00</text:p>
          </table:table-cell>
          <table:table-cell table:style-name="ce219" table:formula="of:=IF([.A125]-[.$F$21]&lt;=[.B$21];MAX(MAX([.A125]-[.$F$21];0)-[.B$20];0)*[.C$21];([.B$21]-[.B$20])*[.C$21])" office:value-type="float" office:value="17528" calcext:value-type="float">
            <text:p>17,528.00</text:p>
          </table:table-cell>
          <table:table-cell table:style-name="ce219" table:formula="of:=IF([.A125]-[.$F$21]&lt;=[.B$22];MAX(MAX([.A125]-[.$F$21])-[.B$21];0)*[.C$22];([.B$22]-[.B$21])*[.C$22])" office:value-type="float" office:value="126918.75" calcext:value-type="float">
            <text:p>126,918.75</text:p>
          </table:table-cell>
          <table:table-cell table:style-name="ce219" table:formula="of:=IF([.A125]-[.$F$21]&lt;=[.B$23];MAX(MAX([.A125]-[.$F$21];0)-[.B$22];0)*[.C$23];([.B$23]-[.B$22])*[.C$23])" office:value-type="float" office:value="90890.5" calcext:value-type="float">
            <text:p>90,890.50</text:p>
          </table:table-cell>
          <table:table-cell table:style-name="ce276" table:formula="of:=SUM([.C125:.H125])" office:value-type="float" office:value="273287.75" calcext:value-type="float">
            <text:p>273,287.75</text:p>
          </table:table-cell>
          <table:table-cell table:style-name="ce219" table:formula="of:=IF([.A125]&lt;[.E$7];[.A125]*([.E$3]+[.E$5]);IF([.A125]&gt;=[.E$8];[.A125]*[.E$9];0))" office:value-type="float" office:value="7830" calcext:value-type="float">
            <text:p>7,830.00</text:p>
          </table:table-cell>
          <table:table-cell table:style-name="ce219" table:formula="of:=[.I125]+[.J125]" office:value-type="float" office:value="281117.75" calcext:value-type="float">
            <text:p>281,117.75</text:p>
          </table:table-cell>
          <table:table-cell table:style-name="ce276" table:formula="of:=[.A125]-[.K125]" office:value-type="float" office:value="588882.25" calcext:value-type="float">
            <text:p>588,882.25</text:p>
          </table:table-cell>
          <table:table-cell table:style-name="ce219" table:formula="of:=[.A125]+[.J125]" office:value-type="float" office:value="877830" calcext:value-type="float">
            <text:p>877,830.00</text:p>
          </table:table-cell>
          <table:table-cell table:style-name="ce219" table:formula="of:=[.I$4]" office:value-type="float" office:value="20000" calcext:value-type="float">
            <text:p>20,000.00</text:p>
          </table:table-cell>
          <table:table-cell table:style-name="ce219" table:formula="of:=[.M125]+[.N125]" office:value-type="float" office:value="897830" calcext:value-type="float">
            <text:p>897,830.00</text:p>
          </table:table-cell>
          <table:table-cell table:style-name="ce219" table:formula="of:=[.O125]*[.I$2]" office:value-type="float" office:value="269349" calcext:value-type="float">
            <text:p>269,349.00</text:p>
          </table:table-cell>
          <table:table-cell table:style-name="ce276" table:formula="of:=[.O125]-[.P125]" office:value-type="float" office:value="628481" calcext:value-type="float">
            <text:p>628,481.00</text:p>
          </table:table-cell>
          <table:table-cell table:style-name="ce86" table:formula="of:=CONCATENATE(TEXT([.A125]/1000;&quot;0&quot;);&quot;K&quot;)" office:value-type="string" office:string-value="870K" calcext:value-type="string">
            <text:p>870K</text:p>
          </table:table-cell>
          <table:table-cell table:number-columns-repeated="16331"/>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40451.75" calcext:value-type="currency">
            <text:p>$40,452 </text:p>
          </table:table-cell>
          <table:table-cell table:style-name="ce238" table:formula="of:=IF(([.A126]-[.$F$21])&lt;=[.B$18];MAX(MAX([.A126]-[.$F$21];0)-[.B$17];0)*[.C$18];([.B$18]-[.B$17])*[.C$18])" office:value-type="float" office:value="4266" calcext:value-type="float">
            <text:p>4,266.00</text:p>
          </table:table-cell>
          <table:table-cell table:style-name="ce219" table:formula="of:=IF([.A126]-[.$F$21]&lt;=[.B$19];MAX(MAX([.A126]-[.$F$21];0)-[.B$18];0)*[.C$19];([.B$19]-[.B$18])*[.C$19])" office:value-type="float" office:value="11742.5" calcext:value-type="float">
            <text:p>11,742.50</text:p>
          </table:table-cell>
          <table:table-cell table:style-name="ce219" table:formula="of:=IF([.A126]-[.$F$21]&lt;=[.B$20];MAX(MAX([.A126]-[.$F$21];0)-[.B$19];0)*[.C$20];([.B$20]-[.B$19])*[.C$20])" office:value-type="float" office:value="21942" calcext:value-type="float">
            <text:p>21,942.00</text:p>
          </table:table-cell>
          <table:table-cell table:style-name="ce219" table:formula="of:=IF([.A126]-[.$F$21]&lt;=[.B$21];MAX(MAX([.A126]-[.$F$21];0)-[.B$20];0)*[.C$21];([.B$21]-[.B$20])*[.C$21])" office:value-type="float" office:value="17528" calcext:value-type="float">
            <text:p>17,528.00</text:p>
          </table:table-cell>
          <table:table-cell table:style-name="ce219" table:formula="of:=IF([.A126]-[.$F$21]&lt;=[.B$22];MAX(MAX([.A126]-[.$F$21])-[.B$21];0)*[.C$22];([.B$22]-[.B$21])*[.C$22])" office:value-type="float" office:value="126918.75" calcext:value-type="float">
            <text:p>126,918.75</text:p>
          </table:table-cell>
          <table:table-cell table:style-name="ce219" table:formula="of:=IF([.A126]-[.$F$21]&lt;=[.B$23];MAX(MAX([.A126]-[.$F$21];0)-[.B$22];0)*[.C$23];([.B$23]-[.B$22])*[.C$23])" office:value-type="float" office:value="94590.5" calcext:value-type="float">
            <text:p>94,590.50</text:p>
          </table:table-cell>
          <table:table-cell table:style-name="ce276" table:formula="of:=SUM([.C126:.H126])" office:value-type="float" office:value="276987.75" calcext:value-type="float">
            <text:p>276,987.75</text:p>
          </table:table-cell>
          <table:table-cell table:style-name="ce219" table:formula="of:=IF([.A126]&lt;[.E$7];[.A126]*([.E$3]+[.E$5]);IF([.A126]&gt;=[.E$8];[.A126]*[.E$9];0))" office:value-type="float" office:value="7920" calcext:value-type="float">
            <text:p>7,920.00</text:p>
          </table:table-cell>
          <table:table-cell table:style-name="ce219" table:formula="of:=[.I126]+[.J126]" office:value-type="float" office:value="284907.75" calcext:value-type="float">
            <text:p>284,907.75</text:p>
          </table:table-cell>
          <table:table-cell table:style-name="ce276" table:formula="of:=[.A126]-[.K126]" office:value-type="float" office:value="595092.25" calcext:value-type="float">
            <text:p>595,092.25</text:p>
          </table:table-cell>
          <table:table-cell table:style-name="ce219" table:formula="of:=[.A126]+[.J126]" office:value-type="float" office:value="887920" calcext:value-type="float">
            <text:p>887,920.00</text:p>
          </table:table-cell>
          <table:table-cell table:style-name="ce219" table:formula="of:=[.I$4]" office:value-type="float" office:value="20000" calcext:value-type="float">
            <text:p>20,000.00</text:p>
          </table:table-cell>
          <table:table-cell table:style-name="ce219" table:formula="of:=[.M126]+[.N126]" office:value-type="float" office:value="907920" calcext:value-type="float">
            <text:p>907,920.00</text:p>
          </table:table-cell>
          <table:table-cell table:style-name="ce219" table:formula="of:=[.O126]*[.I$2]" office:value-type="float" office:value="272376" calcext:value-type="float">
            <text:p>272,376.00</text:p>
          </table:table-cell>
          <table:table-cell table:style-name="ce276" table:formula="of:=[.O126]-[.P126]" office:value-type="float" office:value="635544" calcext:value-type="float">
            <text:p>635,544.00</text:p>
          </table:table-cell>
          <table:table-cell table:style-name="ce86" table:formula="of:=CONCATENATE(TEXT([.A126]/1000;&quot;0&quot;);&quot;K&quot;)" office:value-type="string" office:string-value="880K" calcext:value-type="string">
            <text:p>880K</text:p>
          </table:table-cell>
          <table:table-cell table:number-columns-repeated="16331"/>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41304.75" calcext:value-type="currency">
            <text:p>$41,305 </text:p>
          </table:table-cell>
          <table:table-cell table:style-name="ce238" table:formula="of:=IF(([.A127]-[.$F$21])&lt;=[.B$18];MAX(MAX([.A127]-[.$F$21];0)-[.B$17];0)*[.C$18];([.B$18]-[.B$17])*[.C$18])" office:value-type="float" office:value="4266" calcext:value-type="float">
            <text:p>4,266.00</text:p>
          </table:table-cell>
          <table:table-cell table:style-name="ce219" table:formula="of:=IF([.A127]-[.$F$21]&lt;=[.B$19];MAX(MAX([.A127]-[.$F$21];0)-[.B$18];0)*[.C$19];([.B$19]-[.B$18])*[.C$19])" office:value-type="float" office:value="11742.5" calcext:value-type="float">
            <text:p>11,742.50</text:p>
          </table:table-cell>
          <table:table-cell table:style-name="ce219" table:formula="of:=IF([.A127]-[.$F$21]&lt;=[.B$20];MAX(MAX([.A127]-[.$F$21];0)-[.B$19];0)*[.C$20];([.B$20]-[.B$19])*[.C$20])" office:value-type="float" office:value="21942" calcext:value-type="float">
            <text:p>21,942.00</text:p>
          </table:table-cell>
          <table:table-cell table:style-name="ce219" table:formula="of:=IF([.A127]-[.$F$21]&lt;=[.B$21];MAX(MAX([.A127]-[.$F$21];0)-[.B$20];0)*[.C$21];([.B$21]-[.B$20])*[.C$21])" office:value-type="float" office:value="17528" calcext:value-type="float">
            <text:p>17,528.00</text:p>
          </table:table-cell>
          <table:table-cell table:style-name="ce219" table:formula="of:=IF([.A127]-[.$F$21]&lt;=[.B$22];MAX(MAX([.A127]-[.$F$21])-[.B$21];0)*[.C$22];([.B$22]-[.B$21])*[.C$22])" office:value-type="float" office:value="126918.75" calcext:value-type="float">
            <text:p>126,918.75</text:p>
          </table:table-cell>
          <table:table-cell table:style-name="ce219" table:formula="of:=IF([.A127]-[.$F$21]&lt;=[.B$23];MAX(MAX([.A127]-[.$F$21];0)-[.B$22];0)*[.C$23];([.B$23]-[.B$22])*[.C$23])" office:value-type="float" office:value="98290.5" calcext:value-type="float">
            <text:p>98,290.50</text:p>
          </table:table-cell>
          <table:table-cell table:style-name="ce276" table:formula="of:=SUM([.C127:.H127])" office:value-type="float" office:value="280687.75" calcext:value-type="float">
            <text:p>280,687.75</text:p>
          </table:table-cell>
          <table:table-cell table:style-name="ce219" table:formula="of:=IF([.A127]&lt;[.E$7];[.A127]*([.E$3]+[.E$5]);IF([.A127]&gt;=[.E$8];[.A127]*[.E$9];0))" office:value-type="float" office:value="8010" calcext:value-type="float">
            <text:p>8,010.00</text:p>
          </table:table-cell>
          <table:table-cell table:style-name="ce219" table:formula="of:=[.I127]+[.J127]" office:value-type="float" office:value="288697.75" calcext:value-type="float">
            <text:p>288,697.75</text:p>
          </table:table-cell>
          <table:table-cell table:style-name="ce276" table:formula="of:=[.A127]-[.K127]" office:value-type="float" office:value="601302.25" calcext:value-type="float">
            <text:p>601,302.25</text:p>
          </table:table-cell>
          <table:table-cell table:style-name="ce219" table:formula="of:=[.A127]+[.J127]" office:value-type="float" office:value="898010" calcext:value-type="float">
            <text:p>898,010.00</text:p>
          </table:table-cell>
          <table:table-cell table:style-name="ce219" table:formula="of:=[.I$4]" office:value-type="float" office:value="20000" calcext:value-type="float">
            <text:p>20,000.00</text:p>
          </table:table-cell>
          <table:table-cell table:style-name="ce219" table:formula="of:=[.M127]+[.N127]" office:value-type="float" office:value="918010" calcext:value-type="float">
            <text:p>918,010.00</text:p>
          </table:table-cell>
          <table:table-cell table:style-name="ce219" table:formula="of:=[.O127]*[.I$2]" office:value-type="float" office:value="275403" calcext:value-type="float">
            <text:p>275,403.00</text:p>
          </table:table-cell>
          <table:table-cell table:style-name="ce276" table:formula="of:=[.O127]-[.P127]" office:value-type="float" office:value="642607" calcext:value-type="float">
            <text:p>642,607.00</text:p>
          </table:table-cell>
          <table:table-cell table:style-name="ce86" table:formula="of:=CONCATENATE(TEXT([.A127]/1000;&quot;0&quot;);&quot;K&quot;)" office:value-type="string" office:string-value="890K" calcext:value-type="string">
            <text:p>890K</text:p>
          </table:table-cell>
          <table:table-cell table:number-columns-repeated="16331"/>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42157.75" calcext:value-type="currency">
            <text:p>$42,158 </text:p>
          </table:table-cell>
          <table:table-cell table:style-name="ce238" table:formula="of:=IF(([.A128]-[.$F$21])&lt;=[.B$18];MAX(MAX([.A128]-[.$F$21];0)-[.B$17];0)*[.C$18];([.B$18]-[.B$17])*[.C$18])" office:value-type="float" office:value="4266" calcext:value-type="float">
            <text:p>4,266.00</text:p>
          </table:table-cell>
          <table:table-cell table:style-name="ce219" table:formula="of:=IF([.A128]-[.$F$21]&lt;=[.B$19];MAX(MAX([.A128]-[.$F$21];0)-[.B$18];0)*[.C$19];([.B$19]-[.B$18])*[.C$19])" office:value-type="float" office:value="11742.5" calcext:value-type="float">
            <text:p>11,742.50</text:p>
          </table:table-cell>
          <table:table-cell table:style-name="ce219" table:formula="of:=IF([.A128]-[.$F$21]&lt;=[.B$20];MAX(MAX([.A128]-[.$F$21];0)-[.B$19];0)*[.C$20];([.B$20]-[.B$19])*[.C$20])" office:value-type="float" office:value="21942" calcext:value-type="float">
            <text:p>21,942.00</text:p>
          </table:table-cell>
          <table:table-cell table:style-name="ce219" table:formula="of:=IF([.A128]-[.$F$21]&lt;=[.B$21];MAX(MAX([.A128]-[.$F$21];0)-[.B$20];0)*[.C$21];([.B$21]-[.B$20])*[.C$21])" office:value-type="float" office:value="17528" calcext:value-type="float">
            <text:p>17,528.00</text:p>
          </table:table-cell>
          <table:table-cell table:style-name="ce219" table:formula="of:=IF([.A128]-[.$F$21]&lt;=[.B$22];MAX(MAX([.A128]-[.$F$21])-[.B$21];0)*[.C$22];([.B$22]-[.B$21])*[.C$22])" office:value-type="float" office:value="126918.75" calcext:value-type="float">
            <text:p>126,918.75</text:p>
          </table:table-cell>
          <table:table-cell table:style-name="ce219" table:formula="of:=IF([.A128]-[.$F$21]&lt;=[.B$23];MAX(MAX([.A128]-[.$F$21];0)-[.B$22];0)*[.C$23];([.B$23]-[.B$22])*[.C$23])" office:value-type="float" office:value="101990.5" calcext:value-type="float">
            <text:p>101,990.50</text:p>
          </table:table-cell>
          <table:table-cell table:style-name="ce276" table:formula="of:=SUM([.C128:.H128])" office:value-type="float" office:value="284387.75" calcext:value-type="float">
            <text:p>284,387.75</text:p>
          </table:table-cell>
          <table:table-cell table:style-name="ce219" table:formula="of:=IF([.A128]&lt;[.E$7];[.A128]*([.E$3]+[.E$5]);IF([.A128]&gt;=[.E$8];[.A128]*[.E$9];0))" office:value-type="float" office:value="8100" calcext:value-type="float">
            <text:p>8,100.00</text:p>
          </table:table-cell>
          <table:table-cell table:style-name="ce219" table:formula="of:=[.I128]+[.J128]" office:value-type="float" office:value="292487.75" calcext:value-type="float">
            <text:p>292,487.75</text:p>
          </table:table-cell>
          <table:table-cell table:style-name="ce276" table:formula="of:=[.A128]-[.K128]" office:value-type="float" office:value="607512.25" calcext:value-type="float">
            <text:p>607,512.25</text:p>
          </table:table-cell>
          <table:table-cell table:style-name="ce219" table:formula="of:=[.A128]+[.J128]" office:value-type="float" office:value="908100" calcext:value-type="float">
            <text:p>908,100.00</text:p>
          </table:table-cell>
          <table:table-cell table:style-name="ce219" table:formula="of:=[.I$4]" office:value-type="float" office:value="20000" calcext:value-type="float">
            <text:p>20,000.00</text:p>
          </table:table-cell>
          <table:table-cell table:style-name="ce219" table:formula="of:=[.M128]+[.N128]" office:value-type="float" office:value="928100" calcext:value-type="float">
            <text:p>928,100.00</text:p>
          </table:table-cell>
          <table:table-cell table:style-name="ce219" table:formula="of:=[.O128]*[.I$2]" office:value-type="float" office:value="278430" calcext:value-type="float">
            <text:p>278,430.00</text:p>
          </table:table-cell>
          <table:table-cell table:style-name="ce276" table:formula="of:=[.O128]-[.P128]" office:value-type="float" office:value="649670" calcext:value-type="float">
            <text:p>649,670.00</text:p>
          </table:table-cell>
          <table:table-cell table:style-name="ce86" table:formula="of:=CONCATENATE(TEXT([.A128]/1000;&quot;0&quot;);&quot;K&quot;)" office:value-type="string" office:string-value="900K" calcext:value-type="string">
            <text:p>900K</text:p>
          </table:table-cell>
          <table:table-cell table:number-columns-repeated="16331"/>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43010.75" calcext:value-type="currency">
            <text:p>$43,011 </text:p>
          </table:table-cell>
          <table:table-cell table:style-name="ce238" table:formula="of:=IF(([.A129]-[.$F$21])&lt;=[.B$18];MAX(MAX([.A129]-[.$F$21];0)-[.B$17];0)*[.C$18];([.B$18]-[.B$17])*[.C$18])" office:value-type="float" office:value="4266" calcext:value-type="float">
            <text:p>4,266.00</text:p>
          </table:table-cell>
          <table:table-cell table:style-name="ce219" table:formula="of:=IF([.A129]-[.$F$21]&lt;=[.B$19];MAX(MAX([.A129]-[.$F$21];0)-[.B$18];0)*[.C$19];([.B$19]-[.B$18])*[.C$19])" office:value-type="float" office:value="11742.5" calcext:value-type="float">
            <text:p>11,742.50</text:p>
          </table:table-cell>
          <table:table-cell table:style-name="ce219" table:formula="of:=IF([.A129]-[.$F$21]&lt;=[.B$20];MAX(MAX([.A129]-[.$F$21];0)-[.B$19];0)*[.C$20];([.B$20]-[.B$19])*[.C$20])" office:value-type="float" office:value="21942" calcext:value-type="float">
            <text:p>21,942.00</text:p>
          </table:table-cell>
          <table:table-cell table:style-name="ce219" table:formula="of:=IF([.A129]-[.$F$21]&lt;=[.B$21];MAX(MAX([.A129]-[.$F$21];0)-[.B$20];0)*[.C$21];([.B$21]-[.B$20])*[.C$21])" office:value-type="float" office:value="17528" calcext:value-type="float">
            <text:p>17,528.00</text:p>
          </table:table-cell>
          <table:table-cell table:style-name="ce219" table:formula="of:=IF([.A129]-[.$F$21]&lt;=[.B$22];MAX(MAX([.A129]-[.$F$21])-[.B$21];0)*[.C$22];([.B$22]-[.B$21])*[.C$22])" office:value-type="float" office:value="126918.75" calcext:value-type="float">
            <text:p>126,918.75</text:p>
          </table:table-cell>
          <table:table-cell table:style-name="ce219" table:formula="of:=IF([.A129]-[.$F$21]&lt;=[.B$23];MAX(MAX([.A129]-[.$F$21];0)-[.B$22];0)*[.C$23];([.B$23]-[.B$22])*[.C$23])" office:value-type="float" office:value="105690.5" calcext:value-type="float">
            <text:p>105,690.50</text:p>
          </table:table-cell>
          <table:table-cell table:style-name="ce276" table:formula="of:=SUM([.C129:.H129])" office:value-type="float" office:value="288087.75" calcext:value-type="float">
            <text:p>288,087.75</text:p>
          </table:table-cell>
          <table:table-cell table:style-name="ce219" table:formula="of:=IF([.A129]&lt;[.E$7];[.A129]*([.E$3]+[.E$5]);IF([.A129]&gt;=[.E$8];[.A129]*[.E$9];0))" office:value-type="float" office:value="8190" calcext:value-type="float">
            <text:p>8,190.00</text:p>
          </table:table-cell>
          <table:table-cell table:style-name="ce219" table:formula="of:=[.I129]+[.J129]" office:value-type="float" office:value="296277.75" calcext:value-type="float">
            <text:p>296,277.75</text:p>
          </table:table-cell>
          <table:table-cell table:style-name="ce276" table:formula="of:=[.A129]-[.K129]" office:value-type="float" office:value="613722.25" calcext:value-type="float">
            <text:p>613,722.25</text:p>
          </table:table-cell>
          <table:table-cell table:style-name="ce219" table:formula="of:=[.A129]+[.J129]" office:value-type="float" office:value="918190" calcext:value-type="float">
            <text:p>918,190.00</text:p>
          </table:table-cell>
          <table:table-cell table:style-name="ce219" table:formula="of:=[.I$4]" office:value-type="float" office:value="20000" calcext:value-type="float">
            <text:p>20,000.00</text:p>
          </table:table-cell>
          <table:table-cell table:style-name="ce219" table:formula="of:=[.M129]+[.N129]" office:value-type="float" office:value="938190" calcext:value-type="float">
            <text:p>938,190.00</text:p>
          </table:table-cell>
          <table:table-cell table:style-name="ce219" table:formula="of:=[.O129]*[.I$2]" office:value-type="float" office:value="281457" calcext:value-type="float">
            <text:p>281,457.00</text:p>
          </table:table-cell>
          <table:table-cell table:style-name="ce276" table:formula="of:=[.O129]-[.P129]" office:value-type="float" office:value="656733" calcext:value-type="float">
            <text:p>656,733.00</text:p>
          </table:table-cell>
          <table:table-cell table:style-name="ce86" table:formula="of:=CONCATENATE(TEXT([.A129]/1000;&quot;0&quot;);&quot;K&quot;)" office:value-type="string" office:string-value="910K" calcext:value-type="string">
            <text:p>910K</text:p>
          </table:table-cell>
          <table:table-cell table:number-columns-repeated="16331"/>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43863.75" calcext:value-type="currency">
            <text:p>$43,864 </text:p>
          </table:table-cell>
          <table:table-cell table:style-name="ce238" table:formula="of:=IF(([.A130]-[.$F$21])&lt;=[.B$18];MAX(MAX([.A130]-[.$F$21];0)-[.B$17];0)*[.C$18];([.B$18]-[.B$17])*[.C$18])" office:value-type="float" office:value="4266" calcext:value-type="float">
            <text:p>4,266.00</text:p>
          </table:table-cell>
          <table:table-cell table:style-name="ce219" table:formula="of:=IF([.A130]-[.$F$21]&lt;=[.B$19];MAX(MAX([.A130]-[.$F$21];0)-[.B$18];0)*[.C$19];([.B$19]-[.B$18])*[.C$19])" office:value-type="float" office:value="11742.5" calcext:value-type="float">
            <text:p>11,742.50</text:p>
          </table:table-cell>
          <table:table-cell table:style-name="ce219" table:formula="of:=IF([.A130]-[.$F$21]&lt;=[.B$20];MAX(MAX([.A130]-[.$F$21];0)-[.B$19];0)*[.C$20];([.B$20]-[.B$19])*[.C$20])" office:value-type="float" office:value="21942" calcext:value-type="float">
            <text:p>21,942.00</text:p>
          </table:table-cell>
          <table:table-cell table:style-name="ce219" table:formula="of:=IF([.A130]-[.$F$21]&lt;=[.B$21];MAX(MAX([.A130]-[.$F$21];0)-[.B$20];0)*[.C$21];([.B$21]-[.B$20])*[.C$21])" office:value-type="float" office:value="17528" calcext:value-type="float">
            <text:p>17,528.00</text:p>
          </table:table-cell>
          <table:table-cell table:style-name="ce219" table:formula="of:=IF([.A130]-[.$F$21]&lt;=[.B$22];MAX(MAX([.A130]-[.$F$21])-[.B$21];0)*[.C$22];([.B$22]-[.B$21])*[.C$22])" office:value-type="float" office:value="126918.75" calcext:value-type="float">
            <text:p>126,918.75</text:p>
          </table:table-cell>
          <table:table-cell table:style-name="ce219" table:formula="of:=IF([.A130]-[.$F$21]&lt;=[.B$23];MAX(MAX([.A130]-[.$F$21];0)-[.B$22];0)*[.C$23];([.B$23]-[.B$22])*[.C$23])" office:value-type="float" office:value="109390.5" calcext:value-type="float">
            <text:p>109,390.50</text:p>
          </table:table-cell>
          <table:table-cell table:style-name="ce276" table:formula="of:=SUM([.C130:.H130])" office:value-type="float" office:value="291787.75" calcext:value-type="float">
            <text:p>291,787.75</text:p>
          </table:table-cell>
          <table:table-cell table:style-name="ce219" table:formula="of:=IF([.A130]&lt;[.E$7];[.A130]*([.E$3]+[.E$5]);IF([.A130]&gt;=[.E$8];[.A130]*[.E$9];0))" office:value-type="float" office:value="8280" calcext:value-type="float">
            <text:p>8,280.00</text:p>
          </table:table-cell>
          <table:table-cell table:style-name="ce219" table:formula="of:=[.I130]+[.J130]" office:value-type="float" office:value="300067.75" calcext:value-type="float">
            <text:p>300,067.75</text:p>
          </table:table-cell>
          <table:table-cell table:style-name="ce276" table:formula="of:=[.A130]-[.K130]" office:value-type="float" office:value="619932.25" calcext:value-type="float">
            <text:p>619,932.25</text:p>
          </table:table-cell>
          <table:table-cell table:style-name="ce219" table:formula="of:=[.A130]+[.J130]" office:value-type="float" office:value="928280" calcext:value-type="float">
            <text:p>928,280.00</text:p>
          </table:table-cell>
          <table:table-cell table:style-name="ce219" table:formula="of:=[.I$4]" office:value-type="float" office:value="20000" calcext:value-type="float">
            <text:p>20,000.00</text:p>
          </table:table-cell>
          <table:table-cell table:style-name="ce219" table:formula="of:=[.M130]+[.N130]" office:value-type="float" office:value="948280" calcext:value-type="float">
            <text:p>948,280.00</text:p>
          </table:table-cell>
          <table:table-cell table:style-name="ce219" table:formula="of:=[.O130]*[.I$2]" office:value-type="float" office:value="284484" calcext:value-type="float">
            <text:p>284,484.00</text:p>
          </table:table-cell>
          <table:table-cell table:style-name="ce276" table:formula="of:=[.O130]-[.P130]" office:value-type="float" office:value="663796" calcext:value-type="float">
            <text:p>663,796.00</text:p>
          </table:table-cell>
          <table:table-cell table:style-name="ce86" table:formula="of:=CONCATENATE(TEXT([.A130]/1000;&quot;0&quot;);&quot;K&quot;)" office:value-type="string" office:string-value="920K" calcext:value-type="string">
            <text:p>920K</text:p>
          </table:table-cell>
          <table:table-cell table:number-columns-repeated="16331"/>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44716.75" calcext:value-type="currency">
            <text:p>$44,717 </text:p>
          </table:table-cell>
          <table:table-cell table:style-name="ce238" table:formula="of:=IF(([.A131]-[.$F$21])&lt;=[.B$18];MAX(MAX([.A131]-[.$F$21];0)-[.B$17];0)*[.C$18];([.B$18]-[.B$17])*[.C$18])" office:value-type="float" office:value="4266" calcext:value-type="float">
            <text:p>4,266.00</text:p>
          </table:table-cell>
          <table:table-cell table:style-name="ce219" table:formula="of:=IF([.A131]-[.$F$21]&lt;=[.B$19];MAX(MAX([.A131]-[.$F$21];0)-[.B$18];0)*[.C$19];([.B$19]-[.B$18])*[.C$19])" office:value-type="float" office:value="11742.5" calcext:value-type="float">
            <text:p>11,742.50</text:p>
          </table:table-cell>
          <table:table-cell table:style-name="ce219" table:formula="of:=IF([.A131]-[.$F$21]&lt;=[.B$20];MAX(MAX([.A131]-[.$F$21];0)-[.B$19];0)*[.C$20];([.B$20]-[.B$19])*[.C$20])" office:value-type="float" office:value="21942" calcext:value-type="float">
            <text:p>21,942.00</text:p>
          </table:table-cell>
          <table:table-cell table:style-name="ce219" table:formula="of:=IF([.A131]-[.$F$21]&lt;=[.B$21];MAX(MAX([.A131]-[.$F$21];0)-[.B$20];0)*[.C$21];([.B$21]-[.B$20])*[.C$21])" office:value-type="float" office:value="17528" calcext:value-type="float">
            <text:p>17,528.00</text:p>
          </table:table-cell>
          <table:table-cell table:style-name="ce219" table:formula="of:=IF([.A131]-[.$F$21]&lt;=[.B$22];MAX(MAX([.A131]-[.$F$21])-[.B$21];0)*[.C$22];([.B$22]-[.B$21])*[.C$22])" office:value-type="float" office:value="126918.75" calcext:value-type="float">
            <text:p>126,918.75</text:p>
          </table:table-cell>
          <table:table-cell table:style-name="ce219" table:formula="of:=IF([.A131]-[.$F$21]&lt;=[.B$23];MAX(MAX([.A131]-[.$F$21];0)-[.B$22];0)*[.C$23];([.B$23]-[.B$22])*[.C$23])" office:value-type="float" office:value="113090.5" calcext:value-type="float">
            <text:p>113,090.50</text:p>
          </table:table-cell>
          <table:table-cell table:style-name="ce276" table:formula="of:=SUM([.C131:.H131])" office:value-type="float" office:value="295487.75" calcext:value-type="float">
            <text:p>295,487.75</text:p>
          </table:table-cell>
          <table:table-cell table:style-name="ce219" table:formula="of:=IF([.A131]&lt;[.E$7];[.A131]*([.E$3]+[.E$5]);IF([.A131]&gt;=[.E$8];[.A131]*[.E$9];0))" office:value-type="float" office:value="8370" calcext:value-type="float">
            <text:p>8,370.00</text:p>
          </table:table-cell>
          <table:table-cell table:style-name="ce219" table:formula="of:=[.I131]+[.J131]" office:value-type="float" office:value="303857.75" calcext:value-type="float">
            <text:p>303,857.75</text:p>
          </table:table-cell>
          <table:table-cell table:style-name="ce276" table:formula="of:=[.A131]-[.K131]" office:value-type="float" office:value="626142.25" calcext:value-type="float">
            <text:p>626,142.25</text:p>
          </table:table-cell>
          <table:table-cell table:style-name="ce219" table:formula="of:=[.A131]+[.J131]" office:value-type="float" office:value="938370" calcext:value-type="float">
            <text:p>938,370.00</text:p>
          </table:table-cell>
          <table:table-cell table:style-name="ce219" table:formula="of:=[.I$4]" office:value-type="float" office:value="20000" calcext:value-type="float">
            <text:p>20,000.00</text:p>
          </table:table-cell>
          <table:table-cell table:style-name="ce219" table:formula="of:=[.M131]+[.N131]" office:value-type="float" office:value="958370" calcext:value-type="float">
            <text:p>958,370.00</text:p>
          </table:table-cell>
          <table:table-cell table:style-name="ce219" table:formula="of:=[.O131]*[.I$2]" office:value-type="float" office:value="287511" calcext:value-type="float">
            <text:p>287,511.00</text:p>
          </table:table-cell>
          <table:table-cell table:style-name="ce276" table:formula="of:=[.O131]-[.P131]" office:value-type="float" office:value="670859" calcext:value-type="float">
            <text:p>670,859.00</text:p>
          </table:table-cell>
          <table:table-cell table:style-name="ce86" table:formula="of:=CONCATENATE(TEXT([.A131]/1000;&quot;0&quot;);&quot;K&quot;)" office:value-type="string" office:string-value="930K" calcext:value-type="string">
            <text:p>930K</text:p>
          </table:table-cell>
          <table:table-cell table:number-columns-repeated="16331"/>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45569.75" calcext:value-type="currency">
            <text:p>$45,570 </text:p>
          </table:table-cell>
          <table:table-cell table:style-name="ce238" table:formula="of:=IF(([.A132]-[.$F$21])&lt;=[.B$18];MAX(MAX([.A132]-[.$F$21];0)-[.B$17];0)*[.C$18];([.B$18]-[.B$17])*[.C$18])" office:value-type="float" office:value="4266" calcext:value-type="float">
            <text:p>4,266.00</text:p>
          </table:table-cell>
          <table:table-cell table:style-name="ce219" table:formula="of:=IF([.A132]-[.$F$21]&lt;=[.B$19];MAX(MAX([.A132]-[.$F$21];0)-[.B$18];0)*[.C$19];([.B$19]-[.B$18])*[.C$19])" office:value-type="float" office:value="11742.5" calcext:value-type="float">
            <text:p>11,742.50</text:p>
          </table:table-cell>
          <table:table-cell table:style-name="ce219" table:formula="of:=IF([.A132]-[.$F$21]&lt;=[.B$20];MAX(MAX([.A132]-[.$F$21];0)-[.B$19];0)*[.C$20];([.B$20]-[.B$19])*[.C$20])" office:value-type="float" office:value="21942" calcext:value-type="float">
            <text:p>21,942.00</text:p>
          </table:table-cell>
          <table:table-cell table:style-name="ce219" table:formula="of:=IF([.A132]-[.$F$21]&lt;=[.B$21];MAX(MAX([.A132]-[.$F$21];0)-[.B$20];0)*[.C$21];([.B$21]-[.B$20])*[.C$21])" office:value-type="float" office:value="17528" calcext:value-type="float">
            <text:p>17,528.00</text:p>
          </table:table-cell>
          <table:table-cell table:style-name="ce219" table:formula="of:=IF([.A132]-[.$F$21]&lt;=[.B$22];MAX(MAX([.A132]-[.$F$21])-[.B$21];0)*[.C$22];([.B$22]-[.B$21])*[.C$22])" office:value-type="float" office:value="126918.75" calcext:value-type="float">
            <text:p>126,918.75</text:p>
          </table:table-cell>
          <table:table-cell table:style-name="ce219" table:formula="of:=IF([.A132]-[.$F$21]&lt;=[.B$23];MAX(MAX([.A132]-[.$F$21];0)-[.B$22];0)*[.C$23];([.B$23]-[.B$22])*[.C$23])" office:value-type="float" office:value="116790.5" calcext:value-type="float">
            <text:p>116,790.50</text:p>
          </table:table-cell>
          <table:table-cell table:style-name="ce276" table:formula="of:=SUM([.C132:.H132])" office:value-type="float" office:value="299187.75" calcext:value-type="float">
            <text:p>299,187.75</text:p>
          </table:table-cell>
          <table:table-cell table:style-name="ce219" table:formula="of:=IF([.A132]&lt;[.E$7];[.A132]*([.E$3]+[.E$5]);IF([.A132]&gt;=[.E$8];[.A132]*[.E$9];0))" office:value-type="float" office:value="8460" calcext:value-type="float">
            <text:p>8,460.00</text:p>
          </table:table-cell>
          <table:table-cell table:style-name="ce219" table:formula="of:=[.I132]+[.J132]" office:value-type="float" office:value="307647.75" calcext:value-type="float">
            <text:p>307,647.75</text:p>
          </table:table-cell>
          <table:table-cell table:style-name="ce276" table:formula="of:=[.A132]-[.K132]" office:value-type="float" office:value="632352.25" calcext:value-type="float">
            <text:p>632,352.25</text:p>
          </table:table-cell>
          <table:table-cell table:style-name="ce219" table:formula="of:=[.A132]+[.J132]" office:value-type="float" office:value="948460" calcext:value-type="float">
            <text:p>948,460.00</text:p>
          </table:table-cell>
          <table:table-cell table:style-name="ce219" table:formula="of:=[.I$4]" office:value-type="float" office:value="20000" calcext:value-type="float">
            <text:p>20,000.00</text:p>
          </table:table-cell>
          <table:table-cell table:style-name="ce219" table:formula="of:=[.M132]+[.N132]" office:value-type="float" office:value="968460" calcext:value-type="float">
            <text:p>968,460.00</text:p>
          </table:table-cell>
          <table:table-cell table:style-name="ce219" table:formula="of:=[.O132]*[.I$2]" office:value-type="float" office:value="290538" calcext:value-type="float">
            <text:p>290,538.00</text:p>
          </table:table-cell>
          <table:table-cell table:style-name="ce276" table:formula="of:=[.O132]-[.P132]" office:value-type="float" office:value="677922" calcext:value-type="float">
            <text:p>677,922.00</text:p>
          </table:table-cell>
          <table:table-cell table:style-name="ce86" table:formula="of:=CONCATENATE(TEXT([.A132]/1000;&quot;0&quot;);&quot;K&quot;)" office:value-type="string" office:string-value="940K" calcext:value-type="string">
            <text:p>940K</text:p>
          </table:table-cell>
          <table:table-cell table:number-columns-repeated="16331"/>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46422.75" calcext:value-type="currency">
            <text:p>$46,423 </text:p>
          </table:table-cell>
          <table:table-cell table:style-name="ce238" table:formula="of:=IF(([.A133]-[.$F$21])&lt;=[.B$18];MAX(MAX([.A133]-[.$F$21];0)-[.B$17];0)*[.C$18];([.B$18]-[.B$17])*[.C$18])" office:value-type="float" office:value="4266" calcext:value-type="float">
            <text:p>4,266.00</text:p>
          </table:table-cell>
          <table:table-cell table:style-name="ce219" table:formula="of:=IF([.A133]-[.$F$21]&lt;=[.B$19];MAX(MAX([.A133]-[.$F$21];0)-[.B$18];0)*[.C$19];([.B$19]-[.B$18])*[.C$19])" office:value-type="float" office:value="11742.5" calcext:value-type="float">
            <text:p>11,742.50</text:p>
          </table:table-cell>
          <table:table-cell table:style-name="ce219" table:formula="of:=IF([.A133]-[.$F$21]&lt;=[.B$20];MAX(MAX([.A133]-[.$F$21];0)-[.B$19];0)*[.C$20];([.B$20]-[.B$19])*[.C$20])" office:value-type="float" office:value="21942" calcext:value-type="float">
            <text:p>21,942.00</text:p>
          </table:table-cell>
          <table:table-cell table:style-name="ce219" table:formula="of:=IF([.A133]-[.$F$21]&lt;=[.B$21];MAX(MAX([.A133]-[.$F$21];0)-[.B$20];0)*[.C$21];([.B$21]-[.B$20])*[.C$21])" office:value-type="float" office:value="17528" calcext:value-type="float">
            <text:p>17,528.00</text:p>
          </table:table-cell>
          <table:table-cell table:style-name="ce219" table:formula="of:=IF([.A133]-[.$F$21]&lt;=[.B$22];MAX(MAX([.A133]-[.$F$21])-[.B$21];0)*[.C$22];([.B$22]-[.B$21])*[.C$22])" office:value-type="float" office:value="126918.75" calcext:value-type="float">
            <text:p>126,918.75</text:p>
          </table:table-cell>
          <table:table-cell table:style-name="ce219" table:formula="of:=IF([.A133]-[.$F$21]&lt;=[.B$23];MAX(MAX([.A133]-[.$F$21];0)-[.B$22];0)*[.C$23];([.B$23]-[.B$22])*[.C$23])" office:value-type="float" office:value="120490.5" calcext:value-type="float">
            <text:p>120,490.50</text:p>
          </table:table-cell>
          <table:table-cell table:style-name="ce276" table:formula="of:=SUM([.C133:.H133])" office:value-type="float" office:value="302887.75" calcext:value-type="float">
            <text:p>302,887.75</text:p>
          </table:table-cell>
          <table:table-cell table:style-name="ce219" table:formula="of:=IF([.A133]&lt;[.E$7];[.A133]*([.E$3]+[.E$5]);IF([.A133]&gt;=[.E$8];[.A133]*[.E$9];0))" office:value-type="float" office:value="8550" calcext:value-type="float">
            <text:p>8,550.00</text:p>
          </table:table-cell>
          <table:table-cell table:style-name="ce219" table:formula="of:=[.I133]+[.J133]" office:value-type="float" office:value="311437.75" calcext:value-type="float">
            <text:p>311,437.75</text:p>
          </table:table-cell>
          <table:table-cell table:style-name="ce276" table:formula="of:=[.A133]-[.K133]" office:value-type="float" office:value="638562.25" calcext:value-type="float">
            <text:p>638,562.25</text:p>
          </table:table-cell>
          <table:table-cell table:style-name="ce219" table:formula="of:=[.A133]+[.J133]" office:value-type="float" office:value="958550" calcext:value-type="float">
            <text:p>958,550.00</text:p>
          </table:table-cell>
          <table:table-cell table:style-name="ce219" table:formula="of:=[.I$4]" office:value-type="float" office:value="20000" calcext:value-type="float">
            <text:p>20,000.00</text:p>
          </table:table-cell>
          <table:table-cell table:style-name="ce219" table:formula="of:=[.M133]+[.N133]" office:value-type="float" office:value="978550" calcext:value-type="float">
            <text:p>978,550.00</text:p>
          </table:table-cell>
          <table:table-cell table:style-name="ce219" table:formula="of:=[.O133]*[.I$2]" office:value-type="float" office:value="293565" calcext:value-type="float">
            <text:p>293,565.00</text:p>
          </table:table-cell>
          <table:table-cell table:style-name="ce276" table:formula="of:=[.O133]-[.P133]" office:value-type="float" office:value="684985" calcext:value-type="float">
            <text:p>684,985.00</text:p>
          </table:table-cell>
          <table:table-cell table:style-name="ce86" table:formula="of:=CONCATENATE(TEXT([.A133]/1000;&quot;0&quot;);&quot;K&quot;)" office:value-type="string" office:string-value="950K" calcext:value-type="string">
            <text:p>950K</text:p>
          </table:table-cell>
          <table:table-cell table:number-columns-repeated="16331"/>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47275.75" calcext:value-type="currency">
            <text:p>$47,276 </text:p>
          </table:table-cell>
          <table:table-cell table:style-name="ce238" table:formula="of:=IF(([.A134]-[.$F$21])&lt;=[.B$18];MAX(MAX([.A134]-[.$F$21];0)-[.B$17];0)*[.C$18];([.B$18]-[.B$17])*[.C$18])" office:value-type="float" office:value="4266" calcext:value-type="float">
            <text:p>4,266.00</text:p>
          </table:table-cell>
          <table:table-cell table:style-name="ce219" table:formula="of:=IF([.A134]-[.$F$21]&lt;=[.B$19];MAX(MAX([.A134]-[.$F$21];0)-[.B$18];0)*[.C$19];([.B$19]-[.B$18])*[.C$19])" office:value-type="float" office:value="11742.5" calcext:value-type="float">
            <text:p>11,742.50</text:p>
          </table:table-cell>
          <table:table-cell table:style-name="ce219" table:formula="of:=IF([.A134]-[.$F$21]&lt;=[.B$20];MAX(MAX([.A134]-[.$F$21];0)-[.B$19];0)*[.C$20];([.B$20]-[.B$19])*[.C$20])" office:value-type="float" office:value="21942" calcext:value-type="float">
            <text:p>21,942.00</text:p>
          </table:table-cell>
          <table:table-cell table:style-name="ce219" table:formula="of:=IF([.A134]-[.$F$21]&lt;=[.B$21];MAX(MAX([.A134]-[.$F$21];0)-[.B$20];0)*[.C$21];([.B$21]-[.B$20])*[.C$21])" office:value-type="float" office:value="17528" calcext:value-type="float">
            <text:p>17,528.00</text:p>
          </table:table-cell>
          <table:table-cell table:style-name="ce219" table:formula="of:=IF([.A134]-[.$F$21]&lt;=[.B$22];MAX(MAX([.A134]-[.$F$21])-[.B$21];0)*[.C$22];([.B$22]-[.B$21])*[.C$22])" office:value-type="float" office:value="126918.75" calcext:value-type="float">
            <text:p>126,918.75</text:p>
          </table:table-cell>
          <table:table-cell table:style-name="ce219" table:formula="of:=IF([.A134]-[.$F$21]&lt;=[.B$23];MAX(MAX([.A134]-[.$F$21];0)-[.B$22];0)*[.C$23];([.B$23]-[.B$22])*[.C$23])" office:value-type="float" office:value="124190.5" calcext:value-type="float">
            <text:p>124,190.50</text:p>
          </table:table-cell>
          <table:table-cell table:style-name="ce276" table:formula="of:=SUM([.C134:.H134])" office:value-type="float" office:value="306587.75" calcext:value-type="float">
            <text:p>306,587.75</text:p>
          </table:table-cell>
          <table:table-cell table:style-name="ce219" table:formula="of:=IF([.A134]&lt;[.E$7];[.A134]*([.E$3]+[.E$5]);IF([.A134]&gt;=[.E$8];[.A134]*[.E$9];0))" office:value-type="float" office:value="8640" calcext:value-type="float">
            <text:p>8,640.00</text:p>
          </table:table-cell>
          <table:table-cell table:style-name="ce219" table:formula="of:=[.I134]+[.J134]" office:value-type="float" office:value="315227.75" calcext:value-type="float">
            <text:p>315,227.75</text:p>
          </table:table-cell>
          <table:table-cell table:style-name="ce276" table:formula="of:=[.A134]-[.K134]" office:value-type="float" office:value="644772.25" calcext:value-type="float">
            <text:p>644,772.25</text:p>
          </table:table-cell>
          <table:table-cell table:style-name="ce219" table:formula="of:=[.A134]+[.J134]" office:value-type="float" office:value="968640" calcext:value-type="float">
            <text:p>968,640.00</text:p>
          </table:table-cell>
          <table:table-cell table:style-name="ce219" table:formula="of:=[.I$4]" office:value-type="float" office:value="20000" calcext:value-type="float">
            <text:p>20,000.00</text:p>
          </table:table-cell>
          <table:table-cell table:style-name="ce219" table:formula="of:=[.M134]+[.N134]" office:value-type="float" office:value="988640" calcext:value-type="float">
            <text:p>988,640.00</text:p>
          </table:table-cell>
          <table:table-cell table:style-name="ce219" table:formula="of:=[.O134]*[.I$2]" office:value-type="float" office:value="296592" calcext:value-type="float">
            <text:p>296,592.00</text:p>
          </table:table-cell>
          <table:table-cell table:style-name="ce276" table:formula="of:=[.O134]-[.P134]" office:value-type="float" office:value="692048" calcext:value-type="float">
            <text:p>692,048.00</text:p>
          </table:table-cell>
          <table:table-cell table:style-name="ce86" table:formula="of:=CONCATENATE(TEXT([.A134]/1000;&quot;0&quot;);&quot;K&quot;)" office:value-type="string" office:string-value="960K" calcext:value-type="string">
            <text:p>960K</text:p>
          </table:table-cell>
          <table:table-cell table:number-columns-repeated="16331"/>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48128.75" calcext:value-type="currency">
            <text:p>$48,129 </text:p>
          </table:table-cell>
          <table:table-cell table:style-name="ce238" table:formula="of:=IF(([.A135]-[.$F$21])&lt;=[.B$18];MAX(MAX([.A135]-[.$F$21];0)-[.B$17];0)*[.C$18];([.B$18]-[.B$17])*[.C$18])" office:value-type="float" office:value="4266" calcext:value-type="float">
            <text:p>4,266.00</text:p>
          </table:table-cell>
          <table:table-cell table:style-name="ce219" table:formula="of:=IF([.A135]-[.$F$21]&lt;=[.B$19];MAX(MAX([.A135]-[.$F$21];0)-[.B$18];0)*[.C$19];([.B$19]-[.B$18])*[.C$19])" office:value-type="float" office:value="11742.5" calcext:value-type="float">
            <text:p>11,742.50</text:p>
          </table:table-cell>
          <table:table-cell table:style-name="ce219" table:formula="of:=IF([.A135]-[.$F$21]&lt;=[.B$20];MAX(MAX([.A135]-[.$F$21];0)-[.B$19];0)*[.C$20];([.B$20]-[.B$19])*[.C$20])" office:value-type="float" office:value="21942" calcext:value-type="float">
            <text:p>21,942.00</text:p>
          </table:table-cell>
          <table:table-cell table:style-name="ce219" table:formula="of:=IF([.A135]-[.$F$21]&lt;=[.B$21];MAX(MAX([.A135]-[.$F$21];0)-[.B$20];0)*[.C$21];([.B$21]-[.B$20])*[.C$21])" office:value-type="float" office:value="17528" calcext:value-type="float">
            <text:p>17,528.00</text:p>
          </table:table-cell>
          <table:table-cell table:style-name="ce219" table:formula="of:=IF([.A135]-[.$F$21]&lt;=[.B$22];MAX(MAX([.A135]-[.$F$21])-[.B$21];0)*[.C$22];([.B$22]-[.B$21])*[.C$22])" office:value-type="float" office:value="126918.75" calcext:value-type="float">
            <text:p>126,918.75</text:p>
          </table:table-cell>
          <table:table-cell table:style-name="ce219" table:formula="of:=IF([.A135]-[.$F$21]&lt;=[.B$23];MAX(MAX([.A135]-[.$F$21];0)-[.B$22];0)*[.C$23];([.B$23]-[.B$22])*[.C$23])" office:value-type="float" office:value="127890.5" calcext:value-type="float">
            <text:p>127,890.50</text:p>
          </table:table-cell>
          <table:table-cell table:style-name="ce276" table:formula="of:=SUM([.C135:.H135])" office:value-type="float" office:value="310287.75" calcext:value-type="float">
            <text:p>310,287.75</text:p>
          </table:table-cell>
          <table:table-cell table:style-name="ce219" table:formula="of:=IF([.A135]&lt;[.E$7];[.A135]*([.E$3]+[.E$5]);IF([.A135]&gt;=[.E$8];[.A135]*[.E$9];0))" office:value-type="float" office:value="8730" calcext:value-type="float">
            <text:p>8,730.00</text:p>
          </table:table-cell>
          <table:table-cell table:style-name="ce219" table:formula="of:=[.I135]+[.J135]" office:value-type="float" office:value="319017.75" calcext:value-type="float">
            <text:p>319,017.75</text:p>
          </table:table-cell>
          <table:table-cell table:style-name="ce276" table:formula="of:=[.A135]-[.K135]" office:value-type="float" office:value="650982.25" calcext:value-type="float">
            <text:p>650,982.25</text:p>
          </table:table-cell>
          <table:table-cell table:style-name="ce219" table:formula="of:=[.A135]+[.J135]" office:value-type="float" office:value="978730" calcext:value-type="float">
            <text:p>978,730.00</text:p>
          </table:table-cell>
          <table:table-cell table:style-name="ce219" table:formula="of:=[.I$4]" office:value-type="float" office:value="20000" calcext:value-type="float">
            <text:p>20,000.00</text:p>
          </table:table-cell>
          <table:table-cell table:style-name="ce219" table:formula="of:=[.M135]+[.N135]" office:value-type="float" office:value="998730" calcext:value-type="float">
            <text:p>998,730.00</text:p>
          </table:table-cell>
          <table:table-cell table:style-name="ce219" table:formula="of:=[.O135]*[.I$2]" office:value-type="float" office:value="299619" calcext:value-type="float">
            <text:p>299,619.00</text:p>
          </table:table-cell>
          <table:table-cell table:style-name="ce276" table:formula="of:=[.O135]-[.P135]" office:value-type="float" office:value="699111" calcext:value-type="float">
            <text:p>699,111.00</text:p>
          </table:table-cell>
          <table:table-cell table:style-name="ce86" table:formula="of:=CONCATENATE(TEXT([.A135]/1000;&quot;0&quot;);&quot;K&quot;)" office:value-type="string" office:string-value="970K" calcext:value-type="string">
            <text:p>970K</text:p>
          </table:table-cell>
          <table:table-cell table:number-columns-repeated="16331"/>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48981.75" calcext:value-type="currency">
            <text:p>$48,982 </text:p>
          </table:table-cell>
          <table:table-cell table:style-name="ce238" table:formula="of:=IF(([.A136]-[.$F$21])&lt;=[.B$18];MAX(MAX([.A136]-[.$F$21];0)-[.B$17];0)*[.C$18];([.B$18]-[.B$17])*[.C$18])" office:value-type="float" office:value="4266" calcext:value-type="float">
            <text:p>4,266.00</text:p>
          </table:table-cell>
          <table:table-cell table:style-name="ce219" table:formula="of:=IF([.A136]-[.$F$21]&lt;=[.B$19];MAX(MAX([.A136]-[.$F$21];0)-[.B$18];0)*[.C$19];([.B$19]-[.B$18])*[.C$19])" office:value-type="float" office:value="11742.5" calcext:value-type="float">
            <text:p>11,742.50</text:p>
          </table:table-cell>
          <table:table-cell table:style-name="ce219" table:formula="of:=IF([.A136]-[.$F$21]&lt;=[.B$20];MAX(MAX([.A136]-[.$F$21];0)-[.B$19];0)*[.C$20];([.B$20]-[.B$19])*[.C$20])" office:value-type="float" office:value="21942" calcext:value-type="float">
            <text:p>21,942.00</text:p>
          </table:table-cell>
          <table:table-cell table:style-name="ce219" table:formula="of:=IF([.A136]-[.$F$21]&lt;=[.B$21];MAX(MAX([.A136]-[.$F$21];0)-[.B$20];0)*[.C$21];([.B$21]-[.B$20])*[.C$21])" office:value-type="float" office:value="17528" calcext:value-type="float">
            <text:p>17,528.00</text:p>
          </table:table-cell>
          <table:table-cell table:style-name="ce219" table:formula="of:=IF([.A136]-[.$F$21]&lt;=[.B$22];MAX(MAX([.A136]-[.$F$21])-[.B$21];0)*[.C$22];([.B$22]-[.B$21])*[.C$22])" office:value-type="float" office:value="126918.75" calcext:value-type="float">
            <text:p>126,918.75</text:p>
          </table:table-cell>
          <table:table-cell table:style-name="ce219" table:formula="of:=IF([.A136]-[.$F$21]&lt;=[.B$23];MAX(MAX([.A136]-[.$F$21];0)-[.B$22];0)*[.C$23];([.B$23]-[.B$22])*[.C$23])" office:value-type="float" office:value="131590.5" calcext:value-type="float">
            <text:p>131,590.50</text:p>
          </table:table-cell>
          <table:table-cell table:style-name="ce276" table:formula="of:=SUM([.C136:.H136])" office:value-type="float" office:value="313987.75" calcext:value-type="float">
            <text:p>313,987.75</text:p>
          </table:table-cell>
          <table:table-cell table:style-name="ce219" table:formula="of:=IF([.A136]&lt;[.E$7];[.A136]*([.E$3]+[.E$5]);IF([.A136]&gt;=[.E$8];[.A136]*[.E$9];0))" office:value-type="float" office:value="8820" calcext:value-type="float">
            <text:p>8,820.00</text:p>
          </table:table-cell>
          <table:table-cell table:style-name="ce219" table:formula="of:=[.I136]+[.J136]" office:value-type="float" office:value="322807.75" calcext:value-type="float">
            <text:p>322,807.75</text:p>
          </table:table-cell>
          <table:table-cell table:style-name="ce276" table:formula="of:=[.A136]-[.K136]" office:value-type="float" office:value="657192.25" calcext:value-type="float">
            <text:p>657,192.25</text:p>
          </table:table-cell>
          <table:table-cell table:style-name="ce219" table:formula="of:=[.A136]+[.J136]" office:value-type="float" office:value="988820" calcext:value-type="float">
            <text:p>988,820.00</text:p>
          </table:table-cell>
          <table:table-cell table:style-name="ce219" table:formula="of:=[.I$4]" office:value-type="float" office:value="20000" calcext:value-type="float">
            <text:p>20,000.00</text:p>
          </table:table-cell>
          <table:table-cell table:style-name="ce219" table:formula="of:=[.M136]+[.N136]" office:value-type="float" office:value="1008820" calcext:value-type="float">
            <text:p>1,008,820.00</text:p>
          </table:table-cell>
          <table:table-cell table:style-name="ce219" table:formula="of:=[.O136]*[.I$2]" office:value-type="float" office:value="302646" calcext:value-type="float">
            <text:p>302,646.00</text:p>
          </table:table-cell>
          <table:table-cell table:style-name="ce276" table:formula="of:=[.O136]-[.P136]" office:value-type="float" office:value="706174" calcext:value-type="float">
            <text:p>706,174.00</text:p>
          </table:table-cell>
          <table:table-cell table:style-name="ce86" table:formula="of:=CONCATENATE(TEXT([.A136]/1000;&quot;0&quot;);&quot;K&quot;)" office:value-type="string" office:string-value="980K" calcext:value-type="string">
            <text:p>980K</text:p>
          </table:table-cell>
          <table:table-cell table:number-columns-repeated="16331"/>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49834.75" calcext:value-type="currency">
            <text:p>$49,835 </text:p>
          </table:table-cell>
          <table:table-cell table:style-name="ce238" table:formula="of:=IF(([.A137]-[.$F$21])&lt;=[.B$18];MAX(MAX([.A137]-[.$F$21];0)-[.B$17];0)*[.C$18];([.B$18]-[.B$17])*[.C$18])" office:value-type="float" office:value="4266" calcext:value-type="float">
            <text:p>4,266.00</text:p>
          </table:table-cell>
          <table:table-cell table:style-name="ce219" table:formula="of:=IF([.A137]-[.$F$21]&lt;=[.B$19];MAX(MAX([.A137]-[.$F$21];0)-[.B$18];0)*[.C$19];([.B$19]-[.B$18])*[.C$19])" office:value-type="float" office:value="11742.5" calcext:value-type="float">
            <text:p>11,742.50</text:p>
          </table:table-cell>
          <table:table-cell table:style-name="ce219" table:formula="of:=IF([.A137]-[.$F$21]&lt;=[.B$20];MAX(MAX([.A137]-[.$F$21];0)-[.B$19];0)*[.C$20];([.B$20]-[.B$19])*[.C$20])" office:value-type="float" office:value="21942" calcext:value-type="float">
            <text:p>21,942.00</text:p>
          </table:table-cell>
          <table:table-cell table:style-name="ce219" table:formula="of:=IF([.A137]-[.$F$21]&lt;=[.B$21];MAX(MAX([.A137]-[.$F$21];0)-[.B$20];0)*[.C$21];([.B$21]-[.B$20])*[.C$21])" office:value-type="float" office:value="17528" calcext:value-type="float">
            <text:p>17,528.00</text:p>
          </table:table-cell>
          <table:table-cell table:style-name="ce219" table:formula="of:=IF([.A137]-[.$F$21]&lt;=[.B$22];MAX(MAX([.A137]-[.$F$21])-[.B$21];0)*[.C$22];([.B$22]-[.B$21])*[.C$22])" office:value-type="float" office:value="126918.75" calcext:value-type="float">
            <text:p>126,918.75</text:p>
          </table:table-cell>
          <table:table-cell table:style-name="ce219" table:formula="of:=IF([.A137]-[.$F$21]&lt;=[.B$23];MAX(MAX([.A137]-[.$F$21];0)-[.B$22];0)*[.C$23];([.B$23]-[.B$22])*[.C$23])" office:value-type="float" office:value="135290.5" calcext:value-type="float">
            <text:p>135,290.50</text:p>
          </table:table-cell>
          <table:table-cell table:style-name="ce276" table:formula="of:=SUM([.C137:.H137])" office:value-type="float" office:value="317687.75" calcext:value-type="float">
            <text:p>317,687.75</text:p>
          </table:table-cell>
          <table:table-cell table:style-name="ce219" table:formula="of:=IF([.A137]&lt;[.E$7];[.A137]*([.E$3]+[.E$5]);IF([.A137]&gt;=[.E$8];[.A137]*[.E$9];0))" office:value-type="float" office:value="8910" calcext:value-type="float">
            <text:p>8,910.00</text:p>
          </table:table-cell>
          <table:table-cell table:style-name="ce219" table:formula="of:=[.I137]+[.J137]" office:value-type="float" office:value="326597.75" calcext:value-type="float">
            <text:p>326,597.75</text:p>
          </table:table-cell>
          <table:table-cell table:style-name="ce276" table:formula="of:=[.A137]-[.K137]" office:value-type="float" office:value="663402.25" calcext:value-type="float">
            <text:p>663,402.25</text:p>
          </table:table-cell>
          <table:table-cell table:style-name="ce219" table:formula="of:=[.A137]+[.J137]" office:value-type="float" office:value="998910" calcext:value-type="float">
            <text:p>998,910.00</text:p>
          </table:table-cell>
          <table:table-cell table:style-name="ce219" table:formula="of:=[.I$4]" office:value-type="float" office:value="20000" calcext:value-type="float">
            <text:p>20,000.00</text:p>
          </table:table-cell>
          <table:table-cell table:style-name="ce219" table:formula="of:=[.M137]+[.N137]" office:value-type="float" office:value="1018910" calcext:value-type="float">
            <text:p>1,018,910.00</text:p>
          </table:table-cell>
          <table:table-cell table:style-name="ce219" table:formula="of:=[.O137]*[.I$2]" office:value-type="float" office:value="305673" calcext:value-type="float">
            <text:p>305,673.00</text:p>
          </table:table-cell>
          <table:table-cell table:style-name="ce276" table:formula="of:=[.O137]-[.P137]" office:value-type="float" office:value="713237" calcext:value-type="float">
            <text:p>713,237.00</text:p>
          </table:table-cell>
          <table:table-cell table:style-name="ce86" table:formula="of:=CONCATENATE(TEXT([.A137]/1000;&quot;0&quot;);&quot;K&quot;)" office:value-type="string" office:string-value="990K" calcext:value-type="string">
            <text:p>990K</text:p>
          </table:table-cell>
          <table:table-cell table:number-columns-repeated="16331"/>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50687.75" calcext:value-type="currency">
            <text:p>$50,688 </text:p>
          </table:table-cell>
          <table:table-cell table:style-name="ce238" table:formula="of:=IF(([.A138]-[.$F$21])&lt;=[.B$18];MAX(MAX([.A138]-[.$F$21];0)-[.B$17];0)*[.C$18];([.B$18]-[.B$17])*[.C$18])" office:value-type="float" office:value="4266" calcext:value-type="float">
            <text:p>4,266.00</text:p>
          </table:table-cell>
          <table:table-cell table:style-name="ce219" table:formula="of:=IF([.A138]-[.$F$21]&lt;=[.B$19];MAX(MAX([.A138]-[.$F$21];0)-[.B$18];0)*[.C$19];([.B$19]-[.B$18])*[.C$19])" office:value-type="float" office:value="11742.5" calcext:value-type="float">
            <text:p>11,742.50</text:p>
          </table:table-cell>
          <table:table-cell table:style-name="ce219" table:formula="of:=IF([.A138]-[.$F$21]&lt;=[.B$20];MAX(MAX([.A138]-[.$F$21];0)-[.B$19];0)*[.C$20];([.B$20]-[.B$19])*[.C$20])" office:value-type="float" office:value="21942" calcext:value-type="float">
            <text:p>21,942.00</text:p>
          </table:table-cell>
          <table:table-cell table:style-name="ce219" table:formula="of:=IF([.A138]-[.$F$21]&lt;=[.B$21];MAX(MAX([.A138]-[.$F$21];0)-[.B$20];0)*[.C$21];([.B$21]-[.B$20])*[.C$21])" office:value-type="float" office:value="17528" calcext:value-type="float">
            <text:p>17,528.00</text:p>
          </table:table-cell>
          <table:table-cell table:style-name="ce219" table:formula="of:=IF([.A138]-[.$F$21]&lt;=[.B$22];MAX(MAX([.A138]-[.$F$21])-[.B$21];0)*[.C$22];([.B$22]-[.B$21])*[.C$22])" office:value-type="float" office:value="126918.75" calcext:value-type="float">
            <text:p>126,918.75</text:p>
          </table:table-cell>
          <table:table-cell table:style-name="ce219" table:formula="of:=IF([.A138]-[.$F$21]&lt;=[.B$23];MAX(MAX([.A138]-[.$F$21];0)-[.B$22];0)*[.C$23];([.B$23]-[.B$22])*[.C$23])" office:value-type="float" office:value="138990.5" calcext:value-type="float">
            <text:p>138,990.50</text:p>
          </table:table-cell>
          <table:table-cell table:style-name="ce277" table:formula="of:=SUM([.C138:.H138])" office:value-type="float" office:value="321387.75" calcext:value-type="float">
            <text:p>321,387.75</text:p>
          </table:table-cell>
          <table:table-cell table:style-name="ce220" table:formula="of:=IF([.A138]&lt;[.E$7];[.A138]*([.E$3]+[.E$5]);IF([.A138]&gt;=[.E$8];[.A138]*[.E$9];0))" office:value-type="float" office:value="9000" calcext:value-type="float">
            <text:p>9,000.00</text:p>
          </table:table-cell>
          <table:table-cell table:style-name="ce220" table:formula="of:=[.I138]+[.J138]" office:value-type="float" office:value="330387.75" calcext:value-type="float">
            <text:p>330,387.75</text:p>
          </table:table-cell>
          <table:table-cell table:style-name="ce277" table:formula="of:=[.A138]-[.K138]" office:value-type="float" office:value="669612.25" calcext:value-type="float">
            <text:p>669,612.25</text:p>
          </table:table-cell>
          <table:table-cell table:style-name="ce219" table:formula="of:=[.A138]+[.J138]" office:value-type="float" office:value="1009000" calcext:value-type="float">
            <text:p>1,009,000.00</text:p>
          </table:table-cell>
          <table:table-cell table:style-name="ce219" table:formula="of:=[.I$4]" office:value-type="float" office:value="20000" calcext:value-type="float">
            <text:p>20,000.00</text:p>
          </table:table-cell>
          <table:table-cell table:style-name="ce219" table:formula="of:=[.M138]+[.N138]" office:value-type="float" office:value="1029000" calcext:value-type="float">
            <text:p>1,029,000.00</text:p>
          </table:table-cell>
          <table:table-cell table:style-name="ce219" table:formula="of:=[.O138]*[.I$2]" office:value-type="float" office:value="308700" calcext:value-type="float">
            <text:p>308,700.00</text:p>
          </table:table-cell>
          <table:table-cell table:style-name="ce276" table:formula="of:=[.O138]-[.P138]" office:value-type="float" office:value="720300" calcext:value-type="float">
            <text:p>720,300.00</text:p>
          </table:table-cell>
          <table:table-cell table:style-name="ce86" table:formula="of:=CONCATENATE(TEXT([.A138]/1000;&quot;0&quot;);&quot;K&quot;)" office:value-type="string" office:string-value="1000K" calcext:value-type="string">
            <text:p>1000K</text:p>
          </table:table-cell>
          <table:table-cell table:number-columns-repeated="16331"/>
          <table:table-cell table:style-name="Default" table:number-columns-repeated="35"/>
        </table:table-row>
        <table:table-row table:style-name="ro2">
          <table:table-cell table:number-columns-repeated="2"/>
          <table:table-cell table:style-name="ce216"/>
          <table:table-cell table:style-name="ce29"/>
          <table:table-cell table:style-name="ce239"/>
          <table:table-cell table:style-name="ce251"/>
          <table:table-cell table:style-name="ce260" table:number-columns-repeated="2"/>
          <table:table-cell table:style-name="ce239"/>
          <table:table-cell/>
          <table:table-cell table:style-name="ce278" table:number-columns-repeated="2"/>
          <table:table-cell table:number-columns-repeated="16337"/>
          <table:table-cell table:style-name="Default" table:number-columns-repeated="35"/>
        </table:table-row>
        <table:table-row table:style-name="ro2" table:number-rows-repeated="123">
          <table:table-cell/>
          <table:table-cell table:style-name="ce29"/>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Single_ForGraphing" table:style-name="ta1">
        <office:forms form:automatic-focus="false" form:apply-design-mode="false"/>
        <table:table-column table:style-name="co1" table:default-cell-style-name="ce216"/>
        <table:table-column table:style-name="co2" table:default-cell-style-name="ce216"/>
        <table:table-column table:style-name="co3" table:default-cell-style-name="ce239"/>
        <table:table-column table:style-name="co3" table:default-cell-style-name="ce251"/>
        <table:table-column table:style-name="co3" table:default-cell-style-name="ce260"/>
        <table:table-column table:style-name="co4" table:default-cell-style-name="ce260"/>
        <table:table-column table:style-name="co4" table:number-columns-repeated="2" table:default-cell-style-name="ce239"/>
        <table:table-column table:style-name="co4" table:default-cell-style-name="ce278"/>
        <table:table-column table:style-name="co3" table:number-columns-repeated="3" table:default-cell-style-name="ce239"/>
        <table:table-column table:style-name="co5" table:default-cell-style-name="ce239"/>
        <table:table-column table:style-name="co3" table:number-columns-repeated="4" table:default-cell-style-name="ce239"/>
        <table:table-column table:style-name="co6" table:number-columns-repeated="16332" table:default-cell-style-name="ce286"/>
        <table:table-column table:style-name="co6" table:number-columns-repeated="35"/>
        <table:table-row table:style-name="ro1">
          <table:table-cell table:style-name="ce201"/>
          <table:table-cell table:style-name="ce17" table:number-columns-repeated="2"/>
          <table:table-cell table:style-name="ce240"/>
          <table:table-cell table:style-name="ce252"/>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2" office:value-type="string" calcext:value-type="string">
            <text:p>Payroll Tax Facts from: <text:a xlink:href="https://www.irs.gov/taxtopics/tc751" xlink:type="simple">https://www.irs.gov/taxtopics/tc751</text:a> (Last accessed 9/5/2025)</text:p>
          </table:table-cell>
          <table:table-cell table:style-name="ce218" table:number-columns-repeated="2"/>
          <table:table-cell table:style-name="ce240"/>
          <table:table-cell table:style-name="ce252"/>
          <table:table-cell table:style-name="ce29"/>
          <table:table-cell table:style-name="ce206" office:value-type="string" calcext:value-type="string">
            <text:p>The Share Tax Rate: </text:p>
          </table:table-cell>
          <table:table-cell table:style-name="ce48"/>
          <table:table-cell table:style-name="ce272" office:value-type="percentage" office:value="0.34" calcext:value-type="percentage">
            <text:p>34.00%</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e</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8"/>
          <table:table-cell table:style-name="ce29"/>
          <table:table-cell table:style-name="ce273"/>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r</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9" office:value-type="string" calcext:value-type="string">
            <text:p>The Share Amount:</text:p>
          </table:table-cell>
          <table:table-cell table:style-name="ce270"/>
          <table:table-cell table:style-name="ce274" office:value-type="currency" office:currency="USD" office:value="20000" calcext:value-type="currency">
            <text:p>$20,000 </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e</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r</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Limit: (no tax on income above this limit)</text:p>
          </table:table-cell>
          <table:table-cell table:style-name="ce219" table:number-columns-repeated="2"/>
          <table:table-cell table:style-name="ce242"/>
          <table:table-cell table:style-name="ce254" office:value-type="currency" office:currency="USD" office:value="176100" calcext:value-type="currency">
            <text:p>$176,1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Additional Tax Threshold: (add tax due on income exceeding this amt)</text:p>
          </table:table-cell>
          <table:table-cell table:style-name="ce219" table:number-columns-repeated="2"/>
          <table:table-cell table:style-name="ce242"/>
          <table:table-cell table:style-name="ce254" office:value-type="currency" office:currency="USD" office:value="200000" calcext:value-type="currency">
            <text:p>$200,0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4" office:value-type="string" calcext:value-type="string">
            <text:p>Medicare Additional Tax : (paid on income over threshold, only by employee)</text:p>
          </table:table-cell>
          <table:table-cell table:style-name="ce220" table:number-columns-repeated="2"/>
          <table:table-cell table:style-name="ce243"/>
          <table:table-cell table:style-name="ce255" office:value-type="percentage" office:value="0.009" calcext:value-type="percentage">
            <text:p>0.9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5"/>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6" office:value-type="string" calcext:value-type="string">
            <text:p>Notes: </text:p>
          </table:table-cell>
          <table:table-cell table:style-name="ce221" table:number-columns-repeated="4"/>
          <table:table-cell table:style-name="ce261"/>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Each sheet uses the different standard deductions to roughly model the three broad classes of taxpayers: Single, Married, and Head of Household.</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On the sheet for married couples, assume the income is for the entire household. </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table:table-cell table:style-name="ce222" office:value-type="string" calcext:value-type="string">
            <text:p>Income up to:</text:p>
          </table:table-cell>
          <table:table-cell table:style-name="ce230" office:value-type="string" calcext:value-type="string">
            <text:p>Taxed at this rate</text:p>
          </table:table-cell>
          <table:table-cell table:style-name="Default" table:number-columns-repeated="2"/>
          <table:table-cell table:style-name="ce263" office:value-type="string" calcext:value-type="string">
            <text:p>Standard Deduction:</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1<text:span text:style-name="T1">st</text:span> Bracket:</text:p>
          </table:table-cell>
          <table:table-cell table:style-name="ce223" office:value-type="currency" office:currency="USD" office:value="11600" calcext:value-type="currency">
            <text:p>$11,600</text:p>
          </table:table-cell>
          <table:table-cell table:style-name="ce231" office:value-type="percentage" office:value="0" calcext:value-type="percentage">
            <text:p>0.00%</text:p>
          </table:table-cell>
          <table:table-cell table:style-name="Default"/>
          <table:table-cell table:style-name="ce256" office:value-type="string" calcext:value-type="string">
            <text:p>Single Taxpayer</text:p>
          </table:table-cell>
          <table:table-cell table:style-name="ce264" office:value-type="float" office:value="15000" calcext:value-type="float">
            <text:p>15,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2<text:span text:style-name="T1">nd</text:span> Bracket:</text:p>
          </table:table-cell>
          <table:table-cell table:style-name="ce223" office:value-type="currency" office:currency="USD" office:value="47150" calcext:value-type="currency">
            <text:p>$47,150</text:p>
          </table:table-cell>
          <table:table-cell table:style-name="ce231" office:value-type="percentage" office:value="0.12" calcext:value-type="percentage">
            <text:p>12.00%</text:p>
          </table:table-cell>
          <table:table-cell table:style-name="Default"/>
          <table:table-cell table:style-name="ce257" office:value-type="string" calcext:value-type="string">
            <text:p>Married Filing Jointly</text:p>
          </table:table-cell>
          <table:table-cell table:style-name="ce264" office:value-type="float" office:value="30000" calcext:value-type="float">
            <text:p>30,0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3<text:span text:style-name="T1">rd</text:span> Bracket:</text:p>
          </table:table-cell>
          <table:table-cell table:style-name="ce223" office:value-type="currency" office:currency="USD" office:value="100525" calcext:value-type="currency">
            <text:p>$100,525</text:p>
          </table:table-cell>
          <table:table-cell table:style-name="ce231" office:value-type="percentage" office:value="0.22" calcext:value-type="percentage">
            <text:p>22.00%</text:p>
          </table:table-cell>
          <table:table-cell table:style-name="Default"/>
          <table:table-cell table:style-name="ce256" office:value-type="string" calcext:value-type="string">
            <text:p>Single Head of Household</text:p>
          </table:table-cell>
          <table:table-cell table:style-name="ce264" office:value-type="float" office:value="22500" calcext:value-type="float">
            <text:p>22,5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4<text:span text:style-name="T1">th</text:span> Bracket:</text:p>
          </table:table-cell>
          <table:table-cell table:style-name="ce223" office:value-type="currency" office:currency="USD" office:value="191950" calcext:value-type="currency">
            <text:p>$191,950</text:p>
          </table:table-cell>
          <table:table-cell table:style-name="ce231" office:value-type="percentage" office:value="0.24" calcext:value-type="percentage">
            <text:p>24.00%</text:p>
          </table:table-cell>
          <table:table-cell table:style-name="Default"/>
          <table:table-cell table:style-name="ce258"/>
          <table:table-cell table:style-name="ce265"/>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5<text:span text:style-name="T1">th</text:span> Bracket:</text:p>
          </table:table-cell>
          <table:table-cell table:style-name="ce223" office:value-type="currency" office:currency="USD" office:value="246725" calcext:value-type="currency">
            <text:p>$246,725</text:p>
          </table:table-cell>
          <table:table-cell table:style-name="ce231" office:value-type="percentage" office:value="0.32" calcext:value-type="percentage">
            <text:p>32.00%</text:p>
          </table:table-cell>
          <table:table-cell table:style-name="Default"/>
          <table:table-cell table:style-name="ce258" office:value-type="string" calcext:value-type="string">
            <text:p>Deduction used here: </text:p>
          </table:table-cell>
          <table:table-cell table:style-name="ce266" table:formula="of:=[.F17]" office:value-type="float" office:value="15000" calcext:value-type="float">
            <text:p>15,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6<text:span text:style-name="T1">th</text:span> Bracket:</text:p>
          </table:table-cell>
          <table:table-cell table:style-name="ce223" office:value-type="currency" office:currency="USD" office:value="609350" calcext:value-type="currency">
            <text:p>$609,350</text:p>
          </table:table-cell>
          <table:table-cell table:style-name="ce231" office:value-type="percentage" office:value="0.35" calcext:value-type="percentage">
            <text:p>35.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8" office:value-type="string" calcext:value-type="string">
            <text:p>7<text:span text:style-name="T1">th</text:span> Bracket:</text:p>
          </table:table-cell>
          <table:table-cell table:style-name="ce224" office:value-type="currency" office:currency="USD" office:value="999999999999" calcext:value-type="currency">
            <text:p>$999,999,999,999</text:p>
          </table:table-cell>
          <table:table-cell table:style-name="ce232" office:value-type="percentage" office:value="0.37" calcext:value-type="percentage">
            <text:p>37.00%</text:p>
          </table:table-cell>
          <table:table-cell table:style-name="ce46"/>
          <table:table-cell table:style-name="ce220"/>
          <table:table-cell table:style-name="ce6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09"/>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0" office:value-type="string" calcext:value-type="string" table:number-columns-spanned="7" table:number-rows-spanned="1">
            <text:p>Notes: </text:p>
          </table:table-cell>
          <table:covered-table-cell table:style-name="ce226"/>
          <table:covered-table-cell table:style-name="ce234"/>
          <table:covered-table-cell table:style-name="ce47"/>
          <table:covered-table-cell table:style-name="ce25"/>
          <table:covered-table-cell table:style-name="ce62"/>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The Share does away with the Payroll Tax.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25"/>
          <table:covered-table-cell table:style-name="ce33"/>
          <table:covered-table-cell table:style-name="ce47"/>
          <table:covered-table-cell table:style-name="ce25"/>
          <table:covered-table-cell table:style-name="ce1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2"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1) the employee is not receiving additional wages since the Fair Tax Rate includes the old Payroll Tax Rate, and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2"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3" table:number-columns-spanned="7" table:number-rows-spanned="1"/>
          <table:covered-table-cell table:style-name="ce220"/>
          <table:covered-table-cell table:style-name="ce232"/>
          <table:covered-table-cell table:style-name="ce46"/>
          <table:covered-table-cell table:style-name="ce220"/>
          <table:covered-table-cell table:style-name="ce67"/>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14"/>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2"/>
          <table:table-cell table:style-name="ce235" office:value-type="string" calcext:value-type="string" table:number-columns-spanned="10" table:number-rows-spanned="1">
            <text:p>Before “The Share” calculation of Net Income: Base Income - Taxes</text:p>
          </table:table-cell>
          <table:covered-table-cell table:style-name="ce48"/>
          <table:covered-table-cell table:style-name="ce259"/>
          <table:covered-table-cell table:number-columns-repeated="3" table:style-name="ce48"/>
          <table:covered-table-cell table:style-name="ce17"/>
          <table:covered-table-cell table:style-name="ce29"/>
          <table:covered-table-cell table:style-name="ce79"/>
          <table:covered-table-cell table:style-name="ce280"/>
          <table:table-cell table:style-name="ce281" office:value-type="string" calcext:value-type="string" table:number-columns-spanned="5" table:number-rows-spanned="1">
            <text:p>The Share calculation of Net Income:</text:p>
          </table:table-cell>
          <table:covered-table-cell table:number-columns-repeated="3" table:style-name="ce79"/>
          <table:covered-table-cell table:style-name="ce83"/>
          <table:table-cell table:style-name="ce285" table:number-columns-repeated="16332"/>
          <table:table-cell table:style-name="Default" table:number-columns-repeated="35"/>
        </table:table-row>
        <table:table-row table:style-name="ro5">
          <table:table-cell table:style-name="ce205" table:number-columns-repeated="2"/>
          <table:table-cell table:style-name="ce236"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249"/>
          <table:covered-table-cell table:number-columns-repeated="4" table:style-name="ce29"/>
          <table:covered-table-cell table:style-name="ce17"/>
          <table:covered-table-cell table:style-name="ce71"/>
          <table:covered-table-cell table:style-name="ce79"/>
          <table:covered-table-cell table:style-name="ce280"/>
          <table:table-cell table:style-name="ce282"/>
          <table:table-cell table:style-name="ce79" table:number-columns-repeated="3"/>
          <table:table-cell table:style-name="ce284"/>
          <table:table-cell table:style-name="ce285" table:number-columns-repeated="16332"/>
          <table:table-cell table:style-name="Default" table:number-columns-repeated="35"/>
        </table:table-row>
        <table:table-row table:style-name="ro4">
          <table:table-cell table:style-name="ce215" office:value-type="string" calcext:value-type="string">
            <text:p>{A} Base Income (Before The Share)</text:p>
          </table:table-cell>
          <table:table-cell table:style-name="ce228" office:value-type="string" calcext:value-type="string">
            <text:p>Net Benefit of the Share = After-tax income after The Share minus After-tax income Before The Share</text:p>
          </table:table-cell>
          <table:table-cell table:style-name="ce237" office:value-type="string" calcext:value-type="string">
            <text:p>2<text:span text:style-name="T1">nd</text:span> Bracket Taxes: </text:p>
          </table:table-cell>
          <table:table-cell table:style-name="ce250" office:value-type="string" calcext:value-type="string">
            <text:p>3<text:span text:style-name="T1">rd</text:span> Bracket Taxes: </text:p>
          </table:table-cell>
          <table:table-cell table:style-name="ce250" office:value-type="string" calcext:value-type="string">
            <text:p>4<text:span text:style-name="T1">th</text:span> Bracket Taxes: </text:p>
          </table:table-cell>
          <table:table-cell table:style-name="ce250" office:value-type="string" calcext:value-type="string">
            <text:p>5th Bracket Taxes: </text:p>
          </table:table-cell>
          <table:table-cell table:style-name="ce250" office:value-type="string" calcext:value-type="string">
            <text:p>6th Bracket Taxes: </text:p>
          </table:table-cell>
          <table:table-cell table:style-name="ce250" office:value-type="string" calcext:value-type="string">
            <text:p>7th Bracket Taxes: </text:p>
          </table:table-cell>
          <table:table-cell table:style-name="ce275" office:value-type="string" calcext:value-type="string">
            <text:p>Total Income Taxes</text:p>
          </table:table-cell>
          <table:table-cell table:style-name="ce250" office:value-type="string" calcext:value-type="string">
            <text:p>Payroll Tax</text:p>
          </table:table-cell>
          <table:table-cell table:style-name="ce250" office:value-type="string" calcext:value-type="string">
            <text:p>Total Taxes</text:p>
          </table:table-cell>
          <table:table-cell table:style-name="ce275" office:value-type="string" calcext:value-type="string">
            <text:p>Net Income</text:p>
          </table:table-cell>
          <table:table-cell table:style-name="ce237" office:value-type="string" calcext:value-type="string">
            <text:p>New Base Income = Old Base Income + Old Payroll Tax Amount</text:p>
          </table:table-cell>
          <table:table-cell table:style-name="ce250" office:value-type="string" calcext:value-type="string">
            <text:p>The Share</text:p>
          </table:table-cell>
          <table:table-cell table:style-name="ce250" office:value-type="string" calcext:value-type="string">
            <text:p>Total pre-tax income after The Share</text:p>
          </table:table-cell>
          <table:table-cell table:style-name="ce250" office:value-type="string" calcext:value-type="string">
            <text:p>Taxes</text:p>
          </table:table-cell>
          <table:table-cell table:style-name="ce275" office:value-type="string" calcext:value-type="string">
            <text:p>Net Income after The Share</text:p>
          </table:table-cell>
          <table:table-cell table:style-name="ce285" table:number-columns-repeated="16332"/>
          <table:table-cell table:style-name="Default" table:number-columns-repeated="35"/>
        </table:table-row>
        <table:table-row table:style-name="ro2">
          <table:table-cell table:style-name="ce88" office:value-type="float" office:value="0" calcext:value-type="float">
            <text:p>0</text:p>
          </table:table-cell>
          <table:table-cell table:style-name="ce88" table:formula="of:=[.Q38]-[.L38]" office:value-type="float" office:value="13200" calcext:value-type="float">
            <text:p>13,200</text:p>
          </table:table-cell>
          <table:table-cell table:style-name="ce238" table:formula="of:=IF(([.A38]-[.$F$21])&lt;=[.B$18];MAX(MAX([.A38]-[.$F$21];0)-[.B$17];0)*[.C$18];([.B$18]-[.B$17])*[.C$18])" office:value-type="float" office:value="0" calcext:value-type="float">
            <text:p>0.00</text:p>
          </table:table-cell>
          <table:table-cell table:style-name="ce219" table:formula="of:=IF([.A38]-[.$F$21]&lt;=[.B$19];MAX(MAX([.A38]-[.$F$21];0)-[.B$18];0)*[.C$19];([.B$19]-[.B$18])*[.C$19])" office:value-type="float" office:value="0" calcext:value-type="float">
            <text:p>0.00</text:p>
          </table:table-cell>
          <table:table-cell table:style-name="ce219" table:formula="of:=IF([.A38]-[.$F$21]&lt;=[.B$20];MAX(MAX([.A38]-[.$F$21];0)-[.B$19];0)*[.C$20];([.B$20]-[.B$19])*[.C$20])" office:value-type="float" office:value="0" calcext:value-type="float">
            <text:p>0.00</text:p>
          </table:table-cell>
          <table:table-cell table:style-name="ce219" table:formula="of:=IF([.A38]-[.$F$21]&lt;=[.B$21];MAX(MAX([.A38]-[.$F$21];0)-[.B$20];0)*[.C$21];([.B$21]-[.B$20])*[.C$21])" office:value-type="float" office:value="0" calcext:value-type="float">
            <text:p>0.00</text:p>
          </table:table-cell>
          <table:table-cell table:style-name="ce219" table:formula="of:=IF([.A38]-[.$F$21]&lt;=[.B$22];MAX(MAX([.A38]-[.$F$21])-[.B$21];0)*[.C$22];([.B$22]-[.B$21])*[.C$22])" office:value-type="float" office:value="0" calcext:value-type="float">
            <text:p>0.00</text:p>
          </table:table-cell>
          <table:table-cell table:style-name="ce219" table:formula="of:=IF([.A38]-[.$F$21]&lt;=[.B$23];MAX(MAX([.A38]-[.$F$21];0)-[.B$22];0)*[.C$23];([.B$23]-[.B$22])*[.C$23])" office:value-type="float" office:value="0" calcext:value-type="float">
            <text:p>0.00</text:p>
          </table:table-cell>
          <table:table-cell table:style-name="ce276" table:formula="of:=SUM([.C38:.H38])" office:value-type="float" office:value="0" calcext:value-type="float">
            <text:p>0.00</text:p>
          </table:table-cell>
          <table:table-cell table:style-name="ce219" table:formula="of:=IF([.A38]&lt;[.E$7];[.A38]*([.E$3]+[.E$5]);IF([.A38]&gt;=[.E$8];[.A38]*[.E$9];0))" office:value-type="float" office:value="0" calcext:value-type="float">
            <text:p>0.00</text:p>
          </table:table-cell>
          <table:table-cell table:style-name="ce219" table:formula="of:=[.I38]+[.J38]" office:value-type="float" office:value="0" calcext:value-type="float">
            <text:p>0.00</text:p>
          </table:table-cell>
          <table:table-cell table:style-name="ce276" table:formula="of:=[.A38]-[.K38]" office:value-type="float" office:value="0" calcext:value-type="float">
            <text:p>0.00</text:p>
          </table:table-cell>
          <table:table-cell table:style-name="ce219" table:formula="of:=[.A38]+[.J38]" office:value-type="float" office:value="0" calcext:value-type="float">
            <text:p>0.00</text:p>
          </table:table-cell>
          <table:table-cell table:style-name="ce219" table:formula="of:=[.I$4]" office:value-type="float" office:value="20000" calcext:value-type="float">
            <text:p>20,000.00</text:p>
          </table:table-cell>
          <table:table-cell table:style-name="ce219" table:formula="of:=[.M38]+[.N38]" office:value-type="float" office:value="20000" calcext:value-type="float">
            <text:p>20,000.00</text:p>
          </table:table-cell>
          <table:table-cell table:style-name="ce219" table:formula="of:=[.O38]*[.I$2]" office:value-type="float" office:value="6800" calcext:value-type="float">
            <text:p>6,800.00</text:p>
          </table:table-cell>
          <table:table-cell table:style-name="ce276" table:formula="of:=[.O38]-[.P38]" office:value-type="float" office:value="13200" calcext:value-type="float">
            <text:p>13,200.00</text:p>
          </table:table-cell>
          <table:table-cell table:number-columns-repeated="16332"/>
          <table:table-cell table:style-name="Default" table:number-columns-repeated="35"/>
        </table:table-row>
        <table:table-row table:style-name="ro2">
          <table:table-cell table:style-name="ce88" office:value-type="float" office:value="10000" calcext:value-type="float">
            <text:p>10,000</text:p>
          </table:table-cell>
          <table:table-cell table:style-name="ce88" table:formula="of:=[.Q39]-[.L39]" office:value-type="float" office:value="11069.9" calcext:value-type="float">
            <text:p>11,070</text:p>
          </table:table-cell>
          <table:table-cell table:style-name="ce238" table:formula="of:=IF(([.A39]-[.$F$21])&lt;=[.B$18];MAX(MAX([.A39]-[.$F$21];0)-[.B$17];0)*[.C$18];([.B$18]-[.B$17])*[.C$18])" office:value-type="float" office:value="0" calcext:value-type="float">
            <text:p>0.00</text:p>
          </table:table-cell>
          <table:table-cell table:style-name="ce219" table:formula="of:=IF([.A39]-[.$F$21]&lt;=[.B$19];MAX(MAX([.A39]-[.$F$21];0)-[.B$18];0)*[.C$19];([.B$19]-[.B$18])*[.C$19])" office:value-type="float" office:value="0" calcext:value-type="float">
            <text:p>0.00</text:p>
          </table:table-cell>
          <table:table-cell table:style-name="ce219" table:formula="of:=IF([.A39]-[.$F$21]&lt;=[.B$20];MAX(MAX([.A39]-[.$F$21];0)-[.B$19];0)*[.C$20];([.B$20]-[.B$19])*[.C$20])" office:value-type="float" office:value="0" calcext:value-type="float">
            <text:p>0.00</text:p>
          </table:table-cell>
          <table:table-cell table:style-name="ce219" table:formula="of:=IF([.A39]-[.$F$21]&lt;=[.B$21];MAX(MAX([.A39]-[.$F$21];0)-[.B$20];0)*[.C$21];([.B$21]-[.B$20])*[.C$21])" office:value-type="float" office:value="0" calcext:value-type="float">
            <text:p>0.00</text:p>
          </table:table-cell>
          <table:table-cell table:style-name="ce219" table:formula="of:=IF([.A39]-[.$F$21]&lt;=[.B$22];MAX(MAX([.A39]-[.$F$21])-[.B$21];0)*[.C$22];([.B$22]-[.B$21])*[.C$22])" office:value-type="float" office:value="0" calcext:value-type="float">
            <text:p>0.00</text:p>
          </table:table-cell>
          <table:table-cell table:style-name="ce219" table:formula="of:=IF([.A39]-[.$F$21]&lt;=[.B$23];MAX(MAX([.A39]-[.$F$21];0)-[.B$22];0)*[.C$23];([.B$23]-[.B$22])*[.C$23])" office:value-type="float" office:value="0" calcext:value-type="float">
            <text:p>0.00</text:p>
          </table:table-cell>
          <table:table-cell table:style-name="ce276" table:formula="of:=SUM([.C39:.H39])" office:value-type="float" office:value="0" calcext:value-type="float">
            <text:p>0.00</text:p>
          </table:table-cell>
          <table:table-cell table:style-name="ce219" table:formula="of:=IF([.A39]&lt;[.E$7];[.A39]*([.E$3]+[.E$5]);IF([.A39]&gt;=[.E$8];[.A39]*[.E$9];0))" office:value-type="float" office:value="765" calcext:value-type="float">
            <text:p>765.00</text:p>
          </table:table-cell>
          <table:table-cell table:style-name="ce219" table:formula="of:=[.I39]+[.J39]" office:value-type="float" office:value="765" calcext:value-type="float">
            <text:p>765.00</text:p>
          </table:table-cell>
          <table:table-cell table:style-name="ce276" table:formula="of:=[.A39]-[.K39]" office:value-type="float" office:value="9235" calcext:value-type="float">
            <text:p>9,235.00</text:p>
          </table:table-cell>
          <table:table-cell table:style-name="ce219" table:formula="of:=[.A39]+[.J39]" office:value-type="float" office:value="10765" calcext:value-type="float">
            <text:p>10,765.00</text:p>
          </table:table-cell>
          <table:table-cell table:style-name="ce219" table:formula="of:=[.I$4]" office:value-type="float" office:value="20000" calcext:value-type="float">
            <text:p>20,000.00</text:p>
          </table:table-cell>
          <table:table-cell table:style-name="ce219" table:formula="of:=[.M39]+[.N39]" office:value-type="float" office:value="30765" calcext:value-type="float">
            <text:p>30,765.00</text:p>
          </table:table-cell>
          <table:table-cell table:style-name="ce219" table:formula="of:=[.O39]*[.I$2]" office:value-type="float" office:value="10460.1" calcext:value-type="float">
            <text:p>10,460.10</text:p>
          </table:table-cell>
          <table:table-cell table:style-name="ce276" table:formula="of:=[.O39]-[.P39]" office:value-type="float" office:value="20304.9" calcext:value-type="float">
            <text:p>20,304.90</text:p>
          </table:table-cell>
          <table:table-cell table:number-columns-repeated="16332"/>
          <table:table-cell table:style-name="Default" table:number-columns-repeated="35"/>
        </table:table-row>
        <table:table-row table:style-name="ro2">
          <table:table-cell table:style-name="ce88" office:value-type="float" office:value="20000" calcext:value-type="float">
            <text:p>20,000</text:p>
          </table:table-cell>
          <table:table-cell table:style-name="ce88" table:formula="of:=[.Q40]-[.L40]" office:value-type="float" office:value="8939.8" calcext:value-type="float">
            <text:p>8,940</text:p>
          </table:table-cell>
          <table:table-cell table:style-name="ce238" table:formula="of:=IF(([.A40]-[.$F$21])&lt;=[.B$18];MAX(MAX([.A40]-[.$F$21];0)-[.B$17];0)*[.C$18];([.B$18]-[.B$17])*[.C$18])" office:value-type="float" office:value="0" calcext:value-type="float">
            <text:p>0.00</text:p>
          </table:table-cell>
          <table:table-cell table:style-name="ce219" table:formula="of:=IF([.A40]-[.$F$21]&lt;=[.B$19];MAX(MAX([.A40]-[.$F$21];0)-[.B$18];0)*[.C$19];([.B$19]-[.B$18])*[.C$19])" office:value-type="float" office:value="0" calcext:value-type="float">
            <text:p>0.00</text:p>
          </table:table-cell>
          <table:table-cell table:style-name="ce219" table:formula="of:=IF([.A40]-[.$F$21]&lt;=[.B$20];MAX(MAX([.A40]-[.$F$21];0)-[.B$19];0)*[.C$20];([.B$20]-[.B$19])*[.C$20])" office:value-type="float" office:value="0" calcext:value-type="float">
            <text:p>0.00</text:p>
          </table:table-cell>
          <table:table-cell table:style-name="ce219" table:formula="of:=IF([.A40]-[.$F$21]&lt;=[.B$21];MAX(MAX([.A40]-[.$F$21];0)-[.B$20];0)*[.C$21];([.B$21]-[.B$20])*[.C$21])" office:value-type="float" office:value="0" calcext:value-type="float">
            <text:p>0.00</text:p>
          </table:table-cell>
          <table:table-cell table:style-name="ce219" table:formula="of:=IF([.A40]-[.$F$21]&lt;=[.B$22];MAX(MAX([.A40]-[.$F$21])-[.B$21];0)*[.C$22];([.B$22]-[.B$21])*[.C$22])" office:value-type="float" office:value="0" calcext:value-type="float">
            <text:p>0.00</text:p>
          </table:table-cell>
          <table:table-cell table:style-name="ce219" table:formula="of:=IF([.A40]-[.$F$21]&lt;=[.B$23];MAX(MAX([.A40]-[.$F$21];0)-[.B$22];0)*[.C$23];([.B$23]-[.B$22])*[.C$23])" office:value-type="float" office:value="0" calcext:value-type="float">
            <text:p>0.00</text:p>
          </table:table-cell>
          <table:table-cell table:style-name="ce276" table:formula="of:=SUM([.C40:.H40])" office:value-type="float" office:value="0" calcext:value-type="float">
            <text:p>0.00</text:p>
          </table:table-cell>
          <table:table-cell table:style-name="ce219" table:formula="of:=IF([.A40]&lt;[.E$7];[.A40]*([.E$3]+[.E$5]);IF([.A40]&gt;=[.E$8];[.A40]*[.E$9];0))" office:value-type="float" office:value="1530" calcext:value-type="float">
            <text:p>1,530.00</text:p>
          </table:table-cell>
          <table:table-cell table:style-name="ce219" table:formula="of:=[.I40]+[.J40]" office:value-type="float" office:value="1530" calcext:value-type="float">
            <text:p>1,530.00</text:p>
          </table:table-cell>
          <table:table-cell table:style-name="ce276" table:formula="of:=[.A40]-[.K40]" office:value-type="float" office:value="18470" calcext:value-type="float">
            <text:p>18,470.00</text:p>
          </table:table-cell>
          <table:table-cell table:style-name="ce219" table:formula="of:=[.A40]+[.J40]" office:value-type="float" office:value="21530" calcext:value-type="float">
            <text:p>21,530.00</text:p>
          </table:table-cell>
          <table:table-cell table:style-name="ce219" table:formula="of:=[.I$4]" office:value-type="float" office:value="20000" calcext:value-type="float">
            <text:p>20,000.00</text:p>
          </table:table-cell>
          <table:table-cell table:style-name="ce219" table:formula="of:=[.M40]+[.N40]" office:value-type="float" office:value="41530" calcext:value-type="float">
            <text:p>41,530.00</text:p>
          </table:table-cell>
          <table:table-cell table:style-name="ce219" table:formula="of:=[.O40]*[.I$2]" office:value-type="float" office:value="14120.2" calcext:value-type="float">
            <text:p>14,120.20</text:p>
          </table:table-cell>
          <table:table-cell table:style-name="ce276" table:formula="of:=[.O40]-[.P40]" office:value-type="float" office:value="27409.8" calcext:value-type="float">
            <text:p>27,409.80</text:p>
          </table:table-cell>
          <table:table-cell table:number-columns-repeated="16332"/>
          <table:table-cell table:style-name="Default" table:number-columns-repeated="35"/>
        </table:table-row>
        <table:table-row table:style-name="ro2">
          <table:table-cell table:style-name="ce88" office:value-type="float" office:value="30000" calcext:value-type="float">
            <text:p>30,000</text:p>
          </table:table-cell>
          <table:table-cell table:style-name="ce88" table:formula="of:=[.Q41]-[.L41]" office:value-type="float" office:value="7217.7" calcext:value-type="float">
            <text:p>7,218</text:p>
          </table:table-cell>
          <table:table-cell table:style-name="ce238" table:formula="of:=IF(([.A41]-[.$F$21])&lt;=[.B$18];MAX(MAX([.A41]-[.$F$21];0)-[.B$17];0)*[.C$18];([.B$18]-[.B$17])*[.C$18])" office:value-type="float" office:value="408" calcext:value-type="float">
            <text:p>408.00</text:p>
          </table:table-cell>
          <table:table-cell table:style-name="ce219" table:formula="of:=IF([.A41]-[.$F$21]&lt;=[.B$19];MAX(MAX([.A41]-[.$F$21];0)-[.B$18];0)*[.C$19];([.B$19]-[.B$18])*[.C$19])" office:value-type="float" office:value="0" calcext:value-type="float">
            <text:p>0.00</text:p>
          </table:table-cell>
          <table:table-cell table:style-name="ce219" table:formula="of:=IF([.A41]-[.$F$21]&lt;=[.B$20];MAX(MAX([.A41]-[.$F$21];0)-[.B$19];0)*[.C$20];([.B$20]-[.B$19])*[.C$20])" office:value-type="float" office:value="0" calcext:value-type="float">
            <text:p>0.00</text:p>
          </table:table-cell>
          <table:table-cell table:style-name="ce219" table:formula="of:=IF([.A41]-[.$F$21]&lt;=[.B$21];MAX(MAX([.A41]-[.$F$21];0)-[.B$20];0)*[.C$21];([.B$21]-[.B$20])*[.C$21])" office:value-type="float" office:value="0" calcext:value-type="float">
            <text:p>0.00</text:p>
          </table:table-cell>
          <table:table-cell table:style-name="ce219" table:formula="of:=IF([.A41]-[.$F$21]&lt;=[.B$22];MAX(MAX([.A41]-[.$F$21])-[.B$21];0)*[.C$22];([.B$22]-[.B$21])*[.C$22])" office:value-type="float" office:value="0" calcext:value-type="float">
            <text:p>0.00</text:p>
          </table:table-cell>
          <table:table-cell table:style-name="ce219" table:formula="of:=IF([.A41]-[.$F$21]&lt;=[.B$23];MAX(MAX([.A41]-[.$F$21];0)-[.B$22];0)*[.C$23];([.B$23]-[.B$22])*[.C$23])" office:value-type="float" office:value="0" calcext:value-type="float">
            <text:p>0.00</text:p>
          </table:table-cell>
          <table:table-cell table:style-name="ce276" table:formula="of:=SUM([.C41:.H41])" office:value-type="float" office:value="408" calcext:value-type="float">
            <text:p>408.00</text:p>
          </table:table-cell>
          <table:table-cell table:style-name="ce219" table:formula="of:=IF([.A41]&lt;[.E$7];[.A41]*([.E$3]+[.E$5]);IF([.A41]&gt;=[.E$8];[.A41]*[.E$9];0))" office:value-type="float" office:value="2295" calcext:value-type="float">
            <text:p>2,295.00</text:p>
          </table:table-cell>
          <table:table-cell table:style-name="ce219" table:formula="of:=[.I41]+[.J41]" office:value-type="float" office:value="2703" calcext:value-type="float">
            <text:p>2,703.00</text:p>
          </table:table-cell>
          <table:table-cell table:style-name="ce276" table:formula="of:=[.A41]-[.K41]" office:value-type="float" office:value="27297" calcext:value-type="float">
            <text:p>27,297.00</text:p>
          </table:table-cell>
          <table:table-cell table:style-name="ce219" table:formula="of:=[.A41]+[.J41]" office:value-type="float" office:value="32295" calcext:value-type="float">
            <text:p>32,295.00</text:p>
          </table:table-cell>
          <table:table-cell table:style-name="ce219" table:formula="of:=[.I$4]" office:value-type="float" office:value="20000" calcext:value-type="float">
            <text:p>20,000.00</text:p>
          </table:table-cell>
          <table:table-cell table:style-name="ce219" table:formula="of:=[.M41]+[.N41]" office:value-type="float" office:value="52295" calcext:value-type="float">
            <text:p>52,295.00</text:p>
          </table:table-cell>
          <table:table-cell table:style-name="ce219" table:formula="of:=[.O41]*[.I$2]" office:value-type="float" office:value="17780.3" calcext:value-type="float">
            <text:p>17,780.30</text:p>
          </table:table-cell>
          <table:table-cell table:style-name="ce276" table:formula="of:=[.O41]-[.P41]" office:value-type="float" office:value="34514.7" calcext:value-type="float">
            <text:p>34,514.70</text:p>
          </table:table-cell>
          <table:table-cell table:number-columns-repeated="16332"/>
          <table:table-cell table:style-name="Default" table:number-columns-repeated="35"/>
        </table:table-row>
        <table:table-row table:style-name="ro2">
          <table:table-cell table:style-name="ce88" office:value-type="float" office:value="40000" calcext:value-type="float">
            <text:p>40,000</text:p>
          </table:table-cell>
          <table:table-cell table:style-name="ce88" table:formula="of:=[.Q42]-[.L42]" office:value-type="float" office:value="6287.6" calcext:value-type="float">
            <text:p>6,288</text:p>
          </table:table-cell>
          <table:table-cell table:style-name="ce238" table:formula="of:=IF(([.A42]-[.$F$21])&lt;=[.B$18];MAX(MAX([.A42]-[.$F$21];0)-[.B$17];0)*[.C$18];([.B$18]-[.B$17])*[.C$18])" office:value-type="float" office:value="1608" calcext:value-type="float">
            <text:p>1,608.00</text:p>
          </table:table-cell>
          <table:table-cell table:style-name="ce219" table:formula="of:=IF([.A42]-[.$F$21]&lt;=[.B$19];MAX(MAX([.A42]-[.$F$21];0)-[.B$18];0)*[.C$19];([.B$19]-[.B$18])*[.C$19])" office:value-type="float" office:value="0" calcext:value-type="float">
            <text:p>0.00</text:p>
          </table:table-cell>
          <table:table-cell table:style-name="ce219" table:formula="of:=IF([.A42]-[.$F$21]&lt;=[.B$20];MAX(MAX([.A42]-[.$F$21];0)-[.B$19];0)*[.C$20];([.B$20]-[.B$19])*[.C$20])" office:value-type="float" office:value="0" calcext:value-type="float">
            <text:p>0.00</text:p>
          </table:table-cell>
          <table:table-cell table:style-name="ce219" table:formula="of:=IF([.A42]-[.$F$21]&lt;=[.B$21];MAX(MAX([.A42]-[.$F$21];0)-[.B$20];0)*[.C$21];([.B$21]-[.B$20])*[.C$21])" office:value-type="float" office:value="0" calcext:value-type="float">
            <text:p>0.00</text:p>
          </table:table-cell>
          <table:table-cell table:style-name="ce219" table:formula="of:=IF([.A42]-[.$F$21]&lt;=[.B$22];MAX(MAX([.A42]-[.$F$21])-[.B$21];0)*[.C$22];([.B$22]-[.B$21])*[.C$22])" office:value-type="float" office:value="0" calcext:value-type="float">
            <text:p>0.00</text:p>
          </table:table-cell>
          <table:table-cell table:style-name="ce219" table:formula="of:=IF([.A42]-[.$F$21]&lt;=[.B$23];MAX(MAX([.A42]-[.$F$21];0)-[.B$22];0)*[.C$23];([.B$23]-[.B$22])*[.C$23])" office:value-type="float" office:value="0" calcext:value-type="float">
            <text:p>0.00</text:p>
          </table:table-cell>
          <table:table-cell table:style-name="ce276" table:formula="of:=SUM([.C42:.H42])" office:value-type="float" office:value="1608" calcext:value-type="float">
            <text:p>1,608.00</text:p>
          </table:table-cell>
          <table:table-cell table:style-name="ce219" table:formula="of:=IF([.A42]&lt;[.E$7];[.A42]*([.E$3]+[.E$5]);IF([.A42]&gt;=[.E$8];[.A42]*[.E$9];0))" office:value-type="float" office:value="3060" calcext:value-type="float">
            <text:p>3,060.00</text:p>
          </table:table-cell>
          <table:table-cell table:style-name="ce219" table:formula="of:=[.I42]+[.J42]" office:value-type="float" office:value="4668" calcext:value-type="float">
            <text:p>4,668.00</text:p>
          </table:table-cell>
          <table:table-cell table:style-name="ce276" table:formula="of:=[.A42]-[.K42]" office:value-type="float" office:value="35332" calcext:value-type="float">
            <text:p>35,332.00</text:p>
          </table:table-cell>
          <table:table-cell table:style-name="ce219" table:formula="of:=[.A42]+[.J42]" office:value-type="float" office:value="43060" calcext:value-type="float">
            <text:p>43,060.00</text:p>
          </table:table-cell>
          <table:table-cell table:style-name="ce219" table:formula="of:=[.I$4]" office:value-type="float" office:value="20000" calcext:value-type="float">
            <text:p>20,000.00</text:p>
          </table:table-cell>
          <table:table-cell table:style-name="ce219" table:formula="of:=[.M42]+[.N42]" office:value-type="float" office:value="63060" calcext:value-type="float">
            <text:p>63,060.00</text:p>
          </table:table-cell>
          <table:table-cell table:style-name="ce219" table:formula="of:=[.O42]*[.I$2]" office:value-type="float" office:value="21440.4" calcext:value-type="float">
            <text:p>21,440.40</text:p>
          </table:table-cell>
          <table:table-cell table:style-name="ce276" table:formula="of:=[.O42]-[.P42]" office:value-type="float" office:value="41619.6" calcext:value-type="float">
            <text:p>41,619.60</text:p>
          </table:table-cell>
          <table:table-cell table:number-columns-repeated="16332"/>
          <table:table-cell table:style-name="Default" table:number-columns-repeated="35"/>
        </table:table-row>
        <table:table-row table:style-name="ro2">
          <table:table-cell table:style-name="ce88" office:value-type="float" office:value="50000" calcext:value-type="float">
            <text:p>50,000</text:p>
          </table:table-cell>
          <table:table-cell table:style-name="ce88" table:formula="of:=[.Q43]-[.L43]" office:value-type="float" office:value="5357.5" calcext:value-type="float">
            <text:p>5,358</text:p>
          </table:table-cell>
          <table:table-cell table:style-name="ce238" table:formula="of:=IF(([.A43]-[.$F$21])&lt;=[.B$18];MAX(MAX([.A43]-[.$F$21];0)-[.B$17];0)*[.C$18];([.B$18]-[.B$17])*[.C$18])" office:value-type="float" office:value="2808" calcext:value-type="float">
            <text:p>2,808.00</text:p>
          </table:table-cell>
          <table:table-cell table:style-name="ce219" table:formula="of:=IF([.A43]-[.$F$21]&lt;=[.B$19];MAX(MAX([.A43]-[.$F$21];0)-[.B$18];0)*[.C$19];([.B$19]-[.B$18])*[.C$19])" office:value-type="float" office:value="0" calcext:value-type="float">
            <text:p>0.00</text:p>
          </table:table-cell>
          <table:table-cell table:style-name="ce219" table:formula="of:=IF([.A43]-[.$F$21]&lt;=[.B$20];MAX(MAX([.A43]-[.$F$21];0)-[.B$19];0)*[.C$20];([.B$20]-[.B$19])*[.C$20])" office:value-type="float" office:value="0" calcext:value-type="float">
            <text:p>0.00</text:p>
          </table:table-cell>
          <table:table-cell table:style-name="ce219" table:formula="of:=IF([.A43]-[.$F$21]&lt;=[.B$21];MAX(MAX([.A43]-[.$F$21];0)-[.B$20];0)*[.C$21];([.B$21]-[.B$20])*[.C$21])" office:value-type="float" office:value="0" calcext:value-type="float">
            <text:p>0.00</text:p>
          </table:table-cell>
          <table:table-cell table:style-name="ce219" table:formula="of:=IF([.A43]-[.$F$21]&lt;=[.B$22];MAX(MAX([.A43]-[.$F$21])-[.B$21];0)*[.C$22];([.B$22]-[.B$21])*[.C$22])" office:value-type="float" office:value="0" calcext:value-type="float">
            <text:p>0.00</text:p>
          </table:table-cell>
          <table:table-cell table:style-name="ce219" table:formula="of:=IF([.A43]-[.$F$21]&lt;=[.B$23];MAX(MAX([.A43]-[.$F$21];0)-[.B$22];0)*[.C$23];([.B$23]-[.B$22])*[.C$23])" office:value-type="float" office:value="0" calcext:value-type="float">
            <text:p>0.00</text:p>
          </table:table-cell>
          <table:table-cell table:style-name="ce276" table:formula="of:=SUM([.C43:.H43])" office:value-type="float" office:value="2808" calcext:value-type="float">
            <text:p>2,808.00</text:p>
          </table:table-cell>
          <table:table-cell table:style-name="ce219" table:formula="of:=IF([.A43]&lt;[.E$7];[.A43]*([.E$3]+[.E$5]);IF([.A43]&gt;=[.E$8];[.A43]*[.E$9];0))" office:value-type="float" office:value="3825" calcext:value-type="float">
            <text:p>3,825.00</text:p>
          </table:table-cell>
          <table:table-cell table:style-name="ce219" table:formula="of:=[.I43]+[.J43]" office:value-type="float" office:value="6633" calcext:value-type="float">
            <text:p>6,633.00</text:p>
          </table:table-cell>
          <table:table-cell table:style-name="ce276" table:formula="of:=[.A43]-[.K43]" office:value-type="float" office:value="43367" calcext:value-type="float">
            <text:p>43,367.00</text:p>
          </table:table-cell>
          <table:table-cell table:style-name="ce219" table:formula="of:=[.A43]+[.J43]" office:value-type="float" office:value="53825" calcext:value-type="float">
            <text:p>53,825.00</text:p>
          </table:table-cell>
          <table:table-cell table:style-name="ce219" table:formula="of:=[.I$4]" office:value-type="float" office:value="20000" calcext:value-type="float">
            <text:p>20,000.00</text:p>
          </table:table-cell>
          <table:table-cell table:style-name="ce219" table:formula="of:=[.M43]+[.N43]" office:value-type="float" office:value="73825" calcext:value-type="float">
            <text:p>73,825.00</text:p>
          </table:table-cell>
          <table:table-cell table:style-name="ce219" table:formula="of:=[.O43]*[.I$2]" office:value-type="float" office:value="25100.5" calcext:value-type="float">
            <text:p>25,100.50</text:p>
          </table:table-cell>
          <table:table-cell table:style-name="ce276" table:formula="of:=[.O43]-[.P43]" office:value-type="float" office:value="48724.5" calcext:value-type="float">
            <text:p>48,724.50</text:p>
          </table:table-cell>
          <table:table-cell table:number-columns-repeated="16332"/>
          <table:table-cell table:style-name="Default" table:number-columns-repeated="35"/>
        </table:table-row>
        <table:table-row table:style-name="ro2">
          <table:table-cell table:style-name="ce88" office:value-type="float" office:value="60000" calcext:value-type="float">
            <text:p>60,000</text:p>
          </table:table-cell>
          <table:table-cell table:style-name="ce88" table:formula="of:=[.Q44]-[.L44]" office:value-type="float" office:value="4427.39999999999" calcext:value-type="float">
            <text:p>4,427</text:p>
          </table:table-cell>
          <table:table-cell table:style-name="ce238" table:formula="of:=IF(([.A44]-[.$F$21])&lt;=[.B$18];MAX(MAX([.A44]-[.$F$21];0)-[.B$17];0)*[.C$18];([.B$18]-[.B$17])*[.C$18])" office:value-type="float" office:value="4008" calcext:value-type="float">
            <text:p>4,008.00</text:p>
          </table:table-cell>
          <table:table-cell table:style-name="ce219" table:formula="of:=IF([.A44]-[.$F$21]&lt;=[.B$19];MAX(MAX([.A44]-[.$F$21];0)-[.B$18];0)*[.C$19];([.B$19]-[.B$18])*[.C$19])" office:value-type="float" office:value="0" calcext:value-type="float">
            <text:p>0.00</text:p>
          </table:table-cell>
          <table:table-cell table:style-name="ce219" table:formula="of:=IF([.A44]-[.$F$21]&lt;=[.B$20];MAX(MAX([.A44]-[.$F$21];0)-[.B$19];0)*[.C$20];([.B$20]-[.B$19])*[.C$20])" office:value-type="float" office:value="0" calcext:value-type="float">
            <text:p>0.00</text:p>
          </table:table-cell>
          <table:table-cell table:style-name="ce219" table:formula="of:=IF([.A44]-[.$F$21]&lt;=[.B$21];MAX(MAX([.A44]-[.$F$21];0)-[.B$20];0)*[.C$21];([.B$21]-[.B$20])*[.C$21])" office:value-type="float" office:value="0" calcext:value-type="float">
            <text:p>0.00</text:p>
          </table:table-cell>
          <table:table-cell table:style-name="ce219" table:formula="of:=IF([.A44]-[.$F$21]&lt;=[.B$22];MAX(MAX([.A44]-[.$F$21])-[.B$21];0)*[.C$22];([.B$22]-[.B$21])*[.C$22])" office:value-type="float" office:value="0" calcext:value-type="float">
            <text:p>0.00</text:p>
          </table:table-cell>
          <table:table-cell table:style-name="ce219" table:formula="of:=IF([.A44]-[.$F$21]&lt;=[.B$23];MAX(MAX([.A44]-[.$F$21];0)-[.B$22];0)*[.C$23];([.B$23]-[.B$22])*[.C$23])" office:value-type="float" office:value="0" calcext:value-type="float">
            <text:p>0.00</text:p>
          </table:table-cell>
          <table:table-cell table:style-name="ce276" table:formula="of:=SUM([.C44:.H44])" office:value-type="float" office:value="4008" calcext:value-type="float">
            <text:p>4,008.00</text:p>
          </table:table-cell>
          <table:table-cell table:style-name="ce219" table:formula="of:=IF([.A44]&lt;[.E$7];[.A44]*([.E$3]+[.E$5]);IF([.A44]&gt;=[.E$8];[.A44]*[.E$9];0))" office:value-type="float" office:value="4590" calcext:value-type="float">
            <text:p>4,590.00</text:p>
          </table:table-cell>
          <table:table-cell table:style-name="ce219" table:formula="of:=[.I44]+[.J44]" office:value-type="float" office:value="8598" calcext:value-type="float">
            <text:p>8,598.00</text:p>
          </table:table-cell>
          <table:table-cell table:style-name="ce276" table:formula="of:=[.A44]-[.K44]" office:value-type="float" office:value="51402" calcext:value-type="float">
            <text:p>51,402.00</text:p>
          </table:table-cell>
          <table:table-cell table:style-name="ce219" table:formula="of:=[.A44]+[.J44]" office:value-type="float" office:value="64590" calcext:value-type="float">
            <text:p>64,590.00</text:p>
          </table:table-cell>
          <table:table-cell table:style-name="ce219" table:formula="of:=[.I$4]" office:value-type="float" office:value="20000" calcext:value-type="float">
            <text:p>20,000.00</text:p>
          </table:table-cell>
          <table:table-cell table:style-name="ce219" table:formula="of:=[.M44]+[.N44]" office:value-type="float" office:value="84590" calcext:value-type="float">
            <text:p>84,590.00</text:p>
          </table:table-cell>
          <table:table-cell table:style-name="ce219" table:formula="of:=[.O44]*[.I$2]" office:value-type="float" office:value="28760.6" calcext:value-type="float">
            <text:p>28,760.60</text:p>
          </table:table-cell>
          <table:table-cell table:style-name="ce276" table:formula="of:=[.O44]-[.P44]" office:value-type="float" office:value="55829.4" calcext:value-type="float">
            <text:p>55,829.40</text:p>
          </table:table-cell>
          <table:table-cell table:number-columns-repeated="16332"/>
          <table:table-cell table:style-name="Default" table:number-columns-repeated="35"/>
        </table:table-row>
        <table:table-row table:style-name="ro2">
          <table:table-cell table:style-name="ce88" office:value-type="float" office:value="70000" calcext:value-type="float">
            <text:p>70,000</text:p>
          </table:table-cell>
          <table:table-cell table:style-name="ce88" table:formula="of:=[.Q45]-[.L45]" office:value-type="float" office:value="4282.3" calcext:value-type="float">
            <text:p>4,282</text:p>
          </table:table-cell>
          <table:table-cell table:style-name="ce238" table:formula="of:=IF(([.A45]-[.$F$21])&lt;=[.B$18];MAX(MAX([.A45]-[.$F$21];0)-[.B$17];0)*[.C$18];([.B$18]-[.B$17])*[.C$18])" office:value-type="float" office:value="4266" calcext:value-type="float">
            <text:p>4,266.00</text:p>
          </table:table-cell>
          <table:table-cell table:style-name="ce219" table:formula="of:=IF([.A45]-[.$F$21]&lt;=[.B$19];MAX(MAX([.A45]-[.$F$21];0)-[.B$18];0)*[.C$19];([.B$19]-[.B$18])*[.C$19])" office:value-type="float" office:value="1727" calcext:value-type="float">
            <text:p>1,727.00</text:p>
          </table:table-cell>
          <table:table-cell table:style-name="ce219" table:formula="of:=IF([.A45]-[.$F$21]&lt;=[.B$20];MAX(MAX([.A45]-[.$F$21];0)-[.B$19];0)*[.C$20];([.B$20]-[.B$19])*[.C$20])" office:value-type="float" office:value="0" calcext:value-type="float">
            <text:p>0.00</text:p>
          </table:table-cell>
          <table:table-cell table:style-name="ce219" table:formula="of:=IF([.A45]-[.$F$21]&lt;=[.B$21];MAX(MAX([.A45]-[.$F$21];0)-[.B$20];0)*[.C$21];([.B$21]-[.B$20])*[.C$21])" office:value-type="float" office:value="0" calcext:value-type="float">
            <text:p>0.00</text:p>
          </table:table-cell>
          <table:table-cell table:style-name="ce219" table:formula="of:=IF([.A45]-[.$F$21]&lt;=[.B$22];MAX(MAX([.A45]-[.$F$21])-[.B$21];0)*[.C$22];([.B$22]-[.B$21])*[.C$22])" office:value-type="float" office:value="0" calcext:value-type="float">
            <text:p>0.00</text:p>
          </table:table-cell>
          <table:table-cell table:style-name="ce219" table:formula="of:=IF([.A45]-[.$F$21]&lt;=[.B$23];MAX(MAX([.A45]-[.$F$21];0)-[.B$22];0)*[.C$23];([.B$23]-[.B$22])*[.C$23])" office:value-type="float" office:value="0" calcext:value-type="float">
            <text:p>0.00</text:p>
          </table:table-cell>
          <table:table-cell table:style-name="ce276" table:formula="of:=SUM([.C45:.H45])" office:value-type="float" office:value="5993" calcext:value-type="float">
            <text:p>5,993.00</text:p>
          </table:table-cell>
          <table:table-cell table:style-name="ce219" table:formula="of:=IF([.A45]&lt;[.E$7];[.A45]*([.E$3]+[.E$5]);IF([.A45]&gt;=[.E$8];[.A45]*[.E$9];0))" office:value-type="float" office:value="5355" calcext:value-type="float">
            <text:p>5,355.00</text:p>
          </table:table-cell>
          <table:table-cell table:style-name="ce219" table:formula="of:=[.I45]+[.J45]" office:value-type="float" office:value="11348" calcext:value-type="float">
            <text:p>11,348.00</text:p>
          </table:table-cell>
          <table:table-cell table:style-name="ce276" table:formula="of:=[.A45]-[.K45]" office:value-type="float" office:value="58652" calcext:value-type="float">
            <text:p>58,652.00</text:p>
          </table:table-cell>
          <table:table-cell table:style-name="ce219" table:formula="of:=[.A45]+[.J45]" office:value-type="float" office:value="75355" calcext:value-type="float">
            <text:p>75,355.00</text:p>
          </table:table-cell>
          <table:table-cell table:style-name="ce219" table:formula="of:=[.I$4]" office:value-type="float" office:value="20000" calcext:value-type="float">
            <text:p>20,000.00</text:p>
          </table:table-cell>
          <table:table-cell table:style-name="ce219" table:formula="of:=[.M45]+[.N45]" office:value-type="float" office:value="95355" calcext:value-type="float">
            <text:p>95,355.00</text:p>
          </table:table-cell>
          <table:table-cell table:style-name="ce219" table:formula="of:=[.O45]*[.I$2]" office:value-type="float" office:value="32420.7" calcext:value-type="float">
            <text:p>32,420.70</text:p>
          </table:table-cell>
          <table:table-cell table:style-name="ce276" table:formula="of:=[.O45]-[.P45]" office:value-type="float" office:value="62934.3" calcext:value-type="float">
            <text:p>62,934.30</text:p>
          </table:table-cell>
          <table:table-cell table:number-columns-repeated="16332"/>
          <table:table-cell table:style-name="Default" table:number-columns-repeated="35"/>
        </table:table-row>
        <table:table-row table:style-name="ro2">
          <table:table-cell table:style-name="ce88" office:value-type="float" office:value="80000" calcext:value-type="float">
            <text:p>80,000</text:p>
          </table:table-cell>
          <table:table-cell table:style-name="ce88" table:formula="of:=[.Q46]-[.L46]" office:value-type="float" office:value="4352.2" calcext:value-type="float">
            <text:p>4,352</text:p>
          </table:table-cell>
          <table:table-cell table:style-name="ce238" table:formula="of:=IF(([.A46]-[.$F$21])&lt;=[.B$18];MAX(MAX([.A46]-[.$F$21];0)-[.B$17];0)*[.C$18];([.B$18]-[.B$17])*[.C$18])" office:value-type="float" office:value="4266" calcext:value-type="float">
            <text:p>4,266.00</text:p>
          </table:table-cell>
          <table:table-cell table:style-name="ce219" table:formula="of:=IF([.A46]-[.$F$21]&lt;=[.B$19];MAX(MAX([.A46]-[.$F$21];0)-[.B$18];0)*[.C$19];([.B$19]-[.B$18])*[.C$19])" office:value-type="float" office:value="3927" calcext:value-type="float">
            <text:p>3,927.00</text:p>
          </table:table-cell>
          <table:table-cell table:style-name="ce219" table:formula="of:=IF([.A46]-[.$F$21]&lt;=[.B$20];MAX(MAX([.A46]-[.$F$21];0)-[.B$19];0)*[.C$20];([.B$20]-[.B$19])*[.C$20])" office:value-type="float" office:value="0" calcext:value-type="float">
            <text:p>0.00</text:p>
          </table:table-cell>
          <table:table-cell table:style-name="ce219" table:formula="of:=IF([.A46]-[.$F$21]&lt;=[.B$21];MAX(MAX([.A46]-[.$F$21];0)-[.B$20];0)*[.C$21];([.B$21]-[.B$20])*[.C$21])" office:value-type="float" office:value="0" calcext:value-type="float">
            <text:p>0.00</text:p>
          </table:table-cell>
          <table:table-cell table:style-name="ce219" table:formula="of:=IF([.A46]-[.$F$21]&lt;=[.B$22];MAX(MAX([.A46]-[.$F$21])-[.B$21];0)*[.C$22];([.B$22]-[.B$21])*[.C$22])" office:value-type="float" office:value="0" calcext:value-type="float">
            <text:p>0.00</text:p>
          </table:table-cell>
          <table:table-cell table:style-name="ce219" table:formula="of:=IF([.A46]-[.$F$21]&lt;=[.B$23];MAX(MAX([.A46]-[.$F$21];0)-[.B$22];0)*[.C$23];([.B$23]-[.B$22])*[.C$23])" office:value-type="float" office:value="0" calcext:value-type="float">
            <text:p>0.00</text:p>
          </table:table-cell>
          <table:table-cell table:style-name="ce276" table:formula="of:=SUM([.C46:.H46])" office:value-type="float" office:value="8193" calcext:value-type="float">
            <text:p>8,193.00</text:p>
          </table:table-cell>
          <table:table-cell table:style-name="ce219" table:formula="of:=IF([.A46]&lt;[.E$7];[.A46]*([.E$3]+[.E$5]);IF([.A46]&gt;=[.E$8];[.A46]*[.E$9];0))" office:value-type="float" office:value="6120" calcext:value-type="float">
            <text:p>6,120.00</text:p>
          </table:table-cell>
          <table:table-cell table:style-name="ce219" table:formula="of:=[.I46]+[.J46]" office:value-type="float" office:value="14313" calcext:value-type="float">
            <text:p>14,313.00</text:p>
          </table:table-cell>
          <table:table-cell table:style-name="ce276" table:formula="of:=[.A46]-[.K46]" office:value-type="float" office:value="65687" calcext:value-type="float">
            <text:p>65,687.00</text:p>
          </table:table-cell>
          <table:table-cell table:style-name="ce219" table:formula="of:=[.A46]+[.J46]" office:value-type="float" office:value="86120" calcext:value-type="float">
            <text:p>86,120.00</text:p>
          </table:table-cell>
          <table:table-cell table:style-name="ce219" table:formula="of:=[.I$4]" office:value-type="float" office:value="20000" calcext:value-type="float">
            <text:p>20,000.00</text:p>
          </table:table-cell>
          <table:table-cell table:style-name="ce219" table:formula="of:=[.M46]+[.N46]" office:value-type="float" office:value="106120" calcext:value-type="float">
            <text:p>106,120.00</text:p>
          </table:table-cell>
          <table:table-cell table:style-name="ce219" table:formula="of:=[.O46]*[.I$2]" office:value-type="float" office:value="36080.8" calcext:value-type="float">
            <text:p>36,080.80</text:p>
          </table:table-cell>
          <table:table-cell table:style-name="ce276" table:formula="of:=[.O46]-[.P46]" office:value-type="float" office:value="70039.2" calcext:value-type="float">
            <text:p>70,039.20</text:p>
          </table:table-cell>
          <table:table-cell table:number-columns-repeated="16332"/>
          <table:table-cell table:style-name="Default" table:number-columns-repeated="35"/>
        </table:table-row>
        <table:table-row table:style-name="ro2">
          <table:table-cell table:style-name="ce88" office:value-type="float" office:value="90000" calcext:value-type="float">
            <text:p>90,000</text:p>
          </table:table-cell>
          <table:table-cell table:style-name="ce88" table:formula="of:=[.Q47]-[.L47]" office:value-type="float" office:value="4422.10000000001" calcext:value-type="float">
            <text:p>4,422</text:p>
          </table:table-cell>
          <table:table-cell table:style-name="ce238" table:formula="of:=IF(([.A47]-[.$F$21])&lt;=[.B$18];MAX(MAX([.A47]-[.$F$21];0)-[.B$17];0)*[.C$18];([.B$18]-[.B$17])*[.C$18])" office:value-type="float" office:value="4266" calcext:value-type="float">
            <text:p>4,266.00</text:p>
          </table:table-cell>
          <table:table-cell table:style-name="ce219" table:formula="of:=IF([.A47]-[.$F$21]&lt;=[.B$19];MAX(MAX([.A47]-[.$F$21];0)-[.B$18];0)*[.C$19];([.B$19]-[.B$18])*[.C$19])" office:value-type="float" office:value="6127" calcext:value-type="float">
            <text:p>6,127.00</text:p>
          </table:table-cell>
          <table:table-cell table:style-name="ce219" table:formula="of:=IF([.A47]-[.$F$21]&lt;=[.B$20];MAX(MAX([.A47]-[.$F$21];0)-[.B$19];0)*[.C$20];([.B$20]-[.B$19])*[.C$20])" office:value-type="float" office:value="0" calcext:value-type="float">
            <text:p>0.00</text:p>
          </table:table-cell>
          <table:table-cell table:style-name="ce219" table:formula="of:=IF([.A47]-[.$F$21]&lt;=[.B$21];MAX(MAX([.A47]-[.$F$21];0)-[.B$20];0)*[.C$21];([.B$21]-[.B$20])*[.C$21])" office:value-type="float" office:value="0" calcext:value-type="float">
            <text:p>0.00</text:p>
          </table:table-cell>
          <table:table-cell table:style-name="ce219" table:formula="of:=IF([.A47]-[.$F$21]&lt;=[.B$22];MAX(MAX([.A47]-[.$F$21])-[.B$21];0)*[.C$22];([.B$22]-[.B$21])*[.C$22])" office:value-type="float" office:value="0" calcext:value-type="float">
            <text:p>0.00</text:p>
          </table:table-cell>
          <table:table-cell table:style-name="ce219" table:formula="of:=IF([.A47]-[.$F$21]&lt;=[.B$23];MAX(MAX([.A47]-[.$F$21];0)-[.B$22];0)*[.C$23];([.B$23]-[.B$22])*[.C$23])" office:value-type="float" office:value="0" calcext:value-type="float">
            <text:p>0.00</text:p>
          </table:table-cell>
          <table:table-cell table:style-name="ce276" table:formula="of:=SUM([.C47:.H47])" office:value-type="float" office:value="10393" calcext:value-type="float">
            <text:p>10,393.00</text:p>
          </table:table-cell>
          <table:table-cell table:style-name="ce219" table:formula="of:=IF([.A47]&lt;[.E$7];[.A47]*([.E$3]+[.E$5]);IF([.A47]&gt;=[.E$8];[.A47]*[.E$9];0))" office:value-type="float" office:value="6885" calcext:value-type="float">
            <text:p>6,885.00</text:p>
          </table:table-cell>
          <table:table-cell table:style-name="ce219" table:formula="of:=[.I47]+[.J47]" office:value-type="float" office:value="17278" calcext:value-type="float">
            <text:p>17,278.00</text:p>
          </table:table-cell>
          <table:table-cell table:style-name="ce276" table:formula="of:=[.A47]-[.K47]" office:value-type="float" office:value="72722" calcext:value-type="float">
            <text:p>72,722.00</text:p>
          </table:table-cell>
          <table:table-cell table:style-name="ce219" table:formula="of:=[.A47]+[.J47]" office:value-type="float" office:value="96885" calcext:value-type="float">
            <text:p>96,885.00</text:p>
          </table:table-cell>
          <table:table-cell table:style-name="ce219" table:formula="of:=[.I$4]" office:value-type="float" office:value="20000" calcext:value-type="float">
            <text:p>20,000.00</text:p>
          </table:table-cell>
          <table:table-cell table:style-name="ce219" table:formula="of:=[.M47]+[.N47]" office:value-type="float" office:value="116885" calcext:value-type="float">
            <text:p>116,885.00</text:p>
          </table:table-cell>
          <table:table-cell table:style-name="ce219" table:formula="of:=[.O47]*[.I$2]" office:value-type="float" office:value="39740.9" calcext:value-type="float">
            <text:p>39,740.90</text:p>
          </table:table-cell>
          <table:table-cell table:style-name="ce276" table:formula="of:=[.O47]-[.P47]" office:value-type="float" office:value="77144.1" calcext:value-type="float">
            <text:p>77,144.10</text:p>
          </table:table-cell>
          <table:table-cell table:number-columns-repeated="16332"/>
          <table:table-cell table:style-name="Default" table:number-columns-repeated="35"/>
        </table:table-row>
        <table:table-row table:style-name="ro2">
          <table:table-cell table:style-name="ce88" office:value-type="float" office:value="100000" calcext:value-type="float">
            <text:p>100,000</text:p>
          </table:table-cell>
          <table:table-cell table:style-name="ce88" table:formula="of:=[.Q48]-[.L48]" office:value-type="float" office:value="4492" calcext:value-type="float">
            <text:p>4,492</text:p>
          </table:table-cell>
          <table:table-cell table:style-name="ce238" table:formula="of:=IF(([.A48]-[.$F$21])&lt;=[.B$18];MAX(MAX([.A48]-[.$F$21];0)-[.B$17];0)*[.C$18];([.B$18]-[.B$17])*[.C$18])" office:value-type="float" office:value="4266" calcext:value-type="float">
            <text:p>4,266.00</text:p>
          </table:table-cell>
          <table:table-cell table:style-name="ce219" table:formula="of:=IF([.A48]-[.$F$21]&lt;=[.B$19];MAX(MAX([.A48]-[.$F$21];0)-[.B$18];0)*[.C$19];([.B$19]-[.B$18])*[.C$19])" office:value-type="float" office:value="8327" calcext:value-type="float">
            <text:p>8,327.00</text:p>
          </table:table-cell>
          <table:table-cell table:style-name="ce219" table:formula="of:=IF([.A48]-[.$F$21]&lt;=[.B$20];MAX(MAX([.A48]-[.$F$21];0)-[.B$19];0)*[.C$20];([.B$20]-[.B$19])*[.C$20])" office:value-type="float" office:value="0" calcext:value-type="float">
            <text:p>0.00</text:p>
          </table:table-cell>
          <table:table-cell table:style-name="ce219" table:formula="of:=IF([.A48]-[.$F$21]&lt;=[.B$21];MAX(MAX([.A48]-[.$F$21];0)-[.B$20];0)*[.C$21];([.B$21]-[.B$20])*[.C$21])" office:value-type="float" office:value="0" calcext:value-type="float">
            <text:p>0.00</text:p>
          </table:table-cell>
          <table:table-cell table:style-name="ce219" table:formula="of:=IF([.A48]-[.$F$21]&lt;=[.B$22];MAX(MAX([.A48]-[.$F$21])-[.B$21];0)*[.C$22];([.B$22]-[.B$21])*[.C$22])" office:value-type="float" office:value="0" calcext:value-type="float">
            <text:p>0.00</text:p>
          </table:table-cell>
          <table:table-cell table:style-name="ce219" table:formula="of:=IF([.A48]-[.$F$21]&lt;=[.B$23];MAX(MAX([.A48]-[.$F$21];0)-[.B$22];0)*[.C$23];([.B$23]-[.B$22])*[.C$23])" office:value-type="float" office:value="0" calcext:value-type="float">
            <text:p>0.00</text:p>
          </table:table-cell>
          <table:table-cell table:style-name="ce276" table:formula="of:=SUM([.C48:.H48])" office:value-type="float" office:value="12593" calcext:value-type="float">
            <text:p>12,593.00</text:p>
          </table:table-cell>
          <table:table-cell table:style-name="ce219" table:formula="of:=IF([.A48]&lt;[.E$7];[.A48]*([.E$3]+[.E$5]);IF([.A48]&gt;=[.E$8];[.A48]*[.E$9];0))" office:value-type="float" office:value="7650" calcext:value-type="float">
            <text:p>7,650.00</text:p>
          </table:table-cell>
          <table:table-cell table:style-name="ce219" table:formula="of:=[.I48]+[.J48]" office:value-type="float" office:value="20243" calcext:value-type="float">
            <text:p>20,243.00</text:p>
          </table:table-cell>
          <table:table-cell table:style-name="ce276" table:formula="of:=[.A48]-[.K48]" office:value-type="float" office:value="79757" calcext:value-type="float">
            <text:p>79,757.00</text:p>
          </table:table-cell>
          <table:table-cell table:style-name="ce219" table:formula="of:=[.A48]+[.J48]" office:value-type="float" office:value="107650" calcext:value-type="float">
            <text:p>107,650.00</text:p>
          </table:table-cell>
          <table:table-cell table:style-name="ce219" table:formula="of:=[.I$4]" office:value-type="float" office:value="20000" calcext:value-type="float">
            <text:p>20,000.00</text:p>
          </table:table-cell>
          <table:table-cell table:style-name="ce219" table:formula="of:=[.M48]+[.N48]" office:value-type="float" office:value="127650" calcext:value-type="float">
            <text:p>127,650.00</text:p>
          </table:table-cell>
          <table:table-cell table:style-name="ce219" table:formula="of:=[.O48]*[.I$2]" office:value-type="float" office:value="43401" calcext:value-type="float">
            <text:p>43,401.00</text:p>
          </table:table-cell>
          <table:table-cell table:style-name="ce276" table:formula="of:=[.O48]-[.P48]" office:value-type="float" office:value="84249" calcext:value-type="float">
            <text:p>84,249.00</text:p>
          </table:table-cell>
          <table:table-cell table:number-columns-repeated="16332"/>
          <table:table-cell table:style-name="Default" table:number-columns-repeated="35"/>
        </table:table-row>
        <table:table-row table:style-name="ro2">
          <table:table-cell table:style-name="ce88" office:value-type="float" office:value="110000" calcext:value-type="float">
            <text:p>110,000</text:p>
          </table:table-cell>
          <table:table-cell table:style-name="ce88" table:formula="of:=[.Q49]-[.L49]" office:value-type="float" office:value="4561.89999999999" calcext:value-type="float">
            <text:p>4,562</text:p>
          </table:table-cell>
          <table:table-cell table:style-name="ce238" table:formula="of:=IF(([.A49]-[.$F$21])&lt;=[.B$18];MAX(MAX([.A49]-[.$F$21];0)-[.B$17];0)*[.C$18];([.B$18]-[.B$17])*[.C$18])" office:value-type="float" office:value="4266" calcext:value-type="float">
            <text:p>4,266.00</text:p>
          </table:table-cell>
          <table:table-cell table:style-name="ce219" table:formula="of:=IF([.A49]-[.$F$21]&lt;=[.B$19];MAX(MAX([.A49]-[.$F$21];0)-[.B$18];0)*[.C$19];([.B$19]-[.B$18])*[.C$19])" office:value-type="float" office:value="10527" calcext:value-type="float">
            <text:p>10,527.00</text:p>
          </table:table-cell>
          <table:table-cell table:style-name="ce219" table:formula="of:=IF([.A49]-[.$F$21]&lt;=[.B$20];MAX(MAX([.A49]-[.$F$21];0)-[.B$19];0)*[.C$20];([.B$20]-[.B$19])*[.C$20])" office:value-type="float" office:value="0" calcext:value-type="float">
            <text:p>0.00</text:p>
          </table:table-cell>
          <table:table-cell table:style-name="ce219" table:formula="of:=IF([.A49]-[.$F$21]&lt;=[.B$21];MAX(MAX([.A49]-[.$F$21];0)-[.B$20];0)*[.C$21];([.B$21]-[.B$20])*[.C$21])" office:value-type="float" office:value="0" calcext:value-type="float">
            <text:p>0.00</text:p>
          </table:table-cell>
          <table:table-cell table:style-name="ce219" table:formula="of:=IF([.A49]-[.$F$21]&lt;=[.B$22];MAX(MAX([.A49]-[.$F$21])-[.B$21];0)*[.C$22];([.B$22]-[.B$21])*[.C$22])" office:value-type="float" office:value="0" calcext:value-type="float">
            <text:p>0.00</text:p>
          </table:table-cell>
          <table:table-cell table:style-name="ce219" table:formula="of:=IF([.A49]-[.$F$21]&lt;=[.B$23];MAX(MAX([.A49]-[.$F$21];0)-[.B$22];0)*[.C$23];([.B$23]-[.B$22])*[.C$23])" office:value-type="float" office:value="0" calcext:value-type="float">
            <text:p>0.00</text:p>
          </table:table-cell>
          <table:table-cell table:style-name="ce276" table:formula="of:=SUM([.C49:.H49])" office:value-type="float" office:value="14793" calcext:value-type="float">
            <text:p>14,793.00</text:p>
          </table:table-cell>
          <table:table-cell table:style-name="ce219" table:formula="of:=IF([.A49]&lt;[.E$7];[.A49]*([.E$3]+[.E$5]);IF([.A49]&gt;=[.E$8];[.A49]*[.E$9];0))" office:value-type="float" office:value="8415" calcext:value-type="float">
            <text:p>8,415.00</text:p>
          </table:table-cell>
          <table:table-cell table:style-name="ce219" table:formula="of:=[.I49]+[.J49]" office:value-type="float" office:value="23208" calcext:value-type="float">
            <text:p>23,208.00</text:p>
          </table:table-cell>
          <table:table-cell table:style-name="ce276" table:formula="of:=[.A49]-[.K49]" office:value-type="float" office:value="86792" calcext:value-type="float">
            <text:p>86,792.00</text:p>
          </table:table-cell>
          <table:table-cell table:style-name="ce219" table:formula="of:=[.A49]+[.J49]" office:value-type="float" office:value="118415" calcext:value-type="float">
            <text:p>118,415.00</text:p>
          </table:table-cell>
          <table:table-cell table:style-name="ce219" table:formula="of:=[.I$4]" office:value-type="float" office:value="20000" calcext:value-type="float">
            <text:p>20,000.00</text:p>
          </table:table-cell>
          <table:table-cell table:style-name="ce219" table:formula="of:=[.M49]+[.N49]" office:value-type="float" office:value="138415" calcext:value-type="float">
            <text:p>138,415.00</text:p>
          </table:table-cell>
          <table:table-cell table:style-name="ce219" table:formula="of:=[.O49]*[.I$2]" office:value-type="float" office:value="47061.1" calcext:value-type="float">
            <text:p>47,061.10</text:p>
          </table:table-cell>
          <table:table-cell table:style-name="ce276" table:formula="of:=[.O49]-[.P49]" office:value-type="float" office:value="91353.9" calcext:value-type="float">
            <text:p>91,353.90</text:p>
          </table:table-cell>
          <table:table-cell table:number-columns-repeated="16332"/>
          <table:table-cell table:style-name="Default" table:number-columns-repeated="35"/>
        </table:table-row>
        <table:table-row table:style-name="ro2">
          <table:table-cell table:style-name="ce88" office:value-type="float" office:value="120000" calcext:value-type="float">
            <text:p>120,000</text:p>
          </table:table-cell>
          <table:table-cell table:style-name="ce88" table:formula="of:=[.Q50]-[.L50]" office:value-type="float" office:value="4721.29999999999" calcext:value-type="float">
            <text:p>4,721</text:p>
          </table:table-cell>
          <table:table-cell table:style-name="ce238" table:formula="of:=IF(([.A50]-[.$F$21])&lt;=[.B$18];MAX(MAX([.A50]-[.$F$21];0)-[.B$17];0)*[.C$18];([.B$18]-[.B$17])*[.C$18])" office:value-type="float" office:value="4266" calcext:value-type="float">
            <text:p>4,266.00</text:p>
          </table:table-cell>
          <table:table-cell table:style-name="ce219" table:formula="of:=IF([.A50]-[.$F$21]&lt;=[.B$19];MAX(MAX([.A50]-[.$F$21];0)-[.B$18];0)*[.C$19];([.B$19]-[.B$18])*[.C$19])" office:value-type="float" office:value="11742.5" calcext:value-type="float">
            <text:p>11,742.50</text:p>
          </table:table-cell>
          <table:table-cell table:style-name="ce219" table:formula="of:=IF([.A50]-[.$F$21]&lt;=[.B$20];MAX(MAX([.A50]-[.$F$21];0)-[.B$19];0)*[.C$20];([.B$20]-[.B$19])*[.C$20])" office:value-type="float" office:value="1074" calcext:value-type="float">
            <text:p>1,074.00</text:p>
          </table:table-cell>
          <table:table-cell table:style-name="ce219" table:formula="of:=IF([.A50]-[.$F$21]&lt;=[.B$21];MAX(MAX([.A50]-[.$F$21];0)-[.B$20];0)*[.C$21];([.B$21]-[.B$20])*[.C$21])" office:value-type="float" office:value="0" calcext:value-type="float">
            <text:p>0.00</text:p>
          </table:table-cell>
          <table:table-cell table:style-name="ce219" table:formula="of:=IF([.A50]-[.$F$21]&lt;=[.B$22];MAX(MAX([.A50]-[.$F$21])-[.B$21];0)*[.C$22];([.B$22]-[.B$21])*[.C$22])" office:value-type="float" office:value="0" calcext:value-type="float">
            <text:p>0.00</text:p>
          </table:table-cell>
          <table:table-cell table:style-name="ce219" table:formula="of:=IF([.A50]-[.$F$21]&lt;=[.B$23];MAX(MAX([.A50]-[.$F$21];0)-[.B$22];0)*[.C$23];([.B$23]-[.B$22])*[.C$23])" office:value-type="float" office:value="0" calcext:value-type="float">
            <text:p>0.00</text:p>
          </table:table-cell>
          <table:table-cell table:style-name="ce276" table:formula="of:=SUM([.C50:.H50])" office:value-type="float" office:value="17082.5" calcext:value-type="float">
            <text:p>17,082.50</text:p>
          </table:table-cell>
          <table:table-cell table:style-name="ce219" table:formula="of:=IF([.A50]&lt;[.E$7];[.A50]*([.E$3]+[.E$5]);IF([.A50]&gt;=[.E$8];[.A50]*[.E$9];0))" office:value-type="float" office:value="9180" calcext:value-type="float">
            <text:p>9,180.00</text:p>
          </table:table-cell>
          <table:table-cell table:style-name="ce219" table:formula="of:=[.I50]+[.J50]" office:value-type="float" office:value="26262.5" calcext:value-type="float">
            <text:p>26,262.50</text:p>
          </table:table-cell>
          <table:table-cell table:style-name="ce276" table:formula="of:=[.A50]-[.K50]" office:value-type="float" office:value="93737.5" calcext:value-type="float">
            <text:p>93,737.50</text:p>
          </table:table-cell>
          <table:table-cell table:style-name="ce219" table:formula="of:=[.A50]+[.J50]" office:value-type="float" office:value="129180" calcext:value-type="float">
            <text:p>129,180.00</text:p>
          </table:table-cell>
          <table:table-cell table:style-name="ce219" table:formula="of:=[.I$4]" office:value-type="float" office:value="20000" calcext:value-type="float">
            <text:p>20,000.00</text:p>
          </table:table-cell>
          <table:table-cell table:style-name="ce219" table:formula="of:=[.M50]+[.N50]" office:value-type="float" office:value="149180" calcext:value-type="float">
            <text:p>149,180.00</text:p>
          </table:table-cell>
          <table:table-cell table:style-name="ce219" table:formula="of:=[.O50]*[.I$2]" office:value-type="float" office:value="50721.2" calcext:value-type="float">
            <text:p>50,721.20</text:p>
          </table:table-cell>
          <table:table-cell table:style-name="ce276" table:formula="of:=[.O50]-[.P50]" office:value-type="float" office:value="98458.8" calcext:value-type="float">
            <text:p>98,458.80</text:p>
          </table:table-cell>
          <table:table-cell table:number-columns-repeated="16332"/>
          <table:table-cell table:style-name="Default" table:number-columns-repeated="35"/>
        </table:table-row>
        <table:table-row table:style-name="ro2">
          <table:table-cell table:style-name="ce88" office:value-type="float" office:value="130000" calcext:value-type="float">
            <text:p>130,000</text:p>
          </table:table-cell>
          <table:table-cell table:style-name="ce88" table:formula="of:=[.Q51]-[.L51]" office:value-type="float" office:value="4991.2" calcext:value-type="float">
            <text:p>4,991</text:p>
          </table:table-cell>
          <table:table-cell table:style-name="ce238" table:formula="of:=IF(([.A51]-[.$F$21])&lt;=[.B$18];MAX(MAX([.A51]-[.$F$21];0)-[.B$17];0)*[.C$18];([.B$18]-[.B$17])*[.C$18])" office:value-type="float" office:value="4266" calcext:value-type="float">
            <text:p>4,266.00</text:p>
          </table:table-cell>
          <table:table-cell table:style-name="ce219" table:formula="of:=IF([.A51]-[.$F$21]&lt;=[.B$19];MAX(MAX([.A51]-[.$F$21];0)-[.B$18];0)*[.C$19];([.B$19]-[.B$18])*[.C$19])" office:value-type="float" office:value="11742.5" calcext:value-type="float">
            <text:p>11,742.50</text:p>
          </table:table-cell>
          <table:table-cell table:style-name="ce219" table:formula="of:=IF([.A51]-[.$F$21]&lt;=[.B$20];MAX(MAX([.A51]-[.$F$21];0)-[.B$19];0)*[.C$20];([.B$20]-[.B$19])*[.C$20])" office:value-type="float" office:value="3474" calcext:value-type="float">
            <text:p>3,474.00</text:p>
          </table:table-cell>
          <table:table-cell table:style-name="ce219" table:formula="of:=IF([.A51]-[.$F$21]&lt;=[.B$21];MAX(MAX([.A51]-[.$F$21];0)-[.B$20];0)*[.C$21];([.B$21]-[.B$20])*[.C$21])" office:value-type="float" office:value="0" calcext:value-type="float">
            <text:p>0.00</text:p>
          </table:table-cell>
          <table:table-cell table:style-name="ce219" table:formula="of:=IF([.A51]-[.$F$21]&lt;=[.B$22];MAX(MAX([.A51]-[.$F$21])-[.B$21];0)*[.C$22];([.B$22]-[.B$21])*[.C$22])" office:value-type="float" office:value="0" calcext:value-type="float">
            <text:p>0.00</text:p>
          </table:table-cell>
          <table:table-cell table:style-name="ce219" table:formula="of:=IF([.A51]-[.$F$21]&lt;=[.B$23];MAX(MAX([.A51]-[.$F$21];0)-[.B$22];0)*[.C$23];([.B$23]-[.B$22])*[.C$23])" office:value-type="float" office:value="0" calcext:value-type="float">
            <text:p>0.00</text:p>
          </table:table-cell>
          <table:table-cell table:style-name="ce276" table:formula="of:=SUM([.C51:.H51])" office:value-type="float" office:value="19482.5" calcext:value-type="float">
            <text:p>19,482.50</text:p>
          </table:table-cell>
          <table:table-cell table:style-name="ce219" table:formula="of:=IF([.A51]&lt;[.E$7];[.A51]*([.E$3]+[.E$5]);IF([.A51]&gt;=[.E$8];[.A51]*[.E$9];0))" office:value-type="float" office:value="9945" calcext:value-type="float">
            <text:p>9,945.00</text:p>
          </table:table-cell>
          <table:table-cell table:style-name="ce219" table:formula="of:=[.I51]+[.J51]" office:value-type="float" office:value="29427.5" calcext:value-type="float">
            <text:p>29,427.50</text:p>
          </table:table-cell>
          <table:table-cell table:style-name="ce276" table:formula="of:=[.A51]-[.K51]" office:value-type="float" office:value="100572.5" calcext:value-type="float">
            <text:p>100,572.50</text:p>
          </table:table-cell>
          <table:table-cell table:style-name="ce219" table:formula="of:=[.A51]+[.J51]" office:value-type="float" office:value="139945" calcext:value-type="float">
            <text:p>139,945.00</text:p>
          </table:table-cell>
          <table:table-cell table:style-name="ce219" table:formula="of:=[.I$4]" office:value-type="float" office:value="20000" calcext:value-type="float">
            <text:p>20,000.00</text:p>
          </table:table-cell>
          <table:table-cell table:style-name="ce219" table:formula="of:=[.M51]+[.N51]" office:value-type="float" office:value="159945" calcext:value-type="float">
            <text:p>159,945.00</text:p>
          </table:table-cell>
          <table:table-cell table:style-name="ce219" table:formula="of:=[.O51]*[.I$2]" office:value-type="float" office:value="54381.3" calcext:value-type="float">
            <text:p>54,381.30</text:p>
          </table:table-cell>
          <table:table-cell table:style-name="ce276" table:formula="of:=[.O51]-[.P51]" office:value-type="float" office:value="105563.7" calcext:value-type="float">
            <text:p>105,563.70</text:p>
          </table:table-cell>
          <table:table-cell table:number-columns-repeated="16332"/>
          <table:table-cell table:style-name="Default" table:number-columns-repeated="35"/>
        </table:table-row>
        <table:table-row table:style-name="ro2">
          <table:table-cell table:style-name="ce88" office:value-type="float" office:value="140000" calcext:value-type="float">
            <text:p>140,000</text:p>
          </table:table-cell>
          <table:table-cell table:style-name="ce88" table:formula="of:=[.Q52]-[.L52]" office:value-type="float" office:value="5261.10000000001" calcext:value-type="float">
            <text:p>5,261</text:p>
          </table:table-cell>
          <table:table-cell table:style-name="ce238" table:formula="of:=IF(([.A52]-[.$F$21])&lt;=[.B$18];MAX(MAX([.A52]-[.$F$21];0)-[.B$17];0)*[.C$18];([.B$18]-[.B$17])*[.C$18])" office:value-type="float" office:value="4266" calcext:value-type="float">
            <text:p>4,266.00</text:p>
          </table:table-cell>
          <table:table-cell table:style-name="ce219" table:formula="of:=IF([.A52]-[.$F$21]&lt;=[.B$19];MAX(MAX([.A52]-[.$F$21];0)-[.B$18];0)*[.C$19];([.B$19]-[.B$18])*[.C$19])" office:value-type="float" office:value="11742.5" calcext:value-type="float">
            <text:p>11,742.50</text:p>
          </table:table-cell>
          <table:table-cell table:style-name="ce219" table:formula="of:=IF([.A52]-[.$F$21]&lt;=[.B$20];MAX(MAX([.A52]-[.$F$21];0)-[.B$19];0)*[.C$20];([.B$20]-[.B$19])*[.C$20])" office:value-type="float" office:value="5874" calcext:value-type="float">
            <text:p>5,874.00</text:p>
          </table:table-cell>
          <table:table-cell table:style-name="ce219" table:formula="of:=IF([.A52]-[.$F$21]&lt;=[.B$21];MAX(MAX([.A52]-[.$F$21];0)-[.B$20];0)*[.C$21];([.B$21]-[.B$20])*[.C$21])" office:value-type="float" office:value="0" calcext:value-type="float">
            <text:p>0.00</text:p>
          </table:table-cell>
          <table:table-cell table:style-name="ce219" table:formula="of:=IF([.A52]-[.$F$21]&lt;=[.B$22];MAX(MAX([.A52]-[.$F$21])-[.B$21];0)*[.C$22];([.B$22]-[.B$21])*[.C$22])" office:value-type="float" office:value="0" calcext:value-type="float">
            <text:p>0.00</text:p>
          </table:table-cell>
          <table:table-cell table:style-name="ce219" table:formula="of:=IF([.A52]-[.$F$21]&lt;=[.B$23];MAX(MAX([.A52]-[.$F$21];0)-[.B$22];0)*[.C$23];([.B$23]-[.B$22])*[.C$23])" office:value-type="float" office:value="0" calcext:value-type="float">
            <text:p>0.00</text:p>
          </table:table-cell>
          <table:table-cell table:style-name="ce276" table:formula="of:=SUM([.C52:.H52])" office:value-type="float" office:value="21882.5" calcext:value-type="float">
            <text:p>21,882.50</text:p>
          </table:table-cell>
          <table:table-cell table:style-name="ce219" table:formula="of:=IF([.A52]&lt;[.E$7];[.A52]*([.E$3]+[.E$5]);IF([.A52]&gt;=[.E$8];[.A52]*[.E$9];0))" office:value-type="float" office:value="10710" calcext:value-type="float">
            <text:p>10,710.00</text:p>
          </table:table-cell>
          <table:table-cell table:style-name="ce219" table:formula="of:=[.I52]+[.J52]" office:value-type="float" office:value="32592.5" calcext:value-type="float">
            <text:p>32,592.50</text:p>
          </table:table-cell>
          <table:table-cell table:style-name="ce276" table:formula="of:=[.A52]-[.K52]" office:value-type="float" office:value="107407.5" calcext:value-type="float">
            <text:p>107,407.50</text:p>
          </table:table-cell>
          <table:table-cell table:style-name="ce219" table:formula="of:=[.A52]+[.J52]" office:value-type="float" office:value="150710" calcext:value-type="float">
            <text:p>150,710.00</text:p>
          </table:table-cell>
          <table:table-cell table:style-name="ce219" table:formula="of:=[.I$4]" office:value-type="float" office:value="20000" calcext:value-type="float">
            <text:p>20,000.00</text:p>
          </table:table-cell>
          <table:table-cell table:style-name="ce219" table:formula="of:=[.M52]+[.N52]" office:value-type="float" office:value="170710" calcext:value-type="float">
            <text:p>170,710.00</text:p>
          </table:table-cell>
          <table:table-cell table:style-name="ce219" table:formula="of:=[.O52]*[.I$2]" office:value-type="float" office:value="58041.4" calcext:value-type="float">
            <text:p>58,041.40</text:p>
          </table:table-cell>
          <table:table-cell table:style-name="ce276" table:formula="of:=[.O52]-[.P52]" office:value-type="float" office:value="112668.6" calcext:value-type="float">
            <text:p>112,668.60</text:p>
          </table:table-cell>
          <table:table-cell table:number-columns-repeated="16332"/>
          <table:table-cell table:style-name="Default" table:number-columns-repeated="35"/>
        </table:table-row>
        <table:table-row table:style-name="ro2">
          <table:table-cell table:style-name="ce88" office:value-type="float" office:value="150000" calcext:value-type="float">
            <text:p>150,000</text:p>
          </table:table-cell>
          <table:table-cell table:style-name="ce88" table:formula="of:=[.Q53]-[.L53]" office:value-type="float" office:value="5531" calcext:value-type="float">
            <text:p>5,531</text:p>
          </table:table-cell>
          <table:table-cell table:style-name="ce238" table:formula="of:=IF(([.A53]-[.$F$21])&lt;=[.B$18];MAX(MAX([.A53]-[.$F$21];0)-[.B$17];0)*[.C$18];([.B$18]-[.B$17])*[.C$18])" office:value-type="float" office:value="4266" calcext:value-type="float">
            <text:p>4,266.00</text:p>
          </table:table-cell>
          <table:table-cell table:style-name="ce219" table:formula="of:=IF([.A53]-[.$F$21]&lt;=[.B$19];MAX(MAX([.A53]-[.$F$21];0)-[.B$18];0)*[.C$19];([.B$19]-[.B$18])*[.C$19])" office:value-type="float" office:value="11742.5" calcext:value-type="float">
            <text:p>11,742.50</text:p>
          </table:table-cell>
          <table:table-cell table:style-name="ce219" table:formula="of:=IF([.A53]-[.$F$21]&lt;=[.B$20];MAX(MAX([.A53]-[.$F$21];0)-[.B$19];0)*[.C$20];([.B$20]-[.B$19])*[.C$20])" office:value-type="float" office:value="8274" calcext:value-type="float">
            <text:p>8,274.00</text:p>
          </table:table-cell>
          <table:table-cell table:style-name="ce219" table:formula="of:=IF([.A53]-[.$F$21]&lt;=[.B$21];MAX(MAX([.A53]-[.$F$21];0)-[.B$20];0)*[.C$21];([.B$21]-[.B$20])*[.C$21])" office:value-type="float" office:value="0" calcext:value-type="float">
            <text:p>0.00</text:p>
          </table:table-cell>
          <table:table-cell table:style-name="ce219" table:formula="of:=IF([.A53]-[.$F$21]&lt;=[.B$22];MAX(MAX([.A53]-[.$F$21])-[.B$21];0)*[.C$22];([.B$22]-[.B$21])*[.C$22])" office:value-type="float" office:value="0" calcext:value-type="float">
            <text:p>0.00</text:p>
          </table:table-cell>
          <table:table-cell table:style-name="ce219" table:formula="of:=IF([.A53]-[.$F$21]&lt;=[.B$23];MAX(MAX([.A53]-[.$F$21];0)-[.B$22];0)*[.C$23];([.B$23]-[.B$22])*[.C$23])" office:value-type="float" office:value="0" calcext:value-type="float">
            <text:p>0.00</text:p>
          </table:table-cell>
          <table:table-cell table:style-name="ce276" table:formula="of:=SUM([.C53:.H53])" office:value-type="float" office:value="24282.5" calcext:value-type="float">
            <text:p>24,282.50</text:p>
          </table:table-cell>
          <table:table-cell table:style-name="ce219" table:formula="of:=IF([.A53]&lt;[.E$7];[.A53]*([.E$3]+[.E$5]);IF([.A53]&gt;=[.E$8];[.A53]*[.E$9];0))" office:value-type="float" office:value="11475" calcext:value-type="float">
            <text:p>11,475.00</text:p>
          </table:table-cell>
          <table:table-cell table:style-name="ce219" table:formula="of:=[.I53]+[.J53]" office:value-type="float" office:value="35757.5" calcext:value-type="float">
            <text:p>35,757.50</text:p>
          </table:table-cell>
          <table:table-cell table:style-name="ce276" table:formula="of:=[.A53]-[.K53]" office:value-type="float" office:value="114242.5" calcext:value-type="float">
            <text:p>114,242.50</text:p>
          </table:table-cell>
          <table:table-cell table:style-name="ce219" table:formula="of:=[.A53]+[.J53]" office:value-type="float" office:value="161475" calcext:value-type="float">
            <text:p>161,475.00</text:p>
          </table:table-cell>
          <table:table-cell table:style-name="ce219" table:formula="of:=[.I$4]" office:value-type="float" office:value="20000" calcext:value-type="float">
            <text:p>20,000.00</text:p>
          </table:table-cell>
          <table:table-cell table:style-name="ce219" table:formula="of:=[.M53]+[.N53]" office:value-type="float" office:value="181475" calcext:value-type="float">
            <text:p>181,475.00</text:p>
          </table:table-cell>
          <table:table-cell table:style-name="ce219" table:formula="of:=[.O53]*[.I$2]" office:value-type="float" office:value="61701.5" calcext:value-type="float">
            <text:p>61,701.50</text:p>
          </table:table-cell>
          <table:table-cell table:style-name="ce276" table:formula="of:=[.O53]-[.P53]" office:value-type="float" office:value="119773.5" calcext:value-type="float">
            <text:p>119,773.50</text:p>
          </table:table-cell>
          <table:table-cell table:number-columns-repeated="16332"/>
          <table:table-cell table:style-name="Default" table:number-columns-repeated="35"/>
        </table:table-row>
        <table:table-row table:style-name="ro2">
          <table:table-cell table:style-name="ce88" office:value-type="float" office:value="160000" calcext:value-type="float">
            <text:p>160,000</text:p>
          </table:table-cell>
          <table:table-cell table:style-name="ce88" table:formula="of:=[.Q54]-[.L54]" office:value-type="float" office:value="5800.89999999999" calcext:value-type="float">
            <text:p>5,801</text:p>
          </table:table-cell>
          <table:table-cell table:style-name="ce238" table:formula="of:=IF(([.A54]-[.$F$21])&lt;=[.B$18];MAX(MAX([.A54]-[.$F$21];0)-[.B$17];0)*[.C$18];([.B$18]-[.B$17])*[.C$18])" office:value-type="float" office:value="4266" calcext:value-type="float">
            <text:p>4,266.00</text:p>
          </table:table-cell>
          <table:table-cell table:style-name="ce219" table:formula="of:=IF([.A54]-[.$F$21]&lt;=[.B$19];MAX(MAX([.A54]-[.$F$21];0)-[.B$18];0)*[.C$19];([.B$19]-[.B$18])*[.C$19])" office:value-type="float" office:value="11742.5" calcext:value-type="float">
            <text:p>11,742.50</text:p>
          </table:table-cell>
          <table:table-cell table:style-name="ce219" table:formula="of:=IF([.A54]-[.$F$21]&lt;=[.B$20];MAX(MAX([.A54]-[.$F$21];0)-[.B$19];0)*[.C$20];([.B$20]-[.B$19])*[.C$20])" office:value-type="float" office:value="10674" calcext:value-type="float">
            <text:p>10,674.00</text:p>
          </table:table-cell>
          <table:table-cell table:style-name="ce219" table:formula="of:=IF([.A54]-[.$F$21]&lt;=[.B$21];MAX(MAX([.A54]-[.$F$21];0)-[.B$20];0)*[.C$21];([.B$21]-[.B$20])*[.C$21])" office:value-type="float" office:value="0" calcext:value-type="float">
            <text:p>0.00</text:p>
          </table:table-cell>
          <table:table-cell table:style-name="ce219" table:formula="of:=IF([.A54]-[.$F$21]&lt;=[.B$22];MAX(MAX([.A54]-[.$F$21])-[.B$21];0)*[.C$22];([.B$22]-[.B$21])*[.C$22])" office:value-type="float" office:value="0" calcext:value-type="float">
            <text:p>0.00</text:p>
          </table:table-cell>
          <table:table-cell table:style-name="ce219" table:formula="of:=IF([.A54]-[.$F$21]&lt;=[.B$23];MAX(MAX([.A54]-[.$F$21];0)-[.B$22];0)*[.C$23];([.B$23]-[.B$22])*[.C$23])" office:value-type="float" office:value="0" calcext:value-type="float">
            <text:p>0.00</text:p>
          </table:table-cell>
          <table:table-cell table:style-name="ce276" table:formula="of:=SUM([.C54:.H54])" office:value-type="float" office:value="26682.5" calcext:value-type="float">
            <text:p>26,682.50</text:p>
          </table:table-cell>
          <table:table-cell table:style-name="ce219" table:formula="of:=IF([.A54]&lt;[.E$7];[.A54]*([.E$3]+[.E$5]);IF([.A54]&gt;=[.E$8];[.A54]*[.E$9];0))" office:value-type="float" office:value="12240" calcext:value-type="float">
            <text:p>12,240.00</text:p>
          </table:table-cell>
          <table:table-cell table:style-name="ce219" table:formula="of:=[.I54]+[.J54]" office:value-type="float" office:value="38922.5" calcext:value-type="float">
            <text:p>38,922.50</text:p>
          </table:table-cell>
          <table:table-cell table:style-name="ce276" table:formula="of:=[.A54]-[.K54]" office:value-type="float" office:value="121077.5" calcext:value-type="float">
            <text:p>121,077.50</text:p>
          </table:table-cell>
          <table:table-cell table:style-name="ce219" table:formula="of:=[.A54]+[.J54]" office:value-type="float" office:value="172240" calcext:value-type="float">
            <text:p>172,240.00</text:p>
          </table:table-cell>
          <table:table-cell table:style-name="ce219" table:formula="of:=[.I$4]" office:value-type="float" office:value="20000" calcext:value-type="float">
            <text:p>20,000.00</text:p>
          </table:table-cell>
          <table:table-cell table:style-name="ce219" table:formula="of:=[.M54]+[.N54]" office:value-type="float" office:value="192240" calcext:value-type="float">
            <text:p>192,240.00</text:p>
          </table:table-cell>
          <table:table-cell table:style-name="ce219" table:formula="of:=[.O54]*[.I$2]" office:value-type="float" office:value="65361.6" calcext:value-type="float">
            <text:p>65,361.60</text:p>
          </table:table-cell>
          <table:table-cell table:style-name="ce276" table:formula="of:=[.O54]-[.P54]" office:value-type="float" office:value="126878.4" calcext:value-type="float">
            <text:p>126,878.40</text:p>
          </table:table-cell>
          <table:table-cell table:number-columns-repeated="16332"/>
          <table:table-cell table:style-name="Default" table:number-columns-repeated="35"/>
        </table:table-row>
        <table:table-row table:style-name="ro2">
          <table:table-cell table:style-name="ce88" office:value-type="float" office:value="170000" calcext:value-type="float">
            <text:p>170,000</text:p>
          </table:table-cell>
          <table:table-cell table:style-name="ce88" table:formula="of:=[.Q55]-[.L55]" office:value-type="float" office:value="6070.79999999999" calcext:value-type="float">
            <text:p>6,071</text:p>
          </table:table-cell>
          <table:table-cell table:style-name="ce238" table:formula="of:=IF(([.A55]-[.$F$21])&lt;=[.B$18];MAX(MAX([.A55]-[.$F$21];0)-[.B$17];0)*[.C$18];([.B$18]-[.B$17])*[.C$18])" office:value-type="float" office:value="4266" calcext:value-type="float">
            <text:p>4,266.00</text:p>
          </table:table-cell>
          <table:table-cell table:style-name="ce219" table:formula="of:=IF([.A55]-[.$F$21]&lt;=[.B$19];MAX(MAX([.A55]-[.$F$21];0)-[.B$18];0)*[.C$19];([.B$19]-[.B$18])*[.C$19])" office:value-type="float" office:value="11742.5" calcext:value-type="float">
            <text:p>11,742.50</text:p>
          </table:table-cell>
          <table:table-cell table:style-name="ce219" table:formula="of:=IF([.A55]-[.$F$21]&lt;=[.B$20];MAX(MAX([.A55]-[.$F$21];0)-[.B$19];0)*[.C$20];([.B$20]-[.B$19])*[.C$20])" office:value-type="float" office:value="13074" calcext:value-type="float">
            <text:p>13,074.00</text:p>
          </table:table-cell>
          <table:table-cell table:style-name="ce219" table:formula="of:=IF([.A55]-[.$F$21]&lt;=[.B$21];MAX(MAX([.A55]-[.$F$21];0)-[.B$20];0)*[.C$21];([.B$21]-[.B$20])*[.C$21])" office:value-type="float" office:value="0" calcext:value-type="float">
            <text:p>0.00</text:p>
          </table:table-cell>
          <table:table-cell table:style-name="ce219" table:formula="of:=IF([.A55]-[.$F$21]&lt;=[.B$22];MAX(MAX([.A55]-[.$F$21])-[.B$21];0)*[.C$22];([.B$22]-[.B$21])*[.C$22])" office:value-type="float" office:value="0" calcext:value-type="float">
            <text:p>0.00</text:p>
          </table:table-cell>
          <table:table-cell table:style-name="ce219" table:formula="of:=IF([.A55]-[.$F$21]&lt;=[.B$23];MAX(MAX([.A55]-[.$F$21];0)-[.B$22];0)*[.C$23];([.B$23]-[.B$22])*[.C$23])" office:value-type="float" office:value="0" calcext:value-type="float">
            <text:p>0.00</text:p>
          </table:table-cell>
          <table:table-cell table:style-name="ce276" table:formula="of:=SUM([.C55:.H55])" office:value-type="float" office:value="29082.5" calcext:value-type="float">
            <text:p>29,082.50</text:p>
          </table:table-cell>
          <table:table-cell table:style-name="ce219" table:formula="of:=IF([.A55]&lt;[.E$7];[.A55]*([.E$3]+[.E$5]);IF([.A55]&gt;=[.E$8];[.A55]*[.E$9];0))" office:value-type="float" office:value="13005" calcext:value-type="float">
            <text:p>13,005.00</text:p>
          </table:table-cell>
          <table:table-cell table:style-name="ce219" table:formula="of:=[.I55]+[.J55]" office:value-type="float" office:value="42087.5" calcext:value-type="float">
            <text:p>42,087.50</text:p>
          </table:table-cell>
          <table:table-cell table:style-name="ce276" table:formula="of:=[.A55]-[.K55]" office:value-type="float" office:value="127912.5" calcext:value-type="float">
            <text:p>127,912.50</text:p>
          </table:table-cell>
          <table:table-cell table:style-name="ce219" table:formula="of:=[.A55]+[.J55]" office:value-type="float" office:value="183005" calcext:value-type="float">
            <text:p>183,005.00</text:p>
          </table:table-cell>
          <table:table-cell table:style-name="ce219" table:formula="of:=[.I$4]" office:value-type="float" office:value="20000" calcext:value-type="float">
            <text:p>20,000.00</text:p>
          </table:table-cell>
          <table:table-cell table:style-name="ce219" table:formula="of:=[.M55]+[.N55]" office:value-type="float" office:value="203005" calcext:value-type="float">
            <text:p>203,005.00</text:p>
          </table:table-cell>
          <table:table-cell table:style-name="ce219" table:formula="of:=[.O55]*[.I$2]" office:value-type="float" office:value="69021.7" calcext:value-type="float">
            <text:p>69,021.70</text:p>
          </table:table-cell>
          <table:table-cell table:style-name="ce276" table:formula="of:=[.O55]-[.P55]" office:value-type="float" office:value="133983.3" calcext:value-type="float">
            <text:p>133,983.30</text:p>
          </table:table-cell>
          <table:table-cell table:number-columns-repeated="16332"/>
          <table:table-cell table:style-name="Default" table:number-columns-repeated="35"/>
        </table:table-row>
        <table:table-row table:style-name="ro2">
          <table:table-cell table:style-name="ce88" office:value-type="float" office:value="180000" calcext:value-type="float">
            <text:p>180,000</text:p>
          </table:table-cell>
          <table:table-cell table:style-name="ce88" table:formula="of:=[.Q56]-[.L56]" office:value-type="float" office:value="-16517.5" calcext:value-type="float">
            <text:p>-16,518</text:p>
          </table:table-cell>
          <table:table-cell table:style-name="ce238" table:formula="of:=IF(([.A56]-[.$F$21])&lt;=[.B$18];MAX(MAX([.A56]-[.$F$21];0)-[.B$17];0)*[.C$18];([.B$18]-[.B$17])*[.C$18])" office:value-type="float" office:value="4266" calcext:value-type="float">
            <text:p>4,266.00</text:p>
          </table:table-cell>
          <table:table-cell table:style-name="ce219" table:formula="of:=IF([.A56]-[.$F$21]&lt;=[.B$19];MAX(MAX([.A56]-[.$F$21];0)-[.B$18];0)*[.C$19];([.B$19]-[.B$18])*[.C$19])" office:value-type="float" office:value="11742.5" calcext:value-type="float">
            <text:p>11,742.50</text:p>
          </table:table-cell>
          <table:table-cell table:style-name="ce219" table:formula="of:=IF([.A56]-[.$F$21]&lt;=[.B$20];MAX(MAX([.A56]-[.$F$21];0)-[.B$19];0)*[.C$20];([.B$20]-[.B$19])*[.C$20])" office:value-type="float" office:value="15474" calcext:value-type="float">
            <text:p>15,474.00</text:p>
          </table:table-cell>
          <table:table-cell table:style-name="ce219" table:formula="of:=IF([.A56]-[.$F$21]&lt;=[.B$21];MAX(MAX([.A56]-[.$F$21];0)-[.B$20];0)*[.C$21];([.B$21]-[.B$20])*[.C$21])" office:value-type="float" office:value="0" calcext:value-type="float">
            <text:p>0.00</text:p>
          </table:table-cell>
          <table:table-cell table:style-name="ce219" table:formula="of:=IF([.A56]-[.$F$21]&lt;=[.B$22];MAX(MAX([.A56]-[.$F$21])-[.B$21];0)*[.C$22];([.B$22]-[.B$21])*[.C$22])" office:value-type="float" office:value="0" calcext:value-type="float">
            <text:p>0.00</text:p>
          </table:table-cell>
          <table:table-cell table:style-name="ce219" table:formula="of:=IF([.A56]-[.$F$21]&lt;=[.B$23];MAX(MAX([.A56]-[.$F$21];0)-[.B$22];0)*[.C$23];([.B$23]-[.B$22])*[.C$23])" office:value-type="float" office:value="0" calcext:value-type="float">
            <text:p>0.00</text:p>
          </table:table-cell>
          <table:table-cell table:style-name="ce276" table:formula="of:=SUM([.C56:.H56])" office:value-type="float" office:value="31482.5" calcext:value-type="float">
            <text:p>31,482.50</text:p>
          </table:table-cell>
          <table:table-cell table:style-name="ce219" table:formula="of:=IF([.A56]&lt;[.E$7];[.A56]*([.E$3]+[.E$5]);IF([.A56]&gt;=[.E$8];[.A56]*[.E$9];0))" office:value-type="float" office:value="0" calcext:value-type="float">
            <text:p>0.00</text:p>
          </table:table-cell>
          <table:table-cell table:style-name="ce219" table:formula="of:=[.I56]+[.J56]" office:value-type="float" office:value="31482.5" calcext:value-type="float">
            <text:p>31,482.50</text:p>
          </table:table-cell>
          <table:table-cell table:style-name="ce276" table:formula="of:=[.A56]-[.K56]" office:value-type="float" office:value="148517.5" calcext:value-type="float">
            <text:p>148,517.50</text:p>
          </table:table-cell>
          <table:table-cell table:style-name="ce219" table:formula="of:=[.A56]+[.J56]" office:value-type="float" office:value="180000" calcext:value-type="float">
            <text:p>180,000.00</text:p>
          </table:table-cell>
          <table:table-cell table:style-name="ce219" table:formula="of:=[.I$4]" office:value-type="float" office:value="20000" calcext:value-type="float">
            <text:p>20,000.00</text:p>
          </table:table-cell>
          <table:table-cell table:style-name="ce219" table:formula="of:=[.M56]+[.N56]" office:value-type="float" office:value="200000" calcext:value-type="float">
            <text:p>200,000.00</text:p>
          </table:table-cell>
          <table:table-cell table:style-name="ce219" table:formula="of:=[.O56]*[.I$2]" office:value-type="float" office:value="68000" calcext:value-type="float">
            <text:p>68,000.00</text:p>
          </table:table-cell>
          <table:table-cell table:style-name="ce276" table:formula="of:=[.O56]-[.P56]" office:value-type="float" office:value="132000" calcext:value-type="float">
            <text:p>132,000.00</text:p>
          </table:table-cell>
          <table:table-cell table:number-columns-repeated="16332"/>
          <table:table-cell table:style-name="Default" table:number-columns-repeated="35"/>
        </table:table-row>
        <table:table-row table:style-name="ro2">
          <table:table-cell table:style-name="ce88" office:value-type="float" office:value="190000" calcext:value-type="float">
            <text:p>190,000</text:p>
          </table:table-cell>
          <table:table-cell table:style-name="ce88" table:formula="of:=[.Q57]-[.L57]" office:value-type="float" office:value="-17517.5" calcext:value-type="float">
            <text:p>-17,518</text:p>
          </table:table-cell>
          <table:table-cell table:style-name="ce238" table:formula="of:=IF(([.A57]-[.$F$21])&lt;=[.B$18];MAX(MAX([.A57]-[.$F$21];0)-[.B$17];0)*[.C$18];([.B$18]-[.B$17])*[.C$18])" office:value-type="float" office:value="4266" calcext:value-type="float">
            <text:p>4,266.00</text:p>
          </table:table-cell>
          <table:table-cell table:style-name="ce219" table:formula="of:=IF([.A57]-[.$F$21]&lt;=[.B$19];MAX(MAX([.A57]-[.$F$21];0)-[.B$18];0)*[.C$19];([.B$19]-[.B$18])*[.C$19])" office:value-type="float" office:value="11742.5" calcext:value-type="float">
            <text:p>11,742.50</text:p>
          </table:table-cell>
          <table:table-cell table:style-name="ce219" table:formula="of:=IF([.A57]-[.$F$21]&lt;=[.B$20];MAX(MAX([.A57]-[.$F$21];0)-[.B$19];0)*[.C$20];([.B$20]-[.B$19])*[.C$20])" office:value-type="float" office:value="17874" calcext:value-type="float">
            <text:p>17,874.00</text:p>
          </table:table-cell>
          <table:table-cell table:style-name="ce219" table:formula="of:=IF([.A57]-[.$F$21]&lt;=[.B$21];MAX(MAX([.A57]-[.$F$21];0)-[.B$20];0)*[.C$21];([.B$21]-[.B$20])*[.C$21])" office:value-type="float" office:value="0" calcext:value-type="float">
            <text:p>0.00</text:p>
          </table:table-cell>
          <table:table-cell table:style-name="ce219" table:formula="of:=IF([.A57]-[.$F$21]&lt;=[.B$22];MAX(MAX([.A57]-[.$F$21])-[.B$21];0)*[.C$22];([.B$22]-[.B$21])*[.C$22])" office:value-type="float" office:value="0" calcext:value-type="float">
            <text:p>0.00</text:p>
          </table:table-cell>
          <table:table-cell table:style-name="ce219" table:formula="of:=IF([.A57]-[.$F$21]&lt;=[.B$23];MAX(MAX([.A57]-[.$F$21];0)-[.B$22];0)*[.C$23];([.B$23]-[.B$22])*[.C$23])" office:value-type="float" office:value="0" calcext:value-type="float">
            <text:p>0.00</text:p>
          </table:table-cell>
          <table:table-cell table:style-name="ce276" table:formula="of:=SUM([.C57:.H57])" office:value-type="float" office:value="33882.5" calcext:value-type="float">
            <text:p>33,882.50</text:p>
          </table:table-cell>
          <table:table-cell table:style-name="ce219" table:formula="of:=IF([.A57]&lt;[.E$7];[.A57]*([.E$3]+[.E$5]);IF([.A57]&gt;=[.E$8];[.A57]*[.E$9];0))" office:value-type="float" office:value="0" calcext:value-type="float">
            <text:p>0.00</text:p>
          </table:table-cell>
          <table:table-cell table:style-name="ce219" table:formula="of:=[.I57]+[.J57]" office:value-type="float" office:value="33882.5" calcext:value-type="float">
            <text:p>33,882.50</text:p>
          </table:table-cell>
          <table:table-cell table:style-name="ce276" table:formula="of:=[.A57]-[.K57]" office:value-type="float" office:value="156117.5" calcext:value-type="float">
            <text:p>156,117.50</text:p>
          </table:table-cell>
          <table:table-cell table:style-name="ce219" table:formula="of:=[.A57]+[.J57]" office:value-type="float" office:value="190000" calcext:value-type="float">
            <text:p>190,000.00</text:p>
          </table:table-cell>
          <table:table-cell table:style-name="ce219" table:formula="of:=[.I$4]" office:value-type="float" office:value="20000" calcext:value-type="float">
            <text:p>20,000.00</text:p>
          </table:table-cell>
          <table:table-cell table:style-name="ce219" table:formula="of:=[.M57]+[.N57]" office:value-type="float" office:value="210000" calcext:value-type="float">
            <text:p>210,000.00</text:p>
          </table:table-cell>
          <table:table-cell table:style-name="ce219" table:formula="of:=[.O57]*[.I$2]" office:value-type="float" office:value="71400" calcext:value-type="float">
            <text:p>71,400.00</text:p>
          </table:table-cell>
          <table:table-cell table:style-name="ce276" table:formula="of:=[.O57]-[.P57]" office:value-type="float" office:value="138600" calcext:value-type="float">
            <text:p>138,600.00</text:p>
          </table:table-cell>
          <table:table-cell table:number-columns-repeated="16332"/>
          <table:table-cell table:style-name="Default" table:number-columns-repeated="35"/>
        </table:table-row>
        <table:table-row table:style-name="ro2">
          <table:table-cell table:style-name="ce88" office:value-type="float" office:value="200000" calcext:value-type="float">
            <text:p>200,000</text:p>
          </table:table-cell>
          <table:table-cell table:style-name="ce88" table:formula="of:=[.Q58]-[.L58]" office:value-type="float" office:value="-15529.5" calcext:value-type="float">
            <text:p>-15,530</text:p>
          </table:table-cell>
          <table:table-cell table:style-name="ce238" table:formula="of:=IF(([.A58]-[.$F$21])&lt;=[.B$18];MAX(MAX([.A58]-[.$F$21];0)-[.B$17];0)*[.C$18];([.B$18]-[.B$17])*[.C$18])" office:value-type="float" office:value="4266" calcext:value-type="float">
            <text:p>4,266.00</text:p>
          </table:table-cell>
          <table:table-cell table:style-name="ce219" table:formula="of:=IF([.A58]-[.$F$21]&lt;=[.B$19];MAX(MAX([.A58]-[.$F$21];0)-[.B$18];0)*[.C$19];([.B$19]-[.B$18])*[.C$19])" office:value-type="float" office:value="11742.5" calcext:value-type="float">
            <text:p>11,742.50</text:p>
          </table:table-cell>
          <table:table-cell table:style-name="ce219" table:formula="of:=IF([.A58]-[.$F$21]&lt;=[.B$20];MAX(MAX([.A58]-[.$F$21];0)-[.B$19];0)*[.C$20];([.B$20]-[.B$19])*[.C$20])" office:value-type="float" office:value="20274" calcext:value-type="float">
            <text:p>20,274.00</text:p>
          </table:table-cell>
          <table:table-cell table:style-name="ce219" table:formula="of:=IF([.A58]-[.$F$21]&lt;=[.B$21];MAX(MAX([.A58]-[.$F$21];0)-[.B$20];0)*[.C$21];([.B$21]-[.B$20])*[.C$21])" office:value-type="float" office:value="0" calcext:value-type="float">
            <text:p>0.00</text:p>
          </table:table-cell>
          <table:table-cell table:style-name="ce219" table:formula="of:=IF([.A58]-[.$F$21]&lt;=[.B$22];MAX(MAX([.A58]-[.$F$21])-[.B$21];0)*[.C$22];([.B$22]-[.B$21])*[.C$22])" office:value-type="float" office:value="0" calcext:value-type="float">
            <text:p>0.00</text:p>
          </table:table-cell>
          <table:table-cell table:style-name="ce219" table:formula="of:=IF([.A58]-[.$F$21]&lt;=[.B$23];MAX(MAX([.A58]-[.$F$21];0)-[.B$22];0)*[.C$23];([.B$23]-[.B$22])*[.C$23])" office:value-type="float" office:value="0" calcext:value-type="float">
            <text:p>0.00</text:p>
          </table:table-cell>
          <table:table-cell table:style-name="ce276" table:formula="of:=SUM([.C58:.H58])" office:value-type="float" office:value="36282.5" calcext:value-type="float">
            <text:p>36,282.50</text:p>
          </table:table-cell>
          <table:table-cell table:style-name="ce219" table:formula="of:=IF([.A58]&lt;[.E$7];[.A58]*([.E$3]+[.E$5]);IF([.A58]&gt;=[.E$8];[.A58]*[.E$9];0))" office:value-type="float" office:value="1800" calcext:value-type="float">
            <text:p>1,800.00</text:p>
          </table:table-cell>
          <table:table-cell table:style-name="ce219" table:formula="of:=[.I58]+[.J58]" office:value-type="float" office:value="38082.5" calcext:value-type="float">
            <text:p>38,082.50</text:p>
          </table:table-cell>
          <table:table-cell table:style-name="ce276" table:formula="of:=[.A58]-[.K58]" office:value-type="float" office:value="161917.5" calcext:value-type="float">
            <text:p>161,917.50</text:p>
          </table:table-cell>
          <table:table-cell table:style-name="ce219" table:formula="of:=[.A58]+[.J58]" office:value-type="float" office:value="201800" calcext:value-type="float">
            <text:p>201,800.00</text:p>
          </table:table-cell>
          <table:table-cell table:style-name="ce219" table:formula="of:=[.I$4]" office:value-type="float" office:value="20000" calcext:value-type="float">
            <text:p>20,000.00</text:p>
          </table:table-cell>
          <table:table-cell table:style-name="ce219" table:formula="of:=[.M58]+[.N58]" office:value-type="float" office:value="221800" calcext:value-type="float">
            <text:p>221,800.00</text:p>
          </table:table-cell>
          <table:table-cell table:style-name="ce219" table:formula="of:=[.O58]*[.I$2]" office:value-type="float" office:value="75412" calcext:value-type="float">
            <text:p>75,412.00</text:p>
          </table:table-cell>
          <table:table-cell table:style-name="ce276" table:formula="of:=[.O58]-[.P58]" office:value-type="float" office:value="146388" calcext:value-type="float">
            <text:p>146,388.00</text:p>
          </table:table-cell>
          <table:table-cell table:number-columns-repeated="16332"/>
          <table:table-cell table:style-name="Default" table:number-columns-repeated="35"/>
        </table:table-row>
        <table:table-row table:style-name="ro2">
          <table:table-cell table:style-name="ce88" office:value-type="float" office:value="210000" calcext:value-type="float">
            <text:p>210,000</text:p>
          </table:table-cell>
          <table:table-cell table:style-name="ce88" table:formula="of:=[.Q59]-[.L59]" office:value-type="float" office:value="-16136.1" calcext:value-type="float">
            <text:p>-16,136</text:p>
          </table:table-cell>
          <table:table-cell table:style-name="ce238" table:formula="of:=IF(([.A59]-[.$F$21])&lt;=[.B$18];MAX(MAX([.A59]-[.$F$21];0)-[.B$17];0)*[.C$18];([.B$18]-[.B$17])*[.C$18])" office:value-type="float" office:value="4266" calcext:value-type="float">
            <text:p>4,266.00</text:p>
          </table:table-cell>
          <table:table-cell table:style-name="ce219" table:formula="of:=IF([.A59]-[.$F$21]&lt;=[.B$19];MAX(MAX([.A59]-[.$F$21];0)-[.B$18];0)*[.C$19];([.B$19]-[.B$18])*[.C$19])" office:value-type="float" office:value="11742.5" calcext:value-type="float">
            <text:p>11,742.50</text:p>
          </table:table-cell>
          <table:table-cell table:style-name="ce219" table:formula="of:=IF([.A59]-[.$F$21]&lt;=[.B$20];MAX(MAX([.A59]-[.$F$21];0)-[.B$19];0)*[.C$20];([.B$20]-[.B$19])*[.C$20])" office:value-type="float" office:value="21942" calcext:value-type="float">
            <text:p>21,942.00</text:p>
          </table:table-cell>
          <table:table-cell table:style-name="ce219" table:formula="of:=IF([.A59]-[.$F$21]&lt;=[.B$21];MAX(MAX([.A59]-[.$F$21];0)-[.B$20];0)*[.C$21];([.B$21]-[.B$20])*[.C$21])" office:value-type="float" office:value="976" calcext:value-type="float">
            <text:p>976.00</text:p>
          </table:table-cell>
          <table:table-cell table:style-name="ce219" table:formula="of:=IF([.A59]-[.$F$21]&lt;=[.B$22];MAX(MAX([.A59]-[.$F$21])-[.B$21];0)*[.C$22];([.B$22]-[.B$21])*[.C$22])" office:value-type="float" office:value="0" calcext:value-type="float">
            <text:p>0.00</text:p>
          </table:table-cell>
          <table:table-cell table:style-name="ce219" table:formula="of:=IF([.A59]-[.$F$21]&lt;=[.B$23];MAX(MAX([.A59]-[.$F$21];0)-[.B$22];0)*[.C$23];([.B$23]-[.B$22])*[.C$23])" office:value-type="float" office:value="0" calcext:value-type="float">
            <text:p>0.00</text:p>
          </table:table-cell>
          <table:table-cell table:style-name="ce276" table:formula="of:=SUM([.C59:.H59])" office:value-type="float" office:value="38926.5" calcext:value-type="float">
            <text:p>38,926.50</text:p>
          </table:table-cell>
          <table:table-cell table:style-name="ce219" table:formula="of:=IF([.A59]&lt;[.E$7];[.A59]*([.E$3]+[.E$5]);IF([.A59]&gt;=[.E$8];[.A59]*[.E$9];0))" office:value-type="float" office:value="1890" calcext:value-type="float">
            <text:p>1,890.00</text:p>
          </table:table-cell>
          <table:table-cell table:style-name="ce219" table:formula="of:=[.I59]+[.J59]" office:value-type="float" office:value="40816.5" calcext:value-type="float">
            <text:p>40,816.50</text:p>
          </table:table-cell>
          <table:table-cell table:style-name="ce276" table:formula="of:=[.A59]-[.K59]" office:value-type="float" office:value="169183.5" calcext:value-type="float">
            <text:p>169,183.50</text:p>
          </table:table-cell>
          <table:table-cell table:style-name="ce219" table:formula="of:=[.A59]+[.J59]" office:value-type="float" office:value="211890" calcext:value-type="float">
            <text:p>211,890.00</text:p>
          </table:table-cell>
          <table:table-cell table:style-name="ce219" table:formula="of:=[.I$4]" office:value-type="float" office:value="20000" calcext:value-type="float">
            <text:p>20,000.00</text:p>
          </table:table-cell>
          <table:table-cell table:style-name="ce219" table:formula="of:=[.M59]+[.N59]" office:value-type="float" office:value="231890" calcext:value-type="float">
            <text:p>231,890.00</text:p>
          </table:table-cell>
          <table:table-cell table:style-name="ce219" table:formula="of:=[.O59]*[.I$2]" office:value-type="float" office:value="78842.6" calcext:value-type="float">
            <text:p>78,842.60</text:p>
          </table:table-cell>
          <table:table-cell table:style-name="ce276" table:formula="of:=[.O59]-[.P59]" office:value-type="float" office:value="153047.4" calcext:value-type="float">
            <text:p>153,047.40</text:p>
          </table:table-cell>
          <table:table-cell table:number-columns-repeated="16332"/>
          <table:table-cell table:style-name="Default" table:number-columns-repeated="35"/>
        </table:table-row>
        <table:table-row table:style-name="ro2">
          <table:table-cell table:style-name="ce88" office:value-type="float" office:value="220000" calcext:value-type="float">
            <text:p>220,000</text:p>
          </table:table-cell>
          <table:table-cell table:style-name="ce88" table:formula="of:=[.Q60]-[.L60]" office:value-type="float" office:value="-16186.7" calcext:value-type="float">
            <text:p>-16,187</text:p>
          </table:table-cell>
          <table:table-cell table:style-name="ce238" table:formula="of:=IF(([.A60]-[.$F$21])&lt;=[.B$18];MAX(MAX([.A60]-[.$F$21];0)-[.B$17];0)*[.C$18];([.B$18]-[.B$17])*[.C$18])" office:value-type="float" office:value="4266" calcext:value-type="float">
            <text:p>4,266.00</text:p>
          </table:table-cell>
          <table:table-cell table:style-name="ce219" table:formula="of:=IF([.A60]-[.$F$21]&lt;=[.B$19];MAX(MAX([.A60]-[.$F$21];0)-[.B$18];0)*[.C$19];([.B$19]-[.B$18])*[.C$19])" office:value-type="float" office:value="11742.5" calcext:value-type="float">
            <text:p>11,742.50</text:p>
          </table:table-cell>
          <table:table-cell table:style-name="ce219" table:formula="of:=IF([.A60]-[.$F$21]&lt;=[.B$20];MAX(MAX([.A60]-[.$F$21];0)-[.B$19];0)*[.C$20];([.B$20]-[.B$19])*[.C$20])" office:value-type="float" office:value="21942" calcext:value-type="float">
            <text:p>21,942.00</text:p>
          </table:table-cell>
          <table:table-cell table:style-name="ce219" table:formula="of:=IF([.A60]-[.$F$21]&lt;=[.B$21];MAX(MAX([.A60]-[.$F$21];0)-[.B$20];0)*[.C$21];([.B$21]-[.B$20])*[.C$21])" office:value-type="float" office:value="4176" calcext:value-type="float">
            <text:p>4,176.00</text:p>
          </table:table-cell>
          <table:table-cell table:style-name="ce219" table:formula="of:=IF([.A60]-[.$F$21]&lt;=[.B$22];MAX(MAX([.A60]-[.$F$21])-[.B$21];0)*[.C$22];([.B$22]-[.B$21])*[.C$22])" office:value-type="float" office:value="0" calcext:value-type="float">
            <text:p>0.00</text:p>
          </table:table-cell>
          <table:table-cell table:style-name="ce219" table:formula="of:=IF([.A60]-[.$F$21]&lt;=[.B$23];MAX(MAX([.A60]-[.$F$21];0)-[.B$22];0)*[.C$23];([.B$23]-[.B$22])*[.C$23])" office:value-type="float" office:value="0" calcext:value-type="float">
            <text:p>0.00</text:p>
          </table:table-cell>
          <table:table-cell table:style-name="ce276" table:formula="of:=SUM([.C60:.H60])" office:value-type="float" office:value="42126.5" calcext:value-type="float">
            <text:p>42,126.50</text:p>
          </table:table-cell>
          <table:table-cell table:style-name="ce219" table:formula="of:=IF([.A60]&lt;[.E$7];[.A60]*([.E$3]+[.E$5]);IF([.A60]&gt;=[.E$8];[.A60]*[.E$9];0))" office:value-type="float" office:value="1980" calcext:value-type="float">
            <text:p>1,980.00</text:p>
          </table:table-cell>
          <table:table-cell table:style-name="ce219" table:formula="of:=[.I60]+[.J60]" office:value-type="float" office:value="44106.5" calcext:value-type="float">
            <text:p>44,106.50</text:p>
          </table:table-cell>
          <table:table-cell table:style-name="ce276" table:formula="of:=[.A60]-[.K60]" office:value-type="float" office:value="175893.5" calcext:value-type="float">
            <text:p>175,893.50</text:p>
          </table:table-cell>
          <table:table-cell table:style-name="ce219" table:formula="of:=[.A60]+[.J60]" office:value-type="float" office:value="221980" calcext:value-type="float">
            <text:p>221,980.00</text:p>
          </table:table-cell>
          <table:table-cell table:style-name="ce219" table:formula="of:=[.I$4]" office:value-type="float" office:value="20000" calcext:value-type="float">
            <text:p>20,000.00</text:p>
          </table:table-cell>
          <table:table-cell table:style-name="ce219" table:formula="of:=[.M60]+[.N60]" office:value-type="float" office:value="241980" calcext:value-type="float">
            <text:p>241,980.00</text:p>
          </table:table-cell>
          <table:table-cell table:style-name="ce219" table:formula="of:=[.O60]*[.I$2]" office:value-type="float" office:value="82273.2" calcext:value-type="float">
            <text:p>82,273.20</text:p>
          </table:table-cell>
          <table:table-cell table:style-name="ce276" table:formula="of:=[.O60]-[.P60]" office:value-type="float" office:value="159706.8" calcext:value-type="float">
            <text:p>159,706.80</text:p>
          </table:table-cell>
          <table:table-cell table:number-columns-repeated="16332"/>
          <table:table-cell table:style-name="Default" table:number-columns-repeated="35"/>
        </table:table-row>
        <table:table-row table:style-name="ro2">
          <table:table-cell table:style-name="ce88" office:value-type="float" office:value="230000" calcext:value-type="float">
            <text:p>230,000</text:p>
          </table:table-cell>
          <table:table-cell table:style-name="ce88" table:formula="of:=[.Q61]-[.L61]" office:value-type="float" office:value="-16237.3" calcext:value-type="float">
            <text:p>-16,237</text:p>
          </table:table-cell>
          <table:table-cell table:style-name="ce238" table:formula="of:=IF(([.A61]-[.$F$21])&lt;=[.B$18];MAX(MAX([.A61]-[.$F$21];0)-[.B$17];0)*[.C$18];([.B$18]-[.B$17])*[.C$18])" office:value-type="float" office:value="4266" calcext:value-type="float">
            <text:p>4,266.00</text:p>
          </table:table-cell>
          <table:table-cell table:style-name="ce219" table:formula="of:=IF([.A61]-[.$F$21]&lt;=[.B$19];MAX(MAX([.A61]-[.$F$21];0)-[.B$18];0)*[.C$19];([.B$19]-[.B$18])*[.C$19])" office:value-type="float" office:value="11742.5" calcext:value-type="float">
            <text:p>11,742.50</text:p>
          </table:table-cell>
          <table:table-cell table:style-name="ce219" table:formula="of:=IF([.A61]-[.$F$21]&lt;=[.B$20];MAX(MAX([.A61]-[.$F$21];0)-[.B$19];0)*[.C$20];([.B$20]-[.B$19])*[.C$20])" office:value-type="float" office:value="21942" calcext:value-type="float">
            <text:p>21,942.00</text:p>
          </table:table-cell>
          <table:table-cell table:style-name="ce219" table:formula="of:=IF([.A61]-[.$F$21]&lt;=[.B$21];MAX(MAX([.A61]-[.$F$21];0)-[.B$20];0)*[.C$21];([.B$21]-[.B$20])*[.C$21])" office:value-type="float" office:value="7376" calcext:value-type="float">
            <text:p>7,376.00</text:p>
          </table:table-cell>
          <table:table-cell table:style-name="ce219" table:formula="of:=IF([.A61]-[.$F$21]&lt;=[.B$22];MAX(MAX([.A61]-[.$F$21])-[.B$21];0)*[.C$22];([.B$22]-[.B$21])*[.C$22])" office:value-type="float" office:value="0" calcext:value-type="float">
            <text:p>0.00</text:p>
          </table:table-cell>
          <table:table-cell table:style-name="ce219" table:formula="of:=IF([.A61]-[.$F$21]&lt;=[.B$23];MAX(MAX([.A61]-[.$F$21];0)-[.B$22];0)*[.C$23];([.B$23]-[.B$22])*[.C$23])" office:value-type="float" office:value="0" calcext:value-type="float">
            <text:p>0.00</text:p>
          </table:table-cell>
          <table:table-cell table:style-name="ce276" table:formula="of:=SUM([.C61:.H61])" office:value-type="float" office:value="45326.5" calcext:value-type="float">
            <text:p>45,326.50</text:p>
          </table:table-cell>
          <table:table-cell table:style-name="ce219" table:formula="of:=IF([.A61]&lt;[.E$7];[.A61]*([.E$3]+[.E$5]);IF([.A61]&gt;=[.E$8];[.A61]*[.E$9];0))" office:value-type="float" office:value="2070" calcext:value-type="float">
            <text:p>2,070.00</text:p>
          </table:table-cell>
          <table:table-cell table:style-name="ce219" table:formula="of:=[.I61]+[.J61]" office:value-type="float" office:value="47396.5" calcext:value-type="float">
            <text:p>47,396.50</text:p>
          </table:table-cell>
          <table:table-cell table:style-name="ce276" table:formula="of:=[.A61]-[.K61]" office:value-type="float" office:value="182603.5" calcext:value-type="float">
            <text:p>182,603.50</text:p>
          </table:table-cell>
          <table:table-cell table:style-name="ce219" table:formula="of:=[.A61]+[.J61]" office:value-type="float" office:value="232070" calcext:value-type="float">
            <text:p>232,070.00</text:p>
          </table:table-cell>
          <table:table-cell table:style-name="ce219" table:formula="of:=[.I$4]" office:value-type="float" office:value="20000" calcext:value-type="float">
            <text:p>20,000.00</text:p>
          </table:table-cell>
          <table:table-cell table:style-name="ce219" table:formula="of:=[.M61]+[.N61]" office:value-type="float" office:value="252070" calcext:value-type="float">
            <text:p>252,070.00</text:p>
          </table:table-cell>
          <table:table-cell table:style-name="ce219" table:formula="of:=[.O61]*[.I$2]" office:value-type="float" office:value="85703.8" calcext:value-type="float">
            <text:p>85,703.80</text:p>
          </table:table-cell>
          <table:table-cell table:style-name="ce276" table:formula="of:=[.O61]-[.P61]" office:value-type="float" office:value="166366.2" calcext:value-type="float">
            <text:p>166,366.20</text:p>
          </table:table-cell>
          <table:table-cell table:number-columns-repeated="16332"/>
          <table:table-cell table:style-name="Default" table:number-columns-repeated="35"/>
        </table:table-row>
        <table:table-row table:style-name="ro2">
          <table:table-cell table:style-name="ce88" office:value-type="float" office:value="240000" calcext:value-type="float">
            <text:p>240,000</text:p>
          </table:table-cell>
          <table:table-cell table:style-name="ce88" table:formula="of:=[.Q62]-[.L62]" office:value-type="float" office:value="-16287.9" calcext:value-type="float">
            <text:p>-16,288</text:p>
          </table:table-cell>
          <table:table-cell table:style-name="ce238" table:formula="of:=IF(([.A62]-[.$F$21])&lt;=[.B$18];MAX(MAX([.A62]-[.$F$21];0)-[.B$17];0)*[.C$18];([.B$18]-[.B$17])*[.C$18])" office:value-type="float" office:value="4266" calcext:value-type="float">
            <text:p>4,266.00</text:p>
          </table:table-cell>
          <table:table-cell table:style-name="ce219" table:formula="of:=IF([.A62]-[.$F$21]&lt;=[.B$19];MAX(MAX([.A62]-[.$F$21];0)-[.B$18];0)*[.C$19];([.B$19]-[.B$18])*[.C$19])" office:value-type="float" office:value="11742.5" calcext:value-type="float">
            <text:p>11,742.50</text:p>
          </table:table-cell>
          <table:table-cell table:style-name="ce219" table:formula="of:=IF([.A62]-[.$F$21]&lt;=[.B$20];MAX(MAX([.A62]-[.$F$21];0)-[.B$19];0)*[.C$20];([.B$20]-[.B$19])*[.C$20])" office:value-type="float" office:value="21942" calcext:value-type="float">
            <text:p>21,942.00</text:p>
          </table:table-cell>
          <table:table-cell table:style-name="ce219" table:formula="of:=IF([.A62]-[.$F$21]&lt;=[.B$21];MAX(MAX([.A62]-[.$F$21];0)-[.B$20];0)*[.C$21];([.B$21]-[.B$20])*[.C$21])" office:value-type="float" office:value="10576" calcext:value-type="float">
            <text:p>10,576.00</text:p>
          </table:table-cell>
          <table:table-cell table:style-name="ce219" table:formula="of:=IF([.A62]-[.$F$21]&lt;=[.B$22];MAX(MAX([.A62]-[.$F$21])-[.B$21];0)*[.C$22];([.B$22]-[.B$21])*[.C$22])" office:value-type="float" office:value="0" calcext:value-type="float">
            <text:p>0.00</text:p>
          </table:table-cell>
          <table:table-cell table:style-name="ce219" table:formula="of:=IF([.A62]-[.$F$21]&lt;=[.B$23];MAX(MAX([.A62]-[.$F$21];0)-[.B$22];0)*[.C$23];([.B$23]-[.B$22])*[.C$23])" office:value-type="float" office:value="0" calcext:value-type="float">
            <text:p>0.00</text:p>
          </table:table-cell>
          <table:table-cell table:style-name="ce276" table:formula="of:=SUM([.C62:.H62])" office:value-type="float" office:value="48526.5" calcext:value-type="float">
            <text:p>48,526.50</text:p>
          </table:table-cell>
          <table:table-cell table:style-name="ce219" table:formula="of:=IF([.A62]&lt;[.E$7];[.A62]*([.E$3]+[.E$5]);IF([.A62]&gt;=[.E$8];[.A62]*[.E$9];0))" office:value-type="float" office:value="2160" calcext:value-type="float">
            <text:p>2,160.00</text:p>
          </table:table-cell>
          <table:table-cell table:style-name="ce219" table:formula="of:=[.I62]+[.J62]" office:value-type="float" office:value="50686.5" calcext:value-type="float">
            <text:p>50,686.50</text:p>
          </table:table-cell>
          <table:table-cell table:style-name="ce276" table:formula="of:=[.A62]-[.K62]" office:value-type="float" office:value="189313.5" calcext:value-type="float">
            <text:p>189,313.50</text:p>
          </table:table-cell>
          <table:table-cell table:style-name="ce219" table:formula="of:=[.A62]+[.J62]" office:value-type="float" office:value="242160" calcext:value-type="float">
            <text:p>242,160.00</text:p>
          </table:table-cell>
          <table:table-cell table:style-name="ce219" table:formula="of:=[.I$4]" office:value-type="float" office:value="20000" calcext:value-type="float">
            <text:p>20,000.00</text:p>
          </table:table-cell>
          <table:table-cell table:style-name="ce219" table:formula="of:=[.M62]+[.N62]" office:value-type="float" office:value="262160" calcext:value-type="float">
            <text:p>262,160.00</text:p>
          </table:table-cell>
          <table:table-cell table:style-name="ce219" table:formula="of:=[.O62]*[.I$2]" office:value-type="float" office:value="89134.4" calcext:value-type="float">
            <text:p>89,134.40</text:p>
          </table:table-cell>
          <table:table-cell table:style-name="ce276" table:formula="of:=[.O62]-[.P62]" office:value-type="float" office:value="173025.6" calcext:value-type="float">
            <text:p>173,025.60</text:p>
          </table:table-cell>
          <table:table-cell table:number-columns-repeated="16332"/>
          <table:table-cell table:style-name="Default" table:number-columns-repeated="35"/>
        </table:table-row>
        <table:table-row table:style-name="ro2">
          <table:table-cell table:style-name="ce88" office:value-type="float" office:value="250000" calcext:value-type="float">
            <text:p>250,000</text:p>
          </table:table-cell>
          <table:table-cell table:style-name="ce88" table:formula="of:=[.Q63]-[.L63]" office:value-type="float" office:value="-16338.5" calcext:value-type="float">
            <text:p>-16,339</text:p>
          </table:table-cell>
          <table:table-cell table:style-name="ce238" table:formula="of:=IF(([.A63]-[.$F$21])&lt;=[.B$18];MAX(MAX([.A63]-[.$F$21];0)-[.B$17];0)*[.C$18];([.B$18]-[.B$17])*[.C$18])" office:value-type="float" office:value="4266" calcext:value-type="float">
            <text:p>4,266.00</text:p>
          </table:table-cell>
          <table:table-cell table:style-name="ce219" table:formula="of:=IF([.A63]-[.$F$21]&lt;=[.B$19];MAX(MAX([.A63]-[.$F$21];0)-[.B$18];0)*[.C$19];([.B$19]-[.B$18])*[.C$19])" office:value-type="float" office:value="11742.5" calcext:value-type="float">
            <text:p>11,742.50</text:p>
          </table:table-cell>
          <table:table-cell table:style-name="ce219" table:formula="of:=IF([.A63]-[.$F$21]&lt;=[.B$20];MAX(MAX([.A63]-[.$F$21];0)-[.B$19];0)*[.C$20];([.B$20]-[.B$19])*[.C$20])" office:value-type="float" office:value="21942" calcext:value-type="float">
            <text:p>21,942.00</text:p>
          </table:table-cell>
          <table:table-cell table:style-name="ce219" table:formula="of:=IF([.A63]-[.$F$21]&lt;=[.B$21];MAX(MAX([.A63]-[.$F$21];0)-[.B$20];0)*[.C$21];([.B$21]-[.B$20])*[.C$21])" office:value-type="float" office:value="13776" calcext:value-type="float">
            <text:p>13,776.00</text:p>
          </table:table-cell>
          <table:table-cell table:style-name="ce219" table:formula="of:=IF([.A63]-[.$F$21]&lt;=[.B$22];MAX(MAX([.A63]-[.$F$21])-[.B$21];0)*[.C$22];([.B$22]-[.B$21])*[.C$22])" office:value-type="float" office:value="0" calcext:value-type="float">
            <text:p>0.00</text:p>
          </table:table-cell>
          <table:table-cell table:style-name="ce219" table:formula="of:=IF([.A63]-[.$F$21]&lt;=[.B$23];MAX(MAX([.A63]-[.$F$21];0)-[.B$22];0)*[.C$23];([.B$23]-[.B$22])*[.C$23])" office:value-type="float" office:value="0" calcext:value-type="float">
            <text:p>0.00</text:p>
          </table:table-cell>
          <table:table-cell table:style-name="ce276" table:formula="of:=SUM([.C63:.H63])" office:value-type="float" office:value="51726.5" calcext:value-type="float">
            <text:p>51,726.50</text:p>
          </table:table-cell>
          <table:table-cell table:style-name="ce219" table:formula="of:=IF([.A63]&lt;[.E$7];[.A63]*([.E$3]+[.E$5]);IF([.A63]&gt;=[.E$8];[.A63]*[.E$9];0))" office:value-type="float" office:value="2250" calcext:value-type="float">
            <text:p>2,250.00</text:p>
          </table:table-cell>
          <table:table-cell table:style-name="ce219" table:formula="of:=[.I63]+[.J63]" office:value-type="float" office:value="53976.5" calcext:value-type="float">
            <text:p>53,976.50</text:p>
          </table:table-cell>
          <table:table-cell table:style-name="ce276" table:formula="of:=[.A63]-[.K63]" office:value-type="float" office:value="196023.5" calcext:value-type="float">
            <text:p>196,023.50</text:p>
          </table:table-cell>
          <table:table-cell table:style-name="ce219" table:formula="of:=[.A63]+[.J63]" office:value-type="float" office:value="252250" calcext:value-type="float">
            <text:p>252,250.00</text:p>
          </table:table-cell>
          <table:table-cell table:style-name="ce219" table:formula="of:=[.I$4]" office:value-type="float" office:value="20000" calcext:value-type="float">
            <text:p>20,000.00</text:p>
          </table:table-cell>
          <table:table-cell table:style-name="ce219" table:formula="of:=[.M63]+[.N63]" office:value-type="float" office:value="272250" calcext:value-type="float">
            <text:p>272,250.00</text:p>
          </table:table-cell>
          <table:table-cell table:style-name="ce219" table:formula="of:=[.O63]*[.I$2]" office:value-type="float" office:value="92565" calcext:value-type="float">
            <text:p>92,565.00</text:p>
          </table:table-cell>
          <table:table-cell table:style-name="ce276" table:formula="of:=[.O63]-[.P63]" office:value-type="float" office:value="179685" calcext:value-type="float">
            <text:p>179,685.00</text:p>
          </table:table-cell>
          <table:table-cell table:number-columns-repeated="16332"/>
          <table:table-cell table:style-name="Default" table:number-columns-repeated="35"/>
        </table:table-row>
        <table:table-row table:style-name="ro2">
          <table:table-cell table:style-name="ce88" office:value-type="float" office:value="260000" calcext:value-type="float">
            <text:p>260,000</text:p>
          </table:table-cell>
          <table:table-cell table:style-name="ce88" table:formula="of:=[.Q64]-[.L64]" office:value-type="float" office:value="-16389.1" calcext:value-type="float">
            <text:p>-16,389</text:p>
          </table:table-cell>
          <table:table-cell table:style-name="ce238" table:formula="of:=IF(([.A64]-[.$F$21])&lt;=[.B$18];MAX(MAX([.A64]-[.$F$21];0)-[.B$17];0)*[.C$18];([.B$18]-[.B$17])*[.C$18])" office:value-type="float" office:value="4266" calcext:value-type="float">
            <text:p>4,266.00</text:p>
          </table:table-cell>
          <table:table-cell table:style-name="ce219" table:formula="of:=IF([.A64]-[.$F$21]&lt;=[.B$19];MAX(MAX([.A64]-[.$F$21];0)-[.B$18];0)*[.C$19];([.B$19]-[.B$18])*[.C$19])" office:value-type="float" office:value="11742.5" calcext:value-type="float">
            <text:p>11,742.50</text:p>
          </table:table-cell>
          <table:table-cell table:style-name="ce219" table:formula="of:=IF([.A64]-[.$F$21]&lt;=[.B$20];MAX(MAX([.A64]-[.$F$21];0)-[.B$19];0)*[.C$20];([.B$20]-[.B$19])*[.C$20])" office:value-type="float" office:value="21942" calcext:value-type="float">
            <text:p>21,942.00</text:p>
          </table:table-cell>
          <table:table-cell table:style-name="ce219" table:formula="of:=IF([.A64]-[.$F$21]&lt;=[.B$21];MAX(MAX([.A64]-[.$F$21];0)-[.B$20];0)*[.C$21];([.B$21]-[.B$20])*[.C$21])" office:value-type="float" office:value="16976" calcext:value-type="float">
            <text:p>16,976.00</text:p>
          </table:table-cell>
          <table:table-cell table:style-name="ce219" table:formula="of:=IF([.A64]-[.$F$21]&lt;=[.B$22];MAX(MAX([.A64]-[.$F$21])-[.B$21];0)*[.C$22];([.B$22]-[.B$21])*[.C$22])" office:value-type="float" office:value="0" calcext:value-type="float">
            <text:p>0.00</text:p>
          </table:table-cell>
          <table:table-cell table:style-name="ce219" table:formula="of:=IF([.A64]-[.$F$21]&lt;=[.B$23];MAX(MAX([.A64]-[.$F$21];0)-[.B$22];0)*[.C$23];([.B$23]-[.B$22])*[.C$23])" office:value-type="float" office:value="0" calcext:value-type="float">
            <text:p>0.00</text:p>
          </table:table-cell>
          <table:table-cell table:style-name="ce276" table:formula="of:=SUM([.C64:.H64])" office:value-type="float" office:value="54926.5" calcext:value-type="float">
            <text:p>54,926.50</text:p>
          </table:table-cell>
          <table:table-cell table:style-name="ce219" table:formula="of:=IF([.A64]&lt;[.E$7];[.A64]*([.E$3]+[.E$5]);IF([.A64]&gt;=[.E$8];[.A64]*[.E$9];0))" office:value-type="float" office:value="2340" calcext:value-type="float">
            <text:p>2,340.00</text:p>
          </table:table-cell>
          <table:table-cell table:style-name="ce219" table:formula="of:=[.I64]+[.J64]" office:value-type="float" office:value="57266.5" calcext:value-type="float">
            <text:p>57,266.50</text:p>
          </table:table-cell>
          <table:table-cell table:style-name="ce276" table:formula="of:=[.A64]-[.K64]" office:value-type="float" office:value="202733.5" calcext:value-type="float">
            <text:p>202,733.50</text:p>
          </table:table-cell>
          <table:table-cell table:style-name="ce219" table:formula="of:=[.A64]+[.J64]" office:value-type="float" office:value="262340" calcext:value-type="float">
            <text:p>262,340.00</text:p>
          </table:table-cell>
          <table:table-cell table:style-name="ce219" table:formula="of:=[.I$4]" office:value-type="float" office:value="20000" calcext:value-type="float">
            <text:p>20,000.00</text:p>
          </table:table-cell>
          <table:table-cell table:style-name="ce219" table:formula="of:=[.M64]+[.N64]" office:value-type="float" office:value="282340" calcext:value-type="float">
            <text:p>282,340.00</text:p>
          </table:table-cell>
          <table:table-cell table:style-name="ce219" table:formula="of:=[.O64]*[.I$2]" office:value-type="float" office:value="95995.6" calcext:value-type="float">
            <text:p>95,995.60</text:p>
          </table:table-cell>
          <table:table-cell table:style-name="ce276" table:formula="of:=[.O64]-[.P64]" office:value-type="float" office:value="186344.4" calcext:value-type="float">
            <text:p>186,344.40</text:p>
          </table:table-cell>
          <table:table-cell table:number-columns-repeated="16332"/>
          <table:table-cell table:style-name="Default" table:number-columns-repeated="35"/>
        </table:table-row>
        <table:table-row table:style-name="ro2">
          <table:table-cell table:style-name="ce88" office:value-type="float" office:value="270000" calcext:value-type="float">
            <text:p>270,000</text:p>
          </table:table-cell>
          <table:table-cell table:style-name="ce88" table:formula="of:=[.Q65]-[.L65]" office:value-type="float" office:value="-16191.45" calcext:value-type="float">
            <text:p>-16,191</text:p>
          </table:table-cell>
          <table:table-cell table:style-name="ce238" table:formula="of:=IF(([.A65]-[.$F$21])&lt;=[.B$18];MAX(MAX([.A65]-[.$F$21];0)-[.B$17];0)*[.C$18];([.B$18]-[.B$17])*[.C$18])" office:value-type="float" office:value="4266" calcext:value-type="float">
            <text:p>4,266.00</text:p>
          </table:table-cell>
          <table:table-cell table:style-name="ce219" table:formula="of:=IF([.A65]-[.$F$21]&lt;=[.B$19];MAX(MAX([.A65]-[.$F$21];0)-[.B$18];0)*[.C$19];([.B$19]-[.B$18])*[.C$19])" office:value-type="float" office:value="11742.5" calcext:value-type="float">
            <text:p>11,742.50</text:p>
          </table:table-cell>
          <table:table-cell table:style-name="ce219" table:formula="of:=IF([.A65]-[.$F$21]&lt;=[.B$20];MAX(MAX([.A65]-[.$F$21];0)-[.B$19];0)*[.C$20];([.B$20]-[.B$19])*[.C$20])" office:value-type="float" office:value="21942" calcext:value-type="float">
            <text:p>21,942.00</text:p>
          </table:table-cell>
          <table:table-cell table:style-name="ce219" table:formula="of:=IF([.A65]-[.$F$21]&lt;=[.B$21];MAX(MAX([.A65]-[.$F$21];0)-[.B$20];0)*[.C$21];([.B$21]-[.B$20])*[.C$21])" office:value-type="float" office:value="17528" calcext:value-type="float">
            <text:p>17,528.00</text:p>
          </table:table-cell>
          <table:table-cell table:style-name="ce219" table:formula="of:=IF([.A65]-[.$F$21]&lt;=[.B$22];MAX(MAX([.A65]-[.$F$21])-[.B$21];0)*[.C$22];([.B$22]-[.B$21])*[.C$22])" office:value-type="float" office:value="2896.25" calcext:value-type="float">
            <text:p>2,896.25</text:p>
          </table:table-cell>
          <table:table-cell table:style-name="ce219" table:formula="of:=IF([.A65]-[.$F$21]&lt;=[.B$23];MAX(MAX([.A65]-[.$F$21];0)-[.B$22];0)*[.C$23];([.B$23]-[.B$22])*[.C$23])" office:value-type="float" office:value="0" calcext:value-type="float">
            <text:p>0.00</text:p>
          </table:table-cell>
          <table:table-cell table:style-name="ce276" table:formula="of:=SUM([.C65:.H65])" office:value-type="float" office:value="58374.75" calcext:value-type="float">
            <text:p>58,374.75</text:p>
          </table:table-cell>
          <table:table-cell table:style-name="ce219" table:formula="of:=IF([.A65]&lt;[.E$7];[.A65]*([.E$3]+[.E$5]);IF([.A65]&gt;=[.E$8];[.A65]*[.E$9];0))" office:value-type="float" office:value="2430" calcext:value-type="float">
            <text:p>2,430.00</text:p>
          </table:table-cell>
          <table:table-cell table:style-name="ce219" table:formula="of:=[.I65]+[.J65]" office:value-type="float" office:value="60804.75" calcext:value-type="float">
            <text:p>60,804.75</text:p>
          </table:table-cell>
          <table:table-cell table:style-name="ce276" table:formula="of:=[.A65]-[.K65]" office:value-type="float" office:value="209195.25" calcext:value-type="float">
            <text:p>209,195.25</text:p>
          </table:table-cell>
          <table:table-cell table:style-name="ce219" table:formula="of:=[.A65]+[.J65]" office:value-type="float" office:value="272430" calcext:value-type="float">
            <text:p>272,430.00</text:p>
          </table:table-cell>
          <table:table-cell table:style-name="ce219" table:formula="of:=[.I$4]" office:value-type="float" office:value="20000" calcext:value-type="float">
            <text:p>20,000.00</text:p>
          </table:table-cell>
          <table:table-cell table:style-name="ce219" table:formula="of:=[.M65]+[.N65]" office:value-type="float" office:value="292430" calcext:value-type="float">
            <text:p>292,430.00</text:p>
          </table:table-cell>
          <table:table-cell table:style-name="ce219" table:formula="of:=[.O65]*[.I$2]" office:value-type="float" office:value="99426.2" calcext:value-type="float">
            <text:p>99,426.20</text:p>
          </table:table-cell>
          <table:table-cell table:style-name="ce276" table:formula="of:=[.O65]-[.P65]" office:value-type="float" office:value="193003.8" calcext:value-type="float">
            <text:p>193,003.80</text:p>
          </table:table-cell>
          <table:table-cell table:number-columns-repeated="16332"/>
          <table:table-cell table:style-name="Default" table:number-columns-repeated="35"/>
        </table:table-row>
        <table:table-row table:style-name="ro2">
          <table:table-cell table:style-name="ce88" office:value-type="float" office:value="280000" calcext:value-type="float">
            <text:p>280,000</text:p>
          </table:table-cell>
          <table:table-cell table:style-name="ce88" table:formula="of:=[.Q66]-[.L66]" office:value-type="float" office:value="-15942.05" calcext:value-type="float">
            <text:p>-15,942</text:p>
          </table:table-cell>
          <table:table-cell table:style-name="ce238" table:formula="of:=IF(([.A66]-[.$F$21])&lt;=[.B$18];MAX(MAX([.A66]-[.$F$21];0)-[.B$17];0)*[.C$18];([.B$18]-[.B$17])*[.C$18])" office:value-type="float" office:value="4266" calcext:value-type="float">
            <text:p>4,266.00</text:p>
          </table:table-cell>
          <table:table-cell table:style-name="ce219" table:formula="of:=IF([.A66]-[.$F$21]&lt;=[.B$19];MAX(MAX([.A66]-[.$F$21];0)-[.B$18];0)*[.C$19];([.B$19]-[.B$18])*[.C$19])" office:value-type="float" office:value="11742.5" calcext:value-type="float">
            <text:p>11,742.50</text:p>
          </table:table-cell>
          <table:table-cell table:style-name="ce219" table:formula="of:=IF([.A66]-[.$F$21]&lt;=[.B$20];MAX(MAX([.A66]-[.$F$21];0)-[.B$19];0)*[.C$20];([.B$20]-[.B$19])*[.C$20])" office:value-type="float" office:value="21942" calcext:value-type="float">
            <text:p>21,942.00</text:p>
          </table:table-cell>
          <table:table-cell table:style-name="ce219" table:formula="of:=IF([.A66]-[.$F$21]&lt;=[.B$21];MAX(MAX([.A66]-[.$F$21];0)-[.B$20];0)*[.C$21];([.B$21]-[.B$20])*[.C$21])" office:value-type="float" office:value="17528" calcext:value-type="float">
            <text:p>17,528.00</text:p>
          </table:table-cell>
          <table:table-cell table:style-name="ce219" table:formula="of:=IF([.A66]-[.$F$21]&lt;=[.B$22];MAX(MAX([.A66]-[.$F$21])-[.B$21];0)*[.C$22];([.B$22]-[.B$21])*[.C$22])" office:value-type="float" office:value="6396.25" calcext:value-type="float">
            <text:p>6,396.25</text:p>
          </table:table-cell>
          <table:table-cell table:style-name="ce219" table:formula="of:=IF([.A66]-[.$F$21]&lt;=[.B$23];MAX(MAX([.A66]-[.$F$21];0)-[.B$22];0)*[.C$23];([.B$23]-[.B$22])*[.C$23])" office:value-type="float" office:value="0" calcext:value-type="float">
            <text:p>0.00</text:p>
          </table:table-cell>
          <table:table-cell table:style-name="ce276" table:formula="of:=SUM([.C66:.H66])" office:value-type="float" office:value="61874.75" calcext:value-type="float">
            <text:p>61,874.75</text:p>
          </table:table-cell>
          <table:table-cell table:style-name="ce219" table:formula="of:=IF([.A66]&lt;[.E$7];[.A66]*([.E$3]+[.E$5]);IF([.A66]&gt;=[.E$8];[.A66]*[.E$9];0))" office:value-type="float" office:value="2520" calcext:value-type="float">
            <text:p>2,520.00</text:p>
          </table:table-cell>
          <table:table-cell table:style-name="ce219" table:formula="of:=[.I66]+[.J66]" office:value-type="float" office:value="64394.75" calcext:value-type="float">
            <text:p>64,394.75</text:p>
          </table:table-cell>
          <table:table-cell table:style-name="ce276" table:formula="of:=[.A66]-[.K66]" office:value-type="float" office:value="215605.25" calcext:value-type="float">
            <text:p>215,605.25</text:p>
          </table:table-cell>
          <table:table-cell table:style-name="ce219" table:formula="of:=[.A66]+[.J66]" office:value-type="float" office:value="282520" calcext:value-type="float">
            <text:p>282,520.00</text:p>
          </table:table-cell>
          <table:table-cell table:style-name="ce219" table:formula="of:=[.I$4]" office:value-type="float" office:value="20000" calcext:value-type="float">
            <text:p>20,000.00</text:p>
          </table:table-cell>
          <table:table-cell table:style-name="ce219" table:formula="of:=[.M66]+[.N66]" office:value-type="float" office:value="302520" calcext:value-type="float">
            <text:p>302,520.00</text:p>
          </table:table-cell>
          <table:table-cell table:style-name="ce219" table:formula="of:=[.O66]*[.I$2]" office:value-type="float" office:value="102856.8" calcext:value-type="float">
            <text:p>102,856.80</text:p>
          </table:table-cell>
          <table:table-cell table:style-name="ce276" table:formula="of:=[.O66]-[.P66]" office:value-type="float" office:value="199663.2" calcext:value-type="float">
            <text:p>199,663.20</text:p>
          </table:table-cell>
          <table:table-cell table:number-columns-repeated="16332"/>
          <table:table-cell table:style-name="Default" table:number-columns-repeated="35"/>
        </table:table-row>
        <table:table-row table:style-name="ro2">
          <table:table-cell table:style-name="ce88" office:value-type="float" office:value="290000" calcext:value-type="float">
            <text:p>290,000</text:p>
          </table:table-cell>
          <table:table-cell table:style-name="ce88" table:formula="of:=[.Q67]-[.L67]" office:value-type="float" office:value="-15692.65" calcext:value-type="float">
            <text:p>-15,693</text:p>
          </table:table-cell>
          <table:table-cell table:style-name="ce238" table:formula="of:=IF(([.A67]-[.$F$21])&lt;=[.B$18];MAX(MAX([.A67]-[.$F$21];0)-[.B$17];0)*[.C$18];([.B$18]-[.B$17])*[.C$18])" office:value-type="float" office:value="4266" calcext:value-type="float">
            <text:p>4,266.00</text:p>
          </table:table-cell>
          <table:table-cell table:style-name="ce219" table:formula="of:=IF([.A67]-[.$F$21]&lt;=[.B$19];MAX(MAX([.A67]-[.$F$21];0)-[.B$18];0)*[.C$19];([.B$19]-[.B$18])*[.C$19])" office:value-type="float" office:value="11742.5" calcext:value-type="float">
            <text:p>11,742.50</text:p>
          </table:table-cell>
          <table:table-cell table:style-name="ce219" table:formula="of:=IF([.A67]-[.$F$21]&lt;=[.B$20];MAX(MAX([.A67]-[.$F$21];0)-[.B$19];0)*[.C$20];([.B$20]-[.B$19])*[.C$20])" office:value-type="float" office:value="21942" calcext:value-type="float">
            <text:p>21,942.00</text:p>
          </table:table-cell>
          <table:table-cell table:style-name="ce219" table:formula="of:=IF([.A67]-[.$F$21]&lt;=[.B$21];MAX(MAX([.A67]-[.$F$21];0)-[.B$20];0)*[.C$21];([.B$21]-[.B$20])*[.C$21])" office:value-type="float" office:value="17528" calcext:value-type="float">
            <text:p>17,528.00</text:p>
          </table:table-cell>
          <table:table-cell table:style-name="ce219" table:formula="of:=IF([.A67]-[.$F$21]&lt;=[.B$22];MAX(MAX([.A67]-[.$F$21])-[.B$21];0)*[.C$22];([.B$22]-[.B$21])*[.C$22])" office:value-type="float" office:value="9896.25" calcext:value-type="float">
            <text:p>9,896.25</text:p>
          </table:table-cell>
          <table:table-cell table:style-name="ce219" table:formula="of:=IF([.A67]-[.$F$21]&lt;=[.B$23];MAX(MAX([.A67]-[.$F$21];0)-[.B$22];0)*[.C$23];([.B$23]-[.B$22])*[.C$23])" office:value-type="float" office:value="0" calcext:value-type="float">
            <text:p>0.00</text:p>
          </table:table-cell>
          <table:table-cell table:style-name="ce276" table:formula="of:=SUM([.C67:.H67])" office:value-type="float" office:value="65374.75" calcext:value-type="float">
            <text:p>65,374.75</text:p>
          </table:table-cell>
          <table:table-cell table:style-name="ce219" table:formula="of:=IF([.A67]&lt;[.E$7];[.A67]*([.E$3]+[.E$5]);IF([.A67]&gt;=[.E$8];[.A67]*[.E$9];0))" office:value-type="float" office:value="2610" calcext:value-type="float">
            <text:p>2,610.00</text:p>
          </table:table-cell>
          <table:table-cell table:style-name="ce219" table:formula="of:=[.I67]+[.J67]" office:value-type="float" office:value="67984.75" calcext:value-type="float">
            <text:p>67,984.75</text:p>
          </table:table-cell>
          <table:table-cell table:style-name="ce276" table:formula="of:=[.A67]-[.K67]" office:value-type="float" office:value="222015.25" calcext:value-type="float">
            <text:p>222,015.25</text:p>
          </table:table-cell>
          <table:table-cell table:style-name="ce219" table:formula="of:=[.A67]+[.J67]" office:value-type="float" office:value="292610" calcext:value-type="float">
            <text:p>292,610.00</text:p>
          </table:table-cell>
          <table:table-cell table:style-name="ce219" table:formula="of:=[.I$4]" office:value-type="float" office:value="20000" calcext:value-type="float">
            <text:p>20,000.00</text:p>
          </table:table-cell>
          <table:table-cell table:style-name="ce219" table:formula="of:=[.M67]+[.N67]" office:value-type="float" office:value="312610" calcext:value-type="float">
            <text:p>312,610.00</text:p>
          </table:table-cell>
          <table:table-cell table:style-name="ce219" table:formula="of:=[.O67]*[.I$2]" office:value-type="float" office:value="106287.4" calcext:value-type="float">
            <text:p>106,287.40</text:p>
          </table:table-cell>
          <table:table-cell table:style-name="ce276" table:formula="of:=[.O67]-[.P67]" office:value-type="float" office:value="206322.6" calcext:value-type="float">
            <text:p>206,322.60</text:p>
          </table:table-cell>
          <table:table-cell table:number-columns-repeated="16332"/>
          <table:table-cell table:style-name="Default" table:number-columns-repeated="35"/>
        </table:table-row>
        <table:table-row table:style-name="ro2">
          <table:table-cell table:style-name="ce88" office:value-type="float" office:value="300000" calcext:value-type="float">
            <text:p>300,000</text:p>
          </table:table-cell>
          <table:table-cell table:style-name="ce88" table:formula="of:=[.Q68]-[.L68]" office:value-type="float" office:value="-15443.25" calcext:value-type="float">
            <text:p>-15,443</text:p>
          </table:table-cell>
          <table:table-cell table:style-name="ce238" table:formula="of:=IF(([.A68]-[.$F$21])&lt;=[.B$18];MAX(MAX([.A68]-[.$F$21];0)-[.B$17];0)*[.C$18];([.B$18]-[.B$17])*[.C$18])" office:value-type="float" office:value="4266" calcext:value-type="float">
            <text:p>4,266.00</text:p>
          </table:table-cell>
          <table:table-cell table:style-name="ce219" table:formula="of:=IF([.A68]-[.$F$21]&lt;=[.B$19];MAX(MAX([.A68]-[.$F$21];0)-[.B$18];0)*[.C$19];([.B$19]-[.B$18])*[.C$19])" office:value-type="float" office:value="11742.5" calcext:value-type="float">
            <text:p>11,742.50</text:p>
          </table:table-cell>
          <table:table-cell table:style-name="ce219" table:formula="of:=IF([.A68]-[.$F$21]&lt;=[.B$20];MAX(MAX([.A68]-[.$F$21];0)-[.B$19];0)*[.C$20];([.B$20]-[.B$19])*[.C$20])" office:value-type="float" office:value="21942" calcext:value-type="float">
            <text:p>21,942.00</text:p>
          </table:table-cell>
          <table:table-cell table:style-name="ce219" table:formula="of:=IF([.A68]-[.$F$21]&lt;=[.B$21];MAX(MAX([.A68]-[.$F$21];0)-[.B$20];0)*[.C$21];([.B$21]-[.B$20])*[.C$21])" office:value-type="float" office:value="17528" calcext:value-type="float">
            <text:p>17,528.00</text:p>
          </table:table-cell>
          <table:table-cell table:style-name="ce219" table:formula="of:=IF([.A68]-[.$F$21]&lt;=[.B$22];MAX(MAX([.A68]-[.$F$21])-[.B$21];0)*[.C$22];([.B$22]-[.B$21])*[.C$22])" office:value-type="float" office:value="13396.25" calcext:value-type="float">
            <text:p>13,396.25</text:p>
          </table:table-cell>
          <table:table-cell table:style-name="ce219" table:formula="of:=IF([.A68]-[.$F$21]&lt;=[.B$23];MAX(MAX([.A68]-[.$F$21];0)-[.B$22];0)*[.C$23];([.B$23]-[.B$22])*[.C$23])" office:value-type="float" office:value="0" calcext:value-type="float">
            <text:p>0.00</text:p>
          </table:table-cell>
          <table:table-cell table:style-name="ce276" table:formula="of:=SUM([.C68:.H68])" office:value-type="float" office:value="68874.75" calcext:value-type="float">
            <text:p>68,874.75</text:p>
          </table:table-cell>
          <table:table-cell table:style-name="ce219" table:formula="of:=IF([.A68]&lt;[.E$7];[.A68]*([.E$3]+[.E$5]);IF([.A68]&gt;=[.E$8];[.A68]*[.E$9];0))" office:value-type="float" office:value="2700" calcext:value-type="float">
            <text:p>2,700.00</text:p>
          </table:table-cell>
          <table:table-cell table:style-name="ce219" table:formula="of:=[.I68]+[.J68]" office:value-type="float" office:value="71574.75" calcext:value-type="float">
            <text:p>71,574.75</text:p>
          </table:table-cell>
          <table:table-cell table:style-name="ce276" table:formula="of:=[.A68]-[.K68]" office:value-type="float" office:value="228425.25" calcext:value-type="float">
            <text:p>228,425.25</text:p>
          </table:table-cell>
          <table:table-cell table:style-name="ce219" table:formula="of:=[.A68]+[.J68]" office:value-type="float" office:value="302700" calcext:value-type="float">
            <text:p>302,700.00</text:p>
          </table:table-cell>
          <table:table-cell table:style-name="ce219" table:formula="of:=[.I$4]" office:value-type="float" office:value="20000" calcext:value-type="float">
            <text:p>20,000.00</text:p>
          </table:table-cell>
          <table:table-cell table:style-name="ce219" table:formula="of:=[.M68]+[.N68]" office:value-type="float" office:value="322700" calcext:value-type="float">
            <text:p>322,700.00</text:p>
          </table:table-cell>
          <table:table-cell table:style-name="ce219" table:formula="of:=[.O68]*[.I$2]" office:value-type="float" office:value="109718" calcext:value-type="float">
            <text:p>109,718.00</text:p>
          </table:table-cell>
          <table:table-cell table:style-name="ce276" table:formula="of:=[.O68]-[.P68]" office:value-type="float" office:value="212982" calcext:value-type="float">
            <text:p>212,982.00</text:p>
          </table:table-cell>
          <table:table-cell table:number-columns-repeated="16332"/>
          <table:table-cell table:style-name="Default" table:number-columns-repeated="35"/>
        </table:table-row>
        <table:table-row table:style-name="ro2">
          <table:table-cell table:style-name="ce88" office:value-type="float" office:value="310000" calcext:value-type="float">
            <text:p>310,000</text:p>
          </table:table-cell>
          <table:table-cell table:style-name="ce88" table:formula="of:=[.Q69]-[.L69]" office:value-type="float" office:value="-15193.85" calcext:value-type="float">
            <text:p>-15,194</text:p>
          </table:table-cell>
          <table:table-cell table:style-name="ce238" table:formula="of:=IF(([.A69]-[.$F$21])&lt;=[.B$18];MAX(MAX([.A69]-[.$F$21];0)-[.B$17];0)*[.C$18];([.B$18]-[.B$17])*[.C$18])" office:value-type="float" office:value="4266" calcext:value-type="float">
            <text:p>4,266.00</text:p>
          </table:table-cell>
          <table:table-cell table:style-name="ce219" table:formula="of:=IF([.A69]-[.$F$21]&lt;=[.B$19];MAX(MAX([.A69]-[.$F$21];0)-[.B$18];0)*[.C$19];([.B$19]-[.B$18])*[.C$19])" office:value-type="float" office:value="11742.5" calcext:value-type="float">
            <text:p>11,742.50</text:p>
          </table:table-cell>
          <table:table-cell table:style-name="ce219" table:formula="of:=IF([.A69]-[.$F$21]&lt;=[.B$20];MAX(MAX([.A69]-[.$F$21];0)-[.B$19];0)*[.C$20];([.B$20]-[.B$19])*[.C$20])" office:value-type="float" office:value="21942" calcext:value-type="float">
            <text:p>21,942.00</text:p>
          </table:table-cell>
          <table:table-cell table:style-name="ce219" table:formula="of:=IF([.A69]-[.$F$21]&lt;=[.B$21];MAX(MAX([.A69]-[.$F$21];0)-[.B$20];0)*[.C$21];([.B$21]-[.B$20])*[.C$21])" office:value-type="float" office:value="17528" calcext:value-type="float">
            <text:p>17,528.00</text:p>
          </table:table-cell>
          <table:table-cell table:style-name="ce219" table:formula="of:=IF([.A69]-[.$F$21]&lt;=[.B$22];MAX(MAX([.A69]-[.$F$21])-[.B$21];0)*[.C$22];([.B$22]-[.B$21])*[.C$22])" office:value-type="float" office:value="16896.25" calcext:value-type="float">
            <text:p>16,896.25</text:p>
          </table:table-cell>
          <table:table-cell table:style-name="ce219" table:formula="of:=IF([.A69]-[.$F$21]&lt;=[.B$23];MAX(MAX([.A69]-[.$F$21];0)-[.B$22];0)*[.C$23];([.B$23]-[.B$22])*[.C$23])" office:value-type="float" office:value="0" calcext:value-type="float">
            <text:p>0.00</text:p>
          </table:table-cell>
          <table:table-cell table:style-name="ce276" table:formula="of:=SUM([.C69:.H69])" office:value-type="float" office:value="72374.75" calcext:value-type="float">
            <text:p>72,374.75</text:p>
          </table:table-cell>
          <table:table-cell table:style-name="ce219" table:formula="of:=IF([.A69]&lt;[.E$7];[.A69]*([.E$3]+[.E$5]);IF([.A69]&gt;=[.E$8];[.A69]*[.E$9];0))" office:value-type="float" office:value="2790" calcext:value-type="float">
            <text:p>2,790.00</text:p>
          </table:table-cell>
          <table:table-cell table:style-name="ce219" table:formula="of:=[.I69]+[.J69]" office:value-type="float" office:value="75164.75" calcext:value-type="float">
            <text:p>75,164.75</text:p>
          </table:table-cell>
          <table:table-cell table:style-name="ce276" table:formula="of:=[.A69]-[.K69]" office:value-type="float" office:value="234835.25" calcext:value-type="float">
            <text:p>234,835.25</text:p>
          </table:table-cell>
          <table:table-cell table:style-name="ce219" table:formula="of:=[.A69]+[.J69]" office:value-type="float" office:value="312790" calcext:value-type="float">
            <text:p>312,790.00</text:p>
          </table:table-cell>
          <table:table-cell table:style-name="ce219" table:formula="of:=[.I$4]" office:value-type="float" office:value="20000" calcext:value-type="float">
            <text:p>20,000.00</text:p>
          </table:table-cell>
          <table:table-cell table:style-name="ce219" table:formula="of:=[.M69]+[.N69]" office:value-type="float" office:value="332790" calcext:value-type="float">
            <text:p>332,790.00</text:p>
          </table:table-cell>
          <table:table-cell table:style-name="ce219" table:formula="of:=[.O69]*[.I$2]" office:value-type="float" office:value="113148.6" calcext:value-type="float">
            <text:p>113,148.60</text:p>
          </table:table-cell>
          <table:table-cell table:style-name="ce276" table:formula="of:=[.O69]-[.P69]" office:value-type="float" office:value="219641.4" calcext:value-type="float">
            <text:p>219,641.40</text:p>
          </table:table-cell>
          <table:table-cell table:number-columns-repeated="16332"/>
          <table:table-cell table:style-name="Default" table:number-columns-repeated="35"/>
        </table:table-row>
        <table:table-row table:style-name="ro2">
          <table:table-cell table:style-name="ce88" office:value-type="float" office:value="320000" calcext:value-type="float">
            <text:p>320,000</text:p>
          </table:table-cell>
          <table:table-cell table:style-name="ce88" table:formula="of:=[.Q70]-[.L70]" office:value-type="float" office:value="-14944.45" calcext:value-type="float">
            <text:p>-14,944</text:p>
          </table:table-cell>
          <table:table-cell table:style-name="ce238" table:formula="of:=IF(([.A70]-[.$F$21])&lt;=[.B$18];MAX(MAX([.A70]-[.$F$21];0)-[.B$17];0)*[.C$18];([.B$18]-[.B$17])*[.C$18])" office:value-type="float" office:value="4266" calcext:value-type="float">
            <text:p>4,266.00</text:p>
          </table:table-cell>
          <table:table-cell table:style-name="ce219" table:formula="of:=IF([.A70]-[.$F$21]&lt;=[.B$19];MAX(MAX([.A70]-[.$F$21];0)-[.B$18];0)*[.C$19];([.B$19]-[.B$18])*[.C$19])" office:value-type="float" office:value="11742.5" calcext:value-type="float">
            <text:p>11,742.50</text:p>
          </table:table-cell>
          <table:table-cell table:style-name="ce219" table:formula="of:=IF([.A70]-[.$F$21]&lt;=[.B$20];MAX(MAX([.A70]-[.$F$21];0)-[.B$19];0)*[.C$20];([.B$20]-[.B$19])*[.C$20])" office:value-type="float" office:value="21942" calcext:value-type="float">
            <text:p>21,942.00</text:p>
          </table:table-cell>
          <table:table-cell table:style-name="ce219" table:formula="of:=IF([.A70]-[.$F$21]&lt;=[.B$21];MAX(MAX([.A70]-[.$F$21];0)-[.B$20];0)*[.C$21];([.B$21]-[.B$20])*[.C$21])" office:value-type="float" office:value="17528" calcext:value-type="float">
            <text:p>17,528.00</text:p>
          </table:table-cell>
          <table:table-cell table:style-name="ce219" table:formula="of:=IF([.A70]-[.$F$21]&lt;=[.B$22];MAX(MAX([.A70]-[.$F$21])-[.B$21];0)*[.C$22];([.B$22]-[.B$21])*[.C$22])" office:value-type="float" office:value="20396.25" calcext:value-type="float">
            <text:p>20,396.25</text:p>
          </table:table-cell>
          <table:table-cell table:style-name="ce219" table:formula="of:=IF([.A70]-[.$F$21]&lt;=[.B$23];MAX(MAX([.A70]-[.$F$21];0)-[.B$22];0)*[.C$23];([.B$23]-[.B$22])*[.C$23])" office:value-type="float" office:value="0" calcext:value-type="float">
            <text:p>0.00</text:p>
          </table:table-cell>
          <table:table-cell table:style-name="ce276" table:formula="of:=SUM([.C70:.H70])" office:value-type="float" office:value="75874.75" calcext:value-type="float">
            <text:p>75,874.75</text:p>
          </table:table-cell>
          <table:table-cell table:style-name="ce219" table:formula="of:=IF([.A70]&lt;[.E$7];[.A70]*([.E$3]+[.E$5]);IF([.A70]&gt;=[.E$8];[.A70]*[.E$9];0))" office:value-type="float" office:value="2880" calcext:value-type="float">
            <text:p>2,880.00</text:p>
          </table:table-cell>
          <table:table-cell table:style-name="ce219" table:formula="of:=[.I70]+[.J70]" office:value-type="float" office:value="78754.75" calcext:value-type="float">
            <text:p>78,754.75</text:p>
          </table:table-cell>
          <table:table-cell table:style-name="ce276" table:formula="of:=[.A70]-[.K70]" office:value-type="float" office:value="241245.25" calcext:value-type="float">
            <text:p>241,245.25</text:p>
          </table:table-cell>
          <table:table-cell table:style-name="ce219" table:formula="of:=[.A70]+[.J70]" office:value-type="float" office:value="322880" calcext:value-type="float">
            <text:p>322,880.00</text:p>
          </table:table-cell>
          <table:table-cell table:style-name="ce219" table:formula="of:=[.I$4]" office:value-type="float" office:value="20000" calcext:value-type="float">
            <text:p>20,000.00</text:p>
          </table:table-cell>
          <table:table-cell table:style-name="ce219" table:formula="of:=[.M70]+[.N70]" office:value-type="float" office:value="342880" calcext:value-type="float">
            <text:p>342,880.00</text:p>
          </table:table-cell>
          <table:table-cell table:style-name="ce219" table:formula="of:=[.O70]*[.I$2]" office:value-type="float" office:value="116579.2" calcext:value-type="float">
            <text:p>116,579.20</text:p>
          </table:table-cell>
          <table:table-cell table:style-name="ce276" table:formula="of:=[.O70]-[.P70]" office:value-type="float" office:value="226300.8" calcext:value-type="float">
            <text:p>226,300.80</text:p>
          </table:table-cell>
          <table:table-cell table:number-columns-repeated="16332"/>
          <table:table-cell table:style-name="Default" table:number-columns-repeated="35"/>
        </table:table-row>
        <table:table-row table:style-name="ro2">
          <table:table-cell table:style-name="ce88" office:value-type="float" office:value="330000" calcext:value-type="float">
            <text:p>330,000</text:p>
          </table:table-cell>
          <table:table-cell table:style-name="ce88" table:formula="of:=[.Q71]-[.L71]" office:value-type="float" office:value="-14695.05" calcext:value-type="float">
            <text:p>-14,695</text:p>
          </table:table-cell>
          <table:table-cell table:style-name="ce238" table:formula="of:=IF(([.A71]-[.$F$21])&lt;=[.B$18];MAX(MAX([.A71]-[.$F$21];0)-[.B$17];0)*[.C$18];([.B$18]-[.B$17])*[.C$18])" office:value-type="float" office:value="4266" calcext:value-type="float">
            <text:p>4,266.00</text:p>
          </table:table-cell>
          <table:table-cell table:style-name="ce219" table:formula="of:=IF([.A71]-[.$F$21]&lt;=[.B$19];MAX(MAX([.A71]-[.$F$21];0)-[.B$18];0)*[.C$19];([.B$19]-[.B$18])*[.C$19])" office:value-type="float" office:value="11742.5" calcext:value-type="float">
            <text:p>11,742.50</text:p>
          </table:table-cell>
          <table:table-cell table:style-name="ce219" table:formula="of:=IF([.A71]-[.$F$21]&lt;=[.B$20];MAX(MAX([.A71]-[.$F$21];0)-[.B$19];0)*[.C$20];([.B$20]-[.B$19])*[.C$20])" office:value-type="float" office:value="21942" calcext:value-type="float">
            <text:p>21,942.00</text:p>
          </table:table-cell>
          <table:table-cell table:style-name="ce219" table:formula="of:=IF([.A71]-[.$F$21]&lt;=[.B$21];MAX(MAX([.A71]-[.$F$21];0)-[.B$20];0)*[.C$21];([.B$21]-[.B$20])*[.C$21])" office:value-type="float" office:value="17528" calcext:value-type="float">
            <text:p>17,528.00</text:p>
          </table:table-cell>
          <table:table-cell table:style-name="ce219" table:formula="of:=IF([.A71]-[.$F$21]&lt;=[.B$22];MAX(MAX([.A71]-[.$F$21])-[.B$21];0)*[.C$22];([.B$22]-[.B$21])*[.C$22])" office:value-type="float" office:value="23896.25" calcext:value-type="float">
            <text:p>23,896.25</text:p>
          </table:table-cell>
          <table:table-cell table:style-name="ce219" table:formula="of:=IF([.A71]-[.$F$21]&lt;=[.B$23];MAX(MAX([.A71]-[.$F$21];0)-[.B$22];0)*[.C$23];([.B$23]-[.B$22])*[.C$23])" office:value-type="float" office:value="0" calcext:value-type="float">
            <text:p>0.00</text:p>
          </table:table-cell>
          <table:table-cell table:style-name="ce276" table:formula="of:=SUM([.C71:.H71])" office:value-type="float" office:value="79374.75" calcext:value-type="float">
            <text:p>79,374.75</text:p>
          </table:table-cell>
          <table:table-cell table:style-name="ce219" table:formula="of:=IF([.A71]&lt;[.E$7];[.A71]*([.E$3]+[.E$5]);IF([.A71]&gt;=[.E$8];[.A71]*[.E$9];0))" office:value-type="float" office:value="2970" calcext:value-type="float">
            <text:p>2,970.00</text:p>
          </table:table-cell>
          <table:table-cell table:style-name="ce219" table:formula="of:=[.I71]+[.J71]" office:value-type="float" office:value="82344.75" calcext:value-type="float">
            <text:p>82,344.75</text:p>
          </table:table-cell>
          <table:table-cell table:style-name="ce276" table:formula="of:=[.A71]-[.K71]" office:value-type="float" office:value="247655.25" calcext:value-type="float">
            <text:p>247,655.25</text:p>
          </table:table-cell>
          <table:table-cell table:style-name="ce219" table:formula="of:=[.A71]+[.J71]" office:value-type="float" office:value="332970" calcext:value-type="float">
            <text:p>332,970.00</text:p>
          </table:table-cell>
          <table:table-cell table:style-name="ce219" table:formula="of:=[.I$4]" office:value-type="float" office:value="20000" calcext:value-type="float">
            <text:p>20,000.00</text:p>
          </table:table-cell>
          <table:table-cell table:style-name="ce219" table:formula="of:=[.M71]+[.N71]" office:value-type="float" office:value="352970" calcext:value-type="float">
            <text:p>352,970.00</text:p>
          </table:table-cell>
          <table:table-cell table:style-name="ce219" table:formula="of:=[.O71]*[.I$2]" office:value-type="float" office:value="120009.8" calcext:value-type="float">
            <text:p>120,009.80</text:p>
          </table:table-cell>
          <table:table-cell table:style-name="ce276" table:formula="of:=[.O71]-[.P71]" office:value-type="float" office:value="232960.2" calcext:value-type="float">
            <text:p>232,960.20</text:p>
          </table:table-cell>
          <table:table-cell table:number-columns-repeated="16332"/>
          <table:table-cell table:style-name="Default" table:number-columns-repeated="35"/>
        </table:table-row>
        <table:table-row table:style-name="ro2">
          <table:table-cell table:style-name="ce88" office:value-type="float" office:value="340000" calcext:value-type="float">
            <text:p>340,000</text:p>
          </table:table-cell>
          <table:table-cell table:style-name="ce88" table:formula="of:=[.Q72]-[.L72]" office:value-type="float" office:value="-14445.65" calcext:value-type="float">
            <text:p>-14,446</text:p>
          </table:table-cell>
          <table:table-cell table:style-name="ce238" table:formula="of:=IF(([.A72]-[.$F$21])&lt;=[.B$18];MAX(MAX([.A72]-[.$F$21];0)-[.B$17];0)*[.C$18];([.B$18]-[.B$17])*[.C$18])" office:value-type="float" office:value="4266" calcext:value-type="float">
            <text:p>4,266.00</text:p>
          </table:table-cell>
          <table:table-cell table:style-name="ce219" table:formula="of:=IF([.A72]-[.$F$21]&lt;=[.B$19];MAX(MAX([.A72]-[.$F$21];0)-[.B$18];0)*[.C$19];([.B$19]-[.B$18])*[.C$19])" office:value-type="float" office:value="11742.5" calcext:value-type="float">
            <text:p>11,742.50</text:p>
          </table:table-cell>
          <table:table-cell table:style-name="ce219" table:formula="of:=IF([.A72]-[.$F$21]&lt;=[.B$20];MAX(MAX([.A72]-[.$F$21];0)-[.B$19];0)*[.C$20];([.B$20]-[.B$19])*[.C$20])" office:value-type="float" office:value="21942" calcext:value-type="float">
            <text:p>21,942.00</text:p>
          </table:table-cell>
          <table:table-cell table:style-name="ce219" table:formula="of:=IF([.A72]-[.$F$21]&lt;=[.B$21];MAX(MAX([.A72]-[.$F$21];0)-[.B$20];0)*[.C$21];([.B$21]-[.B$20])*[.C$21])" office:value-type="float" office:value="17528" calcext:value-type="float">
            <text:p>17,528.00</text:p>
          </table:table-cell>
          <table:table-cell table:style-name="ce219" table:formula="of:=IF([.A72]-[.$F$21]&lt;=[.B$22];MAX(MAX([.A72]-[.$F$21])-[.B$21];0)*[.C$22];([.B$22]-[.B$21])*[.C$22])" office:value-type="float" office:value="27396.25" calcext:value-type="float">
            <text:p>27,396.25</text:p>
          </table:table-cell>
          <table:table-cell table:style-name="ce219" table:formula="of:=IF([.A72]-[.$F$21]&lt;=[.B$23];MAX(MAX([.A72]-[.$F$21];0)-[.B$22];0)*[.C$23];([.B$23]-[.B$22])*[.C$23])" office:value-type="float" office:value="0" calcext:value-type="float">
            <text:p>0.00</text:p>
          </table:table-cell>
          <table:table-cell table:style-name="ce276" table:formula="of:=SUM([.C72:.H72])" office:value-type="float" office:value="82874.75" calcext:value-type="float">
            <text:p>82,874.75</text:p>
          </table:table-cell>
          <table:table-cell table:style-name="ce219" table:formula="of:=IF([.A72]&lt;[.E$7];[.A72]*([.E$3]+[.E$5]);IF([.A72]&gt;=[.E$8];[.A72]*[.E$9];0))" office:value-type="float" office:value="3060" calcext:value-type="float">
            <text:p>3,060.00</text:p>
          </table:table-cell>
          <table:table-cell table:style-name="ce219" table:formula="of:=[.I72]+[.J72]" office:value-type="float" office:value="85934.75" calcext:value-type="float">
            <text:p>85,934.75</text:p>
          </table:table-cell>
          <table:table-cell table:style-name="ce276" table:formula="of:=[.A72]-[.K72]" office:value-type="float" office:value="254065.25" calcext:value-type="float">
            <text:p>254,065.25</text:p>
          </table:table-cell>
          <table:table-cell table:style-name="ce219" table:formula="of:=[.A72]+[.J72]" office:value-type="float" office:value="343060" calcext:value-type="float">
            <text:p>343,060.00</text:p>
          </table:table-cell>
          <table:table-cell table:style-name="ce219" table:formula="of:=[.I$4]" office:value-type="float" office:value="20000" calcext:value-type="float">
            <text:p>20,000.00</text:p>
          </table:table-cell>
          <table:table-cell table:style-name="ce219" table:formula="of:=[.M72]+[.N72]" office:value-type="float" office:value="363060" calcext:value-type="float">
            <text:p>363,060.00</text:p>
          </table:table-cell>
          <table:table-cell table:style-name="ce219" table:formula="of:=[.O72]*[.I$2]" office:value-type="float" office:value="123440.4" calcext:value-type="float">
            <text:p>123,440.40</text:p>
          </table:table-cell>
          <table:table-cell table:style-name="ce276" table:formula="of:=[.O72]-[.P72]" office:value-type="float" office:value="239619.6" calcext:value-type="float">
            <text:p>239,619.60</text:p>
          </table:table-cell>
          <table:table-cell table:number-columns-repeated="16332"/>
          <table:table-cell table:style-name="Default" table:number-columns-repeated="35"/>
        </table:table-row>
        <table:table-row table:style-name="ro2">
          <table:table-cell table:style-name="ce88" office:value-type="float" office:value="350000" calcext:value-type="float">
            <text:p>350,000</text:p>
          </table:table-cell>
          <table:table-cell table:style-name="ce88" table:formula="of:=[.Q73]-[.L73]" office:value-type="float" office:value="-14196.25" calcext:value-type="float">
            <text:p>-14,196</text:p>
          </table:table-cell>
          <table:table-cell table:style-name="ce238" table:formula="of:=IF(([.A73]-[.$F$21])&lt;=[.B$18];MAX(MAX([.A73]-[.$F$21];0)-[.B$17];0)*[.C$18];([.B$18]-[.B$17])*[.C$18])" office:value-type="float" office:value="4266" calcext:value-type="float">
            <text:p>4,266.00</text:p>
          </table:table-cell>
          <table:table-cell table:style-name="ce219" table:formula="of:=IF([.A73]-[.$F$21]&lt;=[.B$19];MAX(MAX([.A73]-[.$F$21];0)-[.B$18];0)*[.C$19];([.B$19]-[.B$18])*[.C$19])" office:value-type="float" office:value="11742.5" calcext:value-type="float">
            <text:p>11,742.50</text:p>
          </table:table-cell>
          <table:table-cell table:style-name="ce219" table:formula="of:=IF([.A73]-[.$F$21]&lt;=[.B$20];MAX(MAX([.A73]-[.$F$21];0)-[.B$19];0)*[.C$20];([.B$20]-[.B$19])*[.C$20])" office:value-type="float" office:value="21942" calcext:value-type="float">
            <text:p>21,942.00</text:p>
          </table:table-cell>
          <table:table-cell table:style-name="ce219" table:formula="of:=IF([.A73]-[.$F$21]&lt;=[.B$21];MAX(MAX([.A73]-[.$F$21];0)-[.B$20];0)*[.C$21];([.B$21]-[.B$20])*[.C$21])" office:value-type="float" office:value="17528" calcext:value-type="float">
            <text:p>17,528.00</text:p>
          </table:table-cell>
          <table:table-cell table:style-name="ce219" table:formula="of:=IF([.A73]-[.$F$21]&lt;=[.B$22];MAX(MAX([.A73]-[.$F$21])-[.B$21];0)*[.C$22];([.B$22]-[.B$21])*[.C$22])" office:value-type="float" office:value="30896.25" calcext:value-type="float">
            <text:p>30,896.25</text:p>
          </table:table-cell>
          <table:table-cell table:style-name="ce219" table:formula="of:=IF([.A73]-[.$F$21]&lt;=[.B$23];MAX(MAX([.A73]-[.$F$21];0)-[.B$22];0)*[.C$23];([.B$23]-[.B$22])*[.C$23])" office:value-type="float" office:value="0" calcext:value-type="float">
            <text:p>0.00</text:p>
          </table:table-cell>
          <table:table-cell table:style-name="ce276" table:formula="of:=SUM([.C73:.H73])" office:value-type="float" office:value="86374.75" calcext:value-type="float">
            <text:p>86,374.75</text:p>
          </table:table-cell>
          <table:table-cell table:style-name="ce219" table:formula="of:=IF([.A73]&lt;[.E$7];[.A73]*([.E$3]+[.E$5]);IF([.A73]&gt;=[.E$8];[.A73]*[.E$9];0))" office:value-type="float" office:value="3150" calcext:value-type="float">
            <text:p>3,150.00</text:p>
          </table:table-cell>
          <table:table-cell table:style-name="ce219" table:formula="of:=[.I73]+[.J73]" office:value-type="float" office:value="89524.75" calcext:value-type="float">
            <text:p>89,524.75</text:p>
          </table:table-cell>
          <table:table-cell table:style-name="ce276" table:formula="of:=[.A73]-[.K73]" office:value-type="float" office:value="260475.25" calcext:value-type="float">
            <text:p>260,475.25</text:p>
          </table:table-cell>
          <table:table-cell table:style-name="ce219" table:formula="of:=[.A73]+[.J73]" office:value-type="float" office:value="353150" calcext:value-type="float">
            <text:p>353,150.00</text:p>
          </table:table-cell>
          <table:table-cell table:style-name="ce219" table:formula="of:=[.I$4]" office:value-type="float" office:value="20000" calcext:value-type="float">
            <text:p>20,000.00</text:p>
          </table:table-cell>
          <table:table-cell table:style-name="ce219" table:formula="of:=[.M73]+[.N73]" office:value-type="float" office:value="373150" calcext:value-type="float">
            <text:p>373,150.00</text:p>
          </table:table-cell>
          <table:table-cell table:style-name="ce219" table:formula="of:=[.O73]*[.I$2]" office:value-type="float" office:value="126871" calcext:value-type="float">
            <text:p>126,871.00</text:p>
          </table:table-cell>
          <table:table-cell table:style-name="ce276" table:formula="of:=[.O73]-[.P73]" office:value-type="float" office:value="246279" calcext:value-type="float">
            <text:p>246,279.00</text:p>
          </table:table-cell>
          <table:table-cell table:number-columns-repeated="16332"/>
          <table:table-cell table:style-name="Default" table:number-columns-repeated="35"/>
        </table:table-row>
        <table:table-row table:style-name="ro2">
          <table:table-cell table:style-name="ce88" office:value-type="float" office:value="360000" calcext:value-type="float">
            <text:p>360,000</text:p>
          </table:table-cell>
          <table:table-cell table:style-name="ce88" table:formula="of:=[.Q74]-[.L74]" office:value-type="float" office:value="-13946.85" calcext:value-type="float">
            <text:p>-13,947</text:p>
          </table:table-cell>
          <table:table-cell table:style-name="ce238" table:formula="of:=IF(([.A74]-[.$F$21])&lt;=[.B$18];MAX(MAX([.A74]-[.$F$21];0)-[.B$17];0)*[.C$18];([.B$18]-[.B$17])*[.C$18])" office:value-type="float" office:value="4266" calcext:value-type="float">
            <text:p>4,266.00</text:p>
          </table:table-cell>
          <table:table-cell table:style-name="ce219" table:formula="of:=IF([.A74]-[.$F$21]&lt;=[.B$19];MAX(MAX([.A74]-[.$F$21];0)-[.B$18];0)*[.C$19];([.B$19]-[.B$18])*[.C$19])" office:value-type="float" office:value="11742.5" calcext:value-type="float">
            <text:p>11,742.50</text:p>
          </table:table-cell>
          <table:table-cell table:style-name="ce219" table:formula="of:=IF([.A74]-[.$F$21]&lt;=[.B$20];MAX(MAX([.A74]-[.$F$21];0)-[.B$19];0)*[.C$20];([.B$20]-[.B$19])*[.C$20])" office:value-type="float" office:value="21942" calcext:value-type="float">
            <text:p>21,942.00</text:p>
          </table:table-cell>
          <table:table-cell table:style-name="ce219" table:formula="of:=IF([.A74]-[.$F$21]&lt;=[.B$21];MAX(MAX([.A74]-[.$F$21];0)-[.B$20];0)*[.C$21];([.B$21]-[.B$20])*[.C$21])" office:value-type="float" office:value="17528" calcext:value-type="float">
            <text:p>17,528.00</text:p>
          </table:table-cell>
          <table:table-cell table:style-name="ce219" table:formula="of:=IF([.A74]-[.$F$21]&lt;=[.B$22];MAX(MAX([.A74]-[.$F$21])-[.B$21];0)*[.C$22];([.B$22]-[.B$21])*[.C$22])" office:value-type="float" office:value="34396.25" calcext:value-type="float">
            <text:p>34,396.25</text:p>
          </table:table-cell>
          <table:table-cell table:style-name="ce219" table:formula="of:=IF([.A74]-[.$F$21]&lt;=[.B$23];MAX(MAX([.A74]-[.$F$21];0)-[.B$22];0)*[.C$23];([.B$23]-[.B$22])*[.C$23])" office:value-type="float" office:value="0" calcext:value-type="float">
            <text:p>0.00</text:p>
          </table:table-cell>
          <table:table-cell table:style-name="ce276" table:formula="of:=SUM([.C74:.H74])" office:value-type="float" office:value="89874.75" calcext:value-type="float">
            <text:p>89,874.75</text:p>
          </table:table-cell>
          <table:table-cell table:style-name="ce219" table:formula="of:=IF([.A74]&lt;[.E$7];[.A74]*([.E$3]+[.E$5]);IF([.A74]&gt;=[.E$8];[.A74]*[.E$9];0))" office:value-type="float" office:value="3240" calcext:value-type="float">
            <text:p>3,240.00</text:p>
          </table:table-cell>
          <table:table-cell table:style-name="ce219" table:formula="of:=[.I74]+[.J74]" office:value-type="float" office:value="93114.75" calcext:value-type="float">
            <text:p>93,114.75</text:p>
          </table:table-cell>
          <table:table-cell table:style-name="ce276" table:formula="of:=[.A74]-[.K74]" office:value-type="float" office:value="266885.25" calcext:value-type="float">
            <text:p>266,885.25</text:p>
          </table:table-cell>
          <table:table-cell table:style-name="ce219" table:formula="of:=[.A74]+[.J74]" office:value-type="float" office:value="363240" calcext:value-type="float">
            <text:p>363,240.00</text:p>
          </table:table-cell>
          <table:table-cell table:style-name="ce219" table:formula="of:=[.I$4]" office:value-type="float" office:value="20000" calcext:value-type="float">
            <text:p>20,000.00</text:p>
          </table:table-cell>
          <table:table-cell table:style-name="ce219" table:formula="of:=[.M74]+[.N74]" office:value-type="float" office:value="383240" calcext:value-type="float">
            <text:p>383,240.00</text:p>
          </table:table-cell>
          <table:table-cell table:style-name="ce219" table:formula="of:=[.O74]*[.I$2]" office:value-type="float" office:value="130301.6" calcext:value-type="float">
            <text:p>130,301.60</text:p>
          </table:table-cell>
          <table:table-cell table:style-name="ce276" table:formula="of:=[.O74]-[.P74]" office:value-type="float" office:value="252938.4" calcext:value-type="float">
            <text:p>252,938.40</text:p>
          </table:table-cell>
          <table:table-cell table:number-columns-repeated="16332"/>
          <table:table-cell table:style-name="Default" table:number-columns-repeated="35"/>
        </table:table-row>
        <table:table-row table:style-name="ro2">
          <table:table-cell table:style-name="ce88" office:value-type="float" office:value="370000" calcext:value-type="float">
            <text:p>370,000</text:p>
          </table:table-cell>
          <table:table-cell table:style-name="ce88" table:formula="of:=[.Q75]-[.L75]" office:value-type="float" office:value="-13697.45" calcext:value-type="float">
            <text:p>-13,697</text:p>
          </table:table-cell>
          <table:table-cell table:style-name="ce238" table:formula="of:=IF(([.A75]-[.$F$21])&lt;=[.B$18];MAX(MAX([.A75]-[.$F$21];0)-[.B$17];0)*[.C$18];([.B$18]-[.B$17])*[.C$18])" office:value-type="float" office:value="4266" calcext:value-type="float">
            <text:p>4,266.00</text:p>
          </table:table-cell>
          <table:table-cell table:style-name="ce219" table:formula="of:=IF([.A75]-[.$F$21]&lt;=[.B$19];MAX(MAX([.A75]-[.$F$21];0)-[.B$18];0)*[.C$19];([.B$19]-[.B$18])*[.C$19])" office:value-type="float" office:value="11742.5" calcext:value-type="float">
            <text:p>11,742.50</text:p>
          </table:table-cell>
          <table:table-cell table:style-name="ce219" table:formula="of:=IF([.A75]-[.$F$21]&lt;=[.B$20];MAX(MAX([.A75]-[.$F$21];0)-[.B$19];0)*[.C$20];([.B$20]-[.B$19])*[.C$20])" office:value-type="float" office:value="21942" calcext:value-type="float">
            <text:p>21,942.00</text:p>
          </table:table-cell>
          <table:table-cell table:style-name="ce219" table:formula="of:=IF([.A75]-[.$F$21]&lt;=[.B$21];MAX(MAX([.A75]-[.$F$21];0)-[.B$20];0)*[.C$21];([.B$21]-[.B$20])*[.C$21])" office:value-type="float" office:value="17528" calcext:value-type="float">
            <text:p>17,528.00</text:p>
          </table:table-cell>
          <table:table-cell table:style-name="ce219" table:formula="of:=IF([.A75]-[.$F$21]&lt;=[.B$22];MAX(MAX([.A75]-[.$F$21])-[.B$21];0)*[.C$22];([.B$22]-[.B$21])*[.C$22])" office:value-type="float" office:value="37896.25" calcext:value-type="float">
            <text:p>37,896.25</text:p>
          </table:table-cell>
          <table:table-cell table:style-name="ce219" table:formula="of:=IF([.A75]-[.$F$21]&lt;=[.B$23];MAX(MAX([.A75]-[.$F$21];0)-[.B$22];0)*[.C$23];([.B$23]-[.B$22])*[.C$23])" office:value-type="float" office:value="0" calcext:value-type="float">
            <text:p>0.00</text:p>
          </table:table-cell>
          <table:table-cell table:style-name="ce276" table:formula="of:=SUM([.C75:.H75])" office:value-type="float" office:value="93374.75" calcext:value-type="float">
            <text:p>93,374.75</text:p>
          </table:table-cell>
          <table:table-cell table:style-name="ce219" table:formula="of:=IF([.A75]&lt;[.E$7];[.A75]*([.E$3]+[.E$5]);IF([.A75]&gt;=[.E$8];[.A75]*[.E$9];0))" office:value-type="float" office:value="3330" calcext:value-type="float">
            <text:p>3,330.00</text:p>
          </table:table-cell>
          <table:table-cell table:style-name="ce219" table:formula="of:=[.I75]+[.J75]" office:value-type="float" office:value="96704.75" calcext:value-type="float">
            <text:p>96,704.75</text:p>
          </table:table-cell>
          <table:table-cell table:style-name="ce276" table:formula="of:=[.A75]-[.K75]" office:value-type="float" office:value="273295.25" calcext:value-type="float">
            <text:p>273,295.25</text:p>
          </table:table-cell>
          <table:table-cell table:style-name="ce219" table:formula="of:=[.A75]+[.J75]" office:value-type="float" office:value="373330" calcext:value-type="float">
            <text:p>373,330.00</text:p>
          </table:table-cell>
          <table:table-cell table:style-name="ce219" table:formula="of:=[.I$4]" office:value-type="float" office:value="20000" calcext:value-type="float">
            <text:p>20,000.00</text:p>
          </table:table-cell>
          <table:table-cell table:style-name="ce219" table:formula="of:=[.M75]+[.N75]" office:value-type="float" office:value="393330" calcext:value-type="float">
            <text:p>393,330.00</text:p>
          </table:table-cell>
          <table:table-cell table:style-name="ce219" table:formula="of:=[.O75]*[.I$2]" office:value-type="float" office:value="133732.2" calcext:value-type="float">
            <text:p>133,732.20</text:p>
          </table:table-cell>
          <table:table-cell table:style-name="ce276" table:formula="of:=[.O75]-[.P75]" office:value-type="float" office:value="259597.8" calcext:value-type="float">
            <text:p>259,597.80</text:p>
          </table:table-cell>
          <table:table-cell table:number-columns-repeated="16332"/>
          <table:table-cell table:style-name="Default" table:number-columns-repeated="35"/>
        </table:table-row>
        <table:table-row table:style-name="ro2">
          <table:table-cell table:style-name="ce88" office:value-type="float" office:value="380000" calcext:value-type="float">
            <text:p>380,000</text:p>
          </table:table-cell>
          <table:table-cell table:style-name="ce88" table:formula="of:=[.Q76]-[.L76]" office:value-type="float" office:value="-13448.05" calcext:value-type="float">
            <text:p>-13,448</text:p>
          </table:table-cell>
          <table:table-cell table:style-name="ce238" table:formula="of:=IF(([.A76]-[.$F$21])&lt;=[.B$18];MAX(MAX([.A76]-[.$F$21];0)-[.B$17];0)*[.C$18];([.B$18]-[.B$17])*[.C$18])" office:value-type="float" office:value="4266" calcext:value-type="float">
            <text:p>4,266.00</text:p>
          </table:table-cell>
          <table:table-cell table:style-name="ce219" table:formula="of:=IF([.A76]-[.$F$21]&lt;=[.B$19];MAX(MAX([.A76]-[.$F$21];0)-[.B$18];0)*[.C$19];([.B$19]-[.B$18])*[.C$19])" office:value-type="float" office:value="11742.5" calcext:value-type="float">
            <text:p>11,742.50</text:p>
          </table:table-cell>
          <table:table-cell table:style-name="ce219" table:formula="of:=IF([.A76]-[.$F$21]&lt;=[.B$20];MAX(MAX([.A76]-[.$F$21];0)-[.B$19];0)*[.C$20];([.B$20]-[.B$19])*[.C$20])" office:value-type="float" office:value="21942" calcext:value-type="float">
            <text:p>21,942.00</text:p>
          </table:table-cell>
          <table:table-cell table:style-name="ce219" table:formula="of:=IF([.A76]-[.$F$21]&lt;=[.B$21];MAX(MAX([.A76]-[.$F$21];0)-[.B$20];0)*[.C$21];([.B$21]-[.B$20])*[.C$21])" office:value-type="float" office:value="17528" calcext:value-type="float">
            <text:p>17,528.00</text:p>
          </table:table-cell>
          <table:table-cell table:style-name="ce219" table:formula="of:=IF([.A76]-[.$F$21]&lt;=[.B$22];MAX(MAX([.A76]-[.$F$21])-[.B$21];0)*[.C$22];([.B$22]-[.B$21])*[.C$22])" office:value-type="float" office:value="41396.25" calcext:value-type="float">
            <text:p>41,396.25</text:p>
          </table:table-cell>
          <table:table-cell table:style-name="ce219" table:formula="of:=IF([.A76]-[.$F$21]&lt;=[.B$23];MAX(MAX([.A76]-[.$F$21];0)-[.B$22];0)*[.C$23];([.B$23]-[.B$22])*[.C$23])" office:value-type="float" office:value="0" calcext:value-type="float">
            <text:p>0.00</text:p>
          </table:table-cell>
          <table:table-cell table:style-name="ce276" table:formula="of:=SUM([.C76:.H76])" office:value-type="float" office:value="96874.75" calcext:value-type="float">
            <text:p>96,874.75</text:p>
          </table:table-cell>
          <table:table-cell table:style-name="ce219" table:formula="of:=IF([.A76]&lt;[.E$7];[.A76]*([.E$3]+[.E$5]);IF([.A76]&gt;=[.E$8];[.A76]*[.E$9];0))" office:value-type="float" office:value="3420" calcext:value-type="float">
            <text:p>3,420.00</text:p>
          </table:table-cell>
          <table:table-cell table:style-name="ce219" table:formula="of:=[.I76]+[.J76]" office:value-type="float" office:value="100294.75" calcext:value-type="float">
            <text:p>100,294.75</text:p>
          </table:table-cell>
          <table:table-cell table:style-name="ce276" table:formula="of:=[.A76]-[.K76]" office:value-type="float" office:value="279705.25" calcext:value-type="float">
            <text:p>279,705.25</text:p>
          </table:table-cell>
          <table:table-cell table:style-name="ce219" table:formula="of:=[.A76]+[.J76]" office:value-type="float" office:value="383420" calcext:value-type="float">
            <text:p>383,420.00</text:p>
          </table:table-cell>
          <table:table-cell table:style-name="ce219" table:formula="of:=[.I$4]" office:value-type="float" office:value="20000" calcext:value-type="float">
            <text:p>20,000.00</text:p>
          </table:table-cell>
          <table:table-cell table:style-name="ce219" table:formula="of:=[.M76]+[.N76]" office:value-type="float" office:value="403420" calcext:value-type="float">
            <text:p>403,420.00</text:p>
          </table:table-cell>
          <table:table-cell table:style-name="ce219" table:formula="of:=[.O76]*[.I$2]" office:value-type="float" office:value="137162.8" calcext:value-type="float">
            <text:p>137,162.80</text:p>
          </table:table-cell>
          <table:table-cell table:style-name="ce276" table:formula="of:=[.O76]-[.P76]" office:value-type="float" office:value="266257.2" calcext:value-type="float">
            <text:p>266,257.20</text:p>
          </table:table-cell>
          <table:table-cell table:number-columns-repeated="16332"/>
          <table:table-cell table:style-name="Default" table:number-columns-repeated="35"/>
        </table:table-row>
        <table:table-row table:style-name="ro2">
          <table:table-cell table:style-name="ce88" office:value-type="float" office:value="390000" calcext:value-type="float">
            <text:p>390,000</text:p>
          </table:table-cell>
          <table:table-cell table:style-name="ce88" table:formula="of:=[.Q77]-[.L77]" office:value-type="float" office:value="-13198.65" calcext:value-type="float">
            <text:p>-13,199</text:p>
          </table:table-cell>
          <table:table-cell table:style-name="ce238" table:formula="of:=IF(([.A77]-[.$F$21])&lt;=[.B$18];MAX(MAX([.A77]-[.$F$21];0)-[.B$17];0)*[.C$18];([.B$18]-[.B$17])*[.C$18])" office:value-type="float" office:value="4266" calcext:value-type="float">
            <text:p>4,266.00</text:p>
          </table:table-cell>
          <table:table-cell table:style-name="ce219" table:formula="of:=IF([.A77]-[.$F$21]&lt;=[.B$19];MAX(MAX([.A77]-[.$F$21];0)-[.B$18];0)*[.C$19];([.B$19]-[.B$18])*[.C$19])" office:value-type="float" office:value="11742.5" calcext:value-type="float">
            <text:p>11,742.50</text:p>
          </table:table-cell>
          <table:table-cell table:style-name="ce219" table:formula="of:=IF([.A77]-[.$F$21]&lt;=[.B$20];MAX(MAX([.A77]-[.$F$21];0)-[.B$19];0)*[.C$20];([.B$20]-[.B$19])*[.C$20])" office:value-type="float" office:value="21942" calcext:value-type="float">
            <text:p>21,942.00</text:p>
          </table:table-cell>
          <table:table-cell table:style-name="ce219" table:formula="of:=IF([.A77]-[.$F$21]&lt;=[.B$21];MAX(MAX([.A77]-[.$F$21];0)-[.B$20];0)*[.C$21];([.B$21]-[.B$20])*[.C$21])" office:value-type="float" office:value="17528" calcext:value-type="float">
            <text:p>17,528.00</text:p>
          </table:table-cell>
          <table:table-cell table:style-name="ce219" table:formula="of:=IF([.A77]-[.$F$21]&lt;=[.B$22];MAX(MAX([.A77]-[.$F$21])-[.B$21];0)*[.C$22];([.B$22]-[.B$21])*[.C$22])" office:value-type="float" office:value="44896.25" calcext:value-type="float">
            <text:p>44,896.25</text:p>
          </table:table-cell>
          <table:table-cell table:style-name="ce219" table:formula="of:=IF([.A77]-[.$F$21]&lt;=[.B$23];MAX(MAX([.A77]-[.$F$21];0)-[.B$22];0)*[.C$23];([.B$23]-[.B$22])*[.C$23])" office:value-type="float" office:value="0" calcext:value-type="float">
            <text:p>0.00</text:p>
          </table:table-cell>
          <table:table-cell table:style-name="ce276" table:formula="of:=SUM([.C77:.H77])" office:value-type="float" office:value="100374.75" calcext:value-type="float">
            <text:p>100,374.75</text:p>
          </table:table-cell>
          <table:table-cell table:style-name="ce219" table:formula="of:=IF([.A77]&lt;[.E$7];[.A77]*([.E$3]+[.E$5]);IF([.A77]&gt;=[.E$8];[.A77]*[.E$9];0))" office:value-type="float" office:value="3510" calcext:value-type="float">
            <text:p>3,510.00</text:p>
          </table:table-cell>
          <table:table-cell table:style-name="ce219" table:formula="of:=[.I77]+[.J77]" office:value-type="float" office:value="103884.75" calcext:value-type="float">
            <text:p>103,884.75</text:p>
          </table:table-cell>
          <table:table-cell table:style-name="ce276" table:formula="of:=[.A77]-[.K77]" office:value-type="float" office:value="286115.25" calcext:value-type="float">
            <text:p>286,115.25</text:p>
          </table:table-cell>
          <table:table-cell table:style-name="ce219" table:formula="of:=[.A77]+[.J77]" office:value-type="float" office:value="393510" calcext:value-type="float">
            <text:p>393,510.00</text:p>
          </table:table-cell>
          <table:table-cell table:style-name="ce219" table:formula="of:=[.I$4]" office:value-type="float" office:value="20000" calcext:value-type="float">
            <text:p>20,000.00</text:p>
          </table:table-cell>
          <table:table-cell table:style-name="ce219" table:formula="of:=[.M77]+[.N77]" office:value-type="float" office:value="413510" calcext:value-type="float">
            <text:p>413,510.00</text:p>
          </table:table-cell>
          <table:table-cell table:style-name="ce219" table:formula="of:=[.O77]*[.I$2]" office:value-type="float" office:value="140593.4" calcext:value-type="float">
            <text:p>140,593.40</text:p>
          </table:table-cell>
          <table:table-cell table:style-name="ce276" table:formula="of:=[.O77]-[.P77]" office:value-type="float" office:value="272916.6" calcext:value-type="float">
            <text:p>272,916.60</text:p>
          </table:table-cell>
          <table:table-cell table:number-columns-repeated="16332"/>
          <table:table-cell table:style-name="Default" table:number-columns-repeated="35"/>
        </table:table-row>
        <table:table-row table:style-name="ro2">
          <table:table-cell table:style-name="ce88" office:value-type="float" office:value="400000" calcext:value-type="float">
            <text:p>400,000</text:p>
          </table:table-cell>
          <table:table-cell table:style-name="ce88" table:formula="of:=[.Q78]-[.L78]" office:value-type="float" office:value="-12949.25" calcext:value-type="float">
            <text:p>-12,949</text:p>
          </table:table-cell>
          <table:table-cell table:style-name="ce238" table:formula="of:=IF(([.A78]-[.$F$21])&lt;=[.B$18];MAX(MAX([.A78]-[.$F$21];0)-[.B$17];0)*[.C$18];([.B$18]-[.B$17])*[.C$18])" office:value-type="float" office:value="4266" calcext:value-type="float">
            <text:p>4,266.00</text:p>
          </table:table-cell>
          <table:table-cell table:style-name="ce219" table:formula="of:=IF([.A78]-[.$F$21]&lt;=[.B$19];MAX(MAX([.A78]-[.$F$21];0)-[.B$18];0)*[.C$19];([.B$19]-[.B$18])*[.C$19])" office:value-type="float" office:value="11742.5" calcext:value-type="float">
            <text:p>11,742.50</text:p>
          </table:table-cell>
          <table:table-cell table:style-name="ce219" table:formula="of:=IF([.A78]-[.$F$21]&lt;=[.B$20];MAX(MAX([.A78]-[.$F$21];0)-[.B$19];0)*[.C$20];([.B$20]-[.B$19])*[.C$20])" office:value-type="float" office:value="21942" calcext:value-type="float">
            <text:p>21,942.00</text:p>
          </table:table-cell>
          <table:table-cell table:style-name="ce219" table:formula="of:=IF([.A78]-[.$F$21]&lt;=[.B$21];MAX(MAX([.A78]-[.$F$21];0)-[.B$20];0)*[.C$21];([.B$21]-[.B$20])*[.C$21])" office:value-type="float" office:value="17528" calcext:value-type="float">
            <text:p>17,528.00</text:p>
          </table:table-cell>
          <table:table-cell table:style-name="ce219" table:formula="of:=IF([.A78]-[.$F$21]&lt;=[.B$22];MAX(MAX([.A78]-[.$F$21])-[.B$21];0)*[.C$22];([.B$22]-[.B$21])*[.C$22])" office:value-type="float" office:value="48396.25" calcext:value-type="float">
            <text:p>48,396.25</text:p>
          </table:table-cell>
          <table:table-cell table:style-name="ce219" table:formula="of:=IF([.A78]-[.$F$21]&lt;=[.B$23];MAX(MAX([.A78]-[.$F$21];0)-[.B$22];0)*[.C$23];([.B$23]-[.B$22])*[.C$23])" office:value-type="float" office:value="0" calcext:value-type="float">
            <text:p>0.00</text:p>
          </table:table-cell>
          <table:table-cell table:style-name="ce276" table:formula="of:=SUM([.C78:.H78])" office:value-type="float" office:value="103874.75" calcext:value-type="float">
            <text:p>103,874.75</text:p>
          </table:table-cell>
          <table:table-cell table:style-name="ce219" table:formula="of:=IF([.A78]&lt;[.E$7];[.A78]*([.E$3]+[.E$5]);IF([.A78]&gt;=[.E$8];[.A78]*[.E$9];0))" office:value-type="float" office:value="3600" calcext:value-type="float">
            <text:p>3,600.00</text:p>
          </table:table-cell>
          <table:table-cell table:style-name="ce219" table:formula="of:=[.I78]+[.J78]" office:value-type="float" office:value="107474.75" calcext:value-type="float">
            <text:p>107,474.75</text:p>
          </table:table-cell>
          <table:table-cell table:style-name="ce276" table:formula="of:=[.A78]-[.K78]" office:value-type="float" office:value="292525.25" calcext:value-type="float">
            <text:p>292,525.25</text:p>
          </table:table-cell>
          <table:table-cell table:style-name="ce219" table:formula="of:=[.A78]+[.J78]" office:value-type="float" office:value="403600" calcext:value-type="float">
            <text:p>403,600.00</text:p>
          </table:table-cell>
          <table:table-cell table:style-name="ce219" table:formula="of:=[.I$4]" office:value-type="float" office:value="20000" calcext:value-type="float">
            <text:p>20,000.00</text:p>
          </table:table-cell>
          <table:table-cell table:style-name="ce219" table:formula="of:=[.M78]+[.N78]" office:value-type="float" office:value="423600" calcext:value-type="float">
            <text:p>423,600.00</text:p>
          </table:table-cell>
          <table:table-cell table:style-name="ce219" table:formula="of:=[.O78]*[.I$2]" office:value-type="float" office:value="144024" calcext:value-type="float">
            <text:p>144,024.00</text:p>
          </table:table-cell>
          <table:table-cell table:style-name="ce276" table:formula="of:=[.O78]-[.P78]" office:value-type="float" office:value="279576" calcext:value-type="float">
            <text:p>279,576.00</text:p>
          </table:table-cell>
          <table:table-cell table:number-columns-repeated="16332"/>
          <table:table-cell table:style-name="Default" table:number-columns-repeated="35"/>
        </table:table-row>
        <table:table-row table:style-name="ro2">
          <table:table-cell table:style-name="ce88" office:value-type="float" office:value="410000" calcext:value-type="float">
            <text:p>410,000</text:p>
          </table:table-cell>
          <table:table-cell table:style-name="ce88" table:formula="of:=[.Q79]-[.L79]" office:value-type="float" office:value="-12699.85" calcext:value-type="float">
            <text:p>-12,700</text:p>
          </table:table-cell>
          <table:table-cell table:style-name="ce238" table:formula="of:=IF(([.A79]-[.$F$21])&lt;=[.B$18];MAX(MAX([.A79]-[.$F$21];0)-[.B$17];0)*[.C$18];([.B$18]-[.B$17])*[.C$18])" office:value-type="float" office:value="4266" calcext:value-type="float">
            <text:p>4,266.00</text:p>
          </table:table-cell>
          <table:table-cell table:style-name="ce219" table:formula="of:=IF([.A79]-[.$F$21]&lt;=[.B$19];MAX(MAX([.A79]-[.$F$21];0)-[.B$18];0)*[.C$19];([.B$19]-[.B$18])*[.C$19])" office:value-type="float" office:value="11742.5" calcext:value-type="float">
            <text:p>11,742.50</text:p>
          </table:table-cell>
          <table:table-cell table:style-name="ce219" table:formula="of:=IF([.A79]-[.$F$21]&lt;=[.B$20];MAX(MAX([.A79]-[.$F$21];0)-[.B$19];0)*[.C$20];([.B$20]-[.B$19])*[.C$20])" office:value-type="float" office:value="21942" calcext:value-type="float">
            <text:p>21,942.00</text:p>
          </table:table-cell>
          <table:table-cell table:style-name="ce219" table:formula="of:=IF([.A79]-[.$F$21]&lt;=[.B$21];MAX(MAX([.A79]-[.$F$21];0)-[.B$20];0)*[.C$21];([.B$21]-[.B$20])*[.C$21])" office:value-type="float" office:value="17528" calcext:value-type="float">
            <text:p>17,528.00</text:p>
          </table:table-cell>
          <table:table-cell table:style-name="ce219" table:formula="of:=IF([.A79]-[.$F$21]&lt;=[.B$22];MAX(MAX([.A79]-[.$F$21])-[.B$21];0)*[.C$22];([.B$22]-[.B$21])*[.C$22])" office:value-type="float" office:value="51896.25" calcext:value-type="float">
            <text:p>51,896.25</text:p>
          </table:table-cell>
          <table:table-cell table:style-name="ce219" table:formula="of:=IF([.A79]-[.$F$21]&lt;=[.B$23];MAX(MAX([.A79]-[.$F$21];0)-[.B$22];0)*[.C$23];([.B$23]-[.B$22])*[.C$23])" office:value-type="float" office:value="0" calcext:value-type="float">
            <text:p>0.00</text:p>
          </table:table-cell>
          <table:table-cell table:style-name="ce276" table:formula="of:=SUM([.C79:.H79])" office:value-type="float" office:value="107374.75" calcext:value-type="float">
            <text:p>107,374.75</text:p>
          </table:table-cell>
          <table:table-cell table:style-name="ce219" table:formula="of:=IF([.A79]&lt;[.E$7];[.A79]*([.E$3]+[.E$5]);IF([.A79]&gt;=[.E$8];[.A79]*[.E$9];0))" office:value-type="float" office:value="3690" calcext:value-type="float">
            <text:p>3,690.00</text:p>
          </table:table-cell>
          <table:table-cell table:style-name="ce219" table:formula="of:=[.I79]+[.J79]" office:value-type="float" office:value="111064.75" calcext:value-type="float">
            <text:p>111,064.75</text:p>
          </table:table-cell>
          <table:table-cell table:style-name="ce276" table:formula="of:=[.A79]-[.K79]" office:value-type="float" office:value="298935.25" calcext:value-type="float">
            <text:p>298,935.25</text:p>
          </table:table-cell>
          <table:table-cell table:style-name="ce219" table:formula="of:=[.A79]+[.J79]" office:value-type="float" office:value="413690" calcext:value-type="float">
            <text:p>413,690.00</text:p>
          </table:table-cell>
          <table:table-cell table:style-name="ce219" table:formula="of:=[.I$4]" office:value-type="float" office:value="20000" calcext:value-type="float">
            <text:p>20,000.00</text:p>
          </table:table-cell>
          <table:table-cell table:style-name="ce219" table:formula="of:=[.M79]+[.N79]" office:value-type="float" office:value="433690" calcext:value-type="float">
            <text:p>433,690.00</text:p>
          </table:table-cell>
          <table:table-cell table:style-name="ce219" table:formula="of:=[.O79]*[.I$2]" office:value-type="float" office:value="147454.6" calcext:value-type="float">
            <text:p>147,454.60</text:p>
          </table:table-cell>
          <table:table-cell table:style-name="ce276" table:formula="of:=[.O79]-[.P79]" office:value-type="float" office:value="286235.4" calcext:value-type="float">
            <text:p>286,235.40</text:p>
          </table:table-cell>
          <table:table-cell table:number-columns-repeated="16332"/>
          <table:table-cell table:style-name="Default" table:number-columns-repeated="35"/>
        </table:table-row>
        <table:table-row table:style-name="ro2">
          <table:table-cell table:style-name="ce88" office:value-type="float" office:value="420000" calcext:value-type="float">
            <text:p>420,000</text:p>
          </table:table-cell>
          <table:table-cell table:style-name="ce88" table:formula="of:=[.Q80]-[.L80]" office:value-type="float" office:value="-12450.45" calcext:value-type="float">
            <text:p>-12,450</text:p>
          </table:table-cell>
          <table:table-cell table:style-name="ce238" table:formula="of:=IF(([.A80]-[.$F$21])&lt;=[.B$18];MAX(MAX([.A80]-[.$F$21];0)-[.B$17];0)*[.C$18];([.B$18]-[.B$17])*[.C$18])" office:value-type="float" office:value="4266" calcext:value-type="float">
            <text:p>4,266.00</text:p>
          </table:table-cell>
          <table:table-cell table:style-name="ce219" table:formula="of:=IF([.A80]-[.$F$21]&lt;=[.B$19];MAX(MAX([.A80]-[.$F$21];0)-[.B$18];0)*[.C$19];([.B$19]-[.B$18])*[.C$19])" office:value-type="float" office:value="11742.5" calcext:value-type="float">
            <text:p>11,742.50</text:p>
          </table:table-cell>
          <table:table-cell table:style-name="ce219" table:formula="of:=IF([.A80]-[.$F$21]&lt;=[.B$20];MAX(MAX([.A80]-[.$F$21];0)-[.B$19];0)*[.C$20];([.B$20]-[.B$19])*[.C$20])" office:value-type="float" office:value="21942" calcext:value-type="float">
            <text:p>21,942.00</text:p>
          </table:table-cell>
          <table:table-cell table:style-name="ce219" table:formula="of:=IF([.A80]-[.$F$21]&lt;=[.B$21];MAX(MAX([.A80]-[.$F$21];0)-[.B$20];0)*[.C$21];([.B$21]-[.B$20])*[.C$21])" office:value-type="float" office:value="17528" calcext:value-type="float">
            <text:p>17,528.00</text:p>
          </table:table-cell>
          <table:table-cell table:style-name="ce219" table:formula="of:=IF([.A80]-[.$F$21]&lt;=[.B$22];MAX(MAX([.A80]-[.$F$21])-[.B$21];0)*[.C$22];([.B$22]-[.B$21])*[.C$22])" office:value-type="float" office:value="55396.25" calcext:value-type="float">
            <text:p>55,396.25</text:p>
          </table:table-cell>
          <table:table-cell table:style-name="ce219" table:formula="of:=IF([.A80]-[.$F$21]&lt;=[.B$23];MAX(MAX([.A80]-[.$F$21];0)-[.B$22];0)*[.C$23];([.B$23]-[.B$22])*[.C$23])" office:value-type="float" office:value="0" calcext:value-type="float">
            <text:p>0.00</text:p>
          </table:table-cell>
          <table:table-cell table:style-name="ce276" table:formula="of:=SUM([.C80:.H80])" office:value-type="float" office:value="110874.75" calcext:value-type="float">
            <text:p>110,874.75</text:p>
          </table:table-cell>
          <table:table-cell table:style-name="ce219" table:formula="of:=IF([.A80]&lt;[.E$7];[.A80]*([.E$3]+[.E$5]);IF([.A80]&gt;=[.E$8];[.A80]*[.E$9];0))" office:value-type="float" office:value="3780" calcext:value-type="float">
            <text:p>3,780.00</text:p>
          </table:table-cell>
          <table:table-cell table:style-name="ce219" table:formula="of:=[.I80]+[.J80]" office:value-type="float" office:value="114654.75" calcext:value-type="float">
            <text:p>114,654.75</text:p>
          </table:table-cell>
          <table:table-cell table:style-name="ce276" table:formula="of:=[.A80]-[.K80]" office:value-type="float" office:value="305345.25" calcext:value-type="float">
            <text:p>305,345.25</text:p>
          </table:table-cell>
          <table:table-cell table:style-name="ce219" table:formula="of:=[.A80]+[.J80]" office:value-type="float" office:value="423780" calcext:value-type="float">
            <text:p>423,780.00</text:p>
          </table:table-cell>
          <table:table-cell table:style-name="ce219" table:formula="of:=[.I$4]" office:value-type="float" office:value="20000" calcext:value-type="float">
            <text:p>20,000.00</text:p>
          </table:table-cell>
          <table:table-cell table:style-name="ce219" table:formula="of:=[.M80]+[.N80]" office:value-type="float" office:value="443780" calcext:value-type="float">
            <text:p>443,780.00</text:p>
          </table:table-cell>
          <table:table-cell table:style-name="ce219" table:formula="of:=[.O80]*[.I$2]" office:value-type="float" office:value="150885.2" calcext:value-type="float">
            <text:p>150,885.20</text:p>
          </table:table-cell>
          <table:table-cell table:style-name="ce276" table:formula="of:=[.O80]-[.P80]" office:value-type="float" office:value="292894.8" calcext:value-type="float">
            <text:p>292,894.80</text:p>
          </table:table-cell>
          <table:table-cell table:number-columns-repeated="16332"/>
          <table:table-cell table:style-name="Default" table:number-columns-repeated="35"/>
        </table:table-row>
        <table:table-row table:style-name="ro2">
          <table:table-cell table:style-name="ce88" office:value-type="float" office:value="430000" calcext:value-type="float">
            <text:p>430,000</text:p>
          </table:table-cell>
          <table:table-cell table:style-name="ce88" table:formula="of:=[.Q81]-[.L81]" office:value-type="float" office:value="-12201.05" calcext:value-type="float">
            <text:p>-12,201</text:p>
          </table:table-cell>
          <table:table-cell table:style-name="ce238" table:formula="of:=IF(([.A81]-[.$F$21])&lt;=[.B$18];MAX(MAX([.A81]-[.$F$21];0)-[.B$17];0)*[.C$18];([.B$18]-[.B$17])*[.C$18])" office:value-type="float" office:value="4266" calcext:value-type="float">
            <text:p>4,266.00</text:p>
          </table:table-cell>
          <table:table-cell table:style-name="ce219" table:formula="of:=IF([.A81]-[.$F$21]&lt;=[.B$19];MAX(MAX([.A81]-[.$F$21];0)-[.B$18];0)*[.C$19];([.B$19]-[.B$18])*[.C$19])" office:value-type="float" office:value="11742.5" calcext:value-type="float">
            <text:p>11,742.50</text:p>
          </table:table-cell>
          <table:table-cell table:style-name="ce219" table:formula="of:=IF([.A81]-[.$F$21]&lt;=[.B$20];MAX(MAX([.A81]-[.$F$21];0)-[.B$19];0)*[.C$20];([.B$20]-[.B$19])*[.C$20])" office:value-type="float" office:value="21942" calcext:value-type="float">
            <text:p>21,942.00</text:p>
          </table:table-cell>
          <table:table-cell table:style-name="ce219" table:formula="of:=IF([.A81]-[.$F$21]&lt;=[.B$21];MAX(MAX([.A81]-[.$F$21];0)-[.B$20];0)*[.C$21];([.B$21]-[.B$20])*[.C$21])" office:value-type="float" office:value="17528" calcext:value-type="float">
            <text:p>17,528.00</text:p>
          </table:table-cell>
          <table:table-cell table:style-name="ce219" table:formula="of:=IF([.A81]-[.$F$21]&lt;=[.B$22];MAX(MAX([.A81]-[.$F$21])-[.B$21];0)*[.C$22];([.B$22]-[.B$21])*[.C$22])" office:value-type="float" office:value="58896.25" calcext:value-type="float">
            <text:p>58,896.25</text:p>
          </table:table-cell>
          <table:table-cell table:style-name="ce219" table:formula="of:=IF([.A81]-[.$F$21]&lt;=[.B$23];MAX(MAX([.A81]-[.$F$21];0)-[.B$22];0)*[.C$23];([.B$23]-[.B$22])*[.C$23])" office:value-type="float" office:value="0" calcext:value-type="float">
            <text:p>0.00</text:p>
          </table:table-cell>
          <table:table-cell table:style-name="ce276" table:formula="of:=SUM([.C81:.H81])" office:value-type="float" office:value="114374.75" calcext:value-type="float">
            <text:p>114,374.75</text:p>
          </table:table-cell>
          <table:table-cell table:style-name="ce219" table:formula="of:=IF([.A81]&lt;[.E$7];[.A81]*([.E$3]+[.E$5]);IF([.A81]&gt;=[.E$8];[.A81]*[.E$9];0))" office:value-type="float" office:value="3870" calcext:value-type="float">
            <text:p>3,870.00</text:p>
          </table:table-cell>
          <table:table-cell table:style-name="ce219" table:formula="of:=[.I81]+[.J81]" office:value-type="float" office:value="118244.75" calcext:value-type="float">
            <text:p>118,244.75</text:p>
          </table:table-cell>
          <table:table-cell table:style-name="ce276" table:formula="of:=[.A81]-[.K81]" office:value-type="float" office:value="311755.25" calcext:value-type="float">
            <text:p>311,755.25</text:p>
          </table:table-cell>
          <table:table-cell table:style-name="ce219" table:formula="of:=[.A81]+[.J81]" office:value-type="float" office:value="433870" calcext:value-type="float">
            <text:p>433,870.00</text:p>
          </table:table-cell>
          <table:table-cell table:style-name="ce219" table:formula="of:=[.I$4]" office:value-type="float" office:value="20000" calcext:value-type="float">
            <text:p>20,000.00</text:p>
          </table:table-cell>
          <table:table-cell table:style-name="ce219" table:formula="of:=[.M81]+[.N81]" office:value-type="float" office:value="453870" calcext:value-type="float">
            <text:p>453,870.00</text:p>
          </table:table-cell>
          <table:table-cell table:style-name="ce219" table:formula="of:=[.O81]*[.I$2]" office:value-type="float" office:value="154315.8" calcext:value-type="float">
            <text:p>154,315.80</text:p>
          </table:table-cell>
          <table:table-cell table:style-name="ce276" table:formula="of:=[.O81]-[.P81]" office:value-type="float" office:value="299554.2" calcext:value-type="float">
            <text:p>299,554.20</text:p>
          </table:table-cell>
          <table:table-cell table:number-columns-repeated="16332"/>
          <table:table-cell table:style-name="Default" table:number-columns-repeated="35"/>
        </table:table-row>
        <table:table-row table:style-name="ro2">
          <table:table-cell table:style-name="ce88" office:value-type="float" office:value="440000" calcext:value-type="float">
            <text:p>440,000</text:p>
          </table:table-cell>
          <table:table-cell table:style-name="ce88" table:formula="of:=[.Q82]-[.L82]" office:value-type="float" office:value="-11951.65" calcext:value-type="float">
            <text:p>-11,952</text:p>
          </table:table-cell>
          <table:table-cell table:style-name="ce238" table:formula="of:=IF(([.A82]-[.$F$21])&lt;=[.B$18];MAX(MAX([.A82]-[.$F$21];0)-[.B$17];0)*[.C$18];([.B$18]-[.B$17])*[.C$18])" office:value-type="float" office:value="4266" calcext:value-type="float">
            <text:p>4,266.00</text:p>
          </table:table-cell>
          <table:table-cell table:style-name="ce219" table:formula="of:=IF([.A82]-[.$F$21]&lt;=[.B$19];MAX(MAX([.A82]-[.$F$21];0)-[.B$18];0)*[.C$19];([.B$19]-[.B$18])*[.C$19])" office:value-type="float" office:value="11742.5" calcext:value-type="float">
            <text:p>11,742.50</text:p>
          </table:table-cell>
          <table:table-cell table:style-name="ce219" table:formula="of:=IF([.A82]-[.$F$21]&lt;=[.B$20];MAX(MAX([.A82]-[.$F$21];0)-[.B$19];0)*[.C$20];([.B$20]-[.B$19])*[.C$20])" office:value-type="float" office:value="21942" calcext:value-type="float">
            <text:p>21,942.00</text:p>
          </table:table-cell>
          <table:table-cell table:style-name="ce219" table:formula="of:=IF([.A82]-[.$F$21]&lt;=[.B$21];MAX(MAX([.A82]-[.$F$21];0)-[.B$20];0)*[.C$21];([.B$21]-[.B$20])*[.C$21])" office:value-type="float" office:value="17528" calcext:value-type="float">
            <text:p>17,528.00</text:p>
          </table:table-cell>
          <table:table-cell table:style-name="ce219" table:formula="of:=IF([.A82]-[.$F$21]&lt;=[.B$22];MAX(MAX([.A82]-[.$F$21])-[.B$21];0)*[.C$22];([.B$22]-[.B$21])*[.C$22])" office:value-type="float" office:value="62396.25" calcext:value-type="float">
            <text:p>62,396.25</text:p>
          </table:table-cell>
          <table:table-cell table:style-name="ce219" table:formula="of:=IF([.A82]-[.$F$21]&lt;=[.B$23];MAX(MAX([.A82]-[.$F$21];0)-[.B$22];0)*[.C$23];([.B$23]-[.B$22])*[.C$23])" office:value-type="float" office:value="0" calcext:value-type="float">
            <text:p>0.00</text:p>
          </table:table-cell>
          <table:table-cell table:style-name="ce276" table:formula="of:=SUM([.C82:.H82])" office:value-type="float" office:value="117874.75" calcext:value-type="float">
            <text:p>117,874.75</text:p>
          </table:table-cell>
          <table:table-cell table:style-name="ce219" table:formula="of:=IF([.A82]&lt;[.E$7];[.A82]*([.E$3]+[.E$5]);IF([.A82]&gt;=[.E$8];[.A82]*[.E$9];0))" office:value-type="float" office:value="3960" calcext:value-type="float">
            <text:p>3,960.00</text:p>
          </table:table-cell>
          <table:table-cell table:style-name="ce219" table:formula="of:=[.I82]+[.J82]" office:value-type="float" office:value="121834.75" calcext:value-type="float">
            <text:p>121,834.75</text:p>
          </table:table-cell>
          <table:table-cell table:style-name="ce276" table:formula="of:=[.A82]-[.K82]" office:value-type="float" office:value="318165.25" calcext:value-type="float">
            <text:p>318,165.25</text:p>
          </table:table-cell>
          <table:table-cell table:style-name="ce219" table:formula="of:=[.A82]+[.J82]" office:value-type="float" office:value="443960" calcext:value-type="float">
            <text:p>443,960.00</text:p>
          </table:table-cell>
          <table:table-cell table:style-name="ce219" table:formula="of:=[.I$4]" office:value-type="float" office:value="20000" calcext:value-type="float">
            <text:p>20,000.00</text:p>
          </table:table-cell>
          <table:table-cell table:style-name="ce219" table:formula="of:=[.M82]+[.N82]" office:value-type="float" office:value="463960" calcext:value-type="float">
            <text:p>463,960.00</text:p>
          </table:table-cell>
          <table:table-cell table:style-name="ce219" table:formula="of:=[.O82]*[.I$2]" office:value-type="float" office:value="157746.4" calcext:value-type="float">
            <text:p>157,746.40</text:p>
          </table:table-cell>
          <table:table-cell table:style-name="ce276" table:formula="of:=[.O82]-[.P82]" office:value-type="float" office:value="306213.6" calcext:value-type="float">
            <text:p>306,213.60</text:p>
          </table:table-cell>
          <table:table-cell table:number-columns-repeated="16332"/>
          <table:table-cell table:style-name="Default" table:number-columns-repeated="35"/>
        </table:table-row>
        <table:table-row table:style-name="ro2">
          <table:table-cell table:style-name="ce88" office:value-type="float" office:value="450000" calcext:value-type="float">
            <text:p>450,000</text:p>
          </table:table-cell>
          <table:table-cell table:style-name="ce88" table:formula="of:=[.Q83]-[.L83]" office:value-type="float" office:value="-11702.25" calcext:value-type="float">
            <text:p>-11,702</text:p>
          </table:table-cell>
          <table:table-cell table:style-name="ce238" table:formula="of:=IF(([.A83]-[.$F$21])&lt;=[.B$18];MAX(MAX([.A83]-[.$F$21];0)-[.B$17];0)*[.C$18];([.B$18]-[.B$17])*[.C$18])" office:value-type="float" office:value="4266" calcext:value-type="float">
            <text:p>4,266.00</text:p>
          </table:table-cell>
          <table:table-cell table:style-name="ce219" table:formula="of:=IF([.A83]-[.$F$21]&lt;=[.B$19];MAX(MAX([.A83]-[.$F$21];0)-[.B$18];0)*[.C$19];([.B$19]-[.B$18])*[.C$19])" office:value-type="float" office:value="11742.5" calcext:value-type="float">
            <text:p>11,742.50</text:p>
          </table:table-cell>
          <table:table-cell table:style-name="ce219" table:formula="of:=IF([.A83]-[.$F$21]&lt;=[.B$20];MAX(MAX([.A83]-[.$F$21];0)-[.B$19];0)*[.C$20];([.B$20]-[.B$19])*[.C$20])" office:value-type="float" office:value="21942" calcext:value-type="float">
            <text:p>21,942.00</text:p>
          </table:table-cell>
          <table:table-cell table:style-name="ce219" table:formula="of:=IF([.A83]-[.$F$21]&lt;=[.B$21];MAX(MAX([.A83]-[.$F$21];0)-[.B$20];0)*[.C$21];([.B$21]-[.B$20])*[.C$21])" office:value-type="float" office:value="17528" calcext:value-type="float">
            <text:p>17,528.00</text:p>
          </table:table-cell>
          <table:table-cell table:style-name="ce219" table:formula="of:=IF([.A83]-[.$F$21]&lt;=[.B$22];MAX(MAX([.A83]-[.$F$21])-[.B$21];0)*[.C$22];([.B$22]-[.B$21])*[.C$22])" office:value-type="float" office:value="65896.25" calcext:value-type="float">
            <text:p>65,896.25</text:p>
          </table:table-cell>
          <table:table-cell table:style-name="ce219" table:formula="of:=IF([.A83]-[.$F$21]&lt;=[.B$23];MAX(MAX([.A83]-[.$F$21];0)-[.B$22];0)*[.C$23];([.B$23]-[.B$22])*[.C$23])" office:value-type="float" office:value="0" calcext:value-type="float">
            <text:p>0.00</text:p>
          </table:table-cell>
          <table:table-cell table:style-name="ce276" table:formula="of:=SUM([.C83:.H83])" office:value-type="float" office:value="121374.75" calcext:value-type="float">
            <text:p>121,374.75</text:p>
          </table:table-cell>
          <table:table-cell table:style-name="ce219" table:formula="of:=IF([.A83]&lt;[.E$7];[.A83]*([.E$3]+[.E$5]);IF([.A83]&gt;=[.E$8];[.A83]*[.E$9];0))" office:value-type="float" office:value="4050" calcext:value-type="float">
            <text:p>4,050.00</text:p>
          </table:table-cell>
          <table:table-cell table:style-name="ce219" table:formula="of:=[.I83]+[.J83]" office:value-type="float" office:value="125424.75" calcext:value-type="float">
            <text:p>125,424.75</text:p>
          </table:table-cell>
          <table:table-cell table:style-name="ce276" table:formula="of:=[.A83]-[.K83]" office:value-type="float" office:value="324575.25" calcext:value-type="float">
            <text:p>324,575.25</text:p>
          </table:table-cell>
          <table:table-cell table:style-name="ce219" table:formula="of:=[.A83]+[.J83]" office:value-type="float" office:value="454050" calcext:value-type="float">
            <text:p>454,050.00</text:p>
          </table:table-cell>
          <table:table-cell table:style-name="ce219" table:formula="of:=[.I$4]" office:value-type="float" office:value="20000" calcext:value-type="float">
            <text:p>20,000.00</text:p>
          </table:table-cell>
          <table:table-cell table:style-name="ce219" table:formula="of:=[.M83]+[.N83]" office:value-type="float" office:value="474050" calcext:value-type="float">
            <text:p>474,050.00</text:p>
          </table:table-cell>
          <table:table-cell table:style-name="ce219" table:formula="of:=[.O83]*[.I$2]" office:value-type="float" office:value="161177" calcext:value-type="float">
            <text:p>161,177.00</text:p>
          </table:table-cell>
          <table:table-cell table:style-name="ce276" table:formula="of:=[.O83]-[.P83]" office:value-type="float" office:value="312873" calcext:value-type="float">
            <text:p>312,873.00</text:p>
          </table:table-cell>
          <table:table-cell table:number-columns-repeated="16332"/>
          <table:table-cell table:style-name="Default" table:number-columns-repeated="35"/>
        </table:table-row>
        <table:table-row table:style-name="ro2">
          <table:table-cell table:style-name="ce88" office:value-type="float" office:value="460000" calcext:value-type="float">
            <text:p>460,000</text:p>
          </table:table-cell>
          <table:table-cell table:style-name="ce88" table:formula="of:=[.Q84]-[.L84]" office:value-type="float" office:value="-11452.85" calcext:value-type="float">
            <text:p>-11,453</text:p>
          </table:table-cell>
          <table:table-cell table:style-name="ce238" table:formula="of:=IF(([.A84]-[.$F$21])&lt;=[.B$18];MAX(MAX([.A84]-[.$F$21];0)-[.B$17];0)*[.C$18];([.B$18]-[.B$17])*[.C$18])" office:value-type="float" office:value="4266" calcext:value-type="float">
            <text:p>4,266.00</text:p>
          </table:table-cell>
          <table:table-cell table:style-name="ce219" table:formula="of:=IF([.A84]-[.$F$21]&lt;=[.B$19];MAX(MAX([.A84]-[.$F$21];0)-[.B$18];0)*[.C$19];([.B$19]-[.B$18])*[.C$19])" office:value-type="float" office:value="11742.5" calcext:value-type="float">
            <text:p>11,742.50</text:p>
          </table:table-cell>
          <table:table-cell table:style-name="ce219" table:formula="of:=IF([.A84]-[.$F$21]&lt;=[.B$20];MAX(MAX([.A84]-[.$F$21];0)-[.B$19];0)*[.C$20];([.B$20]-[.B$19])*[.C$20])" office:value-type="float" office:value="21942" calcext:value-type="float">
            <text:p>21,942.00</text:p>
          </table:table-cell>
          <table:table-cell table:style-name="ce219" table:formula="of:=IF([.A84]-[.$F$21]&lt;=[.B$21];MAX(MAX([.A84]-[.$F$21];0)-[.B$20];0)*[.C$21];([.B$21]-[.B$20])*[.C$21])" office:value-type="float" office:value="17528" calcext:value-type="float">
            <text:p>17,528.00</text:p>
          </table:table-cell>
          <table:table-cell table:style-name="ce219" table:formula="of:=IF([.A84]-[.$F$21]&lt;=[.B$22];MAX(MAX([.A84]-[.$F$21])-[.B$21];0)*[.C$22];([.B$22]-[.B$21])*[.C$22])" office:value-type="float" office:value="69396.25" calcext:value-type="float">
            <text:p>69,396.25</text:p>
          </table:table-cell>
          <table:table-cell table:style-name="ce219" table:formula="of:=IF([.A84]-[.$F$21]&lt;=[.B$23];MAX(MAX([.A84]-[.$F$21];0)-[.B$22];0)*[.C$23];([.B$23]-[.B$22])*[.C$23])" office:value-type="float" office:value="0" calcext:value-type="float">
            <text:p>0.00</text:p>
          </table:table-cell>
          <table:table-cell table:style-name="ce276" table:formula="of:=SUM([.C84:.H84])" office:value-type="float" office:value="124874.75" calcext:value-type="float">
            <text:p>124,874.75</text:p>
          </table:table-cell>
          <table:table-cell table:style-name="ce219" table:formula="of:=IF([.A84]&lt;[.E$7];[.A84]*([.E$3]+[.E$5]);IF([.A84]&gt;=[.E$8];[.A84]*[.E$9];0))" office:value-type="float" office:value="4140" calcext:value-type="float">
            <text:p>4,140.00</text:p>
          </table:table-cell>
          <table:table-cell table:style-name="ce219" table:formula="of:=[.I84]+[.J84]" office:value-type="float" office:value="129014.75" calcext:value-type="float">
            <text:p>129,014.75</text:p>
          </table:table-cell>
          <table:table-cell table:style-name="ce276" table:formula="of:=[.A84]-[.K84]" office:value-type="float" office:value="330985.25" calcext:value-type="float">
            <text:p>330,985.25</text:p>
          </table:table-cell>
          <table:table-cell table:style-name="ce219" table:formula="of:=[.A84]+[.J84]" office:value-type="float" office:value="464140" calcext:value-type="float">
            <text:p>464,140.00</text:p>
          </table:table-cell>
          <table:table-cell table:style-name="ce219" table:formula="of:=[.I$4]" office:value-type="float" office:value="20000" calcext:value-type="float">
            <text:p>20,000.00</text:p>
          </table:table-cell>
          <table:table-cell table:style-name="ce219" table:formula="of:=[.M84]+[.N84]" office:value-type="float" office:value="484140" calcext:value-type="float">
            <text:p>484,140.00</text:p>
          </table:table-cell>
          <table:table-cell table:style-name="ce219" table:formula="of:=[.O84]*[.I$2]" office:value-type="float" office:value="164607.6" calcext:value-type="float">
            <text:p>164,607.60</text:p>
          </table:table-cell>
          <table:table-cell table:style-name="ce276" table:formula="of:=[.O84]-[.P84]" office:value-type="float" office:value="319532.4" calcext:value-type="float">
            <text:p>319,532.40</text:p>
          </table:table-cell>
          <table:table-cell table:number-columns-repeated="16332"/>
          <table:table-cell table:style-name="Default" table:number-columns-repeated="35"/>
        </table:table-row>
        <table:table-row table:style-name="ro2">
          <table:table-cell table:style-name="ce88" office:value-type="float" office:value="470000" calcext:value-type="float">
            <text:p>470,000</text:p>
          </table:table-cell>
          <table:table-cell table:style-name="ce88" table:formula="of:=[.Q85]-[.L85]" office:value-type="float" office:value="-11203.45" calcext:value-type="float">
            <text:p>-11,203</text:p>
          </table:table-cell>
          <table:table-cell table:style-name="ce238" table:formula="of:=IF(([.A85]-[.$F$21])&lt;=[.B$18];MAX(MAX([.A85]-[.$F$21];0)-[.B$17];0)*[.C$18];([.B$18]-[.B$17])*[.C$18])" office:value-type="float" office:value="4266" calcext:value-type="float">
            <text:p>4,266.00</text:p>
          </table:table-cell>
          <table:table-cell table:style-name="ce219" table:formula="of:=IF([.A85]-[.$F$21]&lt;=[.B$19];MAX(MAX([.A85]-[.$F$21];0)-[.B$18];0)*[.C$19];([.B$19]-[.B$18])*[.C$19])" office:value-type="float" office:value="11742.5" calcext:value-type="float">
            <text:p>11,742.50</text:p>
          </table:table-cell>
          <table:table-cell table:style-name="ce219" table:formula="of:=IF([.A85]-[.$F$21]&lt;=[.B$20];MAX(MAX([.A85]-[.$F$21];0)-[.B$19];0)*[.C$20];([.B$20]-[.B$19])*[.C$20])" office:value-type="float" office:value="21942" calcext:value-type="float">
            <text:p>21,942.00</text:p>
          </table:table-cell>
          <table:table-cell table:style-name="ce219" table:formula="of:=IF([.A85]-[.$F$21]&lt;=[.B$21];MAX(MAX([.A85]-[.$F$21];0)-[.B$20];0)*[.C$21];([.B$21]-[.B$20])*[.C$21])" office:value-type="float" office:value="17528" calcext:value-type="float">
            <text:p>17,528.00</text:p>
          </table:table-cell>
          <table:table-cell table:style-name="ce219" table:formula="of:=IF([.A85]-[.$F$21]&lt;=[.B$22];MAX(MAX([.A85]-[.$F$21])-[.B$21];0)*[.C$22];([.B$22]-[.B$21])*[.C$22])" office:value-type="float" office:value="72896.25" calcext:value-type="float">
            <text:p>72,896.25</text:p>
          </table:table-cell>
          <table:table-cell table:style-name="ce219" table:formula="of:=IF([.A85]-[.$F$21]&lt;=[.B$23];MAX(MAX([.A85]-[.$F$21];0)-[.B$22];0)*[.C$23];([.B$23]-[.B$22])*[.C$23])" office:value-type="float" office:value="0" calcext:value-type="float">
            <text:p>0.00</text:p>
          </table:table-cell>
          <table:table-cell table:style-name="ce276" table:formula="of:=SUM([.C85:.H85])" office:value-type="float" office:value="128374.75" calcext:value-type="float">
            <text:p>128,374.75</text:p>
          </table:table-cell>
          <table:table-cell table:style-name="ce219" table:formula="of:=IF([.A85]&lt;[.E$7];[.A85]*([.E$3]+[.E$5]);IF([.A85]&gt;=[.E$8];[.A85]*[.E$9];0))" office:value-type="float" office:value="4230" calcext:value-type="float">
            <text:p>4,230.00</text:p>
          </table:table-cell>
          <table:table-cell table:style-name="ce219" table:formula="of:=[.I85]+[.J85]" office:value-type="float" office:value="132604.75" calcext:value-type="float">
            <text:p>132,604.75</text:p>
          </table:table-cell>
          <table:table-cell table:style-name="ce276" table:formula="of:=[.A85]-[.K85]" office:value-type="float" office:value="337395.25" calcext:value-type="float">
            <text:p>337,395.25</text:p>
          </table:table-cell>
          <table:table-cell table:style-name="ce219" table:formula="of:=[.A85]+[.J85]" office:value-type="float" office:value="474230" calcext:value-type="float">
            <text:p>474,230.00</text:p>
          </table:table-cell>
          <table:table-cell table:style-name="ce219" table:formula="of:=[.I$4]" office:value-type="float" office:value="20000" calcext:value-type="float">
            <text:p>20,000.00</text:p>
          </table:table-cell>
          <table:table-cell table:style-name="ce219" table:formula="of:=[.M85]+[.N85]" office:value-type="float" office:value="494230" calcext:value-type="float">
            <text:p>494,230.00</text:p>
          </table:table-cell>
          <table:table-cell table:style-name="ce219" table:formula="of:=[.O85]*[.I$2]" office:value-type="float" office:value="168038.2" calcext:value-type="float">
            <text:p>168,038.20</text:p>
          </table:table-cell>
          <table:table-cell table:style-name="ce276" table:formula="of:=[.O85]-[.P85]" office:value-type="float" office:value="326191.8" calcext:value-type="float">
            <text:p>326,191.80</text:p>
          </table:table-cell>
          <table:table-cell table:number-columns-repeated="16332"/>
          <table:table-cell table:style-name="Default" table:number-columns-repeated="35"/>
        </table:table-row>
        <table:table-row table:style-name="ro2">
          <table:table-cell table:style-name="ce88" office:value-type="float" office:value="480000" calcext:value-type="float">
            <text:p>480,000</text:p>
          </table:table-cell>
          <table:table-cell table:style-name="ce88" table:formula="of:=[.Q86]-[.L86]" office:value-type="float" office:value="-10954.05" calcext:value-type="float">
            <text:p>-10,954</text:p>
          </table:table-cell>
          <table:table-cell table:style-name="ce238" table:formula="of:=IF(([.A86]-[.$F$21])&lt;=[.B$18];MAX(MAX([.A86]-[.$F$21];0)-[.B$17];0)*[.C$18];([.B$18]-[.B$17])*[.C$18])" office:value-type="float" office:value="4266" calcext:value-type="float">
            <text:p>4,266.00</text:p>
          </table:table-cell>
          <table:table-cell table:style-name="ce219" table:formula="of:=IF([.A86]-[.$F$21]&lt;=[.B$19];MAX(MAX([.A86]-[.$F$21];0)-[.B$18];0)*[.C$19];([.B$19]-[.B$18])*[.C$19])" office:value-type="float" office:value="11742.5" calcext:value-type="float">
            <text:p>11,742.50</text:p>
          </table:table-cell>
          <table:table-cell table:style-name="ce219" table:formula="of:=IF([.A86]-[.$F$21]&lt;=[.B$20];MAX(MAX([.A86]-[.$F$21];0)-[.B$19];0)*[.C$20];([.B$20]-[.B$19])*[.C$20])" office:value-type="float" office:value="21942" calcext:value-type="float">
            <text:p>21,942.00</text:p>
          </table:table-cell>
          <table:table-cell table:style-name="ce219" table:formula="of:=IF([.A86]-[.$F$21]&lt;=[.B$21];MAX(MAX([.A86]-[.$F$21];0)-[.B$20];0)*[.C$21];([.B$21]-[.B$20])*[.C$21])" office:value-type="float" office:value="17528" calcext:value-type="float">
            <text:p>17,528.00</text:p>
          </table:table-cell>
          <table:table-cell table:style-name="ce219" table:formula="of:=IF([.A86]-[.$F$21]&lt;=[.B$22];MAX(MAX([.A86]-[.$F$21])-[.B$21];0)*[.C$22];([.B$22]-[.B$21])*[.C$22])" office:value-type="float" office:value="76396.25" calcext:value-type="float">
            <text:p>76,396.25</text:p>
          </table:table-cell>
          <table:table-cell table:style-name="ce219" table:formula="of:=IF([.A86]-[.$F$21]&lt;=[.B$23];MAX(MAX([.A86]-[.$F$21];0)-[.B$22];0)*[.C$23];([.B$23]-[.B$22])*[.C$23])" office:value-type="float" office:value="0" calcext:value-type="float">
            <text:p>0.00</text:p>
          </table:table-cell>
          <table:table-cell table:style-name="ce276" table:formula="of:=SUM([.C86:.H86])" office:value-type="float" office:value="131874.75" calcext:value-type="float">
            <text:p>131,874.75</text:p>
          </table:table-cell>
          <table:table-cell table:style-name="ce219" table:formula="of:=IF([.A86]&lt;[.E$7];[.A86]*([.E$3]+[.E$5]);IF([.A86]&gt;=[.E$8];[.A86]*[.E$9];0))" office:value-type="float" office:value="4320" calcext:value-type="float">
            <text:p>4,320.00</text:p>
          </table:table-cell>
          <table:table-cell table:style-name="ce219" table:formula="of:=[.I86]+[.J86]" office:value-type="float" office:value="136194.75" calcext:value-type="float">
            <text:p>136,194.75</text:p>
          </table:table-cell>
          <table:table-cell table:style-name="ce276" table:formula="of:=[.A86]-[.K86]" office:value-type="float" office:value="343805.25" calcext:value-type="float">
            <text:p>343,805.25</text:p>
          </table:table-cell>
          <table:table-cell table:style-name="ce219" table:formula="of:=[.A86]+[.J86]" office:value-type="float" office:value="484320" calcext:value-type="float">
            <text:p>484,320.00</text:p>
          </table:table-cell>
          <table:table-cell table:style-name="ce219" table:formula="of:=[.I$4]" office:value-type="float" office:value="20000" calcext:value-type="float">
            <text:p>20,000.00</text:p>
          </table:table-cell>
          <table:table-cell table:style-name="ce219" table:formula="of:=[.M86]+[.N86]" office:value-type="float" office:value="504320" calcext:value-type="float">
            <text:p>504,320.00</text:p>
          </table:table-cell>
          <table:table-cell table:style-name="ce219" table:formula="of:=[.O86]*[.I$2]" office:value-type="float" office:value="171468.8" calcext:value-type="float">
            <text:p>171,468.80</text:p>
          </table:table-cell>
          <table:table-cell table:style-name="ce276" table:formula="of:=[.O86]-[.P86]" office:value-type="float" office:value="332851.2" calcext:value-type="float">
            <text:p>332,851.20</text:p>
          </table:table-cell>
          <table:table-cell table:number-columns-repeated="16332"/>
          <table:table-cell table:style-name="Default" table:number-columns-repeated="35"/>
        </table:table-row>
        <table:table-row table:style-name="ro2">
          <table:table-cell table:style-name="ce88" office:value-type="float" office:value="490000" calcext:value-type="float">
            <text:p>490,000</text:p>
          </table:table-cell>
          <table:table-cell table:style-name="ce88" table:formula="of:=[.Q87]-[.L87]" office:value-type="float" office:value="-10704.65" calcext:value-type="float">
            <text:p>-10,705</text:p>
          </table:table-cell>
          <table:table-cell table:style-name="ce238" table:formula="of:=IF(([.A87]-[.$F$21])&lt;=[.B$18];MAX(MAX([.A87]-[.$F$21];0)-[.B$17];0)*[.C$18];([.B$18]-[.B$17])*[.C$18])" office:value-type="float" office:value="4266" calcext:value-type="float">
            <text:p>4,266.00</text:p>
          </table:table-cell>
          <table:table-cell table:style-name="ce219" table:formula="of:=IF([.A87]-[.$F$21]&lt;=[.B$19];MAX(MAX([.A87]-[.$F$21];0)-[.B$18];0)*[.C$19];([.B$19]-[.B$18])*[.C$19])" office:value-type="float" office:value="11742.5" calcext:value-type="float">
            <text:p>11,742.50</text:p>
          </table:table-cell>
          <table:table-cell table:style-name="ce219" table:formula="of:=IF([.A87]-[.$F$21]&lt;=[.B$20];MAX(MAX([.A87]-[.$F$21];0)-[.B$19];0)*[.C$20];([.B$20]-[.B$19])*[.C$20])" office:value-type="float" office:value="21942" calcext:value-type="float">
            <text:p>21,942.00</text:p>
          </table:table-cell>
          <table:table-cell table:style-name="ce219" table:formula="of:=IF([.A87]-[.$F$21]&lt;=[.B$21];MAX(MAX([.A87]-[.$F$21];0)-[.B$20];0)*[.C$21];([.B$21]-[.B$20])*[.C$21])" office:value-type="float" office:value="17528" calcext:value-type="float">
            <text:p>17,528.00</text:p>
          </table:table-cell>
          <table:table-cell table:style-name="ce219" table:formula="of:=IF([.A87]-[.$F$21]&lt;=[.B$22];MAX(MAX([.A87]-[.$F$21])-[.B$21];0)*[.C$22];([.B$22]-[.B$21])*[.C$22])" office:value-type="float" office:value="79896.25" calcext:value-type="float">
            <text:p>79,896.25</text:p>
          </table:table-cell>
          <table:table-cell table:style-name="ce219" table:formula="of:=IF([.A87]-[.$F$21]&lt;=[.B$23];MAX(MAX([.A87]-[.$F$21];0)-[.B$22];0)*[.C$23];([.B$23]-[.B$22])*[.C$23])" office:value-type="float" office:value="0" calcext:value-type="float">
            <text:p>0.00</text:p>
          </table:table-cell>
          <table:table-cell table:style-name="ce276" table:formula="of:=SUM([.C87:.H87])" office:value-type="float" office:value="135374.75" calcext:value-type="float">
            <text:p>135,374.75</text:p>
          </table:table-cell>
          <table:table-cell table:style-name="ce219" table:formula="of:=IF([.A87]&lt;[.E$7];[.A87]*([.E$3]+[.E$5]);IF([.A87]&gt;=[.E$8];[.A87]*[.E$9];0))" office:value-type="float" office:value="4410" calcext:value-type="float">
            <text:p>4,410.00</text:p>
          </table:table-cell>
          <table:table-cell table:style-name="ce219" table:formula="of:=[.I87]+[.J87]" office:value-type="float" office:value="139784.75" calcext:value-type="float">
            <text:p>139,784.75</text:p>
          </table:table-cell>
          <table:table-cell table:style-name="ce276" table:formula="of:=[.A87]-[.K87]" office:value-type="float" office:value="350215.25" calcext:value-type="float">
            <text:p>350,215.25</text:p>
          </table:table-cell>
          <table:table-cell table:style-name="ce219" table:formula="of:=[.A87]+[.J87]" office:value-type="float" office:value="494410" calcext:value-type="float">
            <text:p>494,410.00</text:p>
          </table:table-cell>
          <table:table-cell table:style-name="ce219" table:formula="of:=[.I$4]" office:value-type="float" office:value="20000" calcext:value-type="float">
            <text:p>20,000.00</text:p>
          </table:table-cell>
          <table:table-cell table:style-name="ce219" table:formula="of:=[.M87]+[.N87]" office:value-type="float" office:value="514410" calcext:value-type="float">
            <text:p>514,410.00</text:p>
          </table:table-cell>
          <table:table-cell table:style-name="ce219" table:formula="of:=[.O87]*[.I$2]" office:value-type="float" office:value="174899.4" calcext:value-type="float">
            <text:p>174,899.40</text:p>
          </table:table-cell>
          <table:table-cell table:style-name="ce276" table:formula="of:=[.O87]-[.P87]" office:value-type="float" office:value="339510.6" calcext:value-type="float">
            <text:p>339,510.60</text:p>
          </table:table-cell>
          <table:table-cell table:number-columns-repeated="16332"/>
          <table:table-cell table:style-name="Default" table:number-columns-repeated="35"/>
        </table:table-row>
        <table:table-row table:style-name="ro2">
          <table:table-cell table:style-name="ce88" office:value-type="float" office:value="500000" calcext:value-type="float">
            <text:p>500,000</text:p>
          </table:table-cell>
          <table:table-cell table:style-name="ce88" table:formula="of:=[.Q88]-[.L88]" office:value-type="float" office:value="-10455.25" calcext:value-type="float">
            <text:p>-10,455</text:p>
          </table:table-cell>
          <table:table-cell table:style-name="ce238" table:formula="of:=IF(([.A88]-[.$F$21])&lt;=[.B$18];MAX(MAX([.A88]-[.$F$21];0)-[.B$17];0)*[.C$18];([.B$18]-[.B$17])*[.C$18])" office:value-type="float" office:value="4266" calcext:value-type="float">
            <text:p>4,266.00</text:p>
          </table:table-cell>
          <table:table-cell table:style-name="ce219" table:formula="of:=IF([.A88]-[.$F$21]&lt;=[.B$19];MAX(MAX([.A88]-[.$F$21];0)-[.B$18];0)*[.C$19];([.B$19]-[.B$18])*[.C$19])" office:value-type="float" office:value="11742.5" calcext:value-type="float">
            <text:p>11,742.50</text:p>
          </table:table-cell>
          <table:table-cell table:style-name="ce219" table:formula="of:=IF([.A88]-[.$F$21]&lt;=[.B$20];MAX(MAX([.A88]-[.$F$21];0)-[.B$19];0)*[.C$20];([.B$20]-[.B$19])*[.C$20])" office:value-type="float" office:value="21942" calcext:value-type="float">
            <text:p>21,942.00</text:p>
          </table:table-cell>
          <table:table-cell table:style-name="ce219" table:formula="of:=IF([.A88]-[.$F$21]&lt;=[.B$21];MAX(MAX([.A88]-[.$F$21];0)-[.B$20];0)*[.C$21];([.B$21]-[.B$20])*[.C$21])" office:value-type="float" office:value="17528" calcext:value-type="float">
            <text:p>17,528.00</text:p>
          </table:table-cell>
          <table:table-cell table:style-name="ce219" table:formula="of:=IF([.A88]-[.$F$21]&lt;=[.B$22];MAX(MAX([.A88]-[.$F$21])-[.B$21];0)*[.C$22];([.B$22]-[.B$21])*[.C$22])" office:value-type="float" office:value="83396.25" calcext:value-type="float">
            <text:p>83,396.25</text:p>
          </table:table-cell>
          <table:table-cell table:style-name="ce219" table:formula="of:=IF([.A88]-[.$F$21]&lt;=[.B$23];MAX(MAX([.A88]-[.$F$21];0)-[.B$22];0)*[.C$23];([.B$23]-[.B$22])*[.C$23])" office:value-type="float" office:value="0" calcext:value-type="float">
            <text:p>0.00</text:p>
          </table:table-cell>
          <table:table-cell table:style-name="ce276" table:formula="of:=SUM([.C88:.H88])" office:value-type="float" office:value="138874.75" calcext:value-type="float">
            <text:p>138,874.75</text:p>
          </table:table-cell>
          <table:table-cell table:style-name="ce219" table:formula="of:=IF([.A88]&lt;[.E$7];[.A88]*([.E$3]+[.E$5]);IF([.A88]&gt;=[.E$8];[.A88]*[.E$9];0))" office:value-type="float" office:value="4500" calcext:value-type="float">
            <text:p>4,500.00</text:p>
          </table:table-cell>
          <table:table-cell table:style-name="ce219" table:formula="of:=[.I88]+[.J88]" office:value-type="float" office:value="143374.75" calcext:value-type="float">
            <text:p>143,374.75</text:p>
          </table:table-cell>
          <table:table-cell table:style-name="ce276" table:formula="of:=[.A88]-[.K88]" office:value-type="float" office:value="356625.25" calcext:value-type="float">
            <text:p>356,625.25</text:p>
          </table:table-cell>
          <table:table-cell table:style-name="ce219" table:formula="of:=[.A88]+[.J88]" office:value-type="float" office:value="504500" calcext:value-type="float">
            <text:p>504,500.00</text:p>
          </table:table-cell>
          <table:table-cell table:style-name="ce219" table:formula="of:=[.I$4]" office:value-type="float" office:value="20000" calcext:value-type="float">
            <text:p>20,000.00</text:p>
          </table:table-cell>
          <table:table-cell table:style-name="ce219" table:formula="of:=[.M88]+[.N88]" office:value-type="float" office:value="524500" calcext:value-type="float">
            <text:p>524,500.00</text:p>
          </table:table-cell>
          <table:table-cell table:style-name="ce219" table:formula="of:=[.O88]*[.I$2]" office:value-type="float" office:value="178330" calcext:value-type="float">
            <text:p>178,330.00</text:p>
          </table:table-cell>
          <table:table-cell table:style-name="ce276" table:formula="of:=[.O88]-[.P88]" office:value-type="float" office:value="346170" calcext:value-type="float">
            <text:p>346,170.00</text:p>
          </table:table-cell>
          <table:table-cell table:number-columns-repeated="16332"/>
          <table:table-cell table:style-name="Default" table:number-columns-repeated="35"/>
        </table:table-row>
        <table:table-row table:style-name="ro2">
          <table:table-cell table:style-name="ce88" office:value-type="float" office:value="510000" calcext:value-type="float">
            <text:p>510,000</text:p>
          </table:table-cell>
          <table:table-cell table:style-name="ce88" table:formula="of:=[.Q89]-[.L89]" office:value-type="float" office:value="-10205.85" calcext:value-type="float">
            <text:p>-10,206</text:p>
          </table:table-cell>
          <table:table-cell table:style-name="ce238" table:formula="of:=IF(([.A89]-[.$F$21])&lt;=[.B$18];MAX(MAX([.A89]-[.$F$21];0)-[.B$17];0)*[.C$18];([.B$18]-[.B$17])*[.C$18])" office:value-type="float" office:value="4266" calcext:value-type="float">
            <text:p>4,266.00</text:p>
          </table:table-cell>
          <table:table-cell table:style-name="ce219" table:formula="of:=IF([.A89]-[.$F$21]&lt;=[.B$19];MAX(MAX([.A89]-[.$F$21];0)-[.B$18];0)*[.C$19];([.B$19]-[.B$18])*[.C$19])" office:value-type="float" office:value="11742.5" calcext:value-type="float">
            <text:p>11,742.50</text:p>
          </table:table-cell>
          <table:table-cell table:style-name="ce219" table:formula="of:=IF([.A89]-[.$F$21]&lt;=[.B$20];MAX(MAX([.A89]-[.$F$21];0)-[.B$19];0)*[.C$20];([.B$20]-[.B$19])*[.C$20])" office:value-type="float" office:value="21942" calcext:value-type="float">
            <text:p>21,942.00</text:p>
          </table:table-cell>
          <table:table-cell table:style-name="ce219" table:formula="of:=IF([.A89]-[.$F$21]&lt;=[.B$21];MAX(MAX([.A89]-[.$F$21];0)-[.B$20];0)*[.C$21];([.B$21]-[.B$20])*[.C$21])" office:value-type="float" office:value="17528" calcext:value-type="float">
            <text:p>17,528.00</text:p>
          </table:table-cell>
          <table:table-cell table:style-name="ce219" table:formula="of:=IF([.A89]-[.$F$21]&lt;=[.B$22];MAX(MAX([.A89]-[.$F$21])-[.B$21];0)*[.C$22];([.B$22]-[.B$21])*[.C$22])" office:value-type="float" office:value="86896.25" calcext:value-type="float">
            <text:p>86,896.25</text:p>
          </table:table-cell>
          <table:table-cell table:style-name="ce219" table:formula="of:=IF([.A89]-[.$F$21]&lt;=[.B$23];MAX(MAX([.A89]-[.$F$21];0)-[.B$22];0)*[.C$23];([.B$23]-[.B$22])*[.C$23])" office:value-type="float" office:value="0" calcext:value-type="float">
            <text:p>0.00</text:p>
          </table:table-cell>
          <table:table-cell table:style-name="ce276" table:formula="of:=SUM([.C89:.H89])" office:value-type="float" office:value="142374.75" calcext:value-type="float">
            <text:p>142,374.75</text:p>
          </table:table-cell>
          <table:table-cell table:style-name="ce219" table:formula="of:=IF([.A89]&lt;[.E$7];[.A89]*([.E$3]+[.E$5]);IF([.A89]&gt;=[.E$8];[.A89]*[.E$9];0))" office:value-type="float" office:value="4590" calcext:value-type="float">
            <text:p>4,590.00</text:p>
          </table:table-cell>
          <table:table-cell table:style-name="ce219" table:formula="of:=[.I89]+[.J89]" office:value-type="float" office:value="146964.75" calcext:value-type="float">
            <text:p>146,964.75</text:p>
          </table:table-cell>
          <table:table-cell table:style-name="ce276" table:formula="of:=[.A89]-[.K89]" office:value-type="float" office:value="363035.25" calcext:value-type="float">
            <text:p>363,035.25</text:p>
          </table:table-cell>
          <table:table-cell table:style-name="ce219" table:formula="of:=[.A89]+[.J89]" office:value-type="float" office:value="514590" calcext:value-type="float">
            <text:p>514,590.00</text:p>
          </table:table-cell>
          <table:table-cell table:style-name="ce219" table:formula="of:=[.I$4]" office:value-type="float" office:value="20000" calcext:value-type="float">
            <text:p>20,000.00</text:p>
          </table:table-cell>
          <table:table-cell table:style-name="ce219" table:formula="of:=[.M89]+[.N89]" office:value-type="float" office:value="534590" calcext:value-type="float">
            <text:p>534,590.00</text:p>
          </table:table-cell>
          <table:table-cell table:style-name="ce219" table:formula="of:=[.O89]*[.I$2]" office:value-type="float" office:value="181760.6" calcext:value-type="float">
            <text:p>181,760.60</text:p>
          </table:table-cell>
          <table:table-cell table:style-name="ce276" table:formula="of:=[.O89]-[.P89]" office:value-type="float" office:value="352829.4" calcext:value-type="float">
            <text:p>352,829.40</text:p>
          </table:table-cell>
          <table:table-cell table:number-columns-repeated="16332"/>
          <table:table-cell table:style-name="Default" table:number-columns-repeated="35"/>
        </table:table-row>
        <table:table-row table:style-name="ro2">
          <table:table-cell table:style-name="ce88" office:value-type="float" office:value="520000" calcext:value-type="float">
            <text:p>520,000</text:p>
          </table:table-cell>
          <table:table-cell table:style-name="ce88" table:formula="of:=[.Q90]-[.L90]" office:value-type="float" office:value="-9956.45000000001" calcext:value-type="float">
            <text:p>-9,956</text:p>
          </table:table-cell>
          <table:table-cell table:style-name="ce238" table:formula="of:=IF(([.A90]-[.$F$21])&lt;=[.B$18];MAX(MAX([.A90]-[.$F$21];0)-[.B$17];0)*[.C$18];([.B$18]-[.B$17])*[.C$18])" office:value-type="float" office:value="4266" calcext:value-type="float">
            <text:p>4,266.00</text:p>
          </table:table-cell>
          <table:table-cell table:style-name="ce219" table:formula="of:=IF([.A90]-[.$F$21]&lt;=[.B$19];MAX(MAX([.A90]-[.$F$21];0)-[.B$18];0)*[.C$19];([.B$19]-[.B$18])*[.C$19])" office:value-type="float" office:value="11742.5" calcext:value-type="float">
            <text:p>11,742.50</text:p>
          </table:table-cell>
          <table:table-cell table:style-name="ce219" table:formula="of:=IF([.A90]-[.$F$21]&lt;=[.B$20];MAX(MAX([.A90]-[.$F$21];0)-[.B$19];0)*[.C$20];([.B$20]-[.B$19])*[.C$20])" office:value-type="float" office:value="21942" calcext:value-type="float">
            <text:p>21,942.00</text:p>
          </table:table-cell>
          <table:table-cell table:style-name="ce219" table:formula="of:=IF([.A90]-[.$F$21]&lt;=[.B$21];MAX(MAX([.A90]-[.$F$21];0)-[.B$20];0)*[.C$21];([.B$21]-[.B$20])*[.C$21])" office:value-type="float" office:value="17528" calcext:value-type="float">
            <text:p>17,528.00</text:p>
          </table:table-cell>
          <table:table-cell table:style-name="ce219" table:formula="of:=IF([.A90]-[.$F$21]&lt;=[.B$22];MAX(MAX([.A90]-[.$F$21])-[.B$21];0)*[.C$22];([.B$22]-[.B$21])*[.C$22])" office:value-type="float" office:value="90396.25" calcext:value-type="float">
            <text:p>90,396.25</text:p>
          </table:table-cell>
          <table:table-cell table:style-name="ce219" table:formula="of:=IF([.A90]-[.$F$21]&lt;=[.B$23];MAX(MAX([.A90]-[.$F$21];0)-[.B$22];0)*[.C$23];([.B$23]-[.B$22])*[.C$23])" office:value-type="float" office:value="0" calcext:value-type="float">
            <text:p>0.00</text:p>
          </table:table-cell>
          <table:table-cell table:style-name="ce276" table:formula="of:=SUM([.C90:.H90])" office:value-type="float" office:value="145874.75" calcext:value-type="float">
            <text:p>145,874.75</text:p>
          </table:table-cell>
          <table:table-cell table:style-name="ce219" table:formula="of:=IF([.A90]&lt;[.E$7];[.A90]*([.E$3]+[.E$5]);IF([.A90]&gt;=[.E$8];[.A90]*[.E$9];0))" office:value-type="float" office:value="4680" calcext:value-type="float">
            <text:p>4,680.00</text:p>
          </table:table-cell>
          <table:table-cell table:style-name="ce219" table:formula="of:=[.I90]+[.J90]" office:value-type="float" office:value="150554.75" calcext:value-type="float">
            <text:p>150,554.75</text:p>
          </table:table-cell>
          <table:table-cell table:style-name="ce276" table:formula="of:=[.A90]-[.K90]" office:value-type="float" office:value="369445.25" calcext:value-type="float">
            <text:p>369,445.25</text:p>
          </table:table-cell>
          <table:table-cell table:style-name="ce219" table:formula="of:=[.A90]+[.J90]" office:value-type="float" office:value="524680" calcext:value-type="float">
            <text:p>524,680.00</text:p>
          </table:table-cell>
          <table:table-cell table:style-name="ce219" table:formula="of:=[.I$4]" office:value-type="float" office:value="20000" calcext:value-type="float">
            <text:p>20,000.00</text:p>
          </table:table-cell>
          <table:table-cell table:style-name="ce219" table:formula="of:=[.M90]+[.N90]" office:value-type="float" office:value="544680" calcext:value-type="float">
            <text:p>544,680.00</text:p>
          </table:table-cell>
          <table:table-cell table:style-name="ce219" table:formula="of:=[.O90]*[.I$2]" office:value-type="float" office:value="185191.2" calcext:value-type="float">
            <text:p>185,191.20</text:p>
          </table:table-cell>
          <table:table-cell table:style-name="ce276" table:formula="of:=[.O90]-[.P90]" office:value-type="float" office:value="359488.8" calcext:value-type="float">
            <text:p>359,488.80</text:p>
          </table:table-cell>
          <table:table-cell table:number-columns-repeated="16332"/>
          <table:table-cell table:style-name="Default" table:number-columns-repeated="35"/>
        </table:table-row>
        <table:table-row table:style-name="ro2">
          <table:table-cell table:style-name="ce88" office:value-type="float" office:value="530000" calcext:value-type="float">
            <text:p>530,000</text:p>
          </table:table-cell>
          <table:table-cell table:style-name="ce88" table:formula="of:=[.Q91]-[.L91]" office:value-type="float" office:value="-9707.05000000005" calcext:value-type="float">
            <text:p>-9,707</text:p>
          </table:table-cell>
          <table:table-cell table:style-name="ce238" table:formula="of:=IF(([.A91]-[.$F$21])&lt;=[.B$18];MAX(MAX([.A91]-[.$F$21];0)-[.B$17];0)*[.C$18];([.B$18]-[.B$17])*[.C$18])" office:value-type="float" office:value="4266" calcext:value-type="float">
            <text:p>4,266.00</text:p>
          </table:table-cell>
          <table:table-cell table:style-name="ce219" table:formula="of:=IF([.A91]-[.$F$21]&lt;=[.B$19];MAX(MAX([.A91]-[.$F$21];0)-[.B$18];0)*[.C$19];([.B$19]-[.B$18])*[.C$19])" office:value-type="float" office:value="11742.5" calcext:value-type="float">
            <text:p>11,742.50</text:p>
          </table:table-cell>
          <table:table-cell table:style-name="ce219" table:formula="of:=IF([.A91]-[.$F$21]&lt;=[.B$20];MAX(MAX([.A91]-[.$F$21];0)-[.B$19];0)*[.C$20];([.B$20]-[.B$19])*[.C$20])" office:value-type="float" office:value="21942" calcext:value-type="float">
            <text:p>21,942.00</text:p>
          </table:table-cell>
          <table:table-cell table:style-name="ce219" table:formula="of:=IF([.A91]-[.$F$21]&lt;=[.B$21];MAX(MAX([.A91]-[.$F$21];0)-[.B$20];0)*[.C$21];([.B$21]-[.B$20])*[.C$21])" office:value-type="float" office:value="17528" calcext:value-type="float">
            <text:p>17,528.00</text:p>
          </table:table-cell>
          <table:table-cell table:style-name="ce219" table:formula="of:=IF([.A91]-[.$F$21]&lt;=[.B$22];MAX(MAX([.A91]-[.$F$21])-[.B$21];0)*[.C$22];([.B$22]-[.B$21])*[.C$22])" office:value-type="float" office:value="93896.25" calcext:value-type="float">
            <text:p>93,896.25</text:p>
          </table:table-cell>
          <table:table-cell table:style-name="ce219" table:formula="of:=IF([.A91]-[.$F$21]&lt;=[.B$23];MAX(MAX([.A91]-[.$F$21];0)-[.B$22];0)*[.C$23];([.B$23]-[.B$22])*[.C$23])" office:value-type="float" office:value="0" calcext:value-type="float">
            <text:p>0.00</text:p>
          </table:table-cell>
          <table:table-cell table:style-name="ce276" table:formula="of:=SUM([.C91:.H91])" office:value-type="float" office:value="149374.75" calcext:value-type="float">
            <text:p>149,374.75</text:p>
          </table:table-cell>
          <table:table-cell table:style-name="ce219" table:formula="of:=IF([.A91]&lt;[.E$7];[.A91]*([.E$3]+[.E$5]);IF([.A91]&gt;=[.E$8];[.A91]*[.E$9];0))" office:value-type="float" office:value="4770" calcext:value-type="float">
            <text:p>4,770.00</text:p>
          </table:table-cell>
          <table:table-cell table:style-name="ce219" table:formula="of:=[.I91]+[.J91]" office:value-type="float" office:value="154144.75" calcext:value-type="float">
            <text:p>154,144.75</text:p>
          </table:table-cell>
          <table:table-cell table:style-name="ce276" table:formula="of:=[.A91]-[.K91]" office:value-type="float" office:value="375855.25" calcext:value-type="float">
            <text:p>375,855.25</text:p>
          </table:table-cell>
          <table:table-cell table:style-name="ce219" table:formula="of:=[.A91]+[.J91]" office:value-type="float" office:value="534770" calcext:value-type="float">
            <text:p>534,770.00</text:p>
          </table:table-cell>
          <table:table-cell table:style-name="ce219" table:formula="of:=[.I$4]" office:value-type="float" office:value="20000" calcext:value-type="float">
            <text:p>20,000.00</text:p>
          </table:table-cell>
          <table:table-cell table:style-name="ce219" table:formula="of:=[.M91]+[.N91]" office:value-type="float" office:value="554770" calcext:value-type="float">
            <text:p>554,770.00</text:p>
          </table:table-cell>
          <table:table-cell table:style-name="ce219" table:formula="of:=[.O91]*[.I$2]" office:value-type="float" office:value="188621.8" calcext:value-type="float">
            <text:p>188,621.80</text:p>
          </table:table-cell>
          <table:table-cell table:style-name="ce276" table:formula="of:=[.O91]-[.P91]" office:value-type="float" office:value="366148.2" calcext:value-type="float">
            <text:p>366,148.20</text:p>
          </table:table-cell>
          <table:table-cell table:number-columns-repeated="16332"/>
          <table:table-cell table:style-name="Default" table:number-columns-repeated="35"/>
        </table:table-row>
        <table:table-row table:style-name="ro2">
          <table:table-cell table:style-name="ce88" office:value-type="float" office:value="540000" calcext:value-type="float">
            <text:p>540,000</text:p>
          </table:table-cell>
          <table:table-cell table:style-name="ce88" table:formula="of:=[.Q92]-[.L92]" office:value-type="float" office:value="-9457.65000000002" calcext:value-type="float">
            <text:p>-9,458</text:p>
          </table:table-cell>
          <table:table-cell table:style-name="ce238" table:formula="of:=IF(([.A92]-[.$F$21])&lt;=[.B$18];MAX(MAX([.A92]-[.$F$21];0)-[.B$17];0)*[.C$18];([.B$18]-[.B$17])*[.C$18])" office:value-type="float" office:value="4266" calcext:value-type="float">
            <text:p>4,266.00</text:p>
          </table:table-cell>
          <table:table-cell table:style-name="ce219" table:formula="of:=IF([.A92]-[.$F$21]&lt;=[.B$19];MAX(MAX([.A92]-[.$F$21];0)-[.B$18];0)*[.C$19];([.B$19]-[.B$18])*[.C$19])" office:value-type="float" office:value="11742.5" calcext:value-type="float">
            <text:p>11,742.50</text:p>
          </table:table-cell>
          <table:table-cell table:style-name="ce219" table:formula="of:=IF([.A92]-[.$F$21]&lt;=[.B$20];MAX(MAX([.A92]-[.$F$21];0)-[.B$19];0)*[.C$20];([.B$20]-[.B$19])*[.C$20])" office:value-type="float" office:value="21942" calcext:value-type="float">
            <text:p>21,942.00</text:p>
          </table:table-cell>
          <table:table-cell table:style-name="ce219" table:formula="of:=IF([.A92]-[.$F$21]&lt;=[.B$21];MAX(MAX([.A92]-[.$F$21];0)-[.B$20];0)*[.C$21];([.B$21]-[.B$20])*[.C$21])" office:value-type="float" office:value="17528" calcext:value-type="float">
            <text:p>17,528.00</text:p>
          </table:table-cell>
          <table:table-cell table:style-name="ce219" table:formula="of:=IF([.A92]-[.$F$21]&lt;=[.B$22];MAX(MAX([.A92]-[.$F$21])-[.B$21];0)*[.C$22];([.B$22]-[.B$21])*[.C$22])" office:value-type="float" office:value="97396.25" calcext:value-type="float">
            <text:p>97,396.25</text:p>
          </table:table-cell>
          <table:table-cell table:style-name="ce219" table:formula="of:=IF([.A92]-[.$F$21]&lt;=[.B$23];MAX(MAX([.A92]-[.$F$21];0)-[.B$22];0)*[.C$23];([.B$23]-[.B$22])*[.C$23])" office:value-type="float" office:value="0" calcext:value-type="float">
            <text:p>0.00</text:p>
          </table:table-cell>
          <table:table-cell table:style-name="ce276" table:formula="of:=SUM([.C92:.H92])" office:value-type="float" office:value="152874.75" calcext:value-type="float">
            <text:p>152,874.75</text:p>
          </table:table-cell>
          <table:table-cell table:style-name="ce219" table:formula="of:=IF([.A92]&lt;[.E$7];[.A92]*([.E$3]+[.E$5]);IF([.A92]&gt;=[.E$8];[.A92]*[.E$9];0))" office:value-type="float" office:value="4860" calcext:value-type="float">
            <text:p>4,860.00</text:p>
          </table:table-cell>
          <table:table-cell table:style-name="ce219" table:formula="of:=[.I92]+[.J92]" office:value-type="float" office:value="157734.75" calcext:value-type="float">
            <text:p>157,734.75</text:p>
          </table:table-cell>
          <table:table-cell table:style-name="ce276" table:formula="of:=[.A92]-[.K92]" office:value-type="float" office:value="382265.25" calcext:value-type="float">
            <text:p>382,265.25</text:p>
          </table:table-cell>
          <table:table-cell table:style-name="ce219" table:formula="of:=[.A92]+[.J92]" office:value-type="float" office:value="544860" calcext:value-type="float">
            <text:p>544,860.00</text:p>
          </table:table-cell>
          <table:table-cell table:style-name="ce219" table:formula="of:=[.I$4]" office:value-type="float" office:value="20000" calcext:value-type="float">
            <text:p>20,000.00</text:p>
          </table:table-cell>
          <table:table-cell table:style-name="ce219" table:formula="of:=[.M92]+[.N92]" office:value-type="float" office:value="564860" calcext:value-type="float">
            <text:p>564,860.00</text:p>
          </table:table-cell>
          <table:table-cell table:style-name="ce219" table:formula="of:=[.O92]*[.I$2]" office:value-type="float" office:value="192052.4" calcext:value-type="float">
            <text:p>192,052.40</text:p>
          </table:table-cell>
          <table:table-cell table:style-name="ce276" table:formula="of:=[.O92]-[.P92]" office:value-type="float" office:value="372807.6" calcext:value-type="float">
            <text:p>372,807.60</text:p>
          </table:table-cell>
          <table:table-cell table:number-columns-repeated="16332"/>
          <table:table-cell table:style-name="Default" table:number-columns-repeated="35"/>
        </table:table-row>
        <table:table-row table:style-name="ro2">
          <table:table-cell table:style-name="ce88" office:value-type="float" office:value="550000" calcext:value-type="float">
            <text:p>550,000</text:p>
          </table:table-cell>
          <table:table-cell table:style-name="ce88" table:formula="of:=[.Q93]-[.L93]" office:value-type="float" office:value="-9208.25" calcext:value-type="float">
            <text:p>-9,208</text:p>
          </table:table-cell>
          <table:table-cell table:style-name="ce238" table:formula="of:=IF(([.A93]-[.$F$21])&lt;=[.B$18];MAX(MAX([.A93]-[.$F$21];0)-[.B$17];0)*[.C$18];([.B$18]-[.B$17])*[.C$18])" office:value-type="float" office:value="4266" calcext:value-type="float">
            <text:p>4,266.00</text:p>
          </table:table-cell>
          <table:table-cell table:style-name="ce219" table:formula="of:=IF([.A93]-[.$F$21]&lt;=[.B$19];MAX(MAX([.A93]-[.$F$21];0)-[.B$18];0)*[.C$19];([.B$19]-[.B$18])*[.C$19])" office:value-type="float" office:value="11742.5" calcext:value-type="float">
            <text:p>11,742.50</text:p>
          </table:table-cell>
          <table:table-cell table:style-name="ce219" table:formula="of:=IF([.A93]-[.$F$21]&lt;=[.B$20];MAX(MAX([.A93]-[.$F$21];0)-[.B$19];0)*[.C$20];([.B$20]-[.B$19])*[.C$20])" office:value-type="float" office:value="21942" calcext:value-type="float">
            <text:p>21,942.00</text:p>
          </table:table-cell>
          <table:table-cell table:style-name="ce219" table:formula="of:=IF([.A93]-[.$F$21]&lt;=[.B$21];MAX(MAX([.A93]-[.$F$21];0)-[.B$20];0)*[.C$21];([.B$21]-[.B$20])*[.C$21])" office:value-type="float" office:value="17528" calcext:value-type="float">
            <text:p>17,528.00</text:p>
          </table:table-cell>
          <table:table-cell table:style-name="ce219" table:formula="of:=IF([.A93]-[.$F$21]&lt;=[.B$22];MAX(MAX([.A93]-[.$F$21])-[.B$21];0)*[.C$22];([.B$22]-[.B$21])*[.C$22])" office:value-type="float" office:value="100896.25" calcext:value-type="float">
            <text:p>100,896.25</text:p>
          </table:table-cell>
          <table:table-cell table:style-name="ce219" table:formula="of:=IF([.A93]-[.$F$21]&lt;=[.B$23];MAX(MAX([.A93]-[.$F$21];0)-[.B$22];0)*[.C$23];([.B$23]-[.B$22])*[.C$23])" office:value-type="float" office:value="0" calcext:value-type="float">
            <text:p>0.00</text:p>
          </table:table-cell>
          <table:table-cell table:style-name="ce276" table:formula="of:=SUM([.C93:.H93])" office:value-type="float" office:value="156374.75" calcext:value-type="float">
            <text:p>156,374.75</text:p>
          </table:table-cell>
          <table:table-cell table:style-name="ce219" table:formula="of:=IF([.A93]&lt;[.E$7];[.A93]*([.E$3]+[.E$5]);IF([.A93]&gt;=[.E$8];[.A93]*[.E$9];0))" office:value-type="float" office:value="4950" calcext:value-type="float">
            <text:p>4,950.00</text:p>
          </table:table-cell>
          <table:table-cell table:style-name="ce219" table:formula="of:=[.I93]+[.J93]" office:value-type="float" office:value="161324.75" calcext:value-type="float">
            <text:p>161,324.75</text:p>
          </table:table-cell>
          <table:table-cell table:style-name="ce276" table:formula="of:=[.A93]-[.K93]" office:value-type="float" office:value="388675.25" calcext:value-type="float">
            <text:p>388,675.25</text:p>
          </table:table-cell>
          <table:table-cell table:style-name="ce219" table:formula="of:=[.A93]+[.J93]" office:value-type="float" office:value="554950" calcext:value-type="float">
            <text:p>554,950.00</text:p>
          </table:table-cell>
          <table:table-cell table:style-name="ce219" table:formula="of:=[.I$4]" office:value-type="float" office:value="20000" calcext:value-type="float">
            <text:p>20,000.00</text:p>
          </table:table-cell>
          <table:table-cell table:style-name="ce219" table:formula="of:=[.M93]+[.N93]" office:value-type="float" office:value="574950" calcext:value-type="float">
            <text:p>574,950.00</text:p>
          </table:table-cell>
          <table:table-cell table:style-name="ce219" table:formula="of:=[.O93]*[.I$2]" office:value-type="float" office:value="195483" calcext:value-type="float">
            <text:p>195,483.00</text:p>
          </table:table-cell>
          <table:table-cell table:style-name="ce276" table:formula="of:=[.O93]-[.P93]" office:value-type="float" office:value="379467" calcext:value-type="float">
            <text:p>379,467.00</text:p>
          </table:table-cell>
          <table:table-cell table:number-columns-repeated="16332"/>
          <table:table-cell table:style-name="Default" table:number-columns-repeated="35"/>
        </table:table-row>
        <table:table-row table:style-name="ro2">
          <table:table-cell table:style-name="ce88" office:value-type="float" office:value="560000" calcext:value-type="float">
            <text:p>560,000</text:p>
          </table:table-cell>
          <table:table-cell table:style-name="ce88" table:formula="of:=[.Q94]-[.L94]" office:value-type="float" office:value="-8958.84999999998" calcext:value-type="float">
            <text:p>-8,959</text:p>
          </table:table-cell>
          <table:table-cell table:style-name="ce238" table:formula="of:=IF(([.A94]-[.$F$21])&lt;=[.B$18];MAX(MAX([.A94]-[.$F$21];0)-[.B$17];0)*[.C$18];([.B$18]-[.B$17])*[.C$18])" office:value-type="float" office:value="4266" calcext:value-type="float">
            <text:p>4,266.00</text:p>
          </table:table-cell>
          <table:table-cell table:style-name="ce219" table:formula="of:=IF([.A94]-[.$F$21]&lt;=[.B$19];MAX(MAX([.A94]-[.$F$21];0)-[.B$18];0)*[.C$19];([.B$19]-[.B$18])*[.C$19])" office:value-type="float" office:value="11742.5" calcext:value-type="float">
            <text:p>11,742.50</text:p>
          </table:table-cell>
          <table:table-cell table:style-name="ce219" table:formula="of:=IF([.A94]-[.$F$21]&lt;=[.B$20];MAX(MAX([.A94]-[.$F$21];0)-[.B$19];0)*[.C$20];([.B$20]-[.B$19])*[.C$20])" office:value-type="float" office:value="21942" calcext:value-type="float">
            <text:p>21,942.00</text:p>
          </table:table-cell>
          <table:table-cell table:style-name="ce219" table:formula="of:=IF([.A94]-[.$F$21]&lt;=[.B$21];MAX(MAX([.A94]-[.$F$21];0)-[.B$20];0)*[.C$21];([.B$21]-[.B$20])*[.C$21])" office:value-type="float" office:value="17528" calcext:value-type="float">
            <text:p>17,528.00</text:p>
          </table:table-cell>
          <table:table-cell table:style-name="ce219" table:formula="of:=IF([.A94]-[.$F$21]&lt;=[.B$22];MAX(MAX([.A94]-[.$F$21])-[.B$21];0)*[.C$22];([.B$22]-[.B$21])*[.C$22])" office:value-type="float" office:value="104396.25" calcext:value-type="float">
            <text:p>104,396.25</text:p>
          </table:table-cell>
          <table:table-cell table:style-name="ce219" table:formula="of:=IF([.A94]-[.$F$21]&lt;=[.B$23];MAX(MAX([.A94]-[.$F$21];0)-[.B$22];0)*[.C$23];([.B$23]-[.B$22])*[.C$23])" office:value-type="float" office:value="0" calcext:value-type="float">
            <text:p>0.00</text:p>
          </table:table-cell>
          <table:table-cell table:style-name="ce276" table:formula="of:=SUM([.C94:.H94])" office:value-type="float" office:value="159874.75" calcext:value-type="float">
            <text:p>159,874.75</text:p>
          </table:table-cell>
          <table:table-cell table:style-name="ce219" table:formula="of:=IF([.A94]&lt;[.E$7];[.A94]*([.E$3]+[.E$5]);IF([.A94]&gt;=[.E$8];[.A94]*[.E$9];0))" office:value-type="float" office:value="5040" calcext:value-type="float">
            <text:p>5,040.00</text:p>
          </table:table-cell>
          <table:table-cell table:style-name="ce219" table:formula="of:=[.I94]+[.J94]" office:value-type="float" office:value="164914.75" calcext:value-type="float">
            <text:p>164,914.75</text:p>
          </table:table-cell>
          <table:table-cell table:style-name="ce276" table:formula="of:=[.A94]-[.K94]" office:value-type="float" office:value="395085.25" calcext:value-type="float">
            <text:p>395,085.25</text:p>
          </table:table-cell>
          <table:table-cell table:style-name="ce219" table:formula="of:=[.A94]+[.J94]" office:value-type="float" office:value="565040" calcext:value-type="float">
            <text:p>565,040.00</text:p>
          </table:table-cell>
          <table:table-cell table:style-name="ce219" table:formula="of:=[.I$4]" office:value-type="float" office:value="20000" calcext:value-type="float">
            <text:p>20,000.00</text:p>
          </table:table-cell>
          <table:table-cell table:style-name="ce219" table:formula="of:=[.M94]+[.N94]" office:value-type="float" office:value="585040" calcext:value-type="float">
            <text:p>585,040.00</text:p>
          </table:table-cell>
          <table:table-cell table:style-name="ce219" table:formula="of:=[.O94]*[.I$2]" office:value-type="float" office:value="198913.6" calcext:value-type="float">
            <text:p>198,913.60</text:p>
          </table:table-cell>
          <table:table-cell table:style-name="ce276" table:formula="of:=[.O94]-[.P94]" office:value-type="float" office:value="386126.4" calcext:value-type="float">
            <text:p>386,126.40</text:p>
          </table:table-cell>
          <table:table-cell table:number-columns-repeated="16332"/>
          <table:table-cell table:style-name="Default" table:number-columns-repeated="35"/>
        </table:table-row>
        <table:table-row table:style-name="ro2">
          <table:table-cell table:style-name="ce88" office:value-type="float" office:value="570000" calcext:value-type="float">
            <text:p>570,000</text:p>
          </table:table-cell>
          <table:table-cell table:style-name="ce88" table:formula="of:=[.Q95]-[.L95]" office:value-type="float" office:value="-8709.45000000001" calcext:value-type="float">
            <text:p>-8,709</text:p>
          </table:table-cell>
          <table:table-cell table:style-name="ce238" table:formula="of:=IF(([.A95]-[.$F$21])&lt;=[.B$18];MAX(MAX([.A95]-[.$F$21];0)-[.B$17];0)*[.C$18];([.B$18]-[.B$17])*[.C$18])" office:value-type="float" office:value="4266" calcext:value-type="float">
            <text:p>4,266.00</text:p>
          </table:table-cell>
          <table:table-cell table:style-name="ce219" table:formula="of:=IF([.A95]-[.$F$21]&lt;=[.B$19];MAX(MAX([.A95]-[.$F$21];0)-[.B$18];0)*[.C$19];([.B$19]-[.B$18])*[.C$19])" office:value-type="float" office:value="11742.5" calcext:value-type="float">
            <text:p>11,742.50</text:p>
          </table:table-cell>
          <table:table-cell table:style-name="ce219" table:formula="of:=IF([.A95]-[.$F$21]&lt;=[.B$20];MAX(MAX([.A95]-[.$F$21];0)-[.B$19];0)*[.C$20];([.B$20]-[.B$19])*[.C$20])" office:value-type="float" office:value="21942" calcext:value-type="float">
            <text:p>21,942.00</text:p>
          </table:table-cell>
          <table:table-cell table:style-name="ce219" table:formula="of:=IF([.A95]-[.$F$21]&lt;=[.B$21];MAX(MAX([.A95]-[.$F$21];0)-[.B$20];0)*[.C$21];([.B$21]-[.B$20])*[.C$21])" office:value-type="float" office:value="17528" calcext:value-type="float">
            <text:p>17,528.00</text:p>
          </table:table-cell>
          <table:table-cell table:style-name="ce219" table:formula="of:=IF([.A95]-[.$F$21]&lt;=[.B$22];MAX(MAX([.A95]-[.$F$21])-[.B$21];0)*[.C$22];([.B$22]-[.B$21])*[.C$22])" office:value-type="float" office:value="107896.25" calcext:value-type="float">
            <text:p>107,896.25</text:p>
          </table:table-cell>
          <table:table-cell table:style-name="ce219" table:formula="of:=IF([.A95]-[.$F$21]&lt;=[.B$23];MAX(MAX([.A95]-[.$F$21];0)-[.B$22];0)*[.C$23];([.B$23]-[.B$22])*[.C$23])" office:value-type="float" office:value="0" calcext:value-type="float">
            <text:p>0.00</text:p>
          </table:table-cell>
          <table:table-cell table:style-name="ce276" table:formula="of:=SUM([.C95:.H95])" office:value-type="float" office:value="163374.75" calcext:value-type="float">
            <text:p>163,374.75</text:p>
          </table:table-cell>
          <table:table-cell table:style-name="ce219" table:formula="of:=IF([.A95]&lt;[.E$7];[.A95]*([.E$3]+[.E$5]);IF([.A95]&gt;=[.E$8];[.A95]*[.E$9];0))" office:value-type="float" office:value="5130" calcext:value-type="float">
            <text:p>5,130.00</text:p>
          </table:table-cell>
          <table:table-cell table:style-name="ce219" table:formula="of:=[.I95]+[.J95]" office:value-type="float" office:value="168504.75" calcext:value-type="float">
            <text:p>168,504.75</text:p>
          </table:table-cell>
          <table:table-cell table:style-name="ce276" table:formula="of:=[.A95]-[.K95]" office:value-type="float" office:value="401495.25" calcext:value-type="float">
            <text:p>401,495.25</text:p>
          </table:table-cell>
          <table:table-cell table:style-name="ce219" table:formula="of:=[.A95]+[.J95]" office:value-type="float" office:value="575130" calcext:value-type="float">
            <text:p>575,130.00</text:p>
          </table:table-cell>
          <table:table-cell table:style-name="ce219" table:formula="of:=[.I$4]" office:value-type="float" office:value="20000" calcext:value-type="float">
            <text:p>20,000.00</text:p>
          </table:table-cell>
          <table:table-cell table:style-name="ce219" table:formula="of:=[.M95]+[.N95]" office:value-type="float" office:value="595130" calcext:value-type="float">
            <text:p>595,130.00</text:p>
          </table:table-cell>
          <table:table-cell table:style-name="ce219" table:formula="of:=[.O95]*[.I$2]" office:value-type="float" office:value="202344.2" calcext:value-type="float">
            <text:p>202,344.20</text:p>
          </table:table-cell>
          <table:table-cell table:style-name="ce276" table:formula="of:=[.O95]-[.P95]" office:value-type="float" office:value="392785.8" calcext:value-type="float">
            <text:p>392,785.80</text:p>
          </table:table-cell>
          <table:table-cell table:number-columns-repeated="16332"/>
          <table:table-cell table:style-name="Default" table:number-columns-repeated="35"/>
        </table:table-row>
        <table:table-row table:style-name="ro2">
          <table:table-cell table:style-name="ce88" office:value-type="float" office:value="580000" calcext:value-type="float">
            <text:p>580,000</text:p>
          </table:table-cell>
          <table:table-cell table:style-name="ce88" table:formula="of:=[.Q96]-[.L96]" office:value-type="float" office:value="-8460.05000000005" calcext:value-type="float">
            <text:p>-8,460</text:p>
          </table:table-cell>
          <table:table-cell table:style-name="ce238" table:formula="of:=IF(([.A96]-[.$F$21])&lt;=[.B$18];MAX(MAX([.A96]-[.$F$21];0)-[.B$17];0)*[.C$18];([.B$18]-[.B$17])*[.C$18])" office:value-type="float" office:value="4266" calcext:value-type="float">
            <text:p>4,266.00</text:p>
          </table:table-cell>
          <table:table-cell table:style-name="ce219" table:formula="of:=IF([.A96]-[.$F$21]&lt;=[.B$19];MAX(MAX([.A96]-[.$F$21];0)-[.B$18];0)*[.C$19];([.B$19]-[.B$18])*[.C$19])" office:value-type="float" office:value="11742.5" calcext:value-type="float">
            <text:p>11,742.50</text:p>
          </table:table-cell>
          <table:table-cell table:style-name="ce219" table:formula="of:=IF([.A96]-[.$F$21]&lt;=[.B$20];MAX(MAX([.A96]-[.$F$21];0)-[.B$19];0)*[.C$20];([.B$20]-[.B$19])*[.C$20])" office:value-type="float" office:value="21942" calcext:value-type="float">
            <text:p>21,942.00</text:p>
          </table:table-cell>
          <table:table-cell table:style-name="ce219" table:formula="of:=IF([.A96]-[.$F$21]&lt;=[.B$21];MAX(MAX([.A96]-[.$F$21];0)-[.B$20];0)*[.C$21];([.B$21]-[.B$20])*[.C$21])" office:value-type="float" office:value="17528" calcext:value-type="float">
            <text:p>17,528.00</text:p>
          </table:table-cell>
          <table:table-cell table:style-name="ce219" table:formula="of:=IF([.A96]-[.$F$21]&lt;=[.B$22];MAX(MAX([.A96]-[.$F$21])-[.B$21];0)*[.C$22];([.B$22]-[.B$21])*[.C$22])" office:value-type="float" office:value="111396.25" calcext:value-type="float">
            <text:p>111,396.25</text:p>
          </table:table-cell>
          <table:table-cell table:style-name="ce219" table:formula="of:=IF([.A96]-[.$F$21]&lt;=[.B$23];MAX(MAX([.A96]-[.$F$21];0)-[.B$22];0)*[.C$23];([.B$23]-[.B$22])*[.C$23])" office:value-type="float" office:value="0" calcext:value-type="float">
            <text:p>0.00</text:p>
          </table:table-cell>
          <table:table-cell table:style-name="ce276" table:formula="of:=SUM([.C96:.H96])" office:value-type="float" office:value="166874.75" calcext:value-type="float">
            <text:p>166,874.75</text:p>
          </table:table-cell>
          <table:table-cell table:style-name="ce219" table:formula="of:=IF([.A96]&lt;[.E$7];[.A96]*([.E$3]+[.E$5]);IF([.A96]&gt;=[.E$8];[.A96]*[.E$9];0))" office:value-type="float" office:value="5220" calcext:value-type="float">
            <text:p>5,220.00</text:p>
          </table:table-cell>
          <table:table-cell table:style-name="ce219" table:formula="of:=[.I96]+[.J96]" office:value-type="float" office:value="172094.75" calcext:value-type="float">
            <text:p>172,094.75</text:p>
          </table:table-cell>
          <table:table-cell table:style-name="ce276" table:formula="of:=[.A96]-[.K96]" office:value-type="float" office:value="407905.25" calcext:value-type="float">
            <text:p>407,905.25</text:p>
          </table:table-cell>
          <table:table-cell table:style-name="ce219" table:formula="of:=[.A96]+[.J96]" office:value-type="float" office:value="585220" calcext:value-type="float">
            <text:p>585,220.00</text:p>
          </table:table-cell>
          <table:table-cell table:style-name="ce219" table:formula="of:=[.I$4]" office:value-type="float" office:value="20000" calcext:value-type="float">
            <text:p>20,000.00</text:p>
          </table:table-cell>
          <table:table-cell table:style-name="ce219" table:formula="of:=[.M96]+[.N96]" office:value-type="float" office:value="605220" calcext:value-type="float">
            <text:p>605,220.00</text:p>
          </table:table-cell>
          <table:table-cell table:style-name="ce219" table:formula="of:=[.O96]*[.I$2]" office:value-type="float" office:value="205774.8" calcext:value-type="float">
            <text:p>205,774.80</text:p>
          </table:table-cell>
          <table:table-cell table:style-name="ce276" table:formula="of:=[.O96]-[.P96]" office:value-type="float" office:value="399445.2" calcext:value-type="float">
            <text:p>399,445.20</text:p>
          </table:table-cell>
          <table:table-cell table:number-columns-repeated="16332"/>
          <table:table-cell table:style-name="Default" table:number-columns-repeated="35"/>
        </table:table-row>
        <table:table-row table:style-name="ro2">
          <table:table-cell table:style-name="ce88" office:value-type="float" office:value="590000" calcext:value-type="float">
            <text:p>590,000</text:p>
          </table:table-cell>
          <table:table-cell table:style-name="ce88" table:formula="of:=[.Q97]-[.L97]" office:value-type="float" office:value="-8210.65000000002" calcext:value-type="float">
            <text:p>-8,211</text:p>
          </table:table-cell>
          <table:table-cell table:style-name="ce238" table:formula="of:=IF(([.A97]-[.$F$21])&lt;=[.B$18];MAX(MAX([.A97]-[.$F$21];0)-[.B$17];0)*[.C$18];([.B$18]-[.B$17])*[.C$18])" office:value-type="float" office:value="4266" calcext:value-type="float">
            <text:p>4,266.00</text:p>
          </table:table-cell>
          <table:table-cell table:style-name="ce219" table:formula="of:=IF([.A97]-[.$F$21]&lt;=[.B$19];MAX(MAX([.A97]-[.$F$21];0)-[.B$18];0)*[.C$19];([.B$19]-[.B$18])*[.C$19])" office:value-type="float" office:value="11742.5" calcext:value-type="float">
            <text:p>11,742.50</text:p>
          </table:table-cell>
          <table:table-cell table:style-name="ce219" table:formula="of:=IF([.A97]-[.$F$21]&lt;=[.B$20];MAX(MAX([.A97]-[.$F$21];0)-[.B$19];0)*[.C$20];([.B$20]-[.B$19])*[.C$20])" office:value-type="float" office:value="21942" calcext:value-type="float">
            <text:p>21,942.00</text:p>
          </table:table-cell>
          <table:table-cell table:style-name="ce219" table:formula="of:=IF([.A97]-[.$F$21]&lt;=[.B$21];MAX(MAX([.A97]-[.$F$21];0)-[.B$20];0)*[.C$21];([.B$21]-[.B$20])*[.C$21])" office:value-type="float" office:value="17528" calcext:value-type="float">
            <text:p>17,528.00</text:p>
          </table:table-cell>
          <table:table-cell table:style-name="ce219" table:formula="of:=IF([.A97]-[.$F$21]&lt;=[.B$22];MAX(MAX([.A97]-[.$F$21])-[.B$21];0)*[.C$22];([.B$22]-[.B$21])*[.C$22])" office:value-type="float" office:value="114896.25" calcext:value-type="float">
            <text:p>114,896.25</text:p>
          </table:table-cell>
          <table:table-cell table:style-name="ce219" table:formula="of:=IF([.A97]-[.$F$21]&lt;=[.B$23];MAX(MAX([.A97]-[.$F$21];0)-[.B$22];0)*[.C$23];([.B$23]-[.B$22])*[.C$23])" office:value-type="float" office:value="0" calcext:value-type="float">
            <text:p>0.00</text:p>
          </table:table-cell>
          <table:table-cell table:style-name="ce276" table:formula="of:=SUM([.C97:.H97])" office:value-type="float" office:value="170374.75" calcext:value-type="float">
            <text:p>170,374.75</text:p>
          </table:table-cell>
          <table:table-cell table:style-name="ce219" table:formula="of:=IF([.A97]&lt;[.E$7];[.A97]*([.E$3]+[.E$5]);IF([.A97]&gt;=[.E$8];[.A97]*[.E$9];0))" office:value-type="float" office:value="5310" calcext:value-type="float">
            <text:p>5,310.00</text:p>
          </table:table-cell>
          <table:table-cell table:style-name="ce219" table:formula="of:=[.I97]+[.J97]" office:value-type="float" office:value="175684.75" calcext:value-type="float">
            <text:p>175,684.75</text:p>
          </table:table-cell>
          <table:table-cell table:style-name="ce276" table:formula="of:=[.A97]-[.K97]" office:value-type="float" office:value="414315.25" calcext:value-type="float">
            <text:p>414,315.25</text:p>
          </table:table-cell>
          <table:table-cell table:style-name="ce219" table:formula="of:=[.A97]+[.J97]" office:value-type="float" office:value="595310" calcext:value-type="float">
            <text:p>595,310.00</text:p>
          </table:table-cell>
          <table:table-cell table:style-name="ce219" table:formula="of:=[.I$4]" office:value-type="float" office:value="20000" calcext:value-type="float">
            <text:p>20,000.00</text:p>
          </table:table-cell>
          <table:table-cell table:style-name="ce219" table:formula="of:=[.M97]+[.N97]" office:value-type="float" office:value="615310" calcext:value-type="float">
            <text:p>615,310.00</text:p>
          </table:table-cell>
          <table:table-cell table:style-name="ce219" table:formula="of:=[.O97]*[.I$2]" office:value-type="float" office:value="209205.4" calcext:value-type="float">
            <text:p>209,205.40</text:p>
          </table:table-cell>
          <table:table-cell table:style-name="ce276" table:formula="of:=[.O97]-[.P97]" office:value-type="float" office:value="406104.6" calcext:value-type="float">
            <text:p>406,104.60</text:p>
          </table:table-cell>
          <table:table-cell table:number-columns-repeated="16332"/>
          <table:table-cell table:style-name="Default" table:number-columns-repeated="35"/>
        </table:table-row>
        <table:table-row table:style-name="ro2">
          <table:table-cell table:style-name="ce88" office:value-type="float" office:value="600000" calcext:value-type="float">
            <text:p>600,000</text:p>
          </table:table-cell>
          <table:table-cell table:style-name="ce88" table:formula="of:=[.Q98]-[.L98]" office:value-type="float" office:value="-7961.25" calcext:value-type="float">
            <text:p>-7,961</text:p>
          </table:table-cell>
          <table:table-cell table:style-name="ce238" table:formula="of:=IF(([.A98]-[.$F$21])&lt;=[.B$18];MAX(MAX([.A98]-[.$F$21];0)-[.B$17];0)*[.C$18];([.B$18]-[.B$17])*[.C$18])" office:value-type="float" office:value="4266" calcext:value-type="float">
            <text:p>4,266.00</text:p>
          </table:table-cell>
          <table:table-cell table:style-name="ce219" table:formula="of:=IF([.A98]-[.$F$21]&lt;=[.B$19];MAX(MAX([.A98]-[.$F$21];0)-[.B$18];0)*[.C$19];([.B$19]-[.B$18])*[.C$19])" office:value-type="float" office:value="11742.5" calcext:value-type="float">
            <text:p>11,742.50</text:p>
          </table:table-cell>
          <table:table-cell table:style-name="ce219" table:formula="of:=IF([.A98]-[.$F$21]&lt;=[.B$20];MAX(MAX([.A98]-[.$F$21];0)-[.B$19];0)*[.C$20];([.B$20]-[.B$19])*[.C$20])" office:value-type="float" office:value="21942" calcext:value-type="float">
            <text:p>21,942.00</text:p>
          </table:table-cell>
          <table:table-cell table:style-name="ce219" table:formula="of:=IF([.A98]-[.$F$21]&lt;=[.B$21];MAX(MAX([.A98]-[.$F$21];0)-[.B$20];0)*[.C$21];([.B$21]-[.B$20])*[.C$21])" office:value-type="float" office:value="17528" calcext:value-type="float">
            <text:p>17,528.00</text:p>
          </table:table-cell>
          <table:table-cell table:style-name="ce219" table:formula="of:=IF([.A98]-[.$F$21]&lt;=[.B$22];MAX(MAX([.A98]-[.$F$21])-[.B$21];0)*[.C$22];([.B$22]-[.B$21])*[.C$22])" office:value-type="float" office:value="118396.25" calcext:value-type="float">
            <text:p>118,396.25</text:p>
          </table:table-cell>
          <table:table-cell table:style-name="ce219" table:formula="of:=IF([.A98]-[.$F$21]&lt;=[.B$23];MAX(MAX([.A98]-[.$F$21];0)-[.B$22];0)*[.C$23];([.B$23]-[.B$22])*[.C$23])" office:value-type="float" office:value="0" calcext:value-type="float">
            <text:p>0.00</text:p>
          </table:table-cell>
          <table:table-cell table:style-name="ce276" table:formula="of:=SUM([.C98:.H98])" office:value-type="float" office:value="173874.75" calcext:value-type="float">
            <text:p>173,874.75</text:p>
          </table:table-cell>
          <table:table-cell table:style-name="ce219" table:formula="of:=IF([.A98]&lt;[.E$7];[.A98]*([.E$3]+[.E$5]);IF([.A98]&gt;=[.E$8];[.A98]*[.E$9];0))" office:value-type="float" office:value="5400" calcext:value-type="float">
            <text:p>5,400.00</text:p>
          </table:table-cell>
          <table:table-cell table:style-name="ce219" table:formula="of:=[.I98]+[.J98]" office:value-type="float" office:value="179274.75" calcext:value-type="float">
            <text:p>179,274.75</text:p>
          </table:table-cell>
          <table:table-cell table:style-name="ce276" table:formula="of:=[.A98]-[.K98]" office:value-type="float" office:value="420725.25" calcext:value-type="float">
            <text:p>420,725.25</text:p>
          </table:table-cell>
          <table:table-cell table:style-name="ce219" table:formula="of:=[.A98]+[.J98]" office:value-type="float" office:value="605400" calcext:value-type="float">
            <text:p>605,400.00</text:p>
          </table:table-cell>
          <table:table-cell table:style-name="ce219" table:formula="of:=[.I$4]" office:value-type="float" office:value="20000" calcext:value-type="float">
            <text:p>20,000.00</text:p>
          </table:table-cell>
          <table:table-cell table:style-name="ce219" table:formula="of:=[.M98]+[.N98]" office:value-type="float" office:value="625400" calcext:value-type="float">
            <text:p>625,400.00</text:p>
          </table:table-cell>
          <table:table-cell table:style-name="ce219" table:formula="of:=[.O98]*[.I$2]" office:value-type="float" office:value="212636" calcext:value-type="float">
            <text:p>212,636.00</text:p>
          </table:table-cell>
          <table:table-cell table:style-name="ce276" table:formula="of:=[.O98]-[.P98]" office:value-type="float" office:value="412764" calcext:value-type="float">
            <text:p>412,764.00</text:p>
          </table:table-cell>
          <table:table-cell table:number-columns-repeated="16332"/>
          <table:table-cell table:style-name="Default" table:number-columns-repeated="35"/>
        </table:table-row>
        <table:table-row table:style-name="ro2">
          <table:table-cell table:style-name="ce88" office:value-type="float" office:value="610000" calcext:value-type="float">
            <text:p>610,000</text:p>
          </table:table-cell>
          <table:table-cell table:style-name="ce88" table:formula="of:=[.Q99]-[.L99]" office:value-type="float" office:value="-7711.84999999998" calcext:value-type="float">
            <text:p>-7,712</text:p>
          </table:table-cell>
          <table:table-cell table:style-name="ce238" table:formula="of:=IF(([.A99]-[.$F$21])&lt;=[.B$18];MAX(MAX([.A99]-[.$F$21];0)-[.B$17];0)*[.C$18];([.B$18]-[.B$17])*[.C$18])" office:value-type="float" office:value="4266" calcext:value-type="float">
            <text:p>4,266.00</text:p>
          </table:table-cell>
          <table:table-cell table:style-name="ce219" table:formula="of:=IF([.A99]-[.$F$21]&lt;=[.B$19];MAX(MAX([.A99]-[.$F$21];0)-[.B$18];0)*[.C$19];([.B$19]-[.B$18])*[.C$19])" office:value-type="float" office:value="11742.5" calcext:value-type="float">
            <text:p>11,742.50</text:p>
          </table:table-cell>
          <table:table-cell table:style-name="ce219" table:formula="of:=IF([.A99]-[.$F$21]&lt;=[.B$20];MAX(MAX([.A99]-[.$F$21];0)-[.B$19];0)*[.C$20];([.B$20]-[.B$19])*[.C$20])" office:value-type="float" office:value="21942" calcext:value-type="float">
            <text:p>21,942.00</text:p>
          </table:table-cell>
          <table:table-cell table:style-name="ce219" table:formula="of:=IF([.A99]-[.$F$21]&lt;=[.B$21];MAX(MAX([.A99]-[.$F$21];0)-[.B$20];0)*[.C$21];([.B$21]-[.B$20])*[.C$21])" office:value-type="float" office:value="17528" calcext:value-type="float">
            <text:p>17,528.00</text:p>
          </table:table-cell>
          <table:table-cell table:style-name="ce219" table:formula="of:=IF([.A99]-[.$F$21]&lt;=[.B$22];MAX(MAX([.A99]-[.$F$21])-[.B$21];0)*[.C$22];([.B$22]-[.B$21])*[.C$22])" office:value-type="float" office:value="121896.25" calcext:value-type="float">
            <text:p>121,896.25</text:p>
          </table:table-cell>
          <table:table-cell table:style-name="ce219" table:formula="of:=IF([.A99]-[.$F$21]&lt;=[.B$23];MAX(MAX([.A99]-[.$F$21];0)-[.B$22];0)*[.C$23];([.B$23]-[.B$22])*[.C$23])" office:value-type="float" office:value="0" calcext:value-type="float">
            <text:p>0.00</text:p>
          </table:table-cell>
          <table:table-cell table:style-name="ce276" table:formula="of:=SUM([.C99:.H99])" office:value-type="float" office:value="177374.75" calcext:value-type="float">
            <text:p>177,374.75</text:p>
          </table:table-cell>
          <table:table-cell table:style-name="ce219" table:formula="of:=IF([.A99]&lt;[.E$7];[.A99]*([.E$3]+[.E$5]);IF([.A99]&gt;=[.E$8];[.A99]*[.E$9];0))" office:value-type="float" office:value="5490" calcext:value-type="float">
            <text:p>5,490.00</text:p>
          </table:table-cell>
          <table:table-cell table:style-name="ce219" table:formula="of:=[.I99]+[.J99]" office:value-type="float" office:value="182864.75" calcext:value-type="float">
            <text:p>182,864.75</text:p>
          </table:table-cell>
          <table:table-cell table:style-name="ce276" table:formula="of:=[.A99]-[.K99]" office:value-type="float" office:value="427135.25" calcext:value-type="float">
            <text:p>427,135.25</text:p>
          </table:table-cell>
          <table:table-cell table:style-name="ce219" table:formula="of:=[.A99]+[.J99]" office:value-type="float" office:value="615490" calcext:value-type="float">
            <text:p>615,490.00</text:p>
          </table:table-cell>
          <table:table-cell table:style-name="ce219" table:formula="of:=[.I$4]" office:value-type="float" office:value="20000" calcext:value-type="float">
            <text:p>20,000.00</text:p>
          </table:table-cell>
          <table:table-cell table:style-name="ce219" table:formula="of:=[.M99]+[.N99]" office:value-type="float" office:value="635490" calcext:value-type="float">
            <text:p>635,490.00</text:p>
          </table:table-cell>
          <table:table-cell table:style-name="ce219" table:formula="of:=[.O99]*[.I$2]" office:value-type="float" office:value="216066.6" calcext:value-type="float">
            <text:p>216,066.60</text:p>
          </table:table-cell>
          <table:table-cell table:style-name="ce276" table:formula="of:=[.O99]-[.P99]" office:value-type="float" office:value="419423.4" calcext:value-type="float">
            <text:p>419,423.40</text:p>
          </table:table-cell>
          <table:table-cell table:number-columns-repeated="16332"/>
          <table:table-cell table:style-name="Default" table:number-columns-repeated="35"/>
        </table:table-row>
        <table:table-row table:style-name="ro2">
          <table:table-cell table:style-name="ce88" office:value-type="float" office:value="620000" calcext:value-type="float">
            <text:p>620,000</text:p>
          </table:table-cell>
          <table:table-cell table:style-name="ce88" table:formula="of:=[.Q100]-[.L100]" office:value-type="float" office:value="-7462.45000000001" calcext:value-type="float">
            <text:p>-7,462</text:p>
          </table:table-cell>
          <table:table-cell table:style-name="ce238" table:formula="of:=IF(([.A100]-[.$F$21])&lt;=[.B$18];MAX(MAX([.A100]-[.$F$21];0)-[.B$17];0)*[.C$18];([.B$18]-[.B$17])*[.C$18])" office:value-type="float" office:value="4266" calcext:value-type="float">
            <text:p>4,266.00</text:p>
          </table:table-cell>
          <table:table-cell table:style-name="ce219" table:formula="of:=IF([.A100]-[.$F$21]&lt;=[.B$19];MAX(MAX([.A100]-[.$F$21];0)-[.B$18];0)*[.C$19];([.B$19]-[.B$18])*[.C$19])" office:value-type="float" office:value="11742.5" calcext:value-type="float">
            <text:p>11,742.50</text:p>
          </table:table-cell>
          <table:table-cell table:style-name="ce219" table:formula="of:=IF([.A100]-[.$F$21]&lt;=[.B$20];MAX(MAX([.A100]-[.$F$21];0)-[.B$19];0)*[.C$20];([.B$20]-[.B$19])*[.C$20])" office:value-type="float" office:value="21942" calcext:value-type="float">
            <text:p>21,942.00</text:p>
          </table:table-cell>
          <table:table-cell table:style-name="ce219" table:formula="of:=IF([.A100]-[.$F$21]&lt;=[.B$21];MAX(MAX([.A100]-[.$F$21];0)-[.B$20];0)*[.C$21];([.B$21]-[.B$20])*[.C$21])" office:value-type="float" office:value="17528" calcext:value-type="float">
            <text:p>17,528.00</text:p>
          </table:table-cell>
          <table:table-cell table:style-name="ce219" table:formula="of:=IF([.A100]-[.$F$21]&lt;=[.B$22];MAX(MAX([.A100]-[.$F$21])-[.B$21];0)*[.C$22];([.B$22]-[.B$21])*[.C$22])" office:value-type="float" office:value="125396.25" calcext:value-type="float">
            <text:p>125,396.25</text:p>
          </table:table-cell>
          <table:table-cell table:style-name="ce219" table:formula="of:=IF([.A100]-[.$F$21]&lt;=[.B$23];MAX(MAX([.A100]-[.$F$21];0)-[.B$22];0)*[.C$23];([.B$23]-[.B$22])*[.C$23])" office:value-type="float" office:value="0" calcext:value-type="float">
            <text:p>0.00</text:p>
          </table:table-cell>
          <table:table-cell table:style-name="ce276" table:formula="of:=SUM([.C100:.H100])" office:value-type="float" office:value="180874.75" calcext:value-type="float">
            <text:p>180,874.75</text:p>
          </table:table-cell>
          <table:table-cell table:style-name="ce219" table:formula="of:=IF([.A100]&lt;[.E$7];[.A100]*([.E$3]+[.E$5]);IF([.A100]&gt;=[.E$8];[.A100]*[.E$9];0))" office:value-type="float" office:value="5580" calcext:value-type="float">
            <text:p>5,580.00</text:p>
          </table:table-cell>
          <table:table-cell table:style-name="ce219" table:formula="of:=[.I100]+[.J100]" office:value-type="float" office:value="186454.75" calcext:value-type="float">
            <text:p>186,454.75</text:p>
          </table:table-cell>
          <table:table-cell table:style-name="ce276" table:formula="of:=[.A100]-[.K100]" office:value-type="float" office:value="433545.25" calcext:value-type="float">
            <text:p>433,545.25</text:p>
          </table:table-cell>
          <table:table-cell table:style-name="ce219" table:formula="of:=[.A100]+[.J100]" office:value-type="float" office:value="625580" calcext:value-type="float">
            <text:p>625,580.00</text:p>
          </table:table-cell>
          <table:table-cell table:style-name="ce219" table:formula="of:=[.I$4]" office:value-type="float" office:value="20000" calcext:value-type="float">
            <text:p>20,000.00</text:p>
          </table:table-cell>
          <table:table-cell table:style-name="ce219" table:formula="of:=[.M100]+[.N100]" office:value-type="float" office:value="645580" calcext:value-type="float">
            <text:p>645,580.00</text:p>
          </table:table-cell>
          <table:table-cell table:style-name="ce219" table:formula="of:=[.O100]*[.I$2]" office:value-type="float" office:value="219497.2" calcext:value-type="float">
            <text:p>219,497.20</text:p>
          </table:table-cell>
          <table:table-cell table:style-name="ce276" table:formula="of:=[.O100]-[.P100]" office:value-type="float" office:value="426082.8" calcext:value-type="float">
            <text:p>426,082.80</text:p>
          </table:table-cell>
          <table:table-cell table:number-columns-repeated="16332"/>
          <table:table-cell table:style-name="Default" table:number-columns-repeated="35"/>
        </table:table-row>
        <table:table-row table:style-name="ro2">
          <table:table-cell table:style-name="ce88" office:value-type="float" office:value="630000" calcext:value-type="float">
            <text:p>630,000</text:p>
          </table:table-cell>
          <table:table-cell table:style-name="ce88" table:formula="of:=[.Q101]-[.L101]" office:value-type="float" office:value="-7100.05000000005" calcext:value-type="float">
            <text:p>-7,100</text:p>
          </table:table-cell>
          <table:table-cell table:style-name="ce238" table:formula="of:=IF(([.A101]-[.$F$21])&lt;=[.B$18];MAX(MAX([.A101]-[.$F$21];0)-[.B$17];0)*[.C$18];([.B$18]-[.B$17])*[.C$18])" office:value-type="float" office:value="4266" calcext:value-type="float">
            <text:p>4,266.00</text:p>
          </table:table-cell>
          <table:table-cell table:style-name="ce219" table:formula="of:=IF([.A101]-[.$F$21]&lt;=[.B$19];MAX(MAX([.A101]-[.$F$21];0)-[.B$18];0)*[.C$19];([.B$19]-[.B$18])*[.C$19])" office:value-type="float" office:value="11742.5" calcext:value-type="float">
            <text:p>11,742.50</text:p>
          </table:table-cell>
          <table:table-cell table:style-name="ce219" table:formula="of:=IF([.A101]-[.$F$21]&lt;=[.B$20];MAX(MAX([.A101]-[.$F$21];0)-[.B$19];0)*[.C$20];([.B$20]-[.B$19])*[.C$20])" office:value-type="float" office:value="21942" calcext:value-type="float">
            <text:p>21,942.00</text:p>
          </table:table-cell>
          <table:table-cell table:style-name="ce219" table:formula="of:=IF([.A101]-[.$F$21]&lt;=[.B$21];MAX(MAX([.A101]-[.$F$21];0)-[.B$20];0)*[.C$21];([.B$21]-[.B$20])*[.C$21])" office:value-type="float" office:value="17528" calcext:value-type="float">
            <text:p>17,528.00</text:p>
          </table:table-cell>
          <table:table-cell table:style-name="ce219" table:formula="of:=IF([.A101]-[.$F$21]&lt;=[.B$22];MAX(MAX([.A101]-[.$F$21])-[.B$21];0)*[.C$22];([.B$22]-[.B$21])*[.C$22])" office:value-type="float" office:value="126918.75" calcext:value-type="float">
            <text:p>126,918.75</text:p>
          </table:table-cell>
          <table:table-cell table:style-name="ce219" table:formula="of:=IF([.A101]-[.$F$21]&lt;=[.B$23];MAX(MAX([.A101]-[.$F$21];0)-[.B$22];0)*[.C$23];([.B$23]-[.B$22])*[.C$23])" office:value-type="float" office:value="2090.5" calcext:value-type="float">
            <text:p>2,090.50</text:p>
          </table:table-cell>
          <table:table-cell table:style-name="ce276" table:formula="of:=SUM([.C101:.H101])" office:value-type="float" office:value="184487.75" calcext:value-type="float">
            <text:p>184,487.75</text:p>
          </table:table-cell>
          <table:table-cell table:style-name="ce219" table:formula="of:=IF([.A101]&lt;[.E$7];[.A101]*([.E$3]+[.E$5]);IF([.A101]&gt;=[.E$8];[.A101]*[.E$9];0))" office:value-type="float" office:value="5670" calcext:value-type="float">
            <text:p>5,670.00</text:p>
          </table:table-cell>
          <table:table-cell table:style-name="ce219" table:formula="of:=[.I101]+[.J101]" office:value-type="float" office:value="190157.75" calcext:value-type="float">
            <text:p>190,157.75</text:p>
          </table:table-cell>
          <table:table-cell table:style-name="ce276" table:formula="of:=[.A101]-[.K101]" office:value-type="float" office:value="439842.25" calcext:value-type="float">
            <text:p>439,842.25</text:p>
          </table:table-cell>
          <table:table-cell table:style-name="ce219" table:formula="of:=[.A101]+[.J101]" office:value-type="float" office:value="635670" calcext:value-type="float">
            <text:p>635,670.00</text:p>
          </table:table-cell>
          <table:table-cell table:style-name="ce219" table:formula="of:=[.I$4]" office:value-type="float" office:value="20000" calcext:value-type="float">
            <text:p>20,000.00</text:p>
          </table:table-cell>
          <table:table-cell table:style-name="ce219" table:formula="of:=[.M101]+[.N101]" office:value-type="float" office:value="655670" calcext:value-type="float">
            <text:p>655,670.00</text:p>
          </table:table-cell>
          <table:table-cell table:style-name="ce219" table:formula="of:=[.O101]*[.I$2]" office:value-type="float" office:value="222927.8" calcext:value-type="float">
            <text:p>222,927.80</text:p>
          </table:table-cell>
          <table:table-cell table:style-name="ce276" table:formula="of:=[.O101]-[.P101]" office:value-type="float" office:value="432742.2" calcext:value-type="float">
            <text:p>432,742.20</text:p>
          </table:table-cell>
          <table:table-cell table:number-columns-repeated="16332"/>
          <table:table-cell table:style-name="Default" table:number-columns-repeated="35"/>
        </table:table-row>
        <table:table-row table:style-name="ro2">
          <table:table-cell table:style-name="ce88" office:value-type="float" office:value="640000" calcext:value-type="float">
            <text:p>640,000</text:p>
          </table:table-cell>
          <table:table-cell table:style-name="ce88" table:formula="of:=[.Q102]-[.L102]" office:value-type="float" office:value="-6650.65000000002" calcext:value-type="float">
            <text:p>-6,651</text:p>
          </table:table-cell>
          <table:table-cell table:style-name="ce238" table:formula="of:=IF(([.A102]-[.$F$21])&lt;=[.B$18];MAX(MAX([.A102]-[.$F$21];0)-[.B$17];0)*[.C$18];([.B$18]-[.B$17])*[.C$18])" office:value-type="float" office:value="4266" calcext:value-type="float">
            <text:p>4,266.00</text:p>
          </table:table-cell>
          <table:table-cell table:style-name="ce219" table:formula="of:=IF([.A102]-[.$F$21]&lt;=[.B$19];MAX(MAX([.A102]-[.$F$21];0)-[.B$18];0)*[.C$19];([.B$19]-[.B$18])*[.C$19])" office:value-type="float" office:value="11742.5" calcext:value-type="float">
            <text:p>11,742.50</text:p>
          </table:table-cell>
          <table:table-cell table:style-name="ce219" table:formula="of:=IF([.A102]-[.$F$21]&lt;=[.B$20];MAX(MAX([.A102]-[.$F$21];0)-[.B$19];0)*[.C$20];([.B$20]-[.B$19])*[.C$20])" office:value-type="float" office:value="21942" calcext:value-type="float">
            <text:p>21,942.00</text:p>
          </table:table-cell>
          <table:table-cell table:style-name="ce219" table:formula="of:=IF([.A102]-[.$F$21]&lt;=[.B$21];MAX(MAX([.A102]-[.$F$21];0)-[.B$20];0)*[.C$21];([.B$21]-[.B$20])*[.C$21])" office:value-type="float" office:value="17528" calcext:value-type="float">
            <text:p>17,528.00</text:p>
          </table:table-cell>
          <table:table-cell table:style-name="ce219" table:formula="of:=IF([.A102]-[.$F$21]&lt;=[.B$22];MAX(MAX([.A102]-[.$F$21])-[.B$21];0)*[.C$22];([.B$22]-[.B$21])*[.C$22])" office:value-type="float" office:value="126918.75" calcext:value-type="float">
            <text:p>126,918.75</text:p>
          </table:table-cell>
          <table:table-cell table:style-name="ce219" table:formula="of:=IF([.A102]-[.$F$21]&lt;=[.B$23];MAX(MAX([.A102]-[.$F$21];0)-[.B$22];0)*[.C$23];([.B$23]-[.B$22])*[.C$23])" office:value-type="float" office:value="5790.5" calcext:value-type="float">
            <text:p>5,790.50</text:p>
          </table:table-cell>
          <table:table-cell table:style-name="ce276" table:formula="of:=SUM([.C102:.H102])" office:value-type="float" office:value="188187.75" calcext:value-type="float">
            <text:p>188,187.75</text:p>
          </table:table-cell>
          <table:table-cell table:style-name="ce219" table:formula="of:=IF([.A102]&lt;[.E$7];[.A102]*([.E$3]+[.E$5]);IF([.A102]&gt;=[.E$8];[.A102]*[.E$9];0))" office:value-type="float" office:value="5760" calcext:value-type="float">
            <text:p>5,760.00</text:p>
          </table:table-cell>
          <table:table-cell table:style-name="ce219" table:formula="of:=[.I102]+[.J102]" office:value-type="float" office:value="193947.75" calcext:value-type="float">
            <text:p>193,947.75</text:p>
          </table:table-cell>
          <table:table-cell table:style-name="ce276" table:formula="of:=[.A102]-[.K102]" office:value-type="float" office:value="446052.25" calcext:value-type="float">
            <text:p>446,052.25</text:p>
          </table:table-cell>
          <table:table-cell table:style-name="ce219" table:formula="of:=[.A102]+[.J102]" office:value-type="float" office:value="645760" calcext:value-type="float">
            <text:p>645,760.00</text:p>
          </table:table-cell>
          <table:table-cell table:style-name="ce219" table:formula="of:=[.I$4]" office:value-type="float" office:value="20000" calcext:value-type="float">
            <text:p>20,000.00</text:p>
          </table:table-cell>
          <table:table-cell table:style-name="ce219" table:formula="of:=[.M102]+[.N102]" office:value-type="float" office:value="665760" calcext:value-type="float">
            <text:p>665,760.00</text:p>
          </table:table-cell>
          <table:table-cell table:style-name="ce219" table:formula="of:=[.O102]*[.I$2]" office:value-type="float" office:value="226358.4" calcext:value-type="float">
            <text:p>226,358.40</text:p>
          </table:table-cell>
          <table:table-cell table:style-name="ce276" table:formula="of:=[.O102]-[.P102]" office:value-type="float" office:value="439401.6" calcext:value-type="float">
            <text:p>439,401.60</text:p>
          </table:table-cell>
          <table:table-cell table:number-columns-repeated="16332"/>
          <table:table-cell table:style-name="Default" table:number-columns-repeated="35"/>
        </table:table-row>
        <table:table-row table:style-name="ro2">
          <table:table-cell table:style-name="ce88" office:value-type="float" office:value="650000" calcext:value-type="float">
            <text:p>650,000</text:p>
          </table:table-cell>
          <table:table-cell table:style-name="ce88" table:formula="of:=[.Q103]-[.L103]" office:value-type="float" office:value="-6201.25" calcext:value-type="float">
            <text:p>-6,201</text:p>
          </table:table-cell>
          <table:table-cell table:style-name="ce238" table:formula="of:=IF(([.A103]-[.$F$21])&lt;=[.B$18];MAX(MAX([.A103]-[.$F$21];0)-[.B$17];0)*[.C$18];([.B$18]-[.B$17])*[.C$18])" office:value-type="float" office:value="4266" calcext:value-type="float">
            <text:p>4,266.00</text:p>
          </table:table-cell>
          <table:table-cell table:style-name="ce219" table:formula="of:=IF([.A103]-[.$F$21]&lt;=[.B$19];MAX(MAX([.A103]-[.$F$21];0)-[.B$18];0)*[.C$19];([.B$19]-[.B$18])*[.C$19])" office:value-type="float" office:value="11742.5" calcext:value-type="float">
            <text:p>11,742.50</text:p>
          </table:table-cell>
          <table:table-cell table:style-name="ce219" table:formula="of:=IF([.A103]-[.$F$21]&lt;=[.B$20];MAX(MAX([.A103]-[.$F$21];0)-[.B$19];0)*[.C$20];([.B$20]-[.B$19])*[.C$20])" office:value-type="float" office:value="21942" calcext:value-type="float">
            <text:p>21,942.00</text:p>
          </table:table-cell>
          <table:table-cell table:style-name="ce219" table:formula="of:=IF([.A103]-[.$F$21]&lt;=[.B$21];MAX(MAX([.A103]-[.$F$21];0)-[.B$20];0)*[.C$21];([.B$21]-[.B$20])*[.C$21])" office:value-type="float" office:value="17528" calcext:value-type="float">
            <text:p>17,528.00</text:p>
          </table:table-cell>
          <table:table-cell table:style-name="ce219" table:formula="of:=IF([.A103]-[.$F$21]&lt;=[.B$22];MAX(MAX([.A103]-[.$F$21])-[.B$21];0)*[.C$22];([.B$22]-[.B$21])*[.C$22])" office:value-type="float" office:value="126918.75" calcext:value-type="float">
            <text:p>126,918.75</text:p>
          </table:table-cell>
          <table:table-cell table:style-name="ce219" table:formula="of:=IF([.A103]-[.$F$21]&lt;=[.B$23];MAX(MAX([.A103]-[.$F$21];0)-[.B$22];0)*[.C$23];([.B$23]-[.B$22])*[.C$23])" office:value-type="float" office:value="9490.5" calcext:value-type="float">
            <text:p>9,490.50</text:p>
          </table:table-cell>
          <table:table-cell table:style-name="ce276" table:formula="of:=SUM([.C103:.H103])" office:value-type="float" office:value="191887.75" calcext:value-type="float">
            <text:p>191,887.75</text:p>
          </table:table-cell>
          <table:table-cell table:style-name="ce219" table:formula="of:=IF([.A103]&lt;[.E$7];[.A103]*([.E$3]+[.E$5]);IF([.A103]&gt;=[.E$8];[.A103]*[.E$9];0))" office:value-type="float" office:value="5850" calcext:value-type="float">
            <text:p>5,850.00</text:p>
          </table:table-cell>
          <table:table-cell table:style-name="ce219" table:formula="of:=[.I103]+[.J103]" office:value-type="float" office:value="197737.75" calcext:value-type="float">
            <text:p>197,737.75</text:p>
          </table:table-cell>
          <table:table-cell table:style-name="ce276" table:formula="of:=[.A103]-[.K103]" office:value-type="float" office:value="452262.25" calcext:value-type="float">
            <text:p>452,262.25</text:p>
          </table:table-cell>
          <table:table-cell table:style-name="ce219" table:formula="of:=[.A103]+[.J103]" office:value-type="float" office:value="655850" calcext:value-type="float">
            <text:p>655,850.00</text:p>
          </table:table-cell>
          <table:table-cell table:style-name="ce219" table:formula="of:=[.I$4]" office:value-type="float" office:value="20000" calcext:value-type="float">
            <text:p>20,000.00</text:p>
          </table:table-cell>
          <table:table-cell table:style-name="ce219" table:formula="of:=[.M103]+[.N103]" office:value-type="float" office:value="675850" calcext:value-type="float">
            <text:p>675,850.00</text:p>
          </table:table-cell>
          <table:table-cell table:style-name="ce219" table:formula="of:=[.O103]*[.I$2]" office:value-type="float" office:value="229789" calcext:value-type="float">
            <text:p>229,789.00</text:p>
          </table:table-cell>
          <table:table-cell table:style-name="ce276" table:formula="of:=[.O103]-[.P103]" office:value-type="float" office:value="446061" calcext:value-type="float">
            <text:p>446,061.00</text:p>
          </table:table-cell>
          <table:table-cell table:number-columns-repeated="16332"/>
          <table:table-cell table:style-name="Default" table:number-columns-repeated="35"/>
        </table:table-row>
        <table:table-row table:style-name="ro2">
          <table:table-cell table:style-name="ce88" office:value-type="float" office:value="660000" calcext:value-type="float">
            <text:p>660,000</text:p>
          </table:table-cell>
          <table:table-cell table:style-name="ce88" table:formula="of:=[.Q104]-[.L104]" office:value-type="float" office:value="-5751.84999999998" calcext:value-type="float">
            <text:p>-5,752</text:p>
          </table:table-cell>
          <table:table-cell table:style-name="ce238" table:formula="of:=IF(([.A104]-[.$F$21])&lt;=[.B$18];MAX(MAX([.A104]-[.$F$21];0)-[.B$17];0)*[.C$18];([.B$18]-[.B$17])*[.C$18])" office:value-type="float" office:value="4266" calcext:value-type="float">
            <text:p>4,266.00</text:p>
          </table:table-cell>
          <table:table-cell table:style-name="ce219" table:formula="of:=IF([.A104]-[.$F$21]&lt;=[.B$19];MAX(MAX([.A104]-[.$F$21];0)-[.B$18];0)*[.C$19];([.B$19]-[.B$18])*[.C$19])" office:value-type="float" office:value="11742.5" calcext:value-type="float">
            <text:p>11,742.50</text:p>
          </table:table-cell>
          <table:table-cell table:style-name="ce219" table:formula="of:=IF([.A104]-[.$F$21]&lt;=[.B$20];MAX(MAX([.A104]-[.$F$21];0)-[.B$19];0)*[.C$20];([.B$20]-[.B$19])*[.C$20])" office:value-type="float" office:value="21942" calcext:value-type="float">
            <text:p>21,942.00</text:p>
          </table:table-cell>
          <table:table-cell table:style-name="ce219" table:formula="of:=IF([.A104]-[.$F$21]&lt;=[.B$21];MAX(MAX([.A104]-[.$F$21];0)-[.B$20];0)*[.C$21];([.B$21]-[.B$20])*[.C$21])" office:value-type="float" office:value="17528" calcext:value-type="float">
            <text:p>17,528.00</text:p>
          </table:table-cell>
          <table:table-cell table:style-name="ce219" table:formula="of:=IF([.A104]-[.$F$21]&lt;=[.B$22];MAX(MAX([.A104]-[.$F$21])-[.B$21];0)*[.C$22];([.B$22]-[.B$21])*[.C$22])" office:value-type="float" office:value="126918.75" calcext:value-type="float">
            <text:p>126,918.75</text:p>
          </table:table-cell>
          <table:table-cell table:style-name="ce219" table:formula="of:=IF([.A104]-[.$F$21]&lt;=[.B$23];MAX(MAX([.A104]-[.$F$21];0)-[.B$22];0)*[.C$23];([.B$23]-[.B$22])*[.C$23])" office:value-type="float" office:value="13190.5" calcext:value-type="float">
            <text:p>13,190.50</text:p>
          </table:table-cell>
          <table:table-cell table:style-name="ce276" table:formula="of:=SUM([.C104:.H104])" office:value-type="float" office:value="195587.75" calcext:value-type="float">
            <text:p>195,587.75</text:p>
          </table:table-cell>
          <table:table-cell table:style-name="ce219" table:formula="of:=IF([.A104]&lt;[.E$7];[.A104]*([.E$3]+[.E$5]);IF([.A104]&gt;=[.E$8];[.A104]*[.E$9];0))" office:value-type="float" office:value="5940" calcext:value-type="float">
            <text:p>5,940.00</text:p>
          </table:table-cell>
          <table:table-cell table:style-name="ce219" table:formula="of:=[.I104]+[.J104]" office:value-type="float" office:value="201527.75" calcext:value-type="float">
            <text:p>201,527.75</text:p>
          </table:table-cell>
          <table:table-cell table:style-name="ce276" table:formula="of:=[.A104]-[.K104]" office:value-type="float" office:value="458472.25" calcext:value-type="float">
            <text:p>458,472.25</text:p>
          </table:table-cell>
          <table:table-cell table:style-name="ce219" table:formula="of:=[.A104]+[.J104]" office:value-type="float" office:value="665940" calcext:value-type="float">
            <text:p>665,940.00</text:p>
          </table:table-cell>
          <table:table-cell table:style-name="ce219" table:formula="of:=[.I$4]" office:value-type="float" office:value="20000" calcext:value-type="float">
            <text:p>20,000.00</text:p>
          </table:table-cell>
          <table:table-cell table:style-name="ce219" table:formula="of:=[.M104]+[.N104]" office:value-type="float" office:value="685940" calcext:value-type="float">
            <text:p>685,940.00</text:p>
          </table:table-cell>
          <table:table-cell table:style-name="ce219" table:formula="of:=[.O104]*[.I$2]" office:value-type="float" office:value="233219.6" calcext:value-type="float">
            <text:p>233,219.60</text:p>
          </table:table-cell>
          <table:table-cell table:style-name="ce276" table:formula="of:=[.O104]-[.P104]" office:value-type="float" office:value="452720.4" calcext:value-type="float">
            <text:p>452,720.40</text:p>
          </table:table-cell>
          <table:table-cell table:number-columns-repeated="16332"/>
          <table:table-cell table:style-name="Default" table:number-columns-repeated="35"/>
        </table:table-row>
        <table:table-row table:style-name="ro2">
          <table:table-cell table:style-name="ce88" office:value-type="float" office:value="670000" calcext:value-type="float">
            <text:p>670,000</text:p>
          </table:table-cell>
          <table:table-cell table:style-name="ce88" table:formula="of:=[.Q105]-[.L105]" office:value-type="float" office:value="-5302.45000000001" calcext:value-type="float">
            <text:p>-5,302</text:p>
          </table:table-cell>
          <table:table-cell table:style-name="ce238" table:formula="of:=IF(([.A105]-[.$F$21])&lt;=[.B$18];MAX(MAX([.A105]-[.$F$21];0)-[.B$17];0)*[.C$18];([.B$18]-[.B$17])*[.C$18])" office:value-type="float" office:value="4266" calcext:value-type="float">
            <text:p>4,266.00</text:p>
          </table:table-cell>
          <table:table-cell table:style-name="ce219" table:formula="of:=IF([.A105]-[.$F$21]&lt;=[.B$19];MAX(MAX([.A105]-[.$F$21];0)-[.B$18];0)*[.C$19];([.B$19]-[.B$18])*[.C$19])" office:value-type="float" office:value="11742.5" calcext:value-type="float">
            <text:p>11,742.50</text:p>
          </table:table-cell>
          <table:table-cell table:style-name="ce219" table:formula="of:=IF([.A105]-[.$F$21]&lt;=[.B$20];MAX(MAX([.A105]-[.$F$21];0)-[.B$19];0)*[.C$20];([.B$20]-[.B$19])*[.C$20])" office:value-type="float" office:value="21942" calcext:value-type="float">
            <text:p>21,942.00</text:p>
          </table:table-cell>
          <table:table-cell table:style-name="ce219" table:formula="of:=IF([.A105]-[.$F$21]&lt;=[.B$21];MAX(MAX([.A105]-[.$F$21];0)-[.B$20];0)*[.C$21];([.B$21]-[.B$20])*[.C$21])" office:value-type="float" office:value="17528" calcext:value-type="float">
            <text:p>17,528.00</text:p>
          </table:table-cell>
          <table:table-cell table:style-name="ce219" table:formula="of:=IF([.A105]-[.$F$21]&lt;=[.B$22];MAX(MAX([.A105]-[.$F$21])-[.B$21];0)*[.C$22];([.B$22]-[.B$21])*[.C$22])" office:value-type="float" office:value="126918.75" calcext:value-type="float">
            <text:p>126,918.75</text:p>
          </table:table-cell>
          <table:table-cell table:style-name="ce219" table:formula="of:=IF([.A105]-[.$F$21]&lt;=[.B$23];MAX(MAX([.A105]-[.$F$21];0)-[.B$22];0)*[.C$23];([.B$23]-[.B$22])*[.C$23])" office:value-type="float" office:value="16890.5" calcext:value-type="float">
            <text:p>16,890.50</text:p>
          </table:table-cell>
          <table:table-cell table:style-name="ce276" table:formula="of:=SUM([.C105:.H105])" office:value-type="float" office:value="199287.75" calcext:value-type="float">
            <text:p>199,287.75</text:p>
          </table:table-cell>
          <table:table-cell table:style-name="ce219" table:formula="of:=IF([.A105]&lt;[.E$7];[.A105]*([.E$3]+[.E$5]);IF([.A105]&gt;=[.E$8];[.A105]*[.E$9];0))" office:value-type="float" office:value="6030" calcext:value-type="float">
            <text:p>6,030.00</text:p>
          </table:table-cell>
          <table:table-cell table:style-name="ce219" table:formula="of:=[.I105]+[.J105]" office:value-type="float" office:value="205317.75" calcext:value-type="float">
            <text:p>205,317.75</text:p>
          </table:table-cell>
          <table:table-cell table:style-name="ce276" table:formula="of:=[.A105]-[.K105]" office:value-type="float" office:value="464682.25" calcext:value-type="float">
            <text:p>464,682.25</text:p>
          </table:table-cell>
          <table:table-cell table:style-name="ce219" table:formula="of:=[.A105]+[.J105]" office:value-type="float" office:value="676030" calcext:value-type="float">
            <text:p>676,030.00</text:p>
          </table:table-cell>
          <table:table-cell table:style-name="ce219" table:formula="of:=[.I$4]" office:value-type="float" office:value="20000" calcext:value-type="float">
            <text:p>20,000.00</text:p>
          </table:table-cell>
          <table:table-cell table:style-name="ce219" table:formula="of:=[.M105]+[.N105]" office:value-type="float" office:value="696030" calcext:value-type="float">
            <text:p>696,030.00</text:p>
          </table:table-cell>
          <table:table-cell table:style-name="ce219" table:formula="of:=[.O105]*[.I$2]" office:value-type="float" office:value="236650.2" calcext:value-type="float">
            <text:p>236,650.20</text:p>
          </table:table-cell>
          <table:table-cell table:style-name="ce276" table:formula="of:=[.O105]-[.P105]" office:value-type="float" office:value="459379.8" calcext:value-type="float">
            <text:p>459,379.80</text:p>
          </table:table-cell>
          <table:table-cell table:number-columns-repeated="16332"/>
          <table:table-cell table:style-name="Default" table:number-columns-repeated="35"/>
        </table:table-row>
        <table:table-row table:style-name="ro2">
          <table:table-cell table:style-name="ce88" office:value-type="float" office:value="680000" calcext:value-type="float">
            <text:p>680,000</text:p>
          </table:table-cell>
          <table:table-cell table:style-name="ce88" table:formula="of:=[.Q106]-[.L106]" office:value-type="float" office:value="-4853.05000000005" calcext:value-type="float">
            <text:p>-4,853</text:p>
          </table:table-cell>
          <table:table-cell table:style-name="ce238" table:formula="of:=IF(([.A106]-[.$F$21])&lt;=[.B$18];MAX(MAX([.A106]-[.$F$21];0)-[.B$17];0)*[.C$18];([.B$18]-[.B$17])*[.C$18])" office:value-type="float" office:value="4266" calcext:value-type="float">
            <text:p>4,266.00</text:p>
          </table:table-cell>
          <table:table-cell table:style-name="ce219" table:formula="of:=IF([.A106]-[.$F$21]&lt;=[.B$19];MAX(MAX([.A106]-[.$F$21];0)-[.B$18];0)*[.C$19];([.B$19]-[.B$18])*[.C$19])" office:value-type="float" office:value="11742.5" calcext:value-type="float">
            <text:p>11,742.50</text:p>
          </table:table-cell>
          <table:table-cell table:style-name="ce219" table:formula="of:=IF([.A106]-[.$F$21]&lt;=[.B$20];MAX(MAX([.A106]-[.$F$21];0)-[.B$19];0)*[.C$20];([.B$20]-[.B$19])*[.C$20])" office:value-type="float" office:value="21942" calcext:value-type="float">
            <text:p>21,942.00</text:p>
          </table:table-cell>
          <table:table-cell table:style-name="ce219" table:formula="of:=IF([.A106]-[.$F$21]&lt;=[.B$21];MAX(MAX([.A106]-[.$F$21];0)-[.B$20];0)*[.C$21];([.B$21]-[.B$20])*[.C$21])" office:value-type="float" office:value="17528" calcext:value-type="float">
            <text:p>17,528.00</text:p>
          </table:table-cell>
          <table:table-cell table:style-name="ce219" table:formula="of:=IF([.A106]-[.$F$21]&lt;=[.B$22];MAX(MAX([.A106]-[.$F$21])-[.B$21];0)*[.C$22];([.B$22]-[.B$21])*[.C$22])" office:value-type="float" office:value="126918.75" calcext:value-type="float">
            <text:p>126,918.75</text:p>
          </table:table-cell>
          <table:table-cell table:style-name="ce219" table:formula="of:=IF([.A106]-[.$F$21]&lt;=[.B$23];MAX(MAX([.A106]-[.$F$21];0)-[.B$22];0)*[.C$23];([.B$23]-[.B$22])*[.C$23])" office:value-type="float" office:value="20590.5" calcext:value-type="float">
            <text:p>20,590.50</text:p>
          </table:table-cell>
          <table:table-cell table:style-name="ce276" table:formula="of:=SUM([.C106:.H106])" office:value-type="float" office:value="202987.75" calcext:value-type="float">
            <text:p>202,987.75</text:p>
          </table:table-cell>
          <table:table-cell table:style-name="ce219" table:formula="of:=IF([.A106]&lt;[.E$7];[.A106]*([.E$3]+[.E$5]);IF([.A106]&gt;=[.E$8];[.A106]*[.E$9];0))" office:value-type="float" office:value="6120" calcext:value-type="float">
            <text:p>6,120.00</text:p>
          </table:table-cell>
          <table:table-cell table:style-name="ce219" table:formula="of:=[.I106]+[.J106]" office:value-type="float" office:value="209107.75" calcext:value-type="float">
            <text:p>209,107.75</text:p>
          </table:table-cell>
          <table:table-cell table:style-name="ce276" table:formula="of:=[.A106]-[.K106]" office:value-type="float" office:value="470892.25" calcext:value-type="float">
            <text:p>470,892.25</text:p>
          </table:table-cell>
          <table:table-cell table:style-name="ce219" table:formula="of:=[.A106]+[.J106]" office:value-type="float" office:value="686120" calcext:value-type="float">
            <text:p>686,120.00</text:p>
          </table:table-cell>
          <table:table-cell table:style-name="ce219" table:formula="of:=[.I$4]" office:value-type="float" office:value="20000" calcext:value-type="float">
            <text:p>20,000.00</text:p>
          </table:table-cell>
          <table:table-cell table:style-name="ce219" table:formula="of:=[.M106]+[.N106]" office:value-type="float" office:value="706120" calcext:value-type="float">
            <text:p>706,120.00</text:p>
          </table:table-cell>
          <table:table-cell table:style-name="ce219" table:formula="of:=[.O106]*[.I$2]" office:value-type="float" office:value="240080.8" calcext:value-type="float">
            <text:p>240,080.80</text:p>
          </table:table-cell>
          <table:table-cell table:style-name="ce276" table:formula="of:=[.O106]-[.P106]" office:value-type="float" office:value="466039.2" calcext:value-type="float">
            <text:p>466,039.20</text:p>
          </table:table-cell>
          <table:table-cell table:number-columns-repeated="16332"/>
          <table:table-cell table:style-name="Default" table:number-columns-repeated="35"/>
        </table:table-row>
        <table:table-row table:style-name="ro2">
          <table:table-cell table:style-name="ce88" office:value-type="float" office:value="690000" calcext:value-type="float">
            <text:p>690,000</text:p>
          </table:table-cell>
          <table:table-cell table:style-name="ce88" table:formula="of:=[.Q107]-[.L107]" office:value-type="float" office:value="-4403.65000000002" calcext:value-type="float">
            <text:p>-4,404</text:p>
          </table:table-cell>
          <table:table-cell table:style-name="ce238" table:formula="of:=IF(([.A107]-[.$F$21])&lt;=[.B$18];MAX(MAX([.A107]-[.$F$21];0)-[.B$17];0)*[.C$18];([.B$18]-[.B$17])*[.C$18])" office:value-type="float" office:value="4266" calcext:value-type="float">
            <text:p>4,266.00</text:p>
          </table:table-cell>
          <table:table-cell table:style-name="ce219" table:formula="of:=IF([.A107]-[.$F$21]&lt;=[.B$19];MAX(MAX([.A107]-[.$F$21];0)-[.B$18];0)*[.C$19];([.B$19]-[.B$18])*[.C$19])" office:value-type="float" office:value="11742.5" calcext:value-type="float">
            <text:p>11,742.50</text:p>
          </table:table-cell>
          <table:table-cell table:style-name="ce219" table:formula="of:=IF([.A107]-[.$F$21]&lt;=[.B$20];MAX(MAX([.A107]-[.$F$21];0)-[.B$19];0)*[.C$20];([.B$20]-[.B$19])*[.C$20])" office:value-type="float" office:value="21942" calcext:value-type="float">
            <text:p>21,942.00</text:p>
          </table:table-cell>
          <table:table-cell table:style-name="ce219" table:formula="of:=IF([.A107]-[.$F$21]&lt;=[.B$21];MAX(MAX([.A107]-[.$F$21];0)-[.B$20];0)*[.C$21];([.B$21]-[.B$20])*[.C$21])" office:value-type="float" office:value="17528" calcext:value-type="float">
            <text:p>17,528.00</text:p>
          </table:table-cell>
          <table:table-cell table:style-name="ce219" table:formula="of:=IF([.A107]-[.$F$21]&lt;=[.B$22];MAX(MAX([.A107]-[.$F$21])-[.B$21];0)*[.C$22];([.B$22]-[.B$21])*[.C$22])" office:value-type="float" office:value="126918.75" calcext:value-type="float">
            <text:p>126,918.75</text:p>
          </table:table-cell>
          <table:table-cell table:style-name="ce219" table:formula="of:=IF([.A107]-[.$F$21]&lt;=[.B$23];MAX(MAX([.A107]-[.$F$21];0)-[.B$22];0)*[.C$23];([.B$23]-[.B$22])*[.C$23])" office:value-type="float" office:value="24290.5" calcext:value-type="float">
            <text:p>24,290.50</text:p>
          </table:table-cell>
          <table:table-cell table:style-name="ce276" table:formula="of:=SUM([.C107:.H107])" office:value-type="float" office:value="206687.75" calcext:value-type="float">
            <text:p>206,687.75</text:p>
          </table:table-cell>
          <table:table-cell table:style-name="ce219" table:formula="of:=IF([.A107]&lt;[.E$7];[.A107]*([.E$3]+[.E$5]);IF([.A107]&gt;=[.E$8];[.A107]*[.E$9];0))" office:value-type="float" office:value="6210" calcext:value-type="float">
            <text:p>6,210.00</text:p>
          </table:table-cell>
          <table:table-cell table:style-name="ce219" table:formula="of:=[.I107]+[.J107]" office:value-type="float" office:value="212897.75" calcext:value-type="float">
            <text:p>212,897.75</text:p>
          </table:table-cell>
          <table:table-cell table:style-name="ce276" table:formula="of:=[.A107]-[.K107]" office:value-type="float" office:value="477102.25" calcext:value-type="float">
            <text:p>477,102.25</text:p>
          </table:table-cell>
          <table:table-cell table:style-name="ce219" table:formula="of:=[.A107]+[.J107]" office:value-type="float" office:value="696210" calcext:value-type="float">
            <text:p>696,210.00</text:p>
          </table:table-cell>
          <table:table-cell table:style-name="ce219" table:formula="of:=[.I$4]" office:value-type="float" office:value="20000" calcext:value-type="float">
            <text:p>20,000.00</text:p>
          </table:table-cell>
          <table:table-cell table:style-name="ce219" table:formula="of:=[.M107]+[.N107]" office:value-type="float" office:value="716210" calcext:value-type="float">
            <text:p>716,210.00</text:p>
          </table:table-cell>
          <table:table-cell table:style-name="ce219" table:formula="of:=[.O107]*[.I$2]" office:value-type="float" office:value="243511.4" calcext:value-type="float">
            <text:p>243,511.40</text:p>
          </table:table-cell>
          <table:table-cell table:style-name="ce276" table:formula="of:=[.O107]-[.P107]" office:value-type="float" office:value="472698.6" calcext:value-type="float">
            <text:p>472,698.60</text:p>
          </table:table-cell>
          <table:table-cell table:number-columns-repeated="16332"/>
          <table:table-cell table:style-name="Default" table:number-columns-repeated="35"/>
        </table:table-row>
        <table:table-row table:style-name="ro2">
          <table:table-cell table:style-name="ce88" office:value-type="float" office:value="700000" calcext:value-type="float">
            <text:p>700,000</text:p>
          </table:table-cell>
          <table:table-cell table:style-name="ce88" table:formula="of:=[.Q108]-[.L108]" office:value-type="float" office:value="-3954.25" calcext:value-type="float">
            <text:p>-3,954</text:p>
          </table:table-cell>
          <table:table-cell table:style-name="ce238" table:formula="of:=IF(([.A108]-[.$F$21])&lt;=[.B$18];MAX(MAX([.A108]-[.$F$21];0)-[.B$17];0)*[.C$18];([.B$18]-[.B$17])*[.C$18])" office:value-type="float" office:value="4266" calcext:value-type="float">
            <text:p>4,266.00</text:p>
          </table:table-cell>
          <table:table-cell table:style-name="ce219" table:formula="of:=IF([.A108]-[.$F$21]&lt;=[.B$19];MAX(MAX([.A108]-[.$F$21];0)-[.B$18];0)*[.C$19];([.B$19]-[.B$18])*[.C$19])" office:value-type="float" office:value="11742.5" calcext:value-type="float">
            <text:p>11,742.50</text:p>
          </table:table-cell>
          <table:table-cell table:style-name="ce219" table:formula="of:=IF([.A108]-[.$F$21]&lt;=[.B$20];MAX(MAX([.A108]-[.$F$21];0)-[.B$19];0)*[.C$20];([.B$20]-[.B$19])*[.C$20])" office:value-type="float" office:value="21942" calcext:value-type="float">
            <text:p>21,942.00</text:p>
          </table:table-cell>
          <table:table-cell table:style-name="ce219" table:formula="of:=IF([.A108]-[.$F$21]&lt;=[.B$21];MAX(MAX([.A108]-[.$F$21];0)-[.B$20];0)*[.C$21];([.B$21]-[.B$20])*[.C$21])" office:value-type="float" office:value="17528" calcext:value-type="float">
            <text:p>17,528.00</text:p>
          </table:table-cell>
          <table:table-cell table:style-name="ce219" table:formula="of:=IF([.A108]-[.$F$21]&lt;=[.B$22];MAX(MAX([.A108]-[.$F$21])-[.B$21];0)*[.C$22];([.B$22]-[.B$21])*[.C$22])" office:value-type="float" office:value="126918.75" calcext:value-type="float">
            <text:p>126,918.75</text:p>
          </table:table-cell>
          <table:table-cell table:style-name="ce219" table:formula="of:=IF([.A108]-[.$F$21]&lt;=[.B$23];MAX(MAX([.A108]-[.$F$21];0)-[.B$22];0)*[.C$23];([.B$23]-[.B$22])*[.C$23])" office:value-type="float" office:value="27990.5" calcext:value-type="float">
            <text:p>27,990.50</text:p>
          </table:table-cell>
          <table:table-cell table:style-name="ce276" table:formula="of:=SUM([.C108:.H108])" office:value-type="float" office:value="210387.75" calcext:value-type="float">
            <text:p>210,387.75</text:p>
          </table:table-cell>
          <table:table-cell table:style-name="ce219" table:formula="of:=IF([.A108]&lt;[.E$7];[.A108]*([.E$3]+[.E$5]);IF([.A108]&gt;=[.E$8];[.A108]*[.E$9];0))" office:value-type="float" office:value="6300" calcext:value-type="float">
            <text:p>6,300.00</text:p>
          </table:table-cell>
          <table:table-cell table:style-name="ce219" table:formula="of:=[.I108]+[.J108]" office:value-type="float" office:value="216687.75" calcext:value-type="float">
            <text:p>216,687.75</text:p>
          </table:table-cell>
          <table:table-cell table:style-name="ce276" table:formula="of:=[.A108]-[.K108]" office:value-type="float" office:value="483312.25" calcext:value-type="float">
            <text:p>483,312.25</text:p>
          </table:table-cell>
          <table:table-cell table:style-name="ce219" table:formula="of:=[.A108]+[.J108]" office:value-type="float" office:value="706300" calcext:value-type="float">
            <text:p>706,300.00</text:p>
          </table:table-cell>
          <table:table-cell table:style-name="ce219" table:formula="of:=[.I$4]" office:value-type="float" office:value="20000" calcext:value-type="float">
            <text:p>20,000.00</text:p>
          </table:table-cell>
          <table:table-cell table:style-name="ce219" table:formula="of:=[.M108]+[.N108]" office:value-type="float" office:value="726300" calcext:value-type="float">
            <text:p>726,300.00</text:p>
          </table:table-cell>
          <table:table-cell table:style-name="ce219" table:formula="of:=[.O108]*[.I$2]" office:value-type="float" office:value="246942" calcext:value-type="float">
            <text:p>246,942.00</text:p>
          </table:table-cell>
          <table:table-cell table:style-name="ce276" table:formula="of:=[.O108]-[.P108]" office:value-type="float" office:value="479358" calcext:value-type="float">
            <text:p>479,358.00</text:p>
          </table:table-cell>
          <table:table-cell table:number-columns-repeated="16332"/>
          <table:table-cell table:style-name="Default" table:number-columns-repeated="35"/>
        </table:table-row>
        <table:table-row table:style-name="ro2">
          <table:table-cell table:style-name="ce88" office:value-type="float" office:value="710000" calcext:value-type="float">
            <text:p>710,000</text:p>
          </table:table-cell>
          <table:table-cell table:style-name="ce88" table:formula="of:=[.Q109]-[.L109]" office:value-type="float" office:value="-3504.84999999998" calcext:value-type="float">
            <text:p>-3,505</text:p>
          </table:table-cell>
          <table:table-cell table:style-name="ce238" table:formula="of:=IF(([.A109]-[.$F$21])&lt;=[.B$18];MAX(MAX([.A109]-[.$F$21];0)-[.B$17];0)*[.C$18];([.B$18]-[.B$17])*[.C$18])" office:value-type="float" office:value="4266" calcext:value-type="float">
            <text:p>4,266.00</text:p>
          </table:table-cell>
          <table:table-cell table:style-name="ce219" table:formula="of:=IF([.A109]-[.$F$21]&lt;=[.B$19];MAX(MAX([.A109]-[.$F$21];0)-[.B$18];0)*[.C$19];([.B$19]-[.B$18])*[.C$19])" office:value-type="float" office:value="11742.5" calcext:value-type="float">
            <text:p>11,742.50</text:p>
          </table:table-cell>
          <table:table-cell table:style-name="ce219" table:formula="of:=IF([.A109]-[.$F$21]&lt;=[.B$20];MAX(MAX([.A109]-[.$F$21];0)-[.B$19];0)*[.C$20];([.B$20]-[.B$19])*[.C$20])" office:value-type="float" office:value="21942" calcext:value-type="float">
            <text:p>21,942.00</text:p>
          </table:table-cell>
          <table:table-cell table:style-name="ce219" table:formula="of:=IF([.A109]-[.$F$21]&lt;=[.B$21];MAX(MAX([.A109]-[.$F$21];0)-[.B$20];0)*[.C$21];([.B$21]-[.B$20])*[.C$21])" office:value-type="float" office:value="17528" calcext:value-type="float">
            <text:p>17,528.00</text:p>
          </table:table-cell>
          <table:table-cell table:style-name="ce219" table:formula="of:=IF([.A109]-[.$F$21]&lt;=[.B$22];MAX(MAX([.A109]-[.$F$21])-[.B$21];0)*[.C$22];([.B$22]-[.B$21])*[.C$22])" office:value-type="float" office:value="126918.75" calcext:value-type="float">
            <text:p>126,918.75</text:p>
          </table:table-cell>
          <table:table-cell table:style-name="ce219" table:formula="of:=IF([.A109]-[.$F$21]&lt;=[.B$23];MAX(MAX([.A109]-[.$F$21];0)-[.B$22];0)*[.C$23];([.B$23]-[.B$22])*[.C$23])" office:value-type="float" office:value="31690.5" calcext:value-type="float">
            <text:p>31,690.50</text:p>
          </table:table-cell>
          <table:table-cell table:style-name="ce276" table:formula="of:=SUM([.C109:.H109])" office:value-type="float" office:value="214087.75" calcext:value-type="float">
            <text:p>214,087.75</text:p>
          </table:table-cell>
          <table:table-cell table:style-name="ce219" table:formula="of:=IF([.A109]&lt;[.E$7];[.A109]*([.E$3]+[.E$5]);IF([.A109]&gt;=[.E$8];[.A109]*[.E$9];0))" office:value-type="float" office:value="6390" calcext:value-type="float">
            <text:p>6,390.00</text:p>
          </table:table-cell>
          <table:table-cell table:style-name="ce219" table:formula="of:=[.I109]+[.J109]" office:value-type="float" office:value="220477.75" calcext:value-type="float">
            <text:p>220,477.75</text:p>
          </table:table-cell>
          <table:table-cell table:style-name="ce276" table:formula="of:=[.A109]-[.K109]" office:value-type="float" office:value="489522.25" calcext:value-type="float">
            <text:p>489,522.25</text:p>
          </table:table-cell>
          <table:table-cell table:style-name="ce219" table:formula="of:=[.A109]+[.J109]" office:value-type="float" office:value="716390" calcext:value-type="float">
            <text:p>716,390.00</text:p>
          </table:table-cell>
          <table:table-cell table:style-name="ce219" table:formula="of:=[.I$4]" office:value-type="float" office:value="20000" calcext:value-type="float">
            <text:p>20,000.00</text:p>
          </table:table-cell>
          <table:table-cell table:style-name="ce219" table:formula="of:=[.M109]+[.N109]" office:value-type="float" office:value="736390" calcext:value-type="float">
            <text:p>736,390.00</text:p>
          </table:table-cell>
          <table:table-cell table:style-name="ce219" table:formula="of:=[.O109]*[.I$2]" office:value-type="float" office:value="250372.6" calcext:value-type="float">
            <text:p>250,372.60</text:p>
          </table:table-cell>
          <table:table-cell table:style-name="ce276" table:formula="of:=[.O109]-[.P109]" office:value-type="float" office:value="486017.4" calcext:value-type="float">
            <text:p>486,017.40</text:p>
          </table:table-cell>
          <table:table-cell table:number-columns-repeated="16332"/>
          <table:table-cell table:style-name="Default" table:number-columns-repeated="35"/>
        </table:table-row>
        <table:table-row table:style-name="ro2">
          <table:table-cell table:style-name="ce88" office:value-type="float" office:value="720000" calcext:value-type="float">
            <text:p>720,000</text:p>
          </table:table-cell>
          <table:table-cell table:style-name="ce88" table:formula="of:=[.Q110]-[.L110]" office:value-type="float" office:value="-3055.45000000001" calcext:value-type="float">
            <text:p>-3,055</text:p>
          </table:table-cell>
          <table:table-cell table:style-name="ce238" table:formula="of:=IF(([.A110]-[.$F$21])&lt;=[.B$18];MAX(MAX([.A110]-[.$F$21];0)-[.B$17];0)*[.C$18];([.B$18]-[.B$17])*[.C$18])" office:value-type="float" office:value="4266" calcext:value-type="float">
            <text:p>4,266.00</text:p>
          </table:table-cell>
          <table:table-cell table:style-name="ce219" table:formula="of:=IF([.A110]-[.$F$21]&lt;=[.B$19];MAX(MAX([.A110]-[.$F$21];0)-[.B$18];0)*[.C$19];([.B$19]-[.B$18])*[.C$19])" office:value-type="float" office:value="11742.5" calcext:value-type="float">
            <text:p>11,742.50</text:p>
          </table:table-cell>
          <table:table-cell table:style-name="ce219" table:formula="of:=IF([.A110]-[.$F$21]&lt;=[.B$20];MAX(MAX([.A110]-[.$F$21];0)-[.B$19];0)*[.C$20];([.B$20]-[.B$19])*[.C$20])" office:value-type="float" office:value="21942" calcext:value-type="float">
            <text:p>21,942.00</text:p>
          </table:table-cell>
          <table:table-cell table:style-name="ce219" table:formula="of:=IF([.A110]-[.$F$21]&lt;=[.B$21];MAX(MAX([.A110]-[.$F$21];0)-[.B$20];0)*[.C$21];([.B$21]-[.B$20])*[.C$21])" office:value-type="float" office:value="17528" calcext:value-type="float">
            <text:p>17,528.00</text:p>
          </table:table-cell>
          <table:table-cell table:style-name="ce219" table:formula="of:=IF([.A110]-[.$F$21]&lt;=[.B$22];MAX(MAX([.A110]-[.$F$21])-[.B$21];0)*[.C$22];([.B$22]-[.B$21])*[.C$22])" office:value-type="float" office:value="126918.75" calcext:value-type="float">
            <text:p>126,918.75</text:p>
          </table:table-cell>
          <table:table-cell table:style-name="ce219" table:formula="of:=IF([.A110]-[.$F$21]&lt;=[.B$23];MAX(MAX([.A110]-[.$F$21];0)-[.B$22];0)*[.C$23];([.B$23]-[.B$22])*[.C$23])" office:value-type="float" office:value="35390.5" calcext:value-type="float">
            <text:p>35,390.50</text:p>
          </table:table-cell>
          <table:table-cell table:style-name="ce276" table:formula="of:=SUM([.C110:.H110])" office:value-type="float" office:value="217787.75" calcext:value-type="float">
            <text:p>217,787.75</text:p>
          </table:table-cell>
          <table:table-cell table:style-name="ce219" table:formula="of:=IF([.A110]&lt;[.E$7];[.A110]*([.E$3]+[.E$5]);IF([.A110]&gt;=[.E$8];[.A110]*[.E$9];0))" office:value-type="float" office:value="6480" calcext:value-type="float">
            <text:p>6,480.00</text:p>
          </table:table-cell>
          <table:table-cell table:style-name="ce219" table:formula="of:=[.I110]+[.J110]" office:value-type="float" office:value="224267.75" calcext:value-type="float">
            <text:p>224,267.75</text:p>
          </table:table-cell>
          <table:table-cell table:style-name="ce276" table:formula="of:=[.A110]-[.K110]" office:value-type="float" office:value="495732.25" calcext:value-type="float">
            <text:p>495,732.25</text:p>
          </table:table-cell>
          <table:table-cell table:style-name="ce219" table:formula="of:=[.A110]+[.J110]" office:value-type="float" office:value="726480" calcext:value-type="float">
            <text:p>726,480.00</text:p>
          </table:table-cell>
          <table:table-cell table:style-name="ce219" table:formula="of:=[.I$4]" office:value-type="float" office:value="20000" calcext:value-type="float">
            <text:p>20,000.00</text:p>
          </table:table-cell>
          <table:table-cell table:style-name="ce219" table:formula="of:=[.M110]+[.N110]" office:value-type="float" office:value="746480" calcext:value-type="float">
            <text:p>746,480.00</text:p>
          </table:table-cell>
          <table:table-cell table:style-name="ce219" table:formula="of:=[.O110]*[.I$2]" office:value-type="float" office:value="253803.2" calcext:value-type="float">
            <text:p>253,803.20</text:p>
          </table:table-cell>
          <table:table-cell table:style-name="ce276" table:formula="of:=[.O110]-[.P110]" office:value-type="float" office:value="492676.8" calcext:value-type="float">
            <text:p>492,676.80</text:p>
          </table:table-cell>
          <table:table-cell table:number-columns-repeated="16332"/>
          <table:table-cell table:style-name="Default" table:number-columns-repeated="35"/>
        </table:table-row>
        <table:table-row table:style-name="ro2">
          <table:table-cell table:style-name="ce88" office:value-type="float" office:value="730000" calcext:value-type="float">
            <text:p>730,000</text:p>
          </table:table-cell>
          <table:table-cell table:style-name="ce88" table:formula="of:=[.Q111]-[.L111]" office:value-type="float" office:value="-2606.05000000005" calcext:value-type="float">
            <text:p>-2,606</text:p>
          </table:table-cell>
          <table:table-cell table:style-name="ce238" table:formula="of:=IF(([.A111]-[.$F$21])&lt;=[.B$18];MAX(MAX([.A111]-[.$F$21];0)-[.B$17];0)*[.C$18];([.B$18]-[.B$17])*[.C$18])" office:value-type="float" office:value="4266" calcext:value-type="float">
            <text:p>4,266.00</text:p>
          </table:table-cell>
          <table:table-cell table:style-name="ce219" table:formula="of:=IF([.A111]-[.$F$21]&lt;=[.B$19];MAX(MAX([.A111]-[.$F$21];0)-[.B$18];0)*[.C$19];([.B$19]-[.B$18])*[.C$19])" office:value-type="float" office:value="11742.5" calcext:value-type="float">
            <text:p>11,742.50</text:p>
          </table:table-cell>
          <table:table-cell table:style-name="ce219" table:formula="of:=IF([.A111]-[.$F$21]&lt;=[.B$20];MAX(MAX([.A111]-[.$F$21];0)-[.B$19];0)*[.C$20];([.B$20]-[.B$19])*[.C$20])" office:value-type="float" office:value="21942" calcext:value-type="float">
            <text:p>21,942.00</text:p>
          </table:table-cell>
          <table:table-cell table:style-name="ce219" table:formula="of:=IF([.A111]-[.$F$21]&lt;=[.B$21];MAX(MAX([.A111]-[.$F$21];0)-[.B$20];0)*[.C$21];([.B$21]-[.B$20])*[.C$21])" office:value-type="float" office:value="17528" calcext:value-type="float">
            <text:p>17,528.00</text:p>
          </table:table-cell>
          <table:table-cell table:style-name="ce219" table:formula="of:=IF([.A111]-[.$F$21]&lt;=[.B$22];MAX(MAX([.A111]-[.$F$21])-[.B$21];0)*[.C$22];([.B$22]-[.B$21])*[.C$22])" office:value-type="float" office:value="126918.75" calcext:value-type="float">
            <text:p>126,918.75</text:p>
          </table:table-cell>
          <table:table-cell table:style-name="ce219" table:formula="of:=IF([.A111]-[.$F$21]&lt;=[.B$23];MAX(MAX([.A111]-[.$F$21];0)-[.B$22];0)*[.C$23];([.B$23]-[.B$22])*[.C$23])" office:value-type="float" office:value="39090.5" calcext:value-type="float">
            <text:p>39,090.50</text:p>
          </table:table-cell>
          <table:table-cell table:style-name="ce276" table:formula="of:=SUM([.C111:.H111])" office:value-type="float" office:value="221487.75" calcext:value-type="float">
            <text:p>221,487.75</text:p>
          </table:table-cell>
          <table:table-cell table:style-name="ce219" table:formula="of:=IF([.A111]&lt;[.E$7];[.A111]*([.E$3]+[.E$5]);IF([.A111]&gt;=[.E$8];[.A111]*[.E$9];0))" office:value-type="float" office:value="6570" calcext:value-type="float">
            <text:p>6,570.00</text:p>
          </table:table-cell>
          <table:table-cell table:style-name="ce219" table:formula="of:=[.I111]+[.J111]" office:value-type="float" office:value="228057.75" calcext:value-type="float">
            <text:p>228,057.75</text:p>
          </table:table-cell>
          <table:table-cell table:style-name="ce276" table:formula="of:=[.A111]-[.K111]" office:value-type="float" office:value="501942.25" calcext:value-type="float">
            <text:p>501,942.25</text:p>
          </table:table-cell>
          <table:table-cell table:style-name="ce219" table:formula="of:=[.A111]+[.J111]" office:value-type="float" office:value="736570" calcext:value-type="float">
            <text:p>736,570.00</text:p>
          </table:table-cell>
          <table:table-cell table:style-name="ce219" table:formula="of:=[.I$4]" office:value-type="float" office:value="20000" calcext:value-type="float">
            <text:p>20,000.00</text:p>
          </table:table-cell>
          <table:table-cell table:style-name="ce219" table:formula="of:=[.M111]+[.N111]" office:value-type="float" office:value="756570" calcext:value-type="float">
            <text:p>756,570.00</text:p>
          </table:table-cell>
          <table:table-cell table:style-name="ce219" table:formula="of:=[.O111]*[.I$2]" office:value-type="float" office:value="257233.8" calcext:value-type="float">
            <text:p>257,233.80</text:p>
          </table:table-cell>
          <table:table-cell table:style-name="ce276" table:formula="of:=[.O111]-[.P111]" office:value-type="float" office:value="499336.2" calcext:value-type="float">
            <text:p>499,336.20</text:p>
          </table:table-cell>
          <table:table-cell table:number-columns-repeated="16332"/>
          <table:table-cell table:style-name="Default" table:number-columns-repeated="35"/>
        </table:table-row>
        <table:table-row table:style-name="ro2">
          <table:table-cell table:style-name="ce88" office:value-type="float" office:value="740000" calcext:value-type="float">
            <text:p>740,000</text:p>
          </table:table-cell>
          <table:table-cell table:style-name="ce88" table:formula="of:=[.Q112]-[.L112]" office:value-type="float" office:value="-2156.65000000002" calcext:value-type="float">
            <text:p>-2,157</text:p>
          </table:table-cell>
          <table:table-cell table:style-name="ce238" table:formula="of:=IF(([.A112]-[.$F$21])&lt;=[.B$18];MAX(MAX([.A112]-[.$F$21];0)-[.B$17];0)*[.C$18];([.B$18]-[.B$17])*[.C$18])" office:value-type="float" office:value="4266" calcext:value-type="float">
            <text:p>4,266.00</text:p>
          </table:table-cell>
          <table:table-cell table:style-name="ce219" table:formula="of:=IF([.A112]-[.$F$21]&lt;=[.B$19];MAX(MAX([.A112]-[.$F$21];0)-[.B$18];0)*[.C$19];([.B$19]-[.B$18])*[.C$19])" office:value-type="float" office:value="11742.5" calcext:value-type="float">
            <text:p>11,742.50</text:p>
          </table:table-cell>
          <table:table-cell table:style-name="ce219" table:formula="of:=IF([.A112]-[.$F$21]&lt;=[.B$20];MAX(MAX([.A112]-[.$F$21];0)-[.B$19];0)*[.C$20];([.B$20]-[.B$19])*[.C$20])" office:value-type="float" office:value="21942" calcext:value-type="float">
            <text:p>21,942.00</text:p>
          </table:table-cell>
          <table:table-cell table:style-name="ce219" table:formula="of:=IF([.A112]-[.$F$21]&lt;=[.B$21];MAX(MAX([.A112]-[.$F$21];0)-[.B$20];0)*[.C$21];([.B$21]-[.B$20])*[.C$21])" office:value-type="float" office:value="17528" calcext:value-type="float">
            <text:p>17,528.00</text:p>
          </table:table-cell>
          <table:table-cell table:style-name="ce219" table:formula="of:=IF([.A112]-[.$F$21]&lt;=[.B$22];MAX(MAX([.A112]-[.$F$21])-[.B$21];0)*[.C$22];([.B$22]-[.B$21])*[.C$22])" office:value-type="float" office:value="126918.75" calcext:value-type="float">
            <text:p>126,918.75</text:p>
          </table:table-cell>
          <table:table-cell table:style-name="ce219" table:formula="of:=IF([.A112]-[.$F$21]&lt;=[.B$23];MAX(MAX([.A112]-[.$F$21];0)-[.B$22];0)*[.C$23];([.B$23]-[.B$22])*[.C$23])" office:value-type="float" office:value="42790.5" calcext:value-type="float">
            <text:p>42,790.50</text:p>
          </table:table-cell>
          <table:table-cell table:style-name="ce276" table:formula="of:=SUM([.C112:.H112])" office:value-type="float" office:value="225187.75" calcext:value-type="float">
            <text:p>225,187.75</text:p>
          </table:table-cell>
          <table:table-cell table:style-name="ce219" table:formula="of:=IF([.A112]&lt;[.E$7];[.A112]*([.E$3]+[.E$5]);IF([.A112]&gt;=[.E$8];[.A112]*[.E$9];0))" office:value-type="float" office:value="6660" calcext:value-type="float">
            <text:p>6,660.00</text:p>
          </table:table-cell>
          <table:table-cell table:style-name="ce219" table:formula="of:=[.I112]+[.J112]" office:value-type="float" office:value="231847.75" calcext:value-type="float">
            <text:p>231,847.75</text:p>
          </table:table-cell>
          <table:table-cell table:style-name="ce276" table:formula="of:=[.A112]-[.K112]" office:value-type="float" office:value="508152.25" calcext:value-type="float">
            <text:p>508,152.25</text:p>
          </table:table-cell>
          <table:table-cell table:style-name="ce219" table:formula="of:=[.A112]+[.J112]" office:value-type="float" office:value="746660" calcext:value-type="float">
            <text:p>746,660.00</text:p>
          </table:table-cell>
          <table:table-cell table:style-name="ce219" table:formula="of:=[.I$4]" office:value-type="float" office:value="20000" calcext:value-type="float">
            <text:p>20,000.00</text:p>
          </table:table-cell>
          <table:table-cell table:style-name="ce219" table:formula="of:=[.M112]+[.N112]" office:value-type="float" office:value="766660" calcext:value-type="float">
            <text:p>766,660.00</text:p>
          </table:table-cell>
          <table:table-cell table:style-name="ce219" table:formula="of:=[.O112]*[.I$2]" office:value-type="float" office:value="260664.4" calcext:value-type="float">
            <text:p>260,664.40</text:p>
          </table:table-cell>
          <table:table-cell table:style-name="ce276" table:formula="of:=[.O112]-[.P112]" office:value-type="float" office:value="505995.6" calcext:value-type="float">
            <text:p>505,995.60</text:p>
          </table:table-cell>
          <table:table-cell table:number-columns-repeated="16332"/>
          <table:table-cell table:style-name="Default" table:number-columns-repeated="35"/>
        </table:table-row>
        <table:table-row table:style-name="ro2">
          <table:table-cell table:style-name="ce88" office:value-type="float" office:value="750000" calcext:value-type="float">
            <text:p>750,000</text:p>
          </table:table-cell>
          <table:table-cell table:style-name="ce88" table:formula="of:=[.Q113]-[.L113]" office:value-type="float" office:value="-1707.25" calcext:value-type="float">
            <text:p>-1,707</text:p>
          </table:table-cell>
          <table:table-cell table:style-name="ce238" table:formula="of:=IF(([.A113]-[.$F$21])&lt;=[.B$18];MAX(MAX([.A113]-[.$F$21];0)-[.B$17];0)*[.C$18];([.B$18]-[.B$17])*[.C$18])" office:value-type="float" office:value="4266" calcext:value-type="float">
            <text:p>4,266.00</text:p>
          </table:table-cell>
          <table:table-cell table:style-name="ce219" table:formula="of:=IF([.A113]-[.$F$21]&lt;=[.B$19];MAX(MAX([.A113]-[.$F$21];0)-[.B$18];0)*[.C$19];([.B$19]-[.B$18])*[.C$19])" office:value-type="float" office:value="11742.5" calcext:value-type="float">
            <text:p>11,742.50</text:p>
          </table:table-cell>
          <table:table-cell table:style-name="ce219" table:formula="of:=IF([.A113]-[.$F$21]&lt;=[.B$20];MAX(MAX([.A113]-[.$F$21];0)-[.B$19];0)*[.C$20];([.B$20]-[.B$19])*[.C$20])" office:value-type="float" office:value="21942" calcext:value-type="float">
            <text:p>21,942.00</text:p>
          </table:table-cell>
          <table:table-cell table:style-name="ce219" table:formula="of:=IF([.A113]-[.$F$21]&lt;=[.B$21];MAX(MAX([.A113]-[.$F$21];0)-[.B$20];0)*[.C$21];([.B$21]-[.B$20])*[.C$21])" office:value-type="float" office:value="17528" calcext:value-type="float">
            <text:p>17,528.00</text:p>
          </table:table-cell>
          <table:table-cell table:style-name="ce219" table:formula="of:=IF([.A113]-[.$F$21]&lt;=[.B$22];MAX(MAX([.A113]-[.$F$21])-[.B$21];0)*[.C$22];([.B$22]-[.B$21])*[.C$22])" office:value-type="float" office:value="126918.75" calcext:value-type="float">
            <text:p>126,918.75</text:p>
          </table:table-cell>
          <table:table-cell table:style-name="ce219" table:formula="of:=IF([.A113]-[.$F$21]&lt;=[.B$23];MAX(MAX([.A113]-[.$F$21];0)-[.B$22];0)*[.C$23];([.B$23]-[.B$22])*[.C$23])" office:value-type="float" office:value="46490.5" calcext:value-type="float">
            <text:p>46,490.50</text:p>
          </table:table-cell>
          <table:table-cell table:style-name="ce276" table:formula="of:=SUM([.C113:.H113])" office:value-type="float" office:value="228887.75" calcext:value-type="float">
            <text:p>228,887.75</text:p>
          </table:table-cell>
          <table:table-cell table:style-name="ce219" table:formula="of:=IF([.A113]&lt;[.E$7];[.A113]*([.E$3]+[.E$5]);IF([.A113]&gt;=[.E$8];[.A113]*[.E$9];0))" office:value-type="float" office:value="6750" calcext:value-type="float">
            <text:p>6,750.00</text:p>
          </table:table-cell>
          <table:table-cell table:style-name="ce219" table:formula="of:=[.I113]+[.J113]" office:value-type="float" office:value="235637.75" calcext:value-type="float">
            <text:p>235,637.75</text:p>
          </table:table-cell>
          <table:table-cell table:style-name="ce276" table:formula="of:=[.A113]-[.K113]" office:value-type="float" office:value="514362.25" calcext:value-type="float">
            <text:p>514,362.25</text:p>
          </table:table-cell>
          <table:table-cell table:style-name="ce219" table:formula="of:=[.A113]+[.J113]" office:value-type="float" office:value="756750" calcext:value-type="float">
            <text:p>756,750.00</text:p>
          </table:table-cell>
          <table:table-cell table:style-name="ce219" table:formula="of:=[.I$4]" office:value-type="float" office:value="20000" calcext:value-type="float">
            <text:p>20,000.00</text:p>
          </table:table-cell>
          <table:table-cell table:style-name="ce219" table:formula="of:=[.M113]+[.N113]" office:value-type="float" office:value="776750" calcext:value-type="float">
            <text:p>776,750.00</text:p>
          </table:table-cell>
          <table:table-cell table:style-name="ce219" table:formula="of:=[.O113]*[.I$2]" office:value-type="float" office:value="264095" calcext:value-type="float">
            <text:p>264,095.00</text:p>
          </table:table-cell>
          <table:table-cell table:style-name="ce276" table:formula="of:=[.O113]-[.P113]" office:value-type="float" office:value="512655" calcext:value-type="float">
            <text:p>512,655.00</text:p>
          </table:table-cell>
          <table:table-cell table:number-columns-repeated="16332"/>
          <table:table-cell table:style-name="Default" table:number-columns-repeated="35"/>
        </table:table-row>
        <table:table-row table:style-name="ro2">
          <table:table-cell table:style-name="ce88" office:value-type="float" office:value="760000" calcext:value-type="float">
            <text:p>760,000</text:p>
          </table:table-cell>
          <table:table-cell table:style-name="ce88" table:formula="of:=[.Q114]-[.L114]" office:value-type="float" office:value="-1257.85000000004" calcext:value-type="float">
            <text:p>-1,258</text:p>
          </table:table-cell>
          <table:table-cell table:style-name="ce238" table:formula="of:=IF(([.A114]-[.$F$21])&lt;=[.B$18];MAX(MAX([.A114]-[.$F$21];0)-[.B$17];0)*[.C$18];([.B$18]-[.B$17])*[.C$18])" office:value-type="float" office:value="4266" calcext:value-type="float">
            <text:p>4,266.00</text:p>
          </table:table-cell>
          <table:table-cell table:style-name="ce219" table:formula="of:=IF([.A114]-[.$F$21]&lt;=[.B$19];MAX(MAX([.A114]-[.$F$21];0)-[.B$18];0)*[.C$19];([.B$19]-[.B$18])*[.C$19])" office:value-type="float" office:value="11742.5" calcext:value-type="float">
            <text:p>11,742.50</text:p>
          </table:table-cell>
          <table:table-cell table:style-name="ce219" table:formula="of:=IF([.A114]-[.$F$21]&lt;=[.B$20];MAX(MAX([.A114]-[.$F$21];0)-[.B$19];0)*[.C$20];([.B$20]-[.B$19])*[.C$20])" office:value-type="float" office:value="21942" calcext:value-type="float">
            <text:p>21,942.00</text:p>
          </table:table-cell>
          <table:table-cell table:style-name="ce219" table:formula="of:=IF([.A114]-[.$F$21]&lt;=[.B$21];MAX(MAX([.A114]-[.$F$21];0)-[.B$20];0)*[.C$21];([.B$21]-[.B$20])*[.C$21])" office:value-type="float" office:value="17528" calcext:value-type="float">
            <text:p>17,528.00</text:p>
          </table:table-cell>
          <table:table-cell table:style-name="ce219" table:formula="of:=IF([.A114]-[.$F$21]&lt;=[.B$22];MAX(MAX([.A114]-[.$F$21])-[.B$21];0)*[.C$22];([.B$22]-[.B$21])*[.C$22])" office:value-type="float" office:value="126918.75" calcext:value-type="float">
            <text:p>126,918.75</text:p>
          </table:table-cell>
          <table:table-cell table:style-name="ce219" table:formula="of:=IF([.A114]-[.$F$21]&lt;=[.B$23];MAX(MAX([.A114]-[.$F$21];0)-[.B$22];0)*[.C$23];([.B$23]-[.B$22])*[.C$23])" office:value-type="float" office:value="50190.5" calcext:value-type="float">
            <text:p>50,190.50</text:p>
          </table:table-cell>
          <table:table-cell table:style-name="ce276" table:formula="of:=SUM([.C114:.H114])" office:value-type="float" office:value="232587.75" calcext:value-type="float">
            <text:p>232,587.75</text:p>
          </table:table-cell>
          <table:table-cell table:style-name="ce219" table:formula="of:=IF([.A114]&lt;[.E$7];[.A114]*([.E$3]+[.E$5]);IF([.A114]&gt;=[.E$8];[.A114]*[.E$9];0))" office:value-type="float" office:value="6840" calcext:value-type="float">
            <text:p>6,840.00</text:p>
          </table:table-cell>
          <table:table-cell table:style-name="ce219" table:formula="of:=[.I114]+[.J114]" office:value-type="float" office:value="239427.75" calcext:value-type="float">
            <text:p>239,427.75</text:p>
          </table:table-cell>
          <table:table-cell table:style-name="ce276" table:formula="of:=[.A114]-[.K114]" office:value-type="float" office:value="520572.25" calcext:value-type="float">
            <text:p>520,572.25</text:p>
          </table:table-cell>
          <table:table-cell table:style-name="ce219" table:formula="of:=[.A114]+[.J114]" office:value-type="float" office:value="766840" calcext:value-type="float">
            <text:p>766,840.00</text:p>
          </table:table-cell>
          <table:table-cell table:style-name="ce219" table:formula="of:=[.I$4]" office:value-type="float" office:value="20000" calcext:value-type="float">
            <text:p>20,000.00</text:p>
          </table:table-cell>
          <table:table-cell table:style-name="ce219" table:formula="of:=[.M114]+[.N114]" office:value-type="float" office:value="786840" calcext:value-type="float">
            <text:p>786,840.00</text:p>
          </table:table-cell>
          <table:table-cell table:style-name="ce219" table:formula="of:=[.O114]*[.I$2]" office:value-type="float" office:value="267525.6" calcext:value-type="float">
            <text:p>267,525.60</text:p>
          </table:table-cell>
          <table:table-cell table:style-name="ce276" table:formula="of:=[.O114]-[.P114]" office:value-type="float" office:value="519314.4" calcext:value-type="float">
            <text:p>519,314.40</text:p>
          </table:table-cell>
          <table:table-cell table:number-columns-repeated="16332"/>
          <table:table-cell table:style-name="Default" table:number-columns-repeated="35"/>
        </table:table-row>
        <table:table-row table:style-name="ro2">
          <table:table-cell table:style-name="ce88" office:value-type="float" office:value="770000" calcext:value-type="float">
            <text:p>770,000</text:p>
          </table:table-cell>
          <table:table-cell table:style-name="ce88" table:formula="of:=[.Q115]-[.L115]" office:value-type="float" office:value="-808.449999999953" calcext:value-type="float">
            <text:p>-808</text:p>
          </table:table-cell>
          <table:table-cell table:style-name="ce238" table:formula="of:=IF(([.A115]-[.$F$21])&lt;=[.B$18];MAX(MAX([.A115]-[.$F$21];0)-[.B$17];0)*[.C$18];([.B$18]-[.B$17])*[.C$18])" office:value-type="float" office:value="4266" calcext:value-type="float">
            <text:p>4,266.00</text:p>
          </table:table-cell>
          <table:table-cell table:style-name="ce219" table:formula="of:=IF([.A115]-[.$F$21]&lt;=[.B$19];MAX(MAX([.A115]-[.$F$21];0)-[.B$18];0)*[.C$19];([.B$19]-[.B$18])*[.C$19])" office:value-type="float" office:value="11742.5" calcext:value-type="float">
            <text:p>11,742.50</text:p>
          </table:table-cell>
          <table:table-cell table:style-name="ce219" table:formula="of:=IF([.A115]-[.$F$21]&lt;=[.B$20];MAX(MAX([.A115]-[.$F$21];0)-[.B$19];0)*[.C$20];([.B$20]-[.B$19])*[.C$20])" office:value-type="float" office:value="21942" calcext:value-type="float">
            <text:p>21,942.00</text:p>
          </table:table-cell>
          <table:table-cell table:style-name="ce219" table:formula="of:=IF([.A115]-[.$F$21]&lt;=[.B$21];MAX(MAX([.A115]-[.$F$21];0)-[.B$20];0)*[.C$21];([.B$21]-[.B$20])*[.C$21])" office:value-type="float" office:value="17528" calcext:value-type="float">
            <text:p>17,528.00</text:p>
          </table:table-cell>
          <table:table-cell table:style-name="ce219" table:formula="of:=IF([.A115]-[.$F$21]&lt;=[.B$22];MAX(MAX([.A115]-[.$F$21])-[.B$21];0)*[.C$22];([.B$22]-[.B$21])*[.C$22])" office:value-type="float" office:value="126918.75" calcext:value-type="float">
            <text:p>126,918.75</text:p>
          </table:table-cell>
          <table:table-cell table:style-name="ce219" table:formula="of:=IF([.A115]-[.$F$21]&lt;=[.B$23];MAX(MAX([.A115]-[.$F$21];0)-[.B$22];0)*[.C$23];([.B$23]-[.B$22])*[.C$23])" office:value-type="float" office:value="53890.5" calcext:value-type="float">
            <text:p>53,890.50</text:p>
          </table:table-cell>
          <table:table-cell table:style-name="ce276" table:formula="of:=SUM([.C115:.H115])" office:value-type="float" office:value="236287.75" calcext:value-type="float">
            <text:p>236,287.75</text:p>
          </table:table-cell>
          <table:table-cell table:style-name="ce219" table:formula="of:=IF([.A115]&lt;[.E$7];[.A115]*([.E$3]+[.E$5]);IF([.A115]&gt;=[.E$8];[.A115]*[.E$9];0))" office:value-type="float" office:value="6930" calcext:value-type="float">
            <text:p>6,930.00</text:p>
          </table:table-cell>
          <table:table-cell table:style-name="ce219" table:formula="of:=[.I115]+[.J115]" office:value-type="float" office:value="243217.75" calcext:value-type="float">
            <text:p>243,217.75</text:p>
          </table:table-cell>
          <table:table-cell table:style-name="ce276" table:formula="of:=[.A115]-[.K115]" office:value-type="float" office:value="526782.25" calcext:value-type="float">
            <text:p>526,782.25</text:p>
          </table:table-cell>
          <table:table-cell table:style-name="ce219" table:formula="of:=[.A115]+[.J115]" office:value-type="float" office:value="776930" calcext:value-type="float">
            <text:p>776,930.00</text:p>
          </table:table-cell>
          <table:table-cell table:style-name="ce219" table:formula="of:=[.I$4]" office:value-type="float" office:value="20000" calcext:value-type="float">
            <text:p>20,000.00</text:p>
          </table:table-cell>
          <table:table-cell table:style-name="ce219" table:formula="of:=[.M115]+[.N115]" office:value-type="float" office:value="796930" calcext:value-type="float">
            <text:p>796,930.00</text:p>
          </table:table-cell>
          <table:table-cell table:style-name="ce219" table:formula="of:=[.O115]*[.I$2]" office:value-type="float" office:value="270956.2" calcext:value-type="float">
            <text:p>270,956.20</text:p>
          </table:table-cell>
          <table:table-cell table:style-name="ce276" table:formula="of:=[.O115]-[.P115]" office:value-type="float" office:value="525973.8" calcext:value-type="float">
            <text:p>525,973.80</text:p>
          </table:table-cell>
          <table:table-cell table:number-columns-repeated="16332"/>
          <table:table-cell table:style-name="Default" table:number-columns-repeated="35"/>
        </table:table-row>
        <table:table-row table:style-name="ro2">
          <table:table-cell table:style-name="ce88" office:value-type="float" office:value="780000" calcext:value-type="float">
            <text:p>780,000</text:p>
          </table:table-cell>
          <table:table-cell table:style-name="ce88" table:formula="of:=[.Q116]-[.L116]" office:value-type="float" office:value="-359.050000000047" calcext:value-type="float">
            <text:p>-359</text:p>
          </table:table-cell>
          <table:table-cell table:style-name="ce238" table:formula="of:=IF(([.A116]-[.$F$21])&lt;=[.B$18];MAX(MAX([.A116]-[.$F$21];0)-[.B$17];0)*[.C$18];([.B$18]-[.B$17])*[.C$18])" office:value-type="float" office:value="4266" calcext:value-type="float">
            <text:p>4,266.00</text:p>
          </table:table-cell>
          <table:table-cell table:style-name="ce219" table:formula="of:=IF([.A116]-[.$F$21]&lt;=[.B$19];MAX(MAX([.A116]-[.$F$21];0)-[.B$18];0)*[.C$19];([.B$19]-[.B$18])*[.C$19])" office:value-type="float" office:value="11742.5" calcext:value-type="float">
            <text:p>11,742.50</text:p>
          </table:table-cell>
          <table:table-cell table:style-name="ce219" table:formula="of:=IF([.A116]-[.$F$21]&lt;=[.B$20];MAX(MAX([.A116]-[.$F$21];0)-[.B$19];0)*[.C$20];([.B$20]-[.B$19])*[.C$20])" office:value-type="float" office:value="21942" calcext:value-type="float">
            <text:p>21,942.00</text:p>
          </table:table-cell>
          <table:table-cell table:style-name="ce219" table:formula="of:=IF([.A116]-[.$F$21]&lt;=[.B$21];MAX(MAX([.A116]-[.$F$21];0)-[.B$20];0)*[.C$21];([.B$21]-[.B$20])*[.C$21])" office:value-type="float" office:value="17528" calcext:value-type="float">
            <text:p>17,528.00</text:p>
          </table:table-cell>
          <table:table-cell table:style-name="ce219" table:formula="of:=IF([.A116]-[.$F$21]&lt;=[.B$22];MAX(MAX([.A116]-[.$F$21])-[.B$21];0)*[.C$22];([.B$22]-[.B$21])*[.C$22])" office:value-type="float" office:value="126918.75" calcext:value-type="float">
            <text:p>126,918.75</text:p>
          </table:table-cell>
          <table:table-cell table:style-name="ce219" table:formula="of:=IF([.A116]-[.$F$21]&lt;=[.B$23];MAX(MAX([.A116]-[.$F$21];0)-[.B$22];0)*[.C$23];([.B$23]-[.B$22])*[.C$23])" office:value-type="float" office:value="57590.5" calcext:value-type="float">
            <text:p>57,590.50</text:p>
          </table:table-cell>
          <table:table-cell table:style-name="ce276" table:formula="of:=SUM([.C116:.H116])" office:value-type="float" office:value="239987.75" calcext:value-type="float">
            <text:p>239,987.75</text:p>
          </table:table-cell>
          <table:table-cell table:style-name="ce219" table:formula="of:=IF([.A116]&lt;[.E$7];[.A116]*([.E$3]+[.E$5]);IF([.A116]&gt;=[.E$8];[.A116]*[.E$9];0))" office:value-type="float" office:value="7020" calcext:value-type="float">
            <text:p>7,020.00</text:p>
          </table:table-cell>
          <table:table-cell table:style-name="ce219" table:formula="of:=[.I116]+[.J116]" office:value-type="float" office:value="247007.75" calcext:value-type="float">
            <text:p>247,007.75</text:p>
          </table:table-cell>
          <table:table-cell table:style-name="ce276" table:formula="of:=[.A116]-[.K116]" office:value-type="float" office:value="532992.25" calcext:value-type="float">
            <text:p>532,992.25</text:p>
          </table:table-cell>
          <table:table-cell table:style-name="ce219" table:formula="of:=[.A116]+[.J116]" office:value-type="float" office:value="787020" calcext:value-type="float">
            <text:p>787,020.00</text:p>
          </table:table-cell>
          <table:table-cell table:style-name="ce219" table:formula="of:=[.I$4]" office:value-type="float" office:value="20000" calcext:value-type="float">
            <text:p>20,000.00</text:p>
          </table:table-cell>
          <table:table-cell table:style-name="ce219" table:formula="of:=[.M116]+[.N116]" office:value-type="float" office:value="807020" calcext:value-type="float">
            <text:p>807,020.00</text:p>
          </table:table-cell>
          <table:table-cell table:style-name="ce219" table:formula="of:=[.O116]*[.I$2]" office:value-type="float" office:value="274386.8" calcext:value-type="float">
            <text:p>274,386.80</text:p>
          </table:table-cell>
          <table:table-cell table:style-name="ce276" table:formula="of:=[.O116]-[.P116]" office:value-type="float" office:value="532633.2" calcext:value-type="float">
            <text:p>532,633.20</text:p>
          </table:table-cell>
          <table:table-cell table:number-columns-repeated="16332"/>
          <table:table-cell table:style-name="Default" table:number-columns-repeated="35"/>
        </table:table-row>
        <table:table-row table:style-name="ro2">
          <table:table-cell table:style-name="ce88" office:value-type="float" office:value="790000" calcext:value-type="float">
            <text:p>790,000</text:p>
          </table:table-cell>
          <table:table-cell table:style-name="ce88" table:formula="of:=[.Q117]-[.L117]" office:value-type="float" office:value="90.3499999999767" calcext:value-type="float">
            <text:p>90</text:p>
          </table:table-cell>
          <table:table-cell table:style-name="ce238" table:formula="of:=IF(([.A117]-[.$F$21])&lt;=[.B$18];MAX(MAX([.A117]-[.$F$21];0)-[.B$17];0)*[.C$18];([.B$18]-[.B$17])*[.C$18])" office:value-type="float" office:value="4266" calcext:value-type="float">
            <text:p>4,266.00</text:p>
          </table:table-cell>
          <table:table-cell table:style-name="ce219" table:formula="of:=IF([.A117]-[.$F$21]&lt;=[.B$19];MAX(MAX([.A117]-[.$F$21];0)-[.B$18];0)*[.C$19];([.B$19]-[.B$18])*[.C$19])" office:value-type="float" office:value="11742.5" calcext:value-type="float">
            <text:p>11,742.50</text:p>
          </table:table-cell>
          <table:table-cell table:style-name="ce219" table:formula="of:=IF([.A117]-[.$F$21]&lt;=[.B$20];MAX(MAX([.A117]-[.$F$21];0)-[.B$19];0)*[.C$20];([.B$20]-[.B$19])*[.C$20])" office:value-type="float" office:value="21942" calcext:value-type="float">
            <text:p>21,942.00</text:p>
          </table:table-cell>
          <table:table-cell table:style-name="ce219" table:formula="of:=IF([.A117]-[.$F$21]&lt;=[.B$21];MAX(MAX([.A117]-[.$F$21];0)-[.B$20];0)*[.C$21];([.B$21]-[.B$20])*[.C$21])" office:value-type="float" office:value="17528" calcext:value-type="float">
            <text:p>17,528.00</text:p>
          </table:table-cell>
          <table:table-cell table:style-name="ce219" table:formula="of:=IF([.A117]-[.$F$21]&lt;=[.B$22];MAX(MAX([.A117]-[.$F$21])-[.B$21];0)*[.C$22];([.B$22]-[.B$21])*[.C$22])" office:value-type="float" office:value="126918.75" calcext:value-type="float">
            <text:p>126,918.75</text:p>
          </table:table-cell>
          <table:table-cell table:style-name="ce219" table:formula="of:=IF([.A117]-[.$F$21]&lt;=[.B$23];MAX(MAX([.A117]-[.$F$21];0)-[.B$22];0)*[.C$23];([.B$23]-[.B$22])*[.C$23])" office:value-type="float" office:value="61290.5" calcext:value-type="float">
            <text:p>61,290.50</text:p>
          </table:table-cell>
          <table:table-cell table:style-name="ce276" table:formula="of:=SUM([.C117:.H117])" office:value-type="float" office:value="243687.75" calcext:value-type="float">
            <text:p>243,687.75</text:p>
          </table:table-cell>
          <table:table-cell table:style-name="ce219" table:formula="of:=IF([.A117]&lt;[.E$7];[.A117]*([.E$3]+[.E$5]);IF([.A117]&gt;=[.E$8];[.A117]*[.E$9];0))" office:value-type="float" office:value="7110" calcext:value-type="float">
            <text:p>7,110.00</text:p>
          </table:table-cell>
          <table:table-cell table:style-name="ce219" table:formula="of:=[.I117]+[.J117]" office:value-type="float" office:value="250797.75" calcext:value-type="float">
            <text:p>250,797.75</text:p>
          </table:table-cell>
          <table:table-cell table:style-name="ce276" table:formula="of:=[.A117]-[.K117]" office:value-type="float" office:value="539202.25" calcext:value-type="float">
            <text:p>539,202.25</text:p>
          </table:table-cell>
          <table:table-cell table:style-name="ce219" table:formula="of:=[.A117]+[.J117]" office:value-type="float" office:value="797110" calcext:value-type="float">
            <text:p>797,110.00</text:p>
          </table:table-cell>
          <table:table-cell table:style-name="ce219" table:formula="of:=[.I$4]" office:value-type="float" office:value="20000" calcext:value-type="float">
            <text:p>20,000.00</text:p>
          </table:table-cell>
          <table:table-cell table:style-name="ce219" table:formula="of:=[.M117]+[.N117]" office:value-type="float" office:value="817110" calcext:value-type="float">
            <text:p>817,110.00</text:p>
          </table:table-cell>
          <table:table-cell table:style-name="ce219" table:formula="of:=[.O117]*[.I$2]" office:value-type="float" office:value="277817.4" calcext:value-type="float">
            <text:p>277,817.40</text:p>
          </table:table-cell>
          <table:table-cell table:style-name="ce276" table:formula="of:=[.O117]-[.P117]" office:value-type="float" office:value="539292.6" calcext:value-type="float">
            <text:p>539,292.60</text:p>
          </table:table-cell>
          <table:table-cell table:number-columns-repeated="16332"/>
          <table:table-cell table:style-name="Default" table:number-columns-repeated="35"/>
        </table:table-row>
        <table:table-row table:style-name="ro2">
          <table:table-cell table:style-name="ce88" office:value-type="float" office:value="800000" calcext:value-type="float">
            <text:p>800,000</text:p>
          </table:table-cell>
          <table:table-cell table:style-name="ce88" table:formula="of:=[.Q118]-[.L118]" office:value-type="float" office:value="539.75" calcext:value-type="float">
            <text:p>540</text:p>
          </table:table-cell>
          <table:table-cell table:style-name="ce238" table:formula="of:=IF(([.A118]-[.$F$21])&lt;=[.B$18];MAX(MAX([.A118]-[.$F$21];0)-[.B$17];0)*[.C$18];([.B$18]-[.B$17])*[.C$18])" office:value-type="float" office:value="4266" calcext:value-type="float">
            <text:p>4,266.00</text:p>
          </table:table-cell>
          <table:table-cell table:style-name="ce219" table:formula="of:=IF([.A118]-[.$F$21]&lt;=[.B$19];MAX(MAX([.A118]-[.$F$21];0)-[.B$18];0)*[.C$19];([.B$19]-[.B$18])*[.C$19])" office:value-type="float" office:value="11742.5" calcext:value-type="float">
            <text:p>11,742.50</text:p>
          </table:table-cell>
          <table:table-cell table:style-name="ce219" table:formula="of:=IF([.A118]-[.$F$21]&lt;=[.B$20];MAX(MAX([.A118]-[.$F$21];0)-[.B$19];0)*[.C$20];([.B$20]-[.B$19])*[.C$20])" office:value-type="float" office:value="21942" calcext:value-type="float">
            <text:p>21,942.00</text:p>
          </table:table-cell>
          <table:table-cell table:style-name="ce219" table:formula="of:=IF([.A118]-[.$F$21]&lt;=[.B$21];MAX(MAX([.A118]-[.$F$21];0)-[.B$20];0)*[.C$21];([.B$21]-[.B$20])*[.C$21])" office:value-type="float" office:value="17528" calcext:value-type="float">
            <text:p>17,528.00</text:p>
          </table:table-cell>
          <table:table-cell table:style-name="ce219" table:formula="of:=IF([.A118]-[.$F$21]&lt;=[.B$22];MAX(MAX([.A118]-[.$F$21])-[.B$21];0)*[.C$22];([.B$22]-[.B$21])*[.C$22])" office:value-type="float" office:value="126918.75" calcext:value-type="float">
            <text:p>126,918.75</text:p>
          </table:table-cell>
          <table:table-cell table:style-name="ce219" table:formula="of:=IF([.A118]-[.$F$21]&lt;=[.B$23];MAX(MAX([.A118]-[.$F$21];0)-[.B$22];0)*[.C$23];([.B$23]-[.B$22])*[.C$23])" office:value-type="float" office:value="64990.5" calcext:value-type="float">
            <text:p>64,990.50</text:p>
          </table:table-cell>
          <table:table-cell table:style-name="ce276" table:formula="of:=SUM([.C118:.H118])" office:value-type="float" office:value="247387.75" calcext:value-type="float">
            <text:p>247,387.75</text:p>
          </table:table-cell>
          <table:table-cell table:style-name="ce219" table:formula="of:=IF([.A118]&lt;[.E$7];[.A118]*([.E$3]+[.E$5]);IF([.A118]&gt;=[.E$8];[.A118]*[.E$9];0))" office:value-type="float" office:value="7200" calcext:value-type="float">
            <text:p>7,200.00</text:p>
          </table:table-cell>
          <table:table-cell table:style-name="ce219" table:formula="of:=[.I118]+[.J118]" office:value-type="float" office:value="254587.75" calcext:value-type="float">
            <text:p>254,587.75</text:p>
          </table:table-cell>
          <table:table-cell table:style-name="ce276" table:formula="of:=[.A118]-[.K118]" office:value-type="float" office:value="545412.25" calcext:value-type="float">
            <text:p>545,412.25</text:p>
          </table:table-cell>
          <table:table-cell table:style-name="ce219" table:formula="of:=[.A118]+[.J118]" office:value-type="float" office:value="807200" calcext:value-type="float">
            <text:p>807,200.00</text:p>
          </table:table-cell>
          <table:table-cell table:style-name="ce219" table:formula="of:=[.I$4]" office:value-type="float" office:value="20000" calcext:value-type="float">
            <text:p>20,000.00</text:p>
          </table:table-cell>
          <table:table-cell table:style-name="ce219" table:formula="of:=[.M118]+[.N118]" office:value-type="float" office:value="827200" calcext:value-type="float">
            <text:p>827,200.00</text:p>
          </table:table-cell>
          <table:table-cell table:style-name="ce219" table:formula="of:=[.O118]*[.I$2]" office:value-type="float" office:value="281248" calcext:value-type="float">
            <text:p>281,248.00</text:p>
          </table:table-cell>
          <table:table-cell table:style-name="ce276" table:formula="of:=[.O118]-[.P118]" office:value-type="float" office:value="545952" calcext:value-type="float">
            <text:p>545,952.00</text:p>
          </table:table-cell>
          <table:table-cell table:number-columns-repeated="16332"/>
          <table:table-cell table:style-name="Default" table:number-columns-repeated="35"/>
        </table:table-row>
        <table:table-row table:style-name="ro2">
          <table:table-cell table:style-name="ce88" office:value-type="float" office:value="810000" calcext:value-type="float">
            <text:p>810,000</text:p>
          </table:table-cell>
          <table:table-cell table:style-name="ce88" table:formula="of:=[.Q119]-[.L119]" office:value-type="float" office:value="989.149999999907" calcext:value-type="float">
            <text:p>989</text:p>
          </table:table-cell>
          <table:table-cell table:style-name="ce238" table:formula="of:=IF(([.A119]-[.$F$21])&lt;=[.B$18];MAX(MAX([.A119]-[.$F$21];0)-[.B$17];0)*[.C$18];([.B$18]-[.B$17])*[.C$18])" office:value-type="float" office:value="4266" calcext:value-type="float">
            <text:p>4,266.00</text:p>
          </table:table-cell>
          <table:table-cell table:style-name="ce219" table:formula="of:=IF([.A119]-[.$F$21]&lt;=[.B$19];MAX(MAX([.A119]-[.$F$21];0)-[.B$18];0)*[.C$19];([.B$19]-[.B$18])*[.C$19])" office:value-type="float" office:value="11742.5" calcext:value-type="float">
            <text:p>11,742.50</text:p>
          </table:table-cell>
          <table:table-cell table:style-name="ce219" table:formula="of:=IF([.A119]-[.$F$21]&lt;=[.B$20];MAX(MAX([.A119]-[.$F$21];0)-[.B$19];0)*[.C$20];([.B$20]-[.B$19])*[.C$20])" office:value-type="float" office:value="21942" calcext:value-type="float">
            <text:p>21,942.00</text:p>
          </table:table-cell>
          <table:table-cell table:style-name="ce219" table:formula="of:=IF([.A119]-[.$F$21]&lt;=[.B$21];MAX(MAX([.A119]-[.$F$21];0)-[.B$20];0)*[.C$21];([.B$21]-[.B$20])*[.C$21])" office:value-type="float" office:value="17528" calcext:value-type="float">
            <text:p>17,528.00</text:p>
          </table:table-cell>
          <table:table-cell table:style-name="ce219" table:formula="of:=IF([.A119]-[.$F$21]&lt;=[.B$22];MAX(MAX([.A119]-[.$F$21])-[.B$21];0)*[.C$22];([.B$22]-[.B$21])*[.C$22])" office:value-type="float" office:value="126918.75" calcext:value-type="float">
            <text:p>126,918.75</text:p>
          </table:table-cell>
          <table:table-cell table:style-name="ce219" table:formula="of:=IF([.A119]-[.$F$21]&lt;=[.B$23];MAX(MAX([.A119]-[.$F$21];0)-[.B$22];0)*[.C$23];([.B$23]-[.B$22])*[.C$23])" office:value-type="float" office:value="68690.5" calcext:value-type="float">
            <text:p>68,690.50</text:p>
          </table:table-cell>
          <table:table-cell table:style-name="ce276" table:formula="of:=SUM([.C119:.H119])" office:value-type="float" office:value="251087.75" calcext:value-type="float">
            <text:p>251,087.75</text:p>
          </table:table-cell>
          <table:table-cell table:style-name="ce219" table:formula="of:=IF([.A119]&lt;[.E$7];[.A119]*([.E$3]+[.E$5]);IF([.A119]&gt;=[.E$8];[.A119]*[.E$9];0))" office:value-type="float" office:value="7290" calcext:value-type="float">
            <text:p>7,290.00</text:p>
          </table:table-cell>
          <table:table-cell table:style-name="ce219" table:formula="of:=[.I119]+[.J119]" office:value-type="float" office:value="258377.75" calcext:value-type="float">
            <text:p>258,377.75</text:p>
          </table:table-cell>
          <table:table-cell table:style-name="ce276" table:formula="of:=[.A119]-[.K119]" office:value-type="float" office:value="551622.25" calcext:value-type="float">
            <text:p>551,622.25</text:p>
          </table:table-cell>
          <table:table-cell table:style-name="ce219" table:formula="of:=[.A119]+[.J119]" office:value-type="float" office:value="817290" calcext:value-type="float">
            <text:p>817,290.00</text:p>
          </table:table-cell>
          <table:table-cell table:style-name="ce219" table:formula="of:=[.I$4]" office:value-type="float" office:value="20000" calcext:value-type="float">
            <text:p>20,000.00</text:p>
          </table:table-cell>
          <table:table-cell table:style-name="ce219" table:formula="of:=[.M119]+[.N119]" office:value-type="float" office:value="837290" calcext:value-type="float">
            <text:p>837,290.00</text:p>
          </table:table-cell>
          <table:table-cell table:style-name="ce219" table:formula="of:=[.O119]*[.I$2]" office:value-type="float" office:value="284678.6" calcext:value-type="float">
            <text:p>284,678.60</text:p>
          </table:table-cell>
          <table:table-cell table:style-name="ce276" table:formula="of:=[.O119]-[.P119]" office:value-type="float" office:value="552611.4" calcext:value-type="float">
            <text:p>552,611.40</text:p>
          </table:table-cell>
          <table:table-cell table:number-columns-repeated="16332"/>
          <table:table-cell table:style-name="Default" table:number-columns-repeated="35"/>
        </table:table-row>
        <table:table-row table:style-name="ro2">
          <table:table-cell table:style-name="ce88" office:value-type="float" office:value="820000" calcext:value-type="float">
            <text:p>820,000</text:p>
          </table:table-cell>
          <table:table-cell table:style-name="ce88" table:formula="of:=[.Q120]-[.L120]" office:value-type="float" office:value="1438.55000000005" calcext:value-type="float">
            <text:p>1,439</text:p>
          </table:table-cell>
          <table:table-cell table:style-name="ce238" table:formula="of:=IF(([.A120]-[.$F$21])&lt;=[.B$18];MAX(MAX([.A120]-[.$F$21];0)-[.B$17];0)*[.C$18];([.B$18]-[.B$17])*[.C$18])" office:value-type="float" office:value="4266" calcext:value-type="float">
            <text:p>4,266.00</text:p>
          </table:table-cell>
          <table:table-cell table:style-name="ce219" table:formula="of:=IF([.A120]-[.$F$21]&lt;=[.B$19];MAX(MAX([.A120]-[.$F$21];0)-[.B$18];0)*[.C$19];([.B$19]-[.B$18])*[.C$19])" office:value-type="float" office:value="11742.5" calcext:value-type="float">
            <text:p>11,742.50</text:p>
          </table:table-cell>
          <table:table-cell table:style-name="ce219" table:formula="of:=IF([.A120]-[.$F$21]&lt;=[.B$20];MAX(MAX([.A120]-[.$F$21];0)-[.B$19];0)*[.C$20];([.B$20]-[.B$19])*[.C$20])" office:value-type="float" office:value="21942" calcext:value-type="float">
            <text:p>21,942.00</text:p>
          </table:table-cell>
          <table:table-cell table:style-name="ce219" table:formula="of:=IF([.A120]-[.$F$21]&lt;=[.B$21];MAX(MAX([.A120]-[.$F$21];0)-[.B$20];0)*[.C$21];([.B$21]-[.B$20])*[.C$21])" office:value-type="float" office:value="17528" calcext:value-type="float">
            <text:p>17,528.00</text:p>
          </table:table-cell>
          <table:table-cell table:style-name="ce219" table:formula="of:=IF([.A120]-[.$F$21]&lt;=[.B$22];MAX(MAX([.A120]-[.$F$21])-[.B$21];0)*[.C$22];([.B$22]-[.B$21])*[.C$22])" office:value-type="float" office:value="126918.75" calcext:value-type="float">
            <text:p>126,918.75</text:p>
          </table:table-cell>
          <table:table-cell table:style-name="ce219" table:formula="of:=IF([.A120]-[.$F$21]&lt;=[.B$23];MAX(MAX([.A120]-[.$F$21];0)-[.B$22];0)*[.C$23];([.B$23]-[.B$22])*[.C$23])" office:value-type="float" office:value="72390.5" calcext:value-type="float">
            <text:p>72,390.50</text:p>
          </table:table-cell>
          <table:table-cell table:style-name="ce276" table:formula="of:=SUM([.C120:.H120])" office:value-type="float" office:value="254787.75" calcext:value-type="float">
            <text:p>254,787.75</text:p>
          </table:table-cell>
          <table:table-cell table:style-name="ce219" table:formula="of:=IF([.A120]&lt;[.E$7];[.A120]*([.E$3]+[.E$5]);IF([.A120]&gt;=[.E$8];[.A120]*[.E$9];0))" office:value-type="float" office:value="7380" calcext:value-type="float">
            <text:p>7,380.00</text:p>
          </table:table-cell>
          <table:table-cell table:style-name="ce219" table:formula="of:=[.I120]+[.J120]" office:value-type="float" office:value="262167.75" calcext:value-type="float">
            <text:p>262,167.75</text:p>
          </table:table-cell>
          <table:table-cell table:style-name="ce276" table:formula="of:=[.A120]-[.K120]" office:value-type="float" office:value="557832.25" calcext:value-type="float">
            <text:p>557,832.25</text:p>
          </table:table-cell>
          <table:table-cell table:style-name="ce219" table:formula="of:=[.A120]+[.J120]" office:value-type="float" office:value="827380" calcext:value-type="float">
            <text:p>827,380.00</text:p>
          </table:table-cell>
          <table:table-cell table:style-name="ce219" table:formula="of:=[.I$4]" office:value-type="float" office:value="20000" calcext:value-type="float">
            <text:p>20,000.00</text:p>
          </table:table-cell>
          <table:table-cell table:style-name="ce219" table:formula="of:=[.M120]+[.N120]" office:value-type="float" office:value="847380" calcext:value-type="float">
            <text:p>847,380.00</text:p>
          </table:table-cell>
          <table:table-cell table:style-name="ce219" table:formula="of:=[.O120]*[.I$2]" office:value-type="float" office:value="288109.2" calcext:value-type="float">
            <text:p>288,109.20</text:p>
          </table:table-cell>
          <table:table-cell table:style-name="ce276" table:formula="of:=[.O120]-[.P120]" office:value-type="float" office:value="559270.8" calcext:value-type="float">
            <text:p>559,270.80</text:p>
          </table:table-cell>
          <table:table-cell table:number-columns-repeated="16332"/>
          <table:table-cell table:style-name="Default" table:number-columns-repeated="35"/>
        </table:table-row>
        <table:table-row table:style-name="ro2">
          <table:table-cell table:style-name="ce88" office:value-type="float" office:value="830000" calcext:value-type="float">
            <text:p>830,000</text:p>
          </table:table-cell>
          <table:table-cell table:style-name="ce88" table:formula="of:=[.Q121]-[.L121]" office:value-type="float" office:value="1887.94999999995" calcext:value-type="float">
            <text:p>1,888</text:p>
          </table:table-cell>
          <table:table-cell table:style-name="ce238" table:formula="of:=IF(([.A121]-[.$F$21])&lt;=[.B$18];MAX(MAX([.A121]-[.$F$21];0)-[.B$17];0)*[.C$18];([.B$18]-[.B$17])*[.C$18])" office:value-type="float" office:value="4266" calcext:value-type="float">
            <text:p>4,266.00</text:p>
          </table:table-cell>
          <table:table-cell table:style-name="ce219" table:formula="of:=IF([.A121]-[.$F$21]&lt;=[.B$19];MAX(MAX([.A121]-[.$F$21];0)-[.B$18];0)*[.C$19];([.B$19]-[.B$18])*[.C$19])" office:value-type="float" office:value="11742.5" calcext:value-type="float">
            <text:p>11,742.50</text:p>
          </table:table-cell>
          <table:table-cell table:style-name="ce219" table:formula="of:=IF([.A121]-[.$F$21]&lt;=[.B$20];MAX(MAX([.A121]-[.$F$21];0)-[.B$19];0)*[.C$20];([.B$20]-[.B$19])*[.C$20])" office:value-type="float" office:value="21942" calcext:value-type="float">
            <text:p>21,942.00</text:p>
          </table:table-cell>
          <table:table-cell table:style-name="ce219" table:formula="of:=IF([.A121]-[.$F$21]&lt;=[.B$21];MAX(MAX([.A121]-[.$F$21];0)-[.B$20];0)*[.C$21];([.B$21]-[.B$20])*[.C$21])" office:value-type="float" office:value="17528" calcext:value-type="float">
            <text:p>17,528.00</text:p>
          </table:table-cell>
          <table:table-cell table:style-name="ce219" table:formula="of:=IF([.A121]-[.$F$21]&lt;=[.B$22];MAX(MAX([.A121]-[.$F$21])-[.B$21];0)*[.C$22];([.B$22]-[.B$21])*[.C$22])" office:value-type="float" office:value="126918.75" calcext:value-type="float">
            <text:p>126,918.75</text:p>
          </table:table-cell>
          <table:table-cell table:style-name="ce219" table:formula="of:=IF([.A121]-[.$F$21]&lt;=[.B$23];MAX(MAX([.A121]-[.$F$21];0)-[.B$22];0)*[.C$23];([.B$23]-[.B$22])*[.C$23])" office:value-type="float" office:value="76090.5" calcext:value-type="float">
            <text:p>76,090.50</text:p>
          </table:table-cell>
          <table:table-cell table:style-name="ce276" table:formula="of:=SUM([.C121:.H121])" office:value-type="float" office:value="258487.75" calcext:value-type="float">
            <text:p>258,487.75</text:p>
          </table:table-cell>
          <table:table-cell table:style-name="ce219" table:formula="of:=IF([.A121]&lt;[.E$7];[.A121]*([.E$3]+[.E$5]);IF([.A121]&gt;=[.E$8];[.A121]*[.E$9];0))" office:value-type="float" office:value="7470" calcext:value-type="float">
            <text:p>7,470.00</text:p>
          </table:table-cell>
          <table:table-cell table:style-name="ce219" table:formula="of:=[.I121]+[.J121]" office:value-type="float" office:value="265957.75" calcext:value-type="float">
            <text:p>265,957.75</text:p>
          </table:table-cell>
          <table:table-cell table:style-name="ce276" table:formula="of:=[.A121]-[.K121]" office:value-type="float" office:value="564042.25" calcext:value-type="float">
            <text:p>564,042.25</text:p>
          </table:table-cell>
          <table:table-cell table:style-name="ce219" table:formula="of:=[.A121]+[.J121]" office:value-type="float" office:value="837470" calcext:value-type="float">
            <text:p>837,470.00</text:p>
          </table:table-cell>
          <table:table-cell table:style-name="ce219" table:formula="of:=[.I$4]" office:value-type="float" office:value="20000" calcext:value-type="float">
            <text:p>20,000.00</text:p>
          </table:table-cell>
          <table:table-cell table:style-name="ce219" table:formula="of:=[.M121]+[.N121]" office:value-type="float" office:value="857470" calcext:value-type="float">
            <text:p>857,470.00</text:p>
          </table:table-cell>
          <table:table-cell table:style-name="ce219" table:formula="of:=[.O121]*[.I$2]" office:value-type="float" office:value="291539.8" calcext:value-type="float">
            <text:p>291,539.80</text:p>
          </table:table-cell>
          <table:table-cell table:style-name="ce276" table:formula="of:=[.O121]-[.P121]" office:value-type="float" office:value="565930.2" calcext:value-type="float">
            <text:p>565,930.20</text:p>
          </table:table-cell>
          <table:table-cell table:number-columns-repeated="16332"/>
          <table:table-cell table:style-name="Default" table:number-columns-repeated="35"/>
        </table:table-row>
        <table:table-row table:style-name="ro2">
          <table:table-cell table:style-name="ce88" office:value-type="float" office:value="840000" calcext:value-type="float">
            <text:p>840,000</text:p>
          </table:table-cell>
          <table:table-cell table:style-name="ce88" table:formula="of:=[.Q122]-[.L122]" office:value-type="float" office:value="2337.34999999998" calcext:value-type="float">
            <text:p>2,337</text:p>
          </table:table-cell>
          <table:table-cell table:style-name="ce238" table:formula="of:=IF(([.A122]-[.$F$21])&lt;=[.B$18];MAX(MAX([.A122]-[.$F$21];0)-[.B$17];0)*[.C$18];([.B$18]-[.B$17])*[.C$18])" office:value-type="float" office:value="4266" calcext:value-type="float">
            <text:p>4,266.00</text:p>
          </table:table-cell>
          <table:table-cell table:style-name="ce219" table:formula="of:=IF([.A122]-[.$F$21]&lt;=[.B$19];MAX(MAX([.A122]-[.$F$21];0)-[.B$18];0)*[.C$19];([.B$19]-[.B$18])*[.C$19])" office:value-type="float" office:value="11742.5" calcext:value-type="float">
            <text:p>11,742.50</text:p>
          </table:table-cell>
          <table:table-cell table:style-name="ce219" table:formula="of:=IF([.A122]-[.$F$21]&lt;=[.B$20];MAX(MAX([.A122]-[.$F$21];0)-[.B$19];0)*[.C$20];([.B$20]-[.B$19])*[.C$20])" office:value-type="float" office:value="21942" calcext:value-type="float">
            <text:p>21,942.00</text:p>
          </table:table-cell>
          <table:table-cell table:style-name="ce219" table:formula="of:=IF([.A122]-[.$F$21]&lt;=[.B$21];MAX(MAX([.A122]-[.$F$21];0)-[.B$20];0)*[.C$21];([.B$21]-[.B$20])*[.C$21])" office:value-type="float" office:value="17528" calcext:value-type="float">
            <text:p>17,528.00</text:p>
          </table:table-cell>
          <table:table-cell table:style-name="ce219" table:formula="of:=IF([.A122]-[.$F$21]&lt;=[.B$22];MAX(MAX([.A122]-[.$F$21])-[.B$21];0)*[.C$22];([.B$22]-[.B$21])*[.C$22])" office:value-type="float" office:value="126918.75" calcext:value-type="float">
            <text:p>126,918.75</text:p>
          </table:table-cell>
          <table:table-cell table:style-name="ce219" table:formula="of:=IF([.A122]-[.$F$21]&lt;=[.B$23];MAX(MAX([.A122]-[.$F$21];0)-[.B$22];0)*[.C$23];([.B$23]-[.B$22])*[.C$23])" office:value-type="float" office:value="79790.5" calcext:value-type="float">
            <text:p>79,790.50</text:p>
          </table:table-cell>
          <table:table-cell table:style-name="ce276" table:formula="of:=SUM([.C122:.H122])" office:value-type="float" office:value="262187.75" calcext:value-type="float">
            <text:p>262,187.75</text:p>
          </table:table-cell>
          <table:table-cell table:style-name="ce219" table:formula="of:=IF([.A122]&lt;[.E$7];[.A122]*([.E$3]+[.E$5]);IF([.A122]&gt;=[.E$8];[.A122]*[.E$9];0))" office:value-type="float" office:value="7560" calcext:value-type="float">
            <text:p>7,560.00</text:p>
          </table:table-cell>
          <table:table-cell table:style-name="ce219" table:formula="of:=[.I122]+[.J122]" office:value-type="float" office:value="269747.75" calcext:value-type="float">
            <text:p>269,747.75</text:p>
          </table:table-cell>
          <table:table-cell table:style-name="ce276" table:formula="of:=[.A122]-[.K122]" office:value-type="float" office:value="570252.25" calcext:value-type="float">
            <text:p>570,252.25</text:p>
          </table:table-cell>
          <table:table-cell table:style-name="ce219" table:formula="of:=[.A122]+[.J122]" office:value-type="float" office:value="847560" calcext:value-type="float">
            <text:p>847,560.00</text:p>
          </table:table-cell>
          <table:table-cell table:style-name="ce219" table:formula="of:=[.I$4]" office:value-type="float" office:value="20000" calcext:value-type="float">
            <text:p>20,000.00</text:p>
          </table:table-cell>
          <table:table-cell table:style-name="ce219" table:formula="of:=[.M122]+[.N122]" office:value-type="float" office:value="867560" calcext:value-type="float">
            <text:p>867,560.00</text:p>
          </table:table-cell>
          <table:table-cell table:style-name="ce219" table:formula="of:=[.O122]*[.I$2]" office:value-type="float" office:value="294970.4" calcext:value-type="float">
            <text:p>294,970.40</text:p>
          </table:table-cell>
          <table:table-cell table:style-name="ce276" table:formula="of:=[.O122]-[.P122]" office:value-type="float" office:value="572589.6" calcext:value-type="float">
            <text:p>572,589.60</text:p>
          </table:table-cell>
          <table:table-cell table:number-columns-repeated="16332"/>
          <table:table-cell table:style-name="Default" table:number-columns-repeated="35"/>
        </table:table-row>
        <table:table-row table:style-name="ro2">
          <table:table-cell table:style-name="ce88" office:value-type="float" office:value="850000" calcext:value-type="float">
            <text:p>850,000</text:p>
          </table:table-cell>
          <table:table-cell table:style-name="ce88" table:formula="of:=[.Q123]-[.L123]" office:value-type="float" office:value="2786.75" calcext:value-type="float">
            <text:p>2,787</text:p>
          </table:table-cell>
          <table:table-cell table:style-name="ce238" table:formula="of:=IF(([.A123]-[.$F$21])&lt;=[.B$18];MAX(MAX([.A123]-[.$F$21];0)-[.B$17];0)*[.C$18];([.B$18]-[.B$17])*[.C$18])" office:value-type="float" office:value="4266" calcext:value-type="float">
            <text:p>4,266.00</text:p>
          </table:table-cell>
          <table:table-cell table:style-name="ce219" table:formula="of:=IF([.A123]-[.$F$21]&lt;=[.B$19];MAX(MAX([.A123]-[.$F$21];0)-[.B$18];0)*[.C$19];([.B$19]-[.B$18])*[.C$19])" office:value-type="float" office:value="11742.5" calcext:value-type="float">
            <text:p>11,742.50</text:p>
          </table:table-cell>
          <table:table-cell table:style-name="ce219" table:formula="of:=IF([.A123]-[.$F$21]&lt;=[.B$20];MAX(MAX([.A123]-[.$F$21];0)-[.B$19];0)*[.C$20];([.B$20]-[.B$19])*[.C$20])" office:value-type="float" office:value="21942" calcext:value-type="float">
            <text:p>21,942.00</text:p>
          </table:table-cell>
          <table:table-cell table:style-name="ce219" table:formula="of:=IF([.A123]-[.$F$21]&lt;=[.B$21];MAX(MAX([.A123]-[.$F$21];0)-[.B$20];0)*[.C$21];([.B$21]-[.B$20])*[.C$21])" office:value-type="float" office:value="17528" calcext:value-type="float">
            <text:p>17,528.00</text:p>
          </table:table-cell>
          <table:table-cell table:style-name="ce219" table:formula="of:=IF([.A123]-[.$F$21]&lt;=[.B$22];MAX(MAX([.A123]-[.$F$21])-[.B$21];0)*[.C$22];([.B$22]-[.B$21])*[.C$22])" office:value-type="float" office:value="126918.75" calcext:value-type="float">
            <text:p>126,918.75</text:p>
          </table:table-cell>
          <table:table-cell table:style-name="ce219" table:formula="of:=IF([.A123]-[.$F$21]&lt;=[.B$23];MAX(MAX([.A123]-[.$F$21];0)-[.B$22];0)*[.C$23];([.B$23]-[.B$22])*[.C$23])" office:value-type="float" office:value="83490.5" calcext:value-type="float">
            <text:p>83,490.50</text:p>
          </table:table-cell>
          <table:table-cell table:style-name="ce276" table:formula="of:=SUM([.C123:.H123])" office:value-type="float" office:value="265887.75" calcext:value-type="float">
            <text:p>265,887.75</text:p>
          </table:table-cell>
          <table:table-cell table:style-name="ce219" table:formula="of:=IF([.A123]&lt;[.E$7];[.A123]*([.E$3]+[.E$5]);IF([.A123]&gt;=[.E$8];[.A123]*[.E$9];0))" office:value-type="float" office:value="7650" calcext:value-type="float">
            <text:p>7,650.00</text:p>
          </table:table-cell>
          <table:table-cell table:style-name="ce219" table:formula="of:=[.I123]+[.J123]" office:value-type="float" office:value="273537.75" calcext:value-type="float">
            <text:p>273,537.75</text:p>
          </table:table-cell>
          <table:table-cell table:style-name="ce276" table:formula="of:=[.A123]-[.K123]" office:value-type="float" office:value="576462.25" calcext:value-type="float">
            <text:p>576,462.25</text:p>
          </table:table-cell>
          <table:table-cell table:style-name="ce219" table:formula="of:=[.A123]+[.J123]" office:value-type="float" office:value="857650" calcext:value-type="float">
            <text:p>857,650.00</text:p>
          </table:table-cell>
          <table:table-cell table:style-name="ce219" table:formula="of:=[.I$4]" office:value-type="float" office:value="20000" calcext:value-type="float">
            <text:p>20,000.00</text:p>
          </table:table-cell>
          <table:table-cell table:style-name="ce219" table:formula="of:=[.M123]+[.N123]" office:value-type="float" office:value="877650" calcext:value-type="float">
            <text:p>877,650.00</text:p>
          </table:table-cell>
          <table:table-cell table:style-name="ce219" table:formula="of:=[.O123]*[.I$2]" office:value-type="float" office:value="298401" calcext:value-type="float">
            <text:p>298,401.00</text:p>
          </table:table-cell>
          <table:table-cell table:style-name="ce276" table:formula="of:=[.O123]-[.P123]" office:value-type="float" office:value="579249" calcext:value-type="float">
            <text:p>579,249.00</text:p>
          </table:table-cell>
          <table:table-cell table:number-columns-repeated="16332"/>
          <table:table-cell table:style-name="Default" table:number-columns-repeated="35"/>
        </table:table-row>
        <table:table-row table:style-name="ro2">
          <table:table-cell table:style-name="ce88" office:value-type="float" office:value="860000" calcext:value-type="float">
            <text:p>860,000</text:p>
          </table:table-cell>
          <table:table-cell table:style-name="ce88" table:formula="of:=[.Q124]-[.L124]" office:value-type="float" office:value="3236.14999999991" calcext:value-type="float">
            <text:p>3,236</text:p>
          </table:table-cell>
          <table:table-cell table:style-name="ce238" table:formula="of:=IF(([.A124]-[.$F$21])&lt;=[.B$18];MAX(MAX([.A124]-[.$F$21];0)-[.B$17];0)*[.C$18];([.B$18]-[.B$17])*[.C$18])" office:value-type="float" office:value="4266" calcext:value-type="float">
            <text:p>4,266.00</text:p>
          </table:table-cell>
          <table:table-cell table:style-name="ce219" table:formula="of:=IF([.A124]-[.$F$21]&lt;=[.B$19];MAX(MAX([.A124]-[.$F$21];0)-[.B$18];0)*[.C$19];([.B$19]-[.B$18])*[.C$19])" office:value-type="float" office:value="11742.5" calcext:value-type="float">
            <text:p>11,742.50</text:p>
          </table:table-cell>
          <table:table-cell table:style-name="ce219" table:formula="of:=IF([.A124]-[.$F$21]&lt;=[.B$20];MAX(MAX([.A124]-[.$F$21];0)-[.B$19];0)*[.C$20];([.B$20]-[.B$19])*[.C$20])" office:value-type="float" office:value="21942" calcext:value-type="float">
            <text:p>21,942.00</text:p>
          </table:table-cell>
          <table:table-cell table:style-name="ce219" table:formula="of:=IF([.A124]-[.$F$21]&lt;=[.B$21];MAX(MAX([.A124]-[.$F$21];0)-[.B$20];0)*[.C$21];([.B$21]-[.B$20])*[.C$21])" office:value-type="float" office:value="17528" calcext:value-type="float">
            <text:p>17,528.00</text:p>
          </table:table-cell>
          <table:table-cell table:style-name="ce219" table:formula="of:=IF([.A124]-[.$F$21]&lt;=[.B$22];MAX(MAX([.A124]-[.$F$21])-[.B$21];0)*[.C$22];([.B$22]-[.B$21])*[.C$22])" office:value-type="float" office:value="126918.75" calcext:value-type="float">
            <text:p>126,918.75</text:p>
          </table:table-cell>
          <table:table-cell table:style-name="ce219" table:formula="of:=IF([.A124]-[.$F$21]&lt;=[.B$23];MAX(MAX([.A124]-[.$F$21];0)-[.B$22];0)*[.C$23];([.B$23]-[.B$22])*[.C$23])" office:value-type="float" office:value="87190.5" calcext:value-type="float">
            <text:p>87,190.50</text:p>
          </table:table-cell>
          <table:table-cell table:style-name="ce276" table:formula="of:=SUM([.C124:.H124])" office:value-type="float" office:value="269587.75" calcext:value-type="float">
            <text:p>269,587.75</text:p>
          </table:table-cell>
          <table:table-cell table:style-name="ce219" table:formula="of:=IF([.A124]&lt;[.E$7];[.A124]*([.E$3]+[.E$5]);IF([.A124]&gt;=[.E$8];[.A124]*[.E$9];0))" office:value-type="float" office:value="7740" calcext:value-type="float">
            <text:p>7,740.00</text:p>
          </table:table-cell>
          <table:table-cell table:style-name="ce219" table:formula="of:=[.I124]+[.J124]" office:value-type="float" office:value="277327.75" calcext:value-type="float">
            <text:p>277,327.75</text:p>
          </table:table-cell>
          <table:table-cell table:style-name="ce276" table:formula="of:=[.A124]-[.K124]" office:value-type="float" office:value="582672.25" calcext:value-type="float">
            <text:p>582,672.25</text:p>
          </table:table-cell>
          <table:table-cell table:style-name="ce219" table:formula="of:=[.A124]+[.J124]" office:value-type="float" office:value="867740" calcext:value-type="float">
            <text:p>867,740.00</text:p>
          </table:table-cell>
          <table:table-cell table:style-name="ce219" table:formula="of:=[.I$4]" office:value-type="float" office:value="20000" calcext:value-type="float">
            <text:p>20,000.00</text:p>
          </table:table-cell>
          <table:table-cell table:style-name="ce219" table:formula="of:=[.M124]+[.N124]" office:value-type="float" office:value="887740" calcext:value-type="float">
            <text:p>887,740.00</text:p>
          </table:table-cell>
          <table:table-cell table:style-name="ce219" table:formula="of:=[.O124]*[.I$2]" office:value-type="float" office:value="301831.6" calcext:value-type="float">
            <text:p>301,831.60</text:p>
          </table:table-cell>
          <table:table-cell table:style-name="ce276" table:formula="of:=[.O124]-[.P124]" office:value-type="float" office:value="585908.4" calcext:value-type="float">
            <text:p>585,908.40</text:p>
          </table:table-cell>
          <table:table-cell table:number-columns-repeated="16332"/>
          <table:table-cell table:style-name="Default" table:number-columns-repeated="35"/>
        </table:table-row>
        <table:table-row table:style-name="ro2">
          <table:table-cell table:style-name="ce88" office:value-type="float" office:value="870000" calcext:value-type="float">
            <text:p>870,000</text:p>
          </table:table-cell>
          <table:table-cell table:style-name="ce88" table:formula="of:=[.Q125]-[.L125]" office:value-type="float" office:value="3685.55000000005" calcext:value-type="float">
            <text:p>3,686</text:p>
          </table:table-cell>
          <table:table-cell table:style-name="ce238" table:formula="of:=IF(([.A125]-[.$F$21])&lt;=[.B$18];MAX(MAX([.A125]-[.$F$21];0)-[.B$17];0)*[.C$18];([.B$18]-[.B$17])*[.C$18])" office:value-type="float" office:value="4266" calcext:value-type="float">
            <text:p>4,266.00</text:p>
          </table:table-cell>
          <table:table-cell table:style-name="ce219" table:formula="of:=IF([.A125]-[.$F$21]&lt;=[.B$19];MAX(MAX([.A125]-[.$F$21];0)-[.B$18];0)*[.C$19];([.B$19]-[.B$18])*[.C$19])" office:value-type="float" office:value="11742.5" calcext:value-type="float">
            <text:p>11,742.50</text:p>
          </table:table-cell>
          <table:table-cell table:style-name="ce219" table:formula="of:=IF([.A125]-[.$F$21]&lt;=[.B$20];MAX(MAX([.A125]-[.$F$21];0)-[.B$19];0)*[.C$20];([.B$20]-[.B$19])*[.C$20])" office:value-type="float" office:value="21942" calcext:value-type="float">
            <text:p>21,942.00</text:p>
          </table:table-cell>
          <table:table-cell table:style-name="ce219" table:formula="of:=IF([.A125]-[.$F$21]&lt;=[.B$21];MAX(MAX([.A125]-[.$F$21];0)-[.B$20];0)*[.C$21];([.B$21]-[.B$20])*[.C$21])" office:value-type="float" office:value="17528" calcext:value-type="float">
            <text:p>17,528.00</text:p>
          </table:table-cell>
          <table:table-cell table:style-name="ce219" table:formula="of:=IF([.A125]-[.$F$21]&lt;=[.B$22];MAX(MAX([.A125]-[.$F$21])-[.B$21];0)*[.C$22];([.B$22]-[.B$21])*[.C$22])" office:value-type="float" office:value="126918.75" calcext:value-type="float">
            <text:p>126,918.75</text:p>
          </table:table-cell>
          <table:table-cell table:style-name="ce219" table:formula="of:=IF([.A125]-[.$F$21]&lt;=[.B$23];MAX(MAX([.A125]-[.$F$21];0)-[.B$22];0)*[.C$23];([.B$23]-[.B$22])*[.C$23])" office:value-type="float" office:value="90890.5" calcext:value-type="float">
            <text:p>90,890.50</text:p>
          </table:table-cell>
          <table:table-cell table:style-name="ce276" table:formula="of:=SUM([.C125:.H125])" office:value-type="float" office:value="273287.75" calcext:value-type="float">
            <text:p>273,287.75</text:p>
          </table:table-cell>
          <table:table-cell table:style-name="ce219" table:formula="of:=IF([.A125]&lt;[.E$7];[.A125]*([.E$3]+[.E$5]);IF([.A125]&gt;=[.E$8];[.A125]*[.E$9];0))" office:value-type="float" office:value="7830" calcext:value-type="float">
            <text:p>7,830.00</text:p>
          </table:table-cell>
          <table:table-cell table:style-name="ce219" table:formula="of:=[.I125]+[.J125]" office:value-type="float" office:value="281117.75" calcext:value-type="float">
            <text:p>281,117.75</text:p>
          </table:table-cell>
          <table:table-cell table:style-name="ce276" table:formula="of:=[.A125]-[.K125]" office:value-type="float" office:value="588882.25" calcext:value-type="float">
            <text:p>588,882.25</text:p>
          </table:table-cell>
          <table:table-cell table:style-name="ce219" table:formula="of:=[.A125]+[.J125]" office:value-type="float" office:value="877830" calcext:value-type="float">
            <text:p>877,830.00</text:p>
          </table:table-cell>
          <table:table-cell table:style-name="ce219" table:formula="of:=[.I$4]" office:value-type="float" office:value="20000" calcext:value-type="float">
            <text:p>20,000.00</text:p>
          </table:table-cell>
          <table:table-cell table:style-name="ce219" table:formula="of:=[.M125]+[.N125]" office:value-type="float" office:value="897830" calcext:value-type="float">
            <text:p>897,830.00</text:p>
          </table:table-cell>
          <table:table-cell table:style-name="ce219" table:formula="of:=[.O125]*[.I$2]" office:value-type="float" office:value="305262.2" calcext:value-type="float">
            <text:p>305,262.20</text:p>
          </table:table-cell>
          <table:table-cell table:style-name="ce276" table:formula="of:=[.O125]-[.P125]" office:value-type="float" office:value="592567.8" calcext:value-type="float">
            <text:p>592,567.80</text:p>
          </table:table-cell>
          <table:table-cell table:number-columns-repeated="16332"/>
          <table:table-cell table:style-name="Default" table:number-columns-repeated="35"/>
        </table:table-row>
        <table:table-row table:style-name="ro2">
          <table:table-cell table:style-name="ce88" office:value-type="float" office:value="880000" calcext:value-type="float">
            <text:p>880,000</text:p>
          </table:table-cell>
          <table:table-cell table:style-name="ce88" table:formula="of:=[.Q126]-[.L126]" office:value-type="float" office:value="4134.94999999995" calcext:value-type="float">
            <text:p>4,135</text:p>
          </table:table-cell>
          <table:table-cell table:style-name="ce238" table:formula="of:=IF(([.A126]-[.$F$21])&lt;=[.B$18];MAX(MAX([.A126]-[.$F$21];0)-[.B$17];0)*[.C$18];([.B$18]-[.B$17])*[.C$18])" office:value-type="float" office:value="4266" calcext:value-type="float">
            <text:p>4,266.00</text:p>
          </table:table-cell>
          <table:table-cell table:style-name="ce219" table:formula="of:=IF([.A126]-[.$F$21]&lt;=[.B$19];MAX(MAX([.A126]-[.$F$21];0)-[.B$18];0)*[.C$19];([.B$19]-[.B$18])*[.C$19])" office:value-type="float" office:value="11742.5" calcext:value-type="float">
            <text:p>11,742.50</text:p>
          </table:table-cell>
          <table:table-cell table:style-name="ce219" table:formula="of:=IF([.A126]-[.$F$21]&lt;=[.B$20];MAX(MAX([.A126]-[.$F$21];0)-[.B$19];0)*[.C$20];([.B$20]-[.B$19])*[.C$20])" office:value-type="float" office:value="21942" calcext:value-type="float">
            <text:p>21,942.00</text:p>
          </table:table-cell>
          <table:table-cell table:style-name="ce219" table:formula="of:=IF([.A126]-[.$F$21]&lt;=[.B$21];MAX(MAX([.A126]-[.$F$21];0)-[.B$20];0)*[.C$21];([.B$21]-[.B$20])*[.C$21])" office:value-type="float" office:value="17528" calcext:value-type="float">
            <text:p>17,528.00</text:p>
          </table:table-cell>
          <table:table-cell table:style-name="ce219" table:formula="of:=IF([.A126]-[.$F$21]&lt;=[.B$22];MAX(MAX([.A126]-[.$F$21])-[.B$21];0)*[.C$22];([.B$22]-[.B$21])*[.C$22])" office:value-type="float" office:value="126918.75" calcext:value-type="float">
            <text:p>126,918.75</text:p>
          </table:table-cell>
          <table:table-cell table:style-name="ce219" table:formula="of:=IF([.A126]-[.$F$21]&lt;=[.B$23];MAX(MAX([.A126]-[.$F$21];0)-[.B$22];0)*[.C$23];([.B$23]-[.B$22])*[.C$23])" office:value-type="float" office:value="94590.5" calcext:value-type="float">
            <text:p>94,590.50</text:p>
          </table:table-cell>
          <table:table-cell table:style-name="ce276" table:formula="of:=SUM([.C126:.H126])" office:value-type="float" office:value="276987.75" calcext:value-type="float">
            <text:p>276,987.75</text:p>
          </table:table-cell>
          <table:table-cell table:style-name="ce219" table:formula="of:=IF([.A126]&lt;[.E$7];[.A126]*([.E$3]+[.E$5]);IF([.A126]&gt;=[.E$8];[.A126]*[.E$9];0))" office:value-type="float" office:value="7920" calcext:value-type="float">
            <text:p>7,920.00</text:p>
          </table:table-cell>
          <table:table-cell table:style-name="ce219" table:formula="of:=[.I126]+[.J126]" office:value-type="float" office:value="284907.75" calcext:value-type="float">
            <text:p>284,907.75</text:p>
          </table:table-cell>
          <table:table-cell table:style-name="ce276" table:formula="of:=[.A126]-[.K126]" office:value-type="float" office:value="595092.25" calcext:value-type="float">
            <text:p>595,092.25</text:p>
          </table:table-cell>
          <table:table-cell table:style-name="ce219" table:formula="of:=[.A126]+[.J126]" office:value-type="float" office:value="887920" calcext:value-type="float">
            <text:p>887,920.00</text:p>
          </table:table-cell>
          <table:table-cell table:style-name="ce219" table:formula="of:=[.I$4]" office:value-type="float" office:value="20000" calcext:value-type="float">
            <text:p>20,000.00</text:p>
          </table:table-cell>
          <table:table-cell table:style-name="ce219" table:formula="of:=[.M126]+[.N126]" office:value-type="float" office:value="907920" calcext:value-type="float">
            <text:p>907,920.00</text:p>
          </table:table-cell>
          <table:table-cell table:style-name="ce219" table:formula="of:=[.O126]*[.I$2]" office:value-type="float" office:value="308692.8" calcext:value-type="float">
            <text:p>308,692.80</text:p>
          </table:table-cell>
          <table:table-cell table:style-name="ce276" table:formula="of:=[.O126]-[.P126]" office:value-type="float" office:value="599227.2" calcext:value-type="float">
            <text:p>599,227.20</text:p>
          </table:table-cell>
          <table:table-cell table:number-columns-repeated="16332"/>
          <table:table-cell table:style-name="Default" table:number-columns-repeated="35"/>
        </table:table-row>
        <table:table-row table:style-name="ro2">
          <table:table-cell table:style-name="ce88" office:value-type="float" office:value="890000" calcext:value-type="float">
            <text:p>890,000</text:p>
          </table:table-cell>
          <table:table-cell table:style-name="ce88" table:formula="of:=[.Q127]-[.L127]" office:value-type="float" office:value="4584.34999999998" calcext:value-type="float">
            <text:p>4,584</text:p>
          </table:table-cell>
          <table:table-cell table:style-name="ce238" table:formula="of:=IF(([.A127]-[.$F$21])&lt;=[.B$18];MAX(MAX([.A127]-[.$F$21];0)-[.B$17];0)*[.C$18];([.B$18]-[.B$17])*[.C$18])" office:value-type="float" office:value="4266" calcext:value-type="float">
            <text:p>4,266.00</text:p>
          </table:table-cell>
          <table:table-cell table:style-name="ce219" table:formula="of:=IF([.A127]-[.$F$21]&lt;=[.B$19];MAX(MAX([.A127]-[.$F$21];0)-[.B$18];0)*[.C$19];([.B$19]-[.B$18])*[.C$19])" office:value-type="float" office:value="11742.5" calcext:value-type="float">
            <text:p>11,742.50</text:p>
          </table:table-cell>
          <table:table-cell table:style-name="ce219" table:formula="of:=IF([.A127]-[.$F$21]&lt;=[.B$20];MAX(MAX([.A127]-[.$F$21];0)-[.B$19];0)*[.C$20];([.B$20]-[.B$19])*[.C$20])" office:value-type="float" office:value="21942" calcext:value-type="float">
            <text:p>21,942.00</text:p>
          </table:table-cell>
          <table:table-cell table:style-name="ce219" table:formula="of:=IF([.A127]-[.$F$21]&lt;=[.B$21];MAX(MAX([.A127]-[.$F$21];0)-[.B$20];0)*[.C$21];([.B$21]-[.B$20])*[.C$21])" office:value-type="float" office:value="17528" calcext:value-type="float">
            <text:p>17,528.00</text:p>
          </table:table-cell>
          <table:table-cell table:style-name="ce219" table:formula="of:=IF([.A127]-[.$F$21]&lt;=[.B$22];MAX(MAX([.A127]-[.$F$21])-[.B$21];0)*[.C$22];([.B$22]-[.B$21])*[.C$22])" office:value-type="float" office:value="126918.75" calcext:value-type="float">
            <text:p>126,918.75</text:p>
          </table:table-cell>
          <table:table-cell table:style-name="ce219" table:formula="of:=IF([.A127]-[.$F$21]&lt;=[.B$23];MAX(MAX([.A127]-[.$F$21];0)-[.B$22];0)*[.C$23];([.B$23]-[.B$22])*[.C$23])" office:value-type="float" office:value="98290.5" calcext:value-type="float">
            <text:p>98,290.50</text:p>
          </table:table-cell>
          <table:table-cell table:style-name="ce276" table:formula="of:=SUM([.C127:.H127])" office:value-type="float" office:value="280687.75" calcext:value-type="float">
            <text:p>280,687.75</text:p>
          </table:table-cell>
          <table:table-cell table:style-name="ce219" table:formula="of:=IF([.A127]&lt;[.E$7];[.A127]*([.E$3]+[.E$5]);IF([.A127]&gt;=[.E$8];[.A127]*[.E$9];0))" office:value-type="float" office:value="8010" calcext:value-type="float">
            <text:p>8,010.00</text:p>
          </table:table-cell>
          <table:table-cell table:style-name="ce219" table:formula="of:=[.I127]+[.J127]" office:value-type="float" office:value="288697.75" calcext:value-type="float">
            <text:p>288,697.75</text:p>
          </table:table-cell>
          <table:table-cell table:style-name="ce276" table:formula="of:=[.A127]-[.K127]" office:value-type="float" office:value="601302.25" calcext:value-type="float">
            <text:p>601,302.25</text:p>
          </table:table-cell>
          <table:table-cell table:style-name="ce219" table:formula="of:=[.A127]+[.J127]" office:value-type="float" office:value="898010" calcext:value-type="float">
            <text:p>898,010.00</text:p>
          </table:table-cell>
          <table:table-cell table:style-name="ce219" table:formula="of:=[.I$4]" office:value-type="float" office:value="20000" calcext:value-type="float">
            <text:p>20,000.00</text:p>
          </table:table-cell>
          <table:table-cell table:style-name="ce219" table:formula="of:=[.M127]+[.N127]" office:value-type="float" office:value="918010" calcext:value-type="float">
            <text:p>918,010.00</text:p>
          </table:table-cell>
          <table:table-cell table:style-name="ce219" table:formula="of:=[.O127]*[.I$2]" office:value-type="float" office:value="312123.4" calcext:value-type="float">
            <text:p>312,123.40</text:p>
          </table:table-cell>
          <table:table-cell table:style-name="ce276" table:formula="of:=[.O127]-[.P127]" office:value-type="float" office:value="605886.6" calcext:value-type="float">
            <text:p>605,886.60</text:p>
          </table:table-cell>
          <table:table-cell table:number-columns-repeated="16332"/>
          <table:table-cell table:style-name="Default" table:number-columns-repeated="35"/>
        </table:table-row>
        <table:table-row table:style-name="ro2">
          <table:table-cell table:style-name="ce88" office:value-type="float" office:value="900000" calcext:value-type="float">
            <text:p>900,000</text:p>
          </table:table-cell>
          <table:table-cell table:style-name="ce88" table:formula="of:=[.Q128]-[.L128]" office:value-type="float" office:value="5033.75" calcext:value-type="float">
            <text:p>5,034</text:p>
          </table:table-cell>
          <table:table-cell table:style-name="ce238" table:formula="of:=IF(([.A128]-[.$F$21])&lt;=[.B$18];MAX(MAX([.A128]-[.$F$21];0)-[.B$17];0)*[.C$18];([.B$18]-[.B$17])*[.C$18])" office:value-type="float" office:value="4266" calcext:value-type="float">
            <text:p>4,266.00</text:p>
          </table:table-cell>
          <table:table-cell table:style-name="ce219" table:formula="of:=IF([.A128]-[.$F$21]&lt;=[.B$19];MAX(MAX([.A128]-[.$F$21];0)-[.B$18];0)*[.C$19];([.B$19]-[.B$18])*[.C$19])" office:value-type="float" office:value="11742.5" calcext:value-type="float">
            <text:p>11,742.50</text:p>
          </table:table-cell>
          <table:table-cell table:style-name="ce219" table:formula="of:=IF([.A128]-[.$F$21]&lt;=[.B$20];MAX(MAX([.A128]-[.$F$21];0)-[.B$19];0)*[.C$20];([.B$20]-[.B$19])*[.C$20])" office:value-type="float" office:value="21942" calcext:value-type="float">
            <text:p>21,942.00</text:p>
          </table:table-cell>
          <table:table-cell table:style-name="ce219" table:formula="of:=IF([.A128]-[.$F$21]&lt;=[.B$21];MAX(MAX([.A128]-[.$F$21];0)-[.B$20];0)*[.C$21];([.B$21]-[.B$20])*[.C$21])" office:value-type="float" office:value="17528" calcext:value-type="float">
            <text:p>17,528.00</text:p>
          </table:table-cell>
          <table:table-cell table:style-name="ce219" table:formula="of:=IF([.A128]-[.$F$21]&lt;=[.B$22];MAX(MAX([.A128]-[.$F$21])-[.B$21];0)*[.C$22];([.B$22]-[.B$21])*[.C$22])" office:value-type="float" office:value="126918.75" calcext:value-type="float">
            <text:p>126,918.75</text:p>
          </table:table-cell>
          <table:table-cell table:style-name="ce219" table:formula="of:=IF([.A128]-[.$F$21]&lt;=[.B$23];MAX(MAX([.A128]-[.$F$21];0)-[.B$22];0)*[.C$23];([.B$23]-[.B$22])*[.C$23])" office:value-type="float" office:value="101990.5" calcext:value-type="float">
            <text:p>101,990.50</text:p>
          </table:table-cell>
          <table:table-cell table:style-name="ce276" table:formula="of:=SUM([.C128:.H128])" office:value-type="float" office:value="284387.75" calcext:value-type="float">
            <text:p>284,387.75</text:p>
          </table:table-cell>
          <table:table-cell table:style-name="ce219" table:formula="of:=IF([.A128]&lt;[.E$7];[.A128]*([.E$3]+[.E$5]);IF([.A128]&gt;=[.E$8];[.A128]*[.E$9];0))" office:value-type="float" office:value="8100" calcext:value-type="float">
            <text:p>8,100.00</text:p>
          </table:table-cell>
          <table:table-cell table:style-name="ce219" table:formula="of:=[.I128]+[.J128]" office:value-type="float" office:value="292487.75" calcext:value-type="float">
            <text:p>292,487.75</text:p>
          </table:table-cell>
          <table:table-cell table:style-name="ce276" table:formula="of:=[.A128]-[.K128]" office:value-type="float" office:value="607512.25" calcext:value-type="float">
            <text:p>607,512.25</text:p>
          </table:table-cell>
          <table:table-cell table:style-name="ce219" table:formula="of:=[.A128]+[.J128]" office:value-type="float" office:value="908100" calcext:value-type="float">
            <text:p>908,100.00</text:p>
          </table:table-cell>
          <table:table-cell table:style-name="ce219" table:formula="of:=[.I$4]" office:value-type="float" office:value="20000" calcext:value-type="float">
            <text:p>20,000.00</text:p>
          </table:table-cell>
          <table:table-cell table:style-name="ce219" table:formula="of:=[.M128]+[.N128]" office:value-type="float" office:value="928100" calcext:value-type="float">
            <text:p>928,100.00</text:p>
          </table:table-cell>
          <table:table-cell table:style-name="ce219" table:formula="of:=[.O128]*[.I$2]" office:value-type="float" office:value="315554" calcext:value-type="float">
            <text:p>315,554.00</text:p>
          </table:table-cell>
          <table:table-cell table:style-name="ce276" table:formula="of:=[.O128]-[.P128]" office:value-type="float" office:value="612546" calcext:value-type="float">
            <text:p>612,546.00</text:p>
          </table:table-cell>
          <table:table-cell table:number-columns-repeated="16332"/>
          <table:table-cell table:style-name="Default" table:number-columns-repeated="35"/>
        </table:table-row>
        <table:table-row table:style-name="ro2">
          <table:table-cell table:style-name="ce88" office:value-type="float" office:value="910000" calcext:value-type="float">
            <text:p>910,000</text:p>
          </table:table-cell>
          <table:table-cell table:style-name="ce88" table:formula="of:=[.Q129]-[.L129]" office:value-type="float" office:value="5483.14999999991" calcext:value-type="float">
            <text:p>5,483</text:p>
          </table:table-cell>
          <table:table-cell table:style-name="ce238" table:formula="of:=IF(([.A129]-[.$F$21])&lt;=[.B$18];MAX(MAX([.A129]-[.$F$21];0)-[.B$17];0)*[.C$18];([.B$18]-[.B$17])*[.C$18])" office:value-type="float" office:value="4266" calcext:value-type="float">
            <text:p>4,266.00</text:p>
          </table:table-cell>
          <table:table-cell table:style-name="ce219" table:formula="of:=IF([.A129]-[.$F$21]&lt;=[.B$19];MAX(MAX([.A129]-[.$F$21];0)-[.B$18];0)*[.C$19];([.B$19]-[.B$18])*[.C$19])" office:value-type="float" office:value="11742.5" calcext:value-type="float">
            <text:p>11,742.50</text:p>
          </table:table-cell>
          <table:table-cell table:style-name="ce219" table:formula="of:=IF([.A129]-[.$F$21]&lt;=[.B$20];MAX(MAX([.A129]-[.$F$21];0)-[.B$19];0)*[.C$20];([.B$20]-[.B$19])*[.C$20])" office:value-type="float" office:value="21942" calcext:value-type="float">
            <text:p>21,942.00</text:p>
          </table:table-cell>
          <table:table-cell table:style-name="ce219" table:formula="of:=IF([.A129]-[.$F$21]&lt;=[.B$21];MAX(MAX([.A129]-[.$F$21];0)-[.B$20];0)*[.C$21];([.B$21]-[.B$20])*[.C$21])" office:value-type="float" office:value="17528" calcext:value-type="float">
            <text:p>17,528.00</text:p>
          </table:table-cell>
          <table:table-cell table:style-name="ce219" table:formula="of:=IF([.A129]-[.$F$21]&lt;=[.B$22];MAX(MAX([.A129]-[.$F$21])-[.B$21];0)*[.C$22];([.B$22]-[.B$21])*[.C$22])" office:value-type="float" office:value="126918.75" calcext:value-type="float">
            <text:p>126,918.75</text:p>
          </table:table-cell>
          <table:table-cell table:style-name="ce219" table:formula="of:=IF([.A129]-[.$F$21]&lt;=[.B$23];MAX(MAX([.A129]-[.$F$21];0)-[.B$22];0)*[.C$23];([.B$23]-[.B$22])*[.C$23])" office:value-type="float" office:value="105690.5" calcext:value-type="float">
            <text:p>105,690.50</text:p>
          </table:table-cell>
          <table:table-cell table:style-name="ce276" table:formula="of:=SUM([.C129:.H129])" office:value-type="float" office:value="288087.75" calcext:value-type="float">
            <text:p>288,087.75</text:p>
          </table:table-cell>
          <table:table-cell table:style-name="ce219" table:formula="of:=IF([.A129]&lt;[.E$7];[.A129]*([.E$3]+[.E$5]);IF([.A129]&gt;=[.E$8];[.A129]*[.E$9];0))" office:value-type="float" office:value="8190" calcext:value-type="float">
            <text:p>8,190.00</text:p>
          </table:table-cell>
          <table:table-cell table:style-name="ce219" table:formula="of:=[.I129]+[.J129]" office:value-type="float" office:value="296277.75" calcext:value-type="float">
            <text:p>296,277.75</text:p>
          </table:table-cell>
          <table:table-cell table:style-name="ce276" table:formula="of:=[.A129]-[.K129]" office:value-type="float" office:value="613722.25" calcext:value-type="float">
            <text:p>613,722.25</text:p>
          </table:table-cell>
          <table:table-cell table:style-name="ce219" table:formula="of:=[.A129]+[.J129]" office:value-type="float" office:value="918190" calcext:value-type="float">
            <text:p>918,190.00</text:p>
          </table:table-cell>
          <table:table-cell table:style-name="ce219" table:formula="of:=[.I$4]" office:value-type="float" office:value="20000" calcext:value-type="float">
            <text:p>20,000.00</text:p>
          </table:table-cell>
          <table:table-cell table:style-name="ce219" table:formula="of:=[.M129]+[.N129]" office:value-type="float" office:value="938190" calcext:value-type="float">
            <text:p>938,190.00</text:p>
          </table:table-cell>
          <table:table-cell table:style-name="ce219" table:formula="of:=[.O129]*[.I$2]" office:value-type="float" office:value="318984.6" calcext:value-type="float">
            <text:p>318,984.60</text:p>
          </table:table-cell>
          <table:table-cell table:style-name="ce276" table:formula="of:=[.O129]-[.P129]" office:value-type="float" office:value="619205.4" calcext:value-type="float">
            <text:p>619,205.40</text:p>
          </table:table-cell>
          <table:table-cell table:number-columns-repeated="16332"/>
          <table:table-cell table:style-name="Default" table:number-columns-repeated="35"/>
        </table:table-row>
        <table:table-row table:style-name="ro2">
          <table:table-cell table:style-name="ce88" office:value-type="float" office:value="920000" calcext:value-type="float">
            <text:p>920,000</text:p>
          </table:table-cell>
          <table:table-cell table:style-name="ce88" table:formula="of:=[.Q130]-[.L130]" office:value-type="float" office:value="5932.55000000005" calcext:value-type="float">
            <text:p>5,933</text:p>
          </table:table-cell>
          <table:table-cell table:style-name="ce238" table:formula="of:=IF(([.A130]-[.$F$21])&lt;=[.B$18];MAX(MAX([.A130]-[.$F$21];0)-[.B$17];0)*[.C$18];([.B$18]-[.B$17])*[.C$18])" office:value-type="float" office:value="4266" calcext:value-type="float">
            <text:p>4,266.00</text:p>
          </table:table-cell>
          <table:table-cell table:style-name="ce219" table:formula="of:=IF([.A130]-[.$F$21]&lt;=[.B$19];MAX(MAX([.A130]-[.$F$21];0)-[.B$18];0)*[.C$19];([.B$19]-[.B$18])*[.C$19])" office:value-type="float" office:value="11742.5" calcext:value-type="float">
            <text:p>11,742.50</text:p>
          </table:table-cell>
          <table:table-cell table:style-name="ce219" table:formula="of:=IF([.A130]-[.$F$21]&lt;=[.B$20];MAX(MAX([.A130]-[.$F$21];0)-[.B$19];0)*[.C$20];([.B$20]-[.B$19])*[.C$20])" office:value-type="float" office:value="21942" calcext:value-type="float">
            <text:p>21,942.00</text:p>
          </table:table-cell>
          <table:table-cell table:style-name="ce219" table:formula="of:=IF([.A130]-[.$F$21]&lt;=[.B$21];MAX(MAX([.A130]-[.$F$21];0)-[.B$20];0)*[.C$21];([.B$21]-[.B$20])*[.C$21])" office:value-type="float" office:value="17528" calcext:value-type="float">
            <text:p>17,528.00</text:p>
          </table:table-cell>
          <table:table-cell table:style-name="ce219" table:formula="of:=IF([.A130]-[.$F$21]&lt;=[.B$22];MAX(MAX([.A130]-[.$F$21])-[.B$21];0)*[.C$22];([.B$22]-[.B$21])*[.C$22])" office:value-type="float" office:value="126918.75" calcext:value-type="float">
            <text:p>126,918.75</text:p>
          </table:table-cell>
          <table:table-cell table:style-name="ce219" table:formula="of:=IF([.A130]-[.$F$21]&lt;=[.B$23];MAX(MAX([.A130]-[.$F$21];0)-[.B$22];0)*[.C$23];([.B$23]-[.B$22])*[.C$23])" office:value-type="float" office:value="109390.5" calcext:value-type="float">
            <text:p>109,390.50</text:p>
          </table:table-cell>
          <table:table-cell table:style-name="ce276" table:formula="of:=SUM([.C130:.H130])" office:value-type="float" office:value="291787.75" calcext:value-type="float">
            <text:p>291,787.75</text:p>
          </table:table-cell>
          <table:table-cell table:style-name="ce219" table:formula="of:=IF([.A130]&lt;[.E$7];[.A130]*([.E$3]+[.E$5]);IF([.A130]&gt;=[.E$8];[.A130]*[.E$9];0))" office:value-type="float" office:value="8280" calcext:value-type="float">
            <text:p>8,280.00</text:p>
          </table:table-cell>
          <table:table-cell table:style-name="ce219" table:formula="of:=[.I130]+[.J130]" office:value-type="float" office:value="300067.75" calcext:value-type="float">
            <text:p>300,067.75</text:p>
          </table:table-cell>
          <table:table-cell table:style-name="ce276" table:formula="of:=[.A130]-[.K130]" office:value-type="float" office:value="619932.25" calcext:value-type="float">
            <text:p>619,932.25</text:p>
          </table:table-cell>
          <table:table-cell table:style-name="ce219" table:formula="of:=[.A130]+[.J130]" office:value-type="float" office:value="928280" calcext:value-type="float">
            <text:p>928,280.00</text:p>
          </table:table-cell>
          <table:table-cell table:style-name="ce219" table:formula="of:=[.I$4]" office:value-type="float" office:value="20000" calcext:value-type="float">
            <text:p>20,000.00</text:p>
          </table:table-cell>
          <table:table-cell table:style-name="ce219" table:formula="of:=[.M130]+[.N130]" office:value-type="float" office:value="948280" calcext:value-type="float">
            <text:p>948,280.00</text:p>
          </table:table-cell>
          <table:table-cell table:style-name="ce219" table:formula="of:=[.O130]*[.I$2]" office:value-type="float" office:value="322415.2" calcext:value-type="float">
            <text:p>322,415.20</text:p>
          </table:table-cell>
          <table:table-cell table:style-name="ce276" table:formula="of:=[.O130]-[.P130]" office:value-type="float" office:value="625864.8" calcext:value-type="float">
            <text:p>625,864.80</text:p>
          </table:table-cell>
          <table:table-cell table:number-columns-repeated="16332"/>
          <table:table-cell table:style-name="Default" table:number-columns-repeated="35"/>
        </table:table-row>
        <table:table-row table:style-name="ro2">
          <table:table-cell table:style-name="ce88" office:value-type="float" office:value="930000" calcext:value-type="float">
            <text:p>930,000</text:p>
          </table:table-cell>
          <table:table-cell table:style-name="ce88" table:formula="of:=[.Q131]-[.L131]" office:value-type="float" office:value="6381.94999999995" calcext:value-type="float">
            <text:p>6,382</text:p>
          </table:table-cell>
          <table:table-cell table:style-name="ce238" table:formula="of:=IF(([.A131]-[.$F$21])&lt;=[.B$18];MAX(MAX([.A131]-[.$F$21];0)-[.B$17];0)*[.C$18];([.B$18]-[.B$17])*[.C$18])" office:value-type="float" office:value="4266" calcext:value-type="float">
            <text:p>4,266.00</text:p>
          </table:table-cell>
          <table:table-cell table:style-name="ce219" table:formula="of:=IF([.A131]-[.$F$21]&lt;=[.B$19];MAX(MAX([.A131]-[.$F$21];0)-[.B$18];0)*[.C$19];([.B$19]-[.B$18])*[.C$19])" office:value-type="float" office:value="11742.5" calcext:value-type="float">
            <text:p>11,742.50</text:p>
          </table:table-cell>
          <table:table-cell table:style-name="ce219" table:formula="of:=IF([.A131]-[.$F$21]&lt;=[.B$20];MAX(MAX([.A131]-[.$F$21];0)-[.B$19];0)*[.C$20];([.B$20]-[.B$19])*[.C$20])" office:value-type="float" office:value="21942" calcext:value-type="float">
            <text:p>21,942.00</text:p>
          </table:table-cell>
          <table:table-cell table:style-name="ce219" table:formula="of:=IF([.A131]-[.$F$21]&lt;=[.B$21];MAX(MAX([.A131]-[.$F$21];0)-[.B$20];0)*[.C$21];([.B$21]-[.B$20])*[.C$21])" office:value-type="float" office:value="17528" calcext:value-type="float">
            <text:p>17,528.00</text:p>
          </table:table-cell>
          <table:table-cell table:style-name="ce219" table:formula="of:=IF([.A131]-[.$F$21]&lt;=[.B$22];MAX(MAX([.A131]-[.$F$21])-[.B$21];0)*[.C$22];([.B$22]-[.B$21])*[.C$22])" office:value-type="float" office:value="126918.75" calcext:value-type="float">
            <text:p>126,918.75</text:p>
          </table:table-cell>
          <table:table-cell table:style-name="ce219" table:formula="of:=IF([.A131]-[.$F$21]&lt;=[.B$23];MAX(MAX([.A131]-[.$F$21];0)-[.B$22];0)*[.C$23];([.B$23]-[.B$22])*[.C$23])" office:value-type="float" office:value="113090.5" calcext:value-type="float">
            <text:p>113,090.50</text:p>
          </table:table-cell>
          <table:table-cell table:style-name="ce276" table:formula="of:=SUM([.C131:.H131])" office:value-type="float" office:value="295487.75" calcext:value-type="float">
            <text:p>295,487.75</text:p>
          </table:table-cell>
          <table:table-cell table:style-name="ce219" table:formula="of:=IF([.A131]&lt;[.E$7];[.A131]*([.E$3]+[.E$5]);IF([.A131]&gt;=[.E$8];[.A131]*[.E$9];0))" office:value-type="float" office:value="8370" calcext:value-type="float">
            <text:p>8,370.00</text:p>
          </table:table-cell>
          <table:table-cell table:style-name="ce219" table:formula="of:=[.I131]+[.J131]" office:value-type="float" office:value="303857.75" calcext:value-type="float">
            <text:p>303,857.75</text:p>
          </table:table-cell>
          <table:table-cell table:style-name="ce276" table:formula="of:=[.A131]-[.K131]" office:value-type="float" office:value="626142.25" calcext:value-type="float">
            <text:p>626,142.25</text:p>
          </table:table-cell>
          <table:table-cell table:style-name="ce219" table:formula="of:=[.A131]+[.J131]" office:value-type="float" office:value="938370" calcext:value-type="float">
            <text:p>938,370.00</text:p>
          </table:table-cell>
          <table:table-cell table:style-name="ce219" table:formula="of:=[.I$4]" office:value-type="float" office:value="20000" calcext:value-type="float">
            <text:p>20,000.00</text:p>
          </table:table-cell>
          <table:table-cell table:style-name="ce219" table:formula="of:=[.M131]+[.N131]" office:value-type="float" office:value="958370" calcext:value-type="float">
            <text:p>958,370.00</text:p>
          </table:table-cell>
          <table:table-cell table:style-name="ce219" table:formula="of:=[.O131]*[.I$2]" office:value-type="float" office:value="325845.8" calcext:value-type="float">
            <text:p>325,845.80</text:p>
          </table:table-cell>
          <table:table-cell table:style-name="ce276" table:formula="of:=[.O131]-[.P131]" office:value-type="float" office:value="632524.2" calcext:value-type="float">
            <text:p>632,524.20</text:p>
          </table:table-cell>
          <table:table-cell table:number-columns-repeated="16332"/>
          <table:table-cell table:style-name="Default" table:number-columns-repeated="35"/>
        </table:table-row>
        <table:table-row table:style-name="ro2">
          <table:table-cell table:style-name="ce88" office:value-type="float" office:value="940000" calcext:value-type="float">
            <text:p>940,000</text:p>
          </table:table-cell>
          <table:table-cell table:style-name="ce88" table:formula="of:=[.Q132]-[.L132]" office:value-type="float" office:value="6831.34999999998" calcext:value-type="float">
            <text:p>6,831</text:p>
          </table:table-cell>
          <table:table-cell table:style-name="ce238" table:formula="of:=IF(([.A132]-[.$F$21])&lt;=[.B$18];MAX(MAX([.A132]-[.$F$21];0)-[.B$17];0)*[.C$18];([.B$18]-[.B$17])*[.C$18])" office:value-type="float" office:value="4266" calcext:value-type="float">
            <text:p>4,266.00</text:p>
          </table:table-cell>
          <table:table-cell table:style-name="ce219" table:formula="of:=IF([.A132]-[.$F$21]&lt;=[.B$19];MAX(MAX([.A132]-[.$F$21];0)-[.B$18];0)*[.C$19];([.B$19]-[.B$18])*[.C$19])" office:value-type="float" office:value="11742.5" calcext:value-type="float">
            <text:p>11,742.50</text:p>
          </table:table-cell>
          <table:table-cell table:style-name="ce219" table:formula="of:=IF([.A132]-[.$F$21]&lt;=[.B$20];MAX(MAX([.A132]-[.$F$21];0)-[.B$19];0)*[.C$20];([.B$20]-[.B$19])*[.C$20])" office:value-type="float" office:value="21942" calcext:value-type="float">
            <text:p>21,942.00</text:p>
          </table:table-cell>
          <table:table-cell table:style-name="ce219" table:formula="of:=IF([.A132]-[.$F$21]&lt;=[.B$21];MAX(MAX([.A132]-[.$F$21];0)-[.B$20];0)*[.C$21];([.B$21]-[.B$20])*[.C$21])" office:value-type="float" office:value="17528" calcext:value-type="float">
            <text:p>17,528.00</text:p>
          </table:table-cell>
          <table:table-cell table:style-name="ce219" table:formula="of:=IF([.A132]-[.$F$21]&lt;=[.B$22];MAX(MAX([.A132]-[.$F$21])-[.B$21];0)*[.C$22];([.B$22]-[.B$21])*[.C$22])" office:value-type="float" office:value="126918.75" calcext:value-type="float">
            <text:p>126,918.75</text:p>
          </table:table-cell>
          <table:table-cell table:style-name="ce219" table:formula="of:=IF([.A132]-[.$F$21]&lt;=[.B$23];MAX(MAX([.A132]-[.$F$21];0)-[.B$22];0)*[.C$23];([.B$23]-[.B$22])*[.C$23])" office:value-type="float" office:value="116790.5" calcext:value-type="float">
            <text:p>116,790.50</text:p>
          </table:table-cell>
          <table:table-cell table:style-name="ce276" table:formula="of:=SUM([.C132:.H132])" office:value-type="float" office:value="299187.75" calcext:value-type="float">
            <text:p>299,187.75</text:p>
          </table:table-cell>
          <table:table-cell table:style-name="ce219" table:formula="of:=IF([.A132]&lt;[.E$7];[.A132]*([.E$3]+[.E$5]);IF([.A132]&gt;=[.E$8];[.A132]*[.E$9];0))" office:value-type="float" office:value="8460" calcext:value-type="float">
            <text:p>8,460.00</text:p>
          </table:table-cell>
          <table:table-cell table:style-name="ce219" table:formula="of:=[.I132]+[.J132]" office:value-type="float" office:value="307647.75" calcext:value-type="float">
            <text:p>307,647.75</text:p>
          </table:table-cell>
          <table:table-cell table:style-name="ce276" table:formula="of:=[.A132]-[.K132]" office:value-type="float" office:value="632352.25" calcext:value-type="float">
            <text:p>632,352.25</text:p>
          </table:table-cell>
          <table:table-cell table:style-name="ce219" table:formula="of:=[.A132]+[.J132]" office:value-type="float" office:value="948460" calcext:value-type="float">
            <text:p>948,460.00</text:p>
          </table:table-cell>
          <table:table-cell table:style-name="ce219" table:formula="of:=[.I$4]" office:value-type="float" office:value="20000" calcext:value-type="float">
            <text:p>20,000.00</text:p>
          </table:table-cell>
          <table:table-cell table:style-name="ce219" table:formula="of:=[.M132]+[.N132]" office:value-type="float" office:value="968460" calcext:value-type="float">
            <text:p>968,460.00</text:p>
          </table:table-cell>
          <table:table-cell table:style-name="ce219" table:formula="of:=[.O132]*[.I$2]" office:value-type="float" office:value="329276.4" calcext:value-type="float">
            <text:p>329,276.40</text:p>
          </table:table-cell>
          <table:table-cell table:style-name="ce276" table:formula="of:=[.O132]-[.P132]" office:value-type="float" office:value="639183.6" calcext:value-type="float">
            <text:p>639,183.60</text:p>
          </table:table-cell>
          <table:table-cell table:number-columns-repeated="16332"/>
          <table:table-cell table:style-name="Default" table:number-columns-repeated="35"/>
        </table:table-row>
        <table:table-row table:style-name="ro2">
          <table:table-cell table:style-name="ce88" office:value-type="float" office:value="950000" calcext:value-type="float">
            <text:p>950,000</text:p>
          </table:table-cell>
          <table:table-cell table:style-name="ce88" table:formula="of:=[.Q133]-[.L133]" office:value-type="float" office:value="7280.75" calcext:value-type="float">
            <text:p>7,281</text:p>
          </table:table-cell>
          <table:table-cell table:style-name="ce238" table:formula="of:=IF(([.A133]-[.$F$21])&lt;=[.B$18];MAX(MAX([.A133]-[.$F$21];0)-[.B$17];0)*[.C$18];([.B$18]-[.B$17])*[.C$18])" office:value-type="float" office:value="4266" calcext:value-type="float">
            <text:p>4,266.00</text:p>
          </table:table-cell>
          <table:table-cell table:style-name="ce219" table:formula="of:=IF([.A133]-[.$F$21]&lt;=[.B$19];MAX(MAX([.A133]-[.$F$21];0)-[.B$18];0)*[.C$19];([.B$19]-[.B$18])*[.C$19])" office:value-type="float" office:value="11742.5" calcext:value-type="float">
            <text:p>11,742.50</text:p>
          </table:table-cell>
          <table:table-cell table:style-name="ce219" table:formula="of:=IF([.A133]-[.$F$21]&lt;=[.B$20];MAX(MAX([.A133]-[.$F$21];0)-[.B$19];0)*[.C$20];([.B$20]-[.B$19])*[.C$20])" office:value-type="float" office:value="21942" calcext:value-type="float">
            <text:p>21,942.00</text:p>
          </table:table-cell>
          <table:table-cell table:style-name="ce219" table:formula="of:=IF([.A133]-[.$F$21]&lt;=[.B$21];MAX(MAX([.A133]-[.$F$21];0)-[.B$20];0)*[.C$21];([.B$21]-[.B$20])*[.C$21])" office:value-type="float" office:value="17528" calcext:value-type="float">
            <text:p>17,528.00</text:p>
          </table:table-cell>
          <table:table-cell table:style-name="ce219" table:formula="of:=IF([.A133]-[.$F$21]&lt;=[.B$22];MAX(MAX([.A133]-[.$F$21])-[.B$21];0)*[.C$22];([.B$22]-[.B$21])*[.C$22])" office:value-type="float" office:value="126918.75" calcext:value-type="float">
            <text:p>126,918.75</text:p>
          </table:table-cell>
          <table:table-cell table:style-name="ce219" table:formula="of:=IF([.A133]-[.$F$21]&lt;=[.B$23];MAX(MAX([.A133]-[.$F$21];0)-[.B$22];0)*[.C$23];([.B$23]-[.B$22])*[.C$23])" office:value-type="float" office:value="120490.5" calcext:value-type="float">
            <text:p>120,490.50</text:p>
          </table:table-cell>
          <table:table-cell table:style-name="ce276" table:formula="of:=SUM([.C133:.H133])" office:value-type="float" office:value="302887.75" calcext:value-type="float">
            <text:p>302,887.75</text:p>
          </table:table-cell>
          <table:table-cell table:style-name="ce219" table:formula="of:=IF([.A133]&lt;[.E$7];[.A133]*([.E$3]+[.E$5]);IF([.A133]&gt;=[.E$8];[.A133]*[.E$9];0))" office:value-type="float" office:value="8550" calcext:value-type="float">
            <text:p>8,550.00</text:p>
          </table:table-cell>
          <table:table-cell table:style-name="ce219" table:formula="of:=[.I133]+[.J133]" office:value-type="float" office:value="311437.75" calcext:value-type="float">
            <text:p>311,437.75</text:p>
          </table:table-cell>
          <table:table-cell table:style-name="ce276" table:formula="of:=[.A133]-[.K133]" office:value-type="float" office:value="638562.25" calcext:value-type="float">
            <text:p>638,562.25</text:p>
          </table:table-cell>
          <table:table-cell table:style-name="ce219" table:formula="of:=[.A133]+[.J133]" office:value-type="float" office:value="958550" calcext:value-type="float">
            <text:p>958,550.00</text:p>
          </table:table-cell>
          <table:table-cell table:style-name="ce219" table:formula="of:=[.I$4]" office:value-type="float" office:value="20000" calcext:value-type="float">
            <text:p>20,000.00</text:p>
          </table:table-cell>
          <table:table-cell table:style-name="ce219" table:formula="of:=[.M133]+[.N133]" office:value-type="float" office:value="978550" calcext:value-type="float">
            <text:p>978,550.00</text:p>
          </table:table-cell>
          <table:table-cell table:style-name="ce219" table:formula="of:=[.O133]*[.I$2]" office:value-type="float" office:value="332707" calcext:value-type="float">
            <text:p>332,707.00</text:p>
          </table:table-cell>
          <table:table-cell table:style-name="ce276" table:formula="of:=[.O133]-[.P133]" office:value-type="float" office:value="645843" calcext:value-type="float">
            <text:p>645,843.00</text:p>
          </table:table-cell>
          <table:table-cell table:number-columns-repeated="16332"/>
          <table:table-cell table:style-name="Default" table:number-columns-repeated="35"/>
        </table:table-row>
        <table:table-row table:style-name="ro2">
          <table:table-cell table:style-name="ce88" office:value-type="float" office:value="960000" calcext:value-type="float">
            <text:p>960,000</text:p>
          </table:table-cell>
          <table:table-cell table:style-name="ce88" table:formula="of:=[.Q134]-[.L134]" office:value-type="float" office:value="7730.14999999991" calcext:value-type="float">
            <text:p>7,730</text:p>
          </table:table-cell>
          <table:table-cell table:style-name="ce238" table:formula="of:=IF(([.A134]-[.$F$21])&lt;=[.B$18];MAX(MAX([.A134]-[.$F$21];0)-[.B$17];0)*[.C$18];([.B$18]-[.B$17])*[.C$18])" office:value-type="float" office:value="4266" calcext:value-type="float">
            <text:p>4,266.00</text:p>
          </table:table-cell>
          <table:table-cell table:style-name="ce219" table:formula="of:=IF([.A134]-[.$F$21]&lt;=[.B$19];MAX(MAX([.A134]-[.$F$21];0)-[.B$18];0)*[.C$19];([.B$19]-[.B$18])*[.C$19])" office:value-type="float" office:value="11742.5" calcext:value-type="float">
            <text:p>11,742.50</text:p>
          </table:table-cell>
          <table:table-cell table:style-name="ce219" table:formula="of:=IF([.A134]-[.$F$21]&lt;=[.B$20];MAX(MAX([.A134]-[.$F$21];0)-[.B$19];0)*[.C$20];([.B$20]-[.B$19])*[.C$20])" office:value-type="float" office:value="21942" calcext:value-type="float">
            <text:p>21,942.00</text:p>
          </table:table-cell>
          <table:table-cell table:style-name="ce219" table:formula="of:=IF([.A134]-[.$F$21]&lt;=[.B$21];MAX(MAX([.A134]-[.$F$21];0)-[.B$20];0)*[.C$21];([.B$21]-[.B$20])*[.C$21])" office:value-type="float" office:value="17528" calcext:value-type="float">
            <text:p>17,528.00</text:p>
          </table:table-cell>
          <table:table-cell table:style-name="ce219" table:formula="of:=IF([.A134]-[.$F$21]&lt;=[.B$22];MAX(MAX([.A134]-[.$F$21])-[.B$21];0)*[.C$22];([.B$22]-[.B$21])*[.C$22])" office:value-type="float" office:value="126918.75" calcext:value-type="float">
            <text:p>126,918.75</text:p>
          </table:table-cell>
          <table:table-cell table:style-name="ce219" table:formula="of:=IF([.A134]-[.$F$21]&lt;=[.B$23];MAX(MAX([.A134]-[.$F$21];0)-[.B$22];0)*[.C$23];([.B$23]-[.B$22])*[.C$23])" office:value-type="float" office:value="124190.5" calcext:value-type="float">
            <text:p>124,190.50</text:p>
          </table:table-cell>
          <table:table-cell table:style-name="ce276" table:formula="of:=SUM([.C134:.H134])" office:value-type="float" office:value="306587.75" calcext:value-type="float">
            <text:p>306,587.75</text:p>
          </table:table-cell>
          <table:table-cell table:style-name="ce219" table:formula="of:=IF([.A134]&lt;[.E$7];[.A134]*([.E$3]+[.E$5]);IF([.A134]&gt;=[.E$8];[.A134]*[.E$9];0))" office:value-type="float" office:value="8640" calcext:value-type="float">
            <text:p>8,640.00</text:p>
          </table:table-cell>
          <table:table-cell table:style-name="ce219" table:formula="of:=[.I134]+[.J134]" office:value-type="float" office:value="315227.75" calcext:value-type="float">
            <text:p>315,227.75</text:p>
          </table:table-cell>
          <table:table-cell table:style-name="ce276" table:formula="of:=[.A134]-[.K134]" office:value-type="float" office:value="644772.25" calcext:value-type="float">
            <text:p>644,772.25</text:p>
          </table:table-cell>
          <table:table-cell table:style-name="ce219" table:formula="of:=[.A134]+[.J134]" office:value-type="float" office:value="968640" calcext:value-type="float">
            <text:p>968,640.00</text:p>
          </table:table-cell>
          <table:table-cell table:style-name="ce219" table:formula="of:=[.I$4]" office:value-type="float" office:value="20000" calcext:value-type="float">
            <text:p>20,000.00</text:p>
          </table:table-cell>
          <table:table-cell table:style-name="ce219" table:formula="of:=[.M134]+[.N134]" office:value-type="float" office:value="988640" calcext:value-type="float">
            <text:p>988,640.00</text:p>
          </table:table-cell>
          <table:table-cell table:style-name="ce219" table:formula="of:=[.O134]*[.I$2]" office:value-type="float" office:value="336137.6" calcext:value-type="float">
            <text:p>336,137.60</text:p>
          </table:table-cell>
          <table:table-cell table:style-name="ce276" table:formula="of:=[.O134]-[.P134]" office:value-type="float" office:value="652502.4" calcext:value-type="float">
            <text:p>652,502.40</text:p>
          </table:table-cell>
          <table:table-cell table:number-columns-repeated="16332"/>
          <table:table-cell table:style-name="Default" table:number-columns-repeated="35"/>
        </table:table-row>
        <table:table-row table:style-name="ro2">
          <table:table-cell table:style-name="ce88" office:value-type="float" office:value="970000" calcext:value-type="float">
            <text:p>970,000</text:p>
          </table:table-cell>
          <table:table-cell table:style-name="ce88" table:formula="of:=[.Q135]-[.L135]" office:value-type="float" office:value="8179.55000000005" calcext:value-type="float">
            <text:p>8,180</text:p>
          </table:table-cell>
          <table:table-cell table:style-name="ce238" table:formula="of:=IF(([.A135]-[.$F$21])&lt;=[.B$18];MAX(MAX([.A135]-[.$F$21];0)-[.B$17];0)*[.C$18];([.B$18]-[.B$17])*[.C$18])" office:value-type="float" office:value="4266" calcext:value-type="float">
            <text:p>4,266.00</text:p>
          </table:table-cell>
          <table:table-cell table:style-name="ce219" table:formula="of:=IF([.A135]-[.$F$21]&lt;=[.B$19];MAX(MAX([.A135]-[.$F$21];0)-[.B$18];0)*[.C$19];([.B$19]-[.B$18])*[.C$19])" office:value-type="float" office:value="11742.5" calcext:value-type="float">
            <text:p>11,742.50</text:p>
          </table:table-cell>
          <table:table-cell table:style-name="ce219" table:formula="of:=IF([.A135]-[.$F$21]&lt;=[.B$20];MAX(MAX([.A135]-[.$F$21];0)-[.B$19];0)*[.C$20];([.B$20]-[.B$19])*[.C$20])" office:value-type="float" office:value="21942" calcext:value-type="float">
            <text:p>21,942.00</text:p>
          </table:table-cell>
          <table:table-cell table:style-name="ce219" table:formula="of:=IF([.A135]-[.$F$21]&lt;=[.B$21];MAX(MAX([.A135]-[.$F$21];0)-[.B$20];0)*[.C$21];([.B$21]-[.B$20])*[.C$21])" office:value-type="float" office:value="17528" calcext:value-type="float">
            <text:p>17,528.00</text:p>
          </table:table-cell>
          <table:table-cell table:style-name="ce219" table:formula="of:=IF([.A135]-[.$F$21]&lt;=[.B$22];MAX(MAX([.A135]-[.$F$21])-[.B$21];0)*[.C$22];([.B$22]-[.B$21])*[.C$22])" office:value-type="float" office:value="126918.75" calcext:value-type="float">
            <text:p>126,918.75</text:p>
          </table:table-cell>
          <table:table-cell table:style-name="ce219" table:formula="of:=IF([.A135]-[.$F$21]&lt;=[.B$23];MAX(MAX([.A135]-[.$F$21];0)-[.B$22];0)*[.C$23];([.B$23]-[.B$22])*[.C$23])" office:value-type="float" office:value="127890.5" calcext:value-type="float">
            <text:p>127,890.50</text:p>
          </table:table-cell>
          <table:table-cell table:style-name="ce276" table:formula="of:=SUM([.C135:.H135])" office:value-type="float" office:value="310287.75" calcext:value-type="float">
            <text:p>310,287.75</text:p>
          </table:table-cell>
          <table:table-cell table:style-name="ce219" table:formula="of:=IF([.A135]&lt;[.E$7];[.A135]*([.E$3]+[.E$5]);IF([.A135]&gt;=[.E$8];[.A135]*[.E$9];0))" office:value-type="float" office:value="8730" calcext:value-type="float">
            <text:p>8,730.00</text:p>
          </table:table-cell>
          <table:table-cell table:style-name="ce219" table:formula="of:=[.I135]+[.J135]" office:value-type="float" office:value="319017.75" calcext:value-type="float">
            <text:p>319,017.75</text:p>
          </table:table-cell>
          <table:table-cell table:style-name="ce276" table:formula="of:=[.A135]-[.K135]" office:value-type="float" office:value="650982.25" calcext:value-type="float">
            <text:p>650,982.25</text:p>
          </table:table-cell>
          <table:table-cell table:style-name="ce219" table:formula="of:=[.A135]+[.J135]" office:value-type="float" office:value="978730" calcext:value-type="float">
            <text:p>978,730.00</text:p>
          </table:table-cell>
          <table:table-cell table:style-name="ce219" table:formula="of:=[.I$4]" office:value-type="float" office:value="20000" calcext:value-type="float">
            <text:p>20,000.00</text:p>
          </table:table-cell>
          <table:table-cell table:style-name="ce219" table:formula="of:=[.M135]+[.N135]" office:value-type="float" office:value="998730" calcext:value-type="float">
            <text:p>998,730.00</text:p>
          </table:table-cell>
          <table:table-cell table:style-name="ce219" table:formula="of:=[.O135]*[.I$2]" office:value-type="float" office:value="339568.2" calcext:value-type="float">
            <text:p>339,568.20</text:p>
          </table:table-cell>
          <table:table-cell table:style-name="ce276" table:formula="of:=[.O135]-[.P135]" office:value-type="float" office:value="659161.8" calcext:value-type="float">
            <text:p>659,161.80</text:p>
          </table:table-cell>
          <table:table-cell table:number-columns-repeated="16332"/>
          <table:table-cell table:style-name="Default" table:number-columns-repeated="35"/>
        </table:table-row>
        <table:table-row table:style-name="ro2">
          <table:table-cell table:style-name="ce88" office:value-type="float" office:value="980000" calcext:value-type="float">
            <text:p>980,000</text:p>
          </table:table-cell>
          <table:table-cell table:style-name="ce88" table:formula="of:=[.Q136]-[.L136]" office:value-type="float" office:value="8628.94999999995" calcext:value-type="float">
            <text:p>8,629</text:p>
          </table:table-cell>
          <table:table-cell table:style-name="ce238" table:formula="of:=IF(([.A136]-[.$F$21])&lt;=[.B$18];MAX(MAX([.A136]-[.$F$21];0)-[.B$17];0)*[.C$18];([.B$18]-[.B$17])*[.C$18])" office:value-type="float" office:value="4266" calcext:value-type="float">
            <text:p>4,266.00</text:p>
          </table:table-cell>
          <table:table-cell table:style-name="ce219" table:formula="of:=IF([.A136]-[.$F$21]&lt;=[.B$19];MAX(MAX([.A136]-[.$F$21];0)-[.B$18];0)*[.C$19];([.B$19]-[.B$18])*[.C$19])" office:value-type="float" office:value="11742.5" calcext:value-type="float">
            <text:p>11,742.50</text:p>
          </table:table-cell>
          <table:table-cell table:style-name="ce219" table:formula="of:=IF([.A136]-[.$F$21]&lt;=[.B$20];MAX(MAX([.A136]-[.$F$21];0)-[.B$19];0)*[.C$20];([.B$20]-[.B$19])*[.C$20])" office:value-type="float" office:value="21942" calcext:value-type="float">
            <text:p>21,942.00</text:p>
          </table:table-cell>
          <table:table-cell table:style-name="ce219" table:formula="of:=IF([.A136]-[.$F$21]&lt;=[.B$21];MAX(MAX([.A136]-[.$F$21];0)-[.B$20];0)*[.C$21];([.B$21]-[.B$20])*[.C$21])" office:value-type="float" office:value="17528" calcext:value-type="float">
            <text:p>17,528.00</text:p>
          </table:table-cell>
          <table:table-cell table:style-name="ce219" table:formula="of:=IF([.A136]-[.$F$21]&lt;=[.B$22];MAX(MAX([.A136]-[.$F$21])-[.B$21];0)*[.C$22];([.B$22]-[.B$21])*[.C$22])" office:value-type="float" office:value="126918.75" calcext:value-type="float">
            <text:p>126,918.75</text:p>
          </table:table-cell>
          <table:table-cell table:style-name="ce219" table:formula="of:=IF([.A136]-[.$F$21]&lt;=[.B$23];MAX(MAX([.A136]-[.$F$21];0)-[.B$22];0)*[.C$23];([.B$23]-[.B$22])*[.C$23])" office:value-type="float" office:value="131590.5" calcext:value-type="float">
            <text:p>131,590.50</text:p>
          </table:table-cell>
          <table:table-cell table:style-name="ce276" table:formula="of:=SUM([.C136:.H136])" office:value-type="float" office:value="313987.75" calcext:value-type="float">
            <text:p>313,987.75</text:p>
          </table:table-cell>
          <table:table-cell table:style-name="ce219" table:formula="of:=IF([.A136]&lt;[.E$7];[.A136]*([.E$3]+[.E$5]);IF([.A136]&gt;=[.E$8];[.A136]*[.E$9];0))" office:value-type="float" office:value="8820" calcext:value-type="float">
            <text:p>8,820.00</text:p>
          </table:table-cell>
          <table:table-cell table:style-name="ce219" table:formula="of:=[.I136]+[.J136]" office:value-type="float" office:value="322807.75" calcext:value-type="float">
            <text:p>322,807.75</text:p>
          </table:table-cell>
          <table:table-cell table:style-name="ce276" table:formula="of:=[.A136]-[.K136]" office:value-type="float" office:value="657192.25" calcext:value-type="float">
            <text:p>657,192.25</text:p>
          </table:table-cell>
          <table:table-cell table:style-name="ce219" table:formula="of:=[.A136]+[.J136]" office:value-type="float" office:value="988820" calcext:value-type="float">
            <text:p>988,820.00</text:p>
          </table:table-cell>
          <table:table-cell table:style-name="ce219" table:formula="of:=[.I$4]" office:value-type="float" office:value="20000" calcext:value-type="float">
            <text:p>20,000.00</text:p>
          </table:table-cell>
          <table:table-cell table:style-name="ce219" table:formula="of:=[.M136]+[.N136]" office:value-type="float" office:value="1008820" calcext:value-type="float">
            <text:p>1,008,820.00</text:p>
          </table:table-cell>
          <table:table-cell table:style-name="ce219" table:formula="of:=[.O136]*[.I$2]" office:value-type="float" office:value="342998.8" calcext:value-type="float">
            <text:p>342,998.80</text:p>
          </table:table-cell>
          <table:table-cell table:style-name="ce276" table:formula="of:=[.O136]-[.P136]" office:value-type="float" office:value="665821.2" calcext:value-type="float">
            <text:p>665,821.20</text:p>
          </table:table-cell>
          <table:table-cell table:number-columns-repeated="16332"/>
          <table:table-cell table:style-name="Default" table:number-columns-repeated="35"/>
        </table:table-row>
        <table:table-row table:style-name="ro2">
          <table:table-cell table:style-name="ce88" office:value-type="float" office:value="990000" calcext:value-type="float">
            <text:p>990,000</text:p>
          </table:table-cell>
          <table:table-cell table:style-name="ce88" table:formula="of:=[.Q137]-[.L137]" office:value-type="float" office:value="9078.34999999998" calcext:value-type="float">
            <text:p>9,078</text:p>
          </table:table-cell>
          <table:table-cell table:style-name="ce238" table:formula="of:=IF(([.A137]-[.$F$21])&lt;=[.B$18];MAX(MAX([.A137]-[.$F$21];0)-[.B$17];0)*[.C$18];([.B$18]-[.B$17])*[.C$18])" office:value-type="float" office:value="4266" calcext:value-type="float">
            <text:p>4,266.00</text:p>
          </table:table-cell>
          <table:table-cell table:style-name="ce219" table:formula="of:=IF([.A137]-[.$F$21]&lt;=[.B$19];MAX(MAX([.A137]-[.$F$21];0)-[.B$18];0)*[.C$19];([.B$19]-[.B$18])*[.C$19])" office:value-type="float" office:value="11742.5" calcext:value-type="float">
            <text:p>11,742.50</text:p>
          </table:table-cell>
          <table:table-cell table:style-name="ce219" table:formula="of:=IF([.A137]-[.$F$21]&lt;=[.B$20];MAX(MAX([.A137]-[.$F$21];0)-[.B$19];0)*[.C$20];([.B$20]-[.B$19])*[.C$20])" office:value-type="float" office:value="21942" calcext:value-type="float">
            <text:p>21,942.00</text:p>
          </table:table-cell>
          <table:table-cell table:style-name="ce219" table:formula="of:=IF([.A137]-[.$F$21]&lt;=[.B$21];MAX(MAX([.A137]-[.$F$21];0)-[.B$20];0)*[.C$21];([.B$21]-[.B$20])*[.C$21])" office:value-type="float" office:value="17528" calcext:value-type="float">
            <text:p>17,528.00</text:p>
          </table:table-cell>
          <table:table-cell table:style-name="ce219" table:formula="of:=IF([.A137]-[.$F$21]&lt;=[.B$22];MAX(MAX([.A137]-[.$F$21])-[.B$21];0)*[.C$22];([.B$22]-[.B$21])*[.C$22])" office:value-type="float" office:value="126918.75" calcext:value-type="float">
            <text:p>126,918.75</text:p>
          </table:table-cell>
          <table:table-cell table:style-name="ce219" table:formula="of:=IF([.A137]-[.$F$21]&lt;=[.B$23];MAX(MAX([.A137]-[.$F$21];0)-[.B$22];0)*[.C$23];([.B$23]-[.B$22])*[.C$23])" office:value-type="float" office:value="135290.5" calcext:value-type="float">
            <text:p>135,290.50</text:p>
          </table:table-cell>
          <table:table-cell table:style-name="ce276" table:formula="of:=SUM([.C137:.H137])" office:value-type="float" office:value="317687.75" calcext:value-type="float">
            <text:p>317,687.75</text:p>
          </table:table-cell>
          <table:table-cell table:style-name="ce219" table:formula="of:=IF([.A137]&lt;[.E$7];[.A137]*([.E$3]+[.E$5]);IF([.A137]&gt;=[.E$8];[.A137]*[.E$9];0))" office:value-type="float" office:value="8910" calcext:value-type="float">
            <text:p>8,910.00</text:p>
          </table:table-cell>
          <table:table-cell table:style-name="ce219" table:formula="of:=[.I137]+[.J137]" office:value-type="float" office:value="326597.75" calcext:value-type="float">
            <text:p>326,597.75</text:p>
          </table:table-cell>
          <table:table-cell table:style-name="ce276" table:formula="of:=[.A137]-[.K137]" office:value-type="float" office:value="663402.25" calcext:value-type="float">
            <text:p>663,402.25</text:p>
          </table:table-cell>
          <table:table-cell table:style-name="ce219" table:formula="of:=[.A137]+[.J137]" office:value-type="float" office:value="998910" calcext:value-type="float">
            <text:p>998,910.00</text:p>
          </table:table-cell>
          <table:table-cell table:style-name="ce219" table:formula="of:=[.I$4]" office:value-type="float" office:value="20000" calcext:value-type="float">
            <text:p>20,000.00</text:p>
          </table:table-cell>
          <table:table-cell table:style-name="ce219" table:formula="of:=[.M137]+[.N137]" office:value-type="float" office:value="1018910" calcext:value-type="float">
            <text:p>1,018,910.00</text:p>
          </table:table-cell>
          <table:table-cell table:style-name="ce219" table:formula="of:=[.O137]*[.I$2]" office:value-type="float" office:value="346429.4" calcext:value-type="float">
            <text:p>346,429.40</text:p>
          </table:table-cell>
          <table:table-cell table:style-name="ce276" table:formula="of:=[.O137]-[.P137]" office:value-type="float" office:value="672480.6" calcext:value-type="float">
            <text:p>672,480.60</text:p>
          </table:table-cell>
          <table:table-cell table:number-columns-repeated="16332"/>
          <table:table-cell table:style-name="Default" table:number-columns-repeated="35"/>
        </table:table-row>
        <table:table-row table:style-name="ro2">
          <table:table-cell table:style-name="ce88" office:value-type="float" office:value="1000000" calcext:value-type="float">
            <text:p>1,000,000</text:p>
          </table:table-cell>
          <table:table-cell table:style-name="ce88" table:formula="of:=[.Q138]-[.L138]" office:value-type="float" office:value="9527.75" calcext:value-type="float">
            <text:p>9,528</text:p>
          </table:table-cell>
          <table:table-cell table:style-name="ce238" table:formula="of:=IF(([.A138]-[.$F$21])&lt;=[.B$18];MAX(MAX([.A138]-[.$F$21];0)-[.B$17];0)*[.C$18];([.B$18]-[.B$17])*[.C$18])" office:value-type="float" office:value="4266" calcext:value-type="float">
            <text:p>4,266.00</text:p>
          </table:table-cell>
          <table:table-cell table:style-name="ce219" table:formula="of:=IF([.A138]-[.$F$21]&lt;=[.B$19];MAX(MAX([.A138]-[.$F$21];0)-[.B$18];0)*[.C$19];([.B$19]-[.B$18])*[.C$19])" office:value-type="float" office:value="11742.5" calcext:value-type="float">
            <text:p>11,742.50</text:p>
          </table:table-cell>
          <table:table-cell table:style-name="ce219" table:formula="of:=IF([.A138]-[.$F$21]&lt;=[.B$20];MAX(MAX([.A138]-[.$F$21];0)-[.B$19];0)*[.C$20];([.B$20]-[.B$19])*[.C$20])" office:value-type="float" office:value="21942" calcext:value-type="float">
            <text:p>21,942.00</text:p>
          </table:table-cell>
          <table:table-cell table:style-name="ce219" table:formula="of:=IF([.A138]-[.$F$21]&lt;=[.B$21];MAX(MAX([.A138]-[.$F$21];0)-[.B$20];0)*[.C$21];([.B$21]-[.B$20])*[.C$21])" office:value-type="float" office:value="17528" calcext:value-type="float">
            <text:p>17,528.00</text:p>
          </table:table-cell>
          <table:table-cell table:style-name="ce219" table:formula="of:=IF([.A138]-[.$F$21]&lt;=[.B$22];MAX(MAX([.A138]-[.$F$21])-[.B$21];0)*[.C$22];([.B$22]-[.B$21])*[.C$22])" office:value-type="float" office:value="126918.75" calcext:value-type="float">
            <text:p>126,918.75</text:p>
          </table:table-cell>
          <table:table-cell table:style-name="ce219" table:formula="of:=IF([.A138]-[.$F$21]&lt;=[.B$23];MAX(MAX([.A138]-[.$F$21];0)-[.B$22];0)*[.C$23];([.B$23]-[.B$22])*[.C$23])" office:value-type="float" office:value="138990.5" calcext:value-type="float">
            <text:p>138,990.50</text:p>
          </table:table-cell>
          <table:table-cell table:style-name="ce277" table:formula="of:=SUM([.C138:.H138])" office:value-type="float" office:value="321387.75" calcext:value-type="float">
            <text:p>321,387.75</text:p>
          </table:table-cell>
          <table:table-cell table:style-name="ce220" table:formula="of:=IF([.A138]&lt;[.E$7];[.A138]*([.E$3]+[.E$5]);IF([.A138]&gt;=[.E$8];[.A138]*[.E$9];0))" office:value-type="float" office:value="9000" calcext:value-type="float">
            <text:p>9,000.00</text:p>
          </table:table-cell>
          <table:table-cell table:style-name="ce220" table:formula="of:=[.I138]+[.J138]" office:value-type="float" office:value="330387.75" calcext:value-type="float">
            <text:p>330,387.75</text:p>
          </table:table-cell>
          <table:table-cell table:style-name="ce277" table:formula="of:=[.A138]-[.K138]" office:value-type="float" office:value="669612.25" calcext:value-type="float">
            <text:p>669,612.25</text:p>
          </table:table-cell>
          <table:table-cell table:style-name="ce219" table:formula="of:=[.A138]+[.J138]" office:value-type="float" office:value="1009000" calcext:value-type="float">
            <text:p>1,009,000.00</text:p>
          </table:table-cell>
          <table:table-cell table:style-name="ce219" table:formula="of:=[.I$4]" office:value-type="float" office:value="20000" calcext:value-type="float">
            <text:p>20,000.00</text:p>
          </table:table-cell>
          <table:table-cell table:style-name="ce219" table:formula="of:=[.M138]+[.N138]" office:value-type="float" office:value="1029000" calcext:value-type="float">
            <text:p>1,029,000.00</text:p>
          </table:table-cell>
          <table:table-cell table:style-name="ce219" table:formula="of:=[.O138]*[.I$2]" office:value-type="float" office:value="349860" calcext:value-type="float">
            <text:p>349,860.00</text:p>
          </table:table-cell>
          <table:table-cell table:style-name="ce276" table:formula="of:=[.O138]-[.P138]" office:value-type="float" office:value="679140" calcext:value-type="float">
            <text:p>679,140.00</text:p>
          </table:table-cell>
          <table:table-cell table:number-columns-repeated="16332"/>
          <table:table-cell table:style-name="Default" table:number-columns-repeated="35"/>
        </table:table-row>
        <table:table-row table:style-name="ro2">
          <table:table-cell table:number-columns-repeated="2"/>
          <table:table-cell table:style-name="ce216"/>
          <table:table-cell table:style-name="ce29"/>
          <table:table-cell table:style-name="ce239"/>
          <table:table-cell table:style-name="ce251"/>
          <table:table-cell table:style-name="ce260" table:number-columns-repeated="2"/>
          <table:table-cell table:style-name="ce239"/>
          <table:table-cell/>
          <table:table-cell table:style-name="ce278" table:number-columns-repeated="2"/>
          <table:table-cell table:number-columns-repeated="16337"/>
          <table:table-cell table:style-name="Default" table:number-columns-repeated="35"/>
        </table:table-row>
        <table:table-row table:style-name="ro2" table:number-rows-repeated="123">
          <table:table-cell/>
          <table:table-cell table:style-name="ce29"/>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Married" table:style-name="ta1">
        <table:table-column table:style-name="co1" table:default-cell-style-name="ce216"/>
        <table:table-column table:style-name="co2" table:default-cell-style-name="ce216"/>
        <table:table-column table:style-name="co3" table:default-cell-style-name="ce239"/>
        <table:table-column table:style-name="co3" table:default-cell-style-name="ce251"/>
        <table:table-column table:style-name="co3" table:default-cell-style-name="ce260"/>
        <table:table-column table:style-name="co4" table:default-cell-style-name="ce260"/>
        <table:table-column table:style-name="co4" table:number-columns-repeated="2" table:default-cell-style-name="ce239"/>
        <table:table-column table:style-name="co4" table:default-cell-style-name="ce278"/>
        <table:table-column table:style-name="co3" table:number-columns-repeated="3" table:default-cell-style-name="ce239"/>
        <table:table-column table:style-name="co5" table:default-cell-style-name="ce239"/>
        <table:table-column table:style-name="co3" table:number-columns-repeated="4" table:default-cell-style-name="ce239"/>
        <table:table-column table:style-name="co6" table:number-columns-repeated="16332" table:default-cell-style-name="ce286"/>
        <table:table-column table:style-name="co6" table:number-columns-repeated="35"/>
        <table:table-row table:style-name="ro1">
          <table:table-cell table:style-name="ce201"/>
          <table:table-cell table:style-name="ce17" table:number-columns-repeated="2"/>
          <table:table-cell table:style-name="ce240"/>
          <table:table-cell table:style-name="ce252"/>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2" office:value-type="string" calcext:value-type="string">
            <text:p>Payroll Tax Facts from: <text:a xlink:href="https://www.irs.gov/taxtopics/tc751" xlink:type="simple">https://www.irs.gov/taxtopics/tc751</text:a> (Last accessed 9/5/2025)</text:p>
          </table:table-cell>
          <table:table-cell table:style-name="ce218" table:number-columns-repeated="2"/>
          <table:table-cell table:style-name="ce240"/>
          <table:table-cell table:style-name="ce252"/>
          <table:table-cell table:style-name="ce29"/>
          <table:table-cell table:style-name="ce206" office:value-type="string" calcext:value-type="string">
            <text:p>The Share Tax Rate: </text:p>
          </table:table-cell>
          <table:table-cell table:style-name="ce48"/>
          <table:table-cell table:style-name="ce272" office:value-type="percentage" office:value="0.34" calcext:value-type="percentage">
            <text:p>34.00%</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e</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8"/>
          <table:table-cell table:style-name="ce29"/>
          <table:table-cell table:style-name="ce273"/>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r</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9" office:value-type="string" calcext:value-type="string">
            <text:p>The Share Amount:</text:p>
          </table:table-cell>
          <table:table-cell table:style-name="ce270"/>
          <table:table-cell table:style-name="ce274" office:value-type="currency" office:currency="USD" office:value="20000" calcext:value-type="currency">
            <text:p>$20,000 </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e</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r</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Limit: (no tax on income above this limit)</text:p>
          </table:table-cell>
          <table:table-cell table:style-name="ce219" table:number-columns-repeated="2"/>
          <table:table-cell table:style-name="ce242"/>
          <table:table-cell table:style-name="ce254" office:value-type="currency" office:currency="USD" office:value="176100" calcext:value-type="currency">
            <text:p>$176,1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Additional Tax Threshold: (add tax due on income exceeding this amt)</text:p>
          </table:table-cell>
          <table:table-cell table:style-name="ce219" table:number-columns-repeated="2"/>
          <table:table-cell table:style-name="ce242"/>
          <table:table-cell table:style-name="ce254" office:value-type="currency" office:currency="USD" office:value="200000" calcext:value-type="currency">
            <text:p>$200,0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4" office:value-type="string" calcext:value-type="string">
            <text:p>Medicare Additional Tax : (paid on income over threshold, only by employee)</text:p>
          </table:table-cell>
          <table:table-cell table:style-name="ce220" table:number-columns-repeated="2"/>
          <table:table-cell table:style-name="ce243"/>
          <table:table-cell table:style-name="ce255" office:value-type="percentage" office:value="0.009" calcext:value-type="percentage">
            <text:p>0.9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5"/>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6" office:value-type="string" calcext:value-type="string">
            <text:p>Notes: </text:p>
          </table:table-cell>
          <table:table-cell table:style-name="ce221" table:number-columns-repeated="4"/>
          <table:table-cell table:style-name="ce261"/>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Each sheet uses the different standard deductions to roughly model the three broad classes of taxpayers: Single, Married, and Head of Household.</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On the sheet for married couples, there is an additional Share for the second adult. </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table:table-cell table:style-name="ce222" office:value-type="string" calcext:value-type="string">
            <text:p>Income up to:</text:p>
          </table:table-cell>
          <table:table-cell table:style-name="ce230" office:value-type="string" calcext:value-type="string">
            <text:p>Taxed at this rate</text:p>
          </table:table-cell>
          <table:table-cell table:style-name="Default" table:number-columns-repeated="2"/>
          <table:table-cell table:style-name="ce263" office:value-type="string" calcext:value-type="string">
            <text:p>Standard Deduction:</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1<text:span text:style-name="T1">st</text:span> Bracket:</text:p>
          </table:table-cell>
          <table:table-cell table:style-name="ce223" office:value-type="currency" office:currency="USD" office:value="11600" calcext:value-type="currency">
            <text:p>$11,600</text:p>
          </table:table-cell>
          <table:table-cell table:style-name="ce231" office:value-type="percentage" office:value="0" calcext:value-type="percentage">
            <text:p>0.00%</text:p>
          </table:table-cell>
          <table:table-cell table:style-name="Default"/>
          <table:table-cell table:style-name="ce256" office:value-type="string" calcext:value-type="string">
            <text:p>Single Taxpayer</text:p>
          </table:table-cell>
          <table:table-cell table:style-name="ce264" office:value-type="float" office:value="15000" calcext:value-type="float">
            <text:p>15,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2<text:span text:style-name="T1">nd</text:span> Bracket:</text:p>
          </table:table-cell>
          <table:table-cell table:style-name="ce223" office:value-type="currency" office:currency="USD" office:value="47150" calcext:value-type="currency">
            <text:p>$47,150</text:p>
          </table:table-cell>
          <table:table-cell table:style-name="ce231" office:value-type="percentage" office:value="0.12" calcext:value-type="percentage">
            <text:p>12.00%</text:p>
          </table:table-cell>
          <table:table-cell table:style-name="Default"/>
          <table:table-cell table:style-name="ce257" office:value-type="string" calcext:value-type="string">
            <text:p>Married Filing Jointly</text:p>
          </table:table-cell>
          <table:table-cell table:style-name="ce264" office:value-type="float" office:value="30000" calcext:value-type="float">
            <text:p>30,0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3<text:span text:style-name="T1">rd</text:span> Bracket:</text:p>
          </table:table-cell>
          <table:table-cell table:style-name="ce223" office:value-type="currency" office:currency="USD" office:value="100525" calcext:value-type="currency">
            <text:p>$100,525</text:p>
          </table:table-cell>
          <table:table-cell table:style-name="ce231" office:value-type="percentage" office:value="0.22" calcext:value-type="percentage">
            <text:p>22.00%</text:p>
          </table:table-cell>
          <table:table-cell table:style-name="Default"/>
          <table:table-cell table:style-name="ce256" office:value-type="string" calcext:value-type="string">
            <text:p>Single Head of Household</text:p>
          </table:table-cell>
          <table:table-cell table:style-name="ce264" office:value-type="float" office:value="22500" calcext:value-type="float">
            <text:p>22,5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4<text:span text:style-name="T1">th</text:span> Bracket:</text:p>
          </table:table-cell>
          <table:table-cell table:style-name="ce223" office:value-type="currency" office:currency="USD" office:value="191950" calcext:value-type="currency">
            <text:p>$191,950</text:p>
          </table:table-cell>
          <table:table-cell table:style-name="ce231" office:value-type="percentage" office:value="0.24" calcext:value-type="percentage">
            <text:p>24.00%</text:p>
          </table:table-cell>
          <table:table-cell table:style-name="Default"/>
          <table:table-cell table:style-name="ce258"/>
          <table:table-cell table:style-name="ce265"/>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5<text:span text:style-name="T1">th</text:span> Bracket:</text:p>
          </table:table-cell>
          <table:table-cell table:style-name="ce223" office:value-type="currency" office:currency="USD" office:value="246725" calcext:value-type="currency">
            <text:p>$246,725</text:p>
          </table:table-cell>
          <table:table-cell table:style-name="ce231" office:value-type="percentage" office:value="0.32" calcext:value-type="percentage">
            <text:p>32.00%</text:p>
          </table:table-cell>
          <table:table-cell table:style-name="Default"/>
          <table:table-cell table:style-name="ce258" office:value-type="string" calcext:value-type="string">
            <text:p>Deduction used here: </text:p>
          </table:table-cell>
          <table:table-cell table:style-name="ce266" table:formula="of:=[.F18]" office:value-type="float" office:value="30000" calcext:value-type="float">
            <text:p>30,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6<text:span text:style-name="T1">th</text:span> Bracket:</text:p>
          </table:table-cell>
          <table:table-cell table:style-name="ce223" office:value-type="currency" office:currency="USD" office:value="609350" calcext:value-type="currency">
            <text:p>$609,350</text:p>
          </table:table-cell>
          <table:table-cell table:style-name="ce231" office:value-type="percentage" office:value="0.35" calcext:value-type="percentage">
            <text:p>35.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8" office:value-type="string" calcext:value-type="string">
            <text:p>7<text:span text:style-name="T1">th</text:span> Bracket:</text:p>
          </table:table-cell>
          <table:table-cell table:style-name="ce224" office:value-type="currency" office:currency="USD" office:value="999999999999" calcext:value-type="currency">
            <text:p>$999,999,999,999</text:p>
          </table:table-cell>
          <table:table-cell table:style-name="ce232" office:value-type="percentage" office:value="0.37" calcext:value-type="percentage">
            <text:p>37.00%</text:p>
          </table:table-cell>
          <table:table-cell table:style-name="ce46"/>
          <table:table-cell table:style-name="ce220"/>
          <table:table-cell table:style-name="ce6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09"/>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0" office:value-type="string" calcext:value-type="string" table:number-columns-spanned="7" table:number-rows-spanned="1">
            <text:p>Notes: </text:p>
          </table:table-cell>
          <table:covered-table-cell table:style-name="ce226"/>
          <table:covered-table-cell table:style-name="ce234"/>
          <table:covered-table-cell table:style-name="ce47"/>
          <table:covered-table-cell table:style-name="ce25"/>
          <table:covered-table-cell table:style-name="ce62"/>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The Share does away with the Payroll Tax.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25"/>
          <table:covered-table-cell table:style-name="ce33"/>
          <table:covered-table-cell table:style-name="ce47"/>
          <table:covered-table-cell table:style-name="ce25"/>
          <table:covered-table-cell table:style-name="ce1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6">
          <table:table-cell table:style-name="ce212"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7">
          <table:table-cell table:style-name="ce211" office:value-type="string" calcext:value-type="string" table:number-columns-spanned="7" table:number-rows-spanned="1">
            <text:p>(1) the employee is not receiving additional wages since the Fair Tax Rate includes the old Payroll Tax Rate, and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8">
          <table:table-cell table:style-name="ce212"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3" table:number-columns-spanned="7" table:number-rows-spanned="1"/>
          <table:covered-table-cell table:style-name="ce220"/>
          <table:covered-table-cell table:style-name="ce232"/>
          <table:covered-table-cell table:style-name="ce46"/>
          <table:covered-table-cell table:style-name="ce220"/>
          <table:covered-table-cell table:style-name="ce67"/>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14"/>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2"/>
          <table:table-cell table:style-name="ce235" office:value-type="string" calcext:value-type="string" table:number-columns-spanned="10" table:number-rows-spanned="1">
            <text:p>Before “The Share” calculation of Net Income: Base Income - Taxes</text:p>
          </table:table-cell>
          <table:covered-table-cell table:style-name="ce48"/>
          <table:covered-table-cell table:style-name="ce259"/>
          <table:covered-table-cell table:number-columns-repeated="3" table:style-name="ce48"/>
          <table:covered-table-cell table:style-name="ce17"/>
          <table:covered-table-cell table:style-name="ce29"/>
          <table:covered-table-cell table:style-name="ce79"/>
          <table:covered-table-cell table:style-name="ce280"/>
          <table:table-cell table:style-name="ce281" office:value-type="string" calcext:value-type="string" table:number-columns-spanned="5" table:number-rows-spanned="1">
            <text:p>The Share calculation of Net Income:</text:p>
          </table:table-cell>
          <table:covered-table-cell table:number-columns-repeated="3" table:style-name="ce79"/>
          <table:covered-table-cell table:style-name="ce83"/>
          <table:table-cell table:style-name="ce285" table:number-columns-repeated="16332"/>
          <table:table-cell table:style-name="Default" table:number-columns-repeated="35"/>
        </table:table-row>
        <table:table-row table:style-name="ro5">
          <table:table-cell table:style-name="ce205" table:number-columns-repeated="2"/>
          <table:table-cell table:style-name="ce236"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249"/>
          <table:covered-table-cell table:number-columns-repeated="4" table:style-name="ce29"/>
          <table:covered-table-cell table:style-name="ce17"/>
          <table:covered-table-cell table:style-name="ce71"/>
          <table:covered-table-cell table:style-name="ce79"/>
          <table:covered-table-cell table:style-name="ce280"/>
          <table:table-cell table:style-name="ce282"/>
          <table:table-cell table:style-name="ce79" table:number-columns-repeated="3"/>
          <table:table-cell table:style-name="ce284"/>
          <table:table-cell table:style-name="ce285" table:number-columns-repeated="16332"/>
          <table:table-cell table:style-name="Default" table:number-columns-repeated="35"/>
        </table:table-row>
        <table:table-row table:style-name="ro4">
          <table:table-cell table:style-name="ce215" office:value-type="string" calcext:value-type="string">
            <text:p>{A} Base Income (Before The Share)</text:p>
          </table:table-cell>
          <table:table-cell table:style-name="ce228" office:value-type="string" calcext:value-type="string">
            <text:p>Net Benefit of the Share = After-tax income after The Share minus After-tax income Before The Share</text:p>
          </table:table-cell>
          <table:table-cell table:style-name="ce237" office:value-type="string" calcext:value-type="string">
            <text:p>2<text:span text:style-name="T1">nd</text:span> Bracket Taxes: </text:p>
          </table:table-cell>
          <table:table-cell table:style-name="ce250" office:value-type="string" calcext:value-type="string">
            <text:p>3<text:span text:style-name="T1">rd</text:span> Bracket Taxes: </text:p>
          </table:table-cell>
          <table:table-cell table:style-name="ce250" office:value-type="string" calcext:value-type="string">
            <text:p>4<text:span text:style-name="T1">th</text:span> Bracket Taxes: </text:p>
          </table:table-cell>
          <table:table-cell table:style-name="ce250" office:value-type="string" calcext:value-type="string">
            <text:p>5th Bracket Taxes: </text:p>
          </table:table-cell>
          <table:table-cell table:style-name="ce250" office:value-type="string" calcext:value-type="string">
            <text:p>6th Bracket Taxes: </text:p>
          </table:table-cell>
          <table:table-cell table:style-name="ce250" office:value-type="string" calcext:value-type="string">
            <text:p>7th Bracket Taxes: </text:p>
          </table:table-cell>
          <table:table-cell table:style-name="ce275" office:value-type="string" calcext:value-type="string">
            <text:p>Total Income Taxes</text:p>
          </table:table-cell>
          <table:table-cell table:style-name="ce250" office:value-type="string" calcext:value-type="string">
            <text:p>Payroll Tax</text:p>
          </table:table-cell>
          <table:table-cell table:style-name="ce250" office:value-type="string" calcext:value-type="string">
            <text:p>Total Taxes</text:p>
          </table:table-cell>
          <table:table-cell table:style-name="ce275" office:value-type="string" calcext:value-type="string">
            <text:p>Net Income</text:p>
          </table:table-cell>
          <table:table-cell table:style-name="ce237" office:value-type="string" calcext:value-type="string">
            <text:p>New Base Income = Old Base Income + Old Payroll Tax Amount</text:p>
          </table:table-cell>
          <table:table-cell table:style-name="ce250" office:value-type="string" calcext:value-type="string">
            <text:p>The Share</text:p>
          </table:table-cell>
          <table:table-cell table:style-name="ce250" office:value-type="string" calcext:value-type="string">
            <text:p>Total pre-tax income after The Share</text:p>
          </table:table-cell>
          <table:table-cell table:style-name="ce250" office:value-type="string" calcext:value-type="string">
            <text:p>Taxes</text:p>
          </table:table-cell>
          <table:table-cell table:style-name="ce275" office:value-type="string" calcext:value-type="string">
            <text:p>Net Income after The Share</text:p>
          </table:table-cell>
          <table:table-cell table:style-name="ce285" table:number-columns-repeated="16332"/>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26400" calcext:value-type="currency">
            <text:p>$26,400 </text:p>
          </table:table-cell>
          <table:table-cell table:style-name="ce238" table:formula="of:=IF(([.A38]-[.$F$21])&lt;=[.B$18];MAX(MAX([.A38]-[.$F$21];0)-[.B$17];0)*[.C$18];([.B$18]-[.B$17])*[.C$18])" office:value-type="float" office:value="0" calcext:value-type="float">
            <text:p>0.00</text:p>
          </table:table-cell>
          <table:table-cell table:style-name="ce219" table:formula="of:=IF([.A38]-[.$F$21]&lt;=[.B$19];MAX(MAX([.A38]-[.$F$21];0)-[.B$18];0)*[.C$19];([.B$19]-[.B$18])*[.C$19])" office:value-type="float" office:value="0" calcext:value-type="float">
            <text:p>0.00</text:p>
          </table:table-cell>
          <table:table-cell table:style-name="ce219" table:formula="of:=IF([.A38]-[.$F$21]&lt;=[.B$20];MAX(MAX([.A38]-[.$F$21];0)-[.B$19];0)*[.C$20];([.B$20]-[.B$19])*[.C$20])" office:value-type="float" office:value="0" calcext:value-type="float">
            <text:p>0.00</text:p>
          </table:table-cell>
          <table:table-cell table:style-name="ce219" table:formula="of:=IF([.A38]-[.$F$21]&lt;=[.B$21];MAX(MAX([.A38]-[.$F$21];0)-[.B$20];0)*[.C$21];([.B$21]-[.B$20])*[.C$21])" office:value-type="float" office:value="0" calcext:value-type="float">
            <text:p>0.00</text:p>
          </table:table-cell>
          <table:table-cell table:style-name="ce219" table:formula="of:=IF([.A38]-[.$F$21]&lt;=[.B$22];MAX(MAX([.A38]-[.$F$21])-[.B$21];0)*[.C$22];([.B$22]-[.B$21])*[.C$22])" office:value-type="float" office:value="0" calcext:value-type="float">
            <text:p>0.00</text:p>
          </table:table-cell>
          <table:table-cell table:style-name="ce219" table:formula="of:=IF([.A38]-[.$F$21]&lt;=[.B$23];MAX(MAX([.A38]-[.$F$21];0)-[.B$22];0)*[.C$23];([.B$23]-[.B$22])*[.C$23])" office:value-type="float" office:value="0" calcext:value-type="float">
            <text:p>0.00</text:p>
          </table:table-cell>
          <table:table-cell table:style-name="ce276" table:formula="of:=SUM([.C38:.H38])" office:value-type="float" office:value="0" calcext:value-type="float">
            <text:p>0.00</text:p>
          </table:table-cell>
          <table:table-cell table:style-name="ce219" table:formula="of:=IF([.A38]&lt;[.E$7];[.A38]*([.E$3]+[.E$5]);IF([.A38]&gt;=[.E$8];[.A38]*[.E$9];0))" office:value-type="float" office:value="0" calcext:value-type="float">
            <text:p>0.00</text:p>
          </table:table-cell>
          <table:table-cell table:style-name="ce219" table:formula="of:=[.I38]+[.J38]" office:value-type="float" office:value="0" calcext:value-type="float">
            <text:p>0.00</text:p>
          </table:table-cell>
          <table:table-cell table:style-name="ce276" table:formula="of:=[.A38]-[.K38]" office:value-type="float" office:value="0" calcext:value-type="float">
            <text:p>0.00</text:p>
          </table:table-cell>
          <table:table-cell table:style-name="ce219" table:formula="of:=[.A38]+[.J38]" office:value-type="float" office:value="0" calcext:value-type="float">
            <text:p>0.00</text:p>
          </table:table-cell>
          <table:table-cell table:style-name="ce219" table:formula="of:=2*[.I$4]" office:value-type="float" office:value="40000" calcext:value-type="float">
            <text:p>40,000.00</text:p>
          </table:table-cell>
          <table:table-cell table:style-name="ce219" table:formula="of:=[.M38]+[.N38]" office:value-type="float" office:value="40000" calcext:value-type="float">
            <text:p>40,000.00</text:p>
          </table:table-cell>
          <table:table-cell table:style-name="ce219" table:formula="of:=[.O38]*[.I$2]" office:value-type="float" office:value="13600" calcext:value-type="float">
            <text:p>13,600.00</text:p>
          </table:table-cell>
          <table:table-cell table:style-name="ce276" table:formula="of:=[.O38]-[.P38]" office:value-type="float" office:value="26400" calcext:value-type="float">
            <text:p>26,400.00</text:p>
          </table:table-cell>
          <table:table-cell table:number-columns-repeated="16332"/>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24269.9" calcext:value-type="currency">
            <text:p>$24,270 </text:p>
          </table:table-cell>
          <table:table-cell table:style-name="ce238" table:formula="of:=IF(([.A39]-[.$F$21])&lt;=[.B$18];MAX(MAX([.A39]-[.$F$21];0)-[.B$17];0)*[.C$18];([.B$18]-[.B$17])*[.C$18])" office:value-type="float" office:value="0" calcext:value-type="float">
            <text:p>0.00</text:p>
          </table:table-cell>
          <table:table-cell table:style-name="ce219" table:formula="of:=IF([.A39]-[.$F$21]&lt;=[.B$19];MAX(MAX([.A39]-[.$F$21];0)-[.B$18];0)*[.C$19];([.B$19]-[.B$18])*[.C$19])" office:value-type="float" office:value="0" calcext:value-type="float">
            <text:p>0.00</text:p>
          </table:table-cell>
          <table:table-cell table:style-name="ce219" table:formula="of:=IF([.A39]-[.$F$21]&lt;=[.B$20];MAX(MAX([.A39]-[.$F$21];0)-[.B$19];0)*[.C$20];([.B$20]-[.B$19])*[.C$20])" office:value-type="float" office:value="0" calcext:value-type="float">
            <text:p>0.00</text:p>
          </table:table-cell>
          <table:table-cell table:style-name="ce219" table:formula="of:=IF([.A39]-[.$F$21]&lt;=[.B$21];MAX(MAX([.A39]-[.$F$21];0)-[.B$20];0)*[.C$21];([.B$21]-[.B$20])*[.C$21])" office:value-type="float" office:value="0" calcext:value-type="float">
            <text:p>0.00</text:p>
          </table:table-cell>
          <table:table-cell table:style-name="ce219" table:formula="of:=IF([.A39]-[.$F$21]&lt;=[.B$22];MAX(MAX([.A39]-[.$F$21])-[.B$21];0)*[.C$22];([.B$22]-[.B$21])*[.C$22])" office:value-type="float" office:value="0" calcext:value-type="float">
            <text:p>0.00</text:p>
          </table:table-cell>
          <table:table-cell table:style-name="ce219" table:formula="of:=IF([.A39]-[.$F$21]&lt;=[.B$23];MAX(MAX([.A39]-[.$F$21];0)-[.B$22];0)*[.C$23];([.B$23]-[.B$22])*[.C$23])" office:value-type="float" office:value="0" calcext:value-type="float">
            <text:p>0.00</text:p>
          </table:table-cell>
          <table:table-cell table:style-name="ce276" table:formula="of:=SUM([.C39:.H39])" office:value-type="float" office:value="0" calcext:value-type="float">
            <text:p>0.00</text:p>
          </table:table-cell>
          <table:table-cell table:style-name="ce219" table:formula="of:=IF([.A39]&lt;[.E$7];[.A39]*([.E$3]+[.E$5]);IF([.A39]&gt;=[.E$8];[.A39]*[.E$9];0))" office:value-type="float" office:value="765" calcext:value-type="float">
            <text:p>765.00</text:p>
          </table:table-cell>
          <table:table-cell table:style-name="ce219" table:formula="of:=[.I39]+[.J39]" office:value-type="float" office:value="765" calcext:value-type="float">
            <text:p>765.00</text:p>
          </table:table-cell>
          <table:table-cell table:style-name="ce276" table:formula="of:=[.A39]-[.K39]" office:value-type="float" office:value="9235" calcext:value-type="float">
            <text:p>9,235.00</text:p>
          </table:table-cell>
          <table:table-cell table:style-name="ce219" table:formula="of:=[.A39]+[.J39]" office:value-type="float" office:value="10765" calcext:value-type="float">
            <text:p>10,765.00</text:p>
          </table:table-cell>
          <table:table-cell table:style-name="ce219" table:formula="of:=2*[.I$4]" office:value-type="float" office:value="40000" calcext:value-type="float">
            <text:p>40,000.00</text:p>
          </table:table-cell>
          <table:table-cell table:style-name="ce219" table:formula="of:=[.M39]+[.N39]" office:value-type="float" office:value="50765" calcext:value-type="float">
            <text:p>50,765.00</text:p>
          </table:table-cell>
          <table:table-cell table:style-name="ce219" table:formula="of:=[.O39]*[.I$2]" office:value-type="float" office:value="17260.1" calcext:value-type="float">
            <text:p>17,260.10</text:p>
          </table:table-cell>
          <table:table-cell table:style-name="ce276" table:formula="of:=[.O39]-[.P39]" office:value-type="float" office:value="33504.9" calcext:value-type="float">
            <text:p>33,504.90</text:p>
          </table:table-cell>
          <table:table-cell table:number-columns-repeated="16332"/>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22139.8" calcext:value-type="currency">
            <text:p>$22,140 </text:p>
          </table:table-cell>
          <table:table-cell table:style-name="ce238" table:formula="of:=IF(([.A40]-[.$F$21])&lt;=[.B$18];MAX(MAX([.A40]-[.$F$21];0)-[.B$17];0)*[.C$18];([.B$18]-[.B$17])*[.C$18])" office:value-type="float" office:value="0" calcext:value-type="float">
            <text:p>0.00</text:p>
          </table:table-cell>
          <table:table-cell table:style-name="ce219" table:formula="of:=IF([.A40]-[.$F$21]&lt;=[.B$19];MAX(MAX([.A40]-[.$F$21];0)-[.B$18];0)*[.C$19];([.B$19]-[.B$18])*[.C$19])" office:value-type="float" office:value="0" calcext:value-type="float">
            <text:p>0.00</text:p>
          </table:table-cell>
          <table:table-cell table:style-name="ce219" table:formula="of:=IF([.A40]-[.$F$21]&lt;=[.B$20];MAX(MAX([.A40]-[.$F$21];0)-[.B$19];0)*[.C$20];([.B$20]-[.B$19])*[.C$20])" office:value-type="float" office:value="0" calcext:value-type="float">
            <text:p>0.00</text:p>
          </table:table-cell>
          <table:table-cell table:style-name="ce219" table:formula="of:=IF([.A40]-[.$F$21]&lt;=[.B$21];MAX(MAX([.A40]-[.$F$21];0)-[.B$20];0)*[.C$21];([.B$21]-[.B$20])*[.C$21])" office:value-type="float" office:value="0" calcext:value-type="float">
            <text:p>0.00</text:p>
          </table:table-cell>
          <table:table-cell table:style-name="ce219" table:formula="of:=IF([.A40]-[.$F$21]&lt;=[.B$22];MAX(MAX([.A40]-[.$F$21])-[.B$21];0)*[.C$22];([.B$22]-[.B$21])*[.C$22])" office:value-type="float" office:value="0" calcext:value-type="float">
            <text:p>0.00</text:p>
          </table:table-cell>
          <table:table-cell table:style-name="ce219" table:formula="of:=IF([.A40]-[.$F$21]&lt;=[.B$23];MAX(MAX([.A40]-[.$F$21];0)-[.B$22];0)*[.C$23];([.B$23]-[.B$22])*[.C$23])" office:value-type="float" office:value="0" calcext:value-type="float">
            <text:p>0.00</text:p>
          </table:table-cell>
          <table:table-cell table:style-name="ce276" table:formula="of:=SUM([.C40:.H40])" office:value-type="float" office:value="0" calcext:value-type="float">
            <text:p>0.00</text:p>
          </table:table-cell>
          <table:table-cell table:style-name="ce219" table:formula="of:=IF([.A40]&lt;[.E$7];[.A40]*([.E$3]+[.E$5]);IF([.A40]&gt;=[.E$8];[.A40]*[.E$9];0))" office:value-type="float" office:value="1530" calcext:value-type="float">
            <text:p>1,530.00</text:p>
          </table:table-cell>
          <table:table-cell table:style-name="ce219" table:formula="of:=[.I40]+[.J40]" office:value-type="float" office:value="1530" calcext:value-type="float">
            <text:p>1,530.00</text:p>
          </table:table-cell>
          <table:table-cell table:style-name="ce276" table:formula="of:=[.A40]-[.K40]" office:value-type="float" office:value="18470" calcext:value-type="float">
            <text:p>18,470.00</text:p>
          </table:table-cell>
          <table:table-cell table:style-name="ce219" table:formula="of:=[.A40]+[.J40]" office:value-type="float" office:value="21530" calcext:value-type="float">
            <text:p>21,530.00</text:p>
          </table:table-cell>
          <table:table-cell table:style-name="ce219" table:formula="of:=2*[.I$4]" office:value-type="float" office:value="40000" calcext:value-type="float">
            <text:p>40,000.00</text:p>
          </table:table-cell>
          <table:table-cell table:style-name="ce219" table:formula="of:=[.M40]+[.N40]" office:value-type="float" office:value="61530" calcext:value-type="float">
            <text:p>61,530.00</text:p>
          </table:table-cell>
          <table:table-cell table:style-name="ce219" table:formula="of:=[.O40]*[.I$2]" office:value-type="float" office:value="20920.2" calcext:value-type="float">
            <text:p>20,920.20</text:p>
          </table:table-cell>
          <table:table-cell table:style-name="ce276" table:formula="of:=[.O40]-[.P40]" office:value-type="float" office:value="40609.8" calcext:value-type="float">
            <text:p>40,609.80</text:p>
          </table:table-cell>
          <table:table-cell table:number-columns-repeated="16332"/>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20009.7" calcext:value-type="currency">
            <text:p>$20,010 </text:p>
          </table:table-cell>
          <table:table-cell table:style-name="ce238" table:formula="of:=IF(([.A41]-[.$F$21])&lt;=[.B$18];MAX(MAX([.A41]-[.$F$21];0)-[.B$17];0)*[.C$18];([.B$18]-[.B$17])*[.C$18])" office:value-type="float" office:value="0" calcext:value-type="float">
            <text:p>0.00</text:p>
          </table:table-cell>
          <table:table-cell table:style-name="ce219" table:formula="of:=IF([.A41]-[.$F$21]&lt;=[.B$19];MAX(MAX([.A41]-[.$F$21];0)-[.B$18];0)*[.C$19];([.B$19]-[.B$18])*[.C$19])" office:value-type="float" office:value="0" calcext:value-type="float">
            <text:p>0.00</text:p>
          </table:table-cell>
          <table:table-cell table:style-name="ce219" table:formula="of:=IF([.A41]-[.$F$21]&lt;=[.B$20];MAX(MAX([.A41]-[.$F$21];0)-[.B$19];0)*[.C$20];([.B$20]-[.B$19])*[.C$20])" office:value-type="float" office:value="0" calcext:value-type="float">
            <text:p>0.00</text:p>
          </table:table-cell>
          <table:table-cell table:style-name="ce219" table:formula="of:=IF([.A41]-[.$F$21]&lt;=[.B$21];MAX(MAX([.A41]-[.$F$21];0)-[.B$20];0)*[.C$21];([.B$21]-[.B$20])*[.C$21])" office:value-type="float" office:value="0" calcext:value-type="float">
            <text:p>0.00</text:p>
          </table:table-cell>
          <table:table-cell table:style-name="ce219" table:formula="of:=IF([.A41]-[.$F$21]&lt;=[.B$22];MAX(MAX([.A41]-[.$F$21])-[.B$21];0)*[.C$22];([.B$22]-[.B$21])*[.C$22])" office:value-type="float" office:value="0" calcext:value-type="float">
            <text:p>0.00</text:p>
          </table:table-cell>
          <table:table-cell table:style-name="ce219" table:formula="of:=IF([.A41]-[.$F$21]&lt;=[.B$23];MAX(MAX([.A41]-[.$F$21];0)-[.B$22];0)*[.C$23];([.B$23]-[.B$22])*[.C$23])" office:value-type="float" office:value="0" calcext:value-type="float">
            <text:p>0.00</text:p>
          </table:table-cell>
          <table:table-cell table:style-name="ce276" table:formula="of:=SUM([.C41:.H41])" office:value-type="float" office:value="0" calcext:value-type="float">
            <text:p>0.00</text:p>
          </table:table-cell>
          <table:table-cell table:style-name="ce219" table:formula="of:=IF([.A41]&lt;[.E$7];[.A41]*([.E$3]+[.E$5]);IF([.A41]&gt;=[.E$8];[.A41]*[.E$9];0))" office:value-type="float" office:value="2295" calcext:value-type="float">
            <text:p>2,295.00</text:p>
          </table:table-cell>
          <table:table-cell table:style-name="ce219" table:formula="of:=[.I41]+[.J41]" office:value-type="float" office:value="2295" calcext:value-type="float">
            <text:p>2,295.00</text:p>
          </table:table-cell>
          <table:table-cell table:style-name="ce276" table:formula="of:=[.A41]-[.K41]" office:value-type="float" office:value="27705" calcext:value-type="float">
            <text:p>27,705.00</text:p>
          </table:table-cell>
          <table:table-cell table:style-name="ce219" table:formula="of:=[.A41]+[.J41]" office:value-type="float" office:value="32295" calcext:value-type="float">
            <text:p>32,295.00</text:p>
          </table:table-cell>
          <table:table-cell table:style-name="ce219" table:formula="of:=2*[.I$4]" office:value-type="float" office:value="40000" calcext:value-type="float">
            <text:p>40,000.00</text:p>
          </table:table-cell>
          <table:table-cell table:style-name="ce219" table:formula="of:=[.M41]+[.N41]" office:value-type="float" office:value="72295" calcext:value-type="float">
            <text:p>72,295.00</text:p>
          </table:table-cell>
          <table:table-cell table:style-name="ce219" table:formula="of:=[.O41]*[.I$2]" office:value-type="float" office:value="24580.3" calcext:value-type="float">
            <text:p>24,580.30</text:p>
          </table:table-cell>
          <table:table-cell table:style-name="ce276" table:formula="of:=[.O41]-[.P41]" office:value-type="float" office:value="47714.7" calcext:value-type="float">
            <text:p>47,714.70</text:p>
          </table:table-cell>
          <table:table-cell table:number-columns-repeated="16332"/>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17879.6" calcext:value-type="currency">
            <text:p>$17,880 </text:p>
          </table:table-cell>
          <table:table-cell table:style-name="ce238" table:formula="of:=IF(([.A42]-[.$F$21])&lt;=[.B$18];MAX(MAX([.A42]-[.$F$21];0)-[.B$17];0)*[.C$18];([.B$18]-[.B$17])*[.C$18])" office:value-type="float" office:value="0" calcext:value-type="float">
            <text:p>0.00</text:p>
          </table:table-cell>
          <table:table-cell table:style-name="ce219" table:formula="of:=IF([.A42]-[.$F$21]&lt;=[.B$19];MAX(MAX([.A42]-[.$F$21];0)-[.B$18];0)*[.C$19];([.B$19]-[.B$18])*[.C$19])" office:value-type="float" office:value="0" calcext:value-type="float">
            <text:p>0.00</text:p>
          </table:table-cell>
          <table:table-cell table:style-name="ce219" table:formula="of:=IF([.A42]-[.$F$21]&lt;=[.B$20];MAX(MAX([.A42]-[.$F$21];0)-[.B$19];0)*[.C$20];([.B$20]-[.B$19])*[.C$20])" office:value-type="float" office:value="0" calcext:value-type="float">
            <text:p>0.00</text:p>
          </table:table-cell>
          <table:table-cell table:style-name="ce219" table:formula="of:=IF([.A42]-[.$F$21]&lt;=[.B$21];MAX(MAX([.A42]-[.$F$21];0)-[.B$20];0)*[.C$21];([.B$21]-[.B$20])*[.C$21])" office:value-type="float" office:value="0" calcext:value-type="float">
            <text:p>0.00</text:p>
          </table:table-cell>
          <table:table-cell table:style-name="ce219" table:formula="of:=IF([.A42]-[.$F$21]&lt;=[.B$22];MAX(MAX([.A42]-[.$F$21])-[.B$21];0)*[.C$22];([.B$22]-[.B$21])*[.C$22])" office:value-type="float" office:value="0" calcext:value-type="float">
            <text:p>0.00</text:p>
          </table:table-cell>
          <table:table-cell table:style-name="ce219" table:formula="of:=IF([.A42]-[.$F$21]&lt;=[.B$23];MAX(MAX([.A42]-[.$F$21];0)-[.B$22];0)*[.C$23];([.B$23]-[.B$22])*[.C$23])" office:value-type="float" office:value="0" calcext:value-type="float">
            <text:p>0.00</text:p>
          </table:table-cell>
          <table:table-cell table:style-name="ce276" table:formula="of:=SUM([.C42:.H42])" office:value-type="float" office:value="0" calcext:value-type="float">
            <text:p>0.00</text:p>
          </table:table-cell>
          <table:table-cell table:style-name="ce219" table:formula="of:=IF([.A42]&lt;[.E$7];[.A42]*([.E$3]+[.E$5]);IF([.A42]&gt;=[.E$8];[.A42]*[.E$9];0))" office:value-type="float" office:value="3060" calcext:value-type="float">
            <text:p>3,060.00</text:p>
          </table:table-cell>
          <table:table-cell table:style-name="ce219" table:formula="of:=[.I42]+[.J42]" office:value-type="float" office:value="3060" calcext:value-type="float">
            <text:p>3,060.00</text:p>
          </table:table-cell>
          <table:table-cell table:style-name="ce276" table:formula="of:=[.A42]-[.K42]" office:value-type="float" office:value="36940" calcext:value-type="float">
            <text:p>36,940.00</text:p>
          </table:table-cell>
          <table:table-cell table:style-name="ce219" table:formula="of:=[.A42]+[.J42]" office:value-type="float" office:value="43060" calcext:value-type="float">
            <text:p>43,060.00</text:p>
          </table:table-cell>
          <table:table-cell table:style-name="ce219" table:formula="of:=2*[.I$4]" office:value-type="float" office:value="40000" calcext:value-type="float">
            <text:p>40,000.00</text:p>
          </table:table-cell>
          <table:table-cell table:style-name="ce219" table:formula="of:=[.M42]+[.N42]" office:value-type="float" office:value="83060" calcext:value-type="float">
            <text:p>83,060.00</text:p>
          </table:table-cell>
          <table:table-cell table:style-name="ce219" table:formula="of:=[.O42]*[.I$2]" office:value-type="float" office:value="28240.4" calcext:value-type="float">
            <text:p>28,240.40</text:p>
          </table:table-cell>
          <table:table-cell table:style-name="ce276" table:formula="of:=[.O42]-[.P42]" office:value-type="float" office:value="54819.6" calcext:value-type="float">
            <text:p>54,819.60</text:p>
          </table:table-cell>
          <table:table-cell table:number-columns-repeated="16332"/>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16757.5" calcext:value-type="currency">
            <text:p>$16,758 </text:p>
          </table:table-cell>
          <table:table-cell table:style-name="ce238" table:formula="of:=IF(([.A43]-[.$F$21])&lt;=[.B$18];MAX(MAX([.A43]-[.$F$21];0)-[.B$17];0)*[.C$18];([.B$18]-[.B$17])*[.C$18])" office:value-type="float" office:value="1008" calcext:value-type="float">
            <text:p>1,008.00</text:p>
          </table:table-cell>
          <table:table-cell table:style-name="ce219" table:formula="of:=IF([.A43]-[.$F$21]&lt;=[.B$19];MAX(MAX([.A43]-[.$F$21];0)-[.B$18];0)*[.C$19];([.B$19]-[.B$18])*[.C$19])" office:value-type="float" office:value="0" calcext:value-type="float">
            <text:p>0.00</text:p>
          </table:table-cell>
          <table:table-cell table:style-name="ce219" table:formula="of:=IF([.A43]-[.$F$21]&lt;=[.B$20];MAX(MAX([.A43]-[.$F$21];0)-[.B$19];0)*[.C$20];([.B$20]-[.B$19])*[.C$20])" office:value-type="float" office:value="0" calcext:value-type="float">
            <text:p>0.00</text:p>
          </table:table-cell>
          <table:table-cell table:style-name="ce219" table:formula="of:=IF([.A43]-[.$F$21]&lt;=[.B$21];MAX(MAX([.A43]-[.$F$21];0)-[.B$20];0)*[.C$21];([.B$21]-[.B$20])*[.C$21])" office:value-type="float" office:value="0" calcext:value-type="float">
            <text:p>0.00</text:p>
          </table:table-cell>
          <table:table-cell table:style-name="ce219" table:formula="of:=IF([.A43]-[.$F$21]&lt;=[.B$22];MAX(MAX([.A43]-[.$F$21])-[.B$21];0)*[.C$22];([.B$22]-[.B$21])*[.C$22])" office:value-type="float" office:value="0" calcext:value-type="float">
            <text:p>0.00</text:p>
          </table:table-cell>
          <table:table-cell table:style-name="ce219" table:formula="of:=IF([.A43]-[.$F$21]&lt;=[.B$23];MAX(MAX([.A43]-[.$F$21];0)-[.B$22];0)*[.C$23];([.B$23]-[.B$22])*[.C$23])" office:value-type="float" office:value="0" calcext:value-type="float">
            <text:p>0.00</text:p>
          </table:table-cell>
          <table:table-cell table:style-name="ce276" table:formula="of:=SUM([.C43:.H43])" office:value-type="float" office:value="1008" calcext:value-type="float">
            <text:p>1,008.00</text:p>
          </table:table-cell>
          <table:table-cell table:style-name="ce219" table:formula="of:=IF([.A43]&lt;[.E$7];[.A43]*([.E$3]+[.E$5]);IF([.A43]&gt;=[.E$8];[.A43]*[.E$9];0))" office:value-type="float" office:value="3825" calcext:value-type="float">
            <text:p>3,825.00</text:p>
          </table:table-cell>
          <table:table-cell table:style-name="ce219" table:formula="of:=[.I43]+[.J43]" office:value-type="float" office:value="4833" calcext:value-type="float">
            <text:p>4,833.00</text:p>
          </table:table-cell>
          <table:table-cell table:style-name="ce276" table:formula="of:=[.A43]-[.K43]" office:value-type="float" office:value="45167" calcext:value-type="float">
            <text:p>45,167.00</text:p>
          </table:table-cell>
          <table:table-cell table:style-name="ce219" table:formula="of:=[.A43]+[.J43]" office:value-type="float" office:value="53825" calcext:value-type="float">
            <text:p>53,825.00</text:p>
          </table:table-cell>
          <table:table-cell table:style-name="ce219" table:formula="of:=2*[.I$4]" office:value-type="float" office:value="40000" calcext:value-type="float">
            <text:p>40,000.00</text:p>
          </table:table-cell>
          <table:table-cell table:style-name="ce219" table:formula="of:=[.M43]+[.N43]" office:value-type="float" office:value="93825" calcext:value-type="float">
            <text:p>93,825.00</text:p>
          </table:table-cell>
          <table:table-cell table:style-name="ce219" table:formula="of:=[.O43]*[.I$2]" office:value-type="float" office:value="31900.5" calcext:value-type="float">
            <text:p>31,900.50</text:p>
          </table:table-cell>
          <table:table-cell table:style-name="ce276" table:formula="of:=[.O43]-[.P43]" office:value-type="float" office:value="61924.5" calcext:value-type="float">
            <text:p>61,924.50</text:p>
          </table:table-cell>
          <table:table-cell table:number-columns-repeated="16332"/>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15827.4" calcext:value-type="currency">
            <text:p>$15,827 </text:p>
          </table:table-cell>
          <table:table-cell table:style-name="ce238" table:formula="of:=IF(([.A44]-[.$F$21])&lt;=[.B$18];MAX(MAX([.A44]-[.$F$21];0)-[.B$17];0)*[.C$18];([.B$18]-[.B$17])*[.C$18])" office:value-type="float" office:value="2208" calcext:value-type="float">
            <text:p>2,208.00</text:p>
          </table:table-cell>
          <table:table-cell table:style-name="ce219" table:formula="of:=IF([.A44]-[.$F$21]&lt;=[.B$19];MAX(MAX([.A44]-[.$F$21];0)-[.B$18];0)*[.C$19];([.B$19]-[.B$18])*[.C$19])" office:value-type="float" office:value="0" calcext:value-type="float">
            <text:p>0.00</text:p>
          </table:table-cell>
          <table:table-cell table:style-name="ce219" table:formula="of:=IF([.A44]-[.$F$21]&lt;=[.B$20];MAX(MAX([.A44]-[.$F$21];0)-[.B$19];0)*[.C$20];([.B$20]-[.B$19])*[.C$20])" office:value-type="float" office:value="0" calcext:value-type="float">
            <text:p>0.00</text:p>
          </table:table-cell>
          <table:table-cell table:style-name="ce219" table:formula="of:=IF([.A44]-[.$F$21]&lt;=[.B$21];MAX(MAX([.A44]-[.$F$21];0)-[.B$20];0)*[.C$21];([.B$21]-[.B$20])*[.C$21])" office:value-type="float" office:value="0" calcext:value-type="float">
            <text:p>0.00</text:p>
          </table:table-cell>
          <table:table-cell table:style-name="ce219" table:formula="of:=IF([.A44]-[.$F$21]&lt;=[.B$22];MAX(MAX([.A44]-[.$F$21])-[.B$21];0)*[.C$22];([.B$22]-[.B$21])*[.C$22])" office:value-type="float" office:value="0" calcext:value-type="float">
            <text:p>0.00</text:p>
          </table:table-cell>
          <table:table-cell table:style-name="ce219" table:formula="of:=IF([.A44]-[.$F$21]&lt;=[.B$23];MAX(MAX([.A44]-[.$F$21];0)-[.B$22];0)*[.C$23];([.B$23]-[.B$22])*[.C$23])" office:value-type="float" office:value="0" calcext:value-type="float">
            <text:p>0.00</text:p>
          </table:table-cell>
          <table:table-cell table:style-name="ce276" table:formula="of:=SUM([.C44:.H44])" office:value-type="float" office:value="2208" calcext:value-type="float">
            <text:p>2,208.00</text:p>
          </table:table-cell>
          <table:table-cell table:style-name="ce219" table:formula="of:=IF([.A44]&lt;[.E$7];[.A44]*([.E$3]+[.E$5]);IF([.A44]&gt;=[.E$8];[.A44]*[.E$9];0))" office:value-type="float" office:value="4590" calcext:value-type="float">
            <text:p>4,590.00</text:p>
          </table:table-cell>
          <table:table-cell table:style-name="ce219" table:formula="of:=[.I44]+[.J44]" office:value-type="float" office:value="6798" calcext:value-type="float">
            <text:p>6,798.00</text:p>
          </table:table-cell>
          <table:table-cell table:style-name="ce276" table:formula="of:=[.A44]-[.K44]" office:value-type="float" office:value="53202" calcext:value-type="float">
            <text:p>53,202.00</text:p>
          </table:table-cell>
          <table:table-cell table:style-name="ce219" table:formula="of:=[.A44]+[.J44]" office:value-type="float" office:value="64590" calcext:value-type="float">
            <text:p>64,590.00</text:p>
          </table:table-cell>
          <table:table-cell table:style-name="ce219" table:formula="of:=2*[.I$4]" office:value-type="float" office:value="40000" calcext:value-type="float">
            <text:p>40,000.00</text:p>
          </table:table-cell>
          <table:table-cell table:style-name="ce219" table:formula="of:=[.M44]+[.N44]" office:value-type="float" office:value="104590" calcext:value-type="float">
            <text:p>104,590.00</text:p>
          </table:table-cell>
          <table:table-cell table:style-name="ce219" table:formula="of:=[.O44]*[.I$2]" office:value-type="float" office:value="35560.6" calcext:value-type="float">
            <text:p>35,560.60</text:p>
          </table:table-cell>
          <table:table-cell table:style-name="ce276" table:formula="of:=[.O44]-[.P44]" office:value-type="float" office:value="69029.4" calcext:value-type="float">
            <text:p>69,029.40</text:p>
          </table:table-cell>
          <table:table-cell table:number-columns-repeated="16332"/>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14897.3" calcext:value-type="currency">
            <text:p>$14,897 </text:p>
          </table:table-cell>
          <table:table-cell table:style-name="ce238" table:formula="of:=IF(([.A45]-[.$F$21])&lt;=[.B$18];MAX(MAX([.A45]-[.$F$21];0)-[.B$17];0)*[.C$18];([.B$18]-[.B$17])*[.C$18])" office:value-type="float" office:value="3408" calcext:value-type="float">
            <text:p>3,408.00</text:p>
          </table:table-cell>
          <table:table-cell table:style-name="ce219" table:formula="of:=IF([.A45]-[.$F$21]&lt;=[.B$19];MAX(MAX([.A45]-[.$F$21];0)-[.B$18];0)*[.C$19];([.B$19]-[.B$18])*[.C$19])" office:value-type="float" office:value="0" calcext:value-type="float">
            <text:p>0.00</text:p>
          </table:table-cell>
          <table:table-cell table:style-name="ce219" table:formula="of:=IF([.A45]-[.$F$21]&lt;=[.B$20];MAX(MAX([.A45]-[.$F$21];0)-[.B$19];0)*[.C$20];([.B$20]-[.B$19])*[.C$20])" office:value-type="float" office:value="0" calcext:value-type="float">
            <text:p>0.00</text:p>
          </table:table-cell>
          <table:table-cell table:style-name="ce219" table:formula="of:=IF([.A45]-[.$F$21]&lt;=[.B$21];MAX(MAX([.A45]-[.$F$21];0)-[.B$20];0)*[.C$21];([.B$21]-[.B$20])*[.C$21])" office:value-type="float" office:value="0" calcext:value-type="float">
            <text:p>0.00</text:p>
          </table:table-cell>
          <table:table-cell table:style-name="ce219" table:formula="of:=IF([.A45]-[.$F$21]&lt;=[.B$22];MAX(MAX([.A45]-[.$F$21])-[.B$21];0)*[.C$22];([.B$22]-[.B$21])*[.C$22])" office:value-type="float" office:value="0" calcext:value-type="float">
            <text:p>0.00</text:p>
          </table:table-cell>
          <table:table-cell table:style-name="ce219" table:formula="of:=IF([.A45]-[.$F$21]&lt;=[.B$23];MAX(MAX([.A45]-[.$F$21];0)-[.B$22];0)*[.C$23];([.B$23]-[.B$22])*[.C$23])" office:value-type="float" office:value="0" calcext:value-type="float">
            <text:p>0.00</text:p>
          </table:table-cell>
          <table:table-cell table:style-name="ce276" table:formula="of:=SUM([.C45:.H45])" office:value-type="float" office:value="3408" calcext:value-type="float">
            <text:p>3,408.00</text:p>
          </table:table-cell>
          <table:table-cell table:style-name="ce219" table:formula="of:=IF([.A45]&lt;[.E$7];[.A45]*([.E$3]+[.E$5]);IF([.A45]&gt;=[.E$8];[.A45]*[.E$9];0))" office:value-type="float" office:value="5355" calcext:value-type="float">
            <text:p>5,355.00</text:p>
          </table:table-cell>
          <table:table-cell table:style-name="ce219" table:formula="of:=[.I45]+[.J45]" office:value-type="float" office:value="8763" calcext:value-type="float">
            <text:p>8,763.00</text:p>
          </table:table-cell>
          <table:table-cell table:style-name="ce276" table:formula="of:=[.A45]-[.K45]" office:value-type="float" office:value="61237" calcext:value-type="float">
            <text:p>61,237.00</text:p>
          </table:table-cell>
          <table:table-cell table:style-name="ce219" table:formula="of:=[.A45]+[.J45]" office:value-type="float" office:value="75355" calcext:value-type="float">
            <text:p>75,355.00</text:p>
          </table:table-cell>
          <table:table-cell table:style-name="ce219" table:formula="of:=2*[.I$4]" office:value-type="float" office:value="40000" calcext:value-type="float">
            <text:p>40,000.00</text:p>
          </table:table-cell>
          <table:table-cell table:style-name="ce219" table:formula="of:=[.M45]+[.N45]" office:value-type="float" office:value="115355" calcext:value-type="float">
            <text:p>115,355.00</text:p>
          </table:table-cell>
          <table:table-cell table:style-name="ce219" table:formula="of:=[.O45]*[.I$2]" office:value-type="float" office:value="39220.7" calcext:value-type="float">
            <text:p>39,220.70</text:p>
          </table:table-cell>
          <table:table-cell table:style-name="ce276" table:formula="of:=[.O45]-[.P45]" office:value-type="float" office:value="76134.3" calcext:value-type="float">
            <text:p>76,134.30</text:p>
          </table:table-cell>
          <table:table-cell table:number-columns-repeated="16332"/>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14252.2" calcext:value-type="currency">
            <text:p>$14,252 </text:p>
          </table:table-cell>
          <table:table-cell table:style-name="ce238" table:formula="of:=IF(([.A46]-[.$F$21])&lt;=[.B$18];MAX(MAX([.A46]-[.$F$21];0)-[.B$17];0)*[.C$18];([.B$18]-[.B$17])*[.C$18])" office:value-type="float" office:value="4266" calcext:value-type="float">
            <text:p>4,266.00</text:p>
          </table:table-cell>
          <table:table-cell table:style-name="ce219" table:formula="of:=IF([.A46]-[.$F$21]&lt;=[.B$19];MAX(MAX([.A46]-[.$F$21];0)-[.B$18];0)*[.C$19];([.B$19]-[.B$18])*[.C$19])" office:value-type="float" office:value="627" calcext:value-type="float">
            <text:p>627.00</text:p>
          </table:table-cell>
          <table:table-cell table:style-name="ce219" table:formula="of:=IF([.A46]-[.$F$21]&lt;=[.B$20];MAX(MAX([.A46]-[.$F$21];0)-[.B$19];0)*[.C$20];([.B$20]-[.B$19])*[.C$20])" office:value-type="float" office:value="0" calcext:value-type="float">
            <text:p>0.00</text:p>
          </table:table-cell>
          <table:table-cell table:style-name="ce219" table:formula="of:=IF([.A46]-[.$F$21]&lt;=[.B$21];MAX(MAX([.A46]-[.$F$21];0)-[.B$20];0)*[.C$21];([.B$21]-[.B$20])*[.C$21])" office:value-type="float" office:value="0" calcext:value-type="float">
            <text:p>0.00</text:p>
          </table:table-cell>
          <table:table-cell table:style-name="ce219" table:formula="of:=IF([.A46]-[.$F$21]&lt;=[.B$22];MAX(MAX([.A46]-[.$F$21])-[.B$21];0)*[.C$22];([.B$22]-[.B$21])*[.C$22])" office:value-type="float" office:value="0" calcext:value-type="float">
            <text:p>0.00</text:p>
          </table:table-cell>
          <table:table-cell table:style-name="ce219" table:formula="of:=IF([.A46]-[.$F$21]&lt;=[.B$23];MAX(MAX([.A46]-[.$F$21];0)-[.B$22];0)*[.C$23];([.B$23]-[.B$22])*[.C$23])" office:value-type="float" office:value="0" calcext:value-type="float">
            <text:p>0.00</text:p>
          </table:table-cell>
          <table:table-cell table:style-name="ce276" table:formula="of:=SUM([.C46:.H46])" office:value-type="float" office:value="4893" calcext:value-type="float">
            <text:p>4,893.00</text:p>
          </table:table-cell>
          <table:table-cell table:style-name="ce219" table:formula="of:=IF([.A46]&lt;[.E$7];[.A46]*([.E$3]+[.E$5]);IF([.A46]&gt;=[.E$8];[.A46]*[.E$9];0))" office:value-type="float" office:value="6120" calcext:value-type="float">
            <text:p>6,120.00</text:p>
          </table:table-cell>
          <table:table-cell table:style-name="ce219" table:formula="of:=[.I46]+[.J46]" office:value-type="float" office:value="11013" calcext:value-type="float">
            <text:p>11,013.00</text:p>
          </table:table-cell>
          <table:table-cell table:style-name="ce276" table:formula="of:=[.A46]-[.K46]" office:value-type="float" office:value="68987" calcext:value-type="float">
            <text:p>68,987.00</text:p>
          </table:table-cell>
          <table:table-cell table:style-name="ce219" table:formula="of:=[.A46]+[.J46]" office:value-type="float" office:value="86120" calcext:value-type="float">
            <text:p>86,120.00</text:p>
          </table:table-cell>
          <table:table-cell table:style-name="ce219" table:formula="of:=2*[.I$4]" office:value-type="float" office:value="40000" calcext:value-type="float">
            <text:p>40,000.00</text:p>
          </table:table-cell>
          <table:table-cell table:style-name="ce219" table:formula="of:=[.M46]+[.N46]" office:value-type="float" office:value="126120" calcext:value-type="float">
            <text:p>126,120.00</text:p>
          </table:table-cell>
          <table:table-cell table:style-name="ce219" table:formula="of:=[.O46]*[.I$2]" office:value-type="float" office:value="42880.8" calcext:value-type="float">
            <text:p>42,880.80</text:p>
          </table:table-cell>
          <table:table-cell table:style-name="ce276" table:formula="of:=[.O46]-[.P46]" office:value-type="float" office:value="83239.2" calcext:value-type="float">
            <text:p>83,239.20</text:p>
          </table:table-cell>
          <table:table-cell table:number-columns-repeated="16332"/>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14322.1" calcext:value-type="currency">
            <text:p>$14,322 </text:p>
          </table:table-cell>
          <table:table-cell table:style-name="ce238" table:formula="of:=IF(([.A47]-[.$F$21])&lt;=[.B$18];MAX(MAX([.A47]-[.$F$21];0)-[.B$17];0)*[.C$18];([.B$18]-[.B$17])*[.C$18])" office:value-type="float" office:value="4266" calcext:value-type="float">
            <text:p>4,266.00</text:p>
          </table:table-cell>
          <table:table-cell table:style-name="ce219" table:formula="of:=IF([.A47]-[.$F$21]&lt;=[.B$19];MAX(MAX([.A47]-[.$F$21];0)-[.B$18];0)*[.C$19];([.B$19]-[.B$18])*[.C$19])" office:value-type="float" office:value="2827" calcext:value-type="float">
            <text:p>2,827.00</text:p>
          </table:table-cell>
          <table:table-cell table:style-name="ce219" table:formula="of:=IF([.A47]-[.$F$21]&lt;=[.B$20];MAX(MAX([.A47]-[.$F$21];0)-[.B$19];0)*[.C$20];([.B$20]-[.B$19])*[.C$20])" office:value-type="float" office:value="0" calcext:value-type="float">
            <text:p>0.00</text:p>
          </table:table-cell>
          <table:table-cell table:style-name="ce219" table:formula="of:=IF([.A47]-[.$F$21]&lt;=[.B$21];MAX(MAX([.A47]-[.$F$21];0)-[.B$20];0)*[.C$21];([.B$21]-[.B$20])*[.C$21])" office:value-type="float" office:value="0" calcext:value-type="float">
            <text:p>0.00</text:p>
          </table:table-cell>
          <table:table-cell table:style-name="ce219" table:formula="of:=IF([.A47]-[.$F$21]&lt;=[.B$22];MAX(MAX([.A47]-[.$F$21])-[.B$21];0)*[.C$22];([.B$22]-[.B$21])*[.C$22])" office:value-type="float" office:value="0" calcext:value-type="float">
            <text:p>0.00</text:p>
          </table:table-cell>
          <table:table-cell table:style-name="ce219" table:formula="of:=IF([.A47]-[.$F$21]&lt;=[.B$23];MAX(MAX([.A47]-[.$F$21];0)-[.B$22];0)*[.C$23];([.B$23]-[.B$22])*[.C$23])" office:value-type="float" office:value="0" calcext:value-type="float">
            <text:p>0.00</text:p>
          </table:table-cell>
          <table:table-cell table:style-name="ce276" table:formula="of:=SUM([.C47:.H47])" office:value-type="float" office:value="7093" calcext:value-type="float">
            <text:p>7,093.00</text:p>
          </table:table-cell>
          <table:table-cell table:style-name="ce219" table:formula="of:=IF([.A47]&lt;[.E$7];[.A47]*([.E$3]+[.E$5]);IF([.A47]&gt;=[.E$8];[.A47]*[.E$9];0))" office:value-type="float" office:value="6885" calcext:value-type="float">
            <text:p>6,885.00</text:p>
          </table:table-cell>
          <table:table-cell table:style-name="ce219" table:formula="of:=[.I47]+[.J47]" office:value-type="float" office:value="13978" calcext:value-type="float">
            <text:p>13,978.00</text:p>
          </table:table-cell>
          <table:table-cell table:style-name="ce276" table:formula="of:=[.A47]-[.K47]" office:value-type="float" office:value="76022" calcext:value-type="float">
            <text:p>76,022.00</text:p>
          </table:table-cell>
          <table:table-cell table:style-name="ce219" table:formula="of:=[.A47]+[.J47]" office:value-type="float" office:value="96885" calcext:value-type="float">
            <text:p>96,885.00</text:p>
          </table:table-cell>
          <table:table-cell table:style-name="ce219" table:formula="of:=2*[.I$4]" office:value-type="float" office:value="40000" calcext:value-type="float">
            <text:p>40,000.00</text:p>
          </table:table-cell>
          <table:table-cell table:style-name="ce219" table:formula="of:=[.M47]+[.N47]" office:value-type="float" office:value="136885" calcext:value-type="float">
            <text:p>136,885.00</text:p>
          </table:table-cell>
          <table:table-cell table:style-name="ce219" table:formula="of:=[.O47]*[.I$2]" office:value-type="float" office:value="46540.9" calcext:value-type="float">
            <text:p>46,540.90</text:p>
          </table:table-cell>
          <table:table-cell table:style-name="ce276" table:formula="of:=[.O47]-[.P47]" office:value-type="float" office:value="90344.1" calcext:value-type="float">
            <text:p>90,344.10</text:p>
          </table:table-cell>
          <table:table-cell table:number-columns-repeated="16332"/>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14392" calcext:value-type="currency">
            <text:p>$14,392 </text:p>
          </table:table-cell>
          <table:table-cell table:style-name="ce238" table:formula="of:=IF(([.A48]-[.$F$21])&lt;=[.B$18];MAX(MAX([.A48]-[.$F$21];0)-[.B$17];0)*[.C$18];([.B$18]-[.B$17])*[.C$18])" office:value-type="float" office:value="4266" calcext:value-type="float">
            <text:p>4,266.00</text:p>
          </table:table-cell>
          <table:table-cell table:style-name="ce219" table:formula="of:=IF([.A48]-[.$F$21]&lt;=[.B$19];MAX(MAX([.A48]-[.$F$21];0)-[.B$18];0)*[.C$19];([.B$19]-[.B$18])*[.C$19])" office:value-type="float" office:value="5027" calcext:value-type="float">
            <text:p>5,027.00</text:p>
          </table:table-cell>
          <table:table-cell table:style-name="ce219" table:formula="of:=IF([.A48]-[.$F$21]&lt;=[.B$20];MAX(MAX([.A48]-[.$F$21];0)-[.B$19];0)*[.C$20];([.B$20]-[.B$19])*[.C$20])" office:value-type="float" office:value="0" calcext:value-type="float">
            <text:p>0.00</text:p>
          </table:table-cell>
          <table:table-cell table:style-name="ce219" table:formula="of:=IF([.A48]-[.$F$21]&lt;=[.B$21];MAX(MAX([.A48]-[.$F$21];0)-[.B$20];0)*[.C$21];([.B$21]-[.B$20])*[.C$21])" office:value-type="float" office:value="0" calcext:value-type="float">
            <text:p>0.00</text:p>
          </table:table-cell>
          <table:table-cell table:style-name="ce219" table:formula="of:=IF([.A48]-[.$F$21]&lt;=[.B$22];MAX(MAX([.A48]-[.$F$21])-[.B$21];0)*[.C$22];([.B$22]-[.B$21])*[.C$22])" office:value-type="float" office:value="0" calcext:value-type="float">
            <text:p>0.00</text:p>
          </table:table-cell>
          <table:table-cell table:style-name="ce219" table:formula="of:=IF([.A48]-[.$F$21]&lt;=[.B$23];MAX(MAX([.A48]-[.$F$21];0)-[.B$22];0)*[.C$23];([.B$23]-[.B$22])*[.C$23])" office:value-type="float" office:value="0" calcext:value-type="float">
            <text:p>0.00</text:p>
          </table:table-cell>
          <table:table-cell table:style-name="ce276" table:formula="of:=SUM([.C48:.H48])" office:value-type="float" office:value="9293" calcext:value-type="float">
            <text:p>9,293.00</text:p>
          </table:table-cell>
          <table:table-cell table:style-name="ce219" table:formula="of:=IF([.A48]&lt;[.E$7];[.A48]*([.E$3]+[.E$5]);IF([.A48]&gt;=[.E$8];[.A48]*[.E$9];0))" office:value-type="float" office:value="7650" calcext:value-type="float">
            <text:p>7,650.00</text:p>
          </table:table-cell>
          <table:table-cell table:style-name="ce219" table:formula="of:=[.I48]+[.J48]" office:value-type="float" office:value="16943" calcext:value-type="float">
            <text:p>16,943.00</text:p>
          </table:table-cell>
          <table:table-cell table:style-name="ce276" table:formula="of:=[.A48]-[.K48]" office:value-type="float" office:value="83057" calcext:value-type="float">
            <text:p>83,057.00</text:p>
          </table:table-cell>
          <table:table-cell table:style-name="ce219" table:formula="of:=[.A48]+[.J48]" office:value-type="float" office:value="107650" calcext:value-type="float">
            <text:p>107,650.00</text:p>
          </table:table-cell>
          <table:table-cell table:style-name="ce219" table:formula="of:=2*[.I$4]" office:value-type="float" office:value="40000" calcext:value-type="float">
            <text:p>40,000.00</text:p>
          </table:table-cell>
          <table:table-cell table:style-name="ce219" table:formula="of:=[.M48]+[.N48]" office:value-type="float" office:value="147650" calcext:value-type="float">
            <text:p>147,650.00</text:p>
          </table:table-cell>
          <table:table-cell table:style-name="ce219" table:formula="of:=[.O48]*[.I$2]" office:value-type="float" office:value="50201" calcext:value-type="float">
            <text:p>50,201.00</text:p>
          </table:table-cell>
          <table:table-cell table:style-name="ce276" table:formula="of:=[.O48]-[.P48]" office:value-type="float" office:value="97449" calcext:value-type="float">
            <text:p>97,449.00</text:p>
          </table:table-cell>
          <table:table-cell table:number-columns-repeated="16332"/>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14461.9" calcext:value-type="currency">
            <text:p>$14,462 </text:p>
          </table:table-cell>
          <table:table-cell table:style-name="ce238" table:formula="of:=IF(([.A49]-[.$F$21])&lt;=[.B$18];MAX(MAX([.A49]-[.$F$21];0)-[.B$17];0)*[.C$18];([.B$18]-[.B$17])*[.C$18])" office:value-type="float" office:value="4266" calcext:value-type="float">
            <text:p>4,266.00</text:p>
          </table:table-cell>
          <table:table-cell table:style-name="ce219" table:formula="of:=IF([.A49]-[.$F$21]&lt;=[.B$19];MAX(MAX([.A49]-[.$F$21];0)-[.B$18];0)*[.C$19];([.B$19]-[.B$18])*[.C$19])" office:value-type="float" office:value="7227" calcext:value-type="float">
            <text:p>7,227.00</text:p>
          </table:table-cell>
          <table:table-cell table:style-name="ce219" table:formula="of:=IF([.A49]-[.$F$21]&lt;=[.B$20];MAX(MAX([.A49]-[.$F$21];0)-[.B$19];0)*[.C$20];([.B$20]-[.B$19])*[.C$20])" office:value-type="float" office:value="0" calcext:value-type="float">
            <text:p>0.00</text:p>
          </table:table-cell>
          <table:table-cell table:style-name="ce219" table:formula="of:=IF([.A49]-[.$F$21]&lt;=[.B$21];MAX(MAX([.A49]-[.$F$21];0)-[.B$20];0)*[.C$21];([.B$21]-[.B$20])*[.C$21])" office:value-type="float" office:value="0" calcext:value-type="float">
            <text:p>0.00</text:p>
          </table:table-cell>
          <table:table-cell table:style-name="ce219" table:formula="of:=IF([.A49]-[.$F$21]&lt;=[.B$22];MAX(MAX([.A49]-[.$F$21])-[.B$21];0)*[.C$22];([.B$22]-[.B$21])*[.C$22])" office:value-type="float" office:value="0" calcext:value-type="float">
            <text:p>0.00</text:p>
          </table:table-cell>
          <table:table-cell table:style-name="ce219" table:formula="of:=IF([.A49]-[.$F$21]&lt;=[.B$23];MAX(MAX([.A49]-[.$F$21];0)-[.B$22];0)*[.C$23];([.B$23]-[.B$22])*[.C$23])" office:value-type="float" office:value="0" calcext:value-type="float">
            <text:p>0.00</text:p>
          </table:table-cell>
          <table:table-cell table:style-name="ce276" table:formula="of:=SUM([.C49:.H49])" office:value-type="float" office:value="11493" calcext:value-type="float">
            <text:p>11,493.00</text:p>
          </table:table-cell>
          <table:table-cell table:style-name="ce219" table:formula="of:=IF([.A49]&lt;[.E$7];[.A49]*([.E$3]+[.E$5]);IF([.A49]&gt;=[.E$8];[.A49]*[.E$9];0))" office:value-type="float" office:value="8415" calcext:value-type="float">
            <text:p>8,415.00</text:p>
          </table:table-cell>
          <table:table-cell table:style-name="ce219" table:formula="of:=[.I49]+[.J49]" office:value-type="float" office:value="19908" calcext:value-type="float">
            <text:p>19,908.00</text:p>
          </table:table-cell>
          <table:table-cell table:style-name="ce276" table:formula="of:=[.A49]-[.K49]" office:value-type="float" office:value="90092" calcext:value-type="float">
            <text:p>90,092.00</text:p>
          </table:table-cell>
          <table:table-cell table:style-name="ce219" table:formula="of:=[.A49]+[.J49]" office:value-type="float" office:value="118415" calcext:value-type="float">
            <text:p>118,415.00</text:p>
          </table:table-cell>
          <table:table-cell table:style-name="ce219" table:formula="of:=2*[.I$4]" office:value-type="float" office:value="40000" calcext:value-type="float">
            <text:p>40,000.00</text:p>
          </table:table-cell>
          <table:table-cell table:style-name="ce219" table:formula="of:=[.M49]+[.N49]" office:value-type="float" office:value="158415" calcext:value-type="float">
            <text:p>158,415.00</text:p>
          </table:table-cell>
          <table:table-cell table:style-name="ce219" table:formula="of:=[.O49]*[.I$2]" office:value-type="float" office:value="53861.1" calcext:value-type="float">
            <text:p>53,861.10</text:p>
          </table:table-cell>
          <table:table-cell table:style-name="ce276" table:formula="of:=[.O49]-[.P49]" office:value-type="float" office:value="104553.9" calcext:value-type="float">
            <text:p>104,553.90</text:p>
          </table:table-cell>
          <table:table-cell table:number-columns-repeated="16332"/>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14531.8" calcext:value-type="currency">
            <text:p>$14,532 </text:p>
          </table:table-cell>
          <table:table-cell table:style-name="ce238" table:formula="of:=IF(([.A50]-[.$F$21])&lt;=[.B$18];MAX(MAX([.A50]-[.$F$21];0)-[.B$17];0)*[.C$18];([.B$18]-[.B$17])*[.C$18])" office:value-type="float" office:value="4266" calcext:value-type="float">
            <text:p>4,266.00</text:p>
          </table:table-cell>
          <table:table-cell table:style-name="ce219" table:formula="of:=IF([.A50]-[.$F$21]&lt;=[.B$19];MAX(MAX([.A50]-[.$F$21];0)-[.B$18];0)*[.C$19];([.B$19]-[.B$18])*[.C$19])" office:value-type="float" office:value="9427" calcext:value-type="float">
            <text:p>9,427.00</text:p>
          </table:table-cell>
          <table:table-cell table:style-name="ce219" table:formula="of:=IF([.A50]-[.$F$21]&lt;=[.B$20];MAX(MAX([.A50]-[.$F$21];0)-[.B$19];0)*[.C$20];([.B$20]-[.B$19])*[.C$20])" office:value-type="float" office:value="0" calcext:value-type="float">
            <text:p>0.00</text:p>
          </table:table-cell>
          <table:table-cell table:style-name="ce219" table:formula="of:=IF([.A50]-[.$F$21]&lt;=[.B$21];MAX(MAX([.A50]-[.$F$21];0)-[.B$20];0)*[.C$21];([.B$21]-[.B$20])*[.C$21])" office:value-type="float" office:value="0" calcext:value-type="float">
            <text:p>0.00</text:p>
          </table:table-cell>
          <table:table-cell table:style-name="ce219" table:formula="of:=IF([.A50]-[.$F$21]&lt;=[.B$22];MAX(MAX([.A50]-[.$F$21])-[.B$21];0)*[.C$22];([.B$22]-[.B$21])*[.C$22])" office:value-type="float" office:value="0" calcext:value-type="float">
            <text:p>0.00</text:p>
          </table:table-cell>
          <table:table-cell table:style-name="ce219" table:formula="of:=IF([.A50]-[.$F$21]&lt;=[.B$23];MAX(MAX([.A50]-[.$F$21];0)-[.B$22];0)*[.C$23];([.B$23]-[.B$22])*[.C$23])" office:value-type="float" office:value="0" calcext:value-type="float">
            <text:p>0.00</text:p>
          </table:table-cell>
          <table:table-cell table:style-name="ce276" table:formula="of:=SUM([.C50:.H50])" office:value-type="float" office:value="13693" calcext:value-type="float">
            <text:p>13,693.00</text:p>
          </table:table-cell>
          <table:table-cell table:style-name="ce219" table:formula="of:=IF([.A50]&lt;[.E$7];[.A50]*([.E$3]+[.E$5]);IF([.A50]&gt;=[.E$8];[.A50]*[.E$9];0))" office:value-type="float" office:value="9180" calcext:value-type="float">
            <text:p>9,180.00</text:p>
          </table:table-cell>
          <table:table-cell table:style-name="ce219" table:formula="of:=[.I50]+[.J50]" office:value-type="float" office:value="22873" calcext:value-type="float">
            <text:p>22,873.00</text:p>
          </table:table-cell>
          <table:table-cell table:style-name="ce276" table:formula="of:=[.A50]-[.K50]" office:value-type="float" office:value="97127" calcext:value-type="float">
            <text:p>97,127.00</text:p>
          </table:table-cell>
          <table:table-cell table:style-name="ce219" table:formula="of:=[.A50]+[.J50]" office:value-type="float" office:value="129180" calcext:value-type="float">
            <text:p>129,180.00</text:p>
          </table:table-cell>
          <table:table-cell table:style-name="ce219" table:formula="of:=2*[.I$4]" office:value-type="float" office:value="40000" calcext:value-type="float">
            <text:p>40,000.00</text:p>
          </table:table-cell>
          <table:table-cell table:style-name="ce219" table:formula="of:=[.M50]+[.N50]" office:value-type="float" office:value="169180" calcext:value-type="float">
            <text:p>169,180.00</text:p>
          </table:table-cell>
          <table:table-cell table:style-name="ce219" table:formula="of:=[.O50]*[.I$2]" office:value-type="float" office:value="57521.2" calcext:value-type="float">
            <text:p>57,521.20</text:p>
          </table:table-cell>
          <table:table-cell table:style-name="ce276" table:formula="of:=[.O50]-[.P50]" office:value-type="float" office:value="111658.8" calcext:value-type="float">
            <text:p>111,658.80</text:p>
          </table:table-cell>
          <table:table-cell table:number-columns-repeated="16332"/>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14601.7" calcext:value-type="currency">
            <text:p>$14,602 </text:p>
          </table:table-cell>
          <table:table-cell table:style-name="ce238" table:formula="of:=IF(([.A51]-[.$F$21])&lt;=[.B$18];MAX(MAX([.A51]-[.$F$21];0)-[.B$17];0)*[.C$18];([.B$18]-[.B$17])*[.C$18])" office:value-type="float" office:value="4266" calcext:value-type="float">
            <text:p>4,266.00</text:p>
          </table:table-cell>
          <table:table-cell table:style-name="ce219" table:formula="of:=IF([.A51]-[.$F$21]&lt;=[.B$19];MAX(MAX([.A51]-[.$F$21];0)-[.B$18];0)*[.C$19];([.B$19]-[.B$18])*[.C$19])" office:value-type="float" office:value="11627" calcext:value-type="float">
            <text:p>11,627.00</text:p>
          </table:table-cell>
          <table:table-cell table:style-name="ce219" table:formula="of:=IF([.A51]-[.$F$21]&lt;=[.B$20];MAX(MAX([.A51]-[.$F$21];0)-[.B$19];0)*[.C$20];([.B$20]-[.B$19])*[.C$20])" office:value-type="float" office:value="0" calcext:value-type="float">
            <text:p>0.00</text:p>
          </table:table-cell>
          <table:table-cell table:style-name="ce219" table:formula="of:=IF([.A51]-[.$F$21]&lt;=[.B$21];MAX(MAX([.A51]-[.$F$21];0)-[.B$20];0)*[.C$21];([.B$21]-[.B$20])*[.C$21])" office:value-type="float" office:value="0" calcext:value-type="float">
            <text:p>0.00</text:p>
          </table:table-cell>
          <table:table-cell table:style-name="ce219" table:formula="of:=IF([.A51]-[.$F$21]&lt;=[.B$22];MAX(MAX([.A51]-[.$F$21])-[.B$21];0)*[.C$22];([.B$22]-[.B$21])*[.C$22])" office:value-type="float" office:value="0" calcext:value-type="float">
            <text:p>0.00</text:p>
          </table:table-cell>
          <table:table-cell table:style-name="ce219" table:formula="of:=IF([.A51]-[.$F$21]&lt;=[.B$23];MAX(MAX([.A51]-[.$F$21];0)-[.B$22];0)*[.C$23];([.B$23]-[.B$22])*[.C$23])" office:value-type="float" office:value="0" calcext:value-type="float">
            <text:p>0.00</text:p>
          </table:table-cell>
          <table:table-cell table:style-name="ce276" table:formula="of:=SUM([.C51:.H51])" office:value-type="float" office:value="15893" calcext:value-type="float">
            <text:p>15,893.00</text:p>
          </table:table-cell>
          <table:table-cell table:style-name="ce219" table:formula="of:=IF([.A51]&lt;[.E$7];[.A51]*([.E$3]+[.E$5]);IF([.A51]&gt;=[.E$8];[.A51]*[.E$9];0))" office:value-type="float" office:value="9945" calcext:value-type="float">
            <text:p>9,945.00</text:p>
          </table:table-cell>
          <table:table-cell table:style-name="ce219" table:formula="of:=[.I51]+[.J51]" office:value-type="float" office:value="25838" calcext:value-type="float">
            <text:p>25,838.00</text:p>
          </table:table-cell>
          <table:table-cell table:style-name="ce276" table:formula="of:=[.A51]-[.K51]" office:value-type="float" office:value="104162" calcext:value-type="float">
            <text:p>104,162.00</text:p>
          </table:table-cell>
          <table:table-cell table:style-name="ce219" table:formula="of:=[.A51]+[.J51]" office:value-type="float" office:value="139945" calcext:value-type="float">
            <text:p>139,945.00</text:p>
          </table:table-cell>
          <table:table-cell table:style-name="ce219" table:formula="of:=2*[.I$4]" office:value-type="float" office:value="40000" calcext:value-type="float">
            <text:p>40,000.00</text:p>
          </table:table-cell>
          <table:table-cell table:style-name="ce219" table:formula="of:=[.M51]+[.N51]" office:value-type="float" office:value="179945" calcext:value-type="float">
            <text:p>179,945.00</text:p>
          </table:table-cell>
          <table:table-cell table:style-name="ce219" table:formula="of:=[.O51]*[.I$2]" office:value-type="float" office:value="61181.3" calcext:value-type="float">
            <text:p>61,181.30</text:p>
          </table:table-cell>
          <table:table-cell table:style-name="ce276" table:formula="of:=[.O51]-[.P51]" office:value-type="float" office:value="118763.7" calcext:value-type="float">
            <text:p>118,763.70</text:p>
          </table:table-cell>
          <table:table-cell table:number-columns-repeated="16332"/>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14861.1" calcext:value-type="currency">
            <text:p>$14,861 </text:p>
          </table:table-cell>
          <table:table-cell table:style-name="ce238" table:formula="of:=IF(([.A52]-[.$F$21])&lt;=[.B$18];MAX(MAX([.A52]-[.$F$21];0)-[.B$17];0)*[.C$18];([.B$18]-[.B$17])*[.C$18])" office:value-type="float" office:value="4266" calcext:value-type="float">
            <text:p>4,266.00</text:p>
          </table:table-cell>
          <table:table-cell table:style-name="ce219" table:formula="of:=IF([.A52]-[.$F$21]&lt;=[.B$19];MAX(MAX([.A52]-[.$F$21];0)-[.B$18];0)*[.C$19];([.B$19]-[.B$18])*[.C$19])" office:value-type="float" office:value="11742.5" calcext:value-type="float">
            <text:p>11,742.50</text:p>
          </table:table-cell>
          <table:table-cell table:style-name="ce219" table:formula="of:=IF([.A52]-[.$F$21]&lt;=[.B$20];MAX(MAX([.A52]-[.$F$21];0)-[.B$19];0)*[.C$20];([.B$20]-[.B$19])*[.C$20])" office:value-type="float" office:value="2274" calcext:value-type="float">
            <text:p>2,274.00</text:p>
          </table:table-cell>
          <table:table-cell table:style-name="ce219" table:formula="of:=IF([.A52]-[.$F$21]&lt;=[.B$21];MAX(MAX([.A52]-[.$F$21];0)-[.B$20];0)*[.C$21];([.B$21]-[.B$20])*[.C$21])" office:value-type="float" office:value="0" calcext:value-type="float">
            <text:p>0.00</text:p>
          </table:table-cell>
          <table:table-cell table:style-name="ce219" table:formula="of:=IF([.A52]-[.$F$21]&lt;=[.B$22];MAX(MAX([.A52]-[.$F$21])-[.B$21];0)*[.C$22];([.B$22]-[.B$21])*[.C$22])" office:value-type="float" office:value="0" calcext:value-type="float">
            <text:p>0.00</text:p>
          </table:table-cell>
          <table:table-cell table:style-name="ce219" table:formula="of:=IF([.A52]-[.$F$21]&lt;=[.B$23];MAX(MAX([.A52]-[.$F$21];0)-[.B$22];0)*[.C$23];([.B$23]-[.B$22])*[.C$23])" office:value-type="float" office:value="0" calcext:value-type="float">
            <text:p>0.00</text:p>
          </table:table-cell>
          <table:table-cell table:style-name="ce276" table:formula="of:=SUM([.C52:.H52])" office:value-type="float" office:value="18282.5" calcext:value-type="float">
            <text:p>18,282.50</text:p>
          </table:table-cell>
          <table:table-cell table:style-name="ce219" table:formula="of:=IF([.A52]&lt;[.E$7];[.A52]*([.E$3]+[.E$5]);IF([.A52]&gt;=[.E$8];[.A52]*[.E$9];0))" office:value-type="float" office:value="10710" calcext:value-type="float">
            <text:p>10,710.00</text:p>
          </table:table-cell>
          <table:table-cell table:style-name="ce219" table:formula="of:=[.I52]+[.J52]" office:value-type="float" office:value="28992.5" calcext:value-type="float">
            <text:p>28,992.50</text:p>
          </table:table-cell>
          <table:table-cell table:style-name="ce276" table:formula="of:=[.A52]-[.K52]" office:value-type="float" office:value="111007.5" calcext:value-type="float">
            <text:p>111,007.50</text:p>
          </table:table-cell>
          <table:table-cell table:style-name="ce219" table:formula="of:=[.A52]+[.J52]" office:value-type="float" office:value="150710" calcext:value-type="float">
            <text:p>150,710.00</text:p>
          </table:table-cell>
          <table:table-cell table:style-name="ce219" table:formula="of:=2*[.I$4]" office:value-type="float" office:value="40000" calcext:value-type="float">
            <text:p>40,000.00</text:p>
          </table:table-cell>
          <table:table-cell table:style-name="ce219" table:formula="of:=[.M52]+[.N52]" office:value-type="float" office:value="190710" calcext:value-type="float">
            <text:p>190,710.00</text:p>
          </table:table-cell>
          <table:table-cell table:style-name="ce219" table:formula="of:=[.O52]*[.I$2]" office:value-type="float" office:value="64841.4" calcext:value-type="float">
            <text:p>64,841.40</text:p>
          </table:table-cell>
          <table:table-cell table:style-name="ce276" table:formula="of:=[.O52]-[.P52]" office:value-type="float" office:value="125868.6" calcext:value-type="float">
            <text:p>125,868.60</text:p>
          </table:table-cell>
          <table:table-cell table:number-columns-repeated="16332"/>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15131" calcext:value-type="currency">
            <text:p>$15,131 </text:p>
          </table:table-cell>
          <table:table-cell table:style-name="ce238" table:formula="of:=IF(([.A53]-[.$F$21])&lt;=[.B$18];MAX(MAX([.A53]-[.$F$21];0)-[.B$17];0)*[.C$18];([.B$18]-[.B$17])*[.C$18])" office:value-type="float" office:value="4266" calcext:value-type="float">
            <text:p>4,266.00</text:p>
          </table:table-cell>
          <table:table-cell table:style-name="ce219" table:formula="of:=IF([.A53]-[.$F$21]&lt;=[.B$19];MAX(MAX([.A53]-[.$F$21];0)-[.B$18];0)*[.C$19];([.B$19]-[.B$18])*[.C$19])" office:value-type="float" office:value="11742.5" calcext:value-type="float">
            <text:p>11,742.50</text:p>
          </table:table-cell>
          <table:table-cell table:style-name="ce219" table:formula="of:=IF([.A53]-[.$F$21]&lt;=[.B$20];MAX(MAX([.A53]-[.$F$21];0)-[.B$19];0)*[.C$20];([.B$20]-[.B$19])*[.C$20])" office:value-type="float" office:value="4674" calcext:value-type="float">
            <text:p>4,674.00</text:p>
          </table:table-cell>
          <table:table-cell table:style-name="ce219" table:formula="of:=IF([.A53]-[.$F$21]&lt;=[.B$21];MAX(MAX([.A53]-[.$F$21];0)-[.B$20];0)*[.C$21];([.B$21]-[.B$20])*[.C$21])" office:value-type="float" office:value="0" calcext:value-type="float">
            <text:p>0.00</text:p>
          </table:table-cell>
          <table:table-cell table:style-name="ce219" table:formula="of:=IF([.A53]-[.$F$21]&lt;=[.B$22];MAX(MAX([.A53]-[.$F$21])-[.B$21];0)*[.C$22];([.B$22]-[.B$21])*[.C$22])" office:value-type="float" office:value="0" calcext:value-type="float">
            <text:p>0.00</text:p>
          </table:table-cell>
          <table:table-cell table:style-name="ce219" table:formula="of:=IF([.A53]-[.$F$21]&lt;=[.B$23];MAX(MAX([.A53]-[.$F$21];0)-[.B$22];0)*[.C$23];([.B$23]-[.B$22])*[.C$23])" office:value-type="float" office:value="0" calcext:value-type="float">
            <text:p>0.00</text:p>
          </table:table-cell>
          <table:table-cell table:style-name="ce276" table:formula="of:=SUM([.C53:.H53])" office:value-type="float" office:value="20682.5" calcext:value-type="float">
            <text:p>20,682.50</text:p>
          </table:table-cell>
          <table:table-cell table:style-name="ce219" table:formula="of:=IF([.A53]&lt;[.E$7];[.A53]*([.E$3]+[.E$5]);IF([.A53]&gt;=[.E$8];[.A53]*[.E$9];0))" office:value-type="float" office:value="11475" calcext:value-type="float">
            <text:p>11,475.00</text:p>
          </table:table-cell>
          <table:table-cell table:style-name="ce219" table:formula="of:=[.I53]+[.J53]" office:value-type="float" office:value="32157.5" calcext:value-type="float">
            <text:p>32,157.50</text:p>
          </table:table-cell>
          <table:table-cell table:style-name="ce276" table:formula="of:=[.A53]-[.K53]" office:value-type="float" office:value="117842.5" calcext:value-type="float">
            <text:p>117,842.50</text:p>
          </table:table-cell>
          <table:table-cell table:style-name="ce219" table:formula="of:=[.A53]+[.J53]" office:value-type="float" office:value="161475" calcext:value-type="float">
            <text:p>161,475.00</text:p>
          </table:table-cell>
          <table:table-cell table:style-name="ce219" table:formula="of:=2*[.I$4]" office:value-type="float" office:value="40000" calcext:value-type="float">
            <text:p>40,000.00</text:p>
          </table:table-cell>
          <table:table-cell table:style-name="ce219" table:formula="of:=[.M53]+[.N53]" office:value-type="float" office:value="201475" calcext:value-type="float">
            <text:p>201,475.00</text:p>
          </table:table-cell>
          <table:table-cell table:style-name="ce219" table:formula="of:=[.O53]*[.I$2]" office:value-type="float" office:value="68501.5" calcext:value-type="float">
            <text:p>68,501.50</text:p>
          </table:table-cell>
          <table:table-cell table:style-name="ce276" table:formula="of:=[.O53]-[.P53]" office:value-type="float" office:value="132973.5" calcext:value-type="float">
            <text:p>132,973.50</text:p>
          </table:table-cell>
          <table:table-cell table:number-columns-repeated="16332"/>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15400.9" calcext:value-type="currency">
            <text:p>$15,401 </text:p>
          </table:table-cell>
          <table:table-cell table:style-name="ce238" table:formula="of:=IF(([.A54]-[.$F$21])&lt;=[.B$18];MAX(MAX([.A54]-[.$F$21];0)-[.B$17];0)*[.C$18];([.B$18]-[.B$17])*[.C$18])" office:value-type="float" office:value="4266" calcext:value-type="float">
            <text:p>4,266.00</text:p>
          </table:table-cell>
          <table:table-cell table:style-name="ce219" table:formula="of:=IF([.A54]-[.$F$21]&lt;=[.B$19];MAX(MAX([.A54]-[.$F$21];0)-[.B$18];0)*[.C$19];([.B$19]-[.B$18])*[.C$19])" office:value-type="float" office:value="11742.5" calcext:value-type="float">
            <text:p>11,742.50</text:p>
          </table:table-cell>
          <table:table-cell table:style-name="ce219" table:formula="of:=IF([.A54]-[.$F$21]&lt;=[.B$20];MAX(MAX([.A54]-[.$F$21];0)-[.B$19];0)*[.C$20];([.B$20]-[.B$19])*[.C$20])" office:value-type="float" office:value="7074" calcext:value-type="float">
            <text:p>7,074.00</text:p>
          </table:table-cell>
          <table:table-cell table:style-name="ce219" table:formula="of:=IF([.A54]-[.$F$21]&lt;=[.B$21];MAX(MAX([.A54]-[.$F$21];0)-[.B$20];0)*[.C$21];([.B$21]-[.B$20])*[.C$21])" office:value-type="float" office:value="0" calcext:value-type="float">
            <text:p>0.00</text:p>
          </table:table-cell>
          <table:table-cell table:style-name="ce219" table:formula="of:=IF([.A54]-[.$F$21]&lt;=[.B$22];MAX(MAX([.A54]-[.$F$21])-[.B$21];0)*[.C$22];([.B$22]-[.B$21])*[.C$22])" office:value-type="float" office:value="0" calcext:value-type="float">
            <text:p>0.00</text:p>
          </table:table-cell>
          <table:table-cell table:style-name="ce219" table:formula="of:=IF([.A54]-[.$F$21]&lt;=[.B$23];MAX(MAX([.A54]-[.$F$21];0)-[.B$22];0)*[.C$23];([.B$23]-[.B$22])*[.C$23])" office:value-type="float" office:value="0" calcext:value-type="float">
            <text:p>0.00</text:p>
          </table:table-cell>
          <table:table-cell table:style-name="ce276" table:formula="of:=SUM([.C54:.H54])" office:value-type="float" office:value="23082.5" calcext:value-type="float">
            <text:p>23,082.50</text:p>
          </table:table-cell>
          <table:table-cell table:style-name="ce219" table:formula="of:=IF([.A54]&lt;[.E$7];[.A54]*([.E$3]+[.E$5]);IF([.A54]&gt;=[.E$8];[.A54]*[.E$9];0))" office:value-type="float" office:value="12240" calcext:value-type="float">
            <text:p>12,240.00</text:p>
          </table:table-cell>
          <table:table-cell table:style-name="ce219" table:formula="of:=[.I54]+[.J54]" office:value-type="float" office:value="35322.5" calcext:value-type="float">
            <text:p>35,322.50</text:p>
          </table:table-cell>
          <table:table-cell table:style-name="ce276" table:formula="of:=[.A54]-[.K54]" office:value-type="float" office:value="124677.5" calcext:value-type="float">
            <text:p>124,677.50</text:p>
          </table:table-cell>
          <table:table-cell table:style-name="ce219" table:formula="of:=[.A54]+[.J54]" office:value-type="float" office:value="172240" calcext:value-type="float">
            <text:p>172,240.00</text:p>
          </table:table-cell>
          <table:table-cell table:style-name="ce219" table:formula="of:=2*[.I$4]" office:value-type="float" office:value="40000" calcext:value-type="float">
            <text:p>40,000.00</text:p>
          </table:table-cell>
          <table:table-cell table:style-name="ce219" table:formula="of:=[.M54]+[.N54]" office:value-type="float" office:value="212240" calcext:value-type="float">
            <text:p>212,240.00</text:p>
          </table:table-cell>
          <table:table-cell table:style-name="ce219" table:formula="of:=[.O54]*[.I$2]" office:value-type="float" office:value="72161.6" calcext:value-type="float">
            <text:p>72,161.60</text:p>
          </table:table-cell>
          <table:table-cell table:style-name="ce276" table:formula="of:=[.O54]-[.P54]" office:value-type="float" office:value="140078.4" calcext:value-type="float">
            <text:p>140,078.40</text:p>
          </table:table-cell>
          <table:table-cell table:number-columns-repeated="16332"/>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15670.8" calcext:value-type="currency">
            <text:p>$15,671 </text:p>
          </table:table-cell>
          <table:table-cell table:style-name="ce238" table:formula="of:=IF(([.A55]-[.$F$21])&lt;=[.B$18];MAX(MAX([.A55]-[.$F$21];0)-[.B$17];0)*[.C$18];([.B$18]-[.B$17])*[.C$18])" office:value-type="float" office:value="4266" calcext:value-type="float">
            <text:p>4,266.00</text:p>
          </table:table-cell>
          <table:table-cell table:style-name="ce219" table:formula="of:=IF([.A55]-[.$F$21]&lt;=[.B$19];MAX(MAX([.A55]-[.$F$21];0)-[.B$18];0)*[.C$19];([.B$19]-[.B$18])*[.C$19])" office:value-type="float" office:value="11742.5" calcext:value-type="float">
            <text:p>11,742.50</text:p>
          </table:table-cell>
          <table:table-cell table:style-name="ce219" table:formula="of:=IF([.A55]-[.$F$21]&lt;=[.B$20];MAX(MAX([.A55]-[.$F$21];0)-[.B$19];0)*[.C$20];([.B$20]-[.B$19])*[.C$20])" office:value-type="float" office:value="9474" calcext:value-type="float">
            <text:p>9,474.00</text:p>
          </table:table-cell>
          <table:table-cell table:style-name="ce219" table:formula="of:=IF([.A55]-[.$F$21]&lt;=[.B$21];MAX(MAX([.A55]-[.$F$21];0)-[.B$20];0)*[.C$21];([.B$21]-[.B$20])*[.C$21])" office:value-type="float" office:value="0" calcext:value-type="float">
            <text:p>0.00</text:p>
          </table:table-cell>
          <table:table-cell table:style-name="ce219" table:formula="of:=IF([.A55]-[.$F$21]&lt;=[.B$22];MAX(MAX([.A55]-[.$F$21])-[.B$21];0)*[.C$22];([.B$22]-[.B$21])*[.C$22])" office:value-type="float" office:value="0" calcext:value-type="float">
            <text:p>0.00</text:p>
          </table:table-cell>
          <table:table-cell table:style-name="ce219" table:formula="of:=IF([.A55]-[.$F$21]&lt;=[.B$23];MAX(MAX([.A55]-[.$F$21];0)-[.B$22];0)*[.C$23];([.B$23]-[.B$22])*[.C$23])" office:value-type="float" office:value="0" calcext:value-type="float">
            <text:p>0.00</text:p>
          </table:table-cell>
          <table:table-cell table:style-name="ce276" table:formula="of:=SUM([.C55:.H55])" office:value-type="float" office:value="25482.5" calcext:value-type="float">
            <text:p>25,482.50</text:p>
          </table:table-cell>
          <table:table-cell table:style-name="ce219" table:formula="of:=IF([.A55]&lt;[.E$7];[.A55]*([.E$3]+[.E$5]);IF([.A55]&gt;=[.E$8];[.A55]*[.E$9];0))" office:value-type="float" office:value="13005" calcext:value-type="float">
            <text:p>13,005.00</text:p>
          </table:table-cell>
          <table:table-cell table:style-name="ce219" table:formula="of:=[.I55]+[.J55]" office:value-type="float" office:value="38487.5" calcext:value-type="float">
            <text:p>38,487.50</text:p>
          </table:table-cell>
          <table:table-cell table:style-name="ce276" table:formula="of:=[.A55]-[.K55]" office:value-type="float" office:value="131512.5" calcext:value-type="float">
            <text:p>131,512.50</text:p>
          </table:table-cell>
          <table:table-cell table:style-name="ce219" table:formula="of:=[.A55]+[.J55]" office:value-type="float" office:value="183005" calcext:value-type="float">
            <text:p>183,005.00</text:p>
          </table:table-cell>
          <table:table-cell table:style-name="ce219" table:formula="of:=2*[.I$4]" office:value-type="float" office:value="40000" calcext:value-type="float">
            <text:p>40,000.00</text:p>
          </table:table-cell>
          <table:table-cell table:style-name="ce219" table:formula="of:=[.M55]+[.N55]" office:value-type="float" office:value="223005" calcext:value-type="float">
            <text:p>223,005.00</text:p>
          </table:table-cell>
          <table:table-cell table:style-name="ce219" table:formula="of:=[.O55]*[.I$2]" office:value-type="float" office:value="75821.7" calcext:value-type="float">
            <text:p>75,821.70</text:p>
          </table:table-cell>
          <table:table-cell table:style-name="ce276" table:formula="of:=[.O55]-[.P55]" office:value-type="float" office:value="147183.3" calcext:value-type="float">
            <text:p>147,183.30</text:p>
          </table:table-cell>
          <table:table-cell table:number-columns-repeated="16332"/>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6917.5" calcext:value-type="currency">
            <text:p>($6,918)</text:p>
          </table:table-cell>
          <table:table-cell table:style-name="ce238" table:formula="of:=IF(([.A56]-[.$F$21])&lt;=[.B$18];MAX(MAX([.A56]-[.$F$21];0)-[.B$17];0)*[.C$18];([.B$18]-[.B$17])*[.C$18])" office:value-type="float" office:value="4266" calcext:value-type="float">
            <text:p>4,266.00</text:p>
          </table:table-cell>
          <table:table-cell table:style-name="ce219" table:formula="of:=IF([.A56]-[.$F$21]&lt;=[.B$19];MAX(MAX([.A56]-[.$F$21];0)-[.B$18];0)*[.C$19];([.B$19]-[.B$18])*[.C$19])" office:value-type="float" office:value="11742.5" calcext:value-type="float">
            <text:p>11,742.50</text:p>
          </table:table-cell>
          <table:table-cell table:style-name="ce219" table:formula="of:=IF([.A56]-[.$F$21]&lt;=[.B$20];MAX(MAX([.A56]-[.$F$21];0)-[.B$19];0)*[.C$20];([.B$20]-[.B$19])*[.C$20])" office:value-type="float" office:value="11874" calcext:value-type="float">
            <text:p>11,874.00</text:p>
          </table:table-cell>
          <table:table-cell table:style-name="ce219" table:formula="of:=IF([.A56]-[.$F$21]&lt;=[.B$21];MAX(MAX([.A56]-[.$F$21];0)-[.B$20];0)*[.C$21];([.B$21]-[.B$20])*[.C$21])" office:value-type="float" office:value="0" calcext:value-type="float">
            <text:p>0.00</text:p>
          </table:table-cell>
          <table:table-cell table:style-name="ce219" table:formula="of:=IF([.A56]-[.$F$21]&lt;=[.B$22];MAX(MAX([.A56]-[.$F$21])-[.B$21];0)*[.C$22];([.B$22]-[.B$21])*[.C$22])" office:value-type="float" office:value="0" calcext:value-type="float">
            <text:p>0.00</text:p>
          </table:table-cell>
          <table:table-cell table:style-name="ce219" table:formula="of:=IF([.A56]-[.$F$21]&lt;=[.B$23];MAX(MAX([.A56]-[.$F$21];0)-[.B$22];0)*[.C$23];([.B$23]-[.B$22])*[.C$23])" office:value-type="float" office:value="0" calcext:value-type="float">
            <text:p>0.00</text:p>
          </table:table-cell>
          <table:table-cell table:style-name="ce276" table:formula="of:=SUM([.C56:.H56])" office:value-type="float" office:value="27882.5" calcext:value-type="float">
            <text:p>27,882.50</text:p>
          </table:table-cell>
          <table:table-cell table:style-name="ce219" table:formula="of:=IF([.A56]&lt;[.E$7];[.A56]*([.E$3]+[.E$5]);IF([.A56]&gt;=[.E$8];[.A56]*[.E$9];0))" office:value-type="float" office:value="0" calcext:value-type="float">
            <text:p>0.00</text:p>
          </table:table-cell>
          <table:table-cell table:style-name="ce219" table:formula="of:=[.I56]+[.J56]" office:value-type="float" office:value="27882.5" calcext:value-type="float">
            <text:p>27,882.50</text:p>
          </table:table-cell>
          <table:table-cell table:style-name="ce276" table:formula="of:=[.A56]-[.K56]" office:value-type="float" office:value="152117.5" calcext:value-type="float">
            <text:p>152,117.50</text:p>
          </table:table-cell>
          <table:table-cell table:style-name="ce219" table:formula="of:=[.A56]+[.J56]" office:value-type="float" office:value="180000" calcext:value-type="float">
            <text:p>180,000.00</text:p>
          </table:table-cell>
          <table:table-cell table:style-name="ce219" table:formula="of:=2*[.I$4]" office:value-type="float" office:value="40000" calcext:value-type="float">
            <text:p>40,000.00</text:p>
          </table:table-cell>
          <table:table-cell table:style-name="ce219" table:formula="of:=[.M56]+[.N56]" office:value-type="float" office:value="220000" calcext:value-type="float">
            <text:p>220,000.00</text:p>
          </table:table-cell>
          <table:table-cell table:style-name="ce219" table:formula="of:=[.O56]*[.I$2]" office:value-type="float" office:value="74800" calcext:value-type="float">
            <text:p>74,800.00</text:p>
          </table:table-cell>
          <table:table-cell table:style-name="ce276" table:formula="of:=[.O56]-[.P56]" office:value-type="float" office:value="145200" calcext:value-type="float">
            <text:p>145,200.00</text:p>
          </table:table-cell>
          <table:table-cell table:number-columns-repeated="16332"/>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7917.5" calcext:value-type="currency">
            <text:p>($7,918)</text:p>
          </table:table-cell>
          <table:table-cell table:style-name="ce238" table:formula="of:=IF(([.A57]-[.$F$21])&lt;=[.B$18];MAX(MAX([.A57]-[.$F$21];0)-[.B$17];0)*[.C$18];([.B$18]-[.B$17])*[.C$18])" office:value-type="float" office:value="4266" calcext:value-type="float">
            <text:p>4,266.00</text:p>
          </table:table-cell>
          <table:table-cell table:style-name="ce219" table:formula="of:=IF([.A57]-[.$F$21]&lt;=[.B$19];MAX(MAX([.A57]-[.$F$21];0)-[.B$18];0)*[.C$19];([.B$19]-[.B$18])*[.C$19])" office:value-type="float" office:value="11742.5" calcext:value-type="float">
            <text:p>11,742.50</text:p>
          </table:table-cell>
          <table:table-cell table:style-name="ce219" table:formula="of:=IF([.A57]-[.$F$21]&lt;=[.B$20];MAX(MAX([.A57]-[.$F$21];0)-[.B$19];0)*[.C$20];([.B$20]-[.B$19])*[.C$20])" office:value-type="float" office:value="14274" calcext:value-type="float">
            <text:p>14,274.00</text:p>
          </table:table-cell>
          <table:table-cell table:style-name="ce219" table:formula="of:=IF([.A57]-[.$F$21]&lt;=[.B$21];MAX(MAX([.A57]-[.$F$21];0)-[.B$20];0)*[.C$21];([.B$21]-[.B$20])*[.C$21])" office:value-type="float" office:value="0" calcext:value-type="float">
            <text:p>0.00</text:p>
          </table:table-cell>
          <table:table-cell table:style-name="ce219" table:formula="of:=IF([.A57]-[.$F$21]&lt;=[.B$22];MAX(MAX([.A57]-[.$F$21])-[.B$21];0)*[.C$22];([.B$22]-[.B$21])*[.C$22])" office:value-type="float" office:value="0" calcext:value-type="float">
            <text:p>0.00</text:p>
          </table:table-cell>
          <table:table-cell table:style-name="ce219" table:formula="of:=IF([.A57]-[.$F$21]&lt;=[.B$23];MAX(MAX([.A57]-[.$F$21];0)-[.B$22];0)*[.C$23];([.B$23]-[.B$22])*[.C$23])" office:value-type="float" office:value="0" calcext:value-type="float">
            <text:p>0.00</text:p>
          </table:table-cell>
          <table:table-cell table:style-name="ce276" table:formula="of:=SUM([.C57:.H57])" office:value-type="float" office:value="30282.5" calcext:value-type="float">
            <text:p>30,282.50</text:p>
          </table:table-cell>
          <table:table-cell table:style-name="ce219" table:formula="of:=IF([.A57]&lt;[.E$7];[.A57]*([.E$3]+[.E$5]);IF([.A57]&gt;=[.E$8];[.A57]*[.E$9];0))" office:value-type="float" office:value="0" calcext:value-type="float">
            <text:p>0.00</text:p>
          </table:table-cell>
          <table:table-cell table:style-name="ce219" table:formula="of:=[.I57]+[.J57]" office:value-type="float" office:value="30282.5" calcext:value-type="float">
            <text:p>30,282.50</text:p>
          </table:table-cell>
          <table:table-cell table:style-name="ce276" table:formula="of:=[.A57]-[.K57]" office:value-type="float" office:value="159717.5" calcext:value-type="float">
            <text:p>159,717.50</text:p>
          </table:table-cell>
          <table:table-cell table:style-name="ce219" table:formula="of:=[.A57]+[.J57]" office:value-type="float" office:value="190000" calcext:value-type="float">
            <text:p>190,000.00</text:p>
          </table:table-cell>
          <table:table-cell table:style-name="ce219" table:formula="of:=2*[.I$4]" office:value-type="float" office:value="40000" calcext:value-type="float">
            <text:p>40,000.00</text:p>
          </table:table-cell>
          <table:table-cell table:style-name="ce219" table:formula="of:=[.M57]+[.N57]" office:value-type="float" office:value="230000" calcext:value-type="float">
            <text:p>230,000.00</text:p>
          </table:table-cell>
          <table:table-cell table:style-name="ce219" table:formula="of:=[.O57]*[.I$2]" office:value-type="float" office:value="78200" calcext:value-type="float">
            <text:p>78,200.00</text:p>
          </table:table-cell>
          <table:table-cell table:style-name="ce276" table:formula="of:=[.O57]-[.P57]" office:value-type="float" office:value="151800" calcext:value-type="float">
            <text:p>151,800.00</text:p>
          </table:table-cell>
          <table:table-cell table:number-columns-repeated="16332"/>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5929.5" calcext:value-type="currency">
            <text:p>($5,930)</text:p>
          </table:table-cell>
          <table:table-cell table:style-name="ce238" table:formula="of:=IF(([.A58]-[.$F$21])&lt;=[.B$18];MAX(MAX([.A58]-[.$F$21];0)-[.B$17];0)*[.C$18];([.B$18]-[.B$17])*[.C$18])" office:value-type="float" office:value="4266" calcext:value-type="float">
            <text:p>4,266.00</text:p>
          </table:table-cell>
          <table:table-cell table:style-name="ce219" table:formula="of:=IF([.A58]-[.$F$21]&lt;=[.B$19];MAX(MAX([.A58]-[.$F$21];0)-[.B$18];0)*[.C$19];([.B$19]-[.B$18])*[.C$19])" office:value-type="float" office:value="11742.5" calcext:value-type="float">
            <text:p>11,742.50</text:p>
          </table:table-cell>
          <table:table-cell table:style-name="ce219" table:formula="of:=IF([.A58]-[.$F$21]&lt;=[.B$20];MAX(MAX([.A58]-[.$F$21];0)-[.B$19];0)*[.C$20];([.B$20]-[.B$19])*[.C$20])" office:value-type="float" office:value="16674" calcext:value-type="float">
            <text:p>16,674.00</text:p>
          </table:table-cell>
          <table:table-cell table:style-name="ce219" table:formula="of:=IF([.A58]-[.$F$21]&lt;=[.B$21];MAX(MAX([.A58]-[.$F$21];0)-[.B$20];0)*[.C$21];([.B$21]-[.B$20])*[.C$21])" office:value-type="float" office:value="0" calcext:value-type="float">
            <text:p>0.00</text:p>
          </table:table-cell>
          <table:table-cell table:style-name="ce219" table:formula="of:=IF([.A58]-[.$F$21]&lt;=[.B$22];MAX(MAX([.A58]-[.$F$21])-[.B$21];0)*[.C$22];([.B$22]-[.B$21])*[.C$22])" office:value-type="float" office:value="0" calcext:value-type="float">
            <text:p>0.00</text:p>
          </table:table-cell>
          <table:table-cell table:style-name="ce219" table:formula="of:=IF([.A58]-[.$F$21]&lt;=[.B$23];MAX(MAX([.A58]-[.$F$21];0)-[.B$22];0)*[.C$23];([.B$23]-[.B$22])*[.C$23])" office:value-type="float" office:value="0" calcext:value-type="float">
            <text:p>0.00</text:p>
          </table:table-cell>
          <table:table-cell table:style-name="ce276" table:formula="of:=SUM([.C58:.H58])" office:value-type="float" office:value="32682.5" calcext:value-type="float">
            <text:p>32,682.50</text:p>
          </table:table-cell>
          <table:table-cell table:style-name="ce219" table:formula="of:=IF([.A58]&lt;[.E$7];[.A58]*([.E$3]+[.E$5]);IF([.A58]&gt;=[.E$8];[.A58]*[.E$9];0))" office:value-type="float" office:value="1800" calcext:value-type="float">
            <text:p>1,800.00</text:p>
          </table:table-cell>
          <table:table-cell table:style-name="ce219" table:formula="of:=[.I58]+[.J58]" office:value-type="float" office:value="34482.5" calcext:value-type="float">
            <text:p>34,482.50</text:p>
          </table:table-cell>
          <table:table-cell table:style-name="ce276" table:formula="of:=[.A58]-[.K58]" office:value-type="float" office:value="165517.5" calcext:value-type="float">
            <text:p>165,517.50</text:p>
          </table:table-cell>
          <table:table-cell table:style-name="ce219" table:formula="of:=[.A58]+[.J58]" office:value-type="float" office:value="201800" calcext:value-type="float">
            <text:p>201,800.00</text:p>
          </table:table-cell>
          <table:table-cell table:style-name="ce219" table:formula="of:=2*[.I$4]" office:value-type="float" office:value="40000" calcext:value-type="float">
            <text:p>40,000.00</text:p>
          </table:table-cell>
          <table:table-cell table:style-name="ce219" table:formula="of:=[.M58]+[.N58]" office:value-type="float" office:value="241800" calcext:value-type="float">
            <text:p>241,800.00</text:p>
          </table:table-cell>
          <table:table-cell table:style-name="ce219" table:formula="of:=[.O58]*[.I$2]" office:value-type="float" office:value="82212" calcext:value-type="float">
            <text:p>82,212.00</text:p>
          </table:table-cell>
          <table:table-cell table:style-name="ce276" table:formula="of:=[.O58]-[.P58]" office:value-type="float" office:value="159588" calcext:value-type="float">
            <text:p>159,588.00</text:p>
          </table:table-cell>
          <table:table-cell table:number-columns-repeated="16332"/>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6780.10000000001" calcext:value-type="currency">
            <text:p>($6,780)</text:p>
          </table:table-cell>
          <table:table-cell table:style-name="ce238" table:formula="of:=IF(([.A59]-[.$F$21])&lt;=[.B$18];MAX(MAX([.A59]-[.$F$21];0)-[.B$17];0)*[.C$18];([.B$18]-[.B$17])*[.C$18])" office:value-type="float" office:value="4266" calcext:value-type="float">
            <text:p>4,266.00</text:p>
          </table:table-cell>
          <table:table-cell table:style-name="ce219" table:formula="of:=IF([.A59]-[.$F$21]&lt;=[.B$19];MAX(MAX([.A59]-[.$F$21];0)-[.B$18];0)*[.C$19];([.B$19]-[.B$18])*[.C$19])" office:value-type="float" office:value="11742.5" calcext:value-type="float">
            <text:p>11,742.50</text:p>
          </table:table-cell>
          <table:table-cell table:style-name="ce219" table:formula="of:=IF([.A59]-[.$F$21]&lt;=[.B$20];MAX(MAX([.A59]-[.$F$21];0)-[.B$19];0)*[.C$20];([.B$20]-[.B$19])*[.C$20])" office:value-type="float" office:value="19074" calcext:value-type="float">
            <text:p>19,074.00</text:p>
          </table:table-cell>
          <table:table-cell table:style-name="ce219" table:formula="of:=IF([.A59]-[.$F$21]&lt;=[.B$21];MAX(MAX([.A59]-[.$F$21];0)-[.B$20];0)*[.C$21];([.B$21]-[.B$20])*[.C$21])" office:value-type="float" office:value="0" calcext:value-type="float">
            <text:p>0.00</text:p>
          </table:table-cell>
          <table:table-cell table:style-name="ce219" table:formula="of:=IF([.A59]-[.$F$21]&lt;=[.B$22];MAX(MAX([.A59]-[.$F$21])-[.B$21];0)*[.C$22];([.B$22]-[.B$21])*[.C$22])" office:value-type="float" office:value="0" calcext:value-type="float">
            <text:p>0.00</text:p>
          </table:table-cell>
          <table:table-cell table:style-name="ce219" table:formula="of:=IF([.A59]-[.$F$21]&lt;=[.B$23];MAX(MAX([.A59]-[.$F$21];0)-[.B$22];0)*[.C$23];([.B$23]-[.B$22])*[.C$23])" office:value-type="float" office:value="0" calcext:value-type="float">
            <text:p>0.00</text:p>
          </table:table-cell>
          <table:table-cell table:style-name="ce276" table:formula="of:=SUM([.C59:.H59])" office:value-type="float" office:value="35082.5" calcext:value-type="float">
            <text:p>35,082.50</text:p>
          </table:table-cell>
          <table:table-cell table:style-name="ce219" table:formula="of:=IF([.A59]&lt;[.E$7];[.A59]*([.E$3]+[.E$5]);IF([.A59]&gt;=[.E$8];[.A59]*[.E$9];0))" office:value-type="float" office:value="1890" calcext:value-type="float">
            <text:p>1,890.00</text:p>
          </table:table-cell>
          <table:table-cell table:style-name="ce219" table:formula="of:=[.I59]+[.J59]" office:value-type="float" office:value="36972.5" calcext:value-type="float">
            <text:p>36,972.50</text:p>
          </table:table-cell>
          <table:table-cell table:style-name="ce276" table:formula="of:=[.A59]-[.K59]" office:value-type="float" office:value="173027.5" calcext:value-type="float">
            <text:p>173,027.50</text:p>
          </table:table-cell>
          <table:table-cell table:style-name="ce219" table:formula="of:=[.A59]+[.J59]" office:value-type="float" office:value="211890" calcext:value-type="float">
            <text:p>211,890.00</text:p>
          </table:table-cell>
          <table:table-cell table:style-name="ce219" table:formula="of:=2*[.I$4]" office:value-type="float" office:value="40000" calcext:value-type="float">
            <text:p>40,000.00</text:p>
          </table:table-cell>
          <table:table-cell table:style-name="ce219" table:formula="of:=[.M59]+[.N59]" office:value-type="float" office:value="251890" calcext:value-type="float">
            <text:p>251,890.00</text:p>
          </table:table-cell>
          <table:table-cell table:style-name="ce219" table:formula="of:=[.O59]*[.I$2]" office:value-type="float" office:value="85642.6" calcext:value-type="float">
            <text:p>85,642.60</text:p>
          </table:table-cell>
          <table:table-cell table:style-name="ce276" table:formula="of:=[.O59]-[.P59]" office:value-type="float" office:value="166247.4" calcext:value-type="float">
            <text:p>166,247.40</text:p>
          </table:table-cell>
          <table:table-cell table:number-columns-repeated="16332"/>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7630.70000000001" calcext:value-type="currency">
            <text:p>($7,631)</text:p>
          </table:table-cell>
          <table:table-cell table:style-name="ce238" table:formula="of:=IF(([.A60]-[.$F$21])&lt;=[.B$18];MAX(MAX([.A60]-[.$F$21];0)-[.B$17];0)*[.C$18];([.B$18]-[.B$17])*[.C$18])" office:value-type="float" office:value="4266" calcext:value-type="float">
            <text:p>4,266.00</text:p>
          </table:table-cell>
          <table:table-cell table:style-name="ce219" table:formula="of:=IF([.A60]-[.$F$21]&lt;=[.B$19];MAX(MAX([.A60]-[.$F$21];0)-[.B$18];0)*[.C$19];([.B$19]-[.B$18])*[.C$19])" office:value-type="float" office:value="11742.5" calcext:value-type="float">
            <text:p>11,742.50</text:p>
          </table:table-cell>
          <table:table-cell table:style-name="ce219" table:formula="of:=IF([.A60]-[.$F$21]&lt;=[.B$20];MAX(MAX([.A60]-[.$F$21];0)-[.B$19];0)*[.C$20];([.B$20]-[.B$19])*[.C$20])" office:value-type="float" office:value="21474" calcext:value-type="float">
            <text:p>21,474.00</text:p>
          </table:table-cell>
          <table:table-cell table:style-name="ce219" table:formula="of:=IF([.A60]-[.$F$21]&lt;=[.B$21];MAX(MAX([.A60]-[.$F$21];0)-[.B$20];0)*[.C$21];([.B$21]-[.B$20])*[.C$21])" office:value-type="float" office:value="0" calcext:value-type="float">
            <text:p>0.00</text:p>
          </table:table-cell>
          <table:table-cell table:style-name="ce219" table:formula="of:=IF([.A60]-[.$F$21]&lt;=[.B$22];MAX(MAX([.A60]-[.$F$21])-[.B$21];0)*[.C$22];([.B$22]-[.B$21])*[.C$22])" office:value-type="float" office:value="0" calcext:value-type="float">
            <text:p>0.00</text:p>
          </table:table-cell>
          <table:table-cell table:style-name="ce219" table:formula="of:=IF([.A60]-[.$F$21]&lt;=[.B$23];MAX(MAX([.A60]-[.$F$21];0)-[.B$22];0)*[.C$23];([.B$23]-[.B$22])*[.C$23])" office:value-type="float" office:value="0" calcext:value-type="float">
            <text:p>0.00</text:p>
          </table:table-cell>
          <table:table-cell table:style-name="ce276" table:formula="of:=SUM([.C60:.H60])" office:value-type="float" office:value="37482.5" calcext:value-type="float">
            <text:p>37,482.50</text:p>
          </table:table-cell>
          <table:table-cell table:style-name="ce219" table:formula="of:=IF([.A60]&lt;[.E$7];[.A60]*([.E$3]+[.E$5]);IF([.A60]&gt;=[.E$8];[.A60]*[.E$9];0))" office:value-type="float" office:value="1980" calcext:value-type="float">
            <text:p>1,980.00</text:p>
          </table:table-cell>
          <table:table-cell table:style-name="ce219" table:formula="of:=[.I60]+[.J60]" office:value-type="float" office:value="39462.5" calcext:value-type="float">
            <text:p>39,462.50</text:p>
          </table:table-cell>
          <table:table-cell table:style-name="ce276" table:formula="of:=[.A60]-[.K60]" office:value-type="float" office:value="180537.5" calcext:value-type="float">
            <text:p>180,537.50</text:p>
          </table:table-cell>
          <table:table-cell table:style-name="ce219" table:formula="of:=[.A60]+[.J60]" office:value-type="float" office:value="221980" calcext:value-type="float">
            <text:p>221,980.00</text:p>
          </table:table-cell>
          <table:table-cell table:style-name="ce219" table:formula="of:=2*[.I$4]" office:value-type="float" office:value="40000" calcext:value-type="float">
            <text:p>40,000.00</text:p>
          </table:table-cell>
          <table:table-cell table:style-name="ce219" table:formula="of:=[.M60]+[.N60]" office:value-type="float" office:value="261980" calcext:value-type="float">
            <text:p>261,980.00</text:p>
          </table:table-cell>
          <table:table-cell table:style-name="ce219" table:formula="of:=[.O60]*[.I$2]" office:value-type="float" office:value="89073.2" calcext:value-type="float">
            <text:p>89,073.20</text:p>
          </table:table-cell>
          <table:table-cell table:style-name="ce276" table:formula="of:=[.O60]-[.P60]" office:value-type="float" office:value="172906.8" calcext:value-type="float">
            <text:p>172,906.80</text:p>
          </table:table-cell>
          <table:table-cell table:number-columns-repeated="16332"/>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7837.29999999999" calcext:value-type="currency">
            <text:p>($7,837)</text:p>
          </table:table-cell>
          <table:table-cell table:style-name="ce238" table:formula="of:=IF(([.A61]-[.$F$21])&lt;=[.B$18];MAX(MAX([.A61]-[.$F$21];0)-[.B$17];0)*[.C$18];([.B$18]-[.B$17])*[.C$18])" office:value-type="float" office:value="4266" calcext:value-type="float">
            <text:p>4,266.00</text:p>
          </table:table-cell>
          <table:table-cell table:style-name="ce219" table:formula="of:=IF([.A61]-[.$F$21]&lt;=[.B$19];MAX(MAX([.A61]-[.$F$21];0)-[.B$18];0)*[.C$19];([.B$19]-[.B$18])*[.C$19])" office:value-type="float" office:value="11742.5" calcext:value-type="float">
            <text:p>11,742.50</text:p>
          </table:table-cell>
          <table:table-cell table:style-name="ce219" table:formula="of:=IF([.A61]-[.$F$21]&lt;=[.B$20];MAX(MAX([.A61]-[.$F$21];0)-[.B$19];0)*[.C$20];([.B$20]-[.B$19])*[.C$20])" office:value-type="float" office:value="21942" calcext:value-type="float">
            <text:p>21,942.00</text:p>
          </table:table-cell>
          <table:table-cell table:style-name="ce219" table:formula="of:=IF([.A61]-[.$F$21]&lt;=[.B$21];MAX(MAX([.A61]-[.$F$21];0)-[.B$20];0)*[.C$21];([.B$21]-[.B$20])*[.C$21])" office:value-type="float" office:value="2576" calcext:value-type="float">
            <text:p>2,576.00</text:p>
          </table:table-cell>
          <table:table-cell table:style-name="ce219" table:formula="of:=IF([.A61]-[.$F$21]&lt;=[.B$22];MAX(MAX([.A61]-[.$F$21])-[.B$21];0)*[.C$22];([.B$22]-[.B$21])*[.C$22])" office:value-type="float" office:value="0" calcext:value-type="float">
            <text:p>0.00</text:p>
          </table:table-cell>
          <table:table-cell table:style-name="ce219" table:formula="of:=IF([.A61]-[.$F$21]&lt;=[.B$23];MAX(MAX([.A61]-[.$F$21];0)-[.B$22];0)*[.C$23];([.B$23]-[.B$22])*[.C$23])" office:value-type="float" office:value="0" calcext:value-type="float">
            <text:p>0.00</text:p>
          </table:table-cell>
          <table:table-cell table:style-name="ce276" table:formula="of:=SUM([.C61:.H61])" office:value-type="float" office:value="40526.5" calcext:value-type="float">
            <text:p>40,526.50</text:p>
          </table:table-cell>
          <table:table-cell table:style-name="ce219" table:formula="of:=IF([.A61]&lt;[.E$7];[.A61]*([.E$3]+[.E$5]);IF([.A61]&gt;=[.E$8];[.A61]*[.E$9];0))" office:value-type="float" office:value="2070" calcext:value-type="float">
            <text:p>2,070.00</text:p>
          </table:table-cell>
          <table:table-cell table:style-name="ce219" table:formula="of:=[.I61]+[.J61]" office:value-type="float" office:value="42596.5" calcext:value-type="float">
            <text:p>42,596.50</text:p>
          </table:table-cell>
          <table:table-cell table:style-name="ce276" table:formula="of:=[.A61]-[.K61]" office:value-type="float" office:value="187403.5" calcext:value-type="float">
            <text:p>187,403.50</text:p>
          </table:table-cell>
          <table:table-cell table:style-name="ce219" table:formula="of:=[.A61]+[.J61]" office:value-type="float" office:value="232070" calcext:value-type="float">
            <text:p>232,070.00</text:p>
          </table:table-cell>
          <table:table-cell table:style-name="ce219" table:formula="of:=2*[.I$4]" office:value-type="float" office:value="40000" calcext:value-type="float">
            <text:p>40,000.00</text:p>
          </table:table-cell>
          <table:table-cell table:style-name="ce219" table:formula="of:=[.M61]+[.N61]" office:value-type="float" office:value="272070" calcext:value-type="float">
            <text:p>272,070.00</text:p>
          </table:table-cell>
          <table:table-cell table:style-name="ce219" table:formula="of:=[.O61]*[.I$2]" office:value-type="float" office:value="92503.8" calcext:value-type="float">
            <text:p>92,503.80</text:p>
          </table:table-cell>
          <table:table-cell table:style-name="ce276" table:formula="of:=[.O61]-[.P61]" office:value-type="float" office:value="179566.2" calcext:value-type="float">
            <text:p>179,566.20</text:p>
          </table:table-cell>
          <table:table-cell table:number-columns-repeated="16332"/>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7887.90000000002" calcext:value-type="currency">
            <text:p>($7,888)</text:p>
          </table:table-cell>
          <table:table-cell table:style-name="ce238" table:formula="of:=IF(([.A62]-[.$F$21])&lt;=[.B$18];MAX(MAX([.A62]-[.$F$21];0)-[.B$17];0)*[.C$18];([.B$18]-[.B$17])*[.C$18])" office:value-type="float" office:value="4266" calcext:value-type="float">
            <text:p>4,266.00</text:p>
          </table:table-cell>
          <table:table-cell table:style-name="ce219" table:formula="of:=IF([.A62]-[.$F$21]&lt;=[.B$19];MAX(MAX([.A62]-[.$F$21];0)-[.B$18];0)*[.C$19];([.B$19]-[.B$18])*[.C$19])" office:value-type="float" office:value="11742.5" calcext:value-type="float">
            <text:p>11,742.50</text:p>
          </table:table-cell>
          <table:table-cell table:style-name="ce219" table:formula="of:=IF([.A62]-[.$F$21]&lt;=[.B$20];MAX(MAX([.A62]-[.$F$21];0)-[.B$19];0)*[.C$20];([.B$20]-[.B$19])*[.C$20])" office:value-type="float" office:value="21942" calcext:value-type="float">
            <text:p>21,942.00</text:p>
          </table:table-cell>
          <table:table-cell table:style-name="ce219" table:formula="of:=IF([.A62]-[.$F$21]&lt;=[.B$21];MAX(MAX([.A62]-[.$F$21];0)-[.B$20];0)*[.C$21];([.B$21]-[.B$20])*[.C$21])" office:value-type="float" office:value="5776" calcext:value-type="float">
            <text:p>5,776.00</text:p>
          </table:table-cell>
          <table:table-cell table:style-name="ce219" table:formula="of:=IF([.A62]-[.$F$21]&lt;=[.B$22];MAX(MAX([.A62]-[.$F$21])-[.B$21];0)*[.C$22];([.B$22]-[.B$21])*[.C$22])" office:value-type="float" office:value="0" calcext:value-type="float">
            <text:p>0.00</text:p>
          </table:table-cell>
          <table:table-cell table:style-name="ce219" table:formula="of:=IF([.A62]-[.$F$21]&lt;=[.B$23];MAX(MAX([.A62]-[.$F$21];0)-[.B$22];0)*[.C$23];([.B$23]-[.B$22])*[.C$23])" office:value-type="float" office:value="0" calcext:value-type="float">
            <text:p>0.00</text:p>
          </table:table-cell>
          <table:table-cell table:style-name="ce276" table:formula="of:=SUM([.C62:.H62])" office:value-type="float" office:value="43726.5" calcext:value-type="float">
            <text:p>43,726.50</text:p>
          </table:table-cell>
          <table:table-cell table:style-name="ce219" table:formula="of:=IF([.A62]&lt;[.E$7];[.A62]*([.E$3]+[.E$5]);IF([.A62]&gt;=[.E$8];[.A62]*[.E$9];0))" office:value-type="float" office:value="2160" calcext:value-type="float">
            <text:p>2,160.00</text:p>
          </table:table-cell>
          <table:table-cell table:style-name="ce219" table:formula="of:=[.I62]+[.J62]" office:value-type="float" office:value="45886.5" calcext:value-type="float">
            <text:p>45,886.50</text:p>
          </table:table-cell>
          <table:table-cell table:style-name="ce276" table:formula="of:=[.A62]-[.K62]" office:value-type="float" office:value="194113.5" calcext:value-type="float">
            <text:p>194,113.50</text:p>
          </table:table-cell>
          <table:table-cell table:style-name="ce219" table:formula="of:=[.A62]+[.J62]" office:value-type="float" office:value="242160" calcext:value-type="float">
            <text:p>242,160.00</text:p>
          </table:table-cell>
          <table:table-cell table:style-name="ce219" table:formula="of:=2*[.I$4]" office:value-type="float" office:value="40000" calcext:value-type="float">
            <text:p>40,000.00</text:p>
          </table:table-cell>
          <table:table-cell table:style-name="ce219" table:formula="of:=[.M62]+[.N62]" office:value-type="float" office:value="282160" calcext:value-type="float">
            <text:p>282,160.00</text:p>
          </table:table-cell>
          <table:table-cell table:style-name="ce219" table:formula="of:=[.O62]*[.I$2]" office:value-type="float" office:value="95934.4" calcext:value-type="float">
            <text:p>95,934.40</text:p>
          </table:table-cell>
          <table:table-cell table:style-name="ce276" table:formula="of:=[.O62]-[.P62]" office:value-type="float" office:value="186225.6" calcext:value-type="float">
            <text:p>186,225.60</text:p>
          </table:table-cell>
          <table:table-cell table:number-columns-repeated="16332"/>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7938.5" calcext:value-type="currency">
            <text:p>($7,939)</text:p>
          </table:table-cell>
          <table:table-cell table:style-name="ce238" table:formula="of:=IF(([.A63]-[.$F$21])&lt;=[.B$18];MAX(MAX([.A63]-[.$F$21];0)-[.B$17];0)*[.C$18];([.B$18]-[.B$17])*[.C$18])" office:value-type="float" office:value="4266" calcext:value-type="float">
            <text:p>4,266.00</text:p>
          </table:table-cell>
          <table:table-cell table:style-name="ce219" table:formula="of:=IF([.A63]-[.$F$21]&lt;=[.B$19];MAX(MAX([.A63]-[.$F$21];0)-[.B$18];0)*[.C$19];([.B$19]-[.B$18])*[.C$19])" office:value-type="float" office:value="11742.5" calcext:value-type="float">
            <text:p>11,742.50</text:p>
          </table:table-cell>
          <table:table-cell table:style-name="ce219" table:formula="of:=IF([.A63]-[.$F$21]&lt;=[.B$20];MAX(MAX([.A63]-[.$F$21];0)-[.B$19];0)*[.C$20];([.B$20]-[.B$19])*[.C$20])" office:value-type="float" office:value="21942" calcext:value-type="float">
            <text:p>21,942.00</text:p>
          </table:table-cell>
          <table:table-cell table:style-name="ce219" table:formula="of:=IF([.A63]-[.$F$21]&lt;=[.B$21];MAX(MAX([.A63]-[.$F$21];0)-[.B$20];0)*[.C$21];([.B$21]-[.B$20])*[.C$21])" office:value-type="float" office:value="8976" calcext:value-type="float">
            <text:p>8,976.00</text:p>
          </table:table-cell>
          <table:table-cell table:style-name="ce219" table:formula="of:=IF([.A63]-[.$F$21]&lt;=[.B$22];MAX(MAX([.A63]-[.$F$21])-[.B$21];0)*[.C$22];([.B$22]-[.B$21])*[.C$22])" office:value-type="float" office:value="0" calcext:value-type="float">
            <text:p>0.00</text:p>
          </table:table-cell>
          <table:table-cell table:style-name="ce219" table:formula="of:=IF([.A63]-[.$F$21]&lt;=[.B$23];MAX(MAX([.A63]-[.$F$21];0)-[.B$22];0)*[.C$23];([.B$23]-[.B$22])*[.C$23])" office:value-type="float" office:value="0" calcext:value-type="float">
            <text:p>0.00</text:p>
          </table:table-cell>
          <table:table-cell table:style-name="ce276" table:formula="of:=SUM([.C63:.H63])" office:value-type="float" office:value="46926.5" calcext:value-type="float">
            <text:p>46,926.50</text:p>
          </table:table-cell>
          <table:table-cell table:style-name="ce219" table:formula="of:=IF([.A63]&lt;[.E$7];[.A63]*([.E$3]+[.E$5]);IF([.A63]&gt;=[.E$8];[.A63]*[.E$9];0))" office:value-type="float" office:value="2250" calcext:value-type="float">
            <text:p>2,250.00</text:p>
          </table:table-cell>
          <table:table-cell table:style-name="ce219" table:formula="of:=[.I63]+[.J63]" office:value-type="float" office:value="49176.5" calcext:value-type="float">
            <text:p>49,176.50</text:p>
          </table:table-cell>
          <table:table-cell table:style-name="ce276" table:formula="of:=[.A63]-[.K63]" office:value-type="float" office:value="200823.5" calcext:value-type="float">
            <text:p>200,823.50</text:p>
          </table:table-cell>
          <table:table-cell table:style-name="ce219" table:formula="of:=[.A63]+[.J63]" office:value-type="float" office:value="252250" calcext:value-type="float">
            <text:p>252,250.00</text:p>
          </table:table-cell>
          <table:table-cell table:style-name="ce219" table:formula="of:=2*[.I$4]" office:value-type="float" office:value="40000" calcext:value-type="float">
            <text:p>40,000.00</text:p>
          </table:table-cell>
          <table:table-cell table:style-name="ce219" table:formula="of:=[.M63]+[.N63]" office:value-type="float" office:value="292250" calcext:value-type="float">
            <text:p>292,250.00</text:p>
          </table:table-cell>
          <table:table-cell table:style-name="ce219" table:formula="of:=[.O63]*[.I$2]" office:value-type="float" office:value="99365" calcext:value-type="float">
            <text:p>99,365.00</text:p>
          </table:table-cell>
          <table:table-cell table:style-name="ce276" table:formula="of:=[.O63]-[.P63]" office:value-type="float" office:value="192885" calcext:value-type="float">
            <text:p>192,885.00</text:p>
          </table:table-cell>
          <table:table-cell table:number-columns-repeated="16332"/>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7989.10000000001" calcext:value-type="currency">
            <text:p>($7,989)</text:p>
          </table:table-cell>
          <table:table-cell table:style-name="ce238" table:formula="of:=IF(([.A64]-[.$F$21])&lt;=[.B$18];MAX(MAX([.A64]-[.$F$21];0)-[.B$17];0)*[.C$18];([.B$18]-[.B$17])*[.C$18])" office:value-type="float" office:value="4266" calcext:value-type="float">
            <text:p>4,266.00</text:p>
          </table:table-cell>
          <table:table-cell table:style-name="ce219" table:formula="of:=IF([.A64]-[.$F$21]&lt;=[.B$19];MAX(MAX([.A64]-[.$F$21];0)-[.B$18];0)*[.C$19];([.B$19]-[.B$18])*[.C$19])" office:value-type="float" office:value="11742.5" calcext:value-type="float">
            <text:p>11,742.50</text:p>
          </table:table-cell>
          <table:table-cell table:style-name="ce219" table:formula="of:=IF([.A64]-[.$F$21]&lt;=[.B$20];MAX(MAX([.A64]-[.$F$21];0)-[.B$19];0)*[.C$20];([.B$20]-[.B$19])*[.C$20])" office:value-type="float" office:value="21942" calcext:value-type="float">
            <text:p>21,942.00</text:p>
          </table:table-cell>
          <table:table-cell table:style-name="ce219" table:formula="of:=IF([.A64]-[.$F$21]&lt;=[.B$21];MAX(MAX([.A64]-[.$F$21];0)-[.B$20];0)*[.C$21];([.B$21]-[.B$20])*[.C$21])" office:value-type="float" office:value="12176" calcext:value-type="float">
            <text:p>12,176.00</text:p>
          </table:table-cell>
          <table:table-cell table:style-name="ce219" table:formula="of:=IF([.A64]-[.$F$21]&lt;=[.B$22];MAX(MAX([.A64]-[.$F$21])-[.B$21];0)*[.C$22];([.B$22]-[.B$21])*[.C$22])" office:value-type="float" office:value="0" calcext:value-type="float">
            <text:p>0.00</text:p>
          </table:table-cell>
          <table:table-cell table:style-name="ce219" table:formula="of:=IF([.A64]-[.$F$21]&lt;=[.B$23];MAX(MAX([.A64]-[.$F$21];0)-[.B$22];0)*[.C$23];([.B$23]-[.B$22])*[.C$23])" office:value-type="float" office:value="0" calcext:value-type="float">
            <text:p>0.00</text:p>
          </table:table-cell>
          <table:table-cell table:style-name="ce276" table:formula="of:=SUM([.C64:.H64])" office:value-type="float" office:value="50126.5" calcext:value-type="float">
            <text:p>50,126.50</text:p>
          </table:table-cell>
          <table:table-cell table:style-name="ce219" table:formula="of:=IF([.A64]&lt;[.E$7];[.A64]*([.E$3]+[.E$5]);IF([.A64]&gt;=[.E$8];[.A64]*[.E$9];0))" office:value-type="float" office:value="2340" calcext:value-type="float">
            <text:p>2,340.00</text:p>
          </table:table-cell>
          <table:table-cell table:style-name="ce219" table:formula="of:=[.I64]+[.J64]" office:value-type="float" office:value="52466.5" calcext:value-type="float">
            <text:p>52,466.50</text:p>
          </table:table-cell>
          <table:table-cell table:style-name="ce276" table:formula="of:=[.A64]-[.K64]" office:value-type="float" office:value="207533.5" calcext:value-type="float">
            <text:p>207,533.50</text:p>
          </table:table-cell>
          <table:table-cell table:style-name="ce219" table:formula="of:=[.A64]+[.J64]" office:value-type="float" office:value="262340" calcext:value-type="float">
            <text:p>262,340.00</text:p>
          </table:table-cell>
          <table:table-cell table:style-name="ce219" table:formula="of:=2*[.I$4]" office:value-type="float" office:value="40000" calcext:value-type="float">
            <text:p>40,000.00</text:p>
          </table:table-cell>
          <table:table-cell table:style-name="ce219" table:formula="of:=[.M64]+[.N64]" office:value-type="float" office:value="302340" calcext:value-type="float">
            <text:p>302,340.00</text:p>
          </table:table-cell>
          <table:table-cell table:style-name="ce219" table:formula="of:=[.O64]*[.I$2]" office:value-type="float" office:value="102795.6" calcext:value-type="float">
            <text:p>102,795.60</text:p>
          </table:table-cell>
          <table:table-cell table:style-name="ce276" table:formula="of:=[.O64]-[.P64]" office:value-type="float" office:value="199544.4" calcext:value-type="float">
            <text:p>199,544.40</text:p>
          </table:table-cell>
          <table:table-cell table:number-columns-repeated="16332"/>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8039.70000000001" calcext:value-type="currency">
            <text:p>($8,040)</text:p>
          </table:table-cell>
          <table:table-cell table:style-name="ce238" table:formula="of:=IF(([.A65]-[.$F$21])&lt;=[.B$18];MAX(MAX([.A65]-[.$F$21];0)-[.B$17];0)*[.C$18];([.B$18]-[.B$17])*[.C$18])" office:value-type="float" office:value="4266" calcext:value-type="float">
            <text:p>4,266.00</text:p>
          </table:table-cell>
          <table:table-cell table:style-name="ce219" table:formula="of:=IF([.A65]-[.$F$21]&lt;=[.B$19];MAX(MAX([.A65]-[.$F$21];0)-[.B$18];0)*[.C$19];([.B$19]-[.B$18])*[.C$19])" office:value-type="float" office:value="11742.5" calcext:value-type="float">
            <text:p>11,742.50</text:p>
          </table:table-cell>
          <table:table-cell table:style-name="ce219" table:formula="of:=IF([.A65]-[.$F$21]&lt;=[.B$20];MAX(MAX([.A65]-[.$F$21];0)-[.B$19];0)*[.C$20];([.B$20]-[.B$19])*[.C$20])" office:value-type="float" office:value="21942" calcext:value-type="float">
            <text:p>21,942.00</text:p>
          </table:table-cell>
          <table:table-cell table:style-name="ce219" table:formula="of:=IF([.A65]-[.$F$21]&lt;=[.B$21];MAX(MAX([.A65]-[.$F$21];0)-[.B$20];0)*[.C$21];([.B$21]-[.B$20])*[.C$21])" office:value-type="float" office:value="15376" calcext:value-type="float">
            <text:p>15,376.00</text:p>
          </table:table-cell>
          <table:table-cell table:style-name="ce219" table:formula="of:=IF([.A65]-[.$F$21]&lt;=[.B$22];MAX(MAX([.A65]-[.$F$21])-[.B$21];0)*[.C$22];([.B$22]-[.B$21])*[.C$22])" office:value-type="float" office:value="0" calcext:value-type="float">
            <text:p>0.00</text:p>
          </table:table-cell>
          <table:table-cell table:style-name="ce219" table:formula="of:=IF([.A65]-[.$F$21]&lt;=[.B$23];MAX(MAX([.A65]-[.$F$21];0)-[.B$22];0)*[.C$23];([.B$23]-[.B$22])*[.C$23])" office:value-type="float" office:value="0" calcext:value-type="float">
            <text:p>0.00</text:p>
          </table:table-cell>
          <table:table-cell table:style-name="ce276" table:formula="of:=SUM([.C65:.H65])" office:value-type="float" office:value="53326.5" calcext:value-type="float">
            <text:p>53,326.50</text:p>
          </table:table-cell>
          <table:table-cell table:style-name="ce219" table:formula="of:=IF([.A65]&lt;[.E$7];[.A65]*([.E$3]+[.E$5]);IF([.A65]&gt;=[.E$8];[.A65]*[.E$9];0))" office:value-type="float" office:value="2430" calcext:value-type="float">
            <text:p>2,430.00</text:p>
          </table:table-cell>
          <table:table-cell table:style-name="ce219" table:formula="of:=[.I65]+[.J65]" office:value-type="float" office:value="55756.5" calcext:value-type="float">
            <text:p>55,756.50</text:p>
          </table:table-cell>
          <table:table-cell table:style-name="ce276" table:formula="of:=[.A65]-[.K65]" office:value-type="float" office:value="214243.5" calcext:value-type="float">
            <text:p>214,243.50</text:p>
          </table:table-cell>
          <table:table-cell table:style-name="ce219" table:formula="of:=[.A65]+[.J65]" office:value-type="float" office:value="272430" calcext:value-type="float">
            <text:p>272,430.00</text:p>
          </table:table-cell>
          <table:table-cell table:style-name="ce219" table:formula="of:=2*[.I$4]" office:value-type="float" office:value="40000" calcext:value-type="float">
            <text:p>40,000.00</text:p>
          </table:table-cell>
          <table:table-cell table:style-name="ce219" table:formula="of:=[.M65]+[.N65]" office:value-type="float" office:value="312430" calcext:value-type="float">
            <text:p>312,430.00</text:p>
          </table:table-cell>
          <table:table-cell table:style-name="ce219" table:formula="of:=[.O65]*[.I$2]" office:value-type="float" office:value="106226.2" calcext:value-type="float">
            <text:p>106,226.20</text:p>
          </table:table-cell>
          <table:table-cell table:style-name="ce276" table:formula="of:=[.O65]-[.P65]" office:value-type="float" office:value="206203.8" calcext:value-type="float">
            <text:p>206,203.80</text:p>
          </table:table-cell>
          <table:table-cell table:number-columns-repeated="16332"/>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7992.04999999999" calcext:value-type="currency">
            <text:p>($7,992)</text:p>
          </table:table-cell>
          <table:table-cell table:style-name="ce238" table:formula="of:=IF(([.A66]-[.$F$21])&lt;=[.B$18];MAX(MAX([.A66]-[.$F$21];0)-[.B$17];0)*[.C$18];([.B$18]-[.B$17])*[.C$18])" office:value-type="float" office:value="4266" calcext:value-type="float">
            <text:p>4,266.00</text:p>
          </table:table-cell>
          <table:table-cell table:style-name="ce219" table:formula="of:=IF([.A66]-[.$F$21]&lt;=[.B$19];MAX(MAX([.A66]-[.$F$21];0)-[.B$18];0)*[.C$19];([.B$19]-[.B$18])*[.C$19])" office:value-type="float" office:value="11742.5" calcext:value-type="float">
            <text:p>11,742.50</text:p>
          </table:table-cell>
          <table:table-cell table:style-name="ce219" table:formula="of:=IF([.A66]-[.$F$21]&lt;=[.B$20];MAX(MAX([.A66]-[.$F$21];0)-[.B$19];0)*[.C$20];([.B$20]-[.B$19])*[.C$20])" office:value-type="float" office:value="21942" calcext:value-type="float">
            <text:p>21,942.00</text:p>
          </table:table-cell>
          <table:table-cell table:style-name="ce219" table:formula="of:=IF([.A66]-[.$F$21]&lt;=[.B$21];MAX(MAX([.A66]-[.$F$21];0)-[.B$20];0)*[.C$21];([.B$21]-[.B$20])*[.C$21])" office:value-type="float" office:value="17528" calcext:value-type="float">
            <text:p>17,528.00</text:p>
          </table:table-cell>
          <table:table-cell table:style-name="ce219" table:formula="of:=IF([.A66]-[.$F$21]&lt;=[.B$22];MAX(MAX([.A66]-[.$F$21])-[.B$21];0)*[.C$22];([.B$22]-[.B$21])*[.C$22])" office:value-type="float" office:value="1146.25" calcext:value-type="float">
            <text:p>1,146.25</text:p>
          </table:table-cell>
          <table:table-cell table:style-name="ce219" table:formula="of:=IF([.A66]-[.$F$21]&lt;=[.B$23];MAX(MAX([.A66]-[.$F$21];0)-[.B$22];0)*[.C$23];([.B$23]-[.B$22])*[.C$23])" office:value-type="float" office:value="0" calcext:value-type="float">
            <text:p>0.00</text:p>
          </table:table-cell>
          <table:table-cell table:style-name="ce276" table:formula="of:=SUM([.C66:.H66])" office:value-type="float" office:value="56624.75" calcext:value-type="float">
            <text:p>56,624.75</text:p>
          </table:table-cell>
          <table:table-cell table:style-name="ce219" table:formula="of:=IF([.A66]&lt;[.E$7];[.A66]*([.E$3]+[.E$5]);IF([.A66]&gt;=[.E$8];[.A66]*[.E$9];0))" office:value-type="float" office:value="2520" calcext:value-type="float">
            <text:p>2,520.00</text:p>
          </table:table-cell>
          <table:table-cell table:style-name="ce219" table:formula="of:=[.I66]+[.J66]" office:value-type="float" office:value="59144.75" calcext:value-type="float">
            <text:p>59,144.75</text:p>
          </table:table-cell>
          <table:table-cell table:style-name="ce276" table:formula="of:=[.A66]-[.K66]" office:value-type="float" office:value="220855.25" calcext:value-type="float">
            <text:p>220,855.25</text:p>
          </table:table-cell>
          <table:table-cell table:style-name="ce219" table:formula="of:=[.A66]+[.J66]" office:value-type="float" office:value="282520" calcext:value-type="float">
            <text:p>282,520.00</text:p>
          </table:table-cell>
          <table:table-cell table:style-name="ce219" table:formula="of:=2*[.I$4]" office:value-type="float" office:value="40000" calcext:value-type="float">
            <text:p>40,000.00</text:p>
          </table:table-cell>
          <table:table-cell table:style-name="ce219" table:formula="of:=[.M66]+[.N66]" office:value-type="float" office:value="322520" calcext:value-type="float">
            <text:p>322,520.00</text:p>
          </table:table-cell>
          <table:table-cell table:style-name="ce219" table:formula="of:=[.O66]*[.I$2]" office:value-type="float" office:value="109656.8" calcext:value-type="float">
            <text:p>109,656.80</text:p>
          </table:table-cell>
          <table:table-cell table:style-name="ce276" table:formula="of:=[.O66]-[.P66]" office:value-type="float" office:value="212863.2" calcext:value-type="float">
            <text:p>212,863.20</text:p>
          </table:table-cell>
          <table:table-cell table:number-columns-repeated="16332"/>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7742.65000000002" calcext:value-type="currency">
            <text:p>($7,743)</text:p>
          </table:table-cell>
          <table:table-cell table:style-name="ce238" table:formula="of:=IF(([.A67]-[.$F$21])&lt;=[.B$18];MAX(MAX([.A67]-[.$F$21];0)-[.B$17];0)*[.C$18];([.B$18]-[.B$17])*[.C$18])" office:value-type="float" office:value="4266" calcext:value-type="float">
            <text:p>4,266.00</text:p>
          </table:table-cell>
          <table:table-cell table:style-name="ce219" table:formula="of:=IF([.A67]-[.$F$21]&lt;=[.B$19];MAX(MAX([.A67]-[.$F$21];0)-[.B$18];0)*[.C$19];([.B$19]-[.B$18])*[.C$19])" office:value-type="float" office:value="11742.5" calcext:value-type="float">
            <text:p>11,742.50</text:p>
          </table:table-cell>
          <table:table-cell table:style-name="ce219" table:formula="of:=IF([.A67]-[.$F$21]&lt;=[.B$20];MAX(MAX([.A67]-[.$F$21];0)-[.B$19];0)*[.C$20];([.B$20]-[.B$19])*[.C$20])" office:value-type="float" office:value="21942" calcext:value-type="float">
            <text:p>21,942.00</text:p>
          </table:table-cell>
          <table:table-cell table:style-name="ce219" table:formula="of:=IF([.A67]-[.$F$21]&lt;=[.B$21];MAX(MAX([.A67]-[.$F$21];0)-[.B$20];0)*[.C$21];([.B$21]-[.B$20])*[.C$21])" office:value-type="float" office:value="17528" calcext:value-type="float">
            <text:p>17,528.00</text:p>
          </table:table-cell>
          <table:table-cell table:style-name="ce219" table:formula="of:=IF([.A67]-[.$F$21]&lt;=[.B$22];MAX(MAX([.A67]-[.$F$21])-[.B$21];0)*[.C$22];([.B$22]-[.B$21])*[.C$22])" office:value-type="float" office:value="4646.25" calcext:value-type="float">
            <text:p>4,646.25</text:p>
          </table:table-cell>
          <table:table-cell table:style-name="ce219" table:formula="of:=IF([.A67]-[.$F$21]&lt;=[.B$23];MAX(MAX([.A67]-[.$F$21];0)-[.B$22];0)*[.C$23];([.B$23]-[.B$22])*[.C$23])" office:value-type="float" office:value="0" calcext:value-type="float">
            <text:p>0.00</text:p>
          </table:table-cell>
          <table:table-cell table:style-name="ce276" table:formula="of:=SUM([.C67:.H67])" office:value-type="float" office:value="60124.75" calcext:value-type="float">
            <text:p>60,124.75</text:p>
          </table:table-cell>
          <table:table-cell table:style-name="ce219" table:formula="of:=IF([.A67]&lt;[.E$7];[.A67]*([.E$3]+[.E$5]);IF([.A67]&gt;=[.E$8];[.A67]*[.E$9];0))" office:value-type="float" office:value="2610" calcext:value-type="float">
            <text:p>2,610.00</text:p>
          </table:table-cell>
          <table:table-cell table:style-name="ce219" table:formula="of:=[.I67]+[.J67]" office:value-type="float" office:value="62734.75" calcext:value-type="float">
            <text:p>62,734.75</text:p>
          </table:table-cell>
          <table:table-cell table:style-name="ce276" table:formula="of:=[.A67]-[.K67]" office:value-type="float" office:value="227265.25" calcext:value-type="float">
            <text:p>227,265.25</text:p>
          </table:table-cell>
          <table:table-cell table:style-name="ce219" table:formula="of:=[.A67]+[.J67]" office:value-type="float" office:value="292610" calcext:value-type="float">
            <text:p>292,610.00</text:p>
          </table:table-cell>
          <table:table-cell table:style-name="ce219" table:formula="of:=2*[.I$4]" office:value-type="float" office:value="40000" calcext:value-type="float">
            <text:p>40,000.00</text:p>
          </table:table-cell>
          <table:table-cell table:style-name="ce219" table:formula="of:=[.M67]+[.N67]" office:value-type="float" office:value="332610" calcext:value-type="float">
            <text:p>332,610.00</text:p>
          </table:table-cell>
          <table:table-cell table:style-name="ce219" table:formula="of:=[.O67]*[.I$2]" office:value-type="float" office:value="113087.4" calcext:value-type="float">
            <text:p>113,087.40</text:p>
          </table:table-cell>
          <table:table-cell table:style-name="ce276" table:formula="of:=[.O67]-[.P67]" office:value-type="float" office:value="219522.6" calcext:value-type="float">
            <text:p>219,522.60</text:p>
          </table:table-cell>
          <table:table-cell table:number-columns-repeated="16332"/>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7493.25" calcext:value-type="currency">
            <text:p>($7,493)</text:p>
          </table:table-cell>
          <table:table-cell table:style-name="ce238" table:formula="of:=IF(([.A68]-[.$F$21])&lt;=[.B$18];MAX(MAX([.A68]-[.$F$21];0)-[.B$17];0)*[.C$18];([.B$18]-[.B$17])*[.C$18])" office:value-type="float" office:value="4266" calcext:value-type="float">
            <text:p>4,266.00</text:p>
          </table:table-cell>
          <table:table-cell table:style-name="ce219" table:formula="of:=IF([.A68]-[.$F$21]&lt;=[.B$19];MAX(MAX([.A68]-[.$F$21];0)-[.B$18];0)*[.C$19];([.B$19]-[.B$18])*[.C$19])" office:value-type="float" office:value="11742.5" calcext:value-type="float">
            <text:p>11,742.50</text:p>
          </table:table-cell>
          <table:table-cell table:style-name="ce219" table:formula="of:=IF([.A68]-[.$F$21]&lt;=[.B$20];MAX(MAX([.A68]-[.$F$21];0)-[.B$19];0)*[.C$20];([.B$20]-[.B$19])*[.C$20])" office:value-type="float" office:value="21942" calcext:value-type="float">
            <text:p>21,942.00</text:p>
          </table:table-cell>
          <table:table-cell table:style-name="ce219" table:formula="of:=IF([.A68]-[.$F$21]&lt;=[.B$21];MAX(MAX([.A68]-[.$F$21];0)-[.B$20];0)*[.C$21];([.B$21]-[.B$20])*[.C$21])" office:value-type="float" office:value="17528" calcext:value-type="float">
            <text:p>17,528.00</text:p>
          </table:table-cell>
          <table:table-cell table:style-name="ce219" table:formula="of:=IF([.A68]-[.$F$21]&lt;=[.B$22];MAX(MAX([.A68]-[.$F$21])-[.B$21];0)*[.C$22];([.B$22]-[.B$21])*[.C$22])" office:value-type="float" office:value="8146.25" calcext:value-type="float">
            <text:p>8,146.25</text:p>
          </table:table-cell>
          <table:table-cell table:style-name="ce219" table:formula="of:=IF([.A68]-[.$F$21]&lt;=[.B$23];MAX(MAX([.A68]-[.$F$21];0)-[.B$22];0)*[.C$23];([.B$23]-[.B$22])*[.C$23])" office:value-type="float" office:value="0" calcext:value-type="float">
            <text:p>0.00</text:p>
          </table:table-cell>
          <table:table-cell table:style-name="ce276" table:formula="of:=SUM([.C68:.H68])" office:value-type="float" office:value="63624.75" calcext:value-type="float">
            <text:p>63,624.75</text:p>
          </table:table-cell>
          <table:table-cell table:style-name="ce219" table:formula="of:=IF([.A68]&lt;[.E$7];[.A68]*([.E$3]+[.E$5]);IF([.A68]&gt;=[.E$8];[.A68]*[.E$9];0))" office:value-type="float" office:value="2700" calcext:value-type="float">
            <text:p>2,700.00</text:p>
          </table:table-cell>
          <table:table-cell table:style-name="ce219" table:formula="of:=[.I68]+[.J68]" office:value-type="float" office:value="66324.75" calcext:value-type="float">
            <text:p>66,324.75</text:p>
          </table:table-cell>
          <table:table-cell table:style-name="ce276" table:formula="of:=[.A68]-[.K68]" office:value-type="float" office:value="233675.25" calcext:value-type="float">
            <text:p>233,675.25</text:p>
          </table:table-cell>
          <table:table-cell table:style-name="ce219" table:formula="of:=[.A68]+[.J68]" office:value-type="float" office:value="302700" calcext:value-type="float">
            <text:p>302,700.00</text:p>
          </table:table-cell>
          <table:table-cell table:style-name="ce219" table:formula="of:=2*[.I$4]" office:value-type="float" office:value="40000" calcext:value-type="float">
            <text:p>40,000.00</text:p>
          </table:table-cell>
          <table:table-cell table:style-name="ce219" table:formula="of:=[.M68]+[.N68]" office:value-type="float" office:value="342700" calcext:value-type="float">
            <text:p>342,700.00</text:p>
          </table:table-cell>
          <table:table-cell table:style-name="ce219" table:formula="of:=[.O68]*[.I$2]" office:value-type="float" office:value="116518" calcext:value-type="float">
            <text:p>116,518.00</text:p>
          </table:table-cell>
          <table:table-cell table:style-name="ce276" table:formula="of:=[.O68]-[.P68]" office:value-type="float" office:value="226182" calcext:value-type="float">
            <text:p>226,182.00</text:p>
          </table:table-cell>
          <table:table-cell table:number-columns-repeated="16332"/>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7243.85000000001" calcext:value-type="currency">
            <text:p>($7,244)</text:p>
          </table:table-cell>
          <table:table-cell table:style-name="ce238" table:formula="of:=IF(([.A69]-[.$F$21])&lt;=[.B$18];MAX(MAX([.A69]-[.$F$21];0)-[.B$17];0)*[.C$18];([.B$18]-[.B$17])*[.C$18])" office:value-type="float" office:value="4266" calcext:value-type="float">
            <text:p>4,266.00</text:p>
          </table:table-cell>
          <table:table-cell table:style-name="ce219" table:formula="of:=IF([.A69]-[.$F$21]&lt;=[.B$19];MAX(MAX([.A69]-[.$F$21];0)-[.B$18];0)*[.C$19];([.B$19]-[.B$18])*[.C$19])" office:value-type="float" office:value="11742.5" calcext:value-type="float">
            <text:p>11,742.50</text:p>
          </table:table-cell>
          <table:table-cell table:style-name="ce219" table:formula="of:=IF([.A69]-[.$F$21]&lt;=[.B$20];MAX(MAX([.A69]-[.$F$21];0)-[.B$19];0)*[.C$20];([.B$20]-[.B$19])*[.C$20])" office:value-type="float" office:value="21942" calcext:value-type="float">
            <text:p>21,942.00</text:p>
          </table:table-cell>
          <table:table-cell table:style-name="ce219" table:formula="of:=IF([.A69]-[.$F$21]&lt;=[.B$21];MAX(MAX([.A69]-[.$F$21];0)-[.B$20];0)*[.C$21];([.B$21]-[.B$20])*[.C$21])" office:value-type="float" office:value="17528" calcext:value-type="float">
            <text:p>17,528.00</text:p>
          </table:table-cell>
          <table:table-cell table:style-name="ce219" table:formula="of:=IF([.A69]-[.$F$21]&lt;=[.B$22];MAX(MAX([.A69]-[.$F$21])-[.B$21];0)*[.C$22];([.B$22]-[.B$21])*[.C$22])" office:value-type="float" office:value="11646.25" calcext:value-type="float">
            <text:p>11,646.25</text:p>
          </table:table-cell>
          <table:table-cell table:style-name="ce219" table:formula="of:=IF([.A69]-[.$F$21]&lt;=[.B$23];MAX(MAX([.A69]-[.$F$21];0)-[.B$22];0)*[.C$23];([.B$23]-[.B$22])*[.C$23])" office:value-type="float" office:value="0" calcext:value-type="float">
            <text:p>0.00</text:p>
          </table:table-cell>
          <table:table-cell table:style-name="ce276" table:formula="of:=SUM([.C69:.H69])" office:value-type="float" office:value="67124.75" calcext:value-type="float">
            <text:p>67,124.75</text:p>
          </table:table-cell>
          <table:table-cell table:style-name="ce219" table:formula="of:=IF([.A69]&lt;[.E$7];[.A69]*([.E$3]+[.E$5]);IF([.A69]&gt;=[.E$8];[.A69]*[.E$9];0))" office:value-type="float" office:value="2790" calcext:value-type="float">
            <text:p>2,790.00</text:p>
          </table:table-cell>
          <table:table-cell table:style-name="ce219" table:formula="of:=[.I69]+[.J69]" office:value-type="float" office:value="69914.75" calcext:value-type="float">
            <text:p>69,914.75</text:p>
          </table:table-cell>
          <table:table-cell table:style-name="ce276" table:formula="of:=[.A69]-[.K69]" office:value-type="float" office:value="240085.25" calcext:value-type="float">
            <text:p>240,085.25</text:p>
          </table:table-cell>
          <table:table-cell table:style-name="ce219" table:formula="of:=[.A69]+[.J69]" office:value-type="float" office:value="312790" calcext:value-type="float">
            <text:p>312,790.00</text:p>
          </table:table-cell>
          <table:table-cell table:style-name="ce219" table:formula="of:=2*[.I$4]" office:value-type="float" office:value="40000" calcext:value-type="float">
            <text:p>40,000.00</text:p>
          </table:table-cell>
          <table:table-cell table:style-name="ce219" table:formula="of:=[.M69]+[.N69]" office:value-type="float" office:value="352790" calcext:value-type="float">
            <text:p>352,790.00</text:p>
          </table:table-cell>
          <table:table-cell table:style-name="ce219" table:formula="of:=[.O69]*[.I$2]" office:value-type="float" office:value="119948.6" calcext:value-type="float">
            <text:p>119,948.60</text:p>
          </table:table-cell>
          <table:table-cell table:style-name="ce276" table:formula="of:=[.O69]-[.P69]" office:value-type="float" office:value="232841.4" calcext:value-type="float">
            <text:p>232,841.40</text:p>
          </table:table-cell>
          <table:table-cell table:number-columns-repeated="16332"/>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6994.45000000001" calcext:value-type="currency">
            <text:p>($6,994)</text:p>
          </table:table-cell>
          <table:table-cell table:style-name="ce238" table:formula="of:=IF(([.A70]-[.$F$21])&lt;=[.B$18];MAX(MAX([.A70]-[.$F$21];0)-[.B$17];0)*[.C$18];([.B$18]-[.B$17])*[.C$18])" office:value-type="float" office:value="4266" calcext:value-type="float">
            <text:p>4,266.00</text:p>
          </table:table-cell>
          <table:table-cell table:style-name="ce219" table:formula="of:=IF([.A70]-[.$F$21]&lt;=[.B$19];MAX(MAX([.A70]-[.$F$21];0)-[.B$18];0)*[.C$19];([.B$19]-[.B$18])*[.C$19])" office:value-type="float" office:value="11742.5" calcext:value-type="float">
            <text:p>11,742.50</text:p>
          </table:table-cell>
          <table:table-cell table:style-name="ce219" table:formula="of:=IF([.A70]-[.$F$21]&lt;=[.B$20];MAX(MAX([.A70]-[.$F$21];0)-[.B$19];0)*[.C$20];([.B$20]-[.B$19])*[.C$20])" office:value-type="float" office:value="21942" calcext:value-type="float">
            <text:p>21,942.00</text:p>
          </table:table-cell>
          <table:table-cell table:style-name="ce219" table:formula="of:=IF([.A70]-[.$F$21]&lt;=[.B$21];MAX(MAX([.A70]-[.$F$21];0)-[.B$20];0)*[.C$21];([.B$21]-[.B$20])*[.C$21])" office:value-type="float" office:value="17528" calcext:value-type="float">
            <text:p>17,528.00</text:p>
          </table:table-cell>
          <table:table-cell table:style-name="ce219" table:formula="of:=IF([.A70]-[.$F$21]&lt;=[.B$22];MAX(MAX([.A70]-[.$F$21])-[.B$21];0)*[.C$22];([.B$22]-[.B$21])*[.C$22])" office:value-type="float" office:value="15146.25" calcext:value-type="float">
            <text:p>15,146.25</text:p>
          </table:table-cell>
          <table:table-cell table:style-name="ce219" table:formula="of:=IF([.A70]-[.$F$21]&lt;=[.B$23];MAX(MAX([.A70]-[.$F$21];0)-[.B$22];0)*[.C$23];([.B$23]-[.B$22])*[.C$23])" office:value-type="float" office:value="0" calcext:value-type="float">
            <text:p>0.00</text:p>
          </table:table-cell>
          <table:table-cell table:style-name="ce276" table:formula="of:=SUM([.C70:.H70])" office:value-type="float" office:value="70624.75" calcext:value-type="float">
            <text:p>70,624.75</text:p>
          </table:table-cell>
          <table:table-cell table:style-name="ce219" table:formula="of:=IF([.A70]&lt;[.E$7];[.A70]*([.E$3]+[.E$5]);IF([.A70]&gt;=[.E$8];[.A70]*[.E$9];0))" office:value-type="float" office:value="2880" calcext:value-type="float">
            <text:p>2,880.00</text:p>
          </table:table-cell>
          <table:table-cell table:style-name="ce219" table:formula="of:=[.I70]+[.J70]" office:value-type="float" office:value="73504.75" calcext:value-type="float">
            <text:p>73,504.75</text:p>
          </table:table-cell>
          <table:table-cell table:style-name="ce276" table:formula="of:=[.A70]-[.K70]" office:value-type="float" office:value="246495.25" calcext:value-type="float">
            <text:p>246,495.25</text:p>
          </table:table-cell>
          <table:table-cell table:style-name="ce219" table:formula="of:=[.A70]+[.J70]" office:value-type="float" office:value="322880" calcext:value-type="float">
            <text:p>322,880.00</text:p>
          </table:table-cell>
          <table:table-cell table:style-name="ce219" table:formula="of:=2*[.I$4]" office:value-type="float" office:value="40000" calcext:value-type="float">
            <text:p>40,000.00</text:p>
          </table:table-cell>
          <table:table-cell table:style-name="ce219" table:formula="of:=[.M70]+[.N70]" office:value-type="float" office:value="362880" calcext:value-type="float">
            <text:p>362,880.00</text:p>
          </table:table-cell>
          <table:table-cell table:style-name="ce219" table:formula="of:=[.O70]*[.I$2]" office:value-type="float" office:value="123379.2" calcext:value-type="float">
            <text:p>123,379.20</text:p>
          </table:table-cell>
          <table:table-cell table:style-name="ce276" table:formula="of:=[.O70]-[.P70]" office:value-type="float" office:value="239500.8" calcext:value-type="float">
            <text:p>239,500.80</text:p>
          </table:table-cell>
          <table:table-cell table:number-columns-repeated="16332"/>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6745.04999999999" calcext:value-type="currency">
            <text:p>($6,745)</text:p>
          </table:table-cell>
          <table:table-cell table:style-name="ce238" table:formula="of:=IF(([.A71]-[.$F$21])&lt;=[.B$18];MAX(MAX([.A71]-[.$F$21];0)-[.B$17];0)*[.C$18];([.B$18]-[.B$17])*[.C$18])" office:value-type="float" office:value="4266" calcext:value-type="float">
            <text:p>4,266.00</text:p>
          </table:table-cell>
          <table:table-cell table:style-name="ce219" table:formula="of:=IF([.A71]-[.$F$21]&lt;=[.B$19];MAX(MAX([.A71]-[.$F$21];0)-[.B$18];0)*[.C$19];([.B$19]-[.B$18])*[.C$19])" office:value-type="float" office:value="11742.5" calcext:value-type="float">
            <text:p>11,742.50</text:p>
          </table:table-cell>
          <table:table-cell table:style-name="ce219" table:formula="of:=IF([.A71]-[.$F$21]&lt;=[.B$20];MAX(MAX([.A71]-[.$F$21];0)-[.B$19];0)*[.C$20];([.B$20]-[.B$19])*[.C$20])" office:value-type="float" office:value="21942" calcext:value-type="float">
            <text:p>21,942.00</text:p>
          </table:table-cell>
          <table:table-cell table:style-name="ce219" table:formula="of:=IF([.A71]-[.$F$21]&lt;=[.B$21];MAX(MAX([.A71]-[.$F$21];0)-[.B$20];0)*[.C$21];([.B$21]-[.B$20])*[.C$21])" office:value-type="float" office:value="17528" calcext:value-type="float">
            <text:p>17,528.00</text:p>
          </table:table-cell>
          <table:table-cell table:style-name="ce219" table:formula="of:=IF([.A71]-[.$F$21]&lt;=[.B$22];MAX(MAX([.A71]-[.$F$21])-[.B$21];0)*[.C$22];([.B$22]-[.B$21])*[.C$22])" office:value-type="float" office:value="18646.25" calcext:value-type="float">
            <text:p>18,646.25</text:p>
          </table:table-cell>
          <table:table-cell table:style-name="ce219" table:formula="of:=IF([.A71]-[.$F$21]&lt;=[.B$23];MAX(MAX([.A71]-[.$F$21];0)-[.B$22];0)*[.C$23];([.B$23]-[.B$22])*[.C$23])" office:value-type="float" office:value="0" calcext:value-type="float">
            <text:p>0.00</text:p>
          </table:table-cell>
          <table:table-cell table:style-name="ce276" table:formula="of:=SUM([.C71:.H71])" office:value-type="float" office:value="74124.75" calcext:value-type="float">
            <text:p>74,124.75</text:p>
          </table:table-cell>
          <table:table-cell table:style-name="ce219" table:formula="of:=IF([.A71]&lt;[.E$7];[.A71]*([.E$3]+[.E$5]);IF([.A71]&gt;=[.E$8];[.A71]*[.E$9];0))" office:value-type="float" office:value="2970" calcext:value-type="float">
            <text:p>2,970.00</text:p>
          </table:table-cell>
          <table:table-cell table:style-name="ce219" table:formula="of:=[.I71]+[.J71]" office:value-type="float" office:value="77094.75" calcext:value-type="float">
            <text:p>77,094.75</text:p>
          </table:table-cell>
          <table:table-cell table:style-name="ce276" table:formula="of:=[.A71]-[.K71]" office:value-type="float" office:value="252905.25" calcext:value-type="float">
            <text:p>252,905.25</text:p>
          </table:table-cell>
          <table:table-cell table:style-name="ce219" table:formula="of:=[.A71]+[.J71]" office:value-type="float" office:value="332970" calcext:value-type="float">
            <text:p>332,970.00</text:p>
          </table:table-cell>
          <table:table-cell table:style-name="ce219" table:formula="of:=2*[.I$4]" office:value-type="float" office:value="40000" calcext:value-type="float">
            <text:p>40,000.00</text:p>
          </table:table-cell>
          <table:table-cell table:style-name="ce219" table:formula="of:=[.M71]+[.N71]" office:value-type="float" office:value="372970" calcext:value-type="float">
            <text:p>372,970.00</text:p>
          </table:table-cell>
          <table:table-cell table:style-name="ce219" table:formula="of:=[.O71]*[.I$2]" office:value-type="float" office:value="126809.8" calcext:value-type="float">
            <text:p>126,809.80</text:p>
          </table:table-cell>
          <table:table-cell table:style-name="ce276" table:formula="of:=[.O71]-[.P71]" office:value-type="float" office:value="246160.2" calcext:value-type="float">
            <text:p>246,160.20</text:p>
          </table:table-cell>
          <table:table-cell table:number-columns-repeated="16332"/>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6495.65000000002" calcext:value-type="currency">
            <text:p>($6,496)</text:p>
          </table:table-cell>
          <table:table-cell table:style-name="ce238" table:formula="of:=IF(([.A72]-[.$F$21])&lt;=[.B$18];MAX(MAX([.A72]-[.$F$21];0)-[.B$17];0)*[.C$18];([.B$18]-[.B$17])*[.C$18])" office:value-type="float" office:value="4266" calcext:value-type="float">
            <text:p>4,266.00</text:p>
          </table:table-cell>
          <table:table-cell table:style-name="ce219" table:formula="of:=IF([.A72]-[.$F$21]&lt;=[.B$19];MAX(MAX([.A72]-[.$F$21];0)-[.B$18];0)*[.C$19];([.B$19]-[.B$18])*[.C$19])" office:value-type="float" office:value="11742.5" calcext:value-type="float">
            <text:p>11,742.50</text:p>
          </table:table-cell>
          <table:table-cell table:style-name="ce219" table:formula="of:=IF([.A72]-[.$F$21]&lt;=[.B$20];MAX(MAX([.A72]-[.$F$21];0)-[.B$19];0)*[.C$20];([.B$20]-[.B$19])*[.C$20])" office:value-type="float" office:value="21942" calcext:value-type="float">
            <text:p>21,942.00</text:p>
          </table:table-cell>
          <table:table-cell table:style-name="ce219" table:formula="of:=IF([.A72]-[.$F$21]&lt;=[.B$21];MAX(MAX([.A72]-[.$F$21];0)-[.B$20];0)*[.C$21];([.B$21]-[.B$20])*[.C$21])" office:value-type="float" office:value="17528" calcext:value-type="float">
            <text:p>17,528.00</text:p>
          </table:table-cell>
          <table:table-cell table:style-name="ce219" table:formula="of:=IF([.A72]-[.$F$21]&lt;=[.B$22];MAX(MAX([.A72]-[.$F$21])-[.B$21];0)*[.C$22];([.B$22]-[.B$21])*[.C$22])" office:value-type="float" office:value="22146.25" calcext:value-type="float">
            <text:p>22,146.25</text:p>
          </table:table-cell>
          <table:table-cell table:style-name="ce219" table:formula="of:=IF([.A72]-[.$F$21]&lt;=[.B$23];MAX(MAX([.A72]-[.$F$21];0)-[.B$22];0)*[.C$23];([.B$23]-[.B$22])*[.C$23])" office:value-type="float" office:value="0" calcext:value-type="float">
            <text:p>0.00</text:p>
          </table:table-cell>
          <table:table-cell table:style-name="ce276" table:formula="of:=SUM([.C72:.H72])" office:value-type="float" office:value="77624.75" calcext:value-type="float">
            <text:p>77,624.75</text:p>
          </table:table-cell>
          <table:table-cell table:style-name="ce219" table:formula="of:=IF([.A72]&lt;[.E$7];[.A72]*([.E$3]+[.E$5]);IF([.A72]&gt;=[.E$8];[.A72]*[.E$9];0))" office:value-type="float" office:value="3060" calcext:value-type="float">
            <text:p>3,060.00</text:p>
          </table:table-cell>
          <table:table-cell table:style-name="ce219" table:formula="of:=[.I72]+[.J72]" office:value-type="float" office:value="80684.75" calcext:value-type="float">
            <text:p>80,684.75</text:p>
          </table:table-cell>
          <table:table-cell table:style-name="ce276" table:formula="of:=[.A72]-[.K72]" office:value-type="float" office:value="259315.25" calcext:value-type="float">
            <text:p>259,315.25</text:p>
          </table:table-cell>
          <table:table-cell table:style-name="ce219" table:formula="of:=[.A72]+[.J72]" office:value-type="float" office:value="343060" calcext:value-type="float">
            <text:p>343,060.00</text:p>
          </table:table-cell>
          <table:table-cell table:style-name="ce219" table:formula="of:=2*[.I$4]" office:value-type="float" office:value="40000" calcext:value-type="float">
            <text:p>40,000.00</text:p>
          </table:table-cell>
          <table:table-cell table:style-name="ce219" table:formula="of:=[.M72]+[.N72]" office:value-type="float" office:value="383060" calcext:value-type="float">
            <text:p>383,060.00</text:p>
          </table:table-cell>
          <table:table-cell table:style-name="ce219" table:formula="of:=[.O72]*[.I$2]" office:value-type="float" office:value="130240.4" calcext:value-type="float">
            <text:p>130,240.40</text:p>
          </table:table-cell>
          <table:table-cell table:style-name="ce276" table:formula="of:=[.O72]-[.P72]" office:value-type="float" office:value="252819.6" calcext:value-type="float">
            <text:p>252,819.60</text:p>
          </table:table-cell>
          <table:table-cell table:number-columns-repeated="16332"/>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6246.25" calcext:value-type="currency">
            <text:p>($6,246)</text:p>
          </table:table-cell>
          <table:table-cell table:style-name="ce238" table:formula="of:=IF(([.A73]-[.$F$21])&lt;=[.B$18];MAX(MAX([.A73]-[.$F$21];0)-[.B$17];0)*[.C$18];([.B$18]-[.B$17])*[.C$18])" office:value-type="float" office:value="4266" calcext:value-type="float">
            <text:p>4,266.00</text:p>
          </table:table-cell>
          <table:table-cell table:style-name="ce219" table:formula="of:=IF([.A73]-[.$F$21]&lt;=[.B$19];MAX(MAX([.A73]-[.$F$21];0)-[.B$18];0)*[.C$19];([.B$19]-[.B$18])*[.C$19])" office:value-type="float" office:value="11742.5" calcext:value-type="float">
            <text:p>11,742.50</text:p>
          </table:table-cell>
          <table:table-cell table:style-name="ce219" table:formula="of:=IF([.A73]-[.$F$21]&lt;=[.B$20];MAX(MAX([.A73]-[.$F$21];0)-[.B$19];0)*[.C$20];([.B$20]-[.B$19])*[.C$20])" office:value-type="float" office:value="21942" calcext:value-type="float">
            <text:p>21,942.00</text:p>
          </table:table-cell>
          <table:table-cell table:style-name="ce219" table:formula="of:=IF([.A73]-[.$F$21]&lt;=[.B$21];MAX(MAX([.A73]-[.$F$21];0)-[.B$20];0)*[.C$21];([.B$21]-[.B$20])*[.C$21])" office:value-type="float" office:value="17528" calcext:value-type="float">
            <text:p>17,528.00</text:p>
          </table:table-cell>
          <table:table-cell table:style-name="ce219" table:formula="of:=IF([.A73]-[.$F$21]&lt;=[.B$22];MAX(MAX([.A73]-[.$F$21])-[.B$21];0)*[.C$22];([.B$22]-[.B$21])*[.C$22])" office:value-type="float" office:value="25646.25" calcext:value-type="float">
            <text:p>25,646.25</text:p>
          </table:table-cell>
          <table:table-cell table:style-name="ce219" table:formula="of:=IF([.A73]-[.$F$21]&lt;=[.B$23];MAX(MAX([.A73]-[.$F$21];0)-[.B$22];0)*[.C$23];([.B$23]-[.B$22])*[.C$23])" office:value-type="float" office:value="0" calcext:value-type="float">
            <text:p>0.00</text:p>
          </table:table-cell>
          <table:table-cell table:style-name="ce276" table:formula="of:=SUM([.C73:.H73])" office:value-type="float" office:value="81124.75" calcext:value-type="float">
            <text:p>81,124.75</text:p>
          </table:table-cell>
          <table:table-cell table:style-name="ce219" table:formula="of:=IF([.A73]&lt;[.E$7];[.A73]*([.E$3]+[.E$5]);IF([.A73]&gt;=[.E$8];[.A73]*[.E$9];0))" office:value-type="float" office:value="3150" calcext:value-type="float">
            <text:p>3,150.00</text:p>
          </table:table-cell>
          <table:table-cell table:style-name="ce219" table:formula="of:=[.I73]+[.J73]" office:value-type="float" office:value="84274.75" calcext:value-type="float">
            <text:p>84,274.75</text:p>
          </table:table-cell>
          <table:table-cell table:style-name="ce276" table:formula="of:=[.A73]-[.K73]" office:value-type="float" office:value="265725.25" calcext:value-type="float">
            <text:p>265,725.25</text:p>
          </table:table-cell>
          <table:table-cell table:style-name="ce219" table:formula="of:=[.A73]+[.J73]" office:value-type="float" office:value="353150" calcext:value-type="float">
            <text:p>353,150.00</text:p>
          </table:table-cell>
          <table:table-cell table:style-name="ce219" table:formula="of:=2*[.I$4]" office:value-type="float" office:value="40000" calcext:value-type="float">
            <text:p>40,000.00</text:p>
          </table:table-cell>
          <table:table-cell table:style-name="ce219" table:formula="of:=[.M73]+[.N73]" office:value-type="float" office:value="393150" calcext:value-type="float">
            <text:p>393,150.00</text:p>
          </table:table-cell>
          <table:table-cell table:style-name="ce219" table:formula="of:=[.O73]*[.I$2]" office:value-type="float" office:value="133671" calcext:value-type="float">
            <text:p>133,671.00</text:p>
          </table:table-cell>
          <table:table-cell table:style-name="ce276" table:formula="of:=[.O73]-[.P73]" office:value-type="float" office:value="259479" calcext:value-type="float">
            <text:p>259,479.00</text:p>
          </table:table-cell>
          <table:table-cell table:number-columns-repeated="16332"/>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5996.84999999998" calcext:value-type="currency">
            <text:p>($5,997)</text:p>
          </table:table-cell>
          <table:table-cell table:style-name="ce238" table:formula="of:=IF(([.A74]-[.$F$21])&lt;=[.B$18];MAX(MAX([.A74]-[.$F$21];0)-[.B$17];0)*[.C$18];([.B$18]-[.B$17])*[.C$18])" office:value-type="float" office:value="4266" calcext:value-type="float">
            <text:p>4,266.00</text:p>
          </table:table-cell>
          <table:table-cell table:style-name="ce219" table:formula="of:=IF([.A74]-[.$F$21]&lt;=[.B$19];MAX(MAX([.A74]-[.$F$21];0)-[.B$18];0)*[.C$19];([.B$19]-[.B$18])*[.C$19])" office:value-type="float" office:value="11742.5" calcext:value-type="float">
            <text:p>11,742.50</text:p>
          </table:table-cell>
          <table:table-cell table:style-name="ce219" table:formula="of:=IF([.A74]-[.$F$21]&lt;=[.B$20];MAX(MAX([.A74]-[.$F$21];0)-[.B$19];0)*[.C$20];([.B$20]-[.B$19])*[.C$20])" office:value-type="float" office:value="21942" calcext:value-type="float">
            <text:p>21,942.00</text:p>
          </table:table-cell>
          <table:table-cell table:style-name="ce219" table:formula="of:=IF([.A74]-[.$F$21]&lt;=[.B$21];MAX(MAX([.A74]-[.$F$21];0)-[.B$20];0)*[.C$21];([.B$21]-[.B$20])*[.C$21])" office:value-type="float" office:value="17528" calcext:value-type="float">
            <text:p>17,528.00</text:p>
          </table:table-cell>
          <table:table-cell table:style-name="ce219" table:formula="of:=IF([.A74]-[.$F$21]&lt;=[.B$22];MAX(MAX([.A74]-[.$F$21])-[.B$21];0)*[.C$22];([.B$22]-[.B$21])*[.C$22])" office:value-type="float" office:value="29146.25" calcext:value-type="float">
            <text:p>29,146.25</text:p>
          </table:table-cell>
          <table:table-cell table:style-name="ce219" table:formula="of:=IF([.A74]-[.$F$21]&lt;=[.B$23];MAX(MAX([.A74]-[.$F$21];0)-[.B$22];0)*[.C$23];([.B$23]-[.B$22])*[.C$23])" office:value-type="float" office:value="0" calcext:value-type="float">
            <text:p>0.00</text:p>
          </table:table-cell>
          <table:table-cell table:style-name="ce276" table:formula="of:=SUM([.C74:.H74])" office:value-type="float" office:value="84624.75" calcext:value-type="float">
            <text:p>84,624.75</text:p>
          </table:table-cell>
          <table:table-cell table:style-name="ce219" table:formula="of:=IF([.A74]&lt;[.E$7];[.A74]*([.E$3]+[.E$5]);IF([.A74]&gt;=[.E$8];[.A74]*[.E$9];0))" office:value-type="float" office:value="3240" calcext:value-type="float">
            <text:p>3,240.00</text:p>
          </table:table-cell>
          <table:table-cell table:style-name="ce219" table:formula="of:=[.I74]+[.J74]" office:value-type="float" office:value="87864.75" calcext:value-type="float">
            <text:p>87,864.75</text:p>
          </table:table-cell>
          <table:table-cell table:style-name="ce276" table:formula="of:=[.A74]-[.K74]" office:value-type="float" office:value="272135.25" calcext:value-type="float">
            <text:p>272,135.25</text:p>
          </table:table-cell>
          <table:table-cell table:style-name="ce219" table:formula="of:=[.A74]+[.J74]" office:value-type="float" office:value="363240" calcext:value-type="float">
            <text:p>363,240.00</text:p>
          </table:table-cell>
          <table:table-cell table:style-name="ce219" table:formula="of:=2*[.I$4]" office:value-type="float" office:value="40000" calcext:value-type="float">
            <text:p>40,000.00</text:p>
          </table:table-cell>
          <table:table-cell table:style-name="ce219" table:formula="of:=[.M74]+[.N74]" office:value-type="float" office:value="403240" calcext:value-type="float">
            <text:p>403,240.00</text:p>
          </table:table-cell>
          <table:table-cell table:style-name="ce219" table:formula="of:=[.O74]*[.I$2]" office:value-type="float" office:value="137101.6" calcext:value-type="float">
            <text:p>137,101.60</text:p>
          </table:table-cell>
          <table:table-cell table:style-name="ce276" table:formula="of:=[.O74]-[.P74]" office:value-type="float" office:value="266138.4" calcext:value-type="float">
            <text:p>266,138.40</text:p>
          </table:table-cell>
          <table:table-cell table:number-columns-repeated="16332"/>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5747.45000000001" calcext:value-type="currency">
            <text:p>($5,747)</text:p>
          </table:table-cell>
          <table:table-cell table:style-name="ce238" table:formula="of:=IF(([.A75]-[.$F$21])&lt;=[.B$18];MAX(MAX([.A75]-[.$F$21];0)-[.B$17];0)*[.C$18];([.B$18]-[.B$17])*[.C$18])" office:value-type="float" office:value="4266" calcext:value-type="float">
            <text:p>4,266.00</text:p>
          </table:table-cell>
          <table:table-cell table:style-name="ce219" table:formula="of:=IF([.A75]-[.$F$21]&lt;=[.B$19];MAX(MAX([.A75]-[.$F$21];0)-[.B$18];0)*[.C$19];([.B$19]-[.B$18])*[.C$19])" office:value-type="float" office:value="11742.5" calcext:value-type="float">
            <text:p>11,742.50</text:p>
          </table:table-cell>
          <table:table-cell table:style-name="ce219" table:formula="of:=IF([.A75]-[.$F$21]&lt;=[.B$20];MAX(MAX([.A75]-[.$F$21];0)-[.B$19];0)*[.C$20];([.B$20]-[.B$19])*[.C$20])" office:value-type="float" office:value="21942" calcext:value-type="float">
            <text:p>21,942.00</text:p>
          </table:table-cell>
          <table:table-cell table:style-name="ce219" table:formula="of:=IF([.A75]-[.$F$21]&lt;=[.B$21];MAX(MAX([.A75]-[.$F$21];0)-[.B$20];0)*[.C$21];([.B$21]-[.B$20])*[.C$21])" office:value-type="float" office:value="17528" calcext:value-type="float">
            <text:p>17,528.00</text:p>
          </table:table-cell>
          <table:table-cell table:style-name="ce219" table:formula="of:=IF([.A75]-[.$F$21]&lt;=[.B$22];MAX(MAX([.A75]-[.$F$21])-[.B$21];0)*[.C$22];([.B$22]-[.B$21])*[.C$22])" office:value-type="float" office:value="32646.25" calcext:value-type="float">
            <text:p>32,646.25</text:p>
          </table:table-cell>
          <table:table-cell table:style-name="ce219" table:formula="of:=IF([.A75]-[.$F$21]&lt;=[.B$23];MAX(MAX([.A75]-[.$F$21];0)-[.B$22];0)*[.C$23];([.B$23]-[.B$22])*[.C$23])" office:value-type="float" office:value="0" calcext:value-type="float">
            <text:p>0.00</text:p>
          </table:table-cell>
          <table:table-cell table:style-name="ce276" table:formula="of:=SUM([.C75:.H75])" office:value-type="float" office:value="88124.75" calcext:value-type="float">
            <text:p>88,124.75</text:p>
          </table:table-cell>
          <table:table-cell table:style-name="ce219" table:formula="of:=IF([.A75]&lt;[.E$7];[.A75]*([.E$3]+[.E$5]);IF([.A75]&gt;=[.E$8];[.A75]*[.E$9];0))" office:value-type="float" office:value="3330" calcext:value-type="float">
            <text:p>3,330.00</text:p>
          </table:table-cell>
          <table:table-cell table:style-name="ce219" table:formula="of:=[.I75]+[.J75]" office:value-type="float" office:value="91454.75" calcext:value-type="float">
            <text:p>91,454.75</text:p>
          </table:table-cell>
          <table:table-cell table:style-name="ce276" table:formula="of:=[.A75]-[.K75]" office:value-type="float" office:value="278545.25" calcext:value-type="float">
            <text:p>278,545.25</text:p>
          </table:table-cell>
          <table:table-cell table:style-name="ce219" table:formula="of:=[.A75]+[.J75]" office:value-type="float" office:value="373330" calcext:value-type="float">
            <text:p>373,330.00</text:p>
          </table:table-cell>
          <table:table-cell table:style-name="ce219" table:formula="of:=2*[.I$4]" office:value-type="float" office:value="40000" calcext:value-type="float">
            <text:p>40,000.00</text:p>
          </table:table-cell>
          <table:table-cell table:style-name="ce219" table:formula="of:=[.M75]+[.N75]" office:value-type="float" office:value="413330" calcext:value-type="float">
            <text:p>413,330.00</text:p>
          </table:table-cell>
          <table:table-cell table:style-name="ce219" table:formula="of:=[.O75]*[.I$2]" office:value-type="float" office:value="140532.2" calcext:value-type="float">
            <text:p>140,532.20</text:p>
          </table:table-cell>
          <table:table-cell table:style-name="ce276" table:formula="of:=[.O75]-[.P75]" office:value-type="float" office:value="272797.8" calcext:value-type="float">
            <text:p>272,797.80</text:p>
          </table:table-cell>
          <table:table-cell table:number-columns-repeated="16332"/>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5498.05000000005" calcext:value-type="currency">
            <text:p>($5,498)</text:p>
          </table:table-cell>
          <table:table-cell table:style-name="ce238" table:formula="of:=IF(([.A76]-[.$F$21])&lt;=[.B$18];MAX(MAX([.A76]-[.$F$21];0)-[.B$17];0)*[.C$18];([.B$18]-[.B$17])*[.C$18])" office:value-type="float" office:value="4266" calcext:value-type="float">
            <text:p>4,266.00</text:p>
          </table:table-cell>
          <table:table-cell table:style-name="ce219" table:formula="of:=IF([.A76]-[.$F$21]&lt;=[.B$19];MAX(MAX([.A76]-[.$F$21];0)-[.B$18];0)*[.C$19];([.B$19]-[.B$18])*[.C$19])" office:value-type="float" office:value="11742.5" calcext:value-type="float">
            <text:p>11,742.50</text:p>
          </table:table-cell>
          <table:table-cell table:style-name="ce219" table:formula="of:=IF([.A76]-[.$F$21]&lt;=[.B$20];MAX(MAX([.A76]-[.$F$21];0)-[.B$19];0)*[.C$20];([.B$20]-[.B$19])*[.C$20])" office:value-type="float" office:value="21942" calcext:value-type="float">
            <text:p>21,942.00</text:p>
          </table:table-cell>
          <table:table-cell table:style-name="ce219" table:formula="of:=IF([.A76]-[.$F$21]&lt;=[.B$21];MAX(MAX([.A76]-[.$F$21];0)-[.B$20];0)*[.C$21];([.B$21]-[.B$20])*[.C$21])" office:value-type="float" office:value="17528" calcext:value-type="float">
            <text:p>17,528.00</text:p>
          </table:table-cell>
          <table:table-cell table:style-name="ce219" table:formula="of:=IF([.A76]-[.$F$21]&lt;=[.B$22];MAX(MAX([.A76]-[.$F$21])-[.B$21];0)*[.C$22];([.B$22]-[.B$21])*[.C$22])" office:value-type="float" office:value="36146.25" calcext:value-type="float">
            <text:p>36,146.25</text:p>
          </table:table-cell>
          <table:table-cell table:style-name="ce219" table:formula="of:=IF([.A76]-[.$F$21]&lt;=[.B$23];MAX(MAX([.A76]-[.$F$21];0)-[.B$22];0)*[.C$23];([.B$23]-[.B$22])*[.C$23])" office:value-type="float" office:value="0" calcext:value-type="float">
            <text:p>0.00</text:p>
          </table:table-cell>
          <table:table-cell table:style-name="ce276" table:formula="of:=SUM([.C76:.H76])" office:value-type="float" office:value="91624.75" calcext:value-type="float">
            <text:p>91,624.75</text:p>
          </table:table-cell>
          <table:table-cell table:style-name="ce219" table:formula="of:=IF([.A76]&lt;[.E$7];[.A76]*([.E$3]+[.E$5]);IF([.A76]&gt;=[.E$8];[.A76]*[.E$9];0))" office:value-type="float" office:value="3420" calcext:value-type="float">
            <text:p>3,420.00</text:p>
          </table:table-cell>
          <table:table-cell table:style-name="ce219" table:formula="of:=[.I76]+[.J76]" office:value-type="float" office:value="95044.75" calcext:value-type="float">
            <text:p>95,044.75</text:p>
          </table:table-cell>
          <table:table-cell table:style-name="ce276" table:formula="of:=[.A76]-[.K76]" office:value-type="float" office:value="284955.25" calcext:value-type="float">
            <text:p>284,955.25</text:p>
          </table:table-cell>
          <table:table-cell table:style-name="ce219" table:formula="of:=[.A76]+[.J76]" office:value-type="float" office:value="383420" calcext:value-type="float">
            <text:p>383,420.00</text:p>
          </table:table-cell>
          <table:table-cell table:style-name="ce219" table:formula="of:=2*[.I$4]" office:value-type="float" office:value="40000" calcext:value-type="float">
            <text:p>40,000.00</text:p>
          </table:table-cell>
          <table:table-cell table:style-name="ce219" table:formula="of:=[.M76]+[.N76]" office:value-type="float" office:value="423420" calcext:value-type="float">
            <text:p>423,420.00</text:p>
          </table:table-cell>
          <table:table-cell table:style-name="ce219" table:formula="of:=[.O76]*[.I$2]" office:value-type="float" office:value="143962.8" calcext:value-type="float">
            <text:p>143,962.80</text:p>
          </table:table-cell>
          <table:table-cell table:style-name="ce276" table:formula="of:=[.O76]-[.P76]" office:value-type="float" office:value="279457.2" calcext:value-type="float">
            <text:p>279,457.20</text:p>
          </table:table-cell>
          <table:table-cell table:number-columns-repeated="16332"/>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5248.65000000002" calcext:value-type="currency">
            <text:p>($5,249)</text:p>
          </table:table-cell>
          <table:table-cell table:style-name="ce238" table:formula="of:=IF(([.A77]-[.$F$21])&lt;=[.B$18];MAX(MAX([.A77]-[.$F$21];0)-[.B$17];0)*[.C$18];([.B$18]-[.B$17])*[.C$18])" office:value-type="float" office:value="4266" calcext:value-type="float">
            <text:p>4,266.00</text:p>
          </table:table-cell>
          <table:table-cell table:style-name="ce219" table:formula="of:=IF([.A77]-[.$F$21]&lt;=[.B$19];MAX(MAX([.A77]-[.$F$21];0)-[.B$18];0)*[.C$19];([.B$19]-[.B$18])*[.C$19])" office:value-type="float" office:value="11742.5" calcext:value-type="float">
            <text:p>11,742.50</text:p>
          </table:table-cell>
          <table:table-cell table:style-name="ce219" table:formula="of:=IF([.A77]-[.$F$21]&lt;=[.B$20];MAX(MAX([.A77]-[.$F$21];0)-[.B$19];0)*[.C$20];([.B$20]-[.B$19])*[.C$20])" office:value-type="float" office:value="21942" calcext:value-type="float">
            <text:p>21,942.00</text:p>
          </table:table-cell>
          <table:table-cell table:style-name="ce219" table:formula="of:=IF([.A77]-[.$F$21]&lt;=[.B$21];MAX(MAX([.A77]-[.$F$21];0)-[.B$20];0)*[.C$21];([.B$21]-[.B$20])*[.C$21])" office:value-type="float" office:value="17528" calcext:value-type="float">
            <text:p>17,528.00</text:p>
          </table:table-cell>
          <table:table-cell table:style-name="ce219" table:formula="of:=IF([.A77]-[.$F$21]&lt;=[.B$22];MAX(MAX([.A77]-[.$F$21])-[.B$21];0)*[.C$22];([.B$22]-[.B$21])*[.C$22])" office:value-type="float" office:value="39646.25" calcext:value-type="float">
            <text:p>39,646.25</text:p>
          </table:table-cell>
          <table:table-cell table:style-name="ce219" table:formula="of:=IF([.A77]-[.$F$21]&lt;=[.B$23];MAX(MAX([.A77]-[.$F$21];0)-[.B$22];0)*[.C$23];([.B$23]-[.B$22])*[.C$23])" office:value-type="float" office:value="0" calcext:value-type="float">
            <text:p>0.00</text:p>
          </table:table-cell>
          <table:table-cell table:style-name="ce276" table:formula="of:=SUM([.C77:.H77])" office:value-type="float" office:value="95124.75" calcext:value-type="float">
            <text:p>95,124.75</text:p>
          </table:table-cell>
          <table:table-cell table:style-name="ce219" table:formula="of:=IF([.A77]&lt;[.E$7];[.A77]*([.E$3]+[.E$5]);IF([.A77]&gt;=[.E$8];[.A77]*[.E$9];0))" office:value-type="float" office:value="3510" calcext:value-type="float">
            <text:p>3,510.00</text:p>
          </table:table-cell>
          <table:table-cell table:style-name="ce219" table:formula="of:=[.I77]+[.J77]" office:value-type="float" office:value="98634.75" calcext:value-type="float">
            <text:p>98,634.75</text:p>
          </table:table-cell>
          <table:table-cell table:style-name="ce276" table:formula="of:=[.A77]-[.K77]" office:value-type="float" office:value="291365.25" calcext:value-type="float">
            <text:p>291,365.25</text:p>
          </table:table-cell>
          <table:table-cell table:style-name="ce219" table:formula="of:=[.A77]+[.J77]" office:value-type="float" office:value="393510" calcext:value-type="float">
            <text:p>393,510.00</text:p>
          </table:table-cell>
          <table:table-cell table:style-name="ce219" table:formula="of:=2*[.I$4]" office:value-type="float" office:value="40000" calcext:value-type="float">
            <text:p>40,000.00</text:p>
          </table:table-cell>
          <table:table-cell table:style-name="ce219" table:formula="of:=[.M77]+[.N77]" office:value-type="float" office:value="433510" calcext:value-type="float">
            <text:p>433,510.00</text:p>
          </table:table-cell>
          <table:table-cell table:style-name="ce219" table:formula="of:=[.O77]*[.I$2]" office:value-type="float" office:value="147393.4" calcext:value-type="float">
            <text:p>147,393.40</text:p>
          </table:table-cell>
          <table:table-cell table:style-name="ce276" table:formula="of:=[.O77]-[.P77]" office:value-type="float" office:value="286116.6" calcext:value-type="float">
            <text:p>286,116.60</text:p>
          </table:table-cell>
          <table:table-cell table:number-columns-repeated="16332"/>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4999.25" calcext:value-type="currency">
            <text:p>($4,999)</text:p>
          </table:table-cell>
          <table:table-cell table:style-name="ce238" table:formula="of:=IF(([.A78]-[.$F$21])&lt;=[.B$18];MAX(MAX([.A78]-[.$F$21];0)-[.B$17];0)*[.C$18];([.B$18]-[.B$17])*[.C$18])" office:value-type="float" office:value="4266" calcext:value-type="float">
            <text:p>4,266.00</text:p>
          </table:table-cell>
          <table:table-cell table:style-name="ce219" table:formula="of:=IF([.A78]-[.$F$21]&lt;=[.B$19];MAX(MAX([.A78]-[.$F$21];0)-[.B$18];0)*[.C$19];([.B$19]-[.B$18])*[.C$19])" office:value-type="float" office:value="11742.5" calcext:value-type="float">
            <text:p>11,742.50</text:p>
          </table:table-cell>
          <table:table-cell table:style-name="ce219" table:formula="of:=IF([.A78]-[.$F$21]&lt;=[.B$20];MAX(MAX([.A78]-[.$F$21];0)-[.B$19];0)*[.C$20];([.B$20]-[.B$19])*[.C$20])" office:value-type="float" office:value="21942" calcext:value-type="float">
            <text:p>21,942.00</text:p>
          </table:table-cell>
          <table:table-cell table:style-name="ce219" table:formula="of:=IF([.A78]-[.$F$21]&lt;=[.B$21];MAX(MAX([.A78]-[.$F$21];0)-[.B$20];0)*[.C$21];([.B$21]-[.B$20])*[.C$21])" office:value-type="float" office:value="17528" calcext:value-type="float">
            <text:p>17,528.00</text:p>
          </table:table-cell>
          <table:table-cell table:style-name="ce219" table:formula="of:=IF([.A78]-[.$F$21]&lt;=[.B$22];MAX(MAX([.A78]-[.$F$21])-[.B$21];0)*[.C$22];([.B$22]-[.B$21])*[.C$22])" office:value-type="float" office:value="43146.25" calcext:value-type="float">
            <text:p>43,146.25</text:p>
          </table:table-cell>
          <table:table-cell table:style-name="ce219" table:formula="of:=IF([.A78]-[.$F$21]&lt;=[.B$23];MAX(MAX([.A78]-[.$F$21];0)-[.B$22];0)*[.C$23];([.B$23]-[.B$22])*[.C$23])" office:value-type="float" office:value="0" calcext:value-type="float">
            <text:p>0.00</text:p>
          </table:table-cell>
          <table:table-cell table:style-name="ce276" table:formula="of:=SUM([.C78:.H78])" office:value-type="float" office:value="98624.75" calcext:value-type="float">
            <text:p>98,624.75</text:p>
          </table:table-cell>
          <table:table-cell table:style-name="ce219" table:formula="of:=IF([.A78]&lt;[.E$7];[.A78]*([.E$3]+[.E$5]);IF([.A78]&gt;=[.E$8];[.A78]*[.E$9];0))" office:value-type="float" office:value="3600" calcext:value-type="float">
            <text:p>3,600.00</text:p>
          </table:table-cell>
          <table:table-cell table:style-name="ce219" table:formula="of:=[.I78]+[.J78]" office:value-type="float" office:value="102224.75" calcext:value-type="float">
            <text:p>102,224.75</text:p>
          </table:table-cell>
          <table:table-cell table:style-name="ce276" table:formula="of:=[.A78]-[.K78]" office:value-type="float" office:value="297775.25" calcext:value-type="float">
            <text:p>297,775.25</text:p>
          </table:table-cell>
          <table:table-cell table:style-name="ce219" table:formula="of:=[.A78]+[.J78]" office:value-type="float" office:value="403600" calcext:value-type="float">
            <text:p>403,600.00</text:p>
          </table:table-cell>
          <table:table-cell table:style-name="ce219" table:formula="of:=2*[.I$4]" office:value-type="float" office:value="40000" calcext:value-type="float">
            <text:p>40,000.00</text:p>
          </table:table-cell>
          <table:table-cell table:style-name="ce219" table:formula="of:=[.M78]+[.N78]" office:value-type="float" office:value="443600" calcext:value-type="float">
            <text:p>443,600.00</text:p>
          </table:table-cell>
          <table:table-cell table:style-name="ce219" table:formula="of:=[.O78]*[.I$2]" office:value-type="float" office:value="150824" calcext:value-type="float">
            <text:p>150,824.00</text:p>
          </table:table-cell>
          <table:table-cell table:style-name="ce276" table:formula="of:=[.O78]-[.P78]" office:value-type="float" office:value="292776" calcext:value-type="float">
            <text:p>292,776.00</text:p>
          </table:table-cell>
          <table:table-cell table:number-columns-repeated="16332"/>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4749.84999999998" calcext:value-type="currency">
            <text:p>($4,750)</text:p>
          </table:table-cell>
          <table:table-cell table:style-name="ce238" table:formula="of:=IF(([.A79]-[.$F$21])&lt;=[.B$18];MAX(MAX([.A79]-[.$F$21];0)-[.B$17];0)*[.C$18];([.B$18]-[.B$17])*[.C$18])" office:value-type="float" office:value="4266" calcext:value-type="float">
            <text:p>4,266.00</text:p>
          </table:table-cell>
          <table:table-cell table:style-name="ce219" table:formula="of:=IF([.A79]-[.$F$21]&lt;=[.B$19];MAX(MAX([.A79]-[.$F$21];0)-[.B$18];0)*[.C$19];([.B$19]-[.B$18])*[.C$19])" office:value-type="float" office:value="11742.5" calcext:value-type="float">
            <text:p>11,742.50</text:p>
          </table:table-cell>
          <table:table-cell table:style-name="ce219" table:formula="of:=IF([.A79]-[.$F$21]&lt;=[.B$20];MAX(MAX([.A79]-[.$F$21];0)-[.B$19];0)*[.C$20];([.B$20]-[.B$19])*[.C$20])" office:value-type="float" office:value="21942" calcext:value-type="float">
            <text:p>21,942.00</text:p>
          </table:table-cell>
          <table:table-cell table:style-name="ce219" table:formula="of:=IF([.A79]-[.$F$21]&lt;=[.B$21];MAX(MAX([.A79]-[.$F$21];0)-[.B$20];0)*[.C$21];([.B$21]-[.B$20])*[.C$21])" office:value-type="float" office:value="17528" calcext:value-type="float">
            <text:p>17,528.00</text:p>
          </table:table-cell>
          <table:table-cell table:style-name="ce219" table:formula="of:=IF([.A79]-[.$F$21]&lt;=[.B$22];MAX(MAX([.A79]-[.$F$21])-[.B$21];0)*[.C$22];([.B$22]-[.B$21])*[.C$22])" office:value-type="float" office:value="46646.25" calcext:value-type="float">
            <text:p>46,646.25</text:p>
          </table:table-cell>
          <table:table-cell table:style-name="ce219" table:formula="of:=IF([.A79]-[.$F$21]&lt;=[.B$23];MAX(MAX([.A79]-[.$F$21];0)-[.B$22];0)*[.C$23];([.B$23]-[.B$22])*[.C$23])" office:value-type="float" office:value="0" calcext:value-type="float">
            <text:p>0.00</text:p>
          </table:table-cell>
          <table:table-cell table:style-name="ce276" table:formula="of:=SUM([.C79:.H79])" office:value-type="float" office:value="102124.75" calcext:value-type="float">
            <text:p>102,124.75</text:p>
          </table:table-cell>
          <table:table-cell table:style-name="ce219" table:formula="of:=IF([.A79]&lt;[.E$7];[.A79]*([.E$3]+[.E$5]);IF([.A79]&gt;=[.E$8];[.A79]*[.E$9];0))" office:value-type="float" office:value="3690" calcext:value-type="float">
            <text:p>3,690.00</text:p>
          </table:table-cell>
          <table:table-cell table:style-name="ce219" table:formula="of:=[.I79]+[.J79]" office:value-type="float" office:value="105814.75" calcext:value-type="float">
            <text:p>105,814.75</text:p>
          </table:table-cell>
          <table:table-cell table:style-name="ce276" table:formula="of:=[.A79]-[.K79]" office:value-type="float" office:value="304185.25" calcext:value-type="float">
            <text:p>304,185.25</text:p>
          </table:table-cell>
          <table:table-cell table:style-name="ce219" table:formula="of:=[.A79]+[.J79]" office:value-type="float" office:value="413690" calcext:value-type="float">
            <text:p>413,690.00</text:p>
          </table:table-cell>
          <table:table-cell table:style-name="ce219" table:formula="of:=2*[.I$4]" office:value-type="float" office:value="40000" calcext:value-type="float">
            <text:p>40,000.00</text:p>
          </table:table-cell>
          <table:table-cell table:style-name="ce219" table:formula="of:=[.M79]+[.N79]" office:value-type="float" office:value="453690" calcext:value-type="float">
            <text:p>453,690.00</text:p>
          </table:table-cell>
          <table:table-cell table:style-name="ce219" table:formula="of:=[.O79]*[.I$2]" office:value-type="float" office:value="154254.6" calcext:value-type="float">
            <text:p>154,254.60</text:p>
          </table:table-cell>
          <table:table-cell table:style-name="ce276" table:formula="of:=[.O79]-[.P79]" office:value-type="float" office:value="299435.4" calcext:value-type="float">
            <text:p>299,435.40</text:p>
          </table:table-cell>
          <table:table-cell table:number-columns-repeated="16332"/>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4500.45000000001" calcext:value-type="currency">
            <text:p>($4,500)</text:p>
          </table:table-cell>
          <table:table-cell table:style-name="ce238" table:formula="of:=IF(([.A80]-[.$F$21])&lt;=[.B$18];MAX(MAX([.A80]-[.$F$21];0)-[.B$17];0)*[.C$18];([.B$18]-[.B$17])*[.C$18])" office:value-type="float" office:value="4266" calcext:value-type="float">
            <text:p>4,266.00</text:p>
          </table:table-cell>
          <table:table-cell table:style-name="ce219" table:formula="of:=IF([.A80]-[.$F$21]&lt;=[.B$19];MAX(MAX([.A80]-[.$F$21];0)-[.B$18];0)*[.C$19];([.B$19]-[.B$18])*[.C$19])" office:value-type="float" office:value="11742.5" calcext:value-type="float">
            <text:p>11,742.50</text:p>
          </table:table-cell>
          <table:table-cell table:style-name="ce219" table:formula="of:=IF([.A80]-[.$F$21]&lt;=[.B$20];MAX(MAX([.A80]-[.$F$21];0)-[.B$19];0)*[.C$20];([.B$20]-[.B$19])*[.C$20])" office:value-type="float" office:value="21942" calcext:value-type="float">
            <text:p>21,942.00</text:p>
          </table:table-cell>
          <table:table-cell table:style-name="ce219" table:formula="of:=IF([.A80]-[.$F$21]&lt;=[.B$21];MAX(MAX([.A80]-[.$F$21];0)-[.B$20];0)*[.C$21];([.B$21]-[.B$20])*[.C$21])" office:value-type="float" office:value="17528" calcext:value-type="float">
            <text:p>17,528.00</text:p>
          </table:table-cell>
          <table:table-cell table:style-name="ce219" table:formula="of:=IF([.A80]-[.$F$21]&lt;=[.B$22];MAX(MAX([.A80]-[.$F$21])-[.B$21];0)*[.C$22];([.B$22]-[.B$21])*[.C$22])" office:value-type="float" office:value="50146.25" calcext:value-type="float">
            <text:p>50,146.25</text:p>
          </table:table-cell>
          <table:table-cell table:style-name="ce219" table:formula="of:=IF([.A80]-[.$F$21]&lt;=[.B$23];MAX(MAX([.A80]-[.$F$21];0)-[.B$22];0)*[.C$23];([.B$23]-[.B$22])*[.C$23])" office:value-type="float" office:value="0" calcext:value-type="float">
            <text:p>0.00</text:p>
          </table:table-cell>
          <table:table-cell table:style-name="ce276" table:formula="of:=SUM([.C80:.H80])" office:value-type="float" office:value="105624.75" calcext:value-type="float">
            <text:p>105,624.75</text:p>
          </table:table-cell>
          <table:table-cell table:style-name="ce219" table:formula="of:=IF([.A80]&lt;[.E$7];[.A80]*([.E$3]+[.E$5]);IF([.A80]&gt;=[.E$8];[.A80]*[.E$9];0))" office:value-type="float" office:value="3780" calcext:value-type="float">
            <text:p>3,780.00</text:p>
          </table:table-cell>
          <table:table-cell table:style-name="ce219" table:formula="of:=[.I80]+[.J80]" office:value-type="float" office:value="109404.75" calcext:value-type="float">
            <text:p>109,404.75</text:p>
          </table:table-cell>
          <table:table-cell table:style-name="ce276" table:formula="of:=[.A80]-[.K80]" office:value-type="float" office:value="310595.25" calcext:value-type="float">
            <text:p>310,595.25</text:p>
          </table:table-cell>
          <table:table-cell table:style-name="ce219" table:formula="of:=[.A80]+[.J80]" office:value-type="float" office:value="423780" calcext:value-type="float">
            <text:p>423,780.00</text:p>
          </table:table-cell>
          <table:table-cell table:style-name="ce219" table:formula="of:=2*[.I$4]" office:value-type="float" office:value="40000" calcext:value-type="float">
            <text:p>40,000.00</text:p>
          </table:table-cell>
          <table:table-cell table:style-name="ce219" table:formula="of:=[.M80]+[.N80]" office:value-type="float" office:value="463780" calcext:value-type="float">
            <text:p>463,780.00</text:p>
          </table:table-cell>
          <table:table-cell table:style-name="ce219" table:formula="of:=[.O80]*[.I$2]" office:value-type="float" office:value="157685.2" calcext:value-type="float">
            <text:p>157,685.20</text:p>
          </table:table-cell>
          <table:table-cell table:style-name="ce276" table:formula="of:=[.O80]-[.P80]" office:value-type="float" office:value="306094.8" calcext:value-type="float">
            <text:p>306,094.80</text:p>
          </table:table-cell>
          <table:table-cell table:number-columns-repeated="16332"/>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4251.05000000005" calcext:value-type="currency">
            <text:p>($4,251)</text:p>
          </table:table-cell>
          <table:table-cell table:style-name="ce238" table:formula="of:=IF(([.A81]-[.$F$21])&lt;=[.B$18];MAX(MAX([.A81]-[.$F$21];0)-[.B$17];0)*[.C$18];([.B$18]-[.B$17])*[.C$18])" office:value-type="float" office:value="4266" calcext:value-type="float">
            <text:p>4,266.00</text:p>
          </table:table-cell>
          <table:table-cell table:style-name="ce219" table:formula="of:=IF([.A81]-[.$F$21]&lt;=[.B$19];MAX(MAX([.A81]-[.$F$21];0)-[.B$18];0)*[.C$19];([.B$19]-[.B$18])*[.C$19])" office:value-type="float" office:value="11742.5" calcext:value-type="float">
            <text:p>11,742.50</text:p>
          </table:table-cell>
          <table:table-cell table:style-name="ce219" table:formula="of:=IF([.A81]-[.$F$21]&lt;=[.B$20];MAX(MAX([.A81]-[.$F$21];0)-[.B$19];0)*[.C$20];([.B$20]-[.B$19])*[.C$20])" office:value-type="float" office:value="21942" calcext:value-type="float">
            <text:p>21,942.00</text:p>
          </table:table-cell>
          <table:table-cell table:style-name="ce219" table:formula="of:=IF([.A81]-[.$F$21]&lt;=[.B$21];MAX(MAX([.A81]-[.$F$21];0)-[.B$20];0)*[.C$21];([.B$21]-[.B$20])*[.C$21])" office:value-type="float" office:value="17528" calcext:value-type="float">
            <text:p>17,528.00</text:p>
          </table:table-cell>
          <table:table-cell table:style-name="ce219" table:formula="of:=IF([.A81]-[.$F$21]&lt;=[.B$22];MAX(MAX([.A81]-[.$F$21])-[.B$21];0)*[.C$22];([.B$22]-[.B$21])*[.C$22])" office:value-type="float" office:value="53646.25" calcext:value-type="float">
            <text:p>53,646.25</text:p>
          </table:table-cell>
          <table:table-cell table:style-name="ce219" table:formula="of:=IF([.A81]-[.$F$21]&lt;=[.B$23];MAX(MAX([.A81]-[.$F$21];0)-[.B$22];0)*[.C$23];([.B$23]-[.B$22])*[.C$23])" office:value-type="float" office:value="0" calcext:value-type="float">
            <text:p>0.00</text:p>
          </table:table-cell>
          <table:table-cell table:style-name="ce276" table:formula="of:=SUM([.C81:.H81])" office:value-type="float" office:value="109124.75" calcext:value-type="float">
            <text:p>109,124.75</text:p>
          </table:table-cell>
          <table:table-cell table:style-name="ce219" table:formula="of:=IF([.A81]&lt;[.E$7];[.A81]*([.E$3]+[.E$5]);IF([.A81]&gt;=[.E$8];[.A81]*[.E$9];0))" office:value-type="float" office:value="3870" calcext:value-type="float">
            <text:p>3,870.00</text:p>
          </table:table-cell>
          <table:table-cell table:style-name="ce219" table:formula="of:=[.I81]+[.J81]" office:value-type="float" office:value="112994.75" calcext:value-type="float">
            <text:p>112,994.75</text:p>
          </table:table-cell>
          <table:table-cell table:style-name="ce276" table:formula="of:=[.A81]-[.K81]" office:value-type="float" office:value="317005.25" calcext:value-type="float">
            <text:p>317,005.25</text:p>
          </table:table-cell>
          <table:table-cell table:style-name="ce219" table:formula="of:=[.A81]+[.J81]" office:value-type="float" office:value="433870" calcext:value-type="float">
            <text:p>433,870.00</text:p>
          </table:table-cell>
          <table:table-cell table:style-name="ce219" table:formula="of:=2*[.I$4]" office:value-type="float" office:value="40000" calcext:value-type="float">
            <text:p>40,000.00</text:p>
          </table:table-cell>
          <table:table-cell table:style-name="ce219" table:formula="of:=[.M81]+[.N81]" office:value-type="float" office:value="473870" calcext:value-type="float">
            <text:p>473,870.00</text:p>
          </table:table-cell>
          <table:table-cell table:style-name="ce219" table:formula="of:=[.O81]*[.I$2]" office:value-type="float" office:value="161115.8" calcext:value-type="float">
            <text:p>161,115.80</text:p>
          </table:table-cell>
          <table:table-cell table:style-name="ce276" table:formula="of:=[.O81]-[.P81]" office:value-type="float" office:value="312754.2" calcext:value-type="float">
            <text:p>312,754.20</text:p>
          </table:table-cell>
          <table:table-cell table:number-columns-repeated="16332"/>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4001.65000000002" calcext:value-type="currency">
            <text:p>($4,002)</text:p>
          </table:table-cell>
          <table:table-cell table:style-name="ce238" table:formula="of:=IF(([.A82]-[.$F$21])&lt;=[.B$18];MAX(MAX([.A82]-[.$F$21];0)-[.B$17];0)*[.C$18];([.B$18]-[.B$17])*[.C$18])" office:value-type="float" office:value="4266" calcext:value-type="float">
            <text:p>4,266.00</text:p>
          </table:table-cell>
          <table:table-cell table:style-name="ce219" table:formula="of:=IF([.A82]-[.$F$21]&lt;=[.B$19];MAX(MAX([.A82]-[.$F$21];0)-[.B$18];0)*[.C$19];([.B$19]-[.B$18])*[.C$19])" office:value-type="float" office:value="11742.5" calcext:value-type="float">
            <text:p>11,742.50</text:p>
          </table:table-cell>
          <table:table-cell table:style-name="ce219" table:formula="of:=IF([.A82]-[.$F$21]&lt;=[.B$20];MAX(MAX([.A82]-[.$F$21];0)-[.B$19];0)*[.C$20];([.B$20]-[.B$19])*[.C$20])" office:value-type="float" office:value="21942" calcext:value-type="float">
            <text:p>21,942.00</text:p>
          </table:table-cell>
          <table:table-cell table:style-name="ce219" table:formula="of:=IF([.A82]-[.$F$21]&lt;=[.B$21];MAX(MAX([.A82]-[.$F$21];0)-[.B$20];0)*[.C$21];([.B$21]-[.B$20])*[.C$21])" office:value-type="float" office:value="17528" calcext:value-type="float">
            <text:p>17,528.00</text:p>
          </table:table-cell>
          <table:table-cell table:style-name="ce219" table:formula="of:=IF([.A82]-[.$F$21]&lt;=[.B$22];MAX(MAX([.A82]-[.$F$21])-[.B$21];0)*[.C$22];([.B$22]-[.B$21])*[.C$22])" office:value-type="float" office:value="57146.25" calcext:value-type="float">
            <text:p>57,146.25</text:p>
          </table:table-cell>
          <table:table-cell table:style-name="ce219" table:formula="of:=IF([.A82]-[.$F$21]&lt;=[.B$23];MAX(MAX([.A82]-[.$F$21];0)-[.B$22];0)*[.C$23];([.B$23]-[.B$22])*[.C$23])" office:value-type="float" office:value="0" calcext:value-type="float">
            <text:p>0.00</text:p>
          </table:table-cell>
          <table:table-cell table:style-name="ce276" table:formula="of:=SUM([.C82:.H82])" office:value-type="float" office:value="112624.75" calcext:value-type="float">
            <text:p>112,624.75</text:p>
          </table:table-cell>
          <table:table-cell table:style-name="ce219" table:formula="of:=IF([.A82]&lt;[.E$7];[.A82]*([.E$3]+[.E$5]);IF([.A82]&gt;=[.E$8];[.A82]*[.E$9];0))" office:value-type="float" office:value="3960" calcext:value-type="float">
            <text:p>3,960.00</text:p>
          </table:table-cell>
          <table:table-cell table:style-name="ce219" table:formula="of:=[.I82]+[.J82]" office:value-type="float" office:value="116584.75" calcext:value-type="float">
            <text:p>116,584.75</text:p>
          </table:table-cell>
          <table:table-cell table:style-name="ce276" table:formula="of:=[.A82]-[.K82]" office:value-type="float" office:value="323415.25" calcext:value-type="float">
            <text:p>323,415.25</text:p>
          </table:table-cell>
          <table:table-cell table:style-name="ce219" table:formula="of:=[.A82]+[.J82]" office:value-type="float" office:value="443960" calcext:value-type="float">
            <text:p>443,960.00</text:p>
          </table:table-cell>
          <table:table-cell table:style-name="ce219" table:formula="of:=2*[.I$4]" office:value-type="float" office:value="40000" calcext:value-type="float">
            <text:p>40,000.00</text:p>
          </table:table-cell>
          <table:table-cell table:style-name="ce219" table:formula="of:=[.M82]+[.N82]" office:value-type="float" office:value="483960" calcext:value-type="float">
            <text:p>483,960.00</text:p>
          </table:table-cell>
          <table:table-cell table:style-name="ce219" table:formula="of:=[.O82]*[.I$2]" office:value-type="float" office:value="164546.4" calcext:value-type="float">
            <text:p>164,546.40</text:p>
          </table:table-cell>
          <table:table-cell table:style-name="ce276" table:formula="of:=[.O82]-[.P82]" office:value-type="float" office:value="319413.6" calcext:value-type="float">
            <text:p>319,413.60</text:p>
          </table:table-cell>
          <table:table-cell table:number-columns-repeated="16332"/>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3752.25" calcext:value-type="currency">
            <text:p>($3,752)</text:p>
          </table:table-cell>
          <table:table-cell table:style-name="ce238" table:formula="of:=IF(([.A83]-[.$F$21])&lt;=[.B$18];MAX(MAX([.A83]-[.$F$21];0)-[.B$17];0)*[.C$18];([.B$18]-[.B$17])*[.C$18])" office:value-type="float" office:value="4266" calcext:value-type="float">
            <text:p>4,266.00</text:p>
          </table:table-cell>
          <table:table-cell table:style-name="ce219" table:formula="of:=IF([.A83]-[.$F$21]&lt;=[.B$19];MAX(MAX([.A83]-[.$F$21];0)-[.B$18];0)*[.C$19];([.B$19]-[.B$18])*[.C$19])" office:value-type="float" office:value="11742.5" calcext:value-type="float">
            <text:p>11,742.50</text:p>
          </table:table-cell>
          <table:table-cell table:style-name="ce219" table:formula="of:=IF([.A83]-[.$F$21]&lt;=[.B$20];MAX(MAX([.A83]-[.$F$21];0)-[.B$19];0)*[.C$20];([.B$20]-[.B$19])*[.C$20])" office:value-type="float" office:value="21942" calcext:value-type="float">
            <text:p>21,942.00</text:p>
          </table:table-cell>
          <table:table-cell table:style-name="ce219" table:formula="of:=IF([.A83]-[.$F$21]&lt;=[.B$21];MAX(MAX([.A83]-[.$F$21];0)-[.B$20];0)*[.C$21];([.B$21]-[.B$20])*[.C$21])" office:value-type="float" office:value="17528" calcext:value-type="float">
            <text:p>17,528.00</text:p>
          </table:table-cell>
          <table:table-cell table:style-name="ce219" table:formula="of:=IF([.A83]-[.$F$21]&lt;=[.B$22];MAX(MAX([.A83]-[.$F$21])-[.B$21];0)*[.C$22];([.B$22]-[.B$21])*[.C$22])" office:value-type="float" office:value="60646.25" calcext:value-type="float">
            <text:p>60,646.25</text:p>
          </table:table-cell>
          <table:table-cell table:style-name="ce219" table:formula="of:=IF([.A83]-[.$F$21]&lt;=[.B$23];MAX(MAX([.A83]-[.$F$21];0)-[.B$22];0)*[.C$23];([.B$23]-[.B$22])*[.C$23])" office:value-type="float" office:value="0" calcext:value-type="float">
            <text:p>0.00</text:p>
          </table:table-cell>
          <table:table-cell table:style-name="ce276" table:formula="of:=SUM([.C83:.H83])" office:value-type="float" office:value="116124.75" calcext:value-type="float">
            <text:p>116,124.75</text:p>
          </table:table-cell>
          <table:table-cell table:style-name="ce219" table:formula="of:=IF([.A83]&lt;[.E$7];[.A83]*([.E$3]+[.E$5]);IF([.A83]&gt;=[.E$8];[.A83]*[.E$9];0))" office:value-type="float" office:value="4050" calcext:value-type="float">
            <text:p>4,050.00</text:p>
          </table:table-cell>
          <table:table-cell table:style-name="ce219" table:formula="of:=[.I83]+[.J83]" office:value-type="float" office:value="120174.75" calcext:value-type="float">
            <text:p>120,174.75</text:p>
          </table:table-cell>
          <table:table-cell table:style-name="ce276" table:formula="of:=[.A83]-[.K83]" office:value-type="float" office:value="329825.25" calcext:value-type="float">
            <text:p>329,825.25</text:p>
          </table:table-cell>
          <table:table-cell table:style-name="ce219" table:formula="of:=[.A83]+[.J83]" office:value-type="float" office:value="454050" calcext:value-type="float">
            <text:p>454,050.00</text:p>
          </table:table-cell>
          <table:table-cell table:style-name="ce219" table:formula="of:=2*[.I$4]" office:value-type="float" office:value="40000" calcext:value-type="float">
            <text:p>40,000.00</text:p>
          </table:table-cell>
          <table:table-cell table:style-name="ce219" table:formula="of:=[.M83]+[.N83]" office:value-type="float" office:value="494050" calcext:value-type="float">
            <text:p>494,050.00</text:p>
          </table:table-cell>
          <table:table-cell table:style-name="ce219" table:formula="of:=[.O83]*[.I$2]" office:value-type="float" office:value="167977" calcext:value-type="float">
            <text:p>167,977.00</text:p>
          </table:table-cell>
          <table:table-cell table:style-name="ce276" table:formula="of:=[.O83]-[.P83]" office:value-type="float" office:value="326073" calcext:value-type="float">
            <text:p>326,073.00</text:p>
          </table:table-cell>
          <table:table-cell table:number-columns-repeated="16332"/>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3502.84999999998" calcext:value-type="currency">
            <text:p>($3,503)</text:p>
          </table:table-cell>
          <table:table-cell table:style-name="ce238" table:formula="of:=IF(([.A84]-[.$F$21])&lt;=[.B$18];MAX(MAX([.A84]-[.$F$21];0)-[.B$17];0)*[.C$18];([.B$18]-[.B$17])*[.C$18])" office:value-type="float" office:value="4266" calcext:value-type="float">
            <text:p>4,266.00</text:p>
          </table:table-cell>
          <table:table-cell table:style-name="ce219" table:formula="of:=IF([.A84]-[.$F$21]&lt;=[.B$19];MAX(MAX([.A84]-[.$F$21];0)-[.B$18];0)*[.C$19];([.B$19]-[.B$18])*[.C$19])" office:value-type="float" office:value="11742.5" calcext:value-type="float">
            <text:p>11,742.50</text:p>
          </table:table-cell>
          <table:table-cell table:style-name="ce219" table:formula="of:=IF([.A84]-[.$F$21]&lt;=[.B$20];MAX(MAX([.A84]-[.$F$21];0)-[.B$19];0)*[.C$20];([.B$20]-[.B$19])*[.C$20])" office:value-type="float" office:value="21942" calcext:value-type="float">
            <text:p>21,942.00</text:p>
          </table:table-cell>
          <table:table-cell table:style-name="ce219" table:formula="of:=IF([.A84]-[.$F$21]&lt;=[.B$21];MAX(MAX([.A84]-[.$F$21];0)-[.B$20];0)*[.C$21];([.B$21]-[.B$20])*[.C$21])" office:value-type="float" office:value="17528" calcext:value-type="float">
            <text:p>17,528.00</text:p>
          </table:table-cell>
          <table:table-cell table:style-name="ce219" table:formula="of:=IF([.A84]-[.$F$21]&lt;=[.B$22];MAX(MAX([.A84]-[.$F$21])-[.B$21];0)*[.C$22];([.B$22]-[.B$21])*[.C$22])" office:value-type="float" office:value="64146.25" calcext:value-type="float">
            <text:p>64,146.25</text:p>
          </table:table-cell>
          <table:table-cell table:style-name="ce219" table:formula="of:=IF([.A84]-[.$F$21]&lt;=[.B$23];MAX(MAX([.A84]-[.$F$21];0)-[.B$22];0)*[.C$23];([.B$23]-[.B$22])*[.C$23])" office:value-type="float" office:value="0" calcext:value-type="float">
            <text:p>0.00</text:p>
          </table:table-cell>
          <table:table-cell table:style-name="ce276" table:formula="of:=SUM([.C84:.H84])" office:value-type="float" office:value="119624.75" calcext:value-type="float">
            <text:p>119,624.75</text:p>
          </table:table-cell>
          <table:table-cell table:style-name="ce219" table:formula="of:=IF([.A84]&lt;[.E$7];[.A84]*([.E$3]+[.E$5]);IF([.A84]&gt;=[.E$8];[.A84]*[.E$9];0))" office:value-type="float" office:value="4140" calcext:value-type="float">
            <text:p>4,140.00</text:p>
          </table:table-cell>
          <table:table-cell table:style-name="ce219" table:formula="of:=[.I84]+[.J84]" office:value-type="float" office:value="123764.75" calcext:value-type="float">
            <text:p>123,764.75</text:p>
          </table:table-cell>
          <table:table-cell table:style-name="ce276" table:formula="of:=[.A84]-[.K84]" office:value-type="float" office:value="336235.25" calcext:value-type="float">
            <text:p>336,235.25</text:p>
          </table:table-cell>
          <table:table-cell table:style-name="ce219" table:formula="of:=[.A84]+[.J84]" office:value-type="float" office:value="464140" calcext:value-type="float">
            <text:p>464,140.00</text:p>
          </table:table-cell>
          <table:table-cell table:style-name="ce219" table:formula="of:=2*[.I$4]" office:value-type="float" office:value="40000" calcext:value-type="float">
            <text:p>40,000.00</text:p>
          </table:table-cell>
          <table:table-cell table:style-name="ce219" table:formula="of:=[.M84]+[.N84]" office:value-type="float" office:value="504140" calcext:value-type="float">
            <text:p>504,140.00</text:p>
          </table:table-cell>
          <table:table-cell table:style-name="ce219" table:formula="of:=[.O84]*[.I$2]" office:value-type="float" office:value="171407.6" calcext:value-type="float">
            <text:p>171,407.60</text:p>
          </table:table-cell>
          <table:table-cell table:style-name="ce276" table:formula="of:=[.O84]-[.P84]" office:value-type="float" office:value="332732.4" calcext:value-type="float">
            <text:p>332,732.40</text:p>
          </table:table-cell>
          <table:table-cell table:number-columns-repeated="16332"/>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3253.45000000001" calcext:value-type="currency">
            <text:p>($3,253)</text:p>
          </table:table-cell>
          <table:table-cell table:style-name="ce238" table:formula="of:=IF(([.A85]-[.$F$21])&lt;=[.B$18];MAX(MAX([.A85]-[.$F$21];0)-[.B$17];0)*[.C$18];([.B$18]-[.B$17])*[.C$18])" office:value-type="float" office:value="4266" calcext:value-type="float">
            <text:p>4,266.00</text:p>
          </table:table-cell>
          <table:table-cell table:style-name="ce219" table:formula="of:=IF([.A85]-[.$F$21]&lt;=[.B$19];MAX(MAX([.A85]-[.$F$21];0)-[.B$18];0)*[.C$19];([.B$19]-[.B$18])*[.C$19])" office:value-type="float" office:value="11742.5" calcext:value-type="float">
            <text:p>11,742.50</text:p>
          </table:table-cell>
          <table:table-cell table:style-name="ce219" table:formula="of:=IF([.A85]-[.$F$21]&lt;=[.B$20];MAX(MAX([.A85]-[.$F$21];0)-[.B$19];0)*[.C$20];([.B$20]-[.B$19])*[.C$20])" office:value-type="float" office:value="21942" calcext:value-type="float">
            <text:p>21,942.00</text:p>
          </table:table-cell>
          <table:table-cell table:style-name="ce219" table:formula="of:=IF([.A85]-[.$F$21]&lt;=[.B$21];MAX(MAX([.A85]-[.$F$21];0)-[.B$20];0)*[.C$21];([.B$21]-[.B$20])*[.C$21])" office:value-type="float" office:value="17528" calcext:value-type="float">
            <text:p>17,528.00</text:p>
          </table:table-cell>
          <table:table-cell table:style-name="ce219" table:formula="of:=IF([.A85]-[.$F$21]&lt;=[.B$22];MAX(MAX([.A85]-[.$F$21])-[.B$21];0)*[.C$22];([.B$22]-[.B$21])*[.C$22])" office:value-type="float" office:value="67646.25" calcext:value-type="float">
            <text:p>67,646.25</text:p>
          </table:table-cell>
          <table:table-cell table:style-name="ce219" table:formula="of:=IF([.A85]-[.$F$21]&lt;=[.B$23];MAX(MAX([.A85]-[.$F$21];0)-[.B$22];0)*[.C$23];([.B$23]-[.B$22])*[.C$23])" office:value-type="float" office:value="0" calcext:value-type="float">
            <text:p>0.00</text:p>
          </table:table-cell>
          <table:table-cell table:style-name="ce276" table:formula="of:=SUM([.C85:.H85])" office:value-type="float" office:value="123124.75" calcext:value-type="float">
            <text:p>123,124.75</text:p>
          </table:table-cell>
          <table:table-cell table:style-name="ce219" table:formula="of:=IF([.A85]&lt;[.E$7];[.A85]*([.E$3]+[.E$5]);IF([.A85]&gt;=[.E$8];[.A85]*[.E$9];0))" office:value-type="float" office:value="4230" calcext:value-type="float">
            <text:p>4,230.00</text:p>
          </table:table-cell>
          <table:table-cell table:style-name="ce219" table:formula="of:=[.I85]+[.J85]" office:value-type="float" office:value="127354.75" calcext:value-type="float">
            <text:p>127,354.75</text:p>
          </table:table-cell>
          <table:table-cell table:style-name="ce276" table:formula="of:=[.A85]-[.K85]" office:value-type="float" office:value="342645.25" calcext:value-type="float">
            <text:p>342,645.25</text:p>
          </table:table-cell>
          <table:table-cell table:style-name="ce219" table:formula="of:=[.A85]+[.J85]" office:value-type="float" office:value="474230" calcext:value-type="float">
            <text:p>474,230.00</text:p>
          </table:table-cell>
          <table:table-cell table:style-name="ce219" table:formula="of:=2*[.I$4]" office:value-type="float" office:value="40000" calcext:value-type="float">
            <text:p>40,000.00</text:p>
          </table:table-cell>
          <table:table-cell table:style-name="ce219" table:formula="of:=[.M85]+[.N85]" office:value-type="float" office:value="514230" calcext:value-type="float">
            <text:p>514,230.00</text:p>
          </table:table-cell>
          <table:table-cell table:style-name="ce219" table:formula="of:=[.O85]*[.I$2]" office:value-type="float" office:value="174838.2" calcext:value-type="float">
            <text:p>174,838.20</text:p>
          </table:table-cell>
          <table:table-cell table:style-name="ce276" table:formula="of:=[.O85]-[.P85]" office:value-type="float" office:value="339391.8" calcext:value-type="float">
            <text:p>339,391.80</text:p>
          </table:table-cell>
          <table:table-cell table:number-columns-repeated="16332"/>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3004.05000000005" calcext:value-type="currency">
            <text:p>($3,004)</text:p>
          </table:table-cell>
          <table:table-cell table:style-name="ce238" table:formula="of:=IF(([.A86]-[.$F$21])&lt;=[.B$18];MAX(MAX([.A86]-[.$F$21];0)-[.B$17];0)*[.C$18];([.B$18]-[.B$17])*[.C$18])" office:value-type="float" office:value="4266" calcext:value-type="float">
            <text:p>4,266.00</text:p>
          </table:table-cell>
          <table:table-cell table:style-name="ce219" table:formula="of:=IF([.A86]-[.$F$21]&lt;=[.B$19];MAX(MAX([.A86]-[.$F$21];0)-[.B$18];0)*[.C$19];([.B$19]-[.B$18])*[.C$19])" office:value-type="float" office:value="11742.5" calcext:value-type="float">
            <text:p>11,742.50</text:p>
          </table:table-cell>
          <table:table-cell table:style-name="ce219" table:formula="of:=IF([.A86]-[.$F$21]&lt;=[.B$20];MAX(MAX([.A86]-[.$F$21];0)-[.B$19];0)*[.C$20];([.B$20]-[.B$19])*[.C$20])" office:value-type="float" office:value="21942" calcext:value-type="float">
            <text:p>21,942.00</text:p>
          </table:table-cell>
          <table:table-cell table:style-name="ce219" table:formula="of:=IF([.A86]-[.$F$21]&lt;=[.B$21];MAX(MAX([.A86]-[.$F$21];0)-[.B$20];0)*[.C$21];([.B$21]-[.B$20])*[.C$21])" office:value-type="float" office:value="17528" calcext:value-type="float">
            <text:p>17,528.00</text:p>
          </table:table-cell>
          <table:table-cell table:style-name="ce219" table:formula="of:=IF([.A86]-[.$F$21]&lt;=[.B$22];MAX(MAX([.A86]-[.$F$21])-[.B$21];0)*[.C$22];([.B$22]-[.B$21])*[.C$22])" office:value-type="float" office:value="71146.25" calcext:value-type="float">
            <text:p>71,146.25</text:p>
          </table:table-cell>
          <table:table-cell table:style-name="ce219" table:formula="of:=IF([.A86]-[.$F$21]&lt;=[.B$23];MAX(MAX([.A86]-[.$F$21];0)-[.B$22];0)*[.C$23];([.B$23]-[.B$22])*[.C$23])" office:value-type="float" office:value="0" calcext:value-type="float">
            <text:p>0.00</text:p>
          </table:table-cell>
          <table:table-cell table:style-name="ce276" table:formula="of:=SUM([.C86:.H86])" office:value-type="float" office:value="126624.75" calcext:value-type="float">
            <text:p>126,624.75</text:p>
          </table:table-cell>
          <table:table-cell table:style-name="ce219" table:formula="of:=IF([.A86]&lt;[.E$7];[.A86]*([.E$3]+[.E$5]);IF([.A86]&gt;=[.E$8];[.A86]*[.E$9];0))" office:value-type="float" office:value="4320" calcext:value-type="float">
            <text:p>4,320.00</text:p>
          </table:table-cell>
          <table:table-cell table:style-name="ce219" table:formula="of:=[.I86]+[.J86]" office:value-type="float" office:value="130944.75" calcext:value-type="float">
            <text:p>130,944.75</text:p>
          </table:table-cell>
          <table:table-cell table:style-name="ce276" table:formula="of:=[.A86]-[.K86]" office:value-type="float" office:value="349055.25" calcext:value-type="float">
            <text:p>349,055.25</text:p>
          </table:table-cell>
          <table:table-cell table:style-name="ce219" table:formula="of:=[.A86]+[.J86]" office:value-type="float" office:value="484320" calcext:value-type="float">
            <text:p>484,320.00</text:p>
          </table:table-cell>
          <table:table-cell table:style-name="ce219" table:formula="of:=2*[.I$4]" office:value-type="float" office:value="40000" calcext:value-type="float">
            <text:p>40,000.00</text:p>
          </table:table-cell>
          <table:table-cell table:style-name="ce219" table:formula="of:=[.M86]+[.N86]" office:value-type="float" office:value="524320" calcext:value-type="float">
            <text:p>524,320.00</text:p>
          </table:table-cell>
          <table:table-cell table:style-name="ce219" table:formula="of:=[.O86]*[.I$2]" office:value-type="float" office:value="178268.8" calcext:value-type="float">
            <text:p>178,268.80</text:p>
          </table:table-cell>
          <table:table-cell table:style-name="ce276" table:formula="of:=[.O86]-[.P86]" office:value-type="float" office:value="346051.2" calcext:value-type="float">
            <text:p>346,051.20</text:p>
          </table:table-cell>
          <table:table-cell table:number-columns-repeated="16332"/>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2754.65000000002" calcext:value-type="currency">
            <text:p>($2,755)</text:p>
          </table:table-cell>
          <table:table-cell table:style-name="ce238" table:formula="of:=IF(([.A87]-[.$F$21])&lt;=[.B$18];MAX(MAX([.A87]-[.$F$21];0)-[.B$17];0)*[.C$18];([.B$18]-[.B$17])*[.C$18])" office:value-type="float" office:value="4266" calcext:value-type="float">
            <text:p>4,266.00</text:p>
          </table:table-cell>
          <table:table-cell table:style-name="ce219" table:formula="of:=IF([.A87]-[.$F$21]&lt;=[.B$19];MAX(MAX([.A87]-[.$F$21];0)-[.B$18];0)*[.C$19];([.B$19]-[.B$18])*[.C$19])" office:value-type="float" office:value="11742.5" calcext:value-type="float">
            <text:p>11,742.50</text:p>
          </table:table-cell>
          <table:table-cell table:style-name="ce219" table:formula="of:=IF([.A87]-[.$F$21]&lt;=[.B$20];MAX(MAX([.A87]-[.$F$21];0)-[.B$19];0)*[.C$20];([.B$20]-[.B$19])*[.C$20])" office:value-type="float" office:value="21942" calcext:value-type="float">
            <text:p>21,942.00</text:p>
          </table:table-cell>
          <table:table-cell table:style-name="ce219" table:formula="of:=IF([.A87]-[.$F$21]&lt;=[.B$21];MAX(MAX([.A87]-[.$F$21];0)-[.B$20];0)*[.C$21];([.B$21]-[.B$20])*[.C$21])" office:value-type="float" office:value="17528" calcext:value-type="float">
            <text:p>17,528.00</text:p>
          </table:table-cell>
          <table:table-cell table:style-name="ce219" table:formula="of:=IF([.A87]-[.$F$21]&lt;=[.B$22];MAX(MAX([.A87]-[.$F$21])-[.B$21];0)*[.C$22];([.B$22]-[.B$21])*[.C$22])" office:value-type="float" office:value="74646.25" calcext:value-type="float">
            <text:p>74,646.25</text:p>
          </table:table-cell>
          <table:table-cell table:style-name="ce219" table:formula="of:=IF([.A87]-[.$F$21]&lt;=[.B$23];MAX(MAX([.A87]-[.$F$21];0)-[.B$22];0)*[.C$23];([.B$23]-[.B$22])*[.C$23])" office:value-type="float" office:value="0" calcext:value-type="float">
            <text:p>0.00</text:p>
          </table:table-cell>
          <table:table-cell table:style-name="ce276" table:formula="of:=SUM([.C87:.H87])" office:value-type="float" office:value="130124.75" calcext:value-type="float">
            <text:p>130,124.75</text:p>
          </table:table-cell>
          <table:table-cell table:style-name="ce219" table:formula="of:=IF([.A87]&lt;[.E$7];[.A87]*([.E$3]+[.E$5]);IF([.A87]&gt;=[.E$8];[.A87]*[.E$9];0))" office:value-type="float" office:value="4410" calcext:value-type="float">
            <text:p>4,410.00</text:p>
          </table:table-cell>
          <table:table-cell table:style-name="ce219" table:formula="of:=[.I87]+[.J87]" office:value-type="float" office:value="134534.75" calcext:value-type="float">
            <text:p>134,534.75</text:p>
          </table:table-cell>
          <table:table-cell table:style-name="ce276" table:formula="of:=[.A87]-[.K87]" office:value-type="float" office:value="355465.25" calcext:value-type="float">
            <text:p>355,465.25</text:p>
          </table:table-cell>
          <table:table-cell table:style-name="ce219" table:formula="of:=[.A87]+[.J87]" office:value-type="float" office:value="494410" calcext:value-type="float">
            <text:p>494,410.00</text:p>
          </table:table-cell>
          <table:table-cell table:style-name="ce219" table:formula="of:=2*[.I$4]" office:value-type="float" office:value="40000" calcext:value-type="float">
            <text:p>40,000.00</text:p>
          </table:table-cell>
          <table:table-cell table:style-name="ce219" table:formula="of:=[.M87]+[.N87]" office:value-type="float" office:value="534410" calcext:value-type="float">
            <text:p>534,410.00</text:p>
          </table:table-cell>
          <table:table-cell table:style-name="ce219" table:formula="of:=[.O87]*[.I$2]" office:value-type="float" office:value="181699.4" calcext:value-type="float">
            <text:p>181,699.40</text:p>
          </table:table-cell>
          <table:table-cell table:style-name="ce276" table:formula="of:=[.O87]-[.P87]" office:value-type="float" office:value="352710.6" calcext:value-type="float">
            <text:p>352,710.60</text:p>
          </table:table-cell>
          <table:table-cell table:number-columns-repeated="16332"/>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2505.25" calcext:value-type="currency">
            <text:p>($2,505)</text:p>
          </table:table-cell>
          <table:table-cell table:style-name="ce238" table:formula="of:=IF(([.A88]-[.$F$21])&lt;=[.B$18];MAX(MAX([.A88]-[.$F$21];0)-[.B$17];0)*[.C$18];([.B$18]-[.B$17])*[.C$18])" office:value-type="float" office:value="4266" calcext:value-type="float">
            <text:p>4,266.00</text:p>
          </table:table-cell>
          <table:table-cell table:style-name="ce219" table:formula="of:=IF([.A88]-[.$F$21]&lt;=[.B$19];MAX(MAX([.A88]-[.$F$21];0)-[.B$18];0)*[.C$19];([.B$19]-[.B$18])*[.C$19])" office:value-type="float" office:value="11742.5" calcext:value-type="float">
            <text:p>11,742.50</text:p>
          </table:table-cell>
          <table:table-cell table:style-name="ce219" table:formula="of:=IF([.A88]-[.$F$21]&lt;=[.B$20];MAX(MAX([.A88]-[.$F$21];0)-[.B$19];0)*[.C$20];([.B$20]-[.B$19])*[.C$20])" office:value-type="float" office:value="21942" calcext:value-type="float">
            <text:p>21,942.00</text:p>
          </table:table-cell>
          <table:table-cell table:style-name="ce219" table:formula="of:=IF([.A88]-[.$F$21]&lt;=[.B$21];MAX(MAX([.A88]-[.$F$21];0)-[.B$20];0)*[.C$21];([.B$21]-[.B$20])*[.C$21])" office:value-type="float" office:value="17528" calcext:value-type="float">
            <text:p>17,528.00</text:p>
          </table:table-cell>
          <table:table-cell table:style-name="ce219" table:formula="of:=IF([.A88]-[.$F$21]&lt;=[.B$22];MAX(MAX([.A88]-[.$F$21])-[.B$21];0)*[.C$22];([.B$22]-[.B$21])*[.C$22])" office:value-type="float" office:value="78146.25" calcext:value-type="float">
            <text:p>78,146.25</text:p>
          </table:table-cell>
          <table:table-cell table:style-name="ce219" table:formula="of:=IF([.A88]-[.$F$21]&lt;=[.B$23];MAX(MAX([.A88]-[.$F$21];0)-[.B$22];0)*[.C$23];([.B$23]-[.B$22])*[.C$23])" office:value-type="float" office:value="0" calcext:value-type="float">
            <text:p>0.00</text:p>
          </table:table-cell>
          <table:table-cell table:style-name="ce276" table:formula="of:=SUM([.C88:.H88])" office:value-type="float" office:value="133624.75" calcext:value-type="float">
            <text:p>133,624.75</text:p>
          </table:table-cell>
          <table:table-cell table:style-name="ce219" table:formula="of:=IF([.A88]&lt;[.E$7];[.A88]*([.E$3]+[.E$5]);IF([.A88]&gt;=[.E$8];[.A88]*[.E$9];0))" office:value-type="float" office:value="4500" calcext:value-type="float">
            <text:p>4,500.00</text:p>
          </table:table-cell>
          <table:table-cell table:style-name="ce219" table:formula="of:=[.I88]+[.J88]" office:value-type="float" office:value="138124.75" calcext:value-type="float">
            <text:p>138,124.75</text:p>
          </table:table-cell>
          <table:table-cell table:style-name="ce276" table:formula="of:=[.A88]-[.K88]" office:value-type="float" office:value="361875.25" calcext:value-type="float">
            <text:p>361,875.25</text:p>
          </table:table-cell>
          <table:table-cell table:style-name="ce219" table:formula="of:=[.A88]+[.J88]" office:value-type="float" office:value="504500" calcext:value-type="float">
            <text:p>504,500.00</text:p>
          </table:table-cell>
          <table:table-cell table:style-name="ce219" table:formula="of:=2*[.I$4]" office:value-type="float" office:value="40000" calcext:value-type="float">
            <text:p>40,000.00</text:p>
          </table:table-cell>
          <table:table-cell table:style-name="ce219" table:formula="of:=[.M88]+[.N88]" office:value-type="float" office:value="544500" calcext:value-type="float">
            <text:p>544,500.00</text:p>
          </table:table-cell>
          <table:table-cell table:style-name="ce219" table:formula="of:=[.O88]*[.I$2]" office:value-type="float" office:value="185130" calcext:value-type="float">
            <text:p>185,130.00</text:p>
          </table:table-cell>
          <table:table-cell table:style-name="ce276" table:formula="of:=[.O88]-[.P88]" office:value-type="float" office:value="359370" calcext:value-type="float">
            <text:p>359,370.00</text:p>
          </table:table-cell>
          <table:table-cell table:number-columns-repeated="16332"/>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2255.84999999998" calcext:value-type="currency">
            <text:p>($2,256)</text:p>
          </table:table-cell>
          <table:table-cell table:style-name="ce238" table:formula="of:=IF(([.A89]-[.$F$21])&lt;=[.B$18];MAX(MAX([.A89]-[.$F$21];0)-[.B$17];0)*[.C$18];([.B$18]-[.B$17])*[.C$18])" office:value-type="float" office:value="4266" calcext:value-type="float">
            <text:p>4,266.00</text:p>
          </table:table-cell>
          <table:table-cell table:style-name="ce219" table:formula="of:=IF([.A89]-[.$F$21]&lt;=[.B$19];MAX(MAX([.A89]-[.$F$21];0)-[.B$18];0)*[.C$19];([.B$19]-[.B$18])*[.C$19])" office:value-type="float" office:value="11742.5" calcext:value-type="float">
            <text:p>11,742.50</text:p>
          </table:table-cell>
          <table:table-cell table:style-name="ce219" table:formula="of:=IF([.A89]-[.$F$21]&lt;=[.B$20];MAX(MAX([.A89]-[.$F$21];0)-[.B$19];0)*[.C$20];([.B$20]-[.B$19])*[.C$20])" office:value-type="float" office:value="21942" calcext:value-type="float">
            <text:p>21,942.00</text:p>
          </table:table-cell>
          <table:table-cell table:style-name="ce219" table:formula="of:=IF([.A89]-[.$F$21]&lt;=[.B$21];MAX(MAX([.A89]-[.$F$21];0)-[.B$20];0)*[.C$21];([.B$21]-[.B$20])*[.C$21])" office:value-type="float" office:value="17528" calcext:value-type="float">
            <text:p>17,528.00</text:p>
          </table:table-cell>
          <table:table-cell table:style-name="ce219" table:formula="of:=IF([.A89]-[.$F$21]&lt;=[.B$22];MAX(MAX([.A89]-[.$F$21])-[.B$21];0)*[.C$22];([.B$22]-[.B$21])*[.C$22])" office:value-type="float" office:value="81646.25" calcext:value-type="float">
            <text:p>81,646.25</text:p>
          </table:table-cell>
          <table:table-cell table:style-name="ce219" table:formula="of:=IF([.A89]-[.$F$21]&lt;=[.B$23];MAX(MAX([.A89]-[.$F$21];0)-[.B$22];0)*[.C$23];([.B$23]-[.B$22])*[.C$23])" office:value-type="float" office:value="0" calcext:value-type="float">
            <text:p>0.00</text:p>
          </table:table-cell>
          <table:table-cell table:style-name="ce276" table:formula="of:=SUM([.C89:.H89])" office:value-type="float" office:value="137124.75" calcext:value-type="float">
            <text:p>137,124.75</text:p>
          </table:table-cell>
          <table:table-cell table:style-name="ce219" table:formula="of:=IF([.A89]&lt;[.E$7];[.A89]*([.E$3]+[.E$5]);IF([.A89]&gt;=[.E$8];[.A89]*[.E$9];0))" office:value-type="float" office:value="4590" calcext:value-type="float">
            <text:p>4,590.00</text:p>
          </table:table-cell>
          <table:table-cell table:style-name="ce219" table:formula="of:=[.I89]+[.J89]" office:value-type="float" office:value="141714.75" calcext:value-type="float">
            <text:p>141,714.75</text:p>
          </table:table-cell>
          <table:table-cell table:style-name="ce276" table:formula="of:=[.A89]-[.K89]" office:value-type="float" office:value="368285.25" calcext:value-type="float">
            <text:p>368,285.25</text:p>
          </table:table-cell>
          <table:table-cell table:style-name="ce219" table:formula="of:=[.A89]+[.J89]" office:value-type="float" office:value="514590" calcext:value-type="float">
            <text:p>514,590.00</text:p>
          </table:table-cell>
          <table:table-cell table:style-name="ce219" table:formula="of:=2*[.I$4]" office:value-type="float" office:value="40000" calcext:value-type="float">
            <text:p>40,000.00</text:p>
          </table:table-cell>
          <table:table-cell table:style-name="ce219" table:formula="of:=[.M89]+[.N89]" office:value-type="float" office:value="554590" calcext:value-type="float">
            <text:p>554,590.00</text:p>
          </table:table-cell>
          <table:table-cell table:style-name="ce219" table:formula="of:=[.O89]*[.I$2]" office:value-type="float" office:value="188560.6" calcext:value-type="float">
            <text:p>188,560.60</text:p>
          </table:table-cell>
          <table:table-cell table:style-name="ce276" table:formula="of:=[.O89]-[.P89]" office:value-type="float" office:value="366029.4" calcext:value-type="float">
            <text:p>366,029.40</text:p>
          </table:table-cell>
          <table:table-cell table:number-columns-repeated="16332"/>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2006.45000000001" calcext:value-type="currency">
            <text:p>($2,006)</text:p>
          </table:table-cell>
          <table:table-cell table:style-name="ce238" table:formula="of:=IF(([.A90]-[.$F$21])&lt;=[.B$18];MAX(MAX([.A90]-[.$F$21];0)-[.B$17];0)*[.C$18];([.B$18]-[.B$17])*[.C$18])" office:value-type="float" office:value="4266" calcext:value-type="float">
            <text:p>4,266.00</text:p>
          </table:table-cell>
          <table:table-cell table:style-name="ce219" table:formula="of:=IF([.A90]-[.$F$21]&lt;=[.B$19];MAX(MAX([.A90]-[.$F$21];0)-[.B$18];0)*[.C$19];([.B$19]-[.B$18])*[.C$19])" office:value-type="float" office:value="11742.5" calcext:value-type="float">
            <text:p>11,742.50</text:p>
          </table:table-cell>
          <table:table-cell table:style-name="ce219" table:formula="of:=IF([.A90]-[.$F$21]&lt;=[.B$20];MAX(MAX([.A90]-[.$F$21];0)-[.B$19];0)*[.C$20];([.B$20]-[.B$19])*[.C$20])" office:value-type="float" office:value="21942" calcext:value-type="float">
            <text:p>21,942.00</text:p>
          </table:table-cell>
          <table:table-cell table:style-name="ce219" table:formula="of:=IF([.A90]-[.$F$21]&lt;=[.B$21];MAX(MAX([.A90]-[.$F$21];0)-[.B$20];0)*[.C$21];([.B$21]-[.B$20])*[.C$21])" office:value-type="float" office:value="17528" calcext:value-type="float">
            <text:p>17,528.00</text:p>
          </table:table-cell>
          <table:table-cell table:style-name="ce219" table:formula="of:=IF([.A90]-[.$F$21]&lt;=[.B$22];MAX(MAX([.A90]-[.$F$21])-[.B$21];0)*[.C$22];([.B$22]-[.B$21])*[.C$22])" office:value-type="float" office:value="85146.25" calcext:value-type="float">
            <text:p>85,146.25</text:p>
          </table:table-cell>
          <table:table-cell table:style-name="ce219" table:formula="of:=IF([.A90]-[.$F$21]&lt;=[.B$23];MAX(MAX([.A90]-[.$F$21];0)-[.B$22];0)*[.C$23];([.B$23]-[.B$22])*[.C$23])" office:value-type="float" office:value="0" calcext:value-type="float">
            <text:p>0.00</text:p>
          </table:table-cell>
          <table:table-cell table:style-name="ce276" table:formula="of:=SUM([.C90:.H90])" office:value-type="float" office:value="140624.75" calcext:value-type="float">
            <text:p>140,624.75</text:p>
          </table:table-cell>
          <table:table-cell table:style-name="ce219" table:formula="of:=IF([.A90]&lt;[.E$7];[.A90]*([.E$3]+[.E$5]);IF([.A90]&gt;=[.E$8];[.A90]*[.E$9];0))" office:value-type="float" office:value="4680" calcext:value-type="float">
            <text:p>4,680.00</text:p>
          </table:table-cell>
          <table:table-cell table:style-name="ce219" table:formula="of:=[.I90]+[.J90]" office:value-type="float" office:value="145304.75" calcext:value-type="float">
            <text:p>145,304.75</text:p>
          </table:table-cell>
          <table:table-cell table:style-name="ce276" table:formula="of:=[.A90]-[.K90]" office:value-type="float" office:value="374695.25" calcext:value-type="float">
            <text:p>374,695.25</text:p>
          </table:table-cell>
          <table:table-cell table:style-name="ce219" table:formula="of:=[.A90]+[.J90]" office:value-type="float" office:value="524680" calcext:value-type="float">
            <text:p>524,680.00</text:p>
          </table:table-cell>
          <table:table-cell table:style-name="ce219" table:formula="of:=2*[.I$4]" office:value-type="float" office:value="40000" calcext:value-type="float">
            <text:p>40,000.00</text:p>
          </table:table-cell>
          <table:table-cell table:style-name="ce219" table:formula="of:=[.M90]+[.N90]" office:value-type="float" office:value="564680" calcext:value-type="float">
            <text:p>564,680.00</text:p>
          </table:table-cell>
          <table:table-cell table:style-name="ce219" table:formula="of:=[.O90]*[.I$2]" office:value-type="float" office:value="191991.2" calcext:value-type="float">
            <text:p>191,991.20</text:p>
          </table:table-cell>
          <table:table-cell table:style-name="ce276" table:formula="of:=[.O90]-[.P90]" office:value-type="float" office:value="372688.8" calcext:value-type="float">
            <text:p>372,688.80</text:p>
          </table:table-cell>
          <table:table-cell table:number-columns-repeated="16332"/>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757.05000000005" calcext:value-type="currency">
            <text:p>($1,757)</text:p>
          </table:table-cell>
          <table:table-cell table:style-name="ce238" table:formula="of:=IF(([.A91]-[.$F$21])&lt;=[.B$18];MAX(MAX([.A91]-[.$F$21];0)-[.B$17];0)*[.C$18];([.B$18]-[.B$17])*[.C$18])" office:value-type="float" office:value="4266" calcext:value-type="float">
            <text:p>4,266.00</text:p>
          </table:table-cell>
          <table:table-cell table:style-name="ce219" table:formula="of:=IF([.A91]-[.$F$21]&lt;=[.B$19];MAX(MAX([.A91]-[.$F$21];0)-[.B$18];0)*[.C$19];([.B$19]-[.B$18])*[.C$19])" office:value-type="float" office:value="11742.5" calcext:value-type="float">
            <text:p>11,742.50</text:p>
          </table:table-cell>
          <table:table-cell table:style-name="ce219" table:formula="of:=IF([.A91]-[.$F$21]&lt;=[.B$20];MAX(MAX([.A91]-[.$F$21];0)-[.B$19];0)*[.C$20];([.B$20]-[.B$19])*[.C$20])" office:value-type="float" office:value="21942" calcext:value-type="float">
            <text:p>21,942.00</text:p>
          </table:table-cell>
          <table:table-cell table:style-name="ce219" table:formula="of:=IF([.A91]-[.$F$21]&lt;=[.B$21];MAX(MAX([.A91]-[.$F$21];0)-[.B$20];0)*[.C$21];([.B$21]-[.B$20])*[.C$21])" office:value-type="float" office:value="17528" calcext:value-type="float">
            <text:p>17,528.00</text:p>
          </table:table-cell>
          <table:table-cell table:style-name="ce219" table:formula="of:=IF([.A91]-[.$F$21]&lt;=[.B$22];MAX(MAX([.A91]-[.$F$21])-[.B$21];0)*[.C$22];([.B$22]-[.B$21])*[.C$22])" office:value-type="float" office:value="88646.25" calcext:value-type="float">
            <text:p>88,646.25</text:p>
          </table:table-cell>
          <table:table-cell table:style-name="ce219" table:formula="of:=IF([.A91]-[.$F$21]&lt;=[.B$23];MAX(MAX([.A91]-[.$F$21];0)-[.B$22];0)*[.C$23];([.B$23]-[.B$22])*[.C$23])" office:value-type="float" office:value="0" calcext:value-type="float">
            <text:p>0.00</text:p>
          </table:table-cell>
          <table:table-cell table:style-name="ce276" table:formula="of:=SUM([.C91:.H91])" office:value-type="float" office:value="144124.75" calcext:value-type="float">
            <text:p>144,124.75</text:p>
          </table:table-cell>
          <table:table-cell table:style-name="ce219" table:formula="of:=IF([.A91]&lt;[.E$7];[.A91]*([.E$3]+[.E$5]);IF([.A91]&gt;=[.E$8];[.A91]*[.E$9];0))" office:value-type="float" office:value="4770" calcext:value-type="float">
            <text:p>4,770.00</text:p>
          </table:table-cell>
          <table:table-cell table:style-name="ce219" table:formula="of:=[.I91]+[.J91]" office:value-type="float" office:value="148894.75" calcext:value-type="float">
            <text:p>148,894.75</text:p>
          </table:table-cell>
          <table:table-cell table:style-name="ce276" table:formula="of:=[.A91]-[.K91]" office:value-type="float" office:value="381105.25" calcext:value-type="float">
            <text:p>381,105.25</text:p>
          </table:table-cell>
          <table:table-cell table:style-name="ce219" table:formula="of:=[.A91]+[.J91]" office:value-type="float" office:value="534770" calcext:value-type="float">
            <text:p>534,770.00</text:p>
          </table:table-cell>
          <table:table-cell table:style-name="ce219" table:formula="of:=2*[.I$4]" office:value-type="float" office:value="40000" calcext:value-type="float">
            <text:p>40,000.00</text:p>
          </table:table-cell>
          <table:table-cell table:style-name="ce219" table:formula="of:=[.M91]+[.N91]" office:value-type="float" office:value="574770" calcext:value-type="float">
            <text:p>574,770.00</text:p>
          </table:table-cell>
          <table:table-cell table:style-name="ce219" table:formula="of:=[.O91]*[.I$2]" office:value-type="float" office:value="195421.8" calcext:value-type="float">
            <text:p>195,421.80</text:p>
          </table:table-cell>
          <table:table-cell table:style-name="ce276" table:formula="of:=[.O91]-[.P91]" office:value-type="float" office:value="379348.2" calcext:value-type="float">
            <text:p>379,348.20</text:p>
          </table:table-cell>
          <table:table-cell table:number-columns-repeated="16332"/>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507.65000000002" calcext:value-type="currency">
            <text:p>($1,508)</text:p>
          </table:table-cell>
          <table:table-cell table:style-name="ce238" table:formula="of:=IF(([.A92]-[.$F$21])&lt;=[.B$18];MAX(MAX([.A92]-[.$F$21];0)-[.B$17];0)*[.C$18];([.B$18]-[.B$17])*[.C$18])" office:value-type="float" office:value="4266" calcext:value-type="float">
            <text:p>4,266.00</text:p>
          </table:table-cell>
          <table:table-cell table:style-name="ce219" table:formula="of:=IF([.A92]-[.$F$21]&lt;=[.B$19];MAX(MAX([.A92]-[.$F$21];0)-[.B$18];0)*[.C$19];([.B$19]-[.B$18])*[.C$19])" office:value-type="float" office:value="11742.5" calcext:value-type="float">
            <text:p>11,742.50</text:p>
          </table:table-cell>
          <table:table-cell table:style-name="ce219" table:formula="of:=IF([.A92]-[.$F$21]&lt;=[.B$20];MAX(MAX([.A92]-[.$F$21];0)-[.B$19];0)*[.C$20];([.B$20]-[.B$19])*[.C$20])" office:value-type="float" office:value="21942" calcext:value-type="float">
            <text:p>21,942.00</text:p>
          </table:table-cell>
          <table:table-cell table:style-name="ce219" table:formula="of:=IF([.A92]-[.$F$21]&lt;=[.B$21];MAX(MAX([.A92]-[.$F$21];0)-[.B$20];0)*[.C$21];([.B$21]-[.B$20])*[.C$21])" office:value-type="float" office:value="17528" calcext:value-type="float">
            <text:p>17,528.00</text:p>
          </table:table-cell>
          <table:table-cell table:style-name="ce219" table:formula="of:=IF([.A92]-[.$F$21]&lt;=[.B$22];MAX(MAX([.A92]-[.$F$21])-[.B$21];0)*[.C$22];([.B$22]-[.B$21])*[.C$22])" office:value-type="float" office:value="92146.25" calcext:value-type="float">
            <text:p>92,146.25</text:p>
          </table:table-cell>
          <table:table-cell table:style-name="ce219" table:formula="of:=IF([.A92]-[.$F$21]&lt;=[.B$23];MAX(MAX([.A92]-[.$F$21];0)-[.B$22];0)*[.C$23];([.B$23]-[.B$22])*[.C$23])" office:value-type="float" office:value="0" calcext:value-type="float">
            <text:p>0.00</text:p>
          </table:table-cell>
          <table:table-cell table:style-name="ce276" table:formula="of:=SUM([.C92:.H92])" office:value-type="float" office:value="147624.75" calcext:value-type="float">
            <text:p>147,624.75</text:p>
          </table:table-cell>
          <table:table-cell table:style-name="ce219" table:formula="of:=IF([.A92]&lt;[.E$7];[.A92]*([.E$3]+[.E$5]);IF([.A92]&gt;=[.E$8];[.A92]*[.E$9];0))" office:value-type="float" office:value="4860" calcext:value-type="float">
            <text:p>4,860.00</text:p>
          </table:table-cell>
          <table:table-cell table:style-name="ce219" table:formula="of:=[.I92]+[.J92]" office:value-type="float" office:value="152484.75" calcext:value-type="float">
            <text:p>152,484.75</text:p>
          </table:table-cell>
          <table:table-cell table:style-name="ce276" table:formula="of:=[.A92]-[.K92]" office:value-type="float" office:value="387515.25" calcext:value-type="float">
            <text:p>387,515.25</text:p>
          </table:table-cell>
          <table:table-cell table:style-name="ce219" table:formula="of:=[.A92]+[.J92]" office:value-type="float" office:value="544860" calcext:value-type="float">
            <text:p>544,860.00</text:p>
          </table:table-cell>
          <table:table-cell table:style-name="ce219" table:formula="of:=2*[.I$4]" office:value-type="float" office:value="40000" calcext:value-type="float">
            <text:p>40,000.00</text:p>
          </table:table-cell>
          <table:table-cell table:style-name="ce219" table:formula="of:=[.M92]+[.N92]" office:value-type="float" office:value="584860" calcext:value-type="float">
            <text:p>584,860.00</text:p>
          </table:table-cell>
          <table:table-cell table:style-name="ce219" table:formula="of:=[.O92]*[.I$2]" office:value-type="float" office:value="198852.4" calcext:value-type="float">
            <text:p>198,852.40</text:p>
          </table:table-cell>
          <table:table-cell table:style-name="ce276" table:formula="of:=[.O92]-[.P92]" office:value-type="float" office:value="386007.6" calcext:value-type="float">
            <text:p>386,007.60</text:p>
          </table:table-cell>
          <table:table-cell table:number-columns-repeated="16332"/>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258.25" calcext:value-type="currency">
            <text:p>($1,258)</text:p>
          </table:table-cell>
          <table:table-cell table:style-name="ce238" table:formula="of:=IF(([.A93]-[.$F$21])&lt;=[.B$18];MAX(MAX([.A93]-[.$F$21];0)-[.B$17];0)*[.C$18];([.B$18]-[.B$17])*[.C$18])" office:value-type="float" office:value="4266" calcext:value-type="float">
            <text:p>4,266.00</text:p>
          </table:table-cell>
          <table:table-cell table:style-name="ce219" table:formula="of:=IF([.A93]-[.$F$21]&lt;=[.B$19];MAX(MAX([.A93]-[.$F$21];0)-[.B$18];0)*[.C$19];([.B$19]-[.B$18])*[.C$19])" office:value-type="float" office:value="11742.5" calcext:value-type="float">
            <text:p>11,742.50</text:p>
          </table:table-cell>
          <table:table-cell table:style-name="ce219" table:formula="of:=IF([.A93]-[.$F$21]&lt;=[.B$20];MAX(MAX([.A93]-[.$F$21];0)-[.B$19];0)*[.C$20];([.B$20]-[.B$19])*[.C$20])" office:value-type="float" office:value="21942" calcext:value-type="float">
            <text:p>21,942.00</text:p>
          </table:table-cell>
          <table:table-cell table:style-name="ce219" table:formula="of:=IF([.A93]-[.$F$21]&lt;=[.B$21];MAX(MAX([.A93]-[.$F$21];0)-[.B$20];0)*[.C$21];([.B$21]-[.B$20])*[.C$21])" office:value-type="float" office:value="17528" calcext:value-type="float">
            <text:p>17,528.00</text:p>
          </table:table-cell>
          <table:table-cell table:style-name="ce219" table:formula="of:=IF([.A93]-[.$F$21]&lt;=[.B$22];MAX(MAX([.A93]-[.$F$21])-[.B$21];0)*[.C$22];([.B$22]-[.B$21])*[.C$22])" office:value-type="float" office:value="95646.25" calcext:value-type="float">
            <text:p>95,646.25</text:p>
          </table:table-cell>
          <table:table-cell table:style-name="ce219" table:formula="of:=IF([.A93]-[.$F$21]&lt;=[.B$23];MAX(MAX([.A93]-[.$F$21];0)-[.B$22];0)*[.C$23];([.B$23]-[.B$22])*[.C$23])" office:value-type="float" office:value="0" calcext:value-type="float">
            <text:p>0.00</text:p>
          </table:table-cell>
          <table:table-cell table:style-name="ce276" table:formula="of:=SUM([.C93:.H93])" office:value-type="float" office:value="151124.75" calcext:value-type="float">
            <text:p>151,124.75</text:p>
          </table:table-cell>
          <table:table-cell table:style-name="ce219" table:formula="of:=IF([.A93]&lt;[.E$7];[.A93]*([.E$3]+[.E$5]);IF([.A93]&gt;=[.E$8];[.A93]*[.E$9];0))" office:value-type="float" office:value="4950" calcext:value-type="float">
            <text:p>4,950.00</text:p>
          </table:table-cell>
          <table:table-cell table:style-name="ce219" table:formula="of:=[.I93]+[.J93]" office:value-type="float" office:value="156074.75" calcext:value-type="float">
            <text:p>156,074.75</text:p>
          </table:table-cell>
          <table:table-cell table:style-name="ce276" table:formula="of:=[.A93]-[.K93]" office:value-type="float" office:value="393925.25" calcext:value-type="float">
            <text:p>393,925.25</text:p>
          </table:table-cell>
          <table:table-cell table:style-name="ce219" table:formula="of:=[.A93]+[.J93]" office:value-type="float" office:value="554950" calcext:value-type="float">
            <text:p>554,950.00</text:p>
          </table:table-cell>
          <table:table-cell table:style-name="ce219" table:formula="of:=2*[.I$4]" office:value-type="float" office:value="40000" calcext:value-type="float">
            <text:p>40,000.00</text:p>
          </table:table-cell>
          <table:table-cell table:style-name="ce219" table:formula="of:=[.M93]+[.N93]" office:value-type="float" office:value="594950" calcext:value-type="float">
            <text:p>594,950.00</text:p>
          </table:table-cell>
          <table:table-cell table:style-name="ce219" table:formula="of:=[.O93]*[.I$2]" office:value-type="float" office:value="202283" calcext:value-type="float">
            <text:p>202,283.00</text:p>
          </table:table-cell>
          <table:table-cell table:style-name="ce276" table:formula="of:=[.O93]-[.P93]" office:value-type="float" office:value="392667" calcext:value-type="float">
            <text:p>392,667.00</text:p>
          </table:table-cell>
          <table:table-cell table:number-columns-repeated="16332"/>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008.84999999998" calcext:value-type="currency">
            <text:p>($1,009)</text:p>
          </table:table-cell>
          <table:table-cell table:style-name="ce238" table:formula="of:=IF(([.A94]-[.$F$21])&lt;=[.B$18];MAX(MAX([.A94]-[.$F$21];0)-[.B$17];0)*[.C$18];([.B$18]-[.B$17])*[.C$18])" office:value-type="float" office:value="4266" calcext:value-type="float">
            <text:p>4,266.00</text:p>
          </table:table-cell>
          <table:table-cell table:style-name="ce219" table:formula="of:=IF([.A94]-[.$F$21]&lt;=[.B$19];MAX(MAX([.A94]-[.$F$21];0)-[.B$18];0)*[.C$19];([.B$19]-[.B$18])*[.C$19])" office:value-type="float" office:value="11742.5" calcext:value-type="float">
            <text:p>11,742.50</text:p>
          </table:table-cell>
          <table:table-cell table:style-name="ce219" table:formula="of:=IF([.A94]-[.$F$21]&lt;=[.B$20];MAX(MAX([.A94]-[.$F$21];0)-[.B$19];0)*[.C$20];([.B$20]-[.B$19])*[.C$20])" office:value-type="float" office:value="21942" calcext:value-type="float">
            <text:p>21,942.00</text:p>
          </table:table-cell>
          <table:table-cell table:style-name="ce219" table:formula="of:=IF([.A94]-[.$F$21]&lt;=[.B$21];MAX(MAX([.A94]-[.$F$21];0)-[.B$20];0)*[.C$21];([.B$21]-[.B$20])*[.C$21])" office:value-type="float" office:value="17528" calcext:value-type="float">
            <text:p>17,528.00</text:p>
          </table:table-cell>
          <table:table-cell table:style-name="ce219" table:formula="of:=IF([.A94]-[.$F$21]&lt;=[.B$22];MAX(MAX([.A94]-[.$F$21])-[.B$21];0)*[.C$22];([.B$22]-[.B$21])*[.C$22])" office:value-type="float" office:value="99146.25" calcext:value-type="float">
            <text:p>99,146.25</text:p>
          </table:table-cell>
          <table:table-cell table:style-name="ce219" table:formula="of:=IF([.A94]-[.$F$21]&lt;=[.B$23];MAX(MAX([.A94]-[.$F$21];0)-[.B$22];0)*[.C$23];([.B$23]-[.B$22])*[.C$23])" office:value-type="float" office:value="0" calcext:value-type="float">
            <text:p>0.00</text:p>
          </table:table-cell>
          <table:table-cell table:style-name="ce276" table:formula="of:=SUM([.C94:.H94])" office:value-type="float" office:value="154624.75" calcext:value-type="float">
            <text:p>154,624.75</text:p>
          </table:table-cell>
          <table:table-cell table:style-name="ce219" table:formula="of:=IF([.A94]&lt;[.E$7];[.A94]*([.E$3]+[.E$5]);IF([.A94]&gt;=[.E$8];[.A94]*[.E$9];0))" office:value-type="float" office:value="5040" calcext:value-type="float">
            <text:p>5,040.00</text:p>
          </table:table-cell>
          <table:table-cell table:style-name="ce219" table:formula="of:=[.I94]+[.J94]" office:value-type="float" office:value="159664.75" calcext:value-type="float">
            <text:p>159,664.75</text:p>
          </table:table-cell>
          <table:table-cell table:style-name="ce276" table:formula="of:=[.A94]-[.K94]" office:value-type="float" office:value="400335.25" calcext:value-type="float">
            <text:p>400,335.25</text:p>
          </table:table-cell>
          <table:table-cell table:style-name="ce219" table:formula="of:=[.A94]+[.J94]" office:value-type="float" office:value="565040" calcext:value-type="float">
            <text:p>565,040.00</text:p>
          </table:table-cell>
          <table:table-cell table:style-name="ce219" table:formula="of:=2*[.I$4]" office:value-type="float" office:value="40000" calcext:value-type="float">
            <text:p>40,000.00</text:p>
          </table:table-cell>
          <table:table-cell table:style-name="ce219" table:formula="of:=[.M94]+[.N94]" office:value-type="float" office:value="605040" calcext:value-type="float">
            <text:p>605,040.00</text:p>
          </table:table-cell>
          <table:table-cell table:style-name="ce219" table:formula="of:=[.O94]*[.I$2]" office:value-type="float" office:value="205713.6" calcext:value-type="float">
            <text:p>205,713.60</text:p>
          </table:table-cell>
          <table:table-cell table:style-name="ce276" table:formula="of:=[.O94]-[.P94]" office:value-type="float" office:value="399326.4" calcext:value-type="float">
            <text:p>399,326.40</text:p>
          </table:table-cell>
          <table:table-cell table:number-columns-repeated="16332"/>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759.450000000012" calcext:value-type="currency">
            <text:p>($759)</text:p>
          </table:table-cell>
          <table:table-cell table:style-name="ce238" table:formula="of:=IF(([.A95]-[.$F$21])&lt;=[.B$18];MAX(MAX([.A95]-[.$F$21];0)-[.B$17];0)*[.C$18];([.B$18]-[.B$17])*[.C$18])" office:value-type="float" office:value="4266" calcext:value-type="float">
            <text:p>4,266.00</text:p>
          </table:table-cell>
          <table:table-cell table:style-name="ce219" table:formula="of:=IF([.A95]-[.$F$21]&lt;=[.B$19];MAX(MAX([.A95]-[.$F$21];0)-[.B$18];0)*[.C$19];([.B$19]-[.B$18])*[.C$19])" office:value-type="float" office:value="11742.5" calcext:value-type="float">
            <text:p>11,742.50</text:p>
          </table:table-cell>
          <table:table-cell table:style-name="ce219" table:formula="of:=IF([.A95]-[.$F$21]&lt;=[.B$20];MAX(MAX([.A95]-[.$F$21];0)-[.B$19];0)*[.C$20];([.B$20]-[.B$19])*[.C$20])" office:value-type="float" office:value="21942" calcext:value-type="float">
            <text:p>21,942.00</text:p>
          </table:table-cell>
          <table:table-cell table:style-name="ce219" table:formula="of:=IF([.A95]-[.$F$21]&lt;=[.B$21];MAX(MAX([.A95]-[.$F$21];0)-[.B$20];0)*[.C$21];([.B$21]-[.B$20])*[.C$21])" office:value-type="float" office:value="17528" calcext:value-type="float">
            <text:p>17,528.00</text:p>
          </table:table-cell>
          <table:table-cell table:style-name="ce219" table:formula="of:=IF([.A95]-[.$F$21]&lt;=[.B$22];MAX(MAX([.A95]-[.$F$21])-[.B$21];0)*[.C$22];([.B$22]-[.B$21])*[.C$22])" office:value-type="float" office:value="102646.25" calcext:value-type="float">
            <text:p>102,646.25</text:p>
          </table:table-cell>
          <table:table-cell table:style-name="ce219" table:formula="of:=IF([.A95]-[.$F$21]&lt;=[.B$23];MAX(MAX([.A95]-[.$F$21];0)-[.B$22];0)*[.C$23];([.B$23]-[.B$22])*[.C$23])" office:value-type="float" office:value="0" calcext:value-type="float">
            <text:p>0.00</text:p>
          </table:table-cell>
          <table:table-cell table:style-name="ce276" table:formula="of:=SUM([.C95:.H95])" office:value-type="float" office:value="158124.75" calcext:value-type="float">
            <text:p>158,124.75</text:p>
          </table:table-cell>
          <table:table-cell table:style-name="ce219" table:formula="of:=IF([.A95]&lt;[.E$7];[.A95]*([.E$3]+[.E$5]);IF([.A95]&gt;=[.E$8];[.A95]*[.E$9];0))" office:value-type="float" office:value="5130" calcext:value-type="float">
            <text:p>5,130.00</text:p>
          </table:table-cell>
          <table:table-cell table:style-name="ce219" table:formula="of:=[.I95]+[.J95]" office:value-type="float" office:value="163254.75" calcext:value-type="float">
            <text:p>163,254.75</text:p>
          </table:table-cell>
          <table:table-cell table:style-name="ce276" table:formula="of:=[.A95]-[.K95]" office:value-type="float" office:value="406745.25" calcext:value-type="float">
            <text:p>406,745.25</text:p>
          </table:table-cell>
          <table:table-cell table:style-name="ce219" table:formula="of:=[.A95]+[.J95]" office:value-type="float" office:value="575130" calcext:value-type="float">
            <text:p>575,130.00</text:p>
          </table:table-cell>
          <table:table-cell table:style-name="ce219" table:formula="of:=2*[.I$4]" office:value-type="float" office:value="40000" calcext:value-type="float">
            <text:p>40,000.00</text:p>
          </table:table-cell>
          <table:table-cell table:style-name="ce219" table:formula="of:=[.M95]+[.N95]" office:value-type="float" office:value="615130" calcext:value-type="float">
            <text:p>615,130.00</text:p>
          </table:table-cell>
          <table:table-cell table:style-name="ce219" table:formula="of:=[.O95]*[.I$2]" office:value-type="float" office:value="209144.2" calcext:value-type="float">
            <text:p>209,144.20</text:p>
          </table:table-cell>
          <table:table-cell table:style-name="ce276" table:formula="of:=[.O95]-[.P95]" office:value-type="float" office:value="405985.8" calcext:value-type="float">
            <text:p>405,985.80</text:p>
          </table:table-cell>
          <table:table-cell table:number-columns-repeated="16332"/>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510.050000000047" calcext:value-type="currency">
            <text:p>($510)</text:p>
          </table:table-cell>
          <table:table-cell table:style-name="ce238" table:formula="of:=IF(([.A96]-[.$F$21])&lt;=[.B$18];MAX(MAX([.A96]-[.$F$21];0)-[.B$17];0)*[.C$18];([.B$18]-[.B$17])*[.C$18])" office:value-type="float" office:value="4266" calcext:value-type="float">
            <text:p>4,266.00</text:p>
          </table:table-cell>
          <table:table-cell table:style-name="ce219" table:formula="of:=IF([.A96]-[.$F$21]&lt;=[.B$19];MAX(MAX([.A96]-[.$F$21];0)-[.B$18];0)*[.C$19];([.B$19]-[.B$18])*[.C$19])" office:value-type="float" office:value="11742.5" calcext:value-type="float">
            <text:p>11,742.50</text:p>
          </table:table-cell>
          <table:table-cell table:style-name="ce219" table:formula="of:=IF([.A96]-[.$F$21]&lt;=[.B$20];MAX(MAX([.A96]-[.$F$21];0)-[.B$19];0)*[.C$20];([.B$20]-[.B$19])*[.C$20])" office:value-type="float" office:value="21942" calcext:value-type="float">
            <text:p>21,942.00</text:p>
          </table:table-cell>
          <table:table-cell table:style-name="ce219" table:formula="of:=IF([.A96]-[.$F$21]&lt;=[.B$21];MAX(MAX([.A96]-[.$F$21];0)-[.B$20];0)*[.C$21];([.B$21]-[.B$20])*[.C$21])" office:value-type="float" office:value="17528" calcext:value-type="float">
            <text:p>17,528.00</text:p>
          </table:table-cell>
          <table:table-cell table:style-name="ce219" table:formula="of:=IF([.A96]-[.$F$21]&lt;=[.B$22];MAX(MAX([.A96]-[.$F$21])-[.B$21];0)*[.C$22];([.B$22]-[.B$21])*[.C$22])" office:value-type="float" office:value="106146.25" calcext:value-type="float">
            <text:p>106,146.25</text:p>
          </table:table-cell>
          <table:table-cell table:style-name="ce219" table:formula="of:=IF([.A96]-[.$F$21]&lt;=[.B$23];MAX(MAX([.A96]-[.$F$21];0)-[.B$22];0)*[.C$23];([.B$23]-[.B$22])*[.C$23])" office:value-type="float" office:value="0" calcext:value-type="float">
            <text:p>0.00</text:p>
          </table:table-cell>
          <table:table-cell table:style-name="ce276" table:formula="of:=SUM([.C96:.H96])" office:value-type="float" office:value="161624.75" calcext:value-type="float">
            <text:p>161,624.75</text:p>
          </table:table-cell>
          <table:table-cell table:style-name="ce219" table:formula="of:=IF([.A96]&lt;[.E$7];[.A96]*([.E$3]+[.E$5]);IF([.A96]&gt;=[.E$8];[.A96]*[.E$9];0))" office:value-type="float" office:value="5220" calcext:value-type="float">
            <text:p>5,220.00</text:p>
          </table:table-cell>
          <table:table-cell table:style-name="ce219" table:formula="of:=[.I96]+[.J96]" office:value-type="float" office:value="166844.75" calcext:value-type="float">
            <text:p>166,844.75</text:p>
          </table:table-cell>
          <table:table-cell table:style-name="ce276" table:formula="of:=[.A96]-[.K96]" office:value-type="float" office:value="413155.25" calcext:value-type="float">
            <text:p>413,155.25</text:p>
          </table:table-cell>
          <table:table-cell table:style-name="ce219" table:formula="of:=[.A96]+[.J96]" office:value-type="float" office:value="585220" calcext:value-type="float">
            <text:p>585,220.00</text:p>
          </table:table-cell>
          <table:table-cell table:style-name="ce219" table:formula="of:=2*[.I$4]" office:value-type="float" office:value="40000" calcext:value-type="float">
            <text:p>40,000.00</text:p>
          </table:table-cell>
          <table:table-cell table:style-name="ce219" table:formula="of:=[.M96]+[.N96]" office:value-type="float" office:value="625220" calcext:value-type="float">
            <text:p>625,220.00</text:p>
          </table:table-cell>
          <table:table-cell table:style-name="ce219" table:formula="of:=[.O96]*[.I$2]" office:value-type="float" office:value="212574.8" calcext:value-type="float">
            <text:p>212,574.80</text:p>
          </table:table-cell>
          <table:table-cell table:style-name="ce276" table:formula="of:=[.O96]-[.P96]" office:value-type="float" office:value="412645.2" calcext:value-type="float">
            <text:p>412,645.20</text:p>
          </table:table-cell>
          <table:table-cell table:number-columns-repeated="16332"/>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260.650000000023" calcext:value-type="currency">
            <text:p>($261)</text:p>
          </table:table-cell>
          <table:table-cell table:style-name="ce238" table:formula="of:=IF(([.A97]-[.$F$21])&lt;=[.B$18];MAX(MAX([.A97]-[.$F$21];0)-[.B$17];0)*[.C$18];([.B$18]-[.B$17])*[.C$18])" office:value-type="float" office:value="4266" calcext:value-type="float">
            <text:p>4,266.00</text:p>
          </table:table-cell>
          <table:table-cell table:style-name="ce219" table:formula="of:=IF([.A97]-[.$F$21]&lt;=[.B$19];MAX(MAX([.A97]-[.$F$21];0)-[.B$18];0)*[.C$19];([.B$19]-[.B$18])*[.C$19])" office:value-type="float" office:value="11742.5" calcext:value-type="float">
            <text:p>11,742.50</text:p>
          </table:table-cell>
          <table:table-cell table:style-name="ce219" table:formula="of:=IF([.A97]-[.$F$21]&lt;=[.B$20];MAX(MAX([.A97]-[.$F$21];0)-[.B$19];0)*[.C$20];([.B$20]-[.B$19])*[.C$20])" office:value-type="float" office:value="21942" calcext:value-type="float">
            <text:p>21,942.00</text:p>
          </table:table-cell>
          <table:table-cell table:style-name="ce219" table:formula="of:=IF([.A97]-[.$F$21]&lt;=[.B$21];MAX(MAX([.A97]-[.$F$21];0)-[.B$20];0)*[.C$21];([.B$21]-[.B$20])*[.C$21])" office:value-type="float" office:value="17528" calcext:value-type="float">
            <text:p>17,528.00</text:p>
          </table:table-cell>
          <table:table-cell table:style-name="ce219" table:formula="of:=IF([.A97]-[.$F$21]&lt;=[.B$22];MAX(MAX([.A97]-[.$F$21])-[.B$21];0)*[.C$22];([.B$22]-[.B$21])*[.C$22])" office:value-type="float" office:value="109646.25" calcext:value-type="float">
            <text:p>109,646.25</text:p>
          </table:table-cell>
          <table:table-cell table:style-name="ce219" table:formula="of:=IF([.A97]-[.$F$21]&lt;=[.B$23];MAX(MAX([.A97]-[.$F$21];0)-[.B$22];0)*[.C$23];([.B$23]-[.B$22])*[.C$23])" office:value-type="float" office:value="0" calcext:value-type="float">
            <text:p>0.00</text:p>
          </table:table-cell>
          <table:table-cell table:style-name="ce276" table:formula="of:=SUM([.C97:.H97])" office:value-type="float" office:value="165124.75" calcext:value-type="float">
            <text:p>165,124.75</text:p>
          </table:table-cell>
          <table:table-cell table:style-name="ce219" table:formula="of:=IF([.A97]&lt;[.E$7];[.A97]*([.E$3]+[.E$5]);IF([.A97]&gt;=[.E$8];[.A97]*[.E$9];0))" office:value-type="float" office:value="5310" calcext:value-type="float">
            <text:p>5,310.00</text:p>
          </table:table-cell>
          <table:table-cell table:style-name="ce219" table:formula="of:=[.I97]+[.J97]" office:value-type="float" office:value="170434.75" calcext:value-type="float">
            <text:p>170,434.75</text:p>
          </table:table-cell>
          <table:table-cell table:style-name="ce276" table:formula="of:=[.A97]-[.K97]" office:value-type="float" office:value="419565.25" calcext:value-type="float">
            <text:p>419,565.25</text:p>
          </table:table-cell>
          <table:table-cell table:style-name="ce219" table:formula="of:=[.A97]+[.J97]" office:value-type="float" office:value="595310" calcext:value-type="float">
            <text:p>595,310.00</text:p>
          </table:table-cell>
          <table:table-cell table:style-name="ce219" table:formula="of:=2*[.I$4]" office:value-type="float" office:value="40000" calcext:value-type="float">
            <text:p>40,000.00</text:p>
          </table:table-cell>
          <table:table-cell table:style-name="ce219" table:formula="of:=[.M97]+[.N97]" office:value-type="float" office:value="635310" calcext:value-type="float">
            <text:p>635,310.00</text:p>
          </table:table-cell>
          <table:table-cell table:style-name="ce219" table:formula="of:=[.O97]*[.I$2]" office:value-type="float" office:value="216005.4" calcext:value-type="float">
            <text:p>216,005.40</text:p>
          </table:table-cell>
          <table:table-cell table:style-name="ce276" table:formula="of:=[.O97]-[.P97]" office:value-type="float" office:value="419304.6" calcext:value-type="float">
            <text:p>419,304.60</text:p>
          </table:table-cell>
          <table:table-cell table:number-columns-repeated="16332"/>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1.25" calcext:value-type="currency">
            <text:p>($11)</text:p>
          </table:table-cell>
          <table:table-cell table:style-name="ce238" table:formula="of:=IF(([.A98]-[.$F$21])&lt;=[.B$18];MAX(MAX([.A98]-[.$F$21];0)-[.B$17];0)*[.C$18];([.B$18]-[.B$17])*[.C$18])" office:value-type="float" office:value="4266" calcext:value-type="float">
            <text:p>4,266.00</text:p>
          </table:table-cell>
          <table:table-cell table:style-name="ce219" table:formula="of:=IF([.A98]-[.$F$21]&lt;=[.B$19];MAX(MAX([.A98]-[.$F$21];0)-[.B$18];0)*[.C$19];([.B$19]-[.B$18])*[.C$19])" office:value-type="float" office:value="11742.5" calcext:value-type="float">
            <text:p>11,742.50</text:p>
          </table:table-cell>
          <table:table-cell table:style-name="ce219" table:formula="of:=IF([.A98]-[.$F$21]&lt;=[.B$20];MAX(MAX([.A98]-[.$F$21];0)-[.B$19];0)*[.C$20];([.B$20]-[.B$19])*[.C$20])" office:value-type="float" office:value="21942" calcext:value-type="float">
            <text:p>21,942.00</text:p>
          </table:table-cell>
          <table:table-cell table:style-name="ce219" table:formula="of:=IF([.A98]-[.$F$21]&lt;=[.B$21];MAX(MAX([.A98]-[.$F$21];0)-[.B$20];0)*[.C$21];([.B$21]-[.B$20])*[.C$21])" office:value-type="float" office:value="17528" calcext:value-type="float">
            <text:p>17,528.00</text:p>
          </table:table-cell>
          <table:table-cell table:style-name="ce219" table:formula="of:=IF([.A98]-[.$F$21]&lt;=[.B$22];MAX(MAX([.A98]-[.$F$21])-[.B$21];0)*[.C$22];([.B$22]-[.B$21])*[.C$22])" office:value-type="float" office:value="113146.25" calcext:value-type="float">
            <text:p>113,146.25</text:p>
          </table:table-cell>
          <table:table-cell table:style-name="ce219" table:formula="of:=IF([.A98]-[.$F$21]&lt;=[.B$23];MAX(MAX([.A98]-[.$F$21];0)-[.B$22];0)*[.C$23];([.B$23]-[.B$22])*[.C$23])" office:value-type="float" office:value="0" calcext:value-type="float">
            <text:p>0.00</text:p>
          </table:table-cell>
          <table:table-cell table:style-name="ce276" table:formula="of:=SUM([.C98:.H98])" office:value-type="float" office:value="168624.75" calcext:value-type="float">
            <text:p>168,624.75</text:p>
          </table:table-cell>
          <table:table-cell table:style-name="ce219" table:formula="of:=IF([.A98]&lt;[.E$7];[.A98]*([.E$3]+[.E$5]);IF([.A98]&gt;=[.E$8];[.A98]*[.E$9];0))" office:value-type="float" office:value="5400" calcext:value-type="float">
            <text:p>5,400.00</text:p>
          </table:table-cell>
          <table:table-cell table:style-name="ce219" table:formula="of:=[.I98]+[.J98]" office:value-type="float" office:value="174024.75" calcext:value-type="float">
            <text:p>174,024.75</text:p>
          </table:table-cell>
          <table:table-cell table:style-name="ce276" table:formula="of:=[.A98]-[.K98]" office:value-type="float" office:value="425975.25" calcext:value-type="float">
            <text:p>425,975.25</text:p>
          </table:table-cell>
          <table:table-cell table:style-name="ce219" table:formula="of:=[.A98]+[.J98]" office:value-type="float" office:value="605400" calcext:value-type="float">
            <text:p>605,400.00</text:p>
          </table:table-cell>
          <table:table-cell table:style-name="ce219" table:formula="of:=2*[.I$4]" office:value-type="float" office:value="40000" calcext:value-type="float">
            <text:p>40,000.00</text:p>
          </table:table-cell>
          <table:table-cell table:style-name="ce219" table:formula="of:=[.M98]+[.N98]" office:value-type="float" office:value="645400" calcext:value-type="float">
            <text:p>645,400.00</text:p>
          </table:table-cell>
          <table:table-cell table:style-name="ce219" table:formula="of:=[.O98]*[.I$2]" office:value-type="float" office:value="219436" calcext:value-type="float">
            <text:p>219,436.00</text:p>
          </table:table-cell>
          <table:table-cell table:style-name="ce276" table:formula="of:=[.O98]-[.P98]" office:value-type="float" office:value="425964" calcext:value-type="float">
            <text:p>425,964.00</text:p>
          </table:table-cell>
          <table:table-cell table:number-columns-repeated="16332"/>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238.150000000023" calcext:value-type="currency">
            <text:p>$238 </text:p>
          </table:table-cell>
          <table:table-cell table:style-name="ce238" table:formula="of:=IF(([.A99]-[.$F$21])&lt;=[.B$18];MAX(MAX([.A99]-[.$F$21];0)-[.B$17];0)*[.C$18];([.B$18]-[.B$17])*[.C$18])" office:value-type="float" office:value="4266" calcext:value-type="float">
            <text:p>4,266.00</text:p>
          </table:table-cell>
          <table:table-cell table:style-name="ce219" table:formula="of:=IF([.A99]-[.$F$21]&lt;=[.B$19];MAX(MAX([.A99]-[.$F$21];0)-[.B$18];0)*[.C$19];([.B$19]-[.B$18])*[.C$19])" office:value-type="float" office:value="11742.5" calcext:value-type="float">
            <text:p>11,742.50</text:p>
          </table:table-cell>
          <table:table-cell table:style-name="ce219" table:formula="of:=IF([.A99]-[.$F$21]&lt;=[.B$20];MAX(MAX([.A99]-[.$F$21];0)-[.B$19];0)*[.C$20];([.B$20]-[.B$19])*[.C$20])" office:value-type="float" office:value="21942" calcext:value-type="float">
            <text:p>21,942.00</text:p>
          </table:table-cell>
          <table:table-cell table:style-name="ce219" table:formula="of:=IF([.A99]-[.$F$21]&lt;=[.B$21];MAX(MAX([.A99]-[.$F$21];0)-[.B$20];0)*[.C$21];([.B$21]-[.B$20])*[.C$21])" office:value-type="float" office:value="17528" calcext:value-type="float">
            <text:p>17,528.00</text:p>
          </table:table-cell>
          <table:table-cell table:style-name="ce219" table:formula="of:=IF([.A99]-[.$F$21]&lt;=[.B$22];MAX(MAX([.A99]-[.$F$21])-[.B$21];0)*[.C$22];([.B$22]-[.B$21])*[.C$22])" office:value-type="float" office:value="116646.25" calcext:value-type="float">
            <text:p>116,646.25</text:p>
          </table:table-cell>
          <table:table-cell table:style-name="ce219" table:formula="of:=IF([.A99]-[.$F$21]&lt;=[.B$23];MAX(MAX([.A99]-[.$F$21];0)-[.B$22];0)*[.C$23];([.B$23]-[.B$22])*[.C$23])" office:value-type="float" office:value="0" calcext:value-type="float">
            <text:p>0.00</text:p>
          </table:table-cell>
          <table:table-cell table:style-name="ce276" table:formula="of:=SUM([.C99:.H99])" office:value-type="float" office:value="172124.75" calcext:value-type="float">
            <text:p>172,124.75</text:p>
          </table:table-cell>
          <table:table-cell table:style-name="ce219" table:formula="of:=IF([.A99]&lt;[.E$7];[.A99]*([.E$3]+[.E$5]);IF([.A99]&gt;=[.E$8];[.A99]*[.E$9];0))" office:value-type="float" office:value="5490" calcext:value-type="float">
            <text:p>5,490.00</text:p>
          </table:table-cell>
          <table:table-cell table:style-name="ce219" table:formula="of:=[.I99]+[.J99]" office:value-type="float" office:value="177614.75" calcext:value-type="float">
            <text:p>177,614.75</text:p>
          </table:table-cell>
          <table:table-cell table:style-name="ce276" table:formula="of:=[.A99]-[.K99]" office:value-type="float" office:value="432385.25" calcext:value-type="float">
            <text:p>432,385.25</text:p>
          </table:table-cell>
          <table:table-cell table:style-name="ce219" table:formula="of:=[.A99]+[.J99]" office:value-type="float" office:value="615490" calcext:value-type="float">
            <text:p>615,490.00</text:p>
          </table:table-cell>
          <table:table-cell table:style-name="ce219" table:formula="of:=2*[.I$4]" office:value-type="float" office:value="40000" calcext:value-type="float">
            <text:p>40,000.00</text:p>
          </table:table-cell>
          <table:table-cell table:style-name="ce219" table:formula="of:=[.M99]+[.N99]" office:value-type="float" office:value="655490" calcext:value-type="float">
            <text:p>655,490.00</text:p>
          </table:table-cell>
          <table:table-cell table:style-name="ce219" table:formula="of:=[.O99]*[.I$2]" office:value-type="float" office:value="222866.6" calcext:value-type="float">
            <text:p>222,866.60</text:p>
          </table:table-cell>
          <table:table-cell table:style-name="ce276" table:formula="of:=[.O99]-[.P99]" office:value-type="float" office:value="432623.4" calcext:value-type="float">
            <text:p>432,623.40</text:p>
          </table:table-cell>
          <table:table-cell table:number-columns-repeated="16332"/>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487.549999999988" calcext:value-type="currency">
            <text:p>$488 </text:p>
          </table:table-cell>
          <table:table-cell table:style-name="ce238" table:formula="of:=IF(([.A100]-[.$F$21])&lt;=[.B$18];MAX(MAX([.A100]-[.$F$21];0)-[.B$17];0)*[.C$18];([.B$18]-[.B$17])*[.C$18])" office:value-type="float" office:value="4266" calcext:value-type="float">
            <text:p>4,266.00</text:p>
          </table:table-cell>
          <table:table-cell table:style-name="ce219" table:formula="of:=IF([.A100]-[.$F$21]&lt;=[.B$19];MAX(MAX([.A100]-[.$F$21];0)-[.B$18];0)*[.C$19];([.B$19]-[.B$18])*[.C$19])" office:value-type="float" office:value="11742.5" calcext:value-type="float">
            <text:p>11,742.50</text:p>
          </table:table-cell>
          <table:table-cell table:style-name="ce219" table:formula="of:=IF([.A100]-[.$F$21]&lt;=[.B$20];MAX(MAX([.A100]-[.$F$21];0)-[.B$19];0)*[.C$20];([.B$20]-[.B$19])*[.C$20])" office:value-type="float" office:value="21942" calcext:value-type="float">
            <text:p>21,942.00</text:p>
          </table:table-cell>
          <table:table-cell table:style-name="ce219" table:formula="of:=IF([.A100]-[.$F$21]&lt;=[.B$21];MAX(MAX([.A100]-[.$F$21];0)-[.B$20];0)*[.C$21];([.B$21]-[.B$20])*[.C$21])" office:value-type="float" office:value="17528" calcext:value-type="float">
            <text:p>17,528.00</text:p>
          </table:table-cell>
          <table:table-cell table:style-name="ce219" table:formula="of:=IF([.A100]-[.$F$21]&lt;=[.B$22];MAX(MAX([.A100]-[.$F$21])-[.B$21];0)*[.C$22];([.B$22]-[.B$21])*[.C$22])" office:value-type="float" office:value="120146.25" calcext:value-type="float">
            <text:p>120,146.25</text:p>
          </table:table-cell>
          <table:table-cell table:style-name="ce219" table:formula="of:=IF([.A100]-[.$F$21]&lt;=[.B$23];MAX(MAX([.A100]-[.$F$21];0)-[.B$22];0)*[.C$23];([.B$23]-[.B$22])*[.C$23])" office:value-type="float" office:value="0" calcext:value-type="float">
            <text:p>0.00</text:p>
          </table:table-cell>
          <table:table-cell table:style-name="ce276" table:formula="of:=SUM([.C100:.H100])" office:value-type="float" office:value="175624.75" calcext:value-type="float">
            <text:p>175,624.75</text:p>
          </table:table-cell>
          <table:table-cell table:style-name="ce219" table:formula="of:=IF([.A100]&lt;[.E$7];[.A100]*([.E$3]+[.E$5]);IF([.A100]&gt;=[.E$8];[.A100]*[.E$9];0))" office:value-type="float" office:value="5580" calcext:value-type="float">
            <text:p>5,580.00</text:p>
          </table:table-cell>
          <table:table-cell table:style-name="ce219" table:formula="of:=[.I100]+[.J100]" office:value-type="float" office:value="181204.75" calcext:value-type="float">
            <text:p>181,204.75</text:p>
          </table:table-cell>
          <table:table-cell table:style-name="ce276" table:formula="of:=[.A100]-[.K100]" office:value-type="float" office:value="438795.25" calcext:value-type="float">
            <text:p>438,795.25</text:p>
          </table:table-cell>
          <table:table-cell table:style-name="ce219" table:formula="of:=[.A100]+[.J100]" office:value-type="float" office:value="625580" calcext:value-type="float">
            <text:p>625,580.00</text:p>
          </table:table-cell>
          <table:table-cell table:style-name="ce219" table:formula="of:=2*[.I$4]" office:value-type="float" office:value="40000" calcext:value-type="float">
            <text:p>40,000.00</text:p>
          </table:table-cell>
          <table:table-cell table:style-name="ce219" table:formula="of:=[.M100]+[.N100]" office:value-type="float" office:value="665580" calcext:value-type="float">
            <text:p>665,580.00</text:p>
          </table:table-cell>
          <table:table-cell table:style-name="ce219" table:formula="of:=[.O100]*[.I$2]" office:value-type="float" office:value="226297.2" calcext:value-type="float">
            <text:p>226,297.20</text:p>
          </table:table-cell>
          <table:table-cell table:style-name="ce276" table:formula="of:=[.O100]-[.P100]" office:value-type="float" office:value="439282.8" calcext:value-type="float">
            <text:p>439,282.80</text:p>
          </table:table-cell>
          <table:table-cell table:number-columns-repeated="16332"/>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736.949999999953" calcext:value-type="currency">
            <text:p>$737 </text:p>
          </table:table-cell>
          <table:table-cell table:style-name="ce238" table:formula="of:=IF(([.A101]-[.$F$21])&lt;=[.B$18];MAX(MAX([.A101]-[.$F$21];0)-[.B$17];0)*[.C$18];([.B$18]-[.B$17])*[.C$18])" office:value-type="float" office:value="4266" calcext:value-type="float">
            <text:p>4,266.00</text:p>
          </table:table-cell>
          <table:table-cell table:style-name="ce219" table:formula="of:=IF([.A101]-[.$F$21]&lt;=[.B$19];MAX(MAX([.A101]-[.$F$21];0)-[.B$18];0)*[.C$19];([.B$19]-[.B$18])*[.C$19])" office:value-type="float" office:value="11742.5" calcext:value-type="float">
            <text:p>11,742.50</text:p>
          </table:table-cell>
          <table:table-cell table:style-name="ce219" table:formula="of:=IF([.A101]-[.$F$21]&lt;=[.B$20];MAX(MAX([.A101]-[.$F$21];0)-[.B$19];0)*[.C$20];([.B$20]-[.B$19])*[.C$20])" office:value-type="float" office:value="21942" calcext:value-type="float">
            <text:p>21,942.00</text:p>
          </table:table-cell>
          <table:table-cell table:style-name="ce219" table:formula="of:=IF([.A101]-[.$F$21]&lt;=[.B$21];MAX(MAX([.A101]-[.$F$21];0)-[.B$20];0)*[.C$21];([.B$21]-[.B$20])*[.C$21])" office:value-type="float" office:value="17528" calcext:value-type="float">
            <text:p>17,528.00</text:p>
          </table:table-cell>
          <table:table-cell table:style-name="ce219" table:formula="of:=IF([.A101]-[.$F$21]&lt;=[.B$22];MAX(MAX([.A101]-[.$F$21])-[.B$21];0)*[.C$22];([.B$22]-[.B$21])*[.C$22])" office:value-type="float" office:value="123646.25" calcext:value-type="float">
            <text:p>123,646.25</text:p>
          </table:table-cell>
          <table:table-cell table:style-name="ce219" table:formula="of:=IF([.A101]-[.$F$21]&lt;=[.B$23];MAX(MAX([.A101]-[.$F$21];0)-[.B$22];0)*[.C$23];([.B$23]-[.B$22])*[.C$23])" office:value-type="float" office:value="0" calcext:value-type="float">
            <text:p>0.00</text:p>
          </table:table-cell>
          <table:table-cell table:style-name="ce276" table:formula="of:=SUM([.C101:.H101])" office:value-type="float" office:value="179124.75" calcext:value-type="float">
            <text:p>179,124.75</text:p>
          </table:table-cell>
          <table:table-cell table:style-name="ce219" table:formula="of:=IF([.A101]&lt;[.E$7];[.A101]*([.E$3]+[.E$5]);IF([.A101]&gt;=[.E$8];[.A101]*[.E$9];0))" office:value-type="float" office:value="5670" calcext:value-type="float">
            <text:p>5,670.00</text:p>
          </table:table-cell>
          <table:table-cell table:style-name="ce219" table:formula="of:=[.I101]+[.J101]" office:value-type="float" office:value="184794.75" calcext:value-type="float">
            <text:p>184,794.75</text:p>
          </table:table-cell>
          <table:table-cell table:style-name="ce276" table:formula="of:=[.A101]-[.K101]" office:value-type="float" office:value="445205.25" calcext:value-type="float">
            <text:p>445,205.25</text:p>
          </table:table-cell>
          <table:table-cell table:style-name="ce219" table:formula="of:=[.A101]+[.J101]" office:value-type="float" office:value="635670" calcext:value-type="float">
            <text:p>635,670.00</text:p>
          </table:table-cell>
          <table:table-cell table:style-name="ce219" table:formula="of:=2*[.I$4]" office:value-type="float" office:value="40000" calcext:value-type="float">
            <text:p>40,000.00</text:p>
          </table:table-cell>
          <table:table-cell table:style-name="ce219" table:formula="of:=[.M101]+[.N101]" office:value-type="float" office:value="675670" calcext:value-type="float">
            <text:p>675,670.00</text:p>
          </table:table-cell>
          <table:table-cell table:style-name="ce219" table:formula="of:=[.O101]*[.I$2]" office:value-type="float" office:value="229727.8" calcext:value-type="float">
            <text:p>229,727.80</text:p>
          </table:table-cell>
          <table:table-cell table:style-name="ce276" table:formula="of:=[.O101]-[.P101]" office:value-type="float" office:value="445942.2" calcext:value-type="float">
            <text:p>445,942.20</text:p>
          </table:table-cell>
          <table:table-cell table:number-columns-repeated="16332"/>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999.349999999977" calcext:value-type="currency">
            <text:p>$999 </text:p>
          </table:table-cell>
          <table:table-cell table:style-name="ce238" table:formula="of:=IF(([.A102]-[.$F$21])&lt;=[.B$18];MAX(MAX([.A102]-[.$F$21];0)-[.B$17];0)*[.C$18];([.B$18]-[.B$17])*[.C$18])" office:value-type="float" office:value="4266" calcext:value-type="float">
            <text:p>4,266.00</text:p>
          </table:table-cell>
          <table:table-cell table:style-name="ce219" table:formula="of:=IF([.A102]-[.$F$21]&lt;=[.B$19];MAX(MAX([.A102]-[.$F$21];0)-[.B$18];0)*[.C$19];([.B$19]-[.B$18])*[.C$19])" office:value-type="float" office:value="11742.5" calcext:value-type="float">
            <text:p>11,742.50</text:p>
          </table:table-cell>
          <table:table-cell table:style-name="ce219" table:formula="of:=IF([.A102]-[.$F$21]&lt;=[.B$20];MAX(MAX([.A102]-[.$F$21];0)-[.B$19];0)*[.C$20];([.B$20]-[.B$19])*[.C$20])" office:value-type="float" office:value="21942" calcext:value-type="float">
            <text:p>21,942.00</text:p>
          </table:table-cell>
          <table:table-cell table:style-name="ce219" table:formula="of:=IF([.A102]-[.$F$21]&lt;=[.B$21];MAX(MAX([.A102]-[.$F$21];0)-[.B$20];0)*[.C$21];([.B$21]-[.B$20])*[.C$21])" office:value-type="float" office:value="17528" calcext:value-type="float">
            <text:p>17,528.00</text:p>
          </table:table-cell>
          <table:table-cell table:style-name="ce219" table:formula="of:=IF([.A102]-[.$F$21]&lt;=[.B$22];MAX(MAX([.A102]-[.$F$21])-[.B$21];0)*[.C$22];([.B$22]-[.B$21])*[.C$22])" office:value-type="float" office:value="126918.75" calcext:value-type="float">
            <text:p>126,918.75</text:p>
          </table:table-cell>
          <table:table-cell table:style-name="ce219" table:formula="of:=IF([.A102]-[.$F$21]&lt;=[.B$23];MAX(MAX([.A102]-[.$F$21];0)-[.B$22];0)*[.C$23];([.B$23]-[.B$22])*[.C$23])" office:value-type="float" office:value="240.5" calcext:value-type="float">
            <text:p>240.50</text:p>
          </table:table-cell>
          <table:table-cell table:style-name="ce276" table:formula="of:=SUM([.C102:.H102])" office:value-type="float" office:value="182637.75" calcext:value-type="float">
            <text:p>182,637.75</text:p>
          </table:table-cell>
          <table:table-cell table:style-name="ce219" table:formula="of:=IF([.A102]&lt;[.E$7];[.A102]*([.E$3]+[.E$5]);IF([.A102]&gt;=[.E$8];[.A102]*[.E$9];0))" office:value-type="float" office:value="5760" calcext:value-type="float">
            <text:p>5,760.00</text:p>
          </table:table-cell>
          <table:table-cell table:style-name="ce219" table:formula="of:=[.I102]+[.J102]" office:value-type="float" office:value="188397.75" calcext:value-type="float">
            <text:p>188,397.75</text:p>
          </table:table-cell>
          <table:table-cell table:style-name="ce276" table:formula="of:=[.A102]-[.K102]" office:value-type="float" office:value="451602.25" calcext:value-type="float">
            <text:p>451,602.25</text:p>
          </table:table-cell>
          <table:table-cell table:style-name="ce219" table:formula="of:=[.A102]+[.J102]" office:value-type="float" office:value="645760" calcext:value-type="float">
            <text:p>645,760.00</text:p>
          </table:table-cell>
          <table:table-cell table:style-name="ce219" table:formula="of:=2*[.I$4]" office:value-type="float" office:value="40000" calcext:value-type="float">
            <text:p>40,000.00</text:p>
          </table:table-cell>
          <table:table-cell table:style-name="ce219" table:formula="of:=[.M102]+[.N102]" office:value-type="float" office:value="685760" calcext:value-type="float">
            <text:p>685,760.00</text:p>
          </table:table-cell>
          <table:table-cell table:style-name="ce219" table:formula="of:=[.O102]*[.I$2]" office:value-type="float" office:value="233158.4" calcext:value-type="float">
            <text:p>233,158.40</text:p>
          </table:table-cell>
          <table:table-cell table:style-name="ce276" table:formula="of:=[.O102]-[.P102]" office:value-type="float" office:value="452601.6" calcext:value-type="float">
            <text:p>452,601.60</text:p>
          </table:table-cell>
          <table:table-cell table:number-columns-repeated="16332"/>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1448.75" calcext:value-type="currency">
            <text:p>$1,449 </text:p>
          </table:table-cell>
          <table:table-cell table:style-name="ce238" table:formula="of:=IF(([.A103]-[.$F$21])&lt;=[.B$18];MAX(MAX([.A103]-[.$F$21];0)-[.B$17];0)*[.C$18];([.B$18]-[.B$17])*[.C$18])" office:value-type="float" office:value="4266" calcext:value-type="float">
            <text:p>4,266.00</text:p>
          </table:table-cell>
          <table:table-cell table:style-name="ce219" table:formula="of:=IF([.A103]-[.$F$21]&lt;=[.B$19];MAX(MAX([.A103]-[.$F$21];0)-[.B$18];0)*[.C$19];([.B$19]-[.B$18])*[.C$19])" office:value-type="float" office:value="11742.5" calcext:value-type="float">
            <text:p>11,742.50</text:p>
          </table:table-cell>
          <table:table-cell table:style-name="ce219" table:formula="of:=IF([.A103]-[.$F$21]&lt;=[.B$20];MAX(MAX([.A103]-[.$F$21];0)-[.B$19];0)*[.C$20];([.B$20]-[.B$19])*[.C$20])" office:value-type="float" office:value="21942" calcext:value-type="float">
            <text:p>21,942.00</text:p>
          </table:table-cell>
          <table:table-cell table:style-name="ce219" table:formula="of:=IF([.A103]-[.$F$21]&lt;=[.B$21];MAX(MAX([.A103]-[.$F$21];0)-[.B$20];0)*[.C$21];([.B$21]-[.B$20])*[.C$21])" office:value-type="float" office:value="17528" calcext:value-type="float">
            <text:p>17,528.00</text:p>
          </table:table-cell>
          <table:table-cell table:style-name="ce219" table:formula="of:=IF([.A103]-[.$F$21]&lt;=[.B$22];MAX(MAX([.A103]-[.$F$21])-[.B$21];0)*[.C$22];([.B$22]-[.B$21])*[.C$22])" office:value-type="float" office:value="126918.75" calcext:value-type="float">
            <text:p>126,918.75</text:p>
          </table:table-cell>
          <table:table-cell table:style-name="ce219" table:formula="of:=IF([.A103]-[.$F$21]&lt;=[.B$23];MAX(MAX([.A103]-[.$F$21];0)-[.B$22];0)*[.C$23];([.B$23]-[.B$22])*[.C$23])" office:value-type="float" office:value="3940.5" calcext:value-type="float">
            <text:p>3,940.50</text:p>
          </table:table-cell>
          <table:table-cell table:style-name="ce276" table:formula="of:=SUM([.C103:.H103])" office:value-type="float" office:value="186337.75" calcext:value-type="float">
            <text:p>186,337.75</text:p>
          </table:table-cell>
          <table:table-cell table:style-name="ce219" table:formula="of:=IF([.A103]&lt;[.E$7];[.A103]*([.E$3]+[.E$5]);IF([.A103]&gt;=[.E$8];[.A103]*[.E$9];0))" office:value-type="float" office:value="5850" calcext:value-type="float">
            <text:p>5,850.00</text:p>
          </table:table-cell>
          <table:table-cell table:style-name="ce219" table:formula="of:=[.I103]+[.J103]" office:value-type="float" office:value="192187.75" calcext:value-type="float">
            <text:p>192,187.75</text:p>
          </table:table-cell>
          <table:table-cell table:style-name="ce276" table:formula="of:=[.A103]-[.K103]" office:value-type="float" office:value="457812.25" calcext:value-type="float">
            <text:p>457,812.25</text:p>
          </table:table-cell>
          <table:table-cell table:style-name="ce219" table:formula="of:=[.A103]+[.J103]" office:value-type="float" office:value="655850" calcext:value-type="float">
            <text:p>655,850.00</text:p>
          </table:table-cell>
          <table:table-cell table:style-name="ce219" table:formula="of:=2*[.I$4]" office:value-type="float" office:value="40000" calcext:value-type="float">
            <text:p>40,000.00</text:p>
          </table:table-cell>
          <table:table-cell table:style-name="ce219" table:formula="of:=[.M103]+[.N103]" office:value-type="float" office:value="695850" calcext:value-type="float">
            <text:p>695,850.00</text:p>
          </table:table-cell>
          <table:table-cell table:style-name="ce219" table:formula="of:=[.O103]*[.I$2]" office:value-type="float" office:value="236589" calcext:value-type="float">
            <text:p>236,589.00</text:p>
          </table:table-cell>
          <table:table-cell table:style-name="ce276" table:formula="of:=[.O103]-[.P103]" office:value-type="float" office:value="459261" calcext:value-type="float">
            <text:p>459,261.00</text:p>
          </table:table-cell>
          <table:table-cell table:number-columns-repeated="16332"/>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1898.15000000002" calcext:value-type="currency">
            <text:p>$1,898 </text:p>
          </table:table-cell>
          <table:table-cell table:style-name="ce238" table:formula="of:=IF(([.A104]-[.$F$21])&lt;=[.B$18];MAX(MAX([.A104]-[.$F$21];0)-[.B$17];0)*[.C$18];([.B$18]-[.B$17])*[.C$18])" office:value-type="float" office:value="4266" calcext:value-type="float">
            <text:p>4,266.00</text:p>
          </table:table-cell>
          <table:table-cell table:style-name="ce219" table:formula="of:=IF([.A104]-[.$F$21]&lt;=[.B$19];MAX(MAX([.A104]-[.$F$21];0)-[.B$18];0)*[.C$19];([.B$19]-[.B$18])*[.C$19])" office:value-type="float" office:value="11742.5" calcext:value-type="float">
            <text:p>11,742.50</text:p>
          </table:table-cell>
          <table:table-cell table:style-name="ce219" table:formula="of:=IF([.A104]-[.$F$21]&lt;=[.B$20];MAX(MAX([.A104]-[.$F$21];0)-[.B$19];0)*[.C$20];([.B$20]-[.B$19])*[.C$20])" office:value-type="float" office:value="21942" calcext:value-type="float">
            <text:p>21,942.00</text:p>
          </table:table-cell>
          <table:table-cell table:style-name="ce219" table:formula="of:=IF([.A104]-[.$F$21]&lt;=[.B$21];MAX(MAX([.A104]-[.$F$21];0)-[.B$20];0)*[.C$21];([.B$21]-[.B$20])*[.C$21])" office:value-type="float" office:value="17528" calcext:value-type="float">
            <text:p>17,528.00</text:p>
          </table:table-cell>
          <table:table-cell table:style-name="ce219" table:formula="of:=IF([.A104]-[.$F$21]&lt;=[.B$22];MAX(MAX([.A104]-[.$F$21])-[.B$21];0)*[.C$22];([.B$22]-[.B$21])*[.C$22])" office:value-type="float" office:value="126918.75" calcext:value-type="float">
            <text:p>126,918.75</text:p>
          </table:table-cell>
          <table:table-cell table:style-name="ce219" table:formula="of:=IF([.A104]-[.$F$21]&lt;=[.B$23];MAX(MAX([.A104]-[.$F$21];0)-[.B$22];0)*[.C$23];([.B$23]-[.B$22])*[.C$23])" office:value-type="float" office:value="7640.5" calcext:value-type="float">
            <text:p>7,640.50</text:p>
          </table:table-cell>
          <table:table-cell table:style-name="ce276" table:formula="of:=SUM([.C104:.H104])" office:value-type="float" office:value="190037.75" calcext:value-type="float">
            <text:p>190,037.75</text:p>
          </table:table-cell>
          <table:table-cell table:style-name="ce219" table:formula="of:=IF([.A104]&lt;[.E$7];[.A104]*([.E$3]+[.E$5]);IF([.A104]&gt;=[.E$8];[.A104]*[.E$9];0))" office:value-type="float" office:value="5940" calcext:value-type="float">
            <text:p>5,940.00</text:p>
          </table:table-cell>
          <table:table-cell table:style-name="ce219" table:formula="of:=[.I104]+[.J104]" office:value-type="float" office:value="195977.75" calcext:value-type="float">
            <text:p>195,977.75</text:p>
          </table:table-cell>
          <table:table-cell table:style-name="ce276" table:formula="of:=[.A104]-[.K104]" office:value-type="float" office:value="464022.25" calcext:value-type="float">
            <text:p>464,022.25</text:p>
          </table:table-cell>
          <table:table-cell table:style-name="ce219" table:formula="of:=[.A104]+[.J104]" office:value-type="float" office:value="665940" calcext:value-type="float">
            <text:p>665,940.00</text:p>
          </table:table-cell>
          <table:table-cell table:style-name="ce219" table:formula="of:=2*[.I$4]" office:value-type="float" office:value="40000" calcext:value-type="float">
            <text:p>40,000.00</text:p>
          </table:table-cell>
          <table:table-cell table:style-name="ce219" table:formula="of:=[.M104]+[.N104]" office:value-type="float" office:value="705940" calcext:value-type="float">
            <text:p>705,940.00</text:p>
          </table:table-cell>
          <table:table-cell table:style-name="ce219" table:formula="of:=[.O104]*[.I$2]" office:value-type="float" office:value="240019.6" calcext:value-type="float">
            <text:p>240,019.60</text:p>
          </table:table-cell>
          <table:table-cell table:style-name="ce276" table:formula="of:=[.O104]-[.P104]" office:value-type="float" office:value="465920.4" calcext:value-type="float">
            <text:p>465,920.40</text:p>
          </table:table-cell>
          <table:table-cell table:number-columns-repeated="16332"/>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2347.54999999999" calcext:value-type="currency">
            <text:p>$2,348 </text:p>
          </table:table-cell>
          <table:table-cell table:style-name="ce238" table:formula="of:=IF(([.A105]-[.$F$21])&lt;=[.B$18];MAX(MAX([.A105]-[.$F$21];0)-[.B$17];0)*[.C$18];([.B$18]-[.B$17])*[.C$18])" office:value-type="float" office:value="4266" calcext:value-type="float">
            <text:p>4,266.00</text:p>
          </table:table-cell>
          <table:table-cell table:style-name="ce219" table:formula="of:=IF([.A105]-[.$F$21]&lt;=[.B$19];MAX(MAX([.A105]-[.$F$21];0)-[.B$18];0)*[.C$19];([.B$19]-[.B$18])*[.C$19])" office:value-type="float" office:value="11742.5" calcext:value-type="float">
            <text:p>11,742.50</text:p>
          </table:table-cell>
          <table:table-cell table:style-name="ce219" table:formula="of:=IF([.A105]-[.$F$21]&lt;=[.B$20];MAX(MAX([.A105]-[.$F$21];0)-[.B$19];0)*[.C$20];([.B$20]-[.B$19])*[.C$20])" office:value-type="float" office:value="21942" calcext:value-type="float">
            <text:p>21,942.00</text:p>
          </table:table-cell>
          <table:table-cell table:style-name="ce219" table:formula="of:=IF([.A105]-[.$F$21]&lt;=[.B$21];MAX(MAX([.A105]-[.$F$21];0)-[.B$20];0)*[.C$21];([.B$21]-[.B$20])*[.C$21])" office:value-type="float" office:value="17528" calcext:value-type="float">
            <text:p>17,528.00</text:p>
          </table:table-cell>
          <table:table-cell table:style-name="ce219" table:formula="of:=IF([.A105]-[.$F$21]&lt;=[.B$22];MAX(MAX([.A105]-[.$F$21])-[.B$21];0)*[.C$22];([.B$22]-[.B$21])*[.C$22])" office:value-type="float" office:value="126918.75" calcext:value-type="float">
            <text:p>126,918.75</text:p>
          </table:table-cell>
          <table:table-cell table:style-name="ce219" table:formula="of:=IF([.A105]-[.$F$21]&lt;=[.B$23];MAX(MAX([.A105]-[.$F$21];0)-[.B$22];0)*[.C$23];([.B$23]-[.B$22])*[.C$23])" office:value-type="float" office:value="11340.5" calcext:value-type="float">
            <text:p>11,340.50</text:p>
          </table:table-cell>
          <table:table-cell table:style-name="ce276" table:formula="of:=SUM([.C105:.H105])" office:value-type="float" office:value="193737.75" calcext:value-type="float">
            <text:p>193,737.75</text:p>
          </table:table-cell>
          <table:table-cell table:style-name="ce219" table:formula="of:=IF([.A105]&lt;[.E$7];[.A105]*([.E$3]+[.E$5]);IF([.A105]&gt;=[.E$8];[.A105]*[.E$9];0))" office:value-type="float" office:value="6030" calcext:value-type="float">
            <text:p>6,030.00</text:p>
          </table:table-cell>
          <table:table-cell table:style-name="ce219" table:formula="of:=[.I105]+[.J105]" office:value-type="float" office:value="199767.75" calcext:value-type="float">
            <text:p>199,767.75</text:p>
          </table:table-cell>
          <table:table-cell table:style-name="ce276" table:formula="of:=[.A105]-[.K105]" office:value-type="float" office:value="470232.25" calcext:value-type="float">
            <text:p>470,232.25</text:p>
          </table:table-cell>
          <table:table-cell table:style-name="ce219" table:formula="of:=[.A105]+[.J105]" office:value-type="float" office:value="676030" calcext:value-type="float">
            <text:p>676,030.00</text:p>
          </table:table-cell>
          <table:table-cell table:style-name="ce219" table:formula="of:=2*[.I$4]" office:value-type="float" office:value="40000" calcext:value-type="float">
            <text:p>40,000.00</text:p>
          </table:table-cell>
          <table:table-cell table:style-name="ce219" table:formula="of:=[.M105]+[.N105]" office:value-type="float" office:value="716030" calcext:value-type="float">
            <text:p>716,030.00</text:p>
          </table:table-cell>
          <table:table-cell table:style-name="ce219" table:formula="of:=[.O105]*[.I$2]" office:value-type="float" office:value="243450.2" calcext:value-type="float">
            <text:p>243,450.20</text:p>
          </table:table-cell>
          <table:table-cell table:style-name="ce276" table:formula="of:=[.O105]-[.P105]" office:value-type="float" office:value="472579.8" calcext:value-type="float">
            <text:p>472,579.80</text:p>
          </table:table-cell>
          <table:table-cell table:number-columns-repeated="16332"/>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2796.94999999995" calcext:value-type="currency">
            <text:p>$2,797 </text:p>
          </table:table-cell>
          <table:table-cell table:style-name="ce238" table:formula="of:=IF(([.A106]-[.$F$21])&lt;=[.B$18];MAX(MAX([.A106]-[.$F$21];0)-[.B$17];0)*[.C$18];([.B$18]-[.B$17])*[.C$18])" office:value-type="float" office:value="4266" calcext:value-type="float">
            <text:p>4,266.00</text:p>
          </table:table-cell>
          <table:table-cell table:style-name="ce219" table:formula="of:=IF([.A106]-[.$F$21]&lt;=[.B$19];MAX(MAX([.A106]-[.$F$21];0)-[.B$18];0)*[.C$19];([.B$19]-[.B$18])*[.C$19])" office:value-type="float" office:value="11742.5" calcext:value-type="float">
            <text:p>11,742.50</text:p>
          </table:table-cell>
          <table:table-cell table:style-name="ce219" table:formula="of:=IF([.A106]-[.$F$21]&lt;=[.B$20];MAX(MAX([.A106]-[.$F$21];0)-[.B$19];0)*[.C$20];([.B$20]-[.B$19])*[.C$20])" office:value-type="float" office:value="21942" calcext:value-type="float">
            <text:p>21,942.00</text:p>
          </table:table-cell>
          <table:table-cell table:style-name="ce219" table:formula="of:=IF([.A106]-[.$F$21]&lt;=[.B$21];MAX(MAX([.A106]-[.$F$21];0)-[.B$20];0)*[.C$21];([.B$21]-[.B$20])*[.C$21])" office:value-type="float" office:value="17528" calcext:value-type="float">
            <text:p>17,528.00</text:p>
          </table:table-cell>
          <table:table-cell table:style-name="ce219" table:formula="of:=IF([.A106]-[.$F$21]&lt;=[.B$22];MAX(MAX([.A106]-[.$F$21])-[.B$21];0)*[.C$22];([.B$22]-[.B$21])*[.C$22])" office:value-type="float" office:value="126918.75" calcext:value-type="float">
            <text:p>126,918.75</text:p>
          </table:table-cell>
          <table:table-cell table:style-name="ce219" table:formula="of:=IF([.A106]-[.$F$21]&lt;=[.B$23];MAX(MAX([.A106]-[.$F$21];0)-[.B$22];0)*[.C$23];([.B$23]-[.B$22])*[.C$23])" office:value-type="float" office:value="15040.5" calcext:value-type="float">
            <text:p>15,040.50</text:p>
          </table:table-cell>
          <table:table-cell table:style-name="ce276" table:formula="of:=SUM([.C106:.H106])" office:value-type="float" office:value="197437.75" calcext:value-type="float">
            <text:p>197,437.75</text:p>
          </table:table-cell>
          <table:table-cell table:style-name="ce219" table:formula="of:=IF([.A106]&lt;[.E$7];[.A106]*([.E$3]+[.E$5]);IF([.A106]&gt;=[.E$8];[.A106]*[.E$9];0))" office:value-type="float" office:value="6120" calcext:value-type="float">
            <text:p>6,120.00</text:p>
          </table:table-cell>
          <table:table-cell table:style-name="ce219" table:formula="of:=[.I106]+[.J106]" office:value-type="float" office:value="203557.75" calcext:value-type="float">
            <text:p>203,557.75</text:p>
          </table:table-cell>
          <table:table-cell table:style-name="ce276" table:formula="of:=[.A106]-[.K106]" office:value-type="float" office:value="476442.25" calcext:value-type="float">
            <text:p>476,442.25</text:p>
          </table:table-cell>
          <table:table-cell table:style-name="ce219" table:formula="of:=[.A106]+[.J106]" office:value-type="float" office:value="686120" calcext:value-type="float">
            <text:p>686,120.00</text:p>
          </table:table-cell>
          <table:table-cell table:style-name="ce219" table:formula="of:=2*[.I$4]" office:value-type="float" office:value="40000" calcext:value-type="float">
            <text:p>40,000.00</text:p>
          </table:table-cell>
          <table:table-cell table:style-name="ce219" table:formula="of:=[.M106]+[.N106]" office:value-type="float" office:value="726120" calcext:value-type="float">
            <text:p>726,120.00</text:p>
          </table:table-cell>
          <table:table-cell table:style-name="ce219" table:formula="of:=[.O106]*[.I$2]" office:value-type="float" office:value="246880.8" calcext:value-type="float">
            <text:p>246,880.80</text:p>
          </table:table-cell>
          <table:table-cell table:style-name="ce276" table:formula="of:=[.O106]-[.P106]" office:value-type="float" office:value="479239.2" calcext:value-type="float">
            <text:p>479,239.20</text:p>
          </table:table-cell>
          <table:table-cell table:number-columns-repeated="16332"/>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3246.34999999998" calcext:value-type="currency">
            <text:p>$3,246 </text:p>
          </table:table-cell>
          <table:table-cell table:style-name="ce238" table:formula="of:=IF(([.A107]-[.$F$21])&lt;=[.B$18];MAX(MAX([.A107]-[.$F$21];0)-[.B$17];0)*[.C$18];([.B$18]-[.B$17])*[.C$18])" office:value-type="float" office:value="4266" calcext:value-type="float">
            <text:p>4,266.00</text:p>
          </table:table-cell>
          <table:table-cell table:style-name="ce219" table:formula="of:=IF([.A107]-[.$F$21]&lt;=[.B$19];MAX(MAX([.A107]-[.$F$21];0)-[.B$18];0)*[.C$19];([.B$19]-[.B$18])*[.C$19])" office:value-type="float" office:value="11742.5" calcext:value-type="float">
            <text:p>11,742.50</text:p>
          </table:table-cell>
          <table:table-cell table:style-name="ce219" table:formula="of:=IF([.A107]-[.$F$21]&lt;=[.B$20];MAX(MAX([.A107]-[.$F$21];0)-[.B$19];0)*[.C$20];([.B$20]-[.B$19])*[.C$20])" office:value-type="float" office:value="21942" calcext:value-type="float">
            <text:p>21,942.00</text:p>
          </table:table-cell>
          <table:table-cell table:style-name="ce219" table:formula="of:=IF([.A107]-[.$F$21]&lt;=[.B$21];MAX(MAX([.A107]-[.$F$21];0)-[.B$20];0)*[.C$21];([.B$21]-[.B$20])*[.C$21])" office:value-type="float" office:value="17528" calcext:value-type="float">
            <text:p>17,528.00</text:p>
          </table:table-cell>
          <table:table-cell table:style-name="ce219" table:formula="of:=IF([.A107]-[.$F$21]&lt;=[.B$22];MAX(MAX([.A107]-[.$F$21])-[.B$21];0)*[.C$22];([.B$22]-[.B$21])*[.C$22])" office:value-type="float" office:value="126918.75" calcext:value-type="float">
            <text:p>126,918.75</text:p>
          </table:table-cell>
          <table:table-cell table:style-name="ce219" table:formula="of:=IF([.A107]-[.$F$21]&lt;=[.B$23];MAX(MAX([.A107]-[.$F$21];0)-[.B$22];0)*[.C$23];([.B$23]-[.B$22])*[.C$23])" office:value-type="float" office:value="18740.5" calcext:value-type="float">
            <text:p>18,740.50</text:p>
          </table:table-cell>
          <table:table-cell table:style-name="ce276" table:formula="of:=SUM([.C107:.H107])" office:value-type="float" office:value="201137.75" calcext:value-type="float">
            <text:p>201,137.75</text:p>
          </table:table-cell>
          <table:table-cell table:style-name="ce219" table:formula="of:=IF([.A107]&lt;[.E$7];[.A107]*([.E$3]+[.E$5]);IF([.A107]&gt;=[.E$8];[.A107]*[.E$9];0))" office:value-type="float" office:value="6210" calcext:value-type="float">
            <text:p>6,210.00</text:p>
          </table:table-cell>
          <table:table-cell table:style-name="ce219" table:formula="of:=[.I107]+[.J107]" office:value-type="float" office:value="207347.75" calcext:value-type="float">
            <text:p>207,347.75</text:p>
          </table:table-cell>
          <table:table-cell table:style-name="ce276" table:formula="of:=[.A107]-[.K107]" office:value-type="float" office:value="482652.25" calcext:value-type="float">
            <text:p>482,652.25</text:p>
          </table:table-cell>
          <table:table-cell table:style-name="ce219" table:formula="of:=[.A107]+[.J107]" office:value-type="float" office:value="696210" calcext:value-type="float">
            <text:p>696,210.00</text:p>
          </table:table-cell>
          <table:table-cell table:style-name="ce219" table:formula="of:=2*[.I$4]" office:value-type="float" office:value="40000" calcext:value-type="float">
            <text:p>40,000.00</text:p>
          </table:table-cell>
          <table:table-cell table:style-name="ce219" table:formula="of:=[.M107]+[.N107]" office:value-type="float" office:value="736210" calcext:value-type="float">
            <text:p>736,210.00</text:p>
          </table:table-cell>
          <table:table-cell table:style-name="ce219" table:formula="of:=[.O107]*[.I$2]" office:value-type="float" office:value="250311.4" calcext:value-type="float">
            <text:p>250,311.40</text:p>
          </table:table-cell>
          <table:table-cell table:style-name="ce276" table:formula="of:=[.O107]-[.P107]" office:value-type="float" office:value="485898.6" calcext:value-type="float">
            <text:p>485,898.60</text:p>
          </table:table-cell>
          <table:table-cell table:number-columns-repeated="16332"/>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3695.75" calcext:value-type="currency">
            <text:p>$3,696 </text:p>
          </table:table-cell>
          <table:table-cell table:style-name="ce238" table:formula="of:=IF(([.A108]-[.$F$21])&lt;=[.B$18];MAX(MAX([.A108]-[.$F$21];0)-[.B$17];0)*[.C$18];([.B$18]-[.B$17])*[.C$18])" office:value-type="float" office:value="4266" calcext:value-type="float">
            <text:p>4,266.00</text:p>
          </table:table-cell>
          <table:table-cell table:style-name="ce219" table:formula="of:=IF([.A108]-[.$F$21]&lt;=[.B$19];MAX(MAX([.A108]-[.$F$21];0)-[.B$18];0)*[.C$19];([.B$19]-[.B$18])*[.C$19])" office:value-type="float" office:value="11742.5" calcext:value-type="float">
            <text:p>11,742.50</text:p>
          </table:table-cell>
          <table:table-cell table:style-name="ce219" table:formula="of:=IF([.A108]-[.$F$21]&lt;=[.B$20];MAX(MAX([.A108]-[.$F$21];0)-[.B$19];0)*[.C$20];([.B$20]-[.B$19])*[.C$20])" office:value-type="float" office:value="21942" calcext:value-type="float">
            <text:p>21,942.00</text:p>
          </table:table-cell>
          <table:table-cell table:style-name="ce219" table:formula="of:=IF([.A108]-[.$F$21]&lt;=[.B$21];MAX(MAX([.A108]-[.$F$21];0)-[.B$20];0)*[.C$21];([.B$21]-[.B$20])*[.C$21])" office:value-type="float" office:value="17528" calcext:value-type="float">
            <text:p>17,528.00</text:p>
          </table:table-cell>
          <table:table-cell table:style-name="ce219" table:formula="of:=IF([.A108]-[.$F$21]&lt;=[.B$22];MAX(MAX([.A108]-[.$F$21])-[.B$21];0)*[.C$22];([.B$22]-[.B$21])*[.C$22])" office:value-type="float" office:value="126918.75" calcext:value-type="float">
            <text:p>126,918.75</text:p>
          </table:table-cell>
          <table:table-cell table:style-name="ce219" table:formula="of:=IF([.A108]-[.$F$21]&lt;=[.B$23];MAX(MAX([.A108]-[.$F$21];0)-[.B$22];0)*[.C$23];([.B$23]-[.B$22])*[.C$23])" office:value-type="float" office:value="22440.5" calcext:value-type="float">
            <text:p>22,440.50</text:p>
          </table:table-cell>
          <table:table-cell table:style-name="ce276" table:formula="of:=SUM([.C108:.H108])" office:value-type="float" office:value="204837.75" calcext:value-type="float">
            <text:p>204,837.75</text:p>
          </table:table-cell>
          <table:table-cell table:style-name="ce219" table:formula="of:=IF([.A108]&lt;[.E$7];[.A108]*([.E$3]+[.E$5]);IF([.A108]&gt;=[.E$8];[.A108]*[.E$9];0))" office:value-type="float" office:value="6300" calcext:value-type="float">
            <text:p>6,300.00</text:p>
          </table:table-cell>
          <table:table-cell table:style-name="ce219" table:formula="of:=[.I108]+[.J108]" office:value-type="float" office:value="211137.75" calcext:value-type="float">
            <text:p>211,137.75</text:p>
          </table:table-cell>
          <table:table-cell table:style-name="ce276" table:formula="of:=[.A108]-[.K108]" office:value-type="float" office:value="488862.25" calcext:value-type="float">
            <text:p>488,862.25</text:p>
          </table:table-cell>
          <table:table-cell table:style-name="ce219" table:formula="of:=[.A108]+[.J108]" office:value-type="float" office:value="706300" calcext:value-type="float">
            <text:p>706,300.00</text:p>
          </table:table-cell>
          <table:table-cell table:style-name="ce219" table:formula="of:=2*[.I$4]" office:value-type="float" office:value="40000" calcext:value-type="float">
            <text:p>40,000.00</text:p>
          </table:table-cell>
          <table:table-cell table:style-name="ce219" table:formula="of:=[.M108]+[.N108]" office:value-type="float" office:value="746300" calcext:value-type="float">
            <text:p>746,300.00</text:p>
          </table:table-cell>
          <table:table-cell table:style-name="ce219" table:formula="of:=[.O108]*[.I$2]" office:value-type="float" office:value="253742" calcext:value-type="float">
            <text:p>253,742.00</text:p>
          </table:table-cell>
          <table:table-cell table:style-name="ce276" table:formula="of:=[.O108]-[.P108]" office:value-type="float" office:value="492558" calcext:value-type="float">
            <text:p>492,558.00</text:p>
          </table:table-cell>
          <table:table-cell table:number-columns-repeated="16332"/>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4145.15000000002" calcext:value-type="currency">
            <text:p>$4,145 </text:p>
          </table:table-cell>
          <table:table-cell table:style-name="ce238" table:formula="of:=IF(([.A109]-[.$F$21])&lt;=[.B$18];MAX(MAX([.A109]-[.$F$21];0)-[.B$17];0)*[.C$18];([.B$18]-[.B$17])*[.C$18])" office:value-type="float" office:value="4266" calcext:value-type="float">
            <text:p>4,266.00</text:p>
          </table:table-cell>
          <table:table-cell table:style-name="ce219" table:formula="of:=IF([.A109]-[.$F$21]&lt;=[.B$19];MAX(MAX([.A109]-[.$F$21];0)-[.B$18];0)*[.C$19];([.B$19]-[.B$18])*[.C$19])" office:value-type="float" office:value="11742.5" calcext:value-type="float">
            <text:p>11,742.50</text:p>
          </table:table-cell>
          <table:table-cell table:style-name="ce219" table:formula="of:=IF([.A109]-[.$F$21]&lt;=[.B$20];MAX(MAX([.A109]-[.$F$21];0)-[.B$19];0)*[.C$20];([.B$20]-[.B$19])*[.C$20])" office:value-type="float" office:value="21942" calcext:value-type="float">
            <text:p>21,942.00</text:p>
          </table:table-cell>
          <table:table-cell table:style-name="ce219" table:formula="of:=IF([.A109]-[.$F$21]&lt;=[.B$21];MAX(MAX([.A109]-[.$F$21];0)-[.B$20];0)*[.C$21];([.B$21]-[.B$20])*[.C$21])" office:value-type="float" office:value="17528" calcext:value-type="float">
            <text:p>17,528.00</text:p>
          </table:table-cell>
          <table:table-cell table:style-name="ce219" table:formula="of:=IF([.A109]-[.$F$21]&lt;=[.B$22];MAX(MAX([.A109]-[.$F$21])-[.B$21];0)*[.C$22];([.B$22]-[.B$21])*[.C$22])" office:value-type="float" office:value="126918.75" calcext:value-type="float">
            <text:p>126,918.75</text:p>
          </table:table-cell>
          <table:table-cell table:style-name="ce219" table:formula="of:=IF([.A109]-[.$F$21]&lt;=[.B$23];MAX(MAX([.A109]-[.$F$21];0)-[.B$22];0)*[.C$23];([.B$23]-[.B$22])*[.C$23])" office:value-type="float" office:value="26140.5" calcext:value-type="float">
            <text:p>26,140.50</text:p>
          </table:table-cell>
          <table:table-cell table:style-name="ce276" table:formula="of:=SUM([.C109:.H109])" office:value-type="float" office:value="208537.75" calcext:value-type="float">
            <text:p>208,537.75</text:p>
          </table:table-cell>
          <table:table-cell table:style-name="ce219" table:formula="of:=IF([.A109]&lt;[.E$7];[.A109]*([.E$3]+[.E$5]);IF([.A109]&gt;=[.E$8];[.A109]*[.E$9];0))" office:value-type="float" office:value="6390" calcext:value-type="float">
            <text:p>6,390.00</text:p>
          </table:table-cell>
          <table:table-cell table:style-name="ce219" table:formula="of:=[.I109]+[.J109]" office:value-type="float" office:value="214927.75" calcext:value-type="float">
            <text:p>214,927.75</text:p>
          </table:table-cell>
          <table:table-cell table:style-name="ce276" table:formula="of:=[.A109]-[.K109]" office:value-type="float" office:value="495072.25" calcext:value-type="float">
            <text:p>495,072.25</text:p>
          </table:table-cell>
          <table:table-cell table:style-name="ce219" table:formula="of:=[.A109]+[.J109]" office:value-type="float" office:value="716390" calcext:value-type="float">
            <text:p>716,390.00</text:p>
          </table:table-cell>
          <table:table-cell table:style-name="ce219" table:formula="of:=2*[.I$4]" office:value-type="float" office:value="40000" calcext:value-type="float">
            <text:p>40,000.00</text:p>
          </table:table-cell>
          <table:table-cell table:style-name="ce219" table:formula="of:=[.M109]+[.N109]" office:value-type="float" office:value="756390" calcext:value-type="float">
            <text:p>756,390.00</text:p>
          </table:table-cell>
          <table:table-cell table:style-name="ce219" table:formula="of:=[.O109]*[.I$2]" office:value-type="float" office:value="257172.6" calcext:value-type="float">
            <text:p>257,172.60</text:p>
          </table:table-cell>
          <table:table-cell table:style-name="ce276" table:formula="of:=[.O109]-[.P109]" office:value-type="float" office:value="499217.4" calcext:value-type="float">
            <text:p>499,217.40</text:p>
          </table:table-cell>
          <table:table-cell table:number-columns-repeated="16332"/>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4594.54999999999" calcext:value-type="currency">
            <text:p>$4,595 </text:p>
          </table:table-cell>
          <table:table-cell table:style-name="ce238" table:formula="of:=IF(([.A110]-[.$F$21])&lt;=[.B$18];MAX(MAX([.A110]-[.$F$21];0)-[.B$17];0)*[.C$18];([.B$18]-[.B$17])*[.C$18])" office:value-type="float" office:value="4266" calcext:value-type="float">
            <text:p>4,266.00</text:p>
          </table:table-cell>
          <table:table-cell table:style-name="ce219" table:formula="of:=IF([.A110]-[.$F$21]&lt;=[.B$19];MAX(MAX([.A110]-[.$F$21];0)-[.B$18];0)*[.C$19];([.B$19]-[.B$18])*[.C$19])" office:value-type="float" office:value="11742.5" calcext:value-type="float">
            <text:p>11,742.50</text:p>
          </table:table-cell>
          <table:table-cell table:style-name="ce219" table:formula="of:=IF([.A110]-[.$F$21]&lt;=[.B$20];MAX(MAX([.A110]-[.$F$21];0)-[.B$19];0)*[.C$20];([.B$20]-[.B$19])*[.C$20])" office:value-type="float" office:value="21942" calcext:value-type="float">
            <text:p>21,942.00</text:p>
          </table:table-cell>
          <table:table-cell table:style-name="ce219" table:formula="of:=IF([.A110]-[.$F$21]&lt;=[.B$21];MAX(MAX([.A110]-[.$F$21];0)-[.B$20];0)*[.C$21];([.B$21]-[.B$20])*[.C$21])" office:value-type="float" office:value="17528" calcext:value-type="float">
            <text:p>17,528.00</text:p>
          </table:table-cell>
          <table:table-cell table:style-name="ce219" table:formula="of:=IF([.A110]-[.$F$21]&lt;=[.B$22];MAX(MAX([.A110]-[.$F$21])-[.B$21];0)*[.C$22];([.B$22]-[.B$21])*[.C$22])" office:value-type="float" office:value="126918.75" calcext:value-type="float">
            <text:p>126,918.75</text:p>
          </table:table-cell>
          <table:table-cell table:style-name="ce219" table:formula="of:=IF([.A110]-[.$F$21]&lt;=[.B$23];MAX(MAX([.A110]-[.$F$21];0)-[.B$22];0)*[.C$23];([.B$23]-[.B$22])*[.C$23])" office:value-type="float" office:value="29840.5" calcext:value-type="float">
            <text:p>29,840.50</text:p>
          </table:table-cell>
          <table:table-cell table:style-name="ce276" table:formula="of:=SUM([.C110:.H110])" office:value-type="float" office:value="212237.75" calcext:value-type="float">
            <text:p>212,237.75</text:p>
          </table:table-cell>
          <table:table-cell table:style-name="ce219" table:formula="of:=IF([.A110]&lt;[.E$7];[.A110]*([.E$3]+[.E$5]);IF([.A110]&gt;=[.E$8];[.A110]*[.E$9];0))" office:value-type="float" office:value="6480" calcext:value-type="float">
            <text:p>6,480.00</text:p>
          </table:table-cell>
          <table:table-cell table:style-name="ce219" table:formula="of:=[.I110]+[.J110]" office:value-type="float" office:value="218717.75" calcext:value-type="float">
            <text:p>218,717.75</text:p>
          </table:table-cell>
          <table:table-cell table:style-name="ce276" table:formula="of:=[.A110]-[.K110]" office:value-type="float" office:value="501282.25" calcext:value-type="float">
            <text:p>501,282.25</text:p>
          </table:table-cell>
          <table:table-cell table:style-name="ce219" table:formula="of:=[.A110]+[.J110]" office:value-type="float" office:value="726480" calcext:value-type="float">
            <text:p>726,480.00</text:p>
          </table:table-cell>
          <table:table-cell table:style-name="ce219" table:formula="of:=2*[.I$4]" office:value-type="float" office:value="40000" calcext:value-type="float">
            <text:p>40,000.00</text:p>
          </table:table-cell>
          <table:table-cell table:style-name="ce219" table:formula="of:=[.M110]+[.N110]" office:value-type="float" office:value="766480" calcext:value-type="float">
            <text:p>766,480.00</text:p>
          </table:table-cell>
          <table:table-cell table:style-name="ce219" table:formula="of:=[.O110]*[.I$2]" office:value-type="float" office:value="260603.2" calcext:value-type="float">
            <text:p>260,603.20</text:p>
          </table:table-cell>
          <table:table-cell table:style-name="ce276" table:formula="of:=[.O110]-[.P110]" office:value-type="float" office:value="505876.8" calcext:value-type="float">
            <text:p>505,876.80</text:p>
          </table:table-cell>
          <table:table-cell table:number-columns-repeated="16332"/>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5043.94999999995" calcext:value-type="currency">
            <text:p>$5,044 </text:p>
          </table:table-cell>
          <table:table-cell table:style-name="ce238" table:formula="of:=IF(([.A111]-[.$F$21])&lt;=[.B$18];MAX(MAX([.A111]-[.$F$21];0)-[.B$17];0)*[.C$18];([.B$18]-[.B$17])*[.C$18])" office:value-type="float" office:value="4266" calcext:value-type="float">
            <text:p>4,266.00</text:p>
          </table:table-cell>
          <table:table-cell table:style-name="ce219" table:formula="of:=IF([.A111]-[.$F$21]&lt;=[.B$19];MAX(MAX([.A111]-[.$F$21];0)-[.B$18];0)*[.C$19];([.B$19]-[.B$18])*[.C$19])" office:value-type="float" office:value="11742.5" calcext:value-type="float">
            <text:p>11,742.50</text:p>
          </table:table-cell>
          <table:table-cell table:style-name="ce219" table:formula="of:=IF([.A111]-[.$F$21]&lt;=[.B$20];MAX(MAX([.A111]-[.$F$21];0)-[.B$19];0)*[.C$20];([.B$20]-[.B$19])*[.C$20])" office:value-type="float" office:value="21942" calcext:value-type="float">
            <text:p>21,942.00</text:p>
          </table:table-cell>
          <table:table-cell table:style-name="ce219" table:formula="of:=IF([.A111]-[.$F$21]&lt;=[.B$21];MAX(MAX([.A111]-[.$F$21];0)-[.B$20];0)*[.C$21];([.B$21]-[.B$20])*[.C$21])" office:value-type="float" office:value="17528" calcext:value-type="float">
            <text:p>17,528.00</text:p>
          </table:table-cell>
          <table:table-cell table:style-name="ce219" table:formula="of:=IF([.A111]-[.$F$21]&lt;=[.B$22];MAX(MAX([.A111]-[.$F$21])-[.B$21];0)*[.C$22];([.B$22]-[.B$21])*[.C$22])" office:value-type="float" office:value="126918.75" calcext:value-type="float">
            <text:p>126,918.75</text:p>
          </table:table-cell>
          <table:table-cell table:style-name="ce219" table:formula="of:=IF([.A111]-[.$F$21]&lt;=[.B$23];MAX(MAX([.A111]-[.$F$21];0)-[.B$22];0)*[.C$23];([.B$23]-[.B$22])*[.C$23])" office:value-type="float" office:value="33540.5" calcext:value-type="float">
            <text:p>33,540.50</text:p>
          </table:table-cell>
          <table:table-cell table:style-name="ce276" table:formula="of:=SUM([.C111:.H111])" office:value-type="float" office:value="215937.75" calcext:value-type="float">
            <text:p>215,937.75</text:p>
          </table:table-cell>
          <table:table-cell table:style-name="ce219" table:formula="of:=IF([.A111]&lt;[.E$7];[.A111]*([.E$3]+[.E$5]);IF([.A111]&gt;=[.E$8];[.A111]*[.E$9];0))" office:value-type="float" office:value="6570" calcext:value-type="float">
            <text:p>6,570.00</text:p>
          </table:table-cell>
          <table:table-cell table:style-name="ce219" table:formula="of:=[.I111]+[.J111]" office:value-type="float" office:value="222507.75" calcext:value-type="float">
            <text:p>222,507.75</text:p>
          </table:table-cell>
          <table:table-cell table:style-name="ce276" table:formula="of:=[.A111]-[.K111]" office:value-type="float" office:value="507492.25" calcext:value-type="float">
            <text:p>507,492.25</text:p>
          </table:table-cell>
          <table:table-cell table:style-name="ce219" table:formula="of:=[.A111]+[.J111]" office:value-type="float" office:value="736570" calcext:value-type="float">
            <text:p>736,570.00</text:p>
          </table:table-cell>
          <table:table-cell table:style-name="ce219" table:formula="of:=2*[.I$4]" office:value-type="float" office:value="40000" calcext:value-type="float">
            <text:p>40,000.00</text:p>
          </table:table-cell>
          <table:table-cell table:style-name="ce219" table:formula="of:=[.M111]+[.N111]" office:value-type="float" office:value="776570" calcext:value-type="float">
            <text:p>776,570.00</text:p>
          </table:table-cell>
          <table:table-cell table:style-name="ce219" table:formula="of:=[.O111]*[.I$2]" office:value-type="float" office:value="264033.8" calcext:value-type="float">
            <text:p>264,033.80</text:p>
          </table:table-cell>
          <table:table-cell table:style-name="ce276" table:formula="of:=[.O111]-[.P111]" office:value-type="float" office:value="512536.2" calcext:value-type="float">
            <text:p>512,536.20</text:p>
          </table:table-cell>
          <table:table-cell table:number-columns-repeated="16332"/>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5493.34999999998" calcext:value-type="currency">
            <text:p>$5,493 </text:p>
          </table:table-cell>
          <table:table-cell table:style-name="ce238" table:formula="of:=IF(([.A112]-[.$F$21])&lt;=[.B$18];MAX(MAX([.A112]-[.$F$21];0)-[.B$17];0)*[.C$18];([.B$18]-[.B$17])*[.C$18])" office:value-type="float" office:value="4266" calcext:value-type="float">
            <text:p>4,266.00</text:p>
          </table:table-cell>
          <table:table-cell table:style-name="ce219" table:formula="of:=IF([.A112]-[.$F$21]&lt;=[.B$19];MAX(MAX([.A112]-[.$F$21];0)-[.B$18];0)*[.C$19];([.B$19]-[.B$18])*[.C$19])" office:value-type="float" office:value="11742.5" calcext:value-type="float">
            <text:p>11,742.50</text:p>
          </table:table-cell>
          <table:table-cell table:style-name="ce219" table:formula="of:=IF([.A112]-[.$F$21]&lt;=[.B$20];MAX(MAX([.A112]-[.$F$21];0)-[.B$19];0)*[.C$20];([.B$20]-[.B$19])*[.C$20])" office:value-type="float" office:value="21942" calcext:value-type="float">
            <text:p>21,942.00</text:p>
          </table:table-cell>
          <table:table-cell table:style-name="ce219" table:formula="of:=IF([.A112]-[.$F$21]&lt;=[.B$21];MAX(MAX([.A112]-[.$F$21];0)-[.B$20];0)*[.C$21];([.B$21]-[.B$20])*[.C$21])" office:value-type="float" office:value="17528" calcext:value-type="float">
            <text:p>17,528.00</text:p>
          </table:table-cell>
          <table:table-cell table:style-name="ce219" table:formula="of:=IF([.A112]-[.$F$21]&lt;=[.B$22];MAX(MAX([.A112]-[.$F$21])-[.B$21];0)*[.C$22];([.B$22]-[.B$21])*[.C$22])" office:value-type="float" office:value="126918.75" calcext:value-type="float">
            <text:p>126,918.75</text:p>
          </table:table-cell>
          <table:table-cell table:style-name="ce219" table:formula="of:=IF([.A112]-[.$F$21]&lt;=[.B$23];MAX(MAX([.A112]-[.$F$21];0)-[.B$22];0)*[.C$23];([.B$23]-[.B$22])*[.C$23])" office:value-type="float" office:value="37240.5" calcext:value-type="float">
            <text:p>37,240.50</text:p>
          </table:table-cell>
          <table:table-cell table:style-name="ce276" table:formula="of:=SUM([.C112:.H112])" office:value-type="float" office:value="219637.75" calcext:value-type="float">
            <text:p>219,637.75</text:p>
          </table:table-cell>
          <table:table-cell table:style-name="ce219" table:formula="of:=IF([.A112]&lt;[.E$7];[.A112]*([.E$3]+[.E$5]);IF([.A112]&gt;=[.E$8];[.A112]*[.E$9];0))" office:value-type="float" office:value="6660" calcext:value-type="float">
            <text:p>6,660.00</text:p>
          </table:table-cell>
          <table:table-cell table:style-name="ce219" table:formula="of:=[.I112]+[.J112]" office:value-type="float" office:value="226297.75" calcext:value-type="float">
            <text:p>226,297.75</text:p>
          </table:table-cell>
          <table:table-cell table:style-name="ce276" table:formula="of:=[.A112]-[.K112]" office:value-type="float" office:value="513702.25" calcext:value-type="float">
            <text:p>513,702.25</text:p>
          </table:table-cell>
          <table:table-cell table:style-name="ce219" table:formula="of:=[.A112]+[.J112]" office:value-type="float" office:value="746660" calcext:value-type="float">
            <text:p>746,660.00</text:p>
          </table:table-cell>
          <table:table-cell table:style-name="ce219" table:formula="of:=2*[.I$4]" office:value-type="float" office:value="40000" calcext:value-type="float">
            <text:p>40,000.00</text:p>
          </table:table-cell>
          <table:table-cell table:style-name="ce219" table:formula="of:=[.M112]+[.N112]" office:value-type="float" office:value="786660" calcext:value-type="float">
            <text:p>786,660.00</text:p>
          </table:table-cell>
          <table:table-cell table:style-name="ce219" table:formula="of:=[.O112]*[.I$2]" office:value-type="float" office:value="267464.4" calcext:value-type="float">
            <text:p>267,464.40</text:p>
          </table:table-cell>
          <table:table-cell table:style-name="ce276" table:formula="of:=[.O112]-[.P112]" office:value-type="float" office:value="519195.6" calcext:value-type="float">
            <text:p>519,195.60</text:p>
          </table:table-cell>
          <table:table-cell table:number-columns-repeated="16332"/>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5942.75" calcext:value-type="currency">
            <text:p>$5,943 </text:p>
          </table:table-cell>
          <table:table-cell table:style-name="ce238" table:formula="of:=IF(([.A113]-[.$F$21])&lt;=[.B$18];MAX(MAX([.A113]-[.$F$21];0)-[.B$17];0)*[.C$18];([.B$18]-[.B$17])*[.C$18])" office:value-type="float" office:value="4266" calcext:value-type="float">
            <text:p>4,266.00</text:p>
          </table:table-cell>
          <table:table-cell table:style-name="ce219" table:formula="of:=IF([.A113]-[.$F$21]&lt;=[.B$19];MAX(MAX([.A113]-[.$F$21];0)-[.B$18];0)*[.C$19];([.B$19]-[.B$18])*[.C$19])" office:value-type="float" office:value="11742.5" calcext:value-type="float">
            <text:p>11,742.50</text:p>
          </table:table-cell>
          <table:table-cell table:style-name="ce219" table:formula="of:=IF([.A113]-[.$F$21]&lt;=[.B$20];MAX(MAX([.A113]-[.$F$21];0)-[.B$19];0)*[.C$20];([.B$20]-[.B$19])*[.C$20])" office:value-type="float" office:value="21942" calcext:value-type="float">
            <text:p>21,942.00</text:p>
          </table:table-cell>
          <table:table-cell table:style-name="ce219" table:formula="of:=IF([.A113]-[.$F$21]&lt;=[.B$21];MAX(MAX([.A113]-[.$F$21];0)-[.B$20];0)*[.C$21];([.B$21]-[.B$20])*[.C$21])" office:value-type="float" office:value="17528" calcext:value-type="float">
            <text:p>17,528.00</text:p>
          </table:table-cell>
          <table:table-cell table:style-name="ce219" table:formula="of:=IF([.A113]-[.$F$21]&lt;=[.B$22];MAX(MAX([.A113]-[.$F$21])-[.B$21];0)*[.C$22];([.B$22]-[.B$21])*[.C$22])" office:value-type="float" office:value="126918.75" calcext:value-type="float">
            <text:p>126,918.75</text:p>
          </table:table-cell>
          <table:table-cell table:style-name="ce219" table:formula="of:=IF([.A113]-[.$F$21]&lt;=[.B$23];MAX(MAX([.A113]-[.$F$21];0)-[.B$22];0)*[.C$23];([.B$23]-[.B$22])*[.C$23])" office:value-type="float" office:value="40940.5" calcext:value-type="float">
            <text:p>40,940.50</text:p>
          </table:table-cell>
          <table:table-cell table:style-name="ce276" table:formula="of:=SUM([.C113:.H113])" office:value-type="float" office:value="223337.75" calcext:value-type="float">
            <text:p>223,337.75</text:p>
          </table:table-cell>
          <table:table-cell table:style-name="ce219" table:formula="of:=IF([.A113]&lt;[.E$7];[.A113]*([.E$3]+[.E$5]);IF([.A113]&gt;=[.E$8];[.A113]*[.E$9];0))" office:value-type="float" office:value="6750" calcext:value-type="float">
            <text:p>6,750.00</text:p>
          </table:table-cell>
          <table:table-cell table:style-name="ce219" table:formula="of:=[.I113]+[.J113]" office:value-type="float" office:value="230087.75" calcext:value-type="float">
            <text:p>230,087.75</text:p>
          </table:table-cell>
          <table:table-cell table:style-name="ce276" table:formula="of:=[.A113]-[.K113]" office:value-type="float" office:value="519912.25" calcext:value-type="float">
            <text:p>519,912.25</text:p>
          </table:table-cell>
          <table:table-cell table:style-name="ce219" table:formula="of:=[.A113]+[.J113]" office:value-type="float" office:value="756750" calcext:value-type="float">
            <text:p>756,750.00</text:p>
          </table:table-cell>
          <table:table-cell table:style-name="ce219" table:formula="of:=2*[.I$4]" office:value-type="float" office:value="40000" calcext:value-type="float">
            <text:p>40,000.00</text:p>
          </table:table-cell>
          <table:table-cell table:style-name="ce219" table:formula="of:=[.M113]+[.N113]" office:value-type="float" office:value="796750" calcext:value-type="float">
            <text:p>796,750.00</text:p>
          </table:table-cell>
          <table:table-cell table:style-name="ce219" table:formula="of:=[.O113]*[.I$2]" office:value-type="float" office:value="270895" calcext:value-type="float">
            <text:p>270,895.00</text:p>
          </table:table-cell>
          <table:table-cell table:style-name="ce276" table:formula="of:=[.O113]-[.P113]" office:value-type="float" office:value="525855" calcext:value-type="float">
            <text:p>525,855.00</text:p>
          </table:table-cell>
          <table:table-cell table:number-columns-repeated="16332"/>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6392.14999999991" calcext:value-type="currency">
            <text:p>$6,392 </text:p>
          </table:table-cell>
          <table:table-cell table:style-name="ce238" table:formula="of:=IF(([.A114]-[.$F$21])&lt;=[.B$18];MAX(MAX([.A114]-[.$F$21];0)-[.B$17];0)*[.C$18];([.B$18]-[.B$17])*[.C$18])" office:value-type="float" office:value="4266" calcext:value-type="float">
            <text:p>4,266.00</text:p>
          </table:table-cell>
          <table:table-cell table:style-name="ce219" table:formula="of:=IF([.A114]-[.$F$21]&lt;=[.B$19];MAX(MAX([.A114]-[.$F$21];0)-[.B$18];0)*[.C$19];([.B$19]-[.B$18])*[.C$19])" office:value-type="float" office:value="11742.5" calcext:value-type="float">
            <text:p>11,742.50</text:p>
          </table:table-cell>
          <table:table-cell table:style-name="ce219" table:formula="of:=IF([.A114]-[.$F$21]&lt;=[.B$20];MAX(MAX([.A114]-[.$F$21];0)-[.B$19];0)*[.C$20];([.B$20]-[.B$19])*[.C$20])" office:value-type="float" office:value="21942" calcext:value-type="float">
            <text:p>21,942.00</text:p>
          </table:table-cell>
          <table:table-cell table:style-name="ce219" table:formula="of:=IF([.A114]-[.$F$21]&lt;=[.B$21];MAX(MAX([.A114]-[.$F$21];0)-[.B$20];0)*[.C$21];([.B$21]-[.B$20])*[.C$21])" office:value-type="float" office:value="17528" calcext:value-type="float">
            <text:p>17,528.00</text:p>
          </table:table-cell>
          <table:table-cell table:style-name="ce219" table:formula="of:=IF([.A114]-[.$F$21]&lt;=[.B$22];MAX(MAX([.A114]-[.$F$21])-[.B$21];0)*[.C$22];([.B$22]-[.B$21])*[.C$22])" office:value-type="float" office:value="126918.75" calcext:value-type="float">
            <text:p>126,918.75</text:p>
          </table:table-cell>
          <table:table-cell table:style-name="ce219" table:formula="of:=IF([.A114]-[.$F$21]&lt;=[.B$23];MAX(MAX([.A114]-[.$F$21];0)-[.B$22];0)*[.C$23];([.B$23]-[.B$22])*[.C$23])" office:value-type="float" office:value="44640.5" calcext:value-type="float">
            <text:p>44,640.50</text:p>
          </table:table-cell>
          <table:table-cell table:style-name="ce276" table:formula="of:=SUM([.C114:.H114])" office:value-type="float" office:value="227037.75" calcext:value-type="float">
            <text:p>227,037.75</text:p>
          </table:table-cell>
          <table:table-cell table:style-name="ce219" table:formula="of:=IF([.A114]&lt;[.E$7];[.A114]*([.E$3]+[.E$5]);IF([.A114]&gt;=[.E$8];[.A114]*[.E$9];0))" office:value-type="float" office:value="6840" calcext:value-type="float">
            <text:p>6,840.00</text:p>
          </table:table-cell>
          <table:table-cell table:style-name="ce219" table:formula="of:=[.I114]+[.J114]" office:value-type="float" office:value="233877.75" calcext:value-type="float">
            <text:p>233,877.75</text:p>
          </table:table-cell>
          <table:table-cell table:style-name="ce276" table:formula="of:=[.A114]-[.K114]" office:value-type="float" office:value="526122.25" calcext:value-type="float">
            <text:p>526,122.25</text:p>
          </table:table-cell>
          <table:table-cell table:style-name="ce219" table:formula="of:=[.A114]+[.J114]" office:value-type="float" office:value="766840" calcext:value-type="float">
            <text:p>766,840.00</text:p>
          </table:table-cell>
          <table:table-cell table:style-name="ce219" table:formula="of:=2*[.I$4]" office:value-type="float" office:value="40000" calcext:value-type="float">
            <text:p>40,000.00</text:p>
          </table:table-cell>
          <table:table-cell table:style-name="ce219" table:formula="of:=[.M114]+[.N114]" office:value-type="float" office:value="806840" calcext:value-type="float">
            <text:p>806,840.00</text:p>
          </table:table-cell>
          <table:table-cell table:style-name="ce219" table:formula="of:=[.O114]*[.I$2]" office:value-type="float" office:value="274325.6" calcext:value-type="float">
            <text:p>274,325.60</text:p>
          </table:table-cell>
          <table:table-cell table:style-name="ce276" table:formula="of:=[.O114]-[.P114]" office:value-type="float" office:value="532514.4" calcext:value-type="float">
            <text:p>532,514.40</text:p>
          </table:table-cell>
          <table:table-cell table:number-columns-repeated="16332"/>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6841.55000000005" calcext:value-type="currency">
            <text:p>$6,842 </text:p>
          </table:table-cell>
          <table:table-cell table:style-name="ce238" table:formula="of:=IF(([.A115]-[.$F$21])&lt;=[.B$18];MAX(MAX([.A115]-[.$F$21];0)-[.B$17];0)*[.C$18];([.B$18]-[.B$17])*[.C$18])" office:value-type="float" office:value="4266" calcext:value-type="float">
            <text:p>4,266.00</text:p>
          </table:table-cell>
          <table:table-cell table:style-name="ce219" table:formula="of:=IF([.A115]-[.$F$21]&lt;=[.B$19];MAX(MAX([.A115]-[.$F$21];0)-[.B$18];0)*[.C$19];([.B$19]-[.B$18])*[.C$19])" office:value-type="float" office:value="11742.5" calcext:value-type="float">
            <text:p>11,742.50</text:p>
          </table:table-cell>
          <table:table-cell table:style-name="ce219" table:formula="of:=IF([.A115]-[.$F$21]&lt;=[.B$20];MAX(MAX([.A115]-[.$F$21];0)-[.B$19];0)*[.C$20];([.B$20]-[.B$19])*[.C$20])" office:value-type="float" office:value="21942" calcext:value-type="float">
            <text:p>21,942.00</text:p>
          </table:table-cell>
          <table:table-cell table:style-name="ce219" table:formula="of:=IF([.A115]-[.$F$21]&lt;=[.B$21];MAX(MAX([.A115]-[.$F$21];0)-[.B$20];0)*[.C$21];([.B$21]-[.B$20])*[.C$21])" office:value-type="float" office:value="17528" calcext:value-type="float">
            <text:p>17,528.00</text:p>
          </table:table-cell>
          <table:table-cell table:style-name="ce219" table:formula="of:=IF([.A115]-[.$F$21]&lt;=[.B$22];MAX(MAX([.A115]-[.$F$21])-[.B$21];0)*[.C$22];([.B$22]-[.B$21])*[.C$22])" office:value-type="float" office:value="126918.75" calcext:value-type="float">
            <text:p>126,918.75</text:p>
          </table:table-cell>
          <table:table-cell table:style-name="ce219" table:formula="of:=IF([.A115]-[.$F$21]&lt;=[.B$23];MAX(MAX([.A115]-[.$F$21];0)-[.B$22];0)*[.C$23];([.B$23]-[.B$22])*[.C$23])" office:value-type="float" office:value="48340.5" calcext:value-type="float">
            <text:p>48,340.50</text:p>
          </table:table-cell>
          <table:table-cell table:style-name="ce276" table:formula="of:=SUM([.C115:.H115])" office:value-type="float" office:value="230737.75" calcext:value-type="float">
            <text:p>230,737.75</text:p>
          </table:table-cell>
          <table:table-cell table:style-name="ce219" table:formula="of:=IF([.A115]&lt;[.E$7];[.A115]*([.E$3]+[.E$5]);IF([.A115]&gt;=[.E$8];[.A115]*[.E$9];0))" office:value-type="float" office:value="6930" calcext:value-type="float">
            <text:p>6,930.00</text:p>
          </table:table-cell>
          <table:table-cell table:style-name="ce219" table:formula="of:=[.I115]+[.J115]" office:value-type="float" office:value="237667.75" calcext:value-type="float">
            <text:p>237,667.75</text:p>
          </table:table-cell>
          <table:table-cell table:style-name="ce276" table:formula="of:=[.A115]-[.K115]" office:value-type="float" office:value="532332.25" calcext:value-type="float">
            <text:p>532,332.25</text:p>
          </table:table-cell>
          <table:table-cell table:style-name="ce219" table:formula="of:=[.A115]+[.J115]" office:value-type="float" office:value="776930" calcext:value-type="float">
            <text:p>776,930.00</text:p>
          </table:table-cell>
          <table:table-cell table:style-name="ce219" table:formula="of:=2*[.I$4]" office:value-type="float" office:value="40000" calcext:value-type="float">
            <text:p>40,000.00</text:p>
          </table:table-cell>
          <table:table-cell table:style-name="ce219" table:formula="of:=[.M115]+[.N115]" office:value-type="float" office:value="816930" calcext:value-type="float">
            <text:p>816,930.00</text:p>
          </table:table-cell>
          <table:table-cell table:style-name="ce219" table:formula="of:=[.O115]*[.I$2]" office:value-type="float" office:value="277756.2" calcext:value-type="float">
            <text:p>277,756.20</text:p>
          </table:table-cell>
          <table:table-cell table:style-name="ce276" table:formula="of:=[.O115]-[.P115]" office:value-type="float" office:value="539173.8" calcext:value-type="float">
            <text:p>539,173.80</text:p>
          </table:table-cell>
          <table:table-cell table:number-columns-repeated="16332"/>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7290.94999999995" calcext:value-type="currency">
            <text:p>$7,291 </text:p>
          </table:table-cell>
          <table:table-cell table:style-name="ce238" table:formula="of:=IF(([.A116]-[.$F$21])&lt;=[.B$18];MAX(MAX([.A116]-[.$F$21];0)-[.B$17];0)*[.C$18];([.B$18]-[.B$17])*[.C$18])" office:value-type="float" office:value="4266" calcext:value-type="float">
            <text:p>4,266.00</text:p>
          </table:table-cell>
          <table:table-cell table:style-name="ce219" table:formula="of:=IF([.A116]-[.$F$21]&lt;=[.B$19];MAX(MAX([.A116]-[.$F$21];0)-[.B$18];0)*[.C$19];([.B$19]-[.B$18])*[.C$19])" office:value-type="float" office:value="11742.5" calcext:value-type="float">
            <text:p>11,742.50</text:p>
          </table:table-cell>
          <table:table-cell table:style-name="ce219" table:formula="of:=IF([.A116]-[.$F$21]&lt;=[.B$20];MAX(MAX([.A116]-[.$F$21];0)-[.B$19];0)*[.C$20];([.B$20]-[.B$19])*[.C$20])" office:value-type="float" office:value="21942" calcext:value-type="float">
            <text:p>21,942.00</text:p>
          </table:table-cell>
          <table:table-cell table:style-name="ce219" table:formula="of:=IF([.A116]-[.$F$21]&lt;=[.B$21];MAX(MAX([.A116]-[.$F$21];0)-[.B$20];0)*[.C$21];([.B$21]-[.B$20])*[.C$21])" office:value-type="float" office:value="17528" calcext:value-type="float">
            <text:p>17,528.00</text:p>
          </table:table-cell>
          <table:table-cell table:style-name="ce219" table:formula="of:=IF([.A116]-[.$F$21]&lt;=[.B$22];MAX(MAX([.A116]-[.$F$21])-[.B$21];0)*[.C$22];([.B$22]-[.B$21])*[.C$22])" office:value-type="float" office:value="126918.75" calcext:value-type="float">
            <text:p>126,918.75</text:p>
          </table:table-cell>
          <table:table-cell table:style-name="ce219" table:formula="of:=IF([.A116]-[.$F$21]&lt;=[.B$23];MAX(MAX([.A116]-[.$F$21];0)-[.B$22];0)*[.C$23];([.B$23]-[.B$22])*[.C$23])" office:value-type="float" office:value="52040.5" calcext:value-type="float">
            <text:p>52,040.50</text:p>
          </table:table-cell>
          <table:table-cell table:style-name="ce276" table:formula="of:=SUM([.C116:.H116])" office:value-type="float" office:value="234437.75" calcext:value-type="float">
            <text:p>234,437.75</text:p>
          </table:table-cell>
          <table:table-cell table:style-name="ce219" table:formula="of:=IF([.A116]&lt;[.E$7];[.A116]*([.E$3]+[.E$5]);IF([.A116]&gt;=[.E$8];[.A116]*[.E$9];0))" office:value-type="float" office:value="7020" calcext:value-type="float">
            <text:p>7,020.00</text:p>
          </table:table-cell>
          <table:table-cell table:style-name="ce219" table:formula="of:=[.I116]+[.J116]" office:value-type="float" office:value="241457.75" calcext:value-type="float">
            <text:p>241,457.75</text:p>
          </table:table-cell>
          <table:table-cell table:style-name="ce276" table:formula="of:=[.A116]-[.K116]" office:value-type="float" office:value="538542.25" calcext:value-type="float">
            <text:p>538,542.25</text:p>
          </table:table-cell>
          <table:table-cell table:style-name="ce219" table:formula="of:=[.A116]+[.J116]" office:value-type="float" office:value="787020" calcext:value-type="float">
            <text:p>787,020.00</text:p>
          </table:table-cell>
          <table:table-cell table:style-name="ce219" table:formula="of:=2*[.I$4]" office:value-type="float" office:value="40000" calcext:value-type="float">
            <text:p>40,000.00</text:p>
          </table:table-cell>
          <table:table-cell table:style-name="ce219" table:formula="of:=[.M116]+[.N116]" office:value-type="float" office:value="827020" calcext:value-type="float">
            <text:p>827,020.00</text:p>
          </table:table-cell>
          <table:table-cell table:style-name="ce219" table:formula="of:=[.O116]*[.I$2]" office:value-type="float" office:value="281186.8" calcext:value-type="float">
            <text:p>281,186.80</text:p>
          </table:table-cell>
          <table:table-cell table:style-name="ce276" table:formula="of:=[.O116]-[.P116]" office:value-type="float" office:value="545833.2" calcext:value-type="float">
            <text:p>545,833.20</text:p>
          </table:table-cell>
          <table:table-cell table:number-columns-repeated="16332"/>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7740.34999999998" calcext:value-type="currency">
            <text:p>$7,740 </text:p>
          </table:table-cell>
          <table:table-cell table:style-name="ce238" table:formula="of:=IF(([.A117]-[.$F$21])&lt;=[.B$18];MAX(MAX([.A117]-[.$F$21];0)-[.B$17];0)*[.C$18];([.B$18]-[.B$17])*[.C$18])" office:value-type="float" office:value="4266" calcext:value-type="float">
            <text:p>4,266.00</text:p>
          </table:table-cell>
          <table:table-cell table:style-name="ce219" table:formula="of:=IF([.A117]-[.$F$21]&lt;=[.B$19];MAX(MAX([.A117]-[.$F$21];0)-[.B$18];0)*[.C$19];([.B$19]-[.B$18])*[.C$19])" office:value-type="float" office:value="11742.5" calcext:value-type="float">
            <text:p>11,742.50</text:p>
          </table:table-cell>
          <table:table-cell table:style-name="ce219" table:formula="of:=IF([.A117]-[.$F$21]&lt;=[.B$20];MAX(MAX([.A117]-[.$F$21];0)-[.B$19];0)*[.C$20];([.B$20]-[.B$19])*[.C$20])" office:value-type="float" office:value="21942" calcext:value-type="float">
            <text:p>21,942.00</text:p>
          </table:table-cell>
          <table:table-cell table:style-name="ce219" table:formula="of:=IF([.A117]-[.$F$21]&lt;=[.B$21];MAX(MAX([.A117]-[.$F$21];0)-[.B$20];0)*[.C$21];([.B$21]-[.B$20])*[.C$21])" office:value-type="float" office:value="17528" calcext:value-type="float">
            <text:p>17,528.00</text:p>
          </table:table-cell>
          <table:table-cell table:style-name="ce219" table:formula="of:=IF([.A117]-[.$F$21]&lt;=[.B$22];MAX(MAX([.A117]-[.$F$21])-[.B$21];0)*[.C$22];([.B$22]-[.B$21])*[.C$22])" office:value-type="float" office:value="126918.75" calcext:value-type="float">
            <text:p>126,918.75</text:p>
          </table:table-cell>
          <table:table-cell table:style-name="ce219" table:formula="of:=IF([.A117]-[.$F$21]&lt;=[.B$23];MAX(MAX([.A117]-[.$F$21];0)-[.B$22];0)*[.C$23];([.B$23]-[.B$22])*[.C$23])" office:value-type="float" office:value="55740.5" calcext:value-type="float">
            <text:p>55,740.50</text:p>
          </table:table-cell>
          <table:table-cell table:style-name="ce276" table:formula="of:=SUM([.C117:.H117])" office:value-type="float" office:value="238137.75" calcext:value-type="float">
            <text:p>238,137.75</text:p>
          </table:table-cell>
          <table:table-cell table:style-name="ce219" table:formula="of:=IF([.A117]&lt;[.E$7];[.A117]*([.E$3]+[.E$5]);IF([.A117]&gt;=[.E$8];[.A117]*[.E$9];0))" office:value-type="float" office:value="7110" calcext:value-type="float">
            <text:p>7,110.00</text:p>
          </table:table-cell>
          <table:table-cell table:style-name="ce219" table:formula="of:=[.I117]+[.J117]" office:value-type="float" office:value="245247.75" calcext:value-type="float">
            <text:p>245,247.75</text:p>
          </table:table-cell>
          <table:table-cell table:style-name="ce276" table:formula="of:=[.A117]-[.K117]" office:value-type="float" office:value="544752.25" calcext:value-type="float">
            <text:p>544,752.25</text:p>
          </table:table-cell>
          <table:table-cell table:style-name="ce219" table:formula="of:=[.A117]+[.J117]" office:value-type="float" office:value="797110" calcext:value-type="float">
            <text:p>797,110.00</text:p>
          </table:table-cell>
          <table:table-cell table:style-name="ce219" table:formula="of:=2*[.I$4]" office:value-type="float" office:value="40000" calcext:value-type="float">
            <text:p>40,000.00</text:p>
          </table:table-cell>
          <table:table-cell table:style-name="ce219" table:formula="of:=[.M117]+[.N117]" office:value-type="float" office:value="837110" calcext:value-type="float">
            <text:p>837,110.00</text:p>
          </table:table-cell>
          <table:table-cell table:style-name="ce219" table:formula="of:=[.O117]*[.I$2]" office:value-type="float" office:value="284617.4" calcext:value-type="float">
            <text:p>284,617.40</text:p>
          </table:table-cell>
          <table:table-cell table:style-name="ce276" table:formula="of:=[.O117]-[.P117]" office:value-type="float" office:value="552492.6" calcext:value-type="float">
            <text:p>552,492.60</text:p>
          </table:table-cell>
          <table:table-cell table:number-columns-repeated="16332"/>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8189.75" calcext:value-type="currency">
            <text:p>$8,190 </text:p>
          </table:table-cell>
          <table:table-cell table:style-name="ce238" table:formula="of:=IF(([.A118]-[.$F$21])&lt;=[.B$18];MAX(MAX([.A118]-[.$F$21];0)-[.B$17];0)*[.C$18];([.B$18]-[.B$17])*[.C$18])" office:value-type="float" office:value="4266" calcext:value-type="float">
            <text:p>4,266.00</text:p>
          </table:table-cell>
          <table:table-cell table:style-name="ce219" table:formula="of:=IF([.A118]-[.$F$21]&lt;=[.B$19];MAX(MAX([.A118]-[.$F$21];0)-[.B$18];0)*[.C$19];([.B$19]-[.B$18])*[.C$19])" office:value-type="float" office:value="11742.5" calcext:value-type="float">
            <text:p>11,742.50</text:p>
          </table:table-cell>
          <table:table-cell table:style-name="ce219" table:formula="of:=IF([.A118]-[.$F$21]&lt;=[.B$20];MAX(MAX([.A118]-[.$F$21];0)-[.B$19];0)*[.C$20];([.B$20]-[.B$19])*[.C$20])" office:value-type="float" office:value="21942" calcext:value-type="float">
            <text:p>21,942.00</text:p>
          </table:table-cell>
          <table:table-cell table:style-name="ce219" table:formula="of:=IF([.A118]-[.$F$21]&lt;=[.B$21];MAX(MAX([.A118]-[.$F$21];0)-[.B$20];0)*[.C$21];([.B$21]-[.B$20])*[.C$21])" office:value-type="float" office:value="17528" calcext:value-type="float">
            <text:p>17,528.00</text:p>
          </table:table-cell>
          <table:table-cell table:style-name="ce219" table:formula="of:=IF([.A118]-[.$F$21]&lt;=[.B$22];MAX(MAX([.A118]-[.$F$21])-[.B$21];0)*[.C$22];([.B$22]-[.B$21])*[.C$22])" office:value-type="float" office:value="126918.75" calcext:value-type="float">
            <text:p>126,918.75</text:p>
          </table:table-cell>
          <table:table-cell table:style-name="ce219" table:formula="of:=IF([.A118]-[.$F$21]&lt;=[.B$23];MAX(MAX([.A118]-[.$F$21];0)-[.B$22];0)*[.C$23];([.B$23]-[.B$22])*[.C$23])" office:value-type="float" office:value="59440.5" calcext:value-type="float">
            <text:p>59,440.50</text:p>
          </table:table-cell>
          <table:table-cell table:style-name="ce276" table:formula="of:=SUM([.C118:.H118])" office:value-type="float" office:value="241837.75" calcext:value-type="float">
            <text:p>241,837.75</text:p>
          </table:table-cell>
          <table:table-cell table:style-name="ce219" table:formula="of:=IF([.A118]&lt;[.E$7];[.A118]*([.E$3]+[.E$5]);IF([.A118]&gt;=[.E$8];[.A118]*[.E$9];0))" office:value-type="float" office:value="7200" calcext:value-type="float">
            <text:p>7,200.00</text:p>
          </table:table-cell>
          <table:table-cell table:style-name="ce219" table:formula="of:=[.I118]+[.J118]" office:value-type="float" office:value="249037.75" calcext:value-type="float">
            <text:p>249,037.75</text:p>
          </table:table-cell>
          <table:table-cell table:style-name="ce276" table:formula="of:=[.A118]-[.K118]" office:value-type="float" office:value="550962.25" calcext:value-type="float">
            <text:p>550,962.25</text:p>
          </table:table-cell>
          <table:table-cell table:style-name="ce219" table:formula="of:=[.A118]+[.J118]" office:value-type="float" office:value="807200" calcext:value-type="float">
            <text:p>807,200.00</text:p>
          </table:table-cell>
          <table:table-cell table:style-name="ce219" table:formula="of:=2*[.I$4]" office:value-type="float" office:value="40000" calcext:value-type="float">
            <text:p>40,000.00</text:p>
          </table:table-cell>
          <table:table-cell table:style-name="ce219" table:formula="of:=[.M118]+[.N118]" office:value-type="float" office:value="847200" calcext:value-type="float">
            <text:p>847,200.00</text:p>
          </table:table-cell>
          <table:table-cell table:style-name="ce219" table:formula="of:=[.O118]*[.I$2]" office:value-type="float" office:value="288048" calcext:value-type="float">
            <text:p>288,048.00</text:p>
          </table:table-cell>
          <table:table-cell table:style-name="ce276" table:formula="of:=[.O118]-[.P118]" office:value-type="float" office:value="559152" calcext:value-type="float">
            <text:p>559,152.00</text:p>
          </table:table-cell>
          <table:table-cell table:number-columns-repeated="16332"/>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8639.14999999991" calcext:value-type="currency">
            <text:p>$8,639 </text:p>
          </table:table-cell>
          <table:table-cell table:style-name="ce238" table:formula="of:=IF(([.A119]-[.$F$21])&lt;=[.B$18];MAX(MAX([.A119]-[.$F$21];0)-[.B$17];0)*[.C$18];([.B$18]-[.B$17])*[.C$18])" office:value-type="float" office:value="4266" calcext:value-type="float">
            <text:p>4,266.00</text:p>
          </table:table-cell>
          <table:table-cell table:style-name="ce219" table:formula="of:=IF([.A119]-[.$F$21]&lt;=[.B$19];MAX(MAX([.A119]-[.$F$21];0)-[.B$18];0)*[.C$19];([.B$19]-[.B$18])*[.C$19])" office:value-type="float" office:value="11742.5" calcext:value-type="float">
            <text:p>11,742.50</text:p>
          </table:table-cell>
          <table:table-cell table:style-name="ce219" table:formula="of:=IF([.A119]-[.$F$21]&lt;=[.B$20];MAX(MAX([.A119]-[.$F$21];0)-[.B$19];0)*[.C$20];([.B$20]-[.B$19])*[.C$20])" office:value-type="float" office:value="21942" calcext:value-type="float">
            <text:p>21,942.00</text:p>
          </table:table-cell>
          <table:table-cell table:style-name="ce219" table:formula="of:=IF([.A119]-[.$F$21]&lt;=[.B$21];MAX(MAX([.A119]-[.$F$21];0)-[.B$20];0)*[.C$21];([.B$21]-[.B$20])*[.C$21])" office:value-type="float" office:value="17528" calcext:value-type="float">
            <text:p>17,528.00</text:p>
          </table:table-cell>
          <table:table-cell table:style-name="ce219" table:formula="of:=IF([.A119]-[.$F$21]&lt;=[.B$22];MAX(MAX([.A119]-[.$F$21])-[.B$21];0)*[.C$22];([.B$22]-[.B$21])*[.C$22])" office:value-type="float" office:value="126918.75" calcext:value-type="float">
            <text:p>126,918.75</text:p>
          </table:table-cell>
          <table:table-cell table:style-name="ce219" table:formula="of:=IF([.A119]-[.$F$21]&lt;=[.B$23];MAX(MAX([.A119]-[.$F$21];0)-[.B$22];0)*[.C$23];([.B$23]-[.B$22])*[.C$23])" office:value-type="float" office:value="63140.5" calcext:value-type="float">
            <text:p>63,140.50</text:p>
          </table:table-cell>
          <table:table-cell table:style-name="ce276" table:formula="of:=SUM([.C119:.H119])" office:value-type="float" office:value="245537.75" calcext:value-type="float">
            <text:p>245,537.75</text:p>
          </table:table-cell>
          <table:table-cell table:style-name="ce219" table:formula="of:=IF([.A119]&lt;[.E$7];[.A119]*([.E$3]+[.E$5]);IF([.A119]&gt;=[.E$8];[.A119]*[.E$9];0))" office:value-type="float" office:value="7290" calcext:value-type="float">
            <text:p>7,290.00</text:p>
          </table:table-cell>
          <table:table-cell table:style-name="ce219" table:formula="of:=[.I119]+[.J119]" office:value-type="float" office:value="252827.75" calcext:value-type="float">
            <text:p>252,827.75</text:p>
          </table:table-cell>
          <table:table-cell table:style-name="ce276" table:formula="of:=[.A119]-[.K119]" office:value-type="float" office:value="557172.25" calcext:value-type="float">
            <text:p>557,172.25</text:p>
          </table:table-cell>
          <table:table-cell table:style-name="ce219" table:formula="of:=[.A119]+[.J119]" office:value-type="float" office:value="817290" calcext:value-type="float">
            <text:p>817,290.00</text:p>
          </table:table-cell>
          <table:table-cell table:style-name="ce219" table:formula="of:=2*[.I$4]" office:value-type="float" office:value="40000" calcext:value-type="float">
            <text:p>40,000.00</text:p>
          </table:table-cell>
          <table:table-cell table:style-name="ce219" table:formula="of:=[.M119]+[.N119]" office:value-type="float" office:value="857290" calcext:value-type="float">
            <text:p>857,290.00</text:p>
          </table:table-cell>
          <table:table-cell table:style-name="ce219" table:formula="of:=[.O119]*[.I$2]" office:value-type="float" office:value="291478.6" calcext:value-type="float">
            <text:p>291,478.60</text:p>
          </table:table-cell>
          <table:table-cell table:style-name="ce276" table:formula="of:=[.O119]-[.P119]" office:value-type="float" office:value="565811.4" calcext:value-type="float">
            <text:p>565,811.40</text:p>
          </table:table-cell>
          <table:table-cell table:number-columns-repeated="16332"/>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9088.55000000005" calcext:value-type="currency">
            <text:p>$9,089 </text:p>
          </table:table-cell>
          <table:table-cell table:style-name="ce238" table:formula="of:=IF(([.A120]-[.$F$21])&lt;=[.B$18];MAX(MAX([.A120]-[.$F$21];0)-[.B$17];0)*[.C$18];([.B$18]-[.B$17])*[.C$18])" office:value-type="float" office:value="4266" calcext:value-type="float">
            <text:p>4,266.00</text:p>
          </table:table-cell>
          <table:table-cell table:style-name="ce219" table:formula="of:=IF([.A120]-[.$F$21]&lt;=[.B$19];MAX(MAX([.A120]-[.$F$21];0)-[.B$18];0)*[.C$19];([.B$19]-[.B$18])*[.C$19])" office:value-type="float" office:value="11742.5" calcext:value-type="float">
            <text:p>11,742.50</text:p>
          </table:table-cell>
          <table:table-cell table:style-name="ce219" table:formula="of:=IF([.A120]-[.$F$21]&lt;=[.B$20];MAX(MAX([.A120]-[.$F$21];0)-[.B$19];0)*[.C$20];([.B$20]-[.B$19])*[.C$20])" office:value-type="float" office:value="21942" calcext:value-type="float">
            <text:p>21,942.00</text:p>
          </table:table-cell>
          <table:table-cell table:style-name="ce219" table:formula="of:=IF([.A120]-[.$F$21]&lt;=[.B$21];MAX(MAX([.A120]-[.$F$21];0)-[.B$20];0)*[.C$21];([.B$21]-[.B$20])*[.C$21])" office:value-type="float" office:value="17528" calcext:value-type="float">
            <text:p>17,528.00</text:p>
          </table:table-cell>
          <table:table-cell table:style-name="ce219" table:formula="of:=IF([.A120]-[.$F$21]&lt;=[.B$22];MAX(MAX([.A120]-[.$F$21])-[.B$21];0)*[.C$22];([.B$22]-[.B$21])*[.C$22])" office:value-type="float" office:value="126918.75" calcext:value-type="float">
            <text:p>126,918.75</text:p>
          </table:table-cell>
          <table:table-cell table:style-name="ce219" table:formula="of:=IF([.A120]-[.$F$21]&lt;=[.B$23];MAX(MAX([.A120]-[.$F$21];0)-[.B$22];0)*[.C$23];([.B$23]-[.B$22])*[.C$23])" office:value-type="float" office:value="66840.5" calcext:value-type="float">
            <text:p>66,840.50</text:p>
          </table:table-cell>
          <table:table-cell table:style-name="ce276" table:formula="of:=SUM([.C120:.H120])" office:value-type="float" office:value="249237.75" calcext:value-type="float">
            <text:p>249,237.75</text:p>
          </table:table-cell>
          <table:table-cell table:style-name="ce219" table:formula="of:=IF([.A120]&lt;[.E$7];[.A120]*([.E$3]+[.E$5]);IF([.A120]&gt;=[.E$8];[.A120]*[.E$9];0))" office:value-type="float" office:value="7380" calcext:value-type="float">
            <text:p>7,380.00</text:p>
          </table:table-cell>
          <table:table-cell table:style-name="ce219" table:formula="of:=[.I120]+[.J120]" office:value-type="float" office:value="256617.75" calcext:value-type="float">
            <text:p>256,617.75</text:p>
          </table:table-cell>
          <table:table-cell table:style-name="ce276" table:formula="of:=[.A120]-[.K120]" office:value-type="float" office:value="563382.25" calcext:value-type="float">
            <text:p>563,382.25</text:p>
          </table:table-cell>
          <table:table-cell table:style-name="ce219" table:formula="of:=[.A120]+[.J120]" office:value-type="float" office:value="827380" calcext:value-type="float">
            <text:p>827,380.00</text:p>
          </table:table-cell>
          <table:table-cell table:style-name="ce219" table:formula="of:=2*[.I$4]" office:value-type="float" office:value="40000" calcext:value-type="float">
            <text:p>40,000.00</text:p>
          </table:table-cell>
          <table:table-cell table:style-name="ce219" table:formula="of:=[.M120]+[.N120]" office:value-type="float" office:value="867380" calcext:value-type="float">
            <text:p>867,380.00</text:p>
          </table:table-cell>
          <table:table-cell table:style-name="ce219" table:formula="of:=[.O120]*[.I$2]" office:value-type="float" office:value="294909.2" calcext:value-type="float">
            <text:p>294,909.20</text:p>
          </table:table-cell>
          <table:table-cell table:style-name="ce276" table:formula="of:=[.O120]-[.P120]" office:value-type="float" office:value="572470.8" calcext:value-type="float">
            <text:p>572,470.80</text:p>
          </table:table-cell>
          <table:table-cell table:number-columns-repeated="16332"/>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9537.94999999995" calcext:value-type="currency">
            <text:p>$9,538 </text:p>
          </table:table-cell>
          <table:table-cell table:style-name="ce238" table:formula="of:=IF(([.A121]-[.$F$21])&lt;=[.B$18];MAX(MAX([.A121]-[.$F$21];0)-[.B$17];0)*[.C$18];([.B$18]-[.B$17])*[.C$18])" office:value-type="float" office:value="4266" calcext:value-type="float">
            <text:p>4,266.00</text:p>
          </table:table-cell>
          <table:table-cell table:style-name="ce219" table:formula="of:=IF([.A121]-[.$F$21]&lt;=[.B$19];MAX(MAX([.A121]-[.$F$21];0)-[.B$18];0)*[.C$19];([.B$19]-[.B$18])*[.C$19])" office:value-type="float" office:value="11742.5" calcext:value-type="float">
            <text:p>11,742.50</text:p>
          </table:table-cell>
          <table:table-cell table:style-name="ce219" table:formula="of:=IF([.A121]-[.$F$21]&lt;=[.B$20];MAX(MAX([.A121]-[.$F$21];0)-[.B$19];0)*[.C$20];([.B$20]-[.B$19])*[.C$20])" office:value-type="float" office:value="21942" calcext:value-type="float">
            <text:p>21,942.00</text:p>
          </table:table-cell>
          <table:table-cell table:style-name="ce219" table:formula="of:=IF([.A121]-[.$F$21]&lt;=[.B$21];MAX(MAX([.A121]-[.$F$21];0)-[.B$20];0)*[.C$21];([.B$21]-[.B$20])*[.C$21])" office:value-type="float" office:value="17528" calcext:value-type="float">
            <text:p>17,528.00</text:p>
          </table:table-cell>
          <table:table-cell table:style-name="ce219" table:formula="of:=IF([.A121]-[.$F$21]&lt;=[.B$22];MAX(MAX([.A121]-[.$F$21])-[.B$21];0)*[.C$22];([.B$22]-[.B$21])*[.C$22])" office:value-type="float" office:value="126918.75" calcext:value-type="float">
            <text:p>126,918.75</text:p>
          </table:table-cell>
          <table:table-cell table:style-name="ce219" table:formula="of:=IF([.A121]-[.$F$21]&lt;=[.B$23];MAX(MAX([.A121]-[.$F$21];0)-[.B$22];0)*[.C$23];([.B$23]-[.B$22])*[.C$23])" office:value-type="float" office:value="70540.5" calcext:value-type="float">
            <text:p>70,540.50</text:p>
          </table:table-cell>
          <table:table-cell table:style-name="ce276" table:formula="of:=SUM([.C121:.H121])" office:value-type="float" office:value="252937.75" calcext:value-type="float">
            <text:p>252,937.75</text:p>
          </table:table-cell>
          <table:table-cell table:style-name="ce219" table:formula="of:=IF([.A121]&lt;[.E$7];[.A121]*([.E$3]+[.E$5]);IF([.A121]&gt;=[.E$8];[.A121]*[.E$9];0))" office:value-type="float" office:value="7470" calcext:value-type="float">
            <text:p>7,470.00</text:p>
          </table:table-cell>
          <table:table-cell table:style-name="ce219" table:formula="of:=[.I121]+[.J121]" office:value-type="float" office:value="260407.75" calcext:value-type="float">
            <text:p>260,407.75</text:p>
          </table:table-cell>
          <table:table-cell table:style-name="ce276" table:formula="of:=[.A121]-[.K121]" office:value-type="float" office:value="569592.25" calcext:value-type="float">
            <text:p>569,592.25</text:p>
          </table:table-cell>
          <table:table-cell table:style-name="ce219" table:formula="of:=[.A121]+[.J121]" office:value-type="float" office:value="837470" calcext:value-type="float">
            <text:p>837,470.00</text:p>
          </table:table-cell>
          <table:table-cell table:style-name="ce219" table:formula="of:=2*[.I$4]" office:value-type="float" office:value="40000" calcext:value-type="float">
            <text:p>40,000.00</text:p>
          </table:table-cell>
          <table:table-cell table:style-name="ce219" table:formula="of:=[.M121]+[.N121]" office:value-type="float" office:value="877470" calcext:value-type="float">
            <text:p>877,470.00</text:p>
          </table:table-cell>
          <table:table-cell table:style-name="ce219" table:formula="of:=[.O121]*[.I$2]" office:value-type="float" office:value="298339.8" calcext:value-type="float">
            <text:p>298,339.80</text:p>
          </table:table-cell>
          <table:table-cell table:style-name="ce276" table:formula="of:=[.O121]-[.P121]" office:value-type="float" office:value="579130.2" calcext:value-type="float">
            <text:p>579,130.20</text:p>
          </table:table-cell>
          <table:table-cell table:number-columns-repeated="16332"/>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9987.34999999998" calcext:value-type="currency">
            <text:p>$9,987 </text:p>
          </table:table-cell>
          <table:table-cell table:style-name="ce238" table:formula="of:=IF(([.A122]-[.$F$21])&lt;=[.B$18];MAX(MAX([.A122]-[.$F$21];0)-[.B$17];0)*[.C$18];([.B$18]-[.B$17])*[.C$18])" office:value-type="float" office:value="4266" calcext:value-type="float">
            <text:p>4,266.00</text:p>
          </table:table-cell>
          <table:table-cell table:style-name="ce219" table:formula="of:=IF([.A122]-[.$F$21]&lt;=[.B$19];MAX(MAX([.A122]-[.$F$21];0)-[.B$18];0)*[.C$19];([.B$19]-[.B$18])*[.C$19])" office:value-type="float" office:value="11742.5" calcext:value-type="float">
            <text:p>11,742.50</text:p>
          </table:table-cell>
          <table:table-cell table:style-name="ce219" table:formula="of:=IF([.A122]-[.$F$21]&lt;=[.B$20];MAX(MAX([.A122]-[.$F$21];0)-[.B$19];0)*[.C$20];([.B$20]-[.B$19])*[.C$20])" office:value-type="float" office:value="21942" calcext:value-type="float">
            <text:p>21,942.00</text:p>
          </table:table-cell>
          <table:table-cell table:style-name="ce219" table:formula="of:=IF([.A122]-[.$F$21]&lt;=[.B$21];MAX(MAX([.A122]-[.$F$21];0)-[.B$20];0)*[.C$21];([.B$21]-[.B$20])*[.C$21])" office:value-type="float" office:value="17528" calcext:value-type="float">
            <text:p>17,528.00</text:p>
          </table:table-cell>
          <table:table-cell table:style-name="ce219" table:formula="of:=IF([.A122]-[.$F$21]&lt;=[.B$22];MAX(MAX([.A122]-[.$F$21])-[.B$21];0)*[.C$22];([.B$22]-[.B$21])*[.C$22])" office:value-type="float" office:value="126918.75" calcext:value-type="float">
            <text:p>126,918.75</text:p>
          </table:table-cell>
          <table:table-cell table:style-name="ce219" table:formula="of:=IF([.A122]-[.$F$21]&lt;=[.B$23];MAX(MAX([.A122]-[.$F$21];0)-[.B$22];0)*[.C$23];([.B$23]-[.B$22])*[.C$23])" office:value-type="float" office:value="74240.5" calcext:value-type="float">
            <text:p>74,240.50</text:p>
          </table:table-cell>
          <table:table-cell table:style-name="ce276" table:formula="of:=SUM([.C122:.H122])" office:value-type="float" office:value="256637.75" calcext:value-type="float">
            <text:p>256,637.75</text:p>
          </table:table-cell>
          <table:table-cell table:style-name="ce219" table:formula="of:=IF([.A122]&lt;[.E$7];[.A122]*([.E$3]+[.E$5]);IF([.A122]&gt;=[.E$8];[.A122]*[.E$9];0))" office:value-type="float" office:value="7560" calcext:value-type="float">
            <text:p>7,560.00</text:p>
          </table:table-cell>
          <table:table-cell table:style-name="ce219" table:formula="of:=[.I122]+[.J122]" office:value-type="float" office:value="264197.75" calcext:value-type="float">
            <text:p>264,197.75</text:p>
          </table:table-cell>
          <table:table-cell table:style-name="ce276" table:formula="of:=[.A122]-[.K122]" office:value-type="float" office:value="575802.25" calcext:value-type="float">
            <text:p>575,802.25</text:p>
          </table:table-cell>
          <table:table-cell table:style-name="ce219" table:formula="of:=[.A122]+[.J122]" office:value-type="float" office:value="847560" calcext:value-type="float">
            <text:p>847,560.00</text:p>
          </table:table-cell>
          <table:table-cell table:style-name="ce219" table:formula="of:=2*[.I$4]" office:value-type="float" office:value="40000" calcext:value-type="float">
            <text:p>40,000.00</text:p>
          </table:table-cell>
          <table:table-cell table:style-name="ce219" table:formula="of:=[.M122]+[.N122]" office:value-type="float" office:value="887560" calcext:value-type="float">
            <text:p>887,560.00</text:p>
          </table:table-cell>
          <table:table-cell table:style-name="ce219" table:formula="of:=[.O122]*[.I$2]" office:value-type="float" office:value="301770.4" calcext:value-type="float">
            <text:p>301,770.40</text:p>
          </table:table-cell>
          <table:table-cell table:style-name="ce276" table:formula="of:=[.O122]-[.P122]" office:value-type="float" office:value="585789.6" calcext:value-type="float">
            <text:p>585,789.60</text:p>
          </table:table-cell>
          <table:table-cell table:number-columns-repeated="16332"/>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10436.75" calcext:value-type="currency">
            <text:p>$10,437 </text:p>
          </table:table-cell>
          <table:table-cell table:style-name="ce238" table:formula="of:=IF(([.A123]-[.$F$21])&lt;=[.B$18];MAX(MAX([.A123]-[.$F$21];0)-[.B$17];0)*[.C$18];([.B$18]-[.B$17])*[.C$18])" office:value-type="float" office:value="4266" calcext:value-type="float">
            <text:p>4,266.00</text:p>
          </table:table-cell>
          <table:table-cell table:style-name="ce219" table:formula="of:=IF([.A123]-[.$F$21]&lt;=[.B$19];MAX(MAX([.A123]-[.$F$21];0)-[.B$18];0)*[.C$19];([.B$19]-[.B$18])*[.C$19])" office:value-type="float" office:value="11742.5" calcext:value-type="float">
            <text:p>11,742.50</text:p>
          </table:table-cell>
          <table:table-cell table:style-name="ce219" table:formula="of:=IF([.A123]-[.$F$21]&lt;=[.B$20];MAX(MAX([.A123]-[.$F$21];0)-[.B$19];0)*[.C$20];([.B$20]-[.B$19])*[.C$20])" office:value-type="float" office:value="21942" calcext:value-type="float">
            <text:p>21,942.00</text:p>
          </table:table-cell>
          <table:table-cell table:style-name="ce219" table:formula="of:=IF([.A123]-[.$F$21]&lt;=[.B$21];MAX(MAX([.A123]-[.$F$21];0)-[.B$20];0)*[.C$21];([.B$21]-[.B$20])*[.C$21])" office:value-type="float" office:value="17528" calcext:value-type="float">
            <text:p>17,528.00</text:p>
          </table:table-cell>
          <table:table-cell table:style-name="ce219" table:formula="of:=IF([.A123]-[.$F$21]&lt;=[.B$22];MAX(MAX([.A123]-[.$F$21])-[.B$21];0)*[.C$22];([.B$22]-[.B$21])*[.C$22])" office:value-type="float" office:value="126918.75" calcext:value-type="float">
            <text:p>126,918.75</text:p>
          </table:table-cell>
          <table:table-cell table:style-name="ce219" table:formula="of:=IF([.A123]-[.$F$21]&lt;=[.B$23];MAX(MAX([.A123]-[.$F$21];0)-[.B$22];0)*[.C$23];([.B$23]-[.B$22])*[.C$23])" office:value-type="float" office:value="77940.5" calcext:value-type="float">
            <text:p>77,940.50</text:p>
          </table:table-cell>
          <table:table-cell table:style-name="ce276" table:formula="of:=SUM([.C123:.H123])" office:value-type="float" office:value="260337.75" calcext:value-type="float">
            <text:p>260,337.75</text:p>
          </table:table-cell>
          <table:table-cell table:style-name="ce219" table:formula="of:=IF([.A123]&lt;[.E$7];[.A123]*([.E$3]+[.E$5]);IF([.A123]&gt;=[.E$8];[.A123]*[.E$9];0))" office:value-type="float" office:value="7650" calcext:value-type="float">
            <text:p>7,650.00</text:p>
          </table:table-cell>
          <table:table-cell table:style-name="ce219" table:formula="of:=[.I123]+[.J123]" office:value-type="float" office:value="267987.75" calcext:value-type="float">
            <text:p>267,987.75</text:p>
          </table:table-cell>
          <table:table-cell table:style-name="ce276" table:formula="of:=[.A123]-[.K123]" office:value-type="float" office:value="582012.25" calcext:value-type="float">
            <text:p>582,012.25</text:p>
          </table:table-cell>
          <table:table-cell table:style-name="ce219" table:formula="of:=[.A123]+[.J123]" office:value-type="float" office:value="857650" calcext:value-type="float">
            <text:p>857,650.00</text:p>
          </table:table-cell>
          <table:table-cell table:style-name="ce219" table:formula="of:=2*[.I$4]" office:value-type="float" office:value="40000" calcext:value-type="float">
            <text:p>40,000.00</text:p>
          </table:table-cell>
          <table:table-cell table:style-name="ce219" table:formula="of:=[.M123]+[.N123]" office:value-type="float" office:value="897650" calcext:value-type="float">
            <text:p>897,650.00</text:p>
          </table:table-cell>
          <table:table-cell table:style-name="ce219" table:formula="of:=[.O123]*[.I$2]" office:value-type="float" office:value="305201" calcext:value-type="float">
            <text:p>305,201.00</text:p>
          </table:table-cell>
          <table:table-cell table:style-name="ce276" table:formula="of:=[.O123]-[.P123]" office:value-type="float" office:value="592449" calcext:value-type="float">
            <text:p>592,449.00</text:p>
          </table:table-cell>
          <table:table-cell table:number-columns-repeated="16332"/>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10886.1499999999" calcext:value-type="currency">
            <text:p>$10,886 </text:p>
          </table:table-cell>
          <table:table-cell table:style-name="ce238" table:formula="of:=IF(([.A124]-[.$F$21])&lt;=[.B$18];MAX(MAX([.A124]-[.$F$21];0)-[.B$17];0)*[.C$18];([.B$18]-[.B$17])*[.C$18])" office:value-type="float" office:value="4266" calcext:value-type="float">
            <text:p>4,266.00</text:p>
          </table:table-cell>
          <table:table-cell table:style-name="ce219" table:formula="of:=IF([.A124]-[.$F$21]&lt;=[.B$19];MAX(MAX([.A124]-[.$F$21];0)-[.B$18];0)*[.C$19];([.B$19]-[.B$18])*[.C$19])" office:value-type="float" office:value="11742.5" calcext:value-type="float">
            <text:p>11,742.50</text:p>
          </table:table-cell>
          <table:table-cell table:style-name="ce219" table:formula="of:=IF([.A124]-[.$F$21]&lt;=[.B$20];MAX(MAX([.A124]-[.$F$21];0)-[.B$19];0)*[.C$20];([.B$20]-[.B$19])*[.C$20])" office:value-type="float" office:value="21942" calcext:value-type="float">
            <text:p>21,942.00</text:p>
          </table:table-cell>
          <table:table-cell table:style-name="ce219" table:formula="of:=IF([.A124]-[.$F$21]&lt;=[.B$21];MAX(MAX([.A124]-[.$F$21];0)-[.B$20];0)*[.C$21];([.B$21]-[.B$20])*[.C$21])" office:value-type="float" office:value="17528" calcext:value-type="float">
            <text:p>17,528.00</text:p>
          </table:table-cell>
          <table:table-cell table:style-name="ce219" table:formula="of:=IF([.A124]-[.$F$21]&lt;=[.B$22];MAX(MAX([.A124]-[.$F$21])-[.B$21];0)*[.C$22];([.B$22]-[.B$21])*[.C$22])" office:value-type="float" office:value="126918.75" calcext:value-type="float">
            <text:p>126,918.75</text:p>
          </table:table-cell>
          <table:table-cell table:style-name="ce219" table:formula="of:=IF([.A124]-[.$F$21]&lt;=[.B$23];MAX(MAX([.A124]-[.$F$21];0)-[.B$22];0)*[.C$23];([.B$23]-[.B$22])*[.C$23])" office:value-type="float" office:value="81640.5" calcext:value-type="float">
            <text:p>81,640.50</text:p>
          </table:table-cell>
          <table:table-cell table:style-name="ce276" table:formula="of:=SUM([.C124:.H124])" office:value-type="float" office:value="264037.75" calcext:value-type="float">
            <text:p>264,037.75</text:p>
          </table:table-cell>
          <table:table-cell table:style-name="ce219" table:formula="of:=IF([.A124]&lt;[.E$7];[.A124]*([.E$3]+[.E$5]);IF([.A124]&gt;=[.E$8];[.A124]*[.E$9];0))" office:value-type="float" office:value="7740" calcext:value-type="float">
            <text:p>7,740.00</text:p>
          </table:table-cell>
          <table:table-cell table:style-name="ce219" table:formula="of:=[.I124]+[.J124]" office:value-type="float" office:value="271777.75" calcext:value-type="float">
            <text:p>271,777.75</text:p>
          </table:table-cell>
          <table:table-cell table:style-name="ce276" table:formula="of:=[.A124]-[.K124]" office:value-type="float" office:value="588222.25" calcext:value-type="float">
            <text:p>588,222.25</text:p>
          </table:table-cell>
          <table:table-cell table:style-name="ce219" table:formula="of:=[.A124]+[.J124]" office:value-type="float" office:value="867740" calcext:value-type="float">
            <text:p>867,740.00</text:p>
          </table:table-cell>
          <table:table-cell table:style-name="ce219" table:formula="of:=2*[.I$4]" office:value-type="float" office:value="40000" calcext:value-type="float">
            <text:p>40,000.00</text:p>
          </table:table-cell>
          <table:table-cell table:style-name="ce219" table:formula="of:=[.M124]+[.N124]" office:value-type="float" office:value="907740" calcext:value-type="float">
            <text:p>907,740.00</text:p>
          </table:table-cell>
          <table:table-cell table:style-name="ce219" table:formula="of:=[.O124]*[.I$2]" office:value-type="float" office:value="308631.6" calcext:value-type="float">
            <text:p>308,631.60</text:p>
          </table:table-cell>
          <table:table-cell table:style-name="ce276" table:formula="of:=[.O124]-[.P124]" office:value-type="float" office:value="599108.4" calcext:value-type="float">
            <text:p>599,108.40</text:p>
          </table:table-cell>
          <table:table-cell table:number-columns-repeated="16332"/>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11335.55" calcext:value-type="currency">
            <text:p>$11,336 </text:p>
          </table:table-cell>
          <table:table-cell table:style-name="ce238" table:formula="of:=IF(([.A125]-[.$F$21])&lt;=[.B$18];MAX(MAX([.A125]-[.$F$21];0)-[.B$17];0)*[.C$18];([.B$18]-[.B$17])*[.C$18])" office:value-type="float" office:value="4266" calcext:value-type="float">
            <text:p>4,266.00</text:p>
          </table:table-cell>
          <table:table-cell table:style-name="ce219" table:formula="of:=IF([.A125]-[.$F$21]&lt;=[.B$19];MAX(MAX([.A125]-[.$F$21];0)-[.B$18];0)*[.C$19];([.B$19]-[.B$18])*[.C$19])" office:value-type="float" office:value="11742.5" calcext:value-type="float">
            <text:p>11,742.50</text:p>
          </table:table-cell>
          <table:table-cell table:style-name="ce219" table:formula="of:=IF([.A125]-[.$F$21]&lt;=[.B$20];MAX(MAX([.A125]-[.$F$21];0)-[.B$19];0)*[.C$20];([.B$20]-[.B$19])*[.C$20])" office:value-type="float" office:value="21942" calcext:value-type="float">
            <text:p>21,942.00</text:p>
          </table:table-cell>
          <table:table-cell table:style-name="ce219" table:formula="of:=IF([.A125]-[.$F$21]&lt;=[.B$21];MAX(MAX([.A125]-[.$F$21];0)-[.B$20];0)*[.C$21];([.B$21]-[.B$20])*[.C$21])" office:value-type="float" office:value="17528" calcext:value-type="float">
            <text:p>17,528.00</text:p>
          </table:table-cell>
          <table:table-cell table:style-name="ce219" table:formula="of:=IF([.A125]-[.$F$21]&lt;=[.B$22];MAX(MAX([.A125]-[.$F$21])-[.B$21];0)*[.C$22];([.B$22]-[.B$21])*[.C$22])" office:value-type="float" office:value="126918.75" calcext:value-type="float">
            <text:p>126,918.75</text:p>
          </table:table-cell>
          <table:table-cell table:style-name="ce219" table:formula="of:=IF([.A125]-[.$F$21]&lt;=[.B$23];MAX(MAX([.A125]-[.$F$21];0)-[.B$22];0)*[.C$23];([.B$23]-[.B$22])*[.C$23])" office:value-type="float" office:value="85340.5" calcext:value-type="float">
            <text:p>85,340.50</text:p>
          </table:table-cell>
          <table:table-cell table:style-name="ce276" table:formula="of:=SUM([.C125:.H125])" office:value-type="float" office:value="267737.75" calcext:value-type="float">
            <text:p>267,737.75</text:p>
          </table:table-cell>
          <table:table-cell table:style-name="ce219" table:formula="of:=IF([.A125]&lt;[.E$7];[.A125]*([.E$3]+[.E$5]);IF([.A125]&gt;=[.E$8];[.A125]*[.E$9];0))" office:value-type="float" office:value="7830" calcext:value-type="float">
            <text:p>7,830.00</text:p>
          </table:table-cell>
          <table:table-cell table:style-name="ce219" table:formula="of:=[.I125]+[.J125]" office:value-type="float" office:value="275567.75" calcext:value-type="float">
            <text:p>275,567.75</text:p>
          </table:table-cell>
          <table:table-cell table:style-name="ce276" table:formula="of:=[.A125]-[.K125]" office:value-type="float" office:value="594432.25" calcext:value-type="float">
            <text:p>594,432.25</text:p>
          </table:table-cell>
          <table:table-cell table:style-name="ce219" table:formula="of:=[.A125]+[.J125]" office:value-type="float" office:value="877830" calcext:value-type="float">
            <text:p>877,830.00</text:p>
          </table:table-cell>
          <table:table-cell table:style-name="ce219" table:formula="of:=2*[.I$4]" office:value-type="float" office:value="40000" calcext:value-type="float">
            <text:p>40,000.00</text:p>
          </table:table-cell>
          <table:table-cell table:style-name="ce219" table:formula="of:=[.M125]+[.N125]" office:value-type="float" office:value="917830" calcext:value-type="float">
            <text:p>917,830.00</text:p>
          </table:table-cell>
          <table:table-cell table:style-name="ce219" table:formula="of:=[.O125]*[.I$2]" office:value-type="float" office:value="312062.2" calcext:value-type="float">
            <text:p>312,062.20</text:p>
          </table:table-cell>
          <table:table-cell table:style-name="ce276" table:formula="of:=[.O125]-[.P125]" office:value-type="float" office:value="605767.8" calcext:value-type="float">
            <text:p>605,767.80</text:p>
          </table:table-cell>
          <table:table-cell table:number-columns-repeated="16332"/>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11784.95" calcext:value-type="currency">
            <text:p>$11,785 </text:p>
          </table:table-cell>
          <table:table-cell table:style-name="ce238" table:formula="of:=IF(([.A126]-[.$F$21])&lt;=[.B$18];MAX(MAX([.A126]-[.$F$21];0)-[.B$17];0)*[.C$18];([.B$18]-[.B$17])*[.C$18])" office:value-type="float" office:value="4266" calcext:value-type="float">
            <text:p>4,266.00</text:p>
          </table:table-cell>
          <table:table-cell table:style-name="ce219" table:formula="of:=IF([.A126]-[.$F$21]&lt;=[.B$19];MAX(MAX([.A126]-[.$F$21];0)-[.B$18];0)*[.C$19];([.B$19]-[.B$18])*[.C$19])" office:value-type="float" office:value="11742.5" calcext:value-type="float">
            <text:p>11,742.50</text:p>
          </table:table-cell>
          <table:table-cell table:style-name="ce219" table:formula="of:=IF([.A126]-[.$F$21]&lt;=[.B$20];MAX(MAX([.A126]-[.$F$21];0)-[.B$19];0)*[.C$20];([.B$20]-[.B$19])*[.C$20])" office:value-type="float" office:value="21942" calcext:value-type="float">
            <text:p>21,942.00</text:p>
          </table:table-cell>
          <table:table-cell table:style-name="ce219" table:formula="of:=IF([.A126]-[.$F$21]&lt;=[.B$21];MAX(MAX([.A126]-[.$F$21];0)-[.B$20];0)*[.C$21];([.B$21]-[.B$20])*[.C$21])" office:value-type="float" office:value="17528" calcext:value-type="float">
            <text:p>17,528.00</text:p>
          </table:table-cell>
          <table:table-cell table:style-name="ce219" table:formula="of:=IF([.A126]-[.$F$21]&lt;=[.B$22];MAX(MAX([.A126]-[.$F$21])-[.B$21];0)*[.C$22];([.B$22]-[.B$21])*[.C$22])" office:value-type="float" office:value="126918.75" calcext:value-type="float">
            <text:p>126,918.75</text:p>
          </table:table-cell>
          <table:table-cell table:style-name="ce219" table:formula="of:=IF([.A126]-[.$F$21]&lt;=[.B$23];MAX(MAX([.A126]-[.$F$21];0)-[.B$22];0)*[.C$23];([.B$23]-[.B$22])*[.C$23])" office:value-type="float" office:value="89040.5" calcext:value-type="float">
            <text:p>89,040.50</text:p>
          </table:table-cell>
          <table:table-cell table:style-name="ce276" table:formula="of:=SUM([.C126:.H126])" office:value-type="float" office:value="271437.75" calcext:value-type="float">
            <text:p>271,437.75</text:p>
          </table:table-cell>
          <table:table-cell table:style-name="ce219" table:formula="of:=IF([.A126]&lt;[.E$7];[.A126]*([.E$3]+[.E$5]);IF([.A126]&gt;=[.E$8];[.A126]*[.E$9];0))" office:value-type="float" office:value="7920" calcext:value-type="float">
            <text:p>7,920.00</text:p>
          </table:table-cell>
          <table:table-cell table:style-name="ce219" table:formula="of:=[.I126]+[.J126]" office:value-type="float" office:value="279357.75" calcext:value-type="float">
            <text:p>279,357.75</text:p>
          </table:table-cell>
          <table:table-cell table:style-name="ce276" table:formula="of:=[.A126]-[.K126]" office:value-type="float" office:value="600642.25" calcext:value-type="float">
            <text:p>600,642.25</text:p>
          </table:table-cell>
          <table:table-cell table:style-name="ce219" table:formula="of:=[.A126]+[.J126]" office:value-type="float" office:value="887920" calcext:value-type="float">
            <text:p>887,920.00</text:p>
          </table:table-cell>
          <table:table-cell table:style-name="ce219" table:formula="of:=2*[.I$4]" office:value-type="float" office:value="40000" calcext:value-type="float">
            <text:p>40,000.00</text:p>
          </table:table-cell>
          <table:table-cell table:style-name="ce219" table:formula="of:=[.M126]+[.N126]" office:value-type="float" office:value="927920" calcext:value-type="float">
            <text:p>927,920.00</text:p>
          </table:table-cell>
          <table:table-cell table:style-name="ce219" table:formula="of:=[.O126]*[.I$2]" office:value-type="float" office:value="315492.8" calcext:value-type="float">
            <text:p>315,492.80</text:p>
          </table:table-cell>
          <table:table-cell table:style-name="ce276" table:formula="of:=[.O126]-[.P126]" office:value-type="float" office:value="612427.2" calcext:value-type="float">
            <text:p>612,427.20</text:p>
          </table:table-cell>
          <table:table-cell table:number-columns-repeated="16332"/>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12234.35" calcext:value-type="currency">
            <text:p>$12,234 </text:p>
          </table:table-cell>
          <table:table-cell table:style-name="ce238" table:formula="of:=IF(([.A127]-[.$F$21])&lt;=[.B$18];MAX(MAX([.A127]-[.$F$21];0)-[.B$17];0)*[.C$18];([.B$18]-[.B$17])*[.C$18])" office:value-type="float" office:value="4266" calcext:value-type="float">
            <text:p>4,266.00</text:p>
          </table:table-cell>
          <table:table-cell table:style-name="ce219" table:formula="of:=IF([.A127]-[.$F$21]&lt;=[.B$19];MAX(MAX([.A127]-[.$F$21];0)-[.B$18];0)*[.C$19];([.B$19]-[.B$18])*[.C$19])" office:value-type="float" office:value="11742.5" calcext:value-type="float">
            <text:p>11,742.50</text:p>
          </table:table-cell>
          <table:table-cell table:style-name="ce219" table:formula="of:=IF([.A127]-[.$F$21]&lt;=[.B$20];MAX(MAX([.A127]-[.$F$21];0)-[.B$19];0)*[.C$20];([.B$20]-[.B$19])*[.C$20])" office:value-type="float" office:value="21942" calcext:value-type="float">
            <text:p>21,942.00</text:p>
          </table:table-cell>
          <table:table-cell table:style-name="ce219" table:formula="of:=IF([.A127]-[.$F$21]&lt;=[.B$21];MAX(MAX([.A127]-[.$F$21];0)-[.B$20];0)*[.C$21];([.B$21]-[.B$20])*[.C$21])" office:value-type="float" office:value="17528" calcext:value-type="float">
            <text:p>17,528.00</text:p>
          </table:table-cell>
          <table:table-cell table:style-name="ce219" table:formula="of:=IF([.A127]-[.$F$21]&lt;=[.B$22];MAX(MAX([.A127]-[.$F$21])-[.B$21];0)*[.C$22];([.B$22]-[.B$21])*[.C$22])" office:value-type="float" office:value="126918.75" calcext:value-type="float">
            <text:p>126,918.75</text:p>
          </table:table-cell>
          <table:table-cell table:style-name="ce219" table:formula="of:=IF([.A127]-[.$F$21]&lt;=[.B$23];MAX(MAX([.A127]-[.$F$21];0)-[.B$22];0)*[.C$23];([.B$23]-[.B$22])*[.C$23])" office:value-type="float" office:value="92740.5" calcext:value-type="float">
            <text:p>92,740.50</text:p>
          </table:table-cell>
          <table:table-cell table:style-name="ce276" table:formula="of:=SUM([.C127:.H127])" office:value-type="float" office:value="275137.75" calcext:value-type="float">
            <text:p>275,137.75</text:p>
          </table:table-cell>
          <table:table-cell table:style-name="ce219" table:formula="of:=IF([.A127]&lt;[.E$7];[.A127]*([.E$3]+[.E$5]);IF([.A127]&gt;=[.E$8];[.A127]*[.E$9];0))" office:value-type="float" office:value="8010" calcext:value-type="float">
            <text:p>8,010.00</text:p>
          </table:table-cell>
          <table:table-cell table:style-name="ce219" table:formula="of:=[.I127]+[.J127]" office:value-type="float" office:value="283147.75" calcext:value-type="float">
            <text:p>283,147.75</text:p>
          </table:table-cell>
          <table:table-cell table:style-name="ce276" table:formula="of:=[.A127]-[.K127]" office:value-type="float" office:value="606852.25" calcext:value-type="float">
            <text:p>606,852.25</text:p>
          </table:table-cell>
          <table:table-cell table:style-name="ce219" table:formula="of:=[.A127]+[.J127]" office:value-type="float" office:value="898010" calcext:value-type="float">
            <text:p>898,010.00</text:p>
          </table:table-cell>
          <table:table-cell table:style-name="ce219" table:formula="of:=2*[.I$4]" office:value-type="float" office:value="40000" calcext:value-type="float">
            <text:p>40,000.00</text:p>
          </table:table-cell>
          <table:table-cell table:style-name="ce219" table:formula="of:=[.M127]+[.N127]" office:value-type="float" office:value="938010" calcext:value-type="float">
            <text:p>938,010.00</text:p>
          </table:table-cell>
          <table:table-cell table:style-name="ce219" table:formula="of:=[.O127]*[.I$2]" office:value-type="float" office:value="318923.4" calcext:value-type="float">
            <text:p>318,923.40</text:p>
          </table:table-cell>
          <table:table-cell table:style-name="ce276" table:formula="of:=[.O127]-[.P127]" office:value-type="float" office:value="619086.6" calcext:value-type="float">
            <text:p>619,086.60</text:p>
          </table:table-cell>
          <table:table-cell table:number-columns-repeated="16332"/>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12683.75" calcext:value-type="currency">
            <text:p>$12,684 </text:p>
          </table:table-cell>
          <table:table-cell table:style-name="ce238" table:formula="of:=IF(([.A128]-[.$F$21])&lt;=[.B$18];MAX(MAX([.A128]-[.$F$21];0)-[.B$17];0)*[.C$18];([.B$18]-[.B$17])*[.C$18])" office:value-type="float" office:value="4266" calcext:value-type="float">
            <text:p>4,266.00</text:p>
          </table:table-cell>
          <table:table-cell table:style-name="ce219" table:formula="of:=IF([.A128]-[.$F$21]&lt;=[.B$19];MAX(MAX([.A128]-[.$F$21];0)-[.B$18];0)*[.C$19];([.B$19]-[.B$18])*[.C$19])" office:value-type="float" office:value="11742.5" calcext:value-type="float">
            <text:p>11,742.50</text:p>
          </table:table-cell>
          <table:table-cell table:style-name="ce219" table:formula="of:=IF([.A128]-[.$F$21]&lt;=[.B$20];MAX(MAX([.A128]-[.$F$21];0)-[.B$19];0)*[.C$20];([.B$20]-[.B$19])*[.C$20])" office:value-type="float" office:value="21942" calcext:value-type="float">
            <text:p>21,942.00</text:p>
          </table:table-cell>
          <table:table-cell table:style-name="ce219" table:formula="of:=IF([.A128]-[.$F$21]&lt;=[.B$21];MAX(MAX([.A128]-[.$F$21];0)-[.B$20];0)*[.C$21];([.B$21]-[.B$20])*[.C$21])" office:value-type="float" office:value="17528" calcext:value-type="float">
            <text:p>17,528.00</text:p>
          </table:table-cell>
          <table:table-cell table:style-name="ce219" table:formula="of:=IF([.A128]-[.$F$21]&lt;=[.B$22];MAX(MAX([.A128]-[.$F$21])-[.B$21];0)*[.C$22];([.B$22]-[.B$21])*[.C$22])" office:value-type="float" office:value="126918.75" calcext:value-type="float">
            <text:p>126,918.75</text:p>
          </table:table-cell>
          <table:table-cell table:style-name="ce219" table:formula="of:=IF([.A128]-[.$F$21]&lt;=[.B$23];MAX(MAX([.A128]-[.$F$21];0)-[.B$22];0)*[.C$23];([.B$23]-[.B$22])*[.C$23])" office:value-type="float" office:value="96440.5" calcext:value-type="float">
            <text:p>96,440.50</text:p>
          </table:table-cell>
          <table:table-cell table:style-name="ce276" table:formula="of:=SUM([.C128:.H128])" office:value-type="float" office:value="278837.75" calcext:value-type="float">
            <text:p>278,837.75</text:p>
          </table:table-cell>
          <table:table-cell table:style-name="ce219" table:formula="of:=IF([.A128]&lt;[.E$7];[.A128]*([.E$3]+[.E$5]);IF([.A128]&gt;=[.E$8];[.A128]*[.E$9];0))" office:value-type="float" office:value="8100" calcext:value-type="float">
            <text:p>8,100.00</text:p>
          </table:table-cell>
          <table:table-cell table:style-name="ce219" table:formula="of:=[.I128]+[.J128]" office:value-type="float" office:value="286937.75" calcext:value-type="float">
            <text:p>286,937.75</text:p>
          </table:table-cell>
          <table:table-cell table:style-name="ce276" table:formula="of:=[.A128]-[.K128]" office:value-type="float" office:value="613062.25" calcext:value-type="float">
            <text:p>613,062.25</text:p>
          </table:table-cell>
          <table:table-cell table:style-name="ce219" table:formula="of:=[.A128]+[.J128]" office:value-type="float" office:value="908100" calcext:value-type="float">
            <text:p>908,100.00</text:p>
          </table:table-cell>
          <table:table-cell table:style-name="ce219" table:formula="of:=2*[.I$4]" office:value-type="float" office:value="40000" calcext:value-type="float">
            <text:p>40,000.00</text:p>
          </table:table-cell>
          <table:table-cell table:style-name="ce219" table:formula="of:=[.M128]+[.N128]" office:value-type="float" office:value="948100" calcext:value-type="float">
            <text:p>948,100.00</text:p>
          </table:table-cell>
          <table:table-cell table:style-name="ce219" table:formula="of:=[.O128]*[.I$2]" office:value-type="float" office:value="322354" calcext:value-type="float">
            <text:p>322,354.00</text:p>
          </table:table-cell>
          <table:table-cell table:style-name="ce276" table:formula="of:=[.O128]-[.P128]" office:value-type="float" office:value="625746" calcext:value-type="float">
            <text:p>625,746.00</text:p>
          </table:table-cell>
          <table:table-cell table:number-columns-repeated="16332"/>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13133.1499999999" calcext:value-type="currency">
            <text:p>$13,133 </text:p>
          </table:table-cell>
          <table:table-cell table:style-name="ce238" table:formula="of:=IF(([.A129]-[.$F$21])&lt;=[.B$18];MAX(MAX([.A129]-[.$F$21];0)-[.B$17];0)*[.C$18];([.B$18]-[.B$17])*[.C$18])" office:value-type="float" office:value="4266" calcext:value-type="float">
            <text:p>4,266.00</text:p>
          </table:table-cell>
          <table:table-cell table:style-name="ce219" table:formula="of:=IF([.A129]-[.$F$21]&lt;=[.B$19];MAX(MAX([.A129]-[.$F$21];0)-[.B$18];0)*[.C$19];([.B$19]-[.B$18])*[.C$19])" office:value-type="float" office:value="11742.5" calcext:value-type="float">
            <text:p>11,742.50</text:p>
          </table:table-cell>
          <table:table-cell table:style-name="ce219" table:formula="of:=IF([.A129]-[.$F$21]&lt;=[.B$20];MAX(MAX([.A129]-[.$F$21];0)-[.B$19];0)*[.C$20];([.B$20]-[.B$19])*[.C$20])" office:value-type="float" office:value="21942" calcext:value-type="float">
            <text:p>21,942.00</text:p>
          </table:table-cell>
          <table:table-cell table:style-name="ce219" table:formula="of:=IF([.A129]-[.$F$21]&lt;=[.B$21];MAX(MAX([.A129]-[.$F$21];0)-[.B$20];0)*[.C$21];([.B$21]-[.B$20])*[.C$21])" office:value-type="float" office:value="17528" calcext:value-type="float">
            <text:p>17,528.00</text:p>
          </table:table-cell>
          <table:table-cell table:style-name="ce219" table:formula="of:=IF([.A129]-[.$F$21]&lt;=[.B$22];MAX(MAX([.A129]-[.$F$21])-[.B$21];0)*[.C$22];([.B$22]-[.B$21])*[.C$22])" office:value-type="float" office:value="126918.75" calcext:value-type="float">
            <text:p>126,918.75</text:p>
          </table:table-cell>
          <table:table-cell table:style-name="ce219" table:formula="of:=IF([.A129]-[.$F$21]&lt;=[.B$23];MAX(MAX([.A129]-[.$F$21];0)-[.B$22];0)*[.C$23];([.B$23]-[.B$22])*[.C$23])" office:value-type="float" office:value="100140.5" calcext:value-type="float">
            <text:p>100,140.50</text:p>
          </table:table-cell>
          <table:table-cell table:style-name="ce276" table:formula="of:=SUM([.C129:.H129])" office:value-type="float" office:value="282537.75" calcext:value-type="float">
            <text:p>282,537.75</text:p>
          </table:table-cell>
          <table:table-cell table:style-name="ce219" table:formula="of:=IF([.A129]&lt;[.E$7];[.A129]*([.E$3]+[.E$5]);IF([.A129]&gt;=[.E$8];[.A129]*[.E$9];0))" office:value-type="float" office:value="8190" calcext:value-type="float">
            <text:p>8,190.00</text:p>
          </table:table-cell>
          <table:table-cell table:style-name="ce219" table:formula="of:=[.I129]+[.J129]" office:value-type="float" office:value="290727.75" calcext:value-type="float">
            <text:p>290,727.75</text:p>
          </table:table-cell>
          <table:table-cell table:style-name="ce276" table:formula="of:=[.A129]-[.K129]" office:value-type="float" office:value="619272.25" calcext:value-type="float">
            <text:p>619,272.25</text:p>
          </table:table-cell>
          <table:table-cell table:style-name="ce219" table:formula="of:=[.A129]+[.J129]" office:value-type="float" office:value="918190" calcext:value-type="float">
            <text:p>918,190.00</text:p>
          </table:table-cell>
          <table:table-cell table:style-name="ce219" table:formula="of:=2*[.I$4]" office:value-type="float" office:value="40000" calcext:value-type="float">
            <text:p>40,000.00</text:p>
          </table:table-cell>
          <table:table-cell table:style-name="ce219" table:formula="of:=[.M129]+[.N129]" office:value-type="float" office:value="958190" calcext:value-type="float">
            <text:p>958,190.00</text:p>
          </table:table-cell>
          <table:table-cell table:style-name="ce219" table:formula="of:=[.O129]*[.I$2]" office:value-type="float" office:value="325784.6" calcext:value-type="float">
            <text:p>325,784.60</text:p>
          </table:table-cell>
          <table:table-cell table:style-name="ce276" table:formula="of:=[.O129]-[.P129]" office:value-type="float" office:value="632405.4" calcext:value-type="float">
            <text:p>632,405.40</text:p>
          </table:table-cell>
          <table:table-cell table:number-columns-repeated="16332"/>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13582.55" calcext:value-type="currency">
            <text:p>$13,583 </text:p>
          </table:table-cell>
          <table:table-cell table:style-name="ce238" table:formula="of:=IF(([.A130]-[.$F$21])&lt;=[.B$18];MAX(MAX([.A130]-[.$F$21];0)-[.B$17];0)*[.C$18];([.B$18]-[.B$17])*[.C$18])" office:value-type="float" office:value="4266" calcext:value-type="float">
            <text:p>4,266.00</text:p>
          </table:table-cell>
          <table:table-cell table:style-name="ce219" table:formula="of:=IF([.A130]-[.$F$21]&lt;=[.B$19];MAX(MAX([.A130]-[.$F$21];0)-[.B$18];0)*[.C$19];([.B$19]-[.B$18])*[.C$19])" office:value-type="float" office:value="11742.5" calcext:value-type="float">
            <text:p>11,742.50</text:p>
          </table:table-cell>
          <table:table-cell table:style-name="ce219" table:formula="of:=IF([.A130]-[.$F$21]&lt;=[.B$20];MAX(MAX([.A130]-[.$F$21];0)-[.B$19];0)*[.C$20];([.B$20]-[.B$19])*[.C$20])" office:value-type="float" office:value="21942" calcext:value-type="float">
            <text:p>21,942.00</text:p>
          </table:table-cell>
          <table:table-cell table:style-name="ce219" table:formula="of:=IF([.A130]-[.$F$21]&lt;=[.B$21];MAX(MAX([.A130]-[.$F$21];0)-[.B$20];0)*[.C$21];([.B$21]-[.B$20])*[.C$21])" office:value-type="float" office:value="17528" calcext:value-type="float">
            <text:p>17,528.00</text:p>
          </table:table-cell>
          <table:table-cell table:style-name="ce219" table:formula="of:=IF([.A130]-[.$F$21]&lt;=[.B$22];MAX(MAX([.A130]-[.$F$21])-[.B$21];0)*[.C$22];([.B$22]-[.B$21])*[.C$22])" office:value-type="float" office:value="126918.75" calcext:value-type="float">
            <text:p>126,918.75</text:p>
          </table:table-cell>
          <table:table-cell table:style-name="ce219" table:formula="of:=IF([.A130]-[.$F$21]&lt;=[.B$23];MAX(MAX([.A130]-[.$F$21];0)-[.B$22];0)*[.C$23];([.B$23]-[.B$22])*[.C$23])" office:value-type="float" office:value="103840.5" calcext:value-type="float">
            <text:p>103,840.50</text:p>
          </table:table-cell>
          <table:table-cell table:style-name="ce276" table:formula="of:=SUM([.C130:.H130])" office:value-type="float" office:value="286237.75" calcext:value-type="float">
            <text:p>286,237.75</text:p>
          </table:table-cell>
          <table:table-cell table:style-name="ce219" table:formula="of:=IF([.A130]&lt;[.E$7];[.A130]*([.E$3]+[.E$5]);IF([.A130]&gt;=[.E$8];[.A130]*[.E$9];0))" office:value-type="float" office:value="8280" calcext:value-type="float">
            <text:p>8,280.00</text:p>
          </table:table-cell>
          <table:table-cell table:style-name="ce219" table:formula="of:=[.I130]+[.J130]" office:value-type="float" office:value="294517.75" calcext:value-type="float">
            <text:p>294,517.75</text:p>
          </table:table-cell>
          <table:table-cell table:style-name="ce276" table:formula="of:=[.A130]-[.K130]" office:value-type="float" office:value="625482.25" calcext:value-type="float">
            <text:p>625,482.25</text:p>
          </table:table-cell>
          <table:table-cell table:style-name="ce219" table:formula="of:=[.A130]+[.J130]" office:value-type="float" office:value="928280" calcext:value-type="float">
            <text:p>928,280.00</text:p>
          </table:table-cell>
          <table:table-cell table:style-name="ce219" table:formula="of:=2*[.I$4]" office:value-type="float" office:value="40000" calcext:value-type="float">
            <text:p>40,000.00</text:p>
          </table:table-cell>
          <table:table-cell table:style-name="ce219" table:formula="of:=[.M130]+[.N130]" office:value-type="float" office:value="968280" calcext:value-type="float">
            <text:p>968,280.00</text:p>
          </table:table-cell>
          <table:table-cell table:style-name="ce219" table:formula="of:=[.O130]*[.I$2]" office:value-type="float" office:value="329215.2" calcext:value-type="float">
            <text:p>329,215.20</text:p>
          </table:table-cell>
          <table:table-cell table:style-name="ce276" table:formula="of:=[.O130]-[.P130]" office:value-type="float" office:value="639064.8" calcext:value-type="float">
            <text:p>639,064.80</text:p>
          </table:table-cell>
          <table:table-cell table:number-columns-repeated="16332"/>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14031.95" calcext:value-type="currency">
            <text:p>$14,032 </text:p>
          </table:table-cell>
          <table:table-cell table:style-name="ce238" table:formula="of:=IF(([.A131]-[.$F$21])&lt;=[.B$18];MAX(MAX([.A131]-[.$F$21];0)-[.B$17];0)*[.C$18];([.B$18]-[.B$17])*[.C$18])" office:value-type="float" office:value="4266" calcext:value-type="float">
            <text:p>4,266.00</text:p>
          </table:table-cell>
          <table:table-cell table:style-name="ce219" table:formula="of:=IF([.A131]-[.$F$21]&lt;=[.B$19];MAX(MAX([.A131]-[.$F$21];0)-[.B$18];0)*[.C$19];([.B$19]-[.B$18])*[.C$19])" office:value-type="float" office:value="11742.5" calcext:value-type="float">
            <text:p>11,742.50</text:p>
          </table:table-cell>
          <table:table-cell table:style-name="ce219" table:formula="of:=IF([.A131]-[.$F$21]&lt;=[.B$20];MAX(MAX([.A131]-[.$F$21];0)-[.B$19];0)*[.C$20];([.B$20]-[.B$19])*[.C$20])" office:value-type="float" office:value="21942" calcext:value-type="float">
            <text:p>21,942.00</text:p>
          </table:table-cell>
          <table:table-cell table:style-name="ce219" table:formula="of:=IF([.A131]-[.$F$21]&lt;=[.B$21];MAX(MAX([.A131]-[.$F$21];0)-[.B$20];0)*[.C$21];([.B$21]-[.B$20])*[.C$21])" office:value-type="float" office:value="17528" calcext:value-type="float">
            <text:p>17,528.00</text:p>
          </table:table-cell>
          <table:table-cell table:style-name="ce219" table:formula="of:=IF([.A131]-[.$F$21]&lt;=[.B$22];MAX(MAX([.A131]-[.$F$21])-[.B$21];0)*[.C$22];([.B$22]-[.B$21])*[.C$22])" office:value-type="float" office:value="126918.75" calcext:value-type="float">
            <text:p>126,918.75</text:p>
          </table:table-cell>
          <table:table-cell table:style-name="ce219" table:formula="of:=IF([.A131]-[.$F$21]&lt;=[.B$23];MAX(MAX([.A131]-[.$F$21];0)-[.B$22];0)*[.C$23];([.B$23]-[.B$22])*[.C$23])" office:value-type="float" office:value="107540.5" calcext:value-type="float">
            <text:p>107,540.50</text:p>
          </table:table-cell>
          <table:table-cell table:style-name="ce276" table:formula="of:=SUM([.C131:.H131])" office:value-type="float" office:value="289937.75" calcext:value-type="float">
            <text:p>289,937.75</text:p>
          </table:table-cell>
          <table:table-cell table:style-name="ce219" table:formula="of:=IF([.A131]&lt;[.E$7];[.A131]*([.E$3]+[.E$5]);IF([.A131]&gt;=[.E$8];[.A131]*[.E$9];0))" office:value-type="float" office:value="8370" calcext:value-type="float">
            <text:p>8,370.00</text:p>
          </table:table-cell>
          <table:table-cell table:style-name="ce219" table:formula="of:=[.I131]+[.J131]" office:value-type="float" office:value="298307.75" calcext:value-type="float">
            <text:p>298,307.75</text:p>
          </table:table-cell>
          <table:table-cell table:style-name="ce276" table:formula="of:=[.A131]-[.K131]" office:value-type="float" office:value="631692.25" calcext:value-type="float">
            <text:p>631,692.25</text:p>
          </table:table-cell>
          <table:table-cell table:style-name="ce219" table:formula="of:=[.A131]+[.J131]" office:value-type="float" office:value="938370" calcext:value-type="float">
            <text:p>938,370.00</text:p>
          </table:table-cell>
          <table:table-cell table:style-name="ce219" table:formula="of:=2*[.I$4]" office:value-type="float" office:value="40000" calcext:value-type="float">
            <text:p>40,000.00</text:p>
          </table:table-cell>
          <table:table-cell table:style-name="ce219" table:formula="of:=[.M131]+[.N131]" office:value-type="float" office:value="978370" calcext:value-type="float">
            <text:p>978,370.00</text:p>
          </table:table-cell>
          <table:table-cell table:style-name="ce219" table:formula="of:=[.O131]*[.I$2]" office:value-type="float" office:value="332645.8" calcext:value-type="float">
            <text:p>332,645.80</text:p>
          </table:table-cell>
          <table:table-cell table:style-name="ce276" table:formula="of:=[.O131]-[.P131]" office:value-type="float" office:value="645724.2" calcext:value-type="float">
            <text:p>645,724.20</text:p>
          </table:table-cell>
          <table:table-cell table:number-columns-repeated="16332"/>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14481.35" calcext:value-type="currency">
            <text:p>$14,481 </text:p>
          </table:table-cell>
          <table:table-cell table:style-name="ce238" table:formula="of:=IF(([.A132]-[.$F$21])&lt;=[.B$18];MAX(MAX([.A132]-[.$F$21];0)-[.B$17];0)*[.C$18];([.B$18]-[.B$17])*[.C$18])" office:value-type="float" office:value="4266" calcext:value-type="float">
            <text:p>4,266.00</text:p>
          </table:table-cell>
          <table:table-cell table:style-name="ce219" table:formula="of:=IF([.A132]-[.$F$21]&lt;=[.B$19];MAX(MAX([.A132]-[.$F$21];0)-[.B$18];0)*[.C$19];([.B$19]-[.B$18])*[.C$19])" office:value-type="float" office:value="11742.5" calcext:value-type="float">
            <text:p>11,742.50</text:p>
          </table:table-cell>
          <table:table-cell table:style-name="ce219" table:formula="of:=IF([.A132]-[.$F$21]&lt;=[.B$20];MAX(MAX([.A132]-[.$F$21];0)-[.B$19];0)*[.C$20];([.B$20]-[.B$19])*[.C$20])" office:value-type="float" office:value="21942" calcext:value-type="float">
            <text:p>21,942.00</text:p>
          </table:table-cell>
          <table:table-cell table:style-name="ce219" table:formula="of:=IF([.A132]-[.$F$21]&lt;=[.B$21];MAX(MAX([.A132]-[.$F$21];0)-[.B$20];0)*[.C$21];([.B$21]-[.B$20])*[.C$21])" office:value-type="float" office:value="17528" calcext:value-type="float">
            <text:p>17,528.00</text:p>
          </table:table-cell>
          <table:table-cell table:style-name="ce219" table:formula="of:=IF([.A132]-[.$F$21]&lt;=[.B$22];MAX(MAX([.A132]-[.$F$21])-[.B$21];0)*[.C$22];([.B$22]-[.B$21])*[.C$22])" office:value-type="float" office:value="126918.75" calcext:value-type="float">
            <text:p>126,918.75</text:p>
          </table:table-cell>
          <table:table-cell table:style-name="ce219" table:formula="of:=IF([.A132]-[.$F$21]&lt;=[.B$23];MAX(MAX([.A132]-[.$F$21];0)-[.B$22];0)*[.C$23];([.B$23]-[.B$22])*[.C$23])" office:value-type="float" office:value="111240.5" calcext:value-type="float">
            <text:p>111,240.50</text:p>
          </table:table-cell>
          <table:table-cell table:style-name="ce276" table:formula="of:=SUM([.C132:.H132])" office:value-type="float" office:value="293637.75" calcext:value-type="float">
            <text:p>293,637.75</text:p>
          </table:table-cell>
          <table:table-cell table:style-name="ce219" table:formula="of:=IF([.A132]&lt;[.E$7];[.A132]*([.E$3]+[.E$5]);IF([.A132]&gt;=[.E$8];[.A132]*[.E$9];0))" office:value-type="float" office:value="8460" calcext:value-type="float">
            <text:p>8,460.00</text:p>
          </table:table-cell>
          <table:table-cell table:style-name="ce219" table:formula="of:=[.I132]+[.J132]" office:value-type="float" office:value="302097.75" calcext:value-type="float">
            <text:p>302,097.75</text:p>
          </table:table-cell>
          <table:table-cell table:style-name="ce276" table:formula="of:=[.A132]-[.K132]" office:value-type="float" office:value="637902.25" calcext:value-type="float">
            <text:p>637,902.25</text:p>
          </table:table-cell>
          <table:table-cell table:style-name="ce219" table:formula="of:=[.A132]+[.J132]" office:value-type="float" office:value="948460" calcext:value-type="float">
            <text:p>948,460.00</text:p>
          </table:table-cell>
          <table:table-cell table:style-name="ce219" table:formula="of:=2*[.I$4]" office:value-type="float" office:value="40000" calcext:value-type="float">
            <text:p>40,000.00</text:p>
          </table:table-cell>
          <table:table-cell table:style-name="ce219" table:formula="of:=[.M132]+[.N132]" office:value-type="float" office:value="988460" calcext:value-type="float">
            <text:p>988,460.00</text:p>
          </table:table-cell>
          <table:table-cell table:style-name="ce219" table:formula="of:=[.O132]*[.I$2]" office:value-type="float" office:value="336076.4" calcext:value-type="float">
            <text:p>336,076.40</text:p>
          </table:table-cell>
          <table:table-cell table:style-name="ce276" table:formula="of:=[.O132]-[.P132]" office:value-type="float" office:value="652383.6" calcext:value-type="float">
            <text:p>652,383.60</text:p>
          </table:table-cell>
          <table:table-cell table:number-columns-repeated="16332"/>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14930.75" calcext:value-type="currency">
            <text:p>$14,931 </text:p>
          </table:table-cell>
          <table:table-cell table:style-name="ce238" table:formula="of:=IF(([.A133]-[.$F$21])&lt;=[.B$18];MAX(MAX([.A133]-[.$F$21];0)-[.B$17];0)*[.C$18];([.B$18]-[.B$17])*[.C$18])" office:value-type="float" office:value="4266" calcext:value-type="float">
            <text:p>4,266.00</text:p>
          </table:table-cell>
          <table:table-cell table:style-name="ce219" table:formula="of:=IF([.A133]-[.$F$21]&lt;=[.B$19];MAX(MAX([.A133]-[.$F$21];0)-[.B$18];0)*[.C$19];([.B$19]-[.B$18])*[.C$19])" office:value-type="float" office:value="11742.5" calcext:value-type="float">
            <text:p>11,742.50</text:p>
          </table:table-cell>
          <table:table-cell table:style-name="ce219" table:formula="of:=IF([.A133]-[.$F$21]&lt;=[.B$20];MAX(MAX([.A133]-[.$F$21];0)-[.B$19];0)*[.C$20];([.B$20]-[.B$19])*[.C$20])" office:value-type="float" office:value="21942" calcext:value-type="float">
            <text:p>21,942.00</text:p>
          </table:table-cell>
          <table:table-cell table:style-name="ce219" table:formula="of:=IF([.A133]-[.$F$21]&lt;=[.B$21];MAX(MAX([.A133]-[.$F$21];0)-[.B$20];0)*[.C$21];([.B$21]-[.B$20])*[.C$21])" office:value-type="float" office:value="17528" calcext:value-type="float">
            <text:p>17,528.00</text:p>
          </table:table-cell>
          <table:table-cell table:style-name="ce219" table:formula="of:=IF([.A133]-[.$F$21]&lt;=[.B$22];MAX(MAX([.A133]-[.$F$21])-[.B$21];0)*[.C$22];([.B$22]-[.B$21])*[.C$22])" office:value-type="float" office:value="126918.75" calcext:value-type="float">
            <text:p>126,918.75</text:p>
          </table:table-cell>
          <table:table-cell table:style-name="ce219" table:formula="of:=IF([.A133]-[.$F$21]&lt;=[.B$23];MAX(MAX([.A133]-[.$F$21];0)-[.B$22];0)*[.C$23];([.B$23]-[.B$22])*[.C$23])" office:value-type="float" office:value="114940.5" calcext:value-type="float">
            <text:p>114,940.50</text:p>
          </table:table-cell>
          <table:table-cell table:style-name="ce276" table:formula="of:=SUM([.C133:.H133])" office:value-type="float" office:value="297337.75" calcext:value-type="float">
            <text:p>297,337.75</text:p>
          </table:table-cell>
          <table:table-cell table:style-name="ce219" table:formula="of:=IF([.A133]&lt;[.E$7];[.A133]*([.E$3]+[.E$5]);IF([.A133]&gt;=[.E$8];[.A133]*[.E$9];0))" office:value-type="float" office:value="8550" calcext:value-type="float">
            <text:p>8,550.00</text:p>
          </table:table-cell>
          <table:table-cell table:style-name="ce219" table:formula="of:=[.I133]+[.J133]" office:value-type="float" office:value="305887.75" calcext:value-type="float">
            <text:p>305,887.75</text:p>
          </table:table-cell>
          <table:table-cell table:style-name="ce276" table:formula="of:=[.A133]-[.K133]" office:value-type="float" office:value="644112.25" calcext:value-type="float">
            <text:p>644,112.25</text:p>
          </table:table-cell>
          <table:table-cell table:style-name="ce219" table:formula="of:=[.A133]+[.J133]" office:value-type="float" office:value="958550" calcext:value-type="float">
            <text:p>958,550.00</text:p>
          </table:table-cell>
          <table:table-cell table:style-name="ce219" table:formula="of:=2*[.I$4]" office:value-type="float" office:value="40000" calcext:value-type="float">
            <text:p>40,000.00</text:p>
          </table:table-cell>
          <table:table-cell table:style-name="ce219" table:formula="of:=[.M133]+[.N133]" office:value-type="float" office:value="998550" calcext:value-type="float">
            <text:p>998,550.00</text:p>
          </table:table-cell>
          <table:table-cell table:style-name="ce219" table:formula="of:=[.O133]*[.I$2]" office:value-type="float" office:value="339507" calcext:value-type="float">
            <text:p>339,507.00</text:p>
          </table:table-cell>
          <table:table-cell table:style-name="ce276" table:formula="of:=[.O133]-[.P133]" office:value-type="float" office:value="659043" calcext:value-type="float">
            <text:p>659,043.00</text:p>
          </table:table-cell>
          <table:table-cell table:number-columns-repeated="16332"/>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15380.1499999999" calcext:value-type="currency">
            <text:p>$15,380 </text:p>
          </table:table-cell>
          <table:table-cell table:style-name="ce238" table:formula="of:=IF(([.A134]-[.$F$21])&lt;=[.B$18];MAX(MAX([.A134]-[.$F$21];0)-[.B$17];0)*[.C$18];([.B$18]-[.B$17])*[.C$18])" office:value-type="float" office:value="4266" calcext:value-type="float">
            <text:p>4,266.00</text:p>
          </table:table-cell>
          <table:table-cell table:style-name="ce219" table:formula="of:=IF([.A134]-[.$F$21]&lt;=[.B$19];MAX(MAX([.A134]-[.$F$21];0)-[.B$18];0)*[.C$19];([.B$19]-[.B$18])*[.C$19])" office:value-type="float" office:value="11742.5" calcext:value-type="float">
            <text:p>11,742.50</text:p>
          </table:table-cell>
          <table:table-cell table:style-name="ce219" table:formula="of:=IF([.A134]-[.$F$21]&lt;=[.B$20];MAX(MAX([.A134]-[.$F$21];0)-[.B$19];0)*[.C$20];([.B$20]-[.B$19])*[.C$20])" office:value-type="float" office:value="21942" calcext:value-type="float">
            <text:p>21,942.00</text:p>
          </table:table-cell>
          <table:table-cell table:style-name="ce219" table:formula="of:=IF([.A134]-[.$F$21]&lt;=[.B$21];MAX(MAX([.A134]-[.$F$21];0)-[.B$20];0)*[.C$21];([.B$21]-[.B$20])*[.C$21])" office:value-type="float" office:value="17528" calcext:value-type="float">
            <text:p>17,528.00</text:p>
          </table:table-cell>
          <table:table-cell table:style-name="ce219" table:formula="of:=IF([.A134]-[.$F$21]&lt;=[.B$22];MAX(MAX([.A134]-[.$F$21])-[.B$21];0)*[.C$22];([.B$22]-[.B$21])*[.C$22])" office:value-type="float" office:value="126918.75" calcext:value-type="float">
            <text:p>126,918.75</text:p>
          </table:table-cell>
          <table:table-cell table:style-name="ce219" table:formula="of:=IF([.A134]-[.$F$21]&lt;=[.B$23];MAX(MAX([.A134]-[.$F$21];0)-[.B$22];0)*[.C$23];([.B$23]-[.B$22])*[.C$23])" office:value-type="float" office:value="118640.5" calcext:value-type="float">
            <text:p>118,640.50</text:p>
          </table:table-cell>
          <table:table-cell table:style-name="ce276" table:formula="of:=SUM([.C134:.H134])" office:value-type="float" office:value="301037.75" calcext:value-type="float">
            <text:p>301,037.75</text:p>
          </table:table-cell>
          <table:table-cell table:style-name="ce219" table:formula="of:=IF([.A134]&lt;[.E$7];[.A134]*([.E$3]+[.E$5]);IF([.A134]&gt;=[.E$8];[.A134]*[.E$9];0))" office:value-type="float" office:value="8640" calcext:value-type="float">
            <text:p>8,640.00</text:p>
          </table:table-cell>
          <table:table-cell table:style-name="ce219" table:formula="of:=[.I134]+[.J134]" office:value-type="float" office:value="309677.75" calcext:value-type="float">
            <text:p>309,677.75</text:p>
          </table:table-cell>
          <table:table-cell table:style-name="ce276" table:formula="of:=[.A134]-[.K134]" office:value-type="float" office:value="650322.25" calcext:value-type="float">
            <text:p>650,322.25</text:p>
          </table:table-cell>
          <table:table-cell table:style-name="ce219" table:formula="of:=[.A134]+[.J134]" office:value-type="float" office:value="968640" calcext:value-type="float">
            <text:p>968,640.00</text:p>
          </table:table-cell>
          <table:table-cell table:style-name="ce219" table:formula="of:=2*[.I$4]" office:value-type="float" office:value="40000" calcext:value-type="float">
            <text:p>40,000.00</text:p>
          </table:table-cell>
          <table:table-cell table:style-name="ce219" table:formula="of:=[.M134]+[.N134]" office:value-type="float" office:value="1008640" calcext:value-type="float">
            <text:p>1,008,640.00</text:p>
          </table:table-cell>
          <table:table-cell table:style-name="ce219" table:formula="of:=[.O134]*[.I$2]" office:value-type="float" office:value="342937.6" calcext:value-type="float">
            <text:p>342,937.60</text:p>
          </table:table-cell>
          <table:table-cell table:style-name="ce276" table:formula="of:=[.O134]-[.P134]" office:value-type="float" office:value="665702.4" calcext:value-type="float">
            <text:p>665,702.40</text:p>
          </table:table-cell>
          <table:table-cell table:number-columns-repeated="16332"/>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15829.55" calcext:value-type="currency">
            <text:p>$15,830 </text:p>
          </table:table-cell>
          <table:table-cell table:style-name="ce238" table:formula="of:=IF(([.A135]-[.$F$21])&lt;=[.B$18];MAX(MAX([.A135]-[.$F$21];0)-[.B$17];0)*[.C$18];([.B$18]-[.B$17])*[.C$18])" office:value-type="float" office:value="4266" calcext:value-type="float">
            <text:p>4,266.00</text:p>
          </table:table-cell>
          <table:table-cell table:style-name="ce219" table:formula="of:=IF([.A135]-[.$F$21]&lt;=[.B$19];MAX(MAX([.A135]-[.$F$21];0)-[.B$18];0)*[.C$19];([.B$19]-[.B$18])*[.C$19])" office:value-type="float" office:value="11742.5" calcext:value-type="float">
            <text:p>11,742.50</text:p>
          </table:table-cell>
          <table:table-cell table:style-name="ce219" table:formula="of:=IF([.A135]-[.$F$21]&lt;=[.B$20];MAX(MAX([.A135]-[.$F$21];0)-[.B$19];0)*[.C$20];([.B$20]-[.B$19])*[.C$20])" office:value-type="float" office:value="21942" calcext:value-type="float">
            <text:p>21,942.00</text:p>
          </table:table-cell>
          <table:table-cell table:style-name="ce219" table:formula="of:=IF([.A135]-[.$F$21]&lt;=[.B$21];MAX(MAX([.A135]-[.$F$21];0)-[.B$20];0)*[.C$21];([.B$21]-[.B$20])*[.C$21])" office:value-type="float" office:value="17528" calcext:value-type="float">
            <text:p>17,528.00</text:p>
          </table:table-cell>
          <table:table-cell table:style-name="ce219" table:formula="of:=IF([.A135]-[.$F$21]&lt;=[.B$22];MAX(MAX([.A135]-[.$F$21])-[.B$21];0)*[.C$22];([.B$22]-[.B$21])*[.C$22])" office:value-type="float" office:value="126918.75" calcext:value-type="float">
            <text:p>126,918.75</text:p>
          </table:table-cell>
          <table:table-cell table:style-name="ce219" table:formula="of:=IF([.A135]-[.$F$21]&lt;=[.B$23];MAX(MAX([.A135]-[.$F$21];0)-[.B$22];0)*[.C$23];([.B$23]-[.B$22])*[.C$23])" office:value-type="float" office:value="122340.5" calcext:value-type="float">
            <text:p>122,340.50</text:p>
          </table:table-cell>
          <table:table-cell table:style-name="ce276" table:formula="of:=SUM([.C135:.H135])" office:value-type="float" office:value="304737.75" calcext:value-type="float">
            <text:p>304,737.75</text:p>
          </table:table-cell>
          <table:table-cell table:style-name="ce219" table:formula="of:=IF([.A135]&lt;[.E$7];[.A135]*([.E$3]+[.E$5]);IF([.A135]&gt;=[.E$8];[.A135]*[.E$9];0))" office:value-type="float" office:value="8730" calcext:value-type="float">
            <text:p>8,730.00</text:p>
          </table:table-cell>
          <table:table-cell table:style-name="ce219" table:formula="of:=[.I135]+[.J135]" office:value-type="float" office:value="313467.75" calcext:value-type="float">
            <text:p>313,467.75</text:p>
          </table:table-cell>
          <table:table-cell table:style-name="ce276" table:formula="of:=[.A135]-[.K135]" office:value-type="float" office:value="656532.25" calcext:value-type="float">
            <text:p>656,532.25</text:p>
          </table:table-cell>
          <table:table-cell table:style-name="ce219" table:formula="of:=[.A135]+[.J135]" office:value-type="float" office:value="978730" calcext:value-type="float">
            <text:p>978,730.00</text:p>
          </table:table-cell>
          <table:table-cell table:style-name="ce219" table:formula="of:=2*[.I$4]" office:value-type="float" office:value="40000" calcext:value-type="float">
            <text:p>40,000.00</text:p>
          </table:table-cell>
          <table:table-cell table:style-name="ce219" table:formula="of:=[.M135]+[.N135]" office:value-type="float" office:value="1018730" calcext:value-type="float">
            <text:p>1,018,730.00</text:p>
          </table:table-cell>
          <table:table-cell table:style-name="ce219" table:formula="of:=[.O135]*[.I$2]" office:value-type="float" office:value="346368.2" calcext:value-type="float">
            <text:p>346,368.20</text:p>
          </table:table-cell>
          <table:table-cell table:style-name="ce276" table:formula="of:=[.O135]-[.P135]" office:value-type="float" office:value="672361.8" calcext:value-type="float">
            <text:p>672,361.80</text:p>
          </table:table-cell>
          <table:table-cell table:number-columns-repeated="16332"/>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16278.95" calcext:value-type="currency">
            <text:p>$16,279 </text:p>
          </table:table-cell>
          <table:table-cell table:style-name="ce238" table:formula="of:=IF(([.A136]-[.$F$21])&lt;=[.B$18];MAX(MAX([.A136]-[.$F$21];0)-[.B$17];0)*[.C$18];([.B$18]-[.B$17])*[.C$18])" office:value-type="float" office:value="4266" calcext:value-type="float">
            <text:p>4,266.00</text:p>
          </table:table-cell>
          <table:table-cell table:style-name="ce219" table:formula="of:=IF([.A136]-[.$F$21]&lt;=[.B$19];MAX(MAX([.A136]-[.$F$21];0)-[.B$18];0)*[.C$19];([.B$19]-[.B$18])*[.C$19])" office:value-type="float" office:value="11742.5" calcext:value-type="float">
            <text:p>11,742.50</text:p>
          </table:table-cell>
          <table:table-cell table:style-name="ce219" table:formula="of:=IF([.A136]-[.$F$21]&lt;=[.B$20];MAX(MAX([.A136]-[.$F$21];0)-[.B$19];0)*[.C$20];([.B$20]-[.B$19])*[.C$20])" office:value-type="float" office:value="21942" calcext:value-type="float">
            <text:p>21,942.00</text:p>
          </table:table-cell>
          <table:table-cell table:style-name="ce219" table:formula="of:=IF([.A136]-[.$F$21]&lt;=[.B$21];MAX(MAX([.A136]-[.$F$21];0)-[.B$20];0)*[.C$21];([.B$21]-[.B$20])*[.C$21])" office:value-type="float" office:value="17528" calcext:value-type="float">
            <text:p>17,528.00</text:p>
          </table:table-cell>
          <table:table-cell table:style-name="ce219" table:formula="of:=IF([.A136]-[.$F$21]&lt;=[.B$22];MAX(MAX([.A136]-[.$F$21])-[.B$21];0)*[.C$22];([.B$22]-[.B$21])*[.C$22])" office:value-type="float" office:value="126918.75" calcext:value-type="float">
            <text:p>126,918.75</text:p>
          </table:table-cell>
          <table:table-cell table:style-name="ce219" table:formula="of:=IF([.A136]-[.$F$21]&lt;=[.B$23];MAX(MAX([.A136]-[.$F$21];0)-[.B$22];0)*[.C$23];([.B$23]-[.B$22])*[.C$23])" office:value-type="float" office:value="126040.5" calcext:value-type="float">
            <text:p>126,040.50</text:p>
          </table:table-cell>
          <table:table-cell table:style-name="ce276" table:formula="of:=SUM([.C136:.H136])" office:value-type="float" office:value="308437.75" calcext:value-type="float">
            <text:p>308,437.75</text:p>
          </table:table-cell>
          <table:table-cell table:style-name="ce219" table:formula="of:=IF([.A136]&lt;[.E$7];[.A136]*([.E$3]+[.E$5]);IF([.A136]&gt;=[.E$8];[.A136]*[.E$9];0))" office:value-type="float" office:value="8820" calcext:value-type="float">
            <text:p>8,820.00</text:p>
          </table:table-cell>
          <table:table-cell table:style-name="ce219" table:formula="of:=[.I136]+[.J136]" office:value-type="float" office:value="317257.75" calcext:value-type="float">
            <text:p>317,257.75</text:p>
          </table:table-cell>
          <table:table-cell table:style-name="ce276" table:formula="of:=[.A136]-[.K136]" office:value-type="float" office:value="662742.25" calcext:value-type="float">
            <text:p>662,742.25</text:p>
          </table:table-cell>
          <table:table-cell table:style-name="ce219" table:formula="of:=[.A136]+[.J136]" office:value-type="float" office:value="988820" calcext:value-type="float">
            <text:p>988,820.00</text:p>
          </table:table-cell>
          <table:table-cell table:style-name="ce219" table:formula="of:=2*[.I$4]" office:value-type="float" office:value="40000" calcext:value-type="float">
            <text:p>40,000.00</text:p>
          </table:table-cell>
          <table:table-cell table:style-name="ce219" table:formula="of:=[.M136]+[.N136]" office:value-type="float" office:value="1028820" calcext:value-type="float">
            <text:p>1,028,820.00</text:p>
          </table:table-cell>
          <table:table-cell table:style-name="ce219" table:formula="of:=[.O136]*[.I$2]" office:value-type="float" office:value="349798.8" calcext:value-type="float">
            <text:p>349,798.80</text:p>
          </table:table-cell>
          <table:table-cell table:style-name="ce276" table:formula="of:=[.O136]-[.P136]" office:value-type="float" office:value="679021.2" calcext:value-type="float">
            <text:p>679,021.20</text:p>
          </table:table-cell>
          <table:table-cell table:number-columns-repeated="16332"/>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16728.35" calcext:value-type="currency">
            <text:p>$16,728 </text:p>
          </table:table-cell>
          <table:table-cell table:style-name="ce238" table:formula="of:=IF(([.A137]-[.$F$21])&lt;=[.B$18];MAX(MAX([.A137]-[.$F$21];0)-[.B$17];0)*[.C$18];([.B$18]-[.B$17])*[.C$18])" office:value-type="float" office:value="4266" calcext:value-type="float">
            <text:p>4,266.00</text:p>
          </table:table-cell>
          <table:table-cell table:style-name="ce219" table:formula="of:=IF([.A137]-[.$F$21]&lt;=[.B$19];MAX(MAX([.A137]-[.$F$21];0)-[.B$18];0)*[.C$19];([.B$19]-[.B$18])*[.C$19])" office:value-type="float" office:value="11742.5" calcext:value-type="float">
            <text:p>11,742.50</text:p>
          </table:table-cell>
          <table:table-cell table:style-name="ce219" table:formula="of:=IF([.A137]-[.$F$21]&lt;=[.B$20];MAX(MAX([.A137]-[.$F$21];0)-[.B$19];0)*[.C$20];([.B$20]-[.B$19])*[.C$20])" office:value-type="float" office:value="21942" calcext:value-type="float">
            <text:p>21,942.00</text:p>
          </table:table-cell>
          <table:table-cell table:style-name="ce219" table:formula="of:=IF([.A137]-[.$F$21]&lt;=[.B$21];MAX(MAX([.A137]-[.$F$21];0)-[.B$20];0)*[.C$21];([.B$21]-[.B$20])*[.C$21])" office:value-type="float" office:value="17528" calcext:value-type="float">
            <text:p>17,528.00</text:p>
          </table:table-cell>
          <table:table-cell table:style-name="ce219" table:formula="of:=IF([.A137]-[.$F$21]&lt;=[.B$22];MAX(MAX([.A137]-[.$F$21])-[.B$21];0)*[.C$22];([.B$22]-[.B$21])*[.C$22])" office:value-type="float" office:value="126918.75" calcext:value-type="float">
            <text:p>126,918.75</text:p>
          </table:table-cell>
          <table:table-cell table:style-name="ce219" table:formula="of:=IF([.A137]-[.$F$21]&lt;=[.B$23];MAX(MAX([.A137]-[.$F$21];0)-[.B$22];0)*[.C$23];([.B$23]-[.B$22])*[.C$23])" office:value-type="float" office:value="129740.5" calcext:value-type="float">
            <text:p>129,740.50</text:p>
          </table:table-cell>
          <table:table-cell table:style-name="ce276" table:formula="of:=SUM([.C137:.H137])" office:value-type="float" office:value="312137.75" calcext:value-type="float">
            <text:p>312,137.75</text:p>
          </table:table-cell>
          <table:table-cell table:style-name="ce219" table:formula="of:=IF([.A137]&lt;[.E$7];[.A137]*([.E$3]+[.E$5]);IF([.A137]&gt;=[.E$8];[.A137]*[.E$9];0))" office:value-type="float" office:value="8910" calcext:value-type="float">
            <text:p>8,910.00</text:p>
          </table:table-cell>
          <table:table-cell table:style-name="ce219" table:formula="of:=[.I137]+[.J137]" office:value-type="float" office:value="321047.75" calcext:value-type="float">
            <text:p>321,047.75</text:p>
          </table:table-cell>
          <table:table-cell table:style-name="ce276" table:formula="of:=[.A137]-[.K137]" office:value-type="float" office:value="668952.25" calcext:value-type="float">
            <text:p>668,952.25</text:p>
          </table:table-cell>
          <table:table-cell table:style-name="ce219" table:formula="of:=[.A137]+[.J137]" office:value-type="float" office:value="998910" calcext:value-type="float">
            <text:p>998,910.00</text:p>
          </table:table-cell>
          <table:table-cell table:style-name="ce219" table:formula="of:=2*[.I$4]" office:value-type="float" office:value="40000" calcext:value-type="float">
            <text:p>40,000.00</text:p>
          </table:table-cell>
          <table:table-cell table:style-name="ce219" table:formula="of:=[.M137]+[.N137]" office:value-type="float" office:value="1038910" calcext:value-type="float">
            <text:p>1,038,910.00</text:p>
          </table:table-cell>
          <table:table-cell table:style-name="ce219" table:formula="of:=[.O137]*[.I$2]" office:value-type="float" office:value="353229.4" calcext:value-type="float">
            <text:p>353,229.40</text:p>
          </table:table-cell>
          <table:table-cell table:style-name="ce276" table:formula="of:=[.O137]-[.P137]" office:value-type="float" office:value="685680.6" calcext:value-type="float">
            <text:p>685,680.60</text:p>
          </table:table-cell>
          <table:table-cell table:number-columns-repeated="16332"/>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17177.75" calcext:value-type="currency">
            <text:p>$17,178 </text:p>
          </table:table-cell>
          <table:table-cell table:style-name="ce238" table:formula="of:=IF(([.A138]-[.$F$21])&lt;=[.B$18];MAX(MAX([.A138]-[.$F$21];0)-[.B$17];0)*[.C$18];([.B$18]-[.B$17])*[.C$18])" office:value-type="float" office:value="4266" calcext:value-type="float">
            <text:p>4,266.00</text:p>
          </table:table-cell>
          <table:table-cell table:style-name="ce219" table:formula="of:=IF([.A138]-[.$F$21]&lt;=[.B$19];MAX(MAX([.A138]-[.$F$21];0)-[.B$18];0)*[.C$19];([.B$19]-[.B$18])*[.C$19])" office:value-type="float" office:value="11742.5" calcext:value-type="float">
            <text:p>11,742.50</text:p>
          </table:table-cell>
          <table:table-cell table:style-name="ce219" table:formula="of:=IF([.A138]-[.$F$21]&lt;=[.B$20];MAX(MAX([.A138]-[.$F$21];0)-[.B$19];0)*[.C$20];([.B$20]-[.B$19])*[.C$20])" office:value-type="float" office:value="21942" calcext:value-type="float">
            <text:p>21,942.00</text:p>
          </table:table-cell>
          <table:table-cell table:style-name="ce219" table:formula="of:=IF([.A138]-[.$F$21]&lt;=[.B$21];MAX(MAX([.A138]-[.$F$21];0)-[.B$20];0)*[.C$21];([.B$21]-[.B$20])*[.C$21])" office:value-type="float" office:value="17528" calcext:value-type="float">
            <text:p>17,528.00</text:p>
          </table:table-cell>
          <table:table-cell table:style-name="ce219" table:formula="of:=IF([.A138]-[.$F$21]&lt;=[.B$22];MAX(MAX([.A138]-[.$F$21])-[.B$21];0)*[.C$22];([.B$22]-[.B$21])*[.C$22])" office:value-type="float" office:value="126918.75" calcext:value-type="float">
            <text:p>126,918.75</text:p>
          </table:table-cell>
          <table:table-cell table:style-name="ce219" table:formula="of:=IF([.A138]-[.$F$21]&lt;=[.B$23];MAX(MAX([.A138]-[.$F$21];0)-[.B$22];0)*[.C$23];([.B$23]-[.B$22])*[.C$23])" office:value-type="float" office:value="133440.5" calcext:value-type="float">
            <text:p>133,440.50</text:p>
          </table:table-cell>
          <table:table-cell table:style-name="ce277" table:formula="of:=SUM([.C138:.H138])" office:value-type="float" office:value="315837.75" calcext:value-type="float">
            <text:p>315,837.75</text:p>
          </table:table-cell>
          <table:table-cell table:style-name="ce220" table:formula="of:=IF([.A138]&lt;[.E$7];[.A138]*([.E$3]+[.E$5]);IF([.A138]&gt;=[.E$8];[.A138]*[.E$9];0))" office:value-type="float" office:value="9000" calcext:value-type="float">
            <text:p>9,000.00</text:p>
          </table:table-cell>
          <table:table-cell table:style-name="ce220" table:formula="of:=[.I138]+[.J138]" office:value-type="float" office:value="324837.75" calcext:value-type="float">
            <text:p>324,837.75</text:p>
          </table:table-cell>
          <table:table-cell table:style-name="ce277" table:formula="of:=[.A138]-[.K138]" office:value-type="float" office:value="675162.25" calcext:value-type="float">
            <text:p>675,162.25</text:p>
          </table:table-cell>
          <table:table-cell table:style-name="ce219" table:formula="of:=[.A138]+[.J138]" office:value-type="float" office:value="1009000" calcext:value-type="float">
            <text:p>1,009,000.00</text:p>
          </table:table-cell>
          <table:table-cell table:style-name="ce219" table:formula="of:=2*[.I$4]" office:value-type="float" office:value="40000" calcext:value-type="float">
            <text:p>40,000.00</text:p>
          </table:table-cell>
          <table:table-cell table:style-name="ce219" table:formula="of:=[.M138]+[.N138]" office:value-type="float" office:value="1049000" calcext:value-type="float">
            <text:p>1,049,000.00</text:p>
          </table:table-cell>
          <table:table-cell table:style-name="ce219" table:formula="of:=[.O138]*[.I$2]" office:value-type="float" office:value="356660" calcext:value-type="float">
            <text:p>356,660.00</text:p>
          </table:table-cell>
          <table:table-cell table:style-name="ce276" table:formula="of:=[.O138]-[.P138]" office:value-type="float" office:value="692340" calcext:value-type="float">
            <text:p>692,340.00</text:p>
          </table:table-cell>
          <table:table-cell table:number-columns-repeated="16332"/>
          <table:table-cell table:style-name="Default" table:number-columns-repeated="35"/>
        </table:table-row>
        <table:table-row table:style-name="ro2">
          <table:table-cell table:number-columns-repeated="2"/>
          <table:table-cell table:style-name="ce216"/>
          <table:table-cell table:style-name="ce29"/>
          <table:table-cell table:style-name="ce239"/>
          <table:table-cell table:style-name="ce251"/>
          <table:table-cell table:style-name="ce260" table:number-columns-repeated="2"/>
          <table:table-cell table:style-name="ce239"/>
          <table:table-cell/>
          <table:table-cell table:style-name="ce278" table:number-columns-repeated="2"/>
          <table:table-cell table:number-columns-repeated="16337"/>
          <table:table-cell table:style-name="Default" table:number-columns-repeated="35"/>
        </table:table-row>
        <table:table-row table:style-name="ro2" table:number-rows-repeated="123">
          <table:table-cell/>
          <table:table-cell table:style-name="ce29"/>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HeadOfHousehold" table:style-name="ta1">
        <table:table-column table:style-name="co1" table:default-cell-style-name="ce216"/>
        <table:table-column table:style-name="co2" table:default-cell-style-name="ce216"/>
        <table:table-column table:style-name="co3" table:default-cell-style-name="ce239"/>
        <table:table-column table:style-name="co3" table:default-cell-style-name="ce251"/>
        <table:table-column table:style-name="co3" table:default-cell-style-name="ce260"/>
        <table:table-column table:style-name="co4" table:default-cell-style-name="ce260"/>
        <table:table-column table:style-name="co4" table:number-columns-repeated="2" table:default-cell-style-name="ce239"/>
        <table:table-column table:style-name="co4" table:default-cell-style-name="ce278"/>
        <table:table-column table:style-name="co3" table:number-columns-repeated="3" table:default-cell-style-name="ce239"/>
        <table:table-column table:style-name="co5" table:default-cell-style-name="ce239"/>
        <table:table-column table:style-name="co3" table:number-columns-repeated="4" table:default-cell-style-name="ce239"/>
        <table:table-column table:style-name="co6" table:number-columns-repeated="16332" table:default-cell-style-name="ce286"/>
        <table:table-column table:style-name="co6" table:number-columns-repeated="35"/>
        <table:table-row table:style-name="ro1">
          <table:table-cell table:style-name="ce201"/>
          <table:table-cell table:style-name="ce17" table:number-columns-repeated="2"/>
          <table:table-cell table:style-name="ce240"/>
          <table:table-cell table:style-name="ce252"/>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2" office:value-type="string" calcext:value-type="string">
            <text:p>Payroll Tax Facts from: <text:a xlink:href="https://www.irs.gov/taxtopics/tc751" xlink:type="simple">https://www.irs.gov/taxtopics/tc751</text:a> (Last accessed 9/5/2025)</text:p>
          </table:table-cell>
          <table:table-cell table:style-name="ce218" table:number-columns-repeated="2"/>
          <table:table-cell table:style-name="ce240"/>
          <table:table-cell table:style-name="ce252"/>
          <table:table-cell table:style-name="ce29"/>
          <table:table-cell table:style-name="ce206" office:value-type="string" calcext:value-type="string">
            <text:p>The Share Tax Rate: </text:p>
          </table:table-cell>
          <table:table-cell table:style-name="ce48"/>
          <table:table-cell table:style-name="ce272" office:value-type="percentage" office:value="0.34" calcext:value-type="percentage">
            <text:p>34.00%</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e</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8"/>
          <table:table-cell table:style-name="ce29"/>
          <table:table-cell table:style-name="ce273"/>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r</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9" office:value-type="string" calcext:value-type="string">
            <text:p>The Share Amount:</text:p>
          </table:table-cell>
          <table:table-cell table:style-name="ce270"/>
          <table:table-cell table:style-name="ce274" office:value-type="currency" office:currency="USD" office:value="20000" calcext:value-type="currency">
            <text:p>$20,000 </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e</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r</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Limit: (no tax on income above this limit)</text:p>
          </table:table-cell>
          <table:table-cell table:style-name="ce219" table:number-columns-repeated="2"/>
          <table:table-cell table:style-name="ce242"/>
          <table:table-cell table:style-name="ce254" office:value-type="currency" office:currency="USD" office:value="176100" calcext:value-type="currency">
            <text:p>$176,1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Additional Tax Threshold: (add tax due on income exceeding this amt)</text:p>
          </table:table-cell>
          <table:table-cell table:style-name="ce219" table:number-columns-repeated="2"/>
          <table:table-cell table:style-name="ce242"/>
          <table:table-cell table:style-name="ce254" office:value-type="currency" office:currency="USD" office:value="200000" calcext:value-type="currency">
            <text:p>$200,0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4" office:value-type="string" calcext:value-type="string">
            <text:p>Medicare Additional Tax : (paid on income over threshold, only by employee)</text:p>
          </table:table-cell>
          <table:table-cell table:style-name="ce220" table:number-columns-repeated="2"/>
          <table:table-cell table:style-name="ce243"/>
          <table:table-cell table:style-name="ce255" office:value-type="percentage" office:value="0.009" calcext:value-type="percentage">
            <text:p>0.9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5"/>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6" office:value-type="string" calcext:value-type="string">
            <text:p>Notes: </text:p>
          </table:table-cell>
          <table:table-cell table:style-name="ce221" table:number-columns-repeated="4"/>
          <table:table-cell table:style-name="ce261"/>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Each sheet uses the different standard deductions to roughly model the three broad classes of taxpayers: Single, Married, and Head of Household.</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On the sheet for married couples, assume the income is for the entire household. </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table:table-cell table:style-name="ce222" office:value-type="string" calcext:value-type="string">
            <text:p>Income up to:</text:p>
          </table:table-cell>
          <table:table-cell table:style-name="ce230" office:value-type="string" calcext:value-type="string">
            <text:p>Taxed at this rate</text:p>
          </table:table-cell>
          <table:table-cell table:style-name="Default" table:number-columns-repeated="2"/>
          <table:table-cell table:style-name="ce263" office:value-type="string" calcext:value-type="string">
            <text:p>Standard Deduction:</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1<text:span text:style-name="T1">st</text:span> Bracket:</text:p>
          </table:table-cell>
          <table:table-cell table:style-name="ce223" office:value-type="currency" office:currency="USD" office:value="11600" calcext:value-type="currency">
            <text:p>$11,600</text:p>
          </table:table-cell>
          <table:table-cell table:style-name="ce231" office:value-type="percentage" office:value="0" calcext:value-type="percentage">
            <text:p>0.00%</text:p>
          </table:table-cell>
          <table:table-cell table:style-name="Default"/>
          <table:table-cell table:style-name="ce256" office:value-type="string" calcext:value-type="string">
            <text:p>Single Taxpayer</text:p>
          </table:table-cell>
          <table:table-cell table:style-name="ce264" office:value-type="float" office:value="15000" calcext:value-type="float">
            <text:p>15,0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2<text:span text:style-name="T1">nd</text:span> Bracket:</text:p>
          </table:table-cell>
          <table:table-cell table:style-name="ce223" office:value-type="currency" office:currency="USD" office:value="47150" calcext:value-type="currency">
            <text:p>$47,150</text:p>
          </table:table-cell>
          <table:table-cell table:style-name="ce231" office:value-type="percentage" office:value="0.12" calcext:value-type="percentage">
            <text:p>12.00%</text:p>
          </table:table-cell>
          <table:table-cell table:style-name="Default"/>
          <table:table-cell table:style-name="ce257" office:value-type="string" calcext:value-type="string">
            <text:p>Married Filing Jointly</text:p>
          </table:table-cell>
          <table:table-cell table:style-name="ce264" office:value-type="float" office:value="30000" calcext:value-type="float">
            <text:p>30,0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3<text:span text:style-name="T1">rd</text:span> Bracket:</text:p>
          </table:table-cell>
          <table:table-cell table:style-name="ce223" office:value-type="currency" office:currency="USD" office:value="100525" calcext:value-type="currency">
            <text:p>$100,525</text:p>
          </table:table-cell>
          <table:table-cell table:style-name="ce231" office:value-type="percentage" office:value="0.22" calcext:value-type="percentage">
            <text:p>22.00%</text:p>
          </table:table-cell>
          <table:table-cell table:style-name="Default"/>
          <table:table-cell table:style-name="ce256" office:value-type="string" calcext:value-type="string">
            <text:p>Single Head of Household</text:p>
          </table:table-cell>
          <table:table-cell table:style-name="ce264" office:value-type="float" office:value="22500" calcext:value-type="float">
            <text:p>22,500.00</text:p>
          </table:table-cell>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4<text:span text:style-name="T1">th</text:span> Bracket:</text:p>
          </table:table-cell>
          <table:table-cell table:style-name="ce223" office:value-type="currency" office:currency="USD" office:value="191950" calcext:value-type="currency">
            <text:p>$191,950</text:p>
          </table:table-cell>
          <table:table-cell table:style-name="ce231" office:value-type="percentage" office:value="0.24" calcext:value-type="percentage">
            <text:p>24.00%</text:p>
          </table:table-cell>
          <table:table-cell table:style-name="Default"/>
          <table:table-cell table:style-name="ce258"/>
          <table:table-cell table:style-name="ce265"/>
          <table:table-cell table:style-name="ce29" table:number-columns-repeated="2"/>
          <table:table-cell table:style-name="Default"/>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5<text:span text:style-name="T1">th</text:span> Bracket:</text:p>
          </table:table-cell>
          <table:table-cell table:style-name="ce223" office:value-type="currency" office:currency="USD" office:value="246725" calcext:value-type="currency">
            <text:p>$246,725</text:p>
          </table:table-cell>
          <table:table-cell table:style-name="ce231" office:value-type="percentage" office:value="0.32" calcext:value-type="percentage">
            <text:p>32.00%</text:p>
          </table:table-cell>
          <table:table-cell table:style-name="Default"/>
          <table:table-cell table:style-name="ce258" office:value-type="string" calcext:value-type="string">
            <text:p>Deduction used here: </text:p>
          </table:table-cell>
          <table:table-cell table:style-name="ce266" office:value-type="float" office:value="22500" calcext:value-type="float">
            <text:p>22,500.00</text:p>
          </table:table-cell>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6<text:span text:style-name="T1">th</text:span> Bracket:</text:p>
          </table:table-cell>
          <table:table-cell table:style-name="ce223" office:value-type="currency" office:currency="USD" office:value="609350" calcext:value-type="currency">
            <text:p>$609,350</text:p>
          </table:table-cell>
          <table:table-cell table:style-name="ce231" office:value-type="percentage" office:value="0.35" calcext:value-type="percentage">
            <text:p>35.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8" office:value-type="string" calcext:value-type="string">
            <text:p>7<text:span text:style-name="T1">th</text:span> Bracket:</text:p>
          </table:table-cell>
          <table:table-cell table:style-name="ce224" office:value-type="currency" office:currency="USD" office:value="999999999999" calcext:value-type="currency">
            <text:p>$999,999,999,999</text:p>
          </table:table-cell>
          <table:table-cell table:style-name="ce232" office:value-type="percentage" office:value="0.37" calcext:value-type="percentage">
            <text:p>37.00%</text:p>
          </table:table-cell>
          <table:table-cell table:style-name="ce46"/>
          <table:table-cell table:style-name="ce220"/>
          <table:table-cell table:style-name="ce6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09"/>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0" office:value-type="string" calcext:value-type="string" table:number-columns-spanned="7" table:number-rows-spanned="1">
            <text:p>Notes: </text:p>
          </table:table-cell>
          <table:covered-table-cell table:style-name="ce226"/>
          <table:covered-table-cell table:style-name="ce234"/>
          <table:covered-table-cell table:style-name="ce47"/>
          <table:covered-table-cell table:style-name="ce25"/>
          <table:covered-table-cell table:style-name="ce62"/>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The Share does away with the Payroll Tax.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25"/>
          <table:covered-table-cell table:style-name="ce33"/>
          <table:covered-table-cell table:style-name="ce47"/>
          <table:covered-table-cell table:style-name="ce25"/>
          <table:covered-table-cell table:style-name="ce1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6">
          <table:table-cell table:style-name="ce212"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7">
          <table:table-cell table:style-name="ce211" office:value-type="string" calcext:value-type="string" table:number-columns-spanned="7" table:number-rows-spanned="1">
            <text:p>(1) the employee is not receiving additional wages since the Fair Tax Rate includes the old Payroll Tax Rate, and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8">
          <table:table-cell table:style-name="ce212"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3" table:number-columns-spanned="7" table:number-rows-spanned="1"/>
          <table:covered-table-cell table:style-name="ce220"/>
          <table:covered-table-cell table:style-name="ce232"/>
          <table:covered-table-cell table:style-name="ce46"/>
          <table:covered-table-cell table:style-name="ce220"/>
          <table:covered-table-cell table:style-name="ce67"/>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14"/>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2"/>
          <table:table-cell table:style-name="ce235" office:value-type="string" calcext:value-type="string" table:number-columns-spanned="10" table:number-rows-spanned="1">
            <text:p>Before “The Share” calculation of Net Income: Base Income - Taxes</text:p>
          </table:table-cell>
          <table:covered-table-cell table:style-name="ce48"/>
          <table:covered-table-cell table:style-name="ce259"/>
          <table:covered-table-cell table:number-columns-repeated="3" table:style-name="ce48"/>
          <table:covered-table-cell table:style-name="ce17"/>
          <table:covered-table-cell table:style-name="ce29"/>
          <table:covered-table-cell table:style-name="ce79"/>
          <table:covered-table-cell table:style-name="ce280"/>
          <table:table-cell table:style-name="ce281" office:value-type="string" calcext:value-type="string" table:number-columns-spanned="5" table:number-rows-spanned="1">
            <text:p>The Share calculation of Net Income:</text:p>
          </table:table-cell>
          <table:covered-table-cell table:number-columns-repeated="3" table:style-name="ce79"/>
          <table:covered-table-cell table:style-name="ce83"/>
          <table:table-cell table:style-name="ce285" table:number-columns-repeated="16332"/>
          <table:table-cell table:style-name="Default" table:number-columns-repeated="35"/>
        </table:table-row>
        <table:table-row table:style-name="ro5">
          <table:table-cell table:style-name="ce205" table:number-columns-repeated="2"/>
          <table:table-cell table:style-name="ce236"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249"/>
          <table:covered-table-cell table:number-columns-repeated="4" table:style-name="ce29"/>
          <table:covered-table-cell table:style-name="ce17"/>
          <table:covered-table-cell table:style-name="ce71"/>
          <table:covered-table-cell table:style-name="ce79"/>
          <table:covered-table-cell table:style-name="ce280"/>
          <table:table-cell table:style-name="ce282"/>
          <table:table-cell table:style-name="ce79" table:number-columns-repeated="3"/>
          <table:table-cell table:style-name="ce284"/>
          <table:table-cell table:style-name="ce285" table:number-columns-repeated="16332"/>
          <table:table-cell table:style-name="Default" table:number-columns-repeated="35"/>
        </table:table-row>
        <table:table-row table:style-name="ro4">
          <table:table-cell table:style-name="ce215" office:value-type="string" calcext:value-type="string">
            <text:p>{A} Base Income (Before The Share)</text:p>
          </table:table-cell>
          <table:table-cell table:style-name="ce228" office:value-type="string" calcext:value-type="string">
            <text:p>Net Benefit of the Share = After-tax income after The Share minus After-tax income Before The Share</text:p>
          </table:table-cell>
          <table:table-cell table:style-name="ce237" office:value-type="string" calcext:value-type="string">
            <text:p>2<text:span text:style-name="T1">nd</text:span> Bracket Taxes: </text:p>
          </table:table-cell>
          <table:table-cell table:style-name="ce250" office:value-type="string" calcext:value-type="string">
            <text:p>3<text:span text:style-name="T1">rd</text:span> Bracket Taxes: </text:p>
          </table:table-cell>
          <table:table-cell table:style-name="ce250" office:value-type="string" calcext:value-type="string">
            <text:p>4<text:span text:style-name="T1">th</text:span> Bracket Taxes: </text:p>
          </table:table-cell>
          <table:table-cell table:style-name="ce250" office:value-type="string" calcext:value-type="string">
            <text:p>5th Bracket Taxes: </text:p>
          </table:table-cell>
          <table:table-cell table:style-name="ce250" office:value-type="string" calcext:value-type="string">
            <text:p>6th Bracket Taxes: </text:p>
          </table:table-cell>
          <table:table-cell table:style-name="ce250" office:value-type="string" calcext:value-type="string">
            <text:p>7th Bracket Taxes: </text:p>
          </table:table-cell>
          <table:table-cell table:style-name="ce275" office:value-type="string" calcext:value-type="string">
            <text:p>Total Income Taxes</text:p>
          </table:table-cell>
          <table:table-cell table:style-name="ce250" office:value-type="string" calcext:value-type="string">
            <text:p>Payroll Tax</text:p>
          </table:table-cell>
          <table:table-cell table:style-name="ce250" office:value-type="string" calcext:value-type="string">
            <text:p>Total Taxes</text:p>
          </table:table-cell>
          <table:table-cell table:style-name="ce275" office:value-type="string" calcext:value-type="string">
            <text:p>Net Income</text:p>
          </table:table-cell>
          <table:table-cell table:style-name="ce237" office:value-type="string" calcext:value-type="string">
            <text:p>New Base Income = Old Base Income + Old Payroll Tax Amount</text:p>
          </table:table-cell>
          <table:table-cell table:style-name="ce250" office:value-type="string" calcext:value-type="string">
            <text:p>The Share</text:p>
          </table:table-cell>
          <table:table-cell table:style-name="ce250" office:value-type="string" calcext:value-type="string">
            <text:p>Total pre-tax income after The Share</text:p>
          </table:table-cell>
          <table:table-cell table:style-name="ce250" office:value-type="string" calcext:value-type="string">
            <text:p>Taxes</text:p>
          </table:table-cell>
          <table:table-cell table:style-name="ce275" office:value-type="string" calcext:value-type="string">
            <text:p>Net Income after The Share</text:p>
          </table:table-cell>
          <table:table-cell table:style-name="ce285" table:number-columns-repeated="16332"/>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13200" calcext:value-type="currency">
            <text:p>$13,200 </text:p>
          </table:table-cell>
          <table:table-cell table:style-name="ce238" table:formula="of:=IF(([.A38]-[.$F$21])&lt;=[.B$18];MAX(MAX([.A38]-[.$F$21];0)-[.B$17];0)*[.C$18];([.B$18]-[.B$17])*[.C$18])" office:value-type="float" office:value="0" calcext:value-type="float">
            <text:p>0.00</text:p>
          </table:table-cell>
          <table:table-cell table:style-name="ce219" table:formula="of:=IF([.A38]-[.$F$21]&lt;=[.B$19];MAX(MAX([.A38]-[.$F$21];0)-[.B$18];0)*[.C$19];([.B$19]-[.B$18])*[.C$19])" office:value-type="float" office:value="0" calcext:value-type="float">
            <text:p>0.00</text:p>
          </table:table-cell>
          <table:table-cell table:style-name="ce219" table:formula="of:=IF([.A38]-[.$F$21]&lt;=[.B$20];MAX(MAX([.A38]-[.$F$21];0)-[.B$19];0)*[.C$20];([.B$20]-[.B$19])*[.C$20])" office:value-type="float" office:value="0" calcext:value-type="float">
            <text:p>0.00</text:p>
          </table:table-cell>
          <table:table-cell table:style-name="ce219" table:formula="of:=IF([.A38]-[.$F$21]&lt;=[.B$21];MAX(MAX([.A38]-[.$F$21];0)-[.B$20];0)*[.C$21];([.B$21]-[.B$20])*[.C$21])" office:value-type="float" office:value="0" calcext:value-type="float">
            <text:p>0.00</text:p>
          </table:table-cell>
          <table:table-cell table:style-name="ce219" table:formula="of:=IF([.A38]-[.$F$21]&lt;=[.B$22];MAX(MAX([.A38]-[.$F$21])-[.B$21];0)*[.C$22];([.B$22]-[.B$21])*[.C$22])" office:value-type="float" office:value="0" calcext:value-type="float">
            <text:p>0.00</text:p>
          </table:table-cell>
          <table:table-cell table:style-name="ce219" table:formula="of:=IF([.A38]-[.$F$21]&lt;=[.B$23];MAX(MAX([.A38]-[.$F$21];0)-[.B$22];0)*[.C$23];([.B$23]-[.B$22])*[.C$23])" office:value-type="float" office:value="0" calcext:value-type="float">
            <text:p>0.00</text:p>
          </table:table-cell>
          <table:table-cell table:style-name="ce276" table:formula="of:=SUM([.C38:.H38])" office:value-type="float" office:value="0" calcext:value-type="float">
            <text:p>0.00</text:p>
          </table:table-cell>
          <table:table-cell table:style-name="ce219" table:formula="of:=IF([.A38]&lt;[.E$7];[.A38]*([.E$3]+[.E$5]);IF([.A38]&gt;=[.E$8];[.A38]*[.E$9];0))" office:value-type="float" office:value="0" calcext:value-type="float">
            <text:p>0.00</text:p>
          </table:table-cell>
          <table:table-cell table:style-name="ce219" table:formula="of:=[.I38]+[.J38]" office:value-type="float" office:value="0" calcext:value-type="float">
            <text:p>0.00</text:p>
          </table:table-cell>
          <table:table-cell table:style-name="ce276" table:formula="of:=[.A38]-[.K38]" office:value-type="float" office:value="0" calcext:value-type="float">
            <text:p>0.00</text:p>
          </table:table-cell>
          <table:table-cell table:style-name="ce219" table:formula="of:=[.A38]+[.J38]" office:value-type="float" office:value="0" calcext:value-type="float">
            <text:p>0.00</text:p>
          </table:table-cell>
          <table:table-cell table:style-name="ce219" table:formula="of:=[.I$4]" office:value-type="float" office:value="20000" calcext:value-type="float">
            <text:p>20,000.00</text:p>
          </table:table-cell>
          <table:table-cell table:style-name="ce219" table:formula="of:=[.M38]+[.N38]" office:value-type="float" office:value="20000" calcext:value-type="float">
            <text:p>20,000.00</text:p>
          </table:table-cell>
          <table:table-cell table:style-name="ce219" table:formula="of:=[.O38]*[.I$2]" office:value-type="float" office:value="6800" calcext:value-type="float">
            <text:p>6,800.00</text:p>
          </table:table-cell>
          <table:table-cell table:style-name="ce276" table:formula="of:=[.O38]-[.P38]" office:value-type="float" office:value="13200" calcext:value-type="float">
            <text:p>13,200.00</text:p>
          </table:table-cell>
          <table:table-cell table:number-columns-repeated="16332"/>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11069.9" calcext:value-type="currency">
            <text:p>$11,070 </text:p>
          </table:table-cell>
          <table:table-cell table:style-name="ce238" table:formula="of:=IF(([.A39]-[.$F$21])&lt;=[.B$18];MAX(MAX([.A39]-[.$F$21];0)-[.B$17];0)*[.C$18];([.B$18]-[.B$17])*[.C$18])" office:value-type="float" office:value="0" calcext:value-type="float">
            <text:p>0.00</text:p>
          </table:table-cell>
          <table:table-cell table:style-name="ce219" table:formula="of:=IF([.A39]-[.$F$21]&lt;=[.B$19];MAX(MAX([.A39]-[.$F$21];0)-[.B$18];0)*[.C$19];([.B$19]-[.B$18])*[.C$19])" office:value-type="float" office:value="0" calcext:value-type="float">
            <text:p>0.00</text:p>
          </table:table-cell>
          <table:table-cell table:style-name="ce219" table:formula="of:=IF([.A39]-[.$F$21]&lt;=[.B$20];MAX(MAX([.A39]-[.$F$21];0)-[.B$19];0)*[.C$20];([.B$20]-[.B$19])*[.C$20])" office:value-type="float" office:value="0" calcext:value-type="float">
            <text:p>0.00</text:p>
          </table:table-cell>
          <table:table-cell table:style-name="ce219" table:formula="of:=IF([.A39]-[.$F$21]&lt;=[.B$21];MAX(MAX([.A39]-[.$F$21];0)-[.B$20];0)*[.C$21];([.B$21]-[.B$20])*[.C$21])" office:value-type="float" office:value="0" calcext:value-type="float">
            <text:p>0.00</text:p>
          </table:table-cell>
          <table:table-cell table:style-name="ce219" table:formula="of:=IF([.A39]-[.$F$21]&lt;=[.B$22];MAX(MAX([.A39]-[.$F$21])-[.B$21];0)*[.C$22];([.B$22]-[.B$21])*[.C$22])" office:value-type="float" office:value="0" calcext:value-type="float">
            <text:p>0.00</text:p>
          </table:table-cell>
          <table:table-cell table:style-name="ce219" table:formula="of:=IF([.A39]-[.$F$21]&lt;=[.B$23];MAX(MAX([.A39]-[.$F$21];0)-[.B$22];0)*[.C$23];([.B$23]-[.B$22])*[.C$23])" office:value-type="float" office:value="0" calcext:value-type="float">
            <text:p>0.00</text:p>
          </table:table-cell>
          <table:table-cell table:style-name="ce276" table:formula="of:=SUM([.C39:.H39])" office:value-type="float" office:value="0" calcext:value-type="float">
            <text:p>0.00</text:p>
          </table:table-cell>
          <table:table-cell table:style-name="ce219" table:formula="of:=IF([.A39]&lt;[.E$7];[.A39]*([.E$3]+[.E$5]);IF([.A39]&gt;=[.E$8];[.A39]*[.E$9];0))" office:value-type="float" office:value="765" calcext:value-type="float">
            <text:p>765.00</text:p>
          </table:table-cell>
          <table:table-cell table:style-name="ce219" table:formula="of:=[.I39]+[.J39]" office:value-type="float" office:value="765" calcext:value-type="float">
            <text:p>765.00</text:p>
          </table:table-cell>
          <table:table-cell table:style-name="ce276" table:formula="of:=[.A39]-[.K39]" office:value-type="float" office:value="9235" calcext:value-type="float">
            <text:p>9,235.00</text:p>
          </table:table-cell>
          <table:table-cell table:style-name="ce219" table:formula="of:=[.A39]+[.J39]" office:value-type="float" office:value="10765" calcext:value-type="float">
            <text:p>10,765.00</text:p>
          </table:table-cell>
          <table:table-cell table:style-name="ce219" table:formula="of:=[.I$4]" office:value-type="float" office:value="20000" calcext:value-type="float">
            <text:p>20,000.00</text:p>
          </table:table-cell>
          <table:table-cell table:style-name="ce219" table:formula="of:=[.M39]+[.N39]" office:value-type="float" office:value="30765" calcext:value-type="float">
            <text:p>30,765.00</text:p>
          </table:table-cell>
          <table:table-cell table:style-name="ce219" table:formula="of:=[.O39]*[.I$2]" office:value-type="float" office:value="10460.1" calcext:value-type="float">
            <text:p>10,460.10</text:p>
          </table:table-cell>
          <table:table-cell table:style-name="ce276" table:formula="of:=[.O39]-[.P39]" office:value-type="float" office:value="20304.9" calcext:value-type="float">
            <text:p>20,304.90</text:p>
          </table:table-cell>
          <table:table-cell table:number-columns-repeated="16332"/>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8939.8" calcext:value-type="currency">
            <text:p>$8,940 </text:p>
          </table:table-cell>
          <table:table-cell table:style-name="ce238" table:formula="of:=IF(([.A40]-[.$F$21])&lt;=[.B$18];MAX(MAX([.A40]-[.$F$21];0)-[.B$17];0)*[.C$18];([.B$18]-[.B$17])*[.C$18])" office:value-type="float" office:value="0" calcext:value-type="float">
            <text:p>0.00</text:p>
          </table:table-cell>
          <table:table-cell table:style-name="ce219" table:formula="of:=IF([.A40]-[.$F$21]&lt;=[.B$19];MAX(MAX([.A40]-[.$F$21];0)-[.B$18];0)*[.C$19];([.B$19]-[.B$18])*[.C$19])" office:value-type="float" office:value="0" calcext:value-type="float">
            <text:p>0.00</text:p>
          </table:table-cell>
          <table:table-cell table:style-name="ce219" table:formula="of:=IF([.A40]-[.$F$21]&lt;=[.B$20];MAX(MAX([.A40]-[.$F$21];0)-[.B$19];0)*[.C$20];([.B$20]-[.B$19])*[.C$20])" office:value-type="float" office:value="0" calcext:value-type="float">
            <text:p>0.00</text:p>
          </table:table-cell>
          <table:table-cell table:style-name="ce219" table:formula="of:=IF([.A40]-[.$F$21]&lt;=[.B$21];MAX(MAX([.A40]-[.$F$21];0)-[.B$20];0)*[.C$21];([.B$21]-[.B$20])*[.C$21])" office:value-type="float" office:value="0" calcext:value-type="float">
            <text:p>0.00</text:p>
          </table:table-cell>
          <table:table-cell table:style-name="ce219" table:formula="of:=IF([.A40]-[.$F$21]&lt;=[.B$22];MAX(MAX([.A40]-[.$F$21])-[.B$21];0)*[.C$22];([.B$22]-[.B$21])*[.C$22])" office:value-type="float" office:value="0" calcext:value-type="float">
            <text:p>0.00</text:p>
          </table:table-cell>
          <table:table-cell table:style-name="ce219" table:formula="of:=IF([.A40]-[.$F$21]&lt;=[.B$23];MAX(MAX([.A40]-[.$F$21];0)-[.B$22];0)*[.C$23];([.B$23]-[.B$22])*[.C$23])" office:value-type="float" office:value="0" calcext:value-type="float">
            <text:p>0.00</text:p>
          </table:table-cell>
          <table:table-cell table:style-name="ce276" table:formula="of:=SUM([.C40:.H40])" office:value-type="float" office:value="0" calcext:value-type="float">
            <text:p>0.00</text:p>
          </table:table-cell>
          <table:table-cell table:style-name="ce219" table:formula="of:=IF([.A40]&lt;[.E$7];[.A40]*([.E$3]+[.E$5]);IF([.A40]&gt;=[.E$8];[.A40]*[.E$9];0))" office:value-type="float" office:value="1530" calcext:value-type="float">
            <text:p>1,530.00</text:p>
          </table:table-cell>
          <table:table-cell table:style-name="ce219" table:formula="of:=[.I40]+[.J40]" office:value-type="float" office:value="1530" calcext:value-type="float">
            <text:p>1,530.00</text:p>
          </table:table-cell>
          <table:table-cell table:style-name="ce276" table:formula="of:=[.A40]-[.K40]" office:value-type="float" office:value="18470" calcext:value-type="float">
            <text:p>18,470.00</text:p>
          </table:table-cell>
          <table:table-cell table:style-name="ce219" table:formula="of:=[.A40]+[.J40]" office:value-type="float" office:value="21530" calcext:value-type="float">
            <text:p>21,530.00</text:p>
          </table:table-cell>
          <table:table-cell table:style-name="ce219" table:formula="of:=[.I$4]" office:value-type="float" office:value="20000" calcext:value-type="float">
            <text:p>20,000.00</text:p>
          </table:table-cell>
          <table:table-cell table:style-name="ce219" table:formula="of:=[.M40]+[.N40]" office:value-type="float" office:value="41530" calcext:value-type="float">
            <text:p>41,530.00</text:p>
          </table:table-cell>
          <table:table-cell table:style-name="ce219" table:formula="of:=[.O40]*[.I$2]" office:value-type="float" office:value="14120.2" calcext:value-type="float">
            <text:p>14,120.20</text:p>
          </table:table-cell>
          <table:table-cell table:style-name="ce276" table:formula="of:=[.O40]-[.P40]" office:value-type="float" office:value="27409.8" calcext:value-type="float">
            <text:p>27,409.80</text:p>
          </table:table-cell>
          <table:table-cell table:number-columns-repeated="16332"/>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6809.7" calcext:value-type="currency">
            <text:p>$6,810 </text:p>
          </table:table-cell>
          <table:table-cell table:style-name="ce238" table:formula="of:=IF(([.A41]-[.$F$21])&lt;=[.B$18];MAX(MAX([.A41]-[.$F$21];0)-[.B$17];0)*[.C$18];([.B$18]-[.B$17])*[.C$18])" office:value-type="float" office:value="0" calcext:value-type="float">
            <text:p>0.00</text:p>
          </table:table-cell>
          <table:table-cell table:style-name="ce219" table:formula="of:=IF([.A41]-[.$F$21]&lt;=[.B$19];MAX(MAX([.A41]-[.$F$21];0)-[.B$18];0)*[.C$19];([.B$19]-[.B$18])*[.C$19])" office:value-type="float" office:value="0" calcext:value-type="float">
            <text:p>0.00</text:p>
          </table:table-cell>
          <table:table-cell table:style-name="ce219" table:formula="of:=IF([.A41]-[.$F$21]&lt;=[.B$20];MAX(MAX([.A41]-[.$F$21];0)-[.B$19];0)*[.C$20];([.B$20]-[.B$19])*[.C$20])" office:value-type="float" office:value="0" calcext:value-type="float">
            <text:p>0.00</text:p>
          </table:table-cell>
          <table:table-cell table:style-name="ce219" table:formula="of:=IF([.A41]-[.$F$21]&lt;=[.B$21];MAX(MAX([.A41]-[.$F$21];0)-[.B$20];0)*[.C$21];([.B$21]-[.B$20])*[.C$21])" office:value-type="float" office:value="0" calcext:value-type="float">
            <text:p>0.00</text:p>
          </table:table-cell>
          <table:table-cell table:style-name="ce219" table:formula="of:=IF([.A41]-[.$F$21]&lt;=[.B$22];MAX(MAX([.A41]-[.$F$21])-[.B$21];0)*[.C$22];([.B$22]-[.B$21])*[.C$22])" office:value-type="float" office:value="0" calcext:value-type="float">
            <text:p>0.00</text:p>
          </table:table-cell>
          <table:table-cell table:style-name="ce219" table:formula="of:=IF([.A41]-[.$F$21]&lt;=[.B$23];MAX(MAX([.A41]-[.$F$21];0)-[.B$22];0)*[.C$23];([.B$23]-[.B$22])*[.C$23])" office:value-type="float" office:value="0" calcext:value-type="float">
            <text:p>0.00</text:p>
          </table:table-cell>
          <table:table-cell table:style-name="ce276" table:formula="of:=SUM([.C41:.H41])" office:value-type="float" office:value="0" calcext:value-type="float">
            <text:p>0.00</text:p>
          </table:table-cell>
          <table:table-cell table:style-name="ce219" table:formula="of:=IF([.A41]&lt;[.E$7];[.A41]*([.E$3]+[.E$5]);IF([.A41]&gt;=[.E$8];[.A41]*[.E$9];0))" office:value-type="float" office:value="2295" calcext:value-type="float">
            <text:p>2,295.00</text:p>
          </table:table-cell>
          <table:table-cell table:style-name="ce219" table:formula="of:=[.I41]+[.J41]" office:value-type="float" office:value="2295" calcext:value-type="float">
            <text:p>2,295.00</text:p>
          </table:table-cell>
          <table:table-cell table:style-name="ce276" table:formula="of:=[.A41]-[.K41]" office:value-type="float" office:value="27705" calcext:value-type="float">
            <text:p>27,705.00</text:p>
          </table:table-cell>
          <table:table-cell table:style-name="ce219" table:formula="of:=[.A41]+[.J41]" office:value-type="float" office:value="32295" calcext:value-type="float">
            <text:p>32,295.00</text:p>
          </table:table-cell>
          <table:table-cell table:style-name="ce219" table:formula="of:=[.I$4]" office:value-type="float" office:value="20000" calcext:value-type="float">
            <text:p>20,000.00</text:p>
          </table:table-cell>
          <table:table-cell table:style-name="ce219" table:formula="of:=[.M41]+[.N41]" office:value-type="float" office:value="52295" calcext:value-type="float">
            <text:p>52,295.00</text:p>
          </table:table-cell>
          <table:table-cell table:style-name="ce219" table:formula="of:=[.O41]*[.I$2]" office:value-type="float" office:value="17780.3" calcext:value-type="float">
            <text:p>17,780.30</text:p>
          </table:table-cell>
          <table:table-cell table:style-name="ce276" table:formula="of:=[.O41]-[.P41]" office:value-type="float" office:value="34514.7" calcext:value-type="float">
            <text:p>34,514.70</text:p>
          </table:table-cell>
          <table:table-cell table:number-columns-repeated="16332"/>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5387.6" calcext:value-type="currency">
            <text:p>$5,388 </text:p>
          </table:table-cell>
          <table:table-cell table:style-name="ce238" table:formula="of:=IF(([.A42]-[.$F$21])&lt;=[.B$18];MAX(MAX([.A42]-[.$F$21];0)-[.B$17];0)*[.C$18];([.B$18]-[.B$17])*[.C$18])" office:value-type="float" office:value="708" calcext:value-type="float">
            <text:p>708.00</text:p>
          </table:table-cell>
          <table:table-cell table:style-name="ce219" table:formula="of:=IF([.A42]-[.$F$21]&lt;=[.B$19];MAX(MAX([.A42]-[.$F$21];0)-[.B$18];0)*[.C$19];([.B$19]-[.B$18])*[.C$19])" office:value-type="float" office:value="0" calcext:value-type="float">
            <text:p>0.00</text:p>
          </table:table-cell>
          <table:table-cell table:style-name="ce219" table:formula="of:=IF([.A42]-[.$F$21]&lt;=[.B$20];MAX(MAX([.A42]-[.$F$21];0)-[.B$19];0)*[.C$20];([.B$20]-[.B$19])*[.C$20])" office:value-type="float" office:value="0" calcext:value-type="float">
            <text:p>0.00</text:p>
          </table:table-cell>
          <table:table-cell table:style-name="ce219" table:formula="of:=IF([.A42]-[.$F$21]&lt;=[.B$21];MAX(MAX([.A42]-[.$F$21];0)-[.B$20];0)*[.C$21];([.B$21]-[.B$20])*[.C$21])" office:value-type="float" office:value="0" calcext:value-type="float">
            <text:p>0.00</text:p>
          </table:table-cell>
          <table:table-cell table:style-name="ce219" table:formula="of:=IF([.A42]-[.$F$21]&lt;=[.B$22];MAX(MAX([.A42]-[.$F$21])-[.B$21];0)*[.C$22];([.B$22]-[.B$21])*[.C$22])" office:value-type="float" office:value="0" calcext:value-type="float">
            <text:p>0.00</text:p>
          </table:table-cell>
          <table:table-cell table:style-name="ce219" table:formula="of:=IF([.A42]-[.$F$21]&lt;=[.B$23];MAX(MAX([.A42]-[.$F$21];0)-[.B$22];0)*[.C$23];([.B$23]-[.B$22])*[.C$23])" office:value-type="float" office:value="0" calcext:value-type="float">
            <text:p>0.00</text:p>
          </table:table-cell>
          <table:table-cell table:style-name="ce276" table:formula="of:=SUM([.C42:.H42])" office:value-type="float" office:value="708" calcext:value-type="float">
            <text:p>708.00</text:p>
          </table:table-cell>
          <table:table-cell table:style-name="ce219" table:formula="of:=IF([.A42]&lt;[.E$7];[.A42]*([.E$3]+[.E$5]);IF([.A42]&gt;=[.E$8];[.A42]*[.E$9];0))" office:value-type="float" office:value="3060" calcext:value-type="float">
            <text:p>3,060.00</text:p>
          </table:table-cell>
          <table:table-cell table:style-name="ce219" table:formula="of:=[.I42]+[.J42]" office:value-type="float" office:value="3768" calcext:value-type="float">
            <text:p>3,768.00</text:p>
          </table:table-cell>
          <table:table-cell table:style-name="ce276" table:formula="of:=[.A42]-[.K42]" office:value-type="float" office:value="36232" calcext:value-type="float">
            <text:p>36,232.00</text:p>
          </table:table-cell>
          <table:table-cell table:style-name="ce219" table:formula="of:=[.A42]+[.J42]" office:value-type="float" office:value="43060" calcext:value-type="float">
            <text:p>43,060.00</text:p>
          </table:table-cell>
          <table:table-cell table:style-name="ce219" table:formula="of:=[.I$4]" office:value-type="float" office:value="20000" calcext:value-type="float">
            <text:p>20,000.00</text:p>
          </table:table-cell>
          <table:table-cell table:style-name="ce219" table:formula="of:=[.M42]+[.N42]" office:value-type="float" office:value="63060" calcext:value-type="float">
            <text:p>63,060.00</text:p>
          </table:table-cell>
          <table:table-cell table:style-name="ce219" table:formula="of:=[.O42]*[.I$2]" office:value-type="float" office:value="21440.4" calcext:value-type="float">
            <text:p>21,440.40</text:p>
          </table:table-cell>
          <table:table-cell table:style-name="ce276" table:formula="of:=[.O42]-[.P42]" office:value-type="float" office:value="41619.6" calcext:value-type="float">
            <text:p>41,619.60</text:p>
          </table:table-cell>
          <table:table-cell table:number-columns-repeated="16332"/>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4457.5" calcext:value-type="currency">
            <text:p>$4,458 </text:p>
          </table:table-cell>
          <table:table-cell table:style-name="ce238" table:formula="of:=IF(([.A43]-[.$F$21])&lt;=[.B$18];MAX(MAX([.A43]-[.$F$21];0)-[.B$17];0)*[.C$18];([.B$18]-[.B$17])*[.C$18])" office:value-type="float" office:value="1908" calcext:value-type="float">
            <text:p>1,908.00</text:p>
          </table:table-cell>
          <table:table-cell table:style-name="ce219" table:formula="of:=IF([.A43]-[.$F$21]&lt;=[.B$19];MAX(MAX([.A43]-[.$F$21];0)-[.B$18];0)*[.C$19];([.B$19]-[.B$18])*[.C$19])" office:value-type="float" office:value="0" calcext:value-type="float">
            <text:p>0.00</text:p>
          </table:table-cell>
          <table:table-cell table:style-name="ce219" table:formula="of:=IF([.A43]-[.$F$21]&lt;=[.B$20];MAX(MAX([.A43]-[.$F$21];0)-[.B$19];0)*[.C$20];([.B$20]-[.B$19])*[.C$20])" office:value-type="float" office:value="0" calcext:value-type="float">
            <text:p>0.00</text:p>
          </table:table-cell>
          <table:table-cell table:style-name="ce219" table:formula="of:=IF([.A43]-[.$F$21]&lt;=[.B$21];MAX(MAX([.A43]-[.$F$21];0)-[.B$20];0)*[.C$21];([.B$21]-[.B$20])*[.C$21])" office:value-type="float" office:value="0" calcext:value-type="float">
            <text:p>0.00</text:p>
          </table:table-cell>
          <table:table-cell table:style-name="ce219" table:formula="of:=IF([.A43]-[.$F$21]&lt;=[.B$22];MAX(MAX([.A43]-[.$F$21])-[.B$21];0)*[.C$22];([.B$22]-[.B$21])*[.C$22])" office:value-type="float" office:value="0" calcext:value-type="float">
            <text:p>0.00</text:p>
          </table:table-cell>
          <table:table-cell table:style-name="ce219" table:formula="of:=IF([.A43]-[.$F$21]&lt;=[.B$23];MAX(MAX([.A43]-[.$F$21];0)-[.B$22];0)*[.C$23];([.B$23]-[.B$22])*[.C$23])" office:value-type="float" office:value="0" calcext:value-type="float">
            <text:p>0.00</text:p>
          </table:table-cell>
          <table:table-cell table:style-name="ce276" table:formula="of:=SUM([.C43:.H43])" office:value-type="float" office:value="1908" calcext:value-type="float">
            <text:p>1,908.00</text:p>
          </table:table-cell>
          <table:table-cell table:style-name="ce219" table:formula="of:=IF([.A43]&lt;[.E$7];[.A43]*([.E$3]+[.E$5]);IF([.A43]&gt;=[.E$8];[.A43]*[.E$9];0))" office:value-type="float" office:value="3825" calcext:value-type="float">
            <text:p>3,825.00</text:p>
          </table:table-cell>
          <table:table-cell table:style-name="ce219" table:formula="of:=[.I43]+[.J43]" office:value-type="float" office:value="5733" calcext:value-type="float">
            <text:p>5,733.00</text:p>
          </table:table-cell>
          <table:table-cell table:style-name="ce276" table:formula="of:=[.A43]-[.K43]" office:value-type="float" office:value="44267" calcext:value-type="float">
            <text:p>44,267.00</text:p>
          </table:table-cell>
          <table:table-cell table:style-name="ce219" table:formula="of:=[.A43]+[.J43]" office:value-type="float" office:value="53825" calcext:value-type="float">
            <text:p>53,825.00</text:p>
          </table:table-cell>
          <table:table-cell table:style-name="ce219" table:formula="of:=[.I$4]" office:value-type="float" office:value="20000" calcext:value-type="float">
            <text:p>20,000.00</text:p>
          </table:table-cell>
          <table:table-cell table:style-name="ce219" table:formula="of:=[.M43]+[.N43]" office:value-type="float" office:value="73825" calcext:value-type="float">
            <text:p>73,825.00</text:p>
          </table:table-cell>
          <table:table-cell table:style-name="ce219" table:formula="of:=[.O43]*[.I$2]" office:value-type="float" office:value="25100.5" calcext:value-type="float">
            <text:p>25,100.50</text:p>
          </table:table-cell>
          <table:table-cell table:style-name="ce276" table:formula="of:=[.O43]-[.P43]" office:value-type="float" office:value="48724.5" calcext:value-type="float">
            <text:p>48,724.50</text:p>
          </table:table-cell>
          <table:table-cell table:number-columns-repeated="16332"/>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3527.39999999999" calcext:value-type="currency">
            <text:p>$3,527 </text:p>
          </table:table-cell>
          <table:table-cell table:style-name="ce238" table:formula="of:=IF(([.A44]-[.$F$21])&lt;=[.B$18];MAX(MAX([.A44]-[.$F$21];0)-[.B$17];0)*[.C$18];([.B$18]-[.B$17])*[.C$18])" office:value-type="float" office:value="3108" calcext:value-type="float">
            <text:p>3,108.00</text:p>
          </table:table-cell>
          <table:table-cell table:style-name="ce219" table:formula="of:=IF([.A44]-[.$F$21]&lt;=[.B$19];MAX(MAX([.A44]-[.$F$21];0)-[.B$18];0)*[.C$19];([.B$19]-[.B$18])*[.C$19])" office:value-type="float" office:value="0" calcext:value-type="float">
            <text:p>0.00</text:p>
          </table:table-cell>
          <table:table-cell table:style-name="ce219" table:formula="of:=IF([.A44]-[.$F$21]&lt;=[.B$20];MAX(MAX([.A44]-[.$F$21];0)-[.B$19];0)*[.C$20];([.B$20]-[.B$19])*[.C$20])" office:value-type="float" office:value="0" calcext:value-type="float">
            <text:p>0.00</text:p>
          </table:table-cell>
          <table:table-cell table:style-name="ce219" table:formula="of:=IF([.A44]-[.$F$21]&lt;=[.B$21];MAX(MAX([.A44]-[.$F$21];0)-[.B$20];0)*[.C$21];([.B$21]-[.B$20])*[.C$21])" office:value-type="float" office:value="0" calcext:value-type="float">
            <text:p>0.00</text:p>
          </table:table-cell>
          <table:table-cell table:style-name="ce219" table:formula="of:=IF([.A44]-[.$F$21]&lt;=[.B$22];MAX(MAX([.A44]-[.$F$21])-[.B$21];0)*[.C$22];([.B$22]-[.B$21])*[.C$22])" office:value-type="float" office:value="0" calcext:value-type="float">
            <text:p>0.00</text:p>
          </table:table-cell>
          <table:table-cell table:style-name="ce219" table:formula="of:=IF([.A44]-[.$F$21]&lt;=[.B$23];MAX(MAX([.A44]-[.$F$21];0)-[.B$22];0)*[.C$23];([.B$23]-[.B$22])*[.C$23])" office:value-type="float" office:value="0" calcext:value-type="float">
            <text:p>0.00</text:p>
          </table:table-cell>
          <table:table-cell table:style-name="ce276" table:formula="of:=SUM([.C44:.H44])" office:value-type="float" office:value="3108" calcext:value-type="float">
            <text:p>3,108.00</text:p>
          </table:table-cell>
          <table:table-cell table:style-name="ce219" table:formula="of:=IF([.A44]&lt;[.E$7];[.A44]*([.E$3]+[.E$5]);IF([.A44]&gt;=[.E$8];[.A44]*[.E$9];0))" office:value-type="float" office:value="4590" calcext:value-type="float">
            <text:p>4,590.00</text:p>
          </table:table-cell>
          <table:table-cell table:style-name="ce219" table:formula="of:=[.I44]+[.J44]" office:value-type="float" office:value="7698" calcext:value-type="float">
            <text:p>7,698.00</text:p>
          </table:table-cell>
          <table:table-cell table:style-name="ce276" table:formula="of:=[.A44]-[.K44]" office:value-type="float" office:value="52302" calcext:value-type="float">
            <text:p>52,302.00</text:p>
          </table:table-cell>
          <table:table-cell table:style-name="ce219" table:formula="of:=[.A44]+[.J44]" office:value-type="float" office:value="64590" calcext:value-type="float">
            <text:p>64,590.00</text:p>
          </table:table-cell>
          <table:table-cell table:style-name="ce219" table:formula="of:=[.I$4]" office:value-type="float" office:value="20000" calcext:value-type="float">
            <text:p>20,000.00</text:p>
          </table:table-cell>
          <table:table-cell table:style-name="ce219" table:formula="of:=[.M44]+[.N44]" office:value-type="float" office:value="84590" calcext:value-type="float">
            <text:p>84,590.00</text:p>
          </table:table-cell>
          <table:table-cell table:style-name="ce219" table:formula="of:=[.O44]*[.I$2]" office:value-type="float" office:value="28760.6" calcext:value-type="float">
            <text:p>28,760.60</text:p>
          </table:table-cell>
          <table:table-cell table:style-name="ce276" table:formula="of:=[.O44]-[.P44]" office:value-type="float" office:value="55829.4" calcext:value-type="float">
            <text:p>55,829.40</text:p>
          </table:table-cell>
          <table:table-cell table:number-columns-repeated="16332"/>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2632.3" calcext:value-type="currency">
            <text:p>$2,632 </text:p>
          </table:table-cell>
          <table:table-cell table:style-name="ce238" table:formula="of:=IF(([.A45]-[.$F$21])&lt;=[.B$18];MAX(MAX([.A45]-[.$F$21];0)-[.B$17];0)*[.C$18];([.B$18]-[.B$17])*[.C$18])" office:value-type="float" office:value="4266" calcext:value-type="float">
            <text:p>4,266.00</text:p>
          </table:table-cell>
          <table:table-cell table:style-name="ce219" table:formula="of:=IF([.A45]-[.$F$21]&lt;=[.B$19];MAX(MAX([.A45]-[.$F$21];0)-[.B$18];0)*[.C$19];([.B$19]-[.B$18])*[.C$19])" office:value-type="float" office:value="77" calcext:value-type="float">
            <text:p>77.00</text:p>
          </table:table-cell>
          <table:table-cell table:style-name="ce219" table:formula="of:=IF([.A45]-[.$F$21]&lt;=[.B$20];MAX(MAX([.A45]-[.$F$21];0)-[.B$19];0)*[.C$20];([.B$20]-[.B$19])*[.C$20])" office:value-type="float" office:value="0" calcext:value-type="float">
            <text:p>0.00</text:p>
          </table:table-cell>
          <table:table-cell table:style-name="ce219" table:formula="of:=IF([.A45]-[.$F$21]&lt;=[.B$21];MAX(MAX([.A45]-[.$F$21];0)-[.B$20];0)*[.C$21];([.B$21]-[.B$20])*[.C$21])" office:value-type="float" office:value="0" calcext:value-type="float">
            <text:p>0.00</text:p>
          </table:table-cell>
          <table:table-cell table:style-name="ce219" table:formula="of:=IF([.A45]-[.$F$21]&lt;=[.B$22];MAX(MAX([.A45]-[.$F$21])-[.B$21];0)*[.C$22];([.B$22]-[.B$21])*[.C$22])" office:value-type="float" office:value="0" calcext:value-type="float">
            <text:p>0.00</text:p>
          </table:table-cell>
          <table:table-cell table:style-name="ce219" table:formula="of:=IF([.A45]-[.$F$21]&lt;=[.B$23];MAX(MAX([.A45]-[.$F$21];0)-[.B$22];0)*[.C$23];([.B$23]-[.B$22])*[.C$23])" office:value-type="float" office:value="0" calcext:value-type="float">
            <text:p>0.00</text:p>
          </table:table-cell>
          <table:table-cell table:style-name="ce276" table:formula="of:=SUM([.C45:.H45])" office:value-type="float" office:value="4343" calcext:value-type="float">
            <text:p>4,343.00</text:p>
          </table:table-cell>
          <table:table-cell table:style-name="ce219" table:formula="of:=IF([.A45]&lt;[.E$7];[.A45]*([.E$3]+[.E$5]);IF([.A45]&gt;=[.E$8];[.A45]*[.E$9];0))" office:value-type="float" office:value="5355" calcext:value-type="float">
            <text:p>5,355.00</text:p>
          </table:table-cell>
          <table:table-cell table:style-name="ce219" table:formula="of:=[.I45]+[.J45]" office:value-type="float" office:value="9698" calcext:value-type="float">
            <text:p>9,698.00</text:p>
          </table:table-cell>
          <table:table-cell table:style-name="ce276" table:formula="of:=[.A45]-[.K45]" office:value-type="float" office:value="60302" calcext:value-type="float">
            <text:p>60,302.00</text:p>
          </table:table-cell>
          <table:table-cell table:style-name="ce219" table:formula="of:=[.A45]+[.J45]" office:value-type="float" office:value="75355" calcext:value-type="float">
            <text:p>75,355.00</text:p>
          </table:table-cell>
          <table:table-cell table:style-name="ce219" table:formula="of:=[.I$4]" office:value-type="float" office:value="20000" calcext:value-type="float">
            <text:p>20,000.00</text:p>
          </table:table-cell>
          <table:table-cell table:style-name="ce219" table:formula="of:=[.M45]+[.N45]" office:value-type="float" office:value="95355" calcext:value-type="float">
            <text:p>95,355.00</text:p>
          </table:table-cell>
          <table:table-cell table:style-name="ce219" table:formula="of:=[.O45]*[.I$2]" office:value-type="float" office:value="32420.7" calcext:value-type="float">
            <text:p>32,420.70</text:p>
          </table:table-cell>
          <table:table-cell table:style-name="ce276" table:formula="of:=[.O45]-[.P45]" office:value-type="float" office:value="62934.3" calcext:value-type="float">
            <text:p>62,934.30</text:p>
          </table:table-cell>
          <table:table-cell table:number-columns-repeated="16332"/>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2702.2" calcext:value-type="currency">
            <text:p>$2,702 </text:p>
          </table:table-cell>
          <table:table-cell table:style-name="ce238" table:formula="of:=IF(([.A46]-[.$F$21])&lt;=[.B$18];MAX(MAX([.A46]-[.$F$21];0)-[.B$17];0)*[.C$18];([.B$18]-[.B$17])*[.C$18])" office:value-type="float" office:value="4266" calcext:value-type="float">
            <text:p>4,266.00</text:p>
          </table:table-cell>
          <table:table-cell table:style-name="ce219" table:formula="of:=IF([.A46]-[.$F$21]&lt;=[.B$19];MAX(MAX([.A46]-[.$F$21];0)-[.B$18];0)*[.C$19];([.B$19]-[.B$18])*[.C$19])" office:value-type="float" office:value="2277" calcext:value-type="float">
            <text:p>2,277.00</text:p>
          </table:table-cell>
          <table:table-cell table:style-name="ce219" table:formula="of:=IF([.A46]-[.$F$21]&lt;=[.B$20];MAX(MAX([.A46]-[.$F$21];0)-[.B$19];0)*[.C$20];([.B$20]-[.B$19])*[.C$20])" office:value-type="float" office:value="0" calcext:value-type="float">
            <text:p>0.00</text:p>
          </table:table-cell>
          <table:table-cell table:style-name="ce219" table:formula="of:=IF([.A46]-[.$F$21]&lt;=[.B$21];MAX(MAX([.A46]-[.$F$21];0)-[.B$20];0)*[.C$21];([.B$21]-[.B$20])*[.C$21])" office:value-type="float" office:value="0" calcext:value-type="float">
            <text:p>0.00</text:p>
          </table:table-cell>
          <table:table-cell table:style-name="ce219" table:formula="of:=IF([.A46]-[.$F$21]&lt;=[.B$22];MAX(MAX([.A46]-[.$F$21])-[.B$21];0)*[.C$22];([.B$22]-[.B$21])*[.C$22])" office:value-type="float" office:value="0" calcext:value-type="float">
            <text:p>0.00</text:p>
          </table:table-cell>
          <table:table-cell table:style-name="ce219" table:formula="of:=IF([.A46]-[.$F$21]&lt;=[.B$23];MAX(MAX([.A46]-[.$F$21];0)-[.B$22];0)*[.C$23];([.B$23]-[.B$22])*[.C$23])" office:value-type="float" office:value="0" calcext:value-type="float">
            <text:p>0.00</text:p>
          </table:table-cell>
          <table:table-cell table:style-name="ce276" table:formula="of:=SUM([.C46:.H46])" office:value-type="float" office:value="6543" calcext:value-type="float">
            <text:p>6,543.00</text:p>
          </table:table-cell>
          <table:table-cell table:style-name="ce219" table:formula="of:=IF([.A46]&lt;[.E$7];[.A46]*([.E$3]+[.E$5]);IF([.A46]&gt;=[.E$8];[.A46]*[.E$9];0))" office:value-type="float" office:value="6120" calcext:value-type="float">
            <text:p>6,120.00</text:p>
          </table:table-cell>
          <table:table-cell table:style-name="ce219" table:formula="of:=[.I46]+[.J46]" office:value-type="float" office:value="12663" calcext:value-type="float">
            <text:p>12,663.00</text:p>
          </table:table-cell>
          <table:table-cell table:style-name="ce276" table:formula="of:=[.A46]-[.K46]" office:value-type="float" office:value="67337" calcext:value-type="float">
            <text:p>67,337.00</text:p>
          </table:table-cell>
          <table:table-cell table:style-name="ce219" table:formula="of:=[.A46]+[.J46]" office:value-type="float" office:value="86120" calcext:value-type="float">
            <text:p>86,120.00</text:p>
          </table:table-cell>
          <table:table-cell table:style-name="ce219" table:formula="of:=[.I$4]" office:value-type="float" office:value="20000" calcext:value-type="float">
            <text:p>20,000.00</text:p>
          </table:table-cell>
          <table:table-cell table:style-name="ce219" table:formula="of:=[.M46]+[.N46]" office:value-type="float" office:value="106120" calcext:value-type="float">
            <text:p>106,120.00</text:p>
          </table:table-cell>
          <table:table-cell table:style-name="ce219" table:formula="of:=[.O46]*[.I$2]" office:value-type="float" office:value="36080.8" calcext:value-type="float">
            <text:p>36,080.80</text:p>
          </table:table-cell>
          <table:table-cell table:style-name="ce276" table:formula="of:=[.O46]-[.P46]" office:value-type="float" office:value="70039.2" calcext:value-type="float">
            <text:p>70,039.20</text:p>
          </table:table-cell>
          <table:table-cell table:number-columns-repeated="16332"/>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2772.10000000001" calcext:value-type="currency">
            <text:p>$2,772 </text:p>
          </table:table-cell>
          <table:table-cell table:style-name="ce238" table:formula="of:=IF(([.A47]-[.$F$21])&lt;=[.B$18];MAX(MAX([.A47]-[.$F$21];0)-[.B$17];0)*[.C$18];([.B$18]-[.B$17])*[.C$18])" office:value-type="float" office:value="4266" calcext:value-type="float">
            <text:p>4,266.00</text:p>
          </table:table-cell>
          <table:table-cell table:style-name="ce219" table:formula="of:=IF([.A47]-[.$F$21]&lt;=[.B$19];MAX(MAX([.A47]-[.$F$21];0)-[.B$18];0)*[.C$19];([.B$19]-[.B$18])*[.C$19])" office:value-type="float" office:value="4477" calcext:value-type="float">
            <text:p>4,477.00</text:p>
          </table:table-cell>
          <table:table-cell table:style-name="ce219" table:formula="of:=IF([.A47]-[.$F$21]&lt;=[.B$20];MAX(MAX([.A47]-[.$F$21];0)-[.B$19];0)*[.C$20];([.B$20]-[.B$19])*[.C$20])" office:value-type="float" office:value="0" calcext:value-type="float">
            <text:p>0.00</text:p>
          </table:table-cell>
          <table:table-cell table:style-name="ce219" table:formula="of:=IF([.A47]-[.$F$21]&lt;=[.B$21];MAX(MAX([.A47]-[.$F$21];0)-[.B$20];0)*[.C$21];([.B$21]-[.B$20])*[.C$21])" office:value-type="float" office:value="0" calcext:value-type="float">
            <text:p>0.00</text:p>
          </table:table-cell>
          <table:table-cell table:style-name="ce219" table:formula="of:=IF([.A47]-[.$F$21]&lt;=[.B$22];MAX(MAX([.A47]-[.$F$21])-[.B$21];0)*[.C$22];([.B$22]-[.B$21])*[.C$22])" office:value-type="float" office:value="0" calcext:value-type="float">
            <text:p>0.00</text:p>
          </table:table-cell>
          <table:table-cell table:style-name="ce219" table:formula="of:=IF([.A47]-[.$F$21]&lt;=[.B$23];MAX(MAX([.A47]-[.$F$21];0)-[.B$22];0)*[.C$23];([.B$23]-[.B$22])*[.C$23])" office:value-type="float" office:value="0" calcext:value-type="float">
            <text:p>0.00</text:p>
          </table:table-cell>
          <table:table-cell table:style-name="ce276" table:formula="of:=SUM([.C47:.H47])" office:value-type="float" office:value="8743" calcext:value-type="float">
            <text:p>8,743.00</text:p>
          </table:table-cell>
          <table:table-cell table:style-name="ce219" table:formula="of:=IF([.A47]&lt;[.E$7];[.A47]*([.E$3]+[.E$5]);IF([.A47]&gt;=[.E$8];[.A47]*[.E$9];0))" office:value-type="float" office:value="6885" calcext:value-type="float">
            <text:p>6,885.00</text:p>
          </table:table-cell>
          <table:table-cell table:style-name="ce219" table:formula="of:=[.I47]+[.J47]" office:value-type="float" office:value="15628" calcext:value-type="float">
            <text:p>15,628.00</text:p>
          </table:table-cell>
          <table:table-cell table:style-name="ce276" table:formula="of:=[.A47]-[.K47]" office:value-type="float" office:value="74372" calcext:value-type="float">
            <text:p>74,372.00</text:p>
          </table:table-cell>
          <table:table-cell table:style-name="ce219" table:formula="of:=[.A47]+[.J47]" office:value-type="float" office:value="96885" calcext:value-type="float">
            <text:p>96,885.00</text:p>
          </table:table-cell>
          <table:table-cell table:style-name="ce219" table:formula="of:=[.I$4]" office:value-type="float" office:value="20000" calcext:value-type="float">
            <text:p>20,000.00</text:p>
          </table:table-cell>
          <table:table-cell table:style-name="ce219" table:formula="of:=[.M47]+[.N47]" office:value-type="float" office:value="116885" calcext:value-type="float">
            <text:p>116,885.00</text:p>
          </table:table-cell>
          <table:table-cell table:style-name="ce219" table:formula="of:=[.O47]*[.I$2]" office:value-type="float" office:value="39740.9" calcext:value-type="float">
            <text:p>39,740.90</text:p>
          </table:table-cell>
          <table:table-cell table:style-name="ce276" table:formula="of:=[.O47]-[.P47]" office:value-type="float" office:value="77144.1" calcext:value-type="float">
            <text:p>77,144.10</text:p>
          </table:table-cell>
          <table:table-cell table:number-columns-repeated="16332"/>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2842" calcext:value-type="currency">
            <text:p>$2,842 </text:p>
          </table:table-cell>
          <table:table-cell table:style-name="ce238" table:formula="of:=IF(([.A48]-[.$F$21])&lt;=[.B$18];MAX(MAX([.A48]-[.$F$21];0)-[.B$17];0)*[.C$18];([.B$18]-[.B$17])*[.C$18])" office:value-type="float" office:value="4266" calcext:value-type="float">
            <text:p>4,266.00</text:p>
          </table:table-cell>
          <table:table-cell table:style-name="ce219" table:formula="of:=IF([.A48]-[.$F$21]&lt;=[.B$19];MAX(MAX([.A48]-[.$F$21];0)-[.B$18];0)*[.C$19];([.B$19]-[.B$18])*[.C$19])" office:value-type="float" office:value="6677" calcext:value-type="float">
            <text:p>6,677.00</text:p>
          </table:table-cell>
          <table:table-cell table:style-name="ce219" table:formula="of:=IF([.A48]-[.$F$21]&lt;=[.B$20];MAX(MAX([.A48]-[.$F$21];0)-[.B$19];0)*[.C$20];([.B$20]-[.B$19])*[.C$20])" office:value-type="float" office:value="0" calcext:value-type="float">
            <text:p>0.00</text:p>
          </table:table-cell>
          <table:table-cell table:style-name="ce219" table:formula="of:=IF([.A48]-[.$F$21]&lt;=[.B$21];MAX(MAX([.A48]-[.$F$21];0)-[.B$20];0)*[.C$21];([.B$21]-[.B$20])*[.C$21])" office:value-type="float" office:value="0" calcext:value-type="float">
            <text:p>0.00</text:p>
          </table:table-cell>
          <table:table-cell table:style-name="ce219" table:formula="of:=IF([.A48]-[.$F$21]&lt;=[.B$22];MAX(MAX([.A48]-[.$F$21])-[.B$21];0)*[.C$22];([.B$22]-[.B$21])*[.C$22])" office:value-type="float" office:value="0" calcext:value-type="float">
            <text:p>0.00</text:p>
          </table:table-cell>
          <table:table-cell table:style-name="ce219" table:formula="of:=IF([.A48]-[.$F$21]&lt;=[.B$23];MAX(MAX([.A48]-[.$F$21];0)-[.B$22];0)*[.C$23];([.B$23]-[.B$22])*[.C$23])" office:value-type="float" office:value="0" calcext:value-type="float">
            <text:p>0.00</text:p>
          </table:table-cell>
          <table:table-cell table:style-name="ce276" table:formula="of:=SUM([.C48:.H48])" office:value-type="float" office:value="10943" calcext:value-type="float">
            <text:p>10,943.00</text:p>
          </table:table-cell>
          <table:table-cell table:style-name="ce219" table:formula="of:=IF([.A48]&lt;[.E$7];[.A48]*([.E$3]+[.E$5]);IF([.A48]&gt;=[.E$8];[.A48]*[.E$9];0))" office:value-type="float" office:value="7650" calcext:value-type="float">
            <text:p>7,650.00</text:p>
          </table:table-cell>
          <table:table-cell table:style-name="ce219" table:formula="of:=[.I48]+[.J48]" office:value-type="float" office:value="18593" calcext:value-type="float">
            <text:p>18,593.00</text:p>
          </table:table-cell>
          <table:table-cell table:style-name="ce276" table:formula="of:=[.A48]-[.K48]" office:value-type="float" office:value="81407" calcext:value-type="float">
            <text:p>81,407.00</text:p>
          </table:table-cell>
          <table:table-cell table:style-name="ce219" table:formula="of:=[.A48]+[.J48]" office:value-type="float" office:value="107650" calcext:value-type="float">
            <text:p>107,650.00</text:p>
          </table:table-cell>
          <table:table-cell table:style-name="ce219" table:formula="of:=[.I$4]" office:value-type="float" office:value="20000" calcext:value-type="float">
            <text:p>20,000.00</text:p>
          </table:table-cell>
          <table:table-cell table:style-name="ce219" table:formula="of:=[.M48]+[.N48]" office:value-type="float" office:value="127650" calcext:value-type="float">
            <text:p>127,650.00</text:p>
          </table:table-cell>
          <table:table-cell table:style-name="ce219" table:formula="of:=[.O48]*[.I$2]" office:value-type="float" office:value="43401" calcext:value-type="float">
            <text:p>43,401.00</text:p>
          </table:table-cell>
          <table:table-cell table:style-name="ce276" table:formula="of:=[.O48]-[.P48]" office:value-type="float" office:value="84249" calcext:value-type="float">
            <text:p>84,249.00</text:p>
          </table:table-cell>
          <table:table-cell table:number-columns-repeated="16332"/>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2911.89999999999" calcext:value-type="currency">
            <text:p>$2,912 </text:p>
          </table:table-cell>
          <table:table-cell table:style-name="ce238" table:formula="of:=IF(([.A49]-[.$F$21])&lt;=[.B$18];MAX(MAX([.A49]-[.$F$21];0)-[.B$17];0)*[.C$18];([.B$18]-[.B$17])*[.C$18])" office:value-type="float" office:value="4266" calcext:value-type="float">
            <text:p>4,266.00</text:p>
          </table:table-cell>
          <table:table-cell table:style-name="ce219" table:formula="of:=IF([.A49]-[.$F$21]&lt;=[.B$19];MAX(MAX([.A49]-[.$F$21];0)-[.B$18];0)*[.C$19];([.B$19]-[.B$18])*[.C$19])" office:value-type="float" office:value="8877" calcext:value-type="float">
            <text:p>8,877.00</text:p>
          </table:table-cell>
          <table:table-cell table:style-name="ce219" table:formula="of:=IF([.A49]-[.$F$21]&lt;=[.B$20];MAX(MAX([.A49]-[.$F$21];0)-[.B$19];0)*[.C$20];([.B$20]-[.B$19])*[.C$20])" office:value-type="float" office:value="0" calcext:value-type="float">
            <text:p>0.00</text:p>
          </table:table-cell>
          <table:table-cell table:style-name="ce219" table:formula="of:=IF([.A49]-[.$F$21]&lt;=[.B$21];MAX(MAX([.A49]-[.$F$21];0)-[.B$20];0)*[.C$21];([.B$21]-[.B$20])*[.C$21])" office:value-type="float" office:value="0" calcext:value-type="float">
            <text:p>0.00</text:p>
          </table:table-cell>
          <table:table-cell table:style-name="ce219" table:formula="of:=IF([.A49]-[.$F$21]&lt;=[.B$22];MAX(MAX([.A49]-[.$F$21])-[.B$21];0)*[.C$22];([.B$22]-[.B$21])*[.C$22])" office:value-type="float" office:value="0" calcext:value-type="float">
            <text:p>0.00</text:p>
          </table:table-cell>
          <table:table-cell table:style-name="ce219" table:formula="of:=IF([.A49]-[.$F$21]&lt;=[.B$23];MAX(MAX([.A49]-[.$F$21];0)-[.B$22];0)*[.C$23];([.B$23]-[.B$22])*[.C$23])" office:value-type="float" office:value="0" calcext:value-type="float">
            <text:p>0.00</text:p>
          </table:table-cell>
          <table:table-cell table:style-name="ce276" table:formula="of:=SUM([.C49:.H49])" office:value-type="float" office:value="13143" calcext:value-type="float">
            <text:p>13,143.00</text:p>
          </table:table-cell>
          <table:table-cell table:style-name="ce219" table:formula="of:=IF([.A49]&lt;[.E$7];[.A49]*([.E$3]+[.E$5]);IF([.A49]&gt;=[.E$8];[.A49]*[.E$9];0))" office:value-type="float" office:value="8415" calcext:value-type="float">
            <text:p>8,415.00</text:p>
          </table:table-cell>
          <table:table-cell table:style-name="ce219" table:formula="of:=[.I49]+[.J49]" office:value-type="float" office:value="21558" calcext:value-type="float">
            <text:p>21,558.00</text:p>
          </table:table-cell>
          <table:table-cell table:style-name="ce276" table:formula="of:=[.A49]-[.K49]" office:value-type="float" office:value="88442" calcext:value-type="float">
            <text:p>88,442.00</text:p>
          </table:table-cell>
          <table:table-cell table:style-name="ce219" table:formula="of:=[.A49]+[.J49]" office:value-type="float" office:value="118415" calcext:value-type="float">
            <text:p>118,415.00</text:p>
          </table:table-cell>
          <table:table-cell table:style-name="ce219" table:formula="of:=[.I$4]" office:value-type="float" office:value="20000" calcext:value-type="float">
            <text:p>20,000.00</text:p>
          </table:table-cell>
          <table:table-cell table:style-name="ce219" table:formula="of:=[.M49]+[.N49]" office:value-type="float" office:value="138415" calcext:value-type="float">
            <text:p>138,415.00</text:p>
          </table:table-cell>
          <table:table-cell table:style-name="ce219" table:formula="of:=[.O49]*[.I$2]" office:value-type="float" office:value="47061.1" calcext:value-type="float">
            <text:p>47,061.10</text:p>
          </table:table-cell>
          <table:table-cell table:style-name="ce276" table:formula="of:=[.O49]-[.P49]" office:value-type="float" office:value="91353.9" calcext:value-type="float">
            <text:p>91,353.90</text:p>
          </table:table-cell>
          <table:table-cell table:number-columns-repeated="16332"/>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2981.79999999999" calcext:value-type="currency">
            <text:p>$2,982 </text:p>
          </table:table-cell>
          <table:table-cell table:style-name="ce238" table:formula="of:=IF(([.A50]-[.$F$21])&lt;=[.B$18];MAX(MAX([.A50]-[.$F$21];0)-[.B$17];0)*[.C$18];([.B$18]-[.B$17])*[.C$18])" office:value-type="float" office:value="4266" calcext:value-type="float">
            <text:p>4,266.00</text:p>
          </table:table-cell>
          <table:table-cell table:style-name="ce219" table:formula="of:=IF([.A50]-[.$F$21]&lt;=[.B$19];MAX(MAX([.A50]-[.$F$21];0)-[.B$18];0)*[.C$19];([.B$19]-[.B$18])*[.C$19])" office:value-type="float" office:value="11077" calcext:value-type="float">
            <text:p>11,077.00</text:p>
          </table:table-cell>
          <table:table-cell table:style-name="ce219" table:formula="of:=IF([.A50]-[.$F$21]&lt;=[.B$20];MAX(MAX([.A50]-[.$F$21];0)-[.B$19];0)*[.C$20];([.B$20]-[.B$19])*[.C$20])" office:value-type="float" office:value="0" calcext:value-type="float">
            <text:p>0.00</text:p>
          </table:table-cell>
          <table:table-cell table:style-name="ce219" table:formula="of:=IF([.A50]-[.$F$21]&lt;=[.B$21];MAX(MAX([.A50]-[.$F$21];0)-[.B$20];0)*[.C$21];([.B$21]-[.B$20])*[.C$21])" office:value-type="float" office:value="0" calcext:value-type="float">
            <text:p>0.00</text:p>
          </table:table-cell>
          <table:table-cell table:style-name="ce219" table:formula="of:=IF([.A50]-[.$F$21]&lt;=[.B$22];MAX(MAX([.A50]-[.$F$21])-[.B$21];0)*[.C$22];([.B$22]-[.B$21])*[.C$22])" office:value-type="float" office:value="0" calcext:value-type="float">
            <text:p>0.00</text:p>
          </table:table-cell>
          <table:table-cell table:style-name="ce219" table:formula="of:=IF([.A50]-[.$F$21]&lt;=[.B$23];MAX(MAX([.A50]-[.$F$21];0)-[.B$22];0)*[.C$23];([.B$23]-[.B$22])*[.C$23])" office:value-type="float" office:value="0" calcext:value-type="float">
            <text:p>0.00</text:p>
          </table:table-cell>
          <table:table-cell table:style-name="ce276" table:formula="of:=SUM([.C50:.H50])" office:value-type="float" office:value="15343" calcext:value-type="float">
            <text:p>15,343.00</text:p>
          </table:table-cell>
          <table:table-cell table:style-name="ce219" table:formula="of:=IF([.A50]&lt;[.E$7];[.A50]*([.E$3]+[.E$5]);IF([.A50]&gt;=[.E$8];[.A50]*[.E$9];0))" office:value-type="float" office:value="9180" calcext:value-type="float">
            <text:p>9,180.00</text:p>
          </table:table-cell>
          <table:table-cell table:style-name="ce219" table:formula="of:=[.I50]+[.J50]" office:value-type="float" office:value="24523" calcext:value-type="float">
            <text:p>24,523.00</text:p>
          </table:table-cell>
          <table:table-cell table:style-name="ce276" table:formula="of:=[.A50]-[.K50]" office:value-type="float" office:value="95477" calcext:value-type="float">
            <text:p>95,477.00</text:p>
          </table:table-cell>
          <table:table-cell table:style-name="ce219" table:formula="of:=[.A50]+[.J50]" office:value-type="float" office:value="129180" calcext:value-type="float">
            <text:p>129,180.00</text:p>
          </table:table-cell>
          <table:table-cell table:style-name="ce219" table:formula="of:=[.I$4]" office:value-type="float" office:value="20000" calcext:value-type="float">
            <text:p>20,000.00</text:p>
          </table:table-cell>
          <table:table-cell table:style-name="ce219" table:formula="of:=[.M50]+[.N50]" office:value-type="float" office:value="149180" calcext:value-type="float">
            <text:p>149,180.00</text:p>
          </table:table-cell>
          <table:table-cell table:style-name="ce219" table:formula="of:=[.O50]*[.I$2]" office:value-type="float" office:value="50721.2" calcext:value-type="float">
            <text:p>50,721.20</text:p>
          </table:table-cell>
          <table:table-cell table:style-name="ce276" table:formula="of:=[.O50]-[.P50]" office:value-type="float" office:value="98458.8" calcext:value-type="float">
            <text:p>98,458.80</text:p>
          </table:table-cell>
          <table:table-cell table:number-columns-repeated="16332"/>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3191.2" calcext:value-type="currency">
            <text:p>$3,191 </text:p>
          </table:table-cell>
          <table:table-cell table:style-name="ce238" table:formula="of:=IF(([.A51]-[.$F$21])&lt;=[.B$18];MAX(MAX([.A51]-[.$F$21];0)-[.B$17];0)*[.C$18];([.B$18]-[.B$17])*[.C$18])" office:value-type="float" office:value="4266" calcext:value-type="float">
            <text:p>4,266.00</text:p>
          </table:table-cell>
          <table:table-cell table:style-name="ce219" table:formula="of:=IF([.A51]-[.$F$21]&lt;=[.B$19];MAX(MAX([.A51]-[.$F$21];0)-[.B$18];0)*[.C$19];([.B$19]-[.B$18])*[.C$19])" office:value-type="float" office:value="11742.5" calcext:value-type="float">
            <text:p>11,742.50</text:p>
          </table:table-cell>
          <table:table-cell table:style-name="ce219" table:formula="of:=IF([.A51]-[.$F$21]&lt;=[.B$20];MAX(MAX([.A51]-[.$F$21];0)-[.B$19];0)*[.C$20];([.B$20]-[.B$19])*[.C$20])" office:value-type="float" office:value="1674" calcext:value-type="float">
            <text:p>1,674.00</text:p>
          </table:table-cell>
          <table:table-cell table:style-name="ce219" table:formula="of:=IF([.A51]-[.$F$21]&lt;=[.B$21];MAX(MAX([.A51]-[.$F$21];0)-[.B$20];0)*[.C$21];([.B$21]-[.B$20])*[.C$21])" office:value-type="float" office:value="0" calcext:value-type="float">
            <text:p>0.00</text:p>
          </table:table-cell>
          <table:table-cell table:style-name="ce219" table:formula="of:=IF([.A51]-[.$F$21]&lt;=[.B$22];MAX(MAX([.A51]-[.$F$21])-[.B$21];0)*[.C$22];([.B$22]-[.B$21])*[.C$22])" office:value-type="float" office:value="0" calcext:value-type="float">
            <text:p>0.00</text:p>
          </table:table-cell>
          <table:table-cell table:style-name="ce219" table:formula="of:=IF([.A51]-[.$F$21]&lt;=[.B$23];MAX(MAX([.A51]-[.$F$21];0)-[.B$22];0)*[.C$23];([.B$23]-[.B$22])*[.C$23])" office:value-type="float" office:value="0" calcext:value-type="float">
            <text:p>0.00</text:p>
          </table:table-cell>
          <table:table-cell table:style-name="ce276" table:formula="of:=SUM([.C51:.H51])" office:value-type="float" office:value="17682.5" calcext:value-type="float">
            <text:p>17,682.50</text:p>
          </table:table-cell>
          <table:table-cell table:style-name="ce219" table:formula="of:=IF([.A51]&lt;[.E$7];[.A51]*([.E$3]+[.E$5]);IF([.A51]&gt;=[.E$8];[.A51]*[.E$9];0))" office:value-type="float" office:value="9945" calcext:value-type="float">
            <text:p>9,945.00</text:p>
          </table:table-cell>
          <table:table-cell table:style-name="ce219" table:formula="of:=[.I51]+[.J51]" office:value-type="float" office:value="27627.5" calcext:value-type="float">
            <text:p>27,627.50</text:p>
          </table:table-cell>
          <table:table-cell table:style-name="ce276" table:formula="of:=[.A51]-[.K51]" office:value-type="float" office:value="102372.5" calcext:value-type="float">
            <text:p>102,372.50</text:p>
          </table:table-cell>
          <table:table-cell table:style-name="ce219" table:formula="of:=[.A51]+[.J51]" office:value-type="float" office:value="139945" calcext:value-type="float">
            <text:p>139,945.00</text:p>
          </table:table-cell>
          <table:table-cell table:style-name="ce219" table:formula="of:=[.I$4]" office:value-type="float" office:value="20000" calcext:value-type="float">
            <text:p>20,000.00</text:p>
          </table:table-cell>
          <table:table-cell table:style-name="ce219" table:formula="of:=[.M51]+[.N51]" office:value-type="float" office:value="159945" calcext:value-type="float">
            <text:p>159,945.00</text:p>
          </table:table-cell>
          <table:table-cell table:style-name="ce219" table:formula="of:=[.O51]*[.I$2]" office:value-type="float" office:value="54381.3" calcext:value-type="float">
            <text:p>54,381.30</text:p>
          </table:table-cell>
          <table:table-cell table:style-name="ce276" table:formula="of:=[.O51]-[.P51]" office:value-type="float" office:value="105563.7" calcext:value-type="float">
            <text:p>105,563.70</text:p>
          </table:table-cell>
          <table:table-cell table:number-columns-repeated="16332"/>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3461.10000000001" calcext:value-type="currency">
            <text:p>$3,461 </text:p>
          </table:table-cell>
          <table:table-cell table:style-name="ce238" table:formula="of:=IF(([.A52]-[.$F$21])&lt;=[.B$18];MAX(MAX([.A52]-[.$F$21];0)-[.B$17];0)*[.C$18];([.B$18]-[.B$17])*[.C$18])" office:value-type="float" office:value="4266" calcext:value-type="float">
            <text:p>4,266.00</text:p>
          </table:table-cell>
          <table:table-cell table:style-name="ce219" table:formula="of:=IF([.A52]-[.$F$21]&lt;=[.B$19];MAX(MAX([.A52]-[.$F$21];0)-[.B$18];0)*[.C$19];([.B$19]-[.B$18])*[.C$19])" office:value-type="float" office:value="11742.5" calcext:value-type="float">
            <text:p>11,742.50</text:p>
          </table:table-cell>
          <table:table-cell table:style-name="ce219" table:formula="of:=IF([.A52]-[.$F$21]&lt;=[.B$20];MAX(MAX([.A52]-[.$F$21];0)-[.B$19];0)*[.C$20];([.B$20]-[.B$19])*[.C$20])" office:value-type="float" office:value="4074" calcext:value-type="float">
            <text:p>4,074.00</text:p>
          </table:table-cell>
          <table:table-cell table:style-name="ce219" table:formula="of:=IF([.A52]-[.$F$21]&lt;=[.B$21];MAX(MAX([.A52]-[.$F$21];0)-[.B$20];0)*[.C$21];([.B$21]-[.B$20])*[.C$21])" office:value-type="float" office:value="0" calcext:value-type="float">
            <text:p>0.00</text:p>
          </table:table-cell>
          <table:table-cell table:style-name="ce219" table:formula="of:=IF([.A52]-[.$F$21]&lt;=[.B$22];MAX(MAX([.A52]-[.$F$21])-[.B$21];0)*[.C$22];([.B$22]-[.B$21])*[.C$22])" office:value-type="float" office:value="0" calcext:value-type="float">
            <text:p>0.00</text:p>
          </table:table-cell>
          <table:table-cell table:style-name="ce219" table:formula="of:=IF([.A52]-[.$F$21]&lt;=[.B$23];MAX(MAX([.A52]-[.$F$21];0)-[.B$22];0)*[.C$23];([.B$23]-[.B$22])*[.C$23])" office:value-type="float" office:value="0" calcext:value-type="float">
            <text:p>0.00</text:p>
          </table:table-cell>
          <table:table-cell table:style-name="ce276" table:formula="of:=SUM([.C52:.H52])" office:value-type="float" office:value="20082.5" calcext:value-type="float">
            <text:p>20,082.50</text:p>
          </table:table-cell>
          <table:table-cell table:style-name="ce219" table:formula="of:=IF([.A52]&lt;[.E$7];[.A52]*([.E$3]+[.E$5]);IF([.A52]&gt;=[.E$8];[.A52]*[.E$9];0))" office:value-type="float" office:value="10710" calcext:value-type="float">
            <text:p>10,710.00</text:p>
          </table:table-cell>
          <table:table-cell table:style-name="ce219" table:formula="of:=[.I52]+[.J52]" office:value-type="float" office:value="30792.5" calcext:value-type="float">
            <text:p>30,792.50</text:p>
          </table:table-cell>
          <table:table-cell table:style-name="ce276" table:formula="of:=[.A52]-[.K52]" office:value-type="float" office:value="109207.5" calcext:value-type="float">
            <text:p>109,207.50</text:p>
          </table:table-cell>
          <table:table-cell table:style-name="ce219" table:formula="of:=[.A52]+[.J52]" office:value-type="float" office:value="150710" calcext:value-type="float">
            <text:p>150,710.00</text:p>
          </table:table-cell>
          <table:table-cell table:style-name="ce219" table:formula="of:=[.I$4]" office:value-type="float" office:value="20000" calcext:value-type="float">
            <text:p>20,000.00</text:p>
          </table:table-cell>
          <table:table-cell table:style-name="ce219" table:formula="of:=[.M52]+[.N52]" office:value-type="float" office:value="170710" calcext:value-type="float">
            <text:p>170,710.00</text:p>
          </table:table-cell>
          <table:table-cell table:style-name="ce219" table:formula="of:=[.O52]*[.I$2]" office:value-type="float" office:value="58041.4" calcext:value-type="float">
            <text:p>58,041.40</text:p>
          </table:table-cell>
          <table:table-cell table:style-name="ce276" table:formula="of:=[.O52]-[.P52]" office:value-type="float" office:value="112668.6" calcext:value-type="float">
            <text:p>112,668.60</text:p>
          </table:table-cell>
          <table:table-cell table:number-columns-repeated="16332"/>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3731" calcext:value-type="currency">
            <text:p>$3,731 </text:p>
          </table:table-cell>
          <table:table-cell table:style-name="ce238" table:formula="of:=IF(([.A53]-[.$F$21])&lt;=[.B$18];MAX(MAX([.A53]-[.$F$21];0)-[.B$17];0)*[.C$18];([.B$18]-[.B$17])*[.C$18])" office:value-type="float" office:value="4266" calcext:value-type="float">
            <text:p>4,266.00</text:p>
          </table:table-cell>
          <table:table-cell table:style-name="ce219" table:formula="of:=IF([.A53]-[.$F$21]&lt;=[.B$19];MAX(MAX([.A53]-[.$F$21];0)-[.B$18];0)*[.C$19];([.B$19]-[.B$18])*[.C$19])" office:value-type="float" office:value="11742.5" calcext:value-type="float">
            <text:p>11,742.50</text:p>
          </table:table-cell>
          <table:table-cell table:style-name="ce219" table:formula="of:=IF([.A53]-[.$F$21]&lt;=[.B$20];MAX(MAX([.A53]-[.$F$21];0)-[.B$19];0)*[.C$20];([.B$20]-[.B$19])*[.C$20])" office:value-type="float" office:value="6474" calcext:value-type="float">
            <text:p>6,474.00</text:p>
          </table:table-cell>
          <table:table-cell table:style-name="ce219" table:formula="of:=IF([.A53]-[.$F$21]&lt;=[.B$21];MAX(MAX([.A53]-[.$F$21];0)-[.B$20];0)*[.C$21];([.B$21]-[.B$20])*[.C$21])" office:value-type="float" office:value="0" calcext:value-type="float">
            <text:p>0.00</text:p>
          </table:table-cell>
          <table:table-cell table:style-name="ce219" table:formula="of:=IF([.A53]-[.$F$21]&lt;=[.B$22];MAX(MAX([.A53]-[.$F$21])-[.B$21];0)*[.C$22];([.B$22]-[.B$21])*[.C$22])" office:value-type="float" office:value="0" calcext:value-type="float">
            <text:p>0.00</text:p>
          </table:table-cell>
          <table:table-cell table:style-name="ce219" table:formula="of:=IF([.A53]-[.$F$21]&lt;=[.B$23];MAX(MAX([.A53]-[.$F$21];0)-[.B$22];0)*[.C$23];([.B$23]-[.B$22])*[.C$23])" office:value-type="float" office:value="0" calcext:value-type="float">
            <text:p>0.00</text:p>
          </table:table-cell>
          <table:table-cell table:style-name="ce276" table:formula="of:=SUM([.C53:.H53])" office:value-type="float" office:value="22482.5" calcext:value-type="float">
            <text:p>22,482.50</text:p>
          </table:table-cell>
          <table:table-cell table:style-name="ce219" table:formula="of:=IF([.A53]&lt;[.E$7];[.A53]*([.E$3]+[.E$5]);IF([.A53]&gt;=[.E$8];[.A53]*[.E$9];0))" office:value-type="float" office:value="11475" calcext:value-type="float">
            <text:p>11,475.00</text:p>
          </table:table-cell>
          <table:table-cell table:style-name="ce219" table:formula="of:=[.I53]+[.J53]" office:value-type="float" office:value="33957.5" calcext:value-type="float">
            <text:p>33,957.50</text:p>
          </table:table-cell>
          <table:table-cell table:style-name="ce276" table:formula="of:=[.A53]-[.K53]" office:value-type="float" office:value="116042.5" calcext:value-type="float">
            <text:p>116,042.50</text:p>
          </table:table-cell>
          <table:table-cell table:style-name="ce219" table:formula="of:=[.A53]+[.J53]" office:value-type="float" office:value="161475" calcext:value-type="float">
            <text:p>161,475.00</text:p>
          </table:table-cell>
          <table:table-cell table:style-name="ce219" table:formula="of:=[.I$4]" office:value-type="float" office:value="20000" calcext:value-type="float">
            <text:p>20,000.00</text:p>
          </table:table-cell>
          <table:table-cell table:style-name="ce219" table:formula="of:=[.M53]+[.N53]" office:value-type="float" office:value="181475" calcext:value-type="float">
            <text:p>181,475.00</text:p>
          </table:table-cell>
          <table:table-cell table:style-name="ce219" table:formula="of:=[.O53]*[.I$2]" office:value-type="float" office:value="61701.5" calcext:value-type="float">
            <text:p>61,701.50</text:p>
          </table:table-cell>
          <table:table-cell table:style-name="ce276" table:formula="of:=[.O53]-[.P53]" office:value-type="float" office:value="119773.5" calcext:value-type="float">
            <text:p>119,773.50</text:p>
          </table:table-cell>
          <table:table-cell table:number-columns-repeated="16332"/>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4000.89999999999" calcext:value-type="currency">
            <text:p>$4,001 </text:p>
          </table:table-cell>
          <table:table-cell table:style-name="ce238" table:formula="of:=IF(([.A54]-[.$F$21])&lt;=[.B$18];MAX(MAX([.A54]-[.$F$21];0)-[.B$17];0)*[.C$18];([.B$18]-[.B$17])*[.C$18])" office:value-type="float" office:value="4266" calcext:value-type="float">
            <text:p>4,266.00</text:p>
          </table:table-cell>
          <table:table-cell table:style-name="ce219" table:formula="of:=IF([.A54]-[.$F$21]&lt;=[.B$19];MAX(MAX([.A54]-[.$F$21];0)-[.B$18];0)*[.C$19];([.B$19]-[.B$18])*[.C$19])" office:value-type="float" office:value="11742.5" calcext:value-type="float">
            <text:p>11,742.50</text:p>
          </table:table-cell>
          <table:table-cell table:style-name="ce219" table:formula="of:=IF([.A54]-[.$F$21]&lt;=[.B$20];MAX(MAX([.A54]-[.$F$21];0)-[.B$19];0)*[.C$20];([.B$20]-[.B$19])*[.C$20])" office:value-type="float" office:value="8874" calcext:value-type="float">
            <text:p>8,874.00</text:p>
          </table:table-cell>
          <table:table-cell table:style-name="ce219" table:formula="of:=IF([.A54]-[.$F$21]&lt;=[.B$21];MAX(MAX([.A54]-[.$F$21];0)-[.B$20];0)*[.C$21];([.B$21]-[.B$20])*[.C$21])" office:value-type="float" office:value="0" calcext:value-type="float">
            <text:p>0.00</text:p>
          </table:table-cell>
          <table:table-cell table:style-name="ce219" table:formula="of:=IF([.A54]-[.$F$21]&lt;=[.B$22];MAX(MAX([.A54]-[.$F$21])-[.B$21];0)*[.C$22];([.B$22]-[.B$21])*[.C$22])" office:value-type="float" office:value="0" calcext:value-type="float">
            <text:p>0.00</text:p>
          </table:table-cell>
          <table:table-cell table:style-name="ce219" table:formula="of:=IF([.A54]-[.$F$21]&lt;=[.B$23];MAX(MAX([.A54]-[.$F$21];0)-[.B$22];0)*[.C$23];([.B$23]-[.B$22])*[.C$23])" office:value-type="float" office:value="0" calcext:value-type="float">
            <text:p>0.00</text:p>
          </table:table-cell>
          <table:table-cell table:style-name="ce276" table:formula="of:=SUM([.C54:.H54])" office:value-type="float" office:value="24882.5" calcext:value-type="float">
            <text:p>24,882.50</text:p>
          </table:table-cell>
          <table:table-cell table:style-name="ce219" table:formula="of:=IF([.A54]&lt;[.E$7];[.A54]*([.E$3]+[.E$5]);IF([.A54]&gt;=[.E$8];[.A54]*[.E$9];0))" office:value-type="float" office:value="12240" calcext:value-type="float">
            <text:p>12,240.00</text:p>
          </table:table-cell>
          <table:table-cell table:style-name="ce219" table:formula="of:=[.I54]+[.J54]" office:value-type="float" office:value="37122.5" calcext:value-type="float">
            <text:p>37,122.50</text:p>
          </table:table-cell>
          <table:table-cell table:style-name="ce276" table:formula="of:=[.A54]-[.K54]" office:value-type="float" office:value="122877.5" calcext:value-type="float">
            <text:p>122,877.50</text:p>
          </table:table-cell>
          <table:table-cell table:style-name="ce219" table:formula="of:=[.A54]+[.J54]" office:value-type="float" office:value="172240" calcext:value-type="float">
            <text:p>172,240.00</text:p>
          </table:table-cell>
          <table:table-cell table:style-name="ce219" table:formula="of:=[.I$4]" office:value-type="float" office:value="20000" calcext:value-type="float">
            <text:p>20,000.00</text:p>
          </table:table-cell>
          <table:table-cell table:style-name="ce219" table:formula="of:=[.M54]+[.N54]" office:value-type="float" office:value="192240" calcext:value-type="float">
            <text:p>192,240.00</text:p>
          </table:table-cell>
          <table:table-cell table:style-name="ce219" table:formula="of:=[.O54]*[.I$2]" office:value-type="float" office:value="65361.6" calcext:value-type="float">
            <text:p>65,361.60</text:p>
          </table:table-cell>
          <table:table-cell table:style-name="ce276" table:formula="of:=[.O54]-[.P54]" office:value-type="float" office:value="126878.4" calcext:value-type="float">
            <text:p>126,878.40</text:p>
          </table:table-cell>
          <table:table-cell table:number-columns-repeated="16332"/>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4270.79999999999" calcext:value-type="currency">
            <text:p>$4,271 </text:p>
          </table:table-cell>
          <table:table-cell table:style-name="ce238" table:formula="of:=IF(([.A55]-[.$F$21])&lt;=[.B$18];MAX(MAX([.A55]-[.$F$21];0)-[.B$17];0)*[.C$18];([.B$18]-[.B$17])*[.C$18])" office:value-type="float" office:value="4266" calcext:value-type="float">
            <text:p>4,266.00</text:p>
          </table:table-cell>
          <table:table-cell table:style-name="ce219" table:formula="of:=IF([.A55]-[.$F$21]&lt;=[.B$19];MAX(MAX([.A55]-[.$F$21];0)-[.B$18];0)*[.C$19];([.B$19]-[.B$18])*[.C$19])" office:value-type="float" office:value="11742.5" calcext:value-type="float">
            <text:p>11,742.50</text:p>
          </table:table-cell>
          <table:table-cell table:style-name="ce219" table:formula="of:=IF([.A55]-[.$F$21]&lt;=[.B$20];MAX(MAX([.A55]-[.$F$21];0)-[.B$19];0)*[.C$20];([.B$20]-[.B$19])*[.C$20])" office:value-type="float" office:value="11274" calcext:value-type="float">
            <text:p>11,274.00</text:p>
          </table:table-cell>
          <table:table-cell table:style-name="ce219" table:formula="of:=IF([.A55]-[.$F$21]&lt;=[.B$21];MAX(MAX([.A55]-[.$F$21];0)-[.B$20];0)*[.C$21];([.B$21]-[.B$20])*[.C$21])" office:value-type="float" office:value="0" calcext:value-type="float">
            <text:p>0.00</text:p>
          </table:table-cell>
          <table:table-cell table:style-name="ce219" table:formula="of:=IF([.A55]-[.$F$21]&lt;=[.B$22];MAX(MAX([.A55]-[.$F$21])-[.B$21];0)*[.C$22];([.B$22]-[.B$21])*[.C$22])" office:value-type="float" office:value="0" calcext:value-type="float">
            <text:p>0.00</text:p>
          </table:table-cell>
          <table:table-cell table:style-name="ce219" table:formula="of:=IF([.A55]-[.$F$21]&lt;=[.B$23];MAX(MAX([.A55]-[.$F$21];0)-[.B$22];0)*[.C$23];([.B$23]-[.B$22])*[.C$23])" office:value-type="float" office:value="0" calcext:value-type="float">
            <text:p>0.00</text:p>
          </table:table-cell>
          <table:table-cell table:style-name="ce276" table:formula="of:=SUM([.C55:.H55])" office:value-type="float" office:value="27282.5" calcext:value-type="float">
            <text:p>27,282.50</text:p>
          </table:table-cell>
          <table:table-cell table:style-name="ce219" table:formula="of:=IF([.A55]&lt;[.E$7];[.A55]*([.E$3]+[.E$5]);IF([.A55]&gt;=[.E$8];[.A55]*[.E$9];0))" office:value-type="float" office:value="13005" calcext:value-type="float">
            <text:p>13,005.00</text:p>
          </table:table-cell>
          <table:table-cell table:style-name="ce219" table:formula="of:=[.I55]+[.J55]" office:value-type="float" office:value="40287.5" calcext:value-type="float">
            <text:p>40,287.50</text:p>
          </table:table-cell>
          <table:table-cell table:style-name="ce276" table:formula="of:=[.A55]-[.K55]" office:value-type="float" office:value="129712.5" calcext:value-type="float">
            <text:p>129,712.50</text:p>
          </table:table-cell>
          <table:table-cell table:style-name="ce219" table:formula="of:=[.A55]+[.J55]" office:value-type="float" office:value="183005" calcext:value-type="float">
            <text:p>183,005.00</text:p>
          </table:table-cell>
          <table:table-cell table:style-name="ce219" table:formula="of:=[.I$4]" office:value-type="float" office:value="20000" calcext:value-type="float">
            <text:p>20,000.00</text:p>
          </table:table-cell>
          <table:table-cell table:style-name="ce219" table:formula="of:=[.M55]+[.N55]" office:value-type="float" office:value="203005" calcext:value-type="float">
            <text:p>203,005.00</text:p>
          </table:table-cell>
          <table:table-cell table:style-name="ce219" table:formula="of:=[.O55]*[.I$2]" office:value-type="float" office:value="69021.7" calcext:value-type="float">
            <text:p>69,021.70</text:p>
          </table:table-cell>
          <table:table-cell table:style-name="ce276" table:formula="of:=[.O55]-[.P55]" office:value-type="float" office:value="133983.3" calcext:value-type="float">
            <text:p>133,983.30</text:p>
          </table:table-cell>
          <table:table-cell table:number-columns-repeated="16332"/>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18317.5" calcext:value-type="currency">
            <text:p>($18,318)</text:p>
          </table:table-cell>
          <table:table-cell table:style-name="ce238" table:formula="of:=IF(([.A56]-[.$F$21])&lt;=[.B$18];MAX(MAX([.A56]-[.$F$21];0)-[.B$17];0)*[.C$18];([.B$18]-[.B$17])*[.C$18])" office:value-type="float" office:value="4266" calcext:value-type="float">
            <text:p>4,266.00</text:p>
          </table:table-cell>
          <table:table-cell table:style-name="ce219" table:formula="of:=IF([.A56]-[.$F$21]&lt;=[.B$19];MAX(MAX([.A56]-[.$F$21];0)-[.B$18];0)*[.C$19];([.B$19]-[.B$18])*[.C$19])" office:value-type="float" office:value="11742.5" calcext:value-type="float">
            <text:p>11,742.50</text:p>
          </table:table-cell>
          <table:table-cell table:style-name="ce219" table:formula="of:=IF([.A56]-[.$F$21]&lt;=[.B$20];MAX(MAX([.A56]-[.$F$21];0)-[.B$19];0)*[.C$20];([.B$20]-[.B$19])*[.C$20])" office:value-type="float" office:value="13674" calcext:value-type="float">
            <text:p>13,674.00</text:p>
          </table:table-cell>
          <table:table-cell table:style-name="ce219" table:formula="of:=IF([.A56]-[.$F$21]&lt;=[.B$21];MAX(MAX([.A56]-[.$F$21];0)-[.B$20];0)*[.C$21];([.B$21]-[.B$20])*[.C$21])" office:value-type="float" office:value="0" calcext:value-type="float">
            <text:p>0.00</text:p>
          </table:table-cell>
          <table:table-cell table:style-name="ce219" table:formula="of:=IF([.A56]-[.$F$21]&lt;=[.B$22];MAX(MAX([.A56]-[.$F$21])-[.B$21];0)*[.C$22];([.B$22]-[.B$21])*[.C$22])" office:value-type="float" office:value="0" calcext:value-type="float">
            <text:p>0.00</text:p>
          </table:table-cell>
          <table:table-cell table:style-name="ce219" table:formula="of:=IF([.A56]-[.$F$21]&lt;=[.B$23];MAX(MAX([.A56]-[.$F$21];0)-[.B$22];0)*[.C$23];([.B$23]-[.B$22])*[.C$23])" office:value-type="float" office:value="0" calcext:value-type="float">
            <text:p>0.00</text:p>
          </table:table-cell>
          <table:table-cell table:style-name="ce276" table:formula="of:=SUM([.C56:.H56])" office:value-type="float" office:value="29682.5" calcext:value-type="float">
            <text:p>29,682.50</text:p>
          </table:table-cell>
          <table:table-cell table:style-name="ce219" table:formula="of:=IF([.A56]&lt;[.E$7];[.A56]*([.E$3]+[.E$5]);IF([.A56]&gt;=[.E$8];[.A56]*[.E$9];0))" office:value-type="float" office:value="0" calcext:value-type="float">
            <text:p>0.00</text:p>
          </table:table-cell>
          <table:table-cell table:style-name="ce219" table:formula="of:=[.I56]+[.J56]" office:value-type="float" office:value="29682.5" calcext:value-type="float">
            <text:p>29,682.50</text:p>
          </table:table-cell>
          <table:table-cell table:style-name="ce276" table:formula="of:=[.A56]-[.K56]" office:value-type="float" office:value="150317.5" calcext:value-type="float">
            <text:p>150,317.50</text:p>
          </table:table-cell>
          <table:table-cell table:style-name="ce219" table:formula="of:=[.A56]+[.J56]" office:value-type="float" office:value="180000" calcext:value-type="float">
            <text:p>180,000.00</text:p>
          </table:table-cell>
          <table:table-cell table:style-name="ce219" table:formula="of:=[.I$4]" office:value-type="float" office:value="20000" calcext:value-type="float">
            <text:p>20,000.00</text:p>
          </table:table-cell>
          <table:table-cell table:style-name="ce219" table:formula="of:=[.M56]+[.N56]" office:value-type="float" office:value="200000" calcext:value-type="float">
            <text:p>200,000.00</text:p>
          </table:table-cell>
          <table:table-cell table:style-name="ce219" table:formula="of:=[.O56]*[.I$2]" office:value-type="float" office:value="68000" calcext:value-type="float">
            <text:p>68,000.00</text:p>
          </table:table-cell>
          <table:table-cell table:style-name="ce276" table:formula="of:=[.O56]-[.P56]" office:value-type="float" office:value="132000" calcext:value-type="float">
            <text:p>132,000.00</text:p>
          </table:table-cell>
          <table:table-cell table:number-columns-repeated="16332"/>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19317.5" calcext:value-type="currency">
            <text:p>($19,318)</text:p>
          </table:table-cell>
          <table:table-cell table:style-name="ce238" table:formula="of:=IF(([.A57]-[.$F$21])&lt;=[.B$18];MAX(MAX([.A57]-[.$F$21];0)-[.B$17];0)*[.C$18];([.B$18]-[.B$17])*[.C$18])" office:value-type="float" office:value="4266" calcext:value-type="float">
            <text:p>4,266.00</text:p>
          </table:table-cell>
          <table:table-cell table:style-name="ce219" table:formula="of:=IF([.A57]-[.$F$21]&lt;=[.B$19];MAX(MAX([.A57]-[.$F$21];0)-[.B$18];0)*[.C$19];([.B$19]-[.B$18])*[.C$19])" office:value-type="float" office:value="11742.5" calcext:value-type="float">
            <text:p>11,742.50</text:p>
          </table:table-cell>
          <table:table-cell table:style-name="ce219" table:formula="of:=IF([.A57]-[.$F$21]&lt;=[.B$20];MAX(MAX([.A57]-[.$F$21];0)-[.B$19];0)*[.C$20];([.B$20]-[.B$19])*[.C$20])" office:value-type="float" office:value="16074" calcext:value-type="float">
            <text:p>16,074.00</text:p>
          </table:table-cell>
          <table:table-cell table:style-name="ce219" table:formula="of:=IF([.A57]-[.$F$21]&lt;=[.B$21];MAX(MAX([.A57]-[.$F$21];0)-[.B$20];0)*[.C$21];([.B$21]-[.B$20])*[.C$21])" office:value-type="float" office:value="0" calcext:value-type="float">
            <text:p>0.00</text:p>
          </table:table-cell>
          <table:table-cell table:style-name="ce219" table:formula="of:=IF([.A57]-[.$F$21]&lt;=[.B$22];MAX(MAX([.A57]-[.$F$21])-[.B$21];0)*[.C$22];([.B$22]-[.B$21])*[.C$22])" office:value-type="float" office:value="0" calcext:value-type="float">
            <text:p>0.00</text:p>
          </table:table-cell>
          <table:table-cell table:style-name="ce219" table:formula="of:=IF([.A57]-[.$F$21]&lt;=[.B$23];MAX(MAX([.A57]-[.$F$21];0)-[.B$22];0)*[.C$23];([.B$23]-[.B$22])*[.C$23])" office:value-type="float" office:value="0" calcext:value-type="float">
            <text:p>0.00</text:p>
          </table:table-cell>
          <table:table-cell table:style-name="ce276" table:formula="of:=SUM([.C57:.H57])" office:value-type="float" office:value="32082.5" calcext:value-type="float">
            <text:p>32,082.50</text:p>
          </table:table-cell>
          <table:table-cell table:style-name="ce219" table:formula="of:=IF([.A57]&lt;[.E$7];[.A57]*([.E$3]+[.E$5]);IF([.A57]&gt;=[.E$8];[.A57]*[.E$9];0))" office:value-type="float" office:value="0" calcext:value-type="float">
            <text:p>0.00</text:p>
          </table:table-cell>
          <table:table-cell table:style-name="ce219" table:formula="of:=[.I57]+[.J57]" office:value-type="float" office:value="32082.5" calcext:value-type="float">
            <text:p>32,082.50</text:p>
          </table:table-cell>
          <table:table-cell table:style-name="ce276" table:formula="of:=[.A57]-[.K57]" office:value-type="float" office:value="157917.5" calcext:value-type="float">
            <text:p>157,917.50</text:p>
          </table:table-cell>
          <table:table-cell table:style-name="ce219" table:formula="of:=[.A57]+[.J57]" office:value-type="float" office:value="190000" calcext:value-type="float">
            <text:p>190,000.00</text:p>
          </table:table-cell>
          <table:table-cell table:style-name="ce219" table:formula="of:=[.I$4]" office:value-type="float" office:value="20000" calcext:value-type="float">
            <text:p>20,000.00</text:p>
          </table:table-cell>
          <table:table-cell table:style-name="ce219" table:formula="of:=[.M57]+[.N57]" office:value-type="float" office:value="210000" calcext:value-type="float">
            <text:p>210,000.00</text:p>
          </table:table-cell>
          <table:table-cell table:style-name="ce219" table:formula="of:=[.O57]*[.I$2]" office:value-type="float" office:value="71400" calcext:value-type="float">
            <text:p>71,400.00</text:p>
          </table:table-cell>
          <table:table-cell table:style-name="ce276" table:formula="of:=[.O57]-[.P57]" office:value-type="float" office:value="138600" calcext:value-type="float">
            <text:p>138,600.00</text:p>
          </table:table-cell>
          <table:table-cell table:number-columns-repeated="16332"/>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17329.5" calcext:value-type="currency">
            <text:p>($17,330)</text:p>
          </table:table-cell>
          <table:table-cell table:style-name="ce238" table:formula="of:=IF(([.A58]-[.$F$21])&lt;=[.B$18];MAX(MAX([.A58]-[.$F$21];0)-[.B$17];0)*[.C$18];([.B$18]-[.B$17])*[.C$18])" office:value-type="float" office:value="4266" calcext:value-type="float">
            <text:p>4,266.00</text:p>
          </table:table-cell>
          <table:table-cell table:style-name="ce219" table:formula="of:=IF([.A58]-[.$F$21]&lt;=[.B$19];MAX(MAX([.A58]-[.$F$21];0)-[.B$18];0)*[.C$19];([.B$19]-[.B$18])*[.C$19])" office:value-type="float" office:value="11742.5" calcext:value-type="float">
            <text:p>11,742.50</text:p>
          </table:table-cell>
          <table:table-cell table:style-name="ce219" table:formula="of:=IF([.A58]-[.$F$21]&lt;=[.B$20];MAX(MAX([.A58]-[.$F$21];0)-[.B$19];0)*[.C$20];([.B$20]-[.B$19])*[.C$20])" office:value-type="float" office:value="18474" calcext:value-type="float">
            <text:p>18,474.00</text:p>
          </table:table-cell>
          <table:table-cell table:style-name="ce219" table:formula="of:=IF([.A58]-[.$F$21]&lt;=[.B$21];MAX(MAX([.A58]-[.$F$21];0)-[.B$20];0)*[.C$21];([.B$21]-[.B$20])*[.C$21])" office:value-type="float" office:value="0" calcext:value-type="float">
            <text:p>0.00</text:p>
          </table:table-cell>
          <table:table-cell table:style-name="ce219" table:formula="of:=IF([.A58]-[.$F$21]&lt;=[.B$22];MAX(MAX([.A58]-[.$F$21])-[.B$21];0)*[.C$22];([.B$22]-[.B$21])*[.C$22])" office:value-type="float" office:value="0" calcext:value-type="float">
            <text:p>0.00</text:p>
          </table:table-cell>
          <table:table-cell table:style-name="ce219" table:formula="of:=IF([.A58]-[.$F$21]&lt;=[.B$23];MAX(MAX([.A58]-[.$F$21];0)-[.B$22];0)*[.C$23];([.B$23]-[.B$22])*[.C$23])" office:value-type="float" office:value="0" calcext:value-type="float">
            <text:p>0.00</text:p>
          </table:table-cell>
          <table:table-cell table:style-name="ce276" table:formula="of:=SUM([.C58:.H58])" office:value-type="float" office:value="34482.5" calcext:value-type="float">
            <text:p>34,482.50</text:p>
          </table:table-cell>
          <table:table-cell table:style-name="ce219" table:formula="of:=IF([.A58]&lt;[.E$7];[.A58]*([.E$3]+[.E$5]);IF([.A58]&gt;=[.E$8];[.A58]*[.E$9];0))" office:value-type="float" office:value="1800" calcext:value-type="float">
            <text:p>1,800.00</text:p>
          </table:table-cell>
          <table:table-cell table:style-name="ce219" table:formula="of:=[.I58]+[.J58]" office:value-type="float" office:value="36282.5" calcext:value-type="float">
            <text:p>36,282.50</text:p>
          </table:table-cell>
          <table:table-cell table:style-name="ce276" table:formula="of:=[.A58]-[.K58]" office:value-type="float" office:value="163717.5" calcext:value-type="float">
            <text:p>163,717.50</text:p>
          </table:table-cell>
          <table:table-cell table:style-name="ce219" table:formula="of:=[.A58]+[.J58]" office:value-type="float" office:value="201800" calcext:value-type="float">
            <text:p>201,800.00</text:p>
          </table:table-cell>
          <table:table-cell table:style-name="ce219" table:formula="of:=[.I$4]" office:value-type="float" office:value="20000" calcext:value-type="float">
            <text:p>20,000.00</text:p>
          </table:table-cell>
          <table:table-cell table:style-name="ce219" table:formula="of:=[.M58]+[.N58]" office:value-type="float" office:value="221800" calcext:value-type="float">
            <text:p>221,800.00</text:p>
          </table:table-cell>
          <table:table-cell table:style-name="ce219" table:formula="of:=[.O58]*[.I$2]" office:value-type="float" office:value="75412" calcext:value-type="float">
            <text:p>75,412.00</text:p>
          </table:table-cell>
          <table:table-cell table:style-name="ce276" table:formula="of:=[.O58]-[.P58]" office:value-type="float" office:value="146388" calcext:value-type="float">
            <text:p>146,388.00</text:p>
          </table:table-cell>
          <table:table-cell table:number-columns-repeated="16332"/>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18180.1" calcext:value-type="currency">
            <text:p>($18,180)</text:p>
          </table:table-cell>
          <table:table-cell table:style-name="ce238" table:formula="of:=IF(([.A59]-[.$F$21])&lt;=[.B$18];MAX(MAX([.A59]-[.$F$21];0)-[.B$17];0)*[.C$18];([.B$18]-[.B$17])*[.C$18])" office:value-type="float" office:value="4266" calcext:value-type="float">
            <text:p>4,266.00</text:p>
          </table:table-cell>
          <table:table-cell table:style-name="ce219" table:formula="of:=IF([.A59]-[.$F$21]&lt;=[.B$19];MAX(MAX([.A59]-[.$F$21];0)-[.B$18];0)*[.C$19];([.B$19]-[.B$18])*[.C$19])" office:value-type="float" office:value="11742.5" calcext:value-type="float">
            <text:p>11,742.50</text:p>
          </table:table-cell>
          <table:table-cell table:style-name="ce219" table:formula="of:=IF([.A59]-[.$F$21]&lt;=[.B$20];MAX(MAX([.A59]-[.$F$21];0)-[.B$19];0)*[.C$20];([.B$20]-[.B$19])*[.C$20])" office:value-type="float" office:value="20874" calcext:value-type="float">
            <text:p>20,874.00</text:p>
          </table:table-cell>
          <table:table-cell table:style-name="ce219" table:formula="of:=IF([.A59]-[.$F$21]&lt;=[.B$21];MAX(MAX([.A59]-[.$F$21];0)-[.B$20];0)*[.C$21];([.B$21]-[.B$20])*[.C$21])" office:value-type="float" office:value="0" calcext:value-type="float">
            <text:p>0.00</text:p>
          </table:table-cell>
          <table:table-cell table:style-name="ce219" table:formula="of:=IF([.A59]-[.$F$21]&lt;=[.B$22];MAX(MAX([.A59]-[.$F$21])-[.B$21];0)*[.C$22];([.B$22]-[.B$21])*[.C$22])" office:value-type="float" office:value="0" calcext:value-type="float">
            <text:p>0.00</text:p>
          </table:table-cell>
          <table:table-cell table:style-name="ce219" table:formula="of:=IF([.A59]-[.$F$21]&lt;=[.B$23];MAX(MAX([.A59]-[.$F$21];0)-[.B$22];0)*[.C$23];([.B$23]-[.B$22])*[.C$23])" office:value-type="float" office:value="0" calcext:value-type="float">
            <text:p>0.00</text:p>
          </table:table-cell>
          <table:table-cell table:style-name="ce276" table:formula="of:=SUM([.C59:.H59])" office:value-type="float" office:value="36882.5" calcext:value-type="float">
            <text:p>36,882.50</text:p>
          </table:table-cell>
          <table:table-cell table:style-name="ce219" table:formula="of:=IF([.A59]&lt;[.E$7];[.A59]*([.E$3]+[.E$5]);IF([.A59]&gt;=[.E$8];[.A59]*[.E$9];0))" office:value-type="float" office:value="1890" calcext:value-type="float">
            <text:p>1,890.00</text:p>
          </table:table-cell>
          <table:table-cell table:style-name="ce219" table:formula="of:=[.I59]+[.J59]" office:value-type="float" office:value="38772.5" calcext:value-type="float">
            <text:p>38,772.50</text:p>
          </table:table-cell>
          <table:table-cell table:style-name="ce276" table:formula="of:=[.A59]-[.K59]" office:value-type="float" office:value="171227.5" calcext:value-type="float">
            <text:p>171,227.50</text:p>
          </table:table-cell>
          <table:table-cell table:style-name="ce219" table:formula="of:=[.A59]+[.J59]" office:value-type="float" office:value="211890" calcext:value-type="float">
            <text:p>211,890.00</text:p>
          </table:table-cell>
          <table:table-cell table:style-name="ce219" table:formula="of:=[.I$4]" office:value-type="float" office:value="20000" calcext:value-type="float">
            <text:p>20,000.00</text:p>
          </table:table-cell>
          <table:table-cell table:style-name="ce219" table:formula="of:=[.M59]+[.N59]" office:value-type="float" office:value="231890" calcext:value-type="float">
            <text:p>231,890.00</text:p>
          </table:table-cell>
          <table:table-cell table:style-name="ce219" table:formula="of:=[.O59]*[.I$2]" office:value-type="float" office:value="78842.6" calcext:value-type="float">
            <text:p>78,842.60</text:p>
          </table:table-cell>
          <table:table-cell table:style-name="ce276" table:formula="of:=[.O59]-[.P59]" office:value-type="float" office:value="153047.4" calcext:value-type="float">
            <text:p>153,047.40</text:p>
          </table:table-cell>
          <table:table-cell table:number-columns-repeated="16332"/>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18586.7" calcext:value-type="currency">
            <text:p>($18,587)</text:p>
          </table:table-cell>
          <table:table-cell table:style-name="ce238" table:formula="of:=IF(([.A60]-[.$F$21])&lt;=[.B$18];MAX(MAX([.A60]-[.$F$21];0)-[.B$17];0)*[.C$18];([.B$18]-[.B$17])*[.C$18])" office:value-type="float" office:value="4266" calcext:value-type="float">
            <text:p>4,266.00</text:p>
          </table:table-cell>
          <table:table-cell table:style-name="ce219" table:formula="of:=IF([.A60]-[.$F$21]&lt;=[.B$19];MAX(MAX([.A60]-[.$F$21];0)-[.B$18];0)*[.C$19];([.B$19]-[.B$18])*[.C$19])" office:value-type="float" office:value="11742.5" calcext:value-type="float">
            <text:p>11,742.50</text:p>
          </table:table-cell>
          <table:table-cell table:style-name="ce219" table:formula="of:=IF([.A60]-[.$F$21]&lt;=[.B$20];MAX(MAX([.A60]-[.$F$21];0)-[.B$19];0)*[.C$20];([.B$20]-[.B$19])*[.C$20])" office:value-type="float" office:value="21942" calcext:value-type="float">
            <text:p>21,942.00</text:p>
          </table:table-cell>
          <table:table-cell table:style-name="ce219" table:formula="of:=IF([.A60]-[.$F$21]&lt;=[.B$21];MAX(MAX([.A60]-[.$F$21];0)-[.B$20];0)*[.C$21];([.B$21]-[.B$20])*[.C$21])" office:value-type="float" office:value="1776" calcext:value-type="float">
            <text:p>1,776.00</text:p>
          </table:table-cell>
          <table:table-cell table:style-name="ce219" table:formula="of:=IF([.A60]-[.$F$21]&lt;=[.B$22];MAX(MAX([.A60]-[.$F$21])-[.B$21];0)*[.C$22];([.B$22]-[.B$21])*[.C$22])" office:value-type="float" office:value="0" calcext:value-type="float">
            <text:p>0.00</text:p>
          </table:table-cell>
          <table:table-cell table:style-name="ce219" table:formula="of:=IF([.A60]-[.$F$21]&lt;=[.B$23];MAX(MAX([.A60]-[.$F$21];0)-[.B$22];0)*[.C$23];([.B$23]-[.B$22])*[.C$23])" office:value-type="float" office:value="0" calcext:value-type="float">
            <text:p>0.00</text:p>
          </table:table-cell>
          <table:table-cell table:style-name="ce276" table:formula="of:=SUM([.C60:.H60])" office:value-type="float" office:value="39726.5" calcext:value-type="float">
            <text:p>39,726.50</text:p>
          </table:table-cell>
          <table:table-cell table:style-name="ce219" table:formula="of:=IF([.A60]&lt;[.E$7];[.A60]*([.E$3]+[.E$5]);IF([.A60]&gt;=[.E$8];[.A60]*[.E$9];0))" office:value-type="float" office:value="1980" calcext:value-type="float">
            <text:p>1,980.00</text:p>
          </table:table-cell>
          <table:table-cell table:style-name="ce219" table:formula="of:=[.I60]+[.J60]" office:value-type="float" office:value="41706.5" calcext:value-type="float">
            <text:p>41,706.50</text:p>
          </table:table-cell>
          <table:table-cell table:style-name="ce276" table:formula="of:=[.A60]-[.K60]" office:value-type="float" office:value="178293.5" calcext:value-type="float">
            <text:p>178,293.50</text:p>
          </table:table-cell>
          <table:table-cell table:style-name="ce219" table:formula="of:=[.A60]+[.J60]" office:value-type="float" office:value="221980" calcext:value-type="float">
            <text:p>221,980.00</text:p>
          </table:table-cell>
          <table:table-cell table:style-name="ce219" table:formula="of:=[.I$4]" office:value-type="float" office:value="20000" calcext:value-type="float">
            <text:p>20,000.00</text:p>
          </table:table-cell>
          <table:table-cell table:style-name="ce219" table:formula="of:=[.M60]+[.N60]" office:value-type="float" office:value="241980" calcext:value-type="float">
            <text:p>241,980.00</text:p>
          </table:table-cell>
          <table:table-cell table:style-name="ce219" table:formula="of:=[.O60]*[.I$2]" office:value-type="float" office:value="82273.2" calcext:value-type="float">
            <text:p>82,273.20</text:p>
          </table:table-cell>
          <table:table-cell table:style-name="ce276" table:formula="of:=[.O60]-[.P60]" office:value-type="float" office:value="159706.8" calcext:value-type="float">
            <text:p>159,706.80</text:p>
          </table:table-cell>
          <table:table-cell table:number-columns-repeated="16332"/>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18637.3" calcext:value-type="currency">
            <text:p>($18,637)</text:p>
          </table:table-cell>
          <table:table-cell table:style-name="ce238" table:formula="of:=IF(([.A61]-[.$F$21])&lt;=[.B$18];MAX(MAX([.A61]-[.$F$21];0)-[.B$17];0)*[.C$18];([.B$18]-[.B$17])*[.C$18])" office:value-type="float" office:value="4266" calcext:value-type="float">
            <text:p>4,266.00</text:p>
          </table:table-cell>
          <table:table-cell table:style-name="ce219" table:formula="of:=IF([.A61]-[.$F$21]&lt;=[.B$19];MAX(MAX([.A61]-[.$F$21];0)-[.B$18];0)*[.C$19];([.B$19]-[.B$18])*[.C$19])" office:value-type="float" office:value="11742.5" calcext:value-type="float">
            <text:p>11,742.50</text:p>
          </table:table-cell>
          <table:table-cell table:style-name="ce219" table:formula="of:=IF([.A61]-[.$F$21]&lt;=[.B$20];MAX(MAX([.A61]-[.$F$21];0)-[.B$19];0)*[.C$20];([.B$20]-[.B$19])*[.C$20])" office:value-type="float" office:value="21942" calcext:value-type="float">
            <text:p>21,942.00</text:p>
          </table:table-cell>
          <table:table-cell table:style-name="ce219" table:formula="of:=IF([.A61]-[.$F$21]&lt;=[.B$21];MAX(MAX([.A61]-[.$F$21];0)-[.B$20];0)*[.C$21];([.B$21]-[.B$20])*[.C$21])" office:value-type="float" office:value="4976" calcext:value-type="float">
            <text:p>4,976.00</text:p>
          </table:table-cell>
          <table:table-cell table:style-name="ce219" table:formula="of:=IF([.A61]-[.$F$21]&lt;=[.B$22];MAX(MAX([.A61]-[.$F$21])-[.B$21];0)*[.C$22];([.B$22]-[.B$21])*[.C$22])" office:value-type="float" office:value="0" calcext:value-type="float">
            <text:p>0.00</text:p>
          </table:table-cell>
          <table:table-cell table:style-name="ce219" table:formula="of:=IF([.A61]-[.$F$21]&lt;=[.B$23];MAX(MAX([.A61]-[.$F$21];0)-[.B$22];0)*[.C$23];([.B$23]-[.B$22])*[.C$23])" office:value-type="float" office:value="0" calcext:value-type="float">
            <text:p>0.00</text:p>
          </table:table-cell>
          <table:table-cell table:style-name="ce276" table:formula="of:=SUM([.C61:.H61])" office:value-type="float" office:value="42926.5" calcext:value-type="float">
            <text:p>42,926.50</text:p>
          </table:table-cell>
          <table:table-cell table:style-name="ce219" table:formula="of:=IF([.A61]&lt;[.E$7];[.A61]*([.E$3]+[.E$5]);IF([.A61]&gt;=[.E$8];[.A61]*[.E$9];0))" office:value-type="float" office:value="2070" calcext:value-type="float">
            <text:p>2,070.00</text:p>
          </table:table-cell>
          <table:table-cell table:style-name="ce219" table:formula="of:=[.I61]+[.J61]" office:value-type="float" office:value="44996.5" calcext:value-type="float">
            <text:p>44,996.50</text:p>
          </table:table-cell>
          <table:table-cell table:style-name="ce276" table:formula="of:=[.A61]-[.K61]" office:value-type="float" office:value="185003.5" calcext:value-type="float">
            <text:p>185,003.50</text:p>
          </table:table-cell>
          <table:table-cell table:style-name="ce219" table:formula="of:=[.A61]+[.J61]" office:value-type="float" office:value="232070" calcext:value-type="float">
            <text:p>232,070.00</text:p>
          </table:table-cell>
          <table:table-cell table:style-name="ce219" table:formula="of:=[.I$4]" office:value-type="float" office:value="20000" calcext:value-type="float">
            <text:p>20,000.00</text:p>
          </table:table-cell>
          <table:table-cell table:style-name="ce219" table:formula="of:=[.M61]+[.N61]" office:value-type="float" office:value="252070" calcext:value-type="float">
            <text:p>252,070.00</text:p>
          </table:table-cell>
          <table:table-cell table:style-name="ce219" table:formula="of:=[.O61]*[.I$2]" office:value-type="float" office:value="85703.8" calcext:value-type="float">
            <text:p>85,703.80</text:p>
          </table:table-cell>
          <table:table-cell table:style-name="ce276" table:formula="of:=[.O61]-[.P61]" office:value-type="float" office:value="166366.2" calcext:value-type="float">
            <text:p>166,366.20</text:p>
          </table:table-cell>
          <table:table-cell table:number-columns-repeated="16332"/>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18687.9" calcext:value-type="currency">
            <text:p>($18,688)</text:p>
          </table:table-cell>
          <table:table-cell table:style-name="ce238" table:formula="of:=IF(([.A62]-[.$F$21])&lt;=[.B$18];MAX(MAX([.A62]-[.$F$21];0)-[.B$17];0)*[.C$18];([.B$18]-[.B$17])*[.C$18])" office:value-type="float" office:value="4266" calcext:value-type="float">
            <text:p>4,266.00</text:p>
          </table:table-cell>
          <table:table-cell table:style-name="ce219" table:formula="of:=IF([.A62]-[.$F$21]&lt;=[.B$19];MAX(MAX([.A62]-[.$F$21];0)-[.B$18];0)*[.C$19];([.B$19]-[.B$18])*[.C$19])" office:value-type="float" office:value="11742.5" calcext:value-type="float">
            <text:p>11,742.50</text:p>
          </table:table-cell>
          <table:table-cell table:style-name="ce219" table:formula="of:=IF([.A62]-[.$F$21]&lt;=[.B$20];MAX(MAX([.A62]-[.$F$21];0)-[.B$19];0)*[.C$20];([.B$20]-[.B$19])*[.C$20])" office:value-type="float" office:value="21942" calcext:value-type="float">
            <text:p>21,942.00</text:p>
          </table:table-cell>
          <table:table-cell table:style-name="ce219" table:formula="of:=IF([.A62]-[.$F$21]&lt;=[.B$21];MAX(MAX([.A62]-[.$F$21];0)-[.B$20];0)*[.C$21];([.B$21]-[.B$20])*[.C$21])" office:value-type="float" office:value="8176" calcext:value-type="float">
            <text:p>8,176.00</text:p>
          </table:table-cell>
          <table:table-cell table:style-name="ce219" table:formula="of:=IF([.A62]-[.$F$21]&lt;=[.B$22];MAX(MAX([.A62]-[.$F$21])-[.B$21];0)*[.C$22];([.B$22]-[.B$21])*[.C$22])" office:value-type="float" office:value="0" calcext:value-type="float">
            <text:p>0.00</text:p>
          </table:table-cell>
          <table:table-cell table:style-name="ce219" table:formula="of:=IF([.A62]-[.$F$21]&lt;=[.B$23];MAX(MAX([.A62]-[.$F$21];0)-[.B$22];0)*[.C$23];([.B$23]-[.B$22])*[.C$23])" office:value-type="float" office:value="0" calcext:value-type="float">
            <text:p>0.00</text:p>
          </table:table-cell>
          <table:table-cell table:style-name="ce276" table:formula="of:=SUM([.C62:.H62])" office:value-type="float" office:value="46126.5" calcext:value-type="float">
            <text:p>46,126.50</text:p>
          </table:table-cell>
          <table:table-cell table:style-name="ce219" table:formula="of:=IF([.A62]&lt;[.E$7];[.A62]*([.E$3]+[.E$5]);IF([.A62]&gt;=[.E$8];[.A62]*[.E$9];0))" office:value-type="float" office:value="2160" calcext:value-type="float">
            <text:p>2,160.00</text:p>
          </table:table-cell>
          <table:table-cell table:style-name="ce219" table:formula="of:=[.I62]+[.J62]" office:value-type="float" office:value="48286.5" calcext:value-type="float">
            <text:p>48,286.50</text:p>
          </table:table-cell>
          <table:table-cell table:style-name="ce276" table:formula="of:=[.A62]-[.K62]" office:value-type="float" office:value="191713.5" calcext:value-type="float">
            <text:p>191,713.50</text:p>
          </table:table-cell>
          <table:table-cell table:style-name="ce219" table:formula="of:=[.A62]+[.J62]" office:value-type="float" office:value="242160" calcext:value-type="float">
            <text:p>242,160.00</text:p>
          </table:table-cell>
          <table:table-cell table:style-name="ce219" table:formula="of:=[.I$4]" office:value-type="float" office:value="20000" calcext:value-type="float">
            <text:p>20,000.00</text:p>
          </table:table-cell>
          <table:table-cell table:style-name="ce219" table:formula="of:=[.M62]+[.N62]" office:value-type="float" office:value="262160" calcext:value-type="float">
            <text:p>262,160.00</text:p>
          </table:table-cell>
          <table:table-cell table:style-name="ce219" table:formula="of:=[.O62]*[.I$2]" office:value-type="float" office:value="89134.4" calcext:value-type="float">
            <text:p>89,134.40</text:p>
          </table:table-cell>
          <table:table-cell table:style-name="ce276" table:formula="of:=[.O62]-[.P62]" office:value-type="float" office:value="173025.6" calcext:value-type="float">
            <text:p>173,025.60</text:p>
          </table:table-cell>
          <table:table-cell table:number-columns-repeated="16332"/>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18738.5" calcext:value-type="currency">
            <text:p>($18,739)</text:p>
          </table:table-cell>
          <table:table-cell table:style-name="ce238" table:formula="of:=IF(([.A63]-[.$F$21])&lt;=[.B$18];MAX(MAX([.A63]-[.$F$21];0)-[.B$17];0)*[.C$18];([.B$18]-[.B$17])*[.C$18])" office:value-type="float" office:value="4266" calcext:value-type="float">
            <text:p>4,266.00</text:p>
          </table:table-cell>
          <table:table-cell table:style-name="ce219" table:formula="of:=IF([.A63]-[.$F$21]&lt;=[.B$19];MAX(MAX([.A63]-[.$F$21];0)-[.B$18];0)*[.C$19];([.B$19]-[.B$18])*[.C$19])" office:value-type="float" office:value="11742.5" calcext:value-type="float">
            <text:p>11,742.50</text:p>
          </table:table-cell>
          <table:table-cell table:style-name="ce219" table:formula="of:=IF([.A63]-[.$F$21]&lt;=[.B$20];MAX(MAX([.A63]-[.$F$21];0)-[.B$19];0)*[.C$20];([.B$20]-[.B$19])*[.C$20])" office:value-type="float" office:value="21942" calcext:value-type="float">
            <text:p>21,942.00</text:p>
          </table:table-cell>
          <table:table-cell table:style-name="ce219" table:formula="of:=IF([.A63]-[.$F$21]&lt;=[.B$21];MAX(MAX([.A63]-[.$F$21];0)-[.B$20];0)*[.C$21];([.B$21]-[.B$20])*[.C$21])" office:value-type="float" office:value="11376" calcext:value-type="float">
            <text:p>11,376.00</text:p>
          </table:table-cell>
          <table:table-cell table:style-name="ce219" table:formula="of:=IF([.A63]-[.$F$21]&lt;=[.B$22];MAX(MAX([.A63]-[.$F$21])-[.B$21];0)*[.C$22];([.B$22]-[.B$21])*[.C$22])" office:value-type="float" office:value="0" calcext:value-type="float">
            <text:p>0.00</text:p>
          </table:table-cell>
          <table:table-cell table:style-name="ce219" table:formula="of:=IF([.A63]-[.$F$21]&lt;=[.B$23];MAX(MAX([.A63]-[.$F$21];0)-[.B$22];0)*[.C$23];([.B$23]-[.B$22])*[.C$23])" office:value-type="float" office:value="0" calcext:value-type="float">
            <text:p>0.00</text:p>
          </table:table-cell>
          <table:table-cell table:style-name="ce276" table:formula="of:=SUM([.C63:.H63])" office:value-type="float" office:value="49326.5" calcext:value-type="float">
            <text:p>49,326.50</text:p>
          </table:table-cell>
          <table:table-cell table:style-name="ce219" table:formula="of:=IF([.A63]&lt;[.E$7];[.A63]*([.E$3]+[.E$5]);IF([.A63]&gt;=[.E$8];[.A63]*[.E$9];0))" office:value-type="float" office:value="2250" calcext:value-type="float">
            <text:p>2,250.00</text:p>
          </table:table-cell>
          <table:table-cell table:style-name="ce219" table:formula="of:=[.I63]+[.J63]" office:value-type="float" office:value="51576.5" calcext:value-type="float">
            <text:p>51,576.50</text:p>
          </table:table-cell>
          <table:table-cell table:style-name="ce276" table:formula="of:=[.A63]-[.K63]" office:value-type="float" office:value="198423.5" calcext:value-type="float">
            <text:p>198,423.50</text:p>
          </table:table-cell>
          <table:table-cell table:style-name="ce219" table:formula="of:=[.A63]+[.J63]" office:value-type="float" office:value="252250" calcext:value-type="float">
            <text:p>252,250.00</text:p>
          </table:table-cell>
          <table:table-cell table:style-name="ce219" table:formula="of:=[.I$4]" office:value-type="float" office:value="20000" calcext:value-type="float">
            <text:p>20,000.00</text:p>
          </table:table-cell>
          <table:table-cell table:style-name="ce219" table:formula="of:=[.M63]+[.N63]" office:value-type="float" office:value="272250" calcext:value-type="float">
            <text:p>272,250.00</text:p>
          </table:table-cell>
          <table:table-cell table:style-name="ce219" table:formula="of:=[.O63]*[.I$2]" office:value-type="float" office:value="92565" calcext:value-type="float">
            <text:p>92,565.00</text:p>
          </table:table-cell>
          <table:table-cell table:style-name="ce276" table:formula="of:=[.O63]-[.P63]" office:value-type="float" office:value="179685" calcext:value-type="float">
            <text:p>179,685.00</text:p>
          </table:table-cell>
          <table:table-cell table:number-columns-repeated="16332"/>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18789.1" calcext:value-type="currency">
            <text:p>($18,789)</text:p>
          </table:table-cell>
          <table:table-cell table:style-name="ce238" table:formula="of:=IF(([.A64]-[.$F$21])&lt;=[.B$18];MAX(MAX([.A64]-[.$F$21];0)-[.B$17];0)*[.C$18];([.B$18]-[.B$17])*[.C$18])" office:value-type="float" office:value="4266" calcext:value-type="float">
            <text:p>4,266.00</text:p>
          </table:table-cell>
          <table:table-cell table:style-name="ce219" table:formula="of:=IF([.A64]-[.$F$21]&lt;=[.B$19];MAX(MAX([.A64]-[.$F$21];0)-[.B$18];0)*[.C$19];([.B$19]-[.B$18])*[.C$19])" office:value-type="float" office:value="11742.5" calcext:value-type="float">
            <text:p>11,742.50</text:p>
          </table:table-cell>
          <table:table-cell table:style-name="ce219" table:formula="of:=IF([.A64]-[.$F$21]&lt;=[.B$20];MAX(MAX([.A64]-[.$F$21];0)-[.B$19];0)*[.C$20];([.B$20]-[.B$19])*[.C$20])" office:value-type="float" office:value="21942" calcext:value-type="float">
            <text:p>21,942.00</text:p>
          </table:table-cell>
          <table:table-cell table:style-name="ce219" table:formula="of:=IF([.A64]-[.$F$21]&lt;=[.B$21];MAX(MAX([.A64]-[.$F$21];0)-[.B$20];0)*[.C$21];([.B$21]-[.B$20])*[.C$21])" office:value-type="float" office:value="14576" calcext:value-type="float">
            <text:p>14,576.00</text:p>
          </table:table-cell>
          <table:table-cell table:style-name="ce219" table:formula="of:=IF([.A64]-[.$F$21]&lt;=[.B$22];MAX(MAX([.A64]-[.$F$21])-[.B$21];0)*[.C$22];([.B$22]-[.B$21])*[.C$22])" office:value-type="float" office:value="0" calcext:value-type="float">
            <text:p>0.00</text:p>
          </table:table-cell>
          <table:table-cell table:style-name="ce219" table:formula="of:=IF([.A64]-[.$F$21]&lt;=[.B$23];MAX(MAX([.A64]-[.$F$21];0)-[.B$22];0)*[.C$23];([.B$23]-[.B$22])*[.C$23])" office:value-type="float" office:value="0" calcext:value-type="float">
            <text:p>0.00</text:p>
          </table:table-cell>
          <table:table-cell table:style-name="ce276" table:formula="of:=SUM([.C64:.H64])" office:value-type="float" office:value="52526.5" calcext:value-type="float">
            <text:p>52,526.50</text:p>
          </table:table-cell>
          <table:table-cell table:style-name="ce219" table:formula="of:=IF([.A64]&lt;[.E$7];[.A64]*([.E$3]+[.E$5]);IF([.A64]&gt;=[.E$8];[.A64]*[.E$9];0))" office:value-type="float" office:value="2340" calcext:value-type="float">
            <text:p>2,340.00</text:p>
          </table:table-cell>
          <table:table-cell table:style-name="ce219" table:formula="of:=[.I64]+[.J64]" office:value-type="float" office:value="54866.5" calcext:value-type="float">
            <text:p>54,866.50</text:p>
          </table:table-cell>
          <table:table-cell table:style-name="ce276" table:formula="of:=[.A64]-[.K64]" office:value-type="float" office:value="205133.5" calcext:value-type="float">
            <text:p>205,133.50</text:p>
          </table:table-cell>
          <table:table-cell table:style-name="ce219" table:formula="of:=[.A64]+[.J64]" office:value-type="float" office:value="262340" calcext:value-type="float">
            <text:p>262,340.00</text:p>
          </table:table-cell>
          <table:table-cell table:style-name="ce219" table:formula="of:=[.I$4]" office:value-type="float" office:value="20000" calcext:value-type="float">
            <text:p>20,000.00</text:p>
          </table:table-cell>
          <table:table-cell table:style-name="ce219" table:formula="of:=[.M64]+[.N64]" office:value-type="float" office:value="282340" calcext:value-type="float">
            <text:p>282,340.00</text:p>
          </table:table-cell>
          <table:table-cell table:style-name="ce219" table:formula="of:=[.O64]*[.I$2]" office:value-type="float" office:value="95995.6" calcext:value-type="float">
            <text:p>95,995.60</text:p>
          </table:table-cell>
          <table:table-cell table:style-name="ce276" table:formula="of:=[.O64]-[.P64]" office:value-type="float" office:value="186344.4" calcext:value-type="float">
            <text:p>186,344.40</text:p>
          </table:table-cell>
          <table:table-cell table:number-columns-repeated="16332"/>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18816.45" calcext:value-type="currency">
            <text:p>($18,816)</text:p>
          </table:table-cell>
          <table:table-cell table:style-name="ce238" table:formula="of:=IF(([.A65]-[.$F$21])&lt;=[.B$18];MAX(MAX([.A65]-[.$F$21];0)-[.B$17];0)*[.C$18];([.B$18]-[.B$17])*[.C$18])" office:value-type="float" office:value="4266" calcext:value-type="float">
            <text:p>4,266.00</text:p>
          </table:table-cell>
          <table:table-cell table:style-name="ce219" table:formula="of:=IF([.A65]-[.$F$21]&lt;=[.B$19];MAX(MAX([.A65]-[.$F$21];0)-[.B$18];0)*[.C$19];([.B$19]-[.B$18])*[.C$19])" office:value-type="float" office:value="11742.5" calcext:value-type="float">
            <text:p>11,742.50</text:p>
          </table:table-cell>
          <table:table-cell table:style-name="ce219" table:formula="of:=IF([.A65]-[.$F$21]&lt;=[.B$20];MAX(MAX([.A65]-[.$F$21];0)-[.B$19];0)*[.C$20];([.B$20]-[.B$19])*[.C$20])" office:value-type="float" office:value="21942" calcext:value-type="float">
            <text:p>21,942.00</text:p>
          </table:table-cell>
          <table:table-cell table:style-name="ce219" table:formula="of:=IF([.A65]-[.$F$21]&lt;=[.B$21];MAX(MAX([.A65]-[.$F$21];0)-[.B$20];0)*[.C$21];([.B$21]-[.B$20])*[.C$21])" office:value-type="float" office:value="17528" calcext:value-type="float">
            <text:p>17,528.00</text:p>
          </table:table-cell>
          <table:table-cell table:style-name="ce219" table:formula="of:=IF([.A65]-[.$F$21]&lt;=[.B$22];MAX(MAX([.A65]-[.$F$21])-[.B$21];0)*[.C$22];([.B$22]-[.B$21])*[.C$22])" office:value-type="float" office:value="271.25" calcext:value-type="float">
            <text:p>271.25</text:p>
          </table:table-cell>
          <table:table-cell table:style-name="ce219" table:formula="of:=IF([.A65]-[.$F$21]&lt;=[.B$23];MAX(MAX([.A65]-[.$F$21];0)-[.B$22];0)*[.C$23];([.B$23]-[.B$22])*[.C$23])" office:value-type="float" office:value="0" calcext:value-type="float">
            <text:p>0.00</text:p>
          </table:table-cell>
          <table:table-cell table:style-name="ce276" table:formula="of:=SUM([.C65:.H65])" office:value-type="float" office:value="55749.75" calcext:value-type="float">
            <text:p>55,749.75</text:p>
          </table:table-cell>
          <table:table-cell table:style-name="ce219" table:formula="of:=IF([.A65]&lt;[.E$7];[.A65]*([.E$3]+[.E$5]);IF([.A65]&gt;=[.E$8];[.A65]*[.E$9];0))" office:value-type="float" office:value="2430" calcext:value-type="float">
            <text:p>2,430.00</text:p>
          </table:table-cell>
          <table:table-cell table:style-name="ce219" table:formula="of:=[.I65]+[.J65]" office:value-type="float" office:value="58179.75" calcext:value-type="float">
            <text:p>58,179.75</text:p>
          </table:table-cell>
          <table:table-cell table:style-name="ce276" table:formula="of:=[.A65]-[.K65]" office:value-type="float" office:value="211820.25" calcext:value-type="float">
            <text:p>211,820.25</text:p>
          </table:table-cell>
          <table:table-cell table:style-name="ce219" table:formula="of:=[.A65]+[.J65]" office:value-type="float" office:value="272430" calcext:value-type="float">
            <text:p>272,430.00</text:p>
          </table:table-cell>
          <table:table-cell table:style-name="ce219" table:formula="of:=[.I$4]" office:value-type="float" office:value="20000" calcext:value-type="float">
            <text:p>20,000.00</text:p>
          </table:table-cell>
          <table:table-cell table:style-name="ce219" table:formula="of:=[.M65]+[.N65]" office:value-type="float" office:value="292430" calcext:value-type="float">
            <text:p>292,430.00</text:p>
          </table:table-cell>
          <table:table-cell table:style-name="ce219" table:formula="of:=[.O65]*[.I$2]" office:value-type="float" office:value="99426.2" calcext:value-type="float">
            <text:p>99,426.20</text:p>
          </table:table-cell>
          <table:table-cell table:style-name="ce276" table:formula="of:=[.O65]-[.P65]" office:value-type="float" office:value="193003.8" calcext:value-type="float">
            <text:p>193,003.80</text:p>
          </table:table-cell>
          <table:table-cell table:number-columns-repeated="16332"/>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18567.05" calcext:value-type="currency">
            <text:p>($18,567)</text:p>
          </table:table-cell>
          <table:table-cell table:style-name="ce238" table:formula="of:=IF(([.A66]-[.$F$21])&lt;=[.B$18];MAX(MAX([.A66]-[.$F$21];0)-[.B$17];0)*[.C$18];([.B$18]-[.B$17])*[.C$18])" office:value-type="float" office:value="4266" calcext:value-type="float">
            <text:p>4,266.00</text:p>
          </table:table-cell>
          <table:table-cell table:style-name="ce219" table:formula="of:=IF([.A66]-[.$F$21]&lt;=[.B$19];MAX(MAX([.A66]-[.$F$21];0)-[.B$18];0)*[.C$19];([.B$19]-[.B$18])*[.C$19])" office:value-type="float" office:value="11742.5" calcext:value-type="float">
            <text:p>11,742.50</text:p>
          </table:table-cell>
          <table:table-cell table:style-name="ce219" table:formula="of:=IF([.A66]-[.$F$21]&lt;=[.B$20];MAX(MAX([.A66]-[.$F$21];0)-[.B$19];0)*[.C$20];([.B$20]-[.B$19])*[.C$20])" office:value-type="float" office:value="21942" calcext:value-type="float">
            <text:p>21,942.00</text:p>
          </table:table-cell>
          <table:table-cell table:style-name="ce219" table:formula="of:=IF([.A66]-[.$F$21]&lt;=[.B$21];MAX(MAX([.A66]-[.$F$21];0)-[.B$20];0)*[.C$21];([.B$21]-[.B$20])*[.C$21])" office:value-type="float" office:value="17528" calcext:value-type="float">
            <text:p>17,528.00</text:p>
          </table:table-cell>
          <table:table-cell table:style-name="ce219" table:formula="of:=IF([.A66]-[.$F$21]&lt;=[.B$22];MAX(MAX([.A66]-[.$F$21])-[.B$21];0)*[.C$22];([.B$22]-[.B$21])*[.C$22])" office:value-type="float" office:value="3771.25" calcext:value-type="float">
            <text:p>3,771.25</text:p>
          </table:table-cell>
          <table:table-cell table:style-name="ce219" table:formula="of:=IF([.A66]-[.$F$21]&lt;=[.B$23];MAX(MAX([.A66]-[.$F$21];0)-[.B$22];0)*[.C$23];([.B$23]-[.B$22])*[.C$23])" office:value-type="float" office:value="0" calcext:value-type="float">
            <text:p>0.00</text:p>
          </table:table-cell>
          <table:table-cell table:style-name="ce276" table:formula="of:=SUM([.C66:.H66])" office:value-type="float" office:value="59249.75" calcext:value-type="float">
            <text:p>59,249.75</text:p>
          </table:table-cell>
          <table:table-cell table:style-name="ce219" table:formula="of:=IF([.A66]&lt;[.E$7];[.A66]*([.E$3]+[.E$5]);IF([.A66]&gt;=[.E$8];[.A66]*[.E$9];0))" office:value-type="float" office:value="2520" calcext:value-type="float">
            <text:p>2,520.00</text:p>
          </table:table-cell>
          <table:table-cell table:style-name="ce219" table:formula="of:=[.I66]+[.J66]" office:value-type="float" office:value="61769.75" calcext:value-type="float">
            <text:p>61,769.75</text:p>
          </table:table-cell>
          <table:table-cell table:style-name="ce276" table:formula="of:=[.A66]-[.K66]" office:value-type="float" office:value="218230.25" calcext:value-type="float">
            <text:p>218,230.25</text:p>
          </table:table-cell>
          <table:table-cell table:style-name="ce219" table:formula="of:=[.A66]+[.J66]" office:value-type="float" office:value="282520" calcext:value-type="float">
            <text:p>282,520.00</text:p>
          </table:table-cell>
          <table:table-cell table:style-name="ce219" table:formula="of:=[.I$4]" office:value-type="float" office:value="20000" calcext:value-type="float">
            <text:p>20,000.00</text:p>
          </table:table-cell>
          <table:table-cell table:style-name="ce219" table:formula="of:=[.M66]+[.N66]" office:value-type="float" office:value="302520" calcext:value-type="float">
            <text:p>302,520.00</text:p>
          </table:table-cell>
          <table:table-cell table:style-name="ce219" table:formula="of:=[.O66]*[.I$2]" office:value-type="float" office:value="102856.8" calcext:value-type="float">
            <text:p>102,856.80</text:p>
          </table:table-cell>
          <table:table-cell table:style-name="ce276" table:formula="of:=[.O66]-[.P66]" office:value-type="float" office:value="199663.2" calcext:value-type="float">
            <text:p>199,663.20</text:p>
          </table:table-cell>
          <table:table-cell table:number-columns-repeated="16332"/>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18317.65" calcext:value-type="currency">
            <text:p>($18,318)</text:p>
          </table:table-cell>
          <table:table-cell table:style-name="ce238" table:formula="of:=IF(([.A67]-[.$F$21])&lt;=[.B$18];MAX(MAX([.A67]-[.$F$21];0)-[.B$17];0)*[.C$18];([.B$18]-[.B$17])*[.C$18])" office:value-type="float" office:value="4266" calcext:value-type="float">
            <text:p>4,266.00</text:p>
          </table:table-cell>
          <table:table-cell table:style-name="ce219" table:formula="of:=IF([.A67]-[.$F$21]&lt;=[.B$19];MAX(MAX([.A67]-[.$F$21];0)-[.B$18];0)*[.C$19];([.B$19]-[.B$18])*[.C$19])" office:value-type="float" office:value="11742.5" calcext:value-type="float">
            <text:p>11,742.50</text:p>
          </table:table-cell>
          <table:table-cell table:style-name="ce219" table:formula="of:=IF([.A67]-[.$F$21]&lt;=[.B$20];MAX(MAX([.A67]-[.$F$21];0)-[.B$19];0)*[.C$20];([.B$20]-[.B$19])*[.C$20])" office:value-type="float" office:value="21942" calcext:value-type="float">
            <text:p>21,942.00</text:p>
          </table:table-cell>
          <table:table-cell table:style-name="ce219" table:formula="of:=IF([.A67]-[.$F$21]&lt;=[.B$21];MAX(MAX([.A67]-[.$F$21];0)-[.B$20];0)*[.C$21];([.B$21]-[.B$20])*[.C$21])" office:value-type="float" office:value="17528" calcext:value-type="float">
            <text:p>17,528.00</text:p>
          </table:table-cell>
          <table:table-cell table:style-name="ce219" table:formula="of:=IF([.A67]-[.$F$21]&lt;=[.B$22];MAX(MAX([.A67]-[.$F$21])-[.B$21];0)*[.C$22];([.B$22]-[.B$21])*[.C$22])" office:value-type="float" office:value="7271.25" calcext:value-type="float">
            <text:p>7,271.25</text:p>
          </table:table-cell>
          <table:table-cell table:style-name="ce219" table:formula="of:=IF([.A67]-[.$F$21]&lt;=[.B$23];MAX(MAX([.A67]-[.$F$21];0)-[.B$22];0)*[.C$23];([.B$23]-[.B$22])*[.C$23])" office:value-type="float" office:value="0" calcext:value-type="float">
            <text:p>0.00</text:p>
          </table:table-cell>
          <table:table-cell table:style-name="ce276" table:formula="of:=SUM([.C67:.H67])" office:value-type="float" office:value="62749.75" calcext:value-type="float">
            <text:p>62,749.75</text:p>
          </table:table-cell>
          <table:table-cell table:style-name="ce219" table:formula="of:=IF([.A67]&lt;[.E$7];[.A67]*([.E$3]+[.E$5]);IF([.A67]&gt;=[.E$8];[.A67]*[.E$9];0))" office:value-type="float" office:value="2610" calcext:value-type="float">
            <text:p>2,610.00</text:p>
          </table:table-cell>
          <table:table-cell table:style-name="ce219" table:formula="of:=[.I67]+[.J67]" office:value-type="float" office:value="65359.75" calcext:value-type="float">
            <text:p>65,359.75</text:p>
          </table:table-cell>
          <table:table-cell table:style-name="ce276" table:formula="of:=[.A67]-[.K67]" office:value-type="float" office:value="224640.25" calcext:value-type="float">
            <text:p>224,640.25</text:p>
          </table:table-cell>
          <table:table-cell table:style-name="ce219" table:formula="of:=[.A67]+[.J67]" office:value-type="float" office:value="292610" calcext:value-type="float">
            <text:p>292,610.00</text:p>
          </table:table-cell>
          <table:table-cell table:style-name="ce219" table:formula="of:=[.I$4]" office:value-type="float" office:value="20000" calcext:value-type="float">
            <text:p>20,000.00</text:p>
          </table:table-cell>
          <table:table-cell table:style-name="ce219" table:formula="of:=[.M67]+[.N67]" office:value-type="float" office:value="312610" calcext:value-type="float">
            <text:p>312,610.00</text:p>
          </table:table-cell>
          <table:table-cell table:style-name="ce219" table:formula="of:=[.O67]*[.I$2]" office:value-type="float" office:value="106287.4" calcext:value-type="float">
            <text:p>106,287.40</text:p>
          </table:table-cell>
          <table:table-cell table:style-name="ce276" table:formula="of:=[.O67]-[.P67]" office:value-type="float" office:value="206322.6" calcext:value-type="float">
            <text:p>206,322.60</text:p>
          </table:table-cell>
          <table:table-cell table:number-columns-repeated="16332"/>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18068.25" calcext:value-type="currency">
            <text:p>($18,068)</text:p>
          </table:table-cell>
          <table:table-cell table:style-name="ce238" table:formula="of:=IF(([.A68]-[.$F$21])&lt;=[.B$18];MAX(MAX([.A68]-[.$F$21];0)-[.B$17];0)*[.C$18];([.B$18]-[.B$17])*[.C$18])" office:value-type="float" office:value="4266" calcext:value-type="float">
            <text:p>4,266.00</text:p>
          </table:table-cell>
          <table:table-cell table:style-name="ce219" table:formula="of:=IF([.A68]-[.$F$21]&lt;=[.B$19];MAX(MAX([.A68]-[.$F$21];0)-[.B$18];0)*[.C$19];([.B$19]-[.B$18])*[.C$19])" office:value-type="float" office:value="11742.5" calcext:value-type="float">
            <text:p>11,742.50</text:p>
          </table:table-cell>
          <table:table-cell table:style-name="ce219" table:formula="of:=IF([.A68]-[.$F$21]&lt;=[.B$20];MAX(MAX([.A68]-[.$F$21];0)-[.B$19];0)*[.C$20];([.B$20]-[.B$19])*[.C$20])" office:value-type="float" office:value="21942" calcext:value-type="float">
            <text:p>21,942.00</text:p>
          </table:table-cell>
          <table:table-cell table:style-name="ce219" table:formula="of:=IF([.A68]-[.$F$21]&lt;=[.B$21];MAX(MAX([.A68]-[.$F$21];0)-[.B$20];0)*[.C$21];([.B$21]-[.B$20])*[.C$21])" office:value-type="float" office:value="17528" calcext:value-type="float">
            <text:p>17,528.00</text:p>
          </table:table-cell>
          <table:table-cell table:style-name="ce219" table:formula="of:=IF([.A68]-[.$F$21]&lt;=[.B$22];MAX(MAX([.A68]-[.$F$21])-[.B$21];0)*[.C$22];([.B$22]-[.B$21])*[.C$22])" office:value-type="float" office:value="10771.25" calcext:value-type="float">
            <text:p>10,771.25</text:p>
          </table:table-cell>
          <table:table-cell table:style-name="ce219" table:formula="of:=IF([.A68]-[.$F$21]&lt;=[.B$23];MAX(MAX([.A68]-[.$F$21];0)-[.B$22];0)*[.C$23];([.B$23]-[.B$22])*[.C$23])" office:value-type="float" office:value="0" calcext:value-type="float">
            <text:p>0.00</text:p>
          </table:table-cell>
          <table:table-cell table:style-name="ce276" table:formula="of:=SUM([.C68:.H68])" office:value-type="float" office:value="66249.75" calcext:value-type="float">
            <text:p>66,249.75</text:p>
          </table:table-cell>
          <table:table-cell table:style-name="ce219" table:formula="of:=IF([.A68]&lt;[.E$7];[.A68]*([.E$3]+[.E$5]);IF([.A68]&gt;=[.E$8];[.A68]*[.E$9];0))" office:value-type="float" office:value="2700" calcext:value-type="float">
            <text:p>2,700.00</text:p>
          </table:table-cell>
          <table:table-cell table:style-name="ce219" table:formula="of:=[.I68]+[.J68]" office:value-type="float" office:value="68949.75" calcext:value-type="float">
            <text:p>68,949.75</text:p>
          </table:table-cell>
          <table:table-cell table:style-name="ce276" table:formula="of:=[.A68]-[.K68]" office:value-type="float" office:value="231050.25" calcext:value-type="float">
            <text:p>231,050.25</text:p>
          </table:table-cell>
          <table:table-cell table:style-name="ce219" table:formula="of:=[.A68]+[.J68]" office:value-type="float" office:value="302700" calcext:value-type="float">
            <text:p>302,700.00</text:p>
          </table:table-cell>
          <table:table-cell table:style-name="ce219" table:formula="of:=[.I$4]" office:value-type="float" office:value="20000" calcext:value-type="float">
            <text:p>20,000.00</text:p>
          </table:table-cell>
          <table:table-cell table:style-name="ce219" table:formula="of:=[.M68]+[.N68]" office:value-type="float" office:value="322700" calcext:value-type="float">
            <text:p>322,700.00</text:p>
          </table:table-cell>
          <table:table-cell table:style-name="ce219" table:formula="of:=[.O68]*[.I$2]" office:value-type="float" office:value="109718" calcext:value-type="float">
            <text:p>109,718.00</text:p>
          </table:table-cell>
          <table:table-cell table:style-name="ce276" table:formula="of:=[.O68]-[.P68]" office:value-type="float" office:value="212982" calcext:value-type="float">
            <text:p>212,982.00</text:p>
          </table:table-cell>
          <table:table-cell table:number-columns-repeated="16332"/>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17818.85" calcext:value-type="currency">
            <text:p>($17,819)</text:p>
          </table:table-cell>
          <table:table-cell table:style-name="ce238" table:formula="of:=IF(([.A69]-[.$F$21])&lt;=[.B$18];MAX(MAX([.A69]-[.$F$21];0)-[.B$17];0)*[.C$18];([.B$18]-[.B$17])*[.C$18])" office:value-type="float" office:value="4266" calcext:value-type="float">
            <text:p>4,266.00</text:p>
          </table:table-cell>
          <table:table-cell table:style-name="ce219" table:formula="of:=IF([.A69]-[.$F$21]&lt;=[.B$19];MAX(MAX([.A69]-[.$F$21];0)-[.B$18];0)*[.C$19];([.B$19]-[.B$18])*[.C$19])" office:value-type="float" office:value="11742.5" calcext:value-type="float">
            <text:p>11,742.50</text:p>
          </table:table-cell>
          <table:table-cell table:style-name="ce219" table:formula="of:=IF([.A69]-[.$F$21]&lt;=[.B$20];MAX(MAX([.A69]-[.$F$21];0)-[.B$19];0)*[.C$20];([.B$20]-[.B$19])*[.C$20])" office:value-type="float" office:value="21942" calcext:value-type="float">
            <text:p>21,942.00</text:p>
          </table:table-cell>
          <table:table-cell table:style-name="ce219" table:formula="of:=IF([.A69]-[.$F$21]&lt;=[.B$21];MAX(MAX([.A69]-[.$F$21];0)-[.B$20];0)*[.C$21];([.B$21]-[.B$20])*[.C$21])" office:value-type="float" office:value="17528" calcext:value-type="float">
            <text:p>17,528.00</text:p>
          </table:table-cell>
          <table:table-cell table:style-name="ce219" table:formula="of:=IF([.A69]-[.$F$21]&lt;=[.B$22];MAX(MAX([.A69]-[.$F$21])-[.B$21];0)*[.C$22];([.B$22]-[.B$21])*[.C$22])" office:value-type="float" office:value="14271.25" calcext:value-type="float">
            <text:p>14,271.25</text:p>
          </table:table-cell>
          <table:table-cell table:style-name="ce219" table:formula="of:=IF([.A69]-[.$F$21]&lt;=[.B$23];MAX(MAX([.A69]-[.$F$21];0)-[.B$22];0)*[.C$23];([.B$23]-[.B$22])*[.C$23])" office:value-type="float" office:value="0" calcext:value-type="float">
            <text:p>0.00</text:p>
          </table:table-cell>
          <table:table-cell table:style-name="ce276" table:formula="of:=SUM([.C69:.H69])" office:value-type="float" office:value="69749.75" calcext:value-type="float">
            <text:p>69,749.75</text:p>
          </table:table-cell>
          <table:table-cell table:style-name="ce219" table:formula="of:=IF([.A69]&lt;[.E$7];[.A69]*([.E$3]+[.E$5]);IF([.A69]&gt;=[.E$8];[.A69]*[.E$9];0))" office:value-type="float" office:value="2790" calcext:value-type="float">
            <text:p>2,790.00</text:p>
          </table:table-cell>
          <table:table-cell table:style-name="ce219" table:formula="of:=[.I69]+[.J69]" office:value-type="float" office:value="72539.75" calcext:value-type="float">
            <text:p>72,539.75</text:p>
          </table:table-cell>
          <table:table-cell table:style-name="ce276" table:formula="of:=[.A69]-[.K69]" office:value-type="float" office:value="237460.25" calcext:value-type="float">
            <text:p>237,460.25</text:p>
          </table:table-cell>
          <table:table-cell table:style-name="ce219" table:formula="of:=[.A69]+[.J69]" office:value-type="float" office:value="312790" calcext:value-type="float">
            <text:p>312,790.00</text:p>
          </table:table-cell>
          <table:table-cell table:style-name="ce219" table:formula="of:=[.I$4]" office:value-type="float" office:value="20000" calcext:value-type="float">
            <text:p>20,000.00</text:p>
          </table:table-cell>
          <table:table-cell table:style-name="ce219" table:formula="of:=[.M69]+[.N69]" office:value-type="float" office:value="332790" calcext:value-type="float">
            <text:p>332,790.00</text:p>
          </table:table-cell>
          <table:table-cell table:style-name="ce219" table:formula="of:=[.O69]*[.I$2]" office:value-type="float" office:value="113148.6" calcext:value-type="float">
            <text:p>113,148.60</text:p>
          </table:table-cell>
          <table:table-cell table:style-name="ce276" table:formula="of:=[.O69]-[.P69]" office:value-type="float" office:value="219641.4" calcext:value-type="float">
            <text:p>219,641.40</text:p>
          </table:table-cell>
          <table:table-cell table:number-columns-repeated="16332"/>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17569.45" calcext:value-type="currency">
            <text:p>($17,569)</text:p>
          </table:table-cell>
          <table:table-cell table:style-name="ce238" table:formula="of:=IF(([.A70]-[.$F$21])&lt;=[.B$18];MAX(MAX([.A70]-[.$F$21];0)-[.B$17];0)*[.C$18];([.B$18]-[.B$17])*[.C$18])" office:value-type="float" office:value="4266" calcext:value-type="float">
            <text:p>4,266.00</text:p>
          </table:table-cell>
          <table:table-cell table:style-name="ce219" table:formula="of:=IF([.A70]-[.$F$21]&lt;=[.B$19];MAX(MAX([.A70]-[.$F$21];0)-[.B$18];0)*[.C$19];([.B$19]-[.B$18])*[.C$19])" office:value-type="float" office:value="11742.5" calcext:value-type="float">
            <text:p>11,742.50</text:p>
          </table:table-cell>
          <table:table-cell table:style-name="ce219" table:formula="of:=IF([.A70]-[.$F$21]&lt;=[.B$20];MAX(MAX([.A70]-[.$F$21];0)-[.B$19];0)*[.C$20];([.B$20]-[.B$19])*[.C$20])" office:value-type="float" office:value="21942" calcext:value-type="float">
            <text:p>21,942.00</text:p>
          </table:table-cell>
          <table:table-cell table:style-name="ce219" table:formula="of:=IF([.A70]-[.$F$21]&lt;=[.B$21];MAX(MAX([.A70]-[.$F$21];0)-[.B$20];0)*[.C$21];([.B$21]-[.B$20])*[.C$21])" office:value-type="float" office:value="17528" calcext:value-type="float">
            <text:p>17,528.00</text:p>
          </table:table-cell>
          <table:table-cell table:style-name="ce219" table:formula="of:=IF([.A70]-[.$F$21]&lt;=[.B$22];MAX(MAX([.A70]-[.$F$21])-[.B$21];0)*[.C$22];([.B$22]-[.B$21])*[.C$22])" office:value-type="float" office:value="17771.25" calcext:value-type="float">
            <text:p>17,771.25</text:p>
          </table:table-cell>
          <table:table-cell table:style-name="ce219" table:formula="of:=IF([.A70]-[.$F$21]&lt;=[.B$23];MAX(MAX([.A70]-[.$F$21];0)-[.B$22];0)*[.C$23];([.B$23]-[.B$22])*[.C$23])" office:value-type="float" office:value="0" calcext:value-type="float">
            <text:p>0.00</text:p>
          </table:table-cell>
          <table:table-cell table:style-name="ce276" table:formula="of:=SUM([.C70:.H70])" office:value-type="float" office:value="73249.75" calcext:value-type="float">
            <text:p>73,249.75</text:p>
          </table:table-cell>
          <table:table-cell table:style-name="ce219" table:formula="of:=IF([.A70]&lt;[.E$7];[.A70]*([.E$3]+[.E$5]);IF([.A70]&gt;=[.E$8];[.A70]*[.E$9];0))" office:value-type="float" office:value="2880" calcext:value-type="float">
            <text:p>2,880.00</text:p>
          </table:table-cell>
          <table:table-cell table:style-name="ce219" table:formula="of:=[.I70]+[.J70]" office:value-type="float" office:value="76129.75" calcext:value-type="float">
            <text:p>76,129.75</text:p>
          </table:table-cell>
          <table:table-cell table:style-name="ce276" table:formula="of:=[.A70]-[.K70]" office:value-type="float" office:value="243870.25" calcext:value-type="float">
            <text:p>243,870.25</text:p>
          </table:table-cell>
          <table:table-cell table:style-name="ce219" table:formula="of:=[.A70]+[.J70]" office:value-type="float" office:value="322880" calcext:value-type="float">
            <text:p>322,880.00</text:p>
          </table:table-cell>
          <table:table-cell table:style-name="ce219" table:formula="of:=[.I$4]" office:value-type="float" office:value="20000" calcext:value-type="float">
            <text:p>20,000.00</text:p>
          </table:table-cell>
          <table:table-cell table:style-name="ce219" table:formula="of:=[.M70]+[.N70]" office:value-type="float" office:value="342880" calcext:value-type="float">
            <text:p>342,880.00</text:p>
          </table:table-cell>
          <table:table-cell table:style-name="ce219" table:formula="of:=[.O70]*[.I$2]" office:value-type="float" office:value="116579.2" calcext:value-type="float">
            <text:p>116,579.20</text:p>
          </table:table-cell>
          <table:table-cell table:style-name="ce276" table:formula="of:=[.O70]-[.P70]" office:value-type="float" office:value="226300.8" calcext:value-type="float">
            <text:p>226,300.80</text:p>
          </table:table-cell>
          <table:table-cell table:number-columns-repeated="16332"/>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17320.05" calcext:value-type="currency">
            <text:p>($17,320)</text:p>
          </table:table-cell>
          <table:table-cell table:style-name="ce238" table:formula="of:=IF(([.A71]-[.$F$21])&lt;=[.B$18];MAX(MAX([.A71]-[.$F$21];0)-[.B$17];0)*[.C$18];([.B$18]-[.B$17])*[.C$18])" office:value-type="float" office:value="4266" calcext:value-type="float">
            <text:p>4,266.00</text:p>
          </table:table-cell>
          <table:table-cell table:style-name="ce219" table:formula="of:=IF([.A71]-[.$F$21]&lt;=[.B$19];MAX(MAX([.A71]-[.$F$21];0)-[.B$18];0)*[.C$19];([.B$19]-[.B$18])*[.C$19])" office:value-type="float" office:value="11742.5" calcext:value-type="float">
            <text:p>11,742.50</text:p>
          </table:table-cell>
          <table:table-cell table:style-name="ce219" table:formula="of:=IF([.A71]-[.$F$21]&lt;=[.B$20];MAX(MAX([.A71]-[.$F$21];0)-[.B$19];0)*[.C$20];([.B$20]-[.B$19])*[.C$20])" office:value-type="float" office:value="21942" calcext:value-type="float">
            <text:p>21,942.00</text:p>
          </table:table-cell>
          <table:table-cell table:style-name="ce219" table:formula="of:=IF([.A71]-[.$F$21]&lt;=[.B$21];MAX(MAX([.A71]-[.$F$21];0)-[.B$20];0)*[.C$21];([.B$21]-[.B$20])*[.C$21])" office:value-type="float" office:value="17528" calcext:value-type="float">
            <text:p>17,528.00</text:p>
          </table:table-cell>
          <table:table-cell table:style-name="ce219" table:formula="of:=IF([.A71]-[.$F$21]&lt;=[.B$22];MAX(MAX([.A71]-[.$F$21])-[.B$21];0)*[.C$22];([.B$22]-[.B$21])*[.C$22])" office:value-type="float" office:value="21271.25" calcext:value-type="float">
            <text:p>21,271.25</text:p>
          </table:table-cell>
          <table:table-cell table:style-name="ce219" table:formula="of:=IF([.A71]-[.$F$21]&lt;=[.B$23];MAX(MAX([.A71]-[.$F$21];0)-[.B$22];0)*[.C$23];([.B$23]-[.B$22])*[.C$23])" office:value-type="float" office:value="0" calcext:value-type="float">
            <text:p>0.00</text:p>
          </table:table-cell>
          <table:table-cell table:style-name="ce276" table:formula="of:=SUM([.C71:.H71])" office:value-type="float" office:value="76749.75" calcext:value-type="float">
            <text:p>76,749.75</text:p>
          </table:table-cell>
          <table:table-cell table:style-name="ce219" table:formula="of:=IF([.A71]&lt;[.E$7];[.A71]*([.E$3]+[.E$5]);IF([.A71]&gt;=[.E$8];[.A71]*[.E$9];0))" office:value-type="float" office:value="2970" calcext:value-type="float">
            <text:p>2,970.00</text:p>
          </table:table-cell>
          <table:table-cell table:style-name="ce219" table:formula="of:=[.I71]+[.J71]" office:value-type="float" office:value="79719.75" calcext:value-type="float">
            <text:p>79,719.75</text:p>
          </table:table-cell>
          <table:table-cell table:style-name="ce276" table:formula="of:=[.A71]-[.K71]" office:value-type="float" office:value="250280.25" calcext:value-type="float">
            <text:p>250,280.25</text:p>
          </table:table-cell>
          <table:table-cell table:style-name="ce219" table:formula="of:=[.A71]+[.J71]" office:value-type="float" office:value="332970" calcext:value-type="float">
            <text:p>332,970.00</text:p>
          </table:table-cell>
          <table:table-cell table:style-name="ce219" table:formula="of:=[.I$4]" office:value-type="float" office:value="20000" calcext:value-type="float">
            <text:p>20,000.00</text:p>
          </table:table-cell>
          <table:table-cell table:style-name="ce219" table:formula="of:=[.M71]+[.N71]" office:value-type="float" office:value="352970" calcext:value-type="float">
            <text:p>352,970.00</text:p>
          </table:table-cell>
          <table:table-cell table:style-name="ce219" table:formula="of:=[.O71]*[.I$2]" office:value-type="float" office:value="120009.8" calcext:value-type="float">
            <text:p>120,009.80</text:p>
          </table:table-cell>
          <table:table-cell table:style-name="ce276" table:formula="of:=[.O71]-[.P71]" office:value-type="float" office:value="232960.2" calcext:value-type="float">
            <text:p>232,960.20</text:p>
          </table:table-cell>
          <table:table-cell table:number-columns-repeated="16332"/>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17070.65" calcext:value-type="currency">
            <text:p>($17,071)</text:p>
          </table:table-cell>
          <table:table-cell table:style-name="ce238" table:formula="of:=IF(([.A72]-[.$F$21])&lt;=[.B$18];MAX(MAX([.A72]-[.$F$21];0)-[.B$17];0)*[.C$18];([.B$18]-[.B$17])*[.C$18])" office:value-type="float" office:value="4266" calcext:value-type="float">
            <text:p>4,266.00</text:p>
          </table:table-cell>
          <table:table-cell table:style-name="ce219" table:formula="of:=IF([.A72]-[.$F$21]&lt;=[.B$19];MAX(MAX([.A72]-[.$F$21];0)-[.B$18];0)*[.C$19];([.B$19]-[.B$18])*[.C$19])" office:value-type="float" office:value="11742.5" calcext:value-type="float">
            <text:p>11,742.50</text:p>
          </table:table-cell>
          <table:table-cell table:style-name="ce219" table:formula="of:=IF([.A72]-[.$F$21]&lt;=[.B$20];MAX(MAX([.A72]-[.$F$21];0)-[.B$19];0)*[.C$20];([.B$20]-[.B$19])*[.C$20])" office:value-type="float" office:value="21942" calcext:value-type="float">
            <text:p>21,942.00</text:p>
          </table:table-cell>
          <table:table-cell table:style-name="ce219" table:formula="of:=IF([.A72]-[.$F$21]&lt;=[.B$21];MAX(MAX([.A72]-[.$F$21];0)-[.B$20];0)*[.C$21];([.B$21]-[.B$20])*[.C$21])" office:value-type="float" office:value="17528" calcext:value-type="float">
            <text:p>17,528.00</text:p>
          </table:table-cell>
          <table:table-cell table:style-name="ce219" table:formula="of:=IF([.A72]-[.$F$21]&lt;=[.B$22];MAX(MAX([.A72]-[.$F$21])-[.B$21];0)*[.C$22];([.B$22]-[.B$21])*[.C$22])" office:value-type="float" office:value="24771.25" calcext:value-type="float">
            <text:p>24,771.25</text:p>
          </table:table-cell>
          <table:table-cell table:style-name="ce219" table:formula="of:=IF([.A72]-[.$F$21]&lt;=[.B$23];MAX(MAX([.A72]-[.$F$21];0)-[.B$22];0)*[.C$23];([.B$23]-[.B$22])*[.C$23])" office:value-type="float" office:value="0" calcext:value-type="float">
            <text:p>0.00</text:p>
          </table:table-cell>
          <table:table-cell table:style-name="ce276" table:formula="of:=SUM([.C72:.H72])" office:value-type="float" office:value="80249.75" calcext:value-type="float">
            <text:p>80,249.75</text:p>
          </table:table-cell>
          <table:table-cell table:style-name="ce219" table:formula="of:=IF([.A72]&lt;[.E$7];[.A72]*([.E$3]+[.E$5]);IF([.A72]&gt;=[.E$8];[.A72]*[.E$9];0))" office:value-type="float" office:value="3060" calcext:value-type="float">
            <text:p>3,060.00</text:p>
          </table:table-cell>
          <table:table-cell table:style-name="ce219" table:formula="of:=[.I72]+[.J72]" office:value-type="float" office:value="83309.75" calcext:value-type="float">
            <text:p>83,309.75</text:p>
          </table:table-cell>
          <table:table-cell table:style-name="ce276" table:formula="of:=[.A72]-[.K72]" office:value-type="float" office:value="256690.25" calcext:value-type="float">
            <text:p>256,690.25</text:p>
          </table:table-cell>
          <table:table-cell table:style-name="ce219" table:formula="of:=[.A72]+[.J72]" office:value-type="float" office:value="343060" calcext:value-type="float">
            <text:p>343,060.00</text:p>
          </table:table-cell>
          <table:table-cell table:style-name="ce219" table:formula="of:=[.I$4]" office:value-type="float" office:value="20000" calcext:value-type="float">
            <text:p>20,000.00</text:p>
          </table:table-cell>
          <table:table-cell table:style-name="ce219" table:formula="of:=[.M72]+[.N72]" office:value-type="float" office:value="363060" calcext:value-type="float">
            <text:p>363,060.00</text:p>
          </table:table-cell>
          <table:table-cell table:style-name="ce219" table:formula="of:=[.O72]*[.I$2]" office:value-type="float" office:value="123440.4" calcext:value-type="float">
            <text:p>123,440.40</text:p>
          </table:table-cell>
          <table:table-cell table:style-name="ce276" table:formula="of:=[.O72]-[.P72]" office:value-type="float" office:value="239619.6" calcext:value-type="float">
            <text:p>239,619.60</text:p>
          </table:table-cell>
          <table:table-cell table:number-columns-repeated="16332"/>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16821.25" calcext:value-type="currency">
            <text:p>($16,821)</text:p>
          </table:table-cell>
          <table:table-cell table:style-name="ce238" table:formula="of:=IF(([.A73]-[.$F$21])&lt;=[.B$18];MAX(MAX([.A73]-[.$F$21];0)-[.B$17];0)*[.C$18];([.B$18]-[.B$17])*[.C$18])" office:value-type="float" office:value="4266" calcext:value-type="float">
            <text:p>4,266.00</text:p>
          </table:table-cell>
          <table:table-cell table:style-name="ce219" table:formula="of:=IF([.A73]-[.$F$21]&lt;=[.B$19];MAX(MAX([.A73]-[.$F$21];0)-[.B$18];0)*[.C$19];([.B$19]-[.B$18])*[.C$19])" office:value-type="float" office:value="11742.5" calcext:value-type="float">
            <text:p>11,742.50</text:p>
          </table:table-cell>
          <table:table-cell table:style-name="ce219" table:formula="of:=IF([.A73]-[.$F$21]&lt;=[.B$20];MAX(MAX([.A73]-[.$F$21];0)-[.B$19];0)*[.C$20];([.B$20]-[.B$19])*[.C$20])" office:value-type="float" office:value="21942" calcext:value-type="float">
            <text:p>21,942.00</text:p>
          </table:table-cell>
          <table:table-cell table:style-name="ce219" table:formula="of:=IF([.A73]-[.$F$21]&lt;=[.B$21];MAX(MAX([.A73]-[.$F$21];0)-[.B$20];0)*[.C$21];([.B$21]-[.B$20])*[.C$21])" office:value-type="float" office:value="17528" calcext:value-type="float">
            <text:p>17,528.00</text:p>
          </table:table-cell>
          <table:table-cell table:style-name="ce219" table:formula="of:=IF([.A73]-[.$F$21]&lt;=[.B$22];MAX(MAX([.A73]-[.$F$21])-[.B$21];0)*[.C$22];([.B$22]-[.B$21])*[.C$22])" office:value-type="float" office:value="28271.25" calcext:value-type="float">
            <text:p>28,271.25</text:p>
          </table:table-cell>
          <table:table-cell table:style-name="ce219" table:formula="of:=IF([.A73]-[.$F$21]&lt;=[.B$23];MAX(MAX([.A73]-[.$F$21];0)-[.B$22];0)*[.C$23];([.B$23]-[.B$22])*[.C$23])" office:value-type="float" office:value="0" calcext:value-type="float">
            <text:p>0.00</text:p>
          </table:table-cell>
          <table:table-cell table:style-name="ce276" table:formula="of:=SUM([.C73:.H73])" office:value-type="float" office:value="83749.75" calcext:value-type="float">
            <text:p>83,749.75</text:p>
          </table:table-cell>
          <table:table-cell table:style-name="ce219" table:formula="of:=IF([.A73]&lt;[.E$7];[.A73]*([.E$3]+[.E$5]);IF([.A73]&gt;=[.E$8];[.A73]*[.E$9];0))" office:value-type="float" office:value="3150" calcext:value-type="float">
            <text:p>3,150.00</text:p>
          </table:table-cell>
          <table:table-cell table:style-name="ce219" table:formula="of:=[.I73]+[.J73]" office:value-type="float" office:value="86899.75" calcext:value-type="float">
            <text:p>86,899.75</text:p>
          </table:table-cell>
          <table:table-cell table:style-name="ce276" table:formula="of:=[.A73]-[.K73]" office:value-type="float" office:value="263100.25" calcext:value-type="float">
            <text:p>263,100.25</text:p>
          </table:table-cell>
          <table:table-cell table:style-name="ce219" table:formula="of:=[.A73]+[.J73]" office:value-type="float" office:value="353150" calcext:value-type="float">
            <text:p>353,150.00</text:p>
          </table:table-cell>
          <table:table-cell table:style-name="ce219" table:formula="of:=[.I$4]" office:value-type="float" office:value="20000" calcext:value-type="float">
            <text:p>20,000.00</text:p>
          </table:table-cell>
          <table:table-cell table:style-name="ce219" table:formula="of:=[.M73]+[.N73]" office:value-type="float" office:value="373150" calcext:value-type="float">
            <text:p>373,150.00</text:p>
          </table:table-cell>
          <table:table-cell table:style-name="ce219" table:formula="of:=[.O73]*[.I$2]" office:value-type="float" office:value="126871" calcext:value-type="float">
            <text:p>126,871.00</text:p>
          </table:table-cell>
          <table:table-cell table:style-name="ce276" table:formula="of:=[.O73]-[.P73]" office:value-type="float" office:value="246279" calcext:value-type="float">
            <text:p>246,279.00</text:p>
          </table:table-cell>
          <table:table-cell table:number-columns-repeated="16332"/>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16571.85" calcext:value-type="currency">
            <text:p>($16,572)</text:p>
          </table:table-cell>
          <table:table-cell table:style-name="ce238" table:formula="of:=IF(([.A74]-[.$F$21])&lt;=[.B$18];MAX(MAX([.A74]-[.$F$21];0)-[.B$17];0)*[.C$18];([.B$18]-[.B$17])*[.C$18])" office:value-type="float" office:value="4266" calcext:value-type="float">
            <text:p>4,266.00</text:p>
          </table:table-cell>
          <table:table-cell table:style-name="ce219" table:formula="of:=IF([.A74]-[.$F$21]&lt;=[.B$19];MAX(MAX([.A74]-[.$F$21];0)-[.B$18];0)*[.C$19];([.B$19]-[.B$18])*[.C$19])" office:value-type="float" office:value="11742.5" calcext:value-type="float">
            <text:p>11,742.50</text:p>
          </table:table-cell>
          <table:table-cell table:style-name="ce219" table:formula="of:=IF([.A74]-[.$F$21]&lt;=[.B$20];MAX(MAX([.A74]-[.$F$21];0)-[.B$19];0)*[.C$20];([.B$20]-[.B$19])*[.C$20])" office:value-type="float" office:value="21942" calcext:value-type="float">
            <text:p>21,942.00</text:p>
          </table:table-cell>
          <table:table-cell table:style-name="ce219" table:formula="of:=IF([.A74]-[.$F$21]&lt;=[.B$21];MAX(MAX([.A74]-[.$F$21];0)-[.B$20];0)*[.C$21];([.B$21]-[.B$20])*[.C$21])" office:value-type="float" office:value="17528" calcext:value-type="float">
            <text:p>17,528.00</text:p>
          </table:table-cell>
          <table:table-cell table:style-name="ce219" table:formula="of:=IF([.A74]-[.$F$21]&lt;=[.B$22];MAX(MAX([.A74]-[.$F$21])-[.B$21];0)*[.C$22];([.B$22]-[.B$21])*[.C$22])" office:value-type="float" office:value="31771.25" calcext:value-type="float">
            <text:p>31,771.25</text:p>
          </table:table-cell>
          <table:table-cell table:style-name="ce219" table:formula="of:=IF([.A74]-[.$F$21]&lt;=[.B$23];MAX(MAX([.A74]-[.$F$21];0)-[.B$22];0)*[.C$23];([.B$23]-[.B$22])*[.C$23])" office:value-type="float" office:value="0" calcext:value-type="float">
            <text:p>0.00</text:p>
          </table:table-cell>
          <table:table-cell table:style-name="ce276" table:formula="of:=SUM([.C74:.H74])" office:value-type="float" office:value="87249.75" calcext:value-type="float">
            <text:p>87,249.75</text:p>
          </table:table-cell>
          <table:table-cell table:style-name="ce219" table:formula="of:=IF([.A74]&lt;[.E$7];[.A74]*([.E$3]+[.E$5]);IF([.A74]&gt;=[.E$8];[.A74]*[.E$9];0))" office:value-type="float" office:value="3240" calcext:value-type="float">
            <text:p>3,240.00</text:p>
          </table:table-cell>
          <table:table-cell table:style-name="ce219" table:formula="of:=[.I74]+[.J74]" office:value-type="float" office:value="90489.75" calcext:value-type="float">
            <text:p>90,489.75</text:p>
          </table:table-cell>
          <table:table-cell table:style-name="ce276" table:formula="of:=[.A74]-[.K74]" office:value-type="float" office:value="269510.25" calcext:value-type="float">
            <text:p>269,510.25</text:p>
          </table:table-cell>
          <table:table-cell table:style-name="ce219" table:formula="of:=[.A74]+[.J74]" office:value-type="float" office:value="363240" calcext:value-type="float">
            <text:p>363,240.00</text:p>
          </table:table-cell>
          <table:table-cell table:style-name="ce219" table:formula="of:=[.I$4]" office:value-type="float" office:value="20000" calcext:value-type="float">
            <text:p>20,000.00</text:p>
          </table:table-cell>
          <table:table-cell table:style-name="ce219" table:formula="of:=[.M74]+[.N74]" office:value-type="float" office:value="383240" calcext:value-type="float">
            <text:p>383,240.00</text:p>
          </table:table-cell>
          <table:table-cell table:style-name="ce219" table:formula="of:=[.O74]*[.I$2]" office:value-type="float" office:value="130301.6" calcext:value-type="float">
            <text:p>130,301.60</text:p>
          </table:table-cell>
          <table:table-cell table:style-name="ce276" table:formula="of:=[.O74]-[.P74]" office:value-type="float" office:value="252938.4" calcext:value-type="float">
            <text:p>252,938.40</text:p>
          </table:table-cell>
          <table:table-cell table:number-columns-repeated="16332"/>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16322.45" calcext:value-type="currency">
            <text:p>($16,322)</text:p>
          </table:table-cell>
          <table:table-cell table:style-name="ce238" table:formula="of:=IF(([.A75]-[.$F$21])&lt;=[.B$18];MAX(MAX([.A75]-[.$F$21];0)-[.B$17];0)*[.C$18];([.B$18]-[.B$17])*[.C$18])" office:value-type="float" office:value="4266" calcext:value-type="float">
            <text:p>4,266.00</text:p>
          </table:table-cell>
          <table:table-cell table:style-name="ce219" table:formula="of:=IF([.A75]-[.$F$21]&lt;=[.B$19];MAX(MAX([.A75]-[.$F$21];0)-[.B$18];0)*[.C$19];([.B$19]-[.B$18])*[.C$19])" office:value-type="float" office:value="11742.5" calcext:value-type="float">
            <text:p>11,742.50</text:p>
          </table:table-cell>
          <table:table-cell table:style-name="ce219" table:formula="of:=IF([.A75]-[.$F$21]&lt;=[.B$20];MAX(MAX([.A75]-[.$F$21];0)-[.B$19];0)*[.C$20];([.B$20]-[.B$19])*[.C$20])" office:value-type="float" office:value="21942" calcext:value-type="float">
            <text:p>21,942.00</text:p>
          </table:table-cell>
          <table:table-cell table:style-name="ce219" table:formula="of:=IF([.A75]-[.$F$21]&lt;=[.B$21];MAX(MAX([.A75]-[.$F$21];0)-[.B$20];0)*[.C$21];([.B$21]-[.B$20])*[.C$21])" office:value-type="float" office:value="17528" calcext:value-type="float">
            <text:p>17,528.00</text:p>
          </table:table-cell>
          <table:table-cell table:style-name="ce219" table:formula="of:=IF([.A75]-[.$F$21]&lt;=[.B$22];MAX(MAX([.A75]-[.$F$21])-[.B$21];0)*[.C$22];([.B$22]-[.B$21])*[.C$22])" office:value-type="float" office:value="35271.25" calcext:value-type="float">
            <text:p>35,271.25</text:p>
          </table:table-cell>
          <table:table-cell table:style-name="ce219" table:formula="of:=IF([.A75]-[.$F$21]&lt;=[.B$23];MAX(MAX([.A75]-[.$F$21];0)-[.B$22];0)*[.C$23];([.B$23]-[.B$22])*[.C$23])" office:value-type="float" office:value="0" calcext:value-type="float">
            <text:p>0.00</text:p>
          </table:table-cell>
          <table:table-cell table:style-name="ce276" table:formula="of:=SUM([.C75:.H75])" office:value-type="float" office:value="90749.75" calcext:value-type="float">
            <text:p>90,749.75</text:p>
          </table:table-cell>
          <table:table-cell table:style-name="ce219" table:formula="of:=IF([.A75]&lt;[.E$7];[.A75]*([.E$3]+[.E$5]);IF([.A75]&gt;=[.E$8];[.A75]*[.E$9];0))" office:value-type="float" office:value="3330" calcext:value-type="float">
            <text:p>3,330.00</text:p>
          </table:table-cell>
          <table:table-cell table:style-name="ce219" table:formula="of:=[.I75]+[.J75]" office:value-type="float" office:value="94079.75" calcext:value-type="float">
            <text:p>94,079.75</text:p>
          </table:table-cell>
          <table:table-cell table:style-name="ce276" table:formula="of:=[.A75]-[.K75]" office:value-type="float" office:value="275920.25" calcext:value-type="float">
            <text:p>275,920.25</text:p>
          </table:table-cell>
          <table:table-cell table:style-name="ce219" table:formula="of:=[.A75]+[.J75]" office:value-type="float" office:value="373330" calcext:value-type="float">
            <text:p>373,330.00</text:p>
          </table:table-cell>
          <table:table-cell table:style-name="ce219" table:formula="of:=[.I$4]" office:value-type="float" office:value="20000" calcext:value-type="float">
            <text:p>20,000.00</text:p>
          </table:table-cell>
          <table:table-cell table:style-name="ce219" table:formula="of:=[.M75]+[.N75]" office:value-type="float" office:value="393330" calcext:value-type="float">
            <text:p>393,330.00</text:p>
          </table:table-cell>
          <table:table-cell table:style-name="ce219" table:formula="of:=[.O75]*[.I$2]" office:value-type="float" office:value="133732.2" calcext:value-type="float">
            <text:p>133,732.20</text:p>
          </table:table-cell>
          <table:table-cell table:style-name="ce276" table:formula="of:=[.O75]-[.P75]" office:value-type="float" office:value="259597.8" calcext:value-type="float">
            <text:p>259,597.80</text:p>
          </table:table-cell>
          <table:table-cell table:number-columns-repeated="16332"/>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16073.05" calcext:value-type="currency">
            <text:p>($16,073)</text:p>
          </table:table-cell>
          <table:table-cell table:style-name="ce238" table:formula="of:=IF(([.A76]-[.$F$21])&lt;=[.B$18];MAX(MAX([.A76]-[.$F$21];0)-[.B$17];0)*[.C$18];([.B$18]-[.B$17])*[.C$18])" office:value-type="float" office:value="4266" calcext:value-type="float">
            <text:p>4,266.00</text:p>
          </table:table-cell>
          <table:table-cell table:style-name="ce219" table:formula="of:=IF([.A76]-[.$F$21]&lt;=[.B$19];MAX(MAX([.A76]-[.$F$21];0)-[.B$18];0)*[.C$19];([.B$19]-[.B$18])*[.C$19])" office:value-type="float" office:value="11742.5" calcext:value-type="float">
            <text:p>11,742.50</text:p>
          </table:table-cell>
          <table:table-cell table:style-name="ce219" table:formula="of:=IF([.A76]-[.$F$21]&lt;=[.B$20];MAX(MAX([.A76]-[.$F$21];0)-[.B$19];0)*[.C$20];([.B$20]-[.B$19])*[.C$20])" office:value-type="float" office:value="21942" calcext:value-type="float">
            <text:p>21,942.00</text:p>
          </table:table-cell>
          <table:table-cell table:style-name="ce219" table:formula="of:=IF([.A76]-[.$F$21]&lt;=[.B$21];MAX(MAX([.A76]-[.$F$21];0)-[.B$20];0)*[.C$21];([.B$21]-[.B$20])*[.C$21])" office:value-type="float" office:value="17528" calcext:value-type="float">
            <text:p>17,528.00</text:p>
          </table:table-cell>
          <table:table-cell table:style-name="ce219" table:formula="of:=IF([.A76]-[.$F$21]&lt;=[.B$22];MAX(MAX([.A76]-[.$F$21])-[.B$21];0)*[.C$22];([.B$22]-[.B$21])*[.C$22])" office:value-type="float" office:value="38771.25" calcext:value-type="float">
            <text:p>38,771.25</text:p>
          </table:table-cell>
          <table:table-cell table:style-name="ce219" table:formula="of:=IF([.A76]-[.$F$21]&lt;=[.B$23];MAX(MAX([.A76]-[.$F$21];0)-[.B$22];0)*[.C$23];([.B$23]-[.B$22])*[.C$23])" office:value-type="float" office:value="0" calcext:value-type="float">
            <text:p>0.00</text:p>
          </table:table-cell>
          <table:table-cell table:style-name="ce276" table:formula="of:=SUM([.C76:.H76])" office:value-type="float" office:value="94249.75" calcext:value-type="float">
            <text:p>94,249.75</text:p>
          </table:table-cell>
          <table:table-cell table:style-name="ce219" table:formula="of:=IF([.A76]&lt;[.E$7];[.A76]*([.E$3]+[.E$5]);IF([.A76]&gt;=[.E$8];[.A76]*[.E$9];0))" office:value-type="float" office:value="3420" calcext:value-type="float">
            <text:p>3,420.00</text:p>
          </table:table-cell>
          <table:table-cell table:style-name="ce219" table:formula="of:=[.I76]+[.J76]" office:value-type="float" office:value="97669.75" calcext:value-type="float">
            <text:p>97,669.75</text:p>
          </table:table-cell>
          <table:table-cell table:style-name="ce276" table:formula="of:=[.A76]-[.K76]" office:value-type="float" office:value="282330.25" calcext:value-type="float">
            <text:p>282,330.25</text:p>
          </table:table-cell>
          <table:table-cell table:style-name="ce219" table:formula="of:=[.A76]+[.J76]" office:value-type="float" office:value="383420" calcext:value-type="float">
            <text:p>383,420.00</text:p>
          </table:table-cell>
          <table:table-cell table:style-name="ce219" table:formula="of:=[.I$4]" office:value-type="float" office:value="20000" calcext:value-type="float">
            <text:p>20,000.00</text:p>
          </table:table-cell>
          <table:table-cell table:style-name="ce219" table:formula="of:=[.M76]+[.N76]" office:value-type="float" office:value="403420" calcext:value-type="float">
            <text:p>403,420.00</text:p>
          </table:table-cell>
          <table:table-cell table:style-name="ce219" table:formula="of:=[.O76]*[.I$2]" office:value-type="float" office:value="137162.8" calcext:value-type="float">
            <text:p>137,162.80</text:p>
          </table:table-cell>
          <table:table-cell table:style-name="ce276" table:formula="of:=[.O76]-[.P76]" office:value-type="float" office:value="266257.2" calcext:value-type="float">
            <text:p>266,257.20</text:p>
          </table:table-cell>
          <table:table-cell table:number-columns-repeated="16332"/>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15823.65" calcext:value-type="currency">
            <text:p>($15,824)</text:p>
          </table:table-cell>
          <table:table-cell table:style-name="ce238" table:formula="of:=IF(([.A77]-[.$F$21])&lt;=[.B$18];MAX(MAX([.A77]-[.$F$21];0)-[.B$17];0)*[.C$18];([.B$18]-[.B$17])*[.C$18])" office:value-type="float" office:value="4266" calcext:value-type="float">
            <text:p>4,266.00</text:p>
          </table:table-cell>
          <table:table-cell table:style-name="ce219" table:formula="of:=IF([.A77]-[.$F$21]&lt;=[.B$19];MAX(MAX([.A77]-[.$F$21];0)-[.B$18];0)*[.C$19];([.B$19]-[.B$18])*[.C$19])" office:value-type="float" office:value="11742.5" calcext:value-type="float">
            <text:p>11,742.50</text:p>
          </table:table-cell>
          <table:table-cell table:style-name="ce219" table:formula="of:=IF([.A77]-[.$F$21]&lt;=[.B$20];MAX(MAX([.A77]-[.$F$21];0)-[.B$19];0)*[.C$20];([.B$20]-[.B$19])*[.C$20])" office:value-type="float" office:value="21942" calcext:value-type="float">
            <text:p>21,942.00</text:p>
          </table:table-cell>
          <table:table-cell table:style-name="ce219" table:formula="of:=IF([.A77]-[.$F$21]&lt;=[.B$21];MAX(MAX([.A77]-[.$F$21];0)-[.B$20];0)*[.C$21];([.B$21]-[.B$20])*[.C$21])" office:value-type="float" office:value="17528" calcext:value-type="float">
            <text:p>17,528.00</text:p>
          </table:table-cell>
          <table:table-cell table:style-name="ce219" table:formula="of:=IF([.A77]-[.$F$21]&lt;=[.B$22];MAX(MAX([.A77]-[.$F$21])-[.B$21];0)*[.C$22];([.B$22]-[.B$21])*[.C$22])" office:value-type="float" office:value="42271.25" calcext:value-type="float">
            <text:p>42,271.25</text:p>
          </table:table-cell>
          <table:table-cell table:style-name="ce219" table:formula="of:=IF([.A77]-[.$F$21]&lt;=[.B$23];MAX(MAX([.A77]-[.$F$21];0)-[.B$22];0)*[.C$23];([.B$23]-[.B$22])*[.C$23])" office:value-type="float" office:value="0" calcext:value-type="float">
            <text:p>0.00</text:p>
          </table:table-cell>
          <table:table-cell table:style-name="ce276" table:formula="of:=SUM([.C77:.H77])" office:value-type="float" office:value="97749.75" calcext:value-type="float">
            <text:p>97,749.75</text:p>
          </table:table-cell>
          <table:table-cell table:style-name="ce219" table:formula="of:=IF([.A77]&lt;[.E$7];[.A77]*([.E$3]+[.E$5]);IF([.A77]&gt;=[.E$8];[.A77]*[.E$9];0))" office:value-type="float" office:value="3510" calcext:value-type="float">
            <text:p>3,510.00</text:p>
          </table:table-cell>
          <table:table-cell table:style-name="ce219" table:formula="of:=[.I77]+[.J77]" office:value-type="float" office:value="101259.75" calcext:value-type="float">
            <text:p>101,259.75</text:p>
          </table:table-cell>
          <table:table-cell table:style-name="ce276" table:formula="of:=[.A77]-[.K77]" office:value-type="float" office:value="288740.25" calcext:value-type="float">
            <text:p>288,740.25</text:p>
          </table:table-cell>
          <table:table-cell table:style-name="ce219" table:formula="of:=[.A77]+[.J77]" office:value-type="float" office:value="393510" calcext:value-type="float">
            <text:p>393,510.00</text:p>
          </table:table-cell>
          <table:table-cell table:style-name="ce219" table:formula="of:=[.I$4]" office:value-type="float" office:value="20000" calcext:value-type="float">
            <text:p>20,000.00</text:p>
          </table:table-cell>
          <table:table-cell table:style-name="ce219" table:formula="of:=[.M77]+[.N77]" office:value-type="float" office:value="413510" calcext:value-type="float">
            <text:p>413,510.00</text:p>
          </table:table-cell>
          <table:table-cell table:style-name="ce219" table:formula="of:=[.O77]*[.I$2]" office:value-type="float" office:value="140593.4" calcext:value-type="float">
            <text:p>140,593.40</text:p>
          </table:table-cell>
          <table:table-cell table:style-name="ce276" table:formula="of:=[.O77]-[.P77]" office:value-type="float" office:value="272916.6" calcext:value-type="float">
            <text:p>272,916.60</text:p>
          </table:table-cell>
          <table:table-cell table:number-columns-repeated="16332"/>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15574.25" calcext:value-type="currency">
            <text:p>($15,574)</text:p>
          </table:table-cell>
          <table:table-cell table:style-name="ce238" table:formula="of:=IF(([.A78]-[.$F$21])&lt;=[.B$18];MAX(MAX([.A78]-[.$F$21];0)-[.B$17];0)*[.C$18];([.B$18]-[.B$17])*[.C$18])" office:value-type="float" office:value="4266" calcext:value-type="float">
            <text:p>4,266.00</text:p>
          </table:table-cell>
          <table:table-cell table:style-name="ce219" table:formula="of:=IF([.A78]-[.$F$21]&lt;=[.B$19];MAX(MAX([.A78]-[.$F$21];0)-[.B$18];0)*[.C$19];([.B$19]-[.B$18])*[.C$19])" office:value-type="float" office:value="11742.5" calcext:value-type="float">
            <text:p>11,742.50</text:p>
          </table:table-cell>
          <table:table-cell table:style-name="ce219" table:formula="of:=IF([.A78]-[.$F$21]&lt;=[.B$20];MAX(MAX([.A78]-[.$F$21];0)-[.B$19];0)*[.C$20];([.B$20]-[.B$19])*[.C$20])" office:value-type="float" office:value="21942" calcext:value-type="float">
            <text:p>21,942.00</text:p>
          </table:table-cell>
          <table:table-cell table:style-name="ce219" table:formula="of:=IF([.A78]-[.$F$21]&lt;=[.B$21];MAX(MAX([.A78]-[.$F$21];0)-[.B$20];0)*[.C$21];([.B$21]-[.B$20])*[.C$21])" office:value-type="float" office:value="17528" calcext:value-type="float">
            <text:p>17,528.00</text:p>
          </table:table-cell>
          <table:table-cell table:style-name="ce219" table:formula="of:=IF([.A78]-[.$F$21]&lt;=[.B$22];MAX(MAX([.A78]-[.$F$21])-[.B$21];0)*[.C$22];([.B$22]-[.B$21])*[.C$22])" office:value-type="float" office:value="45771.25" calcext:value-type="float">
            <text:p>45,771.25</text:p>
          </table:table-cell>
          <table:table-cell table:style-name="ce219" table:formula="of:=IF([.A78]-[.$F$21]&lt;=[.B$23];MAX(MAX([.A78]-[.$F$21];0)-[.B$22];0)*[.C$23];([.B$23]-[.B$22])*[.C$23])" office:value-type="float" office:value="0" calcext:value-type="float">
            <text:p>0.00</text:p>
          </table:table-cell>
          <table:table-cell table:style-name="ce276" table:formula="of:=SUM([.C78:.H78])" office:value-type="float" office:value="101249.75" calcext:value-type="float">
            <text:p>101,249.75</text:p>
          </table:table-cell>
          <table:table-cell table:style-name="ce219" table:formula="of:=IF([.A78]&lt;[.E$7];[.A78]*([.E$3]+[.E$5]);IF([.A78]&gt;=[.E$8];[.A78]*[.E$9];0))" office:value-type="float" office:value="3600" calcext:value-type="float">
            <text:p>3,600.00</text:p>
          </table:table-cell>
          <table:table-cell table:style-name="ce219" table:formula="of:=[.I78]+[.J78]" office:value-type="float" office:value="104849.75" calcext:value-type="float">
            <text:p>104,849.75</text:p>
          </table:table-cell>
          <table:table-cell table:style-name="ce276" table:formula="of:=[.A78]-[.K78]" office:value-type="float" office:value="295150.25" calcext:value-type="float">
            <text:p>295,150.25</text:p>
          </table:table-cell>
          <table:table-cell table:style-name="ce219" table:formula="of:=[.A78]+[.J78]" office:value-type="float" office:value="403600" calcext:value-type="float">
            <text:p>403,600.00</text:p>
          </table:table-cell>
          <table:table-cell table:style-name="ce219" table:formula="of:=[.I$4]" office:value-type="float" office:value="20000" calcext:value-type="float">
            <text:p>20,000.00</text:p>
          </table:table-cell>
          <table:table-cell table:style-name="ce219" table:formula="of:=[.M78]+[.N78]" office:value-type="float" office:value="423600" calcext:value-type="float">
            <text:p>423,600.00</text:p>
          </table:table-cell>
          <table:table-cell table:style-name="ce219" table:formula="of:=[.O78]*[.I$2]" office:value-type="float" office:value="144024" calcext:value-type="float">
            <text:p>144,024.00</text:p>
          </table:table-cell>
          <table:table-cell table:style-name="ce276" table:formula="of:=[.O78]-[.P78]" office:value-type="float" office:value="279576" calcext:value-type="float">
            <text:p>279,576.00</text:p>
          </table:table-cell>
          <table:table-cell table:number-columns-repeated="16332"/>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15324.85" calcext:value-type="currency">
            <text:p>($15,325)</text:p>
          </table:table-cell>
          <table:table-cell table:style-name="ce238" table:formula="of:=IF(([.A79]-[.$F$21])&lt;=[.B$18];MAX(MAX([.A79]-[.$F$21];0)-[.B$17];0)*[.C$18];([.B$18]-[.B$17])*[.C$18])" office:value-type="float" office:value="4266" calcext:value-type="float">
            <text:p>4,266.00</text:p>
          </table:table-cell>
          <table:table-cell table:style-name="ce219" table:formula="of:=IF([.A79]-[.$F$21]&lt;=[.B$19];MAX(MAX([.A79]-[.$F$21];0)-[.B$18];0)*[.C$19];([.B$19]-[.B$18])*[.C$19])" office:value-type="float" office:value="11742.5" calcext:value-type="float">
            <text:p>11,742.50</text:p>
          </table:table-cell>
          <table:table-cell table:style-name="ce219" table:formula="of:=IF([.A79]-[.$F$21]&lt;=[.B$20];MAX(MAX([.A79]-[.$F$21];0)-[.B$19];0)*[.C$20];([.B$20]-[.B$19])*[.C$20])" office:value-type="float" office:value="21942" calcext:value-type="float">
            <text:p>21,942.00</text:p>
          </table:table-cell>
          <table:table-cell table:style-name="ce219" table:formula="of:=IF([.A79]-[.$F$21]&lt;=[.B$21];MAX(MAX([.A79]-[.$F$21];0)-[.B$20];0)*[.C$21];([.B$21]-[.B$20])*[.C$21])" office:value-type="float" office:value="17528" calcext:value-type="float">
            <text:p>17,528.00</text:p>
          </table:table-cell>
          <table:table-cell table:style-name="ce219" table:formula="of:=IF([.A79]-[.$F$21]&lt;=[.B$22];MAX(MAX([.A79]-[.$F$21])-[.B$21];0)*[.C$22];([.B$22]-[.B$21])*[.C$22])" office:value-type="float" office:value="49271.25" calcext:value-type="float">
            <text:p>49,271.25</text:p>
          </table:table-cell>
          <table:table-cell table:style-name="ce219" table:formula="of:=IF([.A79]-[.$F$21]&lt;=[.B$23];MAX(MAX([.A79]-[.$F$21];0)-[.B$22];0)*[.C$23];([.B$23]-[.B$22])*[.C$23])" office:value-type="float" office:value="0" calcext:value-type="float">
            <text:p>0.00</text:p>
          </table:table-cell>
          <table:table-cell table:style-name="ce276" table:formula="of:=SUM([.C79:.H79])" office:value-type="float" office:value="104749.75" calcext:value-type="float">
            <text:p>104,749.75</text:p>
          </table:table-cell>
          <table:table-cell table:style-name="ce219" table:formula="of:=IF([.A79]&lt;[.E$7];[.A79]*([.E$3]+[.E$5]);IF([.A79]&gt;=[.E$8];[.A79]*[.E$9];0))" office:value-type="float" office:value="3690" calcext:value-type="float">
            <text:p>3,690.00</text:p>
          </table:table-cell>
          <table:table-cell table:style-name="ce219" table:formula="of:=[.I79]+[.J79]" office:value-type="float" office:value="108439.75" calcext:value-type="float">
            <text:p>108,439.75</text:p>
          </table:table-cell>
          <table:table-cell table:style-name="ce276" table:formula="of:=[.A79]-[.K79]" office:value-type="float" office:value="301560.25" calcext:value-type="float">
            <text:p>301,560.25</text:p>
          </table:table-cell>
          <table:table-cell table:style-name="ce219" table:formula="of:=[.A79]+[.J79]" office:value-type="float" office:value="413690" calcext:value-type="float">
            <text:p>413,690.00</text:p>
          </table:table-cell>
          <table:table-cell table:style-name="ce219" table:formula="of:=[.I$4]" office:value-type="float" office:value="20000" calcext:value-type="float">
            <text:p>20,000.00</text:p>
          </table:table-cell>
          <table:table-cell table:style-name="ce219" table:formula="of:=[.M79]+[.N79]" office:value-type="float" office:value="433690" calcext:value-type="float">
            <text:p>433,690.00</text:p>
          </table:table-cell>
          <table:table-cell table:style-name="ce219" table:formula="of:=[.O79]*[.I$2]" office:value-type="float" office:value="147454.6" calcext:value-type="float">
            <text:p>147,454.60</text:p>
          </table:table-cell>
          <table:table-cell table:style-name="ce276" table:formula="of:=[.O79]-[.P79]" office:value-type="float" office:value="286235.4" calcext:value-type="float">
            <text:p>286,235.40</text:p>
          </table:table-cell>
          <table:table-cell table:number-columns-repeated="16332"/>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15075.45" calcext:value-type="currency">
            <text:p>($15,075)</text:p>
          </table:table-cell>
          <table:table-cell table:style-name="ce238" table:formula="of:=IF(([.A80]-[.$F$21])&lt;=[.B$18];MAX(MAX([.A80]-[.$F$21];0)-[.B$17];0)*[.C$18];([.B$18]-[.B$17])*[.C$18])" office:value-type="float" office:value="4266" calcext:value-type="float">
            <text:p>4,266.00</text:p>
          </table:table-cell>
          <table:table-cell table:style-name="ce219" table:formula="of:=IF([.A80]-[.$F$21]&lt;=[.B$19];MAX(MAX([.A80]-[.$F$21];0)-[.B$18];0)*[.C$19];([.B$19]-[.B$18])*[.C$19])" office:value-type="float" office:value="11742.5" calcext:value-type="float">
            <text:p>11,742.50</text:p>
          </table:table-cell>
          <table:table-cell table:style-name="ce219" table:formula="of:=IF([.A80]-[.$F$21]&lt;=[.B$20];MAX(MAX([.A80]-[.$F$21];0)-[.B$19];0)*[.C$20];([.B$20]-[.B$19])*[.C$20])" office:value-type="float" office:value="21942" calcext:value-type="float">
            <text:p>21,942.00</text:p>
          </table:table-cell>
          <table:table-cell table:style-name="ce219" table:formula="of:=IF([.A80]-[.$F$21]&lt;=[.B$21];MAX(MAX([.A80]-[.$F$21];0)-[.B$20];0)*[.C$21];([.B$21]-[.B$20])*[.C$21])" office:value-type="float" office:value="17528" calcext:value-type="float">
            <text:p>17,528.00</text:p>
          </table:table-cell>
          <table:table-cell table:style-name="ce219" table:formula="of:=IF([.A80]-[.$F$21]&lt;=[.B$22];MAX(MAX([.A80]-[.$F$21])-[.B$21];0)*[.C$22];([.B$22]-[.B$21])*[.C$22])" office:value-type="float" office:value="52771.25" calcext:value-type="float">
            <text:p>52,771.25</text:p>
          </table:table-cell>
          <table:table-cell table:style-name="ce219" table:formula="of:=IF([.A80]-[.$F$21]&lt;=[.B$23];MAX(MAX([.A80]-[.$F$21];0)-[.B$22];0)*[.C$23];([.B$23]-[.B$22])*[.C$23])" office:value-type="float" office:value="0" calcext:value-type="float">
            <text:p>0.00</text:p>
          </table:table-cell>
          <table:table-cell table:style-name="ce276" table:formula="of:=SUM([.C80:.H80])" office:value-type="float" office:value="108249.75" calcext:value-type="float">
            <text:p>108,249.75</text:p>
          </table:table-cell>
          <table:table-cell table:style-name="ce219" table:formula="of:=IF([.A80]&lt;[.E$7];[.A80]*([.E$3]+[.E$5]);IF([.A80]&gt;=[.E$8];[.A80]*[.E$9];0))" office:value-type="float" office:value="3780" calcext:value-type="float">
            <text:p>3,780.00</text:p>
          </table:table-cell>
          <table:table-cell table:style-name="ce219" table:formula="of:=[.I80]+[.J80]" office:value-type="float" office:value="112029.75" calcext:value-type="float">
            <text:p>112,029.75</text:p>
          </table:table-cell>
          <table:table-cell table:style-name="ce276" table:formula="of:=[.A80]-[.K80]" office:value-type="float" office:value="307970.25" calcext:value-type="float">
            <text:p>307,970.25</text:p>
          </table:table-cell>
          <table:table-cell table:style-name="ce219" table:formula="of:=[.A80]+[.J80]" office:value-type="float" office:value="423780" calcext:value-type="float">
            <text:p>423,780.00</text:p>
          </table:table-cell>
          <table:table-cell table:style-name="ce219" table:formula="of:=[.I$4]" office:value-type="float" office:value="20000" calcext:value-type="float">
            <text:p>20,000.00</text:p>
          </table:table-cell>
          <table:table-cell table:style-name="ce219" table:formula="of:=[.M80]+[.N80]" office:value-type="float" office:value="443780" calcext:value-type="float">
            <text:p>443,780.00</text:p>
          </table:table-cell>
          <table:table-cell table:style-name="ce219" table:formula="of:=[.O80]*[.I$2]" office:value-type="float" office:value="150885.2" calcext:value-type="float">
            <text:p>150,885.20</text:p>
          </table:table-cell>
          <table:table-cell table:style-name="ce276" table:formula="of:=[.O80]-[.P80]" office:value-type="float" office:value="292894.8" calcext:value-type="float">
            <text:p>292,894.80</text:p>
          </table:table-cell>
          <table:table-cell table:number-columns-repeated="16332"/>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14826.05" calcext:value-type="currency">
            <text:p>($14,826)</text:p>
          </table:table-cell>
          <table:table-cell table:style-name="ce238" table:formula="of:=IF(([.A81]-[.$F$21])&lt;=[.B$18];MAX(MAX([.A81]-[.$F$21];0)-[.B$17];0)*[.C$18];([.B$18]-[.B$17])*[.C$18])" office:value-type="float" office:value="4266" calcext:value-type="float">
            <text:p>4,266.00</text:p>
          </table:table-cell>
          <table:table-cell table:style-name="ce219" table:formula="of:=IF([.A81]-[.$F$21]&lt;=[.B$19];MAX(MAX([.A81]-[.$F$21];0)-[.B$18];0)*[.C$19];([.B$19]-[.B$18])*[.C$19])" office:value-type="float" office:value="11742.5" calcext:value-type="float">
            <text:p>11,742.50</text:p>
          </table:table-cell>
          <table:table-cell table:style-name="ce219" table:formula="of:=IF([.A81]-[.$F$21]&lt;=[.B$20];MAX(MAX([.A81]-[.$F$21];0)-[.B$19];0)*[.C$20];([.B$20]-[.B$19])*[.C$20])" office:value-type="float" office:value="21942" calcext:value-type="float">
            <text:p>21,942.00</text:p>
          </table:table-cell>
          <table:table-cell table:style-name="ce219" table:formula="of:=IF([.A81]-[.$F$21]&lt;=[.B$21];MAX(MAX([.A81]-[.$F$21];0)-[.B$20];0)*[.C$21];([.B$21]-[.B$20])*[.C$21])" office:value-type="float" office:value="17528" calcext:value-type="float">
            <text:p>17,528.00</text:p>
          </table:table-cell>
          <table:table-cell table:style-name="ce219" table:formula="of:=IF([.A81]-[.$F$21]&lt;=[.B$22];MAX(MAX([.A81]-[.$F$21])-[.B$21];0)*[.C$22];([.B$22]-[.B$21])*[.C$22])" office:value-type="float" office:value="56271.25" calcext:value-type="float">
            <text:p>56,271.25</text:p>
          </table:table-cell>
          <table:table-cell table:style-name="ce219" table:formula="of:=IF([.A81]-[.$F$21]&lt;=[.B$23];MAX(MAX([.A81]-[.$F$21];0)-[.B$22];0)*[.C$23];([.B$23]-[.B$22])*[.C$23])" office:value-type="float" office:value="0" calcext:value-type="float">
            <text:p>0.00</text:p>
          </table:table-cell>
          <table:table-cell table:style-name="ce276" table:formula="of:=SUM([.C81:.H81])" office:value-type="float" office:value="111749.75" calcext:value-type="float">
            <text:p>111,749.75</text:p>
          </table:table-cell>
          <table:table-cell table:style-name="ce219" table:formula="of:=IF([.A81]&lt;[.E$7];[.A81]*([.E$3]+[.E$5]);IF([.A81]&gt;=[.E$8];[.A81]*[.E$9];0))" office:value-type="float" office:value="3870" calcext:value-type="float">
            <text:p>3,870.00</text:p>
          </table:table-cell>
          <table:table-cell table:style-name="ce219" table:formula="of:=[.I81]+[.J81]" office:value-type="float" office:value="115619.75" calcext:value-type="float">
            <text:p>115,619.75</text:p>
          </table:table-cell>
          <table:table-cell table:style-name="ce276" table:formula="of:=[.A81]-[.K81]" office:value-type="float" office:value="314380.25" calcext:value-type="float">
            <text:p>314,380.25</text:p>
          </table:table-cell>
          <table:table-cell table:style-name="ce219" table:formula="of:=[.A81]+[.J81]" office:value-type="float" office:value="433870" calcext:value-type="float">
            <text:p>433,870.00</text:p>
          </table:table-cell>
          <table:table-cell table:style-name="ce219" table:formula="of:=[.I$4]" office:value-type="float" office:value="20000" calcext:value-type="float">
            <text:p>20,000.00</text:p>
          </table:table-cell>
          <table:table-cell table:style-name="ce219" table:formula="of:=[.M81]+[.N81]" office:value-type="float" office:value="453870" calcext:value-type="float">
            <text:p>453,870.00</text:p>
          </table:table-cell>
          <table:table-cell table:style-name="ce219" table:formula="of:=[.O81]*[.I$2]" office:value-type="float" office:value="154315.8" calcext:value-type="float">
            <text:p>154,315.80</text:p>
          </table:table-cell>
          <table:table-cell table:style-name="ce276" table:formula="of:=[.O81]-[.P81]" office:value-type="float" office:value="299554.2" calcext:value-type="float">
            <text:p>299,554.20</text:p>
          </table:table-cell>
          <table:table-cell table:number-columns-repeated="16332"/>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14576.65" calcext:value-type="currency">
            <text:p>($14,577)</text:p>
          </table:table-cell>
          <table:table-cell table:style-name="ce238" table:formula="of:=IF(([.A82]-[.$F$21])&lt;=[.B$18];MAX(MAX([.A82]-[.$F$21];0)-[.B$17];0)*[.C$18];([.B$18]-[.B$17])*[.C$18])" office:value-type="float" office:value="4266" calcext:value-type="float">
            <text:p>4,266.00</text:p>
          </table:table-cell>
          <table:table-cell table:style-name="ce219" table:formula="of:=IF([.A82]-[.$F$21]&lt;=[.B$19];MAX(MAX([.A82]-[.$F$21];0)-[.B$18];0)*[.C$19];([.B$19]-[.B$18])*[.C$19])" office:value-type="float" office:value="11742.5" calcext:value-type="float">
            <text:p>11,742.50</text:p>
          </table:table-cell>
          <table:table-cell table:style-name="ce219" table:formula="of:=IF([.A82]-[.$F$21]&lt;=[.B$20];MAX(MAX([.A82]-[.$F$21];0)-[.B$19];0)*[.C$20];([.B$20]-[.B$19])*[.C$20])" office:value-type="float" office:value="21942" calcext:value-type="float">
            <text:p>21,942.00</text:p>
          </table:table-cell>
          <table:table-cell table:style-name="ce219" table:formula="of:=IF([.A82]-[.$F$21]&lt;=[.B$21];MAX(MAX([.A82]-[.$F$21];0)-[.B$20];0)*[.C$21];([.B$21]-[.B$20])*[.C$21])" office:value-type="float" office:value="17528" calcext:value-type="float">
            <text:p>17,528.00</text:p>
          </table:table-cell>
          <table:table-cell table:style-name="ce219" table:formula="of:=IF([.A82]-[.$F$21]&lt;=[.B$22];MAX(MAX([.A82]-[.$F$21])-[.B$21];0)*[.C$22];([.B$22]-[.B$21])*[.C$22])" office:value-type="float" office:value="59771.25" calcext:value-type="float">
            <text:p>59,771.25</text:p>
          </table:table-cell>
          <table:table-cell table:style-name="ce219" table:formula="of:=IF([.A82]-[.$F$21]&lt;=[.B$23];MAX(MAX([.A82]-[.$F$21];0)-[.B$22];0)*[.C$23];([.B$23]-[.B$22])*[.C$23])" office:value-type="float" office:value="0" calcext:value-type="float">
            <text:p>0.00</text:p>
          </table:table-cell>
          <table:table-cell table:style-name="ce276" table:formula="of:=SUM([.C82:.H82])" office:value-type="float" office:value="115249.75" calcext:value-type="float">
            <text:p>115,249.75</text:p>
          </table:table-cell>
          <table:table-cell table:style-name="ce219" table:formula="of:=IF([.A82]&lt;[.E$7];[.A82]*([.E$3]+[.E$5]);IF([.A82]&gt;=[.E$8];[.A82]*[.E$9];0))" office:value-type="float" office:value="3960" calcext:value-type="float">
            <text:p>3,960.00</text:p>
          </table:table-cell>
          <table:table-cell table:style-name="ce219" table:formula="of:=[.I82]+[.J82]" office:value-type="float" office:value="119209.75" calcext:value-type="float">
            <text:p>119,209.75</text:p>
          </table:table-cell>
          <table:table-cell table:style-name="ce276" table:formula="of:=[.A82]-[.K82]" office:value-type="float" office:value="320790.25" calcext:value-type="float">
            <text:p>320,790.25</text:p>
          </table:table-cell>
          <table:table-cell table:style-name="ce219" table:formula="of:=[.A82]+[.J82]" office:value-type="float" office:value="443960" calcext:value-type="float">
            <text:p>443,960.00</text:p>
          </table:table-cell>
          <table:table-cell table:style-name="ce219" table:formula="of:=[.I$4]" office:value-type="float" office:value="20000" calcext:value-type="float">
            <text:p>20,000.00</text:p>
          </table:table-cell>
          <table:table-cell table:style-name="ce219" table:formula="of:=[.M82]+[.N82]" office:value-type="float" office:value="463960" calcext:value-type="float">
            <text:p>463,960.00</text:p>
          </table:table-cell>
          <table:table-cell table:style-name="ce219" table:formula="of:=[.O82]*[.I$2]" office:value-type="float" office:value="157746.4" calcext:value-type="float">
            <text:p>157,746.40</text:p>
          </table:table-cell>
          <table:table-cell table:style-name="ce276" table:formula="of:=[.O82]-[.P82]" office:value-type="float" office:value="306213.6" calcext:value-type="float">
            <text:p>306,213.60</text:p>
          </table:table-cell>
          <table:table-cell table:number-columns-repeated="16332"/>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14327.25" calcext:value-type="currency">
            <text:p>($14,327)</text:p>
          </table:table-cell>
          <table:table-cell table:style-name="ce238" table:formula="of:=IF(([.A83]-[.$F$21])&lt;=[.B$18];MAX(MAX([.A83]-[.$F$21];0)-[.B$17];0)*[.C$18];([.B$18]-[.B$17])*[.C$18])" office:value-type="float" office:value="4266" calcext:value-type="float">
            <text:p>4,266.00</text:p>
          </table:table-cell>
          <table:table-cell table:style-name="ce219" table:formula="of:=IF([.A83]-[.$F$21]&lt;=[.B$19];MAX(MAX([.A83]-[.$F$21];0)-[.B$18];0)*[.C$19];([.B$19]-[.B$18])*[.C$19])" office:value-type="float" office:value="11742.5" calcext:value-type="float">
            <text:p>11,742.50</text:p>
          </table:table-cell>
          <table:table-cell table:style-name="ce219" table:formula="of:=IF([.A83]-[.$F$21]&lt;=[.B$20];MAX(MAX([.A83]-[.$F$21];0)-[.B$19];0)*[.C$20];([.B$20]-[.B$19])*[.C$20])" office:value-type="float" office:value="21942" calcext:value-type="float">
            <text:p>21,942.00</text:p>
          </table:table-cell>
          <table:table-cell table:style-name="ce219" table:formula="of:=IF([.A83]-[.$F$21]&lt;=[.B$21];MAX(MAX([.A83]-[.$F$21];0)-[.B$20];0)*[.C$21];([.B$21]-[.B$20])*[.C$21])" office:value-type="float" office:value="17528" calcext:value-type="float">
            <text:p>17,528.00</text:p>
          </table:table-cell>
          <table:table-cell table:style-name="ce219" table:formula="of:=IF([.A83]-[.$F$21]&lt;=[.B$22];MAX(MAX([.A83]-[.$F$21])-[.B$21];0)*[.C$22];([.B$22]-[.B$21])*[.C$22])" office:value-type="float" office:value="63271.25" calcext:value-type="float">
            <text:p>63,271.25</text:p>
          </table:table-cell>
          <table:table-cell table:style-name="ce219" table:formula="of:=IF([.A83]-[.$F$21]&lt;=[.B$23];MAX(MAX([.A83]-[.$F$21];0)-[.B$22];0)*[.C$23];([.B$23]-[.B$22])*[.C$23])" office:value-type="float" office:value="0" calcext:value-type="float">
            <text:p>0.00</text:p>
          </table:table-cell>
          <table:table-cell table:style-name="ce276" table:formula="of:=SUM([.C83:.H83])" office:value-type="float" office:value="118749.75" calcext:value-type="float">
            <text:p>118,749.75</text:p>
          </table:table-cell>
          <table:table-cell table:style-name="ce219" table:formula="of:=IF([.A83]&lt;[.E$7];[.A83]*([.E$3]+[.E$5]);IF([.A83]&gt;=[.E$8];[.A83]*[.E$9];0))" office:value-type="float" office:value="4050" calcext:value-type="float">
            <text:p>4,050.00</text:p>
          </table:table-cell>
          <table:table-cell table:style-name="ce219" table:formula="of:=[.I83]+[.J83]" office:value-type="float" office:value="122799.75" calcext:value-type="float">
            <text:p>122,799.75</text:p>
          </table:table-cell>
          <table:table-cell table:style-name="ce276" table:formula="of:=[.A83]-[.K83]" office:value-type="float" office:value="327200.25" calcext:value-type="float">
            <text:p>327,200.25</text:p>
          </table:table-cell>
          <table:table-cell table:style-name="ce219" table:formula="of:=[.A83]+[.J83]" office:value-type="float" office:value="454050" calcext:value-type="float">
            <text:p>454,050.00</text:p>
          </table:table-cell>
          <table:table-cell table:style-name="ce219" table:formula="of:=[.I$4]" office:value-type="float" office:value="20000" calcext:value-type="float">
            <text:p>20,000.00</text:p>
          </table:table-cell>
          <table:table-cell table:style-name="ce219" table:formula="of:=[.M83]+[.N83]" office:value-type="float" office:value="474050" calcext:value-type="float">
            <text:p>474,050.00</text:p>
          </table:table-cell>
          <table:table-cell table:style-name="ce219" table:formula="of:=[.O83]*[.I$2]" office:value-type="float" office:value="161177" calcext:value-type="float">
            <text:p>161,177.00</text:p>
          </table:table-cell>
          <table:table-cell table:style-name="ce276" table:formula="of:=[.O83]-[.P83]" office:value-type="float" office:value="312873" calcext:value-type="float">
            <text:p>312,873.00</text:p>
          </table:table-cell>
          <table:table-cell table:number-columns-repeated="16332"/>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14077.85" calcext:value-type="currency">
            <text:p>($14,078)</text:p>
          </table:table-cell>
          <table:table-cell table:style-name="ce238" table:formula="of:=IF(([.A84]-[.$F$21])&lt;=[.B$18];MAX(MAX([.A84]-[.$F$21];0)-[.B$17];0)*[.C$18];([.B$18]-[.B$17])*[.C$18])" office:value-type="float" office:value="4266" calcext:value-type="float">
            <text:p>4,266.00</text:p>
          </table:table-cell>
          <table:table-cell table:style-name="ce219" table:formula="of:=IF([.A84]-[.$F$21]&lt;=[.B$19];MAX(MAX([.A84]-[.$F$21];0)-[.B$18];0)*[.C$19];([.B$19]-[.B$18])*[.C$19])" office:value-type="float" office:value="11742.5" calcext:value-type="float">
            <text:p>11,742.50</text:p>
          </table:table-cell>
          <table:table-cell table:style-name="ce219" table:formula="of:=IF([.A84]-[.$F$21]&lt;=[.B$20];MAX(MAX([.A84]-[.$F$21];0)-[.B$19];0)*[.C$20];([.B$20]-[.B$19])*[.C$20])" office:value-type="float" office:value="21942" calcext:value-type="float">
            <text:p>21,942.00</text:p>
          </table:table-cell>
          <table:table-cell table:style-name="ce219" table:formula="of:=IF([.A84]-[.$F$21]&lt;=[.B$21];MAX(MAX([.A84]-[.$F$21];0)-[.B$20];0)*[.C$21];([.B$21]-[.B$20])*[.C$21])" office:value-type="float" office:value="17528" calcext:value-type="float">
            <text:p>17,528.00</text:p>
          </table:table-cell>
          <table:table-cell table:style-name="ce219" table:formula="of:=IF([.A84]-[.$F$21]&lt;=[.B$22];MAX(MAX([.A84]-[.$F$21])-[.B$21];0)*[.C$22];([.B$22]-[.B$21])*[.C$22])" office:value-type="float" office:value="66771.25" calcext:value-type="float">
            <text:p>66,771.25</text:p>
          </table:table-cell>
          <table:table-cell table:style-name="ce219" table:formula="of:=IF([.A84]-[.$F$21]&lt;=[.B$23];MAX(MAX([.A84]-[.$F$21];0)-[.B$22];0)*[.C$23];([.B$23]-[.B$22])*[.C$23])" office:value-type="float" office:value="0" calcext:value-type="float">
            <text:p>0.00</text:p>
          </table:table-cell>
          <table:table-cell table:style-name="ce276" table:formula="of:=SUM([.C84:.H84])" office:value-type="float" office:value="122249.75" calcext:value-type="float">
            <text:p>122,249.75</text:p>
          </table:table-cell>
          <table:table-cell table:style-name="ce219" table:formula="of:=IF([.A84]&lt;[.E$7];[.A84]*([.E$3]+[.E$5]);IF([.A84]&gt;=[.E$8];[.A84]*[.E$9];0))" office:value-type="float" office:value="4140" calcext:value-type="float">
            <text:p>4,140.00</text:p>
          </table:table-cell>
          <table:table-cell table:style-name="ce219" table:formula="of:=[.I84]+[.J84]" office:value-type="float" office:value="126389.75" calcext:value-type="float">
            <text:p>126,389.75</text:p>
          </table:table-cell>
          <table:table-cell table:style-name="ce276" table:formula="of:=[.A84]-[.K84]" office:value-type="float" office:value="333610.25" calcext:value-type="float">
            <text:p>333,610.25</text:p>
          </table:table-cell>
          <table:table-cell table:style-name="ce219" table:formula="of:=[.A84]+[.J84]" office:value-type="float" office:value="464140" calcext:value-type="float">
            <text:p>464,140.00</text:p>
          </table:table-cell>
          <table:table-cell table:style-name="ce219" table:formula="of:=[.I$4]" office:value-type="float" office:value="20000" calcext:value-type="float">
            <text:p>20,000.00</text:p>
          </table:table-cell>
          <table:table-cell table:style-name="ce219" table:formula="of:=[.M84]+[.N84]" office:value-type="float" office:value="484140" calcext:value-type="float">
            <text:p>484,140.00</text:p>
          </table:table-cell>
          <table:table-cell table:style-name="ce219" table:formula="of:=[.O84]*[.I$2]" office:value-type="float" office:value="164607.6" calcext:value-type="float">
            <text:p>164,607.60</text:p>
          </table:table-cell>
          <table:table-cell table:style-name="ce276" table:formula="of:=[.O84]-[.P84]" office:value-type="float" office:value="319532.4" calcext:value-type="float">
            <text:p>319,532.40</text:p>
          </table:table-cell>
          <table:table-cell table:number-columns-repeated="16332"/>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13828.45" calcext:value-type="currency">
            <text:p>($13,828)</text:p>
          </table:table-cell>
          <table:table-cell table:style-name="ce238" table:formula="of:=IF(([.A85]-[.$F$21])&lt;=[.B$18];MAX(MAX([.A85]-[.$F$21];0)-[.B$17];0)*[.C$18];([.B$18]-[.B$17])*[.C$18])" office:value-type="float" office:value="4266" calcext:value-type="float">
            <text:p>4,266.00</text:p>
          </table:table-cell>
          <table:table-cell table:style-name="ce219" table:formula="of:=IF([.A85]-[.$F$21]&lt;=[.B$19];MAX(MAX([.A85]-[.$F$21];0)-[.B$18];0)*[.C$19];([.B$19]-[.B$18])*[.C$19])" office:value-type="float" office:value="11742.5" calcext:value-type="float">
            <text:p>11,742.50</text:p>
          </table:table-cell>
          <table:table-cell table:style-name="ce219" table:formula="of:=IF([.A85]-[.$F$21]&lt;=[.B$20];MAX(MAX([.A85]-[.$F$21];0)-[.B$19];0)*[.C$20];([.B$20]-[.B$19])*[.C$20])" office:value-type="float" office:value="21942" calcext:value-type="float">
            <text:p>21,942.00</text:p>
          </table:table-cell>
          <table:table-cell table:style-name="ce219" table:formula="of:=IF([.A85]-[.$F$21]&lt;=[.B$21];MAX(MAX([.A85]-[.$F$21];0)-[.B$20];0)*[.C$21];([.B$21]-[.B$20])*[.C$21])" office:value-type="float" office:value="17528" calcext:value-type="float">
            <text:p>17,528.00</text:p>
          </table:table-cell>
          <table:table-cell table:style-name="ce219" table:formula="of:=IF([.A85]-[.$F$21]&lt;=[.B$22];MAX(MAX([.A85]-[.$F$21])-[.B$21];0)*[.C$22];([.B$22]-[.B$21])*[.C$22])" office:value-type="float" office:value="70271.25" calcext:value-type="float">
            <text:p>70,271.25</text:p>
          </table:table-cell>
          <table:table-cell table:style-name="ce219" table:formula="of:=IF([.A85]-[.$F$21]&lt;=[.B$23];MAX(MAX([.A85]-[.$F$21];0)-[.B$22];0)*[.C$23];([.B$23]-[.B$22])*[.C$23])" office:value-type="float" office:value="0" calcext:value-type="float">
            <text:p>0.00</text:p>
          </table:table-cell>
          <table:table-cell table:style-name="ce276" table:formula="of:=SUM([.C85:.H85])" office:value-type="float" office:value="125749.75" calcext:value-type="float">
            <text:p>125,749.75</text:p>
          </table:table-cell>
          <table:table-cell table:style-name="ce219" table:formula="of:=IF([.A85]&lt;[.E$7];[.A85]*([.E$3]+[.E$5]);IF([.A85]&gt;=[.E$8];[.A85]*[.E$9];0))" office:value-type="float" office:value="4230" calcext:value-type="float">
            <text:p>4,230.00</text:p>
          </table:table-cell>
          <table:table-cell table:style-name="ce219" table:formula="of:=[.I85]+[.J85]" office:value-type="float" office:value="129979.75" calcext:value-type="float">
            <text:p>129,979.75</text:p>
          </table:table-cell>
          <table:table-cell table:style-name="ce276" table:formula="of:=[.A85]-[.K85]" office:value-type="float" office:value="340020.25" calcext:value-type="float">
            <text:p>340,020.25</text:p>
          </table:table-cell>
          <table:table-cell table:style-name="ce219" table:formula="of:=[.A85]+[.J85]" office:value-type="float" office:value="474230" calcext:value-type="float">
            <text:p>474,230.00</text:p>
          </table:table-cell>
          <table:table-cell table:style-name="ce219" table:formula="of:=[.I$4]" office:value-type="float" office:value="20000" calcext:value-type="float">
            <text:p>20,000.00</text:p>
          </table:table-cell>
          <table:table-cell table:style-name="ce219" table:formula="of:=[.M85]+[.N85]" office:value-type="float" office:value="494230" calcext:value-type="float">
            <text:p>494,230.00</text:p>
          </table:table-cell>
          <table:table-cell table:style-name="ce219" table:formula="of:=[.O85]*[.I$2]" office:value-type="float" office:value="168038.2" calcext:value-type="float">
            <text:p>168,038.20</text:p>
          </table:table-cell>
          <table:table-cell table:style-name="ce276" table:formula="of:=[.O85]-[.P85]" office:value-type="float" office:value="326191.8" calcext:value-type="float">
            <text:p>326,191.80</text:p>
          </table:table-cell>
          <table:table-cell table:number-columns-repeated="16332"/>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13579.05" calcext:value-type="currency">
            <text:p>($13,579)</text:p>
          </table:table-cell>
          <table:table-cell table:style-name="ce238" table:formula="of:=IF(([.A86]-[.$F$21])&lt;=[.B$18];MAX(MAX([.A86]-[.$F$21];0)-[.B$17];0)*[.C$18];([.B$18]-[.B$17])*[.C$18])" office:value-type="float" office:value="4266" calcext:value-type="float">
            <text:p>4,266.00</text:p>
          </table:table-cell>
          <table:table-cell table:style-name="ce219" table:formula="of:=IF([.A86]-[.$F$21]&lt;=[.B$19];MAX(MAX([.A86]-[.$F$21];0)-[.B$18];0)*[.C$19];([.B$19]-[.B$18])*[.C$19])" office:value-type="float" office:value="11742.5" calcext:value-type="float">
            <text:p>11,742.50</text:p>
          </table:table-cell>
          <table:table-cell table:style-name="ce219" table:formula="of:=IF([.A86]-[.$F$21]&lt;=[.B$20];MAX(MAX([.A86]-[.$F$21];0)-[.B$19];0)*[.C$20];([.B$20]-[.B$19])*[.C$20])" office:value-type="float" office:value="21942" calcext:value-type="float">
            <text:p>21,942.00</text:p>
          </table:table-cell>
          <table:table-cell table:style-name="ce219" table:formula="of:=IF([.A86]-[.$F$21]&lt;=[.B$21];MAX(MAX([.A86]-[.$F$21];0)-[.B$20];0)*[.C$21];([.B$21]-[.B$20])*[.C$21])" office:value-type="float" office:value="17528" calcext:value-type="float">
            <text:p>17,528.00</text:p>
          </table:table-cell>
          <table:table-cell table:style-name="ce219" table:formula="of:=IF([.A86]-[.$F$21]&lt;=[.B$22];MAX(MAX([.A86]-[.$F$21])-[.B$21];0)*[.C$22];([.B$22]-[.B$21])*[.C$22])" office:value-type="float" office:value="73771.25" calcext:value-type="float">
            <text:p>73,771.25</text:p>
          </table:table-cell>
          <table:table-cell table:style-name="ce219" table:formula="of:=IF([.A86]-[.$F$21]&lt;=[.B$23];MAX(MAX([.A86]-[.$F$21];0)-[.B$22];0)*[.C$23];([.B$23]-[.B$22])*[.C$23])" office:value-type="float" office:value="0" calcext:value-type="float">
            <text:p>0.00</text:p>
          </table:table-cell>
          <table:table-cell table:style-name="ce276" table:formula="of:=SUM([.C86:.H86])" office:value-type="float" office:value="129249.75" calcext:value-type="float">
            <text:p>129,249.75</text:p>
          </table:table-cell>
          <table:table-cell table:style-name="ce219" table:formula="of:=IF([.A86]&lt;[.E$7];[.A86]*([.E$3]+[.E$5]);IF([.A86]&gt;=[.E$8];[.A86]*[.E$9];0))" office:value-type="float" office:value="4320" calcext:value-type="float">
            <text:p>4,320.00</text:p>
          </table:table-cell>
          <table:table-cell table:style-name="ce219" table:formula="of:=[.I86]+[.J86]" office:value-type="float" office:value="133569.75" calcext:value-type="float">
            <text:p>133,569.75</text:p>
          </table:table-cell>
          <table:table-cell table:style-name="ce276" table:formula="of:=[.A86]-[.K86]" office:value-type="float" office:value="346430.25" calcext:value-type="float">
            <text:p>346,430.25</text:p>
          </table:table-cell>
          <table:table-cell table:style-name="ce219" table:formula="of:=[.A86]+[.J86]" office:value-type="float" office:value="484320" calcext:value-type="float">
            <text:p>484,320.00</text:p>
          </table:table-cell>
          <table:table-cell table:style-name="ce219" table:formula="of:=[.I$4]" office:value-type="float" office:value="20000" calcext:value-type="float">
            <text:p>20,000.00</text:p>
          </table:table-cell>
          <table:table-cell table:style-name="ce219" table:formula="of:=[.M86]+[.N86]" office:value-type="float" office:value="504320" calcext:value-type="float">
            <text:p>504,320.00</text:p>
          </table:table-cell>
          <table:table-cell table:style-name="ce219" table:formula="of:=[.O86]*[.I$2]" office:value-type="float" office:value="171468.8" calcext:value-type="float">
            <text:p>171,468.80</text:p>
          </table:table-cell>
          <table:table-cell table:style-name="ce276" table:formula="of:=[.O86]-[.P86]" office:value-type="float" office:value="332851.2" calcext:value-type="float">
            <text:p>332,851.20</text:p>
          </table:table-cell>
          <table:table-cell table:number-columns-repeated="16332"/>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13329.65" calcext:value-type="currency">
            <text:p>($13,330)</text:p>
          </table:table-cell>
          <table:table-cell table:style-name="ce238" table:formula="of:=IF(([.A87]-[.$F$21])&lt;=[.B$18];MAX(MAX([.A87]-[.$F$21];0)-[.B$17];0)*[.C$18];([.B$18]-[.B$17])*[.C$18])" office:value-type="float" office:value="4266" calcext:value-type="float">
            <text:p>4,266.00</text:p>
          </table:table-cell>
          <table:table-cell table:style-name="ce219" table:formula="of:=IF([.A87]-[.$F$21]&lt;=[.B$19];MAX(MAX([.A87]-[.$F$21];0)-[.B$18];0)*[.C$19];([.B$19]-[.B$18])*[.C$19])" office:value-type="float" office:value="11742.5" calcext:value-type="float">
            <text:p>11,742.50</text:p>
          </table:table-cell>
          <table:table-cell table:style-name="ce219" table:formula="of:=IF([.A87]-[.$F$21]&lt;=[.B$20];MAX(MAX([.A87]-[.$F$21];0)-[.B$19];0)*[.C$20];([.B$20]-[.B$19])*[.C$20])" office:value-type="float" office:value="21942" calcext:value-type="float">
            <text:p>21,942.00</text:p>
          </table:table-cell>
          <table:table-cell table:style-name="ce219" table:formula="of:=IF([.A87]-[.$F$21]&lt;=[.B$21];MAX(MAX([.A87]-[.$F$21];0)-[.B$20];0)*[.C$21];([.B$21]-[.B$20])*[.C$21])" office:value-type="float" office:value="17528" calcext:value-type="float">
            <text:p>17,528.00</text:p>
          </table:table-cell>
          <table:table-cell table:style-name="ce219" table:formula="of:=IF([.A87]-[.$F$21]&lt;=[.B$22];MAX(MAX([.A87]-[.$F$21])-[.B$21];0)*[.C$22];([.B$22]-[.B$21])*[.C$22])" office:value-type="float" office:value="77271.25" calcext:value-type="float">
            <text:p>77,271.25</text:p>
          </table:table-cell>
          <table:table-cell table:style-name="ce219" table:formula="of:=IF([.A87]-[.$F$21]&lt;=[.B$23];MAX(MAX([.A87]-[.$F$21];0)-[.B$22];0)*[.C$23];([.B$23]-[.B$22])*[.C$23])" office:value-type="float" office:value="0" calcext:value-type="float">
            <text:p>0.00</text:p>
          </table:table-cell>
          <table:table-cell table:style-name="ce276" table:formula="of:=SUM([.C87:.H87])" office:value-type="float" office:value="132749.75" calcext:value-type="float">
            <text:p>132,749.75</text:p>
          </table:table-cell>
          <table:table-cell table:style-name="ce219" table:formula="of:=IF([.A87]&lt;[.E$7];[.A87]*([.E$3]+[.E$5]);IF([.A87]&gt;=[.E$8];[.A87]*[.E$9];0))" office:value-type="float" office:value="4410" calcext:value-type="float">
            <text:p>4,410.00</text:p>
          </table:table-cell>
          <table:table-cell table:style-name="ce219" table:formula="of:=[.I87]+[.J87]" office:value-type="float" office:value="137159.75" calcext:value-type="float">
            <text:p>137,159.75</text:p>
          </table:table-cell>
          <table:table-cell table:style-name="ce276" table:formula="of:=[.A87]-[.K87]" office:value-type="float" office:value="352840.25" calcext:value-type="float">
            <text:p>352,840.25</text:p>
          </table:table-cell>
          <table:table-cell table:style-name="ce219" table:formula="of:=[.A87]+[.J87]" office:value-type="float" office:value="494410" calcext:value-type="float">
            <text:p>494,410.00</text:p>
          </table:table-cell>
          <table:table-cell table:style-name="ce219" table:formula="of:=[.I$4]" office:value-type="float" office:value="20000" calcext:value-type="float">
            <text:p>20,000.00</text:p>
          </table:table-cell>
          <table:table-cell table:style-name="ce219" table:formula="of:=[.M87]+[.N87]" office:value-type="float" office:value="514410" calcext:value-type="float">
            <text:p>514,410.00</text:p>
          </table:table-cell>
          <table:table-cell table:style-name="ce219" table:formula="of:=[.O87]*[.I$2]" office:value-type="float" office:value="174899.4" calcext:value-type="float">
            <text:p>174,899.40</text:p>
          </table:table-cell>
          <table:table-cell table:style-name="ce276" table:formula="of:=[.O87]-[.P87]" office:value-type="float" office:value="339510.6" calcext:value-type="float">
            <text:p>339,510.60</text:p>
          </table:table-cell>
          <table:table-cell table:number-columns-repeated="16332"/>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13080.25" calcext:value-type="currency">
            <text:p>($13,080)</text:p>
          </table:table-cell>
          <table:table-cell table:style-name="ce238" table:formula="of:=IF(([.A88]-[.$F$21])&lt;=[.B$18];MAX(MAX([.A88]-[.$F$21];0)-[.B$17];0)*[.C$18];([.B$18]-[.B$17])*[.C$18])" office:value-type="float" office:value="4266" calcext:value-type="float">
            <text:p>4,266.00</text:p>
          </table:table-cell>
          <table:table-cell table:style-name="ce219" table:formula="of:=IF([.A88]-[.$F$21]&lt;=[.B$19];MAX(MAX([.A88]-[.$F$21];0)-[.B$18];0)*[.C$19];([.B$19]-[.B$18])*[.C$19])" office:value-type="float" office:value="11742.5" calcext:value-type="float">
            <text:p>11,742.50</text:p>
          </table:table-cell>
          <table:table-cell table:style-name="ce219" table:formula="of:=IF([.A88]-[.$F$21]&lt;=[.B$20];MAX(MAX([.A88]-[.$F$21];0)-[.B$19];0)*[.C$20];([.B$20]-[.B$19])*[.C$20])" office:value-type="float" office:value="21942" calcext:value-type="float">
            <text:p>21,942.00</text:p>
          </table:table-cell>
          <table:table-cell table:style-name="ce219" table:formula="of:=IF([.A88]-[.$F$21]&lt;=[.B$21];MAX(MAX([.A88]-[.$F$21];0)-[.B$20];0)*[.C$21];([.B$21]-[.B$20])*[.C$21])" office:value-type="float" office:value="17528" calcext:value-type="float">
            <text:p>17,528.00</text:p>
          </table:table-cell>
          <table:table-cell table:style-name="ce219" table:formula="of:=IF([.A88]-[.$F$21]&lt;=[.B$22];MAX(MAX([.A88]-[.$F$21])-[.B$21];0)*[.C$22];([.B$22]-[.B$21])*[.C$22])" office:value-type="float" office:value="80771.25" calcext:value-type="float">
            <text:p>80,771.25</text:p>
          </table:table-cell>
          <table:table-cell table:style-name="ce219" table:formula="of:=IF([.A88]-[.$F$21]&lt;=[.B$23];MAX(MAX([.A88]-[.$F$21];0)-[.B$22];0)*[.C$23];([.B$23]-[.B$22])*[.C$23])" office:value-type="float" office:value="0" calcext:value-type="float">
            <text:p>0.00</text:p>
          </table:table-cell>
          <table:table-cell table:style-name="ce276" table:formula="of:=SUM([.C88:.H88])" office:value-type="float" office:value="136249.75" calcext:value-type="float">
            <text:p>136,249.75</text:p>
          </table:table-cell>
          <table:table-cell table:style-name="ce219" table:formula="of:=IF([.A88]&lt;[.E$7];[.A88]*([.E$3]+[.E$5]);IF([.A88]&gt;=[.E$8];[.A88]*[.E$9];0))" office:value-type="float" office:value="4500" calcext:value-type="float">
            <text:p>4,500.00</text:p>
          </table:table-cell>
          <table:table-cell table:style-name="ce219" table:formula="of:=[.I88]+[.J88]" office:value-type="float" office:value="140749.75" calcext:value-type="float">
            <text:p>140,749.75</text:p>
          </table:table-cell>
          <table:table-cell table:style-name="ce276" table:formula="of:=[.A88]-[.K88]" office:value-type="float" office:value="359250.25" calcext:value-type="float">
            <text:p>359,250.25</text:p>
          </table:table-cell>
          <table:table-cell table:style-name="ce219" table:formula="of:=[.A88]+[.J88]" office:value-type="float" office:value="504500" calcext:value-type="float">
            <text:p>504,500.00</text:p>
          </table:table-cell>
          <table:table-cell table:style-name="ce219" table:formula="of:=[.I$4]" office:value-type="float" office:value="20000" calcext:value-type="float">
            <text:p>20,000.00</text:p>
          </table:table-cell>
          <table:table-cell table:style-name="ce219" table:formula="of:=[.M88]+[.N88]" office:value-type="float" office:value="524500" calcext:value-type="float">
            <text:p>524,500.00</text:p>
          </table:table-cell>
          <table:table-cell table:style-name="ce219" table:formula="of:=[.O88]*[.I$2]" office:value-type="float" office:value="178330" calcext:value-type="float">
            <text:p>178,330.00</text:p>
          </table:table-cell>
          <table:table-cell table:style-name="ce276" table:formula="of:=[.O88]-[.P88]" office:value-type="float" office:value="346170" calcext:value-type="float">
            <text:p>346,170.00</text:p>
          </table:table-cell>
          <table:table-cell table:number-columns-repeated="16332"/>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12830.85" calcext:value-type="currency">
            <text:p>($12,831)</text:p>
          </table:table-cell>
          <table:table-cell table:style-name="ce238" table:formula="of:=IF(([.A89]-[.$F$21])&lt;=[.B$18];MAX(MAX([.A89]-[.$F$21];0)-[.B$17];0)*[.C$18];([.B$18]-[.B$17])*[.C$18])" office:value-type="float" office:value="4266" calcext:value-type="float">
            <text:p>4,266.00</text:p>
          </table:table-cell>
          <table:table-cell table:style-name="ce219" table:formula="of:=IF([.A89]-[.$F$21]&lt;=[.B$19];MAX(MAX([.A89]-[.$F$21];0)-[.B$18];0)*[.C$19];([.B$19]-[.B$18])*[.C$19])" office:value-type="float" office:value="11742.5" calcext:value-type="float">
            <text:p>11,742.50</text:p>
          </table:table-cell>
          <table:table-cell table:style-name="ce219" table:formula="of:=IF([.A89]-[.$F$21]&lt;=[.B$20];MAX(MAX([.A89]-[.$F$21];0)-[.B$19];0)*[.C$20];([.B$20]-[.B$19])*[.C$20])" office:value-type="float" office:value="21942" calcext:value-type="float">
            <text:p>21,942.00</text:p>
          </table:table-cell>
          <table:table-cell table:style-name="ce219" table:formula="of:=IF([.A89]-[.$F$21]&lt;=[.B$21];MAX(MAX([.A89]-[.$F$21];0)-[.B$20];0)*[.C$21];([.B$21]-[.B$20])*[.C$21])" office:value-type="float" office:value="17528" calcext:value-type="float">
            <text:p>17,528.00</text:p>
          </table:table-cell>
          <table:table-cell table:style-name="ce219" table:formula="of:=IF([.A89]-[.$F$21]&lt;=[.B$22];MAX(MAX([.A89]-[.$F$21])-[.B$21];0)*[.C$22];([.B$22]-[.B$21])*[.C$22])" office:value-type="float" office:value="84271.25" calcext:value-type="float">
            <text:p>84,271.25</text:p>
          </table:table-cell>
          <table:table-cell table:style-name="ce219" table:formula="of:=IF([.A89]-[.$F$21]&lt;=[.B$23];MAX(MAX([.A89]-[.$F$21];0)-[.B$22];0)*[.C$23];([.B$23]-[.B$22])*[.C$23])" office:value-type="float" office:value="0" calcext:value-type="float">
            <text:p>0.00</text:p>
          </table:table-cell>
          <table:table-cell table:style-name="ce276" table:formula="of:=SUM([.C89:.H89])" office:value-type="float" office:value="139749.75" calcext:value-type="float">
            <text:p>139,749.75</text:p>
          </table:table-cell>
          <table:table-cell table:style-name="ce219" table:formula="of:=IF([.A89]&lt;[.E$7];[.A89]*([.E$3]+[.E$5]);IF([.A89]&gt;=[.E$8];[.A89]*[.E$9];0))" office:value-type="float" office:value="4590" calcext:value-type="float">
            <text:p>4,590.00</text:p>
          </table:table-cell>
          <table:table-cell table:style-name="ce219" table:formula="of:=[.I89]+[.J89]" office:value-type="float" office:value="144339.75" calcext:value-type="float">
            <text:p>144,339.75</text:p>
          </table:table-cell>
          <table:table-cell table:style-name="ce276" table:formula="of:=[.A89]-[.K89]" office:value-type="float" office:value="365660.25" calcext:value-type="float">
            <text:p>365,660.25</text:p>
          </table:table-cell>
          <table:table-cell table:style-name="ce219" table:formula="of:=[.A89]+[.J89]" office:value-type="float" office:value="514590" calcext:value-type="float">
            <text:p>514,590.00</text:p>
          </table:table-cell>
          <table:table-cell table:style-name="ce219" table:formula="of:=[.I$4]" office:value-type="float" office:value="20000" calcext:value-type="float">
            <text:p>20,000.00</text:p>
          </table:table-cell>
          <table:table-cell table:style-name="ce219" table:formula="of:=[.M89]+[.N89]" office:value-type="float" office:value="534590" calcext:value-type="float">
            <text:p>534,590.00</text:p>
          </table:table-cell>
          <table:table-cell table:style-name="ce219" table:formula="of:=[.O89]*[.I$2]" office:value-type="float" office:value="181760.6" calcext:value-type="float">
            <text:p>181,760.60</text:p>
          </table:table-cell>
          <table:table-cell table:style-name="ce276" table:formula="of:=[.O89]-[.P89]" office:value-type="float" office:value="352829.4" calcext:value-type="float">
            <text:p>352,829.40</text:p>
          </table:table-cell>
          <table:table-cell table:number-columns-repeated="16332"/>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12581.45" calcext:value-type="currency">
            <text:p>($12,581)</text:p>
          </table:table-cell>
          <table:table-cell table:style-name="ce238" table:formula="of:=IF(([.A90]-[.$F$21])&lt;=[.B$18];MAX(MAX([.A90]-[.$F$21];0)-[.B$17];0)*[.C$18];([.B$18]-[.B$17])*[.C$18])" office:value-type="float" office:value="4266" calcext:value-type="float">
            <text:p>4,266.00</text:p>
          </table:table-cell>
          <table:table-cell table:style-name="ce219" table:formula="of:=IF([.A90]-[.$F$21]&lt;=[.B$19];MAX(MAX([.A90]-[.$F$21];0)-[.B$18];0)*[.C$19];([.B$19]-[.B$18])*[.C$19])" office:value-type="float" office:value="11742.5" calcext:value-type="float">
            <text:p>11,742.50</text:p>
          </table:table-cell>
          <table:table-cell table:style-name="ce219" table:formula="of:=IF([.A90]-[.$F$21]&lt;=[.B$20];MAX(MAX([.A90]-[.$F$21];0)-[.B$19];0)*[.C$20];([.B$20]-[.B$19])*[.C$20])" office:value-type="float" office:value="21942" calcext:value-type="float">
            <text:p>21,942.00</text:p>
          </table:table-cell>
          <table:table-cell table:style-name="ce219" table:formula="of:=IF([.A90]-[.$F$21]&lt;=[.B$21];MAX(MAX([.A90]-[.$F$21];0)-[.B$20];0)*[.C$21];([.B$21]-[.B$20])*[.C$21])" office:value-type="float" office:value="17528" calcext:value-type="float">
            <text:p>17,528.00</text:p>
          </table:table-cell>
          <table:table-cell table:style-name="ce219" table:formula="of:=IF([.A90]-[.$F$21]&lt;=[.B$22];MAX(MAX([.A90]-[.$F$21])-[.B$21];0)*[.C$22];([.B$22]-[.B$21])*[.C$22])" office:value-type="float" office:value="87771.25" calcext:value-type="float">
            <text:p>87,771.25</text:p>
          </table:table-cell>
          <table:table-cell table:style-name="ce219" table:formula="of:=IF([.A90]-[.$F$21]&lt;=[.B$23];MAX(MAX([.A90]-[.$F$21];0)-[.B$22];0)*[.C$23];([.B$23]-[.B$22])*[.C$23])" office:value-type="float" office:value="0" calcext:value-type="float">
            <text:p>0.00</text:p>
          </table:table-cell>
          <table:table-cell table:style-name="ce276" table:formula="of:=SUM([.C90:.H90])" office:value-type="float" office:value="143249.75" calcext:value-type="float">
            <text:p>143,249.75</text:p>
          </table:table-cell>
          <table:table-cell table:style-name="ce219" table:formula="of:=IF([.A90]&lt;[.E$7];[.A90]*([.E$3]+[.E$5]);IF([.A90]&gt;=[.E$8];[.A90]*[.E$9];0))" office:value-type="float" office:value="4680" calcext:value-type="float">
            <text:p>4,680.00</text:p>
          </table:table-cell>
          <table:table-cell table:style-name="ce219" table:formula="of:=[.I90]+[.J90]" office:value-type="float" office:value="147929.75" calcext:value-type="float">
            <text:p>147,929.75</text:p>
          </table:table-cell>
          <table:table-cell table:style-name="ce276" table:formula="of:=[.A90]-[.K90]" office:value-type="float" office:value="372070.25" calcext:value-type="float">
            <text:p>372,070.25</text:p>
          </table:table-cell>
          <table:table-cell table:style-name="ce219" table:formula="of:=[.A90]+[.J90]" office:value-type="float" office:value="524680" calcext:value-type="float">
            <text:p>524,680.00</text:p>
          </table:table-cell>
          <table:table-cell table:style-name="ce219" table:formula="of:=[.I$4]" office:value-type="float" office:value="20000" calcext:value-type="float">
            <text:p>20,000.00</text:p>
          </table:table-cell>
          <table:table-cell table:style-name="ce219" table:formula="of:=[.M90]+[.N90]" office:value-type="float" office:value="544680" calcext:value-type="float">
            <text:p>544,680.00</text:p>
          </table:table-cell>
          <table:table-cell table:style-name="ce219" table:formula="of:=[.O90]*[.I$2]" office:value-type="float" office:value="185191.2" calcext:value-type="float">
            <text:p>185,191.20</text:p>
          </table:table-cell>
          <table:table-cell table:style-name="ce276" table:formula="of:=[.O90]-[.P90]" office:value-type="float" office:value="359488.8" calcext:value-type="float">
            <text:p>359,488.80</text:p>
          </table:table-cell>
          <table:table-cell table:number-columns-repeated="16332"/>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2332.05" calcext:value-type="currency">
            <text:p>($12,332)</text:p>
          </table:table-cell>
          <table:table-cell table:style-name="ce238" table:formula="of:=IF(([.A91]-[.$F$21])&lt;=[.B$18];MAX(MAX([.A91]-[.$F$21];0)-[.B$17];0)*[.C$18];([.B$18]-[.B$17])*[.C$18])" office:value-type="float" office:value="4266" calcext:value-type="float">
            <text:p>4,266.00</text:p>
          </table:table-cell>
          <table:table-cell table:style-name="ce219" table:formula="of:=IF([.A91]-[.$F$21]&lt;=[.B$19];MAX(MAX([.A91]-[.$F$21];0)-[.B$18];0)*[.C$19];([.B$19]-[.B$18])*[.C$19])" office:value-type="float" office:value="11742.5" calcext:value-type="float">
            <text:p>11,742.50</text:p>
          </table:table-cell>
          <table:table-cell table:style-name="ce219" table:formula="of:=IF([.A91]-[.$F$21]&lt;=[.B$20];MAX(MAX([.A91]-[.$F$21];0)-[.B$19];0)*[.C$20];([.B$20]-[.B$19])*[.C$20])" office:value-type="float" office:value="21942" calcext:value-type="float">
            <text:p>21,942.00</text:p>
          </table:table-cell>
          <table:table-cell table:style-name="ce219" table:formula="of:=IF([.A91]-[.$F$21]&lt;=[.B$21];MAX(MAX([.A91]-[.$F$21];0)-[.B$20];0)*[.C$21];([.B$21]-[.B$20])*[.C$21])" office:value-type="float" office:value="17528" calcext:value-type="float">
            <text:p>17,528.00</text:p>
          </table:table-cell>
          <table:table-cell table:style-name="ce219" table:formula="of:=IF([.A91]-[.$F$21]&lt;=[.B$22];MAX(MAX([.A91]-[.$F$21])-[.B$21];0)*[.C$22];([.B$22]-[.B$21])*[.C$22])" office:value-type="float" office:value="91271.25" calcext:value-type="float">
            <text:p>91,271.25</text:p>
          </table:table-cell>
          <table:table-cell table:style-name="ce219" table:formula="of:=IF([.A91]-[.$F$21]&lt;=[.B$23];MAX(MAX([.A91]-[.$F$21];0)-[.B$22];0)*[.C$23];([.B$23]-[.B$22])*[.C$23])" office:value-type="float" office:value="0" calcext:value-type="float">
            <text:p>0.00</text:p>
          </table:table-cell>
          <table:table-cell table:style-name="ce276" table:formula="of:=SUM([.C91:.H91])" office:value-type="float" office:value="146749.75" calcext:value-type="float">
            <text:p>146,749.75</text:p>
          </table:table-cell>
          <table:table-cell table:style-name="ce219" table:formula="of:=IF([.A91]&lt;[.E$7];[.A91]*([.E$3]+[.E$5]);IF([.A91]&gt;=[.E$8];[.A91]*[.E$9];0))" office:value-type="float" office:value="4770" calcext:value-type="float">
            <text:p>4,770.00</text:p>
          </table:table-cell>
          <table:table-cell table:style-name="ce219" table:formula="of:=[.I91]+[.J91]" office:value-type="float" office:value="151519.75" calcext:value-type="float">
            <text:p>151,519.75</text:p>
          </table:table-cell>
          <table:table-cell table:style-name="ce276" table:formula="of:=[.A91]-[.K91]" office:value-type="float" office:value="378480.25" calcext:value-type="float">
            <text:p>378,480.25</text:p>
          </table:table-cell>
          <table:table-cell table:style-name="ce219" table:formula="of:=[.A91]+[.J91]" office:value-type="float" office:value="534770" calcext:value-type="float">
            <text:p>534,770.00</text:p>
          </table:table-cell>
          <table:table-cell table:style-name="ce219" table:formula="of:=[.I$4]" office:value-type="float" office:value="20000" calcext:value-type="float">
            <text:p>20,000.00</text:p>
          </table:table-cell>
          <table:table-cell table:style-name="ce219" table:formula="of:=[.M91]+[.N91]" office:value-type="float" office:value="554770" calcext:value-type="float">
            <text:p>554,770.00</text:p>
          </table:table-cell>
          <table:table-cell table:style-name="ce219" table:formula="of:=[.O91]*[.I$2]" office:value-type="float" office:value="188621.8" calcext:value-type="float">
            <text:p>188,621.80</text:p>
          </table:table-cell>
          <table:table-cell table:style-name="ce276" table:formula="of:=[.O91]-[.P91]" office:value-type="float" office:value="366148.2" calcext:value-type="float">
            <text:p>366,148.20</text:p>
          </table:table-cell>
          <table:table-cell table:number-columns-repeated="16332"/>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2082.65" calcext:value-type="currency">
            <text:p>($12,083)</text:p>
          </table:table-cell>
          <table:table-cell table:style-name="ce238" table:formula="of:=IF(([.A92]-[.$F$21])&lt;=[.B$18];MAX(MAX([.A92]-[.$F$21];0)-[.B$17];0)*[.C$18];([.B$18]-[.B$17])*[.C$18])" office:value-type="float" office:value="4266" calcext:value-type="float">
            <text:p>4,266.00</text:p>
          </table:table-cell>
          <table:table-cell table:style-name="ce219" table:formula="of:=IF([.A92]-[.$F$21]&lt;=[.B$19];MAX(MAX([.A92]-[.$F$21];0)-[.B$18];0)*[.C$19];([.B$19]-[.B$18])*[.C$19])" office:value-type="float" office:value="11742.5" calcext:value-type="float">
            <text:p>11,742.50</text:p>
          </table:table-cell>
          <table:table-cell table:style-name="ce219" table:formula="of:=IF([.A92]-[.$F$21]&lt;=[.B$20];MAX(MAX([.A92]-[.$F$21];0)-[.B$19];0)*[.C$20];([.B$20]-[.B$19])*[.C$20])" office:value-type="float" office:value="21942" calcext:value-type="float">
            <text:p>21,942.00</text:p>
          </table:table-cell>
          <table:table-cell table:style-name="ce219" table:formula="of:=IF([.A92]-[.$F$21]&lt;=[.B$21];MAX(MAX([.A92]-[.$F$21];0)-[.B$20];0)*[.C$21];([.B$21]-[.B$20])*[.C$21])" office:value-type="float" office:value="17528" calcext:value-type="float">
            <text:p>17,528.00</text:p>
          </table:table-cell>
          <table:table-cell table:style-name="ce219" table:formula="of:=IF([.A92]-[.$F$21]&lt;=[.B$22];MAX(MAX([.A92]-[.$F$21])-[.B$21];0)*[.C$22];([.B$22]-[.B$21])*[.C$22])" office:value-type="float" office:value="94771.25" calcext:value-type="float">
            <text:p>94,771.25</text:p>
          </table:table-cell>
          <table:table-cell table:style-name="ce219" table:formula="of:=IF([.A92]-[.$F$21]&lt;=[.B$23];MAX(MAX([.A92]-[.$F$21];0)-[.B$22];0)*[.C$23];([.B$23]-[.B$22])*[.C$23])" office:value-type="float" office:value="0" calcext:value-type="float">
            <text:p>0.00</text:p>
          </table:table-cell>
          <table:table-cell table:style-name="ce276" table:formula="of:=SUM([.C92:.H92])" office:value-type="float" office:value="150249.75" calcext:value-type="float">
            <text:p>150,249.75</text:p>
          </table:table-cell>
          <table:table-cell table:style-name="ce219" table:formula="of:=IF([.A92]&lt;[.E$7];[.A92]*([.E$3]+[.E$5]);IF([.A92]&gt;=[.E$8];[.A92]*[.E$9];0))" office:value-type="float" office:value="4860" calcext:value-type="float">
            <text:p>4,860.00</text:p>
          </table:table-cell>
          <table:table-cell table:style-name="ce219" table:formula="of:=[.I92]+[.J92]" office:value-type="float" office:value="155109.75" calcext:value-type="float">
            <text:p>155,109.75</text:p>
          </table:table-cell>
          <table:table-cell table:style-name="ce276" table:formula="of:=[.A92]-[.K92]" office:value-type="float" office:value="384890.25" calcext:value-type="float">
            <text:p>384,890.25</text:p>
          </table:table-cell>
          <table:table-cell table:style-name="ce219" table:formula="of:=[.A92]+[.J92]" office:value-type="float" office:value="544860" calcext:value-type="float">
            <text:p>544,860.00</text:p>
          </table:table-cell>
          <table:table-cell table:style-name="ce219" table:formula="of:=[.I$4]" office:value-type="float" office:value="20000" calcext:value-type="float">
            <text:p>20,000.00</text:p>
          </table:table-cell>
          <table:table-cell table:style-name="ce219" table:formula="of:=[.M92]+[.N92]" office:value-type="float" office:value="564860" calcext:value-type="float">
            <text:p>564,860.00</text:p>
          </table:table-cell>
          <table:table-cell table:style-name="ce219" table:formula="of:=[.O92]*[.I$2]" office:value-type="float" office:value="192052.4" calcext:value-type="float">
            <text:p>192,052.40</text:p>
          </table:table-cell>
          <table:table-cell table:style-name="ce276" table:formula="of:=[.O92]-[.P92]" office:value-type="float" office:value="372807.6" calcext:value-type="float">
            <text:p>372,807.60</text:p>
          </table:table-cell>
          <table:table-cell table:number-columns-repeated="16332"/>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1833.25" calcext:value-type="currency">
            <text:p>($11,833)</text:p>
          </table:table-cell>
          <table:table-cell table:style-name="ce238" table:formula="of:=IF(([.A93]-[.$F$21])&lt;=[.B$18];MAX(MAX([.A93]-[.$F$21];0)-[.B$17];0)*[.C$18];([.B$18]-[.B$17])*[.C$18])" office:value-type="float" office:value="4266" calcext:value-type="float">
            <text:p>4,266.00</text:p>
          </table:table-cell>
          <table:table-cell table:style-name="ce219" table:formula="of:=IF([.A93]-[.$F$21]&lt;=[.B$19];MAX(MAX([.A93]-[.$F$21];0)-[.B$18];0)*[.C$19];([.B$19]-[.B$18])*[.C$19])" office:value-type="float" office:value="11742.5" calcext:value-type="float">
            <text:p>11,742.50</text:p>
          </table:table-cell>
          <table:table-cell table:style-name="ce219" table:formula="of:=IF([.A93]-[.$F$21]&lt;=[.B$20];MAX(MAX([.A93]-[.$F$21];0)-[.B$19];0)*[.C$20];([.B$20]-[.B$19])*[.C$20])" office:value-type="float" office:value="21942" calcext:value-type="float">
            <text:p>21,942.00</text:p>
          </table:table-cell>
          <table:table-cell table:style-name="ce219" table:formula="of:=IF([.A93]-[.$F$21]&lt;=[.B$21];MAX(MAX([.A93]-[.$F$21];0)-[.B$20];0)*[.C$21];([.B$21]-[.B$20])*[.C$21])" office:value-type="float" office:value="17528" calcext:value-type="float">
            <text:p>17,528.00</text:p>
          </table:table-cell>
          <table:table-cell table:style-name="ce219" table:formula="of:=IF([.A93]-[.$F$21]&lt;=[.B$22];MAX(MAX([.A93]-[.$F$21])-[.B$21];0)*[.C$22];([.B$22]-[.B$21])*[.C$22])" office:value-type="float" office:value="98271.25" calcext:value-type="float">
            <text:p>98,271.25</text:p>
          </table:table-cell>
          <table:table-cell table:style-name="ce219" table:formula="of:=IF([.A93]-[.$F$21]&lt;=[.B$23];MAX(MAX([.A93]-[.$F$21];0)-[.B$22];0)*[.C$23];([.B$23]-[.B$22])*[.C$23])" office:value-type="float" office:value="0" calcext:value-type="float">
            <text:p>0.00</text:p>
          </table:table-cell>
          <table:table-cell table:style-name="ce276" table:formula="of:=SUM([.C93:.H93])" office:value-type="float" office:value="153749.75" calcext:value-type="float">
            <text:p>153,749.75</text:p>
          </table:table-cell>
          <table:table-cell table:style-name="ce219" table:formula="of:=IF([.A93]&lt;[.E$7];[.A93]*([.E$3]+[.E$5]);IF([.A93]&gt;=[.E$8];[.A93]*[.E$9];0))" office:value-type="float" office:value="4950" calcext:value-type="float">
            <text:p>4,950.00</text:p>
          </table:table-cell>
          <table:table-cell table:style-name="ce219" table:formula="of:=[.I93]+[.J93]" office:value-type="float" office:value="158699.75" calcext:value-type="float">
            <text:p>158,699.75</text:p>
          </table:table-cell>
          <table:table-cell table:style-name="ce276" table:formula="of:=[.A93]-[.K93]" office:value-type="float" office:value="391300.25" calcext:value-type="float">
            <text:p>391,300.25</text:p>
          </table:table-cell>
          <table:table-cell table:style-name="ce219" table:formula="of:=[.A93]+[.J93]" office:value-type="float" office:value="554950" calcext:value-type="float">
            <text:p>554,950.00</text:p>
          </table:table-cell>
          <table:table-cell table:style-name="ce219" table:formula="of:=[.I$4]" office:value-type="float" office:value="20000" calcext:value-type="float">
            <text:p>20,000.00</text:p>
          </table:table-cell>
          <table:table-cell table:style-name="ce219" table:formula="of:=[.M93]+[.N93]" office:value-type="float" office:value="574950" calcext:value-type="float">
            <text:p>574,950.00</text:p>
          </table:table-cell>
          <table:table-cell table:style-name="ce219" table:formula="of:=[.O93]*[.I$2]" office:value-type="float" office:value="195483" calcext:value-type="float">
            <text:p>195,483.00</text:p>
          </table:table-cell>
          <table:table-cell table:style-name="ce276" table:formula="of:=[.O93]-[.P93]" office:value-type="float" office:value="379467" calcext:value-type="float">
            <text:p>379,467.00</text:p>
          </table:table-cell>
          <table:table-cell table:number-columns-repeated="16332"/>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1583.85" calcext:value-type="currency">
            <text:p>($11,584)</text:p>
          </table:table-cell>
          <table:table-cell table:style-name="ce238" table:formula="of:=IF(([.A94]-[.$F$21])&lt;=[.B$18];MAX(MAX([.A94]-[.$F$21];0)-[.B$17];0)*[.C$18];([.B$18]-[.B$17])*[.C$18])" office:value-type="float" office:value="4266" calcext:value-type="float">
            <text:p>4,266.00</text:p>
          </table:table-cell>
          <table:table-cell table:style-name="ce219" table:formula="of:=IF([.A94]-[.$F$21]&lt;=[.B$19];MAX(MAX([.A94]-[.$F$21];0)-[.B$18];0)*[.C$19];([.B$19]-[.B$18])*[.C$19])" office:value-type="float" office:value="11742.5" calcext:value-type="float">
            <text:p>11,742.50</text:p>
          </table:table-cell>
          <table:table-cell table:style-name="ce219" table:formula="of:=IF([.A94]-[.$F$21]&lt;=[.B$20];MAX(MAX([.A94]-[.$F$21];0)-[.B$19];0)*[.C$20];([.B$20]-[.B$19])*[.C$20])" office:value-type="float" office:value="21942" calcext:value-type="float">
            <text:p>21,942.00</text:p>
          </table:table-cell>
          <table:table-cell table:style-name="ce219" table:formula="of:=IF([.A94]-[.$F$21]&lt;=[.B$21];MAX(MAX([.A94]-[.$F$21];0)-[.B$20];0)*[.C$21];([.B$21]-[.B$20])*[.C$21])" office:value-type="float" office:value="17528" calcext:value-type="float">
            <text:p>17,528.00</text:p>
          </table:table-cell>
          <table:table-cell table:style-name="ce219" table:formula="of:=IF([.A94]-[.$F$21]&lt;=[.B$22];MAX(MAX([.A94]-[.$F$21])-[.B$21];0)*[.C$22];([.B$22]-[.B$21])*[.C$22])" office:value-type="float" office:value="101771.25" calcext:value-type="float">
            <text:p>101,771.25</text:p>
          </table:table-cell>
          <table:table-cell table:style-name="ce219" table:formula="of:=IF([.A94]-[.$F$21]&lt;=[.B$23];MAX(MAX([.A94]-[.$F$21];0)-[.B$22];0)*[.C$23];([.B$23]-[.B$22])*[.C$23])" office:value-type="float" office:value="0" calcext:value-type="float">
            <text:p>0.00</text:p>
          </table:table-cell>
          <table:table-cell table:style-name="ce276" table:formula="of:=SUM([.C94:.H94])" office:value-type="float" office:value="157249.75" calcext:value-type="float">
            <text:p>157,249.75</text:p>
          </table:table-cell>
          <table:table-cell table:style-name="ce219" table:formula="of:=IF([.A94]&lt;[.E$7];[.A94]*([.E$3]+[.E$5]);IF([.A94]&gt;=[.E$8];[.A94]*[.E$9];0))" office:value-type="float" office:value="5040" calcext:value-type="float">
            <text:p>5,040.00</text:p>
          </table:table-cell>
          <table:table-cell table:style-name="ce219" table:formula="of:=[.I94]+[.J94]" office:value-type="float" office:value="162289.75" calcext:value-type="float">
            <text:p>162,289.75</text:p>
          </table:table-cell>
          <table:table-cell table:style-name="ce276" table:formula="of:=[.A94]-[.K94]" office:value-type="float" office:value="397710.25" calcext:value-type="float">
            <text:p>397,710.25</text:p>
          </table:table-cell>
          <table:table-cell table:style-name="ce219" table:formula="of:=[.A94]+[.J94]" office:value-type="float" office:value="565040" calcext:value-type="float">
            <text:p>565,040.00</text:p>
          </table:table-cell>
          <table:table-cell table:style-name="ce219" table:formula="of:=[.I$4]" office:value-type="float" office:value="20000" calcext:value-type="float">
            <text:p>20,000.00</text:p>
          </table:table-cell>
          <table:table-cell table:style-name="ce219" table:formula="of:=[.M94]+[.N94]" office:value-type="float" office:value="585040" calcext:value-type="float">
            <text:p>585,040.00</text:p>
          </table:table-cell>
          <table:table-cell table:style-name="ce219" table:formula="of:=[.O94]*[.I$2]" office:value-type="float" office:value="198913.6" calcext:value-type="float">
            <text:p>198,913.60</text:p>
          </table:table-cell>
          <table:table-cell table:style-name="ce276" table:formula="of:=[.O94]-[.P94]" office:value-type="float" office:value="386126.4" calcext:value-type="float">
            <text:p>386,126.40</text:p>
          </table:table-cell>
          <table:table-cell table:number-columns-repeated="16332"/>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11334.45" calcext:value-type="currency">
            <text:p>($11,334)</text:p>
          </table:table-cell>
          <table:table-cell table:style-name="ce238" table:formula="of:=IF(([.A95]-[.$F$21])&lt;=[.B$18];MAX(MAX([.A95]-[.$F$21];0)-[.B$17];0)*[.C$18];([.B$18]-[.B$17])*[.C$18])" office:value-type="float" office:value="4266" calcext:value-type="float">
            <text:p>4,266.00</text:p>
          </table:table-cell>
          <table:table-cell table:style-name="ce219" table:formula="of:=IF([.A95]-[.$F$21]&lt;=[.B$19];MAX(MAX([.A95]-[.$F$21];0)-[.B$18];0)*[.C$19];([.B$19]-[.B$18])*[.C$19])" office:value-type="float" office:value="11742.5" calcext:value-type="float">
            <text:p>11,742.50</text:p>
          </table:table-cell>
          <table:table-cell table:style-name="ce219" table:formula="of:=IF([.A95]-[.$F$21]&lt;=[.B$20];MAX(MAX([.A95]-[.$F$21];0)-[.B$19];0)*[.C$20];([.B$20]-[.B$19])*[.C$20])" office:value-type="float" office:value="21942" calcext:value-type="float">
            <text:p>21,942.00</text:p>
          </table:table-cell>
          <table:table-cell table:style-name="ce219" table:formula="of:=IF([.A95]-[.$F$21]&lt;=[.B$21];MAX(MAX([.A95]-[.$F$21];0)-[.B$20];0)*[.C$21];([.B$21]-[.B$20])*[.C$21])" office:value-type="float" office:value="17528" calcext:value-type="float">
            <text:p>17,528.00</text:p>
          </table:table-cell>
          <table:table-cell table:style-name="ce219" table:formula="of:=IF([.A95]-[.$F$21]&lt;=[.B$22];MAX(MAX([.A95]-[.$F$21])-[.B$21];0)*[.C$22];([.B$22]-[.B$21])*[.C$22])" office:value-type="float" office:value="105271.25" calcext:value-type="float">
            <text:p>105,271.25</text:p>
          </table:table-cell>
          <table:table-cell table:style-name="ce219" table:formula="of:=IF([.A95]-[.$F$21]&lt;=[.B$23];MAX(MAX([.A95]-[.$F$21];0)-[.B$22];0)*[.C$23];([.B$23]-[.B$22])*[.C$23])" office:value-type="float" office:value="0" calcext:value-type="float">
            <text:p>0.00</text:p>
          </table:table-cell>
          <table:table-cell table:style-name="ce276" table:formula="of:=SUM([.C95:.H95])" office:value-type="float" office:value="160749.75" calcext:value-type="float">
            <text:p>160,749.75</text:p>
          </table:table-cell>
          <table:table-cell table:style-name="ce219" table:formula="of:=IF([.A95]&lt;[.E$7];[.A95]*([.E$3]+[.E$5]);IF([.A95]&gt;=[.E$8];[.A95]*[.E$9];0))" office:value-type="float" office:value="5130" calcext:value-type="float">
            <text:p>5,130.00</text:p>
          </table:table-cell>
          <table:table-cell table:style-name="ce219" table:formula="of:=[.I95]+[.J95]" office:value-type="float" office:value="165879.75" calcext:value-type="float">
            <text:p>165,879.75</text:p>
          </table:table-cell>
          <table:table-cell table:style-name="ce276" table:formula="of:=[.A95]-[.K95]" office:value-type="float" office:value="404120.25" calcext:value-type="float">
            <text:p>404,120.25</text:p>
          </table:table-cell>
          <table:table-cell table:style-name="ce219" table:formula="of:=[.A95]+[.J95]" office:value-type="float" office:value="575130" calcext:value-type="float">
            <text:p>575,130.00</text:p>
          </table:table-cell>
          <table:table-cell table:style-name="ce219" table:formula="of:=[.I$4]" office:value-type="float" office:value="20000" calcext:value-type="float">
            <text:p>20,000.00</text:p>
          </table:table-cell>
          <table:table-cell table:style-name="ce219" table:formula="of:=[.M95]+[.N95]" office:value-type="float" office:value="595130" calcext:value-type="float">
            <text:p>595,130.00</text:p>
          </table:table-cell>
          <table:table-cell table:style-name="ce219" table:formula="of:=[.O95]*[.I$2]" office:value-type="float" office:value="202344.2" calcext:value-type="float">
            <text:p>202,344.20</text:p>
          </table:table-cell>
          <table:table-cell table:style-name="ce276" table:formula="of:=[.O95]-[.P95]" office:value-type="float" office:value="392785.8" calcext:value-type="float">
            <text:p>392,785.80</text:p>
          </table:table-cell>
          <table:table-cell table:number-columns-repeated="16332"/>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11085.05" calcext:value-type="currency">
            <text:p>($11,085)</text:p>
          </table:table-cell>
          <table:table-cell table:style-name="ce238" table:formula="of:=IF(([.A96]-[.$F$21])&lt;=[.B$18];MAX(MAX([.A96]-[.$F$21];0)-[.B$17];0)*[.C$18];([.B$18]-[.B$17])*[.C$18])" office:value-type="float" office:value="4266" calcext:value-type="float">
            <text:p>4,266.00</text:p>
          </table:table-cell>
          <table:table-cell table:style-name="ce219" table:formula="of:=IF([.A96]-[.$F$21]&lt;=[.B$19];MAX(MAX([.A96]-[.$F$21];0)-[.B$18];0)*[.C$19];([.B$19]-[.B$18])*[.C$19])" office:value-type="float" office:value="11742.5" calcext:value-type="float">
            <text:p>11,742.50</text:p>
          </table:table-cell>
          <table:table-cell table:style-name="ce219" table:formula="of:=IF([.A96]-[.$F$21]&lt;=[.B$20];MAX(MAX([.A96]-[.$F$21];0)-[.B$19];0)*[.C$20];([.B$20]-[.B$19])*[.C$20])" office:value-type="float" office:value="21942" calcext:value-type="float">
            <text:p>21,942.00</text:p>
          </table:table-cell>
          <table:table-cell table:style-name="ce219" table:formula="of:=IF([.A96]-[.$F$21]&lt;=[.B$21];MAX(MAX([.A96]-[.$F$21];0)-[.B$20];0)*[.C$21];([.B$21]-[.B$20])*[.C$21])" office:value-type="float" office:value="17528" calcext:value-type="float">
            <text:p>17,528.00</text:p>
          </table:table-cell>
          <table:table-cell table:style-name="ce219" table:formula="of:=IF([.A96]-[.$F$21]&lt;=[.B$22];MAX(MAX([.A96]-[.$F$21])-[.B$21];0)*[.C$22];([.B$22]-[.B$21])*[.C$22])" office:value-type="float" office:value="108771.25" calcext:value-type="float">
            <text:p>108,771.25</text:p>
          </table:table-cell>
          <table:table-cell table:style-name="ce219" table:formula="of:=IF([.A96]-[.$F$21]&lt;=[.B$23];MAX(MAX([.A96]-[.$F$21];0)-[.B$22];0)*[.C$23];([.B$23]-[.B$22])*[.C$23])" office:value-type="float" office:value="0" calcext:value-type="float">
            <text:p>0.00</text:p>
          </table:table-cell>
          <table:table-cell table:style-name="ce276" table:formula="of:=SUM([.C96:.H96])" office:value-type="float" office:value="164249.75" calcext:value-type="float">
            <text:p>164,249.75</text:p>
          </table:table-cell>
          <table:table-cell table:style-name="ce219" table:formula="of:=IF([.A96]&lt;[.E$7];[.A96]*([.E$3]+[.E$5]);IF([.A96]&gt;=[.E$8];[.A96]*[.E$9];0))" office:value-type="float" office:value="5220" calcext:value-type="float">
            <text:p>5,220.00</text:p>
          </table:table-cell>
          <table:table-cell table:style-name="ce219" table:formula="of:=[.I96]+[.J96]" office:value-type="float" office:value="169469.75" calcext:value-type="float">
            <text:p>169,469.75</text:p>
          </table:table-cell>
          <table:table-cell table:style-name="ce276" table:formula="of:=[.A96]-[.K96]" office:value-type="float" office:value="410530.25" calcext:value-type="float">
            <text:p>410,530.25</text:p>
          </table:table-cell>
          <table:table-cell table:style-name="ce219" table:formula="of:=[.A96]+[.J96]" office:value-type="float" office:value="585220" calcext:value-type="float">
            <text:p>585,220.00</text:p>
          </table:table-cell>
          <table:table-cell table:style-name="ce219" table:formula="of:=[.I$4]" office:value-type="float" office:value="20000" calcext:value-type="float">
            <text:p>20,000.00</text:p>
          </table:table-cell>
          <table:table-cell table:style-name="ce219" table:formula="of:=[.M96]+[.N96]" office:value-type="float" office:value="605220" calcext:value-type="float">
            <text:p>605,220.00</text:p>
          </table:table-cell>
          <table:table-cell table:style-name="ce219" table:formula="of:=[.O96]*[.I$2]" office:value-type="float" office:value="205774.8" calcext:value-type="float">
            <text:p>205,774.80</text:p>
          </table:table-cell>
          <table:table-cell table:style-name="ce276" table:formula="of:=[.O96]-[.P96]" office:value-type="float" office:value="399445.2" calcext:value-type="float">
            <text:p>399,445.20</text:p>
          </table:table-cell>
          <table:table-cell table:number-columns-repeated="16332"/>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10835.65" calcext:value-type="currency">
            <text:p>($10,836)</text:p>
          </table:table-cell>
          <table:table-cell table:style-name="ce238" table:formula="of:=IF(([.A97]-[.$F$21])&lt;=[.B$18];MAX(MAX([.A97]-[.$F$21];0)-[.B$17];0)*[.C$18];([.B$18]-[.B$17])*[.C$18])" office:value-type="float" office:value="4266" calcext:value-type="float">
            <text:p>4,266.00</text:p>
          </table:table-cell>
          <table:table-cell table:style-name="ce219" table:formula="of:=IF([.A97]-[.$F$21]&lt;=[.B$19];MAX(MAX([.A97]-[.$F$21];0)-[.B$18];0)*[.C$19];([.B$19]-[.B$18])*[.C$19])" office:value-type="float" office:value="11742.5" calcext:value-type="float">
            <text:p>11,742.50</text:p>
          </table:table-cell>
          <table:table-cell table:style-name="ce219" table:formula="of:=IF([.A97]-[.$F$21]&lt;=[.B$20];MAX(MAX([.A97]-[.$F$21];0)-[.B$19];0)*[.C$20];([.B$20]-[.B$19])*[.C$20])" office:value-type="float" office:value="21942" calcext:value-type="float">
            <text:p>21,942.00</text:p>
          </table:table-cell>
          <table:table-cell table:style-name="ce219" table:formula="of:=IF([.A97]-[.$F$21]&lt;=[.B$21];MAX(MAX([.A97]-[.$F$21];0)-[.B$20];0)*[.C$21];([.B$21]-[.B$20])*[.C$21])" office:value-type="float" office:value="17528" calcext:value-type="float">
            <text:p>17,528.00</text:p>
          </table:table-cell>
          <table:table-cell table:style-name="ce219" table:formula="of:=IF([.A97]-[.$F$21]&lt;=[.B$22];MAX(MAX([.A97]-[.$F$21])-[.B$21];0)*[.C$22];([.B$22]-[.B$21])*[.C$22])" office:value-type="float" office:value="112271.25" calcext:value-type="float">
            <text:p>112,271.25</text:p>
          </table:table-cell>
          <table:table-cell table:style-name="ce219" table:formula="of:=IF([.A97]-[.$F$21]&lt;=[.B$23];MAX(MAX([.A97]-[.$F$21];0)-[.B$22];0)*[.C$23];([.B$23]-[.B$22])*[.C$23])" office:value-type="float" office:value="0" calcext:value-type="float">
            <text:p>0.00</text:p>
          </table:table-cell>
          <table:table-cell table:style-name="ce276" table:formula="of:=SUM([.C97:.H97])" office:value-type="float" office:value="167749.75" calcext:value-type="float">
            <text:p>167,749.75</text:p>
          </table:table-cell>
          <table:table-cell table:style-name="ce219" table:formula="of:=IF([.A97]&lt;[.E$7];[.A97]*([.E$3]+[.E$5]);IF([.A97]&gt;=[.E$8];[.A97]*[.E$9];0))" office:value-type="float" office:value="5310" calcext:value-type="float">
            <text:p>5,310.00</text:p>
          </table:table-cell>
          <table:table-cell table:style-name="ce219" table:formula="of:=[.I97]+[.J97]" office:value-type="float" office:value="173059.75" calcext:value-type="float">
            <text:p>173,059.75</text:p>
          </table:table-cell>
          <table:table-cell table:style-name="ce276" table:formula="of:=[.A97]-[.K97]" office:value-type="float" office:value="416940.25" calcext:value-type="float">
            <text:p>416,940.25</text:p>
          </table:table-cell>
          <table:table-cell table:style-name="ce219" table:formula="of:=[.A97]+[.J97]" office:value-type="float" office:value="595310" calcext:value-type="float">
            <text:p>595,310.00</text:p>
          </table:table-cell>
          <table:table-cell table:style-name="ce219" table:formula="of:=[.I$4]" office:value-type="float" office:value="20000" calcext:value-type="float">
            <text:p>20,000.00</text:p>
          </table:table-cell>
          <table:table-cell table:style-name="ce219" table:formula="of:=[.M97]+[.N97]" office:value-type="float" office:value="615310" calcext:value-type="float">
            <text:p>615,310.00</text:p>
          </table:table-cell>
          <table:table-cell table:style-name="ce219" table:formula="of:=[.O97]*[.I$2]" office:value-type="float" office:value="209205.4" calcext:value-type="float">
            <text:p>209,205.40</text:p>
          </table:table-cell>
          <table:table-cell table:style-name="ce276" table:formula="of:=[.O97]-[.P97]" office:value-type="float" office:value="406104.6" calcext:value-type="float">
            <text:p>406,104.60</text:p>
          </table:table-cell>
          <table:table-cell table:number-columns-repeated="16332"/>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0586.25" calcext:value-type="currency">
            <text:p>($10,586)</text:p>
          </table:table-cell>
          <table:table-cell table:style-name="ce238" table:formula="of:=IF(([.A98]-[.$F$21])&lt;=[.B$18];MAX(MAX([.A98]-[.$F$21];0)-[.B$17];0)*[.C$18];([.B$18]-[.B$17])*[.C$18])" office:value-type="float" office:value="4266" calcext:value-type="float">
            <text:p>4,266.00</text:p>
          </table:table-cell>
          <table:table-cell table:style-name="ce219" table:formula="of:=IF([.A98]-[.$F$21]&lt;=[.B$19];MAX(MAX([.A98]-[.$F$21];0)-[.B$18];0)*[.C$19];([.B$19]-[.B$18])*[.C$19])" office:value-type="float" office:value="11742.5" calcext:value-type="float">
            <text:p>11,742.50</text:p>
          </table:table-cell>
          <table:table-cell table:style-name="ce219" table:formula="of:=IF([.A98]-[.$F$21]&lt;=[.B$20];MAX(MAX([.A98]-[.$F$21];0)-[.B$19];0)*[.C$20];([.B$20]-[.B$19])*[.C$20])" office:value-type="float" office:value="21942" calcext:value-type="float">
            <text:p>21,942.00</text:p>
          </table:table-cell>
          <table:table-cell table:style-name="ce219" table:formula="of:=IF([.A98]-[.$F$21]&lt;=[.B$21];MAX(MAX([.A98]-[.$F$21];0)-[.B$20];0)*[.C$21];([.B$21]-[.B$20])*[.C$21])" office:value-type="float" office:value="17528" calcext:value-type="float">
            <text:p>17,528.00</text:p>
          </table:table-cell>
          <table:table-cell table:style-name="ce219" table:formula="of:=IF([.A98]-[.$F$21]&lt;=[.B$22];MAX(MAX([.A98]-[.$F$21])-[.B$21];0)*[.C$22];([.B$22]-[.B$21])*[.C$22])" office:value-type="float" office:value="115771.25" calcext:value-type="float">
            <text:p>115,771.25</text:p>
          </table:table-cell>
          <table:table-cell table:style-name="ce219" table:formula="of:=IF([.A98]-[.$F$21]&lt;=[.B$23];MAX(MAX([.A98]-[.$F$21];0)-[.B$22];0)*[.C$23];([.B$23]-[.B$22])*[.C$23])" office:value-type="float" office:value="0" calcext:value-type="float">
            <text:p>0.00</text:p>
          </table:table-cell>
          <table:table-cell table:style-name="ce276" table:formula="of:=SUM([.C98:.H98])" office:value-type="float" office:value="171249.75" calcext:value-type="float">
            <text:p>171,249.75</text:p>
          </table:table-cell>
          <table:table-cell table:style-name="ce219" table:formula="of:=IF([.A98]&lt;[.E$7];[.A98]*([.E$3]+[.E$5]);IF([.A98]&gt;=[.E$8];[.A98]*[.E$9];0))" office:value-type="float" office:value="5400" calcext:value-type="float">
            <text:p>5,400.00</text:p>
          </table:table-cell>
          <table:table-cell table:style-name="ce219" table:formula="of:=[.I98]+[.J98]" office:value-type="float" office:value="176649.75" calcext:value-type="float">
            <text:p>176,649.75</text:p>
          </table:table-cell>
          <table:table-cell table:style-name="ce276" table:formula="of:=[.A98]-[.K98]" office:value-type="float" office:value="423350.25" calcext:value-type="float">
            <text:p>423,350.25</text:p>
          </table:table-cell>
          <table:table-cell table:style-name="ce219" table:formula="of:=[.A98]+[.J98]" office:value-type="float" office:value="605400" calcext:value-type="float">
            <text:p>605,400.00</text:p>
          </table:table-cell>
          <table:table-cell table:style-name="ce219" table:formula="of:=[.I$4]" office:value-type="float" office:value="20000" calcext:value-type="float">
            <text:p>20,000.00</text:p>
          </table:table-cell>
          <table:table-cell table:style-name="ce219" table:formula="of:=[.M98]+[.N98]" office:value-type="float" office:value="625400" calcext:value-type="float">
            <text:p>625,400.00</text:p>
          </table:table-cell>
          <table:table-cell table:style-name="ce219" table:formula="of:=[.O98]*[.I$2]" office:value-type="float" office:value="212636" calcext:value-type="float">
            <text:p>212,636.00</text:p>
          </table:table-cell>
          <table:table-cell table:style-name="ce276" table:formula="of:=[.O98]-[.P98]" office:value-type="float" office:value="412764" calcext:value-type="float">
            <text:p>412,764.00</text:p>
          </table:table-cell>
          <table:table-cell table:number-columns-repeated="16332"/>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10336.85" calcext:value-type="currency">
            <text:p>($10,337)</text:p>
          </table:table-cell>
          <table:table-cell table:style-name="ce238" table:formula="of:=IF(([.A99]-[.$F$21])&lt;=[.B$18];MAX(MAX([.A99]-[.$F$21];0)-[.B$17];0)*[.C$18];([.B$18]-[.B$17])*[.C$18])" office:value-type="float" office:value="4266" calcext:value-type="float">
            <text:p>4,266.00</text:p>
          </table:table-cell>
          <table:table-cell table:style-name="ce219" table:formula="of:=IF([.A99]-[.$F$21]&lt;=[.B$19];MAX(MAX([.A99]-[.$F$21];0)-[.B$18];0)*[.C$19];([.B$19]-[.B$18])*[.C$19])" office:value-type="float" office:value="11742.5" calcext:value-type="float">
            <text:p>11,742.50</text:p>
          </table:table-cell>
          <table:table-cell table:style-name="ce219" table:formula="of:=IF([.A99]-[.$F$21]&lt;=[.B$20];MAX(MAX([.A99]-[.$F$21];0)-[.B$19];0)*[.C$20];([.B$20]-[.B$19])*[.C$20])" office:value-type="float" office:value="21942" calcext:value-type="float">
            <text:p>21,942.00</text:p>
          </table:table-cell>
          <table:table-cell table:style-name="ce219" table:formula="of:=IF([.A99]-[.$F$21]&lt;=[.B$21];MAX(MAX([.A99]-[.$F$21];0)-[.B$20];0)*[.C$21];([.B$21]-[.B$20])*[.C$21])" office:value-type="float" office:value="17528" calcext:value-type="float">
            <text:p>17,528.00</text:p>
          </table:table-cell>
          <table:table-cell table:style-name="ce219" table:formula="of:=IF([.A99]-[.$F$21]&lt;=[.B$22];MAX(MAX([.A99]-[.$F$21])-[.B$21];0)*[.C$22];([.B$22]-[.B$21])*[.C$22])" office:value-type="float" office:value="119271.25" calcext:value-type="float">
            <text:p>119,271.25</text:p>
          </table:table-cell>
          <table:table-cell table:style-name="ce219" table:formula="of:=IF([.A99]-[.$F$21]&lt;=[.B$23];MAX(MAX([.A99]-[.$F$21];0)-[.B$22];0)*[.C$23];([.B$23]-[.B$22])*[.C$23])" office:value-type="float" office:value="0" calcext:value-type="float">
            <text:p>0.00</text:p>
          </table:table-cell>
          <table:table-cell table:style-name="ce276" table:formula="of:=SUM([.C99:.H99])" office:value-type="float" office:value="174749.75" calcext:value-type="float">
            <text:p>174,749.75</text:p>
          </table:table-cell>
          <table:table-cell table:style-name="ce219" table:formula="of:=IF([.A99]&lt;[.E$7];[.A99]*([.E$3]+[.E$5]);IF([.A99]&gt;=[.E$8];[.A99]*[.E$9];0))" office:value-type="float" office:value="5490" calcext:value-type="float">
            <text:p>5,490.00</text:p>
          </table:table-cell>
          <table:table-cell table:style-name="ce219" table:formula="of:=[.I99]+[.J99]" office:value-type="float" office:value="180239.75" calcext:value-type="float">
            <text:p>180,239.75</text:p>
          </table:table-cell>
          <table:table-cell table:style-name="ce276" table:formula="of:=[.A99]-[.K99]" office:value-type="float" office:value="429760.25" calcext:value-type="float">
            <text:p>429,760.25</text:p>
          </table:table-cell>
          <table:table-cell table:style-name="ce219" table:formula="of:=[.A99]+[.J99]" office:value-type="float" office:value="615490" calcext:value-type="float">
            <text:p>615,490.00</text:p>
          </table:table-cell>
          <table:table-cell table:style-name="ce219" table:formula="of:=[.I$4]" office:value-type="float" office:value="20000" calcext:value-type="float">
            <text:p>20,000.00</text:p>
          </table:table-cell>
          <table:table-cell table:style-name="ce219" table:formula="of:=[.M99]+[.N99]" office:value-type="float" office:value="635490" calcext:value-type="float">
            <text:p>635,490.00</text:p>
          </table:table-cell>
          <table:table-cell table:style-name="ce219" table:formula="of:=[.O99]*[.I$2]" office:value-type="float" office:value="216066.6" calcext:value-type="float">
            <text:p>216,066.60</text:p>
          </table:table-cell>
          <table:table-cell table:style-name="ce276" table:formula="of:=[.O99]-[.P99]" office:value-type="float" office:value="419423.4" calcext:value-type="float">
            <text:p>419,423.40</text:p>
          </table:table-cell>
          <table:table-cell table:number-columns-repeated="16332"/>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10087.45" calcext:value-type="currency">
            <text:p>($10,087)</text:p>
          </table:table-cell>
          <table:table-cell table:style-name="ce238" table:formula="of:=IF(([.A100]-[.$F$21])&lt;=[.B$18];MAX(MAX([.A100]-[.$F$21];0)-[.B$17];0)*[.C$18];([.B$18]-[.B$17])*[.C$18])" office:value-type="float" office:value="4266" calcext:value-type="float">
            <text:p>4,266.00</text:p>
          </table:table-cell>
          <table:table-cell table:style-name="ce219" table:formula="of:=IF([.A100]-[.$F$21]&lt;=[.B$19];MAX(MAX([.A100]-[.$F$21];0)-[.B$18];0)*[.C$19];([.B$19]-[.B$18])*[.C$19])" office:value-type="float" office:value="11742.5" calcext:value-type="float">
            <text:p>11,742.50</text:p>
          </table:table-cell>
          <table:table-cell table:style-name="ce219" table:formula="of:=IF([.A100]-[.$F$21]&lt;=[.B$20];MAX(MAX([.A100]-[.$F$21];0)-[.B$19];0)*[.C$20];([.B$20]-[.B$19])*[.C$20])" office:value-type="float" office:value="21942" calcext:value-type="float">
            <text:p>21,942.00</text:p>
          </table:table-cell>
          <table:table-cell table:style-name="ce219" table:formula="of:=IF([.A100]-[.$F$21]&lt;=[.B$21];MAX(MAX([.A100]-[.$F$21];0)-[.B$20];0)*[.C$21];([.B$21]-[.B$20])*[.C$21])" office:value-type="float" office:value="17528" calcext:value-type="float">
            <text:p>17,528.00</text:p>
          </table:table-cell>
          <table:table-cell table:style-name="ce219" table:formula="of:=IF([.A100]-[.$F$21]&lt;=[.B$22];MAX(MAX([.A100]-[.$F$21])-[.B$21];0)*[.C$22];([.B$22]-[.B$21])*[.C$22])" office:value-type="float" office:value="122771.25" calcext:value-type="float">
            <text:p>122,771.25</text:p>
          </table:table-cell>
          <table:table-cell table:style-name="ce219" table:formula="of:=IF([.A100]-[.$F$21]&lt;=[.B$23];MAX(MAX([.A100]-[.$F$21];0)-[.B$22];0)*[.C$23];([.B$23]-[.B$22])*[.C$23])" office:value-type="float" office:value="0" calcext:value-type="float">
            <text:p>0.00</text:p>
          </table:table-cell>
          <table:table-cell table:style-name="ce276" table:formula="of:=SUM([.C100:.H100])" office:value-type="float" office:value="178249.75" calcext:value-type="float">
            <text:p>178,249.75</text:p>
          </table:table-cell>
          <table:table-cell table:style-name="ce219" table:formula="of:=IF([.A100]&lt;[.E$7];[.A100]*([.E$3]+[.E$5]);IF([.A100]&gt;=[.E$8];[.A100]*[.E$9];0))" office:value-type="float" office:value="5580" calcext:value-type="float">
            <text:p>5,580.00</text:p>
          </table:table-cell>
          <table:table-cell table:style-name="ce219" table:formula="of:=[.I100]+[.J100]" office:value-type="float" office:value="183829.75" calcext:value-type="float">
            <text:p>183,829.75</text:p>
          </table:table-cell>
          <table:table-cell table:style-name="ce276" table:formula="of:=[.A100]-[.K100]" office:value-type="float" office:value="436170.25" calcext:value-type="float">
            <text:p>436,170.25</text:p>
          </table:table-cell>
          <table:table-cell table:style-name="ce219" table:formula="of:=[.A100]+[.J100]" office:value-type="float" office:value="625580" calcext:value-type="float">
            <text:p>625,580.00</text:p>
          </table:table-cell>
          <table:table-cell table:style-name="ce219" table:formula="of:=[.I$4]" office:value-type="float" office:value="20000" calcext:value-type="float">
            <text:p>20,000.00</text:p>
          </table:table-cell>
          <table:table-cell table:style-name="ce219" table:formula="of:=[.M100]+[.N100]" office:value-type="float" office:value="645580" calcext:value-type="float">
            <text:p>645,580.00</text:p>
          </table:table-cell>
          <table:table-cell table:style-name="ce219" table:formula="of:=[.O100]*[.I$2]" office:value-type="float" office:value="219497.2" calcext:value-type="float">
            <text:p>219,497.20</text:p>
          </table:table-cell>
          <table:table-cell table:style-name="ce276" table:formula="of:=[.O100]-[.P100]" office:value-type="float" office:value="426082.8" calcext:value-type="float">
            <text:p>426,082.80</text:p>
          </table:table-cell>
          <table:table-cell table:number-columns-repeated="16332"/>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9838.05000000005" calcext:value-type="currency">
            <text:p>($9,838)</text:p>
          </table:table-cell>
          <table:table-cell table:style-name="ce238" table:formula="of:=IF(([.A101]-[.$F$21])&lt;=[.B$18];MAX(MAX([.A101]-[.$F$21];0)-[.B$17];0)*[.C$18];([.B$18]-[.B$17])*[.C$18])" office:value-type="float" office:value="4266" calcext:value-type="float">
            <text:p>4,266.00</text:p>
          </table:table-cell>
          <table:table-cell table:style-name="ce219" table:formula="of:=IF([.A101]-[.$F$21]&lt;=[.B$19];MAX(MAX([.A101]-[.$F$21];0)-[.B$18];0)*[.C$19];([.B$19]-[.B$18])*[.C$19])" office:value-type="float" office:value="11742.5" calcext:value-type="float">
            <text:p>11,742.50</text:p>
          </table:table-cell>
          <table:table-cell table:style-name="ce219" table:formula="of:=IF([.A101]-[.$F$21]&lt;=[.B$20];MAX(MAX([.A101]-[.$F$21];0)-[.B$19];0)*[.C$20];([.B$20]-[.B$19])*[.C$20])" office:value-type="float" office:value="21942" calcext:value-type="float">
            <text:p>21,942.00</text:p>
          </table:table-cell>
          <table:table-cell table:style-name="ce219" table:formula="of:=IF([.A101]-[.$F$21]&lt;=[.B$21];MAX(MAX([.A101]-[.$F$21];0)-[.B$20];0)*[.C$21];([.B$21]-[.B$20])*[.C$21])" office:value-type="float" office:value="17528" calcext:value-type="float">
            <text:p>17,528.00</text:p>
          </table:table-cell>
          <table:table-cell table:style-name="ce219" table:formula="of:=IF([.A101]-[.$F$21]&lt;=[.B$22];MAX(MAX([.A101]-[.$F$21])-[.B$21];0)*[.C$22];([.B$22]-[.B$21])*[.C$22])" office:value-type="float" office:value="126271.25" calcext:value-type="float">
            <text:p>126,271.25</text:p>
          </table:table-cell>
          <table:table-cell table:style-name="ce219" table:formula="of:=IF([.A101]-[.$F$21]&lt;=[.B$23];MAX(MAX([.A101]-[.$F$21];0)-[.B$22];0)*[.C$23];([.B$23]-[.B$22])*[.C$23])" office:value-type="float" office:value="0" calcext:value-type="float">
            <text:p>0.00</text:p>
          </table:table-cell>
          <table:table-cell table:style-name="ce276" table:formula="of:=SUM([.C101:.H101])" office:value-type="float" office:value="181749.75" calcext:value-type="float">
            <text:p>181,749.75</text:p>
          </table:table-cell>
          <table:table-cell table:style-name="ce219" table:formula="of:=IF([.A101]&lt;[.E$7];[.A101]*([.E$3]+[.E$5]);IF([.A101]&gt;=[.E$8];[.A101]*[.E$9];0))" office:value-type="float" office:value="5670" calcext:value-type="float">
            <text:p>5,670.00</text:p>
          </table:table-cell>
          <table:table-cell table:style-name="ce219" table:formula="of:=[.I101]+[.J101]" office:value-type="float" office:value="187419.75" calcext:value-type="float">
            <text:p>187,419.75</text:p>
          </table:table-cell>
          <table:table-cell table:style-name="ce276" table:formula="of:=[.A101]-[.K101]" office:value-type="float" office:value="442580.25" calcext:value-type="float">
            <text:p>442,580.25</text:p>
          </table:table-cell>
          <table:table-cell table:style-name="ce219" table:formula="of:=[.A101]+[.J101]" office:value-type="float" office:value="635670" calcext:value-type="float">
            <text:p>635,670.00</text:p>
          </table:table-cell>
          <table:table-cell table:style-name="ce219" table:formula="of:=[.I$4]" office:value-type="float" office:value="20000" calcext:value-type="float">
            <text:p>20,000.00</text:p>
          </table:table-cell>
          <table:table-cell table:style-name="ce219" table:formula="of:=[.M101]+[.N101]" office:value-type="float" office:value="655670" calcext:value-type="float">
            <text:p>655,670.00</text:p>
          </table:table-cell>
          <table:table-cell table:style-name="ce219" table:formula="of:=[.O101]*[.I$2]" office:value-type="float" office:value="222927.8" calcext:value-type="float">
            <text:p>222,927.80</text:p>
          </table:table-cell>
          <table:table-cell table:style-name="ce276" table:formula="of:=[.O101]-[.P101]" office:value-type="float" office:value="432742.2" calcext:value-type="float">
            <text:p>432,742.20</text:p>
          </table:table-cell>
          <table:table-cell table:number-columns-repeated="16332"/>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9425.65000000002" calcext:value-type="currency">
            <text:p>($9,426)</text:p>
          </table:table-cell>
          <table:table-cell table:style-name="ce238" table:formula="of:=IF(([.A102]-[.$F$21])&lt;=[.B$18];MAX(MAX([.A102]-[.$F$21];0)-[.B$17];0)*[.C$18];([.B$18]-[.B$17])*[.C$18])" office:value-type="float" office:value="4266" calcext:value-type="float">
            <text:p>4,266.00</text:p>
          </table:table-cell>
          <table:table-cell table:style-name="ce219" table:formula="of:=IF([.A102]-[.$F$21]&lt;=[.B$19];MAX(MAX([.A102]-[.$F$21];0)-[.B$18];0)*[.C$19];([.B$19]-[.B$18])*[.C$19])" office:value-type="float" office:value="11742.5" calcext:value-type="float">
            <text:p>11,742.50</text:p>
          </table:table-cell>
          <table:table-cell table:style-name="ce219" table:formula="of:=IF([.A102]-[.$F$21]&lt;=[.B$20];MAX(MAX([.A102]-[.$F$21];0)-[.B$19];0)*[.C$20];([.B$20]-[.B$19])*[.C$20])" office:value-type="float" office:value="21942" calcext:value-type="float">
            <text:p>21,942.00</text:p>
          </table:table-cell>
          <table:table-cell table:style-name="ce219" table:formula="of:=IF([.A102]-[.$F$21]&lt;=[.B$21];MAX(MAX([.A102]-[.$F$21];0)-[.B$20];0)*[.C$21];([.B$21]-[.B$20])*[.C$21])" office:value-type="float" office:value="17528" calcext:value-type="float">
            <text:p>17,528.00</text:p>
          </table:table-cell>
          <table:table-cell table:style-name="ce219" table:formula="of:=IF([.A102]-[.$F$21]&lt;=[.B$22];MAX(MAX([.A102]-[.$F$21])-[.B$21];0)*[.C$22];([.B$22]-[.B$21])*[.C$22])" office:value-type="float" office:value="126918.75" calcext:value-type="float">
            <text:p>126,918.75</text:p>
          </table:table-cell>
          <table:table-cell table:style-name="ce219" table:formula="of:=IF([.A102]-[.$F$21]&lt;=[.B$23];MAX(MAX([.A102]-[.$F$21];0)-[.B$22];0)*[.C$23];([.B$23]-[.B$22])*[.C$23])" office:value-type="float" office:value="3015.5" calcext:value-type="float">
            <text:p>3,015.50</text:p>
          </table:table-cell>
          <table:table-cell table:style-name="ce276" table:formula="of:=SUM([.C102:.H102])" office:value-type="float" office:value="185412.75" calcext:value-type="float">
            <text:p>185,412.75</text:p>
          </table:table-cell>
          <table:table-cell table:style-name="ce219" table:formula="of:=IF([.A102]&lt;[.E$7];[.A102]*([.E$3]+[.E$5]);IF([.A102]&gt;=[.E$8];[.A102]*[.E$9];0))" office:value-type="float" office:value="5760" calcext:value-type="float">
            <text:p>5,760.00</text:p>
          </table:table-cell>
          <table:table-cell table:style-name="ce219" table:formula="of:=[.I102]+[.J102]" office:value-type="float" office:value="191172.75" calcext:value-type="float">
            <text:p>191,172.75</text:p>
          </table:table-cell>
          <table:table-cell table:style-name="ce276" table:formula="of:=[.A102]-[.K102]" office:value-type="float" office:value="448827.25" calcext:value-type="float">
            <text:p>448,827.25</text:p>
          </table:table-cell>
          <table:table-cell table:style-name="ce219" table:formula="of:=[.A102]+[.J102]" office:value-type="float" office:value="645760" calcext:value-type="float">
            <text:p>645,760.00</text:p>
          </table:table-cell>
          <table:table-cell table:style-name="ce219" table:formula="of:=[.I$4]" office:value-type="float" office:value="20000" calcext:value-type="float">
            <text:p>20,000.00</text:p>
          </table:table-cell>
          <table:table-cell table:style-name="ce219" table:formula="of:=[.M102]+[.N102]" office:value-type="float" office:value="665760" calcext:value-type="float">
            <text:p>665,760.00</text:p>
          </table:table-cell>
          <table:table-cell table:style-name="ce219" table:formula="of:=[.O102]*[.I$2]" office:value-type="float" office:value="226358.4" calcext:value-type="float">
            <text:p>226,358.40</text:p>
          </table:table-cell>
          <table:table-cell table:style-name="ce276" table:formula="of:=[.O102]-[.P102]" office:value-type="float" office:value="439401.6" calcext:value-type="float">
            <text:p>439,401.60</text:p>
          </table:table-cell>
          <table:table-cell table:number-columns-repeated="16332"/>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8976.25" calcext:value-type="currency">
            <text:p>($8,976)</text:p>
          </table:table-cell>
          <table:table-cell table:style-name="ce238" table:formula="of:=IF(([.A103]-[.$F$21])&lt;=[.B$18];MAX(MAX([.A103]-[.$F$21];0)-[.B$17];0)*[.C$18];([.B$18]-[.B$17])*[.C$18])" office:value-type="float" office:value="4266" calcext:value-type="float">
            <text:p>4,266.00</text:p>
          </table:table-cell>
          <table:table-cell table:style-name="ce219" table:formula="of:=IF([.A103]-[.$F$21]&lt;=[.B$19];MAX(MAX([.A103]-[.$F$21];0)-[.B$18];0)*[.C$19];([.B$19]-[.B$18])*[.C$19])" office:value-type="float" office:value="11742.5" calcext:value-type="float">
            <text:p>11,742.50</text:p>
          </table:table-cell>
          <table:table-cell table:style-name="ce219" table:formula="of:=IF([.A103]-[.$F$21]&lt;=[.B$20];MAX(MAX([.A103]-[.$F$21];0)-[.B$19];0)*[.C$20];([.B$20]-[.B$19])*[.C$20])" office:value-type="float" office:value="21942" calcext:value-type="float">
            <text:p>21,942.00</text:p>
          </table:table-cell>
          <table:table-cell table:style-name="ce219" table:formula="of:=IF([.A103]-[.$F$21]&lt;=[.B$21];MAX(MAX([.A103]-[.$F$21];0)-[.B$20];0)*[.C$21];([.B$21]-[.B$20])*[.C$21])" office:value-type="float" office:value="17528" calcext:value-type="float">
            <text:p>17,528.00</text:p>
          </table:table-cell>
          <table:table-cell table:style-name="ce219" table:formula="of:=IF([.A103]-[.$F$21]&lt;=[.B$22];MAX(MAX([.A103]-[.$F$21])-[.B$21];0)*[.C$22];([.B$22]-[.B$21])*[.C$22])" office:value-type="float" office:value="126918.75" calcext:value-type="float">
            <text:p>126,918.75</text:p>
          </table:table-cell>
          <table:table-cell table:style-name="ce219" table:formula="of:=IF([.A103]-[.$F$21]&lt;=[.B$23];MAX(MAX([.A103]-[.$F$21];0)-[.B$22];0)*[.C$23];([.B$23]-[.B$22])*[.C$23])" office:value-type="float" office:value="6715.5" calcext:value-type="float">
            <text:p>6,715.50</text:p>
          </table:table-cell>
          <table:table-cell table:style-name="ce276" table:formula="of:=SUM([.C103:.H103])" office:value-type="float" office:value="189112.75" calcext:value-type="float">
            <text:p>189,112.75</text:p>
          </table:table-cell>
          <table:table-cell table:style-name="ce219" table:formula="of:=IF([.A103]&lt;[.E$7];[.A103]*([.E$3]+[.E$5]);IF([.A103]&gt;=[.E$8];[.A103]*[.E$9];0))" office:value-type="float" office:value="5850" calcext:value-type="float">
            <text:p>5,850.00</text:p>
          </table:table-cell>
          <table:table-cell table:style-name="ce219" table:formula="of:=[.I103]+[.J103]" office:value-type="float" office:value="194962.75" calcext:value-type="float">
            <text:p>194,962.75</text:p>
          </table:table-cell>
          <table:table-cell table:style-name="ce276" table:formula="of:=[.A103]-[.K103]" office:value-type="float" office:value="455037.25" calcext:value-type="float">
            <text:p>455,037.25</text:p>
          </table:table-cell>
          <table:table-cell table:style-name="ce219" table:formula="of:=[.A103]+[.J103]" office:value-type="float" office:value="655850" calcext:value-type="float">
            <text:p>655,850.00</text:p>
          </table:table-cell>
          <table:table-cell table:style-name="ce219" table:formula="of:=[.I$4]" office:value-type="float" office:value="20000" calcext:value-type="float">
            <text:p>20,000.00</text:p>
          </table:table-cell>
          <table:table-cell table:style-name="ce219" table:formula="of:=[.M103]+[.N103]" office:value-type="float" office:value="675850" calcext:value-type="float">
            <text:p>675,850.00</text:p>
          </table:table-cell>
          <table:table-cell table:style-name="ce219" table:formula="of:=[.O103]*[.I$2]" office:value-type="float" office:value="229789" calcext:value-type="float">
            <text:p>229,789.00</text:p>
          </table:table-cell>
          <table:table-cell table:style-name="ce276" table:formula="of:=[.O103]-[.P103]" office:value-type="float" office:value="446061" calcext:value-type="float">
            <text:p>446,061.00</text:p>
          </table:table-cell>
          <table:table-cell table:number-columns-repeated="16332"/>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8526.84999999998" calcext:value-type="currency">
            <text:p>($8,527)</text:p>
          </table:table-cell>
          <table:table-cell table:style-name="ce238" table:formula="of:=IF(([.A104]-[.$F$21])&lt;=[.B$18];MAX(MAX([.A104]-[.$F$21];0)-[.B$17];0)*[.C$18];([.B$18]-[.B$17])*[.C$18])" office:value-type="float" office:value="4266" calcext:value-type="float">
            <text:p>4,266.00</text:p>
          </table:table-cell>
          <table:table-cell table:style-name="ce219" table:formula="of:=IF([.A104]-[.$F$21]&lt;=[.B$19];MAX(MAX([.A104]-[.$F$21];0)-[.B$18];0)*[.C$19];([.B$19]-[.B$18])*[.C$19])" office:value-type="float" office:value="11742.5" calcext:value-type="float">
            <text:p>11,742.50</text:p>
          </table:table-cell>
          <table:table-cell table:style-name="ce219" table:formula="of:=IF([.A104]-[.$F$21]&lt;=[.B$20];MAX(MAX([.A104]-[.$F$21];0)-[.B$19];0)*[.C$20];([.B$20]-[.B$19])*[.C$20])" office:value-type="float" office:value="21942" calcext:value-type="float">
            <text:p>21,942.00</text:p>
          </table:table-cell>
          <table:table-cell table:style-name="ce219" table:formula="of:=IF([.A104]-[.$F$21]&lt;=[.B$21];MAX(MAX([.A104]-[.$F$21];0)-[.B$20];0)*[.C$21];([.B$21]-[.B$20])*[.C$21])" office:value-type="float" office:value="17528" calcext:value-type="float">
            <text:p>17,528.00</text:p>
          </table:table-cell>
          <table:table-cell table:style-name="ce219" table:formula="of:=IF([.A104]-[.$F$21]&lt;=[.B$22];MAX(MAX([.A104]-[.$F$21])-[.B$21];0)*[.C$22];([.B$22]-[.B$21])*[.C$22])" office:value-type="float" office:value="126918.75" calcext:value-type="float">
            <text:p>126,918.75</text:p>
          </table:table-cell>
          <table:table-cell table:style-name="ce219" table:formula="of:=IF([.A104]-[.$F$21]&lt;=[.B$23];MAX(MAX([.A104]-[.$F$21];0)-[.B$22];0)*[.C$23];([.B$23]-[.B$22])*[.C$23])" office:value-type="float" office:value="10415.5" calcext:value-type="float">
            <text:p>10,415.50</text:p>
          </table:table-cell>
          <table:table-cell table:style-name="ce276" table:formula="of:=SUM([.C104:.H104])" office:value-type="float" office:value="192812.75" calcext:value-type="float">
            <text:p>192,812.75</text:p>
          </table:table-cell>
          <table:table-cell table:style-name="ce219" table:formula="of:=IF([.A104]&lt;[.E$7];[.A104]*([.E$3]+[.E$5]);IF([.A104]&gt;=[.E$8];[.A104]*[.E$9];0))" office:value-type="float" office:value="5940" calcext:value-type="float">
            <text:p>5,940.00</text:p>
          </table:table-cell>
          <table:table-cell table:style-name="ce219" table:formula="of:=[.I104]+[.J104]" office:value-type="float" office:value="198752.75" calcext:value-type="float">
            <text:p>198,752.75</text:p>
          </table:table-cell>
          <table:table-cell table:style-name="ce276" table:formula="of:=[.A104]-[.K104]" office:value-type="float" office:value="461247.25" calcext:value-type="float">
            <text:p>461,247.25</text:p>
          </table:table-cell>
          <table:table-cell table:style-name="ce219" table:formula="of:=[.A104]+[.J104]" office:value-type="float" office:value="665940" calcext:value-type="float">
            <text:p>665,940.00</text:p>
          </table:table-cell>
          <table:table-cell table:style-name="ce219" table:formula="of:=[.I$4]" office:value-type="float" office:value="20000" calcext:value-type="float">
            <text:p>20,000.00</text:p>
          </table:table-cell>
          <table:table-cell table:style-name="ce219" table:formula="of:=[.M104]+[.N104]" office:value-type="float" office:value="685940" calcext:value-type="float">
            <text:p>685,940.00</text:p>
          </table:table-cell>
          <table:table-cell table:style-name="ce219" table:formula="of:=[.O104]*[.I$2]" office:value-type="float" office:value="233219.6" calcext:value-type="float">
            <text:p>233,219.60</text:p>
          </table:table-cell>
          <table:table-cell table:style-name="ce276" table:formula="of:=[.O104]-[.P104]" office:value-type="float" office:value="452720.4" calcext:value-type="float">
            <text:p>452,720.40</text:p>
          </table:table-cell>
          <table:table-cell table:number-columns-repeated="16332"/>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8077.45000000001" calcext:value-type="currency">
            <text:p>($8,077)</text:p>
          </table:table-cell>
          <table:table-cell table:style-name="ce238" table:formula="of:=IF(([.A105]-[.$F$21])&lt;=[.B$18];MAX(MAX([.A105]-[.$F$21];0)-[.B$17];0)*[.C$18];([.B$18]-[.B$17])*[.C$18])" office:value-type="float" office:value="4266" calcext:value-type="float">
            <text:p>4,266.00</text:p>
          </table:table-cell>
          <table:table-cell table:style-name="ce219" table:formula="of:=IF([.A105]-[.$F$21]&lt;=[.B$19];MAX(MAX([.A105]-[.$F$21];0)-[.B$18];0)*[.C$19];([.B$19]-[.B$18])*[.C$19])" office:value-type="float" office:value="11742.5" calcext:value-type="float">
            <text:p>11,742.50</text:p>
          </table:table-cell>
          <table:table-cell table:style-name="ce219" table:formula="of:=IF([.A105]-[.$F$21]&lt;=[.B$20];MAX(MAX([.A105]-[.$F$21];0)-[.B$19];0)*[.C$20];([.B$20]-[.B$19])*[.C$20])" office:value-type="float" office:value="21942" calcext:value-type="float">
            <text:p>21,942.00</text:p>
          </table:table-cell>
          <table:table-cell table:style-name="ce219" table:formula="of:=IF([.A105]-[.$F$21]&lt;=[.B$21];MAX(MAX([.A105]-[.$F$21];0)-[.B$20];0)*[.C$21];([.B$21]-[.B$20])*[.C$21])" office:value-type="float" office:value="17528" calcext:value-type="float">
            <text:p>17,528.00</text:p>
          </table:table-cell>
          <table:table-cell table:style-name="ce219" table:formula="of:=IF([.A105]-[.$F$21]&lt;=[.B$22];MAX(MAX([.A105]-[.$F$21])-[.B$21];0)*[.C$22];([.B$22]-[.B$21])*[.C$22])" office:value-type="float" office:value="126918.75" calcext:value-type="float">
            <text:p>126,918.75</text:p>
          </table:table-cell>
          <table:table-cell table:style-name="ce219" table:formula="of:=IF([.A105]-[.$F$21]&lt;=[.B$23];MAX(MAX([.A105]-[.$F$21];0)-[.B$22];0)*[.C$23];([.B$23]-[.B$22])*[.C$23])" office:value-type="float" office:value="14115.5" calcext:value-type="float">
            <text:p>14,115.50</text:p>
          </table:table-cell>
          <table:table-cell table:style-name="ce276" table:formula="of:=SUM([.C105:.H105])" office:value-type="float" office:value="196512.75" calcext:value-type="float">
            <text:p>196,512.75</text:p>
          </table:table-cell>
          <table:table-cell table:style-name="ce219" table:formula="of:=IF([.A105]&lt;[.E$7];[.A105]*([.E$3]+[.E$5]);IF([.A105]&gt;=[.E$8];[.A105]*[.E$9];0))" office:value-type="float" office:value="6030" calcext:value-type="float">
            <text:p>6,030.00</text:p>
          </table:table-cell>
          <table:table-cell table:style-name="ce219" table:formula="of:=[.I105]+[.J105]" office:value-type="float" office:value="202542.75" calcext:value-type="float">
            <text:p>202,542.75</text:p>
          </table:table-cell>
          <table:table-cell table:style-name="ce276" table:formula="of:=[.A105]-[.K105]" office:value-type="float" office:value="467457.25" calcext:value-type="float">
            <text:p>467,457.25</text:p>
          </table:table-cell>
          <table:table-cell table:style-name="ce219" table:formula="of:=[.A105]+[.J105]" office:value-type="float" office:value="676030" calcext:value-type="float">
            <text:p>676,030.00</text:p>
          </table:table-cell>
          <table:table-cell table:style-name="ce219" table:formula="of:=[.I$4]" office:value-type="float" office:value="20000" calcext:value-type="float">
            <text:p>20,000.00</text:p>
          </table:table-cell>
          <table:table-cell table:style-name="ce219" table:formula="of:=[.M105]+[.N105]" office:value-type="float" office:value="696030" calcext:value-type="float">
            <text:p>696,030.00</text:p>
          </table:table-cell>
          <table:table-cell table:style-name="ce219" table:formula="of:=[.O105]*[.I$2]" office:value-type="float" office:value="236650.2" calcext:value-type="float">
            <text:p>236,650.20</text:p>
          </table:table-cell>
          <table:table-cell table:style-name="ce276" table:formula="of:=[.O105]-[.P105]" office:value-type="float" office:value="459379.8" calcext:value-type="float">
            <text:p>459,379.80</text:p>
          </table:table-cell>
          <table:table-cell table:number-columns-repeated="16332"/>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7628.05000000005" calcext:value-type="currency">
            <text:p>($7,628)</text:p>
          </table:table-cell>
          <table:table-cell table:style-name="ce238" table:formula="of:=IF(([.A106]-[.$F$21])&lt;=[.B$18];MAX(MAX([.A106]-[.$F$21];0)-[.B$17];0)*[.C$18];([.B$18]-[.B$17])*[.C$18])" office:value-type="float" office:value="4266" calcext:value-type="float">
            <text:p>4,266.00</text:p>
          </table:table-cell>
          <table:table-cell table:style-name="ce219" table:formula="of:=IF([.A106]-[.$F$21]&lt;=[.B$19];MAX(MAX([.A106]-[.$F$21];0)-[.B$18];0)*[.C$19];([.B$19]-[.B$18])*[.C$19])" office:value-type="float" office:value="11742.5" calcext:value-type="float">
            <text:p>11,742.50</text:p>
          </table:table-cell>
          <table:table-cell table:style-name="ce219" table:formula="of:=IF([.A106]-[.$F$21]&lt;=[.B$20];MAX(MAX([.A106]-[.$F$21];0)-[.B$19];0)*[.C$20];([.B$20]-[.B$19])*[.C$20])" office:value-type="float" office:value="21942" calcext:value-type="float">
            <text:p>21,942.00</text:p>
          </table:table-cell>
          <table:table-cell table:style-name="ce219" table:formula="of:=IF([.A106]-[.$F$21]&lt;=[.B$21];MAX(MAX([.A106]-[.$F$21];0)-[.B$20];0)*[.C$21];([.B$21]-[.B$20])*[.C$21])" office:value-type="float" office:value="17528" calcext:value-type="float">
            <text:p>17,528.00</text:p>
          </table:table-cell>
          <table:table-cell table:style-name="ce219" table:formula="of:=IF([.A106]-[.$F$21]&lt;=[.B$22];MAX(MAX([.A106]-[.$F$21])-[.B$21];0)*[.C$22];([.B$22]-[.B$21])*[.C$22])" office:value-type="float" office:value="126918.75" calcext:value-type="float">
            <text:p>126,918.75</text:p>
          </table:table-cell>
          <table:table-cell table:style-name="ce219" table:formula="of:=IF([.A106]-[.$F$21]&lt;=[.B$23];MAX(MAX([.A106]-[.$F$21];0)-[.B$22];0)*[.C$23];([.B$23]-[.B$22])*[.C$23])" office:value-type="float" office:value="17815.5" calcext:value-type="float">
            <text:p>17,815.50</text:p>
          </table:table-cell>
          <table:table-cell table:style-name="ce276" table:formula="of:=SUM([.C106:.H106])" office:value-type="float" office:value="200212.75" calcext:value-type="float">
            <text:p>200,212.75</text:p>
          </table:table-cell>
          <table:table-cell table:style-name="ce219" table:formula="of:=IF([.A106]&lt;[.E$7];[.A106]*([.E$3]+[.E$5]);IF([.A106]&gt;=[.E$8];[.A106]*[.E$9];0))" office:value-type="float" office:value="6120" calcext:value-type="float">
            <text:p>6,120.00</text:p>
          </table:table-cell>
          <table:table-cell table:style-name="ce219" table:formula="of:=[.I106]+[.J106]" office:value-type="float" office:value="206332.75" calcext:value-type="float">
            <text:p>206,332.75</text:p>
          </table:table-cell>
          <table:table-cell table:style-name="ce276" table:formula="of:=[.A106]-[.K106]" office:value-type="float" office:value="473667.25" calcext:value-type="float">
            <text:p>473,667.25</text:p>
          </table:table-cell>
          <table:table-cell table:style-name="ce219" table:formula="of:=[.A106]+[.J106]" office:value-type="float" office:value="686120" calcext:value-type="float">
            <text:p>686,120.00</text:p>
          </table:table-cell>
          <table:table-cell table:style-name="ce219" table:formula="of:=[.I$4]" office:value-type="float" office:value="20000" calcext:value-type="float">
            <text:p>20,000.00</text:p>
          </table:table-cell>
          <table:table-cell table:style-name="ce219" table:formula="of:=[.M106]+[.N106]" office:value-type="float" office:value="706120" calcext:value-type="float">
            <text:p>706,120.00</text:p>
          </table:table-cell>
          <table:table-cell table:style-name="ce219" table:formula="of:=[.O106]*[.I$2]" office:value-type="float" office:value="240080.8" calcext:value-type="float">
            <text:p>240,080.80</text:p>
          </table:table-cell>
          <table:table-cell table:style-name="ce276" table:formula="of:=[.O106]-[.P106]" office:value-type="float" office:value="466039.2" calcext:value-type="float">
            <text:p>466,039.20</text:p>
          </table:table-cell>
          <table:table-cell table:number-columns-repeated="16332"/>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7178.65000000002" calcext:value-type="currency">
            <text:p>($7,179)</text:p>
          </table:table-cell>
          <table:table-cell table:style-name="ce238" table:formula="of:=IF(([.A107]-[.$F$21])&lt;=[.B$18];MAX(MAX([.A107]-[.$F$21];0)-[.B$17];0)*[.C$18];([.B$18]-[.B$17])*[.C$18])" office:value-type="float" office:value="4266" calcext:value-type="float">
            <text:p>4,266.00</text:p>
          </table:table-cell>
          <table:table-cell table:style-name="ce219" table:formula="of:=IF([.A107]-[.$F$21]&lt;=[.B$19];MAX(MAX([.A107]-[.$F$21];0)-[.B$18];0)*[.C$19];([.B$19]-[.B$18])*[.C$19])" office:value-type="float" office:value="11742.5" calcext:value-type="float">
            <text:p>11,742.50</text:p>
          </table:table-cell>
          <table:table-cell table:style-name="ce219" table:formula="of:=IF([.A107]-[.$F$21]&lt;=[.B$20];MAX(MAX([.A107]-[.$F$21];0)-[.B$19];0)*[.C$20];([.B$20]-[.B$19])*[.C$20])" office:value-type="float" office:value="21942" calcext:value-type="float">
            <text:p>21,942.00</text:p>
          </table:table-cell>
          <table:table-cell table:style-name="ce219" table:formula="of:=IF([.A107]-[.$F$21]&lt;=[.B$21];MAX(MAX([.A107]-[.$F$21];0)-[.B$20];0)*[.C$21];([.B$21]-[.B$20])*[.C$21])" office:value-type="float" office:value="17528" calcext:value-type="float">
            <text:p>17,528.00</text:p>
          </table:table-cell>
          <table:table-cell table:style-name="ce219" table:formula="of:=IF([.A107]-[.$F$21]&lt;=[.B$22];MAX(MAX([.A107]-[.$F$21])-[.B$21];0)*[.C$22];([.B$22]-[.B$21])*[.C$22])" office:value-type="float" office:value="126918.75" calcext:value-type="float">
            <text:p>126,918.75</text:p>
          </table:table-cell>
          <table:table-cell table:style-name="ce219" table:formula="of:=IF([.A107]-[.$F$21]&lt;=[.B$23];MAX(MAX([.A107]-[.$F$21];0)-[.B$22];0)*[.C$23];([.B$23]-[.B$22])*[.C$23])" office:value-type="float" office:value="21515.5" calcext:value-type="float">
            <text:p>21,515.50</text:p>
          </table:table-cell>
          <table:table-cell table:style-name="ce276" table:formula="of:=SUM([.C107:.H107])" office:value-type="float" office:value="203912.75" calcext:value-type="float">
            <text:p>203,912.75</text:p>
          </table:table-cell>
          <table:table-cell table:style-name="ce219" table:formula="of:=IF([.A107]&lt;[.E$7];[.A107]*([.E$3]+[.E$5]);IF([.A107]&gt;=[.E$8];[.A107]*[.E$9];0))" office:value-type="float" office:value="6210" calcext:value-type="float">
            <text:p>6,210.00</text:p>
          </table:table-cell>
          <table:table-cell table:style-name="ce219" table:formula="of:=[.I107]+[.J107]" office:value-type="float" office:value="210122.75" calcext:value-type="float">
            <text:p>210,122.75</text:p>
          </table:table-cell>
          <table:table-cell table:style-name="ce276" table:formula="of:=[.A107]-[.K107]" office:value-type="float" office:value="479877.25" calcext:value-type="float">
            <text:p>479,877.25</text:p>
          </table:table-cell>
          <table:table-cell table:style-name="ce219" table:formula="of:=[.A107]+[.J107]" office:value-type="float" office:value="696210" calcext:value-type="float">
            <text:p>696,210.00</text:p>
          </table:table-cell>
          <table:table-cell table:style-name="ce219" table:formula="of:=[.I$4]" office:value-type="float" office:value="20000" calcext:value-type="float">
            <text:p>20,000.00</text:p>
          </table:table-cell>
          <table:table-cell table:style-name="ce219" table:formula="of:=[.M107]+[.N107]" office:value-type="float" office:value="716210" calcext:value-type="float">
            <text:p>716,210.00</text:p>
          </table:table-cell>
          <table:table-cell table:style-name="ce219" table:formula="of:=[.O107]*[.I$2]" office:value-type="float" office:value="243511.4" calcext:value-type="float">
            <text:p>243,511.40</text:p>
          </table:table-cell>
          <table:table-cell table:style-name="ce276" table:formula="of:=[.O107]-[.P107]" office:value-type="float" office:value="472698.6" calcext:value-type="float">
            <text:p>472,698.60</text:p>
          </table:table-cell>
          <table:table-cell table:number-columns-repeated="16332"/>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6729.25" calcext:value-type="currency">
            <text:p>($6,729)</text:p>
          </table:table-cell>
          <table:table-cell table:style-name="ce238" table:formula="of:=IF(([.A108]-[.$F$21])&lt;=[.B$18];MAX(MAX([.A108]-[.$F$21];0)-[.B$17];0)*[.C$18];([.B$18]-[.B$17])*[.C$18])" office:value-type="float" office:value="4266" calcext:value-type="float">
            <text:p>4,266.00</text:p>
          </table:table-cell>
          <table:table-cell table:style-name="ce219" table:formula="of:=IF([.A108]-[.$F$21]&lt;=[.B$19];MAX(MAX([.A108]-[.$F$21];0)-[.B$18];0)*[.C$19];([.B$19]-[.B$18])*[.C$19])" office:value-type="float" office:value="11742.5" calcext:value-type="float">
            <text:p>11,742.50</text:p>
          </table:table-cell>
          <table:table-cell table:style-name="ce219" table:formula="of:=IF([.A108]-[.$F$21]&lt;=[.B$20];MAX(MAX([.A108]-[.$F$21];0)-[.B$19];0)*[.C$20];([.B$20]-[.B$19])*[.C$20])" office:value-type="float" office:value="21942" calcext:value-type="float">
            <text:p>21,942.00</text:p>
          </table:table-cell>
          <table:table-cell table:style-name="ce219" table:formula="of:=IF([.A108]-[.$F$21]&lt;=[.B$21];MAX(MAX([.A108]-[.$F$21];0)-[.B$20];0)*[.C$21];([.B$21]-[.B$20])*[.C$21])" office:value-type="float" office:value="17528" calcext:value-type="float">
            <text:p>17,528.00</text:p>
          </table:table-cell>
          <table:table-cell table:style-name="ce219" table:formula="of:=IF([.A108]-[.$F$21]&lt;=[.B$22];MAX(MAX([.A108]-[.$F$21])-[.B$21];0)*[.C$22];([.B$22]-[.B$21])*[.C$22])" office:value-type="float" office:value="126918.75" calcext:value-type="float">
            <text:p>126,918.75</text:p>
          </table:table-cell>
          <table:table-cell table:style-name="ce219" table:formula="of:=IF([.A108]-[.$F$21]&lt;=[.B$23];MAX(MAX([.A108]-[.$F$21];0)-[.B$22];0)*[.C$23];([.B$23]-[.B$22])*[.C$23])" office:value-type="float" office:value="25215.5" calcext:value-type="float">
            <text:p>25,215.50</text:p>
          </table:table-cell>
          <table:table-cell table:style-name="ce276" table:formula="of:=SUM([.C108:.H108])" office:value-type="float" office:value="207612.75" calcext:value-type="float">
            <text:p>207,612.75</text:p>
          </table:table-cell>
          <table:table-cell table:style-name="ce219" table:formula="of:=IF([.A108]&lt;[.E$7];[.A108]*([.E$3]+[.E$5]);IF([.A108]&gt;=[.E$8];[.A108]*[.E$9];0))" office:value-type="float" office:value="6300" calcext:value-type="float">
            <text:p>6,300.00</text:p>
          </table:table-cell>
          <table:table-cell table:style-name="ce219" table:formula="of:=[.I108]+[.J108]" office:value-type="float" office:value="213912.75" calcext:value-type="float">
            <text:p>213,912.75</text:p>
          </table:table-cell>
          <table:table-cell table:style-name="ce276" table:formula="of:=[.A108]-[.K108]" office:value-type="float" office:value="486087.25" calcext:value-type="float">
            <text:p>486,087.25</text:p>
          </table:table-cell>
          <table:table-cell table:style-name="ce219" table:formula="of:=[.A108]+[.J108]" office:value-type="float" office:value="706300" calcext:value-type="float">
            <text:p>706,300.00</text:p>
          </table:table-cell>
          <table:table-cell table:style-name="ce219" table:formula="of:=[.I$4]" office:value-type="float" office:value="20000" calcext:value-type="float">
            <text:p>20,000.00</text:p>
          </table:table-cell>
          <table:table-cell table:style-name="ce219" table:formula="of:=[.M108]+[.N108]" office:value-type="float" office:value="726300" calcext:value-type="float">
            <text:p>726,300.00</text:p>
          </table:table-cell>
          <table:table-cell table:style-name="ce219" table:formula="of:=[.O108]*[.I$2]" office:value-type="float" office:value="246942" calcext:value-type="float">
            <text:p>246,942.00</text:p>
          </table:table-cell>
          <table:table-cell table:style-name="ce276" table:formula="of:=[.O108]-[.P108]" office:value-type="float" office:value="479358" calcext:value-type="float">
            <text:p>479,358.00</text:p>
          </table:table-cell>
          <table:table-cell table:number-columns-repeated="16332"/>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6279.84999999998" calcext:value-type="currency">
            <text:p>($6,280)</text:p>
          </table:table-cell>
          <table:table-cell table:style-name="ce238" table:formula="of:=IF(([.A109]-[.$F$21])&lt;=[.B$18];MAX(MAX([.A109]-[.$F$21];0)-[.B$17];0)*[.C$18];([.B$18]-[.B$17])*[.C$18])" office:value-type="float" office:value="4266" calcext:value-type="float">
            <text:p>4,266.00</text:p>
          </table:table-cell>
          <table:table-cell table:style-name="ce219" table:formula="of:=IF([.A109]-[.$F$21]&lt;=[.B$19];MAX(MAX([.A109]-[.$F$21];0)-[.B$18];0)*[.C$19];([.B$19]-[.B$18])*[.C$19])" office:value-type="float" office:value="11742.5" calcext:value-type="float">
            <text:p>11,742.50</text:p>
          </table:table-cell>
          <table:table-cell table:style-name="ce219" table:formula="of:=IF([.A109]-[.$F$21]&lt;=[.B$20];MAX(MAX([.A109]-[.$F$21];0)-[.B$19];0)*[.C$20];([.B$20]-[.B$19])*[.C$20])" office:value-type="float" office:value="21942" calcext:value-type="float">
            <text:p>21,942.00</text:p>
          </table:table-cell>
          <table:table-cell table:style-name="ce219" table:formula="of:=IF([.A109]-[.$F$21]&lt;=[.B$21];MAX(MAX([.A109]-[.$F$21];0)-[.B$20];0)*[.C$21];([.B$21]-[.B$20])*[.C$21])" office:value-type="float" office:value="17528" calcext:value-type="float">
            <text:p>17,528.00</text:p>
          </table:table-cell>
          <table:table-cell table:style-name="ce219" table:formula="of:=IF([.A109]-[.$F$21]&lt;=[.B$22];MAX(MAX([.A109]-[.$F$21])-[.B$21];0)*[.C$22];([.B$22]-[.B$21])*[.C$22])" office:value-type="float" office:value="126918.75" calcext:value-type="float">
            <text:p>126,918.75</text:p>
          </table:table-cell>
          <table:table-cell table:style-name="ce219" table:formula="of:=IF([.A109]-[.$F$21]&lt;=[.B$23];MAX(MAX([.A109]-[.$F$21];0)-[.B$22];0)*[.C$23];([.B$23]-[.B$22])*[.C$23])" office:value-type="float" office:value="28915.5" calcext:value-type="float">
            <text:p>28,915.50</text:p>
          </table:table-cell>
          <table:table-cell table:style-name="ce276" table:formula="of:=SUM([.C109:.H109])" office:value-type="float" office:value="211312.75" calcext:value-type="float">
            <text:p>211,312.75</text:p>
          </table:table-cell>
          <table:table-cell table:style-name="ce219" table:formula="of:=IF([.A109]&lt;[.E$7];[.A109]*([.E$3]+[.E$5]);IF([.A109]&gt;=[.E$8];[.A109]*[.E$9];0))" office:value-type="float" office:value="6390" calcext:value-type="float">
            <text:p>6,390.00</text:p>
          </table:table-cell>
          <table:table-cell table:style-name="ce219" table:formula="of:=[.I109]+[.J109]" office:value-type="float" office:value="217702.75" calcext:value-type="float">
            <text:p>217,702.75</text:p>
          </table:table-cell>
          <table:table-cell table:style-name="ce276" table:formula="of:=[.A109]-[.K109]" office:value-type="float" office:value="492297.25" calcext:value-type="float">
            <text:p>492,297.25</text:p>
          </table:table-cell>
          <table:table-cell table:style-name="ce219" table:formula="of:=[.A109]+[.J109]" office:value-type="float" office:value="716390" calcext:value-type="float">
            <text:p>716,390.00</text:p>
          </table:table-cell>
          <table:table-cell table:style-name="ce219" table:formula="of:=[.I$4]" office:value-type="float" office:value="20000" calcext:value-type="float">
            <text:p>20,000.00</text:p>
          </table:table-cell>
          <table:table-cell table:style-name="ce219" table:formula="of:=[.M109]+[.N109]" office:value-type="float" office:value="736390" calcext:value-type="float">
            <text:p>736,390.00</text:p>
          </table:table-cell>
          <table:table-cell table:style-name="ce219" table:formula="of:=[.O109]*[.I$2]" office:value-type="float" office:value="250372.6" calcext:value-type="float">
            <text:p>250,372.60</text:p>
          </table:table-cell>
          <table:table-cell table:style-name="ce276" table:formula="of:=[.O109]-[.P109]" office:value-type="float" office:value="486017.4" calcext:value-type="float">
            <text:p>486,017.40</text:p>
          </table:table-cell>
          <table:table-cell table:number-columns-repeated="16332"/>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5830.45000000001" calcext:value-type="currency">
            <text:p>($5,830)</text:p>
          </table:table-cell>
          <table:table-cell table:style-name="ce238" table:formula="of:=IF(([.A110]-[.$F$21])&lt;=[.B$18];MAX(MAX([.A110]-[.$F$21];0)-[.B$17];0)*[.C$18];([.B$18]-[.B$17])*[.C$18])" office:value-type="float" office:value="4266" calcext:value-type="float">
            <text:p>4,266.00</text:p>
          </table:table-cell>
          <table:table-cell table:style-name="ce219" table:formula="of:=IF([.A110]-[.$F$21]&lt;=[.B$19];MAX(MAX([.A110]-[.$F$21];0)-[.B$18];0)*[.C$19];([.B$19]-[.B$18])*[.C$19])" office:value-type="float" office:value="11742.5" calcext:value-type="float">
            <text:p>11,742.50</text:p>
          </table:table-cell>
          <table:table-cell table:style-name="ce219" table:formula="of:=IF([.A110]-[.$F$21]&lt;=[.B$20];MAX(MAX([.A110]-[.$F$21];0)-[.B$19];0)*[.C$20];([.B$20]-[.B$19])*[.C$20])" office:value-type="float" office:value="21942" calcext:value-type="float">
            <text:p>21,942.00</text:p>
          </table:table-cell>
          <table:table-cell table:style-name="ce219" table:formula="of:=IF([.A110]-[.$F$21]&lt;=[.B$21];MAX(MAX([.A110]-[.$F$21];0)-[.B$20];0)*[.C$21];([.B$21]-[.B$20])*[.C$21])" office:value-type="float" office:value="17528" calcext:value-type="float">
            <text:p>17,528.00</text:p>
          </table:table-cell>
          <table:table-cell table:style-name="ce219" table:formula="of:=IF([.A110]-[.$F$21]&lt;=[.B$22];MAX(MAX([.A110]-[.$F$21])-[.B$21];0)*[.C$22];([.B$22]-[.B$21])*[.C$22])" office:value-type="float" office:value="126918.75" calcext:value-type="float">
            <text:p>126,918.75</text:p>
          </table:table-cell>
          <table:table-cell table:style-name="ce219" table:formula="of:=IF([.A110]-[.$F$21]&lt;=[.B$23];MAX(MAX([.A110]-[.$F$21];0)-[.B$22];0)*[.C$23];([.B$23]-[.B$22])*[.C$23])" office:value-type="float" office:value="32615.5" calcext:value-type="float">
            <text:p>32,615.50</text:p>
          </table:table-cell>
          <table:table-cell table:style-name="ce276" table:formula="of:=SUM([.C110:.H110])" office:value-type="float" office:value="215012.75" calcext:value-type="float">
            <text:p>215,012.75</text:p>
          </table:table-cell>
          <table:table-cell table:style-name="ce219" table:formula="of:=IF([.A110]&lt;[.E$7];[.A110]*([.E$3]+[.E$5]);IF([.A110]&gt;=[.E$8];[.A110]*[.E$9];0))" office:value-type="float" office:value="6480" calcext:value-type="float">
            <text:p>6,480.00</text:p>
          </table:table-cell>
          <table:table-cell table:style-name="ce219" table:formula="of:=[.I110]+[.J110]" office:value-type="float" office:value="221492.75" calcext:value-type="float">
            <text:p>221,492.75</text:p>
          </table:table-cell>
          <table:table-cell table:style-name="ce276" table:formula="of:=[.A110]-[.K110]" office:value-type="float" office:value="498507.25" calcext:value-type="float">
            <text:p>498,507.25</text:p>
          </table:table-cell>
          <table:table-cell table:style-name="ce219" table:formula="of:=[.A110]+[.J110]" office:value-type="float" office:value="726480" calcext:value-type="float">
            <text:p>726,480.00</text:p>
          </table:table-cell>
          <table:table-cell table:style-name="ce219" table:formula="of:=[.I$4]" office:value-type="float" office:value="20000" calcext:value-type="float">
            <text:p>20,000.00</text:p>
          </table:table-cell>
          <table:table-cell table:style-name="ce219" table:formula="of:=[.M110]+[.N110]" office:value-type="float" office:value="746480" calcext:value-type="float">
            <text:p>746,480.00</text:p>
          </table:table-cell>
          <table:table-cell table:style-name="ce219" table:formula="of:=[.O110]*[.I$2]" office:value-type="float" office:value="253803.2" calcext:value-type="float">
            <text:p>253,803.20</text:p>
          </table:table-cell>
          <table:table-cell table:style-name="ce276" table:formula="of:=[.O110]-[.P110]" office:value-type="float" office:value="492676.8" calcext:value-type="float">
            <text:p>492,676.80</text:p>
          </table:table-cell>
          <table:table-cell table:number-columns-repeated="16332"/>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5381.05000000005" calcext:value-type="currency">
            <text:p>($5,381)</text:p>
          </table:table-cell>
          <table:table-cell table:style-name="ce238" table:formula="of:=IF(([.A111]-[.$F$21])&lt;=[.B$18];MAX(MAX([.A111]-[.$F$21];0)-[.B$17];0)*[.C$18];([.B$18]-[.B$17])*[.C$18])" office:value-type="float" office:value="4266" calcext:value-type="float">
            <text:p>4,266.00</text:p>
          </table:table-cell>
          <table:table-cell table:style-name="ce219" table:formula="of:=IF([.A111]-[.$F$21]&lt;=[.B$19];MAX(MAX([.A111]-[.$F$21];0)-[.B$18];0)*[.C$19];([.B$19]-[.B$18])*[.C$19])" office:value-type="float" office:value="11742.5" calcext:value-type="float">
            <text:p>11,742.50</text:p>
          </table:table-cell>
          <table:table-cell table:style-name="ce219" table:formula="of:=IF([.A111]-[.$F$21]&lt;=[.B$20];MAX(MAX([.A111]-[.$F$21];0)-[.B$19];0)*[.C$20];([.B$20]-[.B$19])*[.C$20])" office:value-type="float" office:value="21942" calcext:value-type="float">
            <text:p>21,942.00</text:p>
          </table:table-cell>
          <table:table-cell table:style-name="ce219" table:formula="of:=IF([.A111]-[.$F$21]&lt;=[.B$21];MAX(MAX([.A111]-[.$F$21];0)-[.B$20];0)*[.C$21];([.B$21]-[.B$20])*[.C$21])" office:value-type="float" office:value="17528" calcext:value-type="float">
            <text:p>17,528.00</text:p>
          </table:table-cell>
          <table:table-cell table:style-name="ce219" table:formula="of:=IF([.A111]-[.$F$21]&lt;=[.B$22];MAX(MAX([.A111]-[.$F$21])-[.B$21];0)*[.C$22];([.B$22]-[.B$21])*[.C$22])" office:value-type="float" office:value="126918.75" calcext:value-type="float">
            <text:p>126,918.75</text:p>
          </table:table-cell>
          <table:table-cell table:style-name="ce219" table:formula="of:=IF([.A111]-[.$F$21]&lt;=[.B$23];MAX(MAX([.A111]-[.$F$21];0)-[.B$22];0)*[.C$23];([.B$23]-[.B$22])*[.C$23])" office:value-type="float" office:value="36315.5" calcext:value-type="float">
            <text:p>36,315.50</text:p>
          </table:table-cell>
          <table:table-cell table:style-name="ce276" table:formula="of:=SUM([.C111:.H111])" office:value-type="float" office:value="218712.75" calcext:value-type="float">
            <text:p>218,712.75</text:p>
          </table:table-cell>
          <table:table-cell table:style-name="ce219" table:formula="of:=IF([.A111]&lt;[.E$7];[.A111]*([.E$3]+[.E$5]);IF([.A111]&gt;=[.E$8];[.A111]*[.E$9];0))" office:value-type="float" office:value="6570" calcext:value-type="float">
            <text:p>6,570.00</text:p>
          </table:table-cell>
          <table:table-cell table:style-name="ce219" table:formula="of:=[.I111]+[.J111]" office:value-type="float" office:value="225282.75" calcext:value-type="float">
            <text:p>225,282.75</text:p>
          </table:table-cell>
          <table:table-cell table:style-name="ce276" table:formula="of:=[.A111]-[.K111]" office:value-type="float" office:value="504717.25" calcext:value-type="float">
            <text:p>504,717.25</text:p>
          </table:table-cell>
          <table:table-cell table:style-name="ce219" table:formula="of:=[.A111]+[.J111]" office:value-type="float" office:value="736570" calcext:value-type="float">
            <text:p>736,570.00</text:p>
          </table:table-cell>
          <table:table-cell table:style-name="ce219" table:formula="of:=[.I$4]" office:value-type="float" office:value="20000" calcext:value-type="float">
            <text:p>20,000.00</text:p>
          </table:table-cell>
          <table:table-cell table:style-name="ce219" table:formula="of:=[.M111]+[.N111]" office:value-type="float" office:value="756570" calcext:value-type="float">
            <text:p>756,570.00</text:p>
          </table:table-cell>
          <table:table-cell table:style-name="ce219" table:formula="of:=[.O111]*[.I$2]" office:value-type="float" office:value="257233.8" calcext:value-type="float">
            <text:p>257,233.80</text:p>
          </table:table-cell>
          <table:table-cell table:style-name="ce276" table:formula="of:=[.O111]-[.P111]" office:value-type="float" office:value="499336.2" calcext:value-type="float">
            <text:p>499,336.20</text:p>
          </table:table-cell>
          <table:table-cell table:number-columns-repeated="16332"/>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4931.65000000002" calcext:value-type="currency">
            <text:p>($4,932)</text:p>
          </table:table-cell>
          <table:table-cell table:style-name="ce238" table:formula="of:=IF(([.A112]-[.$F$21])&lt;=[.B$18];MAX(MAX([.A112]-[.$F$21];0)-[.B$17];0)*[.C$18];([.B$18]-[.B$17])*[.C$18])" office:value-type="float" office:value="4266" calcext:value-type="float">
            <text:p>4,266.00</text:p>
          </table:table-cell>
          <table:table-cell table:style-name="ce219" table:formula="of:=IF([.A112]-[.$F$21]&lt;=[.B$19];MAX(MAX([.A112]-[.$F$21];0)-[.B$18];0)*[.C$19];([.B$19]-[.B$18])*[.C$19])" office:value-type="float" office:value="11742.5" calcext:value-type="float">
            <text:p>11,742.50</text:p>
          </table:table-cell>
          <table:table-cell table:style-name="ce219" table:formula="of:=IF([.A112]-[.$F$21]&lt;=[.B$20];MAX(MAX([.A112]-[.$F$21];0)-[.B$19];0)*[.C$20];([.B$20]-[.B$19])*[.C$20])" office:value-type="float" office:value="21942" calcext:value-type="float">
            <text:p>21,942.00</text:p>
          </table:table-cell>
          <table:table-cell table:style-name="ce219" table:formula="of:=IF([.A112]-[.$F$21]&lt;=[.B$21];MAX(MAX([.A112]-[.$F$21];0)-[.B$20];0)*[.C$21];([.B$21]-[.B$20])*[.C$21])" office:value-type="float" office:value="17528" calcext:value-type="float">
            <text:p>17,528.00</text:p>
          </table:table-cell>
          <table:table-cell table:style-name="ce219" table:formula="of:=IF([.A112]-[.$F$21]&lt;=[.B$22];MAX(MAX([.A112]-[.$F$21])-[.B$21];0)*[.C$22];([.B$22]-[.B$21])*[.C$22])" office:value-type="float" office:value="126918.75" calcext:value-type="float">
            <text:p>126,918.75</text:p>
          </table:table-cell>
          <table:table-cell table:style-name="ce219" table:formula="of:=IF([.A112]-[.$F$21]&lt;=[.B$23];MAX(MAX([.A112]-[.$F$21];0)-[.B$22];0)*[.C$23];([.B$23]-[.B$22])*[.C$23])" office:value-type="float" office:value="40015.5" calcext:value-type="float">
            <text:p>40,015.50</text:p>
          </table:table-cell>
          <table:table-cell table:style-name="ce276" table:formula="of:=SUM([.C112:.H112])" office:value-type="float" office:value="222412.75" calcext:value-type="float">
            <text:p>222,412.75</text:p>
          </table:table-cell>
          <table:table-cell table:style-name="ce219" table:formula="of:=IF([.A112]&lt;[.E$7];[.A112]*([.E$3]+[.E$5]);IF([.A112]&gt;=[.E$8];[.A112]*[.E$9];0))" office:value-type="float" office:value="6660" calcext:value-type="float">
            <text:p>6,660.00</text:p>
          </table:table-cell>
          <table:table-cell table:style-name="ce219" table:formula="of:=[.I112]+[.J112]" office:value-type="float" office:value="229072.75" calcext:value-type="float">
            <text:p>229,072.75</text:p>
          </table:table-cell>
          <table:table-cell table:style-name="ce276" table:formula="of:=[.A112]-[.K112]" office:value-type="float" office:value="510927.25" calcext:value-type="float">
            <text:p>510,927.25</text:p>
          </table:table-cell>
          <table:table-cell table:style-name="ce219" table:formula="of:=[.A112]+[.J112]" office:value-type="float" office:value="746660" calcext:value-type="float">
            <text:p>746,660.00</text:p>
          </table:table-cell>
          <table:table-cell table:style-name="ce219" table:formula="of:=[.I$4]" office:value-type="float" office:value="20000" calcext:value-type="float">
            <text:p>20,000.00</text:p>
          </table:table-cell>
          <table:table-cell table:style-name="ce219" table:formula="of:=[.M112]+[.N112]" office:value-type="float" office:value="766660" calcext:value-type="float">
            <text:p>766,660.00</text:p>
          </table:table-cell>
          <table:table-cell table:style-name="ce219" table:formula="of:=[.O112]*[.I$2]" office:value-type="float" office:value="260664.4" calcext:value-type="float">
            <text:p>260,664.40</text:p>
          </table:table-cell>
          <table:table-cell table:style-name="ce276" table:formula="of:=[.O112]-[.P112]" office:value-type="float" office:value="505995.6" calcext:value-type="float">
            <text:p>505,995.60</text:p>
          </table:table-cell>
          <table:table-cell table:number-columns-repeated="16332"/>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4482.25" calcext:value-type="currency">
            <text:p>($4,482)</text:p>
          </table:table-cell>
          <table:table-cell table:style-name="ce238" table:formula="of:=IF(([.A113]-[.$F$21])&lt;=[.B$18];MAX(MAX([.A113]-[.$F$21];0)-[.B$17];0)*[.C$18];([.B$18]-[.B$17])*[.C$18])" office:value-type="float" office:value="4266" calcext:value-type="float">
            <text:p>4,266.00</text:p>
          </table:table-cell>
          <table:table-cell table:style-name="ce219" table:formula="of:=IF([.A113]-[.$F$21]&lt;=[.B$19];MAX(MAX([.A113]-[.$F$21];0)-[.B$18];0)*[.C$19];([.B$19]-[.B$18])*[.C$19])" office:value-type="float" office:value="11742.5" calcext:value-type="float">
            <text:p>11,742.50</text:p>
          </table:table-cell>
          <table:table-cell table:style-name="ce219" table:formula="of:=IF([.A113]-[.$F$21]&lt;=[.B$20];MAX(MAX([.A113]-[.$F$21];0)-[.B$19];0)*[.C$20];([.B$20]-[.B$19])*[.C$20])" office:value-type="float" office:value="21942" calcext:value-type="float">
            <text:p>21,942.00</text:p>
          </table:table-cell>
          <table:table-cell table:style-name="ce219" table:formula="of:=IF([.A113]-[.$F$21]&lt;=[.B$21];MAX(MAX([.A113]-[.$F$21];0)-[.B$20];0)*[.C$21];([.B$21]-[.B$20])*[.C$21])" office:value-type="float" office:value="17528" calcext:value-type="float">
            <text:p>17,528.00</text:p>
          </table:table-cell>
          <table:table-cell table:style-name="ce219" table:formula="of:=IF([.A113]-[.$F$21]&lt;=[.B$22];MAX(MAX([.A113]-[.$F$21])-[.B$21];0)*[.C$22];([.B$22]-[.B$21])*[.C$22])" office:value-type="float" office:value="126918.75" calcext:value-type="float">
            <text:p>126,918.75</text:p>
          </table:table-cell>
          <table:table-cell table:style-name="ce219" table:formula="of:=IF([.A113]-[.$F$21]&lt;=[.B$23];MAX(MAX([.A113]-[.$F$21];0)-[.B$22];0)*[.C$23];([.B$23]-[.B$22])*[.C$23])" office:value-type="float" office:value="43715.5" calcext:value-type="float">
            <text:p>43,715.50</text:p>
          </table:table-cell>
          <table:table-cell table:style-name="ce276" table:formula="of:=SUM([.C113:.H113])" office:value-type="float" office:value="226112.75" calcext:value-type="float">
            <text:p>226,112.75</text:p>
          </table:table-cell>
          <table:table-cell table:style-name="ce219" table:formula="of:=IF([.A113]&lt;[.E$7];[.A113]*([.E$3]+[.E$5]);IF([.A113]&gt;=[.E$8];[.A113]*[.E$9];0))" office:value-type="float" office:value="6750" calcext:value-type="float">
            <text:p>6,750.00</text:p>
          </table:table-cell>
          <table:table-cell table:style-name="ce219" table:formula="of:=[.I113]+[.J113]" office:value-type="float" office:value="232862.75" calcext:value-type="float">
            <text:p>232,862.75</text:p>
          </table:table-cell>
          <table:table-cell table:style-name="ce276" table:formula="of:=[.A113]-[.K113]" office:value-type="float" office:value="517137.25" calcext:value-type="float">
            <text:p>517,137.25</text:p>
          </table:table-cell>
          <table:table-cell table:style-name="ce219" table:formula="of:=[.A113]+[.J113]" office:value-type="float" office:value="756750" calcext:value-type="float">
            <text:p>756,750.00</text:p>
          </table:table-cell>
          <table:table-cell table:style-name="ce219" table:formula="of:=[.I$4]" office:value-type="float" office:value="20000" calcext:value-type="float">
            <text:p>20,000.00</text:p>
          </table:table-cell>
          <table:table-cell table:style-name="ce219" table:formula="of:=[.M113]+[.N113]" office:value-type="float" office:value="776750" calcext:value-type="float">
            <text:p>776,750.00</text:p>
          </table:table-cell>
          <table:table-cell table:style-name="ce219" table:formula="of:=[.O113]*[.I$2]" office:value-type="float" office:value="264095" calcext:value-type="float">
            <text:p>264,095.00</text:p>
          </table:table-cell>
          <table:table-cell table:style-name="ce276" table:formula="of:=[.O113]-[.P113]" office:value-type="float" office:value="512655" calcext:value-type="float">
            <text:p>512,655.00</text:p>
          </table:table-cell>
          <table:table-cell table:number-columns-repeated="16332"/>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4032.85000000004" calcext:value-type="currency">
            <text:p>($4,033)</text:p>
          </table:table-cell>
          <table:table-cell table:style-name="ce238" table:formula="of:=IF(([.A114]-[.$F$21])&lt;=[.B$18];MAX(MAX([.A114]-[.$F$21];0)-[.B$17];0)*[.C$18];([.B$18]-[.B$17])*[.C$18])" office:value-type="float" office:value="4266" calcext:value-type="float">
            <text:p>4,266.00</text:p>
          </table:table-cell>
          <table:table-cell table:style-name="ce219" table:formula="of:=IF([.A114]-[.$F$21]&lt;=[.B$19];MAX(MAX([.A114]-[.$F$21];0)-[.B$18];0)*[.C$19];([.B$19]-[.B$18])*[.C$19])" office:value-type="float" office:value="11742.5" calcext:value-type="float">
            <text:p>11,742.50</text:p>
          </table:table-cell>
          <table:table-cell table:style-name="ce219" table:formula="of:=IF([.A114]-[.$F$21]&lt;=[.B$20];MAX(MAX([.A114]-[.$F$21];0)-[.B$19];0)*[.C$20];([.B$20]-[.B$19])*[.C$20])" office:value-type="float" office:value="21942" calcext:value-type="float">
            <text:p>21,942.00</text:p>
          </table:table-cell>
          <table:table-cell table:style-name="ce219" table:formula="of:=IF([.A114]-[.$F$21]&lt;=[.B$21];MAX(MAX([.A114]-[.$F$21];0)-[.B$20];0)*[.C$21];([.B$21]-[.B$20])*[.C$21])" office:value-type="float" office:value="17528" calcext:value-type="float">
            <text:p>17,528.00</text:p>
          </table:table-cell>
          <table:table-cell table:style-name="ce219" table:formula="of:=IF([.A114]-[.$F$21]&lt;=[.B$22];MAX(MAX([.A114]-[.$F$21])-[.B$21];0)*[.C$22];([.B$22]-[.B$21])*[.C$22])" office:value-type="float" office:value="126918.75" calcext:value-type="float">
            <text:p>126,918.75</text:p>
          </table:table-cell>
          <table:table-cell table:style-name="ce219" table:formula="of:=IF([.A114]-[.$F$21]&lt;=[.B$23];MAX(MAX([.A114]-[.$F$21];0)-[.B$22];0)*[.C$23];([.B$23]-[.B$22])*[.C$23])" office:value-type="float" office:value="47415.5" calcext:value-type="float">
            <text:p>47,415.50</text:p>
          </table:table-cell>
          <table:table-cell table:style-name="ce276" table:formula="of:=SUM([.C114:.H114])" office:value-type="float" office:value="229812.75" calcext:value-type="float">
            <text:p>229,812.75</text:p>
          </table:table-cell>
          <table:table-cell table:style-name="ce219" table:formula="of:=IF([.A114]&lt;[.E$7];[.A114]*([.E$3]+[.E$5]);IF([.A114]&gt;=[.E$8];[.A114]*[.E$9];0))" office:value-type="float" office:value="6840" calcext:value-type="float">
            <text:p>6,840.00</text:p>
          </table:table-cell>
          <table:table-cell table:style-name="ce219" table:formula="of:=[.I114]+[.J114]" office:value-type="float" office:value="236652.75" calcext:value-type="float">
            <text:p>236,652.75</text:p>
          </table:table-cell>
          <table:table-cell table:style-name="ce276" table:formula="of:=[.A114]-[.K114]" office:value-type="float" office:value="523347.25" calcext:value-type="float">
            <text:p>523,347.25</text:p>
          </table:table-cell>
          <table:table-cell table:style-name="ce219" table:formula="of:=[.A114]+[.J114]" office:value-type="float" office:value="766840" calcext:value-type="float">
            <text:p>766,840.00</text:p>
          </table:table-cell>
          <table:table-cell table:style-name="ce219" table:formula="of:=[.I$4]" office:value-type="float" office:value="20000" calcext:value-type="float">
            <text:p>20,000.00</text:p>
          </table:table-cell>
          <table:table-cell table:style-name="ce219" table:formula="of:=[.M114]+[.N114]" office:value-type="float" office:value="786840" calcext:value-type="float">
            <text:p>786,840.00</text:p>
          </table:table-cell>
          <table:table-cell table:style-name="ce219" table:formula="of:=[.O114]*[.I$2]" office:value-type="float" office:value="267525.6" calcext:value-type="float">
            <text:p>267,525.60</text:p>
          </table:table-cell>
          <table:table-cell table:style-name="ce276" table:formula="of:=[.O114]-[.P114]" office:value-type="float" office:value="519314.4" calcext:value-type="float">
            <text:p>519,314.40</text:p>
          </table:table-cell>
          <table:table-cell table:number-columns-repeated="16332"/>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3583.44999999995" calcext:value-type="currency">
            <text:p>($3,583)</text:p>
          </table:table-cell>
          <table:table-cell table:style-name="ce238" table:formula="of:=IF(([.A115]-[.$F$21])&lt;=[.B$18];MAX(MAX([.A115]-[.$F$21];0)-[.B$17];0)*[.C$18];([.B$18]-[.B$17])*[.C$18])" office:value-type="float" office:value="4266" calcext:value-type="float">
            <text:p>4,266.00</text:p>
          </table:table-cell>
          <table:table-cell table:style-name="ce219" table:formula="of:=IF([.A115]-[.$F$21]&lt;=[.B$19];MAX(MAX([.A115]-[.$F$21];0)-[.B$18];0)*[.C$19];([.B$19]-[.B$18])*[.C$19])" office:value-type="float" office:value="11742.5" calcext:value-type="float">
            <text:p>11,742.50</text:p>
          </table:table-cell>
          <table:table-cell table:style-name="ce219" table:formula="of:=IF([.A115]-[.$F$21]&lt;=[.B$20];MAX(MAX([.A115]-[.$F$21];0)-[.B$19];0)*[.C$20];([.B$20]-[.B$19])*[.C$20])" office:value-type="float" office:value="21942" calcext:value-type="float">
            <text:p>21,942.00</text:p>
          </table:table-cell>
          <table:table-cell table:style-name="ce219" table:formula="of:=IF([.A115]-[.$F$21]&lt;=[.B$21];MAX(MAX([.A115]-[.$F$21];0)-[.B$20];0)*[.C$21];([.B$21]-[.B$20])*[.C$21])" office:value-type="float" office:value="17528" calcext:value-type="float">
            <text:p>17,528.00</text:p>
          </table:table-cell>
          <table:table-cell table:style-name="ce219" table:formula="of:=IF([.A115]-[.$F$21]&lt;=[.B$22];MAX(MAX([.A115]-[.$F$21])-[.B$21];0)*[.C$22];([.B$22]-[.B$21])*[.C$22])" office:value-type="float" office:value="126918.75" calcext:value-type="float">
            <text:p>126,918.75</text:p>
          </table:table-cell>
          <table:table-cell table:style-name="ce219" table:formula="of:=IF([.A115]-[.$F$21]&lt;=[.B$23];MAX(MAX([.A115]-[.$F$21];0)-[.B$22];0)*[.C$23];([.B$23]-[.B$22])*[.C$23])" office:value-type="float" office:value="51115.5" calcext:value-type="float">
            <text:p>51,115.50</text:p>
          </table:table-cell>
          <table:table-cell table:style-name="ce276" table:formula="of:=SUM([.C115:.H115])" office:value-type="float" office:value="233512.75" calcext:value-type="float">
            <text:p>233,512.75</text:p>
          </table:table-cell>
          <table:table-cell table:style-name="ce219" table:formula="of:=IF([.A115]&lt;[.E$7];[.A115]*([.E$3]+[.E$5]);IF([.A115]&gt;=[.E$8];[.A115]*[.E$9];0))" office:value-type="float" office:value="6930" calcext:value-type="float">
            <text:p>6,930.00</text:p>
          </table:table-cell>
          <table:table-cell table:style-name="ce219" table:formula="of:=[.I115]+[.J115]" office:value-type="float" office:value="240442.75" calcext:value-type="float">
            <text:p>240,442.75</text:p>
          </table:table-cell>
          <table:table-cell table:style-name="ce276" table:formula="of:=[.A115]-[.K115]" office:value-type="float" office:value="529557.25" calcext:value-type="float">
            <text:p>529,557.25</text:p>
          </table:table-cell>
          <table:table-cell table:style-name="ce219" table:formula="of:=[.A115]+[.J115]" office:value-type="float" office:value="776930" calcext:value-type="float">
            <text:p>776,930.00</text:p>
          </table:table-cell>
          <table:table-cell table:style-name="ce219" table:formula="of:=[.I$4]" office:value-type="float" office:value="20000" calcext:value-type="float">
            <text:p>20,000.00</text:p>
          </table:table-cell>
          <table:table-cell table:style-name="ce219" table:formula="of:=[.M115]+[.N115]" office:value-type="float" office:value="796930" calcext:value-type="float">
            <text:p>796,930.00</text:p>
          </table:table-cell>
          <table:table-cell table:style-name="ce219" table:formula="of:=[.O115]*[.I$2]" office:value-type="float" office:value="270956.2" calcext:value-type="float">
            <text:p>270,956.20</text:p>
          </table:table-cell>
          <table:table-cell table:style-name="ce276" table:formula="of:=[.O115]-[.P115]" office:value-type="float" office:value="525973.8" calcext:value-type="float">
            <text:p>525,973.80</text:p>
          </table:table-cell>
          <table:table-cell table:number-columns-repeated="16332"/>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3134.05000000005" calcext:value-type="currency">
            <text:p>($3,134)</text:p>
          </table:table-cell>
          <table:table-cell table:style-name="ce238" table:formula="of:=IF(([.A116]-[.$F$21])&lt;=[.B$18];MAX(MAX([.A116]-[.$F$21];0)-[.B$17];0)*[.C$18];([.B$18]-[.B$17])*[.C$18])" office:value-type="float" office:value="4266" calcext:value-type="float">
            <text:p>4,266.00</text:p>
          </table:table-cell>
          <table:table-cell table:style-name="ce219" table:formula="of:=IF([.A116]-[.$F$21]&lt;=[.B$19];MAX(MAX([.A116]-[.$F$21];0)-[.B$18];0)*[.C$19];([.B$19]-[.B$18])*[.C$19])" office:value-type="float" office:value="11742.5" calcext:value-type="float">
            <text:p>11,742.50</text:p>
          </table:table-cell>
          <table:table-cell table:style-name="ce219" table:formula="of:=IF([.A116]-[.$F$21]&lt;=[.B$20];MAX(MAX([.A116]-[.$F$21];0)-[.B$19];0)*[.C$20];([.B$20]-[.B$19])*[.C$20])" office:value-type="float" office:value="21942" calcext:value-type="float">
            <text:p>21,942.00</text:p>
          </table:table-cell>
          <table:table-cell table:style-name="ce219" table:formula="of:=IF([.A116]-[.$F$21]&lt;=[.B$21];MAX(MAX([.A116]-[.$F$21];0)-[.B$20];0)*[.C$21];([.B$21]-[.B$20])*[.C$21])" office:value-type="float" office:value="17528" calcext:value-type="float">
            <text:p>17,528.00</text:p>
          </table:table-cell>
          <table:table-cell table:style-name="ce219" table:formula="of:=IF([.A116]-[.$F$21]&lt;=[.B$22];MAX(MAX([.A116]-[.$F$21])-[.B$21];0)*[.C$22];([.B$22]-[.B$21])*[.C$22])" office:value-type="float" office:value="126918.75" calcext:value-type="float">
            <text:p>126,918.75</text:p>
          </table:table-cell>
          <table:table-cell table:style-name="ce219" table:formula="of:=IF([.A116]-[.$F$21]&lt;=[.B$23];MAX(MAX([.A116]-[.$F$21];0)-[.B$22];0)*[.C$23];([.B$23]-[.B$22])*[.C$23])" office:value-type="float" office:value="54815.5" calcext:value-type="float">
            <text:p>54,815.50</text:p>
          </table:table-cell>
          <table:table-cell table:style-name="ce276" table:formula="of:=SUM([.C116:.H116])" office:value-type="float" office:value="237212.75" calcext:value-type="float">
            <text:p>237,212.75</text:p>
          </table:table-cell>
          <table:table-cell table:style-name="ce219" table:formula="of:=IF([.A116]&lt;[.E$7];[.A116]*([.E$3]+[.E$5]);IF([.A116]&gt;=[.E$8];[.A116]*[.E$9];0))" office:value-type="float" office:value="7020" calcext:value-type="float">
            <text:p>7,020.00</text:p>
          </table:table-cell>
          <table:table-cell table:style-name="ce219" table:formula="of:=[.I116]+[.J116]" office:value-type="float" office:value="244232.75" calcext:value-type="float">
            <text:p>244,232.75</text:p>
          </table:table-cell>
          <table:table-cell table:style-name="ce276" table:formula="of:=[.A116]-[.K116]" office:value-type="float" office:value="535767.25" calcext:value-type="float">
            <text:p>535,767.25</text:p>
          </table:table-cell>
          <table:table-cell table:style-name="ce219" table:formula="of:=[.A116]+[.J116]" office:value-type="float" office:value="787020" calcext:value-type="float">
            <text:p>787,020.00</text:p>
          </table:table-cell>
          <table:table-cell table:style-name="ce219" table:formula="of:=[.I$4]" office:value-type="float" office:value="20000" calcext:value-type="float">
            <text:p>20,000.00</text:p>
          </table:table-cell>
          <table:table-cell table:style-name="ce219" table:formula="of:=[.M116]+[.N116]" office:value-type="float" office:value="807020" calcext:value-type="float">
            <text:p>807,020.00</text:p>
          </table:table-cell>
          <table:table-cell table:style-name="ce219" table:formula="of:=[.O116]*[.I$2]" office:value-type="float" office:value="274386.8" calcext:value-type="float">
            <text:p>274,386.80</text:p>
          </table:table-cell>
          <table:table-cell table:style-name="ce276" table:formula="of:=[.O116]-[.P116]" office:value-type="float" office:value="532633.2" calcext:value-type="float">
            <text:p>532,633.20</text:p>
          </table:table-cell>
          <table:table-cell table:number-columns-repeated="16332"/>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2684.65000000002" calcext:value-type="currency">
            <text:p>($2,685)</text:p>
          </table:table-cell>
          <table:table-cell table:style-name="ce238" table:formula="of:=IF(([.A117]-[.$F$21])&lt;=[.B$18];MAX(MAX([.A117]-[.$F$21];0)-[.B$17];0)*[.C$18];([.B$18]-[.B$17])*[.C$18])" office:value-type="float" office:value="4266" calcext:value-type="float">
            <text:p>4,266.00</text:p>
          </table:table-cell>
          <table:table-cell table:style-name="ce219" table:formula="of:=IF([.A117]-[.$F$21]&lt;=[.B$19];MAX(MAX([.A117]-[.$F$21];0)-[.B$18];0)*[.C$19];([.B$19]-[.B$18])*[.C$19])" office:value-type="float" office:value="11742.5" calcext:value-type="float">
            <text:p>11,742.50</text:p>
          </table:table-cell>
          <table:table-cell table:style-name="ce219" table:formula="of:=IF([.A117]-[.$F$21]&lt;=[.B$20];MAX(MAX([.A117]-[.$F$21];0)-[.B$19];0)*[.C$20];([.B$20]-[.B$19])*[.C$20])" office:value-type="float" office:value="21942" calcext:value-type="float">
            <text:p>21,942.00</text:p>
          </table:table-cell>
          <table:table-cell table:style-name="ce219" table:formula="of:=IF([.A117]-[.$F$21]&lt;=[.B$21];MAX(MAX([.A117]-[.$F$21];0)-[.B$20];0)*[.C$21];([.B$21]-[.B$20])*[.C$21])" office:value-type="float" office:value="17528" calcext:value-type="float">
            <text:p>17,528.00</text:p>
          </table:table-cell>
          <table:table-cell table:style-name="ce219" table:formula="of:=IF([.A117]-[.$F$21]&lt;=[.B$22];MAX(MAX([.A117]-[.$F$21])-[.B$21];0)*[.C$22];([.B$22]-[.B$21])*[.C$22])" office:value-type="float" office:value="126918.75" calcext:value-type="float">
            <text:p>126,918.75</text:p>
          </table:table-cell>
          <table:table-cell table:style-name="ce219" table:formula="of:=IF([.A117]-[.$F$21]&lt;=[.B$23];MAX(MAX([.A117]-[.$F$21];0)-[.B$22];0)*[.C$23];([.B$23]-[.B$22])*[.C$23])" office:value-type="float" office:value="58515.5" calcext:value-type="float">
            <text:p>58,515.50</text:p>
          </table:table-cell>
          <table:table-cell table:style-name="ce276" table:formula="of:=SUM([.C117:.H117])" office:value-type="float" office:value="240912.75" calcext:value-type="float">
            <text:p>240,912.75</text:p>
          </table:table-cell>
          <table:table-cell table:style-name="ce219" table:formula="of:=IF([.A117]&lt;[.E$7];[.A117]*([.E$3]+[.E$5]);IF([.A117]&gt;=[.E$8];[.A117]*[.E$9];0))" office:value-type="float" office:value="7110" calcext:value-type="float">
            <text:p>7,110.00</text:p>
          </table:table-cell>
          <table:table-cell table:style-name="ce219" table:formula="of:=[.I117]+[.J117]" office:value-type="float" office:value="248022.75" calcext:value-type="float">
            <text:p>248,022.75</text:p>
          </table:table-cell>
          <table:table-cell table:style-name="ce276" table:formula="of:=[.A117]-[.K117]" office:value-type="float" office:value="541977.25" calcext:value-type="float">
            <text:p>541,977.25</text:p>
          </table:table-cell>
          <table:table-cell table:style-name="ce219" table:formula="of:=[.A117]+[.J117]" office:value-type="float" office:value="797110" calcext:value-type="float">
            <text:p>797,110.00</text:p>
          </table:table-cell>
          <table:table-cell table:style-name="ce219" table:formula="of:=[.I$4]" office:value-type="float" office:value="20000" calcext:value-type="float">
            <text:p>20,000.00</text:p>
          </table:table-cell>
          <table:table-cell table:style-name="ce219" table:formula="of:=[.M117]+[.N117]" office:value-type="float" office:value="817110" calcext:value-type="float">
            <text:p>817,110.00</text:p>
          </table:table-cell>
          <table:table-cell table:style-name="ce219" table:formula="of:=[.O117]*[.I$2]" office:value-type="float" office:value="277817.4" calcext:value-type="float">
            <text:p>277,817.40</text:p>
          </table:table-cell>
          <table:table-cell table:style-name="ce276" table:formula="of:=[.O117]-[.P117]" office:value-type="float" office:value="539292.6" calcext:value-type="float">
            <text:p>539,292.60</text:p>
          </table:table-cell>
          <table:table-cell table:number-columns-repeated="16332"/>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2235.25" calcext:value-type="currency">
            <text:p>($2,235)</text:p>
          </table:table-cell>
          <table:table-cell table:style-name="ce238" table:formula="of:=IF(([.A118]-[.$F$21])&lt;=[.B$18];MAX(MAX([.A118]-[.$F$21];0)-[.B$17];0)*[.C$18];([.B$18]-[.B$17])*[.C$18])" office:value-type="float" office:value="4266" calcext:value-type="float">
            <text:p>4,266.00</text:p>
          </table:table-cell>
          <table:table-cell table:style-name="ce219" table:formula="of:=IF([.A118]-[.$F$21]&lt;=[.B$19];MAX(MAX([.A118]-[.$F$21];0)-[.B$18];0)*[.C$19];([.B$19]-[.B$18])*[.C$19])" office:value-type="float" office:value="11742.5" calcext:value-type="float">
            <text:p>11,742.50</text:p>
          </table:table-cell>
          <table:table-cell table:style-name="ce219" table:formula="of:=IF([.A118]-[.$F$21]&lt;=[.B$20];MAX(MAX([.A118]-[.$F$21];0)-[.B$19];0)*[.C$20];([.B$20]-[.B$19])*[.C$20])" office:value-type="float" office:value="21942" calcext:value-type="float">
            <text:p>21,942.00</text:p>
          </table:table-cell>
          <table:table-cell table:style-name="ce219" table:formula="of:=IF([.A118]-[.$F$21]&lt;=[.B$21];MAX(MAX([.A118]-[.$F$21];0)-[.B$20];0)*[.C$21];([.B$21]-[.B$20])*[.C$21])" office:value-type="float" office:value="17528" calcext:value-type="float">
            <text:p>17,528.00</text:p>
          </table:table-cell>
          <table:table-cell table:style-name="ce219" table:formula="of:=IF([.A118]-[.$F$21]&lt;=[.B$22];MAX(MAX([.A118]-[.$F$21])-[.B$21];0)*[.C$22];([.B$22]-[.B$21])*[.C$22])" office:value-type="float" office:value="126918.75" calcext:value-type="float">
            <text:p>126,918.75</text:p>
          </table:table-cell>
          <table:table-cell table:style-name="ce219" table:formula="of:=IF([.A118]-[.$F$21]&lt;=[.B$23];MAX(MAX([.A118]-[.$F$21];0)-[.B$22];0)*[.C$23];([.B$23]-[.B$22])*[.C$23])" office:value-type="float" office:value="62215.5" calcext:value-type="float">
            <text:p>62,215.50</text:p>
          </table:table-cell>
          <table:table-cell table:style-name="ce276" table:formula="of:=SUM([.C118:.H118])" office:value-type="float" office:value="244612.75" calcext:value-type="float">
            <text:p>244,612.75</text:p>
          </table:table-cell>
          <table:table-cell table:style-name="ce219" table:formula="of:=IF([.A118]&lt;[.E$7];[.A118]*([.E$3]+[.E$5]);IF([.A118]&gt;=[.E$8];[.A118]*[.E$9];0))" office:value-type="float" office:value="7200" calcext:value-type="float">
            <text:p>7,200.00</text:p>
          </table:table-cell>
          <table:table-cell table:style-name="ce219" table:formula="of:=[.I118]+[.J118]" office:value-type="float" office:value="251812.75" calcext:value-type="float">
            <text:p>251,812.75</text:p>
          </table:table-cell>
          <table:table-cell table:style-name="ce276" table:formula="of:=[.A118]-[.K118]" office:value-type="float" office:value="548187.25" calcext:value-type="float">
            <text:p>548,187.25</text:p>
          </table:table-cell>
          <table:table-cell table:style-name="ce219" table:formula="of:=[.A118]+[.J118]" office:value-type="float" office:value="807200" calcext:value-type="float">
            <text:p>807,200.00</text:p>
          </table:table-cell>
          <table:table-cell table:style-name="ce219" table:formula="of:=[.I$4]" office:value-type="float" office:value="20000" calcext:value-type="float">
            <text:p>20,000.00</text:p>
          </table:table-cell>
          <table:table-cell table:style-name="ce219" table:formula="of:=[.M118]+[.N118]" office:value-type="float" office:value="827200" calcext:value-type="float">
            <text:p>827,200.00</text:p>
          </table:table-cell>
          <table:table-cell table:style-name="ce219" table:formula="of:=[.O118]*[.I$2]" office:value-type="float" office:value="281248" calcext:value-type="float">
            <text:p>281,248.00</text:p>
          </table:table-cell>
          <table:table-cell table:style-name="ce276" table:formula="of:=[.O118]-[.P118]" office:value-type="float" office:value="545952" calcext:value-type="float">
            <text:p>545,952.00</text:p>
          </table:table-cell>
          <table:table-cell table:number-columns-repeated="16332"/>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1785.85000000009" calcext:value-type="currency">
            <text:p>($1,786)</text:p>
          </table:table-cell>
          <table:table-cell table:style-name="ce238" table:formula="of:=IF(([.A119]-[.$F$21])&lt;=[.B$18];MAX(MAX([.A119]-[.$F$21];0)-[.B$17];0)*[.C$18];([.B$18]-[.B$17])*[.C$18])" office:value-type="float" office:value="4266" calcext:value-type="float">
            <text:p>4,266.00</text:p>
          </table:table-cell>
          <table:table-cell table:style-name="ce219" table:formula="of:=IF([.A119]-[.$F$21]&lt;=[.B$19];MAX(MAX([.A119]-[.$F$21];0)-[.B$18];0)*[.C$19];([.B$19]-[.B$18])*[.C$19])" office:value-type="float" office:value="11742.5" calcext:value-type="float">
            <text:p>11,742.50</text:p>
          </table:table-cell>
          <table:table-cell table:style-name="ce219" table:formula="of:=IF([.A119]-[.$F$21]&lt;=[.B$20];MAX(MAX([.A119]-[.$F$21];0)-[.B$19];0)*[.C$20];([.B$20]-[.B$19])*[.C$20])" office:value-type="float" office:value="21942" calcext:value-type="float">
            <text:p>21,942.00</text:p>
          </table:table-cell>
          <table:table-cell table:style-name="ce219" table:formula="of:=IF([.A119]-[.$F$21]&lt;=[.B$21];MAX(MAX([.A119]-[.$F$21];0)-[.B$20];0)*[.C$21];([.B$21]-[.B$20])*[.C$21])" office:value-type="float" office:value="17528" calcext:value-type="float">
            <text:p>17,528.00</text:p>
          </table:table-cell>
          <table:table-cell table:style-name="ce219" table:formula="of:=IF([.A119]-[.$F$21]&lt;=[.B$22];MAX(MAX([.A119]-[.$F$21])-[.B$21];0)*[.C$22];([.B$22]-[.B$21])*[.C$22])" office:value-type="float" office:value="126918.75" calcext:value-type="float">
            <text:p>126,918.75</text:p>
          </table:table-cell>
          <table:table-cell table:style-name="ce219" table:formula="of:=IF([.A119]-[.$F$21]&lt;=[.B$23];MAX(MAX([.A119]-[.$F$21];0)-[.B$22];0)*[.C$23];([.B$23]-[.B$22])*[.C$23])" office:value-type="float" office:value="65915.5" calcext:value-type="float">
            <text:p>65,915.50</text:p>
          </table:table-cell>
          <table:table-cell table:style-name="ce276" table:formula="of:=SUM([.C119:.H119])" office:value-type="float" office:value="248312.75" calcext:value-type="float">
            <text:p>248,312.75</text:p>
          </table:table-cell>
          <table:table-cell table:style-name="ce219" table:formula="of:=IF([.A119]&lt;[.E$7];[.A119]*([.E$3]+[.E$5]);IF([.A119]&gt;=[.E$8];[.A119]*[.E$9];0))" office:value-type="float" office:value="7290" calcext:value-type="float">
            <text:p>7,290.00</text:p>
          </table:table-cell>
          <table:table-cell table:style-name="ce219" table:formula="of:=[.I119]+[.J119]" office:value-type="float" office:value="255602.75" calcext:value-type="float">
            <text:p>255,602.75</text:p>
          </table:table-cell>
          <table:table-cell table:style-name="ce276" table:formula="of:=[.A119]-[.K119]" office:value-type="float" office:value="554397.25" calcext:value-type="float">
            <text:p>554,397.25</text:p>
          </table:table-cell>
          <table:table-cell table:style-name="ce219" table:formula="of:=[.A119]+[.J119]" office:value-type="float" office:value="817290" calcext:value-type="float">
            <text:p>817,290.00</text:p>
          </table:table-cell>
          <table:table-cell table:style-name="ce219" table:formula="of:=[.I$4]" office:value-type="float" office:value="20000" calcext:value-type="float">
            <text:p>20,000.00</text:p>
          </table:table-cell>
          <table:table-cell table:style-name="ce219" table:formula="of:=[.M119]+[.N119]" office:value-type="float" office:value="837290" calcext:value-type="float">
            <text:p>837,290.00</text:p>
          </table:table-cell>
          <table:table-cell table:style-name="ce219" table:formula="of:=[.O119]*[.I$2]" office:value-type="float" office:value="284678.6" calcext:value-type="float">
            <text:p>284,678.60</text:p>
          </table:table-cell>
          <table:table-cell table:style-name="ce276" table:formula="of:=[.O119]-[.P119]" office:value-type="float" office:value="552611.4" calcext:value-type="float">
            <text:p>552,611.40</text:p>
          </table:table-cell>
          <table:table-cell table:number-columns-repeated="16332"/>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1336.44999999995" calcext:value-type="currency">
            <text:p>($1,336)</text:p>
          </table:table-cell>
          <table:table-cell table:style-name="ce238" table:formula="of:=IF(([.A120]-[.$F$21])&lt;=[.B$18];MAX(MAX([.A120]-[.$F$21];0)-[.B$17];0)*[.C$18];([.B$18]-[.B$17])*[.C$18])" office:value-type="float" office:value="4266" calcext:value-type="float">
            <text:p>4,266.00</text:p>
          </table:table-cell>
          <table:table-cell table:style-name="ce219" table:formula="of:=IF([.A120]-[.$F$21]&lt;=[.B$19];MAX(MAX([.A120]-[.$F$21];0)-[.B$18];0)*[.C$19];([.B$19]-[.B$18])*[.C$19])" office:value-type="float" office:value="11742.5" calcext:value-type="float">
            <text:p>11,742.50</text:p>
          </table:table-cell>
          <table:table-cell table:style-name="ce219" table:formula="of:=IF([.A120]-[.$F$21]&lt;=[.B$20];MAX(MAX([.A120]-[.$F$21];0)-[.B$19];0)*[.C$20];([.B$20]-[.B$19])*[.C$20])" office:value-type="float" office:value="21942" calcext:value-type="float">
            <text:p>21,942.00</text:p>
          </table:table-cell>
          <table:table-cell table:style-name="ce219" table:formula="of:=IF([.A120]-[.$F$21]&lt;=[.B$21];MAX(MAX([.A120]-[.$F$21];0)-[.B$20];0)*[.C$21];([.B$21]-[.B$20])*[.C$21])" office:value-type="float" office:value="17528" calcext:value-type="float">
            <text:p>17,528.00</text:p>
          </table:table-cell>
          <table:table-cell table:style-name="ce219" table:formula="of:=IF([.A120]-[.$F$21]&lt;=[.B$22];MAX(MAX([.A120]-[.$F$21])-[.B$21];0)*[.C$22];([.B$22]-[.B$21])*[.C$22])" office:value-type="float" office:value="126918.75" calcext:value-type="float">
            <text:p>126,918.75</text:p>
          </table:table-cell>
          <table:table-cell table:style-name="ce219" table:formula="of:=IF([.A120]-[.$F$21]&lt;=[.B$23];MAX(MAX([.A120]-[.$F$21];0)-[.B$22];0)*[.C$23];([.B$23]-[.B$22])*[.C$23])" office:value-type="float" office:value="69615.5" calcext:value-type="float">
            <text:p>69,615.50</text:p>
          </table:table-cell>
          <table:table-cell table:style-name="ce276" table:formula="of:=SUM([.C120:.H120])" office:value-type="float" office:value="252012.75" calcext:value-type="float">
            <text:p>252,012.75</text:p>
          </table:table-cell>
          <table:table-cell table:style-name="ce219" table:formula="of:=IF([.A120]&lt;[.E$7];[.A120]*([.E$3]+[.E$5]);IF([.A120]&gt;=[.E$8];[.A120]*[.E$9];0))" office:value-type="float" office:value="7380" calcext:value-type="float">
            <text:p>7,380.00</text:p>
          </table:table-cell>
          <table:table-cell table:style-name="ce219" table:formula="of:=[.I120]+[.J120]" office:value-type="float" office:value="259392.75" calcext:value-type="float">
            <text:p>259,392.75</text:p>
          </table:table-cell>
          <table:table-cell table:style-name="ce276" table:formula="of:=[.A120]-[.K120]" office:value-type="float" office:value="560607.25" calcext:value-type="float">
            <text:p>560,607.25</text:p>
          </table:table-cell>
          <table:table-cell table:style-name="ce219" table:formula="of:=[.A120]+[.J120]" office:value-type="float" office:value="827380" calcext:value-type="float">
            <text:p>827,380.00</text:p>
          </table:table-cell>
          <table:table-cell table:style-name="ce219" table:formula="of:=[.I$4]" office:value-type="float" office:value="20000" calcext:value-type="float">
            <text:p>20,000.00</text:p>
          </table:table-cell>
          <table:table-cell table:style-name="ce219" table:formula="of:=[.M120]+[.N120]" office:value-type="float" office:value="847380" calcext:value-type="float">
            <text:p>847,380.00</text:p>
          </table:table-cell>
          <table:table-cell table:style-name="ce219" table:formula="of:=[.O120]*[.I$2]" office:value-type="float" office:value="288109.2" calcext:value-type="float">
            <text:p>288,109.20</text:p>
          </table:table-cell>
          <table:table-cell table:style-name="ce276" table:formula="of:=[.O120]-[.P120]" office:value-type="float" office:value="559270.8" calcext:value-type="float">
            <text:p>559,270.80</text:p>
          </table:table-cell>
          <table:table-cell table:number-columns-repeated="16332"/>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887.050000000047" calcext:value-type="currency">
            <text:p>($887)</text:p>
          </table:table-cell>
          <table:table-cell table:style-name="ce238" table:formula="of:=IF(([.A121]-[.$F$21])&lt;=[.B$18];MAX(MAX([.A121]-[.$F$21];0)-[.B$17];0)*[.C$18];([.B$18]-[.B$17])*[.C$18])" office:value-type="float" office:value="4266" calcext:value-type="float">
            <text:p>4,266.00</text:p>
          </table:table-cell>
          <table:table-cell table:style-name="ce219" table:formula="of:=IF([.A121]-[.$F$21]&lt;=[.B$19];MAX(MAX([.A121]-[.$F$21];0)-[.B$18];0)*[.C$19];([.B$19]-[.B$18])*[.C$19])" office:value-type="float" office:value="11742.5" calcext:value-type="float">
            <text:p>11,742.50</text:p>
          </table:table-cell>
          <table:table-cell table:style-name="ce219" table:formula="of:=IF([.A121]-[.$F$21]&lt;=[.B$20];MAX(MAX([.A121]-[.$F$21];0)-[.B$19];0)*[.C$20];([.B$20]-[.B$19])*[.C$20])" office:value-type="float" office:value="21942" calcext:value-type="float">
            <text:p>21,942.00</text:p>
          </table:table-cell>
          <table:table-cell table:style-name="ce219" table:formula="of:=IF([.A121]-[.$F$21]&lt;=[.B$21];MAX(MAX([.A121]-[.$F$21];0)-[.B$20];0)*[.C$21];([.B$21]-[.B$20])*[.C$21])" office:value-type="float" office:value="17528" calcext:value-type="float">
            <text:p>17,528.00</text:p>
          </table:table-cell>
          <table:table-cell table:style-name="ce219" table:formula="of:=IF([.A121]-[.$F$21]&lt;=[.B$22];MAX(MAX([.A121]-[.$F$21])-[.B$21];0)*[.C$22];([.B$22]-[.B$21])*[.C$22])" office:value-type="float" office:value="126918.75" calcext:value-type="float">
            <text:p>126,918.75</text:p>
          </table:table-cell>
          <table:table-cell table:style-name="ce219" table:formula="of:=IF([.A121]-[.$F$21]&lt;=[.B$23];MAX(MAX([.A121]-[.$F$21];0)-[.B$22];0)*[.C$23];([.B$23]-[.B$22])*[.C$23])" office:value-type="float" office:value="73315.5" calcext:value-type="float">
            <text:p>73,315.50</text:p>
          </table:table-cell>
          <table:table-cell table:style-name="ce276" table:formula="of:=SUM([.C121:.H121])" office:value-type="float" office:value="255712.75" calcext:value-type="float">
            <text:p>255,712.75</text:p>
          </table:table-cell>
          <table:table-cell table:style-name="ce219" table:formula="of:=IF([.A121]&lt;[.E$7];[.A121]*([.E$3]+[.E$5]);IF([.A121]&gt;=[.E$8];[.A121]*[.E$9];0))" office:value-type="float" office:value="7470" calcext:value-type="float">
            <text:p>7,470.00</text:p>
          </table:table-cell>
          <table:table-cell table:style-name="ce219" table:formula="of:=[.I121]+[.J121]" office:value-type="float" office:value="263182.75" calcext:value-type="float">
            <text:p>263,182.75</text:p>
          </table:table-cell>
          <table:table-cell table:style-name="ce276" table:formula="of:=[.A121]-[.K121]" office:value-type="float" office:value="566817.25" calcext:value-type="float">
            <text:p>566,817.25</text:p>
          </table:table-cell>
          <table:table-cell table:style-name="ce219" table:formula="of:=[.A121]+[.J121]" office:value-type="float" office:value="837470" calcext:value-type="float">
            <text:p>837,470.00</text:p>
          </table:table-cell>
          <table:table-cell table:style-name="ce219" table:formula="of:=[.I$4]" office:value-type="float" office:value="20000" calcext:value-type="float">
            <text:p>20,000.00</text:p>
          </table:table-cell>
          <table:table-cell table:style-name="ce219" table:formula="of:=[.M121]+[.N121]" office:value-type="float" office:value="857470" calcext:value-type="float">
            <text:p>857,470.00</text:p>
          </table:table-cell>
          <table:table-cell table:style-name="ce219" table:formula="of:=[.O121]*[.I$2]" office:value-type="float" office:value="291539.8" calcext:value-type="float">
            <text:p>291,539.80</text:p>
          </table:table-cell>
          <table:table-cell table:style-name="ce276" table:formula="of:=[.O121]-[.P121]" office:value-type="float" office:value="565930.2" calcext:value-type="float">
            <text:p>565,930.20</text:p>
          </table:table-cell>
          <table:table-cell table:number-columns-repeated="16332"/>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437.650000000023" calcext:value-type="currency">
            <text:p>($438)</text:p>
          </table:table-cell>
          <table:table-cell table:style-name="ce238" table:formula="of:=IF(([.A122]-[.$F$21])&lt;=[.B$18];MAX(MAX([.A122]-[.$F$21];0)-[.B$17];0)*[.C$18];([.B$18]-[.B$17])*[.C$18])" office:value-type="float" office:value="4266" calcext:value-type="float">
            <text:p>4,266.00</text:p>
          </table:table-cell>
          <table:table-cell table:style-name="ce219" table:formula="of:=IF([.A122]-[.$F$21]&lt;=[.B$19];MAX(MAX([.A122]-[.$F$21];0)-[.B$18];0)*[.C$19];([.B$19]-[.B$18])*[.C$19])" office:value-type="float" office:value="11742.5" calcext:value-type="float">
            <text:p>11,742.50</text:p>
          </table:table-cell>
          <table:table-cell table:style-name="ce219" table:formula="of:=IF([.A122]-[.$F$21]&lt;=[.B$20];MAX(MAX([.A122]-[.$F$21];0)-[.B$19];0)*[.C$20];([.B$20]-[.B$19])*[.C$20])" office:value-type="float" office:value="21942" calcext:value-type="float">
            <text:p>21,942.00</text:p>
          </table:table-cell>
          <table:table-cell table:style-name="ce219" table:formula="of:=IF([.A122]-[.$F$21]&lt;=[.B$21];MAX(MAX([.A122]-[.$F$21];0)-[.B$20];0)*[.C$21];([.B$21]-[.B$20])*[.C$21])" office:value-type="float" office:value="17528" calcext:value-type="float">
            <text:p>17,528.00</text:p>
          </table:table-cell>
          <table:table-cell table:style-name="ce219" table:formula="of:=IF([.A122]-[.$F$21]&lt;=[.B$22];MAX(MAX([.A122]-[.$F$21])-[.B$21];0)*[.C$22];([.B$22]-[.B$21])*[.C$22])" office:value-type="float" office:value="126918.75" calcext:value-type="float">
            <text:p>126,918.75</text:p>
          </table:table-cell>
          <table:table-cell table:style-name="ce219" table:formula="of:=IF([.A122]-[.$F$21]&lt;=[.B$23];MAX(MAX([.A122]-[.$F$21];0)-[.B$22];0)*[.C$23];([.B$23]-[.B$22])*[.C$23])" office:value-type="float" office:value="77015.5" calcext:value-type="float">
            <text:p>77,015.50</text:p>
          </table:table-cell>
          <table:table-cell table:style-name="ce276" table:formula="of:=SUM([.C122:.H122])" office:value-type="float" office:value="259412.75" calcext:value-type="float">
            <text:p>259,412.75</text:p>
          </table:table-cell>
          <table:table-cell table:style-name="ce219" table:formula="of:=IF([.A122]&lt;[.E$7];[.A122]*([.E$3]+[.E$5]);IF([.A122]&gt;=[.E$8];[.A122]*[.E$9];0))" office:value-type="float" office:value="7560" calcext:value-type="float">
            <text:p>7,560.00</text:p>
          </table:table-cell>
          <table:table-cell table:style-name="ce219" table:formula="of:=[.I122]+[.J122]" office:value-type="float" office:value="266972.75" calcext:value-type="float">
            <text:p>266,972.75</text:p>
          </table:table-cell>
          <table:table-cell table:style-name="ce276" table:formula="of:=[.A122]-[.K122]" office:value-type="float" office:value="573027.25" calcext:value-type="float">
            <text:p>573,027.25</text:p>
          </table:table-cell>
          <table:table-cell table:style-name="ce219" table:formula="of:=[.A122]+[.J122]" office:value-type="float" office:value="847560" calcext:value-type="float">
            <text:p>847,560.00</text:p>
          </table:table-cell>
          <table:table-cell table:style-name="ce219" table:formula="of:=[.I$4]" office:value-type="float" office:value="20000" calcext:value-type="float">
            <text:p>20,000.00</text:p>
          </table:table-cell>
          <table:table-cell table:style-name="ce219" table:formula="of:=[.M122]+[.N122]" office:value-type="float" office:value="867560" calcext:value-type="float">
            <text:p>867,560.00</text:p>
          </table:table-cell>
          <table:table-cell table:style-name="ce219" table:formula="of:=[.O122]*[.I$2]" office:value-type="float" office:value="294970.4" calcext:value-type="float">
            <text:p>294,970.40</text:p>
          </table:table-cell>
          <table:table-cell table:style-name="ce276" table:formula="of:=[.O122]-[.P122]" office:value-type="float" office:value="572589.6" calcext:value-type="float">
            <text:p>572,589.60</text:p>
          </table:table-cell>
          <table:table-cell table:number-columns-repeated="16332"/>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11.75" calcext:value-type="currency">
            <text:p>$12 </text:p>
          </table:table-cell>
          <table:table-cell table:style-name="ce238" table:formula="of:=IF(([.A123]-[.$F$21])&lt;=[.B$18];MAX(MAX([.A123]-[.$F$21];0)-[.B$17];0)*[.C$18];([.B$18]-[.B$17])*[.C$18])" office:value-type="float" office:value="4266" calcext:value-type="float">
            <text:p>4,266.00</text:p>
          </table:table-cell>
          <table:table-cell table:style-name="ce219" table:formula="of:=IF([.A123]-[.$F$21]&lt;=[.B$19];MAX(MAX([.A123]-[.$F$21];0)-[.B$18];0)*[.C$19];([.B$19]-[.B$18])*[.C$19])" office:value-type="float" office:value="11742.5" calcext:value-type="float">
            <text:p>11,742.50</text:p>
          </table:table-cell>
          <table:table-cell table:style-name="ce219" table:formula="of:=IF([.A123]-[.$F$21]&lt;=[.B$20];MAX(MAX([.A123]-[.$F$21];0)-[.B$19];0)*[.C$20];([.B$20]-[.B$19])*[.C$20])" office:value-type="float" office:value="21942" calcext:value-type="float">
            <text:p>21,942.00</text:p>
          </table:table-cell>
          <table:table-cell table:style-name="ce219" table:formula="of:=IF([.A123]-[.$F$21]&lt;=[.B$21];MAX(MAX([.A123]-[.$F$21];0)-[.B$20];0)*[.C$21];([.B$21]-[.B$20])*[.C$21])" office:value-type="float" office:value="17528" calcext:value-type="float">
            <text:p>17,528.00</text:p>
          </table:table-cell>
          <table:table-cell table:style-name="ce219" table:formula="of:=IF([.A123]-[.$F$21]&lt;=[.B$22];MAX(MAX([.A123]-[.$F$21])-[.B$21];0)*[.C$22];([.B$22]-[.B$21])*[.C$22])" office:value-type="float" office:value="126918.75" calcext:value-type="float">
            <text:p>126,918.75</text:p>
          </table:table-cell>
          <table:table-cell table:style-name="ce219" table:formula="of:=IF([.A123]-[.$F$21]&lt;=[.B$23];MAX(MAX([.A123]-[.$F$21];0)-[.B$22];0)*[.C$23];([.B$23]-[.B$22])*[.C$23])" office:value-type="float" office:value="80715.5" calcext:value-type="float">
            <text:p>80,715.50</text:p>
          </table:table-cell>
          <table:table-cell table:style-name="ce276" table:formula="of:=SUM([.C123:.H123])" office:value-type="float" office:value="263112.75" calcext:value-type="float">
            <text:p>263,112.75</text:p>
          </table:table-cell>
          <table:table-cell table:style-name="ce219" table:formula="of:=IF([.A123]&lt;[.E$7];[.A123]*([.E$3]+[.E$5]);IF([.A123]&gt;=[.E$8];[.A123]*[.E$9];0))" office:value-type="float" office:value="7650" calcext:value-type="float">
            <text:p>7,650.00</text:p>
          </table:table-cell>
          <table:table-cell table:style-name="ce219" table:formula="of:=[.I123]+[.J123]" office:value-type="float" office:value="270762.75" calcext:value-type="float">
            <text:p>270,762.75</text:p>
          </table:table-cell>
          <table:table-cell table:style-name="ce276" table:formula="of:=[.A123]-[.K123]" office:value-type="float" office:value="579237.25" calcext:value-type="float">
            <text:p>579,237.25</text:p>
          </table:table-cell>
          <table:table-cell table:style-name="ce219" table:formula="of:=[.A123]+[.J123]" office:value-type="float" office:value="857650" calcext:value-type="float">
            <text:p>857,650.00</text:p>
          </table:table-cell>
          <table:table-cell table:style-name="ce219" table:formula="of:=[.I$4]" office:value-type="float" office:value="20000" calcext:value-type="float">
            <text:p>20,000.00</text:p>
          </table:table-cell>
          <table:table-cell table:style-name="ce219" table:formula="of:=[.M123]+[.N123]" office:value-type="float" office:value="877650" calcext:value-type="float">
            <text:p>877,650.00</text:p>
          </table:table-cell>
          <table:table-cell table:style-name="ce219" table:formula="of:=[.O123]*[.I$2]" office:value-type="float" office:value="298401" calcext:value-type="float">
            <text:p>298,401.00</text:p>
          </table:table-cell>
          <table:table-cell table:style-name="ce276" table:formula="of:=[.O123]-[.P123]" office:value-type="float" office:value="579249" calcext:value-type="float">
            <text:p>579,249.00</text:p>
          </table:table-cell>
          <table:table-cell table:number-columns-repeated="16332"/>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461.149999999907" calcext:value-type="currency">
            <text:p>$461 </text:p>
          </table:table-cell>
          <table:table-cell table:style-name="ce238" table:formula="of:=IF(([.A124]-[.$F$21])&lt;=[.B$18];MAX(MAX([.A124]-[.$F$21];0)-[.B$17];0)*[.C$18];([.B$18]-[.B$17])*[.C$18])" office:value-type="float" office:value="4266" calcext:value-type="float">
            <text:p>4,266.00</text:p>
          </table:table-cell>
          <table:table-cell table:style-name="ce219" table:formula="of:=IF([.A124]-[.$F$21]&lt;=[.B$19];MAX(MAX([.A124]-[.$F$21];0)-[.B$18];0)*[.C$19];([.B$19]-[.B$18])*[.C$19])" office:value-type="float" office:value="11742.5" calcext:value-type="float">
            <text:p>11,742.50</text:p>
          </table:table-cell>
          <table:table-cell table:style-name="ce219" table:formula="of:=IF([.A124]-[.$F$21]&lt;=[.B$20];MAX(MAX([.A124]-[.$F$21];0)-[.B$19];0)*[.C$20];([.B$20]-[.B$19])*[.C$20])" office:value-type="float" office:value="21942" calcext:value-type="float">
            <text:p>21,942.00</text:p>
          </table:table-cell>
          <table:table-cell table:style-name="ce219" table:formula="of:=IF([.A124]-[.$F$21]&lt;=[.B$21];MAX(MAX([.A124]-[.$F$21];0)-[.B$20];0)*[.C$21];([.B$21]-[.B$20])*[.C$21])" office:value-type="float" office:value="17528" calcext:value-type="float">
            <text:p>17,528.00</text:p>
          </table:table-cell>
          <table:table-cell table:style-name="ce219" table:formula="of:=IF([.A124]-[.$F$21]&lt;=[.B$22];MAX(MAX([.A124]-[.$F$21])-[.B$21];0)*[.C$22];([.B$22]-[.B$21])*[.C$22])" office:value-type="float" office:value="126918.75" calcext:value-type="float">
            <text:p>126,918.75</text:p>
          </table:table-cell>
          <table:table-cell table:style-name="ce219" table:formula="of:=IF([.A124]-[.$F$21]&lt;=[.B$23];MAX(MAX([.A124]-[.$F$21];0)-[.B$22];0)*[.C$23];([.B$23]-[.B$22])*[.C$23])" office:value-type="float" office:value="84415.5" calcext:value-type="float">
            <text:p>84,415.50</text:p>
          </table:table-cell>
          <table:table-cell table:style-name="ce276" table:formula="of:=SUM([.C124:.H124])" office:value-type="float" office:value="266812.75" calcext:value-type="float">
            <text:p>266,812.75</text:p>
          </table:table-cell>
          <table:table-cell table:style-name="ce219" table:formula="of:=IF([.A124]&lt;[.E$7];[.A124]*([.E$3]+[.E$5]);IF([.A124]&gt;=[.E$8];[.A124]*[.E$9];0))" office:value-type="float" office:value="7740" calcext:value-type="float">
            <text:p>7,740.00</text:p>
          </table:table-cell>
          <table:table-cell table:style-name="ce219" table:formula="of:=[.I124]+[.J124]" office:value-type="float" office:value="274552.75" calcext:value-type="float">
            <text:p>274,552.75</text:p>
          </table:table-cell>
          <table:table-cell table:style-name="ce276" table:formula="of:=[.A124]-[.K124]" office:value-type="float" office:value="585447.25" calcext:value-type="float">
            <text:p>585,447.25</text:p>
          </table:table-cell>
          <table:table-cell table:style-name="ce219" table:formula="of:=[.A124]+[.J124]" office:value-type="float" office:value="867740" calcext:value-type="float">
            <text:p>867,740.00</text:p>
          </table:table-cell>
          <table:table-cell table:style-name="ce219" table:formula="of:=[.I$4]" office:value-type="float" office:value="20000" calcext:value-type="float">
            <text:p>20,000.00</text:p>
          </table:table-cell>
          <table:table-cell table:style-name="ce219" table:formula="of:=[.M124]+[.N124]" office:value-type="float" office:value="887740" calcext:value-type="float">
            <text:p>887,740.00</text:p>
          </table:table-cell>
          <table:table-cell table:style-name="ce219" table:formula="of:=[.O124]*[.I$2]" office:value-type="float" office:value="301831.6" calcext:value-type="float">
            <text:p>301,831.60</text:p>
          </table:table-cell>
          <table:table-cell table:style-name="ce276" table:formula="of:=[.O124]-[.P124]" office:value-type="float" office:value="585908.4" calcext:value-type="float">
            <text:p>585,908.40</text:p>
          </table:table-cell>
          <table:table-cell table:number-columns-repeated="16332"/>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910.550000000047" calcext:value-type="currency">
            <text:p>$911 </text:p>
          </table:table-cell>
          <table:table-cell table:style-name="ce238" table:formula="of:=IF(([.A125]-[.$F$21])&lt;=[.B$18];MAX(MAX([.A125]-[.$F$21];0)-[.B$17];0)*[.C$18];([.B$18]-[.B$17])*[.C$18])" office:value-type="float" office:value="4266" calcext:value-type="float">
            <text:p>4,266.00</text:p>
          </table:table-cell>
          <table:table-cell table:style-name="ce219" table:formula="of:=IF([.A125]-[.$F$21]&lt;=[.B$19];MAX(MAX([.A125]-[.$F$21];0)-[.B$18];0)*[.C$19];([.B$19]-[.B$18])*[.C$19])" office:value-type="float" office:value="11742.5" calcext:value-type="float">
            <text:p>11,742.50</text:p>
          </table:table-cell>
          <table:table-cell table:style-name="ce219" table:formula="of:=IF([.A125]-[.$F$21]&lt;=[.B$20];MAX(MAX([.A125]-[.$F$21];0)-[.B$19];0)*[.C$20];([.B$20]-[.B$19])*[.C$20])" office:value-type="float" office:value="21942" calcext:value-type="float">
            <text:p>21,942.00</text:p>
          </table:table-cell>
          <table:table-cell table:style-name="ce219" table:formula="of:=IF([.A125]-[.$F$21]&lt;=[.B$21];MAX(MAX([.A125]-[.$F$21];0)-[.B$20];0)*[.C$21];([.B$21]-[.B$20])*[.C$21])" office:value-type="float" office:value="17528" calcext:value-type="float">
            <text:p>17,528.00</text:p>
          </table:table-cell>
          <table:table-cell table:style-name="ce219" table:formula="of:=IF([.A125]-[.$F$21]&lt;=[.B$22];MAX(MAX([.A125]-[.$F$21])-[.B$21];0)*[.C$22];([.B$22]-[.B$21])*[.C$22])" office:value-type="float" office:value="126918.75" calcext:value-type="float">
            <text:p>126,918.75</text:p>
          </table:table-cell>
          <table:table-cell table:style-name="ce219" table:formula="of:=IF([.A125]-[.$F$21]&lt;=[.B$23];MAX(MAX([.A125]-[.$F$21];0)-[.B$22];0)*[.C$23];([.B$23]-[.B$22])*[.C$23])" office:value-type="float" office:value="88115.5" calcext:value-type="float">
            <text:p>88,115.50</text:p>
          </table:table-cell>
          <table:table-cell table:style-name="ce276" table:formula="of:=SUM([.C125:.H125])" office:value-type="float" office:value="270512.75" calcext:value-type="float">
            <text:p>270,512.75</text:p>
          </table:table-cell>
          <table:table-cell table:style-name="ce219" table:formula="of:=IF([.A125]&lt;[.E$7];[.A125]*([.E$3]+[.E$5]);IF([.A125]&gt;=[.E$8];[.A125]*[.E$9];0))" office:value-type="float" office:value="7830" calcext:value-type="float">
            <text:p>7,830.00</text:p>
          </table:table-cell>
          <table:table-cell table:style-name="ce219" table:formula="of:=[.I125]+[.J125]" office:value-type="float" office:value="278342.75" calcext:value-type="float">
            <text:p>278,342.75</text:p>
          </table:table-cell>
          <table:table-cell table:style-name="ce276" table:formula="of:=[.A125]-[.K125]" office:value-type="float" office:value="591657.25" calcext:value-type="float">
            <text:p>591,657.25</text:p>
          </table:table-cell>
          <table:table-cell table:style-name="ce219" table:formula="of:=[.A125]+[.J125]" office:value-type="float" office:value="877830" calcext:value-type="float">
            <text:p>877,830.00</text:p>
          </table:table-cell>
          <table:table-cell table:style-name="ce219" table:formula="of:=[.I$4]" office:value-type="float" office:value="20000" calcext:value-type="float">
            <text:p>20,000.00</text:p>
          </table:table-cell>
          <table:table-cell table:style-name="ce219" table:formula="of:=[.M125]+[.N125]" office:value-type="float" office:value="897830" calcext:value-type="float">
            <text:p>897,830.00</text:p>
          </table:table-cell>
          <table:table-cell table:style-name="ce219" table:formula="of:=[.O125]*[.I$2]" office:value-type="float" office:value="305262.2" calcext:value-type="float">
            <text:p>305,262.20</text:p>
          </table:table-cell>
          <table:table-cell table:style-name="ce276" table:formula="of:=[.O125]-[.P125]" office:value-type="float" office:value="592567.8" calcext:value-type="float">
            <text:p>592,567.80</text:p>
          </table:table-cell>
          <table:table-cell table:number-columns-repeated="16332"/>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1359.94999999995" calcext:value-type="currency">
            <text:p>$1,360 </text:p>
          </table:table-cell>
          <table:table-cell table:style-name="ce238" table:formula="of:=IF(([.A126]-[.$F$21])&lt;=[.B$18];MAX(MAX([.A126]-[.$F$21];0)-[.B$17];0)*[.C$18];([.B$18]-[.B$17])*[.C$18])" office:value-type="float" office:value="4266" calcext:value-type="float">
            <text:p>4,266.00</text:p>
          </table:table-cell>
          <table:table-cell table:style-name="ce219" table:formula="of:=IF([.A126]-[.$F$21]&lt;=[.B$19];MAX(MAX([.A126]-[.$F$21];0)-[.B$18];0)*[.C$19];([.B$19]-[.B$18])*[.C$19])" office:value-type="float" office:value="11742.5" calcext:value-type="float">
            <text:p>11,742.50</text:p>
          </table:table-cell>
          <table:table-cell table:style-name="ce219" table:formula="of:=IF([.A126]-[.$F$21]&lt;=[.B$20];MAX(MAX([.A126]-[.$F$21];0)-[.B$19];0)*[.C$20];([.B$20]-[.B$19])*[.C$20])" office:value-type="float" office:value="21942" calcext:value-type="float">
            <text:p>21,942.00</text:p>
          </table:table-cell>
          <table:table-cell table:style-name="ce219" table:formula="of:=IF([.A126]-[.$F$21]&lt;=[.B$21];MAX(MAX([.A126]-[.$F$21];0)-[.B$20];0)*[.C$21];([.B$21]-[.B$20])*[.C$21])" office:value-type="float" office:value="17528" calcext:value-type="float">
            <text:p>17,528.00</text:p>
          </table:table-cell>
          <table:table-cell table:style-name="ce219" table:formula="of:=IF([.A126]-[.$F$21]&lt;=[.B$22];MAX(MAX([.A126]-[.$F$21])-[.B$21];0)*[.C$22];([.B$22]-[.B$21])*[.C$22])" office:value-type="float" office:value="126918.75" calcext:value-type="float">
            <text:p>126,918.75</text:p>
          </table:table-cell>
          <table:table-cell table:style-name="ce219" table:formula="of:=IF([.A126]-[.$F$21]&lt;=[.B$23];MAX(MAX([.A126]-[.$F$21];0)-[.B$22];0)*[.C$23];([.B$23]-[.B$22])*[.C$23])" office:value-type="float" office:value="91815.5" calcext:value-type="float">
            <text:p>91,815.50</text:p>
          </table:table-cell>
          <table:table-cell table:style-name="ce276" table:formula="of:=SUM([.C126:.H126])" office:value-type="float" office:value="274212.75" calcext:value-type="float">
            <text:p>274,212.75</text:p>
          </table:table-cell>
          <table:table-cell table:style-name="ce219" table:formula="of:=IF([.A126]&lt;[.E$7];[.A126]*([.E$3]+[.E$5]);IF([.A126]&gt;=[.E$8];[.A126]*[.E$9];0))" office:value-type="float" office:value="7920" calcext:value-type="float">
            <text:p>7,920.00</text:p>
          </table:table-cell>
          <table:table-cell table:style-name="ce219" table:formula="of:=[.I126]+[.J126]" office:value-type="float" office:value="282132.75" calcext:value-type="float">
            <text:p>282,132.75</text:p>
          </table:table-cell>
          <table:table-cell table:style-name="ce276" table:formula="of:=[.A126]-[.K126]" office:value-type="float" office:value="597867.25" calcext:value-type="float">
            <text:p>597,867.25</text:p>
          </table:table-cell>
          <table:table-cell table:style-name="ce219" table:formula="of:=[.A126]+[.J126]" office:value-type="float" office:value="887920" calcext:value-type="float">
            <text:p>887,920.00</text:p>
          </table:table-cell>
          <table:table-cell table:style-name="ce219" table:formula="of:=[.I$4]" office:value-type="float" office:value="20000" calcext:value-type="float">
            <text:p>20,000.00</text:p>
          </table:table-cell>
          <table:table-cell table:style-name="ce219" table:formula="of:=[.M126]+[.N126]" office:value-type="float" office:value="907920" calcext:value-type="float">
            <text:p>907,920.00</text:p>
          </table:table-cell>
          <table:table-cell table:style-name="ce219" table:formula="of:=[.O126]*[.I$2]" office:value-type="float" office:value="308692.8" calcext:value-type="float">
            <text:p>308,692.80</text:p>
          </table:table-cell>
          <table:table-cell table:style-name="ce276" table:formula="of:=[.O126]-[.P126]" office:value-type="float" office:value="599227.2" calcext:value-type="float">
            <text:p>599,227.20</text:p>
          </table:table-cell>
          <table:table-cell table:number-columns-repeated="16332"/>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1809.34999999998" calcext:value-type="currency">
            <text:p>$1,809 </text:p>
          </table:table-cell>
          <table:table-cell table:style-name="ce238" table:formula="of:=IF(([.A127]-[.$F$21])&lt;=[.B$18];MAX(MAX([.A127]-[.$F$21];0)-[.B$17];0)*[.C$18];([.B$18]-[.B$17])*[.C$18])" office:value-type="float" office:value="4266" calcext:value-type="float">
            <text:p>4,266.00</text:p>
          </table:table-cell>
          <table:table-cell table:style-name="ce219" table:formula="of:=IF([.A127]-[.$F$21]&lt;=[.B$19];MAX(MAX([.A127]-[.$F$21];0)-[.B$18];0)*[.C$19];([.B$19]-[.B$18])*[.C$19])" office:value-type="float" office:value="11742.5" calcext:value-type="float">
            <text:p>11,742.50</text:p>
          </table:table-cell>
          <table:table-cell table:style-name="ce219" table:formula="of:=IF([.A127]-[.$F$21]&lt;=[.B$20];MAX(MAX([.A127]-[.$F$21];0)-[.B$19];0)*[.C$20];([.B$20]-[.B$19])*[.C$20])" office:value-type="float" office:value="21942" calcext:value-type="float">
            <text:p>21,942.00</text:p>
          </table:table-cell>
          <table:table-cell table:style-name="ce219" table:formula="of:=IF([.A127]-[.$F$21]&lt;=[.B$21];MAX(MAX([.A127]-[.$F$21];0)-[.B$20];0)*[.C$21];([.B$21]-[.B$20])*[.C$21])" office:value-type="float" office:value="17528" calcext:value-type="float">
            <text:p>17,528.00</text:p>
          </table:table-cell>
          <table:table-cell table:style-name="ce219" table:formula="of:=IF([.A127]-[.$F$21]&lt;=[.B$22];MAX(MAX([.A127]-[.$F$21])-[.B$21];0)*[.C$22];([.B$22]-[.B$21])*[.C$22])" office:value-type="float" office:value="126918.75" calcext:value-type="float">
            <text:p>126,918.75</text:p>
          </table:table-cell>
          <table:table-cell table:style-name="ce219" table:formula="of:=IF([.A127]-[.$F$21]&lt;=[.B$23];MAX(MAX([.A127]-[.$F$21];0)-[.B$22];0)*[.C$23];([.B$23]-[.B$22])*[.C$23])" office:value-type="float" office:value="95515.5" calcext:value-type="float">
            <text:p>95,515.50</text:p>
          </table:table-cell>
          <table:table-cell table:style-name="ce276" table:formula="of:=SUM([.C127:.H127])" office:value-type="float" office:value="277912.75" calcext:value-type="float">
            <text:p>277,912.75</text:p>
          </table:table-cell>
          <table:table-cell table:style-name="ce219" table:formula="of:=IF([.A127]&lt;[.E$7];[.A127]*([.E$3]+[.E$5]);IF([.A127]&gt;=[.E$8];[.A127]*[.E$9];0))" office:value-type="float" office:value="8010" calcext:value-type="float">
            <text:p>8,010.00</text:p>
          </table:table-cell>
          <table:table-cell table:style-name="ce219" table:formula="of:=[.I127]+[.J127]" office:value-type="float" office:value="285922.75" calcext:value-type="float">
            <text:p>285,922.75</text:p>
          </table:table-cell>
          <table:table-cell table:style-name="ce276" table:formula="of:=[.A127]-[.K127]" office:value-type="float" office:value="604077.25" calcext:value-type="float">
            <text:p>604,077.25</text:p>
          </table:table-cell>
          <table:table-cell table:style-name="ce219" table:formula="of:=[.A127]+[.J127]" office:value-type="float" office:value="898010" calcext:value-type="float">
            <text:p>898,010.00</text:p>
          </table:table-cell>
          <table:table-cell table:style-name="ce219" table:formula="of:=[.I$4]" office:value-type="float" office:value="20000" calcext:value-type="float">
            <text:p>20,000.00</text:p>
          </table:table-cell>
          <table:table-cell table:style-name="ce219" table:formula="of:=[.M127]+[.N127]" office:value-type="float" office:value="918010" calcext:value-type="float">
            <text:p>918,010.00</text:p>
          </table:table-cell>
          <table:table-cell table:style-name="ce219" table:formula="of:=[.O127]*[.I$2]" office:value-type="float" office:value="312123.4" calcext:value-type="float">
            <text:p>312,123.40</text:p>
          </table:table-cell>
          <table:table-cell table:style-name="ce276" table:formula="of:=[.O127]-[.P127]" office:value-type="float" office:value="605886.6" calcext:value-type="float">
            <text:p>605,886.60</text:p>
          </table:table-cell>
          <table:table-cell table:number-columns-repeated="16332"/>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2258.75" calcext:value-type="currency">
            <text:p>$2,259 </text:p>
          </table:table-cell>
          <table:table-cell table:style-name="ce238" table:formula="of:=IF(([.A128]-[.$F$21])&lt;=[.B$18];MAX(MAX([.A128]-[.$F$21];0)-[.B$17];0)*[.C$18];([.B$18]-[.B$17])*[.C$18])" office:value-type="float" office:value="4266" calcext:value-type="float">
            <text:p>4,266.00</text:p>
          </table:table-cell>
          <table:table-cell table:style-name="ce219" table:formula="of:=IF([.A128]-[.$F$21]&lt;=[.B$19];MAX(MAX([.A128]-[.$F$21];0)-[.B$18];0)*[.C$19];([.B$19]-[.B$18])*[.C$19])" office:value-type="float" office:value="11742.5" calcext:value-type="float">
            <text:p>11,742.50</text:p>
          </table:table-cell>
          <table:table-cell table:style-name="ce219" table:formula="of:=IF([.A128]-[.$F$21]&lt;=[.B$20];MAX(MAX([.A128]-[.$F$21];0)-[.B$19];0)*[.C$20];([.B$20]-[.B$19])*[.C$20])" office:value-type="float" office:value="21942" calcext:value-type="float">
            <text:p>21,942.00</text:p>
          </table:table-cell>
          <table:table-cell table:style-name="ce219" table:formula="of:=IF([.A128]-[.$F$21]&lt;=[.B$21];MAX(MAX([.A128]-[.$F$21];0)-[.B$20];0)*[.C$21];([.B$21]-[.B$20])*[.C$21])" office:value-type="float" office:value="17528" calcext:value-type="float">
            <text:p>17,528.00</text:p>
          </table:table-cell>
          <table:table-cell table:style-name="ce219" table:formula="of:=IF([.A128]-[.$F$21]&lt;=[.B$22];MAX(MAX([.A128]-[.$F$21])-[.B$21];0)*[.C$22];([.B$22]-[.B$21])*[.C$22])" office:value-type="float" office:value="126918.75" calcext:value-type="float">
            <text:p>126,918.75</text:p>
          </table:table-cell>
          <table:table-cell table:style-name="ce219" table:formula="of:=IF([.A128]-[.$F$21]&lt;=[.B$23];MAX(MAX([.A128]-[.$F$21];0)-[.B$22];0)*[.C$23];([.B$23]-[.B$22])*[.C$23])" office:value-type="float" office:value="99215.5" calcext:value-type="float">
            <text:p>99,215.50</text:p>
          </table:table-cell>
          <table:table-cell table:style-name="ce276" table:formula="of:=SUM([.C128:.H128])" office:value-type="float" office:value="281612.75" calcext:value-type="float">
            <text:p>281,612.75</text:p>
          </table:table-cell>
          <table:table-cell table:style-name="ce219" table:formula="of:=IF([.A128]&lt;[.E$7];[.A128]*([.E$3]+[.E$5]);IF([.A128]&gt;=[.E$8];[.A128]*[.E$9];0))" office:value-type="float" office:value="8100" calcext:value-type="float">
            <text:p>8,100.00</text:p>
          </table:table-cell>
          <table:table-cell table:style-name="ce219" table:formula="of:=[.I128]+[.J128]" office:value-type="float" office:value="289712.75" calcext:value-type="float">
            <text:p>289,712.75</text:p>
          </table:table-cell>
          <table:table-cell table:style-name="ce276" table:formula="of:=[.A128]-[.K128]" office:value-type="float" office:value="610287.25" calcext:value-type="float">
            <text:p>610,287.25</text:p>
          </table:table-cell>
          <table:table-cell table:style-name="ce219" table:formula="of:=[.A128]+[.J128]" office:value-type="float" office:value="908100" calcext:value-type="float">
            <text:p>908,100.00</text:p>
          </table:table-cell>
          <table:table-cell table:style-name="ce219" table:formula="of:=[.I$4]" office:value-type="float" office:value="20000" calcext:value-type="float">
            <text:p>20,000.00</text:p>
          </table:table-cell>
          <table:table-cell table:style-name="ce219" table:formula="of:=[.M128]+[.N128]" office:value-type="float" office:value="928100" calcext:value-type="float">
            <text:p>928,100.00</text:p>
          </table:table-cell>
          <table:table-cell table:style-name="ce219" table:formula="of:=[.O128]*[.I$2]" office:value-type="float" office:value="315554" calcext:value-type="float">
            <text:p>315,554.00</text:p>
          </table:table-cell>
          <table:table-cell table:style-name="ce276" table:formula="of:=[.O128]-[.P128]" office:value-type="float" office:value="612546" calcext:value-type="float">
            <text:p>612,546.00</text:p>
          </table:table-cell>
          <table:table-cell table:number-columns-repeated="16332"/>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2708.14999999991" calcext:value-type="currency">
            <text:p>$2,708 </text:p>
          </table:table-cell>
          <table:table-cell table:style-name="ce238" table:formula="of:=IF(([.A129]-[.$F$21])&lt;=[.B$18];MAX(MAX([.A129]-[.$F$21];0)-[.B$17];0)*[.C$18];([.B$18]-[.B$17])*[.C$18])" office:value-type="float" office:value="4266" calcext:value-type="float">
            <text:p>4,266.00</text:p>
          </table:table-cell>
          <table:table-cell table:style-name="ce219" table:formula="of:=IF([.A129]-[.$F$21]&lt;=[.B$19];MAX(MAX([.A129]-[.$F$21];0)-[.B$18];0)*[.C$19];([.B$19]-[.B$18])*[.C$19])" office:value-type="float" office:value="11742.5" calcext:value-type="float">
            <text:p>11,742.50</text:p>
          </table:table-cell>
          <table:table-cell table:style-name="ce219" table:formula="of:=IF([.A129]-[.$F$21]&lt;=[.B$20];MAX(MAX([.A129]-[.$F$21];0)-[.B$19];0)*[.C$20];([.B$20]-[.B$19])*[.C$20])" office:value-type="float" office:value="21942" calcext:value-type="float">
            <text:p>21,942.00</text:p>
          </table:table-cell>
          <table:table-cell table:style-name="ce219" table:formula="of:=IF([.A129]-[.$F$21]&lt;=[.B$21];MAX(MAX([.A129]-[.$F$21];0)-[.B$20];0)*[.C$21];([.B$21]-[.B$20])*[.C$21])" office:value-type="float" office:value="17528" calcext:value-type="float">
            <text:p>17,528.00</text:p>
          </table:table-cell>
          <table:table-cell table:style-name="ce219" table:formula="of:=IF([.A129]-[.$F$21]&lt;=[.B$22];MAX(MAX([.A129]-[.$F$21])-[.B$21];0)*[.C$22];([.B$22]-[.B$21])*[.C$22])" office:value-type="float" office:value="126918.75" calcext:value-type="float">
            <text:p>126,918.75</text:p>
          </table:table-cell>
          <table:table-cell table:style-name="ce219" table:formula="of:=IF([.A129]-[.$F$21]&lt;=[.B$23];MAX(MAX([.A129]-[.$F$21];0)-[.B$22];0)*[.C$23];([.B$23]-[.B$22])*[.C$23])" office:value-type="float" office:value="102915.5" calcext:value-type="float">
            <text:p>102,915.50</text:p>
          </table:table-cell>
          <table:table-cell table:style-name="ce276" table:formula="of:=SUM([.C129:.H129])" office:value-type="float" office:value="285312.75" calcext:value-type="float">
            <text:p>285,312.75</text:p>
          </table:table-cell>
          <table:table-cell table:style-name="ce219" table:formula="of:=IF([.A129]&lt;[.E$7];[.A129]*([.E$3]+[.E$5]);IF([.A129]&gt;=[.E$8];[.A129]*[.E$9];0))" office:value-type="float" office:value="8190" calcext:value-type="float">
            <text:p>8,190.00</text:p>
          </table:table-cell>
          <table:table-cell table:style-name="ce219" table:formula="of:=[.I129]+[.J129]" office:value-type="float" office:value="293502.75" calcext:value-type="float">
            <text:p>293,502.75</text:p>
          </table:table-cell>
          <table:table-cell table:style-name="ce276" table:formula="of:=[.A129]-[.K129]" office:value-type="float" office:value="616497.25" calcext:value-type="float">
            <text:p>616,497.25</text:p>
          </table:table-cell>
          <table:table-cell table:style-name="ce219" table:formula="of:=[.A129]+[.J129]" office:value-type="float" office:value="918190" calcext:value-type="float">
            <text:p>918,190.00</text:p>
          </table:table-cell>
          <table:table-cell table:style-name="ce219" table:formula="of:=[.I$4]" office:value-type="float" office:value="20000" calcext:value-type="float">
            <text:p>20,000.00</text:p>
          </table:table-cell>
          <table:table-cell table:style-name="ce219" table:formula="of:=[.M129]+[.N129]" office:value-type="float" office:value="938190" calcext:value-type="float">
            <text:p>938,190.00</text:p>
          </table:table-cell>
          <table:table-cell table:style-name="ce219" table:formula="of:=[.O129]*[.I$2]" office:value-type="float" office:value="318984.6" calcext:value-type="float">
            <text:p>318,984.60</text:p>
          </table:table-cell>
          <table:table-cell table:style-name="ce276" table:formula="of:=[.O129]-[.P129]" office:value-type="float" office:value="619205.4" calcext:value-type="float">
            <text:p>619,205.40</text:p>
          </table:table-cell>
          <table:table-cell table:number-columns-repeated="16332"/>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3157.55000000005" calcext:value-type="currency">
            <text:p>$3,158 </text:p>
          </table:table-cell>
          <table:table-cell table:style-name="ce238" table:formula="of:=IF(([.A130]-[.$F$21])&lt;=[.B$18];MAX(MAX([.A130]-[.$F$21];0)-[.B$17];0)*[.C$18];([.B$18]-[.B$17])*[.C$18])" office:value-type="float" office:value="4266" calcext:value-type="float">
            <text:p>4,266.00</text:p>
          </table:table-cell>
          <table:table-cell table:style-name="ce219" table:formula="of:=IF([.A130]-[.$F$21]&lt;=[.B$19];MAX(MAX([.A130]-[.$F$21];0)-[.B$18];0)*[.C$19];([.B$19]-[.B$18])*[.C$19])" office:value-type="float" office:value="11742.5" calcext:value-type="float">
            <text:p>11,742.50</text:p>
          </table:table-cell>
          <table:table-cell table:style-name="ce219" table:formula="of:=IF([.A130]-[.$F$21]&lt;=[.B$20];MAX(MAX([.A130]-[.$F$21];0)-[.B$19];0)*[.C$20];([.B$20]-[.B$19])*[.C$20])" office:value-type="float" office:value="21942" calcext:value-type="float">
            <text:p>21,942.00</text:p>
          </table:table-cell>
          <table:table-cell table:style-name="ce219" table:formula="of:=IF([.A130]-[.$F$21]&lt;=[.B$21];MAX(MAX([.A130]-[.$F$21];0)-[.B$20];0)*[.C$21];([.B$21]-[.B$20])*[.C$21])" office:value-type="float" office:value="17528" calcext:value-type="float">
            <text:p>17,528.00</text:p>
          </table:table-cell>
          <table:table-cell table:style-name="ce219" table:formula="of:=IF([.A130]-[.$F$21]&lt;=[.B$22];MAX(MAX([.A130]-[.$F$21])-[.B$21];0)*[.C$22];([.B$22]-[.B$21])*[.C$22])" office:value-type="float" office:value="126918.75" calcext:value-type="float">
            <text:p>126,918.75</text:p>
          </table:table-cell>
          <table:table-cell table:style-name="ce219" table:formula="of:=IF([.A130]-[.$F$21]&lt;=[.B$23];MAX(MAX([.A130]-[.$F$21];0)-[.B$22];0)*[.C$23];([.B$23]-[.B$22])*[.C$23])" office:value-type="float" office:value="106615.5" calcext:value-type="float">
            <text:p>106,615.50</text:p>
          </table:table-cell>
          <table:table-cell table:style-name="ce276" table:formula="of:=SUM([.C130:.H130])" office:value-type="float" office:value="289012.75" calcext:value-type="float">
            <text:p>289,012.75</text:p>
          </table:table-cell>
          <table:table-cell table:style-name="ce219" table:formula="of:=IF([.A130]&lt;[.E$7];[.A130]*([.E$3]+[.E$5]);IF([.A130]&gt;=[.E$8];[.A130]*[.E$9];0))" office:value-type="float" office:value="8280" calcext:value-type="float">
            <text:p>8,280.00</text:p>
          </table:table-cell>
          <table:table-cell table:style-name="ce219" table:formula="of:=[.I130]+[.J130]" office:value-type="float" office:value="297292.75" calcext:value-type="float">
            <text:p>297,292.75</text:p>
          </table:table-cell>
          <table:table-cell table:style-name="ce276" table:formula="of:=[.A130]-[.K130]" office:value-type="float" office:value="622707.25" calcext:value-type="float">
            <text:p>622,707.25</text:p>
          </table:table-cell>
          <table:table-cell table:style-name="ce219" table:formula="of:=[.A130]+[.J130]" office:value-type="float" office:value="928280" calcext:value-type="float">
            <text:p>928,280.00</text:p>
          </table:table-cell>
          <table:table-cell table:style-name="ce219" table:formula="of:=[.I$4]" office:value-type="float" office:value="20000" calcext:value-type="float">
            <text:p>20,000.00</text:p>
          </table:table-cell>
          <table:table-cell table:style-name="ce219" table:formula="of:=[.M130]+[.N130]" office:value-type="float" office:value="948280" calcext:value-type="float">
            <text:p>948,280.00</text:p>
          </table:table-cell>
          <table:table-cell table:style-name="ce219" table:formula="of:=[.O130]*[.I$2]" office:value-type="float" office:value="322415.2" calcext:value-type="float">
            <text:p>322,415.20</text:p>
          </table:table-cell>
          <table:table-cell table:style-name="ce276" table:formula="of:=[.O130]-[.P130]" office:value-type="float" office:value="625864.8" calcext:value-type="float">
            <text:p>625,864.80</text:p>
          </table:table-cell>
          <table:table-cell table:number-columns-repeated="16332"/>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3606.94999999995" calcext:value-type="currency">
            <text:p>$3,607 </text:p>
          </table:table-cell>
          <table:table-cell table:style-name="ce238" table:formula="of:=IF(([.A131]-[.$F$21])&lt;=[.B$18];MAX(MAX([.A131]-[.$F$21];0)-[.B$17];0)*[.C$18];([.B$18]-[.B$17])*[.C$18])" office:value-type="float" office:value="4266" calcext:value-type="float">
            <text:p>4,266.00</text:p>
          </table:table-cell>
          <table:table-cell table:style-name="ce219" table:formula="of:=IF([.A131]-[.$F$21]&lt;=[.B$19];MAX(MAX([.A131]-[.$F$21];0)-[.B$18];0)*[.C$19];([.B$19]-[.B$18])*[.C$19])" office:value-type="float" office:value="11742.5" calcext:value-type="float">
            <text:p>11,742.50</text:p>
          </table:table-cell>
          <table:table-cell table:style-name="ce219" table:formula="of:=IF([.A131]-[.$F$21]&lt;=[.B$20];MAX(MAX([.A131]-[.$F$21];0)-[.B$19];0)*[.C$20];([.B$20]-[.B$19])*[.C$20])" office:value-type="float" office:value="21942" calcext:value-type="float">
            <text:p>21,942.00</text:p>
          </table:table-cell>
          <table:table-cell table:style-name="ce219" table:formula="of:=IF([.A131]-[.$F$21]&lt;=[.B$21];MAX(MAX([.A131]-[.$F$21];0)-[.B$20];0)*[.C$21];([.B$21]-[.B$20])*[.C$21])" office:value-type="float" office:value="17528" calcext:value-type="float">
            <text:p>17,528.00</text:p>
          </table:table-cell>
          <table:table-cell table:style-name="ce219" table:formula="of:=IF([.A131]-[.$F$21]&lt;=[.B$22];MAX(MAX([.A131]-[.$F$21])-[.B$21];0)*[.C$22];([.B$22]-[.B$21])*[.C$22])" office:value-type="float" office:value="126918.75" calcext:value-type="float">
            <text:p>126,918.75</text:p>
          </table:table-cell>
          <table:table-cell table:style-name="ce219" table:formula="of:=IF([.A131]-[.$F$21]&lt;=[.B$23];MAX(MAX([.A131]-[.$F$21];0)-[.B$22];0)*[.C$23];([.B$23]-[.B$22])*[.C$23])" office:value-type="float" office:value="110315.5" calcext:value-type="float">
            <text:p>110,315.50</text:p>
          </table:table-cell>
          <table:table-cell table:style-name="ce276" table:formula="of:=SUM([.C131:.H131])" office:value-type="float" office:value="292712.75" calcext:value-type="float">
            <text:p>292,712.75</text:p>
          </table:table-cell>
          <table:table-cell table:style-name="ce219" table:formula="of:=IF([.A131]&lt;[.E$7];[.A131]*([.E$3]+[.E$5]);IF([.A131]&gt;=[.E$8];[.A131]*[.E$9];0))" office:value-type="float" office:value="8370" calcext:value-type="float">
            <text:p>8,370.00</text:p>
          </table:table-cell>
          <table:table-cell table:style-name="ce219" table:formula="of:=[.I131]+[.J131]" office:value-type="float" office:value="301082.75" calcext:value-type="float">
            <text:p>301,082.75</text:p>
          </table:table-cell>
          <table:table-cell table:style-name="ce276" table:formula="of:=[.A131]-[.K131]" office:value-type="float" office:value="628917.25" calcext:value-type="float">
            <text:p>628,917.25</text:p>
          </table:table-cell>
          <table:table-cell table:style-name="ce219" table:formula="of:=[.A131]+[.J131]" office:value-type="float" office:value="938370" calcext:value-type="float">
            <text:p>938,370.00</text:p>
          </table:table-cell>
          <table:table-cell table:style-name="ce219" table:formula="of:=[.I$4]" office:value-type="float" office:value="20000" calcext:value-type="float">
            <text:p>20,000.00</text:p>
          </table:table-cell>
          <table:table-cell table:style-name="ce219" table:formula="of:=[.M131]+[.N131]" office:value-type="float" office:value="958370" calcext:value-type="float">
            <text:p>958,370.00</text:p>
          </table:table-cell>
          <table:table-cell table:style-name="ce219" table:formula="of:=[.O131]*[.I$2]" office:value-type="float" office:value="325845.8" calcext:value-type="float">
            <text:p>325,845.80</text:p>
          </table:table-cell>
          <table:table-cell table:style-name="ce276" table:formula="of:=[.O131]-[.P131]" office:value-type="float" office:value="632524.2" calcext:value-type="float">
            <text:p>632,524.20</text:p>
          </table:table-cell>
          <table:table-cell table:number-columns-repeated="16332"/>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4056.34999999998" calcext:value-type="currency">
            <text:p>$4,056 </text:p>
          </table:table-cell>
          <table:table-cell table:style-name="ce238" table:formula="of:=IF(([.A132]-[.$F$21])&lt;=[.B$18];MAX(MAX([.A132]-[.$F$21];0)-[.B$17];0)*[.C$18];([.B$18]-[.B$17])*[.C$18])" office:value-type="float" office:value="4266" calcext:value-type="float">
            <text:p>4,266.00</text:p>
          </table:table-cell>
          <table:table-cell table:style-name="ce219" table:formula="of:=IF([.A132]-[.$F$21]&lt;=[.B$19];MAX(MAX([.A132]-[.$F$21];0)-[.B$18];0)*[.C$19];([.B$19]-[.B$18])*[.C$19])" office:value-type="float" office:value="11742.5" calcext:value-type="float">
            <text:p>11,742.50</text:p>
          </table:table-cell>
          <table:table-cell table:style-name="ce219" table:formula="of:=IF([.A132]-[.$F$21]&lt;=[.B$20];MAX(MAX([.A132]-[.$F$21];0)-[.B$19];0)*[.C$20];([.B$20]-[.B$19])*[.C$20])" office:value-type="float" office:value="21942" calcext:value-type="float">
            <text:p>21,942.00</text:p>
          </table:table-cell>
          <table:table-cell table:style-name="ce219" table:formula="of:=IF([.A132]-[.$F$21]&lt;=[.B$21];MAX(MAX([.A132]-[.$F$21];0)-[.B$20];0)*[.C$21];([.B$21]-[.B$20])*[.C$21])" office:value-type="float" office:value="17528" calcext:value-type="float">
            <text:p>17,528.00</text:p>
          </table:table-cell>
          <table:table-cell table:style-name="ce219" table:formula="of:=IF([.A132]-[.$F$21]&lt;=[.B$22];MAX(MAX([.A132]-[.$F$21])-[.B$21];0)*[.C$22];([.B$22]-[.B$21])*[.C$22])" office:value-type="float" office:value="126918.75" calcext:value-type="float">
            <text:p>126,918.75</text:p>
          </table:table-cell>
          <table:table-cell table:style-name="ce219" table:formula="of:=IF([.A132]-[.$F$21]&lt;=[.B$23];MAX(MAX([.A132]-[.$F$21];0)-[.B$22];0)*[.C$23];([.B$23]-[.B$22])*[.C$23])" office:value-type="float" office:value="114015.5" calcext:value-type="float">
            <text:p>114,015.50</text:p>
          </table:table-cell>
          <table:table-cell table:style-name="ce276" table:formula="of:=SUM([.C132:.H132])" office:value-type="float" office:value="296412.75" calcext:value-type="float">
            <text:p>296,412.75</text:p>
          </table:table-cell>
          <table:table-cell table:style-name="ce219" table:formula="of:=IF([.A132]&lt;[.E$7];[.A132]*([.E$3]+[.E$5]);IF([.A132]&gt;=[.E$8];[.A132]*[.E$9];0))" office:value-type="float" office:value="8460" calcext:value-type="float">
            <text:p>8,460.00</text:p>
          </table:table-cell>
          <table:table-cell table:style-name="ce219" table:formula="of:=[.I132]+[.J132]" office:value-type="float" office:value="304872.75" calcext:value-type="float">
            <text:p>304,872.75</text:p>
          </table:table-cell>
          <table:table-cell table:style-name="ce276" table:formula="of:=[.A132]-[.K132]" office:value-type="float" office:value="635127.25" calcext:value-type="float">
            <text:p>635,127.25</text:p>
          </table:table-cell>
          <table:table-cell table:style-name="ce219" table:formula="of:=[.A132]+[.J132]" office:value-type="float" office:value="948460" calcext:value-type="float">
            <text:p>948,460.00</text:p>
          </table:table-cell>
          <table:table-cell table:style-name="ce219" table:formula="of:=[.I$4]" office:value-type="float" office:value="20000" calcext:value-type="float">
            <text:p>20,000.00</text:p>
          </table:table-cell>
          <table:table-cell table:style-name="ce219" table:formula="of:=[.M132]+[.N132]" office:value-type="float" office:value="968460" calcext:value-type="float">
            <text:p>968,460.00</text:p>
          </table:table-cell>
          <table:table-cell table:style-name="ce219" table:formula="of:=[.O132]*[.I$2]" office:value-type="float" office:value="329276.4" calcext:value-type="float">
            <text:p>329,276.40</text:p>
          </table:table-cell>
          <table:table-cell table:style-name="ce276" table:formula="of:=[.O132]-[.P132]" office:value-type="float" office:value="639183.6" calcext:value-type="float">
            <text:p>639,183.60</text:p>
          </table:table-cell>
          <table:table-cell table:number-columns-repeated="16332"/>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4505.75" calcext:value-type="currency">
            <text:p>$4,506 </text:p>
          </table:table-cell>
          <table:table-cell table:style-name="ce238" table:formula="of:=IF(([.A133]-[.$F$21])&lt;=[.B$18];MAX(MAX([.A133]-[.$F$21];0)-[.B$17];0)*[.C$18];([.B$18]-[.B$17])*[.C$18])" office:value-type="float" office:value="4266" calcext:value-type="float">
            <text:p>4,266.00</text:p>
          </table:table-cell>
          <table:table-cell table:style-name="ce219" table:formula="of:=IF([.A133]-[.$F$21]&lt;=[.B$19];MAX(MAX([.A133]-[.$F$21];0)-[.B$18];0)*[.C$19];([.B$19]-[.B$18])*[.C$19])" office:value-type="float" office:value="11742.5" calcext:value-type="float">
            <text:p>11,742.50</text:p>
          </table:table-cell>
          <table:table-cell table:style-name="ce219" table:formula="of:=IF([.A133]-[.$F$21]&lt;=[.B$20];MAX(MAX([.A133]-[.$F$21];0)-[.B$19];0)*[.C$20];([.B$20]-[.B$19])*[.C$20])" office:value-type="float" office:value="21942" calcext:value-type="float">
            <text:p>21,942.00</text:p>
          </table:table-cell>
          <table:table-cell table:style-name="ce219" table:formula="of:=IF([.A133]-[.$F$21]&lt;=[.B$21];MAX(MAX([.A133]-[.$F$21];0)-[.B$20];0)*[.C$21];([.B$21]-[.B$20])*[.C$21])" office:value-type="float" office:value="17528" calcext:value-type="float">
            <text:p>17,528.00</text:p>
          </table:table-cell>
          <table:table-cell table:style-name="ce219" table:formula="of:=IF([.A133]-[.$F$21]&lt;=[.B$22];MAX(MAX([.A133]-[.$F$21])-[.B$21];0)*[.C$22];([.B$22]-[.B$21])*[.C$22])" office:value-type="float" office:value="126918.75" calcext:value-type="float">
            <text:p>126,918.75</text:p>
          </table:table-cell>
          <table:table-cell table:style-name="ce219" table:formula="of:=IF([.A133]-[.$F$21]&lt;=[.B$23];MAX(MAX([.A133]-[.$F$21];0)-[.B$22];0)*[.C$23];([.B$23]-[.B$22])*[.C$23])" office:value-type="float" office:value="117715.5" calcext:value-type="float">
            <text:p>117,715.50</text:p>
          </table:table-cell>
          <table:table-cell table:style-name="ce276" table:formula="of:=SUM([.C133:.H133])" office:value-type="float" office:value="300112.75" calcext:value-type="float">
            <text:p>300,112.75</text:p>
          </table:table-cell>
          <table:table-cell table:style-name="ce219" table:formula="of:=IF([.A133]&lt;[.E$7];[.A133]*([.E$3]+[.E$5]);IF([.A133]&gt;=[.E$8];[.A133]*[.E$9];0))" office:value-type="float" office:value="8550" calcext:value-type="float">
            <text:p>8,550.00</text:p>
          </table:table-cell>
          <table:table-cell table:style-name="ce219" table:formula="of:=[.I133]+[.J133]" office:value-type="float" office:value="308662.75" calcext:value-type="float">
            <text:p>308,662.75</text:p>
          </table:table-cell>
          <table:table-cell table:style-name="ce276" table:formula="of:=[.A133]-[.K133]" office:value-type="float" office:value="641337.25" calcext:value-type="float">
            <text:p>641,337.25</text:p>
          </table:table-cell>
          <table:table-cell table:style-name="ce219" table:formula="of:=[.A133]+[.J133]" office:value-type="float" office:value="958550" calcext:value-type="float">
            <text:p>958,550.00</text:p>
          </table:table-cell>
          <table:table-cell table:style-name="ce219" table:formula="of:=[.I$4]" office:value-type="float" office:value="20000" calcext:value-type="float">
            <text:p>20,000.00</text:p>
          </table:table-cell>
          <table:table-cell table:style-name="ce219" table:formula="of:=[.M133]+[.N133]" office:value-type="float" office:value="978550" calcext:value-type="float">
            <text:p>978,550.00</text:p>
          </table:table-cell>
          <table:table-cell table:style-name="ce219" table:formula="of:=[.O133]*[.I$2]" office:value-type="float" office:value="332707" calcext:value-type="float">
            <text:p>332,707.00</text:p>
          </table:table-cell>
          <table:table-cell table:style-name="ce276" table:formula="of:=[.O133]-[.P133]" office:value-type="float" office:value="645843" calcext:value-type="float">
            <text:p>645,843.00</text:p>
          </table:table-cell>
          <table:table-cell table:number-columns-repeated="16332"/>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4955.14999999991" calcext:value-type="currency">
            <text:p>$4,955 </text:p>
          </table:table-cell>
          <table:table-cell table:style-name="ce238" table:formula="of:=IF(([.A134]-[.$F$21])&lt;=[.B$18];MAX(MAX([.A134]-[.$F$21];0)-[.B$17];0)*[.C$18];([.B$18]-[.B$17])*[.C$18])" office:value-type="float" office:value="4266" calcext:value-type="float">
            <text:p>4,266.00</text:p>
          </table:table-cell>
          <table:table-cell table:style-name="ce219" table:formula="of:=IF([.A134]-[.$F$21]&lt;=[.B$19];MAX(MAX([.A134]-[.$F$21];0)-[.B$18];0)*[.C$19];([.B$19]-[.B$18])*[.C$19])" office:value-type="float" office:value="11742.5" calcext:value-type="float">
            <text:p>11,742.50</text:p>
          </table:table-cell>
          <table:table-cell table:style-name="ce219" table:formula="of:=IF([.A134]-[.$F$21]&lt;=[.B$20];MAX(MAX([.A134]-[.$F$21];0)-[.B$19];0)*[.C$20];([.B$20]-[.B$19])*[.C$20])" office:value-type="float" office:value="21942" calcext:value-type="float">
            <text:p>21,942.00</text:p>
          </table:table-cell>
          <table:table-cell table:style-name="ce219" table:formula="of:=IF([.A134]-[.$F$21]&lt;=[.B$21];MAX(MAX([.A134]-[.$F$21];0)-[.B$20];0)*[.C$21];([.B$21]-[.B$20])*[.C$21])" office:value-type="float" office:value="17528" calcext:value-type="float">
            <text:p>17,528.00</text:p>
          </table:table-cell>
          <table:table-cell table:style-name="ce219" table:formula="of:=IF([.A134]-[.$F$21]&lt;=[.B$22];MAX(MAX([.A134]-[.$F$21])-[.B$21];0)*[.C$22];([.B$22]-[.B$21])*[.C$22])" office:value-type="float" office:value="126918.75" calcext:value-type="float">
            <text:p>126,918.75</text:p>
          </table:table-cell>
          <table:table-cell table:style-name="ce219" table:formula="of:=IF([.A134]-[.$F$21]&lt;=[.B$23];MAX(MAX([.A134]-[.$F$21];0)-[.B$22];0)*[.C$23];([.B$23]-[.B$22])*[.C$23])" office:value-type="float" office:value="121415.5" calcext:value-type="float">
            <text:p>121,415.50</text:p>
          </table:table-cell>
          <table:table-cell table:style-name="ce276" table:formula="of:=SUM([.C134:.H134])" office:value-type="float" office:value="303812.75" calcext:value-type="float">
            <text:p>303,812.75</text:p>
          </table:table-cell>
          <table:table-cell table:style-name="ce219" table:formula="of:=IF([.A134]&lt;[.E$7];[.A134]*([.E$3]+[.E$5]);IF([.A134]&gt;=[.E$8];[.A134]*[.E$9];0))" office:value-type="float" office:value="8640" calcext:value-type="float">
            <text:p>8,640.00</text:p>
          </table:table-cell>
          <table:table-cell table:style-name="ce219" table:formula="of:=[.I134]+[.J134]" office:value-type="float" office:value="312452.75" calcext:value-type="float">
            <text:p>312,452.75</text:p>
          </table:table-cell>
          <table:table-cell table:style-name="ce276" table:formula="of:=[.A134]-[.K134]" office:value-type="float" office:value="647547.25" calcext:value-type="float">
            <text:p>647,547.25</text:p>
          </table:table-cell>
          <table:table-cell table:style-name="ce219" table:formula="of:=[.A134]+[.J134]" office:value-type="float" office:value="968640" calcext:value-type="float">
            <text:p>968,640.00</text:p>
          </table:table-cell>
          <table:table-cell table:style-name="ce219" table:formula="of:=[.I$4]" office:value-type="float" office:value="20000" calcext:value-type="float">
            <text:p>20,000.00</text:p>
          </table:table-cell>
          <table:table-cell table:style-name="ce219" table:formula="of:=[.M134]+[.N134]" office:value-type="float" office:value="988640" calcext:value-type="float">
            <text:p>988,640.00</text:p>
          </table:table-cell>
          <table:table-cell table:style-name="ce219" table:formula="of:=[.O134]*[.I$2]" office:value-type="float" office:value="336137.6" calcext:value-type="float">
            <text:p>336,137.60</text:p>
          </table:table-cell>
          <table:table-cell table:style-name="ce276" table:formula="of:=[.O134]-[.P134]" office:value-type="float" office:value="652502.4" calcext:value-type="float">
            <text:p>652,502.40</text:p>
          </table:table-cell>
          <table:table-cell table:number-columns-repeated="16332"/>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5404.55000000005" calcext:value-type="currency">
            <text:p>$5,405 </text:p>
          </table:table-cell>
          <table:table-cell table:style-name="ce238" table:formula="of:=IF(([.A135]-[.$F$21])&lt;=[.B$18];MAX(MAX([.A135]-[.$F$21];0)-[.B$17];0)*[.C$18];([.B$18]-[.B$17])*[.C$18])" office:value-type="float" office:value="4266" calcext:value-type="float">
            <text:p>4,266.00</text:p>
          </table:table-cell>
          <table:table-cell table:style-name="ce219" table:formula="of:=IF([.A135]-[.$F$21]&lt;=[.B$19];MAX(MAX([.A135]-[.$F$21];0)-[.B$18];0)*[.C$19];([.B$19]-[.B$18])*[.C$19])" office:value-type="float" office:value="11742.5" calcext:value-type="float">
            <text:p>11,742.50</text:p>
          </table:table-cell>
          <table:table-cell table:style-name="ce219" table:formula="of:=IF([.A135]-[.$F$21]&lt;=[.B$20];MAX(MAX([.A135]-[.$F$21];0)-[.B$19];0)*[.C$20];([.B$20]-[.B$19])*[.C$20])" office:value-type="float" office:value="21942" calcext:value-type="float">
            <text:p>21,942.00</text:p>
          </table:table-cell>
          <table:table-cell table:style-name="ce219" table:formula="of:=IF([.A135]-[.$F$21]&lt;=[.B$21];MAX(MAX([.A135]-[.$F$21];0)-[.B$20];0)*[.C$21];([.B$21]-[.B$20])*[.C$21])" office:value-type="float" office:value="17528" calcext:value-type="float">
            <text:p>17,528.00</text:p>
          </table:table-cell>
          <table:table-cell table:style-name="ce219" table:formula="of:=IF([.A135]-[.$F$21]&lt;=[.B$22];MAX(MAX([.A135]-[.$F$21])-[.B$21];0)*[.C$22];([.B$22]-[.B$21])*[.C$22])" office:value-type="float" office:value="126918.75" calcext:value-type="float">
            <text:p>126,918.75</text:p>
          </table:table-cell>
          <table:table-cell table:style-name="ce219" table:formula="of:=IF([.A135]-[.$F$21]&lt;=[.B$23];MAX(MAX([.A135]-[.$F$21];0)-[.B$22];0)*[.C$23];([.B$23]-[.B$22])*[.C$23])" office:value-type="float" office:value="125115.5" calcext:value-type="float">
            <text:p>125,115.50</text:p>
          </table:table-cell>
          <table:table-cell table:style-name="ce276" table:formula="of:=SUM([.C135:.H135])" office:value-type="float" office:value="307512.75" calcext:value-type="float">
            <text:p>307,512.75</text:p>
          </table:table-cell>
          <table:table-cell table:style-name="ce219" table:formula="of:=IF([.A135]&lt;[.E$7];[.A135]*([.E$3]+[.E$5]);IF([.A135]&gt;=[.E$8];[.A135]*[.E$9];0))" office:value-type="float" office:value="8730" calcext:value-type="float">
            <text:p>8,730.00</text:p>
          </table:table-cell>
          <table:table-cell table:style-name="ce219" table:formula="of:=[.I135]+[.J135]" office:value-type="float" office:value="316242.75" calcext:value-type="float">
            <text:p>316,242.75</text:p>
          </table:table-cell>
          <table:table-cell table:style-name="ce276" table:formula="of:=[.A135]-[.K135]" office:value-type="float" office:value="653757.25" calcext:value-type="float">
            <text:p>653,757.25</text:p>
          </table:table-cell>
          <table:table-cell table:style-name="ce219" table:formula="of:=[.A135]+[.J135]" office:value-type="float" office:value="978730" calcext:value-type="float">
            <text:p>978,730.00</text:p>
          </table:table-cell>
          <table:table-cell table:style-name="ce219" table:formula="of:=[.I$4]" office:value-type="float" office:value="20000" calcext:value-type="float">
            <text:p>20,000.00</text:p>
          </table:table-cell>
          <table:table-cell table:style-name="ce219" table:formula="of:=[.M135]+[.N135]" office:value-type="float" office:value="998730" calcext:value-type="float">
            <text:p>998,730.00</text:p>
          </table:table-cell>
          <table:table-cell table:style-name="ce219" table:formula="of:=[.O135]*[.I$2]" office:value-type="float" office:value="339568.2" calcext:value-type="float">
            <text:p>339,568.20</text:p>
          </table:table-cell>
          <table:table-cell table:style-name="ce276" table:formula="of:=[.O135]-[.P135]" office:value-type="float" office:value="659161.8" calcext:value-type="float">
            <text:p>659,161.80</text:p>
          </table:table-cell>
          <table:table-cell table:number-columns-repeated="16332"/>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5853.94999999995" calcext:value-type="currency">
            <text:p>$5,854 </text:p>
          </table:table-cell>
          <table:table-cell table:style-name="ce238" table:formula="of:=IF(([.A136]-[.$F$21])&lt;=[.B$18];MAX(MAX([.A136]-[.$F$21];0)-[.B$17];0)*[.C$18];([.B$18]-[.B$17])*[.C$18])" office:value-type="float" office:value="4266" calcext:value-type="float">
            <text:p>4,266.00</text:p>
          </table:table-cell>
          <table:table-cell table:style-name="ce219" table:formula="of:=IF([.A136]-[.$F$21]&lt;=[.B$19];MAX(MAX([.A136]-[.$F$21];0)-[.B$18];0)*[.C$19];([.B$19]-[.B$18])*[.C$19])" office:value-type="float" office:value="11742.5" calcext:value-type="float">
            <text:p>11,742.50</text:p>
          </table:table-cell>
          <table:table-cell table:style-name="ce219" table:formula="of:=IF([.A136]-[.$F$21]&lt;=[.B$20];MAX(MAX([.A136]-[.$F$21];0)-[.B$19];0)*[.C$20];([.B$20]-[.B$19])*[.C$20])" office:value-type="float" office:value="21942" calcext:value-type="float">
            <text:p>21,942.00</text:p>
          </table:table-cell>
          <table:table-cell table:style-name="ce219" table:formula="of:=IF([.A136]-[.$F$21]&lt;=[.B$21];MAX(MAX([.A136]-[.$F$21];0)-[.B$20];0)*[.C$21];([.B$21]-[.B$20])*[.C$21])" office:value-type="float" office:value="17528" calcext:value-type="float">
            <text:p>17,528.00</text:p>
          </table:table-cell>
          <table:table-cell table:style-name="ce219" table:formula="of:=IF([.A136]-[.$F$21]&lt;=[.B$22];MAX(MAX([.A136]-[.$F$21])-[.B$21];0)*[.C$22];([.B$22]-[.B$21])*[.C$22])" office:value-type="float" office:value="126918.75" calcext:value-type="float">
            <text:p>126,918.75</text:p>
          </table:table-cell>
          <table:table-cell table:style-name="ce219" table:formula="of:=IF([.A136]-[.$F$21]&lt;=[.B$23];MAX(MAX([.A136]-[.$F$21];0)-[.B$22];0)*[.C$23];([.B$23]-[.B$22])*[.C$23])" office:value-type="float" office:value="128815.5" calcext:value-type="float">
            <text:p>128,815.50</text:p>
          </table:table-cell>
          <table:table-cell table:style-name="ce276" table:formula="of:=SUM([.C136:.H136])" office:value-type="float" office:value="311212.75" calcext:value-type="float">
            <text:p>311,212.75</text:p>
          </table:table-cell>
          <table:table-cell table:style-name="ce219" table:formula="of:=IF([.A136]&lt;[.E$7];[.A136]*([.E$3]+[.E$5]);IF([.A136]&gt;=[.E$8];[.A136]*[.E$9];0))" office:value-type="float" office:value="8820" calcext:value-type="float">
            <text:p>8,820.00</text:p>
          </table:table-cell>
          <table:table-cell table:style-name="ce219" table:formula="of:=[.I136]+[.J136]" office:value-type="float" office:value="320032.75" calcext:value-type="float">
            <text:p>320,032.75</text:p>
          </table:table-cell>
          <table:table-cell table:style-name="ce276" table:formula="of:=[.A136]-[.K136]" office:value-type="float" office:value="659967.25" calcext:value-type="float">
            <text:p>659,967.25</text:p>
          </table:table-cell>
          <table:table-cell table:style-name="ce219" table:formula="of:=[.A136]+[.J136]" office:value-type="float" office:value="988820" calcext:value-type="float">
            <text:p>988,820.00</text:p>
          </table:table-cell>
          <table:table-cell table:style-name="ce219" table:formula="of:=[.I$4]" office:value-type="float" office:value="20000" calcext:value-type="float">
            <text:p>20,000.00</text:p>
          </table:table-cell>
          <table:table-cell table:style-name="ce219" table:formula="of:=[.M136]+[.N136]" office:value-type="float" office:value="1008820" calcext:value-type="float">
            <text:p>1,008,820.00</text:p>
          </table:table-cell>
          <table:table-cell table:style-name="ce219" table:formula="of:=[.O136]*[.I$2]" office:value-type="float" office:value="342998.8" calcext:value-type="float">
            <text:p>342,998.80</text:p>
          </table:table-cell>
          <table:table-cell table:style-name="ce276" table:formula="of:=[.O136]-[.P136]" office:value-type="float" office:value="665821.2" calcext:value-type="float">
            <text:p>665,821.20</text:p>
          </table:table-cell>
          <table:table-cell table:number-columns-repeated="16332"/>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6303.34999999998" calcext:value-type="currency">
            <text:p>$6,303 </text:p>
          </table:table-cell>
          <table:table-cell table:style-name="ce238" table:formula="of:=IF(([.A137]-[.$F$21])&lt;=[.B$18];MAX(MAX([.A137]-[.$F$21];0)-[.B$17];0)*[.C$18];([.B$18]-[.B$17])*[.C$18])" office:value-type="float" office:value="4266" calcext:value-type="float">
            <text:p>4,266.00</text:p>
          </table:table-cell>
          <table:table-cell table:style-name="ce219" table:formula="of:=IF([.A137]-[.$F$21]&lt;=[.B$19];MAX(MAX([.A137]-[.$F$21];0)-[.B$18];0)*[.C$19];([.B$19]-[.B$18])*[.C$19])" office:value-type="float" office:value="11742.5" calcext:value-type="float">
            <text:p>11,742.50</text:p>
          </table:table-cell>
          <table:table-cell table:style-name="ce219" table:formula="of:=IF([.A137]-[.$F$21]&lt;=[.B$20];MAX(MAX([.A137]-[.$F$21];0)-[.B$19];0)*[.C$20];([.B$20]-[.B$19])*[.C$20])" office:value-type="float" office:value="21942" calcext:value-type="float">
            <text:p>21,942.00</text:p>
          </table:table-cell>
          <table:table-cell table:style-name="ce219" table:formula="of:=IF([.A137]-[.$F$21]&lt;=[.B$21];MAX(MAX([.A137]-[.$F$21];0)-[.B$20];0)*[.C$21];([.B$21]-[.B$20])*[.C$21])" office:value-type="float" office:value="17528" calcext:value-type="float">
            <text:p>17,528.00</text:p>
          </table:table-cell>
          <table:table-cell table:style-name="ce219" table:formula="of:=IF([.A137]-[.$F$21]&lt;=[.B$22];MAX(MAX([.A137]-[.$F$21])-[.B$21];0)*[.C$22];([.B$22]-[.B$21])*[.C$22])" office:value-type="float" office:value="126918.75" calcext:value-type="float">
            <text:p>126,918.75</text:p>
          </table:table-cell>
          <table:table-cell table:style-name="ce219" table:formula="of:=IF([.A137]-[.$F$21]&lt;=[.B$23];MAX(MAX([.A137]-[.$F$21];0)-[.B$22];0)*[.C$23];([.B$23]-[.B$22])*[.C$23])" office:value-type="float" office:value="132515.5" calcext:value-type="float">
            <text:p>132,515.50</text:p>
          </table:table-cell>
          <table:table-cell table:style-name="ce276" table:formula="of:=SUM([.C137:.H137])" office:value-type="float" office:value="314912.75" calcext:value-type="float">
            <text:p>314,912.75</text:p>
          </table:table-cell>
          <table:table-cell table:style-name="ce219" table:formula="of:=IF([.A137]&lt;[.E$7];[.A137]*([.E$3]+[.E$5]);IF([.A137]&gt;=[.E$8];[.A137]*[.E$9];0))" office:value-type="float" office:value="8910" calcext:value-type="float">
            <text:p>8,910.00</text:p>
          </table:table-cell>
          <table:table-cell table:style-name="ce219" table:formula="of:=[.I137]+[.J137]" office:value-type="float" office:value="323822.75" calcext:value-type="float">
            <text:p>323,822.75</text:p>
          </table:table-cell>
          <table:table-cell table:style-name="ce276" table:formula="of:=[.A137]-[.K137]" office:value-type="float" office:value="666177.25" calcext:value-type="float">
            <text:p>666,177.25</text:p>
          </table:table-cell>
          <table:table-cell table:style-name="ce219" table:formula="of:=[.A137]+[.J137]" office:value-type="float" office:value="998910" calcext:value-type="float">
            <text:p>998,910.00</text:p>
          </table:table-cell>
          <table:table-cell table:style-name="ce219" table:formula="of:=[.I$4]" office:value-type="float" office:value="20000" calcext:value-type="float">
            <text:p>20,000.00</text:p>
          </table:table-cell>
          <table:table-cell table:style-name="ce219" table:formula="of:=[.M137]+[.N137]" office:value-type="float" office:value="1018910" calcext:value-type="float">
            <text:p>1,018,910.00</text:p>
          </table:table-cell>
          <table:table-cell table:style-name="ce219" table:formula="of:=[.O137]*[.I$2]" office:value-type="float" office:value="346429.4" calcext:value-type="float">
            <text:p>346,429.40</text:p>
          </table:table-cell>
          <table:table-cell table:style-name="ce276" table:formula="of:=[.O137]-[.P137]" office:value-type="float" office:value="672480.6" calcext:value-type="float">
            <text:p>672,480.60</text:p>
          </table:table-cell>
          <table:table-cell table:number-columns-repeated="16332"/>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6752.75" calcext:value-type="currency">
            <text:p>$6,753 </text:p>
          </table:table-cell>
          <table:table-cell table:style-name="ce238" table:formula="of:=IF(([.A138]-[.$F$21])&lt;=[.B$18];MAX(MAX([.A138]-[.$F$21];0)-[.B$17];0)*[.C$18];([.B$18]-[.B$17])*[.C$18])" office:value-type="float" office:value="4266" calcext:value-type="float">
            <text:p>4,266.00</text:p>
          </table:table-cell>
          <table:table-cell table:style-name="ce219" table:formula="of:=IF([.A138]-[.$F$21]&lt;=[.B$19];MAX(MAX([.A138]-[.$F$21];0)-[.B$18];0)*[.C$19];([.B$19]-[.B$18])*[.C$19])" office:value-type="float" office:value="11742.5" calcext:value-type="float">
            <text:p>11,742.50</text:p>
          </table:table-cell>
          <table:table-cell table:style-name="ce219" table:formula="of:=IF([.A138]-[.$F$21]&lt;=[.B$20];MAX(MAX([.A138]-[.$F$21];0)-[.B$19];0)*[.C$20];([.B$20]-[.B$19])*[.C$20])" office:value-type="float" office:value="21942" calcext:value-type="float">
            <text:p>21,942.00</text:p>
          </table:table-cell>
          <table:table-cell table:style-name="ce219" table:formula="of:=IF([.A138]-[.$F$21]&lt;=[.B$21];MAX(MAX([.A138]-[.$F$21];0)-[.B$20];0)*[.C$21];([.B$21]-[.B$20])*[.C$21])" office:value-type="float" office:value="17528" calcext:value-type="float">
            <text:p>17,528.00</text:p>
          </table:table-cell>
          <table:table-cell table:style-name="ce219" table:formula="of:=IF([.A138]-[.$F$21]&lt;=[.B$22];MAX(MAX([.A138]-[.$F$21])-[.B$21];0)*[.C$22];([.B$22]-[.B$21])*[.C$22])" office:value-type="float" office:value="126918.75" calcext:value-type="float">
            <text:p>126,918.75</text:p>
          </table:table-cell>
          <table:table-cell table:style-name="ce219" table:formula="of:=IF([.A138]-[.$F$21]&lt;=[.B$23];MAX(MAX([.A138]-[.$F$21];0)-[.B$22];0)*[.C$23];([.B$23]-[.B$22])*[.C$23])" office:value-type="float" office:value="136215.5" calcext:value-type="float">
            <text:p>136,215.50</text:p>
          </table:table-cell>
          <table:table-cell table:style-name="ce277" table:formula="of:=SUM([.C138:.H138])" office:value-type="float" office:value="318612.75" calcext:value-type="float">
            <text:p>318,612.75</text:p>
          </table:table-cell>
          <table:table-cell table:style-name="ce220" table:formula="of:=IF([.A138]&lt;[.E$7];[.A138]*([.E$3]+[.E$5]);IF([.A138]&gt;=[.E$8];[.A138]*[.E$9];0))" office:value-type="float" office:value="9000" calcext:value-type="float">
            <text:p>9,000.00</text:p>
          </table:table-cell>
          <table:table-cell table:style-name="ce220" table:formula="of:=[.I138]+[.J138]" office:value-type="float" office:value="327612.75" calcext:value-type="float">
            <text:p>327,612.75</text:p>
          </table:table-cell>
          <table:table-cell table:style-name="ce277" table:formula="of:=[.A138]-[.K138]" office:value-type="float" office:value="672387.25" calcext:value-type="float">
            <text:p>672,387.25</text:p>
          </table:table-cell>
          <table:table-cell table:style-name="ce219" table:formula="of:=[.A138]+[.J138]" office:value-type="float" office:value="1009000" calcext:value-type="float">
            <text:p>1,009,000.00</text:p>
          </table:table-cell>
          <table:table-cell table:style-name="ce219" table:formula="of:=[.I$4]" office:value-type="float" office:value="20000" calcext:value-type="float">
            <text:p>20,000.00</text:p>
          </table:table-cell>
          <table:table-cell table:style-name="ce219" table:formula="of:=[.M138]+[.N138]" office:value-type="float" office:value="1029000" calcext:value-type="float">
            <text:p>1,029,000.00</text:p>
          </table:table-cell>
          <table:table-cell table:style-name="ce219" table:formula="of:=[.O138]*[.I$2]" office:value-type="float" office:value="349860" calcext:value-type="float">
            <text:p>349,860.00</text:p>
          </table:table-cell>
          <table:table-cell table:style-name="ce276" table:formula="of:=[.O138]-[.P138]" office:value-type="float" office:value="679140" calcext:value-type="float">
            <text:p>679,140.00</text:p>
          </table:table-cell>
          <table:table-cell table:number-columns-repeated="16332"/>
          <table:table-cell table:style-name="Default" table:number-columns-repeated="35"/>
        </table:table-row>
        <table:table-row table:style-name="ro2">
          <table:table-cell table:number-columns-repeated="2"/>
          <table:table-cell table:style-name="ce216"/>
          <table:table-cell table:style-name="ce29"/>
          <table:table-cell table:style-name="ce239"/>
          <table:table-cell table:style-name="ce251"/>
          <table:table-cell table:style-name="ce260" table:number-columns-repeated="2"/>
          <table:table-cell table:style-name="ce239"/>
          <table:table-cell/>
          <table:table-cell table:style-name="ce278" table:number-columns-repeated="2"/>
          <table:table-cell table:number-columns-repeated="16337"/>
          <table:table-cell table:style-name="Default" table:number-columns-repeated="35"/>
        </table:table-row>
        <table:table-row table:style-name="ro2" table:number-rows-repeated="123">
          <table:table-cell/>
          <table:table-cell table:style-name="ce29"/>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SaveForAWhile" table:style-name="ta1">
        <table:table-column table:style-name="co1" table:default-cell-style-name="ce216"/>
        <table:table-column table:style-name="co2" table:default-cell-style-name="ce216"/>
        <table:table-column table:style-name="co7" table:default-cell-style-name="ce239"/>
        <table:table-column table:style-name="co8" table:default-cell-style-name="ce251"/>
        <table:table-column table:style-name="co8" table:default-cell-style-name="ce260"/>
        <table:table-column table:style-name="co4" table:default-cell-style-name="ce260"/>
        <table:table-column table:style-name="co4" table:number-columns-repeated="2" table:default-cell-style-name="ce239"/>
        <table:table-column table:style-name="co4" table:default-cell-style-name="ce278"/>
        <table:table-column table:style-name="co3" table:number-columns-repeated="3" table:default-cell-style-name="ce239"/>
        <table:table-column table:style-name="co5" table:default-cell-style-name="ce239"/>
        <table:table-column table:style-name="co3" table:number-columns-repeated="4" table:default-cell-style-name="ce239"/>
        <table:table-column table:style-name="co6" table:number-columns-repeated="16332" table:default-cell-style-name="ce286"/>
        <table:table-column table:style-name="co6" table:number-columns-repeated="35"/>
        <table:table-row table:style-name="ro1">
          <table:table-cell table:style-name="ce201"/>
          <table:table-cell table:style-name="ce17" table:number-columns-repeated="2"/>
          <table:table-cell table:style-name="ce240"/>
          <table:table-cell table:style-name="ce252"/>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2" office:value-type="string" calcext:value-type="string">
            <text:p>Payroll Tax Facts from: <text:a xlink:href="https://www.irs.gov/taxtopics/tc751" xlink:type="simple">https://www.irs.gov/taxtopics/tc751</text:a> (Last accessed 9/5/2025)</text:p>
          </table:table-cell>
          <table:table-cell table:style-name="ce218" table:number-columns-repeated="2"/>
          <table:table-cell table:style-name="ce240"/>
          <table:table-cell table:style-name="ce252"/>
          <table:table-cell table:style-name="ce29"/>
          <table:table-cell table:style-name="ce206" office:value-type="string" calcext:value-type="string">
            <text:p>The Share Tax Rate: </text:p>
          </table:table-cell>
          <table:table-cell table:style-name="ce48"/>
          <table:table-cell table:style-name="ce272" office:value-type="percentage" office:value="0.34" calcext:value-type="percentage">
            <text:p>34.00%</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e</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8"/>
          <table:table-cell table:style-name="ce29"/>
          <table:table-cell table:style-name="ce273"/>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Rate: Employer</text:p>
          </table:table-cell>
          <table:table-cell table:style-name="ce219" table:number-columns-repeated="2"/>
          <table:table-cell table:style-name="ce241"/>
          <table:table-cell table:style-name="ce253" office:value-type="percentage" office:value="0.062" calcext:value-type="percentage">
            <text:p>6.20%</text:p>
          </table:table-cell>
          <table:table-cell table:style-name="ce29"/>
          <table:table-cell table:style-name="ce269" office:value-type="string" calcext:value-type="string">
            <text:p>The Share Amount:</text:p>
          </table:table-cell>
          <table:table-cell table:style-name="ce270"/>
          <table:table-cell table:style-name="ce274" office:value-type="currency" office:currency="USD" office:value="20000" calcext:value-type="currency">
            <text:p>$20,000 </text:p>
          </table:table-cell>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e</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Base Tax Rate: Employer</text:p>
          </table:table-cell>
          <table:table-cell table:style-name="ce219" table:number-columns-repeated="2"/>
          <table:table-cell table:style-name="ce241"/>
          <table:table-cell table:style-name="ce253" office:value-type="percentage" office:value="0.0145" calcext:value-type="percentage">
            <text:p>1.45%</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ocial Security Tax Limit: (no tax on income above this limit)</text:p>
          </table:table-cell>
          <table:table-cell table:style-name="ce219" table:number-columns-repeated="2"/>
          <table:table-cell table:style-name="ce242"/>
          <table:table-cell table:style-name="ce254" office:value-type="currency" office:currency="USD" office:value="176100" calcext:value-type="currency">
            <text:p>$176,1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Medicare Additional Tax Threshold: (add tax due on income exceeding this amt)</text:p>
          </table:table-cell>
          <table:table-cell table:style-name="ce219" table:number-columns-repeated="2"/>
          <table:table-cell table:style-name="ce242"/>
          <table:table-cell table:style-name="ce254" office:value-type="currency" office:currency="USD" office:value="200000" calcext:value-type="currency">
            <text:p>$200,00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4" office:value-type="string" calcext:value-type="string">
            <text:p>Medicare Additional Tax : (paid on income over threshold, only by employee)</text:p>
          </table:table-cell>
          <table:table-cell table:style-name="ce220" table:number-columns-repeated="2"/>
          <table:table-cell table:style-name="ce243"/>
          <table:table-cell table:style-name="ce255" office:value-type="percentage" office:value="0.009" calcext:value-type="percentage">
            <text:p>0.90%</text:p>
          </table:table-cell>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5"/>
          <table:table-cell table:style-name="ce29" table:number-columns-repeated="3"/>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6" office:value-type="string" calcext:value-type="string">
            <text:p>Notes: </text:p>
          </table:table-cell>
          <table:table-cell table:style-name="ce221" table:number-columns-repeated="4"/>
          <table:table-cell table:style-name="ce261"/>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Each sheet uses the different standard deductions to roughly model the three broad classes of taxpayers: Single, Married, and Head of Household.</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3" office:value-type="string" calcext:value-type="string">
            <text:p>On the sheet for married couples, assume the income is for the entire household. </text:p>
          </table:table-cell>
          <table:table-cell table:style-name="ce17" table:number-columns-repeated="2"/>
          <table:table-cell table:style-name="ce244"/>
          <table:table-cell table:style-name="ce17"/>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table:table-cell table:style-name="ce222" office:value-type="string" calcext:value-type="string">
            <text:p>Income up to:</text:p>
          </table:table-cell>
          <table:table-cell table:style-name="ce230" office:value-type="string" calcext:value-type="string">
            <text:p>Taxed at this rate</text:p>
          </table:table-cell>
          <table:table-cell table:style-name="ce230" office:value-type="string" calcext:value-type="string">
            <text:p>Standard Deduction:</text:p>
          </table:table-cell>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1<text:span text:style-name="T1">st</text:span> Bracket:</text:p>
          </table:table-cell>
          <table:table-cell table:style-name="ce223" office:value-type="currency" office:currency="USD" office:value="11600" calcext:value-type="currency">
            <text:p>$11,600</text:p>
          </table:table-cell>
          <table:table-cell table:style-name="ce231" office:value-type="percentage" office:value="0" calcext:value-type="percentage">
            <text:p>0.00%</text:p>
          </table:table-cell>
          <table:table-cell table:style-name="ce288" office:value-type="float" office:value="15000" calcext:value-type="float">
            <text:p>15,000.00</text:p>
          </table:table-cell>
          <table:table-cell table:style-name="ce289" office:value-type="string" calcext:value-type="string">
            <text:p>Single Taxpayer</text:p>
          </table:table-cell>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2<text:span text:style-name="T1">nd</text:span> Bracket:</text:p>
          </table:table-cell>
          <table:table-cell table:style-name="ce223" office:value-type="currency" office:currency="USD" office:value="47150" calcext:value-type="currency">
            <text:p>$47,150</text:p>
          </table:table-cell>
          <table:table-cell table:style-name="ce231" office:value-type="percentage" office:value="0.12" calcext:value-type="percentage">
            <text:p>12.00%</text:p>
          </table:table-cell>
          <table:table-cell table:style-name="ce288" office:value-type="float" office:value="30000" calcext:value-type="float">
            <text:p>30,000.00</text:p>
          </table:table-cell>
          <table:table-cell table:style-name="Default" office:value-type="string" calcext:value-type="string">
            <text:p>Married Filing Jointly</text:p>
          </table:table-cell>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3<text:span text:style-name="T1">rd</text:span> Bracket:</text:p>
          </table:table-cell>
          <table:table-cell table:style-name="ce223" office:value-type="currency" office:currency="USD" office:value="100525" calcext:value-type="currency">
            <text:p>$100,525</text:p>
          </table:table-cell>
          <table:table-cell table:style-name="ce231" office:value-type="percentage" office:value="0.22" calcext:value-type="percentage">
            <text:p>22.00%</text:p>
          </table:table-cell>
          <table:table-cell table:style-name="ce288" office:value-type="float" office:value="22500" calcext:value-type="float">
            <text:p>22,500.00</text:p>
          </table:table-cell>
          <table:table-cell table:style-name="ce289" office:value-type="string" calcext:value-type="string">
            <text:p>Single Head of Household</text:p>
          </table:table-cell>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4<text:span text:style-name="T1">th</text:span> Bracket:</text:p>
          </table:table-cell>
          <table:table-cell table:style-name="ce223" office:value-type="currency" office:currency="USD" office:value="191950" calcext:value-type="currency">
            <text:p>$191,950</text:p>
          </table:table-cell>
          <table:table-cell table:style-name="ce231" office:value-type="percentage" office:value="0.24" calcext:value-type="percentage">
            <text:p>24.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5<text:span text:style-name="T1">th</text:span> Bracket:</text:p>
          </table:table-cell>
          <table:table-cell table:style-name="ce223" office:value-type="currency" office:currency="USD" office:value="246725" calcext:value-type="currency">
            <text:p>$246,725</text:p>
          </table:table-cell>
          <table:table-cell table:style-name="ce231" office:value-type="percentage" office:value="0.32" calcext:value-type="percentage">
            <text:p>32.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7" office:value-type="string" calcext:value-type="string">
            <text:p>6<text:span text:style-name="T1">th</text:span> Bracket:</text:p>
          </table:table-cell>
          <table:table-cell table:style-name="ce223" office:value-type="currency" office:currency="USD" office:value="609350" calcext:value-type="currency">
            <text:p>$609,350</text:p>
          </table:table-cell>
          <table:table-cell table:style-name="ce231" office:value-type="percentage" office:value="0.35" calcext:value-type="percentage">
            <text:p>35.00%</text:p>
          </table:table-cell>
          <table:table-cell table:style-name="ce245"/>
          <table:table-cell table:style-name="ce219"/>
          <table:table-cell table:style-name="ce62"/>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8" office:value-type="string" calcext:value-type="string">
            <text:p>7<text:span text:style-name="T1">th</text:span> Bracket:</text:p>
          </table:table-cell>
          <table:table-cell table:style-name="ce224" office:value-type="currency" office:currency="USD" office:value="999999999999" calcext:value-type="currency">
            <text:p>$999,999,999,999</text:p>
          </table:table-cell>
          <table:table-cell table:style-name="ce232" office:value-type="percentage" office:value="0.37" calcext:value-type="percentage">
            <text:p>37.00%</text:p>
          </table:table-cell>
          <table:table-cell table:style-name="ce46"/>
          <table:table-cell table:style-name="ce220"/>
          <table:table-cell table:style-name="ce6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09"/>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0" office:value-type="string" calcext:value-type="string" table:number-columns-spanned="7" table:number-rows-spanned="1">
            <text:p>Notes: </text:p>
          </table:table-cell>
          <table:covered-table-cell table:style-name="ce226"/>
          <table:covered-table-cell table:style-name="ce234"/>
          <table:covered-table-cell table:style-name="ce47"/>
          <table:covered-table-cell table:style-name="ce25"/>
          <table:covered-table-cell table:style-name="ce62"/>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The Share does away with the Payroll Tax.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25"/>
          <table:covered-table-cell table:style-name="ce33"/>
          <table:covered-table-cell table:style-name="ce47"/>
          <table:covered-table-cell table:style-name="ce25"/>
          <table:covered-table-cell table:style-name="ce1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2"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1" office:value-type="string" calcext:value-type="string" table:number-columns-spanned="7" table:number-rows-spanned="1">
            <text:p>(1) the employee is not receiving additional wages since the Fair Tax Rate includes the old Payroll Tax Rate, and </text:p>
          </table:table-cell>
          <table:covered-table-cell table:style-name="ce25"/>
          <table:covered-table-cell table:style-name="ce33"/>
          <table:covered-table-cell table:style-name="ce47"/>
          <table:covered-table-cell table:style-name="ce25"/>
          <table:covered-table-cell table:number-columns-repeated="2"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3">
          <table:table-cell table:style-name="ce212"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227"/>
          <table:covered-table-cell table:style-name="ce62"/>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2">
          <table:table-cell table:style-name="ce213" table:number-columns-spanned="7" table:number-rows-spanned="1"/>
          <table:covered-table-cell table:style-name="ce220"/>
          <table:covered-table-cell table:style-name="ce232"/>
          <table:covered-table-cell table:style-name="ce46"/>
          <table:covered-table-cell table:style-name="ce220"/>
          <table:covered-table-cell table:style-name="ce67"/>
          <table:covered-table-cell table:style-name="ce29"/>
          <table:table-cell table:style-name="ce29"/>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number-rows-repeated="2">
          <table:table-cell table:style-name="ce214"/>
          <table:table-cell table:style-name="ce25"/>
          <table:table-cell table:style-name="ce33"/>
          <table:table-cell table:style-name="ce47"/>
          <table:table-cell table:style-name="ce25"/>
          <table:table-cell table:style-name="ce17"/>
          <table:table-cell table:style-name="ce29" table:number-columns-repeated="2"/>
          <table:table-cell table:style-name="ce71"/>
          <table:table-cell table:style-name="ce79" table:number-columns-repeated="4"/>
          <table:table-cell table:style-name="ce83" table:number-columns-repeated="4"/>
          <table:table-cell table:style-name="ce285" table:number-columns-repeated="16332"/>
          <table:table-cell table:style-name="Default" table:number-columns-repeated="35"/>
        </table:table-row>
        <table:table-row table:style-name="ro1">
          <table:table-cell table:style-name="ce205" table:number-columns-repeated="2"/>
          <table:table-cell table:style-name="ce235" office:value-type="string" calcext:value-type="string" table:number-columns-spanned="10" table:number-rows-spanned="1">
            <text:p>Before “The Share” calculation of Net Income: Base Income - Taxes</text:p>
          </table:table-cell>
          <table:covered-table-cell table:style-name="ce48"/>
          <table:covered-table-cell table:style-name="ce259"/>
          <table:covered-table-cell table:number-columns-repeated="3" table:style-name="ce48"/>
          <table:covered-table-cell table:style-name="ce17"/>
          <table:covered-table-cell table:style-name="ce29"/>
          <table:covered-table-cell table:style-name="ce79"/>
          <table:covered-table-cell table:style-name="ce280"/>
          <table:table-cell table:style-name="ce281" office:value-type="string" calcext:value-type="string" table:number-columns-spanned="5" table:number-rows-spanned="1">
            <text:p>The Share calculation of Net Income:</text:p>
          </table:table-cell>
          <table:covered-table-cell table:number-columns-repeated="3" table:style-name="ce79"/>
          <table:covered-table-cell table:style-name="ce83"/>
          <table:table-cell table:style-name="ce285" table:number-columns-repeated="16332"/>
          <table:table-cell table:style-name="Default" table:number-columns-repeated="35"/>
        </table:table-row>
        <table:table-row table:style-name="ro2">
          <table:table-cell table:style-name="ce205" table:number-columns-repeated="2"/>
          <table:table-cell table:style-name="ce236"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249"/>
          <table:covered-table-cell table:number-columns-repeated="4" table:style-name="ce29"/>
          <table:covered-table-cell table:style-name="ce17"/>
          <table:covered-table-cell table:style-name="ce71"/>
          <table:covered-table-cell table:style-name="ce79"/>
          <table:covered-table-cell table:style-name="ce280"/>
          <table:table-cell table:style-name="ce282"/>
          <table:table-cell table:style-name="ce79" table:number-columns-repeated="3"/>
          <table:table-cell table:style-name="ce284"/>
          <table:table-cell table:style-name="ce285" table:number-columns-repeated="16332"/>
          <table:table-cell table:style-name="Default" table:number-columns-repeated="35"/>
        </table:table-row>
        <table:table-row table:style-name="ro4">
          <table:table-cell table:style-name="ce215" office:value-type="string" calcext:value-type="string">
            <text:p>{A} Base Income (Before The Share)</text:p>
          </table:table-cell>
          <table:table-cell table:style-name="ce228" office:value-type="string" calcext:value-type="string">
            <text:p>Net Benefit of the Share = After-tax income after The Share minus After-tax income Before The Share</text:p>
          </table:table-cell>
          <table:table-cell table:style-name="ce237" office:value-type="string" calcext:value-type="string">
            <text:p>2<text:span text:style-name="T1">nd</text:span> Bracket Taxes: </text:p>
          </table:table-cell>
          <table:table-cell table:style-name="ce250" office:value-type="string" calcext:value-type="string">
            <text:p>3<text:span text:style-name="T1">rd</text:span> Bracket Taxes: </text:p>
          </table:table-cell>
          <table:table-cell table:style-name="ce250" office:value-type="string" calcext:value-type="string">
            <text:p>4<text:span text:style-name="T1">th</text:span> Bracket Taxes: </text:p>
          </table:table-cell>
          <table:table-cell table:style-name="ce250" office:value-type="string" calcext:value-type="string">
            <text:p>5th Bracket Taxes: </text:p>
          </table:table-cell>
          <table:table-cell table:style-name="ce250" office:value-type="string" calcext:value-type="string">
            <text:p>6th Bracket Taxes: </text:p>
          </table:table-cell>
          <table:table-cell table:style-name="ce250" office:value-type="string" calcext:value-type="string">
            <text:p>7th Bracket Taxes: </text:p>
          </table:table-cell>
          <table:table-cell table:style-name="ce275" office:value-type="string" calcext:value-type="string">
            <text:p>Total Income Taxes</text:p>
          </table:table-cell>
          <table:table-cell table:style-name="ce250" office:value-type="string" calcext:value-type="string">
            <text:p>Payroll Tax</text:p>
          </table:table-cell>
          <table:table-cell table:style-name="ce250" office:value-type="string" calcext:value-type="string">
            <text:p>Total Taxes</text:p>
          </table:table-cell>
          <table:table-cell table:style-name="ce275" office:value-type="string" calcext:value-type="string">
            <text:p>Net Income</text:p>
          </table:table-cell>
          <table:table-cell table:style-name="ce237" office:value-type="string" calcext:value-type="string">
            <text:p>New Base Income = Old Base Income + Old Payroll Tax Amount</text:p>
          </table:table-cell>
          <table:table-cell table:style-name="ce250" office:value-type="string" calcext:value-type="string">
            <text:p>The Share</text:p>
          </table:table-cell>
          <table:table-cell table:style-name="ce250" office:value-type="string" calcext:value-type="string">
            <text:p>Total pre-tax income after The Share</text:p>
          </table:table-cell>
          <table:table-cell table:style-name="ce250" office:value-type="string" calcext:value-type="string">
            <text:p>Taxes</text:p>
          </table:table-cell>
          <table:table-cell table:style-name="ce275" office:value-type="string" calcext:value-type="string">
            <text:p>Net Income after The Share</text:p>
          </table:table-cell>
          <table:table-cell table:style-name="ce285" table:number-columns-repeated="16332"/>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13200" calcext:value-type="currency">
            <text:p>$13,200 </text:p>
          </table:table-cell>
          <table:table-cell table:style-name="ce238" table:formula="of:=IF(([.A38]-[.$D$19])&lt;=[.B$18];MAX(MAX([.A38]-[.$D$19];0)-[.B$17];0)*[.C$18];([.B$18]-[.B$17])*[.C$18])" office:value-type="float" office:value="0" calcext:value-type="float">
            <text:p>0.00</text:p>
          </table:table-cell>
          <table:table-cell table:style-name="ce219" table:formula="of:=IF([.A38]-[.$D$19]&lt;=[.B$19];MAX(MAX([.A38]-[.$D$19];0)-[.B$18];0)*[.C$19];([.B$19]-[.B$18])*[.C$19])" office:value-type="float" office:value="0" calcext:value-type="float">
            <text:p>0.00</text:p>
          </table:table-cell>
          <table:table-cell table:style-name="ce219" table:formula="of:=IF([.A38]-[.$D$19]&lt;=[.B$20];MAX(MAX([.A38]-[.$D$19];0)-[.B$19];0)*[.C$20];([.B$20]-[.B$19])*[.C$20])" office:value-type="float" office:value="0" calcext:value-type="float">
            <text:p>0.00</text:p>
          </table:table-cell>
          <table:table-cell table:style-name="ce219" table:formula="of:=IF([.A38]-[.$D$19]&lt;=[.B$21];MAX(MAX([.A38]-[.$D$19];0)-[.B$20];0)*[.C$21];([.B$21]-[.B$20])*[.C$21])" office:value-type="float" office:value="0" calcext:value-type="float">
            <text:p>0.00</text:p>
          </table:table-cell>
          <table:table-cell table:style-name="ce219" table:formula="of:=IF([.A38]-[.$D$19]&lt;=[.B$22];MAX(MAX([.A38]-[.$D$19])-[.B$21];0)*[.C$22];([.B$22]-[.B$21])*[.C$22])" office:value-type="float" office:value="0" calcext:value-type="float">
            <text:p>0.00</text:p>
          </table:table-cell>
          <table:table-cell table:style-name="ce219" table:formula="of:=IF([.A38]-[.$D$19]&lt;=[.B$23];MAX(MAX([.A38]-[.$D$19];0)-[.B$22];0)*[.C$23];([.B$23]-[.B$22])*[.C$23])" office:value-type="float" office:value="0" calcext:value-type="float">
            <text:p>0.00</text:p>
          </table:table-cell>
          <table:table-cell table:style-name="ce276" table:formula="of:=SUM([.C38:.H38])" office:value-type="float" office:value="0" calcext:value-type="float">
            <text:p>0.00</text:p>
          </table:table-cell>
          <table:table-cell table:style-name="ce219" table:formula="of:=IF([.A38]&lt;[.E$7];[.A38]*([.E$3]+[.E$5]);IF([.A38]&gt;=[.E$8];[.A38]*[.E$9];0))" office:value-type="float" office:value="0" calcext:value-type="float">
            <text:p>0.00</text:p>
          </table:table-cell>
          <table:table-cell table:style-name="ce219" table:formula="of:=[.I38]+[.J38]" office:value-type="float" office:value="0" calcext:value-type="float">
            <text:p>0.00</text:p>
          </table:table-cell>
          <table:table-cell table:style-name="ce276" table:formula="of:=[.A38]-[.K38]" office:value-type="float" office:value="0" calcext:value-type="float">
            <text:p>0.00</text:p>
          </table:table-cell>
          <table:table-cell table:style-name="ce219" table:formula="of:=[.A38]+[.J38]" office:value-type="float" office:value="0" calcext:value-type="float">
            <text:p>0.00</text:p>
          </table:table-cell>
          <table:table-cell table:style-name="ce219" table:formula="of:=[.I$4]" office:value-type="float" office:value="20000" calcext:value-type="float">
            <text:p>20,000.00</text:p>
          </table:table-cell>
          <table:table-cell table:style-name="ce219" table:formula="of:=[.M38]+[.N38]" office:value-type="float" office:value="20000" calcext:value-type="float">
            <text:p>20,000.00</text:p>
          </table:table-cell>
          <table:table-cell table:style-name="ce219" table:formula="of:=[.O38]*[.I$2]" office:value-type="float" office:value="6800" calcext:value-type="float">
            <text:p>6,800.00</text:p>
          </table:table-cell>
          <table:table-cell table:style-name="ce276" table:formula="of:=[.O38]-[.P38]" office:value-type="float" office:value="13200" calcext:value-type="float">
            <text:p>13,200.00</text:p>
          </table:table-cell>
          <table:table-cell table:number-columns-repeated="16332"/>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11069.9" calcext:value-type="currency">
            <text:p>$11,070 </text:p>
          </table:table-cell>
          <table:table-cell table:style-name="ce238" table:formula="of:=IF(([.A39]-[.$D$19])&lt;=[.B$18];MAX(([.A39]-[.$D$19])-[.B$17];0)*[.C$18];([.B$18]-[.B$17])*[.C$18])" office:value-type="float" office:value="0" calcext:value-type="float">
            <text:p>0.00</text:p>
          </table:table-cell>
          <table:table-cell table:style-name="ce219" table:formula="of:=IF([.A39]-[.$D$19]&lt;=[.B$19];MAX(MAX([.A39]-[.$D$19];0)-[.B$18];0)*[.C$19];([.B$19]-[.B$18])*[.C$19])" office:value-type="float" office:value="0" calcext:value-type="float">
            <text:p>0.00</text:p>
          </table:table-cell>
          <table:table-cell table:style-name="ce219" table:formula="of:=IF([.A39]-[.$D$19]&lt;=[.B$20];MAX(MAX([.A39]-[.$D$19];0)-[.B$19];0)*[.C$20];([.B$20]-[.B$19])*[.C$20])" office:value-type="float" office:value="0" calcext:value-type="float">
            <text:p>0.00</text:p>
          </table:table-cell>
          <table:table-cell table:style-name="ce219" table:formula="of:=IF([.A39]-[.$D$19]&lt;=[.B$21];MAX(MAX([.A39]-[.$D$19];0)-[.B$20];0)*[.C$21];([.B$21]-[.B$20])*[.C$21])" office:value-type="float" office:value="0" calcext:value-type="float">
            <text:p>0.00</text:p>
          </table:table-cell>
          <table:table-cell table:style-name="ce219" table:formula="of:=IF([.A39]-[.$D$19]&lt;=[.B$22];MAX(MAX([.A39]-[.$D$19])-[.B$21];0)*[.C$22];([.B$22]-[.B$21])*[.C$22])" office:value-type="float" office:value="0" calcext:value-type="float">
            <text:p>0.00</text:p>
          </table:table-cell>
          <table:table-cell table:style-name="ce219" table:formula="of:=IF([.A39]-[.$D$19]&lt;=[.B$23];MAX(MAX([.A39]-[.$D$19];0)-[.B$22];0)*[.C$23];([.B$23]-[.B$22])*[.C$23])" office:value-type="float" office:value="0" calcext:value-type="float">
            <text:p>0.00</text:p>
          </table:table-cell>
          <table:table-cell table:style-name="ce276" table:formula="of:=SUM([.C39:.H39])" office:value-type="float" office:value="0" calcext:value-type="float">
            <text:p>0.00</text:p>
          </table:table-cell>
          <table:table-cell table:style-name="ce219" table:formula="of:=IF([.A39]&lt;[.E$7];[.A39]*([.E$3]+[.E$5]);IF([.A39]&gt;=[.E$8];[.A39]*[.E$9];0))" office:value-type="float" office:value="765" calcext:value-type="float">
            <text:p>765.00</text:p>
          </table:table-cell>
          <table:table-cell table:style-name="ce219" table:formula="of:=[.I39]+[.J39]" office:value-type="float" office:value="765" calcext:value-type="float">
            <text:p>765.00</text:p>
          </table:table-cell>
          <table:table-cell table:style-name="ce276" table:formula="of:=[.A39]-[.K39]" office:value-type="float" office:value="9235" calcext:value-type="float">
            <text:p>9,235.00</text:p>
          </table:table-cell>
          <table:table-cell table:style-name="ce219" table:formula="of:=[.A39]+[.J39]" office:value-type="float" office:value="10765" calcext:value-type="float">
            <text:p>10,765.00</text:p>
          </table:table-cell>
          <table:table-cell table:style-name="ce219" table:formula="of:=[.I$4]" office:value-type="float" office:value="20000" calcext:value-type="float">
            <text:p>20,000.00</text:p>
          </table:table-cell>
          <table:table-cell table:style-name="ce219" table:formula="of:=[.M39]+[.N39]" office:value-type="float" office:value="30765" calcext:value-type="float">
            <text:p>30,765.00</text:p>
          </table:table-cell>
          <table:table-cell table:style-name="ce219" table:formula="of:=[.O39]*[.I$2]" office:value-type="float" office:value="10460.1" calcext:value-type="float">
            <text:p>10,460.10</text:p>
          </table:table-cell>
          <table:table-cell table:style-name="ce276" table:formula="of:=[.O39]-[.P39]" office:value-type="float" office:value="20304.9" calcext:value-type="float">
            <text:p>20,304.90</text:p>
          </table:table-cell>
          <table:table-cell table:number-columns-repeated="16332"/>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8939.8" calcext:value-type="currency">
            <text:p>$8,940 </text:p>
          </table:table-cell>
          <table:table-cell table:style-name="ce238" table:formula="of:=IF(([.A40]-[.$D$19])&lt;=[.B$18];MAX(([.A40]-[.$D$19])-[.B$17];0)*[.C$18];([.B$18]-[.B$17])*[.C$18])" office:value-type="float" office:value="0" calcext:value-type="float">
            <text:p>0.00</text:p>
          </table:table-cell>
          <table:table-cell table:style-name="ce219" table:formula="of:=IF([.A40]-[.$D$19]&lt;=[.B$19];MAX(MAX([.A40]-[.$D$19];0)-[.B$18];0)*[.C$19];([.B$19]-[.B$18])*[.C$19])" office:value-type="float" office:value="0" calcext:value-type="float">
            <text:p>0.00</text:p>
          </table:table-cell>
          <table:table-cell table:style-name="ce219" table:formula="of:=IF([.A40]-[.$D$19]&lt;=[.B$20];MAX(MAX([.A40]-[.$D$19];0)-[.B$19];0)*[.C$20];([.B$20]-[.B$19])*[.C$20])" office:value-type="float" office:value="0" calcext:value-type="float">
            <text:p>0.00</text:p>
          </table:table-cell>
          <table:table-cell table:style-name="ce219" table:formula="of:=IF([.A40]-[.$D$19]&lt;=[.B$21];MAX(MAX([.A40]-[.$D$19];0)-[.B$20];0)*[.C$21];([.B$21]-[.B$20])*[.C$21])" office:value-type="float" office:value="0" calcext:value-type="float">
            <text:p>0.00</text:p>
          </table:table-cell>
          <table:table-cell table:style-name="ce219" table:formula="of:=IF([.A40]-[.$D$19]&lt;=[.B$22];MAX(MAX([.A40]-[.$D$19])-[.B$21];0)*[.C$22];([.B$22]-[.B$21])*[.C$22])" office:value-type="float" office:value="0" calcext:value-type="float">
            <text:p>0.00</text:p>
          </table:table-cell>
          <table:table-cell table:style-name="ce219" table:formula="of:=IF([.A40]-[.$D$19]&lt;=[.B$23];MAX(MAX([.A40]-[.$D$19];0)-[.B$22];0)*[.C$23];([.B$23]-[.B$22])*[.C$23])" office:value-type="float" office:value="0" calcext:value-type="float">
            <text:p>0.00</text:p>
          </table:table-cell>
          <table:table-cell table:style-name="ce276" table:formula="of:=SUM([.C40:.H40])" office:value-type="float" office:value="0" calcext:value-type="float">
            <text:p>0.00</text:p>
          </table:table-cell>
          <table:table-cell table:style-name="ce219" table:formula="of:=IF([.A40]&lt;[.E$7];[.A40]*([.E$3]+[.E$5]);IF([.A40]&gt;=[.E$8];[.A40]*[.E$9];0))" office:value-type="float" office:value="1530" calcext:value-type="float">
            <text:p>1,530.00</text:p>
          </table:table-cell>
          <table:table-cell table:style-name="ce219" table:formula="of:=[.I40]+[.J40]" office:value-type="float" office:value="1530" calcext:value-type="float">
            <text:p>1,530.00</text:p>
          </table:table-cell>
          <table:table-cell table:style-name="ce276" table:formula="of:=[.A40]-[.K40]" office:value-type="float" office:value="18470" calcext:value-type="float">
            <text:p>18,470.00</text:p>
          </table:table-cell>
          <table:table-cell table:style-name="ce219" table:formula="of:=[.A40]+[.J40]" office:value-type="float" office:value="21530" calcext:value-type="float">
            <text:p>21,530.00</text:p>
          </table:table-cell>
          <table:table-cell table:style-name="ce219" table:formula="of:=[.I$4]" office:value-type="float" office:value="20000" calcext:value-type="float">
            <text:p>20,000.00</text:p>
          </table:table-cell>
          <table:table-cell table:style-name="ce219" table:formula="of:=[.M40]+[.N40]" office:value-type="float" office:value="41530" calcext:value-type="float">
            <text:p>41,530.00</text:p>
          </table:table-cell>
          <table:table-cell table:style-name="ce219" table:formula="of:=[.O40]*[.I$2]" office:value-type="float" office:value="14120.2" calcext:value-type="float">
            <text:p>14,120.20</text:p>
          </table:table-cell>
          <table:table-cell table:style-name="ce276" table:formula="of:=[.O40]-[.P40]" office:value-type="float" office:value="27409.8" calcext:value-type="float">
            <text:p>27,409.80</text:p>
          </table:table-cell>
          <table:table-cell table:number-columns-repeated="16332"/>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6809.7" calcext:value-type="currency">
            <text:p>$6,810 </text:p>
          </table:table-cell>
          <table:table-cell table:style-name="ce238" table:formula="of:=IF(([.A41]-[.$D$19])&lt;=[.B$18];MAX(([.A41]-[.$D$19])-[.B$17];0)*[.C$18];([.B$18]-[.B$17])*[.C$18])" office:value-type="float" office:value="0" calcext:value-type="float">
            <text:p>0.00</text:p>
          </table:table-cell>
          <table:table-cell table:style-name="ce219" table:formula="of:=IF([.A41]-[.$D$19]&lt;=[.B$19];MAX(MAX([.A41]-[.$D$19];0)-[.B$18];0)*[.C$19];([.B$19]-[.B$18])*[.C$19])" office:value-type="float" office:value="0" calcext:value-type="float">
            <text:p>0.00</text:p>
          </table:table-cell>
          <table:table-cell table:style-name="ce219" table:formula="of:=IF([.A41]-[.$D$19]&lt;=[.B$20];MAX(MAX([.A41]-[.$D$19];0)-[.B$19];0)*[.C$20];([.B$20]-[.B$19])*[.C$20])" office:value-type="float" office:value="0" calcext:value-type="float">
            <text:p>0.00</text:p>
          </table:table-cell>
          <table:table-cell table:style-name="ce219" table:formula="of:=IF([.A41]-[.$D$19]&lt;=[.B$21];MAX(MAX([.A41]-[.$D$19];0)-[.B$20];0)*[.C$21];([.B$21]-[.B$20])*[.C$21])" office:value-type="float" office:value="0" calcext:value-type="float">
            <text:p>0.00</text:p>
          </table:table-cell>
          <table:table-cell table:style-name="ce219" table:formula="of:=IF([.A41]-[.$D$19]&lt;=[.B$22];MAX(MAX([.A41]-[.$D$19])-[.B$21];0)*[.C$22];([.B$22]-[.B$21])*[.C$22])" office:value-type="float" office:value="0" calcext:value-type="float">
            <text:p>0.00</text:p>
          </table:table-cell>
          <table:table-cell table:style-name="ce219" table:formula="of:=IF([.A41]-[.$D$19]&lt;=[.B$23];MAX(MAX([.A41]-[.$D$19];0)-[.B$22];0)*[.C$23];([.B$23]-[.B$22])*[.C$23])" office:value-type="float" office:value="0" calcext:value-type="float">
            <text:p>0.00</text:p>
          </table:table-cell>
          <table:table-cell table:style-name="ce276" table:formula="of:=SUM([.C41:.H41])" office:value-type="float" office:value="0" calcext:value-type="float">
            <text:p>0.00</text:p>
          </table:table-cell>
          <table:table-cell table:style-name="ce219" table:formula="of:=IF([.A41]&lt;[.E$7];[.A41]*([.E$3]+[.E$5]);IF([.A41]&gt;=[.E$8];[.A41]*[.E$9];0))" office:value-type="float" office:value="2295" calcext:value-type="float">
            <text:p>2,295.00</text:p>
          </table:table-cell>
          <table:table-cell table:style-name="ce219" table:formula="of:=[.I41]+[.J41]" office:value-type="float" office:value="2295" calcext:value-type="float">
            <text:p>2,295.00</text:p>
          </table:table-cell>
          <table:table-cell table:style-name="ce276" table:formula="of:=[.A41]-[.K41]" office:value-type="float" office:value="27705" calcext:value-type="float">
            <text:p>27,705.00</text:p>
          </table:table-cell>
          <table:table-cell table:style-name="ce219" table:formula="of:=[.A41]+[.J41]" office:value-type="float" office:value="32295" calcext:value-type="float">
            <text:p>32,295.00</text:p>
          </table:table-cell>
          <table:table-cell table:style-name="ce219" table:formula="of:=[.I$4]" office:value-type="float" office:value="20000" calcext:value-type="float">
            <text:p>20,000.00</text:p>
          </table:table-cell>
          <table:table-cell table:style-name="ce219" table:formula="of:=[.M41]+[.N41]" office:value-type="float" office:value="52295" calcext:value-type="float">
            <text:p>52,295.00</text:p>
          </table:table-cell>
          <table:table-cell table:style-name="ce219" table:formula="of:=[.O41]*[.I$2]" office:value-type="float" office:value="17780.3" calcext:value-type="float">
            <text:p>17,780.30</text:p>
          </table:table-cell>
          <table:table-cell table:style-name="ce276" table:formula="of:=[.O41]-[.P41]" office:value-type="float" office:value="34514.7" calcext:value-type="float">
            <text:p>34,514.70</text:p>
          </table:table-cell>
          <table:table-cell table:number-columns-repeated="16332"/>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5387.6" calcext:value-type="currency">
            <text:p>$5,388 </text:p>
          </table:table-cell>
          <table:table-cell table:style-name="ce238" table:formula="of:=IF(([.A42]-[.$D$19])&lt;=[.B$18];MAX(([.A42]-[.$D$19])-[.B$17];0)*[.C$18];([.B$18]-[.B$17])*[.C$18])" office:value-type="float" office:value="708" calcext:value-type="float">
            <text:p>708.00</text:p>
          </table:table-cell>
          <table:table-cell table:style-name="ce219" table:formula="of:=IF([.A42]-[.$D$19]&lt;=[.B$19];MAX(MAX([.A42]-[.$D$19];0)-[.B$18];0)*[.C$19];([.B$19]-[.B$18])*[.C$19])" office:value-type="float" office:value="0" calcext:value-type="float">
            <text:p>0.00</text:p>
          </table:table-cell>
          <table:table-cell table:style-name="ce219" table:formula="of:=IF([.A42]-[.$D$19]&lt;=[.B$20];MAX(MAX([.A42]-[.$D$19];0)-[.B$19];0)*[.C$20];([.B$20]-[.B$19])*[.C$20])" office:value-type="float" office:value="0" calcext:value-type="float">
            <text:p>0.00</text:p>
          </table:table-cell>
          <table:table-cell table:style-name="ce219" table:formula="of:=IF([.A42]-[.$D$19]&lt;=[.B$21];MAX(MAX([.A42]-[.$D$19];0)-[.B$20];0)*[.C$21];([.B$21]-[.B$20])*[.C$21])" office:value-type="float" office:value="0" calcext:value-type="float">
            <text:p>0.00</text:p>
          </table:table-cell>
          <table:table-cell table:style-name="ce219" table:formula="of:=IF([.A42]-[.$D$19]&lt;=[.B$22];MAX(MAX([.A42]-[.$D$19])-[.B$21];0)*[.C$22];([.B$22]-[.B$21])*[.C$22])" office:value-type="float" office:value="0" calcext:value-type="float">
            <text:p>0.00</text:p>
          </table:table-cell>
          <table:table-cell table:style-name="ce219" table:formula="of:=IF([.A42]-[.$D$19]&lt;=[.B$23];MAX(MAX([.A42]-[.$D$19];0)-[.B$22];0)*[.C$23];([.B$23]-[.B$22])*[.C$23])" office:value-type="float" office:value="0" calcext:value-type="float">
            <text:p>0.00</text:p>
          </table:table-cell>
          <table:table-cell table:style-name="ce276" table:formula="of:=SUM([.C42:.H42])" office:value-type="float" office:value="708" calcext:value-type="float">
            <text:p>708.00</text:p>
          </table:table-cell>
          <table:table-cell table:style-name="ce219" table:formula="of:=IF([.A42]&lt;[.E$7];[.A42]*([.E$3]+[.E$5]);IF([.A42]&gt;=[.E$8];[.A42]*[.E$9];0))" office:value-type="float" office:value="3060" calcext:value-type="float">
            <text:p>3,060.00</text:p>
          </table:table-cell>
          <table:table-cell table:style-name="ce219" table:formula="of:=[.I42]+[.J42]" office:value-type="float" office:value="3768" calcext:value-type="float">
            <text:p>3,768.00</text:p>
          </table:table-cell>
          <table:table-cell table:style-name="ce276" table:formula="of:=[.A42]-[.K42]" office:value-type="float" office:value="36232" calcext:value-type="float">
            <text:p>36,232.00</text:p>
          </table:table-cell>
          <table:table-cell table:style-name="ce219" table:formula="of:=[.A42]+[.J42]" office:value-type="float" office:value="43060" calcext:value-type="float">
            <text:p>43,060.00</text:p>
          </table:table-cell>
          <table:table-cell table:style-name="ce219" table:formula="of:=[.I$4]" office:value-type="float" office:value="20000" calcext:value-type="float">
            <text:p>20,000.00</text:p>
          </table:table-cell>
          <table:table-cell table:style-name="ce219" table:formula="of:=[.M42]+[.N42]" office:value-type="float" office:value="63060" calcext:value-type="float">
            <text:p>63,060.00</text:p>
          </table:table-cell>
          <table:table-cell table:style-name="ce219" table:formula="of:=[.O42]*[.I$2]" office:value-type="float" office:value="21440.4" calcext:value-type="float">
            <text:p>21,440.40</text:p>
          </table:table-cell>
          <table:table-cell table:style-name="ce276" table:formula="of:=[.O42]-[.P42]" office:value-type="float" office:value="41619.6" calcext:value-type="float">
            <text:p>41,619.60</text:p>
          </table:table-cell>
          <table:table-cell table:number-columns-repeated="16332"/>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4457.5" calcext:value-type="currency">
            <text:p>$4,458 </text:p>
          </table:table-cell>
          <table:table-cell table:style-name="ce238" table:formula="of:=IF(([.A43]-[.$D$19])&lt;=[.B$18];MAX(([.A43]-[.$D$19])-[.B$17];0)*[.C$18];([.B$18]-[.B$17])*[.C$18])" office:value-type="float" office:value="1908" calcext:value-type="float">
            <text:p>1,908.00</text:p>
          </table:table-cell>
          <table:table-cell table:style-name="ce219" table:formula="of:=IF([.A43]-[.$D$19]&lt;=[.B$19];MAX(MAX([.A43]-[.$D$19];0)-[.B$18];0)*[.C$19];([.B$19]-[.B$18])*[.C$19])" office:value-type="float" office:value="0" calcext:value-type="float">
            <text:p>0.00</text:p>
          </table:table-cell>
          <table:table-cell table:style-name="ce219" table:formula="of:=IF([.A43]-[.$D$19]&lt;=[.B$20];MAX(MAX([.A43]-[.$D$19];0)-[.B$19];0)*[.C$20];([.B$20]-[.B$19])*[.C$20])" office:value-type="float" office:value="0" calcext:value-type="float">
            <text:p>0.00</text:p>
          </table:table-cell>
          <table:table-cell table:style-name="ce219" table:formula="of:=IF([.A43]-[.$D$19]&lt;=[.B$21];MAX(MAX([.A43]-[.$D$19];0)-[.B$20];0)*[.C$21];([.B$21]-[.B$20])*[.C$21])" office:value-type="float" office:value="0" calcext:value-type="float">
            <text:p>0.00</text:p>
          </table:table-cell>
          <table:table-cell table:style-name="ce219" table:formula="of:=IF([.A43]-[.$D$19]&lt;=[.B$22];MAX(MAX([.A43]-[.$D$19])-[.B$21];0)*[.C$22];([.B$22]-[.B$21])*[.C$22])" office:value-type="float" office:value="0" calcext:value-type="float">
            <text:p>0.00</text:p>
          </table:table-cell>
          <table:table-cell table:style-name="ce219" table:formula="of:=IF([.A43]-[.$D$19]&lt;=[.B$23];MAX(MAX([.A43]-[.$D$19];0)-[.B$22];0)*[.C$23];([.B$23]-[.B$22])*[.C$23])" office:value-type="float" office:value="0" calcext:value-type="float">
            <text:p>0.00</text:p>
          </table:table-cell>
          <table:table-cell table:style-name="ce276" table:formula="of:=SUM([.C43:.H43])" office:value-type="float" office:value="1908" calcext:value-type="float">
            <text:p>1,908.00</text:p>
          </table:table-cell>
          <table:table-cell table:style-name="ce219" table:formula="of:=IF([.A43]&lt;[.E$7];[.A43]*([.E$3]+[.E$5]);IF([.A43]&gt;=[.E$8];[.A43]*[.E$9];0))" office:value-type="float" office:value="3825" calcext:value-type="float">
            <text:p>3,825.00</text:p>
          </table:table-cell>
          <table:table-cell table:style-name="ce219" table:formula="of:=[.I43]+[.J43]" office:value-type="float" office:value="5733" calcext:value-type="float">
            <text:p>5,733.00</text:p>
          </table:table-cell>
          <table:table-cell table:style-name="ce276" table:formula="of:=[.A43]-[.K43]" office:value-type="float" office:value="44267" calcext:value-type="float">
            <text:p>44,267.00</text:p>
          </table:table-cell>
          <table:table-cell table:style-name="ce219" table:formula="of:=[.A43]+[.J43]" office:value-type="float" office:value="53825" calcext:value-type="float">
            <text:p>53,825.00</text:p>
          </table:table-cell>
          <table:table-cell table:style-name="ce219" table:formula="of:=[.I$4]" office:value-type="float" office:value="20000" calcext:value-type="float">
            <text:p>20,000.00</text:p>
          </table:table-cell>
          <table:table-cell table:style-name="ce219" table:formula="of:=[.M43]+[.N43]" office:value-type="float" office:value="73825" calcext:value-type="float">
            <text:p>73,825.00</text:p>
          </table:table-cell>
          <table:table-cell table:style-name="ce219" table:formula="of:=[.O43]*[.I$2]" office:value-type="float" office:value="25100.5" calcext:value-type="float">
            <text:p>25,100.50</text:p>
          </table:table-cell>
          <table:table-cell table:style-name="ce276" table:formula="of:=[.O43]-[.P43]" office:value-type="float" office:value="48724.5" calcext:value-type="float">
            <text:p>48,724.50</text:p>
          </table:table-cell>
          <table:table-cell table:number-columns-repeated="16332"/>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3527.39999999999" calcext:value-type="currency">
            <text:p>$3,527 </text:p>
          </table:table-cell>
          <table:table-cell table:style-name="ce238" table:formula="of:=IF(([.A44]-[.$D$19])&lt;=[.B$18];MAX(([.A44]-[.$D$19])-[.B$17];0)*[.C$18];([.B$18]-[.B$17])*[.C$18])" office:value-type="float" office:value="3108" calcext:value-type="float">
            <text:p>3,108.00</text:p>
          </table:table-cell>
          <table:table-cell table:style-name="ce219" table:formula="of:=IF([.A44]-[.$D$19]&lt;=[.B$19];MAX(MAX([.A44]-[.$D$19];0)-[.B$18];0)*[.C$19];([.B$19]-[.B$18])*[.C$19])" office:value-type="float" office:value="0" calcext:value-type="float">
            <text:p>0.00</text:p>
          </table:table-cell>
          <table:table-cell table:style-name="ce219" table:formula="of:=IF([.A44]-[.$D$19]&lt;=[.B$20];MAX(MAX([.A44]-[.$D$19];0)-[.B$19];0)*[.C$20];([.B$20]-[.B$19])*[.C$20])" office:value-type="float" office:value="0" calcext:value-type="float">
            <text:p>0.00</text:p>
          </table:table-cell>
          <table:table-cell table:style-name="ce219" table:formula="of:=IF([.A44]-[.$D$19]&lt;=[.B$21];MAX(MAX([.A44]-[.$D$19];0)-[.B$20];0)*[.C$21];([.B$21]-[.B$20])*[.C$21])" office:value-type="float" office:value="0" calcext:value-type="float">
            <text:p>0.00</text:p>
          </table:table-cell>
          <table:table-cell table:style-name="ce219" table:formula="of:=IF([.A44]-[.$D$19]&lt;=[.B$22];MAX(MAX([.A44]-[.$D$19])-[.B$21];0)*[.C$22];([.B$22]-[.B$21])*[.C$22])" office:value-type="float" office:value="0" calcext:value-type="float">
            <text:p>0.00</text:p>
          </table:table-cell>
          <table:table-cell table:style-name="ce219" table:formula="of:=IF([.A44]-[.$D$19]&lt;=[.B$23];MAX(MAX([.A44]-[.$D$19];0)-[.B$22];0)*[.C$23];([.B$23]-[.B$22])*[.C$23])" office:value-type="float" office:value="0" calcext:value-type="float">
            <text:p>0.00</text:p>
          </table:table-cell>
          <table:table-cell table:style-name="ce276" table:formula="of:=SUM([.C44:.H44])" office:value-type="float" office:value="3108" calcext:value-type="float">
            <text:p>3,108.00</text:p>
          </table:table-cell>
          <table:table-cell table:style-name="ce219" table:formula="of:=IF([.A44]&lt;[.E$7];[.A44]*([.E$3]+[.E$5]);IF([.A44]&gt;=[.E$8];[.A44]*[.E$9];0))" office:value-type="float" office:value="4590" calcext:value-type="float">
            <text:p>4,590.00</text:p>
          </table:table-cell>
          <table:table-cell table:style-name="ce219" table:formula="of:=[.I44]+[.J44]" office:value-type="float" office:value="7698" calcext:value-type="float">
            <text:p>7,698.00</text:p>
          </table:table-cell>
          <table:table-cell table:style-name="ce276" table:formula="of:=[.A44]-[.K44]" office:value-type="float" office:value="52302" calcext:value-type="float">
            <text:p>52,302.00</text:p>
          </table:table-cell>
          <table:table-cell table:style-name="ce219" table:formula="of:=[.A44]+[.J44]" office:value-type="float" office:value="64590" calcext:value-type="float">
            <text:p>64,590.00</text:p>
          </table:table-cell>
          <table:table-cell table:style-name="ce219" table:formula="of:=[.I$4]" office:value-type="float" office:value="20000" calcext:value-type="float">
            <text:p>20,000.00</text:p>
          </table:table-cell>
          <table:table-cell table:style-name="ce219" table:formula="of:=[.M44]+[.N44]" office:value-type="float" office:value="84590" calcext:value-type="float">
            <text:p>84,590.00</text:p>
          </table:table-cell>
          <table:table-cell table:style-name="ce219" table:formula="of:=[.O44]*[.I$2]" office:value-type="float" office:value="28760.6" calcext:value-type="float">
            <text:p>28,760.60</text:p>
          </table:table-cell>
          <table:table-cell table:style-name="ce276" table:formula="of:=[.O44]-[.P44]" office:value-type="float" office:value="55829.4" calcext:value-type="float">
            <text:p>55,829.40</text:p>
          </table:table-cell>
          <table:table-cell table:number-columns-repeated="16332"/>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2632.3" calcext:value-type="currency">
            <text:p>$2,632 </text:p>
          </table:table-cell>
          <table:table-cell table:style-name="ce238" table:formula="of:=IF(([.A45]-[.$D$19])&lt;=[.B$18];MAX(([.A45]-[.$D$19])-[.B$17];0)*[.C$18];([.B$18]-[.B$17])*[.C$18])" office:value-type="float" office:value="4266" calcext:value-type="float">
            <text:p>4,266.00</text:p>
          </table:table-cell>
          <table:table-cell table:style-name="ce219" table:formula="of:=IF([.A45]-[.$D$19]&lt;=[.B$19];MAX(MAX([.A45]-[.$D$19];0)-[.B$18];0)*[.C$19];([.B$19]-[.B$18])*[.C$19])" office:value-type="float" office:value="77" calcext:value-type="float">
            <text:p>77.00</text:p>
          </table:table-cell>
          <table:table-cell table:style-name="ce219" table:formula="of:=IF([.A45]-[.$D$19]&lt;=[.B$20];MAX(MAX([.A45]-[.$D$19];0)-[.B$19];0)*[.C$20];([.B$20]-[.B$19])*[.C$20])" office:value-type="float" office:value="0" calcext:value-type="float">
            <text:p>0.00</text:p>
          </table:table-cell>
          <table:table-cell table:style-name="ce219" table:formula="of:=IF([.A45]-[.$D$19]&lt;=[.B$21];MAX(MAX([.A45]-[.$D$19];0)-[.B$20];0)*[.C$21];([.B$21]-[.B$20])*[.C$21])" office:value-type="float" office:value="0" calcext:value-type="float">
            <text:p>0.00</text:p>
          </table:table-cell>
          <table:table-cell table:style-name="ce219" table:formula="of:=IF([.A45]-[.$D$19]&lt;=[.B$22];MAX(MAX([.A45]-[.$D$19])-[.B$21];0)*[.C$22];([.B$22]-[.B$21])*[.C$22])" office:value-type="float" office:value="0" calcext:value-type="float">
            <text:p>0.00</text:p>
          </table:table-cell>
          <table:table-cell table:style-name="ce219" table:formula="of:=IF([.A45]-[.$D$19]&lt;=[.B$23];MAX(MAX([.A45]-[.$D$19];0)-[.B$22];0)*[.C$23];([.B$23]-[.B$22])*[.C$23])" office:value-type="float" office:value="0" calcext:value-type="float">
            <text:p>0.00</text:p>
          </table:table-cell>
          <table:table-cell table:style-name="ce276" table:formula="of:=SUM([.C45:.H45])" office:value-type="float" office:value="4343" calcext:value-type="float">
            <text:p>4,343.00</text:p>
          </table:table-cell>
          <table:table-cell table:style-name="ce219" table:formula="of:=IF([.A45]&lt;[.E$7];[.A45]*([.E$3]+[.E$5]);IF([.A45]&gt;=[.E$8];[.A45]*[.E$9];0))" office:value-type="float" office:value="5355" calcext:value-type="float">
            <text:p>5,355.00</text:p>
          </table:table-cell>
          <table:table-cell table:style-name="ce219" table:formula="of:=[.I45]+[.J45]" office:value-type="float" office:value="9698" calcext:value-type="float">
            <text:p>9,698.00</text:p>
          </table:table-cell>
          <table:table-cell table:style-name="ce276" table:formula="of:=[.A45]-[.K45]" office:value-type="float" office:value="60302" calcext:value-type="float">
            <text:p>60,302.00</text:p>
          </table:table-cell>
          <table:table-cell table:style-name="ce219" table:formula="of:=[.A45]+[.J45]" office:value-type="float" office:value="75355" calcext:value-type="float">
            <text:p>75,355.00</text:p>
          </table:table-cell>
          <table:table-cell table:style-name="ce219" table:formula="of:=[.I$4]" office:value-type="float" office:value="20000" calcext:value-type="float">
            <text:p>20,000.00</text:p>
          </table:table-cell>
          <table:table-cell table:style-name="ce219" table:formula="of:=[.M45]+[.N45]" office:value-type="float" office:value="95355" calcext:value-type="float">
            <text:p>95,355.00</text:p>
          </table:table-cell>
          <table:table-cell table:style-name="ce219" table:formula="of:=[.O45]*[.I$2]" office:value-type="float" office:value="32420.7" calcext:value-type="float">
            <text:p>32,420.70</text:p>
          </table:table-cell>
          <table:table-cell table:style-name="ce276" table:formula="of:=[.O45]-[.P45]" office:value-type="float" office:value="62934.3" calcext:value-type="float">
            <text:p>62,934.30</text:p>
          </table:table-cell>
          <table:table-cell table:number-columns-repeated="16332"/>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2702.2" calcext:value-type="currency">
            <text:p>$2,702 </text:p>
          </table:table-cell>
          <table:table-cell table:style-name="ce238" table:formula="of:=IF(([.A46]-[.$D$19])&lt;=[.B$18];MAX(([.A46]-[.$D$19])-[.B$17];0)*[.C$18];([.B$18]-[.B$17])*[.C$18])" office:value-type="float" office:value="4266" calcext:value-type="float">
            <text:p>4,266.00</text:p>
          </table:table-cell>
          <table:table-cell table:style-name="ce219" table:formula="of:=IF([.A46]-[.$D$19]&lt;=[.B$19];MAX(MAX([.A46]-[.$D$19];0)-[.B$18];0)*[.C$19];([.B$19]-[.B$18])*[.C$19])" office:value-type="float" office:value="2277" calcext:value-type="float">
            <text:p>2,277.00</text:p>
          </table:table-cell>
          <table:table-cell table:style-name="ce219" table:formula="of:=IF([.A46]-[.$D$19]&lt;=[.B$20];MAX(MAX([.A46]-[.$D$19];0)-[.B$19];0)*[.C$20];([.B$20]-[.B$19])*[.C$20])" office:value-type="float" office:value="0" calcext:value-type="float">
            <text:p>0.00</text:p>
          </table:table-cell>
          <table:table-cell table:style-name="ce219" table:formula="of:=IF([.A46]-[.$D$19]&lt;=[.B$21];MAX(MAX([.A46]-[.$D$19];0)-[.B$20];0)*[.C$21];([.B$21]-[.B$20])*[.C$21])" office:value-type="float" office:value="0" calcext:value-type="float">
            <text:p>0.00</text:p>
          </table:table-cell>
          <table:table-cell table:style-name="ce219" table:formula="of:=IF([.A46]-[.$D$19]&lt;=[.B$22];MAX(MAX([.A46]-[.$D$19])-[.B$21];0)*[.C$22];([.B$22]-[.B$21])*[.C$22])" office:value-type="float" office:value="0" calcext:value-type="float">
            <text:p>0.00</text:p>
          </table:table-cell>
          <table:table-cell table:style-name="ce219" table:formula="of:=IF([.A46]-[.$D$19]&lt;=[.B$23];MAX(MAX([.A46]-[.$D$19];0)-[.B$22];0)*[.C$23];([.B$23]-[.B$22])*[.C$23])" office:value-type="float" office:value="0" calcext:value-type="float">
            <text:p>0.00</text:p>
          </table:table-cell>
          <table:table-cell table:style-name="ce276" table:formula="of:=SUM([.C46:.H46])" office:value-type="float" office:value="6543" calcext:value-type="float">
            <text:p>6,543.00</text:p>
          </table:table-cell>
          <table:table-cell table:style-name="ce219" table:formula="of:=IF([.A46]&lt;[.E$7];[.A46]*([.E$3]+[.E$5]);IF([.A46]&gt;=[.E$8];[.A46]*[.E$9];0))" office:value-type="float" office:value="6120" calcext:value-type="float">
            <text:p>6,120.00</text:p>
          </table:table-cell>
          <table:table-cell table:style-name="ce219" table:formula="of:=[.I46]+[.J46]" office:value-type="float" office:value="12663" calcext:value-type="float">
            <text:p>12,663.00</text:p>
          </table:table-cell>
          <table:table-cell table:style-name="ce276" table:formula="of:=[.A46]-[.K46]" office:value-type="float" office:value="67337" calcext:value-type="float">
            <text:p>67,337.00</text:p>
          </table:table-cell>
          <table:table-cell table:style-name="ce219" table:formula="of:=[.A46]+[.J46]" office:value-type="float" office:value="86120" calcext:value-type="float">
            <text:p>86,120.00</text:p>
          </table:table-cell>
          <table:table-cell table:style-name="ce219" table:formula="of:=[.I$4]" office:value-type="float" office:value="20000" calcext:value-type="float">
            <text:p>20,000.00</text:p>
          </table:table-cell>
          <table:table-cell table:style-name="ce219" table:formula="of:=[.M46]+[.N46]" office:value-type="float" office:value="106120" calcext:value-type="float">
            <text:p>106,120.00</text:p>
          </table:table-cell>
          <table:table-cell table:style-name="ce219" table:formula="of:=[.O46]*[.I$2]" office:value-type="float" office:value="36080.8" calcext:value-type="float">
            <text:p>36,080.80</text:p>
          </table:table-cell>
          <table:table-cell table:style-name="ce276" table:formula="of:=[.O46]-[.P46]" office:value-type="float" office:value="70039.2" calcext:value-type="float">
            <text:p>70,039.20</text:p>
          </table:table-cell>
          <table:table-cell table:number-columns-repeated="16332"/>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2772.10000000001" calcext:value-type="currency">
            <text:p>$2,772 </text:p>
          </table:table-cell>
          <table:table-cell table:style-name="ce238" table:formula="of:=IF(([.A47]-[.$D$19])&lt;=[.B$18];MAX(([.A47]-[.$D$19])-[.B$17];0)*[.C$18];([.B$18]-[.B$17])*[.C$18])" office:value-type="float" office:value="4266" calcext:value-type="float">
            <text:p>4,266.00</text:p>
          </table:table-cell>
          <table:table-cell table:style-name="ce219" table:formula="of:=IF([.A47]-[.$D$19]&lt;=[.B$19];MAX(MAX([.A47]-[.$D$19];0)-[.B$18];0)*[.C$19];([.B$19]-[.B$18])*[.C$19])" office:value-type="float" office:value="4477" calcext:value-type="float">
            <text:p>4,477.00</text:p>
          </table:table-cell>
          <table:table-cell table:style-name="ce219" table:formula="of:=IF([.A47]-[.$D$19]&lt;=[.B$20];MAX(MAX([.A47]-[.$D$19];0)-[.B$19];0)*[.C$20];([.B$20]-[.B$19])*[.C$20])" office:value-type="float" office:value="0" calcext:value-type="float">
            <text:p>0.00</text:p>
          </table:table-cell>
          <table:table-cell table:style-name="ce219" table:formula="of:=IF([.A47]-[.$D$19]&lt;=[.B$21];MAX(MAX([.A47]-[.$D$19];0)-[.B$20];0)*[.C$21];([.B$21]-[.B$20])*[.C$21])" office:value-type="float" office:value="0" calcext:value-type="float">
            <text:p>0.00</text:p>
          </table:table-cell>
          <table:table-cell table:style-name="ce219" table:formula="of:=IF([.A47]-[.$D$19]&lt;=[.B$22];MAX(MAX([.A47]-[.$D$19])-[.B$21];0)*[.C$22];([.B$22]-[.B$21])*[.C$22])" office:value-type="float" office:value="0" calcext:value-type="float">
            <text:p>0.00</text:p>
          </table:table-cell>
          <table:table-cell table:style-name="ce219" table:formula="of:=IF([.A47]-[.$D$19]&lt;=[.B$23];MAX(MAX([.A47]-[.$D$19];0)-[.B$22];0)*[.C$23];([.B$23]-[.B$22])*[.C$23])" office:value-type="float" office:value="0" calcext:value-type="float">
            <text:p>0.00</text:p>
          </table:table-cell>
          <table:table-cell table:style-name="ce276" table:formula="of:=SUM([.C47:.H47])" office:value-type="float" office:value="8743" calcext:value-type="float">
            <text:p>8,743.00</text:p>
          </table:table-cell>
          <table:table-cell table:style-name="ce219" table:formula="of:=IF([.A47]&lt;[.E$7];[.A47]*([.E$3]+[.E$5]);IF([.A47]&gt;=[.E$8];[.A47]*[.E$9];0))" office:value-type="float" office:value="6885" calcext:value-type="float">
            <text:p>6,885.00</text:p>
          </table:table-cell>
          <table:table-cell table:style-name="ce219" table:formula="of:=[.I47]+[.J47]" office:value-type="float" office:value="15628" calcext:value-type="float">
            <text:p>15,628.00</text:p>
          </table:table-cell>
          <table:table-cell table:style-name="ce276" table:formula="of:=[.A47]-[.K47]" office:value-type="float" office:value="74372" calcext:value-type="float">
            <text:p>74,372.00</text:p>
          </table:table-cell>
          <table:table-cell table:style-name="ce219" table:formula="of:=[.A47]+[.J47]" office:value-type="float" office:value="96885" calcext:value-type="float">
            <text:p>96,885.00</text:p>
          </table:table-cell>
          <table:table-cell table:style-name="ce219" table:formula="of:=[.I$4]" office:value-type="float" office:value="20000" calcext:value-type="float">
            <text:p>20,000.00</text:p>
          </table:table-cell>
          <table:table-cell table:style-name="ce219" table:formula="of:=[.M47]+[.N47]" office:value-type="float" office:value="116885" calcext:value-type="float">
            <text:p>116,885.00</text:p>
          </table:table-cell>
          <table:table-cell table:style-name="ce219" table:formula="of:=[.O47]*[.I$2]" office:value-type="float" office:value="39740.9" calcext:value-type="float">
            <text:p>39,740.90</text:p>
          </table:table-cell>
          <table:table-cell table:style-name="ce276" table:formula="of:=[.O47]-[.P47]" office:value-type="float" office:value="77144.1" calcext:value-type="float">
            <text:p>77,144.10</text:p>
          </table:table-cell>
          <table:table-cell table:number-columns-repeated="16332"/>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2842" calcext:value-type="currency">
            <text:p>$2,842 </text:p>
          </table:table-cell>
          <table:table-cell table:style-name="ce238" table:formula="of:=IF(([.A48]-[.$D$19])&lt;=[.B$18];MAX(([.A48]-[.$D$19])-[.B$17];0)*[.C$18];([.B$18]-[.B$17])*[.C$18])" office:value-type="float" office:value="4266" calcext:value-type="float">
            <text:p>4,266.00</text:p>
          </table:table-cell>
          <table:table-cell table:style-name="ce219" table:formula="of:=IF([.A48]-[.$D$19]&lt;=[.B$19];MAX(MAX([.A48]-[.$D$19];0)-[.B$18];0)*[.C$19];([.B$19]-[.B$18])*[.C$19])" office:value-type="float" office:value="6677" calcext:value-type="float">
            <text:p>6,677.00</text:p>
          </table:table-cell>
          <table:table-cell table:style-name="ce219" table:formula="of:=IF([.A48]-[.$D$19]&lt;=[.B$20];MAX(MAX([.A48]-[.$D$19];0)-[.B$19];0)*[.C$20];([.B$20]-[.B$19])*[.C$20])" office:value-type="float" office:value="0" calcext:value-type="float">
            <text:p>0.00</text:p>
          </table:table-cell>
          <table:table-cell table:style-name="ce219" table:formula="of:=IF([.A48]-[.$D$19]&lt;=[.B$21];MAX(MAX([.A48]-[.$D$19];0)-[.B$20];0)*[.C$21];([.B$21]-[.B$20])*[.C$21])" office:value-type="float" office:value="0" calcext:value-type="float">
            <text:p>0.00</text:p>
          </table:table-cell>
          <table:table-cell table:style-name="ce219" table:formula="of:=IF([.A48]-[.$D$19]&lt;=[.B$22];MAX(MAX([.A48]-[.$D$19])-[.B$21];0)*[.C$22];([.B$22]-[.B$21])*[.C$22])" office:value-type="float" office:value="0" calcext:value-type="float">
            <text:p>0.00</text:p>
          </table:table-cell>
          <table:table-cell table:style-name="ce219" table:formula="of:=IF([.A48]-[.$D$19]&lt;=[.B$23];MAX(MAX([.A48]-[.$D$19];0)-[.B$22];0)*[.C$23];([.B$23]-[.B$22])*[.C$23])" office:value-type="float" office:value="0" calcext:value-type="float">
            <text:p>0.00</text:p>
          </table:table-cell>
          <table:table-cell table:style-name="ce276" table:formula="of:=SUM([.C48:.H48])" office:value-type="float" office:value="10943" calcext:value-type="float">
            <text:p>10,943.00</text:p>
          </table:table-cell>
          <table:table-cell table:style-name="ce219" table:formula="of:=IF([.A48]&lt;[.E$7];[.A48]*([.E$3]+[.E$5]);IF([.A48]&gt;=[.E$8];[.A48]*[.E$9];0))" office:value-type="float" office:value="7650" calcext:value-type="float">
            <text:p>7,650.00</text:p>
          </table:table-cell>
          <table:table-cell table:style-name="ce219" table:formula="of:=[.I48]+[.J48]" office:value-type="float" office:value="18593" calcext:value-type="float">
            <text:p>18,593.00</text:p>
          </table:table-cell>
          <table:table-cell table:style-name="ce276" table:formula="of:=[.A48]-[.K48]" office:value-type="float" office:value="81407" calcext:value-type="float">
            <text:p>81,407.00</text:p>
          </table:table-cell>
          <table:table-cell table:style-name="ce219" table:formula="of:=[.A48]+[.J48]" office:value-type="float" office:value="107650" calcext:value-type="float">
            <text:p>107,650.00</text:p>
          </table:table-cell>
          <table:table-cell table:style-name="ce219" table:formula="of:=[.I$4]" office:value-type="float" office:value="20000" calcext:value-type="float">
            <text:p>20,000.00</text:p>
          </table:table-cell>
          <table:table-cell table:style-name="ce219" table:formula="of:=[.M48]+[.N48]" office:value-type="float" office:value="127650" calcext:value-type="float">
            <text:p>127,650.00</text:p>
          </table:table-cell>
          <table:table-cell table:style-name="ce219" table:formula="of:=[.O48]*[.I$2]" office:value-type="float" office:value="43401" calcext:value-type="float">
            <text:p>43,401.00</text:p>
          </table:table-cell>
          <table:table-cell table:style-name="ce276" table:formula="of:=[.O48]-[.P48]" office:value-type="float" office:value="84249" calcext:value-type="float">
            <text:p>84,249.00</text:p>
          </table:table-cell>
          <table:table-cell table:number-columns-repeated="16332"/>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2911.89999999999" calcext:value-type="currency">
            <text:p>$2,912 </text:p>
          </table:table-cell>
          <table:table-cell table:style-name="ce238" table:formula="of:=IF(([.A49]-[.$D$19])&lt;=[.B$18];MAX(([.A49]-[.$D$19])-[.B$17];0)*[.C$18];([.B$18]-[.B$17])*[.C$18])" office:value-type="float" office:value="4266" calcext:value-type="float">
            <text:p>4,266.00</text:p>
          </table:table-cell>
          <table:table-cell table:style-name="ce219" table:formula="of:=IF([.A49]-[.$D$19]&lt;=[.B$19];MAX(MAX([.A49]-[.$D$19];0)-[.B$18];0)*[.C$19];([.B$19]-[.B$18])*[.C$19])" office:value-type="float" office:value="8877" calcext:value-type="float">
            <text:p>8,877.00</text:p>
          </table:table-cell>
          <table:table-cell table:style-name="ce219" table:formula="of:=IF([.A49]-[.$D$19]&lt;=[.B$20];MAX(MAX([.A49]-[.$D$19];0)-[.B$19];0)*[.C$20];([.B$20]-[.B$19])*[.C$20])" office:value-type="float" office:value="0" calcext:value-type="float">
            <text:p>0.00</text:p>
          </table:table-cell>
          <table:table-cell table:style-name="ce219" table:formula="of:=IF([.A49]-[.$D$19]&lt;=[.B$21];MAX(MAX([.A49]-[.$D$19];0)-[.B$20];0)*[.C$21];([.B$21]-[.B$20])*[.C$21])" office:value-type="float" office:value="0" calcext:value-type="float">
            <text:p>0.00</text:p>
          </table:table-cell>
          <table:table-cell table:style-name="ce219" table:formula="of:=IF([.A49]-[.$D$19]&lt;=[.B$22];MAX(MAX([.A49]-[.$D$19])-[.B$21];0)*[.C$22];([.B$22]-[.B$21])*[.C$22])" office:value-type="float" office:value="0" calcext:value-type="float">
            <text:p>0.00</text:p>
          </table:table-cell>
          <table:table-cell table:style-name="ce219" table:formula="of:=IF([.A49]-[.$D$19]&lt;=[.B$23];MAX(MAX([.A49]-[.$D$19];0)-[.B$22];0)*[.C$23];([.B$23]-[.B$22])*[.C$23])" office:value-type="float" office:value="0" calcext:value-type="float">
            <text:p>0.00</text:p>
          </table:table-cell>
          <table:table-cell table:style-name="ce276" table:formula="of:=SUM([.C49:.H49])" office:value-type="float" office:value="13143" calcext:value-type="float">
            <text:p>13,143.00</text:p>
          </table:table-cell>
          <table:table-cell table:style-name="ce219" table:formula="of:=IF([.A49]&lt;[.E$7];[.A49]*([.E$3]+[.E$5]);IF([.A49]&gt;=[.E$8];[.A49]*[.E$9];0))" office:value-type="float" office:value="8415" calcext:value-type="float">
            <text:p>8,415.00</text:p>
          </table:table-cell>
          <table:table-cell table:style-name="ce219" table:formula="of:=[.I49]+[.J49]" office:value-type="float" office:value="21558" calcext:value-type="float">
            <text:p>21,558.00</text:p>
          </table:table-cell>
          <table:table-cell table:style-name="ce276" table:formula="of:=[.A49]-[.K49]" office:value-type="float" office:value="88442" calcext:value-type="float">
            <text:p>88,442.00</text:p>
          </table:table-cell>
          <table:table-cell table:style-name="ce219" table:formula="of:=[.A49]+[.J49]" office:value-type="float" office:value="118415" calcext:value-type="float">
            <text:p>118,415.00</text:p>
          </table:table-cell>
          <table:table-cell table:style-name="ce219" table:formula="of:=[.I$4]" office:value-type="float" office:value="20000" calcext:value-type="float">
            <text:p>20,000.00</text:p>
          </table:table-cell>
          <table:table-cell table:style-name="ce219" table:formula="of:=[.M49]+[.N49]" office:value-type="float" office:value="138415" calcext:value-type="float">
            <text:p>138,415.00</text:p>
          </table:table-cell>
          <table:table-cell table:style-name="ce219" table:formula="of:=[.O49]*[.I$2]" office:value-type="float" office:value="47061.1" calcext:value-type="float">
            <text:p>47,061.10</text:p>
          </table:table-cell>
          <table:table-cell table:style-name="ce276" table:formula="of:=[.O49]-[.P49]" office:value-type="float" office:value="91353.9" calcext:value-type="float">
            <text:p>91,353.90</text:p>
          </table:table-cell>
          <table:table-cell table:number-columns-repeated="16332"/>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2981.79999999999" calcext:value-type="currency">
            <text:p>$2,982 </text:p>
          </table:table-cell>
          <table:table-cell table:style-name="ce238" table:formula="of:=IF(([.A50]-[.$D$19])&lt;=[.B$18];MAX(([.A50]-[.$D$19])-[.B$17];0)*[.C$18];([.B$18]-[.B$17])*[.C$18])" office:value-type="float" office:value="4266" calcext:value-type="float">
            <text:p>4,266.00</text:p>
          </table:table-cell>
          <table:table-cell table:style-name="ce219" table:formula="of:=IF([.A50]-[.$D$19]&lt;=[.B$19];MAX(MAX([.A50]-[.$D$19];0)-[.B$18];0)*[.C$19];([.B$19]-[.B$18])*[.C$19])" office:value-type="float" office:value="11077" calcext:value-type="float">
            <text:p>11,077.00</text:p>
          </table:table-cell>
          <table:table-cell table:style-name="ce219" table:formula="of:=IF([.A50]-[.$D$19]&lt;=[.B$20];MAX(MAX([.A50]-[.$D$19];0)-[.B$19];0)*[.C$20];([.B$20]-[.B$19])*[.C$20])" office:value-type="float" office:value="0" calcext:value-type="float">
            <text:p>0.00</text:p>
          </table:table-cell>
          <table:table-cell table:style-name="ce219" table:formula="of:=IF([.A50]-[.$D$19]&lt;=[.B$21];MAX(MAX([.A50]-[.$D$19];0)-[.B$20];0)*[.C$21];([.B$21]-[.B$20])*[.C$21])" office:value-type="float" office:value="0" calcext:value-type="float">
            <text:p>0.00</text:p>
          </table:table-cell>
          <table:table-cell table:style-name="ce219" table:formula="of:=IF([.A50]-[.$D$19]&lt;=[.B$22];MAX(MAX([.A50]-[.$D$19])-[.B$21];0)*[.C$22];([.B$22]-[.B$21])*[.C$22])" office:value-type="float" office:value="0" calcext:value-type="float">
            <text:p>0.00</text:p>
          </table:table-cell>
          <table:table-cell table:style-name="ce219" table:formula="of:=IF([.A50]-[.$D$19]&lt;=[.B$23];MAX(MAX([.A50]-[.$D$19];0)-[.B$22];0)*[.C$23];([.B$23]-[.B$22])*[.C$23])" office:value-type="float" office:value="0" calcext:value-type="float">
            <text:p>0.00</text:p>
          </table:table-cell>
          <table:table-cell table:style-name="ce276" table:formula="of:=SUM([.C50:.H50])" office:value-type="float" office:value="15343" calcext:value-type="float">
            <text:p>15,343.00</text:p>
          </table:table-cell>
          <table:table-cell table:style-name="ce219" table:formula="of:=IF([.A50]&lt;[.E$7];[.A50]*([.E$3]+[.E$5]);IF([.A50]&gt;=[.E$8];[.A50]*[.E$9];0))" office:value-type="float" office:value="9180" calcext:value-type="float">
            <text:p>9,180.00</text:p>
          </table:table-cell>
          <table:table-cell table:style-name="ce219" table:formula="of:=[.I50]+[.J50]" office:value-type="float" office:value="24523" calcext:value-type="float">
            <text:p>24,523.00</text:p>
          </table:table-cell>
          <table:table-cell table:style-name="ce276" table:formula="of:=[.A50]-[.K50]" office:value-type="float" office:value="95477" calcext:value-type="float">
            <text:p>95,477.00</text:p>
          </table:table-cell>
          <table:table-cell table:style-name="ce219" table:formula="of:=[.A50]+[.J50]" office:value-type="float" office:value="129180" calcext:value-type="float">
            <text:p>129,180.00</text:p>
          </table:table-cell>
          <table:table-cell table:style-name="ce219" table:formula="of:=[.I$4]" office:value-type="float" office:value="20000" calcext:value-type="float">
            <text:p>20,000.00</text:p>
          </table:table-cell>
          <table:table-cell table:style-name="ce219" table:formula="of:=[.M50]+[.N50]" office:value-type="float" office:value="149180" calcext:value-type="float">
            <text:p>149,180.00</text:p>
          </table:table-cell>
          <table:table-cell table:style-name="ce219" table:formula="of:=[.O50]*[.I$2]" office:value-type="float" office:value="50721.2" calcext:value-type="float">
            <text:p>50,721.20</text:p>
          </table:table-cell>
          <table:table-cell table:style-name="ce276" table:formula="of:=[.O50]-[.P50]" office:value-type="float" office:value="98458.8" calcext:value-type="float">
            <text:p>98,458.80</text:p>
          </table:table-cell>
          <table:table-cell table:number-columns-repeated="16332"/>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3191.2" calcext:value-type="currency">
            <text:p>$3,191 </text:p>
          </table:table-cell>
          <table:table-cell table:style-name="ce238" table:formula="of:=IF(([.A51]-[.$D$19])&lt;=[.B$18];MAX(([.A51]-[.$D$19])-[.B$17];0)*[.C$18];([.B$18]-[.B$17])*[.C$18])" office:value-type="float" office:value="4266" calcext:value-type="float">
            <text:p>4,266.00</text:p>
          </table:table-cell>
          <table:table-cell table:style-name="ce219" table:formula="of:=IF([.A51]-[.$D$19]&lt;=[.B$19];MAX(MAX([.A51]-[.$D$19];0)-[.B$18];0)*[.C$19];([.B$19]-[.B$18])*[.C$19])" office:value-type="float" office:value="11742.5" calcext:value-type="float">
            <text:p>11,742.50</text:p>
          </table:table-cell>
          <table:table-cell table:style-name="ce219" table:formula="of:=IF([.A51]-[.$D$19]&lt;=[.B$20];MAX(MAX([.A51]-[.$D$19];0)-[.B$19];0)*[.C$20];([.B$20]-[.B$19])*[.C$20])" office:value-type="float" office:value="1674" calcext:value-type="float">
            <text:p>1,674.00</text:p>
          </table:table-cell>
          <table:table-cell table:style-name="ce219" table:formula="of:=IF([.A51]-[.$D$19]&lt;=[.B$21];MAX(MAX([.A51]-[.$D$19];0)-[.B$20];0)*[.C$21];([.B$21]-[.B$20])*[.C$21])" office:value-type="float" office:value="0" calcext:value-type="float">
            <text:p>0.00</text:p>
          </table:table-cell>
          <table:table-cell table:style-name="ce219" table:formula="of:=IF([.A51]-[.$D$19]&lt;=[.B$22];MAX(MAX([.A51]-[.$D$19])-[.B$21];0)*[.C$22];([.B$22]-[.B$21])*[.C$22])" office:value-type="float" office:value="0" calcext:value-type="float">
            <text:p>0.00</text:p>
          </table:table-cell>
          <table:table-cell table:style-name="ce219" table:formula="of:=IF([.A51]-[.$D$19]&lt;=[.B$23];MAX(MAX([.A51]-[.$D$19];0)-[.B$22];0)*[.C$23];([.B$23]-[.B$22])*[.C$23])" office:value-type="float" office:value="0" calcext:value-type="float">
            <text:p>0.00</text:p>
          </table:table-cell>
          <table:table-cell table:style-name="ce276" table:formula="of:=SUM([.C51:.H51])" office:value-type="float" office:value="17682.5" calcext:value-type="float">
            <text:p>17,682.50</text:p>
          </table:table-cell>
          <table:table-cell table:style-name="ce219" table:formula="of:=IF([.A51]&lt;[.E$7];[.A51]*([.E$3]+[.E$5]);IF([.A51]&gt;=[.E$8];[.A51]*[.E$9];0))" office:value-type="float" office:value="9945" calcext:value-type="float">
            <text:p>9,945.00</text:p>
          </table:table-cell>
          <table:table-cell table:style-name="ce219" table:formula="of:=[.I51]+[.J51]" office:value-type="float" office:value="27627.5" calcext:value-type="float">
            <text:p>27,627.50</text:p>
          </table:table-cell>
          <table:table-cell table:style-name="ce276" table:formula="of:=[.A51]-[.K51]" office:value-type="float" office:value="102372.5" calcext:value-type="float">
            <text:p>102,372.50</text:p>
          </table:table-cell>
          <table:table-cell table:style-name="ce219" table:formula="of:=[.A51]+[.J51]" office:value-type="float" office:value="139945" calcext:value-type="float">
            <text:p>139,945.00</text:p>
          </table:table-cell>
          <table:table-cell table:style-name="ce219" table:formula="of:=[.I$4]" office:value-type="float" office:value="20000" calcext:value-type="float">
            <text:p>20,000.00</text:p>
          </table:table-cell>
          <table:table-cell table:style-name="ce219" table:formula="of:=[.M51]+[.N51]" office:value-type="float" office:value="159945" calcext:value-type="float">
            <text:p>159,945.00</text:p>
          </table:table-cell>
          <table:table-cell table:style-name="ce219" table:formula="of:=[.O51]*[.I$2]" office:value-type="float" office:value="54381.3" calcext:value-type="float">
            <text:p>54,381.30</text:p>
          </table:table-cell>
          <table:table-cell table:style-name="ce276" table:formula="of:=[.O51]-[.P51]" office:value-type="float" office:value="105563.7" calcext:value-type="float">
            <text:p>105,563.70</text:p>
          </table:table-cell>
          <table:table-cell table:number-columns-repeated="16332"/>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3461.10000000001" calcext:value-type="currency">
            <text:p>$3,461 </text:p>
          </table:table-cell>
          <table:table-cell table:style-name="ce238" table:formula="of:=IF(([.A52]-[.$D$19])&lt;=[.B$18];MAX(([.A52]-[.$D$19])-[.B$17];0)*[.C$18];([.B$18]-[.B$17])*[.C$18])" office:value-type="float" office:value="4266" calcext:value-type="float">
            <text:p>4,266.00</text:p>
          </table:table-cell>
          <table:table-cell table:style-name="ce219" table:formula="of:=IF([.A52]-[.$D$19]&lt;=[.B$19];MAX(MAX([.A52]-[.$D$19];0)-[.B$18];0)*[.C$19];([.B$19]-[.B$18])*[.C$19])" office:value-type="float" office:value="11742.5" calcext:value-type="float">
            <text:p>11,742.50</text:p>
          </table:table-cell>
          <table:table-cell table:style-name="ce219" table:formula="of:=IF([.A52]-[.$D$19]&lt;=[.B$20];MAX(MAX([.A52]-[.$D$19];0)-[.B$19];0)*[.C$20];([.B$20]-[.B$19])*[.C$20])" office:value-type="float" office:value="4074" calcext:value-type="float">
            <text:p>4,074.00</text:p>
          </table:table-cell>
          <table:table-cell table:style-name="ce219" table:formula="of:=IF([.A52]-[.$D$19]&lt;=[.B$21];MAX(MAX([.A52]-[.$D$19];0)-[.B$20];0)*[.C$21];([.B$21]-[.B$20])*[.C$21])" office:value-type="float" office:value="0" calcext:value-type="float">
            <text:p>0.00</text:p>
          </table:table-cell>
          <table:table-cell table:style-name="ce219" table:formula="of:=IF([.A52]-[.$D$19]&lt;=[.B$22];MAX(MAX([.A52]-[.$D$19])-[.B$21];0)*[.C$22];([.B$22]-[.B$21])*[.C$22])" office:value-type="float" office:value="0" calcext:value-type="float">
            <text:p>0.00</text:p>
          </table:table-cell>
          <table:table-cell table:style-name="ce219" table:formula="of:=IF([.A52]-[.$D$19]&lt;=[.B$23];MAX(MAX([.A52]-[.$D$19];0)-[.B$22];0)*[.C$23];([.B$23]-[.B$22])*[.C$23])" office:value-type="float" office:value="0" calcext:value-type="float">
            <text:p>0.00</text:p>
          </table:table-cell>
          <table:table-cell table:style-name="ce276" table:formula="of:=SUM([.C52:.H52])" office:value-type="float" office:value="20082.5" calcext:value-type="float">
            <text:p>20,082.50</text:p>
          </table:table-cell>
          <table:table-cell table:style-name="ce219" table:formula="of:=IF([.A52]&lt;[.E$7];[.A52]*([.E$3]+[.E$5]);IF([.A52]&gt;=[.E$8];[.A52]*[.E$9];0))" office:value-type="float" office:value="10710" calcext:value-type="float">
            <text:p>10,710.00</text:p>
          </table:table-cell>
          <table:table-cell table:style-name="ce219" table:formula="of:=[.I52]+[.J52]" office:value-type="float" office:value="30792.5" calcext:value-type="float">
            <text:p>30,792.50</text:p>
          </table:table-cell>
          <table:table-cell table:style-name="ce276" table:formula="of:=[.A52]-[.K52]" office:value-type="float" office:value="109207.5" calcext:value-type="float">
            <text:p>109,207.50</text:p>
          </table:table-cell>
          <table:table-cell table:style-name="ce219" table:formula="of:=[.A52]+[.J52]" office:value-type="float" office:value="150710" calcext:value-type="float">
            <text:p>150,710.00</text:p>
          </table:table-cell>
          <table:table-cell table:style-name="ce219" table:formula="of:=[.I$4]" office:value-type="float" office:value="20000" calcext:value-type="float">
            <text:p>20,000.00</text:p>
          </table:table-cell>
          <table:table-cell table:style-name="ce219" table:formula="of:=[.M52]+[.N52]" office:value-type="float" office:value="170710" calcext:value-type="float">
            <text:p>170,710.00</text:p>
          </table:table-cell>
          <table:table-cell table:style-name="ce219" table:formula="of:=[.O52]*[.I$2]" office:value-type="float" office:value="58041.4" calcext:value-type="float">
            <text:p>58,041.40</text:p>
          </table:table-cell>
          <table:table-cell table:style-name="ce276" table:formula="of:=[.O52]-[.P52]" office:value-type="float" office:value="112668.6" calcext:value-type="float">
            <text:p>112,668.60</text:p>
          </table:table-cell>
          <table:table-cell table:number-columns-repeated="16332"/>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3731" calcext:value-type="currency">
            <text:p>$3,731 </text:p>
          </table:table-cell>
          <table:table-cell table:style-name="ce238" table:formula="of:=IF(([.A53]-[.$D$19])&lt;=[.B$18];MAX(([.A53]-[.$D$19])-[.B$17];0)*[.C$18];([.B$18]-[.B$17])*[.C$18])" office:value-type="float" office:value="4266" calcext:value-type="float">
            <text:p>4,266.00</text:p>
          </table:table-cell>
          <table:table-cell table:style-name="ce219" table:formula="of:=IF([.A53]-[.$D$19]&lt;=[.B$19];MAX(MAX([.A53]-[.$D$19];0)-[.B$18];0)*[.C$19];([.B$19]-[.B$18])*[.C$19])" office:value-type="float" office:value="11742.5" calcext:value-type="float">
            <text:p>11,742.50</text:p>
          </table:table-cell>
          <table:table-cell table:style-name="ce219" table:formula="of:=IF([.A53]-[.$D$19]&lt;=[.B$20];MAX(MAX([.A53]-[.$D$19];0)-[.B$19];0)*[.C$20];([.B$20]-[.B$19])*[.C$20])" office:value-type="float" office:value="6474" calcext:value-type="float">
            <text:p>6,474.00</text:p>
          </table:table-cell>
          <table:table-cell table:style-name="ce219" table:formula="of:=IF([.A53]-[.$D$19]&lt;=[.B$21];MAX(MAX([.A53]-[.$D$19];0)-[.B$20];0)*[.C$21];([.B$21]-[.B$20])*[.C$21])" office:value-type="float" office:value="0" calcext:value-type="float">
            <text:p>0.00</text:p>
          </table:table-cell>
          <table:table-cell table:style-name="ce219" table:formula="of:=IF([.A53]-[.$D$19]&lt;=[.B$22];MAX(MAX([.A53]-[.$D$19])-[.B$21];0)*[.C$22];([.B$22]-[.B$21])*[.C$22])" office:value-type="float" office:value="0" calcext:value-type="float">
            <text:p>0.00</text:p>
          </table:table-cell>
          <table:table-cell table:style-name="ce219" table:formula="of:=IF([.A53]-[.$D$19]&lt;=[.B$23];MAX(MAX([.A53]-[.$D$19];0)-[.B$22];0)*[.C$23];([.B$23]-[.B$22])*[.C$23])" office:value-type="float" office:value="0" calcext:value-type="float">
            <text:p>0.00</text:p>
          </table:table-cell>
          <table:table-cell table:style-name="ce276" table:formula="of:=SUM([.C53:.H53])" office:value-type="float" office:value="22482.5" calcext:value-type="float">
            <text:p>22,482.50</text:p>
          </table:table-cell>
          <table:table-cell table:style-name="ce219" table:formula="of:=IF([.A53]&lt;[.E$7];[.A53]*([.E$3]+[.E$5]);IF([.A53]&gt;=[.E$8];[.A53]*[.E$9];0))" office:value-type="float" office:value="11475" calcext:value-type="float">
            <text:p>11,475.00</text:p>
          </table:table-cell>
          <table:table-cell table:style-name="ce219" table:formula="of:=[.I53]+[.J53]" office:value-type="float" office:value="33957.5" calcext:value-type="float">
            <text:p>33,957.50</text:p>
          </table:table-cell>
          <table:table-cell table:style-name="ce276" table:formula="of:=[.A53]-[.K53]" office:value-type="float" office:value="116042.5" calcext:value-type="float">
            <text:p>116,042.50</text:p>
          </table:table-cell>
          <table:table-cell table:style-name="ce219" table:formula="of:=[.A53]+[.J53]" office:value-type="float" office:value="161475" calcext:value-type="float">
            <text:p>161,475.00</text:p>
          </table:table-cell>
          <table:table-cell table:style-name="ce219" table:formula="of:=[.I$4]" office:value-type="float" office:value="20000" calcext:value-type="float">
            <text:p>20,000.00</text:p>
          </table:table-cell>
          <table:table-cell table:style-name="ce219" table:formula="of:=[.M53]+[.N53]" office:value-type="float" office:value="181475" calcext:value-type="float">
            <text:p>181,475.00</text:p>
          </table:table-cell>
          <table:table-cell table:style-name="ce219" table:formula="of:=[.O53]*[.I$2]" office:value-type="float" office:value="61701.5" calcext:value-type="float">
            <text:p>61,701.50</text:p>
          </table:table-cell>
          <table:table-cell table:style-name="ce276" table:formula="of:=[.O53]-[.P53]" office:value-type="float" office:value="119773.5" calcext:value-type="float">
            <text:p>119,773.50</text:p>
          </table:table-cell>
          <table:table-cell table:number-columns-repeated="16332"/>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4000.89999999999" calcext:value-type="currency">
            <text:p>$4,001 </text:p>
          </table:table-cell>
          <table:table-cell table:style-name="ce238" table:formula="of:=IF(([.A54]-[.$D$19])&lt;=[.B$18];MAX(([.A54]-[.$D$19])-[.B$17];0)*[.C$18];([.B$18]-[.B$17])*[.C$18])" office:value-type="float" office:value="4266" calcext:value-type="float">
            <text:p>4,266.00</text:p>
          </table:table-cell>
          <table:table-cell table:style-name="ce219" table:formula="of:=IF([.A54]-[.$D$19]&lt;=[.B$19];MAX(MAX([.A54]-[.$D$19];0)-[.B$18];0)*[.C$19];([.B$19]-[.B$18])*[.C$19])" office:value-type="float" office:value="11742.5" calcext:value-type="float">
            <text:p>11,742.50</text:p>
          </table:table-cell>
          <table:table-cell table:style-name="ce219" table:formula="of:=IF([.A54]-[.$D$19]&lt;=[.B$20];MAX(MAX([.A54]-[.$D$19];0)-[.B$19];0)*[.C$20];([.B$20]-[.B$19])*[.C$20])" office:value-type="float" office:value="8874" calcext:value-type="float">
            <text:p>8,874.00</text:p>
          </table:table-cell>
          <table:table-cell table:style-name="ce219" table:formula="of:=IF([.A54]-[.$D$19]&lt;=[.B$21];MAX(MAX([.A54]-[.$D$19];0)-[.B$20];0)*[.C$21];([.B$21]-[.B$20])*[.C$21])" office:value-type="float" office:value="0" calcext:value-type="float">
            <text:p>0.00</text:p>
          </table:table-cell>
          <table:table-cell table:style-name="ce219" table:formula="of:=IF([.A54]-[.$D$19]&lt;=[.B$22];MAX(MAX([.A54]-[.$D$19])-[.B$21];0)*[.C$22];([.B$22]-[.B$21])*[.C$22])" office:value-type="float" office:value="0" calcext:value-type="float">
            <text:p>0.00</text:p>
          </table:table-cell>
          <table:table-cell table:style-name="ce219" table:formula="of:=IF([.A54]-[.$D$19]&lt;=[.B$23];MAX(MAX([.A54]-[.$D$19];0)-[.B$22];0)*[.C$23];([.B$23]-[.B$22])*[.C$23])" office:value-type="float" office:value="0" calcext:value-type="float">
            <text:p>0.00</text:p>
          </table:table-cell>
          <table:table-cell table:style-name="ce276" table:formula="of:=SUM([.C54:.H54])" office:value-type="float" office:value="24882.5" calcext:value-type="float">
            <text:p>24,882.50</text:p>
          </table:table-cell>
          <table:table-cell table:style-name="ce219" table:formula="of:=IF([.A54]&lt;[.E$7];[.A54]*([.E$3]+[.E$5]);IF([.A54]&gt;=[.E$8];[.A54]*[.E$9];0))" office:value-type="float" office:value="12240" calcext:value-type="float">
            <text:p>12,240.00</text:p>
          </table:table-cell>
          <table:table-cell table:style-name="ce219" table:formula="of:=[.I54]+[.J54]" office:value-type="float" office:value="37122.5" calcext:value-type="float">
            <text:p>37,122.50</text:p>
          </table:table-cell>
          <table:table-cell table:style-name="ce276" table:formula="of:=[.A54]-[.K54]" office:value-type="float" office:value="122877.5" calcext:value-type="float">
            <text:p>122,877.50</text:p>
          </table:table-cell>
          <table:table-cell table:style-name="ce219" table:formula="of:=[.A54]+[.J54]" office:value-type="float" office:value="172240" calcext:value-type="float">
            <text:p>172,240.00</text:p>
          </table:table-cell>
          <table:table-cell table:style-name="ce219" table:formula="of:=[.I$4]" office:value-type="float" office:value="20000" calcext:value-type="float">
            <text:p>20,000.00</text:p>
          </table:table-cell>
          <table:table-cell table:style-name="ce219" table:formula="of:=[.M54]+[.N54]" office:value-type="float" office:value="192240" calcext:value-type="float">
            <text:p>192,240.00</text:p>
          </table:table-cell>
          <table:table-cell table:style-name="ce219" table:formula="of:=[.O54]*[.I$2]" office:value-type="float" office:value="65361.6" calcext:value-type="float">
            <text:p>65,361.60</text:p>
          </table:table-cell>
          <table:table-cell table:style-name="ce276" table:formula="of:=[.O54]-[.P54]" office:value-type="float" office:value="126878.4" calcext:value-type="float">
            <text:p>126,878.40</text:p>
          </table:table-cell>
          <table:table-cell table:number-columns-repeated="16332"/>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4270.79999999999" calcext:value-type="currency">
            <text:p>$4,271 </text:p>
          </table:table-cell>
          <table:table-cell table:style-name="ce238" table:formula="of:=IF(([.A55]-[.$D$19])&lt;=[.B$18];MAX(([.A55]-[.$D$19])-[.B$17];0)*[.C$18];([.B$18]-[.B$17])*[.C$18])" office:value-type="float" office:value="4266" calcext:value-type="float">
            <text:p>4,266.00</text:p>
          </table:table-cell>
          <table:table-cell table:style-name="ce219" table:formula="of:=IF([.A55]-[.$D$19]&lt;=[.B$19];MAX(MAX([.A55]-[.$D$19];0)-[.B$18];0)*[.C$19];([.B$19]-[.B$18])*[.C$19])" office:value-type="float" office:value="11742.5" calcext:value-type="float">
            <text:p>11,742.50</text:p>
          </table:table-cell>
          <table:table-cell table:style-name="ce219" table:formula="of:=IF([.A55]-[.$D$19]&lt;=[.B$20];MAX(MAX([.A55]-[.$D$19];0)-[.B$19];0)*[.C$20];([.B$20]-[.B$19])*[.C$20])" office:value-type="float" office:value="11274" calcext:value-type="float">
            <text:p>11,274.00</text:p>
          </table:table-cell>
          <table:table-cell table:style-name="ce219" table:formula="of:=IF([.A55]-[.$D$19]&lt;=[.B$21];MAX(MAX([.A55]-[.$D$19];0)-[.B$20];0)*[.C$21];([.B$21]-[.B$20])*[.C$21])" office:value-type="float" office:value="0" calcext:value-type="float">
            <text:p>0.00</text:p>
          </table:table-cell>
          <table:table-cell table:style-name="ce219" table:formula="of:=IF([.A55]-[.$D$19]&lt;=[.B$22];MAX(MAX([.A55]-[.$D$19])-[.B$21];0)*[.C$22];([.B$22]-[.B$21])*[.C$22])" office:value-type="float" office:value="0" calcext:value-type="float">
            <text:p>0.00</text:p>
          </table:table-cell>
          <table:table-cell table:style-name="ce219" table:formula="of:=IF([.A55]-[.$D$19]&lt;=[.B$23];MAX(MAX([.A55]-[.$D$19];0)-[.B$22];0)*[.C$23];([.B$23]-[.B$22])*[.C$23])" office:value-type="float" office:value="0" calcext:value-type="float">
            <text:p>0.00</text:p>
          </table:table-cell>
          <table:table-cell table:style-name="ce276" table:formula="of:=SUM([.C55:.H55])" office:value-type="float" office:value="27282.5" calcext:value-type="float">
            <text:p>27,282.50</text:p>
          </table:table-cell>
          <table:table-cell table:style-name="ce219" table:formula="of:=IF([.A55]&lt;[.E$7];[.A55]*([.E$3]+[.E$5]);IF([.A55]&gt;=[.E$8];[.A55]*[.E$9];0))" office:value-type="float" office:value="13005" calcext:value-type="float">
            <text:p>13,005.00</text:p>
          </table:table-cell>
          <table:table-cell table:style-name="ce219" table:formula="of:=[.I55]+[.J55]" office:value-type="float" office:value="40287.5" calcext:value-type="float">
            <text:p>40,287.50</text:p>
          </table:table-cell>
          <table:table-cell table:style-name="ce276" table:formula="of:=[.A55]-[.K55]" office:value-type="float" office:value="129712.5" calcext:value-type="float">
            <text:p>129,712.50</text:p>
          </table:table-cell>
          <table:table-cell table:style-name="ce219" table:formula="of:=[.A55]+[.J55]" office:value-type="float" office:value="183005" calcext:value-type="float">
            <text:p>183,005.00</text:p>
          </table:table-cell>
          <table:table-cell table:style-name="ce219" table:formula="of:=[.I$4]" office:value-type="float" office:value="20000" calcext:value-type="float">
            <text:p>20,000.00</text:p>
          </table:table-cell>
          <table:table-cell table:style-name="ce219" table:formula="of:=[.M55]+[.N55]" office:value-type="float" office:value="203005" calcext:value-type="float">
            <text:p>203,005.00</text:p>
          </table:table-cell>
          <table:table-cell table:style-name="ce219" table:formula="of:=[.O55]*[.I$2]" office:value-type="float" office:value="69021.7" calcext:value-type="float">
            <text:p>69,021.70</text:p>
          </table:table-cell>
          <table:table-cell table:style-name="ce276" table:formula="of:=[.O55]-[.P55]" office:value-type="float" office:value="133983.3" calcext:value-type="float">
            <text:p>133,983.30</text:p>
          </table:table-cell>
          <table:table-cell table:number-columns-repeated="16332"/>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18317.5" calcext:value-type="currency">
            <text:p>($18,318)</text:p>
          </table:table-cell>
          <table:table-cell table:style-name="ce238" table:formula="of:=IF(([.A56]-[.$D$19])&lt;=[.B$18];MAX(([.A56]-[.$D$19])-[.B$17];0)*[.C$18];([.B$18]-[.B$17])*[.C$18])" office:value-type="float" office:value="4266" calcext:value-type="float">
            <text:p>4,266.00</text:p>
          </table:table-cell>
          <table:table-cell table:style-name="ce219" table:formula="of:=IF([.A56]-[.$D$19]&lt;=[.B$19];MAX(MAX([.A56]-[.$D$19];0)-[.B$18];0)*[.C$19];([.B$19]-[.B$18])*[.C$19])" office:value-type="float" office:value="11742.5" calcext:value-type="float">
            <text:p>11,742.50</text:p>
          </table:table-cell>
          <table:table-cell table:style-name="ce219" table:formula="of:=IF([.A56]-[.$D$19]&lt;=[.B$20];MAX(MAX([.A56]-[.$D$19];0)-[.B$19];0)*[.C$20];([.B$20]-[.B$19])*[.C$20])" office:value-type="float" office:value="13674" calcext:value-type="float">
            <text:p>13,674.00</text:p>
          </table:table-cell>
          <table:table-cell table:style-name="ce219" table:formula="of:=IF([.A56]-[.$D$19]&lt;=[.B$21];MAX(MAX([.A56]-[.$D$19];0)-[.B$20];0)*[.C$21];([.B$21]-[.B$20])*[.C$21])" office:value-type="float" office:value="0" calcext:value-type="float">
            <text:p>0.00</text:p>
          </table:table-cell>
          <table:table-cell table:style-name="ce219" table:formula="of:=IF([.A56]-[.$D$19]&lt;=[.B$22];MAX(MAX([.A56]-[.$D$19])-[.B$21];0)*[.C$22];([.B$22]-[.B$21])*[.C$22])" office:value-type="float" office:value="0" calcext:value-type="float">
            <text:p>0.00</text:p>
          </table:table-cell>
          <table:table-cell table:style-name="ce219" table:formula="of:=IF([.A56]-[.$D$19]&lt;=[.B$23];MAX(MAX([.A56]-[.$D$19];0)-[.B$22];0)*[.C$23];([.B$23]-[.B$22])*[.C$23])" office:value-type="float" office:value="0" calcext:value-type="float">
            <text:p>0.00</text:p>
          </table:table-cell>
          <table:table-cell table:style-name="ce276" table:formula="of:=SUM([.C56:.H56])" office:value-type="float" office:value="29682.5" calcext:value-type="float">
            <text:p>29,682.50</text:p>
          </table:table-cell>
          <table:table-cell table:style-name="ce219" table:formula="of:=IF([.A56]&lt;[.E$7];[.A56]*([.E$3]+[.E$5]);IF([.A56]&gt;=[.E$8];[.A56]*[.E$9];0))" office:value-type="float" office:value="0" calcext:value-type="float">
            <text:p>0.00</text:p>
          </table:table-cell>
          <table:table-cell table:style-name="ce219" table:formula="of:=[.I56]+[.J56]" office:value-type="float" office:value="29682.5" calcext:value-type="float">
            <text:p>29,682.50</text:p>
          </table:table-cell>
          <table:table-cell table:style-name="ce276" table:formula="of:=[.A56]-[.K56]" office:value-type="float" office:value="150317.5" calcext:value-type="float">
            <text:p>150,317.50</text:p>
          </table:table-cell>
          <table:table-cell table:style-name="ce219" table:formula="of:=[.A56]+[.J56]" office:value-type="float" office:value="180000" calcext:value-type="float">
            <text:p>180,000.00</text:p>
          </table:table-cell>
          <table:table-cell table:style-name="ce219" table:formula="of:=[.I$4]" office:value-type="float" office:value="20000" calcext:value-type="float">
            <text:p>20,000.00</text:p>
          </table:table-cell>
          <table:table-cell table:style-name="ce219" table:formula="of:=[.M56]+[.N56]" office:value-type="float" office:value="200000" calcext:value-type="float">
            <text:p>200,000.00</text:p>
          </table:table-cell>
          <table:table-cell table:style-name="ce219" table:formula="of:=[.O56]*[.I$2]" office:value-type="float" office:value="68000" calcext:value-type="float">
            <text:p>68,000.00</text:p>
          </table:table-cell>
          <table:table-cell table:style-name="ce276" table:formula="of:=[.O56]-[.P56]" office:value-type="float" office:value="132000" calcext:value-type="float">
            <text:p>132,000.00</text:p>
          </table:table-cell>
          <table:table-cell table:number-columns-repeated="16332"/>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19317.5" calcext:value-type="currency">
            <text:p>($19,318)</text:p>
          </table:table-cell>
          <table:table-cell table:style-name="ce238" table:formula="of:=IF(([.A57]-[.$D$19])&lt;=[.B$18];MAX(([.A57]-[.$D$19])-[.B$17];0)*[.C$18];([.B$18]-[.B$17])*[.C$18])" office:value-type="float" office:value="4266" calcext:value-type="float">
            <text:p>4,266.00</text:p>
          </table:table-cell>
          <table:table-cell table:style-name="ce219" table:formula="of:=IF([.A57]-[.$D$19]&lt;=[.B$19];MAX(MAX([.A57]-[.$D$19];0)-[.B$18];0)*[.C$19];([.B$19]-[.B$18])*[.C$19])" office:value-type="float" office:value="11742.5" calcext:value-type="float">
            <text:p>11,742.50</text:p>
          </table:table-cell>
          <table:table-cell table:style-name="ce219" table:formula="of:=IF([.A57]-[.$D$19]&lt;=[.B$20];MAX(MAX([.A57]-[.$D$19];0)-[.B$19];0)*[.C$20];([.B$20]-[.B$19])*[.C$20])" office:value-type="float" office:value="16074" calcext:value-type="float">
            <text:p>16,074.00</text:p>
          </table:table-cell>
          <table:table-cell table:style-name="ce219" table:formula="of:=IF([.A57]-[.$D$19]&lt;=[.B$21];MAX(MAX([.A57]-[.$D$19];0)-[.B$20];0)*[.C$21];([.B$21]-[.B$20])*[.C$21])" office:value-type="float" office:value="0" calcext:value-type="float">
            <text:p>0.00</text:p>
          </table:table-cell>
          <table:table-cell table:style-name="ce219" table:formula="of:=IF([.A57]-[.$D$19]&lt;=[.B$22];MAX(MAX([.A57]-[.$D$19])-[.B$21];0)*[.C$22];([.B$22]-[.B$21])*[.C$22])" office:value-type="float" office:value="0" calcext:value-type="float">
            <text:p>0.00</text:p>
          </table:table-cell>
          <table:table-cell table:style-name="ce219" table:formula="of:=IF([.A57]-[.$D$19]&lt;=[.B$23];MAX(MAX([.A57]-[.$D$19];0)-[.B$22];0)*[.C$23];([.B$23]-[.B$22])*[.C$23])" office:value-type="float" office:value="0" calcext:value-type="float">
            <text:p>0.00</text:p>
          </table:table-cell>
          <table:table-cell table:style-name="ce276" table:formula="of:=SUM([.C57:.H57])" office:value-type="float" office:value="32082.5" calcext:value-type="float">
            <text:p>32,082.50</text:p>
          </table:table-cell>
          <table:table-cell table:style-name="ce219" table:formula="of:=IF([.A57]&lt;[.E$7];[.A57]*([.E$3]+[.E$5]);IF([.A57]&gt;=[.E$8];[.A57]*[.E$9];0))" office:value-type="float" office:value="0" calcext:value-type="float">
            <text:p>0.00</text:p>
          </table:table-cell>
          <table:table-cell table:style-name="ce219" table:formula="of:=[.I57]+[.J57]" office:value-type="float" office:value="32082.5" calcext:value-type="float">
            <text:p>32,082.50</text:p>
          </table:table-cell>
          <table:table-cell table:style-name="ce276" table:formula="of:=[.A57]-[.K57]" office:value-type="float" office:value="157917.5" calcext:value-type="float">
            <text:p>157,917.50</text:p>
          </table:table-cell>
          <table:table-cell table:style-name="ce219" table:formula="of:=[.A57]+[.J57]" office:value-type="float" office:value="190000" calcext:value-type="float">
            <text:p>190,000.00</text:p>
          </table:table-cell>
          <table:table-cell table:style-name="ce219" table:formula="of:=[.I$4]" office:value-type="float" office:value="20000" calcext:value-type="float">
            <text:p>20,000.00</text:p>
          </table:table-cell>
          <table:table-cell table:style-name="ce219" table:formula="of:=[.M57]+[.N57]" office:value-type="float" office:value="210000" calcext:value-type="float">
            <text:p>210,000.00</text:p>
          </table:table-cell>
          <table:table-cell table:style-name="ce219" table:formula="of:=[.O57]*[.I$2]" office:value-type="float" office:value="71400" calcext:value-type="float">
            <text:p>71,400.00</text:p>
          </table:table-cell>
          <table:table-cell table:style-name="ce276" table:formula="of:=[.O57]-[.P57]" office:value-type="float" office:value="138600" calcext:value-type="float">
            <text:p>138,600.00</text:p>
          </table:table-cell>
          <table:table-cell table:number-columns-repeated="16332"/>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17329.5" calcext:value-type="currency">
            <text:p>($17,330)</text:p>
          </table:table-cell>
          <table:table-cell table:style-name="ce238" table:formula="of:=IF(([.A58]-[.$D$19])&lt;=[.B$18];MAX(([.A58]-[.$D$19])-[.B$17];0)*[.C$18];([.B$18]-[.B$17])*[.C$18])" office:value-type="float" office:value="4266" calcext:value-type="float">
            <text:p>4,266.00</text:p>
          </table:table-cell>
          <table:table-cell table:style-name="ce219" table:formula="of:=IF([.A58]-[.$D$19]&lt;=[.B$19];MAX(MAX([.A58]-[.$D$19];0)-[.B$18];0)*[.C$19];([.B$19]-[.B$18])*[.C$19])" office:value-type="float" office:value="11742.5" calcext:value-type="float">
            <text:p>11,742.50</text:p>
          </table:table-cell>
          <table:table-cell table:style-name="ce219" table:formula="of:=IF([.A58]-[.$D$19]&lt;=[.B$20];MAX(MAX([.A58]-[.$D$19];0)-[.B$19];0)*[.C$20];([.B$20]-[.B$19])*[.C$20])" office:value-type="float" office:value="18474" calcext:value-type="float">
            <text:p>18,474.00</text:p>
          </table:table-cell>
          <table:table-cell table:style-name="ce219" table:formula="of:=IF([.A58]-[.$D$19]&lt;=[.B$21];MAX(MAX([.A58]-[.$D$19];0)-[.B$20];0)*[.C$21];([.B$21]-[.B$20])*[.C$21])" office:value-type="float" office:value="0" calcext:value-type="float">
            <text:p>0.00</text:p>
          </table:table-cell>
          <table:table-cell table:style-name="ce219" table:formula="of:=IF([.A58]-[.$D$19]&lt;=[.B$22];MAX(MAX([.A58]-[.$D$19])-[.B$21];0)*[.C$22];([.B$22]-[.B$21])*[.C$22])" office:value-type="float" office:value="0" calcext:value-type="float">
            <text:p>0.00</text:p>
          </table:table-cell>
          <table:table-cell table:style-name="ce219" table:formula="of:=IF([.A58]-[.$D$19]&lt;=[.B$23];MAX(MAX([.A58]-[.$D$19];0)-[.B$22];0)*[.C$23];([.B$23]-[.B$22])*[.C$23])" office:value-type="float" office:value="0" calcext:value-type="float">
            <text:p>0.00</text:p>
          </table:table-cell>
          <table:table-cell table:style-name="ce276" table:formula="of:=SUM([.C58:.H58])" office:value-type="float" office:value="34482.5" calcext:value-type="float">
            <text:p>34,482.50</text:p>
          </table:table-cell>
          <table:table-cell table:style-name="ce219" table:formula="of:=IF([.A58]&lt;[.E$7];[.A58]*([.E$3]+[.E$5]);IF([.A58]&gt;=[.E$8];[.A58]*[.E$9];0))" office:value-type="float" office:value="1800" calcext:value-type="float">
            <text:p>1,800.00</text:p>
          </table:table-cell>
          <table:table-cell table:style-name="ce219" table:formula="of:=[.I58]+[.J58]" office:value-type="float" office:value="36282.5" calcext:value-type="float">
            <text:p>36,282.50</text:p>
          </table:table-cell>
          <table:table-cell table:style-name="ce276" table:formula="of:=[.A58]-[.K58]" office:value-type="float" office:value="163717.5" calcext:value-type="float">
            <text:p>163,717.50</text:p>
          </table:table-cell>
          <table:table-cell table:style-name="ce219" table:formula="of:=[.A58]+[.J58]" office:value-type="float" office:value="201800" calcext:value-type="float">
            <text:p>201,800.00</text:p>
          </table:table-cell>
          <table:table-cell table:style-name="ce219" table:formula="of:=[.I$4]" office:value-type="float" office:value="20000" calcext:value-type="float">
            <text:p>20,000.00</text:p>
          </table:table-cell>
          <table:table-cell table:style-name="ce219" table:formula="of:=[.M58]+[.N58]" office:value-type="float" office:value="221800" calcext:value-type="float">
            <text:p>221,800.00</text:p>
          </table:table-cell>
          <table:table-cell table:style-name="ce219" table:formula="of:=[.O58]*[.I$2]" office:value-type="float" office:value="75412" calcext:value-type="float">
            <text:p>75,412.00</text:p>
          </table:table-cell>
          <table:table-cell table:style-name="ce276" table:formula="of:=[.O58]-[.P58]" office:value-type="float" office:value="146388" calcext:value-type="float">
            <text:p>146,388.00</text:p>
          </table:table-cell>
          <table:table-cell table:number-columns-repeated="16332"/>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18180.1" calcext:value-type="currency">
            <text:p>($18,180)</text:p>
          </table:table-cell>
          <table:table-cell table:style-name="ce238" table:formula="of:=IF(([.A59]-[.$D$19])&lt;=[.B$18];MAX(([.A59]-[.$D$19])-[.B$17];0)*[.C$18];([.B$18]-[.B$17])*[.C$18])" office:value-type="float" office:value="4266" calcext:value-type="float">
            <text:p>4,266.00</text:p>
          </table:table-cell>
          <table:table-cell table:style-name="ce219" table:formula="of:=IF([.A59]-[.$D$19]&lt;=[.B$19];MAX(MAX([.A59]-[.$D$19];0)-[.B$18];0)*[.C$19];([.B$19]-[.B$18])*[.C$19])" office:value-type="float" office:value="11742.5" calcext:value-type="float">
            <text:p>11,742.50</text:p>
          </table:table-cell>
          <table:table-cell table:style-name="ce219" table:formula="of:=IF([.A59]-[.$D$19]&lt;=[.B$20];MAX(MAX([.A59]-[.$D$19];0)-[.B$19];0)*[.C$20];([.B$20]-[.B$19])*[.C$20])" office:value-type="float" office:value="20874" calcext:value-type="float">
            <text:p>20,874.00</text:p>
          </table:table-cell>
          <table:table-cell table:style-name="ce219" table:formula="of:=IF([.A59]-[.$D$19]&lt;=[.B$21];MAX(MAX([.A59]-[.$D$19];0)-[.B$20];0)*[.C$21];([.B$21]-[.B$20])*[.C$21])" office:value-type="float" office:value="0" calcext:value-type="float">
            <text:p>0.00</text:p>
          </table:table-cell>
          <table:table-cell table:style-name="ce219" table:formula="of:=IF([.A59]-[.$D$19]&lt;=[.B$22];MAX(MAX([.A59]-[.$D$19])-[.B$21];0)*[.C$22];([.B$22]-[.B$21])*[.C$22])" office:value-type="float" office:value="0" calcext:value-type="float">
            <text:p>0.00</text:p>
          </table:table-cell>
          <table:table-cell table:style-name="ce219" table:formula="of:=IF([.A59]-[.$D$19]&lt;=[.B$23];MAX(MAX([.A59]-[.$D$19];0)-[.B$22];0)*[.C$23];([.B$23]-[.B$22])*[.C$23])" office:value-type="float" office:value="0" calcext:value-type="float">
            <text:p>0.00</text:p>
          </table:table-cell>
          <table:table-cell table:style-name="ce276" table:formula="of:=SUM([.C59:.H59])" office:value-type="float" office:value="36882.5" calcext:value-type="float">
            <text:p>36,882.50</text:p>
          </table:table-cell>
          <table:table-cell table:style-name="ce219" table:formula="of:=IF([.A59]&lt;[.E$7];[.A59]*([.E$3]+[.E$5]);IF([.A59]&gt;=[.E$8];[.A59]*[.E$9];0))" office:value-type="float" office:value="1890" calcext:value-type="float">
            <text:p>1,890.00</text:p>
          </table:table-cell>
          <table:table-cell table:style-name="ce219" table:formula="of:=[.I59]+[.J59]" office:value-type="float" office:value="38772.5" calcext:value-type="float">
            <text:p>38,772.50</text:p>
          </table:table-cell>
          <table:table-cell table:style-name="ce276" table:formula="of:=[.A59]-[.K59]" office:value-type="float" office:value="171227.5" calcext:value-type="float">
            <text:p>171,227.50</text:p>
          </table:table-cell>
          <table:table-cell table:style-name="ce219" table:formula="of:=[.A59]+[.J59]" office:value-type="float" office:value="211890" calcext:value-type="float">
            <text:p>211,890.00</text:p>
          </table:table-cell>
          <table:table-cell table:style-name="ce219" table:formula="of:=[.I$4]" office:value-type="float" office:value="20000" calcext:value-type="float">
            <text:p>20,000.00</text:p>
          </table:table-cell>
          <table:table-cell table:style-name="ce219" table:formula="of:=[.M59]+[.N59]" office:value-type="float" office:value="231890" calcext:value-type="float">
            <text:p>231,890.00</text:p>
          </table:table-cell>
          <table:table-cell table:style-name="ce219" table:formula="of:=[.O59]*[.I$2]" office:value-type="float" office:value="78842.6" calcext:value-type="float">
            <text:p>78,842.60</text:p>
          </table:table-cell>
          <table:table-cell table:style-name="ce276" table:formula="of:=[.O59]-[.P59]" office:value-type="float" office:value="153047.4" calcext:value-type="float">
            <text:p>153,047.40</text:p>
          </table:table-cell>
          <table:table-cell table:number-columns-repeated="16332"/>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18586.7" calcext:value-type="currency">
            <text:p>($18,587)</text:p>
          </table:table-cell>
          <table:table-cell table:style-name="ce238" table:formula="of:=IF(([.A60]-[.$D$19])&lt;=[.B$18];MAX(([.A60]-[.$D$19])-[.B$17];0)*[.C$18];([.B$18]-[.B$17])*[.C$18])" office:value-type="float" office:value="4266" calcext:value-type="float">
            <text:p>4,266.00</text:p>
          </table:table-cell>
          <table:table-cell table:style-name="ce219" table:formula="of:=IF([.A60]-[.$D$19]&lt;=[.B$19];MAX(MAX([.A60]-[.$D$19];0)-[.B$18];0)*[.C$19];([.B$19]-[.B$18])*[.C$19])" office:value-type="float" office:value="11742.5" calcext:value-type="float">
            <text:p>11,742.50</text:p>
          </table:table-cell>
          <table:table-cell table:style-name="ce219" table:formula="of:=IF([.A60]-[.$D$19]&lt;=[.B$20];MAX(MAX([.A60]-[.$D$19];0)-[.B$19];0)*[.C$20];([.B$20]-[.B$19])*[.C$20])" office:value-type="float" office:value="21942" calcext:value-type="float">
            <text:p>21,942.00</text:p>
          </table:table-cell>
          <table:table-cell table:style-name="ce219" table:formula="of:=IF([.A60]-[.$D$19]&lt;=[.B$21];MAX(MAX([.A60]-[.$D$19];0)-[.B$20];0)*[.C$21];([.B$21]-[.B$20])*[.C$21])" office:value-type="float" office:value="1776" calcext:value-type="float">
            <text:p>1,776.00</text:p>
          </table:table-cell>
          <table:table-cell table:style-name="ce219" table:formula="of:=IF([.A60]-[.$D$19]&lt;=[.B$22];MAX(MAX([.A60]-[.$D$19])-[.B$21];0)*[.C$22];([.B$22]-[.B$21])*[.C$22])" office:value-type="float" office:value="0" calcext:value-type="float">
            <text:p>0.00</text:p>
          </table:table-cell>
          <table:table-cell table:style-name="ce219" table:formula="of:=IF([.A60]-[.$D$19]&lt;=[.B$23];MAX(MAX([.A60]-[.$D$19];0)-[.B$22];0)*[.C$23];([.B$23]-[.B$22])*[.C$23])" office:value-type="float" office:value="0" calcext:value-type="float">
            <text:p>0.00</text:p>
          </table:table-cell>
          <table:table-cell table:style-name="ce276" table:formula="of:=SUM([.C60:.H60])" office:value-type="float" office:value="39726.5" calcext:value-type="float">
            <text:p>39,726.50</text:p>
          </table:table-cell>
          <table:table-cell table:style-name="ce219" table:formula="of:=IF([.A60]&lt;[.E$7];[.A60]*([.E$3]+[.E$5]);IF([.A60]&gt;=[.E$8];[.A60]*[.E$9];0))" office:value-type="float" office:value="1980" calcext:value-type="float">
            <text:p>1,980.00</text:p>
          </table:table-cell>
          <table:table-cell table:style-name="ce219" table:formula="of:=[.I60]+[.J60]" office:value-type="float" office:value="41706.5" calcext:value-type="float">
            <text:p>41,706.50</text:p>
          </table:table-cell>
          <table:table-cell table:style-name="ce276" table:formula="of:=[.A60]-[.K60]" office:value-type="float" office:value="178293.5" calcext:value-type="float">
            <text:p>178,293.50</text:p>
          </table:table-cell>
          <table:table-cell table:style-name="ce219" table:formula="of:=[.A60]+[.J60]" office:value-type="float" office:value="221980" calcext:value-type="float">
            <text:p>221,980.00</text:p>
          </table:table-cell>
          <table:table-cell table:style-name="ce219" table:formula="of:=[.I$4]" office:value-type="float" office:value="20000" calcext:value-type="float">
            <text:p>20,000.00</text:p>
          </table:table-cell>
          <table:table-cell table:style-name="ce219" table:formula="of:=[.M60]+[.N60]" office:value-type="float" office:value="241980" calcext:value-type="float">
            <text:p>241,980.00</text:p>
          </table:table-cell>
          <table:table-cell table:style-name="ce219" table:formula="of:=[.O60]*[.I$2]" office:value-type="float" office:value="82273.2" calcext:value-type="float">
            <text:p>82,273.20</text:p>
          </table:table-cell>
          <table:table-cell table:style-name="ce276" table:formula="of:=[.O60]-[.P60]" office:value-type="float" office:value="159706.8" calcext:value-type="float">
            <text:p>159,706.80</text:p>
          </table:table-cell>
          <table:table-cell table:number-columns-repeated="16332"/>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18637.3" calcext:value-type="currency">
            <text:p>($18,637)</text:p>
          </table:table-cell>
          <table:table-cell table:style-name="ce238" table:formula="of:=IF(([.A61]-[.$D$19])&lt;=[.B$18];MAX(([.A61]-[.$D$19])-[.B$17];0)*[.C$18];([.B$18]-[.B$17])*[.C$18])" office:value-type="float" office:value="4266" calcext:value-type="float">
            <text:p>4,266.00</text:p>
          </table:table-cell>
          <table:table-cell table:style-name="ce219" table:formula="of:=IF([.A61]-[.$D$19]&lt;=[.B$19];MAX(MAX([.A61]-[.$D$19];0)-[.B$18];0)*[.C$19];([.B$19]-[.B$18])*[.C$19])" office:value-type="float" office:value="11742.5" calcext:value-type="float">
            <text:p>11,742.50</text:p>
          </table:table-cell>
          <table:table-cell table:style-name="ce219" table:formula="of:=IF([.A61]-[.$D$19]&lt;=[.B$20];MAX(MAX([.A61]-[.$D$19];0)-[.B$19];0)*[.C$20];([.B$20]-[.B$19])*[.C$20])" office:value-type="float" office:value="21942" calcext:value-type="float">
            <text:p>21,942.00</text:p>
          </table:table-cell>
          <table:table-cell table:style-name="ce219" table:formula="of:=IF([.A61]-[.$D$19]&lt;=[.B$21];MAX(MAX([.A61]-[.$D$19];0)-[.B$20];0)*[.C$21];([.B$21]-[.B$20])*[.C$21])" office:value-type="float" office:value="4976" calcext:value-type="float">
            <text:p>4,976.00</text:p>
          </table:table-cell>
          <table:table-cell table:style-name="ce219" table:formula="of:=IF([.A61]-[.$D$19]&lt;=[.B$22];MAX(MAX([.A61]-[.$D$19])-[.B$21];0)*[.C$22];([.B$22]-[.B$21])*[.C$22])" office:value-type="float" office:value="0" calcext:value-type="float">
            <text:p>0.00</text:p>
          </table:table-cell>
          <table:table-cell table:style-name="ce219" table:formula="of:=IF([.A61]-[.$D$19]&lt;=[.B$23];MAX(MAX([.A61]-[.$D$19];0)-[.B$22];0)*[.C$23];([.B$23]-[.B$22])*[.C$23])" office:value-type="float" office:value="0" calcext:value-type="float">
            <text:p>0.00</text:p>
          </table:table-cell>
          <table:table-cell table:style-name="ce276" table:formula="of:=SUM([.C61:.H61])" office:value-type="float" office:value="42926.5" calcext:value-type="float">
            <text:p>42,926.50</text:p>
          </table:table-cell>
          <table:table-cell table:style-name="ce219" table:formula="of:=IF([.A61]&lt;[.E$7];[.A61]*([.E$3]+[.E$5]);IF([.A61]&gt;=[.E$8];[.A61]*[.E$9];0))" office:value-type="float" office:value="2070" calcext:value-type="float">
            <text:p>2,070.00</text:p>
          </table:table-cell>
          <table:table-cell table:style-name="ce219" table:formula="of:=[.I61]+[.J61]" office:value-type="float" office:value="44996.5" calcext:value-type="float">
            <text:p>44,996.50</text:p>
          </table:table-cell>
          <table:table-cell table:style-name="ce276" table:formula="of:=[.A61]-[.K61]" office:value-type="float" office:value="185003.5" calcext:value-type="float">
            <text:p>185,003.50</text:p>
          </table:table-cell>
          <table:table-cell table:style-name="ce219" table:formula="of:=[.A61]+[.J61]" office:value-type="float" office:value="232070" calcext:value-type="float">
            <text:p>232,070.00</text:p>
          </table:table-cell>
          <table:table-cell table:style-name="ce219" table:formula="of:=[.I$4]" office:value-type="float" office:value="20000" calcext:value-type="float">
            <text:p>20,000.00</text:p>
          </table:table-cell>
          <table:table-cell table:style-name="ce219" table:formula="of:=[.M61]+[.N61]" office:value-type="float" office:value="252070" calcext:value-type="float">
            <text:p>252,070.00</text:p>
          </table:table-cell>
          <table:table-cell table:style-name="ce219" table:formula="of:=[.O61]*[.I$2]" office:value-type="float" office:value="85703.8" calcext:value-type="float">
            <text:p>85,703.80</text:p>
          </table:table-cell>
          <table:table-cell table:style-name="ce276" table:formula="of:=[.O61]-[.P61]" office:value-type="float" office:value="166366.2" calcext:value-type="float">
            <text:p>166,366.20</text:p>
          </table:table-cell>
          <table:table-cell table:number-columns-repeated="16332"/>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18687.9" calcext:value-type="currency">
            <text:p>($18,688)</text:p>
          </table:table-cell>
          <table:table-cell table:style-name="ce238" table:formula="of:=IF(([.A62]-[.$D$19])&lt;=[.B$18];MAX(([.A62]-[.$D$19])-[.B$17];0)*[.C$18];([.B$18]-[.B$17])*[.C$18])" office:value-type="float" office:value="4266" calcext:value-type="float">
            <text:p>4,266.00</text:p>
          </table:table-cell>
          <table:table-cell table:style-name="ce219" table:formula="of:=IF([.A62]-[.$D$19]&lt;=[.B$19];MAX(MAX([.A62]-[.$D$19];0)-[.B$18];0)*[.C$19];([.B$19]-[.B$18])*[.C$19])" office:value-type="float" office:value="11742.5" calcext:value-type="float">
            <text:p>11,742.50</text:p>
          </table:table-cell>
          <table:table-cell table:style-name="ce219" table:formula="of:=IF([.A62]-[.$D$19]&lt;=[.B$20];MAX(MAX([.A62]-[.$D$19];0)-[.B$19];0)*[.C$20];([.B$20]-[.B$19])*[.C$20])" office:value-type="float" office:value="21942" calcext:value-type="float">
            <text:p>21,942.00</text:p>
          </table:table-cell>
          <table:table-cell table:style-name="ce219" table:formula="of:=IF([.A62]-[.$D$19]&lt;=[.B$21];MAX(MAX([.A62]-[.$D$19];0)-[.B$20];0)*[.C$21];([.B$21]-[.B$20])*[.C$21])" office:value-type="float" office:value="8176" calcext:value-type="float">
            <text:p>8,176.00</text:p>
          </table:table-cell>
          <table:table-cell table:style-name="ce219" table:formula="of:=IF([.A62]-[.$D$19]&lt;=[.B$22];MAX(MAX([.A62]-[.$D$19])-[.B$21];0)*[.C$22];([.B$22]-[.B$21])*[.C$22])" office:value-type="float" office:value="0" calcext:value-type="float">
            <text:p>0.00</text:p>
          </table:table-cell>
          <table:table-cell table:style-name="ce219" table:formula="of:=IF([.A62]-[.$D$19]&lt;=[.B$23];MAX(MAX([.A62]-[.$D$19];0)-[.B$22];0)*[.C$23];([.B$23]-[.B$22])*[.C$23])" office:value-type="float" office:value="0" calcext:value-type="float">
            <text:p>0.00</text:p>
          </table:table-cell>
          <table:table-cell table:style-name="ce276" table:formula="of:=SUM([.C62:.H62])" office:value-type="float" office:value="46126.5" calcext:value-type="float">
            <text:p>46,126.50</text:p>
          </table:table-cell>
          <table:table-cell table:style-name="ce219" table:formula="of:=IF([.A62]&lt;[.E$7];[.A62]*([.E$3]+[.E$5]);IF([.A62]&gt;=[.E$8];[.A62]*[.E$9];0))" office:value-type="float" office:value="2160" calcext:value-type="float">
            <text:p>2,160.00</text:p>
          </table:table-cell>
          <table:table-cell table:style-name="ce219" table:formula="of:=[.I62]+[.J62]" office:value-type="float" office:value="48286.5" calcext:value-type="float">
            <text:p>48,286.50</text:p>
          </table:table-cell>
          <table:table-cell table:style-name="ce276" table:formula="of:=[.A62]-[.K62]" office:value-type="float" office:value="191713.5" calcext:value-type="float">
            <text:p>191,713.50</text:p>
          </table:table-cell>
          <table:table-cell table:style-name="ce219" table:formula="of:=[.A62]+[.J62]" office:value-type="float" office:value="242160" calcext:value-type="float">
            <text:p>242,160.00</text:p>
          </table:table-cell>
          <table:table-cell table:style-name="ce219" table:formula="of:=[.I$4]" office:value-type="float" office:value="20000" calcext:value-type="float">
            <text:p>20,000.00</text:p>
          </table:table-cell>
          <table:table-cell table:style-name="ce219" table:formula="of:=[.M62]+[.N62]" office:value-type="float" office:value="262160" calcext:value-type="float">
            <text:p>262,160.00</text:p>
          </table:table-cell>
          <table:table-cell table:style-name="ce219" table:formula="of:=[.O62]*[.I$2]" office:value-type="float" office:value="89134.4" calcext:value-type="float">
            <text:p>89,134.40</text:p>
          </table:table-cell>
          <table:table-cell table:style-name="ce276" table:formula="of:=[.O62]-[.P62]" office:value-type="float" office:value="173025.6" calcext:value-type="float">
            <text:p>173,025.60</text:p>
          </table:table-cell>
          <table:table-cell table:number-columns-repeated="16332"/>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18738.5" calcext:value-type="currency">
            <text:p>($18,739)</text:p>
          </table:table-cell>
          <table:table-cell table:style-name="ce238" table:formula="of:=IF(([.A63]-[.$D$19])&lt;=[.B$18];MAX(([.A63]-[.$D$19])-[.B$17];0)*[.C$18];([.B$18]-[.B$17])*[.C$18])" office:value-type="float" office:value="4266" calcext:value-type="float">
            <text:p>4,266.00</text:p>
          </table:table-cell>
          <table:table-cell table:style-name="ce219" table:formula="of:=IF([.A63]-[.$D$19]&lt;=[.B$19];MAX(MAX([.A63]-[.$D$19];0)-[.B$18];0)*[.C$19];([.B$19]-[.B$18])*[.C$19])" office:value-type="float" office:value="11742.5" calcext:value-type="float">
            <text:p>11,742.50</text:p>
          </table:table-cell>
          <table:table-cell table:style-name="ce219" table:formula="of:=IF([.A63]-[.$D$19]&lt;=[.B$20];MAX(MAX([.A63]-[.$D$19];0)-[.B$19];0)*[.C$20];([.B$20]-[.B$19])*[.C$20])" office:value-type="float" office:value="21942" calcext:value-type="float">
            <text:p>21,942.00</text:p>
          </table:table-cell>
          <table:table-cell table:style-name="ce219" table:formula="of:=IF([.A63]-[.$D$19]&lt;=[.B$21];MAX(MAX([.A63]-[.$D$19];0)-[.B$20];0)*[.C$21];([.B$21]-[.B$20])*[.C$21])" office:value-type="float" office:value="11376" calcext:value-type="float">
            <text:p>11,376.00</text:p>
          </table:table-cell>
          <table:table-cell table:style-name="ce219" table:formula="of:=IF([.A63]-[.$D$19]&lt;=[.B$22];MAX(MAX([.A63]-[.$D$19])-[.B$21];0)*[.C$22];([.B$22]-[.B$21])*[.C$22])" office:value-type="float" office:value="0" calcext:value-type="float">
            <text:p>0.00</text:p>
          </table:table-cell>
          <table:table-cell table:style-name="ce219" table:formula="of:=IF([.A63]-[.$D$19]&lt;=[.B$23];MAX(MAX([.A63]-[.$D$19];0)-[.B$22];0)*[.C$23];([.B$23]-[.B$22])*[.C$23])" office:value-type="float" office:value="0" calcext:value-type="float">
            <text:p>0.00</text:p>
          </table:table-cell>
          <table:table-cell table:style-name="ce276" table:formula="of:=SUM([.C63:.H63])" office:value-type="float" office:value="49326.5" calcext:value-type="float">
            <text:p>49,326.50</text:p>
          </table:table-cell>
          <table:table-cell table:style-name="ce219" table:formula="of:=IF([.A63]&lt;[.E$7];[.A63]*([.E$3]+[.E$5]);IF([.A63]&gt;=[.E$8];[.A63]*[.E$9];0))" office:value-type="float" office:value="2250" calcext:value-type="float">
            <text:p>2,250.00</text:p>
          </table:table-cell>
          <table:table-cell table:style-name="ce219" table:formula="of:=[.I63]+[.J63]" office:value-type="float" office:value="51576.5" calcext:value-type="float">
            <text:p>51,576.50</text:p>
          </table:table-cell>
          <table:table-cell table:style-name="ce276" table:formula="of:=[.A63]-[.K63]" office:value-type="float" office:value="198423.5" calcext:value-type="float">
            <text:p>198,423.50</text:p>
          </table:table-cell>
          <table:table-cell table:style-name="ce219" table:formula="of:=[.A63]+[.J63]" office:value-type="float" office:value="252250" calcext:value-type="float">
            <text:p>252,250.00</text:p>
          </table:table-cell>
          <table:table-cell table:style-name="ce219" table:formula="of:=[.I$4]" office:value-type="float" office:value="20000" calcext:value-type="float">
            <text:p>20,000.00</text:p>
          </table:table-cell>
          <table:table-cell table:style-name="ce219" table:formula="of:=[.M63]+[.N63]" office:value-type="float" office:value="272250" calcext:value-type="float">
            <text:p>272,250.00</text:p>
          </table:table-cell>
          <table:table-cell table:style-name="ce219" table:formula="of:=[.O63]*[.I$2]" office:value-type="float" office:value="92565" calcext:value-type="float">
            <text:p>92,565.00</text:p>
          </table:table-cell>
          <table:table-cell table:style-name="ce276" table:formula="of:=[.O63]-[.P63]" office:value-type="float" office:value="179685" calcext:value-type="float">
            <text:p>179,685.00</text:p>
          </table:table-cell>
          <table:table-cell table:number-columns-repeated="16332"/>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18789.1" calcext:value-type="currency">
            <text:p>($18,789)</text:p>
          </table:table-cell>
          <table:table-cell table:style-name="ce238" table:formula="of:=IF(([.A64]-[.$D$19])&lt;=[.B$18];MAX(([.A64]-[.$D$19])-[.B$17];0)*[.C$18];([.B$18]-[.B$17])*[.C$18])" office:value-type="float" office:value="4266" calcext:value-type="float">
            <text:p>4,266.00</text:p>
          </table:table-cell>
          <table:table-cell table:style-name="ce219" table:formula="of:=IF([.A64]-[.$D$19]&lt;=[.B$19];MAX(MAX([.A64]-[.$D$19];0)-[.B$18];0)*[.C$19];([.B$19]-[.B$18])*[.C$19])" office:value-type="float" office:value="11742.5" calcext:value-type="float">
            <text:p>11,742.50</text:p>
          </table:table-cell>
          <table:table-cell table:style-name="ce219" table:formula="of:=IF([.A64]-[.$D$19]&lt;=[.B$20];MAX(MAX([.A64]-[.$D$19];0)-[.B$19];0)*[.C$20];([.B$20]-[.B$19])*[.C$20])" office:value-type="float" office:value="21942" calcext:value-type="float">
            <text:p>21,942.00</text:p>
          </table:table-cell>
          <table:table-cell table:style-name="ce219" table:formula="of:=IF([.A64]-[.$D$19]&lt;=[.B$21];MAX(MAX([.A64]-[.$D$19];0)-[.B$20];0)*[.C$21];([.B$21]-[.B$20])*[.C$21])" office:value-type="float" office:value="14576" calcext:value-type="float">
            <text:p>14,576.00</text:p>
          </table:table-cell>
          <table:table-cell table:style-name="ce219" table:formula="of:=IF([.A64]-[.$D$19]&lt;=[.B$22];MAX(MAX([.A64]-[.$D$19])-[.B$21];0)*[.C$22];([.B$22]-[.B$21])*[.C$22])" office:value-type="float" office:value="0" calcext:value-type="float">
            <text:p>0.00</text:p>
          </table:table-cell>
          <table:table-cell table:style-name="ce219" table:formula="of:=IF([.A64]-[.$D$19]&lt;=[.B$23];MAX(MAX([.A64]-[.$D$19];0)-[.B$22];0)*[.C$23];([.B$23]-[.B$22])*[.C$23])" office:value-type="float" office:value="0" calcext:value-type="float">
            <text:p>0.00</text:p>
          </table:table-cell>
          <table:table-cell table:style-name="ce276" table:formula="of:=SUM([.C64:.H64])" office:value-type="float" office:value="52526.5" calcext:value-type="float">
            <text:p>52,526.50</text:p>
          </table:table-cell>
          <table:table-cell table:style-name="ce219" table:formula="of:=IF([.A64]&lt;[.E$7];[.A64]*([.E$3]+[.E$5]);IF([.A64]&gt;=[.E$8];[.A64]*[.E$9];0))" office:value-type="float" office:value="2340" calcext:value-type="float">
            <text:p>2,340.00</text:p>
          </table:table-cell>
          <table:table-cell table:style-name="ce219" table:formula="of:=[.I64]+[.J64]" office:value-type="float" office:value="54866.5" calcext:value-type="float">
            <text:p>54,866.50</text:p>
          </table:table-cell>
          <table:table-cell table:style-name="ce276" table:formula="of:=[.A64]-[.K64]" office:value-type="float" office:value="205133.5" calcext:value-type="float">
            <text:p>205,133.50</text:p>
          </table:table-cell>
          <table:table-cell table:style-name="ce219" table:formula="of:=[.A64]+[.J64]" office:value-type="float" office:value="262340" calcext:value-type="float">
            <text:p>262,340.00</text:p>
          </table:table-cell>
          <table:table-cell table:style-name="ce219" table:formula="of:=[.I$4]" office:value-type="float" office:value="20000" calcext:value-type="float">
            <text:p>20,000.00</text:p>
          </table:table-cell>
          <table:table-cell table:style-name="ce219" table:formula="of:=[.M64]+[.N64]" office:value-type="float" office:value="282340" calcext:value-type="float">
            <text:p>282,340.00</text:p>
          </table:table-cell>
          <table:table-cell table:style-name="ce219" table:formula="of:=[.O64]*[.I$2]" office:value-type="float" office:value="95995.6" calcext:value-type="float">
            <text:p>95,995.60</text:p>
          </table:table-cell>
          <table:table-cell table:style-name="ce276" table:formula="of:=[.O64]-[.P64]" office:value-type="float" office:value="186344.4" calcext:value-type="float">
            <text:p>186,344.40</text:p>
          </table:table-cell>
          <table:table-cell table:number-columns-repeated="16332"/>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18816.45" calcext:value-type="currency">
            <text:p>($18,816)</text:p>
          </table:table-cell>
          <table:table-cell table:style-name="ce238" table:formula="of:=IF(([.A65]-[.$D$19])&lt;=[.B$18];MAX(([.A65]-[.$D$19])-[.B$17];0)*[.C$18];([.B$18]-[.B$17])*[.C$18])" office:value-type="float" office:value="4266" calcext:value-type="float">
            <text:p>4,266.00</text:p>
          </table:table-cell>
          <table:table-cell table:style-name="ce219" table:formula="of:=IF([.A65]-[.$D$19]&lt;=[.B$19];MAX(MAX([.A65]-[.$D$19];0)-[.B$18];0)*[.C$19];([.B$19]-[.B$18])*[.C$19])" office:value-type="float" office:value="11742.5" calcext:value-type="float">
            <text:p>11,742.50</text:p>
          </table:table-cell>
          <table:table-cell table:style-name="ce219" table:formula="of:=IF([.A65]-[.$D$19]&lt;=[.B$20];MAX(MAX([.A65]-[.$D$19];0)-[.B$19];0)*[.C$20];([.B$20]-[.B$19])*[.C$20])" office:value-type="float" office:value="21942" calcext:value-type="float">
            <text:p>21,942.00</text:p>
          </table:table-cell>
          <table:table-cell table:style-name="ce219" table:formula="of:=IF([.A65]-[.$D$19]&lt;=[.B$21];MAX(MAX([.A65]-[.$D$19];0)-[.B$20];0)*[.C$21];([.B$21]-[.B$20])*[.C$21])" office:value-type="float" office:value="17528" calcext:value-type="float">
            <text:p>17,528.00</text:p>
          </table:table-cell>
          <table:table-cell table:style-name="ce219" table:formula="of:=IF([.A65]-[.$D$19]&lt;=[.B$22];MAX(MAX([.A65]-[.$D$19])-[.B$21];0)*[.C$22];([.B$22]-[.B$21])*[.C$22])" office:value-type="float" office:value="271.25" calcext:value-type="float">
            <text:p>271.25</text:p>
          </table:table-cell>
          <table:table-cell table:style-name="ce219" table:formula="of:=IF([.A65]-[.$D$19]&lt;=[.B$23];MAX(MAX([.A65]-[.$D$19];0)-[.B$22];0)*[.C$23];([.B$23]-[.B$22])*[.C$23])" office:value-type="float" office:value="0" calcext:value-type="float">
            <text:p>0.00</text:p>
          </table:table-cell>
          <table:table-cell table:style-name="ce276" table:formula="of:=SUM([.C65:.H65])" office:value-type="float" office:value="55749.75" calcext:value-type="float">
            <text:p>55,749.75</text:p>
          </table:table-cell>
          <table:table-cell table:style-name="ce219" table:formula="of:=IF([.A65]&lt;[.E$7];[.A65]*([.E$3]+[.E$5]);IF([.A65]&gt;=[.E$8];[.A65]*[.E$9];0))" office:value-type="float" office:value="2430" calcext:value-type="float">
            <text:p>2,430.00</text:p>
          </table:table-cell>
          <table:table-cell table:style-name="ce219" table:formula="of:=[.I65]+[.J65]" office:value-type="float" office:value="58179.75" calcext:value-type="float">
            <text:p>58,179.75</text:p>
          </table:table-cell>
          <table:table-cell table:style-name="ce276" table:formula="of:=[.A65]-[.K65]" office:value-type="float" office:value="211820.25" calcext:value-type="float">
            <text:p>211,820.25</text:p>
          </table:table-cell>
          <table:table-cell table:style-name="ce219" table:formula="of:=[.A65]+[.J65]" office:value-type="float" office:value="272430" calcext:value-type="float">
            <text:p>272,430.00</text:p>
          </table:table-cell>
          <table:table-cell table:style-name="ce219" table:formula="of:=[.I$4]" office:value-type="float" office:value="20000" calcext:value-type="float">
            <text:p>20,000.00</text:p>
          </table:table-cell>
          <table:table-cell table:style-name="ce219" table:formula="of:=[.M65]+[.N65]" office:value-type="float" office:value="292430" calcext:value-type="float">
            <text:p>292,430.00</text:p>
          </table:table-cell>
          <table:table-cell table:style-name="ce219" table:formula="of:=[.O65]*[.I$2]" office:value-type="float" office:value="99426.2" calcext:value-type="float">
            <text:p>99,426.20</text:p>
          </table:table-cell>
          <table:table-cell table:style-name="ce276" table:formula="of:=[.O65]-[.P65]" office:value-type="float" office:value="193003.8" calcext:value-type="float">
            <text:p>193,003.80</text:p>
          </table:table-cell>
          <table:table-cell table:number-columns-repeated="16332"/>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18567.05" calcext:value-type="currency">
            <text:p>($18,567)</text:p>
          </table:table-cell>
          <table:table-cell table:style-name="ce238" table:formula="of:=IF(([.A66]-[.$D$19])&lt;=[.B$18];MAX(([.A66]-[.$D$19])-[.B$17];0)*[.C$18];([.B$18]-[.B$17])*[.C$18])" office:value-type="float" office:value="4266" calcext:value-type="float">
            <text:p>4,266.00</text:p>
          </table:table-cell>
          <table:table-cell table:style-name="ce219" table:formula="of:=IF([.A66]-[.$D$19]&lt;=[.B$19];MAX(MAX([.A66]-[.$D$19];0)-[.B$18];0)*[.C$19];([.B$19]-[.B$18])*[.C$19])" office:value-type="float" office:value="11742.5" calcext:value-type="float">
            <text:p>11,742.50</text:p>
          </table:table-cell>
          <table:table-cell table:style-name="ce219" table:formula="of:=IF([.A66]-[.$D$19]&lt;=[.B$20];MAX(MAX([.A66]-[.$D$19];0)-[.B$19];0)*[.C$20];([.B$20]-[.B$19])*[.C$20])" office:value-type="float" office:value="21942" calcext:value-type="float">
            <text:p>21,942.00</text:p>
          </table:table-cell>
          <table:table-cell table:style-name="ce219" table:formula="of:=IF([.A66]-[.$D$19]&lt;=[.B$21];MAX(MAX([.A66]-[.$D$19];0)-[.B$20];0)*[.C$21];([.B$21]-[.B$20])*[.C$21])" office:value-type="float" office:value="17528" calcext:value-type="float">
            <text:p>17,528.00</text:p>
          </table:table-cell>
          <table:table-cell table:style-name="ce219" table:formula="of:=IF([.A66]-[.$D$19]&lt;=[.B$22];MAX(MAX([.A66]-[.$D$19])-[.B$21];0)*[.C$22];([.B$22]-[.B$21])*[.C$22])" office:value-type="float" office:value="3771.25" calcext:value-type="float">
            <text:p>3,771.25</text:p>
          </table:table-cell>
          <table:table-cell table:style-name="ce219" table:formula="of:=IF([.A66]-[.$D$19]&lt;=[.B$23];MAX(MAX([.A66]-[.$D$19];0)-[.B$22];0)*[.C$23];([.B$23]-[.B$22])*[.C$23])" office:value-type="float" office:value="0" calcext:value-type="float">
            <text:p>0.00</text:p>
          </table:table-cell>
          <table:table-cell table:style-name="ce276" table:formula="of:=SUM([.C66:.H66])" office:value-type="float" office:value="59249.75" calcext:value-type="float">
            <text:p>59,249.75</text:p>
          </table:table-cell>
          <table:table-cell table:style-name="ce219" table:formula="of:=IF([.A66]&lt;[.E$7];[.A66]*([.E$3]+[.E$5]);IF([.A66]&gt;=[.E$8];[.A66]*[.E$9];0))" office:value-type="float" office:value="2520" calcext:value-type="float">
            <text:p>2,520.00</text:p>
          </table:table-cell>
          <table:table-cell table:style-name="ce219" table:formula="of:=[.I66]+[.J66]" office:value-type="float" office:value="61769.75" calcext:value-type="float">
            <text:p>61,769.75</text:p>
          </table:table-cell>
          <table:table-cell table:style-name="ce276" table:formula="of:=[.A66]-[.K66]" office:value-type="float" office:value="218230.25" calcext:value-type="float">
            <text:p>218,230.25</text:p>
          </table:table-cell>
          <table:table-cell table:style-name="ce219" table:formula="of:=[.A66]+[.J66]" office:value-type="float" office:value="282520" calcext:value-type="float">
            <text:p>282,520.00</text:p>
          </table:table-cell>
          <table:table-cell table:style-name="ce219" table:formula="of:=[.I$4]" office:value-type="float" office:value="20000" calcext:value-type="float">
            <text:p>20,000.00</text:p>
          </table:table-cell>
          <table:table-cell table:style-name="ce219" table:formula="of:=[.M66]+[.N66]" office:value-type="float" office:value="302520" calcext:value-type="float">
            <text:p>302,520.00</text:p>
          </table:table-cell>
          <table:table-cell table:style-name="ce219" table:formula="of:=[.O66]*[.I$2]" office:value-type="float" office:value="102856.8" calcext:value-type="float">
            <text:p>102,856.80</text:p>
          </table:table-cell>
          <table:table-cell table:style-name="ce276" table:formula="of:=[.O66]-[.P66]" office:value-type="float" office:value="199663.2" calcext:value-type="float">
            <text:p>199,663.20</text:p>
          </table:table-cell>
          <table:table-cell table:number-columns-repeated="16332"/>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18317.65" calcext:value-type="currency">
            <text:p>($18,318)</text:p>
          </table:table-cell>
          <table:table-cell table:style-name="ce238" table:formula="of:=IF(([.A67]-[.$D$19])&lt;=[.B$18];MAX(([.A67]-[.$D$19])-[.B$17];0)*[.C$18];([.B$18]-[.B$17])*[.C$18])" office:value-type="float" office:value="4266" calcext:value-type="float">
            <text:p>4,266.00</text:p>
          </table:table-cell>
          <table:table-cell table:style-name="ce219" table:formula="of:=IF([.A67]-[.$D$19]&lt;=[.B$19];MAX(MAX([.A67]-[.$D$19];0)-[.B$18];0)*[.C$19];([.B$19]-[.B$18])*[.C$19])" office:value-type="float" office:value="11742.5" calcext:value-type="float">
            <text:p>11,742.50</text:p>
          </table:table-cell>
          <table:table-cell table:style-name="ce219" table:formula="of:=IF([.A67]-[.$D$19]&lt;=[.B$20];MAX(MAX([.A67]-[.$D$19];0)-[.B$19];0)*[.C$20];([.B$20]-[.B$19])*[.C$20])" office:value-type="float" office:value="21942" calcext:value-type="float">
            <text:p>21,942.00</text:p>
          </table:table-cell>
          <table:table-cell table:style-name="ce219" table:formula="of:=IF([.A67]-[.$D$19]&lt;=[.B$21];MAX(MAX([.A67]-[.$D$19];0)-[.B$20];0)*[.C$21];([.B$21]-[.B$20])*[.C$21])" office:value-type="float" office:value="17528" calcext:value-type="float">
            <text:p>17,528.00</text:p>
          </table:table-cell>
          <table:table-cell table:style-name="ce219" table:formula="of:=IF([.A67]-[.$D$19]&lt;=[.B$22];MAX(MAX([.A67]-[.$D$19])-[.B$21];0)*[.C$22];([.B$22]-[.B$21])*[.C$22])" office:value-type="float" office:value="7271.25" calcext:value-type="float">
            <text:p>7,271.25</text:p>
          </table:table-cell>
          <table:table-cell table:style-name="ce219" table:formula="of:=IF([.A67]-[.$D$19]&lt;=[.B$23];MAX(MAX([.A67]-[.$D$19];0)-[.B$22];0)*[.C$23];([.B$23]-[.B$22])*[.C$23])" office:value-type="float" office:value="0" calcext:value-type="float">
            <text:p>0.00</text:p>
          </table:table-cell>
          <table:table-cell table:style-name="ce276" table:formula="of:=SUM([.C67:.H67])" office:value-type="float" office:value="62749.75" calcext:value-type="float">
            <text:p>62,749.75</text:p>
          </table:table-cell>
          <table:table-cell table:style-name="ce219" table:formula="of:=IF([.A67]&lt;[.E$7];[.A67]*([.E$3]+[.E$5]);IF([.A67]&gt;=[.E$8];[.A67]*[.E$9];0))" office:value-type="float" office:value="2610" calcext:value-type="float">
            <text:p>2,610.00</text:p>
          </table:table-cell>
          <table:table-cell table:style-name="ce219" table:formula="of:=[.I67]+[.J67]" office:value-type="float" office:value="65359.75" calcext:value-type="float">
            <text:p>65,359.75</text:p>
          </table:table-cell>
          <table:table-cell table:style-name="ce276" table:formula="of:=[.A67]-[.K67]" office:value-type="float" office:value="224640.25" calcext:value-type="float">
            <text:p>224,640.25</text:p>
          </table:table-cell>
          <table:table-cell table:style-name="ce219" table:formula="of:=[.A67]+[.J67]" office:value-type="float" office:value="292610" calcext:value-type="float">
            <text:p>292,610.00</text:p>
          </table:table-cell>
          <table:table-cell table:style-name="ce219" table:formula="of:=[.I$4]" office:value-type="float" office:value="20000" calcext:value-type="float">
            <text:p>20,000.00</text:p>
          </table:table-cell>
          <table:table-cell table:style-name="ce219" table:formula="of:=[.M67]+[.N67]" office:value-type="float" office:value="312610" calcext:value-type="float">
            <text:p>312,610.00</text:p>
          </table:table-cell>
          <table:table-cell table:style-name="ce219" table:formula="of:=[.O67]*[.I$2]" office:value-type="float" office:value="106287.4" calcext:value-type="float">
            <text:p>106,287.40</text:p>
          </table:table-cell>
          <table:table-cell table:style-name="ce276" table:formula="of:=[.O67]-[.P67]" office:value-type="float" office:value="206322.6" calcext:value-type="float">
            <text:p>206,322.60</text:p>
          </table:table-cell>
          <table:table-cell table:number-columns-repeated="16332"/>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18068.25" calcext:value-type="currency">
            <text:p>($18,068)</text:p>
          </table:table-cell>
          <table:table-cell table:style-name="ce238" table:formula="of:=IF(([.A68]-[.$D$19])&lt;=[.B$18];MAX(([.A68]-[.$D$19])-[.B$17];0)*[.C$18];([.B$18]-[.B$17])*[.C$18])" office:value-type="float" office:value="4266" calcext:value-type="float">
            <text:p>4,266.00</text:p>
          </table:table-cell>
          <table:table-cell table:style-name="ce219" table:formula="of:=IF([.A68]-[.$D$19]&lt;=[.B$19];MAX(MAX([.A68]-[.$D$19];0)-[.B$18];0)*[.C$19];([.B$19]-[.B$18])*[.C$19])" office:value-type="float" office:value="11742.5" calcext:value-type="float">
            <text:p>11,742.50</text:p>
          </table:table-cell>
          <table:table-cell table:style-name="ce219" table:formula="of:=IF([.A68]-[.$D$19]&lt;=[.B$20];MAX(MAX([.A68]-[.$D$19];0)-[.B$19];0)*[.C$20];([.B$20]-[.B$19])*[.C$20])" office:value-type="float" office:value="21942" calcext:value-type="float">
            <text:p>21,942.00</text:p>
          </table:table-cell>
          <table:table-cell table:style-name="ce219" table:formula="of:=IF([.A68]-[.$D$19]&lt;=[.B$21];MAX(MAX([.A68]-[.$D$19];0)-[.B$20];0)*[.C$21];([.B$21]-[.B$20])*[.C$21])" office:value-type="float" office:value="17528" calcext:value-type="float">
            <text:p>17,528.00</text:p>
          </table:table-cell>
          <table:table-cell table:style-name="ce219" table:formula="of:=IF([.A68]-[.$D$19]&lt;=[.B$22];MAX(MAX([.A68]-[.$D$19])-[.B$21];0)*[.C$22];([.B$22]-[.B$21])*[.C$22])" office:value-type="float" office:value="10771.25" calcext:value-type="float">
            <text:p>10,771.25</text:p>
          </table:table-cell>
          <table:table-cell table:style-name="ce219" table:formula="of:=IF([.A68]-[.$D$19]&lt;=[.B$23];MAX(MAX([.A68]-[.$D$19];0)-[.B$22];0)*[.C$23];([.B$23]-[.B$22])*[.C$23])" office:value-type="float" office:value="0" calcext:value-type="float">
            <text:p>0.00</text:p>
          </table:table-cell>
          <table:table-cell table:style-name="ce276" table:formula="of:=SUM([.C68:.H68])" office:value-type="float" office:value="66249.75" calcext:value-type="float">
            <text:p>66,249.75</text:p>
          </table:table-cell>
          <table:table-cell table:style-name="ce219" table:formula="of:=IF([.A68]&lt;[.E$7];[.A68]*([.E$3]+[.E$5]);IF([.A68]&gt;=[.E$8];[.A68]*[.E$9];0))" office:value-type="float" office:value="2700" calcext:value-type="float">
            <text:p>2,700.00</text:p>
          </table:table-cell>
          <table:table-cell table:style-name="ce219" table:formula="of:=[.I68]+[.J68]" office:value-type="float" office:value="68949.75" calcext:value-type="float">
            <text:p>68,949.75</text:p>
          </table:table-cell>
          <table:table-cell table:style-name="ce276" table:formula="of:=[.A68]-[.K68]" office:value-type="float" office:value="231050.25" calcext:value-type="float">
            <text:p>231,050.25</text:p>
          </table:table-cell>
          <table:table-cell table:style-name="ce219" table:formula="of:=[.A68]+[.J68]" office:value-type="float" office:value="302700" calcext:value-type="float">
            <text:p>302,700.00</text:p>
          </table:table-cell>
          <table:table-cell table:style-name="ce219" table:formula="of:=[.I$4]" office:value-type="float" office:value="20000" calcext:value-type="float">
            <text:p>20,000.00</text:p>
          </table:table-cell>
          <table:table-cell table:style-name="ce219" table:formula="of:=[.M68]+[.N68]" office:value-type="float" office:value="322700" calcext:value-type="float">
            <text:p>322,700.00</text:p>
          </table:table-cell>
          <table:table-cell table:style-name="ce219" table:formula="of:=[.O68]*[.I$2]" office:value-type="float" office:value="109718" calcext:value-type="float">
            <text:p>109,718.00</text:p>
          </table:table-cell>
          <table:table-cell table:style-name="ce276" table:formula="of:=[.O68]-[.P68]" office:value-type="float" office:value="212982" calcext:value-type="float">
            <text:p>212,982.00</text:p>
          </table:table-cell>
          <table:table-cell table:number-columns-repeated="16332"/>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17818.85" calcext:value-type="currency">
            <text:p>($17,819)</text:p>
          </table:table-cell>
          <table:table-cell table:style-name="ce238" table:formula="of:=IF(([.A69]-[.$D$19])&lt;=[.B$18];MAX(([.A69]-[.$D$19])-[.B$17];0)*[.C$18];([.B$18]-[.B$17])*[.C$18])" office:value-type="float" office:value="4266" calcext:value-type="float">
            <text:p>4,266.00</text:p>
          </table:table-cell>
          <table:table-cell table:style-name="ce219" table:formula="of:=IF([.A69]-[.$D$19]&lt;=[.B$19];MAX(MAX([.A69]-[.$D$19];0)-[.B$18];0)*[.C$19];([.B$19]-[.B$18])*[.C$19])" office:value-type="float" office:value="11742.5" calcext:value-type="float">
            <text:p>11,742.50</text:p>
          </table:table-cell>
          <table:table-cell table:style-name="ce219" table:formula="of:=IF([.A69]-[.$D$19]&lt;=[.B$20];MAX(MAX([.A69]-[.$D$19];0)-[.B$19];0)*[.C$20];([.B$20]-[.B$19])*[.C$20])" office:value-type="float" office:value="21942" calcext:value-type="float">
            <text:p>21,942.00</text:p>
          </table:table-cell>
          <table:table-cell table:style-name="ce219" table:formula="of:=IF([.A69]-[.$D$19]&lt;=[.B$21];MAX(MAX([.A69]-[.$D$19];0)-[.B$20];0)*[.C$21];([.B$21]-[.B$20])*[.C$21])" office:value-type="float" office:value="17528" calcext:value-type="float">
            <text:p>17,528.00</text:p>
          </table:table-cell>
          <table:table-cell table:style-name="ce219" table:formula="of:=IF([.A69]-[.$D$19]&lt;=[.B$22];MAX(MAX([.A69]-[.$D$19])-[.B$21];0)*[.C$22];([.B$22]-[.B$21])*[.C$22])" office:value-type="float" office:value="14271.25" calcext:value-type="float">
            <text:p>14,271.25</text:p>
          </table:table-cell>
          <table:table-cell table:style-name="ce219" table:formula="of:=IF([.A69]-[.$D$19]&lt;=[.B$23];MAX(MAX([.A69]-[.$D$19];0)-[.B$22];0)*[.C$23];([.B$23]-[.B$22])*[.C$23])" office:value-type="float" office:value="0" calcext:value-type="float">
            <text:p>0.00</text:p>
          </table:table-cell>
          <table:table-cell table:style-name="ce276" table:formula="of:=SUM([.C69:.H69])" office:value-type="float" office:value="69749.75" calcext:value-type="float">
            <text:p>69,749.75</text:p>
          </table:table-cell>
          <table:table-cell table:style-name="ce219" table:formula="of:=IF([.A69]&lt;[.E$7];[.A69]*([.E$3]+[.E$5]);IF([.A69]&gt;=[.E$8];[.A69]*[.E$9];0))" office:value-type="float" office:value="2790" calcext:value-type="float">
            <text:p>2,790.00</text:p>
          </table:table-cell>
          <table:table-cell table:style-name="ce219" table:formula="of:=[.I69]+[.J69]" office:value-type="float" office:value="72539.75" calcext:value-type="float">
            <text:p>72,539.75</text:p>
          </table:table-cell>
          <table:table-cell table:style-name="ce276" table:formula="of:=[.A69]-[.K69]" office:value-type="float" office:value="237460.25" calcext:value-type="float">
            <text:p>237,460.25</text:p>
          </table:table-cell>
          <table:table-cell table:style-name="ce219" table:formula="of:=[.A69]+[.J69]" office:value-type="float" office:value="312790" calcext:value-type="float">
            <text:p>312,790.00</text:p>
          </table:table-cell>
          <table:table-cell table:style-name="ce219" table:formula="of:=[.I$4]" office:value-type="float" office:value="20000" calcext:value-type="float">
            <text:p>20,000.00</text:p>
          </table:table-cell>
          <table:table-cell table:style-name="ce219" table:formula="of:=[.M69]+[.N69]" office:value-type="float" office:value="332790" calcext:value-type="float">
            <text:p>332,790.00</text:p>
          </table:table-cell>
          <table:table-cell table:style-name="ce219" table:formula="of:=[.O69]*[.I$2]" office:value-type="float" office:value="113148.6" calcext:value-type="float">
            <text:p>113,148.60</text:p>
          </table:table-cell>
          <table:table-cell table:style-name="ce276" table:formula="of:=[.O69]-[.P69]" office:value-type="float" office:value="219641.4" calcext:value-type="float">
            <text:p>219,641.40</text:p>
          </table:table-cell>
          <table:table-cell table:number-columns-repeated="16332"/>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17569.45" calcext:value-type="currency">
            <text:p>($17,569)</text:p>
          </table:table-cell>
          <table:table-cell table:style-name="ce238" table:formula="of:=IF(([.A70]-[.$D$19])&lt;=[.B$18];MAX(([.A70]-[.$D$19])-[.B$17];0)*[.C$18];([.B$18]-[.B$17])*[.C$18])" office:value-type="float" office:value="4266" calcext:value-type="float">
            <text:p>4,266.00</text:p>
          </table:table-cell>
          <table:table-cell table:style-name="ce219" table:formula="of:=IF([.A70]-[.$D$19]&lt;=[.B$19];MAX(MAX([.A70]-[.$D$19];0)-[.B$18];0)*[.C$19];([.B$19]-[.B$18])*[.C$19])" office:value-type="float" office:value="11742.5" calcext:value-type="float">
            <text:p>11,742.50</text:p>
          </table:table-cell>
          <table:table-cell table:style-name="ce219" table:formula="of:=IF([.A70]-[.$D$19]&lt;=[.B$20];MAX(MAX([.A70]-[.$D$19];0)-[.B$19];0)*[.C$20];([.B$20]-[.B$19])*[.C$20])" office:value-type="float" office:value="21942" calcext:value-type="float">
            <text:p>21,942.00</text:p>
          </table:table-cell>
          <table:table-cell table:style-name="ce219" table:formula="of:=IF([.A70]-[.$D$19]&lt;=[.B$21];MAX(MAX([.A70]-[.$D$19];0)-[.B$20];0)*[.C$21];([.B$21]-[.B$20])*[.C$21])" office:value-type="float" office:value="17528" calcext:value-type="float">
            <text:p>17,528.00</text:p>
          </table:table-cell>
          <table:table-cell table:style-name="ce219" table:formula="of:=IF([.A70]-[.$D$19]&lt;=[.B$22];MAX(MAX([.A70]-[.$D$19])-[.B$21];0)*[.C$22];([.B$22]-[.B$21])*[.C$22])" office:value-type="float" office:value="17771.25" calcext:value-type="float">
            <text:p>17,771.25</text:p>
          </table:table-cell>
          <table:table-cell table:style-name="ce219" table:formula="of:=IF([.A70]-[.$D$19]&lt;=[.B$23];MAX(MAX([.A70]-[.$D$19];0)-[.B$22];0)*[.C$23];([.B$23]-[.B$22])*[.C$23])" office:value-type="float" office:value="0" calcext:value-type="float">
            <text:p>0.00</text:p>
          </table:table-cell>
          <table:table-cell table:style-name="ce276" table:formula="of:=SUM([.C70:.H70])" office:value-type="float" office:value="73249.75" calcext:value-type="float">
            <text:p>73,249.75</text:p>
          </table:table-cell>
          <table:table-cell table:style-name="ce219" table:formula="of:=IF([.A70]&lt;[.E$7];[.A70]*([.E$3]+[.E$5]);IF([.A70]&gt;=[.E$8];[.A70]*[.E$9];0))" office:value-type="float" office:value="2880" calcext:value-type="float">
            <text:p>2,880.00</text:p>
          </table:table-cell>
          <table:table-cell table:style-name="ce219" table:formula="of:=[.I70]+[.J70]" office:value-type="float" office:value="76129.75" calcext:value-type="float">
            <text:p>76,129.75</text:p>
          </table:table-cell>
          <table:table-cell table:style-name="ce276" table:formula="of:=[.A70]-[.K70]" office:value-type="float" office:value="243870.25" calcext:value-type="float">
            <text:p>243,870.25</text:p>
          </table:table-cell>
          <table:table-cell table:style-name="ce219" table:formula="of:=[.A70]+[.J70]" office:value-type="float" office:value="322880" calcext:value-type="float">
            <text:p>322,880.00</text:p>
          </table:table-cell>
          <table:table-cell table:style-name="ce219" table:formula="of:=[.I$4]" office:value-type="float" office:value="20000" calcext:value-type="float">
            <text:p>20,000.00</text:p>
          </table:table-cell>
          <table:table-cell table:style-name="ce219" table:formula="of:=[.M70]+[.N70]" office:value-type="float" office:value="342880" calcext:value-type="float">
            <text:p>342,880.00</text:p>
          </table:table-cell>
          <table:table-cell table:style-name="ce219" table:formula="of:=[.O70]*[.I$2]" office:value-type="float" office:value="116579.2" calcext:value-type="float">
            <text:p>116,579.20</text:p>
          </table:table-cell>
          <table:table-cell table:style-name="ce276" table:formula="of:=[.O70]-[.P70]" office:value-type="float" office:value="226300.8" calcext:value-type="float">
            <text:p>226,300.80</text:p>
          </table:table-cell>
          <table:table-cell table:number-columns-repeated="16332"/>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17320.05" calcext:value-type="currency">
            <text:p>($17,320)</text:p>
          </table:table-cell>
          <table:table-cell table:style-name="ce238" table:formula="of:=IF(([.A71]-[.$D$19])&lt;=[.B$18];MAX(([.A71]-[.$D$19])-[.B$17];0)*[.C$18];([.B$18]-[.B$17])*[.C$18])" office:value-type="float" office:value="4266" calcext:value-type="float">
            <text:p>4,266.00</text:p>
          </table:table-cell>
          <table:table-cell table:style-name="ce219" table:formula="of:=IF([.A71]-[.$D$19]&lt;=[.B$19];MAX(MAX([.A71]-[.$D$19];0)-[.B$18];0)*[.C$19];([.B$19]-[.B$18])*[.C$19])" office:value-type="float" office:value="11742.5" calcext:value-type="float">
            <text:p>11,742.50</text:p>
          </table:table-cell>
          <table:table-cell table:style-name="ce219" table:formula="of:=IF([.A71]-[.$D$19]&lt;=[.B$20];MAX(MAX([.A71]-[.$D$19];0)-[.B$19];0)*[.C$20];([.B$20]-[.B$19])*[.C$20])" office:value-type="float" office:value="21942" calcext:value-type="float">
            <text:p>21,942.00</text:p>
          </table:table-cell>
          <table:table-cell table:style-name="ce219" table:formula="of:=IF([.A71]-[.$D$19]&lt;=[.B$21];MAX(MAX([.A71]-[.$D$19];0)-[.B$20];0)*[.C$21];([.B$21]-[.B$20])*[.C$21])" office:value-type="float" office:value="17528" calcext:value-type="float">
            <text:p>17,528.00</text:p>
          </table:table-cell>
          <table:table-cell table:style-name="ce219" table:formula="of:=IF([.A71]-[.$D$19]&lt;=[.B$22];MAX(MAX([.A71]-[.$D$19])-[.B$21];0)*[.C$22];([.B$22]-[.B$21])*[.C$22])" office:value-type="float" office:value="21271.25" calcext:value-type="float">
            <text:p>21,271.25</text:p>
          </table:table-cell>
          <table:table-cell table:style-name="ce219" table:formula="of:=IF([.A71]-[.$D$19]&lt;=[.B$23];MAX(MAX([.A71]-[.$D$19];0)-[.B$22];0)*[.C$23];([.B$23]-[.B$22])*[.C$23])" office:value-type="float" office:value="0" calcext:value-type="float">
            <text:p>0.00</text:p>
          </table:table-cell>
          <table:table-cell table:style-name="ce276" table:formula="of:=SUM([.C71:.H71])" office:value-type="float" office:value="76749.75" calcext:value-type="float">
            <text:p>76,749.75</text:p>
          </table:table-cell>
          <table:table-cell table:style-name="ce219" table:formula="of:=IF([.A71]&lt;[.E$7];[.A71]*([.E$3]+[.E$5]);IF([.A71]&gt;=[.E$8];[.A71]*[.E$9];0))" office:value-type="float" office:value="2970" calcext:value-type="float">
            <text:p>2,970.00</text:p>
          </table:table-cell>
          <table:table-cell table:style-name="ce219" table:formula="of:=[.I71]+[.J71]" office:value-type="float" office:value="79719.75" calcext:value-type="float">
            <text:p>79,719.75</text:p>
          </table:table-cell>
          <table:table-cell table:style-name="ce276" table:formula="of:=[.A71]-[.K71]" office:value-type="float" office:value="250280.25" calcext:value-type="float">
            <text:p>250,280.25</text:p>
          </table:table-cell>
          <table:table-cell table:style-name="ce219" table:formula="of:=[.A71]+[.J71]" office:value-type="float" office:value="332970" calcext:value-type="float">
            <text:p>332,970.00</text:p>
          </table:table-cell>
          <table:table-cell table:style-name="ce219" table:formula="of:=[.I$4]" office:value-type="float" office:value="20000" calcext:value-type="float">
            <text:p>20,000.00</text:p>
          </table:table-cell>
          <table:table-cell table:style-name="ce219" table:formula="of:=[.M71]+[.N71]" office:value-type="float" office:value="352970" calcext:value-type="float">
            <text:p>352,970.00</text:p>
          </table:table-cell>
          <table:table-cell table:style-name="ce219" table:formula="of:=[.O71]*[.I$2]" office:value-type="float" office:value="120009.8" calcext:value-type="float">
            <text:p>120,009.80</text:p>
          </table:table-cell>
          <table:table-cell table:style-name="ce276" table:formula="of:=[.O71]-[.P71]" office:value-type="float" office:value="232960.2" calcext:value-type="float">
            <text:p>232,960.20</text:p>
          </table:table-cell>
          <table:table-cell table:number-columns-repeated="16332"/>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17070.65" calcext:value-type="currency">
            <text:p>($17,071)</text:p>
          </table:table-cell>
          <table:table-cell table:style-name="ce238" table:formula="of:=IF(([.A72]-[.$D$19])&lt;=[.B$18];MAX(([.A72]-[.$D$19])-[.B$17];0)*[.C$18];([.B$18]-[.B$17])*[.C$18])" office:value-type="float" office:value="4266" calcext:value-type="float">
            <text:p>4,266.00</text:p>
          </table:table-cell>
          <table:table-cell table:style-name="ce219" table:formula="of:=IF([.A72]-[.$D$19]&lt;=[.B$19];MAX(MAX([.A72]-[.$D$19];0)-[.B$18];0)*[.C$19];([.B$19]-[.B$18])*[.C$19])" office:value-type="float" office:value="11742.5" calcext:value-type="float">
            <text:p>11,742.50</text:p>
          </table:table-cell>
          <table:table-cell table:style-name="ce219" table:formula="of:=IF([.A72]-[.$D$19]&lt;=[.B$20];MAX(MAX([.A72]-[.$D$19];0)-[.B$19];0)*[.C$20];([.B$20]-[.B$19])*[.C$20])" office:value-type="float" office:value="21942" calcext:value-type="float">
            <text:p>21,942.00</text:p>
          </table:table-cell>
          <table:table-cell table:style-name="ce219" table:formula="of:=IF([.A72]-[.$D$19]&lt;=[.B$21];MAX(MAX([.A72]-[.$D$19];0)-[.B$20];0)*[.C$21];([.B$21]-[.B$20])*[.C$21])" office:value-type="float" office:value="17528" calcext:value-type="float">
            <text:p>17,528.00</text:p>
          </table:table-cell>
          <table:table-cell table:style-name="ce219" table:formula="of:=IF([.A72]-[.$D$19]&lt;=[.B$22];MAX(MAX([.A72]-[.$D$19])-[.B$21];0)*[.C$22];([.B$22]-[.B$21])*[.C$22])" office:value-type="float" office:value="24771.25" calcext:value-type="float">
            <text:p>24,771.25</text:p>
          </table:table-cell>
          <table:table-cell table:style-name="ce219" table:formula="of:=IF([.A72]-[.$D$19]&lt;=[.B$23];MAX(MAX([.A72]-[.$D$19];0)-[.B$22];0)*[.C$23];([.B$23]-[.B$22])*[.C$23])" office:value-type="float" office:value="0" calcext:value-type="float">
            <text:p>0.00</text:p>
          </table:table-cell>
          <table:table-cell table:style-name="ce276" table:formula="of:=SUM([.C72:.H72])" office:value-type="float" office:value="80249.75" calcext:value-type="float">
            <text:p>80,249.75</text:p>
          </table:table-cell>
          <table:table-cell table:style-name="ce219" table:formula="of:=IF([.A72]&lt;[.E$7];[.A72]*([.E$3]+[.E$5]);IF([.A72]&gt;=[.E$8];[.A72]*[.E$9];0))" office:value-type="float" office:value="3060" calcext:value-type="float">
            <text:p>3,060.00</text:p>
          </table:table-cell>
          <table:table-cell table:style-name="ce219" table:formula="of:=[.I72]+[.J72]" office:value-type="float" office:value="83309.75" calcext:value-type="float">
            <text:p>83,309.75</text:p>
          </table:table-cell>
          <table:table-cell table:style-name="ce276" table:formula="of:=[.A72]-[.K72]" office:value-type="float" office:value="256690.25" calcext:value-type="float">
            <text:p>256,690.25</text:p>
          </table:table-cell>
          <table:table-cell table:style-name="ce219" table:formula="of:=[.A72]+[.J72]" office:value-type="float" office:value="343060" calcext:value-type="float">
            <text:p>343,060.00</text:p>
          </table:table-cell>
          <table:table-cell table:style-name="ce219" table:formula="of:=[.I$4]" office:value-type="float" office:value="20000" calcext:value-type="float">
            <text:p>20,000.00</text:p>
          </table:table-cell>
          <table:table-cell table:style-name="ce219" table:formula="of:=[.M72]+[.N72]" office:value-type="float" office:value="363060" calcext:value-type="float">
            <text:p>363,060.00</text:p>
          </table:table-cell>
          <table:table-cell table:style-name="ce219" table:formula="of:=[.O72]*[.I$2]" office:value-type="float" office:value="123440.4" calcext:value-type="float">
            <text:p>123,440.40</text:p>
          </table:table-cell>
          <table:table-cell table:style-name="ce276" table:formula="of:=[.O72]-[.P72]" office:value-type="float" office:value="239619.6" calcext:value-type="float">
            <text:p>239,619.60</text:p>
          </table:table-cell>
          <table:table-cell table:number-columns-repeated="16332"/>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16821.25" calcext:value-type="currency">
            <text:p>($16,821)</text:p>
          </table:table-cell>
          <table:table-cell table:style-name="ce238" table:formula="of:=IF(([.A73]-[.$D$19])&lt;=[.B$18];MAX(([.A73]-[.$D$19])-[.B$17];0)*[.C$18];([.B$18]-[.B$17])*[.C$18])" office:value-type="float" office:value="4266" calcext:value-type="float">
            <text:p>4,266.00</text:p>
          </table:table-cell>
          <table:table-cell table:style-name="ce219" table:formula="of:=IF([.A73]-[.$D$19]&lt;=[.B$19];MAX(MAX([.A73]-[.$D$19];0)-[.B$18];0)*[.C$19];([.B$19]-[.B$18])*[.C$19])" office:value-type="float" office:value="11742.5" calcext:value-type="float">
            <text:p>11,742.50</text:p>
          </table:table-cell>
          <table:table-cell table:style-name="ce219" table:formula="of:=IF([.A73]-[.$D$19]&lt;=[.B$20];MAX(MAX([.A73]-[.$D$19];0)-[.B$19];0)*[.C$20];([.B$20]-[.B$19])*[.C$20])" office:value-type="float" office:value="21942" calcext:value-type="float">
            <text:p>21,942.00</text:p>
          </table:table-cell>
          <table:table-cell table:style-name="ce219" table:formula="of:=IF([.A73]-[.$D$19]&lt;=[.B$21];MAX(MAX([.A73]-[.$D$19];0)-[.B$20];0)*[.C$21];([.B$21]-[.B$20])*[.C$21])" office:value-type="float" office:value="17528" calcext:value-type="float">
            <text:p>17,528.00</text:p>
          </table:table-cell>
          <table:table-cell table:style-name="ce219" table:formula="of:=IF([.A73]-[.$D$19]&lt;=[.B$22];MAX(MAX([.A73]-[.$D$19])-[.B$21];0)*[.C$22];([.B$22]-[.B$21])*[.C$22])" office:value-type="float" office:value="28271.25" calcext:value-type="float">
            <text:p>28,271.25</text:p>
          </table:table-cell>
          <table:table-cell table:style-name="ce219" table:formula="of:=IF([.A73]-[.$D$19]&lt;=[.B$23];MAX(MAX([.A73]-[.$D$19];0)-[.B$22];0)*[.C$23];([.B$23]-[.B$22])*[.C$23])" office:value-type="float" office:value="0" calcext:value-type="float">
            <text:p>0.00</text:p>
          </table:table-cell>
          <table:table-cell table:style-name="ce276" table:formula="of:=SUM([.C73:.H73])" office:value-type="float" office:value="83749.75" calcext:value-type="float">
            <text:p>83,749.75</text:p>
          </table:table-cell>
          <table:table-cell table:style-name="ce219" table:formula="of:=IF([.A73]&lt;[.E$7];[.A73]*([.E$3]+[.E$5]);IF([.A73]&gt;=[.E$8];[.A73]*[.E$9];0))" office:value-type="float" office:value="3150" calcext:value-type="float">
            <text:p>3,150.00</text:p>
          </table:table-cell>
          <table:table-cell table:style-name="ce219" table:formula="of:=[.I73]+[.J73]" office:value-type="float" office:value="86899.75" calcext:value-type="float">
            <text:p>86,899.75</text:p>
          </table:table-cell>
          <table:table-cell table:style-name="ce276" table:formula="of:=[.A73]-[.K73]" office:value-type="float" office:value="263100.25" calcext:value-type="float">
            <text:p>263,100.25</text:p>
          </table:table-cell>
          <table:table-cell table:style-name="ce219" table:formula="of:=[.A73]+[.J73]" office:value-type="float" office:value="353150" calcext:value-type="float">
            <text:p>353,150.00</text:p>
          </table:table-cell>
          <table:table-cell table:style-name="ce219" table:formula="of:=[.I$4]" office:value-type="float" office:value="20000" calcext:value-type="float">
            <text:p>20,000.00</text:p>
          </table:table-cell>
          <table:table-cell table:style-name="ce219" table:formula="of:=[.M73]+[.N73]" office:value-type="float" office:value="373150" calcext:value-type="float">
            <text:p>373,150.00</text:p>
          </table:table-cell>
          <table:table-cell table:style-name="ce219" table:formula="of:=[.O73]*[.I$2]" office:value-type="float" office:value="126871" calcext:value-type="float">
            <text:p>126,871.00</text:p>
          </table:table-cell>
          <table:table-cell table:style-name="ce276" table:formula="of:=[.O73]-[.P73]" office:value-type="float" office:value="246279" calcext:value-type="float">
            <text:p>246,279.00</text:p>
          </table:table-cell>
          <table:table-cell table:number-columns-repeated="16332"/>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16571.85" calcext:value-type="currency">
            <text:p>($16,572)</text:p>
          </table:table-cell>
          <table:table-cell table:style-name="ce238" table:formula="of:=IF(([.A74]-[.$D$19])&lt;=[.B$18];MAX(([.A74]-[.$D$19])-[.B$17];0)*[.C$18];([.B$18]-[.B$17])*[.C$18])" office:value-type="float" office:value="4266" calcext:value-type="float">
            <text:p>4,266.00</text:p>
          </table:table-cell>
          <table:table-cell table:style-name="ce219" table:formula="of:=IF([.A74]-[.$D$19]&lt;=[.B$19];MAX(MAX([.A74]-[.$D$19];0)-[.B$18];0)*[.C$19];([.B$19]-[.B$18])*[.C$19])" office:value-type="float" office:value="11742.5" calcext:value-type="float">
            <text:p>11,742.50</text:p>
          </table:table-cell>
          <table:table-cell table:style-name="ce219" table:formula="of:=IF([.A74]-[.$D$19]&lt;=[.B$20];MAX(MAX([.A74]-[.$D$19];0)-[.B$19];0)*[.C$20];([.B$20]-[.B$19])*[.C$20])" office:value-type="float" office:value="21942" calcext:value-type="float">
            <text:p>21,942.00</text:p>
          </table:table-cell>
          <table:table-cell table:style-name="ce219" table:formula="of:=IF([.A74]-[.$D$19]&lt;=[.B$21];MAX(MAX([.A74]-[.$D$19];0)-[.B$20];0)*[.C$21];([.B$21]-[.B$20])*[.C$21])" office:value-type="float" office:value="17528" calcext:value-type="float">
            <text:p>17,528.00</text:p>
          </table:table-cell>
          <table:table-cell table:style-name="ce219" table:formula="of:=IF([.A74]-[.$D$19]&lt;=[.B$22];MAX(MAX([.A74]-[.$D$19])-[.B$21];0)*[.C$22];([.B$22]-[.B$21])*[.C$22])" office:value-type="float" office:value="31771.25" calcext:value-type="float">
            <text:p>31,771.25</text:p>
          </table:table-cell>
          <table:table-cell table:style-name="ce219" table:formula="of:=IF([.A74]-[.$D$19]&lt;=[.B$23];MAX(MAX([.A74]-[.$D$19];0)-[.B$22];0)*[.C$23];([.B$23]-[.B$22])*[.C$23])" office:value-type="float" office:value="0" calcext:value-type="float">
            <text:p>0.00</text:p>
          </table:table-cell>
          <table:table-cell table:style-name="ce276" table:formula="of:=SUM([.C74:.H74])" office:value-type="float" office:value="87249.75" calcext:value-type="float">
            <text:p>87,249.75</text:p>
          </table:table-cell>
          <table:table-cell table:style-name="ce219" table:formula="of:=IF([.A74]&lt;[.E$7];[.A74]*([.E$3]+[.E$5]);IF([.A74]&gt;=[.E$8];[.A74]*[.E$9];0))" office:value-type="float" office:value="3240" calcext:value-type="float">
            <text:p>3,240.00</text:p>
          </table:table-cell>
          <table:table-cell table:style-name="ce219" table:formula="of:=[.I74]+[.J74]" office:value-type="float" office:value="90489.75" calcext:value-type="float">
            <text:p>90,489.75</text:p>
          </table:table-cell>
          <table:table-cell table:style-name="ce276" table:formula="of:=[.A74]-[.K74]" office:value-type="float" office:value="269510.25" calcext:value-type="float">
            <text:p>269,510.25</text:p>
          </table:table-cell>
          <table:table-cell table:style-name="ce219" table:formula="of:=[.A74]+[.J74]" office:value-type="float" office:value="363240" calcext:value-type="float">
            <text:p>363,240.00</text:p>
          </table:table-cell>
          <table:table-cell table:style-name="ce219" table:formula="of:=[.I$4]" office:value-type="float" office:value="20000" calcext:value-type="float">
            <text:p>20,000.00</text:p>
          </table:table-cell>
          <table:table-cell table:style-name="ce219" table:formula="of:=[.M74]+[.N74]" office:value-type="float" office:value="383240" calcext:value-type="float">
            <text:p>383,240.00</text:p>
          </table:table-cell>
          <table:table-cell table:style-name="ce219" table:formula="of:=[.O74]*[.I$2]" office:value-type="float" office:value="130301.6" calcext:value-type="float">
            <text:p>130,301.60</text:p>
          </table:table-cell>
          <table:table-cell table:style-name="ce276" table:formula="of:=[.O74]-[.P74]" office:value-type="float" office:value="252938.4" calcext:value-type="float">
            <text:p>252,938.40</text:p>
          </table:table-cell>
          <table:table-cell table:number-columns-repeated="16332"/>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16322.45" calcext:value-type="currency">
            <text:p>($16,322)</text:p>
          </table:table-cell>
          <table:table-cell table:style-name="ce238" table:formula="of:=IF(([.A75]-[.$D$19])&lt;=[.B$18];MAX(([.A75]-[.$D$19])-[.B$17];0)*[.C$18];([.B$18]-[.B$17])*[.C$18])" office:value-type="float" office:value="4266" calcext:value-type="float">
            <text:p>4,266.00</text:p>
          </table:table-cell>
          <table:table-cell table:style-name="ce219" table:formula="of:=IF([.A75]-[.$D$19]&lt;=[.B$19];MAX(MAX([.A75]-[.$D$19];0)-[.B$18];0)*[.C$19];([.B$19]-[.B$18])*[.C$19])" office:value-type="float" office:value="11742.5" calcext:value-type="float">
            <text:p>11,742.50</text:p>
          </table:table-cell>
          <table:table-cell table:style-name="ce219" table:formula="of:=IF([.A75]-[.$D$19]&lt;=[.B$20];MAX(MAX([.A75]-[.$D$19];0)-[.B$19];0)*[.C$20];([.B$20]-[.B$19])*[.C$20])" office:value-type="float" office:value="21942" calcext:value-type="float">
            <text:p>21,942.00</text:p>
          </table:table-cell>
          <table:table-cell table:style-name="ce219" table:formula="of:=IF([.A75]-[.$D$19]&lt;=[.B$21];MAX(MAX([.A75]-[.$D$19];0)-[.B$20];0)*[.C$21];([.B$21]-[.B$20])*[.C$21])" office:value-type="float" office:value="17528" calcext:value-type="float">
            <text:p>17,528.00</text:p>
          </table:table-cell>
          <table:table-cell table:style-name="ce219" table:formula="of:=IF([.A75]-[.$D$19]&lt;=[.B$22];MAX(MAX([.A75]-[.$D$19])-[.B$21];0)*[.C$22];([.B$22]-[.B$21])*[.C$22])" office:value-type="float" office:value="35271.25" calcext:value-type="float">
            <text:p>35,271.25</text:p>
          </table:table-cell>
          <table:table-cell table:style-name="ce219" table:formula="of:=IF([.A75]-[.$D$19]&lt;=[.B$23];MAX(MAX([.A75]-[.$D$19];0)-[.B$22];0)*[.C$23];([.B$23]-[.B$22])*[.C$23])" office:value-type="float" office:value="0" calcext:value-type="float">
            <text:p>0.00</text:p>
          </table:table-cell>
          <table:table-cell table:style-name="ce276" table:formula="of:=SUM([.C75:.H75])" office:value-type="float" office:value="90749.75" calcext:value-type="float">
            <text:p>90,749.75</text:p>
          </table:table-cell>
          <table:table-cell table:style-name="ce219" table:formula="of:=IF([.A75]&lt;[.E$7];[.A75]*([.E$3]+[.E$5]);IF([.A75]&gt;=[.E$8];[.A75]*[.E$9];0))" office:value-type="float" office:value="3330" calcext:value-type="float">
            <text:p>3,330.00</text:p>
          </table:table-cell>
          <table:table-cell table:style-name="ce219" table:formula="of:=[.I75]+[.J75]" office:value-type="float" office:value="94079.75" calcext:value-type="float">
            <text:p>94,079.75</text:p>
          </table:table-cell>
          <table:table-cell table:style-name="ce276" table:formula="of:=[.A75]-[.K75]" office:value-type="float" office:value="275920.25" calcext:value-type="float">
            <text:p>275,920.25</text:p>
          </table:table-cell>
          <table:table-cell table:style-name="ce219" table:formula="of:=[.A75]+[.J75]" office:value-type="float" office:value="373330" calcext:value-type="float">
            <text:p>373,330.00</text:p>
          </table:table-cell>
          <table:table-cell table:style-name="ce219" table:formula="of:=[.I$4]" office:value-type="float" office:value="20000" calcext:value-type="float">
            <text:p>20,000.00</text:p>
          </table:table-cell>
          <table:table-cell table:style-name="ce219" table:formula="of:=[.M75]+[.N75]" office:value-type="float" office:value="393330" calcext:value-type="float">
            <text:p>393,330.00</text:p>
          </table:table-cell>
          <table:table-cell table:style-name="ce219" table:formula="of:=[.O75]*[.I$2]" office:value-type="float" office:value="133732.2" calcext:value-type="float">
            <text:p>133,732.20</text:p>
          </table:table-cell>
          <table:table-cell table:style-name="ce276" table:formula="of:=[.O75]-[.P75]" office:value-type="float" office:value="259597.8" calcext:value-type="float">
            <text:p>259,597.80</text:p>
          </table:table-cell>
          <table:table-cell table:number-columns-repeated="16332"/>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16073.05" calcext:value-type="currency">
            <text:p>($16,073)</text:p>
          </table:table-cell>
          <table:table-cell table:style-name="ce238" table:formula="of:=IF(([.A76]-[.$D$19])&lt;=[.B$18];MAX(([.A76]-[.$D$19])-[.B$17];0)*[.C$18];([.B$18]-[.B$17])*[.C$18])" office:value-type="float" office:value="4266" calcext:value-type="float">
            <text:p>4,266.00</text:p>
          </table:table-cell>
          <table:table-cell table:style-name="ce219" table:formula="of:=IF([.A76]-[.$D$19]&lt;=[.B$19];MAX(MAX([.A76]-[.$D$19];0)-[.B$18];0)*[.C$19];([.B$19]-[.B$18])*[.C$19])" office:value-type="float" office:value="11742.5" calcext:value-type="float">
            <text:p>11,742.50</text:p>
          </table:table-cell>
          <table:table-cell table:style-name="ce219" table:formula="of:=IF([.A76]-[.$D$19]&lt;=[.B$20];MAX(MAX([.A76]-[.$D$19];0)-[.B$19];0)*[.C$20];([.B$20]-[.B$19])*[.C$20])" office:value-type="float" office:value="21942" calcext:value-type="float">
            <text:p>21,942.00</text:p>
          </table:table-cell>
          <table:table-cell table:style-name="ce219" table:formula="of:=IF([.A76]-[.$D$19]&lt;=[.B$21];MAX(MAX([.A76]-[.$D$19];0)-[.B$20];0)*[.C$21];([.B$21]-[.B$20])*[.C$21])" office:value-type="float" office:value="17528" calcext:value-type="float">
            <text:p>17,528.00</text:p>
          </table:table-cell>
          <table:table-cell table:style-name="ce219" table:formula="of:=IF([.A76]-[.$D$19]&lt;=[.B$22];MAX(MAX([.A76]-[.$D$19])-[.B$21];0)*[.C$22];([.B$22]-[.B$21])*[.C$22])" office:value-type="float" office:value="38771.25" calcext:value-type="float">
            <text:p>38,771.25</text:p>
          </table:table-cell>
          <table:table-cell table:style-name="ce219" table:formula="of:=IF([.A76]-[.$D$19]&lt;=[.B$23];MAX(MAX([.A76]-[.$D$19];0)-[.B$22];0)*[.C$23];([.B$23]-[.B$22])*[.C$23])" office:value-type="float" office:value="0" calcext:value-type="float">
            <text:p>0.00</text:p>
          </table:table-cell>
          <table:table-cell table:style-name="ce276" table:formula="of:=SUM([.C76:.H76])" office:value-type="float" office:value="94249.75" calcext:value-type="float">
            <text:p>94,249.75</text:p>
          </table:table-cell>
          <table:table-cell table:style-name="ce219" table:formula="of:=IF([.A76]&lt;[.E$7];[.A76]*([.E$3]+[.E$5]);IF([.A76]&gt;=[.E$8];[.A76]*[.E$9];0))" office:value-type="float" office:value="3420" calcext:value-type="float">
            <text:p>3,420.00</text:p>
          </table:table-cell>
          <table:table-cell table:style-name="ce219" table:formula="of:=[.I76]+[.J76]" office:value-type="float" office:value="97669.75" calcext:value-type="float">
            <text:p>97,669.75</text:p>
          </table:table-cell>
          <table:table-cell table:style-name="ce276" table:formula="of:=[.A76]-[.K76]" office:value-type="float" office:value="282330.25" calcext:value-type="float">
            <text:p>282,330.25</text:p>
          </table:table-cell>
          <table:table-cell table:style-name="ce219" table:formula="of:=[.A76]+[.J76]" office:value-type="float" office:value="383420" calcext:value-type="float">
            <text:p>383,420.00</text:p>
          </table:table-cell>
          <table:table-cell table:style-name="ce219" table:formula="of:=[.I$4]" office:value-type="float" office:value="20000" calcext:value-type="float">
            <text:p>20,000.00</text:p>
          </table:table-cell>
          <table:table-cell table:style-name="ce219" table:formula="of:=[.M76]+[.N76]" office:value-type="float" office:value="403420" calcext:value-type="float">
            <text:p>403,420.00</text:p>
          </table:table-cell>
          <table:table-cell table:style-name="ce219" table:formula="of:=[.O76]*[.I$2]" office:value-type="float" office:value="137162.8" calcext:value-type="float">
            <text:p>137,162.80</text:p>
          </table:table-cell>
          <table:table-cell table:style-name="ce276" table:formula="of:=[.O76]-[.P76]" office:value-type="float" office:value="266257.2" calcext:value-type="float">
            <text:p>266,257.20</text:p>
          </table:table-cell>
          <table:table-cell table:number-columns-repeated="16332"/>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15823.65" calcext:value-type="currency">
            <text:p>($15,824)</text:p>
          </table:table-cell>
          <table:table-cell table:style-name="ce238" table:formula="of:=IF(([.A77]-[.$D$19])&lt;=[.B$18];MAX(([.A77]-[.$D$19])-[.B$17];0)*[.C$18];([.B$18]-[.B$17])*[.C$18])" office:value-type="float" office:value="4266" calcext:value-type="float">
            <text:p>4,266.00</text:p>
          </table:table-cell>
          <table:table-cell table:style-name="ce219" table:formula="of:=IF([.A77]-[.$D$19]&lt;=[.B$19];MAX(MAX([.A77]-[.$D$19];0)-[.B$18];0)*[.C$19];([.B$19]-[.B$18])*[.C$19])" office:value-type="float" office:value="11742.5" calcext:value-type="float">
            <text:p>11,742.50</text:p>
          </table:table-cell>
          <table:table-cell table:style-name="ce219" table:formula="of:=IF([.A77]-[.$D$19]&lt;=[.B$20];MAX(MAX([.A77]-[.$D$19];0)-[.B$19];0)*[.C$20];([.B$20]-[.B$19])*[.C$20])" office:value-type="float" office:value="21942" calcext:value-type="float">
            <text:p>21,942.00</text:p>
          </table:table-cell>
          <table:table-cell table:style-name="ce219" table:formula="of:=IF([.A77]-[.$D$19]&lt;=[.B$21];MAX(MAX([.A77]-[.$D$19];0)-[.B$20];0)*[.C$21];([.B$21]-[.B$20])*[.C$21])" office:value-type="float" office:value="17528" calcext:value-type="float">
            <text:p>17,528.00</text:p>
          </table:table-cell>
          <table:table-cell table:style-name="ce219" table:formula="of:=IF([.A77]-[.$D$19]&lt;=[.B$22];MAX(MAX([.A77]-[.$D$19])-[.B$21];0)*[.C$22];([.B$22]-[.B$21])*[.C$22])" office:value-type="float" office:value="42271.25" calcext:value-type="float">
            <text:p>42,271.25</text:p>
          </table:table-cell>
          <table:table-cell table:style-name="ce219" table:formula="of:=IF([.A77]-[.$D$19]&lt;=[.B$23];MAX(MAX([.A77]-[.$D$19];0)-[.B$22];0)*[.C$23];([.B$23]-[.B$22])*[.C$23])" office:value-type="float" office:value="0" calcext:value-type="float">
            <text:p>0.00</text:p>
          </table:table-cell>
          <table:table-cell table:style-name="ce276" table:formula="of:=SUM([.C77:.H77])" office:value-type="float" office:value="97749.75" calcext:value-type="float">
            <text:p>97,749.75</text:p>
          </table:table-cell>
          <table:table-cell table:style-name="ce219" table:formula="of:=IF([.A77]&lt;[.E$7];[.A77]*([.E$3]+[.E$5]);IF([.A77]&gt;=[.E$8];[.A77]*[.E$9];0))" office:value-type="float" office:value="3510" calcext:value-type="float">
            <text:p>3,510.00</text:p>
          </table:table-cell>
          <table:table-cell table:style-name="ce219" table:formula="of:=[.I77]+[.J77]" office:value-type="float" office:value="101259.75" calcext:value-type="float">
            <text:p>101,259.75</text:p>
          </table:table-cell>
          <table:table-cell table:style-name="ce276" table:formula="of:=[.A77]-[.K77]" office:value-type="float" office:value="288740.25" calcext:value-type="float">
            <text:p>288,740.25</text:p>
          </table:table-cell>
          <table:table-cell table:style-name="ce219" table:formula="of:=[.A77]+[.J77]" office:value-type="float" office:value="393510" calcext:value-type="float">
            <text:p>393,510.00</text:p>
          </table:table-cell>
          <table:table-cell table:style-name="ce219" table:formula="of:=[.I$4]" office:value-type="float" office:value="20000" calcext:value-type="float">
            <text:p>20,000.00</text:p>
          </table:table-cell>
          <table:table-cell table:style-name="ce219" table:formula="of:=[.M77]+[.N77]" office:value-type="float" office:value="413510" calcext:value-type="float">
            <text:p>413,510.00</text:p>
          </table:table-cell>
          <table:table-cell table:style-name="ce219" table:formula="of:=[.O77]*[.I$2]" office:value-type="float" office:value="140593.4" calcext:value-type="float">
            <text:p>140,593.40</text:p>
          </table:table-cell>
          <table:table-cell table:style-name="ce276" table:formula="of:=[.O77]-[.P77]" office:value-type="float" office:value="272916.6" calcext:value-type="float">
            <text:p>272,916.60</text:p>
          </table:table-cell>
          <table:table-cell table:number-columns-repeated="16332"/>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15574.25" calcext:value-type="currency">
            <text:p>($15,574)</text:p>
          </table:table-cell>
          <table:table-cell table:style-name="ce238" table:formula="of:=IF(([.A78]-[.$D$19])&lt;=[.B$18];MAX(([.A78]-[.$D$19])-[.B$17];0)*[.C$18];([.B$18]-[.B$17])*[.C$18])" office:value-type="float" office:value="4266" calcext:value-type="float">
            <text:p>4,266.00</text:p>
          </table:table-cell>
          <table:table-cell table:style-name="ce219" table:formula="of:=IF([.A78]-[.$D$19]&lt;=[.B$19];MAX(MAX([.A78]-[.$D$19];0)-[.B$18];0)*[.C$19];([.B$19]-[.B$18])*[.C$19])" office:value-type="float" office:value="11742.5" calcext:value-type="float">
            <text:p>11,742.50</text:p>
          </table:table-cell>
          <table:table-cell table:style-name="ce219" table:formula="of:=IF([.A78]-[.$D$19]&lt;=[.B$20];MAX(MAX([.A78]-[.$D$19];0)-[.B$19];0)*[.C$20];([.B$20]-[.B$19])*[.C$20])" office:value-type="float" office:value="21942" calcext:value-type="float">
            <text:p>21,942.00</text:p>
          </table:table-cell>
          <table:table-cell table:style-name="ce219" table:formula="of:=IF([.A78]-[.$D$19]&lt;=[.B$21];MAX(MAX([.A78]-[.$D$19];0)-[.B$20];0)*[.C$21];([.B$21]-[.B$20])*[.C$21])" office:value-type="float" office:value="17528" calcext:value-type="float">
            <text:p>17,528.00</text:p>
          </table:table-cell>
          <table:table-cell table:style-name="ce219" table:formula="of:=IF([.A78]-[.$D$19]&lt;=[.B$22];MAX(MAX([.A78]-[.$D$19])-[.B$21];0)*[.C$22];([.B$22]-[.B$21])*[.C$22])" office:value-type="float" office:value="45771.25" calcext:value-type="float">
            <text:p>45,771.25</text:p>
          </table:table-cell>
          <table:table-cell table:style-name="ce219" table:formula="of:=IF([.A78]-[.$D$19]&lt;=[.B$23];MAX(MAX([.A78]-[.$D$19];0)-[.B$22];0)*[.C$23];([.B$23]-[.B$22])*[.C$23])" office:value-type="float" office:value="0" calcext:value-type="float">
            <text:p>0.00</text:p>
          </table:table-cell>
          <table:table-cell table:style-name="ce276" table:formula="of:=SUM([.C78:.H78])" office:value-type="float" office:value="101249.75" calcext:value-type="float">
            <text:p>101,249.75</text:p>
          </table:table-cell>
          <table:table-cell table:style-name="ce219" table:formula="of:=IF([.A78]&lt;[.E$7];[.A78]*([.E$3]+[.E$5]);IF([.A78]&gt;=[.E$8];[.A78]*[.E$9];0))" office:value-type="float" office:value="3600" calcext:value-type="float">
            <text:p>3,600.00</text:p>
          </table:table-cell>
          <table:table-cell table:style-name="ce219" table:formula="of:=[.I78]+[.J78]" office:value-type="float" office:value="104849.75" calcext:value-type="float">
            <text:p>104,849.75</text:p>
          </table:table-cell>
          <table:table-cell table:style-name="ce276" table:formula="of:=[.A78]-[.K78]" office:value-type="float" office:value="295150.25" calcext:value-type="float">
            <text:p>295,150.25</text:p>
          </table:table-cell>
          <table:table-cell table:style-name="ce219" table:formula="of:=[.A78]+[.J78]" office:value-type="float" office:value="403600" calcext:value-type="float">
            <text:p>403,600.00</text:p>
          </table:table-cell>
          <table:table-cell table:style-name="ce219" table:formula="of:=[.I$4]" office:value-type="float" office:value="20000" calcext:value-type="float">
            <text:p>20,000.00</text:p>
          </table:table-cell>
          <table:table-cell table:style-name="ce219" table:formula="of:=[.M78]+[.N78]" office:value-type="float" office:value="423600" calcext:value-type="float">
            <text:p>423,600.00</text:p>
          </table:table-cell>
          <table:table-cell table:style-name="ce219" table:formula="of:=[.O78]*[.I$2]" office:value-type="float" office:value="144024" calcext:value-type="float">
            <text:p>144,024.00</text:p>
          </table:table-cell>
          <table:table-cell table:style-name="ce276" table:formula="of:=[.O78]-[.P78]" office:value-type="float" office:value="279576" calcext:value-type="float">
            <text:p>279,576.00</text:p>
          </table:table-cell>
          <table:table-cell table:number-columns-repeated="16332"/>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15324.85" calcext:value-type="currency">
            <text:p>($15,325)</text:p>
          </table:table-cell>
          <table:table-cell table:style-name="ce238" table:formula="of:=IF(([.A79]-[.$D$19])&lt;=[.B$18];MAX(([.A79]-[.$D$19])-[.B$17];0)*[.C$18];([.B$18]-[.B$17])*[.C$18])" office:value-type="float" office:value="4266" calcext:value-type="float">
            <text:p>4,266.00</text:p>
          </table:table-cell>
          <table:table-cell table:style-name="ce219" table:formula="of:=IF([.A79]-[.$D$19]&lt;=[.B$19];MAX(MAX([.A79]-[.$D$19];0)-[.B$18];0)*[.C$19];([.B$19]-[.B$18])*[.C$19])" office:value-type="float" office:value="11742.5" calcext:value-type="float">
            <text:p>11,742.50</text:p>
          </table:table-cell>
          <table:table-cell table:style-name="ce219" table:formula="of:=IF([.A79]-[.$D$19]&lt;=[.B$20];MAX(MAX([.A79]-[.$D$19];0)-[.B$19];0)*[.C$20];([.B$20]-[.B$19])*[.C$20])" office:value-type="float" office:value="21942" calcext:value-type="float">
            <text:p>21,942.00</text:p>
          </table:table-cell>
          <table:table-cell table:style-name="ce219" table:formula="of:=IF([.A79]-[.$D$19]&lt;=[.B$21];MAX(MAX([.A79]-[.$D$19];0)-[.B$20];0)*[.C$21];([.B$21]-[.B$20])*[.C$21])" office:value-type="float" office:value="17528" calcext:value-type="float">
            <text:p>17,528.00</text:p>
          </table:table-cell>
          <table:table-cell table:style-name="ce219" table:formula="of:=IF([.A79]-[.$D$19]&lt;=[.B$22];MAX(MAX([.A79]-[.$D$19])-[.B$21];0)*[.C$22];([.B$22]-[.B$21])*[.C$22])" office:value-type="float" office:value="49271.25" calcext:value-type="float">
            <text:p>49,271.25</text:p>
          </table:table-cell>
          <table:table-cell table:style-name="ce219" table:formula="of:=IF([.A79]-[.$D$19]&lt;=[.B$23];MAX(MAX([.A79]-[.$D$19];0)-[.B$22];0)*[.C$23];([.B$23]-[.B$22])*[.C$23])" office:value-type="float" office:value="0" calcext:value-type="float">
            <text:p>0.00</text:p>
          </table:table-cell>
          <table:table-cell table:style-name="ce276" table:formula="of:=SUM([.C79:.H79])" office:value-type="float" office:value="104749.75" calcext:value-type="float">
            <text:p>104,749.75</text:p>
          </table:table-cell>
          <table:table-cell table:style-name="ce219" table:formula="of:=IF([.A79]&lt;[.E$7];[.A79]*([.E$3]+[.E$5]);IF([.A79]&gt;=[.E$8];[.A79]*[.E$9];0))" office:value-type="float" office:value="3690" calcext:value-type="float">
            <text:p>3,690.00</text:p>
          </table:table-cell>
          <table:table-cell table:style-name="ce219" table:formula="of:=[.I79]+[.J79]" office:value-type="float" office:value="108439.75" calcext:value-type="float">
            <text:p>108,439.75</text:p>
          </table:table-cell>
          <table:table-cell table:style-name="ce276" table:formula="of:=[.A79]-[.K79]" office:value-type="float" office:value="301560.25" calcext:value-type="float">
            <text:p>301,560.25</text:p>
          </table:table-cell>
          <table:table-cell table:style-name="ce219" table:formula="of:=[.A79]+[.J79]" office:value-type="float" office:value="413690" calcext:value-type="float">
            <text:p>413,690.00</text:p>
          </table:table-cell>
          <table:table-cell table:style-name="ce219" table:formula="of:=[.I$4]" office:value-type="float" office:value="20000" calcext:value-type="float">
            <text:p>20,000.00</text:p>
          </table:table-cell>
          <table:table-cell table:style-name="ce219" table:formula="of:=[.M79]+[.N79]" office:value-type="float" office:value="433690" calcext:value-type="float">
            <text:p>433,690.00</text:p>
          </table:table-cell>
          <table:table-cell table:style-name="ce219" table:formula="of:=[.O79]*[.I$2]" office:value-type="float" office:value="147454.6" calcext:value-type="float">
            <text:p>147,454.60</text:p>
          </table:table-cell>
          <table:table-cell table:style-name="ce276" table:formula="of:=[.O79]-[.P79]" office:value-type="float" office:value="286235.4" calcext:value-type="float">
            <text:p>286,235.40</text:p>
          </table:table-cell>
          <table:table-cell table:number-columns-repeated="16332"/>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15075.45" calcext:value-type="currency">
            <text:p>($15,075)</text:p>
          </table:table-cell>
          <table:table-cell table:style-name="ce238" table:formula="of:=IF(([.A80]-[.$D$19])&lt;=[.B$18];MAX(([.A80]-[.$D$19])-[.B$17];0)*[.C$18];([.B$18]-[.B$17])*[.C$18])" office:value-type="float" office:value="4266" calcext:value-type="float">
            <text:p>4,266.00</text:p>
          </table:table-cell>
          <table:table-cell table:style-name="ce219" table:formula="of:=IF([.A80]-[.$D$19]&lt;=[.B$19];MAX(MAX([.A80]-[.$D$19];0)-[.B$18];0)*[.C$19];([.B$19]-[.B$18])*[.C$19])" office:value-type="float" office:value="11742.5" calcext:value-type="float">
            <text:p>11,742.50</text:p>
          </table:table-cell>
          <table:table-cell table:style-name="ce219" table:formula="of:=IF([.A80]-[.$D$19]&lt;=[.B$20];MAX(MAX([.A80]-[.$D$19];0)-[.B$19];0)*[.C$20];([.B$20]-[.B$19])*[.C$20])" office:value-type="float" office:value="21942" calcext:value-type="float">
            <text:p>21,942.00</text:p>
          </table:table-cell>
          <table:table-cell table:style-name="ce219" table:formula="of:=IF([.A80]-[.$D$19]&lt;=[.B$21];MAX(MAX([.A80]-[.$D$19];0)-[.B$20];0)*[.C$21];([.B$21]-[.B$20])*[.C$21])" office:value-type="float" office:value="17528" calcext:value-type="float">
            <text:p>17,528.00</text:p>
          </table:table-cell>
          <table:table-cell table:style-name="ce219" table:formula="of:=IF([.A80]-[.$D$19]&lt;=[.B$22];MAX(MAX([.A80]-[.$D$19])-[.B$21];0)*[.C$22];([.B$22]-[.B$21])*[.C$22])" office:value-type="float" office:value="52771.25" calcext:value-type="float">
            <text:p>52,771.25</text:p>
          </table:table-cell>
          <table:table-cell table:style-name="ce219" table:formula="of:=IF([.A80]-[.$D$19]&lt;=[.B$23];MAX(MAX([.A80]-[.$D$19];0)-[.B$22];0)*[.C$23];([.B$23]-[.B$22])*[.C$23])" office:value-type="float" office:value="0" calcext:value-type="float">
            <text:p>0.00</text:p>
          </table:table-cell>
          <table:table-cell table:style-name="ce276" table:formula="of:=SUM([.C80:.H80])" office:value-type="float" office:value="108249.75" calcext:value-type="float">
            <text:p>108,249.75</text:p>
          </table:table-cell>
          <table:table-cell table:style-name="ce219" table:formula="of:=IF([.A80]&lt;[.E$7];[.A80]*([.E$3]+[.E$5]);IF([.A80]&gt;=[.E$8];[.A80]*[.E$9];0))" office:value-type="float" office:value="3780" calcext:value-type="float">
            <text:p>3,780.00</text:p>
          </table:table-cell>
          <table:table-cell table:style-name="ce219" table:formula="of:=[.I80]+[.J80]" office:value-type="float" office:value="112029.75" calcext:value-type="float">
            <text:p>112,029.75</text:p>
          </table:table-cell>
          <table:table-cell table:style-name="ce276" table:formula="of:=[.A80]-[.K80]" office:value-type="float" office:value="307970.25" calcext:value-type="float">
            <text:p>307,970.25</text:p>
          </table:table-cell>
          <table:table-cell table:style-name="ce219" table:formula="of:=[.A80]+[.J80]" office:value-type="float" office:value="423780" calcext:value-type="float">
            <text:p>423,780.00</text:p>
          </table:table-cell>
          <table:table-cell table:style-name="ce219" table:formula="of:=[.I$4]" office:value-type="float" office:value="20000" calcext:value-type="float">
            <text:p>20,000.00</text:p>
          </table:table-cell>
          <table:table-cell table:style-name="ce219" table:formula="of:=[.M80]+[.N80]" office:value-type="float" office:value="443780" calcext:value-type="float">
            <text:p>443,780.00</text:p>
          </table:table-cell>
          <table:table-cell table:style-name="ce219" table:formula="of:=[.O80]*[.I$2]" office:value-type="float" office:value="150885.2" calcext:value-type="float">
            <text:p>150,885.20</text:p>
          </table:table-cell>
          <table:table-cell table:style-name="ce276" table:formula="of:=[.O80]-[.P80]" office:value-type="float" office:value="292894.8" calcext:value-type="float">
            <text:p>292,894.80</text:p>
          </table:table-cell>
          <table:table-cell table:number-columns-repeated="16332"/>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14826.05" calcext:value-type="currency">
            <text:p>($14,826)</text:p>
          </table:table-cell>
          <table:table-cell table:style-name="ce238" table:formula="of:=IF(([.A81]-[.$D$19])&lt;=[.B$18];MAX(([.A81]-[.$D$19])-[.B$17];0)*[.C$18];([.B$18]-[.B$17])*[.C$18])" office:value-type="float" office:value="4266" calcext:value-type="float">
            <text:p>4,266.00</text:p>
          </table:table-cell>
          <table:table-cell table:style-name="ce219" table:formula="of:=IF([.A81]-[.$D$19]&lt;=[.B$19];MAX(MAX([.A81]-[.$D$19];0)-[.B$18];0)*[.C$19];([.B$19]-[.B$18])*[.C$19])" office:value-type="float" office:value="11742.5" calcext:value-type="float">
            <text:p>11,742.50</text:p>
          </table:table-cell>
          <table:table-cell table:style-name="ce219" table:formula="of:=IF([.A81]-[.$D$19]&lt;=[.B$20];MAX(MAX([.A81]-[.$D$19];0)-[.B$19];0)*[.C$20];([.B$20]-[.B$19])*[.C$20])" office:value-type="float" office:value="21942" calcext:value-type="float">
            <text:p>21,942.00</text:p>
          </table:table-cell>
          <table:table-cell table:style-name="ce219" table:formula="of:=IF([.A81]-[.$D$19]&lt;=[.B$21];MAX(MAX([.A81]-[.$D$19];0)-[.B$20];0)*[.C$21];([.B$21]-[.B$20])*[.C$21])" office:value-type="float" office:value="17528" calcext:value-type="float">
            <text:p>17,528.00</text:p>
          </table:table-cell>
          <table:table-cell table:style-name="ce219" table:formula="of:=IF([.A81]-[.$D$19]&lt;=[.B$22];MAX(MAX([.A81]-[.$D$19])-[.B$21];0)*[.C$22];([.B$22]-[.B$21])*[.C$22])" office:value-type="float" office:value="56271.25" calcext:value-type="float">
            <text:p>56,271.25</text:p>
          </table:table-cell>
          <table:table-cell table:style-name="ce219" table:formula="of:=IF([.A81]-[.$D$19]&lt;=[.B$23];MAX(MAX([.A81]-[.$D$19];0)-[.B$22];0)*[.C$23];([.B$23]-[.B$22])*[.C$23])" office:value-type="float" office:value="0" calcext:value-type="float">
            <text:p>0.00</text:p>
          </table:table-cell>
          <table:table-cell table:style-name="ce276" table:formula="of:=SUM([.C81:.H81])" office:value-type="float" office:value="111749.75" calcext:value-type="float">
            <text:p>111,749.75</text:p>
          </table:table-cell>
          <table:table-cell table:style-name="ce219" table:formula="of:=IF([.A81]&lt;[.E$7];[.A81]*([.E$3]+[.E$5]);IF([.A81]&gt;=[.E$8];[.A81]*[.E$9];0))" office:value-type="float" office:value="3870" calcext:value-type="float">
            <text:p>3,870.00</text:p>
          </table:table-cell>
          <table:table-cell table:style-name="ce219" table:formula="of:=[.I81]+[.J81]" office:value-type="float" office:value="115619.75" calcext:value-type="float">
            <text:p>115,619.75</text:p>
          </table:table-cell>
          <table:table-cell table:style-name="ce276" table:formula="of:=[.A81]-[.K81]" office:value-type="float" office:value="314380.25" calcext:value-type="float">
            <text:p>314,380.25</text:p>
          </table:table-cell>
          <table:table-cell table:style-name="ce219" table:formula="of:=[.A81]+[.J81]" office:value-type="float" office:value="433870" calcext:value-type="float">
            <text:p>433,870.00</text:p>
          </table:table-cell>
          <table:table-cell table:style-name="ce219" table:formula="of:=[.I$4]" office:value-type="float" office:value="20000" calcext:value-type="float">
            <text:p>20,000.00</text:p>
          </table:table-cell>
          <table:table-cell table:style-name="ce219" table:formula="of:=[.M81]+[.N81]" office:value-type="float" office:value="453870" calcext:value-type="float">
            <text:p>453,870.00</text:p>
          </table:table-cell>
          <table:table-cell table:style-name="ce219" table:formula="of:=[.O81]*[.I$2]" office:value-type="float" office:value="154315.8" calcext:value-type="float">
            <text:p>154,315.80</text:p>
          </table:table-cell>
          <table:table-cell table:style-name="ce276" table:formula="of:=[.O81]-[.P81]" office:value-type="float" office:value="299554.2" calcext:value-type="float">
            <text:p>299,554.20</text:p>
          </table:table-cell>
          <table:table-cell table:number-columns-repeated="16332"/>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14576.65" calcext:value-type="currency">
            <text:p>($14,577)</text:p>
          </table:table-cell>
          <table:table-cell table:style-name="ce238" table:formula="of:=IF(([.A82]-[.$D$19])&lt;=[.B$18];MAX(([.A82]-[.$D$19])-[.B$17];0)*[.C$18];([.B$18]-[.B$17])*[.C$18])" office:value-type="float" office:value="4266" calcext:value-type="float">
            <text:p>4,266.00</text:p>
          </table:table-cell>
          <table:table-cell table:style-name="ce219" table:formula="of:=IF([.A82]-[.$D$19]&lt;=[.B$19];MAX(MAX([.A82]-[.$D$19];0)-[.B$18];0)*[.C$19];([.B$19]-[.B$18])*[.C$19])" office:value-type="float" office:value="11742.5" calcext:value-type="float">
            <text:p>11,742.50</text:p>
          </table:table-cell>
          <table:table-cell table:style-name="ce219" table:formula="of:=IF([.A82]-[.$D$19]&lt;=[.B$20];MAX(MAX([.A82]-[.$D$19];0)-[.B$19];0)*[.C$20];([.B$20]-[.B$19])*[.C$20])" office:value-type="float" office:value="21942" calcext:value-type="float">
            <text:p>21,942.00</text:p>
          </table:table-cell>
          <table:table-cell table:style-name="ce219" table:formula="of:=IF([.A82]-[.$D$19]&lt;=[.B$21];MAX(MAX([.A82]-[.$D$19];0)-[.B$20];0)*[.C$21];([.B$21]-[.B$20])*[.C$21])" office:value-type="float" office:value="17528" calcext:value-type="float">
            <text:p>17,528.00</text:p>
          </table:table-cell>
          <table:table-cell table:style-name="ce219" table:formula="of:=IF([.A82]-[.$D$19]&lt;=[.B$22];MAX(MAX([.A82]-[.$D$19])-[.B$21];0)*[.C$22];([.B$22]-[.B$21])*[.C$22])" office:value-type="float" office:value="59771.25" calcext:value-type="float">
            <text:p>59,771.25</text:p>
          </table:table-cell>
          <table:table-cell table:style-name="ce219" table:formula="of:=IF([.A82]-[.$D$19]&lt;=[.B$23];MAX(MAX([.A82]-[.$D$19];0)-[.B$22];0)*[.C$23];([.B$23]-[.B$22])*[.C$23])" office:value-type="float" office:value="0" calcext:value-type="float">
            <text:p>0.00</text:p>
          </table:table-cell>
          <table:table-cell table:style-name="ce276" table:formula="of:=SUM([.C82:.H82])" office:value-type="float" office:value="115249.75" calcext:value-type="float">
            <text:p>115,249.75</text:p>
          </table:table-cell>
          <table:table-cell table:style-name="ce219" table:formula="of:=IF([.A82]&lt;[.E$7];[.A82]*([.E$3]+[.E$5]);IF([.A82]&gt;=[.E$8];[.A82]*[.E$9];0))" office:value-type="float" office:value="3960" calcext:value-type="float">
            <text:p>3,960.00</text:p>
          </table:table-cell>
          <table:table-cell table:style-name="ce219" table:formula="of:=[.I82]+[.J82]" office:value-type="float" office:value="119209.75" calcext:value-type="float">
            <text:p>119,209.75</text:p>
          </table:table-cell>
          <table:table-cell table:style-name="ce276" table:formula="of:=[.A82]-[.K82]" office:value-type="float" office:value="320790.25" calcext:value-type="float">
            <text:p>320,790.25</text:p>
          </table:table-cell>
          <table:table-cell table:style-name="ce219" table:formula="of:=[.A82]+[.J82]" office:value-type="float" office:value="443960" calcext:value-type="float">
            <text:p>443,960.00</text:p>
          </table:table-cell>
          <table:table-cell table:style-name="ce219" table:formula="of:=[.I$4]" office:value-type="float" office:value="20000" calcext:value-type="float">
            <text:p>20,000.00</text:p>
          </table:table-cell>
          <table:table-cell table:style-name="ce219" table:formula="of:=[.M82]+[.N82]" office:value-type="float" office:value="463960" calcext:value-type="float">
            <text:p>463,960.00</text:p>
          </table:table-cell>
          <table:table-cell table:style-name="ce219" table:formula="of:=[.O82]*[.I$2]" office:value-type="float" office:value="157746.4" calcext:value-type="float">
            <text:p>157,746.40</text:p>
          </table:table-cell>
          <table:table-cell table:style-name="ce276" table:formula="of:=[.O82]-[.P82]" office:value-type="float" office:value="306213.6" calcext:value-type="float">
            <text:p>306,213.60</text:p>
          </table:table-cell>
          <table:table-cell table:number-columns-repeated="16332"/>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14327.25" calcext:value-type="currency">
            <text:p>($14,327)</text:p>
          </table:table-cell>
          <table:table-cell table:style-name="ce238" table:formula="of:=IF(([.A83]-[.$D$19])&lt;=[.B$18];MAX(([.A83]-[.$D$19])-[.B$17];0)*[.C$18];([.B$18]-[.B$17])*[.C$18])" office:value-type="float" office:value="4266" calcext:value-type="float">
            <text:p>4,266.00</text:p>
          </table:table-cell>
          <table:table-cell table:style-name="ce219" table:formula="of:=IF([.A83]-[.$D$19]&lt;=[.B$19];MAX(MAX([.A83]-[.$D$19];0)-[.B$18];0)*[.C$19];([.B$19]-[.B$18])*[.C$19])" office:value-type="float" office:value="11742.5" calcext:value-type="float">
            <text:p>11,742.50</text:p>
          </table:table-cell>
          <table:table-cell table:style-name="ce219" table:formula="of:=IF([.A83]-[.$D$19]&lt;=[.B$20];MAX(MAX([.A83]-[.$D$19];0)-[.B$19];0)*[.C$20];([.B$20]-[.B$19])*[.C$20])" office:value-type="float" office:value="21942" calcext:value-type="float">
            <text:p>21,942.00</text:p>
          </table:table-cell>
          <table:table-cell table:style-name="ce219" table:formula="of:=IF([.A83]-[.$D$19]&lt;=[.B$21];MAX(MAX([.A83]-[.$D$19];0)-[.B$20];0)*[.C$21];([.B$21]-[.B$20])*[.C$21])" office:value-type="float" office:value="17528" calcext:value-type="float">
            <text:p>17,528.00</text:p>
          </table:table-cell>
          <table:table-cell table:style-name="ce219" table:formula="of:=IF([.A83]-[.$D$19]&lt;=[.B$22];MAX(MAX([.A83]-[.$D$19])-[.B$21];0)*[.C$22];([.B$22]-[.B$21])*[.C$22])" office:value-type="float" office:value="63271.25" calcext:value-type="float">
            <text:p>63,271.25</text:p>
          </table:table-cell>
          <table:table-cell table:style-name="ce219" table:formula="of:=IF([.A83]-[.$D$19]&lt;=[.B$23];MAX(MAX([.A83]-[.$D$19];0)-[.B$22];0)*[.C$23];([.B$23]-[.B$22])*[.C$23])" office:value-type="float" office:value="0" calcext:value-type="float">
            <text:p>0.00</text:p>
          </table:table-cell>
          <table:table-cell table:style-name="ce276" table:formula="of:=SUM([.C83:.H83])" office:value-type="float" office:value="118749.75" calcext:value-type="float">
            <text:p>118,749.75</text:p>
          </table:table-cell>
          <table:table-cell table:style-name="ce219" table:formula="of:=IF([.A83]&lt;[.E$7];[.A83]*([.E$3]+[.E$5]);IF([.A83]&gt;=[.E$8];[.A83]*[.E$9];0))" office:value-type="float" office:value="4050" calcext:value-type="float">
            <text:p>4,050.00</text:p>
          </table:table-cell>
          <table:table-cell table:style-name="ce219" table:formula="of:=[.I83]+[.J83]" office:value-type="float" office:value="122799.75" calcext:value-type="float">
            <text:p>122,799.75</text:p>
          </table:table-cell>
          <table:table-cell table:style-name="ce276" table:formula="of:=[.A83]-[.K83]" office:value-type="float" office:value="327200.25" calcext:value-type="float">
            <text:p>327,200.25</text:p>
          </table:table-cell>
          <table:table-cell table:style-name="ce219" table:formula="of:=[.A83]+[.J83]" office:value-type="float" office:value="454050" calcext:value-type="float">
            <text:p>454,050.00</text:p>
          </table:table-cell>
          <table:table-cell table:style-name="ce219" table:formula="of:=[.I$4]" office:value-type="float" office:value="20000" calcext:value-type="float">
            <text:p>20,000.00</text:p>
          </table:table-cell>
          <table:table-cell table:style-name="ce219" table:formula="of:=[.M83]+[.N83]" office:value-type="float" office:value="474050" calcext:value-type="float">
            <text:p>474,050.00</text:p>
          </table:table-cell>
          <table:table-cell table:style-name="ce219" table:formula="of:=[.O83]*[.I$2]" office:value-type="float" office:value="161177" calcext:value-type="float">
            <text:p>161,177.00</text:p>
          </table:table-cell>
          <table:table-cell table:style-name="ce276" table:formula="of:=[.O83]-[.P83]" office:value-type="float" office:value="312873" calcext:value-type="float">
            <text:p>312,873.00</text:p>
          </table:table-cell>
          <table:table-cell table:number-columns-repeated="16332"/>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14077.85" calcext:value-type="currency">
            <text:p>($14,078)</text:p>
          </table:table-cell>
          <table:table-cell table:style-name="ce238" table:formula="of:=IF(([.A84]-[.$D$19])&lt;=[.B$18];MAX(([.A84]-[.$D$19])-[.B$17];0)*[.C$18];([.B$18]-[.B$17])*[.C$18])" office:value-type="float" office:value="4266" calcext:value-type="float">
            <text:p>4,266.00</text:p>
          </table:table-cell>
          <table:table-cell table:style-name="ce219" table:formula="of:=IF([.A84]-[.$D$19]&lt;=[.B$19];MAX(MAX([.A84]-[.$D$19];0)-[.B$18];0)*[.C$19];([.B$19]-[.B$18])*[.C$19])" office:value-type="float" office:value="11742.5" calcext:value-type="float">
            <text:p>11,742.50</text:p>
          </table:table-cell>
          <table:table-cell table:style-name="ce219" table:formula="of:=IF([.A84]-[.$D$19]&lt;=[.B$20];MAX(MAX([.A84]-[.$D$19];0)-[.B$19];0)*[.C$20];([.B$20]-[.B$19])*[.C$20])" office:value-type="float" office:value="21942" calcext:value-type="float">
            <text:p>21,942.00</text:p>
          </table:table-cell>
          <table:table-cell table:style-name="ce219" table:formula="of:=IF([.A84]-[.$D$19]&lt;=[.B$21];MAX(MAX([.A84]-[.$D$19];0)-[.B$20];0)*[.C$21];([.B$21]-[.B$20])*[.C$21])" office:value-type="float" office:value="17528" calcext:value-type="float">
            <text:p>17,528.00</text:p>
          </table:table-cell>
          <table:table-cell table:style-name="ce219" table:formula="of:=IF([.A84]-[.$D$19]&lt;=[.B$22];MAX(MAX([.A84]-[.$D$19])-[.B$21];0)*[.C$22];([.B$22]-[.B$21])*[.C$22])" office:value-type="float" office:value="66771.25" calcext:value-type="float">
            <text:p>66,771.25</text:p>
          </table:table-cell>
          <table:table-cell table:style-name="ce219" table:formula="of:=IF([.A84]-[.$D$19]&lt;=[.B$23];MAX(MAX([.A84]-[.$D$19];0)-[.B$22];0)*[.C$23];([.B$23]-[.B$22])*[.C$23])" office:value-type="float" office:value="0" calcext:value-type="float">
            <text:p>0.00</text:p>
          </table:table-cell>
          <table:table-cell table:style-name="ce276" table:formula="of:=SUM([.C84:.H84])" office:value-type="float" office:value="122249.75" calcext:value-type="float">
            <text:p>122,249.75</text:p>
          </table:table-cell>
          <table:table-cell table:style-name="ce219" table:formula="of:=IF([.A84]&lt;[.E$7];[.A84]*([.E$3]+[.E$5]);IF([.A84]&gt;=[.E$8];[.A84]*[.E$9];0))" office:value-type="float" office:value="4140" calcext:value-type="float">
            <text:p>4,140.00</text:p>
          </table:table-cell>
          <table:table-cell table:style-name="ce219" table:formula="of:=[.I84]+[.J84]" office:value-type="float" office:value="126389.75" calcext:value-type="float">
            <text:p>126,389.75</text:p>
          </table:table-cell>
          <table:table-cell table:style-name="ce276" table:formula="of:=[.A84]-[.K84]" office:value-type="float" office:value="333610.25" calcext:value-type="float">
            <text:p>333,610.25</text:p>
          </table:table-cell>
          <table:table-cell table:style-name="ce219" table:formula="of:=[.A84]+[.J84]" office:value-type="float" office:value="464140" calcext:value-type="float">
            <text:p>464,140.00</text:p>
          </table:table-cell>
          <table:table-cell table:style-name="ce219" table:formula="of:=[.I$4]" office:value-type="float" office:value="20000" calcext:value-type="float">
            <text:p>20,000.00</text:p>
          </table:table-cell>
          <table:table-cell table:style-name="ce219" table:formula="of:=[.M84]+[.N84]" office:value-type="float" office:value="484140" calcext:value-type="float">
            <text:p>484,140.00</text:p>
          </table:table-cell>
          <table:table-cell table:style-name="ce219" table:formula="of:=[.O84]*[.I$2]" office:value-type="float" office:value="164607.6" calcext:value-type="float">
            <text:p>164,607.60</text:p>
          </table:table-cell>
          <table:table-cell table:style-name="ce276" table:formula="of:=[.O84]-[.P84]" office:value-type="float" office:value="319532.4" calcext:value-type="float">
            <text:p>319,532.40</text:p>
          </table:table-cell>
          <table:table-cell table:number-columns-repeated="16332"/>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13828.45" calcext:value-type="currency">
            <text:p>($13,828)</text:p>
          </table:table-cell>
          <table:table-cell table:style-name="ce238" table:formula="of:=IF(([.A85]-[.$D$19])&lt;=[.B$18];MAX(([.A85]-[.$D$19])-[.B$17];0)*[.C$18];([.B$18]-[.B$17])*[.C$18])" office:value-type="float" office:value="4266" calcext:value-type="float">
            <text:p>4,266.00</text:p>
          </table:table-cell>
          <table:table-cell table:style-name="ce219" table:formula="of:=IF([.A85]-[.$D$19]&lt;=[.B$19];MAX(MAX([.A85]-[.$D$19];0)-[.B$18];0)*[.C$19];([.B$19]-[.B$18])*[.C$19])" office:value-type="float" office:value="11742.5" calcext:value-type="float">
            <text:p>11,742.50</text:p>
          </table:table-cell>
          <table:table-cell table:style-name="ce219" table:formula="of:=IF([.A85]-[.$D$19]&lt;=[.B$20];MAX(MAX([.A85]-[.$D$19];0)-[.B$19];0)*[.C$20];([.B$20]-[.B$19])*[.C$20])" office:value-type="float" office:value="21942" calcext:value-type="float">
            <text:p>21,942.00</text:p>
          </table:table-cell>
          <table:table-cell table:style-name="ce219" table:formula="of:=IF([.A85]-[.$D$19]&lt;=[.B$21];MAX(MAX([.A85]-[.$D$19];0)-[.B$20];0)*[.C$21];([.B$21]-[.B$20])*[.C$21])" office:value-type="float" office:value="17528" calcext:value-type="float">
            <text:p>17,528.00</text:p>
          </table:table-cell>
          <table:table-cell table:style-name="ce219" table:formula="of:=IF([.A85]-[.$D$19]&lt;=[.B$22];MAX(MAX([.A85]-[.$D$19])-[.B$21];0)*[.C$22];([.B$22]-[.B$21])*[.C$22])" office:value-type="float" office:value="70271.25" calcext:value-type="float">
            <text:p>70,271.25</text:p>
          </table:table-cell>
          <table:table-cell table:style-name="ce219" table:formula="of:=IF([.A85]-[.$D$19]&lt;=[.B$23];MAX(MAX([.A85]-[.$D$19];0)-[.B$22];0)*[.C$23];([.B$23]-[.B$22])*[.C$23])" office:value-type="float" office:value="0" calcext:value-type="float">
            <text:p>0.00</text:p>
          </table:table-cell>
          <table:table-cell table:style-name="ce276" table:formula="of:=SUM([.C85:.H85])" office:value-type="float" office:value="125749.75" calcext:value-type="float">
            <text:p>125,749.75</text:p>
          </table:table-cell>
          <table:table-cell table:style-name="ce219" table:formula="of:=IF([.A85]&lt;[.E$7];[.A85]*([.E$3]+[.E$5]);IF([.A85]&gt;=[.E$8];[.A85]*[.E$9];0))" office:value-type="float" office:value="4230" calcext:value-type="float">
            <text:p>4,230.00</text:p>
          </table:table-cell>
          <table:table-cell table:style-name="ce219" table:formula="of:=[.I85]+[.J85]" office:value-type="float" office:value="129979.75" calcext:value-type="float">
            <text:p>129,979.75</text:p>
          </table:table-cell>
          <table:table-cell table:style-name="ce276" table:formula="of:=[.A85]-[.K85]" office:value-type="float" office:value="340020.25" calcext:value-type="float">
            <text:p>340,020.25</text:p>
          </table:table-cell>
          <table:table-cell table:style-name="ce219" table:formula="of:=[.A85]+[.J85]" office:value-type="float" office:value="474230" calcext:value-type="float">
            <text:p>474,230.00</text:p>
          </table:table-cell>
          <table:table-cell table:style-name="ce219" table:formula="of:=[.I$4]" office:value-type="float" office:value="20000" calcext:value-type="float">
            <text:p>20,000.00</text:p>
          </table:table-cell>
          <table:table-cell table:style-name="ce219" table:formula="of:=[.M85]+[.N85]" office:value-type="float" office:value="494230" calcext:value-type="float">
            <text:p>494,230.00</text:p>
          </table:table-cell>
          <table:table-cell table:style-name="ce219" table:formula="of:=[.O85]*[.I$2]" office:value-type="float" office:value="168038.2" calcext:value-type="float">
            <text:p>168,038.20</text:p>
          </table:table-cell>
          <table:table-cell table:style-name="ce276" table:formula="of:=[.O85]-[.P85]" office:value-type="float" office:value="326191.8" calcext:value-type="float">
            <text:p>326,191.80</text:p>
          </table:table-cell>
          <table:table-cell table:number-columns-repeated="16332"/>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13579.05" calcext:value-type="currency">
            <text:p>($13,579)</text:p>
          </table:table-cell>
          <table:table-cell table:style-name="ce238" table:formula="of:=IF(([.A86]-[.$D$19])&lt;=[.B$18];MAX(([.A86]-[.$D$19])-[.B$17];0)*[.C$18];([.B$18]-[.B$17])*[.C$18])" office:value-type="float" office:value="4266" calcext:value-type="float">
            <text:p>4,266.00</text:p>
          </table:table-cell>
          <table:table-cell table:style-name="ce219" table:formula="of:=IF([.A86]-[.$D$19]&lt;=[.B$19];MAX(MAX([.A86]-[.$D$19];0)-[.B$18];0)*[.C$19];([.B$19]-[.B$18])*[.C$19])" office:value-type="float" office:value="11742.5" calcext:value-type="float">
            <text:p>11,742.50</text:p>
          </table:table-cell>
          <table:table-cell table:style-name="ce219" table:formula="of:=IF([.A86]-[.$D$19]&lt;=[.B$20];MAX(MAX([.A86]-[.$D$19];0)-[.B$19];0)*[.C$20];([.B$20]-[.B$19])*[.C$20])" office:value-type="float" office:value="21942" calcext:value-type="float">
            <text:p>21,942.00</text:p>
          </table:table-cell>
          <table:table-cell table:style-name="ce219" table:formula="of:=IF([.A86]-[.$D$19]&lt;=[.B$21];MAX(MAX([.A86]-[.$D$19];0)-[.B$20];0)*[.C$21];([.B$21]-[.B$20])*[.C$21])" office:value-type="float" office:value="17528" calcext:value-type="float">
            <text:p>17,528.00</text:p>
          </table:table-cell>
          <table:table-cell table:style-name="ce219" table:formula="of:=IF([.A86]-[.$D$19]&lt;=[.B$22];MAX(MAX([.A86]-[.$D$19])-[.B$21];0)*[.C$22];([.B$22]-[.B$21])*[.C$22])" office:value-type="float" office:value="73771.25" calcext:value-type="float">
            <text:p>73,771.25</text:p>
          </table:table-cell>
          <table:table-cell table:style-name="ce219" table:formula="of:=IF([.A86]-[.$D$19]&lt;=[.B$23];MAX(MAX([.A86]-[.$D$19];0)-[.B$22];0)*[.C$23];([.B$23]-[.B$22])*[.C$23])" office:value-type="float" office:value="0" calcext:value-type="float">
            <text:p>0.00</text:p>
          </table:table-cell>
          <table:table-cell table:style-name="ce276" table:formula="of:=SUM([.C86:.H86])" office:value-type="float" office:value="129249.75" calcext:value-type="float">
            <text:p>129,249.75</text:p>
          </table:table-cell>
          <table:table-cell table:style-name="ce219" table:formula="of:=IF([.A86]&lt;[.E$7];[.A86]*([.E$3]+[.E$5]);IF([.A86]&gt;=[.E$8];[.A86]*[.E$9];0))" office:value-type="float" office:value="4320" calcext:value-type="float">
            <text:p>4,320.00</text:p>
          </table:table-cell>
          <table:table-cell table:style-name="ce219" table:formula="of:=[.I86]+[.J86]" office:value-type="float" office:value="133569.75" calcext:value-type="float">
            <text:p>133,569.75</text:p>
          </table:table-cell>
          <table:table-cell table:style-name="ce276" table:formula="of:=[.A86]-[.K86]" office:value-type="float" office:value="346430.25" calcext:value-type="float">
            <text:p>346,430.25</text:p>
          </table:table-cell>
          <table:table-cell table:style-name="ce219" table:formula="of:=[.A86]+[.J86]" office:value-type="float" office:value="484320" calcext:value-type="float">
            <text:p>484,320.00</text:p>
          </table:table-cell>
          <table:table-cell table:style-name="ce219" table:formula="of:=[.I$4]" office:value-type="float" office:value="20000" calcext:value-type="float">
            <text:p>20,000.00</text:p>
          </table:table-cell>
          <table:table-cell table:style-name="ce219" table:formula="of:=[.M86]+[.N86]" office:value-type="float" office:value="504320" calcext:value-type="float">
            <text:p>504,320.00</text:p>
          </table:table-cell>
          <table:table-cell table:style-name="ce219" table:formula="of:=[.O86]*[.I$2]" office:value-type="float" office:value="171468.8" calcext:value-type="float">
            <text:p>171,468.80</text:p>
          </table:table-cell>
          <table:table-cell table:style-name="ce276" table:formula="of:=[.O86]-[.P86]" office:value-type="float" office:value="332851.2" calcext:value-type="float">
            <text:p>332,851.20</text:p>
          </table:table-cell>
          <table:table-cell table:number-columns-repeated="16332"/>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13329.65" calcext:value-type="currency">
            <text:p>($13,330)</text:p>
          </table:table-cell>
          <table:table-cell table:style-name="ce238" table:formula="of:=IF(([.A87]-[.$D$19])&lt;=[.B$18];MAX(([.A87]-[.$D$19])-[.B$17];0)*[.C$18];([.B$18]-[.B$17])*[.C$18])" office:value-type="float" office:value="4266" calcext:value-type="float">
            <text:p>4,266.00</text:p>
          </table:table-cell>
          <table:table-cell table:style-name="ce219" table:formula="of:=IF([.A87]-[.$D$19]&lt;=[.B$19];MAX(MAX([.A87]-[.$D$19];0)-[.B$18];0)*[.C$19];([.B$19]-[.B$18])*[.C$19])" office:value-type="float" office:value="11742.5" calcext:value-type="float">
            <text:p>11,742.50</text:p>
          </table:table-cell>
          <table:table-cell table:style-name="ce219" table:formula="of:=IF([.A87]-[.$D$19]&lt;=[.B$20];MAX(MAX([.A87]-[.$D$19];0)-[.B$19];0)*[.C$20];([.B$20]-[.B$19])*[.C$20])" office:value-type="float" office:value="21942" calcext:value-type="float">
            <text:p>21,942.00</text:p>
          </table:table-cell>
          <table:table-cell table:style-name="ce219" table:formula="of:=IF([.A87]-[.$D$19]&lt;=[.B$21];MAX(MAX([.A87]-[.$D$19];0)-[.B$20];0)*[.C$21];([.B$21]-[.B$20])*[.C$21])" office:value-type="float" office:value="17528" calcext:value-type="float">
            <text:p>17,528.00</text:p>
          </table:table-cell>
          <table:table-cell table:style-name="ce219" table:formula="of:=IF([.A87]-[.$D$19]&lt;=[.B$22];MAX(MAX([.A87]-[.$D$19])-[.B$21];0)*[.C$22];([.B$22]-[.B$21])*[.C$22])" office:value-type="float" office:value="77271.25" calcext:value-type="float">
            <text:p>77,271.25</text:p>
          </table:table-cell>
          <table:table-cell table:style-name="ce219" table:formula="of:=IF([.A87]-[.$D$19]&lt;=[.B$23];MAX(MAX([.A87]-[.$D$19];0)-[.B$22];0)*[.C$23];([.B$23]-[.B$22])*[.C$23])" office:value-type="float" office:value="0" calcext:value-type="float">
            <text:p>0.00</text:p>
          </table:table-cell>
          <table:table-cell table:style-name="ce276" table:formula="of:=SUM([.C87:.H87])" office:value-type="float" office:value="132749.75" calcext:value-type="float">
            <text:p>132,749.75</text:p>
          </table:table-cell>
          <table:table-cell table:style-name="ce219" table:formula="of:=IF([.A87]&lt;[.E$7];[.A87]*([.E$3]+[.E$5]);IF([.A87]&gt;=[.E$8];[.A87]*[.E$9];0))" office:value-type="float" office:value="4410" calcext:value-type="float">
            <text:p>4,410.00</text:p>
          </table:table-cell>
          <table:table-cell table:style-name="ce219" table:formula="of:=[.I87]+[.J87]" office:value-type="float" office:value="137159.75" calcext:value-type="float">
            <text:p>137,159.75</text:p>
          </table:table-cell>
          <table:table-cell table:style-name="ce276" table:formula="of:=[.A87]-[.K87]" office:value-type="float" office:value="352840.25" calcext:value-type="float">
            <text:p>352,840.25</text:p>
          </table:table-cell>
          <table:table-cell table:style-name="ce219" table:formula="of:=[.A87]+[.J87]" office:value-type="float" office:value="494410" calcext:value-type="float">
            <text:p>494,410.00</text:p>
          </table:table-cell>
          <table:table-cell table:style-name="ce219" table:formula="of:=[.I$4]" office:value-type="float" office:value="20000" calcext:value-type="float">
            <text:p>20,000.00</text:p>
          </table:table-cell>
          <table:table-cell table:style-name="ce219" table:formula="of:=[.M87]+[.N87]" office:value-type="float" office:value="514410" calcext:value-type="float">
            <text:p>514,410.00</text:p>
          </table:table-cell>
          <table:table-cell table:style-name="ce219" table:formula="of:=[.O87]*[.I$2]" office:value-type="float" office:value="174899.4" calcext:value-type="float">
            <text:p>174,899.40</text:p>
          </table:table-cell>
          <table:table-cell table:style-name="ce276" table:formula="of:=[.O87]-[.P87]" office:value-type="float" office:value="339510.6" calcext:value-type="float">
            <text:p>339,510.60</text:p>
          </table:table-cell>
          <table:table-cell table:number-columns-repeated="16332"/>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13080.25" calcext:value-type="currency">
            <text:p>($13,080)</text:p>
          </table:table-cell>
          <table:table-cell table:style-name="ce238" table:formula="of:=IF(([.A88]-[.$D$19])&lt;=[.B$18];MAX(([.A88]-[.$D$19])-[.B$17];0)*[.C$18];([.B$18]-[.B$17])*[.C$18])" office:value-type="float" office:value="4266" calcext:value-type="float">
            <text:p>4,266.00</text:p>
          </table:table-cell>
          <table:table-cell table:style-name="ce219" table:formula="of:=IF([.A88]-[.$D$19]&lt;=[.B$19];MAX(MAX([.A88]-[.$D$19];0)-[.B$18];0)*[.C$19];([.B$19]-[.B$18])*[.C$19])" office:value-type="float" office:value="11742.5" calcext:value-type="float">
            <text:p>11,742.50</text:p>
          </table:table-cell>
          <table:table-cell table:style-name="ce219" table:formula="of:=IF([.A88]-[.$D$19]&lt;=[.B$20];MAX(MAX([.A88]-[.$D$19];0)-[.B$19];0)*[.C$20];([.B$20]-[.B$19])*[.C$20])" office:value-type="float" office:value="21942" calcext:value-type="float">
            <text:p>21,942.00</text:p>
          </table:table-cell>
          <table:table-cell table:style-name="ce219" table:formula="of:=IF([.A88]-[.$D$19]&lt;=[.B$21];MAX(MAX([.A88]-[.$D$19];0)-[.B$20];0)*[.C$21];([.B$21]-[.B$20])*[.C$21])" office:value-type="float" office:value="17528" calcext:value-type="float">
            <text:p>17,528.00</text:p>
          </table:table-cell>
          <table:table-cell table:style-name="ce219" table:formula="of:=IF([.A88]-[.$D$19]&lt;=[.B$22];MAX(MAX([.A88]-[.$D$19])-[.B$21];0)*[.C$22];([.B$22]-[.B$21])*[.C$22])" office:value-type="float" office:value="80771.25" calcext:value-type="float">
            <text:p>80,771.25</text:p>
          </table:table-cell>
          <table:table-cell table:style-name="ce219" table:formula="of:=IF([.A88]-[.$D$19]&lt;=[.B$23];MAX(MAX([.A88]-[.$D$19];0)-[.B$22];0)*[.C$23];([.B$23]-[.B$22])*[.C$23])" office:value-type="float" office:value="0" calcext:value-type="float">
            <text:p>0.00</text:p>
          </table:table-cell>
          <table:table-cell table:style-name="ce276" table:formula="of:=SUM([.C88:.H88])" office:value-type="float" office:value="136249.75" calcext:value-type="float">
            <text:p>136,249.75</text:p>
          </table:table-cell>
          <table:table-cell table:style-name="ce219" table:formula="of:=IF([.A88]&lt;[.E$7];[.A88]*([.E$3]+[.E$5]);IF([.A88]&gt;=[.E$8];[.A88]*[.E$9];0))" office:value-type="float" office:value="4500" calcext:value-type="float">
            <text:p>4,500.00</text:p>
          </table:table-cell>
          <table:table-cell table:style-name="ce219" table:formula="of:=[.I88]+[.J88]" office:value-type="float" office:value="140749.75" calcext:value-type="float">
            <text:p>140,749.75</text:p>
          </table:table-cell>
          <table:table-cell table:style-name="ce276" table:formula="of:=[.A88]-[.K88]" office:value-type="float" office:value="359250.25" calcext:value-type="float">
            <text:p>359,250.25</text:p>
          </table:table-cell>
          <table:table-cell table:style-name="ce219" table:formula="of:=[.A88]+[.J88]" office:value-type="float" office:value="504500" calcext:value-type="float">
            <text:p>504,500.00</text:p>
          </table:table-cell>
          <table:table-cell table:style-name="ce219" table:formula="of:=[.I$4]" office:value-type="float" office:value="20000" calcext:value-type="float">
            <text:p>20,000.00</text:p>
          </table:table-cell>
          <table:table-cell table:style-name="ce219" table:formula="of:=[.M88]+[.N88]" office:value-type="float" office:value="524500" calcext:value-type="float">
            <text:p>524,500.00</text:p>
          </table:table-cell>
          <table:table-cell table:style-name="ce219" table:formula="of:=[.O88]*[.I$2]" office:value-type="float" office:value="178330" calcext:value-type="float">
            <text:p>178,330.00</text:p>
          </table:table-cell>
          <table:table-cell table:style-name="ce276" table:formula="of:=[.O88]-[.P88]" office:value-type="float" office:value="346170" calcext:value-type="float">
            <text:p>346,170.00</text:p>
          </table:table-cell>
          <table:table-cell table:number-columns-repeated="16332"/>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12830.85" calcext:value-type="currency">
            <text:p>($12,831)</text:p>
          </table:table-cell>
          <table:table-cell table:style-name="ce238" table:formula="of:=IF(([.A89]-[.$D$19])&lt;=[.B$18];MAX(([.A89]-[.$D$19])-[.B$17];0)*[.C$18];([.B$18]-[.B$17])*[.C$18])" office:value-type="float" office:value="4266" calcext:value-type="float">
            <text:p>4,266.00</text:p>
          </table:table-cell>
          <table:table-cell table:style-name="ce219" table:formula="of:=IF([.A89]-[.$D$19]&lt;=[.B$19];MAX(MAX([.A89]-[.$D$19];0)-[.B$18];0)*[.C$19];([.B$19]-[.B$18])*[.C$19])" office:value-type="float" office:value="11742.5" calcext:value-type="float">
            <text:p>11,742.50</text:p>
          </table:table-cell>
          <table:table-cell table:style-name="ce219" table:formula="of:=IF([.A89]-[.$D$19]&lt;=[.B$20];MAX(MAX([.A89]-[.$D$19];0)-[.B$19];0)*[.C$20];([.B$20]-[.B$19])*[.C$20])" office:value-type="float" office:value="21942" calcext:value-type="float">
            <text:p>21,942.00</text:p>
          </table:table-cell>
          <table:table-cell table:style-name="ce219" table:formula="of:=IF([.A89]-[.$D$19]&lt;=[.B$21];MAX(MAX([.A89]-[.$D$19];0)-[.B$20];0)*[.C$21];([.B$21]-[.B$20])*[.C$21])" office:value-type="float" office:value="17528" calcext:value-type="float">
            <text:p>17,528.00</text:p>
          </table:table-cell>
          <table:table-cell table:style-name="ce219" table:formula="of:=IF([.A89]-[.$D$19]&lt;=[.B$22];MAX(MAX([.A89]-[.$D$19])-[.B$21];0)*[.C$22];([.B$22]-[.B$21])*[.C$22])" office:value-type="float" office:value="84271.25" calcext:value-type="float">
            <text:p>84,271.25</text:p>
          </table:table-cell>
          <table:table-cell table:style-name="ce219" table:formula="of:=IF([.A89]-[.$D$19]&lt;=[.B$23];MAX(MAX([.A89]-[.$D$19];0)-[.B$22];0)*[.C$23];([.B$23]-[.B$22])*[.C$23])" office:value-type="float" office:value="0" calcext:value-type="float">
            <text:p>0.00</text:p>
          </table:table-cell>
          <table:table-cell table:style-name="ce276" table:formula="of:=SUM([.C89:.H89])" office:value-type="float" office:value="139749.75" calcext:value-type="float">
            <text:p>139,749.75</text:p>
          </table:table-cell>
          <table:table-cell table:style-name="ce219" table:formula="of:=IF([.A89]&lt;[.E$7];[.A89]*([.E$3]+[.E$5]);IF([.A89]&gt;=[.E$8];[.A89]*[.E$9];0))" office:value-type="float" office:value="4590" calcext:value-type="float">
            <text:p>4,590.00</text:p>
          </table:table-cell>
          <table:table-cell table:style-name="ce219" table:formula="of:=[.I89]+[.J89]" office:value-type="float" office:value="144339.75" calcext:value-type="float">
            <text:p>144,339.75</text:p>
          </table:table-cell>
          <table:table-cell table:style-name="ce276" table:formula="of:=[.A89]-[.K89]" office:value-type="float" office:value="365660.25" calcext:value-type="float">
            <text:p>365,660.25</text:p>
          </table:table-cell>
          <table:table-cell table:style-name="ce219" table:formula="of:=[.A89]+[.J89]" office:value-type="float" office:value="514590" calcext:value-type="float">
            <text:p>514,590.00</text:p>
          </table:table-cell>
          <table:table-cell table:style-name="ce219" table:formula="of:=[.I$4]" office:value-type="float" office:value="20000" calcext:value-type="float">
            <text:p>20,000.00</text:p>
          </table:table-cell>
          <table:table-cell table:style-name="ce219" table:formula="of:=[.M89]+[.N89]" office:value-type="float" office:value="534590" calcext:value-type="float">
            <text:p>534,590.00</text:p>
          </table:table-cell>
          <table:table-cell table:style-name="ce219" table:formula="of:=[.O89]*[.I$2]" office:value-type="float" office:value="181760.6" calcext:value-type="float">
            <text:p>181,760.60</text:p>
          </table:table-cell>
          <table:table-cell table:style-name="ce276" table:formula="of:=[.O89]-[.P89]" office:value-type="float" office:value="352829.4" calcext:value-type="float">
            <text:p>352,829.40</text:p>
          </table:table-cell>
          <table:table-cell table:number-columns-repeated="16332"/>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12581.45" calcext:value-type="currency">
            <text:p>($12,581)</text:p>
          </table:table-cell>
          <table:table-cell table:style-name="ce238" table:formula="of:=IF(([.A90]-[.$D$19])&lt;=[.B$18];MAX(([.A90]-[.$D$19])-[.B$17];0)*[.C$18];([.B$18]-[.B$17])*[.C$18])" office:value-type="float" office:value="4266" calcext:value-type="float">
            <text:p>4,266.00</text:p>
          </table:table-cell>
          <table:table-cell table:style-name="ce219" table:formula="of:=IF([.A90]-[.$D$19]&lt;=[.B$19];MAX(MAX([.A90]-[.$D$19];0)-[.B$18];0)*[.C$19];([.B$19]-[.B$18])*[.C$19])" office:value-type="float" office:value="11742.5" calcext:value-type="float">
            <text:p>11,742.50</text:p>
          </table:table-cell>
          <table:table-cell table:style-name="ce219" table:formula="of:=IF([.A90]-[.$D$19]&lt;=[.B$20];MAX(MAX([.A90]-[.$D$19];0)-[.B$19];0)*[.C$20];([.B$20]-[.B$19])*[.C$20])" office:value-type="float" office:value="21942" calcext:value-type="float">
            <text:p>21,942.00</text:p>
          </table:table-cell>
          <table:table-cell table:style-name="ce219" table:formula="of:=IF([.A90]-[.$D$19]&lt;=[.B$21];MAX(MAX([.A90]-[.$D$19];0)-[.B$20];0)*[.C$21];([.B$21]-[.B$20])*[.C$21])" office:value-type="float" office:value="17528" calcext:value-type="float">
            <text:p>17,528.00</text:p>
          </table:table-cell>
          <table:table-cell table:style-name="ce219" table:formula="of:=IF([.A90]-[.$D$19]&lt;=[.B$22];MAX(MAX([.A90]-[.$D$19])-[.B$21];0)*[.C$22];([.B$22]-[.B$21])*[.C$22])" office:value-type="float" office:value="87771.25" calcext:value-type="float">
            <text:p>87,771.25</text:p>
          </table:table-cell>
          <table:table-cell table:style-name="ce219" table:formula="of:=IF([.A90]-[.$D$19]&lt;=[.B$23];MAX(MAX([.A90]-[.$D$19];0)-[.B$22];0)*[.C$23];([.B$23]-[.B$22])*[.C$23])" office:value-type="float" office:value="0" calcext:value-type="float">
            <text:p>0.00</text:p>
          </table:table-cell>
          <table:table-cell table:style-name="ce276" table:formula="of:=SUM([.C90:.H90])" office:value-type="float" office:value="143249.75" calcext:value-type="float">
            <text:p>143,249.75</text:p>
          </table:table-cell>
          <table:table-cell table:style-name="ce219" table:formula="of:=IF([.A90]&lt;[.E$7];[.A90]*([.E$3]+[.E$5]);IF([.A90]&gt;=[.E$8];[.A90]*[.E$9];0))" office:value-type="float" office:value="4680" calcext:value-type="float">
            <text:p>4,680.00</text:p>
          </table:table-cell>
          <table:table-cell table:style-name="ce219" table:formula="of:=[.I90]+[.J90]" office:value-type="float" office:value="147929.75" calcext:value-type="float">
            <text:p>147,929.75</text:p>
          </table:table-cell>
          <table:table-cell table:style-name="ce276" table:formula="of:=[.A90]-[.K90]" office:value-type="float" office:value="372070.25" calcext:value-type="float">
            <text:p>372,070.25</text:p>
          </table:table-cell>
          <table:table-cell table:style-name="ce219" table:formula="of:=[.A90]+[.J90]" office:value-type="float" office:value="524680" calcext:value-type="float">
            <text:p>524,680.00</text:p>
          </table:table-cell>
          <table:table-cell table:style-name="ce219" table:formula="of:=[.I$4]" office:value-type="float" office:value="20000" calcext:value-type="float">
            <text:p>20,000.00</text:p>
          </table:table-cell>
          <table:table-cell table:style-name="ce219" table:formula="of:=[.M90]+[.N90]" office:value-type="float" office:value="544680" calcext:value-type="float">
            <text:p>544,680.00</text:p>
          </table:table-cell>
          <table:table-cell table:style-name="ce219" table:formula="of:=[.O90]*[.I$2]" office:value-type="float" office:value="185191.2" calcext:value-type="float">
            <text:p>185,191.20</text:p>
          </table:table-cell>
          <table:table-cell table:style-name="ce276" table:formula="of:=[.O90]-[.P90]" office:value-type="float" office:value="359488.8" calcext:value-type="float">
            <text:p>359,488.80</text:p>
          </table:table-cell>
          <table:table-cell table:number-columns-repeated="16332"/>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2332.05" calcext:value-type="currency">
            <text:p>($12,332)</text:p>
          </table:table-cell>
          <table:table-cell table:style-name="ce238" table:formula="of:=IF(([.A91]-[.$D$19])&lt;=[.B$18];MAX(([.A91]-[.$D$19])-[.B$17];0)*[.C$18];([.B$18]-[.B$17])*[.C$18])" office:value-type="float" office:value="4266" calcext:value-type="float">
            <text:p>4,266.00</text:p>
          </table:table-cell>
          <table:table-cell table:style-name="ce219" table:formula="of:=IF([.A91]-[.$D$19]&lt;=[.B$19];MAX(MAX([.A91]-[.$D$19];0)-[.B$18];0)*[.C$19];([.B$19]-[.B$18])*[.C$19])" office:value-type="float" office:value="11742.5" calcext:value-type="float">
            <text:p>11,742.50</text:p>
          </table:table-cell>
          <table:table-cell table:style-name="ce219" table:formula="of:=IF([.A91]-[.$D$19]&lt;=[.B$20];MAX(MAX([.A91]-[.$D$19];0)-[.B$19];0)*[.C$20];([.B$20]-[.B$19])*[.C$20])" office:value-type="float" office:value="21942" calcext:value-type="float">
            <text:p>21,942.00</text:p>
          </table:table-cell>
          <table:table-cell table:style-name="ce219" table:formula="of:=IF([.A91]-[.$D$19]&lt;=[.B$21];MAX(MAX([.A91]-[.$D$19];0)-[.B$20];0)*[.C$21];([.B$21]-[.B$20])*[.C$21])" office:value-type="float" office:value="17528" calcext:value-type="float">
            <text:p>17,528.00</text:p>
          </table:table-cell>
          <table:table-cell table:style-name="ce219" table:formula="of:=IF([.A91]-[.$D$19]&lt;=[.B$22];MAX(MAX([.A91]-[.$D$19])-[.B$21];0)*[.C$22];([.B$22]-[.B$21])*[.C$22])" office:value-type="float" office:value="91271.25" calcext:value-type="float">
            <text:p>91,271.25</text:p>
          </table:table-cell>
          <table:table-cell table:style-name="ce219" table:formula="of:=IF([.A91]-[.$D$19]&lt;=[.B$23];MAX(MAX([.A91]-[.$D$19];0)-[.B$22];0)*[.C$23];([.B$23]-[.B$22])*[.C$23])" office:value-type="float" office:value="0" calcext:value-type="float">
            <text:p>0.00</text:p>
          </table:table-cell>
          <table:table-cell table:style-name="ce276" table:formula="of:=SUM([.C91:.H91])" office:value-type="float" office:value="146749.75" calcext:value-type="float">
            <text:p>146,749.75</text:p>
          </table:table-cell>
          <table:table-cell table:style-name="ce219" table:formula="of:=IF([.A91]&lt;[.E$7];[.A91]*([.E$3]+[.E$5]);IF([.A91]&gt;=[.E$8];[.A91]*[.E$9];0))" office:value-type="float" office:value="4770" calcext:value-type="float">
            <text:p>4,770.00</text:p>
          </table:table-cell>
          <table:table-cell table:style-name="ce219" table:formula="of:=[.I91]+[.J91]" office:value-type="float" office:value="151519.75" calcext:value-type="float">
            <text:p>151,519.75</text:p>
          </table:table-cell>
          <table:table-cell table:style-name="ce276" table:formula="of:=[.A91]-[.K91]" office:value-type="float" office:value="378480.25" calcext:value-type="float">
            <text:p>378,480.25</text:p>
          </table:table-cell>
          <table:table-cell table:style-name="ce219" table:formula="of:=[.A91]+[.J91]" office:value-type="float" office:value="534770" calcext:value-type="float">
            <text:p>534,770.00</text:p>
          </table:table-cell>
          <table:table-cell table:style-name="ce219" table:formula="of:=[.I$4]" office:value-type="float" office:value="20000" calcext:value-type="float">
            <text:p>20,000.00</text:p>
          </table:table-cell>
          <table:table-cell table:style-name="ce219" table:formula="of:=[.M91]+[.N91]" office:value-type="float" office:value="554770" calcext:value-type="float">
            <text:p>554,770.00</text:p>
          </table:table-cell>
          <table:table-cell table:style-name="ce219" table:formula="of:=[.O91]*[.I$2]" office:value-type="float" office:value="188621.8" calcext:value-type="float">
            <text:p>188,621.80</text:p>
          </table:table-cell>
          <table:table-cell table:style-name="ce276" table:formula="of:=[.O91]-[.P91]" office:value-type="float" office:value="366148.2" calcext:value-type="float">
            <text:p>366,148.20</text:p>
          </table:table-cell>
          <table:table-cell table:number-columns-repeated="16332"/>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2082.65" calcext:value-type="currency">
            <text:p>($12,083)</text:p>
          </table:table-cell>
          <table:table-cell table:style-name="ce238" table:formula="of:=IF(([.A92]-[.$D$19])&lt;=[.B$18];MAX(([.A92]-[.$D$19])-[.B$17];0)*[.C$18];([.B$18]-[.B$17])*[.C$18])" office:value-type="float" office:value="4266" calcext:value-type="float">
            <text:p>4,266.00</text:p>
          </table:table-cell>
          <table:table-cell table:style-name="ce219" table:formula="of:=IF([.A92]-[.$D$19]&lt;=[.B$19];MAX(MAX([.A92]-[.$D$19];0)-[.B$18];0)*[.C$19];([.B$19]-[.B$18])*[.C$19])" office:value-type="float" office:value="11742.5" calcext:value-type="float">
            <text:p>11,742.50</text:p>
          </table:table-cell>
          <table:table-cell table:style-name="ce219" table:formula="of:=IF([.A92]-[.$D$19]&lt;=[.B$20];MAX(MAX([.A92]-[.$D$19];0)-[.B$19];0)*[.C$20];([.B$20]-[.B$19])*[.C$20])" office:value-type="float" office:value="21942" calcext:value-type="float">
            <text:p>21,942.00</text:p>
          </table:table-cell>
          <table:table-cell table:style-name="ce219" table:formula="of:=IF([.A92]-[.$D$19]&lt;=[.B$21];MAX(MAX([.A92]-[.$D$19];0)-[.B$20];0)*[.C$21];([.B$21]-[.B$20])*[.C$21])" office:value-type="float" office:value="17528" calcext:value-type="float">
            <text:p>17,528.00</text:p>
          </table:table-cell>
          <table:table-cell table:style-name="ce219" table:formula="of:=IF([.A92]-[.$D$19]&lt;=[.B$22];MAX(MAX([.A92]-[.$D$19])-[.B$21];0)*[.C$22];([.B$22]-[.B$21])*[.C$22])" office:value-type="float" office:value="94771.25" calcext:value-type="float">
            <text:p>94,771.25</text:p>
          </table:table-cell>
          <table:table-cell table:style-name="ce219" table:formula="of:=IF([.A92]-[.$D$19]&lt;=[.B$23];MAX(MAX([.A92]-[.$D$19];0)-[.B$22];0)*[.C$23];([.B$23]-[.B$22])*[.C$23])" office:value-type="float" office:value="0" calcext:value-type="float">
            <text:p>0.00</text:p>
          </table:table-cell>
          <table:table-cell table:style-name="ce276" table:formula="of:=SUM([.C92:.H92])" office:value-type="float" office:value="150249.75" calcext:value-type="float">
            <text:p>150,249.75</text:p>
          </table:table-cell>
          <table:table-cell table:style-name="ce219" table:formula="of:=IF([.A92]&lt;[.E$7];[.A92]*([.E$3]+[.E$5]);IF([.A92]&gt;=[.E$8];[.A92]*[.E$9];0))" office:value-type="float" office:value="4860" calcext:value-type="float">
            <text:p>4,860.00</text:p>
          </table:table-cell>
          <table:table-cell table:style-name="ce219" table:formula="of:=[.I92]+[.J92]" office:value-type="float" office:value="155109.75" calcext:value-type="float">
            <text:p>155,109.75</text:p>
          </table:table-cell>
          <table:table-cell table:style-name="ce276" table:formula="of:=[.A92]-[.K92]" office:value-type="float" office:value="384890.25" calcext:value-type="float">
            <text:p>384,890.25</text:p>
          </table:table-cell>
          <table:table-cell table:style-name="ce219" table:formula="of:=[.A92]+[.J92]" office:value-type="float" office:value="544860" calcext:value-type="float">
            <text:p>544,860.00</text:p>
          </table:table-cell>
          <table:table-cell table:style-name="ce219" table:formula="of:=[.I$4]" office:value-type="float" office:value="20000" calcext:value-type="float">
            <text:p>20,000.00</text:p>
          </table:table-cell>
          <table:table-cell table:style-name="ce219" table:formula="of:=[.M92]+[.N92]" office:value-type="float" office:value="564860" calcext:value-type="float">
            <text:p>564,860.00</text:p>
          </table:table-cell>
          <table:table-cell table:style-name="ce219" table:formula="of:=[.O92]*[.I$2]" office:value-type="float" office:value="192052.4" calcext:value-type="float">
            <text:p>192,052.40</text:p>
          </table:table-cell>
          <table:table-cell table:style-name="ce276" table:formula="of:=[.O92]-[.P92]" office:value-type="float" office:value="372807.6" calcext:value-type="float">
            <text:p>372,807.60</text:p>
          </table:table-cell>
          <table:table-cell table:number-columns-repeated="16332"/>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1833.25" calcext:value-type="currency">
            <text:p>($11,833)</text:p>
          </table:table-cell>
          <table:table-cell table:style-name="ce238" table:formula="of:=IF(([.A93]-[.$D$19])&lt;=[.B$18];MAX(([.A93]-[.$D$19])-[.B$17];0)*[.C$18];([.B$18]-[.B$17])*[.C$18])" office:value-type="float" office:value="4266" calcext:value-type="float">
            <text:p>4,266.00</text:p>
          </table:table-cell>
          <table:table-cell table:style-name="ce219" table:formula="of:=IF([.A93]-[.$D$19]&lt;=[.B$19];MAX(MAX([.A93]-[.$D$19];0)-[.B$18];0)*[.C$19];([.B$19]-[.B$18])*[.C$19])" office:value-type="float" office:value="11742.5" calcext:value-type="float">
            <text:p>11,742.50</text:p>
          </table:table-cell>
          <table:table-cell table:style-name="ce219" table:formula="of:=IF([.A93]-[.$D$19]&lt;=[.B$20];MAX(MAX([.A93]-[.$D$19];0)-[.B$19];0)*[.C$20];([.B$20]-[.B$19])*[.C$20])" office:value-type="float" office:value="21942" calcext:value-type="float">
            <text:p>21,942.00</text:p>
          </table:table-cell>
          <table:table-cell table:style-name="ce219" table:formula="of:=IF([.A93]-[.$D$19]&lt;=[.B$21];MAX(MAX([.A93]-[.$D$19];0)-[.B$20];0)*[.C$21];([.B$21]-[.B$20])*[.C$21])" office:value-type="float" office:value="17528" calcext:value-type="float">
            <text:p>17,528.00</text:p>
          </table:table-cell>
          <table:table-cell table:style-name="ce219" table:formula="of:=IF([.A93]-[.$D$19]&lt;=[.B$22];MAX(MAX([.A93]-[.$D$19])-[.B$21];0)*[.C$22];([.B$22]-[.B$21])*[.C$22])" office:value-type="float" office:value="98271.25" calcext:value-type="float">
            <text:p>98,271.25</text:p>
          </table:table-cell>
          <table:table-cell table:style-name="ce219" table:formula="of:=IF([.A93]-[.$D$19]&lt;=[.B$23];MAX(MAX([.A93]-[.$D$19];0)-[.B$22];0)*[.C$23];([.B$23]-[.B$22])*[.C$23])" office:value-type="float" office:value="0" calcext:value-type="float">
            <text:p>0.00</text:p>
          </table:table-cell>
          <table:table-cell table:style-name="ce276" table:formula="of:=SUM([.C93:.H93])" office:value-type="float" office:value="153749.75" calcext:value-type="float">
            <text:p>153,749.75</text:p>
          </table:table-cell>
          <table:table-cell table:style-name="ce219" table:formula="of:=IF([.A93]&lt;[.E$7];[.A93]*([.E$3]+[.E$5]);IF([.A93]&gt;=[.E$8];[.A93]*[.E$9];0))" office:value-type="float" office:value="4950" calcext:value-type="float">
            <text:p>4,950.00</text:p>
          </table:table-cell>
          <table:table-cell table:style-name="ce219" table:formula="of:=[.I93]+[.J93]" office:value-type="float" office:value="158699.75" calcext:value-type="float">
            <text:p>158,699.75</text:p>
          </table:table-cell>
          <table:table-cell table:style-name="ce276" table:formula="of:=[.A93]-[.K93]" office:value-type="float" office:value="391300.25" calcext:value-type="float">
            <text:p>391,300.25</text:p>
          </table:table-cell>
          <table:table-cell table:style-name="ce219" table:formula="of:=[.A93]+[.J93]" office:value-type="float" office:value="554950" calcext:value-type="float">
            <text:p>554,950.00</text:p>
          </table:table-cell>
          <table:table-cell table:style-name="ce219" table:formula="of:=[.I$4]" office:value-type="float" office:value="20000" calcext:value-type="float">
            <text:p>20,000.00</text:p>
          </table:table-cell>
          <table:table-cell table:style-name="ce219" table:formula="of:=[.M93]+[.N93]" office:value-type="float" office:value="574950" calcext:value-type="float">
            <text:p>574,950.00</text:p>
          </table:table-cell>
          <table:table-cell table:style-name="ce219" table:formula="of:=[.O93]*[.I$2]" office:value-type="float" office:value="195483" calcext:value-type="float">
            <text:p>195,483.00</text:p>
          </table:table-cell>
          <table:table-cell table:style-name="ce276" table:formula="of:=[.O93]-[.P93]" office:value-type="float" office:value="379467" calcext:value-type="float">
            <text:p>379,467.00</text:p>
          </table:table-cell>
          <table:table-cell table:number-columns-repeated="16332"/>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1583.85" calcext:value-type="currency">
            <text:p>($11,584)</text:p>
          </table:table-cell>
          <table:table-cell table:style-name="ce238" table:formula="of:=IF(([.A94]-[.$D$19])&lt;=[.B$18];MAX(([.A94]-[.$D$19])-[.B$17];0)*[.C$18];([.B$18]-[.B$17])*[.C$18])" office:value-type="float" office:value="4266" calcext:value-type="float">
            <text:p>4,266.00</text:p>
          </table:table-cell>
          <table:table-cell table:style-name="ce219" table:formula="of:=IF([.A94]-[.$D$19]&lt;=[.B$19];MAX(MAX([.A94]-[.$D$19];0)-[.B$18];0)*[.C$19];([.B$19]-[.B$18])*[.C$19])" office:value-type="float" office:value="11742.5" calcext:value-type="float">
            <text:p>11,742.50</text:p>
          </table:table-cell>
          <table:table-cell table:style-name="ce219" table:formula="of:=IF([.A94]-[.$D$19]&lt;=[.B$20];MAX(MAX([.A94]-[.$D$19];0)-[.B$19];0)*[.C$20];([.B$20]-[.B$19])*[.C$20])" office:value-type="float" office:value="21942" calcext:value-type="float">
            <text:p>21,942.00</text:p>
          </table:table-cell>
          <table:table-cell table:style-name="ce219" table:formula="of:=IF([.A94]-[.$D$19]&lt;=[.B$21];MAX(MAX([.A94]-[.$D$19];0)-[.B$20];0)*[.C$21];([.B$21]-[.B$20])*[.C$21])" office:value-type="float" office:value="17528" calcext:value-type="float">
            <text:p>17,528.00</text:p>
          </table:table-cell>
          <table:table-cell table:style-name="ce219" table:formula="of:=IF([.A94]-[.$D$19]&lt;=[.B$22];MAX(MAX([.A94]-[.$D$19])-[.B$21];0)*[.C$22];([.B$22]-[.B$21])*[.C$22])" office:value-type="float" office:value="101771.25" calcext:value-type="float">
            <text:p>101,771.25</text:p>
          </table:table-cell>
          <table:table-cell table:style-name="ce219" table:formula="of:=IF([.A94]-[.$D$19]&lt;=[.B$23];MAX(MAX([.A94]-[.$D$19];0)-[.B$22];0)*[.C$23];([.B$23]-[.B$22])*[.C$23])" office:value-type="float" office:value="0" calcext:value-type="float">
            <text:p>0.00</text:p>
          </table:table-cell>
          <table:table-cell table:style-name="ce276" table:formula="of:=SUM([.C94:.H94])" office:value-type="float" office:value="157249.75" calcext:value-type="float">
            <text:p>157,249.75</text:p>
          </table:table-cell>
          <table:table-cell table:style-name="ce219" table:formula="of:=IF([.A94]&lt;[.E$7];[.A94]*([.E$3]+[.E$5]);IF([.A94]&gt;=[.E$8];[.A94]*[.E$9];0))" office:value-type="float" office:value="5040" calcext:value-type="float">
            <text:p>5,040.00</text:p>
          </table:table-cell>
          <table:table-cell table:style-name="ce219" table:formula="of:=[.I94]+[.J94]" office:value-type="float" office:value="162289.75" calcext:value-type="float">
            <text:p>162,289.75</text:p>
          </table:table-cell>
          <table:table-cell table:style-name="ce276" table:formula="of:=[.A94]-[.K94]" office:value-type="float" office:value="397710.25" calcext:value-type="float">
            <text:p>397,710.25</text:p>
          </table:table-cell>
          <table:table-cell table:style-name="ce219" table:formula="of:=[.A94]+[.J94]" office:value-type="float" office:value="565040" calcext:value-type="float">
            <text:p>565,040.00</text:p>
          </table:table-cell>
          <table:table-cell table:style-name="ce219" table:formula="of:=[.I$4]" office:value-type="float" office:value="20000" calcext:value-type="float">
            <text:p>20,000.00</text:p>
          </table:table-cell>
          <table:table-cell table:style-name="ce219" table:formula="of:=[.M94]+[.N94]" office:value-type="float" office:value="585040" calcext:value-type="float">
            <text:p>585,040.00</text:p>
          </table:table-cell>
          <table:table-cell table:style-name="ce219" table:formula="of:=[.O94]*[.I$2]" office:value-type="float" office:value="198913.6" calcext:value-type="float">
            <text:p>198,913.60</text:p>
          </table:table-cell>
          <table:table-cell table:style-name="ce276" table:formula="of:=[.O94]-[.P94]" office:value-type="float" office:value="386126.4" calcext:value-type="float">
            <text:p>386,126.40</text:p>
          </table:table-cell>
          <table:table-cell table:number-columns-repeated="16332"/>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11334.45" calcext:value-type="currency">
            <text:p>($11,334)</text:p>
          </table:table-cell>
          <table:table-cell table:style-name="ce238" table:formula="of:=IF(([.A95]-[.$D$19])&lt;=[.B$18];MAX(([.A95]-[.$D$19])-[.B$17];0)*[.C$18];([.B$18]-[.B$17])*[.C$18])" office:value-type="float" office:value="4266" calcext:value-type="float">
            <text:p>4,266.00</text:p>
          </table:table-cell>
          <table:table-cell table:style-name="ce219" table:formula="of:=IF([.A95]-[.$D$19]&lt;=[.B$19];MAX(MAX([.A95]-[.$D$19];0)-[.B$18];0)*[.C$19];([.B$19]-[.B$18])*[.C$19])" office:value-type="float" office:value="11742.5" calcext:value-type="float">
            <text:p>11,742.50</text:p>
          </table:table-cell>
          <table:table-cell table:style-name="ce219" table:formula="of:=IF([.A95]-[.$D$19]&lt;=[.B$20];MAX(MAX([.A95]-[.$D$19];0)-[.B$19];0)*[.C$20];([.B$20]-[.B$19])*[.C$20])" office:value-type="float" office:value="21942" calcext:value-type="float">
            <text:p>21,942.00</text:p>
          </table:table-cell>
          <table:table-cell table:style-name="ce219" table:formula="of:=IF([.A95]-[.$D$19]&lt;=[.B$21];MAX(MAX([.A95]-[.$D$19];0)-[.B$20];0)*[.C$21];([.B$21]-[.B$20])*[.C$21])" office:value-type="float" office:value="17528" calcext:value-type="float">
            <text:p>17,528.00</text:p>
          </table:table-cell>
          <table:table-cell table:style-name="ce219" table:formula="of:=IF([.A95]-[.$D$19]&lt;=[.B$22];MAX(MAX([.A95]-[.$D$19])-[.B$21];0)*[.C$22];([.B$22]-[.B$21])*[.C$22])" office:value-type="float" office:value="105271.25" calcext:value-type="float">
            <text:p>105,271.25</text:p>
          </table:table-cell>
          <table:table-cell table:style-name="ce219" table:formula="of:=IF([.A95]-[.$D$19]&lt;=[.B$23];MAX(MAX([.A95]-[.$D$19];0)-[.B$22];0)*[.C$23];([.B$23]-[.B$22])*[.C$23])" office:value-type="float" office:value="0" calcext:value-type="float">
            <text:p>0.00</text:p>
          </table:table-cell>
          <table:table-cell table:style-name="ce276" table:formula="of:=SUM([.C95:.H95])" office:value-type="float" office:value="160749.75" calcext:value-type="float">
            <text:p>160,749.75</text:p>
          </table:table-cell>
          <table:table-cell table:style-name="ce219" table:formula="of:=IF([.A95]&lt;[.E$7];[.A95]*([.E$3]+[.E$5]);IF([.A95]&gt;=[.E$8];[.A95]*[.E$9];0))" office:value-type="float" office:value="5130" calcext:value-type="float">
            <text:p>5,130.00</text:p>
          </table:table-cell>
          <table:table-cell table:style-name="ce219" table:formula="of:=[.I95]+[.J95]" office:value-type="float" office:value="165879.75" calcext:value-type="float">
            <text:p>165,879.75</text:p>
          </table:table-cell>
          <table:table-cell table:style-name="ce276" table:formula="of:=[.A95]-[.K95]" office:value-type="float" office:value="404120.25" calcext:value-type="float">
            <text:p>404,120.25</text:p>
          </table:table-cell>
          <table:table-cell table:style-name="ce219" table:formula="of:=[.A95]+[.J95]" office:value-type="float" office:value="575130" calcext:value-type="float">
            <text:p>575,130.00</text:p>
          </table:table-cell>
          <table:table-cell table:style-name="ce219" table:formula="of:=[.I$4]" office:value-type="float" office:value="20000" calcext:value-type="float">
            <text:p>20,000.00</text:p>
          </table:table-cell>
          <table:table-cell table:style-name="ce219" table:formula="of:=[.M95]+[.N95]" office:value-type="float" office:value="595130" calcext:value-type="float">
            <text:p>595,130.00</text:p>
          </table:table-cell>
          <table:table-cell table:style-name="ce219" table:formula="of:=[.O95]*[.I$2]" office:value-type="float" office:value="202344.2" calcext:value-type="float">
            <text:p>202,344.20</text:p>
          </table:table-cell>
          <table:table-cell table:style-name="ce276" table:formula="of:=[.O95]-[.P95]" office:value-type="float" office:value="392785.8" calcext:value-type="float">
            <text:p>392,785.80</text:p>
          </table:table-cell>
          <table:table-cell table:number-columns-repeated="16332"/>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11085.05" calcext:value-type="currency">
            <text:p>($11,085)</text:p>
          </table:table-cell>
          <table:table-cell table:style-name="ce238" table:formula="of:=IF(([.A96]-[.$D$19])&lt;=[.B$18];MAX(([.A96]-[.$D$19])-[.B$17];0)*[.C$18];([.B$18]-[.B$17])*[.C$18])" office:value-type="float" office:value="4266" calcext:value-type="float">
            <text:p>4,266.00</text:p>
          </table:table-cell>
          <table:table-cell table:style-name="ce219" table:formula="of:=IF([.A96]-[.$D$19]&lt;=[.B$19];MAX(MAX([.A96]-[.$D$19];0)-[.B$18];0)*[.C$19];([.B$19]-[.B$18])*[.C$19])" office:value-type="float" office:value="11742.5" calcext:value-type="float">
            <text:p>11,742.50</text:p>
          </table:table-cell>
          <table:table-cell table:style-name="ce219" table:formula="of:=IF([.A96]-[.$D$19]&lt;=[.B$20];MAX(MAX([.A96]-[.$D$19];0)-[.B$19];0)*[.C$20];([.B$20]-[.B$19])*[.C$20])" office:value-type="float" office:value="21942" calcext:value-type="float">
            <text:p>21,942.00</text:p>
          </table:table-cell>
          <table:table-cell table:style-name="ce219" table:formula="of:=IF([.A96]-[.$D$19]&lt;=[.B$21];MAX(MAX([.A96]-[.$D$19];0)-[.B$20];0)*[.C$21];([.B$21]-[.B$20])*[.C$21])" office:value-type="float" office:value="17528" calcext:value-type="float">
            <text:p>17,528.00</text:p>
          </table:table-cell>
          <table:table-cell table:style-name="ce219" table:formula="of:=IF([.A96]-[.$D$19]&lt;=[.B$22];MAX(MAX([.A96]-[.$D$19])-[.B$21];0)*[.C$22];([.B$22]-[.B$21])*[.C$22])" office:value-type="float" office:value="108771.25" calcext:value-type="float">
            <text:p>108,771.25</text:p>
          </table:table-cell>
          <table:table-cell table:style-name="ce219" table:formula="of:=IF([.A96]-[.$D$19]&lt;=[.B$23];MAX(MAX([.A96]-[.$D$19];0)-[.B$22];0)*[.C$23];([.B$23]-[.B$22])*[.C$23])" office:value-type="float" office:value="0" calcext:value-type="float">
            <text:p>0.00</text:p>
          </table:table-cell>
          <table:table-cell table:style-name="ce276" table:formula="of:=SUM([.C96:.H96])" office:value-type="float" office:value="164249.75" calcext:value-type="float">
            <text:p>164,249.75</text:p>
          </table:table-cell>
          <table:table-cell table:style-name="ce219" table:formula="of:=IF([.A96]&lt;[.E$7];[.A96]*([.E$3]+[.E$5]);IF([.A96]&gt;=[.E$8];[.A96]*[.E$9];0))" office:value-type="float" office:value="5220" calcext:value-type="float">
            <text:p>5,220.00</text:p>
          </table:table-cell>
          <table:table-cell table:style-name="ce219" table:formula="of:=[.I96]+[.J96]" office:value-type="float" office:value="169469.75" calcext:value-type="float">
            <text:p>169,469.75</text:p>
          </table:table-cell>
          <table:table-cell table:style-name="ce276" table:formula="of:=[.A96]-[.K96]" office:value-type="float" office:value="410530.25" calcext:value-type="float">
            <text:p>410,530.25</text:p>
          </table:table-cell>
          <table:table-cell table:style-name="ce219" table:formula="of:=[.A96]+[.J96]" office:value-type="float" office:value="585220" calcext:value-type="float">
            <text:p>585,220.00</text:p>
          </table:table-cell>
          <table:table-cell table:style-name="ce219" table:formula="of:=[.I$4]" office:value-type="float" office:value="20000" calcext:value-type="float">
            <text:p>20,000.00</text:p>
          </table:table-cell>
          <table:table-cell table:style-name="ce219" table:formula="of:=[.M96]+[.N96]" office:value-type="float" office:value="605220" calcext:value-type="float">
            <text:p>605,220.00</text:p>
          </table:table-cell>
          <table:table-cell table:style-name="ce219" table:formula="of:=[.O96]*[.I$2]" office:value-type="float" office:value="205774.8" calcext:value-type="float">
            <text:p>205,774.80</text:p>
          </table:table-cell>
          <table:table-cell table:style-name="ce276" table:formula="of:=[.O96]-[.P96]" office:value-type="float" office:value="399445.2" calcext:value-type="float">
            <text:p>399,445.20</text:p>
          </table:table-cell>
          <table:table-cell table:number-columns-repeated="16332"/>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10835.65" calcext:value-type="currency">
            <text:p>($10,836)</text:p>
          </table:table-cell>
          <table:table-cell table:style-name="ce238" table:formula="of:=IF(([.A97]-[.$D$19])&lt;=[.B$18];MAX(([.A97]-[.$D$19])-[.B$17];0)*[.C$18];([.B$18]-[.B$17])*[.C$18])" office:value-type="float" office:value="4266" calcext:value-type="float">
            <text:p>4,266.00</text:p>
          </table:table-cell>
          <table:table-cell table:style-name="ce219" table:formula="of:=IF([.A97]-[.$D$19]&lt;=[.B$19];MAX(MAX([.A97]-[.$D$19];0)-[.B$18];0)*[.C$19];([.B$19]-[.B$18])*[.C$19])" office:value-type="float" office:value="11742.5" calcext:value-type="float">
            <text:p>11,742.50</text:p>
          </table:table-cell>
          <table:table-cell table:style-name="ce219" table:formula="of:=IF([.A97]-[.$D$19]&lt;=[.B$20];MAX(MAX([.A97]-[.$D$19];0)-[.B$19];0)*[.C$20];([.B$20]-[.B$19])*[.C$20])" office:value-type="float" office:value="21942" calcext:value-type="float">
            <text:p>21,942.00</text:p>
          </table:table-cell>
          <table:table-cell table:style-name="ce219" table:formula="of:=IF([.A97]-[.$D$19]&lt;=[.B$21];MAX(MAX([.A97]-[.$D$19];0)-[.B$20];0)*[.C$21];([.B$21]-[.B$20])*[.C$21])" office:value-type="float" office:value="17528" calcext:value-type="float">
            <text:p>17,528.00</text:p>
          </table:table-cell>
          <table:table-cell table:style-name="ce219" table:formula="of:=IF([.A97]-[.$D$19]&lt;=[.B$22];MAX(MAX([.A97]-[.$D$19])-[.B$21];0)*[.C$22];([.B$22]-[.B$21])*[.C$22])" office:value-type="float" office:value="112271.25" calcext:value-type="float">
            <text:p>112,271.25</text:p>
          </table:table-cell>
          <table:table-cell table:style-name="ce219" table:formula="of:=IF([.A97]-[.$D$19]&lt;=[.B$23];MAX(MAX([.A97]-[.$D$19];0)-[.B$22];0)*[.C$23];([.B$23]-[.B$22])*[.C$23])" office:value-type="float" office:value="0" calcext:value-type="float">
            <text:p>0.00</text:p>
          </table:table-cell>
          <table:table-cell table:style-name="ce276" table:formula="of:=SUM([.C97:.H97])" office:value-type="float" office:value="167749.75" calcext:value-type="float">
            <text:p>167,749.75</text:p>
          </table:table-cell>
          <table:table-cell table:style-name="ce219" table:formula="of:=IF([.A97]&lt;[.E$7];[.A97]*([.E$3]+[.E$5]);IF([.A97]&gt;=[.E$8];[.A97]*[.E$9];0))" office:value-type="float" office:value="5310" calcext:value-type="float">
            <text:p>5,310.00</text:p>
          </table:table-cell>
          <table:table-cell table:style-name="ce219" table:formula="of:=[.I97]+[.J97]" office:value-type="float" office:value="173059.75" calcext:value-type="float">
            <text:p>173,059.75</text:p>
          </table:table-cell>
          <table:table-cell table:style-name="ce276" table:formula="of:=[.A97]-[.K97]" office:value-type="float" office:value="416940.25" calcext:value-type="float">
            <text:p>416,940.25</text:p>
          </table:table-cell>
          <table:table-cell table:style-name="ce219" table:formula="of:=[.A97]+[.J97]" office:value-type="float" office:value="595310" calcext:value-type="float">
            <text:p>595,310.00</text:p>
          </table:table-cell>
          <table:table-cell table:style-name="ce219" table:formula="of:=[.I$4]" office:value-type="float" office:value="20000" calcext:value-type="float">
            <text:p>20,000.00</text:p>
          </table:table-cell>
          <table:table-cell table:style-name="ce219" table:formula="of:=[.M97]+[.N97]" office:value-type="float" office:value="615310" calcext:value-type="float">
            <text:p>615,310.00</text:p>
          </table:table-cell>
          <table:table-cell table:style-name="ce219" table:formula="of:=[.O97]*[.I$2]" office:value-type="float" office:value="209205.4" calcext:value-type="float">
            <text:p>209,205.40</text:p>
          </table:table-cell>
          <table:table-cell table:style-name="ce276" table:formula="of:=[.O97]-[.P97]" office:value-type="float" office:value="406104.6" calcext:value-type="float">
            <text:p>406,104.60</text:p>
          </table:table-cell>
          <table:table-cell table:number-columns-repeated="16332"/>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0586.25" calcext:value-type="currency">
            <text:p>($10,586)</text:p>
          </table:table-cell>
          <table:table-cell table:style-name="ce238" table:formula="of:=IF(([.A98]-[.$D$19])&lt;=[.B$18];MAX(([.A98]-[.$D$19])-[.B$17];0)*[.C$18];([.B$18]-[.B$17])*[.C$18])" office:value-type="float" office:value="4266" calcext:value-type="float">
            <text:p>4,266.00</text:p>
          </table:table-cell>
          <table:table-cell table:style-name="ce219" table:formula="of:=IF([.A98]-[.$D$19]&lt;=[.B$19];MAX(MAX([.A98]-[.$D$19];0)-[.B$18];0)*[.C$19];([.B$19]-[.B$18])*[.C$19])" office:value-type="float" office:value="11742.5" calcext:value-type="float">
            <text:p>11,742.50</text:p>
          </table:table-cell>
          <table:table-cell table:style-name="ce219" table:formula="of:=IF([.A98]-[.$D$19]&lt;=[.B$20];MAX(MAX([.A98]-[.$D$19];0)-[.B$19];0)*[.C$20];([.B$20]-[.B$19])*[.C$20])" office:value-type="float" office:value="21942" calcext:value-type="float">
            <text:p>21,942.00</text:p>
          </table:table-cell>
          <table:table-cell table:style-name="ce219" table:formula="of:=IF([.A98]-[.$D$19]&lt;=[.B$21];MAX(MAX([.A98]-[.$D$19];0)-[.B$20];0)*[.C$21];([.B$21]-[.B$20])*[.C$21])" office:value-type="float" office:value="17528" calcext:value-type="float">
            <text:p>17,528.00</text:p>
          </table:table-cell>
          <table:table-cell table:style-name="ce219" table:formula="of:=IF([.A98]-[.$D$19]&lt;=[.B$22];MAX(MAX([.A98]-[.$D$19])-[.B$21];0)*[.C$22];([.B$22]-[.B$21])*[.C$22])" office:value-type="float" office:value="115771.25" calcext:value-type="float">
            <text:p>115,771.25</text:p>
          </table:table-cell>
          <table:table-cell table:style-name="ce219" table:formula="of:=IF([.A98]-[.$D$19]&lt;=[.B$23];MAX(MAX([.A98]-[.$D$19];0)-[.B$22];0)*[.C$23];([.B$23]-[.B$22])*[.C$23])" office:value-type="float" office:value="0" calcext:value-type="float">
            <text:p>0.00</text:p>
          </table:table-cell>
          <table:table-cell table:style-name="ce276" table:formula="of:=SUM([.C98:.H98])" office:value-type="float" office:value="171249.75" calcext:value-type="float">
            <text:p>171,249.75</text:p>
          </table:table-cell>
          <table:table-cell table:style-name="ce219" table:formula="of:=IF([.A98]&lt;[.E$7];[.A98]*([.E$3]+[.E$5]);IF([.A98]&gt;=[.E$8];[.A98]*[.E$9];0))" office:value-type="float" office:value="5400" calcext:value-type="float">
            <text:p>5,400.00</text:p>
          </table:table-cell>
          <table:table-cell table:style-name="ce219" table:formula="of:=[.I98]+[.J98]" office:value-type="float" office:value="176649.75" calcext:value-type="float">
            <text:p>176,649.75</text:p>
          </table:table-cell>
          <table:table-cell table:style-name="ce276" table:formula="of:=[.A98]-[.K98]" office:value-type="float" office:value="423350.25" calcext:value-type="float">
            <text:p>423,350.25</text:p>
          </table:table-cell>
          <table:table-cell table:style-name="ce219" table:formula="of:=[.A98]+[.J98]" office:value-type="float" office:value="605400" calcext:value-type="float">
            <text:p>605,400.00</text:p>
          </table:table-cell>
          <table:table-cell table:style-name="ce219" table:formula="of:=[.I$4]" office:value-type="float" office:value="20000" calcext:value-type="float">
            <text:p>20,000.00</text:p>
          </table:table-cell>
          <table:table-cell table:style-name="ce219" table:formula="of:=[.M98]+[.N98]" office:value-type="float" office:value="625400" calcext:value-type="float">
            <text:p>625,400.00</text:p>
          </table:table-cell>
          <table:table-cell table:style-name="ce219" table:formula="of:=[.O98]*[.I$2]" office:value-type="float" office:value="212636" calcext:value-type="float">
            <text:p>212,636.00</text:p>
          </table:table-cell>
          <table:table-cell table:style-name="ce276" table:formula="of:=[.O98]-[.P98]" office:value-type="float" office:value="412764" calcext:value-type="float">
            <text:p>412,764.00</text:p>
          </table:table-cell>
          <table:table-cell table:number-columns-repeated="16332"/>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10336.85" calcext:value-type="currency">
            <text:p>($10,337)</text:p>
          </table:table-cell>
          <table:table-cell table:style-name="ce238" table:formula="of:=IF(([.A99]-[.$D$19])&lt;=[.B$18];MAX(([.A99]-[.$D$19])-[.B$17];0)*[.C$18];([.B$18]-[.B$17])*[.C$18])" office:value-type="float" office:value="4266" calcext:value-type="float">
            <text:p>4,266.00</text:p>
          </table:table-cell>
          <table:table-cell table:style-name="ce219" table:formula="of:=IF([.A99]-[.$D$19]&lt;=[.B$19];MAX(MAX([.A99]-[.$D$19];0)-[.B$18];0)*[.C$19];([.B$19]-[.B$18])*[.C$19])" office:value-type="float" office:value="11742.5" calcext:value-type="float">
            <text:p>11,742.50</text:p>
          </table:table-cell>
          <table:table-cell table:style-name="ce219" table:formula="of:=IF([.A99]-[.$D$19]&lt;=[.B$20];MAX(MAX([.A99]-[.$D$19];0)-[.B$19];0)*[.C$20];([.B$20]-[.B$19])*[.C$20])" office:value-type="float" office:value="21942" calcext:value-type="float">
            <text:p>21,942.00</text:p>
          </table:table-cell>
          <table:table-cell table:style-name="ce219" table:formula="of:=IF([.A99]-[.$D$19]&lt;=[.B$21];MAX(MAX([.A99]-[.$D$19];0)-[.B$20];0)*[.C$21];([.B$21]-[.B$20])*[.C$21])" office:value-type="float" office:value="17528" calcext:value-type="float">
            <text:p>17,528.00</text:p>
          </table:table-cell>
          <table:table-cell table:style-name="ce219" table:formula="of:=IF([.A99]-[.$D$19]&lt;=[.B$22];MAX(MAX([.A99]-[.$D$19])-[.B$21];0)*[.C$22];([.B$22]-[.B$21])*[.C$22])" office:value-type="float" office:value="119271.25" calcext:value-type="float">
            <text:p>119,271.25</text:p>
          </table:table-cell>
          <table:table-cell table:style-name="ce219" table:formula="of:=IF([.A99]-[.$D$19]&lt;=[.B$23];MAX(MAX([.A99]-[.$D$19];0)-[.B$22];0)*[.C$23];([.B$23]-[.B$22])*[.C$23])" office:value-type="float" office:value="0" calcext:value-type="float">
            <text:p>0.00</text:p>
          </table:table-cell>
          <table:table-cell table:style-name="ce276" table:formula="of:=SUM([.C99:.H99])" office:value-type="float" office:value="174749.75" calcext:value-type="float">
            <text:p>174,749.75</text:p>
          </table:table-cell>
          <table:table-cell table:style-name="ce219" table:formula="of:=IF([.A99]&lt;[.E$7];[.A99]*([.E$3]+[.E$5]);IF([.A99]&gt;=[.E$8];[.A99]*[.E$9];0))" office:value-type="float" office:value="5490" calcext:value-type="float">
            <text:p>5,490.00</text:p>
          </table:table-cell>
          <table:table-cell table:style-name="ce219" table:formula="of:=[.I99]+[.J99]" office:value-type="float" office:value="180239.75" calcext:value-type="float">
            <text:p>180,239.75</text:p>
          </table:table-cell>
          <table:table-cell table:style-name="ce276" table:formula="of:=[.A99]-[.K99]" office:value-type="float" office:value="429760.25" calcext:value-type="float">
            <text:p>429,760.25</text:p>
          </table:table-cell>
          <table:table-cell table:style-name="ce219" table:formula="of:=[.A99]+[.J99]" office:value-type="float" office:value="615490" calcext:value-type="float">
            <text:p>615,490.00</text:p>
          </table:table-cell>
          <table:table-cell table:style-name="ce219" table:formula="of:=[.I$4]" office:value-type="float" office:value="20000" calcext:value-type="float">
            <text:p>20,000.00</text:p>
          </table:table-cell>
          <table:table-cell table:style-name="ce219" table:formula="of:=[.M99]+[.N99]" office:value-type="float" office:value="635490" calcext:value-type="float">
            <text:p>635,490.00</text:p>
          </table:table-cell>
          <table:table-cell table:style-name="ce219" table:formula="of:=[.O99]*[.I$2]" office:value-type="float" office:value="216066.6" calcext:value-type="float">
            <text:p>216,066.60</text:p>
          </table:table-cell>
          <table:table-cell table:style-name="ce276" table:formula="of:=[.O99]-[.P99]" office:value-type="float" office:value="419423.4" calcext:value-type="float">
            <text:p>419,423.40</text:p>
          </table:table-cell>
          <table:table-cell table:number-columns-repeated="16332"/>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10087.45" calcext:value-type="currency">
            <text:p>($10,087)</text:p>
          </table:table-cell>
          <table:table-cell table:style-name="ce238" table:formula="of:=IF(([.A100]-[.$D$19])&lt;=[.B$18];MAX(([.A100]-[.$D$19])-[.B$17];0)*[.C$18];([.B$18]-[.B$17])*[.C$18])" office:value-type="float" office:value="4266" calcext:value-type="float">
            <text:p>4,266.00</text:p>
          </table:table-cell>
          <table:table-cell table:style-name="ce219" table:formula="of:=IF([.A100]-[.$D$19]&lt;=[.B$19];MAX(MAX([.A100]-[.$D$19];0)-[.B$18];0)*[.C$19];([.B$19]-[.B$18])*[.C$19])" office:value-type="float" office:value="11742.5" calcext:value-type="float">
            <text:p>11,742.50</text:p>
          </table:table-cell>
          <table:table-cell table:style-name="ce219" table:formula="of:=IF([.A100]-[.$D$19]&lt;=[.B$20];MAX(MAX([.A100]-[.$D$19];0)-[.B$19];0)*[.C$20];([.B$20]-[.B$19])*[.C$20])" office:value-type="float" office:value="21942" calcext:value-type="float">
            <text:p>21,942.00</text:p>
          </table:table-cell>
          <table:table-cell table:style-name="ce219" table:formula="of:=IF([.A100]-[.$D$19]&lt;=[.B$21];MAX(MAX([.A100]-[.$D$19];0)-[.B$20];0)*[.C$21];([.B$21]-[.B$20])*[.C$21])" office:value-type="float" office:value="17528" calcext:value-type="float">
            <text:p>17,528.00</text:p>
          </table:table-cell>
          <table:table-cell table:style-name="ce219" table:formula="of:=IF([.A100]-[.$D$19]&lt;=[.B$22];MAX(MAX([.A100]-[.$D$19])-[.B$21];0)*[.C$22];([.B$22]-[.B$21])*[.C$22])" office:value-type="float" office:value="122771.25" calcext:value-type="float">
            <text:p>122,771.25</text:p>
          </table:table-cell>
          <table:table-cell table:style-name="ce219" table:formula="of:=IF([.A100]-[.$D$19]&lt;=[.B$23];MAX(MAX([.A100]-[.$D$19];0)-[.B$22];0)*[.C$23];([.B$23]-[.B$22])*[.C$23])" office:value-type="float" office:value="0" calcext:value-type="float">
            <text:p>0.00</text:p>
          </table:table-cell>
          <table:table-cell table:style-name="ce276" table:formula="of:=SUM([.C100:.H100])" office:value-type="float" office:value="178249.75" calcext:value-type="float">
            <text:p>178,249.75</text:p>
          </table:table-cell>
          <table:table-cell table:style-name="ce219" table:formula="of:=IF([.A100]&lt;[.E$7];[.A100]*([.E$3]+[.E$5]);IF([.A100]&gt;=[.E$8];[.A100]*[.E$9];0))" office:value-type="float" office:value="5580" calcext:value-type="float">
            <text:p>5,580.00</text:p>
          </table:table-cell>
          <table:table-cell table:style-name="ce219" table:formula="of:=[.I100]+[.J100]" office:value-type="float" office:value="183829.75" calcext:value-type="float">
            <text:p>183,829.75</text:p>
          </table:table-cell>
          <table:table-cell table:style-name="ce276" table:formula="of:=[.A100]-[.K100]" office:value-type="float" office:value="436170.25" calcext:value-type="float">
            <text:p>436,170.25</text:p>
          </table:table-cell>
          <table:table-cell table:style-name="ce219" table:formula="of:=[.A100]+[.J100]" office:value-type="float" office:value="625580" calcext:value-type="float">
            <text:p>625,580.00</text:p>
          </table:table-cell>
          <table:table-cell table:style-name="ce219" table:formula="of:=[.I$4]" office:value-type="float" office:value="20000" calcext:value-type="float">
            <text:p>20,000.00</text:p>
          </table:table-cell>
          <table:table-cell table:style-name="ce219" table:formula="of:=[.M100]+[.N100]" office:value-type="float" office:value="645580" calcext:value-type="float">
            <text:p>645,580.00</text:p>
          </table:table-cell>
          <table:table-cell table:style-name="ce219" table:formula="of:=[.O100]*[.I$2]" office:value-type="float" office:value="219497.2" calcext:value-type="float">
            <text:p>219,497.20</text:p>
          </table:table-cell>
          <table:table-cell table:style-name="ce276" table:formula="of:=[.O100]-[.P100]" office:value-type="float" office:value="426082.8" calcext:value-type="float">
            <text:p>426,082.80</text:p>
          </table:table-cell>
          <table:table-cell table:number-columns-repeated="16332"/>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9838.05000000005" calcext:value-type="currency">
            <text:p>($9,838)</text:p>
          </table:table-cell>
          <table:table-cell table:style-name="ce238" table:formula="of:=IF(([.A101]-[.$D$19])&lt;=[.B$18];MAX(([.A101]-[.$D$19])-[.B$17];0)*[.C$18];([.B$18]-[.B$17])*[.C$18])" office:value-type="float" office:value="4266" calcext:value-type="float">
            <text:p>4,266.00</text:p>
          </table:table-cell>
          <table:table-cell table:style-name="ce219" table:formula="of:=IF([.A101]-[.$D$19]&lt;=[.B$19];MAX(MAX([.A101]-[.$D$19];0)-[.B$18];0)*[.C$19];([.B$19]-[.B$18])*[.C$19])" office:value-type="float" office:value="11742.5" calcext:value-type="float">
            <text:p>11,742.50</text:p>
          </table:table-cell>
          <table:table-cell table:style-name="ce219" table:formula="of:=IF([.A101]-[.$D$19]&lt;=[.B$20];MAX(MAX([.A101]-[.$D$19];0)-[.B$19];0)*[.C$20];([.B$20]-[.B$19])*[.C$20])" office:value-type="float" office:value="21942" calcext:value-type="float">
            <text:p>21,942.00</text:p>
          </table:table-cell>
          <table:table-cell table:style-name="ce219" table:formula="of:=IF([.A101]-[.$D$19]&lt;=[.B$21];MAX(MAX([.A101]-[.$D$19];0)-[.B$20];0)*[.C$21];([.B$21]-[.B$20])*[.C$21])" office:value-type="float" office:value="17528" calcext:value-type="float">
            <text:p>17,528.00</text:p>
          </table:table-cell>
          <table:table-cell table:style-name="ce219" table:formula="of:=IF([.A101]-[.$D$19]&lt;=[.B$22];MAX(MAX([.A101]-[.$D$19])-[.B$21];0)*[.C$22];([.B$22]-[.B$21])*[.C$22])" office:value-type="float" office:value="126271.25" calcext:value-type="float">
            <text:p>126,271.25</text:p>
          </table:table-cell>
          <table:table-cell table:style-name="ce219" table:formula="of:=IF([.A101]-[.$D$19]&lt;=[.B$23];MAX(MAX([.A101]-[.$D$19];0)-[.B$22];0)*[.C$23];([.B$23]-[.B$22])*[.C$23])" office:value-type="float" office:value="0" calcext:value-type="float">
            <text:p>0.00</text:p>
          </table:table-cell>
          <table:table-cell table:style-name="ce276" table:formula="of:=SUM([.C101:.H101])" office:value-type="float" office:value="181749.75" calcext:value-type="float">
            <text:p>181,749.75</text:p>
          </table:table-cell>
          <table:table-cell table:style-name="ce219" table:formula="of:=IF([.A101]&lt;[.E$7];[.A101]*([.E$3]+[.E$5]);IF([.A101]&gt;=[.E$8];[.A101]*[.E$9];0))" office:value-type="float" office:value="5670" calcext:value-type="float">
            <text:p>5,670.00</text:p>
          </table:table-cell>
          <table:table-cell table:style-name="ce219" table:formula="of:=[.I101]+[.J101]" office:value-type="float" office:value="187419.75" calcext:value-type="float">
            <text:p>187,419.75</text:p>
          </table:table-cell>
          <table:table-cell table:style-name="ce276" table:formula="of:=[.A101]-[.K101]" office:value-type="float" office:value="442580.25" calcext:value-type="float">
            <text:p>442,580.25</text:p>
          </table:table-cell>
          <table:table-cell table:style-name="ce219" table:formula="of:=[.A101]+[.J101]" office:value-type="float" office:value="635670" calcext:value-type="float">
            <text:p>635,670.00</text:p>
          </table:table-cell>
          <table:table-cell table:style-name="ce219" table:formula="of:=[.I$4]" office:value-type="float" office:value="20000" calcext:value-type="float">
            <text:p>20,000.00</text:p>
          </table:table-cell>
          <table:table-cell table:style-name="ce219" table:formula="of:=[.M101]+[.N101]" office:value-type="float" office:value="655670" calcext:value-type="float">
            <text:p>655,670.00</text:p>
          </table:table-cell>
          <table:table-cell table:style-name="ce219" table:formula="of:=[.O101]*[.I$2]" office:value-type="float" office:value="222927.8" calcext:value-type="float">
            <text:p>222,927.80</text:p>
          </table:table-cell>
          <table:table-cell table:style-name="ce276" table:formula="of:=[.O101]-[.P101]" office:value-type="float" office:value="432742.2" calcext:value-type="float">
            <text:p>432,742.20</text:p>
          </table:table-cell>
          <table:table-cell table:number-columns-repeated="16332"/>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9425.65000000002" calcext:value-type="currency">
            <text:p>($9,426)</text:p>
          </table:table-cell>
          <table:table-cell table:style-name="ce238" table:formula="of:=IF(([.A102]-[.$D$19])&lt;=[.B$18];MAX(([.A102]-[.$D$19])-[.B$17];0)*[.C$18];([.B$18]-[.B$17])*[.C$18])" office:value-type="float" office:value="4266" calcext:value-type="float">
            <text:p>4,266.00</text:p>
          </table:table-cell>
          <table:table-cell table:style-name="ce219" table:formula="of:=IF([.A102]-[.$D$19]&lt;=[.B$19];MAX(MAX([.A102]-[.$D$19];0)-[.B$18];0)*[.C$19];([.B$19]-[.B$18])*[.C$19])" office:value-type="float" office:value="11742.5" calcext:value-type="float">
            <text:p>11,742.50</text:p>
          </table:table-cell>
          <table:table-cell table:style-name="ce219" table:formula="of:=IF([.A102]-[.$D$19]&lt;=[.B$20];MAX(MAX([.A102]-[.$D$19];0)-[.B$19];0)*[.C$20];([.B$20]-[.B$19])*[.C$20])" office:value-type="float" office:value="21942" calcext:value-type="float">
            <text:p>21,942.00</text:p>
          </table:table-cell>
          <table:table-cell table:style-name="ce219" table:formula="of:=IF([.A102]-[.$D$19]&lt;=[.B$21];MAX(MAX([.A102]-[.$D$19];0)-[.B$20];0)*[.C$21];([.B$21]-[.B$20])*[.C$21])" office:value-type="float" office:value="17528" calcext:value-type="float">
            <text:p>17,528.00</text:p>
          </table:table-cell>
          <table:table-cell table:style-name="ce219" table:formula="of:=IF([.A102]-[.$D$19]&lt;=[.B$22];MAX(MAX([.A102]-[.$D$19])-[.B$21];0)*[.C$22];([.B$22]-[.B$21])*[.C$22])" office:value-type="float" office:value="126918.75" calcext:value-type="float">
            <text:p>126,918.75</text:p>
          </table:table-cell>
          <table:table-cell table:style-name="ce219" table:formula="of:=IF([.A102]-[.$D$19]&lt;=[.B$23];MAX(MAX([.A102]-[.$D$19];0)-[.B$22];0)*[.C$23];([.B$23]-[.B$22])*[.C$23])" office:value-type="float" office:value="3015.5" calcext:value-type="float">
            <text:p>3,015.50</text:p>
          </table:table-cell>
          <table:table-cell table:style-name="ce276" table:formula="of:=SUM([.C102:.H102])" office:value-type="float" office:value="185412.75" calcext:value-type="float">
            <text:p>185,412.75</text:p>
          </table:table-cell>
          <table:table-cell table:style-name="ce219" table:formula="of:=IF([.A102]&lt;[.E$7];[.A102]*([.E$3]+[.E$5]);IF([.A102]&gt;=[.E$8];[.A102]*[.E$9];0))" office:value-type="float" office:value="5760" calcext:value-type="float">
            <text:p>5,760.00</text:p>
          </table:table-cell>
          <table:table-cell table:style-name="ce219" table:formula="of:=[.I102]+[.J102]" office:value-type="float" office:value="191172.75" calcext:value-type="float">
            <text:p>191,172.75</text:p>
          </table:table-cell>
          <table:table-cell table:style-name="ce276" table:formula="of:=[.A102]-[.K102]" office:value-type="float" office:value="448827.25" calcext:value-type="float">
            <text:p>448,827.25</text:p>
          </table:table-cell>
          <table:table-cell table:style-name="ce219" table:formula="of:=[.A102]+[.J102]" office:value-type="float" office:value="645760" calcext:value-type="float">
            <text:p>645,760.00</text:p>
          </table:table-cell>
          <table:table-cell table:style-name="ce219" table:formula="of:=[.I$4]" office:value-type="float" office:value="20000" calcext:value-type="float">
            <text:p>20,000.00</text:p>
          </table:table-cell>
          <table:table-cell table:style-name="ce219" table:formula="of:=[.M102]+[.N102]" office:value-type="float" office:value="665760" calcext:value-type="float">
            <text:p>665,760.00</text:p>
          </table:table-cell>
          <table:table-cell table:style-name="ce219" table:formula="of:=[.O102]*[.I$2]" office:value-type="float" office:value="226358.4" calcext:value-type="float">
            <text:p>226,358.40</text:p>
          </table:table-cell>
          <table:table-cell table:style-name="ce276" table:formula="of:=[.O102]-[.P102]" office:value-type="float" office:value="439401.6" calcext:value-type="float">
            <text:p>439,401.60</text:p>
          </table:table-cell>
          <table:table-cell table:number-columns-repeated="16332"/>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8976.25" calcext:value-type="currency">
            <text:p>($8,976)</text:p>
          </table:table-cell>
          <table:table-cell table:style-name="ce238" table:formula="of:=IF(([.A103]-[.$D$19])&lt;=[.B$18];MAX(([.A103]-[.$D$19])-[.B$17];0)*[.C$18];([.B$18]-[.B$17])*[.C$18])" office:value-type="float" office:value="4266" calcext:value-type="float">
            <text:p>4,266.00</text:p>
          </table:table-cell>
          <table:table-cell table:style-name="ce219" table:formula="of:=IF([.A103]-[.$D$19]&lt;=[.B$19];MAX(MAX([.A103]-[.$D$19];0)-[.B$18];0)*[.C$19];([.B$19]-[.B$18])*[.C$19])" office:value-type="float" office:value="11742.5" calcext:value-type="float">
            <text:p>11,742.50</text:p>
          </table:table-cell>
          <table:table-cell table:style-name="ce219" table:formula="of:=IF([.A103]-[.$D$19]&lt;=[.B$20];MAX(MAX([.A103]-[.$D$19];0)-[.B$19];0)*[.C$20];([.B$20]-[.B$19])*[.C$20])" office:value-type="float" office:value="21942" calcext:value-type="float">
            <text:p>21,942.00</text:p>
          </table:table-cell>
          <table:table-cell table:style-name="ce219" table:formula="of:=IF([.A103]-[.$D$19]&lt;=[.B$21];MAX(MAX([.A103]-[.$D$19];0)-[.B$20];0)*[.C$21];([.B$21]-[.B$20])*[.C$21])" office:value-type="float" office:value="17528" calcext:value-type="float">
            <text:p>17,528.00</text:p>
          </table:table-cell>
          <table:table-cell table:style-name="ce219" table:formula="of:=IF([.A103]-[.$D$19]&lt;=[.B$22];MAX(MAX([.A103]-[.$D$19])-[.B$21];0)*[.C$22];([.B$22]-[.B$21])*[.C$22])" office:value-type="float" office:value="126918.75" calcext:value-type="float">
            <text:p>126,918.75</text:p>
          </table:table-cell>
          <table:table-cell table:style-name="ce219" table:formula="of:=IF([.A103]-[.$D$19]&lt;=[.B$23];MAX(MAX([.A103]-[.$D$19];0)-[.B$22];0)*[.C$23];([.B$23]-[.B$22])*[.C$23])" office:value-type="float" office:value="6715.5" calcext:value-type="float">
            <text:p>6,715.50</text:p>
          </table:table-cell>
          <table:table-cell table:style-name="ce276" table:formula="of:=SUM([.C103:.H103])" office:value-type="float" office:value="189112.75" calcext:value-type="float">
            <text:p>189,112.75</text:p>
          </table:table-cell>
          <table:table-cell table:style-name="ce219" table:formula="of:=IF([.A103]&lt;[.E$7];[.A103]*([.E$3]+[.E$5]);IF([.A103]&gt;=[.E$8];[.A103]*[.E$9];0))" office:value-type="float" office:value="5850" calcext:value-type="float">
            <text:p>5,850.00</text:p>
          </table:table-cell>
          <table:table-cell table:style-name="ce219" table:formula="of:=[.I103]+[.J103]" office:value-type="float" office:value="194962.75" calcext:value-type="float">
            <text:p>194,962.75</text:p>
          </table:table-cell>
          <table:table-cell table:style-name="ce276" table:formula="of:=[.A103]-[.K103]" office:value-type="float" office:value="455037.25" calcext:value-type="float">
            <text:p>455,037.25</text:p>
          </table:table-cell>
          <table:table-cell table:style-name="ce219" table:formula="of:=[.A103]+[.J103]" office:value-type="float" office:value="655850" calcext:value-type="float">
            <text:p>655,850.00</text:p>
          </table:table-cell>
          <table:table-cell table:style-name="ce219" table:formula="of:=[.I$4]" office:value-type="float" office:value="20000" calcext:value-type="float">
            <text:p>20,000.00</text:p>
          </table:table-cell>
          <table:table-cell table:style-name="ce219" table:formula="of:=[.M103]+[.N103]" office:value-type="float" office:value="675850" calcext:value-type="float">
            <text:p>675,850.00</text:p>
          </table:table-cell>
          <table:table-cell table:style-name="ce219" table:formula="of:=[.O103]*[.I$2]" office:value-type="float" office:value="229789" calcext:value-type="float">
            <text:p>229,789.00</text:p>
          </table:table-cell>
          <table:table-cell table:style-name="ce276" table:formula="of:=[.O103]-[.P103]" office:value-type="float" office:value="446061" calcext:value-type="float">
            <text:p>446,061.00</text:p>
          </table:table-cell>
          <table:table-cell table:number-columns-repeated="16332"/>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8526.84999999998" calcext:value-type="currency">
            <text:p>($8,527)</text:p>
          </table:table-cell>
          <table:table-cell table:style-name="ce238" table:formula="of:=IF(([.A104]-[.$D$19])&lt;=[.B$18];MAX(([.A104]-[.$D$19])-[.B$17];0)*[.C$18];([.B$18]-[.B$17])*[.C$18])" office:value-type="float" office:value="4266" calcext:value-type="float">
            <text:p>4,266.00</text:p>
          </table:table-cell>
          <table:table-cell table:style-name="ce219" table:formula="of:=IF([.A104]-[.$D$19]&lt;=[.B$19];MAX(MAX([.A104]-[.$D$19];0)-[.B$18];0)*[.C$19];([.B$19]-[.B$18])*[.C$19])" office:value-type="float" office:value="11742.5" calcext:value-type="float">
            <text:p>11,742.50</text:p>
          </table:table-cell>
          <table:table-cell table:style-name="ce219" table:formula="of:=IF([.A104]-[.$D$19]&lt;=[.B$20];MAX(MAX([.A104]-[.$D$19];0)-[.B$19];0)*[.C$20];([.B$20]-[.B$19])*[.C$20])" office:value-type="float" office:value="21942" calcext:value-type="float">
            <text:p>21,942.00</text:p>
          </table:table-cell>
          <table:table-cell table:style-name="ce219" table:formula="of:=IF([.A104]-[.$D$19]&lt;=[.B$21];MAX(MAX([.A104]-[.$D$19];0)-[.B$20];0)*[.C$21];([.B$21]-[.B$20])*[.C$21])" office:value-type="float" office:value="17528" calcext:value-type="float">
            <text:p>17,528.00</text:p>
          </table:table-cell>
          <table:table-cell table:style-name="ce219" table:formula="of:=IF([.A104]-[.$D$19]&lt;=[.B$22];MAX(MAX([.A104]-[.$D$19])-[.B$21];0)*[.C$22];([.B$22]-[.B$21])*[.C$22])" office:value-type="float" office:value="126918.75" calcext:value-type="float">
            <text:p>126,918.75</text:p>
          </table:table-cell>
          <table:table-cell table:style-name="ce219" table:formula="of:=IF([.A104]-[.$D$19]&lt;=[.B$23];MAX(MAX([.A104]-[.$D$19];0)-[.B$22];0)*[.C$23];([.B$23]-[.B$22])*[.C$23])" office:value-type="float" office:value="10415.5" calcext:value-type="float">
            <text:p>10,415.50</text:p>
          </table:table-cell>
          <table:table-cell table:style-name="ce276" table:formula="of:=SUM([.C104:.H104])" office:value-type="float" office:value="192812.75" calcext:value-type="float">
            <text:p>192,812.75</text:p>
          </table:table-cell>
          <table:table-cell table:style-name="ce219" table:formula="of:=IF([.A104]&lt;[.E$7];[.A104]*([.E$3]+[.E$5]);IF([.A104]&gt;=[.E$8];[.A104]*[.E$9];0))" office:value-type="float" office:value="5940" calcext:value-type="float">
            <text:p>5,940.00</text:p>
          </table:table-cell>
          <table:table-cell table:style-name="ce219" table:formula="of:=[.I104]+[.J104]" office:value-type="float" office:value="198752.75" calcext:value-type="float">
            <text:p>198,752.75</text:p>
          </table:table-cell>
          <table:table-cell table:style-name="ce276" table:formula="of:=[.A104]-[.K104]" office:value-type="float" office:value="461247.25" calcext:value-type="float">
            <text:p>461,247.25</text:p>
          </table:table-cell>
          <table:table-cell table:style-name="ce219" table:formula="of:=[.A104]+[.J104]" office:value-type="float" office:value="665940" calcext:value-type="float">
            <text:p>665,940.00</text:p>
          </table:table-cell>
          <table:table-cell table:style-name="ce219" table:formula="of:=[.I$4]" office:value-type="float" office:value="20000" calcext:value-type="float">
            <text:p>20,000.00</text:p>
          </table:table-cell>
          <table:table-cell table:style-name="ce219" table:formula="of:=[.M104]+[.N104]" office:value-type="float" office:value="685940" calcext:value-type="float">
            <text:p>685,940.00</text:p>
          </table:table-cell>
          <table:table-cell table:style-name="ce219" table:formula="of:=[.O104]*[.I$2]" office:value-type="float" office:value="233219.6" calcext:value-type="float">
            <text:p>233,219.60</text:p>
          </table:table-cell>
          <table:table-cell table:style-name="ce276" table:formula="of:=[.O104]-[.P104]" office:value-type="float" office:value="452720.4" calcext:value-type="float">
            <text:p>452,720.40</text:p>
          </table:table-cell>
          <table:table-cell table:number-columns-repeated="16332"/>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8077.45000000001" calcext:value-type="currency">
            <text:p>($8,077)</text:p>
          </table:table-cell>
          <table:table-cell table:style-name="ce238" table:formula="of:=IF(([.A105]-[.$D$19])&lt;=[.B$18];MAX(([.A105]-[.$D$19])-[.B$17];0)*[.C$18];([.B$18]-[.B$17])*[.C$18])" office:value-type="float" office:value="4266" calcext:value-type="float">
            <text:p>4,266.00</text:p>
          </table:table-cell>
          <table:table-cell table:style-name="ce219" table:formula="of:=IF([.A105]-[.$D$19]&lt;=[.B$19];MAX(MAX([.A105]-[.$D$19];0)-[.B$18];0)*[.C$19];([.B$19]-[.B$18])*[.C$19])" office:value-type="float" office:value="11742.5" calcext:value-type="float">
            <text:p>11,742.50</text:p>
          </table:table-cell>
          <table:table-cell table:style-name="ce219" table:formula="of:=IF([.A105]-[.$D$19]&lt;=[.B$20];MAX(MAX([.A105]-[.$D$19];0)-[.B$19];0)*[.C$20];([.B$20]-[.B$19])*[.C$20])" office:value-type="float" office:value="21942" calcext:value-type="float">
            <text:p>21,942.00</text:p>
          </table:table-cell>
          <table:table-cell table:style-name="ce219" table:formula="of:=IF([.A105]-[.$D$19]&lt;=[.B$21];MAX(MAX([.A105]-[.$D$19];0)-[.B$20];0)*[.C$21];([.B$21]-[.B$20])*[.C$21])" office:value-type="float" office:value="17528" calcext:value-type="float">
            <text:p>17,528.00</text:p>
          </table:table-cell>
          <table:table-cell table:style-name="ce219" table:formula="of:=IF([.A105]-[.$D$19]&lt;=[.B$22];MAX(MAX([.A105]-[.$D$19])-[.B$21];0)*[.C$22];([.B$22]-[.B$21])*[.C$22])" office:value-type="float" office:value="126918.75" calcext:value-type="float">
            <text:p>126,918.75</text:p>
          </table:table-cell>
          <table:table-cell table:style-name="ce219" table:formula="of:=IF([.A105]-[.$D$19]&lt;=[.B$23];MAX(MAX([.A105]-[.$D$19];0)-[.B$22];0)*[.C$23];([.B$23]-[.B$22])*[.C$23])" office:value-type="float" office:value="14115.5" calcext:value-type="float">
            <text:p>14,115.50</text:p>
          </table:table-cell>
          <table:table-cell table:style-name="ce276" table:formula="of:=SUM([.C105:.H105])" office:value-type="float" office:value="196512.75" calcext:value-type="float">
            <text:p>196,512.75</text:p>
          </table:table-cell>
          <table:table-cell table:style-name="ce219" table:formula="of:=IF([.A105]&lt;[.E$7];[.A105]*([.E$3]+[.E$5]);IF([.A105]&gt;=[.E$8];[.A105]*[.E$9];0))" office:value-type="float" office:value="6030" calcext:value-type="float">
            <text:p>6,030.00</text:p>
          </table:table-cell>
          <table:table-cell table:style-name="ce219" table:formula="of:=[.I105]+[.J105]" office:value-type="float" office:value="202542.75" calcext:value-type="float">
            <text:p>202,542.75</text:p>
          </table:table-cell>
          <table:table-cell table:style-name="ce276" table:formula="of:=[.A105]-[.K105]" office:value-type="float" office:value="467457.25" calcext:value-type="float">
            <text:p>467,457.25</text:p>
          </table:table-cell>
          <table:table-cell table:style-name="ce219" table:formula="of:=[.A105]+[.J105]" office:value-type="float" office:value="676030" calcext:value-type="float">
            <text:p>676,030.00</text:p>
          </table:table-cell>
          <table:table-cell table:style-name="ce219" table:formula="of:=[.I$4]" office:value-type="float" office:value="20000" calcext:value-type="float">
            <text:p>20,000.00</text:p>
          </table:table-cell>
          <table:table-cell table:style-name="ce219" table:formula="of:=[.M105]+[.N105]" office:value-type="float" office:value="696030" calcext:value-type="float">
            <text:p>696,030.00</text:p>
          </table:table-cell>
          <table:table-cell table:style-name="ce219" table:formula="of:=[.O105]*[.I$2]" office:value-type="float" office:value="236650.2" calcext:value-type="float">
            <text:p>236,650.20</text:p>
          </table:table-cell>
          <table:table-cell table:style-name="ce276" table:formula="of:=[.O105]-[.P105]" office:value-type="float" office:value="459379.8" calcext:value-type="float">
            <text:p>459,379.80</text:p>
          </table:table-cell>
          <table:table-cell table:number-columns-repeated="16332"/>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7628.05000000005" calcext:value-type="currency">
            <text:p>($7,628)</text:p>
          </table:table-cell>
          <table:table-cell table:style-name="ce238" table:formula="of:=IF(([.A106]-[.$D$19])&lt;=[.B$18];MAX(([.A106]-[.$D$19])-[.B$17];0)*[.C$18];([.B$18]-[.B$17])*[.C$18])" office:value-type="float" office:value="4266" calcext:value-type="float">
            <text:p>4,266.00</text:p>
          </table:table-cell>
          <table:table-cell table:style-name="ce219" table:formula="of:=IF([.A106]-[.$D$19]&lt;=[.B$19];MAX(MAX([.A106]-[.$D$19];0)-[.B$18];0)*[.C$19];([.B$19]-[.B$18])*[.C$19])" office:value-type="float" office:value="11742.5" calcext:value-type="float">
            <text:p>11,742.50</text:p>
          </table:table-cell>
          <table:table-cell table:style-name="ce219" table:formula="of:=IF([.A106]-[.$D$19]&lt;=[.B$20];MAX(MAX([.A106]-[.$D$19];0)-[.B$19];0)*[.C$20];([.B$20]-[.B$19])*[.C$20])" office:value-type="float" office:value="21942" calcext:value-type="float">
            <text:p>21,942.00</text:p>
          </table:table-cell>
          <table:table-cell table:style-name="ce219" table:formula="of:=IF([.A106]-[.$D$19]&lt;=[.B$21];MAX(MAX([.A106]-[.$D$19];0)-[.B$20];0)*[.C$21];([.B$21]-[.B$20])*[.C$21])" office:value-type="float" office:value="17528" calcext:value-type="float">
            <text:p>17,528.00</text:p>
          </table:table-cell>
          <table:table-cell table:style-name="ce219" table:formula="of:=IF([.A106]-[.$D$19]&lt;=[.B$22];MAX(MAX([.A106]-[.$D$19])-[.B$21];0)*[.C$22];([.B$22]-[.B$21])*[.C$22])" office:value-type="float" office:value="126918.75" calcext:value-type="float">
            <text:p>126,918.75</text:p>
          </table:table-cell>
          <table:table-cell table:style-name="ce219" table:formula="of:=IF([.A106]-[.$D$19]&lt;=[.B$23];MAX(MAX([.A106]-[.$D$19];0)-[.B$22];0)*[.C$23];([.B$23]-[.B$22])*[.C$23])" office:value-type="float" office:value="17815.5" calcext:value-type="float">
            <text:p>17,815.50</text:p>
          </table:table-cell>
          <table:table-cell table:style-name="ce276" table:formula="of:=SUM([.C106:.H106])" office:value-type="float" office:value="200212.75" calcext:value-type="float">
            <text:p>200,212.75</text:p>
          </table:table-cell>
          <table:table-cell table:style-name="ce219" table:formula="of:=IF([.A106]&lt;[.E$7];[.A106]*([.E$3]+[.E$5]);IF([.A106]&gt;=[.E$8];[.A106]*[.E$9];0))" office:value-type="float" office:value="6120" calcext:value-type="float">
            <text:p>6,120.00</text:p>
          </table:table-cell>
          <table:table-cell table:style-name="ce219" table:formula="of:=[.I106]+[.J106]" office:value-type="float" office:value="206332.75" calcext:value-type="float">
            <text:p>206,332.75</text:p>
          </table:table-cell>
          <table:table-cell table:style-name="ce276" table:formula="of:=[.A106]-[.K106]" office:value-type="float" office:value="473667.25" calcext:value-type="float">
            <text:p>473,667.25</text:p>
          </table:table-cell>
          <table:table-cell table:style-name="ce219" table:formula="of:=[.A106]+[.J106]" office:value-type="float" office:value="686120" calcext:value-type="float">
            <text:p>686,120.00</text:p>
          </table:table-cell>
          <table:table-cell table:style-name="ce219" table:formula="of:=[.I$4]" office:value-type="float" office:value="20000" calcext:value-type="float">
            <text:p>20,000.00</text:p>
          </table:table-cell>
          <table:table-cell table:style-name="ce219" table:formula="of:=[.M106]+[.N106]" office:value-type="float" office:value="706120" calcext:value-type="float">
            <text:p>706,120.00</text:p>
          </table:table-cell>
          <table:table-cell table:style-name="ce219" table:formula="of:=[.O106]*[.I$2]" office:value-type="float" office:value="240080.8" calcext:value-type="float">
            <text:p>240,080.80</text:p>
          </table:table-cell>
          <table:table-cell table:style-name="ce276" table:formula="of:=[.O106]-[.P106]" office:value-type="float" office:value="466039.2" calcext:value-type="float">
            <text:p>466,039.20</text:p>
          </table:table-cell>
          <table:table-cell table:number-columns-repeated="16332"/>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7178.65000000002" calcext:value-type="currency">
            <text:p>($7,179)</text:p>
          </table:table-cell>
          <table:table-cell table:style-name="ce238" table:formula="of:=IF(([.A107]-[.$D$19])&lt;=[.B$18];MAX(([.A107]-[.$D$19])-[.B$17];0)*[.C$18];([.B$18]-[.B$17])*[.C$18])" office:value-type="float" office:value="4266" calcext:value-type="float">
            <text:p>4,266.00</text:p>
          </table:table-cell>
          <table:table-cell table:style-name="ce219" table:formula="of:=IF([.A107]-[.$D$19]&lt;=[.B$19];MAX(MAX([.A107]-[.$D$19];0)-[.B$18];0)*[.C$19];([.B$19]-[.B$18])*[.C$19])" office:value-type="float" office:value="11742.5" calcext:value-type="float">
            <text:p>11,742.50</text:p>
          </table:table-cell>
          <table:table-cell table:style-name="ce219" table:formula="of:=IF([.A107]-[.$D$19]&lt;=[.B$20];MAX(MAX([.A107]-[.$D$19];0)-[.B$19];0)*[.C$20];([.B$20]-[.B$19])*[.C$20])" office:value-type="float" office:value="21942" calcext:value-type="float">
            <text:p>21,942.00</text:p>
          </table:table-cell>
          <table:table-cell table:style-name="ce219" table:formula="of:=IF([.A107]-[.$D$19]&lt;=[.B$21];MAX(MAX([.A107]-[.$D$19];0)-[.B$20];0)*[.C$21];([.B$21]-[.B$20])*[.C$21])" office:value-type="float" office:value="17528" calcext:value-type="float">
            <text:p>17,528.00</text:p>
          </table:table-cell>
          <table:table-cell table:style-name="ce219" table:formula="of:=IF([.A107]-[.$D$19]&lt;=[.B$22];MAX(MAX([.A107]-[.$D$19])-[.B$21];0)*[.C$22];([.B$22]-[.B$21])*[.C$22])" office:value-type="float" office:value="126918.75" calcext:value-type="float">
            <text:p>126,918.75</text:p>
          </table:table-cell>
          <table:table-cell table:style-name="ce219" table:formula="of:=IF([.A107]-[.$D$19]&lt;=[.B$23];MAX(MAX([.A107]-[.$D$19];0)-[.B$22];0)*[.C$23];([.B$23]-[.B$22])*[.C$23])" office:value-type="float" office:value="21515.5" calcext:value-type="float">
            <text:p>21,515.50</text:p>
          </table:table-cell>
          <table:table-cell table:style-name="ce276" table:formula="of:=SUM([.C107:.H107])" office:value-type="float" office:value="203912.75" calcext:value-type="float">
            <text:p>203,912.75</text:p>
          </table:table-cell>
          <table:table-cell table:style-name="ce219" table:formula="of:=IF([.A107]&lt;[.E$7];[.A107]*([.E$3]+[.E$5]);IF([.A107]&gt;=[.E$8];[.A107]*[.E$9];0))" office:value-type="float" office:value="6210" calcext:value-type="float">
            <text:p>6,210.00</text:p>
          </table:table-cell>
          <table:table-cell table:style-name="ce219" table:formula="of:=[.I107]+[.J107]" office:value-type="float" office:value="210122.75" calcext:value-type="float">
            <text:p>210,122.75</text:p>
          </table:table-cell>
          <table:table-cell table:style-name="ce276" table:formula="of:=[.A107]-[.K107]" office:value-type="float" office:value="479877.25" calcext:value-type="float">
            <text:p>479,877.25</text:p>
          </table:table-cell>
          <table:table-cell table:style-name="ce219" table:formula="of:=[.A107]+[.J107]" office:value-type="float" office:value="696210" calcext:value-type="float">
            <text:p>696,210.00</text:p>
          </table:table-cell>
          <table:table-cell table:style-name="ce219" table:formula="of:=[.I$4]" office:value-type="float" office:value="20000" calcext:value-type="float">
            <text:p>20,000.00</text:p>
          </table:table-cell>
          <table:table-cell table:style-name="ce219" table:formula="of:=[.M107]+[.N107]" office:value-type="float" office:value="716210" calcext:value-type="float">
            <text:p>716,210.00</text:p>
          </table:table-cell>
          <table:table-cell table:style-name="ce219" table:formula="of:=[.O107]*[.I$2]" office:value-type="float" office:value="243511.4" calcext:value-type="float">
            <text:p>243,511.40</text:p>
          </table:table-cell>
          <table:table-cell table:style-name="ce276" table:formula="of:=[.O107]-[.P107]" office:value-type="float" office:value="472698.6" calcext:value-type="float">
            <text:p>472,698.60</text:p>
          </table:table-cell>
          <table:table-cell table:number-columns-repeated="16332"/>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6729.25" calcext:value-type="currency">
            <text:p>($6,729)</text:p>
          </table:table-cell>
          <table:table-cell table:style-name="ce238" table:formula="of:=IF(([.A108]-[.$D$19])&lt;=[.B$18];MAX(([.A108]-[.$D$19])-[.B$17];0)*[.C$18];([.B$18]-[.B$17])*[.C$18])" office:value-type="float" office:value="4266" calcext:value-type="float">
            <text:p>4,266.00</text:p>
          </table:table-cell>
          <table:table-cell table:style-name="ce219" table:formula="of:=IF([.A108]-[.$D$19]&lt;=[.B$19];MAX(MAX([.A108]-[.$D$19];0)-[.B$18];0)*[.C$19];([.B$19]-[.B$18])*[.C$19])" office:value-type="float" office:value="11742.5" calcext:value-type="float">
            <text:p>11,742.50</text:p>
          </table:table-cell>
          <table:table-cell table:style-name="ce219" table:formula="of:=IF([.A108]-[.$D$19]&lt;=[.B$20];MAX(MAX([.A108]-[.$D$19];0)-[.B$19];0)*[.C$20];([.B$20]-[.B$19])*[.C$20])" office:value-type="float" office:value="21942" calcext:value-type="float">
            <text:p>21,942.00</text:p>
          </table:table-cell>
          <table:table-cell table:style-name="ce219" table:formula="of:=IF([.A108]-[.$D$19]&lt;=[.B$21];MAX(MAX([.A108]-[.$D$19];0)-[.B$20];0)*[.C$21];([.B$21]-[.B$20])*[.C$21])" office:value-type="float" office:value="17528" calcext:value-type="float">
            <text:p>17,528.00</text:p>
          </table:table-cell>
          <table:table-cell table:style-name="ce219" table:formula="of:=IF([.A108]-[.$D$19]&lt;=[.B$22];MAX(MAX([.A108]-[.$D$19])-[.B$21];0)*[.C$22];([.B$22]-[.B$21])*[.C$22])" office:value-type="float" office:value="126918.75" calcext:value-type="float">
            <text:p>126,918.75</text:p>
          </table:table-cell>
          <table:table-cell table:style-name="ce219" table:formula="of:=IF([.A108]-[.$D$19]&lt;=[.B$23];MAX(MAX([.A108]-[.$D$19];0)-[.B$22];0)*[.C$23];([.B$23]-[.B$22])*[.C$23])" office:value-type="float" office:value="25215.5" calcext:value-type="float">
            <text:p>25,215.50</text:p>
          </table:table-cell>
          <table:table-cell table:style-name="ce276" table:formula="of:=SUM([.C108:.H108])" office:value-type="float" office:value="207612.75" calcext:value-type="float">
            <text:p>207,612.75</text:p>
          </table:table-cell>
          <table:table-cell table:style-name="ce219" table:formula="of:=IF([.A108]&lt;[.E$7];[.A108]*([.E$3]+[.E$5]);IF([.A108]&gt;=[.E$8];[.A108]*[.E$9];0))" office:value-type="float" office:value="6300" calcext:value-type="float">
            <text:p>6,300.00</text:p>
          </table:table-cell>
          <table:table-cell table:style-name="ce219" table:formula="of:=[.I108]+[.J108]" office:value-type="float" office:value="213912.75" calcext:value-type="float">
            <text:p>213,912.75</text:p>
          </table:table-cell>
          <table:table-cell table:style-name="ce276" table:formula="of:=[.A108]-[.K108]" office:value-type="float" office:value="486087.25" calcext:value-type="float">
            <text:p>486,087.25</text:p>
          </table:table-cell>
          <table:table-cell table:style-name="ce219" table:formula="of:=[.A108]+[.J108]" office:value-type="float" office:value="706300" calcext:value-type="float">
            <text:p>706,300.00</text:p>
          </table:table-cell>
          <table:table-cell table:style-name="ce219" table:formula="of:=[.I$4]" office:value-type="float" office:value="20000" calcext:value-type="float">
            <text:p>20,000.00</text:p>
          </table:table-cell>
          <table:table-cell table:style-name="ce219" table:formula="of:=[.M108]+[.N108]" office:value-type="float" office:value="726300" calcext:value-type="float">
            <text:p>726,300.00</text:p>
          </table:table-cell>
          <table:table-cell table:style-name="ce219" table:formula="of:=[.O108]*[.I$2]" office:value-type="float" office:value="246942" calcext:value-type="float">
            <text:p>246,942.00</text:p>
          </table:table-cell>
          <table:table-cell table:style-name="ce276" table:formula="of:=[.O108]-[.P108]" office:value-type="float" office:value="479358" calcext:value-type="float">
            <text:p>479,358.00</text:p>
          </table:table-cell>
          <table:table-cell table:number-columns-repeated="16332"/>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6279.84999999998" calcext:value-type="currency">
            <text:p>($6,280)</text:p>
          </table:table-cell>
          <table:table-cell table:style-name="ce238" table:formula="of:=IF(([.A109]-[.$D$19])&lt;=[.B$18];MAX(([.A109]-[.$D$19])-[.B$17];0)*[.C$18];([.B$18]-[.B$17])*[.C$18])" office:value-type="float" office:value="4266" calcext:value-type="float">
            <text:p>4,266.00</text:p>
          </table:table-cell>
          <table:table-cell table:style-name="ce219" table:formula="of:=IF([.A109]-[.$D$19]&lt;=[.B$19];MAX(MAX([.A109]-[.$D$19];0)-[.B$18];0)*[.C$19];([.B$19]-[.B$18])*[.C$19])" office:value-type="float" office:value="11742.5" calcext:value-type="float">
            <text:p>11,742.50</text:p>
          </table:table-cell>
          <table:table-cell table:style-name="ce219" table:formula="of:=IF([.A109]-[.$D$19]&lt;=[.B$20];MAX(MAX([.A109]-[.$D$19];0)-[.B$19];0)*[.C$20];([.B$20]-[.B$19])*[.C$20])" office:value-type="float" office:value="21942" calcext:value-type="float">
            <text:p>21,942.00</text:p>
          </table:table-cell>
          <table:table-cell table:style-name="ce219" table:formula="of:=IF([.A109]-[.$D$19]&lt;=[.B$21];MAX(MAX([.A109]-[.$D$19];0)-[.B$20];0)*[.C$21];([.B$21]-[.B$20])*[.C$21])" office:value-type="float" office:value="17528" calcext:value-type="float">
            <text:p>17,528.00</text:p>
          </table:table-cell>
          <table:table-cell table:style-name="ce219" table:formula="of:=IF([.A109]-[.$D$19]&lt;=[.B$22];MAX(MAX([.A109]-[.$D$19])-[.B$21];0)*[.C$22];([.B$22]-[.B$21])*[.C$22])" office:value-type="float" office:value="126918.75" calcext:value-type="float">
            <text:p>126,918.75</text:p>
          </table:table-cell>
          <table:table-cell table:style-name="ce219" table:formula="of:=IF([.A109]-[.$D$19]&lt;=[.B$23];MAX(MAX([.A109]-[.$D$19];0)-[.B$22];0)*[.C$23];([.B$23]-[.B$22])*[.C$23])" office:value-type="float" office:value="28915.5" calcext:value-type="float">
            <text:p>28,915.50</text:p>
          </table:table-cell>
          <table:table-cell table:style-name="ce276" table:formula="of:=SUM([.C109:.H109])" office:value-type="float" office:value="211312.75" calcext:value-type="float">
            <text:p>211,312.75</text:p>
          </table:table-cell>
          <table:table-cell table:style-name="ce219" table:formula="of:=IF([.A109]&lt;[.E$7];[.A109]*([.E$3]+[.E$5]);IF([.A109]&gt;=[.E$8];[.A109]*[.E$9];0))" office:value-type="float" office:value="6390" calcext:value-type="float">
            <text:p>6,390.00</text:p>
          </table:table-cell>
          <table:table-cell table:style-name="ce219" table:formula="of:=[.I109]+[.J109]" office:value-type="float" office:value="217702.75" calcext:value-type="float">
            <text:p>217,702.75</text:p>
          </table:table-cell>
          <table:table-cell table:style-name="ce276" table:formula="of:=[.A109]-[.K109]" office:value-type="float" office:value="492297.25" calcext:value-type="float">
            <text:p>492,297.25</text:p>
          </table:table-cell>
          <table:table-cell table:style-name="ce219" table:formula="of:=[.A109]+[.J109]" office:value-type="float" office:value="716390" calcext:value-type="float">
            <text:p>716,390.00</text:p>
          </table:table-cell>
          <table:table-cell table:style-name="ce219" table:formula="of:=[.I$4]" office:value-type="float" office:value="20000" calcext:value-type="float">
            <text:p>20,000.00</text:p>
          </table:table-cell>
          <table:table-cell table:style-name="ce219" table:formula="of:=[.M109]+[.N109]" office:value-type="float" office:value="736390" calcext:value-type="float">
            <text:p>736,390.00</text:p>
          </table:table-cell>
          <table:table-cell table:style-name="ce219" table:formula="of:=[.O109]*[.I$2]" office:value-type="float" office:value="250372.6" calcext:value-type="float">
            <text:p>250,372.60</text:p>
          </table:table-cell>
          <table:table-cell table:style-name="ce276" table:formula="of:=[.O109]-[.P109]" office:value-type="float" office:value="486017.4" calcext:value-type="float">
            <text:p>486,017.40</text:p>
          </table:table-cell>
          <table:table-cell table:number-columns-repeated="16332"/>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5830.45000000001" calcext:value-type="currency">
            <text:p>($5,830)</text:p>
          </table:table-cell>
          <table:table-cell table:style-name="ce238" table:formula="of:=IF(([.A110]-[.$D$19])&lt;=[.B$18];MAX(([.A110]-[.$D$19])-[.B$17];0)*[.C$18];([.B$18]-[.B$17])*[.C$18])" office:value-type="float" office:value="4266" calcext:value-type="float">
            <text:p>4,266.00</text:p>
          </table:table-cell>
          <table:table-cell table:style-name="ce219" table:formula="of:=IF([.A110]-[.$D$19]&lt;=[.B$19];MAX(MAX([.A110]-[.$D$19];0)-[.B$18];0)*[.C$19];([.B$19]-[.B$18])*[.C$19])" office:value-type="float" office:value="11742.5" calcext:value-type="float">
            <text:p>11,742.50</text:p>
          </table:table-cell>
          <table:table-cell table:style-name="ce219" table:formula="of:=IF([.A110]-[.$D$19]&lt;=[.B$20];MAX(MAX([.A110]-[.$D$19];0)-[.B$19];0)*[.C$20];([.B$20]-[.B$19])*[.C$20])" office:value-type="float" office:value="21942" calcext:value-type="float">
            <text:p>21,942.00</text:p>
          </table:table-cell>
          <table:table-cell table:style-name="ce219" table:formula="of:=IF([.A110]-[.$D$19]&lt;=[.B$21];MAX(MAX([.A110]-[.$D$19];0)-[.B$20];0)*[.C$21];([.B$21]-[.B$20])*[.C$21])" office:value-type="float" office:value="17528" calcext:value-type="float">
            <text:p>17,528.00</text:p>
          </table:table-cell>
          <table:table-cell table:style-name="ce219" table:formula="of:=IF([.A110]-[.$D$19]&lt;=[.B$22];MAX(MAX([.A110]-[.$D$19])-[.B$21];0)*[.C$22];([.B$22]-[.B$21])*[.C$22])" office:value-type="float" office:value="126918.75" calcext:value-type="float">
            <text:p>126,918.75</text:p>
          </table:table-cell>
          <table:table-cell table:style-name="ce219" table:formula="of:=IF([.A110]-[.$D$19]&lt;=[.B$23];MAX(MAX([.A110]-[.$D$19];0)-[.B$22];0)*[.C$23];([.B$23]-[.B$22])*[.C$23])" office:value-type="float" office:value="32615.5" calcext:value-type="float">
            <text:p>32,615.50</text:p>
          </table:table-cell>
          <table:table-cell table:style-name="ce276" table:formula="of:=SUM([.C110:.H110])" office:value-type="float" office:value="215012.75" calcext:value-type="float">
            <text:p>215,012.75</text:p>
          </table:table-cell>
          <table:table-cell table:style-name="ce219" table:formula="of:=IF([.A110]&lt;[.E$7];[.A110]*([.E$3]+[.E$5]);IF([.A110]&gt;=[.E$8];[.A110]*[.E$9];0))" office:value-type="float" office:value="6480" calcext:value-type="float">
            <text:p>6,480.00</text:p>
          </table:table-cell>
          <table:table-cell table:style-name="ce219" table:formula="of:=[.I110]+[.J110]" office:value-type="float" office:value="221492.75" calcext:value-type="float">
            <text:p>221,492.75</text:p>
          </table:table-cell>
          <table:table-cell table:style-name="ce276" table:formula="of:=[.A110]-[.K110]" office:value-type="float" office:value="498507.25" calcext:value-type="float">
            <text:p>498,507.25</text:p>
          </table:table-cell>
          <table:table-cell table:style-name="ce219" table:formula="of:=[.A110]+[.J110]" office:value-type="float" office:value="726480" calcext:value-type="float">
            <text:p>726,480.00</text:p>
          </table:table-cell>
          <table:table-cell table:style-name="ce219" table:formula="of:=[.I$4]" office:value-type="float" office:value="20000" calcext:value-type="float">
            <text:p>20,000.00</text:p>
          </table:table-cell>
          <table:table-cell table:style-name="ce219" table:formula="of:=[.M110]+[.N110]" office:value-type="float" office:value="746480" calcext:value-type="float">
            <text:p>746,480.00</text:p>
          </table:table-cell>
          <table:table-cell table:style-name="ce219" table:formula="of:=[.O110]*[.I$2]" office:value-type="float" office:value="253803.2" calcext:value-type="float">
            <text:p>253,803.20</text:p>
          </table:table-cell>
          <table:table-cell table:style-name="ce276" table:formula="of:=[.O110]-[.P110]" office:value-type="float" office:value="492676.8" calcext:value-type="float">
            <text:p>492,676.80</text:p>
          </table:table-cell>
          <table:table-cell table:number-columns-repeated="16332"/>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5381.05000000005" calcext:value-type="currency">
            <text:p>($5,381)</text:p>
          </table:table-cell>
          <table:table-cell table:style-name="ce238" table:formula="of:=IF(([.A111]-[.$D$19])&lt;=[.B$18];MAX(([.A111]-[.$D$19])-[.B$17];0)*[.C$18];([.B$18]-[.B$17])*[.C$18])" office:value-type="float" office:value="4266" calcext:value-type="float">
            <text:p>4,266.00</text:p>
          </table:table-cell>
          <table:table-cell table:style-name="ce219" table:formula="of:=IF([.A111]-[.$D$19]&lt;=[.B$19];MAX(MAX([.A111]-[.$D$19];0)-[.B$18];0)*[.C$19];([.B$19]-[.B$18])*[.C$19])" office:value-type="float" office:value="11742.5" calcext:value-type="float">
            <text:p>11,742.50</text:p>
          </table:table-cell>
          <table:table-cell table:style-name="ce219" table:formula="of:=IF([.A111]-[.$D$19]&lt;=[.B$20];MAX(MAX([.A111]-[.$D$19];0)-[.B$19];0)*[.C$20];([.B$20]-[.B$19])*[.C$20])" office:value-type="float" office:value="21942" calcext:value-type="float">
            <text:p>21,942.00</text:p>
          </table:table-cell>
          <table:table-cell table:style-name="ce219" table:formula="of:=IF([.A111]-[.$D$19]&lt;=[.B$21];MAX(MAX([.A111]-[.$D$19];0)-[.B$20];0)*[.C$21];([.B$21]-[.B$20])*[.C$21])" office:value-type="float" office:value="17528" calcext:value-type="float">
            <text:p>17,528.00</text:p>
          </table:table-cell>
          <table:table-cell table:style-name="ce219" table:formula="of:=IF([.A111]-[.$D$19]&lt;=[.B$22];MAX(MAX([.A111]-[.$D$19])-[.B$21];0)*[.C$22];([.B$22]-[.B$21])*[.C$22])" office:value-type="float" office:value="126918.75" calcext:value-type="float">
            <text:p>126,918.75</text:p>
          </table:table-cell>
          <table:table-cell table:style-name="ce219" table:formula="of:=IF([.A111]-[.$D$19]&lt;=[.B$23];MAX(MAX([.A111]-[.$D$19];0)-[.B$22];0)*[.C$23];([.B$23]-[.B$22])*[.C$23])" office:value-type="float" office:value="36315.5" calcext:value-type="float">
            <text:p>36,315.50</text:p>
          </table:table-cell>
          <table:table-cell table:style-name="ce276" table:formula="of:=SUM([.C111:.H111])" office:value-type="float" office:value="218712.75" calcext:value-type="float">
            <text:p>218,712.75</text:p>
          </table:table-cell>
          <table:table-cell table:style-name="ce219" table:formula="of:=IF([.A111]&lt;[.E$7];[.A111]*([.E$3]+[.E$5]);IF([.A111]&gt;=[.E$8];[.A111]*[.E$9];0))" office:value-type="float" office:value="6570" calcext:value-type="float">
            <text:p>6,570.00</text:p>
          </table:table-cell>
          <table:table-cell table:style-name="ce219" table:formula="of:=[.I111]+[.J111]" office:value-type="float" office:value="225282.75" calcext:value-type="float">
            <text:p>225,282.75</text:p>
          </table:table-cell>
          <table:table-cell table:style-name="ce276" table:formula="of:=[.A111]-[.K111]" office:value-type="float" office:value="504717.25" calcext:value-type="float">
            <text:p>504,717.25</text:p>
          </table:table-cell>
          <table:table-cell table:style-name="ce219" table:formula="of:=[.A111]+[.J111]" office:value-type="float" office:value="736570" calcext:value-type="float">
            <text:p>736,570.00</text:p>
          </table:table-cell>
          <table:table-cell table:style-name="ce219" table:formula="of:=[.I$4]" office:value-type="float" office:value="20000" calcext:value-type="float">
            <text:p>20,000.00</text:p>
          </table:table-cell>
          <table:table-cell table:style-name="ce219" table:formula="of:=[.M111]+[.N111]" office:value-type="float" office:value="756570" calcext:value-type="float">
            <text:p>756,570.00</text:p>
          </table:table-cell>
          <table:table-cell table:style-name="ce219" table:formula="of:=[.O111]*[.I$2]" office:value-type="float" office:value="257233.8" calcext:value-type="float">
            <text:p>257,233.80</text:p>
          </table:table-cell>
          <table:table-cell table:style-name="ce276" table:formula="of:=[.O111]-[.P111]" office:value-type="float" office:value="499336.2" calcext:value-type="float">
            <text:p>499,336.20</text:p>
          </table:table-cell>
          <table:table-cell table:number-columns-repeated="16332"/>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4931.65000000002" calcext:value-type="currency">
            <text:p>($4,932)</text:p>
          </table:table-cell>
          <table:table-cell table:style-name="ce238" table:formula="of:=IF(([.A112]-[.$D$19])&lt;=[.B$18];MAX(([.A112]-[.$D$19])-[.B$17];0)*[.C$18];([.B$18]-[.B$17])*[.C$18])" office:value-type="float" office:value="4266" calcext:value-type="float">
            <text:p>4,266.00</text:p>
          </table:table-cell>
          <table:table-cell table:style-name="ce219" table:formula="of:=IF([.A112]-[.$D$19]&lt;=[.B$19];MAX(MAX([.A112]-[.$D$19];0)-[.B$18];0)*[.C$19];([.B$19]-[.B$18])*[.C$19])" office:value-type="float" office:value="11742.5" calcext:value-type="float">
            <text:p>11,742.50</text:p>
          </table:table-cell>
          <table:table-cell table:style-name="ce219" table:formula="of:=IF([.A112]-[.$D$19]&lt;=[.B$20];MAX(MAX([.A112]-[.$D$19];0)-[.B$19];0)*[.C$20];([.B$20]-[.B$19])*[.C$20])" office:value-type="float" office:value="21942" calcext:value-type="float">
            <text:p>21,942.00</text:p>
          </table:table-cell>
          <table:table-cell table:style-name="ce219" table:formula="of:=IF([.A112]-[.$D$19]&lt;=[.B$21];MAX(MAX([.A112]-[.$D$19];0)-[.B$20];0)*[.C$21];([.B$21]-[.B$20])*[.C$21])" office:value-type="float" office:value="17528" calcext:value-type="float">
            <text:p>17,528.00</text:p>
          </table:table-cell>
          <table:table-cell table:style-name="ce219" table:formula="of:=IF([.A112]-[.$D$19]&lt;=[.B$22];MAX(MAX([.A112]-[.$D$19])-[.B$21];0)*[.C$22];([.B$22]-[.B$21])*[.C$22])" office:value-type="float" office:value="126918.75" calcext:value-type="float">
            <text:p>126,918.75</text:p>
          </table:table-cell>
          <table:table-cell table:style-name="ce219" table:formula="of:=IF([.A112]-[.$D$19]&lt;=[.B$23];MAX(MAX([.A112]-[.$D$19];0)-[.B$22];0)*[.C$23];([.B$23]-[.B$22])*[.C$23])" office:value-type="float" office:value="40015.5" calcext:value-type="float">
            <text:p>40,015.50</text:p>
          </table:table-cell>
          <table:table-cell table:style-name="ce276" table:formula="of:=SUM([.C112:.H112])" office:value-type="float" office:value="222412.75" calcext:value-type="float">
            <text:p>222,412.75</text:p>
          </table:table-cell>
          <table:table-cell table:style-name="ce219" table:formula="of:=IF([.A112]&lt;[.E$7];[.A112]*([.E$3]+[.E$5]);IF([.A112]&gt;=[.E$8];[.A112]*[.E$9];0))" office:value-type="float" office:value="6660" calcext:value-type="float">
            <text:p>6,660.00</text:p>
          </table:table-cell>
          <table:table-cell table:style-name="ce219" table:formula="of:=[.I112]+[.J112]" office:value-type="float" office:value="229072.75" calcext:value-type="float">
            <text:p>229,072.75</text:p>
          </table:table-cell>
          <table:table-cell table:style-name="ce276" table:formula="of:=[.A112]-[.K112]" office:value-type="float" office:value="510927.25" calcext:value-type="float">
            <text:p>510,927.25</text:p>
          </table:table-cell>
          <table:table-cell table:style-name="ce219" table:formula="of:=[.A112]+[.J112]" office:value-type="float" office:value="746660" calcext:value-type="float">
            <text:p>746,660.00</text:p>
          </table:table-cell>
          <table:table-cell table:style-name="ce219" table:formula="of:=[.I$4]" office:value-type="float" office:value="20000" calcext:value-type="float">
            <text:p>20,000.00</text:p>
          </table:table-cell>
          <table:table-cell table:style-name="ce219" table:formula="of:=[.M112]+[.N112]" office:value-type="float" office:value="766660" calcext:value-type="float">
            <text:p>766,660.00</text:p>
          </table:table-cell>
          <table:table-cell table:style-name="ce219" table:formula="of:=[.O112]*[.I$2]" office:value-type="float" office:value="260664.4" calcext:value-type="float">
            <text:p>260,664.40</text:p>
          </table:table-cell>
          <table:table-cell table:style-name="ce276" table:formula="of:=[.O112]-[.P112]" office:value-type="float" office:value="505995.6" calcext:value-type="float">
            <text:p>505,995.60</text:p>
          </table:table-cell>
          <table:table-cell table:number-columns-repeated="16332"/>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4482.25" calcext:value-type="currency">
            <text:p>($4,482)</text:p>
          </table:table-cell>
          <table:table-cell table:style-name="ce238" table:formula="of:=IF(([.A113]-[.$D$19])&lt;=[.B$18];MAX(([.A113]-[.$D$19])-[.B$17];0)*[.C$18];([.B$18]-[.B$17])*[.C$18])" office:value-type="float" office:value="4266" calcext:value-type="float">
            <text:p>4,266.00</text:p>
          </table:table-cell>
          <table:table-cell table:style-name="ce219" table:formula="of:=IF([.A113]-[.$D$19]&lt;=[.B$19];MAX(MAX([.A113]-[.$D$19];0)-[.B$18];0)*[.C$19];([.B$19]-[.B$18])*[.C$19])" office:value-type="float" office:value="11742.5" calcext:value-type="float">
            <text:p>11,742.50</text:p>
          </table:table-cell>
          <table:table-cell table:style-name="ce219" table:formula="of:=IF([.A113]-[.$D$19]&lt;=[.B$20];MAX(MAX([.A113]-[.$D$19];0)-[.B$19];0)*[.C$20];([.B$20]-[.B$19])*[.C$20])" office:value-type="float" office:value="21942" calcext:value-type="float">
            <text:p>21,942.00</text:p>
          </table:table-cell>
          <table:table-cell table:style-name="ce219" table:formula="of:=IF([.A113]-[.$D$19]&lt;=[.B$21];MAX(MAX([.A113]-[.$D$19];0)-[.B$20];0)*[.C$21];([.B$21]-[.B$20])*[.C$21])" office:value-type="float" office:value="17528" calcext:value-type="float">
            <text:p>17,528.00</text:p>
          </table:table-cell>
          <table:table-cell table:style-name="ce219" table:formula="of:=IF([.A113]-[.$D$19]&lt;=[.B$22];MAX(MAX([.A113]-[.$D$19])-[.B$21];0)*[.C$22];([.B$22]-[.B$21])*[.C$22])" office:value-type="float" office:value="126918.75" calcext:value-type="float">
            <text:p>126,918.75</text:p>
          </table:table-cell>
          <table:table-cell table:style-name="ce219" table:formula="of:=IF([.A113]-[.$D$19]&lt;=[.B$23];MAX(MAX([.A113]-[.$D$19];0)-[.B$22];0)*[.C$23];([.B$23]-[.B$22])*[.C$23])" office:value-type="float" office:value="43715.5" calcext:value-type="float">
            <text:p>43,715.50</text:p>
          </table:table-cell>
          <table:table-cell table:style-name="ce276" table:formula="of:=SUM([.C113:.H113])" office:value-type="float" office:value="226112.75" calcext:value-type="float">
            <text:p>226,112.75</text:p>
          </table:table-cell>
          <table:table-cell table:style-name="ce219" table:formula="of:=IF([.A113]&lt;[.E$7];[.A113]*([.E$3]+[.E$5]);IF([.A113]&gt;=[.E$8];[.A113]*[.E$9];0))" office:value-type="float" office:value="6750" calcext:value-type="float">
            <text:p>6,750.00</text:p>
          </table:table-cell>
          <table:table-cell table:style-name="ce219" table:formula="of:=[.I113]+[.J113]" office:value-type="float" office:value="232862.75" calcext:value-type="float">
            <text:p>232,862.75</text:p>
          </table:table-cell>
          <table:table-cell table:style-name="ce276" table:formula="of:=[.A113]-[.K113]" office:value-type="float" office:value="517137.25" calcext:value-type="float">
            <text:p>517,137.25</text:p>
          </table:table-cell>
          <table:table-cell table:style-name="ce219" table:formula="of:=[.A113]+[.J113]" office:value-type="float" office:value="756750" calcext:value-type="float">
            <text:p>756,750.00</text:p>
          </table:table-cell>
          <table:table-cell table:style-name="ce219" table:formula="of:=[.I$4]" office:value-type="float" office:value="20000" calcext:value-type="float">
            <text:p>20,000.00</text:p>
          </table:table-cell>
          <table:table-cell table:style-name="ce219" table:formula="of:=[.M113]+[.N113]" office:value-type="float" office:value="776750" calcext:value-type="float">
            <text:p>776,750.00</text:p>
          </table:table-cell>
          <table:table-cell table:style-name="ce219" table:formula="of:=[.O113]*[.I$2]" office:value-type="float" office:value="264095" calcext:value-type="float">
            <text:p>264,095.00</text:p>
          </table:table-cell>
          <table:table-cell table:style-name="ce276" table:formula="of:=[.O113]-[.P113]" office:value-type="float" office:value="512655" calcext:value-type="float">
            <text:p>512,655.00</text:p>
          </table:table-cell>
          <table:table-cell table:number-columns-repeated="16332"/>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4032.85000000004" calcext:value-type="currency">
            <text:p>($4,033)</text:p>
          </table:table-cell>
          <table:table-cell table:style-name="ce238" table:formula="of:=IF(([.A114]-[.$D$19])&lt;=[.B$18];MAX(([.A114]-[.$D$19])-[.B$17];0)*[.C$18];([.B$18]-[.B$17])*[.C$18])" office:value-type="float" office:value="4266" calcext:value-type="float">
            <text:p>4,266.00</text:p>
          </table:table-cell>
          <table:table-cell table:style-name="ce219" table:formula="of:=IF([.A114]-[.$D$19]&lt;=[.B$19];MAX(MAX([.A114]-[.$D$19];0)-[.B$18];0)*[.C$19];([.B$19]-[.B$18])*[.C$19])" office:value-type="float" office:value="11742.5" calcext:value-type="float">
            <text:p>11,742.50</text:p>
          </table:table-cell>
          <table:table-cell table:style-name="ce219" table:formula="of:=IF([.A114]-[.$D$19]&lt;=[.B$20];MAX(MAX([.A114]-[.$D$19];0)-[.B$19];0)*[.C$20];([.B$20]-[.B$19])*[.C$20])" office:value-type="float" office:value="21942" calcext:value-type="float">
            <text:p>21,942.00</text:p>
          </table:table-cell>
          <table:table-cell table:style-name="ce219" table:formula="of:=IF([.A114]-[.$D$19]&lt;=[.B$21];MAX(MAX([.A114]-[.$D$19];0)-[.B$20];0)*[.C$21];([.B$21]-[.B$20])*[.C$21])" office:value-type="float" office:value="17528" calcext:value-type="float">
            <text:p>17,528.00</text:p>
          </table:table-cell>
          <table:table-cell table:style-name="ce219" table:formula="of:=IF([.A114]-[.$D$19]&lt;=[.B$22];MAX(MAX([.A114]-[.$D$19])-[.B$21];0)*[.C$22];([.B$22]-[.B$21])*[.C$22])" office:value-type="float" office:value="126918.75" calcext:value-type="float">
            <text:p>126,918.75</text:p>
          </table:table-cell>
          <table:table-cell table:style-name="ce219" table:formula="of:=IF([.A114]-[.$D$19]&lt;=[.B$23];MAX(MAX([.A114]-[.$D$19];0)-[.B$22];0)*[.C$23];([.B$23]-[.B$22])*[.C$23])" office:value-type="float" office:value="47415.5" calcext:value-type="float">
            <text:p>47,415.50</text:p>
          </table:table-cell>
          <table:table-cell table:style-name="ce276" table:formula="of:=SUM([.C114:.H114])" office:value-type="float" office:value="229812.75" calcext:value-type="float">
            <text:p>229,812.75</text:p>
          </table:table-cell>
          <table:table-cell table:style-name="ce219" table:formula="of:=IF([.A114]&lt;[.E$7];[.A114]*([.E$3]+[.E$5]);IF([.A114]&gt;=[.E$8];[.A114]*[.E$9];0))" office:value-type="float" office:value="6840" calcext:value-type="float">
            <text:p>6,840.00</text:p>
          </table:table-cell>
          <table:table-cell table:style-name="ce219" table:formula="of:=[.I114]+[.J114]" office:value-type="float" office:value="236652.75" calcext:value-type="float">
            <text:p>236,652.75</text:p>
          </table:table-cell>
          <table:table-cell table:style-name="ce276" table:formula="of:=[.A114]-[.K114]" office:value-type="float" office:value="523347.25" calcext:value-type="float">
            <text:p>523,347.25</text:p>
          </table:table-cell>
          <table:table-cell table:style-name="ce219" table:formula="of:=[.A114]+[.J114]" office:value-type="float" office:value="766840" calcext:value-type="float">
            <text:p>766,840.00</text:p>
          </table:table-cell>
          <table:table-cell table:style-name="ce219" table:formula="of:=[.I$4]" office:value-type="float" office:value="20000" calcext:value-type="float">
            <text:p>20,000.00</text:p>
          </table:table-cell>
          <table:table-cell table:style-name="ce219" table:formula="of:=[.M114]+[.N114]" office:value-type="float" office:value="786840" calcext:value-type="float">
            <text:p>786,840.00</text:p>
          </table:table-cell>
          <table:table-cell table:style-name="ce219" table:formula="of:=[.O114]*[.I$2]" office:value-type="float" office:value="267525.6" calcext:value-type="float">
            <text:p>267,525.60</text:p>
          </table:table-cell>
          <table:table-cell table:style-name="ce276" table:formula="of:=[.O114]-[.P114]" office:value-type="float" office:value="519314.4" calcext:value-type="float">
            <text:p>519,314.40</text:p>
          </table:table-cell>
          <table:table-cell table:number-columns-repeated="16332"/>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3583.44999999995" calcext:value-type="currency">
            <text:p>($3,583)</text:p>
          </table:table-cell>
          <table:table-cell table:style-name="ce238" table:formula="of:=IF(([.A115]-[.$D$19])&lt;=[.B$18];MAX(([.A115]-[.$D$19])-[.B$17];0)*[.C$18];([.B$18]-[.B$17])*[.C$18])" office:value-type="float" office:value="4266" calcext:value-type="float">
            <text:p>4,266.00</text:p>
          </table:table-cell>
          <table:table-cell table:style-name="ce219" table:formula="of:=IF([.A115]-[.$D$19]&lt;=[.B$19];MAX(MAX([.A115]-[.$D$19];0)-[.B$18];0)*[.C$19];([.B$19]-[.B$18])*[.C$19])" office:value-type="float" office:value="11742.5" calcext:value-type="float">
            <text:p>11,742.50</text:p>
          </table:table-cell>
          <table:table-cell table:style-name="ce219" table:formula="of:=IF([.A115]-[.$D$19]&lt;=[.B$20];MAX(MAX([.A115]-[.$D$19];0)-[.B$19];0)*[.C$20];([.B$20]-[.B$19])*[.C$20])" office:value-type="float" office:value="21942" calcext:value-type="float">
            <text:p>21,942.00</text:p>
          </table:table-cell>
          <table:table-cell table:style-name="ce219" table:formula="of:=IF([.A115]-[.$D$19]&lt;=[.B$21];MAX(MAX([.A115]-[.$D$19];0)-[.B$20];0)*[.C$21];([.B$21]-[.B$20])*[.C$21])" office:value-type="float" office:value="17528" calcext:value-type="float">
            <text:p>17,528.00</text:p>
          </table:table-cell>
          <table:table-cell table:style-name="ce219" table:formula="of:=IF([.A115]-[.$D$19]&lt;=[.B$22];MAX(MAX([.A115]-[.$D$19])-[.B$21];0)*[.C$22];([.B$22]-[.B$21])*[.C$22])" office:value-type="float" office:value="126918.75" calcext:value-type="float">
            <text:p>126,918.75</text:p>
          </table:table-cell>
          <table:table-cell table:style-name="ce219" table:formula="of:=IF([.A115]-[.$D$19]&lt;=[.B$23];MAX(MAX([.A115]-[.$D$19];0)-[.B$22];0)*[.C$23];([.B$23]-[.B$22])*[.C$23])" office:value-type="float" office:value="51115.5" calcext:value-type="float">
            <text:p>51,115.50</text:p>
          </table:table-cell>
          <table:table-cell table:style-name="ce276" table:formula="of:=SUM([.C115:.H115])" office:value-type="float" office:value="233512.75" calcext:value-type="float">
            <text:p>233,512.75</text:p>
          </table:table-cell>
          <table:table-cell table:style-name="ce219" table:formula="of:=IF([.A115]&lt;[.E$7];[.A115]*([.E$3]+[.E$5]);IF([.A115]&gt;=[.E$8];[.A115]*[.E$9];0))" office:value-type="float" office:value="6930" calcext:value-type="float">
            <text:p>6,930.00</text:p>
          </table:table-cell>
          <table:table-cell table:style-name="ce219" table:formula="of:=[.I115]+[.J115]" office:value-type="float" office:value="240442.75" calcext:value-type="float">
            <text:p>240,442.75</text:p>
          </table:table-cell>
          <table:table-cell table:style-name="ce276" table:formula="of:=[.A115]-[.K115]" office:value-type="float" office:value="529557.25" calcext:value-type="float">
            <text:p>529,557.25</text:p>
          </table:table-cell>
          <table:table-cell table:style-name="ce219" table:formula="of:=[.A115]+[.J115]" office:value-type="float" office:value="776930" calcext:value-type="float">
            <text:p>776,930.00</text:p>
          </table:table-cell>
          <table:table-cell table:style-name="ce219" table:formula="of:=[.I$4]" office:value-type="float" office:value="20000" calcext:value-type="float">
            <text:p>20,000.00</text:p>
          </table:table-cell>
          <table:table-cell table:style-name="ce219" table:formula="of:=[.M115]+[.N115]" office:value-type="float" office:value="796930" calcext:value-type="float">
            <text:p>796,930.00</text:p>
          </table:table-cell>
          <table:table-cell table:style-name="ce219" table:formula="of:=[.O115]*[.I$2]" office:value-type="float" office:value="270956.2" calcext:value-type="float">
            <text:p>270,956.20</text:p>
          </table:table-cell>
          <table:table-cell table:style-name="ce276" table:formula="of:=[.O115]-[.P115]" office:value-type="float" office:value="525973.8" calcext:value-type="float">
            <text:p>525,973.80</text:p>
          </table:table-cell>
          <table:table-cell table:number-columns-repeated="16332"/>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3134.05000000005" calcext:value-type="currency">
            <text:p>($3,134)</text:p>
          </table:table-cell>
          <table:table-cell table:style-name="ce238" table:formula="of:=IF(([.A116]-[.$D$19])&lt;=[.B$18];MAX(([.A116]-[.$D$19])-[.B$17];0)*[.C$18];([.B$18]-[.B$17])*[.C$18])" office:value-type="float" office:value="4266" calcext:value-type="float">
            <text:p>4,266.00</text:p>
          </table:table-cell>
          <table:table-cell table:style-name="ce219" table:formula="of:=IF([.A116]-[.$D$19]&lt;=[.B$19];MAX(MAX([.A116]-[.$D$19];0)-[.B$18];0)*[.C$19];([.B$19]-[.B$18])*[.C$19])" office:value-type="float" office:value="11742.5" calcext:value-type="float">
            <text:p>11,742.50</text:p>
          </table:table-cell>
          <table:table-cell table:style-name="ce219" table:formula="of:=IF([.A116]-[.$D$19]&lt;=[.B$20];MAX(MAX([.A116]-[.$D$19];0)-[.B$19];0)*[.C$20];([.B$20]-[.B$19])*[.C$20])" office:value-type="float" office:value="21942" calcext:value-type="float">
            <text:p>21,942.00</text:p>
          </table:table-cell>
          <table:table-cell table:style-name="ce219" table:formula="of:=IF([.A116]-[.$D$19]&lt;=[.B$21];MAX(MAX([.A116]-[.$D$19];0)-[.B$20];0)*[.C$21];([.B$21]-[.B$20])*[.C$21])" office:value-type="float" office:value="17528" calcext:value-type="float">
            <text:p>17,528.00</text:p>
          </table:table-cell>
          <table:table-cell table:style-name="ce219" table:formula="of:=IF([.A116]-[.$D$19]&lt;=[.B$22];MAX(MAX([.A116]-[.$D$19])-[.B$21];0)*[.C$22];([.B$22]-[.B$21])*[.C$22])" office:value-type="float" office:value="126918.75" calcext:value-type="float">
            <text:p>126,918.75</text:p>
          </table:table-cell>
          <table:table-cell table:style-name="ce219" table:formula="of:=IF([.A116]-[.$D$19]&lt;=[.B$23];MAX(MAX([.A116]-[.$D$19];0)-[.B$22];0)*[.C$23];([.B$23]-[.B$22])*[.C$23])" office:value-type="float" office:value="54815.5" calcext:value-type="float">
            <text:p>54,815.50</text:p>
          </table:table-cell>
          <table:table-cell table:style-name="ce276" table:formula="of:=SUM([.C116:.H116])" office:value-type="float" office:value="237212.75" calcext:value-type="float">
            <text:p>237,212.75</text:p>
          </table:table-cell>
          <table:table-cell table:style-name="ce219" table:formula="of:=IF([.A116]&lt;[.E$7];[.A116]*([.E$3]+[.E$5]);IF([.A116]&gt;=[.E$8];[.A116]*[.E$9];0))" office:value-type="float" office:value="7020" calcext:value-type="float">
            <text:p>7,020.00</text:p>
          </table:table-cell>
          <table:table-cell table:style-name="ce219" table:formula="of:=[.I116]+[.J116]" office:value-type="float" office:value="244232.75" calcext:value-type="float">
            <text:p>244,232.75</text:p>
          </table:table-cell>
          <table:table-cell table:style-name="ce276" table:formula="of:=[.A116]-[.K116]" office:value-type="float" office:value="535767.25" calcext:value-type="float">
            <text:p>535,767.25</text:p>
          </table:table-cell>
          <table:table-cell table:style-name="ce219" table:formula="of:=[.A116]+[.J116]" office:value-type="float" office:value="787020" calcext:value-type="float">
            <text:p>787,020.00</text:p>
          </table:table-cell>
          <table:table-cell table:style-name="ce219" table:formula="of:=[.I$4]" office:value-type="float" office:value="20000" calcext:value-type="float">
            <text:p>20,000.00</text:p>
          </table:table-cell>
          <table:table-cell table:style-name="ce219" table:formula="of:=[.M116]+[.N116]" office:value-type="float" office:value="807020" calcext:value-type="float">
            <text:p>807,020.00</text:p>
          </table:table-cell>
          <table:table-cell table:style-name="ce219" table:formula="of:=[.O116]*[.I$2]" office:value-type="float" office:value="274386.8" calcext:value-type="float">
            <text:p>274,386.80</text:p>
          </table:table-cell>
          <table:table-cell table:style-name="ce276" table:formula="of:=[.O116]-[.P116]" office:value-type="float" office:value="532633.2" calcext:value-type="float">
            <text:p>532,633.20</text:p>
          </table:table-cell>
          <table:table-cell table:number-columns-repeated="16332"/>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2684.65000000002" calcext:value-type="currency">
            <text:p>($2,685)</text:p>
          </table:table-cell>
          <table:table-cell table:style-name="ce238" table:formula="of:=IF(([.A117]-[.$D$19])&lt;=[.B$18];MAX(([.A117]-[.$D$19])-[.B$17];0)*[.C$18];([.B$18]-[.B$17])*[.C$18])" office:value-type="float" office:value="4266" calcext:value-type="float">
            <text:p>4,266.00</text:p>
          </table:table-cell>
          <table:table-cell table:style-name="ce219" table:formula="of:=IF([.A117]-[.$D$19]&lt;=[.B$19];MAX(MAX([.A117]-[.$D$19];0)-[.B$18];0)*[.C$19];([.B$19]-[.B$18])*[.C$19])" office:value-type="float" office:value="11742.5" calcext:value-type="float">
            <text:p>11,742.50</text:p>
          </table:table-cell>
          <table:table-cell table:style-name="ce219" table:formula="of:=IF([.A117]-[.$D$19]&lt;=[.B$20];MAX(MAX([.A117]-[.$D$19];0)-[.B$19];0)*[.C$20];([.B$20]-[.B$19])*[.C$20])" office:value-type="float" office:value="21942" calcext:value-type="float">
            <text:p>21,942.00</text:p>
          </table:table-cell>
          <table:table-cell table:style-name="ce219" table:formula="of:=IF([.A117]-[.$D$19]&lt;=[.B$21];MAX(MAX([.A117]-[.$D$19];0)-[.B$20];0)*[.C$21];([.B$21]-[.B$20])*[.C$21])" office:value-type="float" office:value="17528" calcext:value-type="float">
            <text:p>17,528.00</text:p>
          </table:table-cell>
          <table:table-cell table:style-name="ce219" table:formula="of:=IF([.A117]-[.$D$19]&lt;=[.B$22];MAX(MAX([.A117]-[.$D$19])-[.B$21];0)*[.C$22];([.B$22]-[.B$21])*[.C$22])" office:value-type="float" office:value="126918.75" calcext:value-type="float">
            <text:p>126,918.75</text:p>
          </table:table-cell>
          <table:table-cell table:style-name="ce219" table:formula="of:=IF([.A117]-[.$D$19]&lt;=[.B$23];MAX(MAX([.A117]-[.$D$19];0)-[.B$22];0)*[.C$23];([.B$23]-[.B$22])*[.C$23])" office:value-type="float" office:value="58515.5" calcext:value-type="float">
            <text:p>58,515.50</text:p>
          </table:table-cell>
          <table:table-cell table:style-name="ce276" table:formula="of:=SUM([.C117:.H117])" office:value-type="float" office:value="240912.75" calcext:value-type="float">
            <text:p>240,912.75</text:p>
          </table:table-cell>
          <table:table-cell table:style-name="ce219" table:formula="of:=IF([.A117]&lt;[.E$7];[.A117]*([.E$3]+[.E$5]);IF([.A117]&gt;=[.E$8];[.A117]*[.E$9];0))" office:value-type="float" office:value="7110" calcext:value-type="float">
            <text:p>7,110.00</text:p>
          </table:table-cell>
          <table:table-cell table:style-name="ce219" table:formula="of:=[.I117]+[.J117]" office:value-type="float" office:value="248022.75" calcext:value-type="float">
            <text:p>248,022.75</text:p>
          </table:table-cell>
          <table:table-cell table:style-name="ce276" table:formula="of:=[.A117]-[.K117]" office:value-type="float" office:value="541977.25" calcext:value-type="float">
            <text:p>541,977.25</text:p>
          </table:table-cell>
          <table:table-cell table:style-name="ce219" table:formula="of:=[.A117]+[.J117]" office:value-type="float" office:value="797110" calcext:value-type="float">
            <text:p>797,110.00</text:p>
          </table:table-cell>
          <table:table-cell table:style-name="ce219" table:formula="of:=[.I$4]" office:value-type="float" office:value="20000" calcext:value-type="float">
            <text:p>20,000.00</text:p>
          </table:table-cell>
          <table:table-cell table:style-name="ce219" table:formula="of:=[.M117]+[.N117]" office:value-type="float" office:value="817110" calcext:value-type="float">
            <text:p>817,110.00</text:p>
          </table:table-cell>
          <table:table-cell table:style-name="ce219" table:formula="of:=[.O117]*[.I$2]" office:value-type="float" office:value="277817.4" calcext:value-type="float">
            <text:p>277,817.40</text:p>
          </table:table-cell>
          <table:table-cell table:style-name="ce276" table:formula="of:=[.O117]-[.P117]" office:value-type="float" office:value="539292.6" calcext:value-type="float">
            <text:p>539,292.60</text:p>
          </table:table-cell>
          <table:table-cell table:number-columns-repeated="16332"/>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2235.25" calcext:value-type="currency">
            <text:p>($2,235)</text:p>
          </table:table-cell>
          <table:table-cell table:style-name="ce238" table:formula="of:=IF(([.A118]-[.$D$19])&lt;=[.B$18];MAX(([.A118]-[.$D$19])-[.B$17];0)*[.C$18];([.B$18]-[.B$17])*[.C$18])" office:value-type="float" office:value="4266" calcext:value-type="float">
            <text:p>4,266.00</text:p>
          </table:table-cell>
          <table:table-cell table:style-name="ce219" table:formula="of:=IF([.A118]-[.$D$19]&lt;=[.B$19];MAX(MAX([.A118]-[.$D$19];0)-[.B$18];0)*[.C$19];([.B$19]-[.B$18])*[.C$19])" office:value-type="float" office:value="11742.5" calcext:value-type="float">
            <text:p>11,742.50</text:p>
          </table:table-cell>
          <table:table-cell table:style-name="ce219" table:formula="of:=IF([.A118]-[.$D$19]&lt;=[.B$20];MAX(MAX([.A118]-[.$D$19];0)-[.B$19];0)*[.C$20];([.B$20]-[.B$19])*[.C$20])" office:value-type="float" office:value="21942" calcext:value-type="float">
            <text:p>21,942.00</text:p>
          </table:table-cell>
          <table:table-cell table:style-name="ce219" table:formula="of:=IF([.A118]-[.$D$19]&lt;=[.B$21];MAX(MAX([.A118]-[.$D$19];0)-[.B$20];0)*[.C$21];([.B$21]-[.B$20])*[.C$21])" office:value-type="float" office:value="17528" calcext:value-type="float">
            <text:p>17,528.00</text:p>
          </table:table-cell>
          <table:table-cell table:style-name="ce219" table:formula="of:=IF([.A118]-[.$D$19]&lt;=[.B$22];MAX(MAX([.A118]-[.$D$19])-[.B$21];0)*[.C$22];([.B$22]-[.B$21])*[.C$22])" office:value-type="float" office:value="126918.75" calcext:value-type="float">
            <text:p>126,918.75</text:p>
          </table:table-cell>
          <table:table-cell table:style-name="ce219" table:formula="of:=IF([.A118]-[.$D$19]&lt;=[.B$23];MAX(MAX([.A118]-[.$D$19];0)-[.B$22];0)*[.C$23];([.B$23]-[.B$22])*[.C$23])" office:value-type="float" office:value="62215.5" calcext:value-type="float">
            <text:p>62,215.50</text:p>
          </table:table-cell>
          <table:table-cell table:style-name="ce276" table:formula="of:=SUM([.C118:.H118])" office:value-type="float" office:value="244612.75" calcext:value-type="float">
            <text:p>244,612.75</text:p>
          </table:table-cell>
          <table:table-cell table:style-name="ce219" table:formula="of:=IF([.A118]&lt;[.E$7];[.A118]*([.E$3]+[.E$5]);IF([.A118]&gt;=[.E$8];[.A118]*[.E$9];0))" office:value-type="float" office:value="7200" calcext:value-type="float">
            <text:p>7,200.00</text:p>
          </table:table-cell>
          <table:table-cell table:style-name="ce219" table:formula="of:=[.I118]+[.J118]" office:value-type="float" office:value="251812.75" calcext:value-type="float">
            <text:p>251,812.75</text:p>
          </table:table-cell>
          <table:table-cell table:style-name="ce276" table:formula="of:=[.A118]-[.K118]" office:value-type="float" office:value="548187.25" calcext:value-type="float">
            <text:p>548,187.25</text:p>
          </table:table-cell>
          <table:table-cell table:style-name="ce219" table:formula="of:=[.A118]+[.J118]" office:value-type="float" office:value="807200" calcext:value-type="float">
            <text:p>807,200.00</text:p>
          </table:table-cell>
          <table:table-cell table:style-name="ce219" table:formula="of:=[.I$4]" office:value-type="float" office:value="20000" calcext:value-type="float">
            <text:p>20,000.00</text:p>
          </table:table-cell>
          <table:table-cell table:style-name="ce219" table:formula="of:=[.M118]+[.N118]" office:value-type="float" office:value="827200" calcext:value-type="float">
            <text:p>827,200.00</text:p>
          </table:table-cell>
          <table:table-cell table:style-name="ce219" table:formula="of:=[.O118]*[.I$2]" office:value-type="float" office:value="281248" calcext:value-type="float">
            <text:p>281,248.00</text:p>
          </table:table-cell>
          <table:table-cell table:style-name="ce276" table:formula="of:=[.O118]-[.P118]" office:value-type="float" office:value="545952" calcext:value-type="float">
            <text:p>545,952.00</text:p>
          </table:table-cell>
          <table:table-cell table:number-columns-repeated="16332"/>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1785.85000000009" calcext:value-type="currency">
            <text:p>($1,786)</text:p>
          </table:table-cell>
          <table:table-cell table:style-name="ce238" table:formula="of:=IF(([.A119]-[.$D$19])&lt;=[.B$18];MAX(([.A119]-[.$D$19])-[.B$17];0)*[.C$18];([.B$18]-[.B$17])*[.C$18])" office:value-type="float" office:value="4266" calcext:value-type="float">
            <text:p>4,266.00</text:p>
          </table:table-cell>
          <table:table-cell table:style-name="ce219" table:formula="of:=IF([.A119]-[.$D$19]&lt;=[.B$19];MAX(MAX([.A119]-[.$D$19];0)-[.B$18];0)*[.C$19];([.B$19]-[.B$18])*[.C$19])" office:value-type="float" office:value="11742.5" calcext:value-type="float">
            <text:p>11,742.50</text:p>
          </table:table-cell>
          <table:table-cell table:style-name="ce219" table:formula="of:=IF([.A119]-[.$D$19]&lt;=[.B$20];MAX(MAX([.A119]-[.$D$19];0)-[.B$19];0)*[.C$20];([.B$20]-[.B$19])*[.C$20])" office:value-type="float" office:value="21942" calcext:value-type="float">
            <text:p>21,942.00</text:p>
          </table:table-cell>
          <table:table-cell table:style-name="ce219" table:formula="of:=IF([.A119]-[.$D$19]&lt;=[.B$21];MAX(MAX([.A119]-[.$D$19];0)-[.B$20];0)*[.C$21];([.B$21]-[.B$20])*[.C$21])" office:value-type="float" office:value="17528" calcext:value-type="float">
            <text:p>17,528.00</text:p>
          </table:table-cell>
          <table:table-cell table:style-name="ce219" table:formula="of:=IF([.A119]-[.$D$19]&lt;=[.B$22];MAX(MAX([.A119]-[.$D$19])-[.B$21];0)*[.C$22];([.B$22]-[.B$21])*[.C$22])" office:value-type="float" office:value="126918.75" calcext:value-type="float">
            <text:p>126,918.75</text:p>
          </table:table-cell>
          <table:table-cell table:style-name="ce219" table:formula="of:=IF([.A119]-[.$D$19]&lt;=[.B$23];MAX(MAX([.A119]-[.$D$19];0)-[.B$22];0)*[.C$23];([.B$23]-[.B$22])*[.C$23])" office:value-type="float" office:value="65915.5" calcext:value-type="float">
            <text:p>65,915.50</text:p>
          </table:table-cell>
          <table:table-cell table:style-name="ce276" table:formula="of:=SUM([.C119:.H119])" office:value-type="float" office:value="248312.75" calcext:value-type="float">
            <text:p>248,312.75</text:p>
          </table:table-cell>
          <table:table-cell table:style-name="ce219" table:formula="of:=IF([.A119]&lt;[.E$7];[.A119]*([.E$3]+[.E$5]);IF([.A119]&gt;=[.E$8];[.A119]*[.E$9];0))" office:value-type="float" office:value="7290" calcext:value-type="float">
            <text:p>7,290.00</text:p>
          </table:table-cell>
          <table:table-cell table:style-name="ce219" table:formula="of:=[.I119]+[.J119]" office:value-type="float" office:value="255602.75" calcext:value-type="float">
            <text:p>255,602.75</text:p>
          </table:table-cell>
          <table:table-cell table:style-name="ce276" table:formula="of:=[.A119]-[.K119]" office:value-type="float" office:value="554397.25" calcext:value-type="float">
            <text:p>554,397.25</text:p>
          </table:table-cell>
          <table:table-cell table:style-name="ce219" table:formula="of:=[.A119]+[.J119]" office:value-type="float" office:value="817290" calcext:value-type="float">
            <text:p>817,290.00</text:p>
          </table:table-cell>
          <table:table-cell table:style-name="ce219" table:formula="of:=[.I$4]" office:value-type="float" office:value="20000" calcext:value-type="float">
            <text:p>20,000.00</text:p>
          </table:table-cell>
          <table:table-cell table:style-name="ce219" table:formula="of:=[.M119]+[.N119]" office:value-type="float" office:value="837290" calcext:value-type="float">
            <text:p>837,290.00</text:p>
          </table:table-cell>
          <table:table-cell table:style-name="ce219" table:formula="of:=[.O119]*[.I$2]" office:value-type="float" office:value="284678.6" calcext:value-type="float">
            <text:p>284,678.60</text:p>
          </table:table-cell>
          <table:table-cell table:style-name="ce276" table:formula="of:=[.O119]-[.P119]" office:value-type="float" office:value="552611.4" calcext:value-type="float">
            <text:p>552,611.40</text:p>
          </table:table-cell>
          <table:table-cell table:number-columns-repeated="16332"/>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1336.44999999995" calcext:value-type="currency">
            <text:p>($1,336)</text:p>
          </table:table-cell>
          <table:table-cell table:style-name="ce238" table:formula="of:=IF(([.A120]-[.$D$19])&lt;=[.B$18];MAX(([.A120]-[.$D$19])-[.B$17];0)*[.C$18];([.B$18]-[.B$17])*[.C$18])" office:value-type="float" office:value="4266" calcext:value-type="float">
            <text:p>4,266.00</text:p>
          </table:table-cell>
          <table:table-cell table:style-name="ce219" table:formula="of:=IF([.A120]-[.$D$19]&lt;=[.B$19];MAX(MAX([.A120]-[.$D$19];0)-[.B$18];0)*[.C$19];([.B$19]-[.B$18])*[.C$19])" office:value-type="float" office:value="11742.5" calcext:value-type="float">
            <text:p>11,742.50</text:p>
          </table:table-cell>
          <table:table-cell table:style-name="ce219" table:formula="of:=IF([.A120]-[.$D$19]&lt;=[.B$20];MAX(MAX([.A120]-[.$D$19];0)-[.B$19];0)*[.C$20];([.B$20]-[.B$19])*[.C$20])" office:value-type="float" office:value="21942" calcext:value-type="float">
            <text:p>21,942.00</text:p>
          </table:table-cell>
          <table:table-cell table:style-name="ce219" table:formula="of:=IF([.A120]-[.$D$19]&lt;=[.B$21];MAX(MAX([.A120]-[.$D$19];0)-[.B$20];0)*[.C$21];([.B$21]-[.B$20])*[.C$21])" office:value-type="float" office:value="17528" calcext:value-type="float">
            <text:p>17,528.00</text:p>
          </table:table-cell>
          <table:table-cell table:style-name="ce219" table:formula="of:=IF([.A120]-[.$D$19]&lt;=[.B$22];MAX(MAX([.A120]-[.$D$19])-[.B$21];0)*[.C$22];([.B$22]-[.B$21])*[.C$22])" office:value-type="float" office:value="126918.75" calcext:value-type="float">
            <text:p>126,918.75</text:p>
          </table:table-cell>
          <table:table-cell table:style-name="ce219" table:formula="of:=IF([.A120]-[.$D$19]&lt;=[.B$23];MAX(MAX([.A120]-[.$D$19];0)-[.B$22];0)*[.C$23];([.B$23]-[.B$22])*[.C$23])" office:value-type="float" office:value="69615.5" calcext:value-type="float">
            <text:p>69,615.50</text:p>
          </table:table-cell>
          <table:table-cell table:style-name="ce276" table:formula="of:=SUM([.C120:.H120])" office:value-type="float" office:value="252012.75" calcext:value-type="float">
            <text:p>252,012.75</text:p>
          </table:table-cell>
          <table:table-cell table:style-name="ce219" table:formula="of:=IF([.A120]&lt;[.E$7];[.A120]*([.E$3]+[.E$5]);IF([.A120]&gt;=[.E$8];[.A120]*[.E$9];0))" office:value-type="float" office:value="7380" calcext:value-type="float">
            <text:p>7,380.00</text:p>
          </table:table-cell>
          <table:table-cell table:style-name="ce219" table:formula="of:=[.I120]+[.J120]" office:value-type="float" office:value="259392.75" calcext:value-type="float">
            <text:p>259,392.75</text:p>
          </table:table-cell>
          <table:table-cell table:style-name="ce276" table:formula="of:=[.A120]-[.K120]" office:value-type="float" office:value="560607.25" calcext:value-type="float">
            <text:p>560,607.25</text:p>
          </table:table-cell>
          <table:table-cell table:style-name="ce219" table:formula="of:=[.A120]+[.J120]" office:value-type="float" office:value="827380" calcext:value-type="float">
            <text:p>827,380.00</text:p>
          </table:table-cell>
          <table:table-cell table:style-name="ce219" table:formula="of:=[.I$4]" office:value-type="float" office:value="20000" calcext:value-type="float">
            <text:p>20,000.00</text:p>
          </table:table-cell>
          <table:table-cell table:style-name="ce219" table:formula="of:=[.M120]+[.N120]" office:value-type="float" office:value="847380" calcext:value-type="float">
            <text:p>847,380.00</text:p>
          </table:table-cell>
          <table:table-cell table:style-name="ce219" table:formula="of:=[.O120]*[.I$2]" office:value-type="float" office:value="288109.2" calcext:value-type="float">
            <text:p>288,109.20</text:p>
          </table:table-cell>
          <table:table-cell table:style-name="ce276" table:formula="of:=[.O120]-[.P120]" office:value-type="float" office:value="559270.8" calcext:value-type="float">
            <text:p>559,270.80</text:p>
          </table:table-cell>
          <table:table-cell table:number-columns-repeated="16332"/>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887.050000000047" calcext:value-type="currency">
            <text:p>($887)</text:p>
          </table:table-cell>
          <table:table-cell table:style-name="ce238" table:formula="of:=IF(([.A121]-[.$D$19])&lt;=[.B$18];MAX(([.A121]-[.$D$19])-[.B$17];0)*[.C$18];([.B$18]-[.B$17])*[.C$18])" office:value-type="float" office:value="4266" calcext:value-type="float">
            <text:p>4,266.00</text:p>
          </table:table-cell>
          <table:table-cell table:style-name="ce219" table:formula="of:=IF([.A121]-[.$D$19]&lt;=[.B$19];MAX(MAX([.A121]-[.$D$19];0)-[.B$18];0)*[.C$19];([.B$19]-[.B$18])*[.C$19])" office:value-type="float" office:value="11742.5" calcext:value-type="float">
            <text:p>11,742.50</text:p>
          </table:table-cell>
          <table:table-cell table:style-name="ce219" table:formula="of:=IF([.A121]-[.$D$19]&lt;=[.B$20];MAX(MAX([.A121]-[.$D$19];0)-[.B$19];0)*[.C$20];([.B$20]-[.B$19])*[.C$20])" office:value-type="float" office:value="21942" calcext:value-type="float">
            <text:p>21,942.00</text:p>
          </table:table-cell>
          <table:table-cell table:style-name="ce219" table:formula="of:=IF([.A121]-[.$D$19]&lt;=[.B$21];MAX(MAX([.A121]-[.$D$19];0)-[.B$20];0)*[.C$21];([.B$21]-[.B$20])*[.C$21])" office:value-type="float" office:value="17528" calcext:value-type="float">
            <text:p>17,528.00</text:p>
          </table:table-cell>
          <table:table-cell table:style-name="ce219" table:formula="of:=IF([.A121]-[.$D$19]&lt;=[.B$22];MAX(MAX([.A121]-[.$D$19])-[.B$21];0)*[.C$22];([.B$22]-[.B$21])*[.C$22])" office:value-type="float" office:value="126918.75" calcext:value-type="float">
            <text:p>126,918.75</text:p>
          </table:table-cell>
          <table:table-cell table:style-name="ce219" table:formula="of:=IF([.A121]-[.$D$19]&lt;=[.B$23];MAX(MAX([.A121]-[.$D$19];0)-[.B$22];0)*[.C$23];([.B$23]-[.B$22])*[.C$23])" office:value-type="float" office:value="73315.5" calcext:value-type="float">
            <text:p>73,315.50</text:p>
          </table:table-cell>
          <table:table-cell table:style-name="ce276" table:formula="of:=SUM([.C121:.H121])" office:value-type="float" office:value="255712.75" calcext:value-type="float">
            <text:p>255,712.75</text:p>
          </table:table-cell>
          <table:table-cell table:style-name="ce219" table:formula="of:=IF([.A121]&lt;[.E$7];[.A121]*([.E$3]+[.E$5]);IF([.A121]&gt;=[.E$8];[.A121]*[.E$9];0))" office:value-type="float" office:value="7470" calcext:value-type="float">
            <text:p>7,470.00</text:p>
          </table:table-cell>
          <table:table-cell table:style-name="ce219" table:formula="of:=[.I121]+[.J121]" office:value-type="float" office:value="263182.75" calcext:value-type="float">
            <text:p>263,182.75</text:p>
          </table:table-cell>
          <table:table-cell table:style-name="ce276" table:formula="of:=[.A121]-[.K121]" office:value-type="float" office:value="566817.25" calcext:value-type="float">
            <text:p>566,817.25</text:p>
          </table:table-cell>
          <table:table-cell table:style-name="ce219" table:formula="of:=[.A121]+[.J121]" office:value-type="float" office:value="837470" calcext:value-type="float">
            <text:p>837,470.00</text:p>
          </table:table-cell>
          <table:table-cell table:style-name="ce219" table:formula="of:=[.I$4]" office:value-type="float" office:value="20000" calcext:value-type="float">
            <text:p>20,000.00</text:p>
          </table:table-cell>
          <table:table-cell table:style-name="ce219" table:formula="of:=[.M121]+[.N121]" office:value-type="float" office:value="857470" calcext:value-type="float">
            <text:p>857,470.00</text:p>
          </table:table-cell>
          <table:table-cell table:style-name="ce219" table:formula="of:=[.O121]*[.I$2]" office:value-type="float" office:value="291539.8" calcext:value-type="float">
            <text:p>291,539.80</text:p>
          </table:table-cell>
          <table:table-cell table:style-name="ce276" table:formula="of:=[.O121]-[.P121]" office:value-type="float" office:value="565930.2" calcext:value-type="float">
            <text:p>565,930.20</text:p>
          </table:table-cell>
          <table:table-cell table:number-columns-repeated="16332"/>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437.650000000023" calcext:value-type="currency">
            <text:p>($438)</text:p>
          </table:table-cell>
          <table:table-cell table:style-name="ce238" table:formula="of:=IF(([.A122]-[.$D$19])&lt;=[.B$18];MAX(([.A122]-[.$D$19])-[.B$17];0)*[.C$18];([.B$18]-[.B$17])*[.C$18])" office:value-type="float" office:value="4266" calcext:value-type="float">
            <text:p>4,266.00</text:p>
          </table:table-cell>
          <table:table-cell table:style-name="ce219" table:formula="of:=IF([.A122]-[.$D$19]&lt;=[.B$19];MAX(MAX([.A122]-[.$D$19];0)-[.B$18];0)*[.C$19];([.B$19]-[.B$18])*[.C$19])" office:value-type="float" office:value="11742.5" calcext:value-type="float">
            <text:p>11,742.50</text:p>
          </table:table-cell>
          <table:table-cell table:style-name="ce219" table:formula="of:=IF([.A122]-[.$D$19]&lt;=[.B$20];MAX(MAX([.A122]-[.$D$19];0)-[.B$19];0)*[.C$20];([.B$20]-[.B$19])*[.C$20])" office:value-type="float" office:value="21942" calcext:value-type="float">
            <text:p>21,942.00</text:p>
          </table:table-cell>
          <table:table-cell table:style-name="ce219" table:formula="of:=IF([.A122]-[.$D$19]&lt;=[.B$21];MAX(MAX([.A122]-[.$D$19];0)-[.B$20];0)*[.C$21];([.B$21]-[.B$20])*[.C$21])" office:value-type="float" office:value="17528" calcext:value-type="float">
            <text:p>17,528.00</text:p>
          </table:table-cell>
          <table:table-cell table:style-name="ce219" table:formula="of:=IF([.A122]-[.$D$19]&lt;=[.B$22];MAX(MAX([.A122]-[.$D$19])-[.B$21];0)*[.C$22];([.B$22]-[.B$21])*[.C$22])" office:value-type="float" office:value="126918.75" calcext:value-type="float">
            <text:p>126,918.75</text:p>
          </table:table-cell>
          <table:table-cell table:style-name="ce219" table:formula="of:=IF([.A122]-[.$D$19]&lt;=[.B$23];MAX(MAX([.A122]-[.$D$19];0)-[.B$22];0)*[.C$23];([.B$23]-[.B$22])*[.C$23])" office:value-type="float" office:value="77015.5" calcext:value-type="float">
            <text:p>77,015.50</text:p>
          </table:table-cell>
          <table:table-cell table:style-name="ce276" table:formula="of:=SUM([.C122:.H122])" office:value-type="float" office:value="259412.75" calcext:value-type="float">
            <text:p>259,412.75</text:p>
          </table:table-cell>
          <table:table-cell table:style-name="ce219" table:formula="of:=IF([.A122]&lt;[.E$7];[.A122]*([.E$3]+[.E$5]);IF([.A122]&gt;=[.E$8];[.A122]*[.E$9];0))" office:value-type="float" office:value="7560" calcext:value-type="float">
            <text:p>7,560.00</text:p>
          </table:table-cell>
          <table:table-cell table:style-name="ce219" table:formula="of:=[.I122]+[.J122]" office:value-type="float" office:value="266972.75" calcext:value-type="float">
            <text:p>266,972.75</text:p>
          </table:table-cell>
          <table:table-cell table:style-name="ce276" table:formula="of:=[.A122]-[.K122]" office:value-type="float" office:value="573027.25" calcext:value-type="float">
            <text:p>573,027.25</text:p>
          </table:table-cell>
          <table:table-cell table:style-name="ce219" table:formula="of:=[.A122]+[.J122]" office:value-type="float" office:value="847560" calcext:value-type="float">
            <text:p>847,560.00</text:p>
          </table:table-cell>
          <table:table-cell table:style-name="ce219" table:formula="of:=[.I$4]" office:value-type="float" office:value="20000" calcext:value-type="float">
            <text:p>20,000.00</text:p>
          </table:table-cell>
          <table:table-cell table:style-name="ce219" table:formula="of:=[.M122]+[.N122]" office:value-type="float" office:value="867560" calcext:value-type="float">
            <text:p>867,560.00</text:p>
          </table:table-cell>
          <table:table-cell table:style-name="ce219" table:formula="of:=[.O122]*[.I$2]" office:value-type="float" office:value="294970.4" calcext:value-type="float">
            <text:p>294,970.40</text:p>
          </table:table-cell>
          <table:table-cell table:style-name="ce276" table:formula="of:=[.O122]-[.P122]" office:value-type="float" office:value="572589.6" calcext:value-type="float">
            <text:p>572,589.60</text:p>
          </table:table-cell>
          <table:table-cell table:number-columns-repeated="16332"/>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11.75" calcext:value-type="currency">
            <text:p>$12 </text:p>
          </table:table-cell>
          <table:table-cell table:style-name="ce238" table:formula="of:=IF(([.A123]-[.$D$19])&lt;=[.B$18];MAX(([.A123]-[.$D$19])-[.B$17];0)*[.C$18];([.B$18]-[.B$17])*[.C$18])" office:value-type="float" office:value="4266" calcext:value-type="float">
            <text:p>4,266.00</text:p>
          </table:table-cell>
          <table:table-cell table:style-name="ce219" table:formula="of:=IF([.A123]-[.$D$19]&lt;=[.B$19];MAX(MAX([.A123]-[.$D$19];0)-[.B$18];0)*[.C$19];([.B$19]-[.B$18])*[.C$19])" office:value-type="float" office:value="11742.5" calcext:value-type="float">
            <text:p>11,742.50</text:p>
          </table:table-cell>
          <table:table-cell table:style-name="ce219" table:formula="of:=IF([.A123]-[.$D$19]&lt;=[.B$20];MAX(MAX([.A123]-[.$D$19];0)-[.B$19];0)*[.C$20];([.B$20]-[.B$19])*[.C$20])" office:value-type="float" office:value="21942" calcext:value-type="float">
            <text:p>21,942.00</text:p>
          </table:table-cell>
          <table:table-cell table:style-name="ce219" table:formula="of:=IF([.A123]-[.$D$19]&lt;=[.B$21];MAX(MAX([.A123]-[.$D$19];0)-[.B$20];0)*[.C$21];([.B$21]-[.B$20])*[.C$21])" office:value-type="float" office:value="17528" calcext:value-type="float">
            <text:p>17,528.00</text:p>
          </table:table-cell>
          <table:table-cell table:style-name="ce219" table:formula="of:=IF([.A123]-[.$D$19]&lt;=[.B$22];MAX(MAX([.A123]-[.$D$19])-[.B$21];0)*[.C$22];([.B$22]-[.B$21])*[.C$22])" office:value-type="float" office:value="126918.75" calcext:value-type="float">
            <text:p>126,918.75</text:p>
          </table:table-cell>
          <table:table-cell table:style-name="ce219" table:formula="of:=IF([.A123]-[.$D$19]&lt;=[.B$23];MAX(MAX([.A123]-[.$D$19];0)-[.B$22];0)*[.C$23];([.B$23]-[.B$22])*[.C$23])" office:value-type="float" office:value="80715.5" calcext:value-type="float">
            <text:p>80,715.50</text:p>
          </table:table-cell>
          <table:table-cell table:style-name="ce276" table:formula="of:=SUM([.C123:.H123])" office:value-type="float" office:value="263112.75" calcext:value-type="float">
            <text:p>263,112.75</text:p>
          </table:table-cell>
          <table:table-cell table:style-name="ce219" table:formula="of:=IF([.A123]&lt;[.E$7];[.A123]*([.E$3]+[.E$5]);IF([.A123]&gt;=[.E$8];[.A123]*[.E$9];0))" office:value-type="float" office:value="7650" calcext:value-type="float">
            <text:p>7,650.00</text:p>
          </table:table-cell>
          <table:table-cell table:style-name="ce219" table:formula="of:=[.I123]+[.J123]" office:value-type="float" office:value="270762.75" calcext:value-type="float">
            <text:p>270,762.75</text:p>
          </table:table-cell>
          <table:table-cell table:style-name="ce276" table:formula="of:=[.A123]-[.K123]" office:value-type="float" office:value="579237.25" calcext:value-type="float">
            <text:p>579,237.25</text:p>
          </table:table-cell>
          <table:table-cell table:style-name="ce219" table:formula="of:=[.A123]+[.J123]" office:value-type="float" office:value="857650" calcext:value-type="float">
            <text:p>857,650.00</text:p>
          </table:table-cell>
          <table:table-cell table:style-name="ce219" table:formula="of:=[.I$4]" office:value-type="float" office:value="20000" calcext:value-type="float">
            <text:p>20,000.00</text:p>
          </table:table-cell>
          <table:table-cell table:style-name="ce219" table:formula="of:=[.M123]+[.N123]" office:value-type="float" office:value="877650" calcext:value-type="float">
            <text:p>877,650.00</text:p>
          </table:table-cell>
          <table:table-cell table:style-name="ce219" table:formula="of:=[.O123]*[.I$2]" office:value-type="float" office:value="298401" calcext:value-type="float">
            <text:p>298,401.00</text:p>
          </table:table-cell>
          <table:table-cell table:style-name="ce276" table:formula="of:=[.O123]-[.P123]" office:value-type="float" office:value="579249" calcext:value-type="float">
            <text:p>579,249.00</text:p>
          </table:table-cell>
          <table:table-cell table:number-columns-repeated="16332"/>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461.149999999907" calcext:value-type="currency">
            <text:p>$461 </text:p>
          </table:table-cell>
          <table:table-cell table:style-name="ce238" table:formula="of:=IF(([.A124]-[.$D$19])&lt;=[.B$18];MAX(([.A124]-[.$D$19])-[.B$17];0)*[.C$18];([.B$18]-[.B$17])*[.C$18])" office:value-type="float" office:value="4266" calcext:value-type="float">
            <text:p>4,266.00</text:p>
          </table:table-cell>
          <table:table-cell table:style-name="ce219" table:formula="of:=IF([.A124]-[.$D$19]&lt;=[.B$19];MAX(MAX([.A124]-[.$D$19];0)-[.B$18];0)*[.C$19];([.B$19]-[.B$18])*[.C$19])" office:value-type="float" office:value="11742.5" calcext:value-type="float">
            <text:p>11,742.50</text:p>
          </table:table-cell>
          <table:table-cell table:style-name="ce219" table:formula="of:=IF([.A124]-[.$D$19]&lt;=[.B$20];MAX(MAX([.A124]-[.$D$19];0)-[.B$19];0)*[.C$20];([.B$20]-[.B$19])*[.C$20])" office:value-type="float" office:value="21942" calcext:value-type="float">
            <text:p>21,942.00</text:p>
          </table:table-cell>
          <table:table-cell table:style-name="ce219" table:formula="of:=IF([.A124]-[.$D$19]&lt;=[.B$21];MAX(MAX([.A124]-[.$D$19];0)-[.B$20];0)*[.C$21];([.B$21]-[.B$20])*[.C$21])" office:value-type="float" office:value="17528" calcext:value-type="float">
            <text:p>17,528.00</text:p>
          </table:table-cell>
          <table:table-cell table:style-name="ce219" table:formula="of:=IF([.A124]-[.$D$19]&lt;=[.B$22];MAX(MAX([.A124]-[.$D$19])-[.B$21];0)*[.C$22];([.B$22]-[.B$21])*[.C$22])" office:value-type="float" office:value="126918.75" calcext:value-type="float">
            <text:p>126,918.75</text:p>
          </table:table-cell>
          <table:table-cell table:style-name="ce219" table:formula="of:=IF([.A124]-[.$D$19]&lt;=[.B$23];MAX(MAX([.A124]-[.$D$19];0)-[.B$22];0)*[.C$23];([.B$23]-[.B$22])*[.C$23])" office:value-type="float" office:value="84415.5" calcext:value-type="float">
            <text:p>84,415.50</text:p>
          </table:table-cell>
          <table:table-cell table:style-name="ce276" table:formula="of:=SUM([.C124:.H124])" office:value-type="float" office:value="266812.75" calcext:value-type="float">
            <text:p>266,812.75</text:p>
          </table:table-cell>
          <table:table-cell table:style-name="ce219" table:formula="of:=IF([.A124]&lt;[.E$7];[.A124]*([.E$3]+[.E$5]);IF([.A124]&gt;=[.E$8];[.A124]*[.E$9];0))" office:value-type="float" office:value="7740" calcext:value-type="float">
            <text:p>7,740.00</text:p>
          </table:table-cell>
          <table:table-cell table:style-name="ce219" table:formula="of:=[.I124]+[.J124]" office:value-type="float" office:value="274552.75" calcext:value-type="float">
            <text:p>274,552.75</text:p>
          </table:table-cell>
          <table:table-cell table:style-name="ce276" table:formula="of:=[.A124]-[.K124]" office:value-type="float" office:value="585447.25" calcext:value-type="float">
            <text:p>585,447.25</text:p>
          </table:table-cell>
          <table:table-cell table:style-name="ce219" table:formula="of:=[.A124]+[.J124]" office:value-type="float" office:value="867740" calcext:value-type="float">
            <text:p>867,740.00</text:p>
          </table:table-cell>
          <table:table-cell table:style-name="ce219" table:formula="of:=[.I$4]" office:value-type="float" office:value="20000" calcext:value-type="float">
            <text:p>20,000.00</text:p>
          </table:table-cell>
          <table:table-cell table:style-name="ce219" table:formula="of:=[.M124]+[.N124]" office:value-type="float" office:value="887740" calcext:value-type="float">
            <text:p>887,740.00</text:p>
          </table:table-cell>
          <table:table-cell table:style-name="ce219" table:formula="of:=[.O124]*[.I$2]" office:value-type="float" office:value="301831.6" calcext:value-type="float">
            <text:p>301,831.60</text:p>
          </table:table-cell>
          <table:table-cell table:style-name="ce276" table:formula="of:=[.O124]-[.P124]" office:value-type="float" office:value="585908.4" calcext:value-type="float">
            <text:p>585,908.40</text:p>
          </table:table-cell>
          <table:table-cell table:number-columns-repeated="16332"/>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910.550000000047" calcext:value-type="currency">
            <text:p>$911 </text:p>
          </table:table-cell>
          <table:table-cell table:style-name="ce238" table:formula="of:=IF(([.A125]-[.$D$19])&lt;=[.B$18];MAX(([.A125]-[.$D$19])-[.B$17];0)*[.C$18];([.B$18]-[.B$17])*[.C$18])" office:value-type="float" office:value="4266" calcext:value-type="float">
            <text:p>4,266.00</text:p>
          </table:table-cell>
          <table:table-cell table:style-name="ce219" table:formula="of:=IF([.A125]-[.$D$19]&lt;=[.B$19];MAX(MAX([.A125]-[.$D$19];0)-[.B$18];0)*[.C$19];([.B$19]-[.B$18])*[.C$19])" office:value-type="float" office:value="11742.5" calcext:value-type="float">
            <text:p>11,742.50</text:p>
          </table:table-cell>
          <table:table-cell table:style-name="ce219" table:formula="of:=IF([.A125]-[.$D$19]&lt;=[.B$20];MAX(MAX([.A125]-[.$D$19];0)-[.B$19];0)*[.C$20];([.B$20]-[.B$19])*[.C$20])" office:value-type="float" office:value="21942" calcext:value-type="float">
            <text:p>21,942.00</text:p>
          </table:table-cell>
          <table:table-cell table:style-name="ce219" table:formula="of:=IF([.A125]-[.$D$19]&lt;=[.B$21];MAX(MAX([.A125]-[.$D$19];0)-[.B$20];0)*[.C$21];([.B$21]-[.B$20])*[.C$21])" office:value-type="float" office:value="17528" calcext:value-type="float">
            <text:p>17,528.00</text:p>
          </table:table-cell>
          <table:table-cell table:style-name="ce219" table:formula="of:=IF([.A125]-[.$D$19]&lt;=[.B$22];MAX(MAX([.A125]-[.$D$19])-[.B$21];0)*[.C$22];([.B$22]-[.B$21])*[.C$22])" office:value-type="float" office:value="126918.75" calcext:value-type="float">
            <text:p>126,918.75</text:p>
          </table:table-cell>
          <table:table-cell table:style-name="ce219" table:formula="of:=IF([.A125]-[.$D$19]&lt;=[.B$23];MAX(MAX([.A125]-[.$D$19];0)-[.B$22];0)*[.C$23];([.B$23]-[.B$22])*[.C$23])" office:value-type="float" office:value="88115.5" calcext:value-type="float">
            <text:p>88,115.50</text:p>
          </table:table-cell>
          <table:table-cell table:style-name="ce276" table:formula="of:=SUM([.C125:.H125])" office:value-type="float" office:value="270512.75" calcext:value-type="float">
            <text:p>270,512.75</text:p>
          </table:table-cell>
          <table:table-cell table:style-name="ce219" table:formula="of:=IF([.A125]&lt;[.E$7];[.A125]*([.E$3]+[.E$5]);IF([.A125]&gt;=[.E$8];[.A125]*[.E$9];0))" office:value-type="float" office:value="7830" calcext:value-type="float">
            <text:p>7,830.00</text:p>
          </table:table-cell>
          <table:table-cell table:style-name="ce219" table:formula="of:=[.I125]+[.J125]" office:value-type="float" office:value="278342.75" calcext:value-type="float">
            <text:p>278,342.75</text:p>
          </table:table-cell>
          <table:table-cell table:style-name="ce276" table:formula="of:=[.A125]-[.K125]" office:value-type="float" office:value="591657.25" calcext:value-type="float">
            <text:p>591,657.25</text:p>
          </table:table-cell>
          <table:table-cell table:style-name="ce219" table:formula="of:=[.A125]+[.J125]" office:value-type="float" office:value="877830" calcext:value-type="float">
            <text:p>877,830.00</text:p>
          </table:table-cell>
          <table:table-cell table:style-name="ce219" table:formula="of:=[.I$4]" office:value-type="float" office:value="20000" calcext:value-type="float">
            <text:p>20,000.00</text:p>
          </table:table-cell>
          <table:table-cell table:style-name="ce219" table:formula="of:=[.M125]+[.N125]" office:value-type="float" office:value="897830" calcext:value-type="float">
            <text:p>897,830.00</text:p>
          </table:table-cell>
          <table:table-cell table:style-name="ce219" table:formula="of:=[.O125]*[.I$2]" office:value-type="float" office:value="305262.2" calcext:value-type="float">
            <text:p>305,262.20</text:p>
          </table:table-cell>
          <table:table-cell table:style-name="ce276" table:formula="of:=[.O125]-[.P125]" office:value-type="float" office:value="592567.8" calcext:value-type="float">
            <text:p>592,567.80</text:p>
          </table:table-cell>
          <table:table-cell table:number-columns-repeated="16332"/>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1359.94999999995" calcext:value-type="currency">
            <text:p>$1,360 </text:p>
          </table:table-cell>
          <table:table-cell table:style-name="ce238" table:formula="of:=IF(([.A126]-[.$D$19])&lt;=[.B$18];MAX(([.A126]-[.$D$19])-[.B$17];0)*[.C$18];([.B$18]-[.B$17])*[.C$18])" office:value-type="float" office:value="4266" calcext:value-type="float">
            <text:p>4,266.00</text:p>
          </table:table-cell>
          <table:table-cell table:style-name="ce219" table:formula="of:=IF([.A126]-[.$D$19]&lt;=[.B$19];MAX(MAX([.A126]-[.$D$19];0)-[.B$18];0)*[.C$19];([.B$19]-[.B$18])*[.C$19])" office:value-type="float" office:value="11742.5" calcext:value-type="float">
            <text:p>11,742.50</text:p>
          </table:table-cell>
          <table:table-cell table:style-name="ce219" table:formula="of:=IF([.A126]-[.$D$19]&lt;=[.B$20];MAX(MAX([.A126]-[.$D$19];0)-[.B$19];0)*[.C$20];([.B$20]-[.B$19])*[.C$20])" office:value-type="float" office:value="21942" calcext:value-type="float">
            <text:p>21,942.00</text:p>
          </table:table-cell>
          <table:table-cell table:style-name="ce219" table:formula="of:=IF([.A126]-[.$D$19]&lt;=[.B$21];MAX(MAX([.A126]-[.$D$19];0)-[.B$20];0)*[.C$21];([.B$21]-[.B$20])*[.C$21])" office:value-type="float" office:value="17528" calcext:value-type="float">
            <text:p>17,528.00</text:p>
          </table:table-cell>
          <table:table-cell table:style-name="ce219" table:formula="of:=IF([.A126]-[.$D$19]&lt;=[.B$22];MAX(MAX([.A126]-[.$D$19])-[.B$21];0)*[.C$22];([.B$22]-[.B$21])*[.C$22])" office:value-type="float" office:value="126918.75" calcext:value-type="float">
            <text:p>126,918.75</text:p>
          </table:table-cell>
          <table:table-cell table:style-name="ce219" table:formula="of:=IF([.A126]-[.$D$19]&lt;=[.B$23];MAX(MAX([.A126]-[.$D$19];0)-[.B$22];0)*[.C$23];([.B$23]-[.B$22])*[.C$23])" office:value-type="float" office:value="91815.5" calcext:value-type="float">
            <text:p>91,815.50</text:p>
          </table:table-cell>
          <table:table-cell table:style-name="ce276" table:formula="of:=SUM([.C126:.H126])" office:value-type="float" office:value="274212.75" calcext:value-type="float">
            <text:p>274,212.75</text:p>
          </table:table-cell>
          <table:table-cell table:style-name="ce219" table:formula="of:=IF([.A126]&lt;[.E$7];[.A126]*([.E$3]+[.E$5]);IF([.A126]&gt;=[.E$8];[.A126]*[.E$9];0))" office:value-type="float" office:value="7920" calcext:value-type="float">
            <text:p>7,920.00</text:p>
          </table:table-cell>
          <table:table-cell table:style-name="ce219" table:formula="of:=[.I126]+[.J126]" office:value-type="float" office:value="282132.75" calcext:value-type="float">
            <text:p>282,132.75</text:p>
          </table:table-cell>
          <table:table-cell table:style-name="ce276" table:formula="of:=[.A126]-[.K126]" office:value-type="float" office:value="597867.25" calcext:value-type="float">
            <text:p>597,867.25</text:p>
          </table:table-cell>
          <table:table-cell table:style-name="ce219" table:formula="of:=[.A126]+[.J126]" office:value-type="float" office:value="887920" calcext:value-type="float">
            <text:p>887,920.00</text:p>
          </table:table-cell>
          <table:table-cell table:style-name="ce219" table:formula="of:=[.I$4]" office:value-type="float" office:value="20000" calcext:value-type="float">
            <text:p>20,000.00</text:p>
          </table:table-cell>
          <table:table-cell table:style-name="ce219" table:formula="of:=[.M126]+[.N126]" office:value-type="float" office:value="907920" calcext:value-type="float">
            <text:p>907,920.00</text:p>
          </table:table-cell>
          <table:table-cell table:style-name="ce219" table:formula="of:=[.O126]*[.I$2]" office:value-type="float" office:value="308692.8" calcext:value-type="float">
            <text:p>308,692.80</text:p>
          </table:table-cell>
          <table:table-cell table:style-name="ce276" table:formula="of:=[.O126]-[.P126]" office:value-type="float" office:value="599227.2" calcext:value-type="float">
            <text:p>599,227.20</text:p>
          </table:table-cell>
          <table:table-cell table:number-columns-repeated="16332"/>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1809.34999999998" calcext:value-type="currency">
            <text:p>$1,809 </text:p>
          </table:table-cell>
          <table:table-cell table:style-name="ce238" table:formula="of:=IF(([.A127]-[.$D$19])&lt;=[.B$18];MAX(([.A127]-[.$D$19])-[.B$17];0)*[.C$18];([.B$18]-[.B$17])*[.C$18])" office:value-type="float" office:value="4266" calcext:value-type="float">
            <text:p>4,266.00</text:p>
          </table:table-cell>
          <table:table-cell table:style-name="ce219" table:formula="of:=IF([.A127]-[.$D$19]&lt;=[.B$19];MAX(MAX([.A127]-[.$D$19];0)-[.B$18];0)*[.C$19];([.B$19]-[.B$18])*[.C$19])" office:value-type="float" office:value="11742.5" calcext:value-type="float">
            <text:p>11,742.50</text:p>
          </table:table-cell>
          <table:table-cell table:style-name="ce219" table:formula="of:=IF([.A127]-[.$D$19]&lt;=[.B$20];MAX(MAX([.A127]-[.$D$19];0)-[.B$19];0)*[.C$20];([.B$20]-[.B$19])*[.C$20])" office:value-type="float" office:value="21942" calcext:value-type="float">
            <text:p>21,942.00</text:p>
          </table:table-cell>
          <table:table-cell table:style-name="ce219" table:formula="of:=IF([.A127]-[.$D$19]&lt;=[.B$21];MAX(MAX([.A127]-[.$D$19];0)-[.B$20];0)*[.C$21];([.B$21]-[.B$20])*[.C$21])" office:value-type="float" office:value="17528" calcext:value-type="float">
            <text:p>17,528.00</text:p>
          </table:table-cell>
          <table:table-cell table:style-name="ce219" table:formula="of:=IF([.A127]-[.$D$19]&lt;=[.B$22];MAX(MAX([.A127]-[.$D$19])-[.B$21];0)*[.C$22];([.B$22]-[.B$21])*[.C$22])" office:value-type="float" office:value="126918.75" calcext:value-type="float">
            <text:p>126,918.75</text:p>
          </table:table-cell>
          <table:table-cell table:style-name="ce219" table:formula="of:=IF([.A127]-[.$D$19]&lt;=[.B$23];MAX(MAX([.A127]-[.$D$19];0)-[.B$22];0)*[.C$23];([.B$23]-[.B$22])*[.C$23])" office:value-type="float" office:value="95515.5" calcext:value-type="float">
            <text:p>95,515.50</text:p>
          </table:table-cell>
          <table:table-cell table:style-name="ce276" table:formula="of:=SUM([.C127:.H127])" office:value-type="float" office:value="277912.75" calcext:value-type="float">
            <text:p>277,912.75</text:p>
          </table:table-cell>
          <table:table-cell table:style-name="ce219" table:formula="of:=IF([.A127]&lt;[.E$7];[.A127]*([.E$3]+[.E$5]);IF([.A127]&gt;=[.E$8];[.A127]*[.E$9];0))" office:value-type="float" office:value="8010" calcext:value-type="float">
            <text:p>8,010.00</text:p>
          </table:table-cell>
          <table:table-cell table:style-name="ce219" table:formula="of:=[.I127]+[.J127]" office:value-type="float" office:value="285922.75" calcext:value-type="float">
            <text:p>285,922.75</text:p>
          </table:table-cell>
          <table:table-cell table:style-name="ce276" table:formula="of:=[.A127]-[.K127]" office:value-type="float" office:value="604077.25" calcext:value-type="float">
            <text:p>604,077.25</text:p>
          </table:table-cell>
          <table:table-cell table:style-name="ce219" table:formula="of:=[.A127]+[.J127]" office:value-type="float" office:value="898010" calcext:value-type="float">
            <text:p>898,010.00</text:p>
          </table:table-cell>
          <table:table-cell table:style-name="ce219" table:formula="of:=[.I$4]" office:value-type="float" office:value="20000" calcext:value-type="float">
            <text:p>20,000.00</text:p>
          </table:table-cell>
          <table:table-cell table:style-name="ce219" table:formula="of:=[.M127]+[.N127]" office:value-type="float" office:value="918010" calcext:value-type="float">
            <text:p>918,010.00</text:p>
          </table:table-cell>
          <table:table-cell table:style-name="ce219" table:formula="of:=[.O127]*[.I$2]" office:value-type="float" office:value="312123.4" calcext:value-type="float">
            <text:p>312,123.40</text:p>
          </table:table-cell>
          <table:table-cell table:style-name="ce276" table:formula="of:=[.O127]-[.P127]" office:value-type="float" office:value="605886.6" calcext:value-type="float">
            <text:p>605,886.60</text:p>
          </table:table-cell>
          <table:table-cell table:number-columns-repeated="16332"/>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2258.75" calcext:value-type="currency">
            <text:p>$2,259 </text:p>
          </table:table-cell>
          <table:table-cell table:style-name="ce238" table:formula="of:=IF(([.A128]-[.$D$19])&lt;=[.B$18];MAX(([.A128]-[.$D$19])-[.B$17];0)*[.C$18];([.B$18]-[.B$17])*[.C$18])" office:value-type="float" office:value="4266" calcext:value-type="float">
            <text:p>4,266.00</text:p>
          </table:table-cell>
          <table:table-cell table:style-name="ce219" table:formula="of:=IF([.A128]-[.$D$19]&lt;=[.B$19];MAX(MAX([.A128]-[.$D$19];0)-[.B$18];0)*[.C$19];([.B$19]-[.B$18])*[.C$19])" office:value-type="float" office:value="11742.5" calcext:value-type="float">
            <text:p>11,742.50</text:p>
          </table:table-cell>
          <table:table-cell table:style-name="ce219" table:formula="of:=IF([.A128]-[.$D$19]&lt;=[.B$20];MAX(MAX([.A128]-[.$D$19];0)-[.B$19];0)*[.C$20];([.B$20]-[.B$19])*[.C$20])" office:value-type="float" office:value="21942" calcext:value-type="float">
            <text:p>21,942.00</text:p>
          </table:table-cell>
          <table:table-cell table:style-name="ce219" table:formula="of:=IF([.A128]-[.$D$19]&lt;=[.B$21];MAX(MAX([.A128]-[.$D$19];0)-[.B$20];0)*[.C$21];([.B$21]-[.B$20])*[.C$21])" office:value-type="float" office:value="17528" calcext:value-type="float">
            <text:p>17,528.00</text:p>
          </table:table-cell>
          <table:table-cell table:style-name="ce219" table:formula="of:=IF([.A128]-[.$D$19]&lt;=[.B$22];MAX(MAX([.A128]-[.$D$19])-[.B$21];0)*[.C$22];([.B$22]-[.B$21])*[.C$22])" office:value-type="float" office:value="126918.75" calcext:value-type="float">
            <text:p>126,918.75</text:p>
          </table:table-cell>
          <table:table-cell table:style-name="ce219" table:formula="of:=IF([.A128]-[.$D$19]&lt;=[.B$23];MAX(MAX([.A128]-[.$D$19];0)-[.B$22];0)*[.C$23];([.B$23]-[.B$22])*[.C$23])" office:value-type="float" office:value="99215.5" calcext:value-type="float">
            <text:p>99,215.50</text:p>
          </table:table-cell>
          <table:table-cell table:style-name="ce276" table:formula="of:=SUM([.C128:.H128])" office:value-type="float" office:value="281612.75" calcext:value-type="float">
            <text:p>281,612.75</text:p>
          </table:table-cell>
          <table:table-cell table:style-name="ce219" table:formula="of:=IF([.A128]&lt;[.E$7];[.A128]*([.E$3]+[.E$5]);IF([.A128]&gt;=[.E$8];[.A128]*[.E$9];0))" office:value-type="float" office:value="8100" calcext:value-type="float">
            <text:p>8,100.00</text:p>
          </table:table-cell>
          <table:table-cell table:style-name="ce219" table:formula="of:=[.I128]+[.J128]" office:value-type="float" office:value="289712.75" calcext:value-type="float">
            <text:p>289,712.75</text:p>
          </table:table-cell>
          <table:table-cell table:style-name="ce276" table:formula="of:=[.A128]-[.K128]" office:value-type="float" office:value="610287.25" calcext:value-type="float">
            <text:p>610,287.25</text:p>
          </table:table-cell>
          <table:table-cell table:style-name="ce219" table:formula="of:=[.A128]+[.J128]" office:value-type="float" office:value="908100" calcext:value-type="float">
            <text:p>908,100.00</text:p>
          </table:table-cell>
          <table:table-cell table:style-name="ce219" table:formula="of:=[.I$4]" office:value-type="float" office:value="20000" calcext:value-type="float">
            <text:p>20,000.00</text:p>
          </table:table-cell>
          <table:table-cell table:style-name="ce219" table:formula="of:=[.M128]+[.N128]" office:value-type="float" office:value="928100" calcext:value-type="float">
            <text:p>928,100.00</text:p>
          </table:table-cell>
          <table:table-cell table:style-name="ce219" table:formula="of:=[.O128]*[.I$2]" office:value-type="float" office:value="315554" calcext:value-type="float">
            <text:p>315,554.00</text:p>
          </table:table-cell>
          <table:table-cell table:style-name="ce276" table:formula="of:=[.O128]-[.P128]" office:value-type="float" office:value="612546" calcext:value-type="float">
            <text:p>612,546.00</text:p>
          </table:table-cell>
          <table:table-cell table:number-columns-repeated="16332"/>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2708.14999999991" calcext:value-type="currency">
            <text:p>$2,708 </text:p>
          </table:table-cell>
          <table:table-cell table:style-name="ce238" table:formula="of:=IF(([.A129]-[.$D$19])&lt;=[.B$18];MAX(([.A129]-[.$D$19])-[.B$17];0)*[.C$18];([.B$18]-[.B$17])*[.C$18])" office:value-type="float" office:value="4266" calcext:value-type="float">
            <text:p>4,266.00</text:p>
          </table:table-cell>
          <table:table-cell table:style-name="ce219" table:formula="of:=IF([.A129]-[.$D$19]&lt;=[.B$19];MAX(MAX([.A129]-[.$D$19];0)-[.B$18];0)*[.C$19];([.B$19]-[.B$18])*[.C$19])" office:value-type="float" office:value="11742.5" calcext:value-type="float">
            <text:p>11,742.50</text:p>
          </table:table-cell>
          <table:table-cell table:style-name="ce219" table:formula="of:=IF([.A129]-[.$D$19]&lt;=[.B$20];MAX(MAX([.A129]-[.$D$19];0)-[.B$19];0)*[.C$20];([.B$20]-[.B$19])*[.C$20])" office:value-type="float" office:value="21942" calcext:value-type="float">
            <text:p>21,942.00</text:p>
          </table:table-cell>
          <table:table-cell table:style-name="ce219" table:formula="of:=IF([.A129]-[.$D$19]&lt;=[.B$21];MAX(MAX([.A129]-[.$D$19];0)-[.B$20];0)*[.C$21];([.B$21]-[.B$20])*[.C$21])" office:value-type="float" office:value="17528" calcext:value-type="float">
            <text:p>17,528.00</text:p>
          </table:table-cell>
          <table:table-cell table:style-name="ce219" table:formula="of:=IF([.A129]-[.$D$19]&lt;=[.B$22];MAX(MAX([.A129]-[.$D$19])-[.B$21];0)*[.C$22];([.B$22]-[.B$21])*[.C$22])" office:value-type="float" office:value="126918.75" calcext:value-type="float">
            <text:p>126,918.75</text:p>
          </table:table-cell>
          <table:table-cell table:style-name="ce219" table:formula="of:=IF([.A129]-[.$D$19]&lt;=[.B$23];MAX(MAX([.A129]-[.$D$19];0)-[.B$22];0)*[.C$23];([.B$23]-[.B$22])*[.C$23])" office:value-type="float" office:value="102915.5" calcext:value-type="float">
            <text:p>102,915.50</text:p>
          </table:table-cell>
          <table:table-cell table:style-name="ce276" table:formula="of:=SUM([.C129:.H129])" office:value-type="float" office:value="285312.75" calcext:value-type="float">
            <text:p>285,312.75</text:p>
          </table:table-cell>
          <table:table-cell table:style-name="ce219" table:formula="of:=IF([.A129]&lt;[.E$7];[.A129]*([.E$3]+[.E$5]);IF([.A129]&gt;=[.E$8];[.A129]*[.E$9];0))" office:value-type="float" office:value="8190" calcext:value-type="float">
            <text:p>8,190.00</text:p>
          </table:table-cell>
          <table:table-cell table:style-name="ce219" table:formula="of:=[.I129]+[.J129]" office:value-type="float" office:value="293502.75" calcext:value-type="float">
            <text:p>293,502.75</text:p>
          </table:table-cell>
          <table:table-cell table:style-name="ce276" table:formula="of:=[.A129]-[.K129]" office:value-type="float" office:value="616497.25" calcext:value-type="float">
            <text:p>616,497.25</text:p>
          </table:table-cell>
          <table:table-cell table:style-name="ce219" table:formula="of:=[.A129]+[.J129]" office:value-type="float" office:value="918190" calcext:value-type="float">
            <text:p>918,190.00</text:p>
          </table:table-cell>
          <table:table-cell table:style-name="ce219" table:formula="of:=[.I$4]" office:value-type="float" office:value="20000" calcext:value-type="float">
            <text:p>20,000.00</text:p>
          </table:table-cell>
          <table:table-cell table:style-name="ce219" table:formula="of:=[.M129]+[.N129]" office:value-type="float" office:value="938190" calcext:value-type="float">
            <text:p>938,190.00</text:p>
          </table:table-cell>
          <table:table-cell table:style-name="ce219" table:formula="of:=[.O129]*[.I$2]" office:value-type="float" office:value="318984.6" calcext:value-type="float">
            <text:p>318,984.60</text:p>
          </table:table-cell>
          <table:table-cell table:style-name="ce276" table:formula="of:=[.O129]-[.P129]" office:value-type="float" office:value="619205.4" calcext:value-type="float">
            <text:p>619,205.40</text:p>
          </table:table-cell>
          <table:table-cell table:number-columns-repeated="16332"/>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3157.55000000005" calcext:value-type="currency">
            <text:p>$3,158 </text:p>
          </table:table-cell>
          <table:table-cell table:style-name="ce238" table:formula="of:=IF(([.A130]-[.$D$19])&lt;=[.B$18];MAX(([.A130]-[.$D$19])-[.B$17];0)*[.C$18];([.B$18]-[.B$17])*[.C$18])" office:value-type="float" office:value="4266" calcext:value-type="float">
            <text:p>4,266.00</text:p>
          </table:table-cell>
          <table:table-cell table:style-name="ce219" table:formula="of:=IF([.A130]-[.$D$19]&lt;=[.B$19];MAX(MAX([.A130]-[.$D$19];0)-[.B$18];0)*[.C$19];([.B$19]-[.B$18])*[.C$19])" office:value-type="float" office:value="11742.5" calcext:value-type="float">
            <text:p>11,742.50</text:p>
          </table:table-cell>
          <table:table-cell table:style-name="ce219" table:formula="of:=IF([.A130]-[.$D$19]&lt;=[.B$20];MAX(MAX([.A130]-[.$D$19];0)-[.B$19];0)*[.C$20];([.B$20]-[.B$19])*[.C$20])" office:value-type="float" office:value="21942" calcext:value-type="float">
            <text:p>21,942.00</text:p>
          </table:table-cell>
          <table:table-cell table:style-name="ce219" table:formula="of:=IF([.A130]-[.$D$19]&lt;=[.B$21];MAX(MAX([.A130]-[.$D$19];0)-[.B$20];0)*[.C$21];([.B$21]-[.B$20])*[.C$21])" office:value-type="float" office:value="17528" calcext:value-type="float">
            <text:p>17,528.00</text:p>
          </table:table-cell>
          <table:table-cell table:style-name="ce219" table:formula="of:=IF([.A130]-[.$D$19]&lt;=[.B$22];MAX(MAX([.A130]-[.$D$19])-[.B$21];0)*[.C$22];([.B$22]-[.B$21])*[.C$22])" office:value-type="float" office:value="126918.75" calcext:value-type="float">
            <text:p>126,918.75</text:p>
          </table:table-cell>
          <table:table-cell table:style-name="ce219" table:formula="of:=IF([.A130]-[.$D$19]&lt;=[.B$23];MAX(MAX([.A130]-[.$D$19];0)-[.B$22];0)*[.C$23];([.B$23]-[.B$22])*[.C$23])" office:value-type="float" office:value="106615.5" calcext:value-type="float">
            <text:p>106,615.50</text:p>
          </table:table-cell>
          <table:table-cell table:style-name="ce276" table:formula="of:=SUM([.C130:.H130])" office:value-type="float" office:value="289012.75" calcext:value-type="float">
            <text:p>289,012.75</text:p>
          </table:table-cell>
          <table:table-cell table:style-name="ce219" table:formula="of:=IF([.A130]&lt;[.E$7];[.A130]*([.E$3]+[.E$5]);IF([.A130]&gt;=[.E$8];[.A130]*[.E$9];0))" office:value-type="float" office:value="8280" calcext:value-type="float">
            <text:p>8,280.00</text:p>
          </table:table-cell>
          <table:table-cell table:style-name="ce219" table:formula="of:=[.I130]+[.J130]" office:value-type="float" office:value="297292.75" calcext:value-type="float">
            <text:p>297,292.75</text:p>
          </table:table-cell>
          <table:table-cell table:style-name="ce276" table:formula="of:=[.A130]-[.K130]" office:value-type="float" office:value="622707.25" calcext:value-type="float">
            <text:p>622,707.25</text:p>
          </table:table-cell>
          <table:table-cell table:style-name="ce219" table:formula="of:=[.A130]+[.J130]" office:value-type="float" office:value="928280" calcext:value-type="float">
            <text:p>928,280.00</text:p>
          </table:table-cell>
          <table:table-cell table:style-name="ce219" table:formula="of:=[.I$4]" office:value-type="float" office:value="20000" calcext:value-type="float">
            <text:p>20,000.00</text:p>
          </table:table-cell>
          <table:table-cell table:style-name="ce219" table:formula="of:=[.M130]+[.N130]" office:value-type="float" office:value="948280" calcext:value-type="float">
            <text:p>948,280.00</text:p>
          </table:table-cell>
          <table:table-cell table:style-name="ce219" table:formula="of:=[.O130]*[.I$2]" office:value-type="float" office:value="322415.2" calcext:value-type="float">
            <text:p>322,415.20</text:p>
          </table:table-cell>
          <table:table-cell table:style-name="ce276" table:formula="of:=[.O130]-[.P130]" office:value-type="float" office:value="625864.8" calcext:value-type="float">
            <text:p>625,864.80</text:p>
          </table:table-cell>
          <table:table-cell table:number-columns-repeated="16332"/>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3606.94999999995" calcext:value-type="currency">
            <text:p>$3,607 </text:p>
          </table:table-cell>
          <table:table-cell table:style-name="ce238" table:formula="of:=IF(([.A131]-[.$D$19])&lt;=[.B$18];MAX(([.A131]-[.$D$19])-[.B$17];0)*[.C$18];([.B$18]-[.B$17])*[.C$18])" office:value-type="float" office:value="4266" calcext:value-type="float">
            <text:p>4,266.00</text:p>
          </table:table-cell>
          <table:table-cell table:style-name="ce219" table:formula="of:=IF([.A131]-[.$D$19]&lt;=[.B$19];MAX(MAX([.A131]-[.$D$19];0)-[.B$18];0)*[.C$19];([.B$19]-[.B$18])*[.C$19])" office:value-type="float" office:value="11742.5" calcext:value-type="float">
            <text:p>11,742.50</text:p>
          </table:table-cell>
          <table:table-cell table:style-name="ce219" table:formula="of:=IF([.A131]-[.$D$19]&lt;=[.B$20];MAX(MAX([.A131]-[.$D$19];0)-[.B$19];0)*[.C$20];([.B$20]-[.B$19])*[.C$20])" office:value-type="float" office:value="21942" calcext:value-type="float">
            <text:p>21,942.00</text:p>
          </table:table-cell>
          <table:table-cell table:style-name="ce219" table:formula="of:=IF([.A131]-[.$D$19]&lt;=[.B$21];MAX(MAX([.A131]-[.$D$19];0)-[.B$20];0)*[.C$21];([.B$21]-[.B$20])*[.C$21])" office:value-type="float" office:value="17528" calcext:value-type="float">
            <text:p>17,528.00</text:p>
          </table:table-cell>
          <table:table-cell table:style-name="ce219" table:formula="of:=IF([.A131]-[.$D$19]&lt;=[.B$22];MAX(MAX([.A131]-[.$D$19])-[.B$21];0)*[.C$22];([.B$22]-[.B$21])*[.C$22])" office:value-type="float" office:value="126918.75" calcext:value-type="float">
            <text:p>126,918.75</text:p>
          </table:table-cell>
          <table:table-cell table:style-name="ce219" table:formula="of:=IF([.A131]-[.$D$19]&lt;=[.B$23];MAX(MAX([.A131]-[.$D$19];0)-[.B$22];0)*[.C$23];([.B$23]-[.B$22])*[.C$23])" office:value-type="float" office:value="110315.5" calcext:value-type="float">
            <text:p>110,315.50</text:p>
          </table:table-cell>
          <table:table-cell table:style-name="ce276" table:formula="of:=SUM([.C131:.H131])" office:value-type="float" office:value="292712.75" calcext:value-type="float">
            <text:p>292,712.75</text:p>
          </table:table-cell>
          <table:table-cell table:style-name="ce219" table:formula="of:=IF([.A131]&lt;[.E$7];[.A131]*([.E$3]+[.E$5]);IF([.A131]&gt;=[.E$8];[.A131]*[.E$9];0))" office:value-type="float" office:value="8370" calcext:value-type="float">
            <text:p>8,370.00</text:p>
          </table:table-cell>
          <table:table-cell table:style-name="ce219" table:formula="of:=[.I131]+[.J131]" office:value-type="float" office:value="301082.75" calcext:value-type="float">
            <text:p>301,082.75</text:p>
          </table:table-cell>
          <table:table-cell table:style-name="ce276" table:formula="of:=[.A131]-[.K131]" office:value-type="float" office:value="628917.25" calcext:value-type="float">
            <text:p>628,917.25</text:p>
          </table:table-cell>
          <table:table-cell table:style-name="ce219" table:formula="of:=[.A131]+[.J131]" office:value-type="float" office:value="938370" calcext:value-type="float">
            <text:p>938,370.00</text:p>
          </table:table-cell>
          <table:table-cell table:style-name="ce219" table:formula="of:=[.I$4]" office:value-type="float" office:value="20000" calcext:value-type="float">
            <text:p>20,000.00</text:p>
          </table:table-cell>
          <table:table-cell table:style-name="ce219" table:formula="of:=[.M131]+[.N131]" office:value-type="float" office:value="958370" calcext:value-type="float">
            <text:p>958,370.00</text:p>
          </table:table-cell>
          <table:table-cell table:style-name="ce219" table:formula="of:=[.O131]*[.I$2]" office:value-type="float" office:value="325845.8" calcext:value-type="float">
            <text:p>325,845.80</text:p>
          </table:table-cell>
          <table:table-cell table:style-name="ce276" table:formula="of:=[.O131]-[.P131]" office:value-type="float" office:value="632524.2" calcext:value-type="float">
            <text:p>632,524.20</text:p>
          </table:table-cell>
          <table:table-cell table:number-columns-repeated="16332"/>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4056.34999999998" calcext:value-type="currency">
            <text:p>$4,056 </text:p>
          </table:table-cell>
          <table:table-cell table:style-name="ce238" table:formula="of:=IF(([.A132]-[.$D$19])&lt;=[.B$18];MAX(([.A132]-[.$D$19])-[.B$17];0)*[.C$18];([.B$18]-[.B$17])*[.C$18])" office:value-type="float" office:value="4266" calcext:value-type="float">
            <text:p>4,266.00</text:p>
          </table:table-cell>
          <table:table-cell table:style-name="ce219" table:formula="of:=IF([.A132]-[.$D$19]&lt;=[.B$19];MAX(MAX([.A132]-[.$D$19];0)-[.B$18];0)*[.C$19];([.B$19]-[.B$18])*[.C$19])" office:value-type="float" office:value="11742.5" calcext:value-type="float">
            <text:p>11,742.50</text:p>
          </table:table-cell>
          <table:table-cell table:style-name="ce219" table:formula="of:=IF([.A132]-[.$D$19]&lt;=[.B$20];MAX(MAX([.A132]-[.$D$19];0)-[.B$19];0)*[.C$20];([.B$20]-[.B$19])*[.C$20])" office:value-type="float" office:value="21942" calcext:value-type="float">
            <text:p>21,942.00</text:p>
          </table:table-cell>
          <table:table-cell table:style-name="ce219" table:formula="of:=IF([.A132]-[.$D$19]&lt;=[.B$21];MAX(MAX([.A132]-[.$D$19];0)-[.B$20];0)*[.C$21];([.B$21]-[.B$20])*[.C$21])" office:value-type="float" office:value="17528" calcext:value-type="float">
            <text:p>17,528.00</text:p>
          </table:table-cell>
          <table:table-cell table:style-name="ce219" table:formula="of:=IF([.A132]-[.$D$19]&lt;=[.B$22];MAX(MAX([.A132]-[.$D$19])-[.B$21];0)*[.C$22];([.B$22]-[.B$21])*[.C$22])" office:value-type="float" office:value="126918.75" calcext:value-type="float">
            <text:p>126,918.75</text:p>
          </table:table-cell>
          <table:table-cell table:style-name="ce219" table:formula="of:=IF([.A132]-[.$D$19]&lt;=[.B$23];MAX(MAX([.A132]-[.$D$19];0)-[.B$22];0)*[.C$23];([.B$23]-[.B$22])*[.C$23])" office:value-type="float" office:value="114015.5" calcext:value-type="float">
            <text:p>114,015.50</text:p>
          </table:table-cell>
          <table:table-cell table:style-name="ce276" table:formula="of:=SUM([.C132:.H132])" office:value-type="float" office:value="296412.75" calcext:value-type="float">
            <text:p>296,412.75</text:p>
          </table:table-cell>
          <table:table-cell table:style-name="ce219" table:formula="of:=IF([.A132]&lt;[.E$7];[.A132]*([.E$3]+[.E$5]);IF([.A132]&gt;=[.E$8];[.A132]*[.E$9];0))" office:value-type="float" office:value="8460" calcext:value-type="float">
            <text:p>8,460.00</text:p>
          </table:table-cell>
          <table:table-cell table:style-name="ce219" table:formula="of:=[.I132]+[.J132]" office:value-type="float" office:value="304872.75" calcext:value-type="float">
            <text:p>304,872.75</text:p>
          </table:table-cell>
          <table:table-cell table:style-name="ce276" table:formula="of:=[.A132]-[.K132]" office:value-type="float" office:value="635127.25" calcext:value-type="float">
            <text:p>635,127.25</text:p>
          </table:table-cell>
          <table:table-cell table:style-name="ce219" table:formula="of:=[.A132]+[.J132]" office:value-type="float" office:value="948460" calcext:value-type="float">
            <text:p>948,460.00</text:p>
          </table:table-cell>
          <table:table-cell table:style-name="ce219" table:formula="of:=[.I$4]" office:value-type="float" office:value="20000" calcext:value-type="float">
            <text:p>20,000.00</text:p>
          </table:table-cell>
          <table:table-cell table:style-name="ce219" table:formula="of:=[.M132]+[.N132]" office:value-type="float" office:value="968460" calcext:value-type="float">
            <text:p>968,460.00</text:p>
          </table:table-cell>
          <table:table-cell table:style-name="ce219" table:formula="of:=[.O132]*[.I$2]" office:value-type="float" office:value="329276.4" calcext:value-type="float">
            <text:p>329,276.40</text:p>
          </table:table-cell>
          <table:table-cell table:style-name="ce276" table:formula="of:=[.O132]-[.P132]" office:value-type="float" office:value="639183.6" calcext:value-type="float">
            <text:p>639,183.60</text:p>
          </table:table-cell>
          <table:table-cell table:number-columns-repeated="16332"/>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4505.75" calcext:value-type="currency">
            <text:p>$4,506 </text:p>
          </table:table-cell>
          <table:table-cell table:style-name="ce238" table:formula="of:=IF(([.A133]-[.$D$19])&lt;=[.B$18];MAX(([.A133]-[.$D$19])-[.B$17];0)*[.C$18];([.B$18]-[.B$17])*[.C$18])" office:value-type="float" office:value="4266" calcext:value-type="float">
            <text:p>4,266.00</text:p>
          </table:table-cell>
          <table:table-cell table:style-name="ce219" table:formula="of:=IF([.A133]-[.$D$19]&lt;=[.B$19];MAX(MAX([.A133]-[.$D$19];0)-[.B$18];0)*[.C$19];([.B$19]-[.B$18])*[.C$19])" office:value-type="float" office:value="11742.5" calcext:value-type="float">
            <text:p>11,742.50</text:p>
          </table:table-cell>
          <table:table-cell table:style-name="ce219" table:formula="of:=IF([.A133]-[.$D$19]&lt;=[.B$20];MAX(MAX([.A133]-[.$D$19];0)-[.B$19];0)*[.C$20];([.B$20]-[.B$19])*[.C$20])" office:value-type="float" office:value="21942" calcext:value-type="float">
            <text:p>21,942.00</text:p>
          </table:table-cell>
          <table:table-cell table:style-name="ce219" table:formula="of:=IF([.A133]-[.$D$19]&lt;=[.B$21];MAX(MAX([.A133]-[.$D$19];0)-[.B$20];0)*[.C$21];([.B$21]-[.B$20])*[.C$21])" office:value-type="float" office:value="17528" calcext:value-type="float">
            <text:p>17,528.00</text:p>
          </table:table-cell>
          <table:table-cell table:style-name="ce219" table:formula="of:=IF([.A133]-[.$D$19]&lt;=[.B$22];MAX(MAX([.A133]-[.$D$19])-[.B$21];0)*[.C$22];([.B$22]-[.B$21])*[.C$22])" office:value-type="float" office:value="126918.75" calcext:value-type="float">
            <text:p>126,918.75</text:p>
          </table:table-cell>
          <table:table-cell table:style-name="ce219" table:formula="of:=IF([.A133]-[.$D$19]&lt;=[.B$23];MAX(MAX([.A133]-[.$D$19];0)-[.B$22];0)*[.C$23];([.B$23]-[.B$22])*[.C$23])" office:value-type="float" office:value="117715.5" calcext:value-type="float">
            <text:p>117,715.50</text:p>
          </table:table-cell>
          <table:table-cell table:style-name="ce276" table:formula="of:=SUM([.C133:.H133])" office:value-type="float" office:value="300112.75" calcext:value-type="float">
            <text:p>300,112.75</text:p>
          </table:table-cell>
          <table:table-cell table:style-name="ce219" table:formula="of:=IF([.A133]&lt;[.E$7];[.A133]*([.E$3]+[.E$5]);IF([.A133]&gt;=[.E$8];[.A133]*[.E$9];0))" office:value-type="float" office:value="8550" calcext:value-type="float">
            <text:p>8,550.00</text:p>
          </table:table-cell>
          <table:table-cell table:style-name="ce219" table:formula="of:=[.I133]+[.J133]" office:value-type="float" office:value="308662.75" calcext:value-type="float">
            <text:p>308,662.75</text:p>
          </table:table-cell>
          <table:table-cell table:style-name="ce276" table:formula="of:=[.A133]-[.K133]" office:value-type="float" office:value="641337.25" calcext:value-type="float">
            <text:p>641,337.25</text:p>
          </table:table-cell>
          <table:table-cell table:style-name="ce219" table:formula="of:=[.A133]+[.J133]" office:value-type="float" office:value="958550" calcext:value-type="float">
            <text:p>958,550.00</text:p>
          </table:table-cell>
          <table:table-cell table:style-name="ce219" table:formula="of:=[.I$4]" office:value-type="float" office:value="20000" calcext:value-type="float">
            <text:p>20,000.00</text:p>
          </table:table-cell>
          <table:table-cell table:style-name="ce219" table:formula="of:=[.M133]+[.N133]" office:value-type="float" office:value="978550" calcext:value-type="float">
            <text:p>978,550.00</text:p>
          </table:table-cell>
          <table:table-cell table:style-name="ce219" table:formula="of:=[.O133]*[.I$2]" office:value-type="float" office:value="332707" calcext:value-type="float">
            <text:p>332,707.00</text:p>
          </table:table-cell>
          <table:table-cell table:style-name="ce276" table:formula="of:=[.O133]-[.P133]" office:value-type="float" office:value="645843" calcext:value-type="float">
            <text:p>645,843.00</text:p>
          </table:table-cell>
          <table:table-cell table:number-columns-repeated="16332"/>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4955.14999999991" calcext:value-type="currency">
            <text:p>$4,955 </text:p>
          </table:table-cell>
          <table:table-cell table:style-name="ce238" table:formula="of:=IF(([.A134]-[.$D$19])&lt;=[.B$18];MAX(([.A134]-[.$D$19])-[.B$17];0)*[.C$18];([.B$18]-[.B$17])*[.C$18])" office:value-type="float" office:value="4266" calcext:value-type="float">
            <text:p>4,266.00</text:p>
          </table:table-cell>
          <table:table-cell table:style-name="ce219" table:formula="of:=IF([.A134]-[.$D$19]&lt;=[.B$19];MAX(MAX([.A134]-[.$D$19];0)-[.B$18];0)*[.C$19];([.B$19]-[.B$18])*[.C$19])" office:value-type="float" office:value="11742.5" calcext:value-type="float">
            <text:p>11,742.50</text:p>
          </table:table-cell>
          <table:table-cell table:style-name="ce219" table:formula="of:=IF([.A134]-[.$D$19]&lt;=[.B$20];MAX(MAX([.A134]-[.$D$19];0)-[.B$19];0)*[.C$20];([.B$20]-[.B$19])*[.C$20])" office:value-type="float" office:value="21942" calcext:value-type="float">
            <text:p>21,942.00</text:p>
          </table:table-cell>
          <table:table-cell table:style-name="ce219" table:formula="of:=IF([.A134]-[.$D$19]&lt;=[.B$21];MAX(MAX([.A134]-[.$D$19];0)-[.B$20];0)*[.C$21];([.B$21]-[.B$20])*[.C$21])" office:value-type="float" office:value="17528" calcext:value-type="float">
            <text:p>17,528.00</text:p>
          </table:table-cell>
          <table:table-cell table:style-name="ce219" table:formula="of:=IF([.A134]-[.$D$19]&lt;=[.B$22];MAX(MAX([.A134]-[.$D$19])-[.B$21];0)*[.C$22];([.B$22]-[.B$21])*[.C$22])" office:value-type="float" office:value="126918.75" calcext:value-type="float">
            <text:p>126,918.75</text:p>
          </table:table-cell>
          <table:table-cell table:style-name="ce219" table:formula="of:=IF([.A134]-[.$D$19]&lt;=[.B$23];MAX(MAX([.A134]-[.$D$19];0)-[.B$22];0)*[.C$23];([.B$23]-[.B$22])*[.C$23])" office:value-type="float" office:value="121415.5" calcext:value-type="float">
            <text:p>121,415.50</text:p>
          </table:table-cell>
          <table:table-cell table:style-name="ce276" table:formula="of:=SUM([.C134:.H134])" office:value-type="float" office:value="303812.75" calcext:value-type="float">
            <text:p>303,812.75</text:p>
          </table:table-cell>
          <table:table-cell table:style-name="ce219" table:formula="of:=IF([.A134]&lt;[.E$7];[.A134]*([.E$3]+[.E$5]);IF([.A134]&gt;=[.E$8];[.A134]*[.E$9];0))" office:value-type="float" office:value="8640" calcext:value-type="float">
            <text:p>8,640.00</text:p>
          </table:table-cell>
          <table:table-cell table:style-name="ce219" table:formula="of:=[.I134]+[.J134]" office:value-type="float" office:value="312452.75" calcext:value-type="float">
            <text:p>312,452.75</text:p>
          </table:table-cell>
          <table:table-cell table:style-name="ce276" table:formula="of:=[.A134]-[.K134]" office:value-type="float" office:value="647547.25" calcext:value-type="float">
            <text:p>647,547.25</text:p>
          </table:table-cell>
          <table:table-cell table:style-name="ce219" table:formula="of:=[.A134]+[.J134]" office:value-type="float" office:value="968640" calcext:value-type="float">
            <text:p>968,640.00</text:p>
          </table:table-cell>
          <table:table-cell table:style-name="ce219" table:formula="of:=[.I$4]" office:value-type="float" office:value="20000" calcext:value-type="float">
            <text:p>20,000.00</text:p>
          </table:table-cell>
          <table:table-cell table:style-name="ce219" table:formula="of:=[.M134]+[.N134]" office:value-type="float" office:value="988640" calcext:value-type="float">
            <text:p>988,640.00</text:p>
          </table:table-cell>
          <table:table-cell table:style-name="ce219" table:formula="of:=[.O134]*[.I$2]" office:value-type="float" office:value="336137.6" calcext:value-type="float">
            <text:p>336,137.60</text:p>
          </table:table-cell>
          <table:table-cell table:style-name="ce276" table:formula="of:=[.O134]-[.P134]" office:value-type="float" office:value="652502.4" calcext:value-type="float">
            <text:p>652,502.40</text:p>
          </table:table-cell>
          <table:table-cell table:number-columns-repeated="16332"/>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5404.55000000005" calcext:value-type="currency">
            <text:p>$5,405 </text:p>
          </table:table-cell>
          <table:table-cell table:style-name="ce238" table:formula="of:=IF(([.A135]-[.$D$19])&lt;=[.B$18];MAX(([.A135]-[.$D$19])-[.B$17];0)*[.C$18];([.B$18]-[.B$17])*[.C$18])" office:value-type="float" office:value="4266" calcext:value-type="float">
            <text:p>4,266.00</text:p>
          </table:table-cell>
          <table:table-cell table:style-name="ce219" table:formula="of:=IF([.A135]-[.$D$19]&lt;=[.B$19];MAX(MAX([.A135]-[.$D$19];0)-[.B$18];0)*[.C$19];([.B$19]-[.B$18])*[.C$19])" office:value-type="float" office:value="11742.5" calcext:value-type="float">
            <text:p>11,742.50</text:p>
          </table:table-cell>
          <table:table-cell table:style-name="ce219" table:formula="of:=IF([.A135]-[.$D$19]&lt;=[.B$20];MAX(MAX([.A135]-[.$D$19];0)-[.B$19];0)*[.C$20];([.B$20]-[.B$19])*[.C$20])" office:value-type="float" office:value="21942" calcext:value-type="float">
            <text:p>21,942.00</text:p>
          </table:table-cell>
          <table:table-cell table:style-name="ce219" table:formula="of:=IF([.A135]-[.$D$19]&lt;=[.B$21];MAX(MAX([.A135]-[.$D$19];0)-[.B$20];0)*[.C$21];([.B$21]-[.B$20])*[.C$21])" office:value-type="float" office:value="17528" calcext:value-type="float">
            <text:p>17,528.00</text:p>
          </table:table-cell>
          <table:table-cell table:style-name="ce219" table:formula="of:=IF([.A135]-[.$D$19]&lt;=[.B$22];MAX(MAX([.A135]-[.$D$19])-[.B$21];0)*[.C$22];([.B$22]-[.B$21])*[.C$22])" office:value-type="float" office:value="126918.75" calcext:value-type="float">
            <text:p>126,918.75</text:p>
          </table:table-cell>
          <table:table-cell table:style-name="ce219" table:formula="of:=IF([.A135]-[.$D$19]&lt;=[.B$23];MAX(MAX([.A135]-[.$D$19];0)-[.B$22];0)*[.C$23];([.B$23]-[.B$22])*[.C$23])" office:value-type="float" office:value="125115.5" calcext:value-type="float">
            <text:p>125,115.50</text:p>
          </table:table-cell>
          <table:table-cell table:style-name="ce276" table:formula="of:=SUM([.C135:.H135])" office:value-type="float" office:value="307512.75" calcext:value-type="float">
            <text:p>307,512.75</text:p>
          </table:table-cell>
          <table:table-cell table:style-name="ce219" table:formula="of:=IF([.A135]&lt;[.E$7];[.A135]*([.E$3]+[.E$5]);IF([.A135]&gt;=[.E$8];[.A135]*[.E$9];0))" office:value-type="float" office:value="8730" calcext:value-type="float">
            <text:p>8,730.00</text:p>
          </table:table-cell>
          <table:table-cell table:style-name="ce219" table:formula="of:=[.I135]+[.J135]" office:value-type="float" office:value="316242.75" calcext:value-type="float">
            <text:p>316,242.75</text:p>
          </table:table-cell>
          <table:table-cell table:style-name="ce276" table:formula="of:=[.A135]-[.K135]" office:value-type="float" office:value="653757.25" calcext:value-type="float">
            <text:p>653,757.25</text:p>
          </table:table-cell>
          <table:table-cell table:style-name="ce219" table:formula="of:=[.A135]+[.J135]" office:value-type="float" office:value="978730" calcext:value-type="float">
            <text:p>978,730.00</text:p>
          </table:table-cell>
          <table:table-cell table:style-name="ce219" table:formula="of:=[.I$4]" office:value-type="float" office:value="20000" calcext:value-type="float">
            <text:p>20,000.00</text:p>
          </table:table-cell>
          <table:table-cell table:style-name="ce219" table:formula="of:=[.M135]+[.N135]" office:value-type="float" office:value="998730" calcext:value-type="float">
            <text:p>998,730.00</text:p>
          </table:table-cell>
          <table:table-cell table:style-name="ce219" table:formula="of:=[.O135]*[.I$2]" office:value-type="float" office:value="339568.2" calcext:value-type="float">
            <text:p>339,568.20</text:p>
          </table:table-cell>
          <table:table-cell table:style-name="ce276" table:formula="of:=[.O135]-[.P135]" office:value-type="float" office:value="659161.8" calcext:value-type="float">
            <text:p>659,161.80</text:p>
          </table:table-cell>
          <table:table-cell table:number-columns-repeated="16332"/>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5853.94999999995" calcext:value-type="currency">
            <text:p>$5,854 </text:p>
          </table:table-cell>
          <table:table-cell table:style-name="ce238" table:formula="of:=IF(([.A136]-[.$D$19])&lt;=[.B$18];MAX(([.A136]-[.$D$19])-[.B$17];0)*[.C$18];([.B$18]-[.B$17])*[.C$18])" office:value-type="float" office:value="4266" calcext:value-type="float">
            <text:p>4,266.00</text:p>
          </table:table-cell>
          <table:table-cell table:style-name="ce219" table:formula="of:=IF([.A136]-[.$D$19]&lt;=[.B$19];MAX(MAX([.A136]-[.$D$19];0)-[.B$18];0)*[.C$19];([.B$19]-[.B$18])*[.C$19])" office:value-type="float" office:value="11742.5" calcext:value-type="float">
            <text:p>11,742.50</text:p>
          </table:table-cell>
          <table:table-cell table:style-name="ce219" table:formula="of:=IF([.A136]-[.$D$19]&lt;=[.B$20];MAX(MAX([.A136]-[.$D$19];0)-[.B$19];0)*[.C$20];([.B$20]-[.B$19])*[.C$20])" office:value-type="float" office:value="21942" calcext:value-type="float">
            <text:p>21,942.00</text:p>
          </table:table-cell>
          <table:table-cell table:style-name="ce219" table:formula="of:=IF([.A136]-[.$D$19]&lt;=[.B$21];MAX(MAX([.A136]-[.$D$19];0)-[.B$20];0)*[.C$21];([.B$21]-[.B$20])*[.C$21])" office:value-type="float" office:value="17528" calcext:value-type="float">
            <text:p>17,528.00</text:p>
          </table:table-cell>
          <table:table-cell table:style-name="ce219" table:formula="of:=IF([.A136]-[.$D$19]&lt;=[.B$22];MAX(MAX([.A136]-[.$D$19])-[.B$21];0)*[.C$22];([.B$22]-[.B$21])*[.C$22])" office:value-type="float" office:value="126918.75" calcext:value-type="float">
            <text:p>126,918.75</text:p>
          </table:table-cell>
          <table:table-cell table:style-name="ce219" table:formula="of:=IF([.A136]-[.$D$19]&lt;=[.B$23];MAX(MAX([.A136]-[.$D$19];0)-[.B$22];0)*[.C$23];([.B$23]-[.B$22])*[.C$23])" office:value-type="float" office:value="128815.5" calcext:value-type="float">
            <text:p>128,815.50</text:p>
          </table:table-cell>
          <table:table-cell table:style-name="ce276" table:formula="of:=SUM([.C136:.H136])" office:value-type="float" office:value="311212.75" calcext:value-type="float">
            <text:p>311,212.75</text:p>
          </table:table-cell>
          <table:table-cell table:style-name="ce219" table:formula="of:=IF([.A136]&lt;[.E$7];[.A136]*([.E$3]+[.E$5]);IF([.A136]&gt;=[.E$8];[.A136]*[.E$9];0))" office:value-type="float" office:value="8820" calcext:value-type="float">
            <text:p>8,820.00</text:p>
          </table:table-cell>
          <table:table-cell table:style-name="ce219" table:formula="of:=[.I136]+[.J136]" office:value-type="float" office:value="320032.75" calcext:value-type="float">
            <text:p>320,032.75</text:p>
          </table:table-cell>
          <table:table-cell table:style-name="ce276" table:formula="of:=[.A136]-[.K136]" office:value-type="float" office:value="659967.25" calcext:value-type="float">
            <text:p>659,967.25</text:p>
          </table:table-cell>
          <table:table-cell table:style-name="ce219" table:formula="of:=[.A136]+[.J136]" office:value-type="float" office:value="988820" calcext:value-type="float">
            <text:p>988,820.00</text:p>
          </table:table-cell>
          <table:table-cell table:style-name="ce219" table:formula="of:=[.I$4]" office:value-type="float" office:value="20000" calcext:value-type="float">
            <text:p>20,000.00</text:p>
          </table:table-cell>
          <table:table-cell table:style-name="ce219" table:formula="of:=[.M136]+[.N136]" office:value-type="float" office:value="1008820" calcext:value-type="float">
            <text:p>1,008,820.00</text:p>
          </table:table-cell>
          <table:table-cell table:style-name="ce219" table:formula="of:=[.O136]*[.I$2]" office:value-type="float" office:value="342998.8" calcext:value-type="float">
            <text:p>342,998.80</text:p>
          </table:table-cell>
          <table:table-cell table:style-name="ce276" table:formula="of:=[.O136]-[.P136]" office:value-type="float" office:value="665821.2" calcext:value-type="float">
            <text:p>665,821.20</text:p>
          </table:table-cell>
          <table:table-cell table:number-columns-repeated="16332"/>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6303.34999999998" calcext:value-type="currency">
            <text:p>$6,303 </text:p>
          </table:table-cell>
          <table:table-cell table:style-name="ce238" table:formula="of:=IF(([.A137]-[.$D$19])&lt;=[.B$18];MAX(([.A137]-[.$D$19])-[.B$17];0)*[.C$18];([.B$18]-[.B$17])*[.C$18])" office:value-type="float" office:value="4266" calcext:value-type="float">
            <text:p>4,266.00</text:p>
          </table:table-cell>
          <table:table-cell table:style-name="ce219" table:formula="of:=IF([.A137]-[.$D$19]&lt;=[.B$19];MAX(MAX([.A137]-[.$D$19];0)-[.B$18];0)*[.C$19];([.B$19]-[.B$18])*[.C$19])" office:value-type="float" office:value="11742.5" calcext:value-type="float">
            <text:p>11,742.50</text:p>
          </table:table-cell>
          <table:table-cell table:style-name="ce219" table:formula="of:=IF([.A137]-[.$D$19]&lt;=[.B$20];MAX(MAX([.A137]-[.$D$19];0)-[.B$19];0)*[.C$20];([.B$20]-[.B$19])*[.C$20])" office:value-type="float" office:value="21942" calcext:value-type="float">
            <text:p>21,942.00</text:p>
          </table:table-cell>
          <table:table-cell table:style-name="ce219" table:formula="of:=IF([.A137]-[.$D$19]&lt;=[.B$21];MAX(MAX([.A137]-[.$D$19];0)-[.B$20];0)*[.C$21];([.B$21]-[.B$20])*[.C$21])" office:value-type="float" office:value="17528" calcext:value-type="float">
            <text:p>17,528.00</text:p>
          </table:table-cell>
          <table:table-cell table:style-name="ce219" table:formula="of:=IF([.A137]-[.$D$19]&lt;=[.B$22];MAX(MAX([.A137]-[.$D$19])-[.B$21];0)*[.C$22];([.B$22]-[.B$21])*[.C$22])" office:value-type="float" office:value="126918.75" calcext:value-type="float">
            <text:p>126,918.75</text:p>
          </table:table-cell>
          <table:table-cell table:style-name="ce219" table:formula="of:=IF([.A137]-[.$D$19]&lt;=[.B$23];MAX(MAX([.A137]-[.$D$19];0)-[.B$22];0)*[.C$23];([.B$23]-[.B$22])*[.C$23])" office:value-type="float" office:value="132515.5" calcext:value-type="float">
            <text:p>132,515.50</text:p>
          </table:table-cell>
          <table:table-cell table:style-name="ce276" table:formula="of:=SUM([.C137:.H137])" office:value-type="float" office:value="314912.75" calcext:value-type="float">
            <text:p>314,912.75</text:p>
          </table:table-cell>
          <table:table-cell table:style-name="ce219" table:formula="of:=IF([.A137]&lt;[.E$7];[.A137]*([.E$3]+[.E$5]);IF([.A137]&gt;=[.E$8];[.A137]*[.E$9];0))" office:value-type="float" office:value="8910" calcext:value-type="float">
            <text:p>8,910.00</text:p>
          </table:table-cell>
          <table:table-cell table:style-name="ce219" table:formula="of:=[.I137]+[.J137]" office:value-type="float" office:value="323822.75" calcext:value-type="float">
            <text:p>323,822.75</text:p>
          </table:table-cell>
          <table:table-cell table:style-name="ce276" table:formula="of:=[.A137]-[.K137]" office:value-type="float" office:value="666177.25" calcext:value-type="float">
            <text:p>666,177.25</text:p>
          </table:table-cell>
          <table:table-cell table:style-name="ce219" table:formula="of:=[.A137]+[.J137]" office:value-type="float" office:value="998910" calcext:value-type="float">
            <text:p>998,910.00</text:p>
          </table:table-cell>
          <table:table-cell table:style-name="ce219" table:formula="of:=[.I$4]" office:value-type="float" office:value="20000" calcext:value-type="float">
            <text:p>20,000.00</text:p>
          </table:table-cell>
          <table:table-cell table:style-name="ce219" table:formula="of:=[.M137]+[.N137]" office:value-type="float" office:value="1018910" calcext:value-type="float">
            <text:p>1,018,910.00</text:p>
          </table:table-cell>
          <table:table-cell table:style-name="ce219" table:formula="of:=[.O137]*[.I$2]" office:value-type="float" office:value="346429.4" calcext:value-type="float">
            <text:p>346,429.40</text:p>
          </table:table-cell>
          <table:table-cell table:style-name="ce276" table:formula="of:=[.O137]-[.P137]" office:value-type="float" office:value="672480.6" calcext:value-type="float">
            <text:p>672,480.60</text:p>
          </table:table-cell>
          <table:table-cell table:number-columns-repeated="16332"/>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6752.75" calcext:value-type="currency">
            <text:p>$6,753 </text:p>
          </table:table-cell>
          <table:table-cell table:style-name="ce287" table:formula="of:=IF(([.A138]-[.$D$19])&lt;=[.B$18];MAX(([.A138]-[.$D$19])-[.B$17];0)*[.C$18];([.B$18]-[.B$17])*[.C$18])" office:value-type="float" office:value="4266" calcext:value-type="float">
            <text:p>4,266.00</text:p>
          </table:table-cell>
          <table:table-cell table:style-name="ce220" table:formula="of:=IF([.A138]-[.$D$19]&lt;=[.B$19];MAX(MAX([.A138]-[.$D$19];0)-[.B$18];0)*[.C$19];([.B$19]-[.B$18])*[.C$19])" office:value-type="float" office:value="11742.5" calcext:value-type="float">
            <text:p>11,742.50</text:p>
          </table:table-cell>
          <table:table-cell table:style-name="ce220" table:formula="of:=IF([.A138]-[.$D$19]&lt;=[.B$20];MAX(MAX([.A138]-[.$D$19];0)-[.B$19];0)*[.C$20];([.B$20]-[.B$19])*[.C$20])" office:value-type="float" office:value="21942" calcext:value-type="float">
            <text:p>21,942.00</text:p>
          </table:table-cell>
          <table:table-cell table:style-name="ce220" table:formula="of:=IF([.A138]-[.$D$19]&lt;=[.B$21];MAX(MAX([.A138]-[.$D$19];0)-[.B$20];0)*[.C$21];([.B$21]-[.B$20])*[.C$21])" office:value-type="float" office:value="17528" calcext:value-type="float">
            <text:p>17,528.00</text:p>
          </table:table-cell>
          <table:table-cell table:style-name="ce220" table:formula="of:=IF([.A138]-[.$D$19]&lt;=[.B$22];MAX(MAX([.A138]-[.$D$19])-[.B$21];0)*[.C$22];([.B$22]-[.B$21])*[.C$22])" office:value-type="float" office:value="126918.75" calcext:value-type="float">
            <text:p>126,918.75</text:p>
          </table:table-cell>
          <table:table-cell table:style-name="ce220" table:formula="of:=IF([.A138]-[.$D$19]&lt;=[.B$23];MAX(MAX([.A138]-[.$D$19];0)-[.B$22];0)*[.C$23];([.B$23]-[.B$22])*[.C$23])" office:value-type="float" office:value="136215.5" calcext:value-type="float">
            <text:p>136,215.50</text:p>
          </table:table-cell>
          <table:table-cell table:style-name="ce277" table:formula="of:=SUM([.C138:.H138])" office:value-type="float" office:value="318612.75" calcext:value-type="float">
            <text:p>318,612.75</text:p>
          </table:table-cell>
          <table:table-cell table:style-name="ce220" table:formula="of:=IF([.A138]&lt;[.E$7];[.A138]*([.E$3]+[.E$5]);IF([.A138]&gt;=[.E$8];[.A138]*[.E$9];0))" office:value-type="float" office:value="9000" calcext:value-type="float">
            <text:p>9,000.00</text:p>
          </table:table-cell>
          <table:table-cell table:style-name="ce220" table:formula="of:=[.I138]+[.J138]" office:value-type="float" office:value="327612.75" calcext:value-type="float">
            <text:p>327,612.75</text:p>
          </table:table-cell>
          <table:table-cell table:style-name="ce277" table:formula="of:=[.A138]-[.K138]" office:value-type="float" office:value="672387.25" calcext:value-type="float">
            <text:p>672,387.25</text:p>
          </table:table-cell>
          <table:table-cell table:style-name="ce219" table:formula="of:=[.A138]+[.J138]" office:value-type="float" office:value="1009000" calcext:value-type="float">
            <text:p>1,009,000.00</text:p>
          </table:table-cell>
          <table:table-cell table:style-name="ce219" table:formula="of:=[.I$4]" office:value-type="float" office:value="20000" calcext:value-type="float">
            <text:p>20,000.00</text:p>
          </table:table-cell>
          <table:table-cell table:style-name="ce219" table:formula="of:=[.M138]+[.N138]" office:value-type="float" office:value="1029000" calcext:value-type="float">
            <text:p>1,029,000.00</text:p>
          </table:table-cell>
          <table:table-cell table:style-name="ce219" table:formula="of:=[.O138]*[.I$2]" office:value-type="float" office:value="349860" calcext:value-type="float">
            <text:p>349,860.00</text:p>
          </table:table-cell>
          <table:table-cell table:style-name="ce276" table:formula="of:=[.O138]-[.P138]" office:value-type="float" office:value="679140" calcext:value-type="float">
            <text:p>679,140.00</text:p>
          </table:table-cell>
          <table:table-cell table:number-columns-repeated="16332"/>
          <table:table-cell table:style-name="Default" table:number-columns-repeated="35"/>
        </table:table-row>
        <table:table-row table:style-name="ro2">
          <table:table-cell table:number-columns-repeated="2"/>
          <table:table-cell table:style-name="ce216"/>
          <table:table-cell table:style-name="ce29"/>
          <table:table-cell table:style-name="ce239"/>
          <table:table-cell table:style-name="ce251"/>
          <table:table-cell table:style-name="ce260" table:number-columns-repeated="2"/>
          <table:table-cell table:style-name="ce239"/>
          <table:table-cell/>
          <table:table-cell table:style-name="ce278" table:number-columns-repeated="2"/>
          <table:table-cell table:number-columns-repeated="16337"/>
          <table:table-cell table:style-name="Default" table:number-columns-repeated="35"/>
        </table:table-row>
        <table:table-row table:style-name="ro2" table:number-rows-repeated="123">
          <table:table-cell/>
          <table:table-cell table:style-name="ce29"/>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CLC" table:style-name="ta1">
        <office:forms form:automatic-focus="false" form:apply-design-mode="false"/>
        <table:table-column table:style-name="co9" table:default-cell-style-name="ce291"/>
        <table:table-column table:style-name="co10" table:default-cell-style-name="ce291"/>
        <table:table-column table:style-name="co11" table:default-cell-style-name="ce291"/>
        <table:table-column table:style-name="co12" table:default-cell-style-name="ce291"/>
        <table:table-column table:style-name="co13" table:default-cell-style-name="ce291"/>
        <table:table-column table:style-name="co14" table:default-cell-style-name="ce291"/>
        <table:table-column table:style-name="co6" table:default-cell-style-name="ce291"/>
        <table:table-column table:style-name="co15" table:default-cell-style-name="ce291"/>
        <table:table-column table:style-name="co6" table:number-columns-repeated="16376"/>
        <table:table-row table:style-name="ro2">
          <table:table-cell table:style-name="ce290" office:value-type="string" calcext:value-type="string">
            <text:p>CALCULATIONS FROM ADMINISTRATION DATA</text:p>
          </table:table-cell>
          <table:table-cell table:number-columns-repeated="7"/>
          <table:table-cell table:style-name="ce291" table:number-columns-repeated="16376"/>
        </table:table-row>
        <table:table-row table:style-name="ro2">
          <table:table-cell office:value-type="string" calcext:value-type="string">
            <text:p>Office of Management and Budget website: </text:p>
          </table:table-cell>
          <table:table-cell table:style-name="ce293" office:value-type="string" calcext:value-type="string">
            <text:p><text:a xlink:href="https://www.whitehouse.gov/omb/historical-tables/" xlink:type="simple">https://www.whitehouse.gov/omb/historical-tables/</text:a></text:p>
          </table:table-cell>
          <table:table-cell table:number-columns-repeated="6"/>
          <table:table-cell table:style-name="ce291" table:number-columns-repeated="16376"/>
        </table:table-row>
        <table:table-row table:style-name="ro2">
          <table:table-cell office:value-type="string" calcext:value-type="string">
            <text:p>OMB Tables: </text:p>
          </table:table-cell>
          <table:table-cell table:number-columns-repeated="7"/>
          <table:table-cell table:style-name="ce291" table:number-columns-repeated="16376"/>
        </table:table-row>
        <table:table-row table:style-name="ro2">
          <table:table-cell office:value-type="string" calcext:value-type="string">
            <text:p>Table 2.1, Column B: Individual Income Taxes, unadjusted:</text:p>
          </table:table-cell>
          <table:table-cell table:style-name="ce294" office:value-type="float" office:value="1683.5" calcext:value-type="float">
            <text:p>1,683.5</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office:value-type="string" calcext:value-type="string">
            <text:p>Table 2.1, Column C: Corporate Income Taxes, unadjusted:</text:p>
          </table:table-cell>
          <table:table-cell table:style-name="ce294" office:value-type="float" office:value="204.7" calcext:value-type="float">
            <text:p>204.7</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office:value-type="string" calcext:value-type="string">
            <text:p>Table 2.1, Column D: Social Security Taxes, unadjusted:</text:p>
          </table:table-cell>
          <table:table-cell table:style-name="ce294" office:value-type="float" office:value="1170.7" calcext:value-type="float">
            <text:p>1,170.7</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office:value-type="string" calcext:value-type="string">
            <text:p>Total unadjusted tax receipts from Income Taxes</text:p>
          </table:table-cell>
          <table:table-cell table:style-name="ce294" table:formula="of:=SUM([.B4:.B6])" office:value-type="float" office:value="3058.9" calcext:value-type="float">
            <text:p>3,058.9</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office:value-type="string" calcext:value-type="string">
            <text:p>Total tax receipts in actual dollars</text:p>
          </table:table-cell>
          <table:table-cell table:style-name="ce295" table:formula="of:=[.B7]*1000000000" office:value-type="currency" office:currency="USD" office:value="3058900000000" calcext:value-type="currency">
            <text:p>$3,058,900,000,000</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Sum from Table 8.5 &amp; 8.7 savings lines</text:p>
          </table:table-cell>
          <table:table-cell table:style-name="ce294" table:formula="of:=500.48+69.34" office:value-type="float" office:value="569.82" calcext:value-type="float">
            <text:p>569.8</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Bureau of Economic Analysis website: </text:p>
          </table:table-cell>
          <table:table-cell table:style-name="ce293" office:value-type="string" calcext:value-type="string">
            <text:p><text:a xlink:href="https://apps.bea.gov/iTable/index_nipa.cfm" xlink:type="simple">https://apps.bea.gov/iTable/index_nipa.cfm</text:a></text:p>
          </table:table-cell>
          <table:table-cell table:number-columns-repeated="6"/>
          <table:table-cell table:style-name="ce291" table:number-columns-repeated="16376"/>
        </table:table-row>
        <table:table-row table:style-name="ro2">
          <table:table-cell office:value-type="string" calcext:value-type="string">
            <text:p>BEA Tables:</text:p>
          </table:table-cell>
          <table:table-cell table:number-columns-repeated="7"/>
          <table:table-cell table:style-name="ce291" table:number-columns-repeated="16376"/>
        </table:table-row>
        <table:table-row table:style-name="ro2">
          <table:table-cell office:value-type="string" calcext:value-type="string">
            <text:p>Table 1.1.5, Gross Domestic Product</text:p>
          </table:table-cell>
          <table:table-cell table:style-name="ce294" office:value-type="float" office:value="20494" calcext:value-type="float">
            <text:p>20,494.0</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office:value-type="string" calcext:value-type="string">
            <text:p>GDP, actual dollars</text:p>
          </table:table-cell>
          <table:table-cell table:style-name="ce295" table:formula="of:=[.B14]*1000000000" office:value-type="currency" office:currency="USD" office:value="20494000000000" calcext:value-type="currency">
            <text:p>$20,494,000,000,000</text:p>
          </table:table-cell>
          <table:table-cell table:number-columns-repeated="6"/>
          <table:table-cell table:style-name="ce291" table:number-columns-repeated="16376"/>
        </table:table-row>
        <table:table-row table:style-name="ro2">
          <table:table-cell office:value-type="string" calcext:value-type="string">
            <text:p>Table 2.1, Personal Income and Its Disposition</text:p>
          </table:table-cell>
          <table:table-cell table:style-name="ce294"/>
          <table:table-cell table:number-columns-repeated="6"/>
          <table:table-cell table:style-name="ce291" table:number-columns-repeated="16376"/>
        </table:table-row>
        <table:table-row table:style-name="ro2">
          <table:table-cell office:value-type="string" calcext:value-type="string">
            <text:p>Line 27, Total Disposible Personal Income, in 2018 dollars:</text:p>
          </table:table-cell>
          <table:table-cell table:style-name="ce294" office:value-type="float" office:value="15532.1" calcext:value-type="float">
            <text:p>15,532.1</text:p>
          </table:table-cell>
          <table:table-cell office:value-type="string" calcext:value-type="string">
            <text:p>Billions of dollars</text:p>
          </table:table-cell>
          <table:table-cell table:number-columns-repeated="5"/>
          <table:table-cell table:style-name="ce291" table:number-columns-repeated="16376"/>
        </table:table-row>
        <table:table-row table:style-name="ro2">
          <table:table-cell office:value-type="string" calcext:value-type="string">
            <text:p>Income as actual dollars</text:p>
          </table:table-cell>
          <table:table-cell table:style-name="ce295" table:formula="of:=[.B17]*1000000000" office:value-type="currency" office:currency="USD" office:value="15532100000000" calcext:value-type="currency">
            <text:p>$15,532,100,000,000</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Previous tax rate: </text:p>
          </table:table-cell>
          <table:table-cell table:number-columns-repeated="7"/>
          <table:table-cell table:style-name="ce291" table:number-columns-repeated="16376"/>
        </table:table-row>
        <table:table-row table:style-name="ro2">
          <table:table-cell office:value-type="string" calcext:value-type="string">
            <text:p>Income tax receipts divided by income</text:p>
          </table:table-cell>
          <table:table-cell table:style-name="ce296" table:formula="of:=[.B7]/[.B17]" office:value-type="percentage" office:value="0.196940529612866" calcext:value-type="percentage">
            <text:p>19.69%</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Citizen Population for the Share: </text:p>
          </table:table-cell>
          <table:table-cell table:number-columns-repeated="7"/>
          <table:table-cell table:style-name="ce291" table:number-columns-repeated="16376"/>
        </table:table-row>
        <table:table-row table:style-name="ro2">
          <table:table-cell office:value-type="string" calcext:value-type="string">
            <text:p>Census Bureau Website:</text:p>
          </table:table-cell>
          <table:table-cell table:style-name="ce293" office:value-type="string" calcext:value-type="string">
            <text:p><text:a xlink:href="https://factfinder.census.gov/" xlink:type="simple">https://factfinder.census.gov/</text:a></text:p>
          </table:table-cell>
          <table:table-cell table:number-columns-repeated="6"/>
          <table:table-cell table:style-name="ce291" table:number-columns-repeated="16376"/>
        </table:table-row>
        <table:table-row table:style-name="ro2">
          <table:table-cell office:value-type="string" calcext:value-type="string">
            <text:p>Census Bureau, ACS Table Data</text:p>
          </table:table-cell>
          <table:table-cell table:number-columns-repeated="7"/>
          <table:table-cell table:style-name="ce291" table:number-columns-repeated="16376"/>
        </table:table-row>
        <table:table-row table:style-name="ro2">
          <table:table-cell office:value-type="string" calcext:value-type="string">
            <text:p>Table: DP05, 2017, 5 yr estimate</text:p>
          </table:table-cell>
          <table:table-cell table:number-columns-repeated="7"/>
          <table:table-cell table:style-name="ce291" table:number-columns-repeated="16376"/>
        </table:table-row>
        <table:table-row table:style-name="ro2">
          <table:table-cell office:value-type="string" calcext:value-type="string">
            <text:p>HC01_VC03: Total Population</text:p>
          </table:table-cell>
          <table:table-cell table:style-name="ce294" office:value-type="float" office:value="321" calcext:value-type="float">
            <text:p>321.0</text:p>
          </table:table-cell>
          <table:table-cell office:value-type="string" calcext:value-type="string">
            <text:p>Million Persons</text:p>
          </table:table-cell>
          <table:table-cell table:number-columns-repeated="5"/>
          <table:table-cell table:style-name="ce291" table:number-columns-repeated="16376"/>
        </table:table-row>
        <table:table-row table:style-name="ro2">
          <table:table-cell office:value-type="string" calcext:value-type="string">
            <text:p>HC01_VC29: All Persons, 18 and over</text:p>
          </table:table-cell>
          <table:table-cell table:style-name="ce294" office:value-type="float" office:value="247.4" calcext:value-type="float">
            <text:p>247.4</text:p>
          </table:table-cell>
          <table:table-cell office:value-type="string" calcext:value-type="string">
            <text:p>Million Persons</text:p>
          </table:table-cell>
          <table:table-cell table:number-columns-repeated="5"/>
          <table:table-cell table:style-name="ce291" table:number-columns-repeated="16376"/>
        </table:table-row>
        <table:table-row table:style-name="ro2">
          <table:table-cell office:value-type="string" calcext:value-type="string">
            <text:p>HC01_VC32: All Persons, 65 and over</text:p>
          </table:table-cell>
          <table:table-cell table:style-name="ce294" office:value-type="float" office:value="47.7" calcext:value-type="float">
            <text:p>47.7</text:p>
          </table:table-cell>
          <table:table-cell office:value-type="string" calcext:value-type="string">
            <text:p>Million Persons</text:p>
          </table:table-cell>
          <table:table-cell table:number-columns-repeated="5"/>
          <table:table-cell table:style-name="ce291" table:number-columns-repeated="16376"/>
        </table:table-row>
        <table:table-row table:style-name="ro2">
          <table:table-cell office:value-type="string" calcext:value-type="string">
            <text:p>HC01_VC113: Citizens, 18 and over</text:p>
          </table:table-cell>
          <table:table-cell table:style-name="ce294" office:value-type="float" office:value="226.9" calcext:value-type="float">
            <text:p>226.9</text:p>
          </table:table-cell>
          <table:table-cell office:value-type="string" calcext:value-type="string">
            <text:p>Million Persons</text:p>
          </table:table-cell>
          <table:table-cell table:number-columns-repeated="5"/>
          <table:table-cell table:style-name="ce291" table:number-columns-repeated="16376"/>
        </table:table-row>
        <table:table-row table:style-name="ro2">
          <table:table-cell/>
          <table:table-cell table:style-name="ce294"/>
          <table:table-cell table:number-columns-repeated="6"/>
          <table:table-cell table:style-name="ce291" table:number-columns-repeated="16376"/>
        </table:table-row>
        <table:table-row table:style-name="ro2">
          <table:table-cell office:value-type="string" calcext:value-type="string">
            <text:p>Pecentage persons over 65</text:p>
          </table:table-cell>
          <table:table-cell table:style-name="ce297" table:formula="of:=[.B29]/[.B27]" office:value-type="percentage" office:value="0.148598130841122" calcext:value-type="percentage">
            <text:p>14.86%</text:p>
          </table:table-cell>
          <table:table-cell table:number-columns-repeated="6"/>
          <table:table-cell table:style-name="ce291" table:number-columns-repeated="16376"/>
        </table:table-row>
        <table:table-row table:style-name="ro2">
          <table:table-cell office:value-type="string" calcext:value-type="string">
            <text:p>Percentage persons 18-65</text:p>
          </table:table-cell>
          <table:table-cell table:style-name="ce297" table:formula="of:=([.B30]-[.B29])/[.B28]" office:value-type="percentage" office:value="0.724333063864188" calcext:value-type="percentage">
            <text:p>72.43%</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Percentage of populations that are citizens</text:p>
          </table:table-cell>
          <table:table-cell table:style-name="ce297" table:formula="of:=[.B30]/[.B28]" office:value-type="percentage" office:value="0.917138237671787" calcext:value-type="percentage">
            <text:p>91.71%</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All persons 18-65</text:p>
          </table:table-cell>
          <table:table-cell table:style-name="ce294" table:formula="of:=[.B28]-[.B29]" office:value-type="float" office:value="199.7" calcext:value-type="float">
            <text:p>199.7</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Estimated citizens 18-65</text:p>
          </table:table-cell>
          <table:table-cell table:formula="of:=[.B37]*[.B35]" office:value-type="float" office:value="183.152506063056" calcext:value-type="float">
            <text:p>183.152506063056</text:p>
          </table:table-cell>
          <table:table-cell office:value-type="string" calcext:value-type="string">
            <text:p>Million Persons</text:p>
          </table:table-cell>
          <table:table-cell table:number-columns-repeated="5"/>
          <table:table-cell table:style-name="ce291" table:number-columns-repeated="16376"/>
        </table:table-row>
        <table:table-row table:style-name="ro2">
          <table:table-cell office:value-type="string" calcext:value-type="string">
            <text:p>Persons in persons</text:p>
          </table:table-cell>
          <table:table-cell table:style-name="ce298" table:formula="of:=[.B39]*1000000" office:value-type="float" office:value="183152506.063056" calcext:value-type="float">
            <text:p>183,152,506 </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Share coefficient</text:p>
          </table:table-cell>
          <table:table-cell office:value-type="float" office:value="0.1" calcext:value-type="float">
            <text:p>0.1</text:p>
          </table:table-cell>
          <table:table-cell table:number-columns-repeated="6"/>
          <table:table-cell table:style-name="ce291" table:number-columns-repeated="16376"/>
        </table:table-row>
        <table:table-row table:style-name="ro2">
          <table:table-cell office:value-type="string" calcext:value-type="string">
            <text:p>The Share</text:p>
          </table:table-cell>
          <table:table-cell table:style-name="ce295" table:formula="of:=[.B42]*0.000001*[.B15]/100" office:value-type="currency" office:currency="USD" office:value="20494" calcext:value-type="currency">
            <text:p>$20,494</text:p>
          </table:table-cell>
          <table:table-cell table:number-columns-repeated="6"/>
          <table:table-cell table:style-name="ce291" table:number-columns-repeated="16376"/>
        </table:table-row>
        <table:table-row table:style-name="ro2">
          <table:table-cell office:value-type="string" calcext:value-type="string">
            <text:p>Net after tax:</text:p>
          </table:table-cell>
          <table:table-cell table:style-name="ce295" table:formula="of:=TheShare-(TheShare*StraightRate)" office:value-type="currency" office:currency="USD" office:value="12303.2871982623" calcext:value-type="currency">
            <text:p>$12,303</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Gross additional costs for The Share:</text:p>
          </table:table-cell>
          <table:table-cell table:style-name="ce299" table:formula="of:=[.B43]*[.B40]" office:value-type="currency" office:currency="USD" office:value="3753527459256.26" calcext:value-type="currency">
            <text:p>$3,753,527,459,256.26</text:p>
          </table:table-cell>
          <table:table-cell table:number-columns-repeated="6"/>
          <table:table-cell table:style-name="ce291" table:number-columns-repeated="16376"/>
        </table:table-row>
        <table:table-row table:style-name="ro2">
          <table:table-cell office:value-type="string" calcext:value-type="string">
            <text:p>Savings from elimiating social programs</text:p>
          </table:table-cell>
          <table:table-cell table:style-name="ce299" office:value-type="currency" office:currency="USD" office:value="500000000000" calcext:value-type="currency">
            <text:p>$500,000,000,000.00</text:p>
          </table:table-cell>
          <table:table-cell table:number-columns-repeated="6"/>
          <table:table-cell table:style-name="ce291" table:number-columns-repeated="16376"/>
        </table:table-row>
        <table:table-row table:style-name="ro2">
          <table:table-cell/>
          <table:table-cell table:style-name="ce299"/>
          <table:table-cell office:value-type="string" calcext:value-type="string">
            <text:p>Metric Tons of CO2</text:p>
          </table:table-cell>
          <table:table-cell office:value-type="string" calcext:value-type="string">
            <text:p>Tax per ton</text:p>
          </table:table-cell>
          <table:table-cell office:value-type="string" calcext:value-type="string">
            <text:p>Price per gallon</text:p>
          </table:table-cell>
          <table:table-cell office:value-type="string" calcext:value-type="string">
            <text:p>Toral revenue</text:p>
          </table:table-cell>
          <table:table-cell/>
          <table:table-cell office:value-type="string" calcext:value-type="string">
            <text:p>Total revenue, real dollars</text:p>
          </table:table-cell>
          <table:table-cell table:style-name="ce291" table:number-columns-repeated="16376"/>
        </table:table-row>
        <table:table-row table:style-name="ro2">
          <table:table-cell office:value-type="string" calcext:value-type="string">
            <text:p>Offset from Carbon Tax</text:p>
          </table:table-cell>
          <table:table-cell table:style-name="ce299" table:formula="of:=[.H49]" office:value-type="currency" office:currency="USD" office:value="104807165127.741" calcext:value-type="currency">
            <text:p>$104,807,165,127.74</text:p>
          </table:table-cell>
          <table:table-cell table:style-name="ce302" office:value-type="float" office:value="5516.16658567059" calcext:value-type="float">
            <text:p>5,516.17</text:p>
          </table:table-cell>
          <table:table-cell table:style-name="ce299" office:value-type="currency" office:currency="USD" office:value="19" calcext:value-type="currency">
            <text:p>$19.00</text:p>
          </table:table-cell>
          <table:table-cell table:style-name="ce299" table:formula="of:=[.D49]*(20/2204.62)" office:value-type="currency" office:currency="USD" office:value="0.172365305585543" calcext:value-type="currency">
            <text:p>$0.17</text:p>
          </table:table-cell>
          <table:table-cell table:style-name="ce299" table:formula="of:=[.D49]*[.C49]" office:value-type="currency" office:currency="USD" office:value="104807.165127741" calcext:value-type="currency">
            <text:p>$104,807.17</text:p>
          </table:table-cell>
          <table:table-cell office:value-type="string" calcext:value-type="string">
            <text:p>Millions</text:p>
          </table:table-cell>
          <table:table-cell table:style-name="ce299" table:formula="of:=[.F49]*1000000" office:value-type="currency" office:currency="USD" office:value="104807165127.741" calcext:value-type="currency">
            <text:p>$104,807,165,127.74</text:p>
          </table:table-cell>
          <table:table-cell table:style-name="ce291" table:number-columns-repeated="16376"/>
        </table:table-row>
        <table:table-row table:style-name="ro2">
          <table:table-cell office:value-type="string" calcext:value-type="string">
            <text:p>Net additional cost from the Share</text:p>
          </table:table-cell>
          <table:table-cell table:style-name="ce299" table:formula="of:=[.B46]-[.B47]-[.B49]" office:value-type="currency" office:currency="USD" office:value="3148720294128.52" calcext:value-type="currency">
            <text:p>$3,148,720,294,128.52</text:p>
          </table:table-cell>
          <table:table-cell table:number-columns-repeated="6"/>
          <table:table-cell table:style-name="ce291" table:number-columns-repeated="16376"/>
        </table:table-row>
        <table:table-row table:style-name="ro2">
          <table:table-cell office:value-type="string" calcext:value-type="string">
            <text:p>The Share Percentage </text:p>
          </table:table-cell>
          <table:table-cell table:style-name="ce297" table:formula="of:=[.B50]/[.B18]" office:value-type="percentage" office:value="0.202723411137485" calcext:value-type="percentage">
            <text:p>20.27%</text:p>
          </table:table-cell>
          <table:table-cell table:number-columns-repeated="6"/>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Total Tax rate:</text:p>
          </table:table-cell>
          <table:table-cell table:style-name="ce297" table:formula="of:=[.B51]+[.B21]" office:value-type="percentage" office:value="0.399663940750351" calcext:value-type="percentage">
            <text:p>39.97%</text:p>
          </table:table-cell>
          <table:table-cell table:number-columns-repeated="6"/>
          <table:table-cell table:style-name="ce291" table:number-columns-repeated="16376"/>
        </table:table-row>
        <table:table-row table:style-name="ro2" table:number-rows-repeated="2">
          <table:table-cell table:number-columns-repeated="8"/>
          <table:table-cell table:style-name="ce291" table:number-columns-repeated="16376"/>
        </table:table-row>
        <table:table-row table:style-name="ro2">
          <table:table-cell office:value-type="string" calcext:value-type="string">
            <text:p>Tax rate graph data:</text:p>
          </table:table-cell>
          <table:table-cell table:number-columns-repeated="7"/>
          <table:table-cell table:style-name="ce291" table:number-columns-repeated="16376"/>
        </table:table-row>
        <table:table-row table:style-name="ro2">
          <table:table-cell table:number-columns-repeated="8"/>
          <table:table-cell table:style-name="ce291" table:number-columns-repeated="16376"/>
        </table:table-row>
        <table:table-row table:style-name="ro2">
          <table:table-cell office:value-type="string" calcext:value-type="string">
            <text:p>Sources:</text:p>
          </table:table-cell>
          <table:table-cell table:style-name="ce293" office:value-type="string" calcext:value-type="string">
            <text:p><text:a xlink:href="https://www.irs.gov/newsroom/irs-provides-tax-inflation-adjustments-for-tax-year-2019" xlink:type="simple">https://www.irs.gov/newsroom/irs-provides-tax-inflation-adjustments-for-tax-year-2019</text:a></text:p>
          </table:table-cell>
          <table:table-cell table:number-columns-repeated="6"/>
          <table:table-cell table:style-name="ce291" table:number-columns-repeated="16376"/>
        </table:table-row>
        <table:table-row table:style-name="ro2">
          <table:table-cell office:value-type="string" calcext:value-type="string">
            <text:p>1040 Instructions</text:p>
          </table:table-cell>
          <table:table-cell table:style-name="ce293" office:value-type="string" calcext:value-type="string">
            <text:p><text:a xlink:href="https://www.irs.gov/pub/irs-pdf/i1040gi.pdf" xlink:type="simple">https://www.irs.gov/pub/irs-pdf/i1040gi.pdf</text:a></text:p>
          </table:table-cell>
          <table:table-cell table:number-columns-repeated="6"/>
          <table:table-cell table:style-name="ce291" table:number-columns-repeated="16376"/>
        </table:table-row>
        <table:table-row table:style-name="ro2">
          <table:table-cell office:value-type="string" calcext:value-type="string">
            <text:p>1040SE form</text:p>
          </table:table-cell>
          <table:table-cell table:style-name="ce293" office:value-type="string" calcext:value-type="string">
            <text:p><text:a xlink:href="https://www.irs.gov/pub/irs-pdf/f1040sse.pdf" xlink:type="simple">https://www.irs.gov/pub/irs-pdf/f1040sse.pdf</text:a></text:p>
          </table:table-cell>
          <table:table-cell table:number-columns-repeated="6"/>
          <table:table-cell table:style-name="ce291" table:number-columns-repeated="16376"/>
        </table:table-row>
        <table:table-row table:style-name="ro2">
          <table:table-cell office:value-type="string" calcext:value-type="string">
            <text:p>Deduction for single or filing sep</text:p>
          </table:table-cell>
          <table:table-cell table:style-name="ce295" office:value-type="currency" office:currency="USD" office:value="12000" calcext:value-type="currency">
            <text:p>$12,000</text:p>
          </table:table-cell>
          <table:table-cell table:style-name="ce295" table:number-columns-repeated="2"/>
          <table:table-cell office:value-type="string" calcext:value-type="string">
            <text:p>1040 instructions for 2018, page 35, Standard Deduction Worksheet, line 3</text:p>
          </table:table-cell>
          <table:table-cell table:number-columns-repeated="3"/>
          <table:table-cell table:style-name="ce291" table:number-columns-repeated="16376"/>
        </table:table-row>
        <table:table-row table:style-name="ro2">
          <table:table-cell office:value-type="string" calcext:value-type="string">
            <text:p>Deduction for married</text:p>
          </table:table-cell>
          <table:table-cell table:style-name="ce295" office:value-type="currency" office:currency="USD" office:value="24000" calcext:value-type="currency">
            <text:p>$24,000</text:p>
          </table:table-cell>
          <table:table-cell table:style-name="ce295" table:number-columns-repeated="2"/>
          <table:table-cell office:value-type="string" calcext:value-type="string">
            <text:p>1040 instructions for 2018, page 35, Standard Deduction Worksheet, line 3</text:p>
          </table:table-cell>
          <table:table-cell table:number-columns-repeated="3"/>
          <table:table-cell table:style-name="ce291" table:number-columns-repeated="16376"/>
        </table:table-row>
        <table:table-row table:style-name="ro2">
          <table:table-cell office:value-type="string" calcext:value-type="string">
            <text:p>Deduction for head of household</text:p>
          </table:table-cell>
          <table:table-cell table:style-name="ce295" office:value-type="currency" office:currency="USD" office:value="18000" calcext:value-type="currency">
            <text:p>$18,000</text:p>
          </table:table-cell>
          <table:table-cell table:style-name="ce295" table:number-columns-repeated="2"/>
          <table:table-cell office:value-type="string" calcext:value-type="string">
            <text:p>1040 instructions for 2018, page 35, Standard Deduction Worksheet, line 3</text:p>
          </table:table-cell>
          <table:table-cell table:number-columns-repeated="3"/>
          <table:table-cell table:style-name="ce291" table:number-columns-repeated="16376"/>
        </table:table-row>
        <table:table-row table:style-name="ro2">
          <table:table-cell office:value-type="string" calcext:value-type="string">
            <text:p>Alternative minimum tax rate</text:p>
          </table:table-cell>
          <table:table-cell table:style-name="ce300" office:value-type="percentage" office:value="0.26" calcext:value-type="percentage">
            <text:p>26%</text:p>
          </table:table-cell>
          <table:table-cell table:style-name="ce300" table:number-columns-repeated="2"/>
          <table:table-cell office:value-type="string" calcext:value-type="string">
            <text:p>1040 Instructions for 2018, page 99, AMT worksheet</text:p>
          </table:table-cell>
          <table:table-cell table:number-columns-repeated="3"/>
          <table:table-cell table:style-name="ce291" table:number-columns-repeated="16376"/>
        </table:table-row>
        <table:table-row table:style-name="ro2">
          <table:table-cell/>
          <table:table-cell table:style-name="ce301" office:value-type="string" calcext:value-type="string">
            <text:p>Until</text:p>
          </table:table-cell>
          <table:table-cell table:style-name="ce301" office:value-type="string" calcext:value-type="string">
            <text:p>Rate</text:p>
          </table:table-cell>
          <table:table-cell table:style-name="ce301" office:value-type="string" calcext:value-type="string">
            <text:p>Plus</text:p>
          </table:table-cell>
          <table:table-cell table:number-columns-repeated="4"/>
          <table:table-cell table:style-name="ce291" table:number-columns-repeated="16376"/>
        </table:table-row>
        <table:table-row table:style-name="ro2">
          <table:table-cell office:value-type="string" calcext:value-type="string">
            <text:p>Social Security Tax = Self Employment tax</text:p>
          </table:table-cell>
          <table:table-cell table:style-name="ce295" office:value-type="currency" office:currency="USD" office:value="128400" calcext:value-type="currency">
            <text:p>$128,400</text:p>
          </table:table-cell>
          <table:table-cell table:style-name="ce303" office:value-type="percentage" office:value="0.153" calcext:value-type="percentage">
            <text:p>15.3%</text:p>
          </table:table-cell>
          <table:table-cell table:style-name="ce299"/>
          <table:table-cell office:value-type="string" calcext:value-type="string">
            <text:p>1040 SE Form line 5</text:p>
          </table:table-cell>
          <table:table-cell/>
          <table:table-cell table:style-name="ce299" table:formula="of:=[.C66]*[.B66]" office:value-type="currency" office:currency="USD" office:value="19645.2" calcext:value-type="currency">
            <text:p>$19,645.20</text:p>
          </table:table-cell>
          <table:table-cell/>
          <table:table-cell table:style-name="ce291" table:number-columns-repeated="16376"/>
        </table:table-row>
        <table:table-row table:style-name="ro2">
          <table:table-cell office:value-type="string" calcext:value-type="string">
            <text:p>Social Security Tax = Self Employment tax</text:p>
          </table:table-cell>
          <table:table-cell table:style-name="ce295" office:value-type="currency" office:currency="USD" office:value="999999999" calcext:value-type="currency">
            <text:p>$999,999,999</text:p>
          </table:table-cell>
          <table:table-cell table:style-name="ce303" office:value-type="percentage" office:value="0.029" calcext:value-type="percentage">
            <text:p>2.9%</text:p>
          </table:table-cell>
          <table:table-cell table:style-name="ce299" office:value-type="currency" office:currency="USD" office:value="15921.6" calcext:value-type="currency">
            <text:p>$15,921.60</text:p>
          </table:table-cell>
          <table:table-cell office:value-type="string" calcext:value-type="string">
            <text:p>1040 SE Form line 5</text:p>
          </table:table-cell>
          <table:table-cell table:number-columns-repeated="3"/>
          <table:table-cell table:style-name="ce291" table:number-columns-repeated="16376"/>
        </table:table-row>
        <table:table-row table:style-name="ro2">
          <table:table-cell office:value-type="string" calcext:value-type="string">
            <text:p>AMT tax limit, taxes over $70K single, $110 joint</text:p>
          </table:table-cell>
          <table:table-cell table:style-name="ce300"/>
          <table:table-cell table:style-name="ce303"/>
          <table:table-cell table:style-name="ce299"/>
          <table:table-cell table:number-columns-repeated="4"/>
          <table:table-cell table:style-name="ce291" table:number-columns-repeated="16376"/>
        </table:table-row>
        <table:table-row table:style-name="ro2">
          <table:table-cell table:style-name="ce290" office:value-type="string" calcext:value-type="string">
            <text:p>Tax rates</text:p>
          </table:table-cell>
          <table:table-cell/>
          <table:table-cell table:style-name="ce303"/>
          <table:table-cell table:style-name="ce299"/>
          <table:table-cell table:number-columns-repeated="4"/>
          <table:table-cell table:style-name="ce291" table:number-columns-repeated="16376"/>
        </table:table-row>
        <table:table-row table:style-name="ro2">
          <table:table-cell table:style-name="ce292" office:value-type="string" calcext:value-type="string">
            <text:p>Single</text:p>
          </table:table-cell>
          <table:table-cell table:style-name="ce295" office:value-type="currency" office:currency="USD" office:value="9525" calcext:value-type="currency">
            <text:p>$9,525</text:p>
          </table:table-cell>
          <table:table-cell table:style-name="ce303" office:value-type="percentage" office:value="0.1" calcext:value-type="percentage">
            <text:p>10.0%</text:p>
          </table:table-cell>
          <table:table-cell office:value-type="float" office:value="0" calcext:value-type="float">
            <text:p>0</text:p>
          </table:table-cell>
          <table:table-cell office:value-type="string" calcext:value-type="string">
            <text:p>1040 instructions for 2018, page 113, Tax Rate Schedules</text:p>
          </table:table-cell>
          <table:table-cell table:number-columns-repeated="3"/>
          <table:table-cell table:style-name="ce291" table:number-columns-repeated="16376"/>
        </table:table-row>
        <table:table-row table:style-name="ro2">
          <table:table-cell/>
          <table:table-cell table:style-name="ce295" office:value-type="currency" office:currency="USD" office:value="38700" calcext:value-type="currency">
            <text:p>$38,700</text:p>
          </table:table-cell>
          <table:table-cell table:style-name="ce303" office:value-type="percentage" office:value="0.12" calcext:value-type="percentage">
            <text:p>12.0%</text:p>
          </table:table-cell>
          <table:table-cell table:style-name="ce299" office:value-type="currency" office:currency="USD" office:value="952.5" calcext:value-type="currency">
            <text:p>$952.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82500" calcext:value-type="currency">
            <text:p>$82,500</text:p>
          </table:table-cell>
          <table:table-cell table:style-name="ce303" office:value-type="percentage" office:value="0.22" calcext:value-type="percentage">
            <text:p>22.0%</text:p>
          </table:table-cell>
          <table:table-cell table:style-name="ce299" office:value-type="currency" office:currency="USD" office:value="4453.5" calcext:value-type="currency">
            <text:p>$4,453.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157500" calcext:value-type="currency">
            <text:p>$157,500</text:p>
          </table:table-cell>
          <table:table-cell table:style-name="ce303" office:value-type="percentage" office:value="0.24" calcext:value-type="percentage">
            <text:p>24.0%</text:p>
          </table:table-cell>
          <table:table-cell table:style-name="ce299" office:value-type="currency" office:currency="USD" office:value="14089.5" calcext:value-type="currency">
            <text:p>$14,089.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200000" calcext:value-type="currency">
            <text:p>$200,000</text:p>
          </table:table-cell>
          <table:table-cell table:style-name="ce303" office:value-type="percentage" office:value="0.32" calcext:value-type="percentage">
            <text:p>32.0%</text:p>
          </table:table-cell>
          <table:table-cell table:style-name="ce299" office:value-type="currency" office:currency="USD" office:value="32089.5" calcext:value-type="currency">
            <text:p>$32,089.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500000" calcext:value-type="currency">
            <text:p>$500,000</text:p>
          </table:table-cell>
          <table:table-cell table:style-name="ce303" office:value-type="percentage" office:value="0.35" calcext:value-type="percentage">
            <text:p>35.0%</text:p>
          </table:table-cell>
          <table:table-cell table:style-name="ce299" office:value-type="currency" office:currency="USD" office:value="45689.5" calcext:value-type="currency">
            <text:p>$45,689.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999999999" calcext:value-type="currency">
            <text:p>$999,999,999</text:p>
          </table:table-cell>
          <table:table-cell table:style-name="ce303" office:value-type="percentage" office:value="0.37" calcext:value-type="percentage">
            <text:p>37.0%</text:p>
          </table:table-cell>
          <table:table-cell table:style-name="ce299" office:value-type="currency" office:currency="USD" office:value="150689.5" calcext:value-type="currency">
            <text:p>$150,689.50</text:p>
          </table:table-cell>
          <table:table-cell table:number-columns-repeated="4"/>
          <table:table-cell table:style-name="ce291" table:number-columns-repeated="16376"/>
        </table:table-row>
        <table:table-row table:style-name="ro2">
          <table:table-cell table:style-name="ce292" office:value-type="string" calcext:value-type="string">
            <text:p>Married Joint</text:p>
          </table:table-cell>
          <table:table-cell table:style-name="ce295" office:value-type="currency" office:currency="USD" office:value="19050" calcext:value-type="currency">
            <text:p>$19,050</text:p>
          </table:table-cell>
          <table:table-cell table:style-name="ce303" office:value-type="percentage" office:value="0.1" calcext:value-type="percentage">
            <text:p>10.0%</text:p>
          </table:table-cell>
          <table:table-cell table:style-name="ce299" office:value-type="currency" office:currency="USD" office:value="0" calcext:value-type="currency">
            <text:p>$0.00</text:p>
          </table:table-cell>
          <table:table-cell office:value-type="string" calcext:value-type="string">
            <text:p>1040 instructions for 2018, page 113, Tax Rate Schedules</text:p>
          </table:table-cell>
          <table:table-cell table:number-columns-repeated="3"/>
          <table:table-cell table:style-name="ce291" table:number-columns-repeated="16376"/>
        </table:table-row>
        <table:table-row table:style-name="ro2">
          <table:table-cell/>
          <table:table-cell table:style-name="ce295" office:value-type="currency" office:currency="USD" office:value="77400" calcext:value-type="currency">
            <text:p>$77,400</text:p>
          </table:table-cell>
          <table:table-cell table:style-name="ce303" office:value-type="percentage" office:value="0.12" calcext:value-type="percentage">
            <text:p>12.0%</text:p>
          </table:table-cell>
          <table:table-cell table:style-name="ce299" office:value-type="currency" office:currency="USD" office:value="1905" calcext:value-type="currency">
            <text:p>$1,905.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165000" calcext:value-type="currency">
            <text:p>$165,000</text:p>
          </table:table-cell>
          <table:table-cell table:style-name="ce303" office:value-type="percentage" office:value="0.22" calcext:value-type="percentage">
            <text:p>22.0%</text:p>
          </table:table-cell>
          <table:table-cell table:style-name="ce299" office:value-type="currency" office:currency="USD" office:value="8907" calcext:value-type="currency">
            <text:p>$8,907.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315000" calcext:value-type="currency">
            <text:p>$315,000</text:p>
          </table:table-cell>
          <table:table-cell table:style-name="ce303" office:value-type="percentage" office:value="0.24" calcext:value-type="percentage">
            <text:p>24.0%</text:p>
          </table:table-cell>
          <table:table-cell table:style-name="ce299" office:value-type="currency" office:currency="USD" office:value="28179" calcext:value-type="currency">
            <text:p>$28,179.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400000" calcext:value-type="currency">
            <text:p>$400,000</text:p>
          </table:table-cell>
          <table:table-cell table:style-name="ce303" office:value-type="percentage" office:value="0.32" calcext:value-type="percentage">
            <text:p>32.0%</text:p>
          </table:table-cell>
          <table:table-cell table:style-name="ce299" office:value-type="currency" office:currency="USD" office:value="64179" calcext:value-type="currency">
            <text:p>$64,179.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600000" calcext:value-type="currency">
            <text:p>$600,000</text:p>
          </table:table-cell>
          <table:table-cell table:style-name="ce303" office:value-type="percentage" office:value="0.35" calcext:value-type="percentage">
            <text:p>35.0%</text:p>
          </table:table-cell>
          <table:table-cell table:style-name="ce299" office:value-type="currency" office:currency="USD" office:value="91379" calcext:value-type="currency">
            <text:p>$91,379.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999999999" calcext:value-type="currency">
            <text:p>$999,999,999</text:p>
          </table:table-cell>
          <table:table-cell table:style-name="ce303" office:value-type="percentage" office:value="0.37" calcext:value-type="percentage">
            <text:p>37.0%</text:p>
          </table:table-cell>
          <table:table-cell table:style-name="ce299" office:value-type="currency" office:currency="USD" office:value="161379" calcext:value-type="currency">
            <text:p>$161,379.00</text:p>
          </table:table-cell>
          <table:table-cell table:number-columns-repeated="4"/>
          <table:table-cell table:style-name="ce291" table:number-columns-repeated="16376"/>
        </table:table-row>
        <table:table-row table:style-name="ro2">
          <table:table-cell table:style-name="ce292" office:value-type="string" calcext:value-type="string">
            <text:p>Married Separate</text:p>
          </table:table-cell>
          <table:table-cell table:style-name="ce295" office:value-type="currency" office:currency="USD" office:value="9525" calcext:value-type="currency">
            <text:p>$9,525</text:p>
          </table:table-cell>
          <table:table-cell table:style-name="ce303" office:value-type="percentage" office:value="0.1" calcext:value-type="percentage">
            <text:p>10.0%</text:p>
          </table:table-cell>
          <table:table-cell table:style-name="ce299" office:value-type="currency" office:currency="USD" office:value="0" calcext:value-type="currency">
            <text:p>$0.00</text:p>
          </table:table-cell>
          <table:table-cell office:value-type="string" calcext:value-type="string">
            <text:p>1040 instructions for 2018, page 113, Tax Rate Schedules</text:p>
          </table:table-cell>
          <table:table-cell table:number-columns-repeated="3"/>
          <table:table-cell table:style-name="ce291" table:number-columns-repeated="16376"/>
        </table:table-row>
        <table:table-row table:style-name="ro2">
          <table:table-cell/>
          <table:table-cell table:style-name="ce295" office:value-type="currency" office:currency="USD" office:value="38700" calcext:value-type="currency">
            <text:p>$38,700</text:p>
          </table:table-cell>
          <table:table-cell table:style-name="ce303" office:value-type="percentage" office:value="0.12" calcext:value-type="percentage">
            <text:p>12.0%</text:p>
          </table:table-cell>
          <table:table-cell table:style-name="ce299" office:value-type="currency" office:currency="USD" office:value="952.5" calcext:value-type="currency">
            <text:p>$952.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82500" calcext:value-type="currency">
            <text:p>$82,500</text:p>
          </table:table-cell>
          <table:table-cell table:style-name="ce303" office:value-type="percentage" office:value="0.22" calcext:value-type="percentage">
            <text:p>22.0%</text:p>
          </table:table-cell>
          <table:table-cell table:style-name="ce299" office:value-type="currency" office:currency="USD" office:value="4453.5" calcext:value-type="currency">
            <text:p>$4,453.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157500" calcext:value-type="currency">
            <text:p>$157,500</text:p>
          </table:table-cell>
          <table:table-cell table:style-name="ce303" office:value-type="percentage" office:value="0.24" calcext:value-type="percentage">
            <text:p>24.0%</text:p>
          </table:table-cell>
          <table:table-cell table:style-name="ce299" office:value-type="currency" office:currency="USD" office:value="14089.5" calcext:value-type="currency">
            <text:p>$14,089.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200000" calcext:value-type="currency">
            <text:p>$200,000</text:p>
          </table:table-cell>
          <table:table-cell table:style-name="ce303" office:value-type="percentage" office:value="0.32" calcext:value-type="percentage">
            <text:p>32.0%</text:p>
          </table:table-cell>
          <table:table-cell table:style-name="ce299" office:value-type="currency" office:currency="USD" office:value="32089.5" calcext:value-type="currency">
            <text:p>$32,089.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300000" calcext:value-type="currency">
            <text:p>$300,000</text:p>
          </table:table-cell>
          <table:table-cell table:style-name="ce303" office:value-type="percentage" office:value="0.35" calcext:value-type="percentage">
            <text:p>35.0%</text:p>
          </table:table-cell>
          <table:table-cell table:style-name="ce299" office:value-type="currency" office:currency="USD" office:value="45689.5" calcext:value-type="currency">
            <text:p>$45,689.5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999999999" calcext:value-type="currency">
            <text:p>$999,999,999</text:p>
          </table:table-cell>
          <table:table-cell table:style-name="ce303" office:value-type="percentage" office:value="0.37" calcext:value-type="percentage">
            <text:p>37.0%</text:p>
          </table:table-cell>
          <table:table-cell table:style-name="ce299" office:value-type="currency" office:currency="USD" office:value="80689.5" calcext:value-type="currency">
            <text:p>$80,689.50</text:p>
          </table:table-cell>
          <table:table-cell table:number-columns-repeated="4"/>
          <table:table-cell table:style-name="ce291" table:number-columns-repeated="16376"/>
        </table:table-row>
        <table:table-row table:style-name="ro2">
          <table:table-cell table:style-name="ce292" office:value-type="string" calcext:value-type="string">
            <text:p>Head of Household</text:p>
          </table:table-cell>
          <table:table-cell table:style-name="ce295" office:value-type="currency" office:currency="USD" office:value="13600" calcext:value-type="currency">
            <text:p>$13,600</text:p>
          </table:table-cell>
          <table:table-cell table:style-name="ce303" office:value-type="percentage" office:value="0.1" calcext:value-type="percentage">
            <text:p>10.0%</text:p>
          </table:table-cell>
          <table:table-cell table:style-name="ce299" office:value-type="currency" office:currency="USD" office:value="0" calcext:value-type="currency">
            <text:p>$0.00</text:p>
          </table:table-cell>
          <table:table-cell office:value-type="string" calcext:value-type="string">
            <text:p>1040 instructions for 2018, page 113, Tax Rate Schedules</text:p>
          </table:table-cell>
          <table:table-cell table:number-columns-repeated="3"/>
          <table:table-cell table:style-name="ce291" table:number-columns-repeated="16376"/>
        </table:table-row>
        <table:table-row table:style-name="ro2">
          <table:table-cell/>
          <table:table-cell table:style-name="ce295" office:value-type="currency" office:currency="USD" office:value="51800" calcext:value-type="currency">
            <text:p>$51,800</text:p>
          </table:table-cell>
          <table:table-cell table:style-name="ce303" office:value-type="percentage" office:value="0.12" calcext:value-type="percentage">
            <text:p>12.0%</text:p>
          </table:table-cell>
          <table:table-cell table:style-name="ce299" office:value-type="currency" office:currency="USD" office:value="1360" calcext:value-type="currency">
            <text:p>$1,360.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82500" calcext:value-type="currency">
            <text:p>$82,500</text:p>
          </table:table-cell>
          <table:table-cell table:style-name="ce303" office:value-type="percentage" office:value="0.22" calcext:value-type="percentage">
            <text:p>22.0%</text:p>
          </table:table-cell>
          <table:table-cell table:style-name="ce299" office:value-type="currency" office:currency="USD" office:value="5944" calcext:value-type="currency">
            <text:p>$5,944.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157500" calcext:value-type="currency">
            <text:p>$157,500</text:p>
          </table:table-cell>
          <table:table-cell table:style-name="ce303" office:value-type="percentage" office:value="0.24" calcext:value-type="percentage">
            <text:p>24.0%</text:p>
          </table:table-cell>
          <table:table-cell table:style-name="ce299" office:value-type="currency" office:currency="USD" office:value="12698" calcext:value-type="currency">
            <text:p>$12,698.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200000" calcext:value-type="currency">
            <text:p>$200,000</text:p>
          </table:table-cell>
          <table:table-cell table:style-name="ce303" office:value-type="percentage" office:value="0.32" calcext:value-type="percentage">
            <text:p>32.0%</text:p>
          </table:table-cell>
          <table:table-cell table:style-name="ce299" office:value-type="currency" office:currency="USD" office:value="30698" calcext:value-type="currency">
            <text:p>$30,698.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500000" calcext:value-type="currency">
            <text:p>$500,000</text:p>
          </table:table-cell>
          <table:table-cell table:style-name="ce303" office:value-type="percentage" office:value="0.35" calcext:value-type="percentage">
            <text:p>35.0%</text:p>
          </table:table-cell>
          <table:table-cell table:style-name="ce299" office:value-type="currency" office:currency="USD" office:value="44298" calcext:value-type="currency">
            <text:p>$44,298.00</text:p>
          </table:table-cell>
          <table:table-cell table:number-columns-repeated="4"/>
          <table:table-cell table:style-name="ce291" table:number-columns-repeated="16376"/>
        </table:table-row>
        <table:table-row table:style-name="ro2">
          <table:table-cell/>
          <table:table-cell table:style-name="ce295" office:value-type="currency" office:currency="USD" office:value="999999999" calcext:value-type="currency">
            <text:p>$999,999,999</text:p>
          </table:table-cell>
          <table:table-cell table:style-name="ce303" office:value-type="percentage" office:value="0.37" calcext:value-type="percentage">
            <text:p>37.0%</text:p>
          </table:table-cell>
          <table:table-cell table:style-name="ce299" office:value-type="currency" office:currency="USD" office:value="149298" calcext:value-type="currency">
            <text:p>$149,298.00</text:p>
          </table:table-cell>
          <table:table-cell table:number-columns-repeated="4"/>
          <table:table-cell table:style-name="ce291" table:number-columns-repeated="16376"/>
        </table:table-row>
        <table:table-row table:style-name="ro9" table:number-rows-repeated="1048478">
          <table:table-cell table:number-columns-repeated="8"/>
          <table:table-cell table:style-name="ce291" table:number-columns-repeated="16376"/>
        </table:table-row>
        <table:table-row table:style-name="ro9">
          <table:table-cell table:number-columns-repeated="8"/>
          <table:table-cell table:style-name="ce291" table:number-columns-repeated="16376"/>
        </table:table-row>
      </table:table>
      <table:table table:name="Graphs" table:style-name="ta2">
        <office:forms form:automatic-focus="false" form:apply-design-mode="false"/>
        <table:shapes>
          <draw:frame draw:z-index="0" draw:style-name="gr1" draw:text-style-name="P1" svg:width="6.2992in" svg:height="3.7457in" svg:x="1.4563in" svg:y="0.0398in">
            <draw:object draw:notify-on-update-of-ranges="Graphs.A2:Graphs.A2 'TaxCalc-Single'.R38:'TaxCalc-Single'.R68 'TaxCalc-Single'.B37:'TaxCalc-Single'.B37 'TaxCalc-Single'.B38:'TaxCalc-Single'.B68" xlink:href="./Object 1" xlink:type="simple" xlink:show="embed" xlink:actuate="onLoad">
              <loext:p/>
            </draw:object>
            <draw:image xlink:href="./ObjectReplacements/Object 1" xlink:type="simple" xlink:show="embed" xlink:actuate="onLoad"/>
          </draw:frame>
        </table:shapes>
        <table:table-column table:style-name="co6" table:default-cell-style-name="ce291"/>
        <table:table-column table:style-name="co6" table:number-columns-repeated="16383"/>
        <table:table-row table:style-name="ro2" table:number-rows-repeated="15">
          <table:table-cell/>
          <table:table-cell table:style-name="ce291" table:number-columns-repeated="16383"/>
        </table:table-row>
        <table:table-row table:style-name="ro9" table:number-rows-repeated="1048560">
          <table:table-cell/>
          <table:table-cell table:style-name="ce291" table:number-columns-repeated="16383"/>
        </table:table-row>
        <table:table-row table:style-name="ro9">
          <table:table-cell/>
          <table:table-cell table:style-name="ce291" table:number-columns-repeated="16383"/>
        </table:table-row>
      </table:table>
      <table:named-expressions>
        <table:named-range table:name="DedHH" table:base-cell-address="$CLC.$A$1" table:cell-range-address="CLC.$B$63"/>
        <table:named-range table:name="DedMarried" table:base-cell-address="$CLC.$A$1" table:cell-range-address="CLC.$B$62"/>
        <table:named-range table:name="DedSingle" table:base-cell-address="$CLC.$A$1" table:cell-range-address="CLC.$B$61"/>
        <table:named-range table:name="HeadAddH22" table:base-cell-address="$CLC.$A$1" table:cell-range-address="CLC.$D$93"/>
        <table:named-range table:name="HeadH10" table:base-cell-address="$CLC.$A$1" table:cell-range-address="CLC.$B$91"/>
        <table:named-range table:name="HeadH12" table:base-cell-address="$CLC.$A$1" table:cell-range-address="CLC.$B$92"/>
        <table:named-range table:name="HeadH22" table:base-cell-address="$CLC.$A$1" table:cell-range-address="CLC.$B$93"/>
        <table:named-range table:name="HeadH24" table:base-cell-address="$CLC.$A$1" table:cell-range-address="CLC.$B$94"/>
        <table:named-range table:name="HeadH32" table:base-cell-address="$CLC.$A$1" table:cell-range-address="CLC.$B$95"/>
        <table:named-range table:name="HeadH35" table:base-cell-address="$CLC.$A$1" table:cell-range-address="CLC.$B$96"/>
        <table:named-range table:name="HeadH37" table:base-cell-address="$CLC.$A$1" table:cell-range-address="CLC.$B$97"/>
        <table:named-range table:name="HeadHAdd10" table:base-cell-address="$CLC.$A$1" table:cell-range-address="CLC.$D$91"/>
        <table:named-range table:name="HeadHAdd12" table:base-cell-address="$CLC.$A$1" table:cell-range-address="CLC.$D$92"/>
        <table:named-range table:name="HeadHAdd22" table:base-cell-address="$CLC.$A$1" table:cell-range-address="CLC.$D$93"/>
        <table:named-range table:name="HeadHAdd24" table:base-cell-address="$CLC.$A$1" table:cell-range-address="CLC.$D$94"/>
        <table:named-range table:name="HeadHAdd32" table:base-cell-address="$CLC.$A$1" table:cell-range-address="CLC.$D$95"/>
        <table:named-range table:name="HeadHAdd35" table:base-cell-address="$CLC.$A$1" table:cell-range-address="CLC.$D$96"/>
        <table:named-range table:name="HeadHAdd37" table:base-cell-address="$CLC.$A$1" table:cell-range-address="CLC.$D$97"/>
        <table:named-range table:name="MarriedJ10" table:base-cell-address="$CLC.$A$1" table:cell-range-address="CLC.$B$77"/>
        <table:named-range table:name="MarriedJ12" table:base-cell-address="$CLC.$A$1" table:cell-range-address="CLC.$B$78"/>
        <table:named-range table:name="MarriedJ22" table:base-cell-address="$CLC.$A$1" table:cell-range-address="CLC.$B$79"/>
        <table:named-range table:name="MarriedJ24" table:base-cell-address="$CLC.$A$1" table:cell-range-address="CLC.$B$80"/>
        <table:named-range table:name="MarriedJ32" table:base-cell-address="$CLC.$A$1" table:cell-range-address="CLC.$B$81"/>
        <table:named-range table:name="MarriedJ35" table:base-cell-address="$CLC.$A$1" table:cell-range-address="CLC.$B$82"/>
        <table:named-range table:name="MarriedJ37" table:base-cell-address="$CLC.$A$1" table:cell-range-address="CLC.$B$83"/>
        <table:named-range table:name="MarriedJAdd10" table:base-cell-address="$CLC.$A$1" table:cell-range-address="CLC.$D$77"/>
        <table:named-range table:name="MarriedJAdd12" table:base-cell-address="$CLC.$A$1" table:cell-range-address="CLC.$D$78"/>
        <table:named-range table:name="MarriedJAdd22" table:base-cell-address="$CLC.$A$1" table:cell-range-address="CLC.$D$79"/>
        <table:named-range table:name="MarriedJAdd24" table:base-cell-address="$CLC.$A$1" table:cell-range-address="CLC.$D$80"/>
        <table:named-range table:name="MarriedJAdd32" table:base-cell-address="$CLC.$A$1" table:cell-range-address="CLC.$D$81"/>
        <table:named-range table:name="MarriedJAdd35" table:base-cell-address="$CLC.$A$1" table:cell-range-address="CLC.$D$82"/>
        <table:named-range table:name="MarriedJAdd37" table:base-cell-address="$CLC.$A$1" table:cell-range-address="CLC.$D$83"/>
        <table:named-range table:name="MarriedS10" table:base-cell-address="$CLC.$A$1" table:cell-range-address="CLC.$B$84"/>
        <table:named-range table:name="MarriedS12" table:base-cell-address="$CLC.$A$1" table:cell-range-address="CLC.$B$85"/>
        <table:named-range table:name="MarriedS22" table:base-cell-address="$CLC.$A$1" table:cell-range-address="CLC.$B$86"/>
        <table:named-range table:name="MarriedS24" table:base-cell-address="$CLC.$A$1" table:cell-range-address="CLC.$B$87"/>
        <table:named-range table:name="MarriedS32" table:base-cell-address="$CLC.$A$1" table:cell-range-address="CLC.$B$88"/>
        <table:named-range table:name="MarriedS35" table:base-cell-address="$CLC.$A$1" table:cell-range-address="CLC.$B$89"/>
        <table:named-range table:name="MarriedS37" table:base-cell-address="$CLC.$A$1" table:cell-range-address="CLC.$B$90"/>
        <table:named-range table:name="MarriedSAdd10" table:base-cell-address="$CLC.$A$1" table:cell-range-address="CLC.$D$84"/>
        <table:named-range table:name="MarriedSAdd12" table:base-cell-address="$CLC.$A$1" table:cell-range-address="CLC.$D$85"/>
        <table:named-range table:name="MarriedSAdd22" table:base-cell-address="$CLC.$A$1" table:cell-range-address="CLC.$D$86"/>
        <table:named-range table:name="MarriedSAdd24" table:base-cell-address="$CLC.$A$1" table:cell-range-address="CLC.$D$87"/>
        <table:named-range table:name="MarriedSAdd32" table:base-cell-address="$CLC.$A$1" table:cell-range-address="CLC.$D$88"/>
        <table:named-range table:name="MarriedSAdd35" table:base-cell-address="$CLC.$A$1" table:cell-range-address="CLC.$D$89"/>
        <table:named-range table:name="MarriedSAdd37" table:base-cell-address="$CLC.$A$1" table:cell-range-address="CLC.$D$90"/>
        <table:named-range table:name="MSep10" table:base-cell-address="$CLC.$A$1" table:cell-range-address="CLC.$B$84"/>
        <table:named-range table:name="Single10" table:base-cell-address="$CLC.$A$1" table:cell-range-address="CLC.$B$70"/>
        <table:named-range table:name="Single12" table:base-cell-address="$CLC.$A$1" table:cell-range-address="CLC.$B$71"/>
        <table:named-range table:name="Single22" table:base-cell-address="$CLC.$A$1" table:cell-range-address="CLC.$B$72"/>
        <table:named-range table:name="Single24" table:base-cell-address="$CLC.$A$1" table:cell-range-address="CLC.$B$73"/>
        <table:named-range table:name="Single32" table:base-cell-address="$CLC.$A$1" table:cell-range-address="CLC.$B$74"/>
        <table:named-range table:name="Single35" table:base-cell-address="$CLC.$A$1" table:cell-range-address="CLC.$B$75"/>
        <table:named-range table:name="Single37" table:base-cell-address="$CLC.$A$1" table:cell-range-address="CLC.$B$76"/>
        <table:named-range table:name="SingleAdd10" table:base-cell-address="$CLC.$A$1" table:cell-range-address="CLC.$D$70"/>
        <table:named-range table:name="SingleAdd12" table:base-cell-address="$CLC.$A$1" table:cell-range-address="CLC.$D$71"/>
        <table:named-range table:name="SingleAdd22" table:base-cell-address="$CLC.$A$1" table:cell-range-address="CLC.$D$72"/>
        <table:named-range table:name="SingleAdd24" table:base-cell-address="$CLC.$A$1" table:cell-range-address="CLC.$D$73"/>
        <table:named-range table:name="Singleadd32" table:base-cell-address="$CLC.$A$1" table:cell-range-address="CLC.$D$74"/>
        <table:named-range table:name="SingleAdd35" table:base-cell-address="$CLC.$A$1" table:cell-range-address="CLC.$D$75"/>
        <table:named-range table:name="SingleAdd37" table:base-cell-address="$CLC.$A$1" table:cell-range-address="CLC.$D$76"/>
        <table:named-range table:name="SSI1st" table:base-cell-address="$CLC.$A$1" table:cell-range-address="CLC.$B$66"/>
        <table:named-range table:name="SSI1stRate" table:base-cell-address="$CLC.$A$1" table:cell-range-address="CLC.$C$66"/>
        <table:named-range table:name="SSI2nd" table:base-cell-address="$CLC.$A$1" table:cell-range-address="CLC.$B$67"/>
        <table:named-range table:name="SSI2ndAdd" table:base-cell-address="$CLC.$A$1" table:cell-range-address="CLC.$D$67"/>
        <table:named-range table:name="SSI2ndRate" table:base-cell-address="$CLC.$A$1" table:cell-range-address="CLC.$C$67"/>
        <table:named-range table:name="StraightRate" table:base-cell-address="$CLC.$A$1" table:cell-range-address="CLC.$B$53"/>
        <table:named-range table:name="TheShare" table:base-cell-address="$CLC.$A$1" table:cell-range-address="CLC.$B$43"/>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8in" svg:stroke-color="#385d8a" draw:fill-color="#4f81bd"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number:number-style style:name="N132P0" style:volatile="true">
      <number:text> </number:text>
      <number:number number:decimal-places="2" number:min-decimal-places="2" number:min-integer-digits="1" number:grouping="true"/>
      <number:text> </number:text>
    </number:number-style>
    <number:number-style style:name="N132P1" style:volatile="true">
      <number:text> (</number:text>
      <number:number number:decimal-places="2" number:min-decimal-places="2" number:min-integer-digits="1" number:grouping="true"/>
      <number:text>)</number:text>
    </number:number-style>
    <number:number-style style:name="N132P2" style:volatile="true">
      <number:text>-</number:text>
      <number:number number:decimal-places="0" number:min-decimal-places="0" number:min-integer-digits="2"/>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29">
      <number:text> </number:text>
      <number:number number:decimal-places="2" number:min-decimal-places="2" number:min-integer-digits="1" number:grouping="true"/>
      <number:text> </number:text>
    </number:number-style>
    <number:number-style style:name="N130">
      <number:text> (</number:text>
      <number:number number:decimal-places="2" number:min-decimal-places="2" number:min-integer-digits="1" number:grouping="true"/>
      <number:text>)</number:text>
    </number:number-style>
    <number:number-style style:name="N131">
      <number:text>-</number:text>
      <number:number number:decimal-places="0" number:min-decimal-places="0" number:min-integer-digits="2"/>
      <number:text> </number:text>
    </number:number-style>
    <number:number-style style:name="N133">
      <number:number number:decimal-places="0" number:min-decimal-places="0" number:min-integer-digits="1" number:grouping="true"/>
      <number:text> </number:text>
    </number:number-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currency-style style:name="N136P0" style:volatile="true">
      <number:currency-symbol>$</number:currency-symbol>
      <number:number number:decimal-places="0" number:min-decimal-places="0" number:min-integer-digits="1" number:grouping="true"/>
      <number:text> </number:text>
    </number:currency-style>
    <number:currency-style style:name="N136">
      <number:text>(</number:text>
      <number:currency-symbol>$</number:currency-symbol>
      <number:number number:decimal-places="0" number:min-decimal-places="0" number:min-integer-digits="1" number:grouping="true"/>
      <number:text>)</number:text>
      <style:map style:condition="value()&gt;=0" style:apply-style-name="N136P0"/>
    </number:currency-style>
    <number:number-style style:name="N137">
      <number:number number:decimal-places="1" number:min-decimal-places="1" number:min-integer-digits="1" number:grouping="true"/>
    </number:number-style>
    <number:currency-style style:name="N138">
      <number:currency-symbol>$</number:currency-symbol>
      <number:number number:decimal-places="0" number:min-decimal-places="0" number:min-integer-digits="1" number:grouping="true"/>
    </number:currency-style>
    <number:currency-style style:name="N139">
      <number:currency-symbol>$</number:currency-symbol>
      <number:number number:decimal-places="2" number:min-decimal-places="2" number:min-integer-digits="1" number:grouping="true"/>
    </number:currency-style>
    <number:percentage-style style:name="N140">
      <number:number number:decimal-places="1" number:min-decimal-places="1" number:min-integer-digits="1"/>
      <number:text>%</number:text>
    </number:percentage-style>
    <number:currency-style style:name="N142P0" style:volatile="true">
      <number:currency-symbol number:language="en" number:country="US">$</number:currency-symbol>
      <number:number number:decimal-places="1" number:min-decimal-places="1" number:min-integer-digits="1" number:grouping="true"/>
    </number:currency-style>
    <number:currency-style style:name="N142">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42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Default" style:data-style-name="N0">
      <style:table-cell-properties fo:background-color="#ffeb9c"/>
      <style:text-properties fo:color="#9c65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Accent4" style:display-name="20% - Accent4" style:family="table-cell" style:parent-style-name="Default" style:data-style-name="N0">
      <style:table-cell-properties fo:background-color="#e4dfec"/>
    </style:style>
    <style:style style:name="Comma" style:family="table-cell" style:parent-style-name="Default" style:data-style-name="N132"/>
    <style:style style:name="Input" style:family="table-cell" style:parent-style-name="Default" style:data-style-name="N0">
      <style:table-cell-properties fo:background-color="#ffcc99" fo:border="0.06pt solid #7f7f7f"/>
      <style:text-properties fo:color="#3f3f76"/>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0:52:28.465676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creation-date>2025-09-04T14:03:28.982564700</meta:creation-date>
    <meta:editing-duration>P2DT14H29M12S</meta:editing-duration>
    <meta:editing-cycles>32</meta:editing-cycles>
    <dc:date>2025-11-12T23:23:52.168857400</dc:date>
    <meta:document-statistic meta:table-count="7" meta:cell-count="9320" meta:object-count="2"/>
    <meta:user-defined meta:name="WorkbookGuid">3a467183-01ec-4d09-86d6-02e3e7e7eec7</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currency-style style:name="N136P0" style:volatile="true">
      <number:currency-symbol>$</number:currency-symbol>
      <number:number number:decimal-places="0" number:min-decimal-places="0" number:min-integer-digits="1" number:grouping="true"/>
      <number:text> </number:text>
    </number:currency-style>
    <number:currency-style style:name="N136">
      <number:text>(</number:text>
      <number:currency-symbol>$</number:currency-symbol>
      <number:number number:decimal-places="0" number:min-decimal-places="0" number:min-integer-digits="1" number:grouping="true"/>
      <number:text>)</number:text>
      <style:map style:condition="value()&gt;=0" style:apply-style-name="N136P0"/>
    </number:currency-style>
    <number:currency-style style:name="N138">
      <number:currency-symbol>$</number:currency-symbol>
      <number:number number:decimal-places="0" number:min-decimal-places="0" number:min-integer-digits="1" number:grouping="true"/>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38">
      <style:chart-properties chart:display-label="true" chart:logarithmic="false" chart:minimum="-20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data-style-name="N136">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T1" style:family="text">
      <style:text-properties fo:font-size="14pt" fo:font-weight="bold"/>
    </style:style>
    <style:style style:name="T2" style:family="text">
      <style:text-properties fo:font-size="12pt" fo:font-weight="bold" style:font-size-asian="9pt" style:font-size-complex="9pt"/>
    </style:style>
  </office:automatic-styles>
  <office:body>
    <office:chart>
      <chart:chart svg:width="16.001cm" svg:height="9.515cm" xlink:href=".." xlink:type="simple" chart:class="chart:line" chart:style-name="ch1">
        <chart:title svg:x="6.238cm" svg:y="0.326cm" chart:style-name="ch2">
          <text:p><text:span text:style-name="T1">Win-Lose Line</text:span></text:p>
        </chart:title>
        <chart:plot-area chart:style-name="ch3" svg:x="1.403cm" svg:y="1.371cm" svg:width="14.243cm" svg:height="6.604cm">
          <chart:coordinate-region svg:x="3.064cm" svg:y="1.57cm" svg:width="12.442cm" svg:height="5.285cm"/>
          <chart:axis chart:dimension="x" chart:name="primary-x" chart:style-name="ch4" chartooo:axis-type="auto">
            <chartooo:date-scale/>
            <chart:title svg:x="7.707cm" svg:y="8.166cm" chart:style-name="ch2">
              <text:p><text:span text:style-name="T2">Income</text:span></text:p>
            </chart:title>
            <chart:categories table:cell-range-address="'TaxCalc-Single'.R38:'TaxCalc-Single'.R68"/>
            <chart:grid chart:style-name="ch5" chart:class="major"/>
          </chart:axis>
          <chart:axis chart:dimension="y" chart:name="primary-y" chart:style-name="ch6">
            <chart:title svg:x="0.352cm" svg:y="5.866cm" chart:style-name="ch7">
              <text:p><text:span text:style-name="T2">Net Benefit</text:span></text:p>
            </chart:title>
            <chart:grid chart:style-name="ch5" chart:class="major"/>
          </chart:axis>
          <chart:series chart:style-name="ch8" chart:values-cell-range-address="'TaxCalc-Single'.B38:'TaxCalc-Single'.B68" chart:label-cell-address="'TaxCalc-Single'.B37:'TaxCalc-Single'.B37" chart:class="chart:line">
            <chart:data-point chart:repeated="3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Net Benefit</text:p>
                <draw:g>
                  <svg:desc>'TaxCalc-Single'.B37:'TaxCalc-Single'.B37</svg:desc>
                </draw:g>
              </table:table-cell>
            </table:table-row>
          </table:table-header-rows>
          <table:table-rows>
            <table:table-row>
              <table:table-cell office:value-type="string">
                <text:p>0K</text:p>
                <draw:g>
                  <svg:desc>'TaxCalc-Single'.R38:'TaxCalc-Single'.R68</svg:desc>
                </draw:g>
              </table:table-cell>
              <table:table-cell office:value-type="float" office:value="14000">
                <text:p>14000</text:p>
                <draw:g>
                  <svg:desc>'TaxCalc-Single'.B38:'TaxCalc-Single'.B68</svg:desc>
                </draw:g>
              </table:table-cell>
            </table:table-row>
            <table:table-row>
              <table:table-cell office:value-type="string">
                <text:p>10K</text:p>
              </table:table-cell>
              <table:table-cell office:value-type="float" office:value="12300.5">
                <text:p>12300.5</text:p>
              </table:table-cell>
            </table:table-row>
            <table:table-row>
              <table:table-cell office:value-type="string">
                <text:p>20K</text:p>
              </table:table-cell>
              <table:table-cell office:value-type="float" office:value="10601">
                <text:p>10601</text:p>
              </table:table-cell>
            </table:table-row>
            <table:table-row>
              <table:table-cell office:value-type="string">
                <text:p>30K</text:p>
              </table:table-cell>
              <table:table-cell office:value-type="float" office:value="9309.5">
                <text:p>9309.5</text:p>
              </table:table-cell>
            </table:table-row>
            <table:table-row>
              <table:table-cell office:value-type="string">
                <text:p>40K</text:p>
              </table:table-cell>
              <table:table-cell office:value-type="float" office:value="8810">
                <text:p>8810</text:p>
              </table:table-cell>
            </table:table-row>
            <table:table-row>
              <table:table-cell office:value-type="string">
                <text:p>50K</text:p>
              </table:table-cell>
              <table:table-cell office:value-type="float" office:value="8310.5">
                <text:p>8310.5</text:p>
              </table:table-cell>
            </table:table-row>
            <table:table-row>
              <table:table-cell office:value-type="string">
                <text:p>60K</text:p>
              </table:table-cell>
              <table:table-cell office:value-type="float" office:value="7811">
                <text:p>7811</text:p>
              </table:table-cell>
            </table:table-row>
            <table:table-row>
              <table:table-cell office:value-type="string">
                <text:p>70K</text:p>
              </table:table-cell>
              <table:table-cell office:value-type="float" office:value="8096.5">
                <text:p>8096.5</text:p>
              </table:table-cell>
            </table:table-row>
            <table:table-row>
              <table:table-cell office:value-type="string">
                <text:p>80K</text:p>
              </table:table-cell>
              <table:table-cell office:value-type="float" office:value="8597">
                <text:p>8597</text:p>
              </table:table-cell>
            </table:table-row>
            <table:table-row>
              <table:table-cell office:value-type="string">
                <text:p>90K</text:p>
              </table:table-cell>
              <table:table-cell office:value-type="float" office:value="9097.5">
                <text:p>9097.5</text:p>
              </table:table-cell>
            </table:table-row>
            <table:table-row>
              <table:table-cell office:value-type="string">
                <text:p>100K</text:p>
              </table:table-cell>
              <table:table-cell office:value-type="float" office:value="9598">
                <text:p>9598</text:p>
              </table:table-cell>
            </table:table-row>
            <table:table-row>
              <table:table-cell office:value-type="string">
                <text:p>110K</text:p>
              </table:table-cell>
              <table:table-cell office:value-type="float" office:value="10098.5">
                <text:p>10098.5</text:p>
              </table:table-cell>
            </table:table-row>
            <table:table-row>
              <table:table-cell office:value-type="string">
                <text:p>120K</text:p>
              </table:table-cell>
              <table:table-cell office:value-type="float" office:value="10688.5">
                <text:p>10688.5</text:p>
              </table:table-cell>
            </table:table-row>
            <table:table-row>
              <table:table-cell office:value-type="string">
                <text:p>130K</text:p>
              </table:table-cell>
              <table:table-cell office:value-type="float" office:value="11389">
                <text:p>11389</text:p>
              </table:table-cell>
            </table:table-row>
            <table:table-row>
              <table:table-cell office:value-type="string">
                <text:p>140K</text:p>
              </table:table-cell>
              <table:table-cell office:value-type="float" office:value="12089.5">
                <text:p>12089.5</text:p>
              </table:table-cell>
            </table:table-row>
            <table:table-row>
              <table:table-cell office:value-type="string">
                <text:p>150K</text:p>
              </table:table-cell>
              <table:table-cell office:value-type="float" office:value="12790">
                <text:p>12790</text:p>
              </table:table-cell>
            </table:table-row>
            <table:table-row>
              <table:table-cell office:value-type="string">
                <text:p>160K</text:p>
              </table:table-cell>
              <table:table-cell office:value-type="float" office:value="13490.5">
                <text:p>13490.5</text:p>
              </table:table-cell>
            </table:table-row>
            <table:table-row>
              <table:table-cell office:value-type="string">
                <text:p>170K</text:p>
              </table:table-cell>
              <table:table-cell office:value-type="float" office:value="14191">
                <text:p>14191</text:p>
              </table:table-cell>
            </table:table-row>
            <table:table-row>
              <table:table-cell office:value-type="string">
                <text:p>180K</text:p>
              </table:table-cell>
              <table:table-cell office:value-type="float" office:value="-8517.5">
                <text:p>-8517.5</text:p>
              </table:table-cell>
            </table:table-row>
            <table:table-row>
              <table:table-cell office:value-type="string">
                <text:p>190K</text:p>
              </table:table-cell>
              <table:table-cell office:value-type="float" office:value="-9117.5">
                <text:p>-9117.5</text:p>
              </table:table-cell>
            </table:table-row>
            <table:table-row>
              <table:table-cell office:value-type="string">
                <text:p>200K</text:p>
              </table:table-cell>
              <table:table-cell office:value-type="float" office:value="-6657.5">
                <text:p>-6657.5</text:p>
              </table:table-cell>
            </table:table-row>
            <table:table-row>
              <table:table-cell office:value-type="string">
                <text:p>210K</text:p>
              </table:table-cell>
              <table:table-cell office:value-type="float" office:value="-6860.5">
                <text:p>-6860.5</text:p>
              </table:table-cell>
            </table:table-row>
            <table:table-row>
              <table:table-cell office:value-type="string">
                <text:p>220K</text:p>
              </table:table-cell>
              <table:table-cell office:value-type="float" office:value="-6507.5">
                <text:p>-6507.5</text:p>
              </table:table-cell>
            </table:table-row>
            <table:table-row>
              <table:table-cell office:value-type="string">
                <text:p>230K</text:p>
              </table:table-cell>
              <table:table-cell office:value-type="float" office:value="-6154.5">
                <text:p>-6154.5</text:p>
              </table:table-cell>
            </table:table-row>
            <table:table-row>
              <table:table-cell office:value-type="string">
                <text:p>240K</text:p>
              </table:table-cell>
              <table:table-cell office:value-type="float" office:value="-5801.5">
                <text:p>-5801.5</text:p>
              </table:table-cell>
            </table:table-row>
            <table:table-row>
              <table:table-cell office:value-type="string">
                <text:p>250K</text:p>
              </table:table-cell>
              <table:table-cell office:value-type="float" office:value="-5448.5">
                <text:p>-5448.5</text:p>
              </table:table-cell>
            </table:table-row>
            <table:table-row>
              <table:table-cell office:value-type="string">
                <text:p>260K</text:p>
              </table:table-cell>
              <table:table-cell office:value-type="float" office:value="-5095.5">
                <text:p>-5095.5</text:p>
              </table:table-cell>
            </table:table-row>
            <table:table-row>
              <table:table-cell office:value-type="string">
                <text:p>270K</text:p>
              </table:table-cell>
              <table:table-cell office:value-type="float" office:value="-4494.25">
                <text:p>-4494.25</text:p>
              </table:table-cell>
            </table:table-row>
            <table:table-row>
              <table:table-cell office:value-type="string">
                <text:p>280K</text:p>
              </table:table-cell>
              <table:table-cell office:value-type="float" office:value="-3841.25">
                <text:p>-3841.25</text:p>
              </table:table-cell>
            </table:table-row>
            <table:table-row>
              <table:table-cell office:value-type="string">
                <text:p>290K</text:p>
              </table:table-cell>
              <table:table-cell office:value-type="float" office:value="-3188.25">
                <text:p>-3188.25</text:p>
              </table:table-cell>
            </table:table-row>
            <table:table-row>
              <table:table-cell office:value-type="string">
                <text:p>300K</text:p>
              </table:table-cell>
              <table:table-cell office:value-type="float" office:value="-2535.25">
                <text:p>-2535.2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6.2$Windows_X86_64 LibreOffice_project/729c5bfe710f5eb71ed3bbde9e06a6065e9c6c5d</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currency-style style:name="N136P0" style:volatile="true">
      <number:currency-symbol>$</number:currency-symbol>
      <number:number number:decimal-places="0" number:min-decimal-places="0" number:min-integer-digits="1" number:grouping="true"/>
      <number:text> </number:text>
    </number:currency-style>
    <number:currency-style style:name="N136">
      <number:text>(</number:text>
      <number:currency-symbol>$</number:currency-symbol>
      <number:number number:decimal-places="0" number:min-decimal-places="0" number:min-integer-digits="1" number:grouping="true"/>
      <number:text>)</number:text>
      <style:map style:condition="value()&gt;=0" style:apply-style-name="N136P0"/>
    </number:currency-style>
    <number:currency-style style:name="N138">
      <number:currency-symbol>$</number:currency-symbol>
      <number:number number:decimal-places="0" number:min-decimal-places="0" number:min-integer-digits="1" number:grouping="true"/>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38">
      <style:chart-properties chart:display-label="true" chart:logarithmic="false" chart:minimum="-20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data-style-name="N136">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T1" style:family="text">
      <style:text-properties fo:font-size="14pt" fo:font-weight="bold"/>
    </style:style>
    <style:style style:name="T2" style:family="text">
      <style:text-properties fo:font-size="12pt" fo:font-weight="bold" style:font-size-asian="9pt" style:font-size-complex="9pt"/>
    </style:style>
  </office:automatic-styles>
  <office:body>
    <office:chart>
      <chart:chart svg:width="20.172cm" svg:height="11.995cm" xlink:href=".." xlink:type="simple" chart:class="chart:line" chart:style-name="ch1">
        <chart:title svg:x="8.324cm" svg:y="0.375cm" chart:style-name="ch2">
          <text:p><text:span text:style-name="T1">Win-Lose Line</text:span></text:p>
        </chart:title>
        <chart:plot-area chart:style-name="ch3" svg:x="2.201cm" svg:y="1.78cm" svg:width="17.486cm" svg:height="7.981cm">
          <chart:coordinate-region svg:x="3.862cm" svg:y="1.979cm" svg:width="15.685cm" svg:height="6.662cm"/>
          <chart:axis chart:dimension="x" chart:name="primary-x" chart:style-name="ch4" chartooo:axis-type="auto">
            <chartooo:date-scale/>
            <chart:title svg:x="10.127cm" svg:y="10.001cm" chart:style-name="ch2">
              <text:p><text:span text:style-name="T2">Income</text:span></text:p>
            </chart:title>
            <chart:categories table:cell-range-address="'TaxCalc-Single'.R38:'TaxCalc-Single'.R68"/>
            <chart:grid chart:style-name="ch5" chart:class="major"/>
          </chart:axis>
          <chart:axis chart:dimension="y" chart:name="primary-y" chart:style-name="ch6">
            <chart:title svg:x="1.067cm" svg:y="6.963cm" chart:style-name="ch7">
              <text:p><text:span text:style-name="T2">Net Benefit</text:span></text:p>
            </chart:title>
            <chart:grid chart:style-name="ch5" chart:class="major"/>
          </chart:axis>
          <chart:series chart:style-name="ch8" chart:values-cell-range-address="'TaxCalc-Single'.B38:'TaxCalc-Single'.B68" chart:label-cell-address="'TaxCalc-Single'.B37:'TaxCalc-Single'.B37" chart:class="chart:line">
            <chart:data-point chart:repeated="3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Net Benefit</text:p>
                <draw:g>
                  <svg:desc>'TaxCalc-Single'.B37:'TaxCalc-Single'.B37</svg:desc>
                </draw:g>
              </table:table-cell>
            </table:table-row>
          </table:table-header-rows>
          <table:table-rows>
            <table:table-row>
              <table:table-cell office:value-type="string">
                <text:p>0K</text:p>
                <draw:g>
                  <svg:desc>'TaxCalc-Single'.R38:'TaxCalc-Single'.R68</svg:desc>
                </draw:g>
              </table:table-cell>
              <table:table-cell office:value-type="float" office:value="14000">
                <text:p>14000</text:p>
                <draw:g>
                  <svg:desc>'TaxCalc-Single'.B38:'TaxCalc-Single'.B68</svg:desc>
                </draw:g>
              </table:table-cell>
            </table:table-row>
            <table:table-row>
              <table:table-cell office:value-type="string">
                <text:p>10K</text:p>
              </table:table-cell>
              <table:table-cell office:value-type="float" office:value="12300.5">
                <text:p>12300.5</text:p>
              </table:table-cell>
            </table:table-row>
            <table:table-row>
              <table:table-cell office:value-type="string">
                <text:p>20K</text:p>
              </table:table-cell>
              <table:table-cell office:value-type="float" office:value="10601">
                <text:p>10601</text:p>
              </table:table-cell>
            </table:table-row>
            <table:table-row>
              <table:table-cell office:value-type="string">
                <text:p>30K</text:p>
              </table:table-cell>
              <table:table-cell office:value-type="float" office:value="9309.5">
                <text:p>9309.5</text:p>
              </table:table-cell>
            </table:table-row>
            <table:table-row>
              <table:table-cell office:value-type="string">
                <text:p>40K</text:p>
              </table:table-cell>
              <table:table-cell office:value-type="float" office:value="8810">
                <text:p>8810</text:p>
              </table:table-cell>
            </table:table-row>
            <table:table-row>
              <table:table-cell office:value-type="string">
                <text:p>50K</text:p>
              </table:table-cell>
              <table:table-cell office:value-type="float" office:value="8310.5">
                <text:p>8310.5</text:p>
              </table:table-cell>
            </table:table-row>
            <table:table-row>
              <table:table-cell office:value-type="string">
                <text:p>60K</text:p>
              </table:table-cell>
              <table:table-cell office:value-type="float" office:value="7811">
                <text:p>7811</text:p>
              </table:table-cell>
            </table:table-row>
            <table:table-row>
              <table:table-cell office:value-type="string">
                <text:p>70K</text:p>
              </table:table-cell>
              <table:table-cell office:value-type="float" office:value="8096.5">
                <text:p>8096.5</text:p>
              </table:table-cell>
            </table:table-row>
            <table:table-row>
              <table:table-cell office:value-type="string">
                <text:p>80K</text:p>
              </table:table-cell>
              <table:table-cell office:value-type="float" office:value="8597">
                <text:p>8597</text:p>
              </table:table-cell>
            </table:table-row>
            <table:table-row>
              <table:table-cell office:value-type="string">
                <text:p>90K</text:p>
              </table:table-cell>
              <table:table-cell office:value-type="float" office:value="9097.5">
                <text:p>9097.5</text:p>
              </table:table-cell>
            </table:table-row>
            <table:table-row>
              <table:table-cell office:value-type="string">
                <text:p>100K</text:p>
              </table:table-cell>
              <table:table-cell office:value-type="float" office:value="9598">
                <text:p>9598</text:p>
              </table:table-cell>
            </table:table-row>
            <table:table-row>
              <table:table-cell office:value-type="string">
                <text:p>110K</text:p>
              </table:table-cell>
              <table:table-cell office:value-type="float" office:value="10098.5">
                <text:p>10098.5</text:p>
              </table:table-cell>
            </table:table-row>
            <table:table-row>
              <table:table-cell office:value-type="string">
                <text:p>120K</text:p>
              </table:table-cell>
              <table:table-cell office:value-type="float" office:value="10688.5">
                <text:p>10688.5</text:p>
              </table:table-cell>
            </table:table-row>
            <table:table-row>
              <table:table-cell office:value-type="string">
                <text:p>130K</text:p>
              </table:table-cell>
              <table:table-cell office:value-type="float" office:value="11389">
                <text:p>11389</text:p>
              </table:table-cell>
            </table:table-row>
            <table:table-row>
              <table:table-cell office:value-type="string">
                <text:p>140K</text:p>
              </table:table-cell>
              <table:table-cell office:value-type="float" office:value="12089.5">
                <text:p>12089.5</text:p>
              </table:table-cell>
            </table:table-row>
            <table:table-row>
              <table:table-cell office:value-type="string">
                <text:p>150K</text:p>
              </table:table-cell>
              <table:table-cell office:value-type="float" office:value="12790">
                <text:p>12790</text:p>
              </table:table-cell>
            </table:table-row>
            <table:table-row>
              <table:table-cell office:value-type="string">
                <text:p>160K</text:p>
              </table:table-cell>
              <table:table-cell office:value-type="float" office:value="13490.5">
                <text:p>13490.5</text:p>
              </table:table-cell>
            </table:table-row>
            <table:table-row>
              <table:table-cell office:value-type="string">
                <text:p>170K</text:p>
              </table:table-cell>
              <table:table-cell office:value-type="float" office:value="14191">
                <text:p>14191</text:p>
              </table:table-cell>
            </table:table-row>
            <table:table-row>
              <table:table-cell office:value-type="string">
                <text:p>180K</text:p>
              </table:table-cell>
              <table:table-cell office:value-type="float" office:value="-8517.5">
                <text:p>-8517.5</text:p>
              </table:table-cell>
            </table:table-row>
            <table:table-row>
              <table:table-cell office:value-type="string">
                <text:p>190K</text:p>
              </table:table-cell>
              <table:table-cell office:value-type="float" office:value="-9117.5">
                <text:p>-9117.5</text:p>
              </table:table-cell>
            </table:table-row>
            <table:table-row>
              <table:table-cell office:value-type="string">
                <text:p>200K</text:p>
              </table:table-cell>
              <table:table-cell office:value-type="float" office:value="-6657.5">
                <text:p>-6657.5</text:p>
              </table:table-cell>
            </table:table-row>
            <table:table-row>
              <table:table-cell office:value-type="string">
                <text:p>210K</text:p>
              </table:table-cell>
              <table:table-cell office:value-type="float" office:value="-6860.5">
                <text:p>-6860.5</text:p>
              </table:table-cell>
            </table:table-row>
            <table:table-row>
              <table:table-cell office:value-type="string">
                <text:p>220K</text:p>
              </table:table-cell>
              <table:table-cell office:value-type="float" office:value="-6507.5">
                <text:p>-6507.5</text:p>
              </table:table-cell>
            </table:table-row>
            <table:table-row>
              <table:table-cell office:value-type="string">
                <text:p>230K</text:p>
              </table:table-cell>
              <table:table-cell office:value-type="float" office:value="-6154.5">
                <text:p>-6154.5</text:p>
              </table:table-cell>
            </table:table-row>
            <table:table-row>
              <table:table-cell office:value-type="string">
                <text:p>240K</text:p>
              </table:table-cell>
              <table:table-cell office:value-type="float" office:value="-5801.5">
                <text:p>-5801.5</text:p>
              </table:table-cell>
            </table:table-row>
            <table:table-row>
              <table:table-cell office:value-type="string">
                <text:p>250K</text:p>
              </table:table-cell>
              <table:table-cell office:value-type="float" office:value="-5448.5">
                <text:p>-5448.5</text:p>
              </table:table-cell>
            </table:table-row>
            <table:table-row>
              <table:table-cell office:value-type="string">
                <text:p>260K</text:p>
              </table:table-cell>
              <table:table-cell office:value-type="float" office:value="-5095.5">
                <text:p>-5095.5</text:p>
              </table:table-cell>
            </table:table-row>
            <table:table-row>
              <table:table-cell office:value-type="string">
                <text:p>270K</text:p>
              </table:table-cell>
              <table:table-cell office:value-type="float" office:value="-4494.25">
                <text:p>-4494.25</text:p>
              </table:table-cell>
            </table:table-row>
            <table:table-row>
              <table:table-cell office:value-type="string">
                <text:p>280K</text:p>
              </table:table-cell>
              <table:table-cell office:value-type="float" office:value="-3841.25">
                <text:p>-3841.25</text:p>
              </table:table-cell>
            </table:table-row>
            <table:table-row>
              <table:table-cell office:value-type="string">
                <text:p>290K</text:p>
              </table:table-cell>
              <table:table-cell office:value-type="float" office:value="-3188.25">
                <text:p>-3188.25</text:p>
              </table:table-cell>
            </table:table-row>
            <table:table-row>
              <table:table-cell office:value-type="string">
                <text:p>300K</text:p>
              </table:table-cell>
              <table:table-cell office:value-type="float" office:value="-2535.25">
                <text:p>-2535.2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6.2$Windows_X86_64 LibreOffice_project/729c5bfe710f5eb71ed3bbde9e06a6065e9c6c5d</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